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46.4pt"/>
    </style:style>
    <style:style style:name="co8" style:family="table-column">
      <style:table-column-properties fo:break-before="auto" style:column-width="97.31pt"/>
    </style:style>
    <style:style style:name="co9" style:family="table-column">
      <style:table-column-properties fo:break-before="auto" style:column-width="96.55pt"/>
    </style:style>
    <style:style style:name="co10" style:family="table-column">
      <style:table-column-properties fo:break-before="auto" style:column-width="63.61pt"/>
    </style:style>
    <style:style style:name="co11" style:family="table-column">
      <style:table-column-properties fo:break-before="auto" style:column-width="69.11pt"/>
    </style:style>
    <style:style style:name="co12" style:family="table-column">
      <style:table-column-properties fo:break-before="auto" style:column-width="68.29pt"/>
    </style:style>
    <style:style style:name="co13" style:family="table-column">
      <style:table-column-properties fo:break-before="auto" style:column-width="14.2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odacServerData_20191113_2140_hot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6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d24Raw_0</text:p>
          </table:table-cell>
          <table:table-cell office:value-type="string" calcext:value-type="string">
            <text:p>ad24Raw_1</text:p>
          </table:table-cell>
          <table:table-cell office:value-type="string" calcext:value-type="string">
            <text:p>ad24Raw_2</text:p>
          </table:table-cell>
          <table:table-cell office:value-type="string" calcext:value-type="string">
            <text:p>ad24Raw_3</text:p>
          </table:table-cell>
          <table:table-cell office:value-type="string" calcext:value-type="string">
            <text:p>ad24Raw_4</text:p>
          </table:table-cell>
          <table:table-cell office:value-type="string" calcext:value-type="string">
            <text:p>ad24Raw_5</text:p>
          </table:table-cell>
          <table:table-cell office:value-type="string" calcext:value-type="string">
            <text:p>ad24Raw_6</text:p>
          </table:table-cell>
          <table:table-cell office:value-type="string" calcext:value-type="string">
            <text:p>ad24Raw_7</text:p>
          </table:table-cell>
          <table:table-cell office:value-type="string" calcext:value-type="string">
            <text:p>ad24_0</text:p>
          </table:table-cell>
          <table:table-cell office:value-type="string" calcext:value-type="string">
            <text:p>ad24_1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4</text:p>
          </table:table-cell>
          <table:table-cell office:value-type="string" calcext:value-type="string">
            <text:p>ad24_5</text:p>
          </table:table-cell>
          <table:table-cell office:value-type="string" calcext:value-type="string">
            <text:p>ad24_6</text:p>
          </table:table-cell>
          <table:table-cell office:value-type="string" calcext:value-type="string">
            <text:p>ad24_7</text:p>
          </table:table-cell>
          <table:table-cell office:value-type="string" calcext:value-type="string">
            <text:p>ad16_0</text:p>
          </table:table-cell>
          <table:table-cell office:value-type="string" calcext:value-type="string">
            <text:p>ad16_1</text:p>
          </table:table-cell>
          <table:table-cell office:value-type="string" calcext:value-type="string">
            <text:p>ad16_2</text:p>
          </table:table-cell>
          <table:table-cell office:value-type="string" calcext:value-type="string">
            <text:p>ad16_3</text:p>
          </table:table-cell>
          <table:table-cell office:value-type="string" calcext:value-type="string">
            <text:p>kType_0</text:p>
          </table:table-cell>
          <table:table-cell office:value-type="string" calcext:value-type="string">
            <text:p>kType_1</text:p>
          </table:table-cell>
          <table:table-cell office:value-type="string" calcext:value-type="string">
            <text:p>kType_2</text:p>
          </table:table-cell>
          <table:table-cell office:value-type="string" calcext:value-type="string">
            <text:p>binaryOut_0</text:p>
          </table:table-cell>
          <table:table-cell office:value-type="string" calcext:value-type="string">
            <text:p>binaryOut_1</text:p>
          </table:table-cell>
          <table:table-cell office:value-type="string" calcext:value-type="string">
            <text:p>binaryOut_2</text:p>
          </table:table-cell>
          <table:table-cell office:value-type="string" calcext:value-type="string">
            <text:p>binaryOut_3</text:p>
          </table:table-cell>
          <table:table-cell office:value-type="string" calcext:value-type="string">
            <text:p>binaryOut_4</text:p>
          </table:table-cell>
          <table:table-cell office:value-type="string" calcext:value-type="string">
            <text:p>binaryOut_5</text:p>
          </table:table-cell>
          <table:table-cell office:value-type="string" calcext:value-type="string">
            <text:p>binaryOut_6</text:p>
          </table:table-cell>
          <table:table-cell office:value-type="string" calcext:value-type="string">
            <text:p>binaryOut_7</text:p>
          </table:table-cell>
          <table:table-cell office:value-type="string" calcext:value-type="string">
            <text:p>binaryOut_8</text:p>
          </table:table-cell>
          <table:table-cell office:value-type="string" calcext:value-type="string">
            <text:p>binaryOut_9</text:p>
          </table:table-cell>
          <table:table-cell office:value-type="string" calcext:value-type="string">
            <text:p>binaryOut_10</text:p>
          </table:table-cell>
          <table:table-cell office:value-type="string" calcext:value-type="string">
            <text:p>binaryOut_11</text:p>
          </table:table-cell>
          <table:table-cell/>
        </table:table-row>
        <table:table-row table:style-name="ro1">
          <table:table-cell office:value-type="string" calcext:value-type="string">
            <text:p>2019-11-13 21:40:47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2.9004658928067" calcext:value-type="float">
            <text:p>72.9004658928067</text:p>
          </table:table-cell>
          <table:table-cell office:value-type="float" office:value="981.925052636006" calcext:value-type="float">
            <text:p>981.925052636006</text:p>
          </table:table-cell>
          <table:table-cell office:value-type="float" office:value="-1" calcext:value-type="float">
            <text:p>-1</text:p>
          </table:table-cell>
          <table:table-cell office:value-type="float" office:value="17368" calcext:value-type="float">
            <text:p>17368</text:p>
          </table:table-cell>
          <table:table-cell office:value-type="float" office:value="6152489" calcext:value-type="float">
            <text:p>6152489</text:p>
          </table:table-cell>
          <table:table-cell office:value-type="float" office:value="1677097" calcext:value-type="float">
            <text:p>1677097</text:p>
          </table:table-cell>
          <table:table-cell office:value-type="float" office:value="1689275" calcext:value-type="float">
            <text:p>1689275</text:p>
          </table:table-cell>
          <table:table-cell office:value-type="float" office:value="433508" calcext:value-type="float">
            <text:p>433508</text:p>
          </table:table-cell>
          <table:table-cell office:value-type="float" office:value="471933" calcext:value-type="float">
            <text:p>471933</text:p>
          </table:table-cell>
          <table:table-cell office:value-type="float" office:value="430887" calcext:value-type="float">
            <text:p>430887</text:p>
          </table:table-cell>
          <table:table-cell office:value-type="float" office:value="1676789" calcext:value-type="float">
            <text:p>1676789</text:p>
          </table:table-cell>
          <table:table-cell office:value-type="float" office:value="0.0103521359386606" calcext:value-type="float">
            <text:p>0.010352135938661</text:p>
          </table:table-cell>
          <table:table-cell office:value-type="float" office:value="3.66716965045567" calcext:value-type="float">
            <text:p>3.66716965045567</text:p>
          </table:table-cell>
          <table:table-cell office:value-type="float" office:value="0.999627828553656" calcext:value-type="float">
            <text:p>0.999627828553656</text:p>
          </table:table-cell>
          <table:table-cell office:value-type="float" office:value="1.0068864830597" calcext:value-type="float">
            <text:p>1.0068864830597</text:p>
          </table:table-cell>
          <table:table-cell office:value-type="float" office:value="0.2583909342755" calcext:value-type="float">
            <text:p>0.2583909342755</text:p>
          </table:table-cell>
          <table:table-cell office:value-type="float" office:value="0.281294021760705" calcext:value-type="float">
            <text:p>0.281294021760705</text:p>
          </table:table-cell>
          <table:table-cell office:value-type="float" office:value="0.256828696349704" calcext:value-type="float">
            <text:p>0.256828696349704</text:p>
          </table:table-cell>
          <table:table-cell office:value-type="float" office:value="0.999444246225863" calcext:value-type="float">
            <text:p>0.9994442462258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8.3218131449" calcext:value-type="float">
            <text:p>-198.3218131449</text:p>
          </table:table-cell>
          <table:table-cell office:value-type="float" office:value="-193.741195647859" calcext:value-type="float">
            <text:p>-193.741195647859</text:p>
          </table:table-cell>
          <table:table-cell office:value-type="float" office:value="-198.634260730059" calcext:value-type="float">
            <text:p>-198.63426073005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0:53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2.9552334567538" calcext:value-type="float">
            <text:p>72.9552334567538</text:p>
          </table:table-cell>
          <table:table-cell office:value-type="float" office:value="981.895515842169" calcext:value-type="float">
            <text:p>981.895515842169</text:p>
          </table:table-cell>
          <table:table-cell office:value-type="float" office:value="-1" calcext:value-type="float">
            <text:p>-1</text:p>
          </table:table-cell>
          <table:table-cell office:value-type="float" office:value="17387" calcext:value-type="float">
            <text:p>17387</text:p>
          </table:table-cell>
          <table:table-cell office:value-type="float" office:value="6141512" calcext:value-type="float">
            <text:p>6141512</text:p>
          </table:table-cell>
          <table:table-cell office:value-type="float" office:value="1692799" calcext:value-type="float">
            <text:p>1692799</text:p>
          </table:table-cell>
          <table:table-cell office:value-type="float" office:value="1689223" calcext:value-type="float">
            <text:p>1689223</text:p>
          </table:table-cell>
          <table:table-cell office:value-type="float" office:value="435613" calcext:value-type="float">
            <text:p>435613</text:p>
          </table:table-cell>
          <table:table-cell office:value-type="float" office:value="474777" calcext:value-type="float">
            <text:p>474777</text:p>
          </table:table-cell>
          <table:table-cell office:value-type="float" office:value="429998" calcext:value-type="float">
            <text:p>429998</text:p>
          </table:table-cell>
          <table:table-cell office:value-type="float" office:value="1675835" calcext:value-type="float">
            <text:p>1675835</text:p>
          </table:table-cell>
          <table:table-cell office:value-type="float" office:value="0.010363460822518" calcext:value-type="float">
            <text:p>0.010363460822518</text:p>
          </table:table-cell>
          <table:table-cell office:value-type="float" office:value="3.66062684781871" calcext:value-type="float">
            <text:p>3.66062684781871</text:p>
          </table:table-cell>
          <table:table-cell office:value-type="float" office:value="1.00898695099198" calcext:value-type="float">
            <text:p>1.00898695099198</text:p>
          </table:table-cell>
          <table:table-cell office:value-type="float" office:value="1.00685548864072" calcext:value-type="float">
            <text:p>1.00685548864072</text:p>
          </table:table-cell>
          <table:table-cell office:value-type="float" office:value="0.259645612197591" calcext:value-type="float">
            <text:p>0.259645612197591</text:p>
          </table:table-cell>
          <table:table-cell office:value-type="float" office:value="0.282989178060195" calcext:value-type="float">
            <text:p>0.282989178060195</text:p>
          </table:table-cell>
          <table:table-cell office:value-type="float" office:value="0.256298810994483" calcext:value-type="float">
            <text:p>0.256298810994483</text:p>
          </table:table-cell>
          <table:table-cell office:value-type="float" office:value="0.99887561784692" calcext:value-type="float">
            <text:p>0.998875617846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8.070877560482" calcext:value-type="float">
            <text:p>-198.070877560482</text:p>
          </table:table-cell>
          <table:table-cell office:value-type="float" office:value="-193.402164387961" calcext:value-type="float">
            <text:p>-193.402164387961</text:p>
          </table:table-cell>
          <table:table-cell office:value-type="float" office:value="-198.740237801103" calcext:value-type="float">
            <text:p>-198.7402378011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0:58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2.8905279898833" calcext:value-type="float">
            <text:p>72.8905279898833</text:p>
          </table:table-cell>
          <table:table-cell office:value-type="float" office:value="981.942073939213" calcext:value-type="float">
            <text:p>981.942073939213</text:p>
          </table:table-cell>
          <table:table-cell office:value-type="float" office:value="-1" calcext:value-type="float">
            <text:p>-1</text:p>
          </table:table-cell>
          <table:table-cell office:value-type="float" office:value="17371" calcext:value-type="float">
            <text:p>17371</text:p>
          </table:table-cell>
          <table:table-cell office:value-type="float" office:value="6111238" calcext:value-type="float">
            <text:p>6111238</text:p>
          </table:table-cell>
          <table:table-cell office:value-type="float" office:value="1659933" calcext:value-type="float">
            <text:p>1659933</text:p>
          </table:table-cell>
          <table:table-cell office:value-type="float" office:value="1672863" calcext:value-type="float">
            <text:p>1672863</text:p>
          </table:table-cell>
          <table:table-cell office:value-type="float" office:value="436112" calcext:value-type="float">
            <text:p>436112</text:p>
          </table:table-cell>
          <table:table-cell office:value-type="float" office:value="475193" calcext:value-type="float">
            <text:p>475193</text:p>
          </table:table-cell>
          <table:table-cell office:value-type="float" office:value="427943" calcext:value-type="float">
            <text:p>427943</text:p>
          </table:table-cell>
          <table:table-cell office:value-type="float" office:value="1663321" calcext:value-type="float">
            <text:p>1663321</text:p>
          </table:table-cell>
          <table:table-cell office:value-type="float" office:value="0.010353924078217" calcext:value-type="float">
            <text:p>0.010353924078217</text:p>
          </table:table-cell>
          <table:table-cell office:value-type="float" office:value="3.64258213550831" calcext:value-type="float">
            <text:p>3.64258213550831</text:p>
          </table:table-cell>
          <table:table-cell office:value-type="float" office:value="0.989397286104832" calcext:value-type="float">
            <text:p>0.989397286104832</text:p>
          </table:table-cell>
          <table:table-cell office:value-type="float" office:value="0.997104167593022" calcext:value-type="float">
            <text:p>0.997104167593022</text:p>
          </table:table-cell>
          <table:table-cell office:value-type="float" office:value="0.259943039410477" calcext:value-type="float">
            <text:p>0.259943039410477</text:p>
          </table:table-cell>
          <table:table-cell office:value-type="float" office:value="0.283237133412019" calcext:value-type="float">
            <text:p>0.283237133412019</text:p>
          </table:table-cell>
          <table:table-cell office:value-type="float" office:value="0.255073935398332" calcext:value-type="float">
            <text:p>0.255073935398332</text:p>
          </table:table-cell>
          <table:table-cell office:value-type="float" office:value="0.991416691710555" calcext:value-type="float">
            <text:p>0.9914166917105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8.011392117905" calcext:value-type="float">
            <text:p>-198.011392117905</text:p>
          </table:table-cell>
          <table:table-cell office:value-type="float" office:value="-193.352573317596" calcext:value-type="float">
            <text:p>-193.352573317596</text:p>
          </table:table-cell>
          <table:table-cell office:value-type="float" office:value="-198.985212920334" calcext:value-type="float">
            <text:p>-198.9852129203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03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3.0578476354285" calcext:value-type="float">
            <text:p>73.0578476354285</text:p>
          </table:table-cell>
          <table:table-cell office:value-type="float" office:value="981.967606165496" calcext:value-type="float">
            <text:p>981.967606165496</text:p>
          </table:table-cell>
          <table:table-cell office:value-type="float" office:value="-1" calcext:value-type="float">
            <text:p>-1</text:p>
          </table:table-cell>
          <table:table-cell office:value-type="float" office:value="17446" calcext:value-type="float">
            <text:p>17446</text:p>
          </table:table-cell>
          <table:table-cell office:value-type="float" office:value="6153593" calcext:value-type="float">
            <text:p>6153593</text:p>
          </table:table-cell>
          <table:table-cell office:value-type="float" office:value="1642811" calcext:value-type="float">
            <text:p>1642811</text:p>
          </table:table-cell>
          <table:table-cell office:value-type="float" office:value="1654025" calcext:value-type="float">
            <text:p>1654025</text:p>
          </table:table-cell>
          <table:table-cell office:value-type="float" office:value="467827" calcext:value-type="float">
            <text:p>467827</text:p>
          </table:table-cell>
          <table:table-cell office:value-type="float" office:value="484577" calcext:value-type="float">
            <text:p>484577</text:p>
          </table:table-cell>
          <table:table-cell office:value-type="float" office:value="470470" calcext:value-type="float">
            <text:p>470470</text:p>
          </table:table-cell>
          <table:table-cell office:value-type="float" office:value="1656394" calcext:value-type="float">
            <text:p>1656394</text:p>
          </table:table-cell>
          <table:table-cell office:value-type="float" office:value="0.0103986275671277" calcext:value-type="float">
            <text:p>0.010398627567128</text:p>
          </table:table-cell>
          <table:table-cell office:value-type="float" office:value="3.66782768581244" calcext:value-type="float">
            <text:p>3.66782768581244</text:p>
          </table:table-cell>
          <table:table-cell office:value-type="float" office:value="0.979191777609799" calcext:value-type="float">
            <text:p>0.979191777609799</text:p>
          </table:table-cell>
          <table:table-cell office:value-type="float" office:value="0.985875843271714" calcext:value-type="float">
            <text:p>0.985875843271714</text:p>
          </table:table-cell>
          <table:table-cell office:value-type="float" office:value="0.278846654754478" calcext:value-type="float">
            <text:p>0.278846654754478</text:p>
          </table:table-cell>
          <table:table-cell office:value-type="float" office:value="0.288830433944515" calcext:value-type="float">
            <text:p>0.288830433944515</text:p>
          </table:table-cell>
          <table:table-cell office:value-type="float" office:value="0.280422005703688" calcext:value-type="float">
            <text:p>0.280422005703688</text:p>
          </table:table-cell>
          <table:table-cell office:value-type="float" office:value="0.98728787747477" calcext:value-type="float">
            <text:p>0.98728787747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4.230669049104" calcext:value-type="float">
            <text:p>-194.230669049104</text:p>
          </table:table-cell>
          <table:table-cell office:value-type="float" office:value="-192.233913211097" calcext:value-type="float">
            <text:p>-192.233913211097</text:p>
          </table:table-cell>
          <table:table-cell office:value-type="float" office:value="-193.915598859262" calcext:value-type="float">
            <text:p>-193.9155988592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09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9778457660093" calcext:value-type="float">
            <text:p>72.9778457660093</text:p>
          </table:table-cell>
          <table:table-cell office:value-type="float" office:value="981.976116979974" calcext:value-type="float">
            <text:p>981.976116979974</text:p>
          </table:table-cell>
          <table:table-cell office:value-type="float" office:value="-1" calcext:value-type="float">
            <text:p>-1</text:p>
          </table:table-cell>
          <table:table-cell office:value-type="float" office:value="17446" calcext:value-type="float">
            <text:p>17446</text:p>
          </table:table-cell>
          <table:table-cell office:value-type="float" office:value="6658096" calcext:value-type="float">
            <text:p>6658096</text:p>
          </table:table-cell>
          <table:table-cell office:value-type="float" office:value="1635342" calcext:value-type="float">
            <text:p>1635342</text:p>
          </table:table-cell>
          <table:table-cell office:value-type="float" office:value="1646141" calcext:value-type="float">
            <text:p>1646141</text:p>
          </table:table-cell>
          <table:table-cell office:value-type="float" office:value="485600" calcext:value-type="float">
            <text:p>485600</text:p>
          </table:table-cell>
          <table:table-cell office:value-type="float" office:value="508316" calcext:value-type="float">
            <text:p>508316</text:p>
          </table:table-cell>
          <table:table-cell office:value-type="float" office:value="484384" calcext:value-type="float">
            <text:p>484384</text:p>
          </table:table-cell>
          <table:table-cell office:value-type="float" office:value="1633700" calcext:value-type="float">
            <text:p>1633700</text:p>
          </table:table-cell>
          <table:table-cell office:value-type="float" office:value="0.0103986275671277" calcext:value-type="float">
            <text:p>0.010398627567128</text:p>
          </table:table-cell>
          <table:table-cell office:value-type="float" office:value="3.96853494269072" calcext:value-type="float">
            <text:p>3.96853494269072</text:p>
          </table:table-cell>
          <table:table-cell office:value-type="float" office:value="0.97473990616082" calcext:value-type="float">
            <text:p>0.97473990616082</text:p>
          </table:table-cell>
          <table:table-cell office:value-type="float" office:value="0.98117661251743" calcext:value-type="float">
            <text:p>0.98117661251743</text:p>
          </table:table-cell>
          <table:table-cell office:value-type="float" office:value="0.289440189533256" calcext:value-type="float">
            <text:p>0.289440189533256</text:p>
          </table:table-cell>
          <table:table-cell office:value-type="float" office:value="0.302979982254503" calcext:value-type="float">
            <text:p>0.302979982254503</text:p>
          </table:table-cell>
          <table:table-cell office:value-type="float" office:value="0.288715396966385" calcext:value-type="float">
            <text:p>0.288715396966385</text:p>
          </table:table-cell>
          <table:table-cell office:value-type="float" office:value="0.973761197776937" calcext:value-type="float">
            <text:p>0.973761197776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2.111962093349" calcext:value-type="float">
            <text:p>-192.111962093349</text:p>
          </table:table-cell>
          <table:table-cell office:value-type="float" office:value="-189.404003549099" calcext:value-type="float">
            <text:p>-189.404003549099</text:p>
          </table:table-cell>
          <table:table-cell office:value-type="float" office:value="-192.256920606723" calcext:value-type="float">
            <text:p>-192.2569206067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4</text:p>
          </table:table-cell>
          <table:table-cell office:value-type="float" office:value="26.004360893392" calcext:value-type="float">
            <text:p>26.004360893392</text:p>
          </table:table-cell>
          <table:table-cell office:value-type="float" office:value="72.7626738241969" calcext:value-type="float">
            <text:p>72.7626738241969</text:p>
          </table:table-cell>
          <table:table-cell office:value-type="float" office:value="981.93156074586" calcext:value-type="float">
            <text:p>981.93156074586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652953" calcext:value-type="float">
            <text:p>6652953</text:p>
          </table:table-cell>
          <table:table-cell office:value-type="float" office:value="1633239" calcext:value-type="float">
            <text:p>1633239</text:p>
          </table:table-cell>
          <table:table-cell office:value-type="float" office:value="1643457" calcext:value-type="float">
            <text:p>1643457</text:p>
          </table:table-cell>
          <table:table-cell office:value-type="float" office:value="555134" calcext:value-type="float">
            <text:p>555134</text:p>
          </table:table-cell>
          <table:table-cell office:value-type="float" office:value="532238" calcext:value-type="float">
            <text:p>532238</text:p>
          </table:table-cell>
          <table:table-cell office:value-type="float" office:value="522734" calcext:value-type="float">
            <text:p>522734</text:p>
          </table:table-cell>
          <table:table-cell office:value-type="float" office:value="1630333" calcext:value-type="float">
            <text:p>1630333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96546947544449" calcext:value-type="float">
            <text:p>3.96546947544449</text:p>
          </table:table-cell>
          <table:table-cell office:value-type="float" office:value="0.973486420331767" calcext:value-type="float">
            <text:p>0.973486420331767</text:p>
          </table:table-cell>
          <table:table-cell office:value-type="float" office:value="0.979576823660949" calcext:value-type="float">
            <text:p>0.979576823660949</text:p>
          </table:table-cell>
          <table:table-cell office:value-type="float" office:value="0.330885688172065" calcext:value-type="float">
            <text:p>0.330885688172065</text:p>
          </table:table-cell>
          <table:table-cell office:value-type="float" office:value="0.317238607077432" calcext:value-type="float">
            <text:p>0.317238607077432</text:p>
          </table:table-cell>
          <table:table-cell office:value-type="float" office:value="0.31157378096268" calcext:value-type="float">
            <text:p>0.31157378096268</text:p>
          </table:table-cell>
          <table:table-cell office:value-type="float" office:value="0.97175430914811" calcext:value-type="float">
            <text:p>0.971754309148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3.822862365587" calcext:value-type="float">
            <text:p>-183.822862365587</text:p>
          </table:table-cell>
          <table:table-cell office:value-type="float" office:value="-186.552278584514" calcext:value-type="float">
            <text:p>-186.552278584514</text:p>
          </table:table-cell>
          <table:table-cell office:value-type="float" office:value="-187.685243807464" calcext:value-type="float">
            <text:p>-187.6852438074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5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7737827496668" calcext:value-type="float">
            <text:p>72.7737827496668</text:p>
          </table:table-cell>
          <table:table-cell office:value-type="float" office:value="981.885001619994" calcext:value-type="float">
            <text:p>981.885001619994</text:p>
          </table:table-cell>
          <table:table-cell office:value-type="float" office:value="-1" calcext:value-type="float">
            <text:p>-1</text:p>
          </table:table-cell>
          <table:table-cell office:value-type="float" office:value="17463" calcext:value-type="float">
            <text:p>17463</text:p>
          </table:table-cell>
          <table:table-cell office:value-type="float" office:value="6654522" calcext:value-type="float">
            <text:p>6654522</text:p>
          </table:table-cell>
          <table:table-cell office:value-type="float" office:value="1633227" calcext:value-type="float">
            <text:p>1633227</text:p>
          </table:table-cell>
          <table:table-cell office:value-type="float" office:value="1643483" calcext:value-type="float">
            <text:p>1643483</text:p>
          </table:table-cell>
          <table:table-cell office:value-type="float" office:value="562127" calcext:value-type="float">
            <text:p>562127</text:p>
          </table:table-cell>
          <table:table-cell office:value-type="float" office:value="533506" calcext:value-type="float">
            <text:p>533506</text:p>
          </table:table-cell>
          <table:table-cell office:value-type="float" office:value="525893" calcext:value-type="float">
            <text:p>525893</text:p>
          </table:table-cell>
          <table:table-cell office:value-type="float" office:value="1630165" calcext:value-type="float">
            <text:p>1630165</text:p>
          </table:table-cell>
          <table:table-cell office:value-type="float" office:value="0.0104087603579474" calcext:value-type="float">
            <text:p>0.010408760357947</text:p>
          </table:table-cell>
          <table:table-cell office:value-type="float" office:value="3.9664046724325" calcext:value-type="float">
            <text:p>3.9664046724325</text:p>
          </table:table-cell>
          <table:table-cell office:value-type="float" office:value="0.973479267773541" calcext:value-type="float">
            <text:p>0.973479267773541</text:p>
          </table:table-cell>
          <table:table-cell office:value-type="float" office:value="0.979592320870438" calcext:value-type="float">
            <text:p>0.979592320870438</text:p>
          </table:table-cell>
          <table:table-cell office:value-type="float" office:value="0.33505384147809" calcext:value-type="float">
            <text:p>0.33505384147809</text:p>
          </table:table-cell>
          <table:table-cell office:value-type="float" office:value="0.317994394063281" calcext:value-type="float">
            <text:p>0.317994394063281</text:p>
          </table:table-cell>
          <table:table-cell office:value-type="float" office:value="0.313456691915595" calcext:value-type="float">
            <text:p>0.313456691915595</text:p>
          </table:table-cell>
          <table:table-cell office:value-type="float" office:value="0.97165417333295" calcext:value-type="float">
            <text:p>0.971654173332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2.989231704382" calcext:value-type="float">
            <text:p>-182.989231704382</text:p>
          </table:table-cell>
          <table:table-cell office:value-type="float" office:value="-186.401121187344" calcext:value-type="float">
            <text:p>-186.401121187344</text:p>
          </table:table-cell>
          <table:table-cell office:value-type="float" office:value="-187.308661616881" calcext:value-type="float">
            <text:p>-187.3086616168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5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7791426874833" calcext:value-type="float">
            <text:p>72.7791426874833</text:p>
          </table:table-cell>
          <table:table-cell office:value-type="float" office:value="982.022675971575" calcext:value-type="float">
            <text:p>982.022675971575</text:p>
          </table:table-cell>
          <table:table-cell office:value-type="float" office:value="-1" calcext:value-type="float">
            <text:p>-1</text:p>
          </table:table-cell>
          <table:table-cell office:value-type="float" office:value="17463" calcext:value-type="float">
            <text:p>17463</text:p>
          </table:table-cell>
          <table:table-cell office:value-type="float" office:value="6621872" calcext:value-type="float">
            <text:p>6621872</text:p>
          </table:table-cell>
          <table:table-cell office:value-type="float" office:value="1629133" calcext:value-type="float">
            <text:p>1629133</text:p>
          </table:table-cell>
          <table:table-cell office:value-type="float" office:value="1640449" calcext:value-type="float">
            <text:p>1640449</text:p>
          </table:table-cell>
          <table:table-cell office:value-type="float" office:value="568429" calcext:value-type="float">
            <text:p>568429</text:p>
          </table:table-cell>
          <table:table-cell office:value-type="float" office:value="535805" calcext:value-type="float">
            <text:p>535805</text:p>
          </table:table-cell>
          <table:table-cell office:value-type="float" office:value="529352" calcext:value-type="float">
            <text:p>529352</text:p>
          </table:table-cell>
          <table:table-cell office:value-type="float" office:value="1626219" calcext:value-type="float">
            <text:p>1626219</text:p>
          </table:table-cell>
          <table:table-cell office:value-type="float" office:value="0.0104087603579474" calcext:value-type="float">
            <text:p>0.010408760357947</text:p>
          </table:table-cell>
          <table:table-cell office:value-type="float" office:value="3.94694375359342" calcext:value-type="float">
            <text:p>3.94694375359342</text:p>
          </table:table-cell>
          <table:table-cell office:value-type="float" office:value="0.97103905332554" calcext:value-type="float">
            <text:p>0.97103905332554</text:p>
          </table:table-cell>
          <table:table-cell office:value-type="float" office:value="0.977783915732373" calcext:value-type="float">
            <text:p>0.977783915732373</text:p>
          </table:table-cell>
          <table:table-cell office:value-type="float" office:value="0.33881012663962" calcext:value-type="float">
            <text:p>0.33881012663962</text:p>
          </table:table-cell>
          <table:table-cell office:value-type="float" office:value="0.319364705010021" calcext:value-type="float">
            <text:p>0.319364705010021</text:p>
          </table:table-cell>
          <table:table-cell office:value-type="float" office:value="0.315518416824152" calcext:value-type="float">
            <text:p>0.315518416824152</text:p>
          </table:table-cell>
          <table:table-cell office:value-type="float" office:value="0.969302173769733" calcext:value-type="float">
            <text:p>0.9693021737697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2.237974672076" calcext:value-type="float">
            <text:p>-182.237974672076</text:p>
          </table:table-cell>
          <table:table-cell office:value-type="float" office:value="-186.127058997996" calcext:value-type="float">
            <text:p>-186.127058997996</text:p>
          </table:table-cell>
          <table:table-cell office:value-type="float" office:value="-186.89631663517" calcext:value-type="float">
            <text:p>-186.896316635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6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902518511999" calcext:value-type="float">
            <text:p>72.7902518511999</text:p>
          </table:table-cell>
          <table:table-cell office:value-type="float" office:value="982.003652101076" calcext:value-type="float">
            <text:p>982.003652101076</text:p>
          </table:table-cell>
          <table:table-cell office:value-type="float" office:value="-1" calcext:value-type="float">
            <text:p>-1</text:p>
          </table:table-cell>
          <table:table-cell office:value-type="float" office:value="17370" calcext:value-type="float">
            <text:p>17370</text:p>
          </table:table-cell>
          <table:table-cell office:value-type="float" office:value="6607483" calcext:value-type="float">
            <text:p>6607483</text:p>
          </table:table-cell>
          <table:table-cell office:value-type="float" office:value="1628952" calcext:value-type="float">
            <text:p>1628952</text:p>
          </table:table-cell>
          <table:table-cell office:value-type="float" office:value="1639787" calcext:value-type="float">
            <text:p>1639787</text:p>
          </table:table-cell>
          <table:table-cell office:value-type="float" office:value="574769" calcext:value-type="float">
            <text:p>574769</text:p>
          </table:table-cell>
          <table:table-cell office:value-type="float" office:value="538905" calcext:value-type="float">
            <text:p>538905</text:p>
          </table:table-cell>
          <table:table-cell office:value-type="float" office:value="536673" calcext:value-type="float">
            <text:p>536673</text:p>
          </table:table-cell>
          <table:table-cell office:value-type="float" office:value="1628177" calcext:value-type="float">
            <text:p>1628177</text:p>
          </table:table-cell>
          <table:table-cell office:value-type="float" office:value="0.0103533280316982" calcext:value-type="float">
            <text:p>0.010353328031698</text:p>
          </table:table-cell>
          <table:table-cell office:value-type="float" office:value="3.93836724023428" calcext:value-type="float">
            <text:p>3.93836724023428</text:p>
          </table:table-cell>
          <table:table-cell office:value-type="float" office:value="0.970931168905636" calcext:value-type="float">
            <text:p>0.970931168905636</text:p>
          </table:table-cell>
          <table:table-cell office:value-type="float" office:value="0.977389332936923" calcext:value-type="float">
            <text:p>0.977389332936923</text:p>
          </table:table-cell>
          <table:table-cell office:value-type="float" office:value="0.342589061568864" calcext:value-type="float">
            <text:p>0.342589061568864</text:p>
          </table:table-cell>
          <table:table-cell office:value-type="float" office:value="0.321212449218327" calcext:value-type="float">
            <text:p>0.321212449218327</text:p>
          </table:table-cell>
          <table:table-cell office:value-type="float" office:value="0.319882073388347" calcext:value-type="float">
            <text:p>0.319882073388347</text:p>
          </table:table-cell>
          <table:table-cell office:value-type="float" office:value="0.97046923285356" calcext:value-type="float">
            <text:p>0.97046923285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1.482187686227" calcext:value-type="float">
            <text:p>-181.482187686227</text:p>
          </table:table-cell>
          <table:table-cell office:value-type="float" office:value="-185.757510156335" calcext:value-type="float">
            <text:p>-185.757510156335</text:p>
          </table:table-cell>
          <table:table-cell office:value-type="float" office:value="-186.023585322331" calcext:value-type="float">
            <text:p>-186.0235853223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6</text:p>
          </table:table-cell>
          <table:table-cell office:value-type="float" office:value="26.004360893392" calcext:value-type="float">
            <text:p>26.004360893392</text:p>
          </table:table-cell>
          <table:table-cell office:value-type="float" office:value="72.7894732139984" calcext:value-type="float">
            <text:p>72.7894732139984</text:p>
          </table:table-cell>
          <table:table-cell office:value-type="float" office:value="981.904026126328" calcext:value-type="float">
            <text:p>981.904026126328</text:p>
          </table:table-cell>
          <table:table-cell office:value-type="float" office:value="-1" calcext:value-type="float">
            <text:p>-1</text:p>
          </table:table-cell>
          <table:table-cell office:value-type="float" office:value="17371" calcext:value-type="float">
            <text:p>17371</text:p>
          </table:table-cell>
          <table:table-cell office:value-type="float" office:value="6624536" calcext:value-type="float">
            <text:p>6624536</text:p>
          </table:table-cell>
          <table:table-cell office:value-type="float" office:value="1630482" calcext:value-type="float">
            <text:p>1630482</text:p>
          </table:table-cell>
          <table:table-cell office:value-type="float" office:value="1643219" calcext:value-type="float">
            <text:p>1643219</text:p>
          </table:table-cell>
          <table:table-cell office:value-type="float" office:value="587260" calcext:value-type="float">
            <text:p>587260</text:p>
          </table:table-cell>
          <table:table-cell office:value-type="float" office:value="542019" calcext:value-type="float">
            <text:p>542019</text:p>
          </table:table-cell>
          <table:table-cell office:value-type="float" office:value="540641" calcext:value-type="float">
            <text:p>540641</text:p>
          </table:table-cell>
          <table:table-cell office:value-type="float" office:value="1628153" calcext:value-type="float">
            <text:p>1628153</text:p>
          </table:table-cell>
          <table:table-cell office:value-type="float" office:value="0.010353924078217" calcext:value-type="float">
            <text:p>0.010353924078217</text:p>
          </table:table-cell>
          <table:table-cell office:value-type="float" office:value="3.94853162151952" calcext:value-type="float">
            <text:p>3.94853162151952</text:p>
          </table:table-cell>
          <table:table-cell office:value-type="float" office:value="0.971843120079412" calcext:value-type="float">
            <text:p>0.971843120079412</text:p>
          </table:table-cell>
          <table:table-cell office:value-type="float" office:value="0.979434964589472" calcext:value-type="float">
            <text:p>0.979434964589472</text:p>
          </table:table-cell>
          <table:table-cell office:value-type="float" office:value="0.350034278635297" calcext:value-type="float">
            <text:p>0.350034278635297</text:p>
          </table:table-cell>
          <table:table-cell office:value-type="float" office:value="0.323068538077895" calcext:value-type="float">
            <text:p>0.323068538077895</text:p>
          </table:table-cell>
          <table:table-cell office:value-type="float" office:value="0.322247185974978" calcext:value-type="float">
            <text:p>0.322247185974978</text:p>
          </table:table-cell>
          <table:table-cell office:value-type="float" office:value="0.970454927737108" calcext:value-type="float">
            <text:p>0.970454927737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9.993144272941" calcext:value-type="float">
            <text:p>-179.993144272941</text:p>
          </table:table-cell>
          <table:table-cell office:value-type="float" office:value="-185.386292384421" calcext:value-type="float">
            <text:p>-185.386292384421</text:p>
          </table:table-cell>
          <table:table-cell office:value-type="float" office:value="-185.550562805004" calcext:value-type="float">
            <text:p>-185.5505628050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6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8063317412967" calcext:value-type="float">
            <text:p>72.8063317412967</text:p>
          </table:table-cell>
          <table:table-cell office:value-type="float" office:value="981.893511747565" calcext:value-type="float">
            <text:p>981.893511747565</text:p>
          </table:table-cell>
          <table:table-cell office:value-type="float" office:value="-1" calcext:value-type="float">
            <text:p>-1</text:p>
          </table:table-cell>
          <table:table-cell office:value-type="float" office:value="17373" calcext:value-type="float">
            <text:p>17373</text:p>
          </table:table-cell>
          <table:table-cell office:value-type="float" office:value="6608712" calcext:value-type="float">
            <text:p>6608712</text:p>
          </table:table-cell>
          <table:table-cell office:value-type="float" office:value="1628617" calcext:value-type="float">
            <text:p>1628617</text:p>
          </table:table-cell>
          <table:table-cell office:value-type="float" office:value="1639473" calcext:value-type="float">
            <text:p>1639473</text:p>
          </table:table-cell>
          <table:table-cell office:value-type="float" office:value="593664" calcext:value-type="float">
            <text:p>593664</text:p>
          </table:table-cell>
          <table:table-cell office:value-type="float" office:value="543893" calcext:value-type="float">
            <text:p>543893</text:p>
          </table:table-cell>
          <table:table-cell office:value-type="float" office:value="543163" calcext:value-type="float">
            <text:p>543163</text:p>
          </table:table-cell>
          <table:table-cell office:value-type="float" office:value="1626448" calcext:value-type="float">
            <text:p>1626448</text:p>
          </table:table-cell>
          <table:table-cell office:value-type="float" office:value="0.0103551161712547" calcext:value-type="float">
            <text:p>0.010355116171255</text:p>
          </table:table-cell>
          <table:table-cell office:value-type="float" office:value="3.9390997814059" calcext:value-type="float">
            <text:p>3.9390997814059</text:p>
          </table:table-cell>
          <table:table-cell office:value-type="float" office:value="0.970731493321835" calcext:value-type="float">
            <text:p>0.970731493321835</text:p>
          </table:table-cell>
          <table:table-cell office:value-type="float" office:value="0.977202174330017" calcext:value-type="float">
            <text:p>0.977202174330017</text:p>
          </table:table-cell>
          <table:table-cell office:value-type="float" office:value="0.353851360541744" calcext:value-type="float">
            <text:p>0.353851360541744</text:p>
          </table:table-cell>
          <table:table-cell office:value-type="float" office:value="0.324185529254142" calcext:value-type="float">
            <text:p>0.324185529254142</text:p>
          </table:table-cell>
          <table:table-cell office:value-type="float" office:value="0.323750415295412" calcext:value-type="float">
            <text:p>0.323750415295412</text:p>
          </table:table-cell>
          <table:table-cell office:value-type="float" office:value="0.96943866842254" calcext:value-type="float">
            <text:p>0.96943866842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9.229727891651" calcext:value-type="float">
            <text:p>-179.229727891651</text:p>
          </table:table-cell>
          <table:table-cell office:value-type="float" office:value="-185.162894149172" calcext:value-type="float">
            <text:p>-185.162894149172</text:p>
          </table:table-cell>
          <table:table-cell office:value-type="float" office:value="-185.249916940918" calcext:value-type="float">
            <text:p>-185.2499169409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7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848918706808" calcext:value-type="float">
            <text:p>72.7848918706808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62" calcext:value-type="float">
            <text:p>17362</text:p>
          </table:table-cell>
          <table:table-cell office:value-type="float" office:value="6597201" calcext:value-type="float">
            <text:p>6597201</text:p>
          </table:table-cell>
          <table:table-cell office:value-type="float" office:value="1628914" calcext:value-type="float">
            <text:p>1628914</text:p>
          </table:table-cell>
          <table:table-cell office:value-type="float" office:value="1639427" calcext:value-type="float">
            <text:p>1639427</text:p>
          </table:table-cell>
          <table:table-cell office:value-type="float" office:value="595806" calcext:value-type="float">
            <text:p>595806</text:p>
          </table:table-cell>
          <table:table-cell office:value-type="float" office:value="542448" calcext:value-type="float">
            <text:p>542448</text:p>
          </table:table-cell>
          <table:table-cell office:value-type="float" office:value="544798" calcext:value-type="float">
            <text:p>544798</text:p>
          </table:table-cell>
          <table:table-cell office:value-type="float" office:value="1625520" calcext:value-type="float">
            <text:p>1625520</text:p>
          </table:table-cell>
          <table:table-cell office:value-type="float" office:value="0.0103485596595478" calcext:value-type="float">
            <text:p>0.010348559659548</text:p>
          </table:table-cell>
          <table:table-cell office:value-type="float" office:value="3.9322386899279" calcext:value-type="float">
            <text:p>3.9322386899279</text:p>
          </table:table-cell>
          <table:table-cell office:value-type="float" office:value="0.970908519137921" calcext:value-type="float">
            <text:p>0.970908519137921</text:p>
          </table:table-cell>
          <table:table-cell office:value-type="float" office:value="0.977174756190152" calcext:value-type="float">
            <text:p>0.977174756190152</text:p>
          </table:table-cell>
          <table:table-cell office:value-type="float" office:value="0.355128092185031" calcext:value-type="float">
            <text:p>0.355128092185031</text:p>
          </table:table-cell>
          <table:table-cell office:value-type="float" office:value="0.323324242034464" calcext:value-type="float">
            <text:p>0.323324242034464</text:p>
          </table:table-cell>
          <table:table-cell office:value-type="float" office:value="0.324724951353663" calcext:value-type="float">
            <text:p>0.324724951353663</text:p>
          </table:table-cell>
          <table:table-cell office:value-type="float" office:value="0.968885537253086" calcext:value-type="float">
            <text:p>0.9688855372530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8.974381562994" calcext:value-type="float">
            <text:p>-178.974381562994</text:p>
          </table:table-cell>
          <table:table-cell office:value-type="float" office:value="-185.335151593107" calcext:value-type="float">
            <text:p>-185.335151593107</text:p>
          </table:table-cell>
          <table:table-cell office:value-type="float" office:value="-185.055009729267" calcext:value-type="float">
            <text:p>-185.0550097292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7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8009717865078" calcext:value-type="float">
            <text:p>72.8009717865078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59" calcext:value-type="float">
            <text:p>17359</text:p>
          </table:table-cell>
          <table:table-cell office:value-type="float" office:value="6602652" calcext:value-type="float">
            <text:p>6602652</text:p>
          </table:table-cell>
          <table:table-cell office:value-type="float" office:value="1628247" calcext:value-type="float">
            <text:p>1628247</text:p>
          </table:table-cell>
          <table:table-cell office:value-type="float" office:value="1638809" calcext:value-type="float">
            <text:p>1638809</text:p>
          </table:table-cell>
          <table:table-cell office:value-type="float" office:value="601624" calcext:value-type="float">
            <text:p>601624</text:p>
          </table:table-cell>
          <table:table-cell office:value-type="float" office:value="543208" calcext:value-type="float">
            <text:p>543208</text:p>
          </table:table-cell>
          <table:table-cell office:value-type="float" office:value="548300" calcext:value-type="float">
            <text:p>548300</text:p>
          </table:table-cell>
          <table:table-cell office:value-type="float" office:value="1625485" calcext:value-type="float">
            <text:p>1625485</text:p>
          </table:table-cell>
          <table:table-cell office:value-type="float" office:value="0.0103467715199913" calcext:value-type="float">
            <text:p>0.010346771519991</text:p>
          </table:table-cell>
          <table:table-cell office:value-type="float" office:value="3.93548773950192" calcext:value-type="float">
            <text:p>3.93548773950192</text:p>
          </table:table-cell>
          <table:table-cell office:value-type="float" office:value="0.970510956109876" calcext:value-type="float">
            <text:p>0.970510956109876</text:p>
          </table:table-cell>
          <table:table-cell office:value-type="float" office:value="0.976806399441528" calcext:value-type="float">
            <text:p>0.976806399441528</text:p>
          </table:table-cell>
          <table:table-cell office:value-type="float" office:value="0.358595890831457" calcext:value-type="float">
            <text:p>0.358595890831457</text:p>
          </table:table-cell>
          <table:table-cell office:value-type="float" office:value="0.323777237388758" calcext:value-type="float">
            <text:p>0.323777237388758</text:p>
          </table:table-cell>
          <table:table-cell office:value-type="float" office:value="0.32681230626253" calcext:value-type="float">
            <text:p>0.32681230626253</text:p>
          </table:table-cell>
          <table:table-cell office:value-type="float" office:value="0.968864675624928" calcext:value-type="float">
            <text:p>0.9688646756249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8.280821833709" calcext:value-type="float">
            <text:p>-178.280821833709</text:p>
          </table:table-cell>
          <table:table-cell office:value-type="float" office:value="-185.244552522248" calcext:value-type="float">
            <text:p>-185.244552522248</text:p>
          </table:table-cell>
          <table:table-cell office:value-type="float" office:value="-184.637538747494" calcext:value-type="float">
            <text:p>-184.6375387474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8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848918706808" calcext:value-type="float">
            <text:p>72.7848918706808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54" calcext:value-type="float">
            <text:p>17354</text:p>
          </table:table-cell>
          <table:table-cell office:value-type="float" office:value="6600628" calcext:value-type="float">
            <text:p>6600628</text:p>
          </table:table-cell>
          <table:table-cell office:value-type="float" office:value="1629036" calcext:value-type="float">
            <text:p>1629036</text:p>
          </table:table-cell>
          <table:table-cell office:value-type="float" office:value="1638966" calcext:value-type="float">
            <text:p>1638966</text:p>
          </table:table-cell>
          <table:table-cell office:value-type="float" office:value="607605" calcext:value-type="float">
            <text:p>607605</text:p>
          </table:table-cell>
          <table:table-cell office:value-type="float" office:value="544491" calcext:value-type="float">
            <text:p>544491</text:p>
          </table:table-cell>
          <table:table-cell office:value-type="float" office:value="552724" calcext:value-type="float">
            <text:p>552724</text:p>
          </table:table-cell>
          <table:table-cell office:value-type="float" office:value="1626347" calcext:value-type="float">
            <text:p>1626347</text:p>
          </table:table-cell>
          <table:table-cell office:value-type="float" office:value="0.0103437912873973" calcext:value-type="float">
            <text:p>0.010343791287397</text:p>
          </table:table-cell>
          <table:table-cell office:value-type="float" office:value="3.93428134134785" calcext:value-type="float">
            <text:p>3.93428134134785</text:p>
          </table:table-cell>
          <table:table-cell office:value-type="float" office:value="0.970981236813216" calcext:value-type="float">
            <text:p>0.970981236813216</text:p>
          </table:table-cell>
          <table:table-cell office:value-type="float" office:value="0.976899978744981" calcext:value-type="float">
            <text:p>0.976899978744981</text:p>
          </table:table-cell>
          <table:table-cell office:value-type="float" office:value="0.362160845060449" calcext:value-type="float">
            <text:p>0.362160845060449</text:p>
          </table:table-cell>
          <table:table-cell office:value-type="float" office:value="0.324541965072389" calcext:value-type="float">
            <text:p>0.324541965072389</text:p>
          </table:table-cell>
          <table:table-cell office:value-type="float" office:value="0.329449216061737" calcext:value-type="float">
            <text:p>0.329449216061737</text:p>
          </table:table-cell>
          <table:table-cell office:value-type="float" office:value="0.969378467724141" calcext:value-type="float">
            <text:p>0.969378467724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7.56783098791" calcext:value-type="float">
            <text:p>-177.56783098791</text:p>
          </table:table-cell>
          <table:table-cell office:value-type="float" office:value="-185.091606985522" calcext:value-type="float">
            <text:p>-185.091606985522</text:p>
          </table:table-cell>
          <table:table-cell office:value-type="float" office:value="-184.110156787653" calcext:value-type="float">
            <text:p>-184.1101567876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8</text:p>
          </table:table-cell>
          <table:table-cell office:value-type="float" office:value="26.004360893392" calcext:value-type="float">
            <text:p>26.004360893392</text:p>
          </table:table-cell>
          <table:table-cell office:value-type="float" office:value="72.7894732139984" calcext:value-type="float">
            <text:p>72.7894732139984</text:p>
          </table:table-cell>
          <table:table-cell office:value-type="float" office:value="981.959095387208" calcext:value-type="float">
            <text:p>981.959095387208</text:p>
          </table:table-cell>
          <table:table-cell office:value-type="float" office:value="-1" calcext:value-type="float">
            <text:p>-1</text:p>
          </table:table-cell>
          <table:table-cell office:value-type="float" office:value="17357" calcext:value-type="float">
            <text:p>17357</text:p>
          </table:table-cell>
          <table:table-cell office:value-type="float" office:value="6603146" calcext:value-type="float">
            <text:p>6603146</text:p>
          </table:table-cell>
          <table:table-cell office:value-type="float" office:value="1629430" calcext:value-type="float">
            <text:p>1629430</text:p>
          </table:table-cell>
          <table:table-cell office:value-type="float" office:value="1638397" calcext:value-type="float">
            <text:p>1638397</text:p>
          </table:table-cell>
          <table:table-cell office:value-type="float" office:value="613048" calcext:value-type="float">
            <text:p>613048</text:p>
          </table:table-cell>
          <table:table-cell office:value-type="float" office:value="546585" calcext:value-type="float">
            <text:p>546585</text:p>
          </table:table-cell>
          <table:table-cell office:value-type="float" office:value="557576" calcext:value-type="float">
            <text:p>557576</text:p>
          </table:table-cell>
          <table:table-cell office:value-type="float" office:value="1626577" calcext:value-type="float">
            <text:p>1626577</text:p>
          </table:table-cell>
          <table:table-cell office:value-type="float" office:value="0.0103455794269537" calcext:value-type="float">
            <text:p>0.010345579426954</text:p>
          </table:table-cell>
          <table:table-cell office:value-type="float" office:value="3.93578218648221" calcext:value-type="float">
            <text:p>3.93578218648221</text:p>
          </table:table-cell>
          <table:table-cell office:value-type="float" office:value="0.971216079141626" calcext:value-type="float">
            <text:p>0.971216079141626</text:p>
          </table:table-cell>
          <table:table-cell office:value-type="float" office:value="0.976560828275779" calcext:value-type="float">
            <text:p>0.976560828275779</text:p>
          </table:table-cell>
          <table:table-cell office:value-type="float" office:value="0.365405126262322" calcext:value-type="float">
            <text:p>0.365405126262322</text:p>
          </table:table-cell>
          <table:table-cell office:value-type="float" office:value="0.325790086482774" calcext:value-type="float">
            <text:p>0.325790086482774</text:p>
          </table:table-cell>
          <table:table-cell office:value-type="float" office:value="0.332341233770994" calcext:value-type="float">
            <text:p>0.332341233770994</text:p>
          </table:table-cell>
          <table:table-cell office:value-type="float" office:value="0.969515558423466" calcext:value-type="float">
            <text:p>0.9695155584234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6.918974747536" calcext:value-type="float">
            <text:p>-176.918974747536</text:p>
          </table:table-cell>
          <table:table-cell office:value-type="float" office:value="-184.841982703445" calcext:value-type="float">
            <text:p>-184.841982703445</text:p>
          </table:table-cell>
          <table:table-cell office:value-type="float" office:value="-183.531753245801" calcext:value-type="float">
            <text:p>-183.5317532458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9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902518511999" calcext:value-type="float">
            <text:p>72.7902518511999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75" calcext:value-type="float">
            <text:p>17375</text:p>
          </table:table-cell>
          <table:table-cell office:value-type="float" office:value="6603256" calcext:value-type="float">
            <text:p>6603256</text:p>
          </table:table-cell>
          <table:table-cell office:value-type="float" office:value="1628917" calcext:value-type="float">
            <text:p>1628917</text:p>
          </table:table-cell>
          <table:table-cell office:value-type="float" office:value="1638778" calcext:value-type="float">
            <text:p>1638778</text:p>
          </table:table-cell>
          <table:table-cell office:value-type="float" office:value="621755" calcext:value-type="float">
            <text:p>621755</text:p>
          </table:table-cell>
          <table:table-cell office:value-type="float" office:value="548098" calcext:value-type="float">
            <text:p>548098</text:p>
          </table:table-cell>
          <table:table-cell office:value-type="float" office:value="564859" calcext:value-type="float">
            <text:p>564859</text:p>
          </table:table-cell>
          <table:table-cell office:value-type="float" office:value="1628372" calcext:value-type="float">
            <text:p>1628372</text:p>
          </table:table-cell>
          <table:table-cell office:value-type="float" office:value="0.0103563082642923" calcext:value-type="float">
            <text:p>0.010356308264292</text:p>
          </table:table-cell>
          <table:table-cell office:value-type="float" office:value="3.93584775159928" calcext:value-type="float">
            <text:p>3.93584775159928</text:p>
          </table:table-cell>
          <table:table-cell office:value-type="float" office:value="0.970910307277478" calcext:value-type="float">
            <text:p>0.970910307277478</text:p>
          </table:table-cell>
          <table:table-cell office:value-type="float" office:value="0.976787921999445" calcext:value-type="float">
            <text:p>0.976787921999445</text:p>
          </table:table-cell>
          <table:table-cell office:value-type="float" office:value="0.370594903301585" calcext:value-type="float">
            <text:p>0.370594903301585</text:p>
          </table:table-cell>
          <table:table-cell office:value-type="float" office:value="0.32669190486573" calcext:value-type="float">
            <text:p>0.32669190486573</text:p>
          </table:table-cell>
          <table:table-cell office:value-type="float" office:value="0.336682240567474" calcext:value-type="float">
            <text:p>0.336682240567474</text:p>
          </table:table-cell>
          <table:table-cell office:value-type="float" office:value="0.970585461924727" calcext:value-type="float">
            <text:p>0.9705854619247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5.881019339683" calcext:value-type="float">
            <text:p>-175.881019339683</text:p>
          </table:table-cell>
          <table:table-cell office:value-type="float" office:value="-184.661619026854" calcext:value-type="float">
            <text:p>-184.661619026854</text:p>
          </table:table-cell>
          <table:table-cell office:value-type="float" office:value="-182.663551886505" calcext:value-type="float">
            <text:p>-182.6635518865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9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795318815849" calcext:value-type="float">
            <text:p>72.7795318815849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72" calcext:value-type="float">
            <text:p>17372</text:p>
          </table:table-cell>
          <table:table-cell office:value-type="float" office:value="6609986" calcext:value-type="float">
            <text:p>6609986</text:p>
          </table:table-cell>
          <table:table-cell office:value-type="float" office:value="1628928" calcext:value-type="float">
            <text:p>1628928</text:p>
          </table:table-cell>
          <table:table-cell office:value-type="float" office:value="1637734" calcext:value-type="float">
            <text:p>1637734</text:p>
          </table:table-cell>
          <table:table-cell office:value-type="float" office:value="632498" calcext:value-type="float">
            <text:p>632498</text:p>
          </table:table-cell>
          <table:table-cell office:value-type="float" office:value="550028" calcext:value-type="float">
            <text:p>550028</text:p>
          </table:table-cell>
          <table:table-cell office:value-type="float" office:value="568256" calcext:value-type="float">
            <text:p>568256</text:p>
          </table:table-cell>
          <table:table-cell office:value-type="float" office:value="1630549" calcext:value-type="float">
            <text:p>1630549</text:p>
          </table:table-cell>
          <table:table-cell office:value-type="float" office:value="0.0103545201247358" calcext:value-type="float">
            <text:p>0.010354520124736</text:p>
          </table:table-cell>
          <table:table-cell office:value-type="float" office:value="3.93985914467086" calcext:value-type="float">
            <text:p>3.93985914467086</text:p>
          </table:table-cell>
          <table:table-cell office:value-type="float" office:value="0.970916863789184" calcext:value-type="float">
            <text:p>0.970916863789184</text:p>
          </table:table-cell>
          <table:table-cell office:value-type="float" office:value="0.976165649433809" calcext:value-type="float">
            <text:p>0.976165649433809</text:p>
          </table:table-cell>
          <table:table-cell office:value-type="float" office:value="0.376998231053141" calcext:value-type="float">
            <text:p>0.376998231053141</text:p>
          </table:table-cell>
          <table:table-cell office:value-type="float" office:value="0.32784227464703" calcext:value-type="float">
            <text:p>0.32784227464703</text:p>
          </table:table-cell>
          <table:table-cell office:value-type="float" office:value="0.338707010591866" calcext:value-type="float">
            <text:p>0.338707010591866</text:p>
          </table:table-cell>
          <table:table-cell office:value-type="float" office:value="0.971883055196173" calcext:value-type="float">
            <text:p>0.971883055196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4.600353789372" calcext:value-type="float">
            <text:p>-174.600353789372</text:p>
          </table:table-cell>
          <table:table-cell office:value-type="float" office:value="-184.431545070594" calcext:value-type="float">
            <text:p>-184.431545070594</text:p>
          </table:table-cell>
          <table:table-cell office:value-type="float" office:value="-182.258597881627" calcext:value-type="float">
            <text:p>-182.2585978816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19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7638408677943" calcext:value-type="float">
            <text:p>72.7638408677943</text:p>
          </table:table-cell>
          <table:table-cell office:value-type="float" office:value="981.929557195947" calcext:value-type="float">
            <text:p>981.929557195947</text:p>
          </table:table-cell>
          <table:table-cell office:value-type="float" office:value="-1" calcext:value-type="float">
            <text:p>-1</text:p>
          </table:table-cell>
          <table:table-cell office:value-type="float" office:value="17365" calcext:value-type="float">
            <text:p>17365</text:p>
          </table:table-cell>
          <table:table-cell office:value-type="float" office:value="6600057" calcext:value-type="float">
            <text:p>6600057</text:p>
          </table:table-cell>
          <table:table-cell office:value-type="float" office:value="1629304" calcext:value-type="float">
            <text:p>1629304</text:p>
          </table:table-cell>
          <table:table-cell office:value-type="float" office:value="1638302" calcext:value-type="float">
            <text:p>1638302</text:p>
          </table:table-cell>
          <table:table-cell office:value-type="float" office:value="638269" calcext:value-type="float">
            <text:p>638269</text:p>
          </table:table-cell>
          <table:table-cell office:value-type="float" office:value="551085" calcext:value-type="float">
            <text:p>551085</text:p>
          </table:table-cell>
          <table:table-cell office:value-type="float" office:value="572397" calcext:value-type="float">
            <text:p>572397</text:p>
          </table:table-cell>
          <table:table-cell office:value-type="float" office:value="1630404" calcext:value-type="float">
            <text:p>1630404</text:p>
          </table:table-cell>
          <table:table-cell office:value-type="float" office:value="0.0103503477991042" calcext:value-type="float">
            <text:p>0.010350347799104</text:p>
          </table:table-cell>
          <table:table-cell office:value-type="float" office:value="3.93394099878561" calcext:value-type="float">
            <text:p>3.93394099878561</text:p>
          </table:table-cell>
          <table:table-cell office:value-type="float" office:value="0.971140977280256" calcext:value-type="float">
            <text:p>0.971140977280256</text:p>
          </table:table-cell>
          <table:table-cell office:value-type="float" office:value="0.976504203856492" calcext:value-type="float">
            <text:p>0.976504203856492</text:p>
          </table:table-cell>
          <table:table-cell office:value-type="float" office:value="0.380438015513183" calcext:value-type="float">
            <text:p>0.380438015513183</text:p>
          </table:table-cell>
          <table:table-cell office:value-type="float" office:value="0.32847229581741" calcext:value-type="float">
            <text:p>0.32847229581741</text:p>
          </table:table-cell>
          <table:table-cell office:value-type="float" office:value="0.34117523922625" calcext:value-type="float">
            <text:p>0.34117523922625</text:p>
          </table:table-cell>
          <table:table-cell office:value-type="float" office:value="0.971796628450945" calcext:value-type="float">
            <text:p>0.971796628450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3.912396897363" calcext:value-type="float">
            <text:p>-173.912396897363</text:p>
          </table:table-cell>
          <table:table-cell office:value-type="float" office:value="-184.305540836518" calcext:value-type="float">
            <text:p>-184.305540836518</text:p>
          </table:table-cell>
          <table:table-cell office:value-type="float" office:value="-181.76495215475" calcext:value-type="float">
            <text:p>-181.764952154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0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420117177644" calcext:value-type="float">
            <text:p>72.7420117177644</text:p>
          </table:table-cell>
          <table:table-cell office:value-type="float" office:value="981.893511747565" calcext:value-type="float">
            <text:p>981.893511747565</text:p>
          </table:table-cell>
          <table:table-cell office:value-type="float" office:value="-1" calcext:value-type="float">
            <text:p>-1</text:p>
          </table:table-cell>
          <table:table-cell office:value-type="float" office:value="17313" calcext:value-type="float">
            <text:p>17313</text:p>
          </table:table-cell>
          <table:table-cell office:value-type="float" office:value="6606314" calcext:value-type="float">
            <text:p>6606314</text:p>
          </table:table-cell>
          <table:table-cell office:value-type="float" office:value="1629001" calcext:value-type="float">
            <text:p>1629001</text:p>
          </table:table-cell>
          <table:table-cell office:value-type="float" office:value="1639114" calcext:value-type="float">
            <text:p>1639114</text:p>
          </table:table-cell>
          <table:table-cell office:value-type="float" office:value="647478" calcext:value-type="float">
            <text:p>647478</text:p>
          </table:table-cell>
          <table:table-cell office:value-type="float" office:value="554541" calcext:value-type="float">
            <text:p>554541</text:p>
          </table:table-cell>
          <table:table-cell office:value-type="float" office:value="574748" calcext:value-type="float">
            <text:p>574748</text:p>
          </table:table-cell>
          <table:table-cell office:value-type="float" office:value="1627814" calcext:value-type="float">
            <text:p>1627814</text:p>
          </table:table-cell>
          <table:table-cell office:value-type="float" office:value="0.0103193533801262" calcext:value-type="float">
            <text:p>0.010319353380126</text:p>
          </table:table-cell>
          <table:table-cell office:value-type="float" office:value="3.9376704618538" calcext:value-type="float">
            <text:p>3.9376704618538</text:p>
          </table:table-cell>
          <table:table-cell office:value-type="float" office:value="0.970960375185058" calcext:value-type="float">
            <text:p>0.970960375185058</text:p>
          </table:table-cell>
          <table:table-cell office:value-type="float" office:value="0.976988193629765" calcext:value-type="float">
            <text:p>0.976988193629765</text:p>
          </table:table-cell>
          <table:table-cell office:value-type="float" office:value="0.385927007904888" calcext:value-type="float">
            <text:p>0.385927007904888</text:p>
          </table:table-cell>
          <table:table-cell office:value-type="float" office:value="0.330532232586412" calcext:value-type="float">
            <text:p>0.330532232586412</text:p>
          </table:table-cell>
          <table:table-cell office:value-type="float" office:value="0.342576544591969" calcext:value-type="float">
            <text:p>0.342576544591969</text:p>
          </table:table-cell>
          <table:table-cell office:value-type="float" office:value="0.970252867967232" calcext:value-type="float">
            <text:p>0.970252867967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2.814598419022" calcext:value-type="float">
            <text:p>-172.814598419022</text:p>
          </table:table-cell>
          <table:table-cell office:value-type="float" office:value="-183.893553482718" calcext:value-type="float">
            <text:p>-183.893553482718</text:p>
          </table:table-cell>
          <table:table-cell office:value-type="float" office:value="-181.484691081606" calcext:value-type="float">
            <text:p>-181.4846910816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0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580918394337" calcext:value-type="float">
            <text:p>72.7580918394337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60" calcext:value-type="float">
            <text:p>17360</text:p>
          </table:table-cell>
          <table:table-cell office:value-type="float" office:value="6600879" calcext:value-type="float">
            <text:p>6600879</text:p>
          </table:table-cell>
          <table:table-cell office:value-type="float" office:value="1626925" calcext:value-type="float">
            <text:p>1626925</text:p>
          </table:table-cell>
          <table:table-cell office:value-type="float" office:value="1639667" calcext:value-type="float">
            <text:p>1639667</text:p>
          </table:table-cell>
          <table:table-cell office:value-type="float" office:value="652527" calcext:value-type="float">
            <text:p>652527</text:p>
          </table:table-cell>
          <table:table-cell office:value-type="float" office:value="556338" calcext:value-type="float">
            <text:p>556338</text:p>
          </table:table-cell>
          <table:table-cell office:value-type="float" office:value="576779" calcext:value-type="float">
            <text:p>576779</text:p>
          </table:table-cell>
          <table:table-cell office:value-type="float" office:value="1626702" calcext:value-type="float">
            <text:p>1626702</text:p>
          </table:table-cell>
          <table:table-cell office:value-type="float" office:value="0.0103473675665102" calcext:value-type="float">
            <text:p>0.01034736756651</text:p>
          </table:table-cell>
          <table:table-cell office:value-type="float" office:value="3.93443094902407" calcext:value-type="float">
            <text:p>3.93443094902407</text:p>
          </table:table-cell>
          <table:table-cell office:value-type="float" office:value="0.969722982612012" calcext:value-type="float">
            <text:p>0.969722982612012</text:p>
          </table:table-cell>
          <table:table-cell office:value-type="float" office:value="0.977317807354666" calcext:value-type="float">
            <text:p>0.977317807354666</text:p>
          </table:table-cell>
          <table:table-cell office:value-type="float" office:value="0.388936446778351" calcext:value-type="float">
            <text:p>0.388936446778351</text:p>
          </table:table-cell>
          <table:table-cell office:value-type="float" office:value="0.33160332818071" calcext:value-type="float">
            <text:p>0.33160332818071</text:p>
          </table:table-cell>
          <table:table-cell office:value-type="float" office:value="0.343787115071668" calcext:value-type="float">
            <text:p>0.343787115071668</text:p>
          </table:table-cell>
          <table:table-cell office:value-type="float" office:value="0.969590064238318" calcext:value-type="float">
            <text:p>0.969590064238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2.21271064433" calcext:value-type="float">
            <text:p>-172.21271064433</text:p>
          </table:table-cell>
          <table:table-cell office:value-type="float" office:value="-183.679334363858" calcext:value-type="float">
            <text:p>-183.679334363858</text:p>
          </table:table-cell>
          <table:table-cell office:value-type="float" office:value="-181.242576985666" calcext:value-type="float">
            <text:p>-181.2425769856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1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7477605922844" calcext:value-type="float">
            <text:p>72.7477605922844</text:p>
          </table:table-cell>
          <table:table-cell office:value-type="float" office:value="981.929557195947" calcext:value-type="float">
            <text:p>981.929557195947</text:p>
          </table:table-cell>
          <table:table-cell office:value-type="float" office:value="-1" calcext:value-type="float">
            <text:p>-1</text:p>
          </table:table-cell>
          <table:table-cell office:value-type="float" office:value="17352" calcext:value-type="float">
            <text:p>17352</text:p>
          </table:table-cell>
          <table:table-cell office:value-type="float" office:value="6603032" calcext:value-type="float">
            <text:p>6603032</text:p>
          </table:table-cell>
          <table:table-cell office:value-type="float" office:value="1628963" calcext:value-type="float">
            <text:p>1628963</text:p>
          </table:table-cell>
          <table:table-cell office:value-type="float" office:value="1639940" calcext:value-type="float">
            <text:p>1639940</text:p>
          </table:table-cell>
          <table:table-cell office:value-type="float" office:value="654888" calcext:value-type="float">
            <text:p>654888</text:p>
          </table:table-cell>
          <table:table-cell office:value-type="float" office:value="555873" calcext:value-type="float">
            <text:p>555873</text:p>
          </table:table-cell>
          <table:table-cell office:value-type="float" office:value="578692" calcext:value-type="float">
            <text:p>578692</text:p>
          </table:table-cell>
          <table:table-cell office:value-type="float" office:value="1626486" calcext:value-type="float">
            <text:p>1626486</text:p>
          </table:table-cell>
          <table:table-cell office:value-type="float" office:value="0.0103425991943597" calcext:value-type="float">
            <text:p>0.01034259919436</text:p>
          </table:table-cell>
          <table:table-cell office:value-type="float" office:value="3.93571423717907" calcext:value-type="float">
            <text:p>3.93571423717907</text:p>
          </table:table-cell>
          <table:table-cell office:value-type="float" office:value="0.970937725417343" calcext:value-type="float">
            <text:p>0.970937725417343</text:p>
          </table:table-cell>
          <table:table-cell office:value-type="float" office:value="0.9774805280543" calcext:value-type="float">
            <text:p>0.9774805280543</text:p>
          </table:table-cell>
          <table:table-cell office:value-type="float" office:value="0.390343712609257" calcext:value-type="float">
            <text:p>0.390343712609257</text:p>
          </table:table-cell>
          <table:table-cell office:value-type="float" office:value="0.331326166549464" calcext:value-type="float">
            <text:p>0.331326166549464</text:p>
          </table:table-cell>
          <table:table-cell office:value-type="float" office:value="0.344927352062148" calcext:value-type="float">
            <text:p>0.344927352062148</text:p>
          </table:table-cell>
          <table:table-cell office:value-type="float" office:value="0.969461318190255" calcext:value-type="float">
            <text:p>0.969461318190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1.931257478149" calcext:value-type="float">
            <text:p>-171.931257478149</text:p>
          </table:table-cell>
          <table:table-cell office:value-type="float" office:value="-183.734766690107" calcext:value-type="float">
            <text:p>-183.734766690107</text:p>
          </table:table-cell>
          <table:table-cell office:value-type="float" office:value="-181.01452958757" calcext:value-type="float">
            <text:p>-181.014529587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1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769200942477" calcext:value-type="float">
            <text:p>72.769200942477</text:p>
          </table:table-cell>
          <table:table-cell office:value-type="float" office:value="981.874486648517" calcext:value-type="float">
            <text:p>981.874486648517</text:p>
          </table:table-cell>
          <table:table-cell office:value-type="float" office:value="-1" calcext:value-type="float">
            <text:p>-1</text:p>
          </table:table-cell>
          <table:table-cell office:value-type="float" office:value="17370" calcext:value-type="float">
            <text:p>17370</text:p>
          </table:table-cell>
          <table:table-cell office:value-type="float" office:value="6609362" calcext:value-type="float">
            <text:p>6609362</text:p>
          </table:table-cell>
          <table:table-cell office:value-type="float" office:value="1629831" calcext:value-type="float">
            <text:p>1629831</text:p>
          </table:table-cell>
          <table:table-cell office:value-type="float" office:value="1640172" calcext:value-type="float">
            <text:p>1640172</text:p>
          </table:table-cell>
          <table:table-cell office:value-type="float" office:value="660330" calcext:value-type="float">
            <text:p>660330</text:p>
          </table:table-cell>
          <table:table-cell office:value-type="float" office:value="557042" calcext:value-type="float">
            <text:p>557042</text:p>
          </table:table-cell>
          <table:table-cell office:value-type="float" office:value="582432" calcext:value-type="float">
            <text:p>582432</text:p>
          </table:table-cell>
          <table:table-cell office:value-type="float" office:value="1627451" calcext:value-type="float">
            <text:p>1627451</text:p>
          </table:table-cell>
          <table:table-cell office:value-type="float" office:value="0.0103533280316982" calcext:value-type="float">
            <text:p>0.010353328031698</text:p>
          </table:table-cell>
          <table:table-cell office:value-type="float" office:value="3.93948721164312" calcext:value-type="float">
            <text:p>3.93948721164312</text:p>
          </table:table-cell>
          <table:table-cell office:value-type="float" office:value="0.971455093795668" calcext:value-type="float">
            <text:p>0.971455093795668</text:p>
          </table:table-cell>
          <table:table-cell office:value-type="float" office:value="0.977618810846664" calcext:value-type="float">
            <text:p>0.977618810846664</text:p>
          </table:table-cell>
          <table:table-cell office:value-type="float" office:value="0.393587397764611" calcext:value-type="float">
            <text:p>0.393587397764611</text:p>
          </table:table-cell>
          <table:table-cell office:value-type="float" office:value="0.332022944929951" calcext:value-type="float">
            <text:p>0.332022944929951</text:p>
          </table:table-cell>
          <table:table-cell office:value-type="float" office:value="0.347156566042491" calcext:value-type="float">
            <text:p>0.347156566042491</text:p>
          </table:table-cell>
          <table:table-cell office:value-type="float" office:value="0.970036503080905" calcext:value-type="float">
            <text:p>0.9700365030809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1.282520447078" calcext:value-type="float">
            <text:p>-171.282520447078</text:p>
          </table:table-cell>
          <table:table-cell office:value-type="float" office:value="-183.59541101401" calcext:value-type="float">
            <text:p>-183.59541101401</text:p>
          </table:table-cell>
          <table:table-cell office:value-type="float" office:value="-180.568686791502" calcext:value-type="float">
            <text:p>-180.5686867915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2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963905417558" calcext:value-type="float">
            <text:p>72.7963905417558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356" calcext:value-type="float">
            <text:p>17356</text:p>
          </table:table-cell>
          <table:table-cell office:value-type="float" office:value="6607774" calcext:value-type="float">
            <text:p>6607774</text:p>
          </table:table-cell>
          <table:table-cell office:value-type="float" office:value="1630341" calcext:value-type="float">
            <text:p>1630341</text:p>
          </table:table-cell>
          <table:table-cell office:value-type="float" office:value="1639663" calcext:value-type="float">
            <text:p>1639663</text:p>
          </table:table-cell>
          <table:table-cell office:value-type="float" office:value="665654" calcext:value-type="float">
            <text:p>665654</text:p>
          </table:table-cell>
          <table:table-cell office:value-type="float" office:value="558604" calcext:value-type="float">
            <text:p>558604</text:p>
          </table:table-cell>
          <table:table-cell office:value-type="float" office:value="587360" calcext:value-type="float">
            <text:p>587360</text:p>
          </table:table-cell>
          <table:table-cell office:value-type="float" office:value="1627280" calcext:value-type="float">
            <text:p>1627280</text:p>
          </table:table-cell>
          <table:table-cell office:value-type="float" office:value="0.0103449833804349" calcext:value-type="float">
            <text:p>0.010344983380435</text:p>
          </table:table-cell>
          <table:table-cell office:value-type="float" office:value="3.93854068977126" calcext:value-type="float">
            <text:p>3.93854068977126</text:p>
          </table:table-cell>
          <table:table-cell office:value-type="float" office:value="0.97175907752026" calcext:value-type="float">
            <text:p>0.97175907752026</text:p>
          </table:table-cell>
          <table:table-cell office:value-type="float" office:value="0.97731542316859" calcext:value-type="float">
            <text:p>0.97731542316859</text:p>
          </table:table-cell>
          <table:table-cell office:value-type="float" office:value="0.396760749430746" calcext:value-type="float">
            <text:p>0.396760749430746</text:p>
          </table:table-cell>
          <table:table-cell office:value-type="float" office:value="0.332953969592329" calcext:value-type="float">
            <text:p>0.332953969592329</text:p>
          </table:table-cell>
          <table:table-cell office:value-type="float" office:value="0.350093883287177" calcext:value-type="float">
            <text:p>0.350093883287177</text:p>
          </table:table-cell>
          <table:table-cell office:value-type="float" office:value="0.969934579126189" calcext:value-type="float">
            <text:p>0.9699345791261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70.647850113851" calcext:value-type="float">
            <text:p>-170.647850113851</text:p>
          </table:table-cell>
          <table:table-cell office:value-type="float" office:value="-183.409206081534" calcext:value-type="float">
            <text:p>-183.409206081534</text:p>
          </table:table-cell>
          <table:table-cell office:value-type="float" office:value="-179.981223342565" calcext:value-type="float">
            <text:p>-179.9812233425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2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856703498715" calcext:value-type="float">
            <text:p>72.7856703498715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362" calcext:value-type="float">
            <text:p>17362</text:p>
          </table:table-cell>
          <table:table-cell office:value-type="float" office:value="6608392" calcext:value-type="float">
            <text:p>6608392</text:p>
          </table:table-cell>
          <table:table-cell office:value-type="float" office:value="1630742" calcext:value-type="float">
            <text:p>1630742</text:p>
          </table:table-cell>
          <table:table-cell office:value-type="float" office:value="1640122" calcext:value-type="float">
            <text:p>1640122</text:p>
          </table:table-cell>
          <table:table-cell office:value-type="float" office:value="672064" calcext:value-type="float">
            <text:p>672064</text:p>
          </table:table-cell>
          <table:table-cell office:value-type="float" office:value="560057" calcext:value-type="float">
            <text:p>560057</text:p>
          </table:table-cell>
          <table:table-cell office:value-type="float" office:value="593776" calcext:value-type="float">
            <text:p>593776</text:p>
          </table:table-cell>
          <table:table-cell office:value-type="float" office:value="1628261" calcext:value-type="float">
            <text:p>1628261</text:p>
          </table:table-cell>
          <table:table-cell office:value-type="float" office:value="0.0103485596595478" calcext:value-type="float">
            <text:p>0.010348559659548</text:p>
          </table:table-cell>
          <table:table-cell office:value-type="float" office:value="3.93890904651988" calcext:value-type="float">
            <text:p>3.93890904651988</text:p>
          </table:table-cell>
          <table:table-cell office:value-type="float" office:value="0.971998092174302" calcext:value-type="float">
            <text:p>0.971998092174302</text:p>
          </table:table-cell>
          <table:table-cell office:value-type="float" office:value="0.977589008520723" calcext:value-type="float">
            <text:p>0.977589008520723</text:p>
          </table:table-cell>
          <table:table-cell office:value-type="float" office:value="0.400581407616306" calcext:value-type="float">
            <text:p>0.400581407616306</text:p>
          </table:table-cell>
          <table:table-cell office:value-type="float" office:value="0.333820025184157" calcext:value-type="float">
            <text:p>0.333820025184157</text:p>
          </table:table-cell>
          <table:table-cell office:value-type="float" office:value="0.353918117751851" calcext:value-type="float">
            <text:p>0.353918117751851</text:p>
          </table:table-cell>
          <table:table-cell office:value-type="float" office:value="0.97051930076114" calcext:value-type="float">
            <text:p>0.97051930076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9.883718476739" calcext:value-type="float">
            <text:p>-169.883718476739</text:p>
          </table:table-cell>
          <table:table-cell office:value-type="float" office:value="-183.235994963169" calcext:value-type="float">
            <text:p>-183.235994963169</text:p>
          </table:table-cell>
          <table:table-cell office:value-type="float" office:value="-179.21637644963" calcext:value-type="float">
            <text:p>-179.216376449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3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52731807454" calcext:value-type="float">
            <text:p>72.752731807454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70" calcext:value-type="float">
            <text:p>17370</text:p>
          </table:table-cell>
          <table:table-cell office:value-type="float" office:value="6610531" calcext:value-type="float">
            <text:p>6610531</text:p>
          </table:table-cell>
          <table:table-cell office:value-type="float" office:value="1629794" calcext:value-type="float">
            <text:p>1629794</text:p>
          </table:table-cell>
          <table:table-cell office:value-type="float" office:value="1640427" calcext:value-type="float">
            <text:p>1640427</text:p>
          </table:table-cell>
          <table:table-cell office:value-type="float" office:value="682783" calcext:value-type="float">
            <text:p>682783</text:p>
          </table:table-cell>
          <table:table-cell office:value-type="float" office:value="561278" calcext:value-type="float">
            <text:p>561278</text:p>
          </table:table-cell>
          <table:table-cell office:value-type="float" office:value="598402" calcext:value-type="float">
            <text:p>598402</text:p>
          </table:table-cell>
          <table:table-cell office:value-type="float" office:value="1629216" calcext:value-type="float">
            <text:p>1629216</text:p>
          </table:table-cell>
          <table:table-cell office:value-type="float" office:value="0.0103533280316982" calcext:value-type="float">
            <text:p>0.010353328031698</text:p>
          </table:table-cell>
          <table:table-cell office:value-type="float" office:value="3.94018399002361" calcext:value-type="float">
            <text:p>3.94018399002361</text:p>
          </table:table-cell>
          <table:table-cell office:value-type="float" office:value="0.971433040074472" calcext:value-type="float">
            <text:p>0.971433040074472</text:p>
          </table:table-cell>
          <table:table-cell office:value-type="float" office:value="0.97777080270896" calcext:value-type="float">
            <text:p>0.97777080270896</text:p>
          </table:table-cell>
          <table:table-cell office:value-type="float" office:value="0.406970430251411" calcext:value-type="float">
            <text:p>0.406970430251411</text:p>
          </table:table-cell>
          <table:table-cell office:value-type="float" office:value="0.334547797983622" calcext:value-type="float">
            <text:p>0.334547797983622</text:p>
          </table:table-cell>
          <table:table-cell office:value-type="float" office:value="0.356675428947857" calcext:value-type="float">
            <text:p>0.356675428947857</text:p>
          </table:table-cell>
          <table:table-cell office:value-type="float" office:value="0.971088525186601" calcext:value-type="float">
            <text:p>0.9710885251866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8.605913949718" calcext:value-type="float">
            <text:p>-168.605913949718</text:p>
          </table:table-cell>
          <table:table-cell office:value-type="float" office:value="-183.090440403276" calcext:value-type="float">
            <text:p>-183.090440403276</text:p>
          </table:table-cell>
          <table:table-cell office:value-type="float" office:value="-178.664914210429" calcext:value-type="float">
            <text:p>-178.6649142104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3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7477605922844" calcext:value-type="float">
            <text:p>72.7477605922844</text:p>
          </table:table-cell>
          <table:table-cell office:value-type="float" office:value="981.902021911323" calcext:value-type="float">
            <text:p>981.902021911323</text:p>
          </table:table-cell>
          <table:table-cell office:value-type="float" office:value="-1" calcext:value-type="float">
            <text:p>-1</text:p>
          </table:table-cell>
          <table:table-cell office:value-type="float" office:value="17370" calcext:value-type="float">
            <text:p>17370</text:p>
          </table:table-cell>
          <table:table-cell office:value-type="float" office:value="6605032" calcext:value-type="float">
            <text:p>6605032</text:p>
          </table:table-cell>
          <table:table-cell office:value-type="float" office:value="1629801" calcext:value-type="float">
            <text:p>1629801</text:p>
          </table:table-cell>
          <table:table-cell office:value-type="float" office:value="1640509" calcext:value-type="float">
            <text:p>1640509</text:p>
          </table:table-cell>
          <table:table-cell office:value-type="float" office:value="693340" calcext:value-type="float">
            <text:p>693340</text:p>
          </table:table-cell>
          <table:table-cell office:value-type="float" office:value="563106" calcext:value-type="float">
            <text:p>563106</text:p>
          </table:table-cell>
          <table:table-cell office:value-type="float" office:value="601661" calcext:value-type="float">
            <text:p>601661</text:p>
          </table:table-cell>
          <table:table-cell office:value-type="float" office:value="1629172" calcext:value-type="float">
            <text:p>1629172</text:p>
          </table:table-cell>
          <table:table-cell office:value-type="float" office:value="0.0103533280316982" calcext:value-type="float">
            <text:p>0.010353328031698</text:p>
          </table:table-cell>
          <table:table-cell office:value-type="float" office:value="3.93690633021669" calcext:value-type="float">
            <text:p>3.93690633021669</text:p>
          </table:table-cell>
          <table:table-cell office:value-type="float" office:value="0.971437212400104" calcext:value-type="float">
            <text:p>0.971437212400104</text:p>
          </table:table-cell>
          <table:table-cell office:value-type="float" office:value="0.977819678523502" calcext:value-type="float">
            <text:p>0.977819678523502</text:p>
          </table:table-cell>
          <table:table-cell office:value-type="float" office:value="0.413262893350469" calcext:value-type="float">
            <text:p>0.413262893350469</text:p>
          </table:table-cell>
          <table:table-cell office:value-type="float" office:value="0.335637371020004" calcext:value-type="float">
            <text:p>0.335637371020004</text:p>
          </table:table-cell>
          <table:table-cell office:value-type="float" office:value="0.358617944552653" calcext:value-type="float">
            <text:p>0.358617944552653</text:p>
          </table:table-cell>
          <table:table-cell office:value-type="float" office:value="0.971062299139774" calcext:value-type="float">
            <text:p>0.971062299139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7.347421329906" calcext:value-type="float">
            <text:p>-167.347421329906</text:p>
          </table:table-cell>
          <table:table-cell office:value-type="float" office:value="-182.872525795999" calcext:value-type="float">
            <text:p>-182.872525795999</text:p>
          </table:table-cell>
          <table:table-cell office:value-type="float" office:value="-178.276411089469" calcext:value-type="float">
            <text:p>-178.2764110894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3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320688758211" calcext:value-type="float">
            <text:p>72.7320688758211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365" calcext:value-type="float">
            <text:p>17365</text:p>
          </table:table-cell>
          <table:table-cell office:value-type="float" office:value="6592772" calcext:value-type="float">
            <text:p>6592772</text:p>
          </table:table-cell>
          <table:table-cell office:value-type="float" office:value="1627944" calcext:value-type="float">
            <text:p>1627944</text:p>
          </table:table-cell>
          <table:table-cell office:value-type="float" office:value="1640676" calcext:value-type="float">
            <text:p>1640676</text:p>
          </table:table-cell>
          <table:table-cell office:value-type="float" office:value="698998" calcext:value-type="float">
            <text:p>698998</text:p>
          </table:table-cell>
          <table:table-cell office:value-type="float" office:value="566176" calcext:value-type="float">
            <text:p>566176</text:p>
          </table:table-cell>
          <table:table-cell office:value-type="float" office:value="602900" calcext:value-type="float">
            <text:p>602900</text:p>
          </table:table-cell>
          <table:table-cell office:value-type="float" office:value="1628031" calcext:value-type="float">
            <text:p>1628031</text:p>
          </table:table-cell>
          <table:table-cell office:value-type="float" office:value="0.0103503477991042" calcext:value-type="float">
            <text:p>0.010350347799104</text:p>
          </table:table-cell>
          <table:table-cell office:value-type="float" office:value="3.9295987998961" calcext:value-type="float">
            <text:p>3.9295987998961</text:p>
          </table:table-cell>
          <table:table-cell office:value-type="float" office:value="0.970330354014677" calcext:value-type="float">
            <text:p>0.970330354014677</text:p>
          </table:table-cell>
          <table:table-cell office:value-type="float" office:value="0.977919218292143" calcext:value-type="float">
            <text:p>0.977919218292143</text:p>
          </table:table-cell>
          <table:table-cell office:value-type="float" office:value="0.416635324553886" calcext:value-type="float">
            <text:p>0.416635324553886</text:p>
          </table:table-cell>
          <table:table-cell office:value-type="float" office:value="0.337467233832745" calcext:value-type="float">
            <text:p>0.337467233832745</text:p>
          </table:table-cell>
          <table:table-cell office:value-type="float" office:value="0.359356446189457" calcext:value-type="float">
            <text:p>0.359356446189457</text:p>
          </table:table-cell>
          <table:table-cell office:value-type="float" office:value="0.970382210061814" calcext:value-type="float">
            <text:p>0.9703822100618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672935089223" calcext:value-type="float">
            <text:p>-166.672935089223</text:p>
          </table:table-cell>
          <table:table-cell office:value-type="float" office:value="-182.506553233451" calcext:value-type="float">
            <text:p>-182.506553233451</text:p>
          </table:table-cell>
          <table:table-cell office:value-type="float" office:value="-178.128710762109" calcext:value-type="float">
            <text:p>-178.1287107621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4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7584807845346" calcext:value-type="float">
            <text:p>72.7584807845346</text:p>
          </table:table-cell>
          <table:table-cell office:value-type="float" office:value="981.929557195947" calcext:value-type="float">
            <text:p>981.929557195947</text:p>
          </table:table-cell>
          <table:table-cell office:value-type="float" office:value="-1" calcext:value-type="float">
            <text:p>-1</text:p>
          </table:table-cell>
          <table:table-cell office:value-type="float" office:value="17365" calcext:value-type="float">
            <text:p>17365</text:p>
          </table:table-cell>
          <table:table-cell office:value-type="float" office:value="6609459" calcext:value-type="float">
            <text:p>6609459</text:p>
          </table:table-cell>
          <table:table-cell office:value-type="float" office:value="1630011" calcext:value-type="float">
            <text:p>1630011</text:p>
          </table:table-cell>
          <table:table-cell office:value-type="float" office:value="1640816" calcext:value-type="float">
            <text:p>1640816</text:p>
          </table:table-cell>
          <table:table-cell office:value-type="float" office:value="700381" calcext:value-type="float">
            <text:p>700381</text:p>
          </table:table-cell>
          <table:table-cell office:value-type="float" office:value="566488" calcext:value-type="float">
            <text:p>566488</text:p>
          </table:table-cell>
          <table:table-cell office:value-type="float" office:value="604958" calcext:value-type="float">
            <text:p>604958</text:p>
          </table:table-cell>
          <table:table-cell office:value-type="float" office:value="1627034" calcext:value-type="float">
            <text:p>1627034</text:p>
          </table:table-cell>
          <table:table-cell office:value-type="float" office:value="0.0103503477991042" calcext:value-type="float">
            <text:p>0.010350347799104</text:p>
          </table:table-cell>
          <table:table-cell office:value-type="float" office:value="3.93954502815545" calcext:value-type="float">
            <text:p>3.93954502815545</text:p>
          </table:table-cell>
          <table:table-cell office:value-type="float" office:value="0.971562382169054" calcext:value-type="float">
            <text:p>0.971562382169054</text:p>
          </table:table-cell>
          <table:table-cell office:value-type="float" office:value="0.978002664804776" calcext:value-type="float">
            <text:p>0.978002664804776</text:p>
          </table:table-cell>
          <table:table-cell office:value-type="float" office:value="0.417459656889398" calcext:value-type="float">
            <text:p>0.417459656889398</text:p>
          </table:table-cell>
          <table:table-cell office:value-type="float" office:value="0.337653200346613" calcext:value-type="float">
            <text:p>0.337653200346613</text:p>
          </table:table-cell>
          <table:table-cell office:value-type="float" office:value="0.360583109925164" calcext:value-type="float">
            <text:p>0.360583109925164</text:p>
          </table:table-cell>
          <table:table-cell office:value-type="float" office:value="0.969787951682562" calcext:value-type="float">
            <text:p>0.9697879516825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50806862212" calcext:value-type="float">
            <text:p>-166.50806862212</text:p>
          </table:table-cell>
          <table:table-cell office:value-type="float" office:value="-182.469359930677" calcext:value-type="float">
            <text:p>-182.469359930677</text:p>
          </table:table-cell>
          <table:table-cell office:value-type="float" office:value="-177.883378014967" calcext:value-type="float">
            <text:p>-177.8833780149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4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642298631771" calcext:value-type="float">
            <text:p>72.7642298631771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366" calcext:value-type="float">
            <text:p>17366</text:p>
          </table:table-cell>
          <table:table-cell office:value-type="float" office:value="6609569" calcext:value-type="float">
            <text:p>6609569</text:p>
          </table:table-cell>
          <table:table-cell office:value-type="float" office:value="1630632" calcext:value-type="float">
            <text:p>1630632</text:p>
          </table:table-cell>
          <table:table-cell office:value-type="float" office:value="1640914" calcext:value-type="float">
            <text:p>1640914</text:p>
          </table:table-cell>
          <table:table-cell office:value-type="float" office:value="704180" calcext:value-type="float">
            <text:p>704180</text:p>
          </table:table-cell>
          <table:table-cell office:value-type="float" office:value="566251" calcext:value-type="float">
            <text:p>566251</text:p>
          </table:table-cell>
          <table:table-cell office:value-type="float" office:value="607139" calcext:value-type="float">
            <text:p>607139</text:p>
          </table:table-cell>
          <table:table-cell office:value-type="float" office:value="1628029" calcext:value-type="float">
            <text:p>1628029</text:p>
          </table:table-cell>
          <table:table-cell office:value-type="float" office:value="0.010350943845623" calcext:value-type="float">
            <text:p>0.010350943845623</text:p>
          </table:table-cell>
          <table:table-cell office:value-type="float" office:value="3.93961059327252" calcext:value-type="float">
            <text:p>3.93961059327252</text:p>
          </table:table-cell>
          <table:table-cell office:value-type="float" office:value="0.971932527057234" calcext:value-type="float">
            <text:p>0.971932527057234</text:p>
          </table:table-cell>
          <table:table-cell office:value-type="float" office:value="0.978061077363619" calcext:value-type="float">
            <text:p>0.978061077363619</text:p>
          </table:table-cell>
          <table:table-cell office:value-type="float" office:value="0.41972403761435" calcext:value-type="float">
            <text:p>0.41972403761435</text:p>
          </table:table-cell>
          <table:table-cell office:value-type="float" office:value="0.337511937321655" calcext:value-type="float">
            <text:p>0.337511937321655</text:p>
          </table:table-cell>
          <table:table-cell office:value-type="float" office:value="0.361883087382685" calcext:value-type="float">
            <text:p>0.361883087382685</text:p>
          </table:table-cell>
          <table:table-cell office:value-type="float" office:value="0.970381017968776" calcext:value-type="float">
            <text:p>0.9703810179687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05519247713" calcext:value-type="float">
            <text:p>-166.05519247713</text:p>
          </table:table-cell>
          <table:table-cell office:value-type="float" office:value="-182.497612535669" calcext:value-type="float">
            <text:p>-182.497612535669</text:p>
          </table:table-cell>
          <table:table-cell office:value-type="float" office:value="-177.623382523463" calcext:value-type="float">
            <text:p>-177.6233825234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5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741718839122" calcext:value-type="float">
            <text:p>72.7741718839122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73" calcext:value-type="float">
            <text:p>17373</text:p>
          </table:table-cell>
          <table:table-cell office:value-type="float" office:value="6609417" calcext:value-type="float">
            <text:p>6609417</text:p>
          </table:table-cell>
          <table:table-cell office:value-type="float" office:value="1635067" calcext:value-type="float">
            <text:p>1635067</text:p>
          </table:table-cell>
          <table:table-cell office:value-type="float" office:value="1644506" calcext:value-type="float">
            <text:p>1644506</text:p>
          </table:table-cell>
          <table:table-cell office:value-type="float" office:value="709090" calcext:value-type="float">
            <text:p>709090</text:p>
          </table:table-cell>
          <table:table-cell office:value-type="float" office:value="567646" calcext:value-type="float">
            <text:p>567646</text:p>
          </table:table-cell>
          <table:table-cell office:value-type="float" office:value="612396" calcext:value-type="float">
            <text:p>612396</text:p>
          </table:table-cell>
          <table:table-cell office:value-type="float" office:value="1631036" calcext:value-type="float">
            <text:p>1631036</text:p>
          </table:table-cell>
          <table:table-cell office:value-type="float" office:value="0.0103551161712547" calcext:value-type="float">
            <text:p>0.010355116171255</text:p>
          </table:table-cell>
          <table:table-cell office:value-type="float" office:value="3.93951999420166" calcext:value-type="float">
            <text:p>3.93951999420166</text:p>
          </table:table-cell>
          <table:table-cell office:value-type="float" office:value="0.974575993368148" calcext:value-type="float">
            <text:p>0.974575993368148</text:p>
          </table:table-cell>
          <table:table-cell office:value-type="float" office:value="0.980202076459178" calcext:value-type="float">
            <text:p>0.980202076459178</text:p>
          </table:table-cell>
          <table:table-cell office:value-type="float" office:value="0.422650626021698" calcext:value-type="float">
            <text:p>0.422650626021698</text:p>
          </table:table-cell>
          <table:table-cell office:value-type="float" office:value="0.338343422215393" calcext:value-type="float">
            <text:p>0.338343422215393</text:p>
          </table:table-cell>
          <table:table-cell office:value-type="float" office:value="0.365016503932059" calcext:value-type="float">
            <text:p>0.365016503932059</text:p>
          </table:table-cell>
          <table:table-cell office:value-type="float" office:value="0.972173329850832" calcext:value-type="float">
            <text:p>0.972173329850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6987479566" calcext:value-type="float">
            <text:p>-165.46987479566</text:p>
          </table:table-cell>
          <table:table-cell office:value-type="float" office:value="-182.331315556921" calcext:value-type="float">
            <text:p>-182.331315556921</text:p>
          </table:table-cell>
          <table:table-cell office:value-type="float" office:value="-176.996699213588" calcext:value-type="float">
            <text:p>-176.9966992135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5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856703498715" calcext:value-type="float">
            <text:p>72.7856703498715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343" calcext:value-type="float">
            <text:p>17343</text:p>
          </table:table-cell>
          <table:table-cell office:value-type="float" office:value="6611421" calcext:value-type="float">
            <text:p>6611421</text:p>
          </table:table-cell>
          <table:table-cell office:value-type="float" office:value="1631087" calcext:value-type="float">
            <text:p>1631087</text:p>
          </table:table-cell>
          <table:table-cell office:value-type="float" office:value="1640660" calcext:value-type="float">
            <text:p>1640660</text:p>
          </table:table-cell>
          <table:table-cell office:value-type="float" office:value="714903" calcext:value-type="float">
            <text:p>714903</text:p>
          </table:table-cell>
          <table:table-cell office:value-type="float" office:value="568479" calcext:value-type="float">
            <text:p>568479</text:p>
          </table:table-cell>
          <table:table-cell office:value-type="float" office:value="616226" calcext:value-type="float">
            <text:p>616226</text:p>
          </table:table-cell>
          <table:table-cell office:value-type="float" office:value="1626227" calcext:value-type="float">
            <text:p>1626227</text:p>
          </table:table-cell>
          <table:table-cell office:value-type="float" office:value="0.0103372347756904" calcext:value-type="float">
            <text:p>0.01033723477569</text:p>
          </table:table-cell>
          <table:table-cell office:value-type="float" office:value="3.94071447142535" calcext:value-type="float">
            <text:p>3.94071447142535</text:p>
          </table:table-cell>
          <table:table-cell office:value-type="float" office:value="0.972203728223291" calcext:value-type="float">
            <text:p>0.972203728223291</text:p>
          </table:table-cell>
          <table:table-cell office:value-type="float" office:value="0.977909681547842" calcext:value-type="float">
            <text:p>0.977909681547842</text:p>
          </table:table-cell>
          <table:table-cell office:value-type="float" office:value="0.42611544443553" calcext:value-type="float">
            <text:p>0.42611544443553</text:p>
          </table:table-cell>
          <table:table-cell office:value-type="float" office:value="0.33883992896556" calcext:value-type="float">
            <text:p>0.33883992896556</text:p>
          </table:table-cell>
          <table:table-cell office:value-type="float" office:value="0.367299362099095" calcext:value-type="float">
            <text:p>0.367299362099095</text:p>
          </table:table-cell>
          <table:table-cell office:value-type="float" office:value="0.969306942141884" calcext:value-type="float">
            <text:p>0.9693069421418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776911112894" calcext:value-type="float">
            <text:p>-164.776911112894</text:p>
          </table:table-cell>
          <table:table-cell office:value-type="float" office:value="-182.232014206888" calcext:value-type="float">
            <text:p>-182.232014206888</text:p>
          </table:table-cell>
          <table:table-cell office:value-type="float" office:value="-176.540127580181" calcext:value-type="float">
            <text:p>-176.5401275801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6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7745610085828" calcext:value-type="float">
            <text:p>72.7745610085828</text:p>
          </table:table-cell>
          <table:table-cell office:value-type="float" office:value="981.929557195947" calcext:value-type="float">
            <text:p>981.929557195947</text:p>
          </table:table-cell>
          <table:table-cell office:value-type="float" office:value="-1" calcext:value-type="float">
            <text:p>-1</text:p>
          </table:table-cell>
          <table:table-cell office:value-type="float" office:value="17366" calcext:value-type="float">
            <text:p>17366</text:p>
          </table:table-cell>
          <table:table-cell office:value-type="float" office:value="6609309" calcext:value-type="float">
            <text:p>6609309</text:p>
          </table:table-cell>
          <table:table-cell office:value-type="float" office:value="1629377" calcext:value-type="float">
            <text:p>1629377</text:p>
          </table:table-cell>
          <table:table-cell office:value-type="float" office:value="1640581" calcext:value-type="float">
            <text:p>1640581</text:p>
          </table:table-cell>
          <table:table-cell office:value-type="float" office:value="720121" calcext:value-type="float">
            <text:p>720121</text:p>
          </table:table-cell>
          <table:table-cell office:value-type="float" office:value="569959" calcext:value-type="float">
            <text:p>569959</text:p>
          </table:table-cell>
          <table:table-cell office:value-type="float" office:value="621424" calcext:value-type="float">
            <text:p>621424</text:p>
          </table:table-cell>
          <table:table-cell office:value-type="float" office:value="1628803" calcext:value-type="float">
            <text:p>1628803</text:p>
          </table:table-cell>
          <table:table-cell office:value-type="float" office:value="0.010350943845623" calcext:value-type="float">
            <text:p>0.010350943845623</text:p>
          </table:table-cell>
          <table:table-cell office:value-type="float" office:value="3.93945562117763" calcext:value-type="float">
            <text:p>3.93945562117763</text:p>
          </table:table-cell>
          <table:table-cell office:value-type="float" office:value="0.971184488676129" calcext:value-type="float">
            <text:p>0.971184488676129</text:p>
          </table:table-cell>
          <table:table-cell office:value-type="float" office:value="0.977862593872856" calcext:value-type="float">
            <text:p>0.977862593872856</text:p>
          </table:table-cell>
          <table:table-cell office:value-type="float" office:value="0.429225615170671" calcext:value-type="float">
            <text:p>0.429225615170671</text:p>
          </table:table-cell>
          <table:table-cell office:value-type="float" office:value="0.339722077813396" calcext:value-type="float">
            <text:p>0.339722077813396</text:p>
          </table:table-cell>
          <table:table-cell office:value-type="float" office:value="0.37039761190386" calcext:value-type="float">
            <text:p>0.37039761190386</text:p>
          </table:table-cell>
          <table:table-cell office:value-type="float" office:value="0.970842357974334" calcext:value-type="float">
            <text:p>0.970842357974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154876965866" calcext:value-type="float">
            <text:p>-164.154876965866</text:p>
          </table:table-cell>
          <table:table-cell office:value-type="float" office:value="-182.055584437321" calcext:value-type="float">
            <text:p>-182.055584437321</text:p>
          </table:table-cell>
          <table:table-cell office:value-type="float" office:value="-175.920477619228" calcext:value-type="float">
            <text:p>-175.9204776192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6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7806994064408" calcext:value-type="float">
            <text:p>72.7806994064408</text:p>
          </table:table-cell>
          <table:table-cell office:value-type="float" office:value="981.946578089957" calcext:value-type="float">
            <text:p>981.946578089957</text:p>
          </table:table-cell>
          <table:table-cell office:value-type="float" office:value="-1" calcext:value-type="float">
            <text:p>-1</text:p>
          </table:table-cell>
          <table:table-cell office:value-type="float" office:value="17372" calcext:value-type="float">
            <text:p>17372</text:p>
          </table:table-cell>
          <table:table-cell office:value-type="float" office:value="6611734" calcext:value-type="float">
            <text:p>6611734</text:p>
          </table:table-cell>
          <table:table-cell office:value-type="float" office:value="1630568" calcext:value-type="float">
            <text:p>1630568</text:p>
          </table:table-cell>
          <table:table-cell office:value-type="float" office:value="1640582" calcext:value-type="float">
            <text:p>1640582</text:p>
          </table:table-cell>
          <table:table-cell office:value-type="float" office:value="728315" calcext:value-type="float">
            <text:p>728315</text:p>
          </table:table-cell>
          <table:table-cell office:value-type="float" office:value="570167" calcext:value-type="float">
            <text:p>570167</text:p>
          </table:table-cell>
          <table:table-cell office:value-type="float" office:value="625959" calcext:value-type="float">
            <text:p>625959</text:p>
          </table:table-cell>
          <table:table-cell office:value-type="float" office:value="1629217" calcext:value-type="float">
            <text:p>1629217</text:p>
          </table:table-cell>
          <table:table-cell office:value-type="float" office:value="0.0103545201247358" calcext:value-type="float">
            <text:p>0.010354520124736</text:p>
          </table:table-cell>
          <table:table-cell office:value-type="float" office:value="3.94090103398574" calcext:value-type="float">
            <text:p>3.94090103398574</text:p>
          </table:table-cell>
          <table:table-cell office:value-type="float" office:value="0.97189438008003" calcext:value-type="float">
            <text:p>0.97189438008003</text:p>
          </table:table-cell>
          <table:table-cell office:value-type="float" office:value="0.977863189919375" calcext:value-type="float">
            <text:p>0.977863189919375</text:p>
          </table:table-cell>
          <table:table-cell office:value-type="float" office:value="0.434109620345786" calcext:value-type="float">
            <text:p>0.434109620345786</text:p>
          </table:table-cell>
          <table:table-cell office:value-type="float" office:value="0.339846055489308" calcext:value-type="float">
            <text:p>0.339846055489308</text:p>
          </table:table-cell>
          <table:table-cell office:value-type="float" office:value="0.373100682866655" calcext:value-type="float">
            <text:p>0.373100682866655</text:p>
          </table:table-cell>
          <table:table-cell office:value-type="float" office:value="0.97108912123312" calcext:value-type="float">
            <text:p>0.97108912123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178075930843" calcext:value-type="float">
            <text:p>-163.178075930843</text:p>
          </table:table-cell>
          <table:table-cell office:value-type="float" office:value="-182.030788902138" calcext:value-type="float">
            <text:p>-182.030788902138</text:p>
          </table:table-cell>
          <table:table-cell office:value-type="float" office:value="-175.379863426669" calcext:value-type="float">
            <text:p>-175.3798634266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6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580918394337" calcext:value-type="float">
            <text:p>72.7580918394337</text:p>
          </table:table-cell>
          <table:table-cell office:value-type="float" office:value="981.865976713727" calcext:value-type="float">
            <text:p>981.865976713727</text:p>
          </table:table-cell>
          <table:table-cell office:value-type="float" office:value="-1" calcext:value-type="float">
            <text:p>-1</text:p>
          </table:table-cell>
          <table:table-cell office:value-type="float" office:value="17383" calcext:value-type="float">
            <text:p>17383</text:p>
          </table:table-cell>
          <table:table-cell office:value-type="float" office:value="6610591" calcext:value-type="float">
            <text:p>6610591</text:p>
          </table:table-cell>
          <table:table-cell office:value-type="float" office:value="1630600" calcext:value-type="float">
            <text:p>1630600</text:p>
          </table:table-cell>
          <table:table-cell office:value-type="float" office:value="1641407" calcext:value-type="float">
            <text:p>1641407</text:p>
          </table:table-cell>
          <table:table-cell office:value-type="float" office:value="742739" calcext:value-type="float">
            <text:p>742739</text:p>
          </table:table-cell>
          <table:table-cell office:value-type="float" office:value="573181" calcext:value-type="float">
            <text:p>573181</text:p>
          </table:table-cell>
          <table:table-cell office:value-type="float" office:value="628547" calcext:value-type="float">
            <text:p>628547</text:p>
          </table:table-cell>
          <table:table-cell office:value-type="float" office:value="1628616" calcext:value-type="float">
            <text:p>1628616</text:p>
          </table:table-cell>
          <table:table-cell office:value-type="float" office:value="0.0103610766364427" calcext:value-type="float">
            <text:p>0.010361076636443</text:p>
          </table:table-cell>
          <table:table-cell office:value-type="float" office:value="3.94021975281474" calcext:value-type="float">
            <text:p>3.94021975281474</text:p>
          </table:table-cell>
          <table:table-cell office:value-type="float" office:value="0.971913453568632" calcext:value-type="float">
            <text:p>0.971913453568632</text:p>
          </table:table-cell>
          <table:table-cell office:value-type="float" office:value="0.978354928297392" calcext:value-type="float">
            <text:p>0.978354928297392</text:p>
          </table:table-cell>
          <table:table-cell office:value-type="float" office:value="0.442706995333075" calcext:value-type="float">
            <text:p>0.442706995333075</text:p>
          </table:table-cell>
          <table:table-cell office:value-type="float" office:value="0.341642539696996" calcext:value-type="float">
            <text:p>0.341642539696996</text:p>
          </table:table-cell>
          <table:table-cell office:value-type="float" office:value="0.37464325125733" calcext:value-type="float">
            <text:p>0.37464325125733</text:p>
          </table:table-cell>
          <table:table-cell office:value-type="float" office:value="0.970730897275316" calcext:value-type="float">
            <text:p>0.970730897275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1.458600933385" calcext:value-type="float">
            <text:p>-161.458600933385</text:p>
          </table:table-cell>
          <table:table-cell office:value-type="float" office:value="-181.671492060601" calcext:value-type="float">
            <text:p>-181.671492060601</text:p>
          </table:table-cell>
          <table:table-cell office:value-type="float" office:value="-175.071349748534" calcext:value-type="float">
            <text:p>-175.0713497485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7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420117177644" calcext:value-type="float">
            <text:p>72.7420117177644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365" calcext:value-type="float">
            <text:p>17365</text:p>
          </table:table-cell>
          <table:table-cell office:value-type="float" office:value="6608202" calcext:value-type="float">
            <text:p>6608202</text:p>
          </table:table-cell>
          <table:table-cell office:value-type="float" office:value="1631150" calcext:value-type="float">
            <text:p>1631150</text:p>
          </table:table-cell>
          <table:table-cell office:value-type="float" office:value="1641898" calcext:value-type="float">
            <text:p>1641898</text:p>
          </table:table-cell>
          <table:table-cell office:value-type="float" office:value="747216" calcext:value-type="float">
            <text:p>747216</text:p>
          </table:table-cell>
          <table:table-cell office:value-type="float" office:value="575423" calcext:value-type="float">
            <text:p>575423</text:p>
          </table:table-cell>
          <table:table-cell office:value-type="float" office:value="630717" calcext:value-type="float">
            <text:p>630717</text:p>
          </table:table-cell>
          <table:table-cell office:value-type="float" office:value="1629025" calcext:value-type="float">
            <text:p>1629025</text:p>
          </table:table-cell>
          <table:table-cell office:value-type="float" office:value="0.0103503477991042" calcext:value-type="float">
            <text:p>0.010350347799104</text:p>
          </table:table-cell>
          <table:table-cell office:value-type="float" office:value="3.93879579768131" calcext:value-type="float">
            <text:p>3.93879579768131</text:p>
          </table:table-cell>
          <table:table-cell office:value-type="float" office:value="0.972241279153976" calcext:value-type="float">
            <text:p>0.972241279153976</text:p>
          </table:table-cell>
          <table:table-cell office:value-type="float" office:value="0.978647587138127" calcext:value-type="float">
            <text:p>0.978647587138127</text:p>
          </table:table-cell>
          <table:table-cell office:value-type="float" office:value="0.445375495597779" calcext:value-type="float">
            <text:p>0.445375495597779</text:p>
          </table:table-cell>
          <table:table-cell office:value-type="float" office:value="0.342978875992164" calcext:value-type="float">
            <text:p>0.342978875992164</text:p>
          </table:table-cell>
          <table:table-cell office:value-type="float" office:value="0.375936672203144" calcext:value-type="float">
            <text:p>0.375936672203144</text:p>
          </table:table-cell>
          <table:table-cell office:value-type="float" office:value="0.970974680301509" calcext:value-type="float">
            <text:p>0.9709746803015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924900880444" calcext:value-type="float">
            <text:p>-160.924900880444</text:p>
          </table:table-cell>
          <table:table-cell office:value-type="float" office:value="-181.404224801567" calcext:value-type="float">
            <text:p>-181.404224801567</text:p>
          </table:table-cell>
          <table:table-cell office:value-type="float" office:value="-174.812665559371" calcext:value-type="float">
            <text:p>-174.8126655593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7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320688758211" calcext:value-type="float">
            <text:p>72.7320688758211</text:p>
          </table:table-cell>
          <table:table-cell office:value-type="float" office:value="981.88299661949" calcext:value-type="float">
            <text:p>981.88299661949</text:p>
          </table:table-cell>
          <table:table-cell office:value-type="float" office:value="-1" calcext:value-type="float">
            <text:p>-1</text:p>
          </table:table-cell>
          <table:table-cell office:value-type="float" office:value="17370" calcext:value-type="float">
            <text:p>17370</text:p>
          </table:table-cell>
          <table:table-cell office:value-type="float" office:value="6612423" calcext:value-type="float">
            <text:p>6612423</text:p>
          </table:table-cell>
          <table:table-cell office:value-type="float" office:value="1631248" calcext:value-type="float">
            <text:p>1631248</text:p>
          </table:table-cell>
          <table:table-cell office:value-type="float" office:value="1641686" calcext:value-type="float">
            <text:p>1641686</text:p>
          </table:table-cell>
          <table:table-cell office:value-type="float" office:value="748510" calcext:value-type="float">
            <text:p>748510</text:p>
          </table:table-cell>
          <table:table-cell office:value-type="float" office:value="575939" calcext:value-type="float">
            <text:p>575939</text:p>
          </table:table-cell>
          <table:table-cell office:value-type="float" office:value="631771" calcext:value-type="float">
            <text:p>631771</text:p>
          </table:table-cell>
          <table:table-cell office:value-type="float" office:value="1627482" calcext:value-type="float">
            <text:p>1627482</text:p>
          </table:table-cell>
          <table:table-cell office:value-type="float" office:value="0.0103533280316982" calcext:value-type="float">
            <text:p>0.010353328031698</text:p>
          </table:table-cell>
          <table:table-cell office:value-type="float" office:value="3.9413117100372" calcext:value-type="float">
            <text:p>3.9413117100372</text:p>
          </table:table-cell>
          <table:table-cell office:value-type="float" office:value="0.97229969171282" calcext:value-type="float">
            <text:p>0.97229969171282</text:p>
          </table:table-cell>
          <table:table-cell office:value-type="float" office:value="0.978521225276139" calcext:value-type="float">
            <text:p>0.978521225276139</text:p>
          </table:table-cell>
          <table:table-cell office:value-type="float" office:value="0.446146779793117" calcext:value-type="float">
            <text:p>0.446146779793117</text:p>
          </table:table-cell>
          <table:table-cell office:value-type="float" office:value="0.343286435995869" calcext:value-type="float">
            <text:p>0.343286435995869</text:p>
          </table:table-cell>
          <table:table-cell office:value-type="float" office:value="0.376564905233968" calcext:value-type="float">
            <text:p>0.376564905233968</text:p>
          </table:table-cell>
          <table:table-cell office:value-type="float" office:value="0.970054980522988" calcext:value-type="float">
            <text:p>0.970054980522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770644041377" calcext:value-type="float">
            <text:p>-160.770644041377</text:p>
          </table:table-cell>
          <table:table-cell office:value-type="float" office:value="-181.342712800826" calcext:value-type="float">
            <text:p>-181.342712800826</text:p>
          </table:table-cell>
          <table:table-cell office:value-type="float" office:value="-174.687018953206" calcext:value-type="float">
            <text:p>-174.6870189532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8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7217369850336" calcext:value-type="float">
            <text:p>72.7217369850336</text:p>
          </table:table-cell>
          <table:table-cell office:value-type="float" office:value="981.919042347393" calcext:value-type="float">
            <text:p>981.919042347393</text:p>
          </table:table-cell>
          <table:table-cell office:value-type="float" office:value="-1" calcext:value-type="float">
            <text:p>-1</text:p>
          </table:table-cell>
          <table:table-cell office:value-type="float" office:value="17368" calcext:value-type="float">
            <text:p>17368</text:p>
          </table:table-cell>
          <table:table-cell office:value-type="float" office:value="6610610" calcext:value-type="float">
            <text:p>6610610</text:p>
          </table:table-cell>
          <table:table-cell office:value-type="float" office:value="1631250" calcext:value-type="float">
            <text:p>1631250</text:p>
          </table:table-cell>
          <table:table-cell office:value-type="float" office:value="1641485" calcext:value-type="float">
            <text:p>1641485</text:p>
          </table:table-cell>
          <table:table-cell office:value-type="float" office:value="751549" calcext:value-type="float">
            <text:p>751549</text:p>
          </table:table-cell>
          <table:table-cell office:value-type="float" office:value="575012" calcext:value-type="float">
            <text:p>575012</text:p>
          </table:table-cell>
          <table:table-cell office:value-type="float" office:value="634249" calcext:value-type="float">
            <text:p>634249</text:p>
          </table:table-cell>
          <table:table-cell office:value-type="float" office:value="1626899" calcext:value-type="float">
            <text:p>1626899</text:p>
          </table:table-cell>
          <table:table-cell office:value-type="float" office:value="0.0103521359386606" calcext:value-type="float">
            <text:p>0.010352135938661</text:p>
          </table:table-cell>
          <table:table-cell office:value-type="float" office:value="3.9402310776986" calcext:value-type="float">
            <text:p>3.9402310776986</text:p>
          </table:table-cell>
          <table:table-cell office:value-type="float" office:value="0.972300883805857" calcext:value-type="float">
            <text:p>0.972300883805857</text:p>
          </table:table-cell>
          <table:table-cell office:value-type="float" office:value="0.978401419925859" calcext:value-type="float">
            <text:p>0.978401419925859</text:p>
          </table:table-cell>
          <table:table-cell office:value-type="float" office:value="0.447958165163775" calcext:value-type="float">
            <text:p>0.447958165163775</text:p>
          </table:table-cell>
          <table:table-cell office:value-type="float" office:value="0.342733900872934" calcext:value-type="float">
            <text:p>0.342733900872934</text:p>
          </table:table-cell>
          <table:table-cell office:value-type="float" office:value="0.378041908507575" calcext:value-type="float">
            <text:p>0.378041908507575</text:p>
          </table:table-cell>
          <table:table-cell office:value-type="float" office:value="0.969707485402523" calcext:value-type="float">
            <text:p>0.9697074854025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408366967245" calcext:value-type="float">
            <text:p>-160.408366967245</text:p>
          </table:table-cell>
          <table:table-cell office:value-type="float" office:value="-181.453219825413" calcext:value-type="float">
            <text:p>-181.453219825413</text:p>
          </table:table-cell>
          <table:table-cell office:value-type="float" office:value="-174.391618298485" calcext:value-type="float">
            <text:p>-174.3916182984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8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259315189042" calcext:value-type="float">
            <text:p>72.7259315189042</text:p>
          </table:table-cell>
          <table:table-cell office:value-type="float" office:value="981.893511747565" calcext:value-type="float">
            <text:p>981.893511747565</text:p>
          </table:table-cell>
          <table:table-cell office:value-type="float" office:value="-1" calcext:value-type="float">
            <text:p>-1</text:p>
          </table:table-cell>
          <table:table-cell office:value-type="float" office:value="17370" calcext:value-type="float">
            <text:p>17370</text:p>
          </table:table-cell>
          <table:table-cell office:value-type="float" office:value="6607932" calcext:value-type="float">
            <text:p>6607932</text:p>
          </table:table-cell>
          <table:table-cell office:value-type="float" office:value="1631889" calcext:value-type="float">
            <text:p>1631889</text:p>
          </table:table-cell>
          <table:table-cell office:value-type="float" office:value="1641483" calcext:value-type="float">
            <text:p>1641483</text:p>
          </table:table-cell>
          <table:table-cell office:value-type="float" office:value="754930" calcext:value-type="float">
            <text:p>754930</text:p>
          </table:table-cell>
          <table:table-cell office:value-type="float" office:value="575583" calcext:value-type="float">
            <text:p>575583</text:p>
          </table:table-cell>
          <table:table-cell office:value-type="float" office:value="638000" calcext:value-type="float">
            <text:p>638000</text:p>
          </table:table-cell>
          <table:table-cell office:value-type="float" office:value="1628393" calcext:value-type="float">
            <text:p>1628393</text:p>
          </table:table-cell>
          <table:table-cell office:value-type="float" office:value="0.0103533280316982" calcext:value-type="float">
            <text:p>0.010353328031698</text:p>
          </table:table-cell>
          <table:table-cell office:value-type="float" office:value="3.93863486512123" calcext:value-type="float">
            <text:p>3.93863486512123</text:p>
          </table:table-cell>
          <table:table-cell office:value-type="float" office:value="0.972681757531375" calcext:value-type="float">
            <text:p>0.972681757531375</text:p>
          </table:table-cell>
          <table:table-cell office:value-type="float" office:value="0.978400227832821" calcext:value-type="float">
            <text:p>0.978400227832821</text:p>
          </table:table-cell>
          <table:table-cell office:value-type="float" office:value="0.449973398443866" calcext:value-type="float">
            <text:p>0.449973398443866</text:p>
          </table:table-cell>
          <table:table-cell office:value-type="float" office:value="0.343074243435173" calcext:value-type="float">
            <text:p>0.343074243435173</text:p>
          </table:table-cell>
          <table:table-cell office:value-type="float" office:value="0.380277678999624" calcext:value-type="float">
            <text:p>0.380277678999624</text:p>
          </table:table-cell>
          <table:table-cell office:value-type="float" office:value="0.970597978901622" calcext:value-type="float">
            <text:p>0.9705979789016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005320311227" calcext:value-type="float">
            <text:p>-160.005320311227</text:p>
          </table:table-cell>
          <table:table-cell office:value-type="float" office:value="-181.385151312965" calcext:value-type="float">
            <text:p>-181.385151312965</text:p>
          </table:table-cell>
          <table:table-cell office:value-type="float" office:value="-173.944464200075" calcext:value-type="float">
            <text:p>-173.9444642000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9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7378177483454" calcext:value-type="float">
            <text:p>72.7378177483454</text:p>
          </table:table-cell>
          <table:table-cell office:value-type="float" office:value="981.946578089957" calcext:value-type="float">
            <text:p>981.946578089957</text:p>
          </table:table-cell>
          <table:table-cell office:value-type="float" office:value="-1" calcext:value-type="float">
            <text:p>-1</text:p>
          </table:table-cell>
          <table:table-cell office:value-type="float" office:value="17362" calcext:value-type="float">
            <text:p>17362</text:p>
          </table:table-cell>
          <table:table-cell office:value-type="float" office:value="6592468" calcext:value-type="float">
            <text:p>6592468</text:p>
          </table:table-cell>
          <table:table-cell office:value-type="float" office:value="1631920" calcext:value-type="float">
            <text:p>1631920</text:p>
          </table:table-cell>
          <table:table-cell office:value-type="float" office:value="1641436" calcext:value-type="float">
            <text:p>1641436</text:p>
          </table:table-cell>
          <table:table-cell office:value-type="float" office:value="758795" calcext:value-type="float">
            <text:p>758795</text:p>
          </table:table-cell>
          <table:table-cell office:value-type="float" office:value="576931" calcext:value-type="float">
            <text:p>576931</text:p>
          </table:table-cell>
          <table:table-cell office:value-type="float" office:value="642813" calcext:value-type="float">
            <text:p>642813</text:p>
          </table:table-cell>
          <table:table-cell office:value-type="float" office:value="1633511" calcext:value-type="float">
            <text:p>1633511</text:p>
          </table:table-cell>
          <table:table-cell office:value-type="float" office:value="0.0103485596595478" calcext:value-type="float">
            <text:p>0.010348559659548</text:p>
          </table:table-cell>
          <table:table-cell office:value-type="float" office:value="3.92941760175438" calcext:value-type="float">
            <text:p>3.92941760175438</text:p>
          </table:table-cell>
          <table:table-cell office:value-type="float" office:value="0.972700234973459" calcext:value-type="float">
            <text:p>0.972700234973459</text:p>
          </table:table-cell>
          <table:table-cell office:value-type="float" office:value="0.978372213646437" calcext:value-type="float">
            <text:p>0.978372213646437</text:p>
          </table:table-cell>
          <table:table-cell office:value-type="float" office:value="0.452277118239059" calcext:value-type="float">
            <text:p>0.452277118239059</text:p>
          </table:table-cell>
          <table:table-cell office:value-type="float" office:value="0.343877714142527" calcext:value-type="float">
            <text:p>0.343877714142527</text:p>
          </table:table-cell>
          <table:table-cell office:value-type="float" office:value="0.383146450894648" calcext:value-type="float">
            <text:p>0.383146450894648</text:p>
          </table:table-cell>
          <table:table-cell office:value-type="float" office:value="0.973648544984882" calcext:value-type="float">
            <text:p>0.973648544984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9.544576352188" calcext:value-type="float">
            <text:p>-159.544576352188</text:p>
          </table:table-cell>
          <table:table-cell office:value-type="float" office:value="-181.224457171495" calcext:value-type="float">
            <text:p>-181.224457171495</text:p>
          </table:table-cell>
          <table:table-cell office:value-type="float" office:value="-173.37070982107" calcext:value-type="float">
            <text:p>-173.370709821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29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481494080963" calcext:value-type="float">
            <text:p>72.7481494080963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460" calcext:value-type="float">
            <text:p>17460</text:p>
          </table:table-cell>
          <table:table-cell office:value-type="float" office:value="6659615" calcext:value-type="float">
            <text:p>6659615</text:p>
          </table:table-cell>
          <table:table-cell office:value-type="float" office:value="1633748" calcext:value-type="float">
            <text:p>1633748</text:p>
          </table:table-cell>
          <table:table-cell office:value-type="float" office:value="1640161" calcext:value-type="float">
            <text:p>1640161</text:p>
          </table:table-cell>
          <table:table-cell office:value-type="float" office:value="764436" calcext:value-type="float">
            <text:p>764436</text:p>
          </table:table-cell>
          <table:table-cell office:value-type="float" office:value="578117" calcext:value-type="float">
            <text:p>578117</text:p>
          </table:table-cell>
          <table:table-cell office:value-type="float" office:value="646946" calcext:value-type="float">
            <text:p>646946</text:p>
          </table:table-cell>
          <table:table-cell office:value-type="float" office:value="1629659" calcext:value-type="float">
            <text:p>1629659</text:p>
          </table:table-cell>
          <table:table-cell office:value-type="float" office:value="0.010406972218391" calcext:value-type="float">
            <text:p>0.010406972218391</text:p>
          </table:table-cell>
          <table:table-cell office:value-type="float" office:value="3.96944033735279" calcext:value-type="float">
            <text:p>3.96944033735279</text:p>
          </table:table-cell>
          <table:table-cell office:value-type="float" office:value="0.97378980800984" calcext:value-type="float">
            <text:p>0.97378980800984</text:p>
          </table:table-cell>
          <table:table-cell office:value-type="float" office:value="0.977612254334957" calcext:value-type="float">
            <text:p>0.977612254334957</text:p>
          </table:table-cell>
          <table:table-cell office:value-type="float" office:value="0.455639416651656" calcext:value-type="float">
            <text:p>0.455639416651656</text:p>
          </table:table-cell>
          <table:table-cell office:value-type="float" office:value="0.344584625313833" calcext:value-type="float">
            <text:p>0.344584625313833</text:p>
          </table:table-cell>
          <table:table-cell office:value-type="float" office:value="0.385609911156882" calcext:value-type="float">
            <text:p>0.385609911156882</text:p>
          </table:table-cell>
          <table:table-cell office:value-type="float" office:value="0.971352573794433" calcext:value-type="float">
            <text:p>0.9713525737944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8.872116669669" calcext:value-type="float">
            <text:p>-158.872116669669</text:p>
          </table:table-cell>
          <table:table-cell office:value-type="float" office:value="-181.083074937233" calcext:value-type="float">
            <text:p>-181.083074937233</text:p>
          </table:table-cell>
          <table:table-cell office:value-type="float" office:value="-172.878017768624" calcext:value-type="float">
            <text:p>-172.8780177686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0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53509568367" calcext:value-type="float">
            <text:p>72.753509568367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368" calcext:value-type="float">
            <text:p>17368</text:p>
          </table:table-cell>
          <table:table-cell office:value-type="float" office:value="6610581" calcext:value-type="float">
            <text:p>6610581</text:p>
          </table:table-cell>
          <table:table-cell office:value-type="float" office:value="1631758" calcext:value-type="float">
            <text:p>1631758</text:p>
          </table:table-cell>
          <table:table-cell office:value-type="float" office:value="1641725" calcext:value-type="float">
            <text:p>1641725</text:p>
          </table:table-cell>
          <table:table-cell office:value-type="float" office:value="773825" calcext:value-type="float">
            <text:p>773825</text:p>
          </table:table-cell>
          <table:table-cell office:value-type="float" office:value="578172" calcext:value-type="float">
            <text:p>578172</text:p>
          </table:table-cell>
          <table:table-cell office:value-type="float" office:value="651206" calcext:value-type="float">
            <text:p>651206</text:p>
          </table:table-cell>
          <table:table-cell office:value-type="float" office:value="1632726" calcext:value-type="float">
            <text:p>1632726</text:p>
          </table:table-cell>
          <table:table-cell office:value-type="float" office:value="0.0103521359386606" calcext:value-type="float">
            <text:p>0.010352135938661</text:p>
          </table:table-cell>
          <table:table-cell office:value-type="float" office:value="3.94021379234955" calcext:value-type="float">
            <text:p>3.94021379234955</text:p>
          </table:table-cell>
          <table:table-cell office:value-type="float" office:value="0.972603675437412" calcext:value-type="float">
            <text:p>0.972603675437412</text:p>
          </table:table-cell>
          <table:table-cell office:value-type="float" office:value="0.978544471090373" calcext:value-type="float">
            <text:p>0.978544471090373</text:p>
          </table:table-cell>
          <table:table-cell office:value-type="float" office:value="0.461235697416746" calcext:value-type="float">
            <text:p>0.461235697416746</text:p>
          </table:table-cell>
          <table:table-cell office:value-type="float" office:value="0.344617407872368" calcext:value-type="float">
            <text:p>0.344617407872368</text:p>
          </table:table-cell>
          <table:table-cell office:value-type="float" office:value="0.388149069327005" calcext:value-type="float">
            <text:p>0.388149069327005</text:p>
          </table:table-cell>
          <table:table-cell office:value-type="float" office:value="0.973180648467618" calcext:value-type="float">
            <text:p>0.973180648467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7.752860516651" calcext:value-type="float">
            <text:p>-157.752860516651</text:p>
          </table:table-cell>
          <table:table-cell office:value-type="float" office:value="-181.076518425526" calcext:value-type="float">
            <text:p>-181.076518425526</text:p>
          </table:table-cell>
          <table:table-cell office:value-type="float" office:value="-172.370186134599" calcext:value-type="float">
            <text:p>-172.3701861345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0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320688758211" calcext:value-type="float">
            <text:p>72.7320688758211</text:p>
          </table:table-cell>
          <table:table-cell office:value-type="float" office:value="981.96560316027" calcext:value-type="float">
            <text:p>981.96560316027</text:p>
          </table:table-cell>
          <table:table-cell office:value-type="float" office:value="-1" calcext:value-type="float">
            <text:p>-1</text:p>
          </table:table-cell>
          <table:table-cell office:value-type="float" office:value="17369" calcext:value-type="float">
            <text:p>17369</text:p>
          </table:table-cell>
          <table:table-cell office:value-type="float" office:value="6609219" calcext:value-type="float">
            <text:p>6609219</text:p>
          </table:table-cell>
          <table:table-cell office:value-type="float" office:value="1631581" calcext:value-type="float">
            <text:p>1631581</text:p>
          </table:table-cell>
          <table:table-cell office:value-type="float" office:value="1642255" calcext:value-type="float">
            <text:p>1642255</text:p>
          </table:table-cell>
          <table:table-cell office:value-type="float" office:value="782584" calcext:value-type="float">
            <text:p>782584</text:p>
          </table:table-cell>
          <table:table-cell office:value-type="float" office:value="579652" calcext:value-type="float">
            <text:p>579652</text:p>
          </table:table-cell>
          <table:table-cell office:value-type="float" office:value="653569" calcext:value-type="float">
            <text:p>653569</text:p>
          </table:table-cell>
          <table:table-cell office:value-type="float" office:value="1631064" calcext:value-type="float">
            <text:p>1631064</text:p>
          </table:table-cell>
          <table:table-cell office:value-type="float" office:value="0.0103527319851794" calcext:value-type="float">
            <text:p>0.01035273198518</text:p>
          </table:table-cell>
          <table:table-cell office:value-type="float" office:value="3.93940197699094" calcext:value-type="float">
            <text:p>3.93940197699094</text:p>
          </table:table-cell>
          <table:table-cell office:value-type="float" office:value="0.972498175203583" calcext:value-type="float">
            <text:p>0.972498175203583</text:p>
          </table:table-cell>
          <table:table-cell office:value-type="float" office:value="0.978860375745341" calcext:value-type="float">
            <text:p>0.978860375745341</text:p>
          </table:table-cell>
          <table:table-cell office:value-type="float" office:value="0.466456468874987" calcext:value-type="float">
            <text:p>0.466456468874987</text:p>
          </table:table-cell>
          <table:table-cell office:value-type="float" office:value="0.345499556720204" calcext:value-type="float">
            <text:p>0.345499556720204</text:p>
          </table:table-cell>
          <table:table-cell office:value-type="float" office:value="0.389557527250949" calcext:value-type="float">
            <text:p>0.389557527250949</text:p>
          </table:table-cell>
          <table:table-cell office:value-type="float" office:value="0.972190019153359" calcext:value-type="float">
            <text:p>0.9721900191533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6.708706225003" calcext:value-type="float">
            <text:p>-156.708706225003</text:p>
          </table:table-cell>
          <table:table-cell office:value-type="float" office:value="-180.900088655959" calcext:value-type="float">
            <text:p>-180.900088655959</text:p>
          </table:table-cell>
          <table:table-cell office:value-type="float" office:value="-172.08849454981" calcext:value-type="float">
            <text:p>-172.088494549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0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7259315189042" calcext:value-type="float">
            <text:p>72.7259315189042</text:p>
          </table:table-cell>
          <table:table-cell office:value-type="float" office:value="981.893511747565" calcext:value-type="float">
            <text:p>981.893511747565</text:p>
          </table:table-cell>
          <table:table-cell office:value-type="float" office:value="-1" calcext:value-type="float">
            <text:p>-1</text:p>
          </table:table-cell>
          <table:table-cell office:value-type="float" office:value="17413" calcext:value-type="float">
            <text:p>17413</text:p>
          </table:table-cell>
          <table:table-cell office:value-type="float" office:value="6611878" calcext:value-type="float">
            <text:p>6611878</text:p>
          </table:table-cell>
          <table:table-cell office:value-type="float" office:value="1631960" calcext:value-type="float">
            <text:p>1631960</text:p>
          </table:table-cell>
          <table:table-cell office:value-type="float" office:value="1642478" calcext:value-type="float">
            <text:p>1642478</text:p>
          </table:table-cell>
          <table:table-cell office:value-type="float" office:value="784668" calcext:value-type="float">
            <text:p>784668</text:p>
          </table:table-cell>
          <table:table-cell office:value-type="float" office:value="582588" calcext:value-type="float">
            <text:p>582588</text:p>
          </table:table-cell>
          <table:table-cell office:value-type="float" office:value="652436" calcext:value-type="float">
            <text:p>652436</text:p>
          </table:table-cell>
          <table:table-cell office:value-type="float" office:value="1628674" calcext:value-type="float">
            <text:p>1628674</text:p>
          </table:table-cell>
          <table:table-cell office:value-type="float" office:value="0.010378958032007" calcext:value-type="float">
            <text:p>0.010378958032007</text:p>
          </table:table-cell>
          <table:table-cell office:value-type="float" office:value="3.94098686468445" calcext:value-type="float">
            <text:p>3.94098686468445</text:p>
          </table:table-cell>
          <table:table-cell office:value-type="float" office:value="0.972724076834211" calcext:value-type="float">
            <text:p>0.972724076834211</text:p>
          </table:table-cell>
          <table:table-cell office:value-type="float" office:value="0.978993294119035" calcext:value-type="float">
            <text:p>0.978993294119035</text:p>
          </table:table-cell>
          <table:table-cell office:value-type="float" office:value="0.467698629820184" calcext:value-type="float">
            <text:p>0.467698629820184</text:p>
          </table:table-cell>
          <table:table-cell office:value-type="float" office:value="0.347249549299425" calcext:value-type="float">
            <text:p>0.347249549299425</text:p>
          </table:table-cell>
          <table:table-cell office:value-type="float" office:value="0.388882206545139" calcext:value-type="float">
            <text:p>0.388882206545139</text:p>
          </table:table-cell>
          <table:table-cell office:value-type="float" office:value="0.970765467973407" calcext:value-type="float">
            <text:p>0.970765467973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6.460274035963" calcext:value-type="float">
            <text:p>-156.460274035963</text:p>
          </table:table-cell>
          <table:table-cell office:value-type="float" office:value="-180.550090140115" calcext:value-type="float">
            <text:p>-180.550090140115</text:p>
          </table:table-cell>
          <table:table-cell office:value-type="float" office:value="-172.223558690972" calcext:value-type="float">
            <text:p>-172.2235586909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1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7114048109289" calcext:value-type="float">
            <text:p>72.7114048109289</text:p>
          </table:table-cell>
          <table:table-cell office:value-type="float" office:value="981.982624584587" calcext:value-type="float">
            <text:p>981.982624584587</text:p>
          </table:table-cell>
          <table:table-cell office:value-type="float" office:value="-1" calcext:value-type="float">
            <text:p>-1</text:p>
          </table:table-cell>
          <table:table-cell office:value-type="float" office:value="17371" calcext:value-type="float">
            <text:p>17371</text:p>
          </table:table-cell>
          <table:table-cell office:value-type="float" office:value="6610450" calcext:value-type="float">
            <text:p>6610450</text:p>
          </table:table-cell>
          <table:table-cell office:value-type="float" office:value="1632429" calcext:value-type="float">
            <text:p>1632429</text:p>
          </table:table-cell>
          <table:table-cell office:value-type="float" office:value="1642675" calcext:value-type="float">
            <text:p>1642675</text:p>
          </table:table-cell>
          <table:table-cell office:value-type="float" office:value="786163" calcext:value-type="float">
            <text:p>786163</text:p>
          </table:table-cell>
          <table:table-cell office:value-type="float" office:value="580156" calcext:value-type="float">
            <text:p>580156</text:p>
          </table:table-cell>
          <table:table-cell office:value-type="float" office:value="654679" calcext:value-type="float">
            <text:p>654679</text:p>
          </table:table-cell>
          <table:table-cell office:value-type="float" office:value="1627692" calcext:value-type="float">
            <text:p>1627692</text:p>
          </table:table-cell>
          <table:table-cell office:value-type="float" office:value="0.010353924078217" calcext:value-type="float">
            <text:p>0.010353924078217</text:p>
          </table:table-cell>
          <table:table-cell office:value-type="float" office:value="3.94013571025559" calcext:value-type="float">
            <text:p>3.94013571025559</text:p>
          </table:table-cell>
          <table:table-cell office:value-type="float" office:value="0.973003622651532" calcext:value-type="float">
            <text:p>0.973003622651532</text:p>
          </table:table-cell>
          <table:table-cell office:value-type="float" office:value="0.979110715283241" calcext:value-type="float">
            <text:p>0.979110715283241</text:p>
          </table:table-cell>
          <table:table-cell office:value-type="float" office:value="0.468589719365802" calcext:value-type="float">
            <text:p>0.468589719365802</text:p>
          </table:table-cell>
          <table:table-cell office:value-type="float" office:value="0.345799964165683" calcext:value-type="float">
            <text:p>0.345799964165683</text:p>
          </table:table-cell>
          <table:table-cell office:value-type="float" office:value="0.390219138886826" calcext:value-type="float">
            <text:p>0.390219138886826</text:p>
          </table:table-cell>
          <table:table-cell office:value-type="float" office:value="0.970180150291938" calcext:value-type="float">
            <text:p>0.9701801502919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6.28205612684" calcext:value-type="float">
            <text:p>-156.28205612684</text:p>
          </table:table-cell>
          <table:table-cell office:value-type="float" office:value="-180.840007166863" calcext:value-type="float">
            <text:p>-180.840007166863</text:p>
          </table:table-cell>
          <table:table-cell office:value-type="float" office:value="-171.956172222635" calcext:value-type="float">
            <text:p>-171.9561722226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1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7110164332723" calcext:value-type="float">
            <text:p>72.7110164332723</text:p>
          </table:table-cell>
          <table:table-cell office:value-type="float" office:value="981.946578089957" calcext:value-type="float">
            <text:p>981.946578089957</text:p>
          </table:table-cell>
          <table:table-cell office:value-type="float" office:value="-1" calcext:value-type="float">
            <text:p>-1</text:p>
          </table:table-cell>
          <table:table-cell office:value-type="float" office:value="17369" calcext:value-type="float">
            <text:p>17369</text:p>
          </table:table-cell>
          <table:table-cell office:value-type="float" office:value="6611595" calcext:value-type="float">
            <text:p>6611595</text:p>
          </table:table-cell>
          <table:table-cell office:value-type="float" office:value="1632231" calcext:value-type="float">
            <text:p>1632231</text:p>
          </table:table-cell>
          <table:table-cell office:value-type="float" office:value="1642361" calcext:value-type="float">
            <text:p>1642361</text:p>
          </table:table-cell>
          <table:table-cell office:value-type="float" office:value="790020" calcext:value-type="float">
            <text:p>790020</text:p>
          </table:table-cell>
          <table:table-cell office:value-type="float" office:value="581850" calcext:value-type="float">
            <text:p>581850</text:p>
          </table:table-cell>
          <table:table-cell office:value-type="float" office:value="658420" calcext:value-type="float">
            <text:p>658420</text:p>
          </table:table-cell>
          <table:table-cell office:value-type="float" office:value="1632936" calcext:value-type="float">
            <text:p>1632936</text:p>
          </table:table-cell>
          <table:table-cell office:value-type="float" office:value="0.0103527319851794" calcext:value-type="float">
            <text:p>0.01035273198518</text:p>
          </table:table-cell>
          <table:table-cell office:value-type="float" office:value="3.94081818351962" calcext:value-type="float">
            <text:p>3.94081818351962</text:p>
          </table:table-cell>
          <table:table-cell office:value-type="float" office:value="0.972885605440808" calcext:value-type="float">
            <text:p>0.972885605440808</text:p>
          </table:table-cell>
          <table:table-cell office:value-type="float" office:value="0.978923556676335" calcext:value-type="float">
            <text:p>0.978923556676335</text:p>
          </table:table-cell>
          <table:table-cell office:value-type="float" office:value="0.470888670788845" calcext:value-type="float">
            <text:p>0.470888670788845</text:p>
          </table:table-cell>
          <table:table-cell office:value-type="float" office:value="0.346809666968544" calcext:value-type="float">
            <text:p>0.346809666968544</text:p>
          </table:table-cell>
          <table:table-cell office:value-type="float" office:value="0.392448948913687" calcext:value-type="float">
            <text:p>0.392448948913687</text:p>
          </table:table-cell>
          <table:table-cell office:value-type="float" office:value="0.973305818236568" calcext:value-type="float">
            <text:p>0.9733058182365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5.822265842231" calcext:value-type="float">
            <text:p>-155.822265842231</text:p>
          </table:table-cell>
          <table:table-cell office:value-type="float" office:value="-180.638066606291" calcext:value-type="float">
            <text:p>-180.638066606291</text:p>
          </table:table-cell>
          <table:table-cell office:value-type="float" office:value="-171.510210217263" calcext:value-type="float">
            <text:p>-171.5102102172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2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6834387183186" calcext:value-type="float">
            <text:p>72.6834387183186</text:p>
          </table:table-cell>
          <table:table-cell office:value-type="float" office:value="981.984627830642" calcext:value-type="float">
            <text:p>981.984627830642</text:p>
          </table:table-cell>
          <table:table-cell office:value-type="float" office:value="-1" calcext:value-type="float">
            <text:p>-1</text:p>
          </table:table-cell>
          <table:table-cell office:value-type="float" office:value="17386" calcext:value-type="float">
            <text:p>17386</text:p>
          </table:table-cell>
          <table:table-cell office:value-type="float" office:value="6613943" calcext:value-type="float">
            <text:p>6613943</text:p>
          </table:table-cell>
          <table:table-cell office:value-type="float" office:value="1632155" calcext:value-type="float">
            <text:p>1632155</text:p>
          </table:table-cell>
          <table:table-cell office:value-type="float" office:value="1642248" calcext:value-type="float">
            <text:p>1642248</text:p>
          </table:table-cell>
          <table:table-cell office:value-type="float" office:value="794036" calcext:value-type="float">
            <text:p>794036</text:p>
          </table:table-cell>
          <table:table-cell office:value-type="float" office:value="583686" calcext:value-type="float">
            <text:p>583686</text:p>
          </table:table-cell>
          <table:table-cell office:value-type="float" office:value="664010" calcext:value-type="float">
            <text:p>664010</text:p>
          </table:table-cell>
          <table:table-cell office:value-type="float" office:value="1630657" calcext:value-type="float">
            <text:p>1630657</text:p>
          </table:table-cell>
          <table:table-cell office:value-type="float" office:value="0.0103628647759992" calcext:value-type="float">
            <text:p>0.010362864775999</text:p>
          </table:table-cell>
          <table:table-cell office:value-type="float" office:value="3.94221770074579" calcext:value-type="float">
            <text:p>3.94221770074579</text:p>
          </table:table-cell>
          <table:table-cell office:value-type="float" office:value="0.972840305905379" calcext:value-type="float">
            <text:p>0.972840305905379</text:p>
          </table:table-cell>
          <table:table-cell office:value-type="float" office:value="0.97885620341971" calcext:value-type="float">
            <text:p>0.97885620341971</text:p>
          </table:table-cell>
          <table:table-cell office:value-type="float" office:value="0.473282393608379" calcext:value-type="float">
            <text:p>0.473282393608379</text:p>
          </table:table-cell>
          <table:table-cell office:value-type="float" office:value="0.347904008377076" calcext:value-type="float">
            <text:p>0.347904008377076</text:p>
          </table:table-cell>
          <table:table-cell office:value-type="float" office:value="0.395780848953825" calcext:value-type="float">
            <text:p>0.395780848953825</text:p>
          </table:table-cell>
          <table:table-cell office:value-type="float" office:value="0.971947428220204" calcext:value-type="float">
            <text:p>0.971947428220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5.343521278324" calcext:value-type="float">
            <text:p>-155.343521278324</text:p>
          </table:table-cell>
          <table:table-cell office:value-type="float" office:value="-180.419198324585" calcext:value-type="float">
            <text:p>-180.419198324585</text:p>
          </table:table-cell>
          <table:table-cell office:value-type="float" office:value="-170.843830209235" calcext:value-type="float">
            <text:p>-170.8438302092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2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945473336454" calcext:value-type="float">
            <text:p>72.6945473336454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452" calcext:value-type="float">
            <text:p>17452</text:p>
          </table:table-cell>
          <table:table-cell office:value-type="float" office:value="6589748" calcext:value-type="float">
            <text:p>6589748</text:p>
          </table:table-cell>
          <table:table-cell office:value-type="float" office:value="1633044" calcext:value-type="float">
            <text:p>1633044</text:p>
          </table:table-cell>
          <table:table-cell office:value-type="float" office:value="1643192" calcext:value-type="float">
            <text:p>1643192</text:p>
          </table:table-cell>
          <table:table-cell office:value-type="float" office:value="802969" calcext:value-type="float">
            <text:p>802969</text:p>
          </table:table-cell>
          <table:table-cell office:value-type="float" office:value="583352" calcext:value-type="float">
            <text:p>583352</text:p>
          </table:table-cell>
          <table:table-cell office:value-type="float" office:value="667650" calcext:value-type="float">
            <text:p>667650</text:p>
          </table:table-cell>
          <table:table-cell office:value-type="float" office:value="1633734" calcext:value-type="float">
            <text:p>1633734</text:p>
          </table:table-cell>
          <table:table-cell office:value-type="float" office:value="0.0104022038462405" calcext:value-type="float">
            <text:p>0.010402203846241</text:p>
          </table:table-cell>
          <table:table-cell office:value-type="float" office:value="3.92779635522322" calcext:value-type="float">
            <text:p>3.92779635522322</text:p>
          </table:table-cell>
          <table:table-cell office:value-type="float" office:value="0.973370191260599" calcext:value-type="float">
            <text:p>0.973370191260599</text:p>
          </table:table-cell>
          <table:table-cell office:value-type="float" office:value="0.979418871333464" calcext:value-type="float">
            <text:p>0.979418871333464</text:p>
          </table:table-cell>
          <table:table-cell office:value-type="float" office:value="0.478606877160892" calcext:value-type="float">
            <text:p>0.478606877160892</text:p>
          </table:table-cell>
          <table:table-cell office:value-type="float" office:value="0.347704928839794" calcext:value-type="float">
            <text:p>0.347704928839794</text:p>
          </table:table-cell>
          <table:table-cell office:value-type="float" office:value="0.397950458282287" calcext:value-type="float">
            <text:p>0.397950458282287</text:p>
          </table:table-cell>
          <table:table-cell office:value-type="float" office:value="0.973781463358577" calcext:value-type="float">
            <text:p>0.9737814633585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4.278624567822" calcext:value-type="float">
            <text:p>-154.278624567822</text:p>
          </table:table-cell>
          <table:table-cell office:value-type="float" office:value="-180.459014232041" calcext:value-type="float">
            <text:p>-180.459014232041</text:p>
          </table:table-cell>
          <table:table-cell office:value-type="float" office:value="-170.409908343543" calcext:value-type="float">
            <text:p>-170.4099083435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3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89187079026" calcext:value-type="float">
            <text:p>72.689187079026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370" calcext:value-type="float">
            <text:p>17370</text:p>
          </table:table-cell>
          <table:table-cell office:value-type="float" office:value="6637540" calcext:value-type="float">
            <text:p>6637540</text:p>
          </table:table-cell>
          <table:table-cell office:value-type="float" office:value="1636590" calcext:value-type="float">
            <text:p>1636590</text:p>
          </table:table-cell>
          <table:table-cell office:value-type="float" office:value="1647082" calcext:value-type="float">
            <text:p>1647082</text:p>
          </table:table-cell>
          <table:table-cell office:value-type="float" office:value="814195" calcext:value-type="float">
            <text:p>814195</text:p>
          </table:table-cell>
          <table:table-cell office:value-type="float" office:value="584490" calcext:value-type="float">
            <text:p>584490</text:p>
          </table:table-cell>
          <table:table-cell office:value-type="float" office:value="670186" calcext:value-type="float">
            <text:p>670186</text:p>
          </table:table-cell>
          <table:table-cell office:value-type="float" office:value="1631814" calcext:value-type="float">
            <text:p>1631814</text:p>
          </table:table-cell>
          <table:table-cell office:value-type="float" office:value="0.0103533280316982" calcext:value-type="float">
            <text:p>0.010353328031698</text:p>
          </table:table-cell>
          <table:table-cell office:value-type="float" office:value="3.9562826104501" calcext:value-type="float">
            <text:p>3.9562826104501</text:p>
          </table:table-cell>
          <table:table-cell office:value-type="float" office:value="0.975483772216293" calcext:value-type="float">
            <text:p>0.975483772216293</text:p>
          </table:table-cell>
          <table:table-cell office:value-type="float" office:value="0.981737492291628" calcext:value-type="float">
            <text:p>0.981737492291628</text:p>
          </table:table-cell>
          <table:table-cell office:value-type="float" office:value="0.485298095381033" calcext:value-type="float">
            <text:p>0.485298095381033</text:p>
          </table:table-cell>
          <table:table-cell office:value-type="float" office:value="0.348383229778198" calcext:value-type="float">
            <text:p>0.348383229778198</text:p>
          </table:table-cell>
          <table:table-cell office:value-type="float" office:value="0.399462032253984" calcext:value-type="float">
            <text:p>0.399462032253984</text:p>
          </table:table-cell>
          <table:table-cell office:value-type="float" office:value="0.972637054042465" calcext:value-type="float">
            <text:p>0.972637054042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2.940380923793" calcext:value-type="float">
            <text:p>-152.940380923793</text:p>
          </table:table-cell>
          <table:table-cell office:value-type="float" office:value="-180.32335404436" calcext:value-type="float">
            <text:p>-180.32335404436</text:p>
          </table:table-cell>
          <table:table-cell office:value-type="float" office:value="-170.107593549203" calcext:value-type="float">
            <text:p>-170.1075935492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3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6995193025989" calcext:value-type="float">
            <text:p>72.6995193025989</text:p>
          </table:table-cell>
          <table:table-cell office:value-type="float" office:value="981.957092502386" calcext:value-type="float">
            <text:p>981.957092502386</text:p>
          </table:table-cell>
          <table:table-cell office:value-type="float" office:value="-1" calcext:value-type="float">
            <text:p>-1</text:p>
          </table:table-cell>
          <table:table-cell office:value-type="float" office:value="17367" calcext:value-type="float">
            <text:p>17367</text:p>
          </table:table-cell>
          <table:table-cell office:value-type="float" office:value="6612193" calcext:value-type="float">
            <text:p>6612193</text:p>
          </table:table-cell>
          <table:table-cell office:value-type="float" office:value="1632351" calcext:value-type="float">
            <text:p>1632351</text:p>
          </table:table-cell>
          <table:table-cell office:value-type="float" office:value="1642980" calcext:value-type="float">
            <text:p>1642980</text:p>
          </table:table-cell>
          <table:table-cell office:value-type="float" office:value="818923" calcext:value-type="float">
            <text:p>818923</text:p>
          </table:table-cell>
          <table:table-cell office:value-type="float" office:value="586438" calcext:value-type="float">
            <text:p>586438</text:p>
          </table:table-cell>
          <table:table-cell office:value-type="float" office:value="671034" calcext:value-type="float">
            <text:p>671034</text:p>
          </table:table-cell>
          <table:table-cell office:value-type="float" office:value="1629820" calcext:value-type="float">
            <text:p>1629820</text:p>
          </table:table-cell>
          <table:table-cell office:value-type="float" office:value="0.0103515398921418" calcext:value-type="float">
            <text:p>0.010351539892142</text:p>
          </table:table-cell>
          <table:table-cell office:value-type="float" office:value="3.94117461933787" calcext:value-type="float">
            <text:p>3.94117461933787</text:p>
          </table:table-cell>
          <table:table-cell office:value-type="float" office:value="0.972957131023065" calcext:value-type="float">
            <text:p>0.972957131023065</text:p>
          </table:table-cell>
          <table:table-cell office:value-type="float" office:value="0.979292509471477" calcext:value-type="float">
            <text:p>0.979292509471477</text:p>
          </table:table-cell>
          <table:table-cell office:value-type="float" office:value="0.488116203321958" calcext:value-type="float">
            <text:p>0.488116203321958</text:p>
          </table:table-cell>
          <table:table-cell office:value-type="float" office:value="0.349544328396836" calcext:value-type="float">
            <text:p>0.349544328396836</text:p>
          </table:table-cell>
          <table:table-cell office:value-type="float" office:value="0.399967479701934" calcext:value-type="float">
            <text:p>0.399967479701934</text:p>
          </table:table-cell>
          <table:table-cell office:value-type="float" office:value="0.971448537283961" calcext:value-type="float">
            <text:p>0.9714485372839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2.376759335608" calcext:value-type="float">
            <text:p>-152.376759335608</text:p>
          </table:table-cell>
          <table:table-cell office:value-type="float" office:value="-180.091134320633" calcext:value-type="float">
            <text:p>-180.091134320633</text:p>
          </table:table-cell>
          <table:table-cell office:value-type="float" office:value="-170.006504059613" calcext:value-type="float">
            <text:p>-170.0065040596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3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106280460407" calcext:value-type="float">
            <text:p>72.7106280460407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421" calcext:value-type="float">
            <text:p>17421</text:p>
          </table:table-cell>
          <table:table-cell office:value-type="float" office:value="6653549" calcext:value-type="float">
            <text:p>6653549</text:p>
          </table:table-cell>
          <table:table-cell office:value-type="float" office:value="1636377" calcext:value-type="float">
            <text:p>1636377</text:p>
          </table:table-cell>
          <table:table-cell office:value-type="float" office:value="1641347" calcext:value-type="float">
            <text:p>1641347</text:p>
          </table:table-cell>
          <table:table-cell office:value-type="float" office:value="814149" calcext:value-type="float">
            <text:p>814149</text:p>
          </table:table-cell>
          <table:table-cell office:value-type="float" office:value="586632" calcext:value-type="float">
            <text:p>586632</text:p>
          </table:table-cell>
          <table:table-cell office:value-type="float" office:value="674708" calcext:value-type="float">
            <text:p>674708</text:p>
          </table:table-cell>
          <table:table-cell office:value-type="float" office:value="1630487" calcext:value-type="float">
            <text:p>1630487</text:p>
          </table:table-cell>
          <table:table-cell office:value-type="float" office:value="0.0103837264041574" calcext:value-type="float">
            <text:p>0.010383726404158</text:p>
          </table:table-cell>
          <table:table-cell office:value-type="float" office:value="3.9658247191697" calcext:value-type="float">
            <text:p>3.9658247191697</text:p>
          </table:table-cell>
          <table:table-cell office:value-type="float" office:value="0.975356814307787" calcext:value-type="float">
            <text:p>0.975356814307787</text:p>
          </table:table-cell>
          <table:table-cell office:value-type="float" office:value="0.978319165506263" calcext:value-type="float">
            <text:p>0.978319165506263</text:p>
          </table:table-cell>
          <table:table-cell office:value-type="float" office:value="0.485270677241168" calcext:value-type="float">
            <text:p>0.485270677241168</text:p>
          </table:table-cell>
          <table:table-cell office:value-type="float" office:value="0.349659961421485" calcext:value-type="float">
            <text:p>0.349659961421485</text:p>
          </table:table-cell>
          <table:table-cell office:value-type="float" office:value="0.402157354612035" calcext:value-type="float">
            <text:p>0.402157354612035</text:p>
          </table:table-cell>
          <table:table-cell office:value-type="float" office:value="0.971846100312006" calcext:value-type="float">
            <text:p>0.971846100312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2.945864551766" calcext:value-type="float">
            <text:p>-152.945864551766</text:p>
          </table:table-cell>
          <table:table-cell office:value-type="float" office:value="-180.068007715703" calcext:value-type="float">
            <text:p>-180.068007715703</text:p>
          </table:table-cell>
          <table:table-cell office:value-type="float" office:value="-169.568529077593" calcext:value-type="float">
            <text:p>-169.5685290775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4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106280460407" calcext:value-type="float">
            <text:p>72.7106280460407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426" calcext:value-type="float">
            <text:p>17426</text:p>
          </table:table-cell>
          <table:table-cell office:value-type="float" office:value="6599238" calcext:value-type="float">
            <text:p>6599238</text:p>
          </table:table-cell>
          <table:table-cell office:value-type="float" office:value="1631833" calcext:value-type="float">
            <text:p>1631833</text:p>
          </table:table-cell>
          <table:table-cell office:value-type="float" office:value="1642366" calcext:value-type="float">
            <text:p>1642366</text:p>
          </table:table-cell>
          <table:table-cell office:value-type="float" office:value="828039" calcext:value-type="float">
            <text:p>828039</text:p>
          </table:table-cell>
          <table:table-cell office:value-type="float" office:value="587417" calcext:value-type="float">
            <text:p>587417</text:p>
          </table:table-cell>
          <table:table-cell office:value-type="float" office:value="677965" calcext:value-type="float">
            <text:p>677965</text:p>
          </table:table-cell>
          <table:table-cell office:value-type="float" office:value="1631077" calcext:value-type="float">
            <text:p>1631077</text:p>
          </table:table-cell>
          <table:table-cell office:value-type="float" office:value="0.0103867066367515" calcext:value-type="float">
            <text:p>0.010386706636752</text:p>
          </table:table-cell>
          <table:table-cell office:value-type="float" office:value="3.93345283668671" calcext:value-type="float">
            <text:p>3.93345283668671</text:p>
          </table:table-cell>
          <table:table-cell office:value-type="float" office:value="0.972648378926322" calcext:value-type="float">
            <text:p>0.972648378926322</text:p>
          </table:table-cell>
          <table:table-cell office:value-type="float" office:value="0.978926536908929" calcext:value-type="float">
            <text:p>0.978926536908929</text:p>
          </table:table-cell>
          <table:table-cell office:value-type="float" office:value="0.493549763387413" calcext:value-type="float">
            <text:p>0.493549763387413</text:p>
          </table:table-cell>
          <table:table-cell office:value-type="float" office:value="0.35012785793875" calcext:value-type="float">
            <text:p>0.35012785793875</text:p>
          </table:table-cell>
          <table:table-cell office:value-type="float" office:value="0.404098678123793" calcext:value-type="float">
            <text:p>0.404098678123793</text:p>
          </table:table-cell>
          <table:table-cell office:value-type="float" office:value="0.972197767758103" calcext:value-type="float">
            <text:p>0.972197767758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1.290047322517" calcext:value-type="float">
            <text:p>-151.290047322517</text:p>
          </table:table-cell>
          <table:table-cell office:value-type="float" office:value="-179.97442841225" calcext:value-type="float">
            <text:p>-179.97442841225</text:p>
          </table:table-cell>
          <table:table-cell office:value-type="float" office:value="-169.180264375241" calcext:value-type="float">
            <text:p>-169.1802643752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4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7167651509568" calcext:value-type="float">
            <text:p>72.7167651509568</text:p>
          </table:table-cell>
          <table:table-cell office:value-type="float" office:value="981.955088591234" calcext:value-type="float">
            <text:p>981.955088591234</text:p>
          </table:table-cell>
          <table:table-cell office:value-type="float" office:value="-1" calcext:value-type="float">
            <text:p>-1</text:p>
          </table:table-cell>
          <table:table-cell office:value-type="float" office:value="17406" calcext:value-type="float">
            <text:p>17406</text:p>
          </table:table-cell>
          <table:table-cell office:value-type="float" office:value="6606475" calcext:value-type="float">
            <text:p>6606475</text:p>
          </table:table-cell>
          <table:table-cell office:value-type="float" office:value="1631693" calcext:value-type="float">
            <text:p>1631693</text:p>
          </table:table-cell>
          <table:table-cell office:value-type="float" office:value="1642675" calcext:value-type="float">
            <text:p>1642675</text:p>
          </table:table-cell>
          <table:table-cell office:value-type="float" office:value="833407" calcext:value-type="float">
            <text:p>833407</text:p>
          </table:table-cell>
          <table:table-cell office:value-type="float" office:value="590793" calcext:value-type="float">
            <text:p>590793</text:p>
          </table:table-cell>
          <table:table-cell office:value-type="float" office:value="678300" calcext:value-type="float">
            <text:p>678300</text:p>
          </table:table-cell>
          <table:table-cell office:value-type="float" office:value="1629849" calcext:value-type="float">
            <text:p>1629849</text:p>
          </table:table-cell>
          <table:table-cell office:value-type="float" office:value="0.0103747857063753" calcext:value-type="float">
            <text:p>0.010374785706375</text:p>
          </table:table-cell>
          <table:table-cell office:value-type="float" office:value="3.93776642534333" calcext:value-type="float">
            <text:p>3.93776642534333</text:p>
          </table:table-cell>
          <table:table-cell office:value-type="float" office:value="0.972564932413689" calcext:value-type="float">
            <text:p>0.972564932413689</text:p>
          </table:table-cell>
          <table:table-cell office:value-type="float" office:value="0.979110715283241" calcext:value-type="float">
            <text:p>0.979110715283241</text:p>
          </table:table-cell>
          <table:table-cell office:value-type="float" office:value="0.496749341100376" calcext:value-type="float">
            <text:p>0.496749341100376</text:p>
          </table:table-cell>
          <table:table-cell office:value-type="float" office:value="0.352140110986246" calcext:value-type="float">
            <text:p>0.352140110986246</text:p>
          </table:table-cell>
          <table:table-cell office:value-type="float" office:value="0.404298353707594" calcext:value-type="float">
            <text:p>0.404298353707594</text:p>
          </table:table-cell>
          <table:table-cell office:value-type="float" office:value="0.971465822633007" calcext:value-type="float">
            <text:p>0.971465822633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0.650131779925" calcext:value-type="float">
            <text:p>-150.650131779925</text:p>
          </table:table-cell>
          <table:table-cell office:value-type="float" office:value="-179.571977802751" calcext:value-type="float">
            <text:p>-179.571977802751</text:p>
          </table:table-cell>
          <table:table-cell office:value-type="float" office:value="-169.140329258481" calcext:value-type="float">
            <text:p>-169.1403292584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5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7159882663515" calcext:value-type="float">
            <text:p>72.7159882663515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373" calcext:value-type="float">
            <text:p>17373</text:p>
          </table:table-cell>
          <table:table-cell office:value-type="float" office:value="6612047" calcext:value-type="float">
            <text:p>6612047</text:p>
          </table:table-cell>
          <table:table-cell office:value-type="float" office:value="1632669" calcext:value-type="float">
            <text:p>1632669</text:p>
          </table:table-cell>
          <table:table-cell office:value-type="float" office:value="1644798" calcext:value-type="float">
            <text:p>1644798</text:p>
          </table:table-cell>
          <table:table-cell office:value-type="float" office:value="831786" calcext:value-type="float">
            <text:p>831786</text:p>
          </table:table-cell>
          <table:table-cell office:value-type="float" office:value="588570" calcext:value-type="float">
            <text:p>588570</text:p>
          </table:table-cell>
          <table:table-cell office:value-type="float" office:value="683563" calcext:value-type="float">
            <text:p>683563</text:p>
          </table:table-cell>
          <table:table-cell office:value-type="float" office:value="1632422" calcext:value-type="float">
            <text:p>1632422</text:p>
          </table:table-cell>
          <table:table-cell office:value-type="float" office:value="0.0103551161712547" calcext:value-type="float">
            <text:p>0.010355116171255</text:p>
          </table:table-cell>
          <table:table-cell office:value-type="float" office:value="3.94108759654612" calcext:value-type="float">
            <text:p>3.94108759654612</text:p>
          </table:table-cell>
          <table:table-cell office:value-type="float" office:value="0.973146673816046" calcext:value-type="float">
            <text:p>0.973146673816046</text:p>
          </table:table-cell>
          <table:table-cell office:value-type="float" office:value="0.98037612204267" calcext:value-type="float">
            <text:p>0.98037612204267</text:p>
          </table:table-cell>
          <table:table-cell office:value-type="float" office:value="0.495783149693388" calcext:value-type="float">
            <text:p>0.495783149693388</text:p>
          </table:table-cell>
          <table:table-cell office:value-type="float" office:value="0.350815099574935" calcext:value-type="float">
            <text:p>0.350815099574935</text:p>
          </table:table-cell>
          <table:table-cell office:value-type="float" office:value="0.407435346536082" calcext:value-type="float">
            <text:p>0.407435346536082</text:p>
          </table:table-cell>
          <table:table-cell office:value-type="float" office:value="0.9729994503259" calcext:value-type="float">
            <text:p>0.9729994503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0.843370061322" calcext:value-type="float">
            <text:p>-150.843370061322</text:p>
          </table:table-cell>
          <table:table-cell office:value-type="float" office:value="-179.836980085013" calcext:value-type="float">
            <text:p>-179.836980085013</text:p>
          </table:table-cell>
          <table:table-cell office:value-type="float" office:value="-168.512930692784" calcext:value-type="float">
            <text:p>-168.5129306927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5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89187079026" calcext:value-type="float">
            <text:p>72.689187079026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368" calcext:value-type="float">
            <text:p>17368</text:p>
          </table:table-cell>
          <table:table-cell office:value-type="float" office:value="6615151" calcext:value-type="float">
            <text:p>6615151</text:p>
          </table:table-cell>
          <table:table-cell office:value-type="float" office:value="1632506" calcext:value-type="float">
            <text:p>1632506</text:p>
          </table:table-cell>
          <table:table-cell office:value-type="float" office:value="1643105" calcext:value-type="float">
            <text:p>1643105</text:p>
          </table:table-cell>
          <table:table-cell office:value-type="float" office:value="841930" calcext:value-type="float">
            <text:p>841930</text:p>
          </table:table-cell>
          <table:table-cell office:value-type="float" office:value="589293" calcext:value-type="float">
            <text:p>589293</text:p>
          </table:table-cell>
          <table:table-cell office:value-type="float" office:value="680956" calcext:value-type="float">
            <text:p>680956</text:p>
          </table:table-cell>
          <table:table-cell office:value-type="float" office:value="1631631" calcext:value-type="float">
            <text:p>1631631</text:p>
          </table:table-cell>
          <table:table-cell office:value-type="float" office:value="0.0103521359386606" calcext:value-type="float">
            <text:p>0.010352135938661</text:p>
          </table:table-cell>
          <table:table-cell office:value-type="float" office:value="3.94293772494051" calcext:value-type="float">
            <text:p>3.94293772494051</text:p>
          </table:table-cell>
          <table:table-cell office:value-type="float" office:value="0.97304951823348" calcext:value-type="float">
            <text:p>0.97304951823348</text:p>
          </table:table-cell>
          <table:table-cell office:value-type="float" office:value="0.979367015286328" calcext:value-type="float">
            <text:p>0.979367015286328</text:p>
          </table:table-cell>
          <table:table-cell office:value-type="float" office:value="0.501829445580178" calcext:value-type="float">
            <text:p>0.501829445580178</text:p>
          </table:table-cell>
          <table:table-cell office:value-type="float" office:value="0.351246041208034" calcext:value-type="float">
            <text:p>0.351246041208034</text:p>
          </table:table-cell>
          <table:table-cell office:value-type="float" office:value="0.405881453261549" calcext:value-type="float">
            <text:p>0.405881453261549</text:p>
          </table:table-cell>
          <table:table-cell office:value-type="float" office:value="0.972527977529523" calcext:value-type="float">
            <text:p>0.9725279775295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9.634110883964" calcext:value-type="float">
            <text:p>-149.634110883964</text:p>
          </table:table-cell>
          <table:table-cell office:value-type="float" office:value="-179.750791758393" calcext:value-type="float">
            <text:p>-179.750791758393</text:p>
          </table:table-cell>
          <table:table-cell office:value-type="float" office:value="-168.82370934769" calcext:value-type="float">
            <text:p>-168.823709347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6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7002958472016" calcext:value-type="float">
            <text:p>72.7002958472016</text:p>
          </table:table-cell>
          <table:table-cell office:value-type="float" office:value="981.946578089957" calcext:value-type="float">
            <text:p>981.946578089957</text:p>
          </table:table-cell>
          <table:table-cell office:value-type="float" office:value="-1" calcext:value-type="float">
            <text:p>-1</text:p>
          </table:table-cell>
          <table:table-cell office:value-type="float" office:value="17371" calcext:value-type="float">
            <text:p>17371</text:p>
          </table:table-cell>
          <table:table-cell office:value-type="float" office:value="6646849" calcext:value-type="float">
            <text:p>6646849</text:p>
          </table:table-cell>
          <table:table-cell office:value-type="float" office:value="1635682" calcext:value-type="float">
            <text:p>1635682</text:p>
          </table:table-cell>
          <table:table-cell office:value-type="float" office:value="1647121" calcext:value-type="float">
            <text:p>1647121</text:p>
          </table:table-cell>
          <table:table-cell office:value-type="float" office:value="847039" calcext:value-type="float">
            <text:p>847039</text:p>
          </table:table-cell>
          <table:table-cell office:value-type="float" office:value="592191" calcext:value-type="float">
            <text:p>592191</text:p>
          </table:table-cell>
          <table:table-cell office:value-type="float" office:value="684684" calcext:value-type="float">
            <text:p>684684</text:p>
          </table:table-cell>
          <table:table-cell office:value-type="float" office:value="1629436" calcext:value-type="float">
            <text:p>1629436</text:p>
          </table:table-cell>
          <table:table-cell office:value-type="float" office:value="0.010353924078217" calcext:value-type="float">
            <text:p>0.010353924078217</text:p>
          </table:table-cell>
          <table:table-cell office:value-type="float" office:value="3.96183120749369" calcext:value-type="float">
            <text:p>3.96183120749369</text:p>
          </table:table-cell>
          <table:table-cell office:value-type="float" office:value="0.974942561977215" calcext:value-type="float">
            <text:p>0.974942561977215</text:p>
          </table:table-cell>
          <table:table-cell office:value-type="float" office:value="0.981760738105862" calcext:value-type="float">
            <text:p>0.981760738105862</text:p>
          </table:table-cell>
          <table:table-cell office:value-type="float" office:value="0.504874647244769" calcext:value-type="float">
            <text:p>0.504874647244769</text:p>
          </table:table-cell>
          <table:table-cell office:value-type="float" office:value="0.35297338401954" calcext:value-type="float">
            <text:p>0.35297338401954</text:p>
          </table:table-cell>
          <table:table-cell office:value-type="float" office:value="0.408103514683666" calcext:value-type="float">
            <text:p>0.408103514683666</text:p>
          </table:table-cell>
          <table:table-cell office:value-type="float" office:value="0.971219655420739" calcext:value-type="float">
            <text:p>0.9712196554207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9.025070551046" calcext:value-type="float">
            <text:p>-149.025070551046</text:p>
          </table:table-cell>
          <table:table-cell office:value-type="float" office:value="-179.405323196092" calcext:value-type="float">
            <text:p>-179.405323196092</text:p>
          </table:table-cell>
          <table:table-cell office:value-type="float" office:value="-168.379297063267" calcext:value-type="float">
            <text:p>-168.3792970632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6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89187079026" calcext:value-type="float">
            <text:p>72.689187079026</text:p>
          </table:table-cell>
          <table:table-cell office:value-type="float" office:value="981.96560316027" calcext:value-type="float">
            <text:p>981.96560316027</text:p>
          </table:table-cell>
          <table:table-cell office:value-type="float" office:value="-1" calcext:value-type="float">
            <text:p>-1</text:p>
          </table:table-cell>
          <table:table-cell office:value-type="float" office:value="17414" calcext:value-type="float">
            <text:p>17414</text:p>
          </table:table-cell>
          <table:table-cell office:value-type="float" office:value="6642999" calcext:value-type="float">
            <text:p>6642999</text:p>
          </table:table-cell>
          <table:table-cell office:value-type="float" office:value="1637402" calcext:value-type="float">
            <text:p>1637402</text:p>
          </table:table-cell>
          <table:table-cell office:value-type="float" office:value="1643353" calcext:value-type="float">
            <text:p>1643353</text:p>
          </table:table-cell>
          <table:table-cell office:value-type="float" office:value="822241" calcext:value-type="float">
            <text:p>822241</text:p>
          </table:table-cell>
          <table:table-cell office:value-type="float" office:value="595182" calcext:value-type="float">
            <text:p>595182</text:p>
          </table:table-cell>
          <table:table-cell office:value-type="float" office:value="672393" calcext:value-type="float">
            <text:p>672393</text:p>
          </table:table-cell>
          <table:table-cell office:value-type="float" office:value="1629958" calcext:value-type="float">
            <text:p>1629958</text:p>
          </table:table-cell>
          <table:table-cell office:value-type="float" office:value="0.0103795540785258" calcext:value-type="float">
            <text:p>0.010379554078526</text:p>
          </table:table-cell>
          <table:table-cell office:value-type="float" office:value="3.95953642839628" calcext:value-type="float">
            <text:p>3.95953642839628</text:p>
          </table:table-cell>
          <table:table-cell office:value-type="float" office:value="0.975967761989565" calcext:value-type="float">
            <text:p>0.975967761989565</text:p>
          </table:table-cell>
          <table:table-cell office:value-type="float" office:value="0.979514834822993" calcext:value-type="float">
            <text:p>0.979514834822993</text:p>
          </table:table-cell>
          <table:table-cell office:value-type="float" office:value="0.490093885671363" calcext:value-type="float">
            <text:p>0.490093885671363</text:p>
          </table:table-cell>
          <table:table-cell office:value-type="float" office:value="0.354756159157295" calcext:value-type="float">
            <text:p>0.354756159157295</text:p>
          </table:table-cell>
          <table:table-cell office:value-type="float" office:value="0.400777506920994" calcext:value-type="float">
            <text:p>0.400777506920994</text:p>
          </table:table-cell>
          <table:table-cell office:value-type="float" office:value="0.971530791703557" calcext:value-type="float">
            <text:p>0.9715307917035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1.981222865727" calcext:value-type="float">
            <text:p>-151.981222865727</text:p>
          </table:table-cell>
          <table:table-cell office:value-type="float" office:value="-179.048768168541" calcext:value-type="float">
            <text:p>-179.048768168541</text:p>
          </table:table-cell>
          <table:table-cell office:value-type="float" office:value="-169.844498615801" calcext:value-type="float">
            <text:p>-169.8444986158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7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6566375729789" calcext:value-type="float">
            <text:p>72.6566375729789</text:p>
          </table:table-cell>
          <table:table-cell office:value-type="float" office:value="981.957092502386" calcext:value-type="float">
            <text:p>981.957092502386</text:p>
          </table:table-cell>
          <table:table-cell office:value-type="float" office:value="-1" calcext:value-type="float">
            <text:p>-1</text:p>
          </table:table-cell>
          <table:table-cell office:value-type="float" office:value="17418" calcext:value-type="float">
            <text:p>17418</text:p>
          </table:table-cell>
          <table:table-cell office:value-type="float" office:value="6631466" calcext:value-type="float">
            <text:p>6631466</text:p>
          </table:table-cell>
          <table:table-cell office:value-type="float" office:value="1632845" calcext:value-type="float">
            <text:p>1632845</text:p>
          </table:table-cell>
          <table:table-cell office:value-type="float" office:value="1643201" calcext:value-type="float">
            <text:p>1643201</text:p>
          </table:table-cell>
          <table:table-cell office:value-type="float" office:value="827375" calcext:value-type="float">
            <text:p>827375</text:p>
          </table:table-cell>
          <table:table-cell office:value-type="float" office:value="593252" calcext:value-type="float">
            <text:p>593252</text:p>
          </table:table-cell>
          <table:table-cell office:value-type="float" office:value="676767" calcext:value-type="float">
            <text:p>676767</text:p>
          </table:table-cell>
          <table:table-cell office:value-type="float" office:value="1629037" calcext:value-type="float">
            <text:p>1629037</text:p>
          </table:table-cell>
          <table:table-cell office:value-type="float" office:value="0.010381938264601" calcext:value-type="float">
            <text:p>0.010381938264601</text:p>
          </table:table-cell>
          <table:table-cell office:value-type="float" office:value="3.95266222389486" calcext:value-type="float">
            <text:p>3.95266222389486</text:p>
          </table:table-cell>
          <table:table-cell office:value-type="float" office:value="0.973251578003356" calcext:value-type="float">
            <text:p>0.973251578003356</text:p>
          </table:table-cell>
          <table:table-cell office:value-type="float" office:value="0.979424235752134" calcext:value-type="float">
            <text:p>0.979424235752134</text:p>
          </table:table-cell>
          <table:table-cell office:value-type="float" office:value="0.493153988498925" calcext:value-type="float">
            <text:p>0.493153988498925</text:p>
          </table:table-cell>
          <table:table-cell office:value-type="float" office:value="0.353605789375995" calcext:value-type="float">
            <text:p>0.353605789375995</text:p>
          </table:table-cell>
          <table:table-cell office:value-type="float" office:value="0.403384614394261" calcext:value-type="float">
            <text:p>0.403384614394261</text:p>
          </table:table-cell>
          <table:table-cell office:value-type="float" office:value="0.970981832859735" calcext:value-type="float">
            <text:p>0.9709818328597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1.369202300215" calcext:value-type="float">
            <text:p>-151.369202300215</text:p>
          </table:table-cell>
          <table:table-cell office:value-type="float" office:value="-179.278842124801" calcext:value-type="float">
            <text:p>-179.278842124801</text:p>
          </table:table-cell>
          <table:table-cell office:value-type="float" office:value="-169.323077121148" calcext:value-type="float">
            <text:p>-169.3230771211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7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677459747769" calcext:value-type="float">
            <text:p>72.6677459747769</text:p>
          </table:table-cell>
          <table:table-cell office:value-type="float" office:value="981.96560316027" calcext:value-type="float">
            <text:p>981.96560316027</text:p>
          </table:table-cell>
          <table:table-cell office:value-type="float" office:value="-1" calcext:value-type="float">
            <text:p>-1</text:p>
          </table:table-cell>
          <table:table-cell office:value-type="float" office:value="17360" calcext:value-type="float">
            <text:p>17360</text:p>
          </table:table-cell>
          <table:table-cell office:value-type="float" office:value="6652304" calcext:value-type="float">
            <text:p>6652304</text:p>
          </table:table-cell>
          <table:table-cell office:value-type="float" office:value="1637495" calcext:value-type="float">
            <text:p>1637495</text:p>
          </table:table-cell>
          <table:table-cell office:value-type="float" office:value="1647120" calcext:value-type="float">
            <text:p>1647120</text:p>
          </table:table-cell>
          <table:table-cell office:value-type="float" office:value="845982" calcext:value-type="float">
            <text:p>845982</text:p>
          </table:table-cell>
          <table:table-cell office:value-type="float" office:value="590368" calcext:value-type="float">
            <text:p>590368</text:p>
          </table:table-cell>
          <table:table-cell office:value-type="float" office:value="691317" calcext:value-type="float">
            <text:p>691317</text:p>
          </table:table-cell>
          <table:table-cell office:value-type="float" office:value="1630564" calcext:value-type="float">
            <text:p>1630564</text:p>
          </table:table-cell>
          <table:table-cell office:value-type="float" office:value="0.0103473675665102" calcext:value-type="float">
            <text:p>0.01034736756651</text:p>
          </table:table-cell>
          <table:table-cell office:value-type="float" office:value="3.96508264125379" calcext:value-type="float">
            <text:p>3.96508264125379</text:p>
          </table:table-cell>
          <table:table-cell office:value-type="float" office:value="0.976023194315814" calcext:value-type="float">
            <text:p>0.976023194315814</text:p>
          </table:table-cell>
          <table:table-cell office:value-type="float" office:value="0.981760142059343" calcext:value-type="float">
            <text:p>0.981760142059343</text:p>
          </table:table-cell>
          <table:table-cell office:value-type="float" office:value="0.504244626074389" calcext:value-type="float">
            <text:p>0.504244626074389</text:p>
          </table:table-cell>
          <table:table-cell office:value-type="float" office:value="0.351886791215752" calcext:value-type="float">
            <text:p>0.351886791215752</text:p>
          </table:table-cell>
          <table:table-cell office:value-type="float" office:value="0.41205709124292" calcext:value-type="float">
            <text:p>0.41205709124292</text:p>
          </table:table-cell>
          <table:table-cell office:value-type="float" office:value="0.971891995893955" calcext:value-type="float">
            <text:p>0.9718919958939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9.151074785122" calcext:value-type="float">
            <text:p>-149.151074785122</text:p>
          </table:table-cell>
          <table:table-cell office:value-type="float" office:value="-179.62264175685" calcext:value-type="float">
            <text:p>-179.62264175685</text:p>
          </table:table-cell>
          <table:table-cell office:value-type="float" office:value="-167.588581751416" calcext:value-type="float">
            <text:p>-167.5885817514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7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677459747769" calcext:value-type="float">
            <text:p>72.6677459747769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423" calcext:value-type="float">
            <text:p>17423</text:p>
          </table:table-cell>
          <table:table-cell office:value-type="float" office:value="6653278" calcext:value-type="float">
            <text:p>6653278</text:p>
          </table:table-cell>
          <table:table-cell office:value-type="float" office:value="1636501" calcext:value-type="float">
            <text:p>1636501</text:p>
          </table:table-cell>
          <table:table-cell office:value-type="float" office:value="1644546" calcext:value-type="float">
            <text:p>1644546</text:p>
          </table:table-cell>
          <table:table-cell office:value-type="float" office:value="855693" calcext:value-type="float">
            <text:p>855693</text:p>
          </table:table-cell>
          <table:table-cell office:value-type="float" office:value="590873" calcext:value-type="float">
            <text:p>590873</text:p>
          </table:table-cell>
          <table:table-cell office:value-type="float" office:value="699260" calcext:value-type="float">
            <text:p>699260</text:p>
          </table:table-cell>
          <table:table-cell office:value-type="float" office:value="1631202" calcext:value-type="float">
            <text:p>1631202</text:p>
          </table:table-cell>
          <table:table-cell office:value-type="float" office:value="0.0103849184971951" calcext:value-type="float">
            <text:p>0.010384918497195</text:p>
          </table:table-cell>
          <table:table-cell office:value-type="float" office:value="3.96566319056311" calcext:value-type="float">
            <text:p>3.96566319056311</text:p>
          </table:table-cell>
          <table:table-cell office:value-type="float" office:value="0.975430724076119" calcext:value-type="float">
            <text:p>0.975430724076119</text:p>
          </table:table-cell>
          <table:table-cell office:value-type="float" office:value="0.980225918319931" calcext:value-type="float">
            <text:p>0.980225918319931</text:p>
          </table:table-cell>
          <table:table-cell office:value-type="float" office:value="0.510032833818535" calcext:value-type="float">
            <text:p>0.510032833818535</text:p>
          </table:table-cell>
          <table:table-cell office:value-type="float" office:value="0.352187794707751" calcext:value-type="float">
            <text:p>0.352187794707751</text:p>
          </table:table-cell>
          <table:table-cell office:value-type="float" office:value="0.416791488741814" calcext:value-type="float">
            <text:p>0.416791488741814</text:p>
          </table:table-cell>
          <table:table-cell office:value-type="float" office:value="0.972272273572954" calcext:value-type="float">
            <text:p>0.9722722735729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7.993433236293" calcext:value-type="float">
            <text:p>-147.993433236293</text:p>
          </table:table-cell>
          <table:table-cell office:value-type="float" office:value="-179.56244105845" calcext:value-type="float">
            <text:p>-179.56244105845</text:p>
          </table:table-cell>
          <table:table-cell office:value-type="float" office:value="-166.641702251637" calcext:value-type="float">
            <text:p>-166.6417022516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8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677459747769" calcext:value-type="float">
            <text:p>72.6677459747769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303" calcext:value-type="float">
            <text:p>17303</text:p>
          </table:table-cell>
          <table:table-cell office:value-type="float" office:value="6606422" calcext:value-type="float">
            <text:p>6606422</text:p>
          </table:table-cell>
          <table:table-cell office:value-type="float" office:value="1637046" calcext:value-type="float">
            <text:p>1637046</text:p>
          </table:table-cell>
          <table:table-cell office:value-type="float" office:value="1648100" calcext:value-type="float">
            <text:p>1648100</text:p>
          </table:table-cell>
          <table:table-cell office:value-type="float" office:value="869695" calcext:value-type="float">
            <text:p>869695</text:p>
          </table:table-cell>
          <table:table-cell office:value-type="float" office:value="592476" calcext:value-type="float">
            <text:p>592476</text:p>
          </table:table-cell>
          <table:table-cell office:value-type="float" office:value="700766" calcext:value-type="float">
            <text:p>700766</text:p>
          </table:table-cell>
          <table:table-cell office:value-type="float" office:value="1635729" calcext:value-type="float">
            <text:p>1635729</text:p>
          </table:table-cell>
          <table:table-cell office:value-type="float" office:value="0.0103133929149381" calcext:value-type="float">
            <text:p>0.010313392914938</text:p>
          </table:table-cell>
          <table:table-cell office:value-type="float" office:value="3.93773483487783" calcext:value-type="float">
            <text:p>3.93773483487783</text:p>
          </table:table-cell>
          <table:table-cell office:value-type="float" office:value="0.975755569428869" calcext:value-type="float">
            <text:p>0.975755569428869</text:p>
          </table:table-cell>
          <table:table-cell office:value-type="float" office:value="0.982344267647775" calcext:value-type="float">
            <text:p>0.982344267647775</text:p>
          </table:table-cell>
          <table:table-cell office:value-type="float" office:value="0.518378677174887" calcext:value-type="float">
            <text:p>0.518378677174887</text:p>
          </table:table-cell>
          <table:table-cell office:value-type="float" office:value="0.3531432572774" calcext:value-type="float">
            <text:p>0.3531432572774</text:p>
          </table:table-cell>
          <table:table-cell office:value-type="float" office:value="0.417689134799139" calcext:value-type="float">
            <text:p>0.417689134799139</text:p>
          </table:table-cell>
          <table:table-cell office:value-type="float" office:value="0.974970576163599" calcext:value-type="float">
            <text:p>0.974970576163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6.324264565023" calcext:value-type="float">
            <text:p>-146.324264565023</text:p>
          </table:table-cell>
          <table:table-cell office:value-type="float" office:value="-179.37134854452" calcext:value-type="float">
            <text:p>-179.37134854452</text:p>
          </table:table-cell>
          <table:table-cell office:value-type="float" office:value="-166.462173040172" calcext:value-type="float">
            <text:p>-166.4621730401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8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731062637049" calcext:value-type="float">
            <text:p>72.6731062637049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358" calcext:value-type="float">
            <text:p>17358</text:p>
          </table:table-cell>
          <table:table-cell office:value-type="float" office:value="6652240" calcext:value-type="float">
            <text:p>6652240</text:p>
          </table:table-cell>
          <table:table-cell office:value-type="float" office:value="1636858" calcext:value-type="float">
            <text:p>1636858</text:p>
          </table:table-cell>
          <table:table-cell office:value-type="float" office:value="1648165" calcext:value-type="float">
            <text:p>1648165</text:p>
          </table:table-cell>
          <table:table-cell office:value-type="float" office:value="870884" calcext:value-type="float">
            <text:p>870884</text:p>
          </table:table-cell>
          <table:table-cell office:value-type="float" office:value="593944" calcext:value-type="float">
            <text:p>593944</text:p>
          </table:table-cell>
          <table:table-cell office:value-type="float" office:value="691891" calcext:value-type="float">
            <text:p>691891</text:p>
          </table:table-cell>
          <table:table-cell office:value-type="float" office:value="1630748" calcext:value-type="float">
            <text:p>1630748</text:p>
          </table:table-cell>
          <table:table-cell office:value-type="float" office:value="0.0103461754734725" calcext:value-type="float">
            <text:p>0.010346175473473</text:p>
          </table:table-cell>
          <table:table-cell office:value-type="float" office:value="3.96504449427658" calcext:value-type="float">
            <text:p>3.96504449427658</text:p>
          </table:table-cell>
          <table:table-cell office:value-type="float" office:value="0.975643512683334" calcext:value-type="float">
            <text:p>0.975643512683334</text:p>
          </table:table-cell>
          <table:table-cell office:value-type="float" office:value="0.982383010671498" calcext:value-type="float">
            <text:p>0.982383010671498</text:p>
          </table:table-cell>
          <table:table-cell office:value-type="float" office:value="0.51908737648575" calcext:value-type="float">
            <text:p>0.51908737648575</text:p>
          </table:table-cell>
          <table:table-cell office:value-type="float" office:value="0.354018253567011" calcext:value-type="float">
            <text:p>0.354018253567011</text:p>
          </table:table-cell>
          <table:table-cell office:value-type="float" office:value="0.412399221944716" calcext:value-type="float">
            <text:p>0.412399221944716</text:p>
          </table:table-cell>
          <table:table-cell office:value-type="float" office:value="0.972001668453415" calcext:value-type="float">
            <text:p>0.9720016684534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6.18252470285" calcext:value-type="float">
            <text:p>-146.18252470285</text:p>
          </table:table-cell>
          <table:table-cell office:value-type="float" office:value="-179.196349286598" calcext:value-type="float">
            <text:p>-179.196349286598</text:p>
          </table:table-cell>
          <table:table-cell office:value-type="float" office:value="-167.520155611057" calcext:value-type="float">
            <text:p>-167.5201556110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9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6566375729789" calcext:value-type="float">
            <text:p>72.6566375729789</text:p>
          </table:table-cell>
          <table:table-cell office:value-type="float" office:value="981.902021911323" calcext:value-type="float">
            <text:p>981.902021911323</text:p>
          </table:table-cell>
          <table:table-cell office:value-type="float" office:value="-1" calcext:value-type="float">
            <text:p>-1</text:p>
          </table:table-cell>
          <table:table-cell office:value-type="float" office:value="17351" calcext:value-type="float">
            <text:p>17351</text:p>
          </table:table-cell>
          <table:table-cell office:value-type="float" office:value="6589773" calcext:value-type="float">
            <text:p>6589773</text:p>
          </table:table-cell>
          <table:table-cell office:value-type="float" office:value="1633544" calcext:value-type="float">
            <text:p>1633544</text:p>
          </table:table-cell>
          <table:table-cell office:value-type="float" office:value="1644032" calcext:value-type="float">
            <text:p>1644032</text:p>
          </table:table-cell>
          <table:table-cell office:value-type="float" office:value="862943" calcext:value-type="float">
            <text:p>862943</text:p>
          </table:table-cell>
          <table:table-cell office:value-type="float" office:value="594622" calcext:value-type="float">
            <text:p>594622</text:p>
          </table:table-cell>
          <table:table-cell office:value-type="float" office:value="697459" calcext:value-type="float">
            <text:p>697459</text:p>
          </table:table-cell>
          <table:table-cell office:value-type="float" office:value="1633953" calcext:value-type="float">
            <text:p>1633953</text:p>
          </table:table-cell>
          <table:table-cell office:value-type="float" office:value="0.0103420031478409" calcext:value-type="float">
            <text:p>0.010342003147841</text:p>
          </table:table-cell>
          <table:table-cell office:value-type="float" office:value="3.92781125638619" calcext:value-type="float">
            <text:p>3.92781125638619</text:p>
          </table:table-cell>
          <table:table-cell office:value-type="float" office:value="0.973668214520003" calcext:value-type="float">
            <text:p>0.973668214520003</text:p>
          </table:table-cell>
          <table:table-cell office:value-type="float" office:value="0.979919550409263" calcext:value-type="float">
            <text:p>0.979919550409263</text:p>
          </table:table-cell>
          <table:table-cell office:value-type="float" office:value="0.514354171079894" calcext:value-type="float">
            <text:p>0.514354171079894</text:p>
          </table:table-cell>
          <table:table-cell office:value-type="float" office:value="0.354422373106763" calcext:value-type="float">
            <text:p>0.354422373106763</text:p>
          </table:table-cell>
          <table:table-cell office:value-type="float" office:value="0.41571800896144" calcext:value-type="float">
            <text:p>0.41571800896144</text:p>
          </table:table-cell>
          <table:table-cell office:value-type="float" office:value="0.973911997546196" calcext:value-type="float">
            <text:p>0.973911997546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7.129165784021" calcext:value-type="float">
            <text:p>-147.129165784021</text:p>
          </table:table-cell>
          <table:table-cell office:value-type="float" office:value="-179.115525378647" calcext:value-type="float">
            <text:p>-179.115525378647</text:p>
          </table:table-cell>
          <table:table-cell office:value-type="float" office:value="-166.856398207712" calcext:value-type="float">
            <text:p>-166.8563982077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39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629448704735" calcext:value-type="float">
            <text:p>72.629448704735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74" calcext:value-type="float">
            <text:p>17374</text:p>
          </table:table-cell>
          <table:table-cell office:value-type="float" office:value="6610848" calcext:value-type="float">
            <text:p>6610848</text:p>
          </table:table-cell>
          <table:table-cell office:value-type="float" office:value="1634232" calcext:value-type="float">
            <text:p>1634232</text:p>
          </table:table-cell>
          <table:table-cell office:value-type="float" office:value="1644763" calcext:value-type="float">
            <text:p>1644763</text:p>
          </table:table-cell>
          <table:table-cell office:value-type="float" office:value="863279" calcext:value-type="float">
            <text:p>863279</text:p>
          </table:table-cell>
          <table:table-cell office:value-type="float" office:value="591719" calcext:value-type="float">
            <text:p>591719</text:p>
          </table:table-cell>
          <table:table-cell office:value-type="float" office:value="703837" calcext:value-type="float">
            <text:p>703837</text:p>
          </table:table-cell>
          <table:table-cell office:value-type="float" office:value="1631160" calcext:value-type="float">
            <text:p>1631160</text:p>
          </table:table-cell>
          <table:table-cell office:value-type="float" office:value="0.0103557122177735" calcext:value-type="float">
            <text:p>0.010355712217774</text:p>
          </table:table-cell>
          <table:table-cell office:value-type="float" office:value="3.94037293677007" calcext:value-type="float">
            <text:p>3.94037293677007</text:p>
          </table:table-cell>
          <table:table-cell office:value-type="float" office:value="0.974078294524943" calcext:value-type="float">
            <text:p>0.974078294524943</text:p>
          </table:table-cell>
          <table:table-cell office:value-type="float" office:value="0.980355260414512" calcext:value-type="float">
            <text:p>0.980355260414512</text:p>
          </table:table-cell>
          <table:table-cell office:value-type="float" office:value="0.514554442710214" calcext:value-type="float">
            <text:p>0.514554442710214</text:p>
          </table:table-cell>
          <table:table-cell office:value-type="float" office:value="0.352692050062662" calcext:value-type="float">
            <text:p>0.352692050062662</text:p>
          </table:table-cell>
          <table:table-cell office:value-type="float" office:value="0.419519593658399" calcext:value-type="float">
            <text:p>0.419519593658399</text:p>
          </table:table-cell>
          <table:table-cell office:value-type="float" office:value="0.972247239619164" calcext:value-type="float">
            <text:p>0.9722472396191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7.089111457957" calcext:value-type="float">
            <text:p>-147.089111457957</text:p>
          </table:table-cell>
          <table:table-cell office:value-type="float" office:value="-179.461589987468" calcext:value-type="float">
            <text:p>-179.461589987468</text:p>
          </table:table-cell>
          <table:table-cell office:value-type="float" office:value="-166.09608126832" calcext:value-type="float">
            <text:p>-166.096081268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0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6413320105329" calcext:value-type="float">
            <text:p>72.6413320105329</text:p>
          </table:table-cell>
          <table:table-cell office:value-type="float" office:value="981.946578089957" calcext:value-type="float">
            <text:p>981.946578089957</text:p>
          </table:table-cell>
          <table:table-cell office:value-type="float" office:value="-1" calcext:value-type="float">
            <text:p>-1</text:p>
          </table:table-cell>
          <table:table-cell office:value-type="float" office:value="17445" calcext:value-type="float">
            <text:p>17445</text:p>
          </table:table-cell>
          <table:table-cell office:value-type="float" office:value="6613295" calcext:value-type="float">
            <text:p>6613295</text:p>
          </table:table-cell>
          <table:table-cell office:value-type="float" office:value="1633941" calcext:value-type="float">
            <text:p>1633941</text:p>
          </table:table-cell>
          <table:table-cell office:value-type="float" office:value="1643933" calcext:value-type="float">
            <text:p>1643933</text:p>
          </table:table-cell>
          <table:table-cell office:value-type="float" office:value="870373" calcext:value-type="float">
            <text:p>870373</text:p>
          </table:table-cell>
          <table:table-cell office:value-type="float" office:value="593186" calcext:value-type="float">
            <text:p>593186</text:p>
          </table:table-cell>
          <table:table-cell office:value-type="float" office:value="710970" calcext:value-type="float">
            <text:p>710970</text:p>
          </table:table-cell>
          <table:table-cell office:value-type="float" office:value="1636100" calcext:value-type="float">
            <text:p>1636100</text:p>
          </table:table-cell>
          <table:table-cell office:value-type="float" office:value="0.0103980315206088" calcext:value-type="float">
            <text:p>0.010398031520609</text:p>
          </table:table-cell>
          <table:table-cell office:value-type="float" office:value="3.9418314626016" calcext:value-type="float">
            <text:p>3.9418314626016</text:p>
          </table:table-cell>
          <table:table-cell office:value-type="float" office:value="0.97390484498797" calcext:value-type="float">
            <text:p>0.97390484498797</text:p>
          </table:table-cell>
          <table:table-cell office:value-type="float" office:value="0.979860541803901" calcext:value-type="float">
            <text:p>0.979860541803901</text:p>
          </table:table-cell>
          <table:table-cell office:value-type="float" office:value="0.518782796714639" calcext:value-type="float">
            <text:p>0.518782796714639</text:p>
          </table:table-cell>
          <table:table-cell office:value-type="float" office:value="0.353566450305754" calcext:value-type="float">
            <text:p>0.353566450305754</text:p>
          </table:table-cell>
          <table:table-cell office:value-type="float" office:value="0.423771193477058" calcext:value-type="float">
            <text:p>0.423771193477058</text:p>
          </table:table-cell>
          <table:table-cell office:value-type="float" office:value="0.975191709422077" calcext:value-type="float">
            <text:p>0.975191709422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6.243440657072" calcext:value-type="float">
            <text:p>-146.243440657072</text:p>
          </table:table-cell>
          <table:table-cell office:value-type="float" office:value="-179.286709938849" calcext:value-type="float">
            <text:p>-179.286709938849</text:p>
          </table:table-cell>
          <table:table-cell office:value-type="float" office:value="-165.245761304588" calcext:value-type="float">
            <text:p>-165.2457613045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0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409444014797" calcext:value-type="float">
            <text:p>72.6409444014797</text:p>
          </table:table-cell>
          <table:table-cell office:value-type="float" office:value="981.800390275061" calcext:value-type="float">
            <text:p>981.800390275061</text:p>
          </table:table-cell>
          <table:table-cell office:value-type="float" office:value="-1" calcext:value-type="float">
            <text:p>-1</text:p>
          </table:table-cell>
          <table:table-cell office:value-type="float" office:value="17399" calcext:value-type="float">
            <text:p>17399</text:p>
          </table:table-cell>
          <table:table-cell office:value-type="float" office:value="6611339" calcext:value-type="float">
            <text:p>6611339</text:p>
          </table:table-cell>
          <table:table-cell office:value-type="float" office:value="1634051" calcext:value-type="float">
            <text:p>1634051</text:p>
          </table:table-cell>
          <table:table-cell office:value-type="float" office:value="1644177" calcext:value-type="float">
            <text:p>1644177</text:p>
          </table:table-cell>
          <table:table-cell office:value-type="float" office:value="883473" calcext:value-type="float">
            <text:p>883473</text:p>
          </table:table-cell>
          <table:table-cell office:value-type="float" office:value="593729" calcext:value-type="float">
            <text:p>593729</text:p>
          </table:table-cell>
          <table:table-cell office:value-type="float" office:value="714537" calcext:value-type="float">
            <text:p>714537</text:p>
          </table:table-cell>
          <table:table-cell office:value-type="float" office:value="1632228" calcext:value-type="float">
            <text:p>1632228</text:p>
          </table:table-cell>
          <table:table-cell office:value-type="float" office:value="0.0103706133807437" calcext:value-type="float">
            <text:p>0.010370613380744</text:p>
          </table:table-cell>
          <table:table-cell office:value-type="float" office:value="3.94066559561081" calcext:value-type="float">
            <text:p>3.94066559561081</text:p>
          </table:table-cell>
          <table:table-cell office:value-type="float" office:value="0.973970410105039" calcext:value-type="float">
            <text:p>0.973970410105039</text:p>
          </table:table-cell>
          <table:table-cell office:value-type="float" office:value="0.980005977154491" calcext:value-type="float">
            <text:p>0.980005977154491</text:p>
          </table:table-cell>
          <table:table-cell office:value-type="float" office:value="0.526591006111026" calcext:value-type="float">
            <text:p>0.526591006111026</text:p>
          </table:table-cell>
          <table:table-cell office:value-type="float" office:value="0.353890103565467" calcext:value-type="float">
            <text:p>0.353890103565467</text:p>
          </table:table-cell>
          <table:table-cell office:value-type="float" office:value="0.425897291409646" calcext:value-type="float">
            <text:p>0.425897291409646</text:p>
          </table:table-cell>
          <table:table-cell office:value-type="float" office:value="0.972883817301252" calcext:value-type="float">
            <text:p>0.972883817301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4.681798777795" calcext:value-type="float">
            <text:p>-144.681798777795</text:p>
          </table:table-cell>
          <table:table-cell office:value-type="float" office:value="-179.221979286907" calcext:value-type="float">
            <text:p>-179.221979286907</text:p>
          </table:table-cell>
          <table:table-cell office:value-type="float" office:value="-164.820541718071" calcext:value-type="float">
            <text:p>-164.8205417180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0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6145299234989" calcext:value-type="float">
            <text:p>72.6145299234989</text:p>
          </table:table-cell>
          <table:table-cell office:value-type="float" office:value="981.974113854337" calcext:value-type="float">
            <text:p>981.974113854337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57181" calcext:value-type="float">
            <text:p>6657181</text:p>
          </table:table-cell>
          <table:table-cell office:value-type="float" office:value="1637988" calcext:value-type="float">
            <text:p>1637988</text:p>
          </table:table-cell>
          <table:table-cell office:value-type="float" office:value="1644110" calcext:value-type="float">
            <text:p>1644110</text:p>
          </table:table-cell>
          <table:table-cell office:value-type="float" office:value="896427" calcext:value-type="float">
            <text:p>896427</text:p>
          </table:table-cell>
          <table:table-cell office:value-type="float" office:value="595025" calcext:value-type="float">
            <text:p>595025</text:p>
          </table:table-cell>
          <table:table-cell office:value-type="float" office:value="715829" calcext:value-type="float">
            <text:p>715829</text:p>
          </table:table-cell>
          <table:table-cell office:value-type="float" office:value="1633893" calcext:value-type="float">
            <text:p>1633893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6798956012601" calcext:value-type="float">
            <text:p>3.96798956012601</text:p>
          </table:table-cell>
          <table:table-cell office:value-type="float" office:value="0.976317045249587" calcext:value-type="float">
            <text:p>0.976317045249587</text:p>
          </table:table-cell>
          <table:table-cell office:value-type="float" office:value="0.97996604203773" calcext:value-type="float">
            <text:p>0.97996604203773</text:p>
          </table:table-cell>
          <table:table-cell office:value-type="float" office:value="0.534312192715668" calcext:value-type="float">
            <text:p>0.534312192715668</text:p>
          </table:table-cell>
          <table:table-cell office:value-type="float" office:value="0.354662579853842" calcext:value-type="float">
            <text:p>0.354662579853842</text:p>
          </table:table-cell>
          <table:table-cell office:value-type="float" office:value="0.426667383511947" calcext:value-type="float">
            <text:p>0.426667383511947</text:p>
          </table:table-cell>
          <table:table-cell office:value-type="float" office:value="0.973876234755067" calcext:value-type="float">
            <text:p>0.973876234755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3.137561456866" calcext:value-type="float">
            <text:p>-143.137561456866</text:p>
          </table:table-cell>
          <table:table-cell office:value-type="float" office:value="-179.067484029232" calcext:value-type="float">
            <text:p>-179.067484029232</text:p>
          </table:table-cell>
          <table:table-cell office:value-type="float" office:value="-164.666523297611" calcext:value-type="float">
            <text:p>-164.6665232976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1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596899990269" calcext:value-type="float">
            <text:p>72.596899990269</text:p>
          </table:table-cell>
          <table:table-cell office:value-type="float" office:value="981.940071295179" calcext:value-type="float">
            <text:p>981.940071295179</text:p>
          </table:table-cell>
          <table:table-cell office:value-type="float" office:value="-1" calcext:value-type="float">
            <text:p>-1</text:p>
          </table:table-cell>
          <table:table-cell office:value-type="float" office:value="17366" calcext:value-type="float">
            <text:p>17366</text:p>
          </table:table-cell>
          <table:table-cell office:value-type="float" office:value="6616236" calcext:value-type="float">
            <text:p>6616236</text:p>
          </table:table-cell>
          <table:table-cell office:value-type="float" office:value="1637918" calcext:value-type="float">
            <text:p>1637918</text:p>
          </table:table-cell>
          <table:table-cell office:value-type="float" office:value="1649186" calcext:value-type="float">
            <text:p>1649186</text:p>
          </table:table-cell>
          <table:table-cell office:value-type="float" office:value="897973" calcext:value-type="float">
            <text:p>897973</text:p>
          </table:table-cell>
          <table:table-cell office:value-type="float" office:value="596753" calcext:value-type="float">
            <text:p>596753</text:p>
          </table:table-cell>
          <table:table-cell office:value-type="float" office:value="716196" calcext:value-type="float">
            <text:p>716196</text:p>
          </table:table-cell>
          <table:table-cell office:value-type="float" office:value="1630783" calcext:value-type="float">
            <text:p>1630783</text:p>
          </table:table-cell>
          <table:table-cell office:value-type="float" office:value="0.010350943845623" calcext:value-type="float">
            <text:p>0.010350943845623</text:p>
          </table:table-cell>
          <table:table-cell office:value-type="float" office:value="3.94358443541341" calcext:value-type="float">
            <text:p>3.94358443541341</text:p>
          </table:table-cell>
          <table:table-cell office:value-type="float" office:value="0.97627532199327" calcext:value-type="float">
            <text:p>0.97627532199327</text:p>
          </table:table-cell>
          <table:table-cell office:value-type="float" office:value="0.982991574167201" calcext:value-type="float">
            <text:p>0.982991574167201</text:p>
          </table:table-cell>
          <table:table-cell office:value-type="float" office:value="0.535233680633745" calcext:value-type="float">
            <text:p>0.535233680633745</text:p>
          </table:table-cell>
          <table:table-cell office:value-type="float" office:value="0.355692548238343" calcext:value-type="float">
            <text:p>0.355692548238343</text:p>
          </table:table-cell>
          <table:table-cell office:value-type="float" office:value="0.426886132584349" calcext:value-type="float">
            <text:p>0.426886132584349</text:p>
          </table:table-cell>
          <table:table-cell office:value-type="float" office:value="0.972022530081574" calcext:value-type="float">
            <text:p>0.9720225300815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2.953263873251" calcext:value-type="float">
            <text:p>-142.953263873251</text:p>
          </table:table-cell>
          <table:table-cell office:value-type="float" office:value="-178.861490352331" calcext:value-type="float">
            <text:p>-178.861490352331</text:p>
          </table:table-cell>
          <table:table-cell office:value-type="float" office:value="-164.62277348313" calcext:value-type="float">
            <text:p>-164.622773483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1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5976742984596" calcext:value-type="float">
            <text:p>72.5976742984596</text:p>
          </table:table-cell>
          <table:table-cell office:value-type="float" office:value="981.874486648517" calcext:value-type="float">
            <text:p>981.874486648517</text:p>
          </table:table-cell>
          <table:table-cell office:value-type="float" office:value="-1" calcext:value-type="float">
            <text:p>-1</text:p>
          </table:table-cell>
          <table:table-cell office:value-type="float" office:value="17424" calcext:value-type="float">
            <text:p>17424</text:p>
          </table:table-cell>
          <table:table-cell office:value-type="float" office:value="6652540" calcext:value-type="float">
            <text:p>6652540</text:p>
          </table:table-cell>
          <table:table-cell office:value-type="float" office:value="1637460" calcext:value-type="float">
            <text:p>1637460</text:p>
          </table:table-cell>
          <table:table-cell office:value-type="float" office:value="1648490" calcext:value-type="float">
            <text:p>1648490</text:p>
          </table:table-cell>
          <table:table-cell office:value-type="float" office:value="896181" calcext:value-type="float">
            <text:p>896181</text:p>
          </table:table-cell>
          <table:table-cell office:value-type="float" office:value="597366" calcext:value-type="float">
            <text:p>597366</text:p>
          </table:table-cell>
          <table:table-cell office:value-type="float" office:value="716800" calcext:value-type="float">
            <text:p>716800</text:p>
          </table:table-cell>
          <table:table-cell office:value-type="float" office:value="1629776" calcext:value-type="float">
            <text:p>1629776</text:p>
          </table:table-cell>
          <table:table-cell office:value-type="float" office:value="0.0103855145437139" calcext:value-type="float">
            <text:p>0.010385514543714</text:p>
          </table:table-cell>
          <table:table-cell office:value-type="float" office:value="3.96522330823222" calcext:value-type="float">
            <text:p>3.96522330823222</text:p>
          </table:table-cell>
          <table:table-cell office:value-type="float" office:value="0.976002332687656" calcext:value-type="float">
            <text:p>0.976002332687656</text:p>
          </table:table-cell>
          <table:table-cell office:value-type="float" office:value="0.98257672579011" calcext:value-type="float">
            <text:p>0.98257672579011</text:p>
          </table:table-cell>
          <table:table-cell office:value-type="float" office:value="0.534165565272041" calcext:value-type="float">
            <text:p>0.534165565272041</text:p>
          </table:table-cell>
          <table:table-cell office:value-type="float" office:value="0.356057924754372" calcext:value-type="float">
            <text:p>0.356057924754372</text:p>
          </table:table-cell>
          <table:table-cell office:value-type="float" office:value="0.427246144681709" calcext:value-type="float">
            <text:p>0.427246144681709</text:p>
          </table:table-cell>
          <table:table-cell office:value-type="float" office:value="0.971422311237134" calcext:value-type="float">
            <text:p>0.971422311237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3.166886945592" calcext:value-type="float">
            <text:p>-143.166886945592</text:p>
          </table:table-cell>
          <table:table-cell office:value-type="float" office:value="-178.788415049126" calcext:value-type="float">
            <text:p>-178.788415049126</text:p>
          </table:table-cell>
          <table:table-cell office:value-type="float" office:value="-164.550771063658" calcext:value-type="float">
            <text:p>-164.5507710636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2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5658988554868" calcext:value-type="float">
            <text:p>72.5658988554868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51990" calcext:value-type="float">
            <text:p>6651990</text:p>
          </table:table-cell>
          <table:table-cell office:value-type="float" office:value="1638880" calcext:value-type="float">
            <text:p>1638880</text:p>
          </table:table-cell>
          <table:table-cell office:value-type="float" office:value="1645155" calcext:value-type="float">
            <text:p>1645155</text:p>
          </table:table-cell>
          <table:table-cell office:value-type="float" office:value="879061" calcext:value-type="float">
            <text:p>879061</text:p>
          </table:table-cell>
          <table:table-cell office:value-type="float" office:value="595865" calcext:value-type="float">
            <text:p>595865</text:p>
          </table:table-cell>
          <table:table-cell office:value-type="float" office:value="724057" calcext:value-type="float">
            <text:p>724057</text:p>
          </table:table-cell>
          <table:table-cell office:value-type="float" office:value="1631311" calcext:value-type="float">
            <text:p>1631311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6489548264688" calcext:value-type="float">
            <text:p>3.96489548264688</text:p>
          </table:table-cell>
          <table:table-cell office:value-type="float" office:value="0.976848718744364" calcext:value-type="float">
            <text:p>0.976848718744364</text:p>
          </table:table-cell>
          <table:table-cell office:value-type="float" office:value="0.980588910649885" calcext:value-type="float">
            <text:p>0.980588910649885</text:p>
          </table:table-cell>
          <table:table-cell office:value-type="float" office:value="0.523961248870045" calcext:value-type="float">
            <text:p>0.523961248870045</text:p>
          </table:table-cell>
          <table:table-cell office:value-type="float" office:value="0.355163258929641" calcext:value-type="float">
            <text:p>0.355163258929641</text:p>
          </table:table-cell>
          <table:table-cell office:value-type="float" office:value="0.4315716542687" calcext:value-type="float">
            <text:p>0.4315716542687</text:p>
          </table:table-cell>
          <table:table-cell office:value-type="float" office:value="0.972337242643504" calcext:value-type="float">
            <text:p>0.972337242643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5.207750225991" calcext:value-type="float">
            <text:p>-145.207750225991</text:p>
          </table:table-cell>
          <table:table-cell office:value-type="float" office:value="-178.967348214072" calcext:value-type="float">
            <text:p>-178.967348214072</text:p>
          </table:table-cell>
          <table:table-cell office:value-type="float" office:value="-163.68566914626" calcext:value-type="float">
            <text:p>-163.685669146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2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59764944062" calcext:value-type="float">
            <text:p>72.559764944062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330" calcext:value-type="float">
            <text:p>17330</text:p>
          </table:table-cell>
          <table:table-cell office:value-type="float" office:value="6612627" calcext:value-type="float">
            <text:p>6612627</text:p>
          </table:table-cell>
          <table:table-cell office:value-type="float" office:value="1638700" calcext:value-type="float">
            <text:p>1638700</text:p>
          </table:table-cell>
          <table:table-cell office:value-type="float" office:value="1648954" calcext:value-type="float">
            <text:p>1648954</text:p>
          </table:table-cell>
          <table:table-cell office:value-type="float" office:value="877537" calcext:value-type="float">
            <text:p>877537</text:p>
          </table:table-cell>
          <table:table-cell office:value-type="float" office:value="598467" calcext:value-type="float">
            <text:p>598467</text:p>
          </table:table-cell>
          <table:table-cell office:value-type="float" office:value="714163" calcext:value-type="float">
            <text:p>714163</text:p>
          </table:table-cell>
          <table:table-cell office:value-type="float" office:value="1630849" calcext:value-type="float">
            <text:p>1630849</text:p>
          </table:table-cell>
          <table:table-cell office:value-type="float" office:value="0.0103294861709459" calcext:value-type="float">
            <text:p>0.010329486170946</text:p>
          </table:table-cell>
          <table:table-cell office:value-type="float" office:value="3.94143330352703" calcext:value-type="float">
            <text:p>3.94143330352703</text:p>
          </table:table-cell>
          <table:table-cell office:value-type="float" office:value="0.976741430370978" calcext:value-type="float">
            <text:p>0.976741430370978</text:p>
          </table:table-cell>
          <table:table-cell office:value-type="float" office:value="0.982853291374837" calcext:value-type="float">
            <text:p>0.982853291374837</text:p>
          </table:table-cell>
          <table:table-cell office:value-type="float" office:value="0.523052873975381" calcext:value-type="float">
            <text:p>0.523052873975381</text:p>
          </table:table-cell>
          <table:table-cell office:value-type="float" office:value="0.35671417197158" calcext:value-type="float">
            <text:p>0.35671417197158</text:p>
          </table:table-cell>
          <table:table-cell office:value-type="float" office:value="0.425674370011612" calcext:value-type="float">
            <text:p>0.425674370011612</text:p>
          </table:table-cell>
          <table:table-cell office:value-type="float" office:value="0.972061869151815" calcext:value-type="float">
            <text:p>0.972061869151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5.389425204924" calcext:value-type="float">
            <text:p>-145.389425204924</text:p>
          </table:table-cell>
          <table:table-cell office:value-type="float" office:value="-178.657165605684" calcext:value-type="float">
            <text:p>-178.657165605684</text:p>
          </table:table-cell>
          <table:table-cell office:value-type="float" office:value="-164.865125997678" calcext:value-type="float">
            <text:p>-164.8651259976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3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5605383950158" calcext:value-type="float">
            <text:p>72.5605383950158</text:p>
          </table:table-cell>
          <table:table-cell office:value-type="float" office:value="981.88299661949" calcext:value-type="float">
            <text:p>981.88299661949</text:p>
          </table:table-cell>
          <table:table-cell office:value-type="float" office:value="-1" calcext:value-type="float">
            <text:p>-1</text:p>
          </table:table-cell>
          <table:table-cell office:value-type="float" office:value="17436" calcext:value-type="float">
            <text:p>17436</text:p>
          </table:table-cell>
          <table:table-cell office:value-type="float" office:value="6611753" calcext:value-type="float">
            <text:p>6611753</text:p>
          </table:table-cell>
          <table:table-cell office:value-type="float" office:value="1633930" calcext:value-type="float">
            <text:p>1633930</text:p>
          </table:table-cell>
          <table:table-cell office:value-type="float" office:value="1645234" calcext:value-type="float">
            <text:p>1645234</text:p>
          </table:table-cell>
          <table:table-cell office:value-type="float" office:value="885174" calcext:value-type="float">
            <text:p>885174</text:p>
          </table:table-cell>
          <table:table-cell office:value-type="float" office:value="599842" calcext:value-type="float">
            <text:p>599842</text:p>
          </table:table-cell>
          <table:table-cell office:value-type="float" office:value="714077" calcext:value-type="float">
            <text:p>714077</text:p>
          </table:table-cell>
          <table:table-cell office:value-type="float" office:value="1633385" calcext:value-type="float">
            <text:p>1633385</text:p>
          </table:table-cell>
          <table:table-cell office:value-type="float" office:value="0.0103926671019396" calcext:value-type="float">
            <text:p>0.01039266710194</text:p>
          </table:table-cell>
          <table:table-cell office:value-type="float" office:value="3.9409123588696" calcext:value-type="float">
            <text:p>3.9409123588696</text:p>
          </table:table-cell>
          <table:table-cell office:value-type="float" office:value="0.973898288476263" calcext:value-type="float">
            <text:p>0.973898288476263</text:p>
          </table:table-cell>
          <table:table-cell office:value-type="float" office:value="0.980635998324871" calcext:value-type="float">
            <text:p>0.980635998324871</text:p>
          </table:table-cell>
          <table:table-cell office:value-type="float" office:value="0.527604881239519" calcext:value-type="float">
            <text:p>0.527604881239519</text:p>
          </table:table-cell>
          <table:table-cell office:value-type="float" office:value="0.357533735934941" calcext:value-type="float">
            <text:p>0.357533735934941</text:p>
          </table:table-cell>
          <table:table-cell office:value-type="float" office:value="0.425623110010995" calcext:value-type="float">
            <text:p>0.425623110010995</text:p>
          </table:table-cell>
          <table:table-cell office:value-type="float" office:value="0.973573443123513" calcext:value-type="float">
            <text:p>0.973573443123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4.479023752096" calcext:value-type="float">
            <text:p>-144.479023752096</text:p>
          </table:table-cell>
          <table:table-cell office:value-type="float" office:value="-178.493252813012" calcext:value-type="float">
            <text:p>-178.493252813012</text:p>
          </table:table-cell>
          <table:table-cell office:value-type="float" office:value="-164.875377997801" calcext:value-type="float">
            <text:p>-164.8753779978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3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38323495322" calcext:value-type="float">
            <text:p>72.538323495322</text:p>
          </table:table-cell>
          <table:table-cell office:value-type="float" office:value="981.893511747565" calcext:value-type="float">
            <text:p>981.893511747565</text:p>
          </table:table-cell>
          <table:table-cell office:value-type="float" office:value="-1" calcext:value-type="float">
            <text:p>-1</text:p>
          </table:table-cell>
          <table:table-cell office:value-type="float" office:value="17366" calcext:value-type="float">
            <text:p>17366</text:p>
          </table:table-cell>
          <table:table-cell office:value-type="float" office:value="6609942" calcext:value-type="float">
            <text:p>6609942</text:p>
          </table:table-cell>
          <table:table-cell office:value-type="float" office:value="1633735" calcext:value-type="float">
            <text:p>1633735</text:p>
          </table:table-cell>
          <table:table-cell office:value-type="float" office:value="1645296" calcext:value-type="float">
            <text:p>1645296</text:p>
          </table:table-cell>
          <table:table-cell office:value-type="float" office:value="922211" calcext:value-type="float">
            <text:p>922211</text:p>
          </table:table-cell>
          <table:table-cell office:value-type="float" office:value="597760" calcext:value-type="float">
            <text:p>597760</text:p>
          </table:table-cell>
          <table:table-cell office:value-type="float" office:value="730652" calcext:value-type="float">
            <text:p>730652</text:p>
          </table:table-cell>
          <table:table-cell office:value-type="float" office:value="1636969" calcext:value-type="float">
            <text:p>1636969</text:p>
          </table:table-cell>
          <table:table-cell office:value-type="float" office:value="0.010350943845623" calcext:value-type="float">
            <text:p>0.010350943845623</text:p>
          </table:table-cell>
          <table:table-cell office:value-type="float" office:value="3.93983291862403" calcext:value-type="float">
            <text:p>3.93983291862403</text:p>
          </table:table-cell>
          <table:table-cell office:value-type="float" office:value="0.973782059405096" calcext:value-type="float">
            <text:p>0.973782059405096</text:p>
          </table:table-cell>
          <table:table-cell office:value-type="float" office:value="0.980672953209037" calcext:value-type="float">
            <text:p>0.980672953209037</text:p>
          </table:table-cell>
          <table:table-cell office:value-type="float" office:value="0.549680656156618" calcext:value-type="float">
            <text:p>0.549680656156618</text:p>
          </table:table-cell>
          <table:table-cell office:value-type="float" office:value="0.356292767082783" calcext:value-type="float">
            <text:p>0.356292767082783</text:p>
          </table:table-cell>
          <table:table-cell office:value-type="float" office:value="0.43550258106024" calcext:value-type="float">
            <text:p>0.43550258106024</text:p>
          </table:table-cell>
          <table:table-cell office:value-type="float" office:value="0.975709673846921" calcext:value-type="float">
            <text:p>0.9757096738469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0.063868768676" calcext:value-type="float">
            <text:p>-140.063868768676</text:p>
          </table:table-cell>
          <table:table-cell office:value-type="float" office:value="-178.741446583443" calcext:value-type="float">
            <text:p>-178.741446583443</text:p>
          </table:table-cell>
          <table:table-cell office:value-type="float" office:value="-162.899483787952" calcext:value-type="float">
            <text:p>-162.8994837879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3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5230149315589" calcext:value-type="float">
            <text:p>72.5230149315589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366" calcext:value-type="float">
            <text:p>17366</text:p>
          </table:table-cell>
          <table:table-cell office:value-type="float" office:value="6611986" calcext:value-type="float">
            <text:p>6611986</text:p>
          </table:table-cell>
          <table:table-cell office:value-type="float" office:value="1633228" calcext:value-type="float">
            <text:p>1633228</text:p>
          </table:table-cell>
          <table:table-cell office:value-type="float" office:value="1645988" calcext:value-type="float">
            <text:p>1645988</text:p>
          </table:table-cell>
          <table:table-cell office:value-type="float" office:value="923075" calcext:value-type="float">
            <text:p>923075</text:p>
          </table:table-cell>
          <table:table-cell office:value-type="float" office:value="599090" calcext:value-type="float">
            <text:p>599090</text:p>
          </table:table-cell>
          <table:table-cell office:value-type="float" office:value="731452" calcext:value-type="float">
            <text:p>731452</text:p>
          </table:table-cell>
          <table:table-cell office:value-type="float" office:value="1636531" calcext:value-type="float">
            <text:p>1636531</text:p>
          </table:table-cell>
          <table:table-cell office:value-type="float" office:value="0.010350943845623" calcext:value-type="float">
            <text:p>0.010350943845623</text:p>
          </table:table-cell>
          <table:table-cell office:value-type="float" office:value="3.94105123770848" calcext:value-type="float">
            <text:p>3.94105123770848</text:p>
          </table:table-cell>
          <table:table-cell office:value-type="float" office:value="0.97347986382006" calcext:value-type="float">
            <text:p>0.97347986382006</text:p>
          </table:table-cell>
          <table:table-cell office:value-type="float" office:value="0.981085417400052" calcext:value-type="float">
            <text:p>0.981085417400052</text:p>
          </table:table-cell>
          <table:table-cell office:value-type="float" office:value="0.550195640348868" calcext:value-type="float">
            <text:p>0.550195640348868</text:p>
          </table:table-cell>
          <table:table-cell office:value-type="float" office:value="0.357085508952797" calcext:value-type="float">
            <text:p>0.357085508952797</text:p>
          </table:table-cell>
          <table:table-cell office:value-type="float" office:value="0.435979418275287" calcext:value-type="float">
            <text:p>0.435979418275287</text:p>
          </table:table-cell>
          <table:table-cell office:value-type="float" office:value="0.975448605471683" calcext:value-type="float">
            <text:p>0.9754486054716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9.960871930226" calcext:value-type="float">
            <text:p>-139.960871930226</text:p>
          </table:table-cell>
          <table:table-cell office:value-type="float" office:value="-178.58289820944" calcext:value-type="float">
            <text:p>-178.58289820944</text:p>
          </table:table-cell>
          <table:table-cell office:value-type="float" office:value="-162.804116344943" calcext:value-type="float">
            <text:p>-162.8041163449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4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5119076829001" calcext:value-type="float">
            <text:p>72.5119076829001</text:p>
          </table:table-cell>
          <table:table-cell office:value-type="float" office:value="981.874486648517" calcext:value-type="float">
            <text:p>981.874486648517</text:p>
          </table:table-cell>
          <table:table-cell office:value-type="float" office:value="-1" calcext:value-type="float">
            <text:p>-1</text:p>
          </table:table-cell>
          <table:table-cell office:value-type="float" office:value="17367" calcext:value-type="float">
            <text:p>17367</text:p>
          </table:table-cell>
          <table:table-cell office:value-type="float" office:value="6610649" calcext:value-type="float">
            <text:p>6610649</text:p>
          </table:table-cell>
          <table:table-cell office:value-type="float" office:value="1634822" calcext:value-type="float">
            <text:p>1634822</text:p>
          </table:table-cell>
          <table:table-cell office:value-type="float" office:value="1644972" calcext:value-type="float">
            <text:p>1644972</text:p>
          </table:table-cell>
          <table:table-cell office:value-type="float" office:value="918129" calcext:value-type="float">
            <text:p>918129</text:p>
          </table:table-cell>
          <table:table-cell office:value-type="float" office:value="597821" calcext:value-type="float">
            <text:p>597821</text:p>
          </table:table-cell>
          <table:table-cell office:value-type="float" office:value="732258" calcext:value-type="float">
            <text:p>732258</text:p>
          </table:table-cell>
          <table:table-cell office:value-type="float" office:value="1634489" calcext:value-type="float">
            <text:p>1634489</text:p>
          </table:table-cell>
          <table:table-cell office:value-type="float" office:value="0.0103515398921418" calcext:value-type="float">
            <text:p>0.010351539892142</text:p>
          </table:table-cell>
          <table:table-cell office:value-type="float" office:value="3.94025432351283" calcext:value-type="float">
            <text:p>3.94025432351283</text:p>
          </table:table-cell>
          <table:table-cell office:value-type="float" office:value="0.97442996197104" calcext:value-type="float">
            <text:p>0.97442996197104</text:p>
          </table:table-cell>
          <table:table-cell office:value-type="float" office:value="0.980479834136943" calcext:value-type="float">
            <text:p>0.980479834136943</text:p>
          </table:table-cell>
          <table:table-cell office:value-type="float" office:value="0.547247594266843" calcext:value-type="float">
            <text:p>0.547247594266843</text:p>
          </table:table-cell>
          <table:table-cell office:value-type="float" office:value="0.35632912592043" calcext:value-type="float">
            <text:p>0.35632912592043</text:p>
          </table:table-cell>
          <table:table-cell office:value-type="float" office:value="0.436459831769446" calcext:value-type="float">
            <text:p>0.436459831769446</text:p>
          </table:table-cell>
          <table:table-cell office:value-type="float" office:value="0.974231478480277" calcext:value-type="float">
            <text:p>0.9742314784802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0.550481146631" calcext:value-type="float">
            <text:p>-140.550481146631</text:p>
          </table:table-cell>
          <table:table-cell office:value-type="float" office:value="-178.734174815914" calcext:value-type="float">
            <text:p>-178.734174815914</text:p>
          </table:table-cell>
          <table:table-cell office:value-type="float" office:value="-162.708033646111" calcext:value-type="float">
            <text:p>-162.7080336461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4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4958261980395" calcext:value-type="float">
            <text:p>72.4958261980395</text:p>
          </table:table-cell>
          <table:table-cell office:value-type="float" office:value="981.929557195947" calcext:value-type="float">
            <text:p>981.929557195947</text:p>
          </table:table-cell>
          <table:table-cell office:value-type="float" office:value="-1" calcext:value-type="float">
            <text:p>-1</text:p>
          </table:table-cell>
          <table:table-cell office:value-type="float" office:value="17411" calcext:value-type="float">
            <text:p>17411</text:p>
          </table:table-cell>
          <table:table-cell office:value-type="float" office:value="6655806" calcext:value-type="float">
            <text:p>6655806</text:p>
          </table:table-cell>
          <table:table-cell office:value-type="float" office:value="1639452" calcext:value-type="float">
            <text:p>1639452</text:p>
          </table:table-cell>
          <table:table-cell office:value-type="float" office:value="1648408" calcext:value-type="float">
            <text:p>1648408</text:p>
          </table:table-cell>
          <table:table-cell office:value-type="float" office:value="932728" calcext:value-type="float">
            <text:p>932728</text:p>
          </table:table-cell>
          <table:table-cell office:value-type="float" office:value="600612" calcext:value-type="float">
            <text:p>600612</text:p>
          </table:table-cell>
          <table:table-cell office:value-type="float" office:value="737726" calcext:value-type="float">
            <text:p>737726</text:p>
          </table:table-cell>
          <table:table-cell office:value-type="float" office:value="1636473" calcext:value-type="float">
            <text:p>1636473</text:p>
          </table:table-cell>
          <table:table-cell office:value-type="float" office:value="0.0103777659389694" calcext:value-type="float">
            <text:p>0.010377765938969</text:p>
          </table:table-cell>
          <table:table-cell office:value-type="float" office:value="3.96716999616265" calcext:value-type="float">
            <text:p>3.96716999616265</text:p>
          </table:table-cell>
          <table:table-cell office:value-type="float" office:value="0.977189657353122" calcext:value-type="float">
            <text:p>0.977189657353122</text:p>
          </table:table-cell>
          <table:table-cell office:value-type="float" office:value="0.982527849975568" calcext:value-type="float">
            <text:p>0.982527849975568</text:p>
          </table:table-cell>
          <table:table-cell office:value-type="float" office:value="0.555949277394924" calcext:value-type="float">
            <text:p>0.555949277394924</text:p>
          </table:table-cell>
          <table:table-cell office:value-type="float" office:value="0.357992691754424" calcext:value-type="float">
            <text:p>0.357992691754424</text:p>
          </table:table-cell>
          <table:table-cell office:value-type="float" office:value="0.43971901413429" calcext:value-type="float">
            <text:p>0.43971901413429</text:p>
          </table:table-cell>
          <table:table-cell office:value-type="float" office:value="0.975414034773592" calcext:value-type="float">
            <text:p>0.9754140347735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8.810144521015" calcext:value-type="float">
            <text:p>-138.810144521015</text:p>
          </table:table-cell>
          <table:table-cell office:value-type="float" office:value="-178.401461649115" calcext:value-type="float">
            <text:p>-178.401461649115</text:p>
          </table:table-cell>
          <table:table-cell office:value-type="float" office:value="-162.056197173142" calcext:value-type="float">
            <text:p>-162.0561971731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5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4954401861574" calcext:value-type="float">
            <text:p>72.4954401861574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59835" calcext:value-type="float">
            <text:p>6659835</text:p>
          </table:table-cell>
          <table:table-cell office:value-type="float" office:value="1636381" calcext:value-type="float">
            <text:p>1636381</text:p>
          </table:table-cell>
          <table:table-cell office:value-type="float" office:value="1645837" calcext:value-type="float">
            <text:p>1645837</text:p>
          </table:table-cell>
          <table:table-cell office:value-type="float" office:value="902963" calcext:value-type="float">
            <text:p>902963</text:p>
          </table:table-cell>
          <table:table-cell office:value-type="float" office:value="603371" calcext:value-type="float">
            <text:p>603371</text:p>
          </table:table-cell>
          <table:table-cell office:value-type="float" office:value="724897" calcext:value-type="float">
            <text:p>724897</text:p>
          </table:table-cell>
          <table:table-cell office:value-type="float" office:value="1635281" calcext:value-type="float">
            <text:p>1635281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6957146758693" calcext:value-type="float">
            <text:p>3.96957146758693</text:p>
          </table:table-cell>
          <table:table-cell office:value-type="float" office:value="0.975359198493862" calcext:value-type="float">
            <text:p>0.975359198493862</text:p>
          </table:table-cell>
          <table:table-cell office:value-type="float" office:value="0.980995414375712" calcext:value-type="float">
            <text:p>0.980995414375712</text:p>
          </table:table-cell>
          <table:table-cell office:value-type="float" office:value="0.538207952762598" calcext:value-type="float">
            <text:p>0.538207952762598</text:p>
          </table:table-cell>
          <table:table-cell office:value-type="float" office:value="0.359637184099815" calcext:value-type="float">
            <text:p>0.359637184099815</text:p>
          </table:table-cell>
          <table:table-cell office:value-type="float" office:value="0.432072333344499" calcext:value-type="float">
            <text:p>0.432072333344499</text:p>
          </table:table-cell>
          <table:table-cell office:value-type="float" office:value="0.974703547323173" calcext:value-type="float">
            <text:p>0.974703547323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2.35840944748" calcext:value-type="float">
            <text:p>-142.35840944748</text:p>
          </table:table-cell>
          <table:table-cell office:value-type="float" office:value="-178.072563180037" calcext:value-type="float">
            <text:p>-178.072563180037</text:p>
          </table:table-cell>
          <table:table-cell office:value-type="float" office:value="-163.5855333311" calcext:value-type="float">
            <text:p>-163.58553333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5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4628916818043" calcext:value-type="float">
            <text:p>72.4628916818043</text:p>
          </table:table-cell>
          <table:table-cell office:value-type="float" office:value="981.912536446679" calcext:value-type="float">
            <text:p>981.912536446679</text:p>
          </table:table-cell>
          <table:table-cell office:value-type="float" office:value="-1" calcext:value-type="float">
            <text:p>-1</text:p>
          </table:table-cell>
          <table:table-cell office:value-type="float" office:value="17367" calcext:value-type="float">
            <text:p>17367</text:p>
          </table:table-cell>
          <table:table-cell office:value-type="float" office:value="6657117" calcext:value-type="float">
            <text:p>6657117</text:p>
          </table:table-cell>
          <table:table-cell office:value-type="float" office:value="1639525" calcext:value-type="float">
            <text:p>1639525</text:p>
          </table:table-cell>
          <table:table-cell office:value-type="float" office:value="1649814" calcext:value-type="float">
            <text:p>1649814</text:p>
          </table:table-cell>
          <table:table-cell office:value-type="float" office:value="906502" calcext:value-type="float">
            <text:p>906502</text:p>
          </table:table-cell>
          <table:table-cell office:value-type="float" office:value="601799" calcext:value-type="float">
            <text:p>601799</text:p>
          </table:table-cell>
          <table:table-cell office:value-type="float" office:value="728696" calcext:value-type="float">
            <text:p>728696</text:p>
          </table:table-cell>
          <table:table-cell office:value-type="float" office:value="1631273" calcext:value-type="float">
            <text:p>1631273</text:p>
          </table:table-cell>
          <table:table-cell office:value-type="float" office:value="0.0103515398921418" calcext:value-type="float">
            <text:p>0.010351539892142</text:p>
          </table:table-cell>
          <table:table-cell office:value-type="float" office:value="3.96795141314881" calcext:value-type="float">
            <text:p>3.96795141314881</text:p>
          </table:table-cell>
          <table:table-cell office:value-type="float" office:value="0.977233168748995" calcext:value-type="float">
            <text:p>0.977233168748995</text:p>
          </table:table-cell>
          <table:table-cell office:value-type="float" office:value="0.983365891381012" calcext:value-type="float">
            <text:p>0.983365891381012</text:p>
          </table:table-cell>
          <table:table-cell office:value-type="float" office:value="0.54031736139266" calcext:value-type="float">
            <text:p>0.54031736139266</text:p>
          </table:table-cell>
          <table:table-cell office:value-type="float" office:value="0.358700198972249" calcext:value-type="float">
            <text:p>0.358700198972249</text:p>
          </table:table-cell>
          <table:table-cell office:value-type="float" office:value="0.434336714069452" calcext:value-type="float">
            <text:p>0.434336714069452</text:p>
          </table:table-cell>
          <table:table-cell office:value-type="float" office:value="0.97231459287579" calcext:value-type="float">
            <text:p>0.972314592875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1.936527721468" calcext:value-type="float">
            <text:p>-141.936527721468</text:p>
          </table:table-cell>
          <table:table-cell office:value-type="float" office:value="-178.25996020555" calcext:value-type="float">
            <text:p>-178.25996020555</text:p>
          </table:table-cell>
          <table:table-cell office:value-type="float" office:value="-163.13265718611" calcext:value-type="float">
            <text:p>-163.132657186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6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4579168403583" calcext:value-type="float">
            <text:p>72.4579168403583</text:p>
          </table:table-cell>
          <table:table-cell office:value-type="float" office:value="981.893511747565" calcext:value-type="float">
            <text:p>981.893511747565</text:p>
          </table:table-cell>
          <table:table-cell office:value-type="float" office:value="-1" calcext:value-type="float">
            <text:p>-1</text:p>
          </table:table-cell>
          <table:table-cell office:value-type="float" office:value="17403" calcext:value-type="float">
            <text:p>17403</text:p>
          </table:table-cell>
          <table:table-cell office:value-type="float" office:value="6650862" calcext:value-type="float">
            <text:p>6650862</text:p>
          </table:table-cell>
          <table:table-cell office:value-type="float" office:value="1640038" calcext:value-type="float">
            <text:p>1640038</text:p>
          </table:table-cell>
          <table:table-cell office:value-type="float" office:value="1649298" calcext:value-type="float">
            <text:p>1649298</text:p>
          </table:table-cell>
          <table:table-cell office:value-type="float" office:value="922853" calcext:value-type="float">
            <text:p>922853</text:p>
          </table:table-cell>
          <table:table-cell office:value-type="float" office:value="599034" calcext:value-type="float">
            <text:p>599034</text:p>
          </table:table-cell>
          <table:table-cell office:value-type="float" office:value="744051" calcext:value-type="float">
            <text:p>744051</text:p>
          </table:table-cell>
          <table:table-cell office:value-type="float" office:value="1629767" calcext:value-type="float">
            <text:p>1629767</text:p>
          </table:table-cell>
          <table:table-cell office:value-type="float" office:value="0.0103729975668189" calcext:value-type="float">
            <text:p>0.010372997566819</text:p>
          </table:table-cell>
          <table:table-cell office:value-type="float" office:value="3.96422314217367" calcext:value-type="float">
            <text:p>3.96422314217367</text:p>
          </table:table-cell>
          <table:table-cell office:value-type="float" office:value="0.977538940613144" calcext:value-type="float">
            <text:p>0.977538940613144</text:p>
          </table:table-cell>
          <table:table-cell office:value-type="float" office:value="0.983058331377307" calcext:value-type="float">
            <text:p>0.983058331377307</text:p>
          </table:table-cell>
          <table:table-cell office:value-type="float" office:value="0.550063318021693" calcext:value-type="float">
            <text:p>0.550063318021693</text:p>
          </table:table-cell>
          <table:table-cell office:value-type="float" office:value="0.357052130347744" calcext:value-type="float">
            <text:p>0.357052130347744</text:p>
          </table:table-cell>
          <table:table-cell office:value-type="float" office:value="0.443489008365751" calcext:value-type="float">
            <text:p>0.443489008365751</text:p>
          </table:table-cell>
          <table:table-cell office:value-type="float" office:value="0.971416946818465" calcext:value-type="float">
            <text:p>0.971416946818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9.987336395661" calcext:value-type="float">
            <text:p>-139.987336395661</text:p>
          </table:table-cell>
          <table:table-cell office:value-type="float" office:value="-178.589573930451" calcext:value-type="float">
            <text:p>-178.589573930451</text:p>
          </table:table-cell>
          <table:table-cell office:value-type="float" office:value="-161.30219832685" calcext:value-type="float">
            <text:p>-161.302198326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6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4851051652477" calcext:value-type="float">
            <text:p>72.4851051652477</text:p>
          </table:table-cell>
          <table:table-cell office:value-type="float" office:value="981.929557195947" calcext:value-type="float">
            <text:p>981.929557195947</text:p>
          </table:table-cell>
          <table:table-cell office:value-type="float" office:value="-1" calcext:value-type="float">
            <text:p>-1</text:p>
          </table:table-cell>
          <table:table-cell office:value-type="float" office:value="17500" calcext:value-type="float">
            <text:p>17500</text:p>
          </table:table-cell>
          <table:table-cell office:value-type="float" office:value="6652856" calcext:value-type="float">
            <text:p>6652856</text:p>
          </table:table-cell>
          <table:table-cell office:value-type="float" office:value="1638092" calcext:value-type="float">
            <text:p>1638092</text:p>
          </table:table-cell>
          <table:table-cell office:value-type="float" office:value="1649711" calcext:value-type="float">
            <text:p>1649711</text:p>
          </table:table-cell>
          <table:table-cell office:value-type="float" office:value="911782" calcext:value-type="float">
            <text:p>911782</text:p>
          </table:table-cell>
          <table:table-cell office:value-type="float" office:value="601334" calcext:value-type="float">
            <text:p>601334</text:p>
          </table:table-cell>
          <table:table-cell office:value-type="float" office:value="737075" calcext:value-type="float">
            <text:p>737075</text:p>
          </table:table-cell>
          <table:table-cell office:value-type="float" office:value="1637758" calcext:value-type="float">
            <text:p>1637758</text:p>
          </table:table-cell>
          <table:table-cell office:value-type="float" office:value="0.0104308140791433" calcext:value-type="float">
            <text:p>0.010430814079143</text:p>
          </table:table-cell>
          <table:table-cell office:value-type="float" office:value="3.96541165893217" calcext:value-type="float">
            <text:p>3.96541165893217</text:p>
          </table:table-cell>
          <table:table-cell office:value-type="float" office:value="0.976379034087543" calcext:value-type="float">
            <text:p>0.976379034087543</text:p>
          </table:table-cell>
          <table:table-cell office:value-type="float" office:value="0.983304498589575" calcext:value-type="float">
            <text:p>0.983304498589575</text:p>
          </table:table-cell>
          <table:table-cell office:value-type="float" office:value="0.543464487011968" calcext:value-type="float">
            <text:p>0.543464487011968</text:p>
          </table:table-cell>
          <table:table-cell office:value-type="float" office:value="0.358423037341003" calcext:value-type="float">
            <text:p>0.358423037341003</text:p>
          </table:table-cell>
          <table:table-cell office:value-type="float" office:value="0.439330987850545" calcext:value-type="float">
            <text:p>0.439330987850545</text:p>
          </table:table-cell>
          <table:table-cell office:value-type="float" office:value="0.976179954550261" calcext:value-type="float">
            <text:p>0.976179954550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1.307102597606" calcext:value-type="float">
            <text:p>-141.307102597606</text:p>
          </table:table-cell>
          <table:table-cell office:value-type="float" office:value="-178.315392531799" calcext:value-type="float">
            <text:p>-178.315392531799</text:p>
          </table:table-cell>
          <table:table-cell office:value-type="float" office:value="-162.133802429891" calcext:value-type="float">
            <text:p>-162.1338024298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7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4847192730986" calcext:value-type="float">
            <text:p>72.4847192730986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446" calcext:value-type="float">
            <text:p>17446</text:p>
          </table:table-cell>
          <table:table-cell office:value-type="float" office:value="6657105" calcext:value-type="float">
            <text:p>6657105</text:p>
          </table:table-cell>
          <table:table-cell office:value-type="float" office:value="1636765" calcext:value-type="float">
            <text:p>1636765</text:p>
          </table:table-cell>
          <table:table-cell office:value-type="float" office:value="1645135" calcext:value-type="float">
            <text:p>1645135</text:p>
          </table:table-cell>
          <table:table-cell office:value-type="float" office:value="944264" calcext:value-type="float">
            <text:p>944264</text:p>
          </table:table-cell>
          <table:table-cell office:value-type="float" office:value="599476" calcext:value-type="float">
            <text:p>599476</text:p>
          </table:table-cell>
          <table:table-cell office:value-type="float" office:value="746649" calcext:value-type="float">
            <text:p>746649</text:p>
          </table:table-cell>
          <table:table-cell office:value-type="float" office:value="1638313" calcext:value-type="float">
            <text:p>1638313</text:p>
          </table:table-cell>
          <table:table-cell office:value-type="float" office:value="0.0103986275671277" calcext:value-type="float">
            <text:p>0.010398627567128</text:p>
          </table:table-cell>
          <table:table-cell office:value-type="float" office:value="3.96794426059058" calcext:value-type="float">
            <text:p>3.96794426059058</text:p>
          </table:table-cell>
          <table:table-cell office:value-type="float" office:value="0.975588080357084" calcext:value-type="float">
            <text:p>0.975588080357084</text:p>
          </table:table-cell>
          <table:table-cell office:value-type="float" office:value="0.980576989719509" calcext:value-type="float">
            <text:p>0.980576989719509</text:p>
          </table:table-cell>
          <table:table-cell office:value-type="float" office:value="0.562825270035895" calcext:value-type="float">
            <text:p>0.562825270035895</text:p>
          </table:table-cell>
          <table:table-cell office:value-type="float" office:value="0.357315582909057" calcext:value-type="float">
            <text:p>0.357315582909057</text:p>
          </table:table-cell>
          <table:table-cell office:value-type="float" office:value="0.445037537221615" calcext:value-type="float">
            <text:p>0.445037537221615</text:p>
          </table:table-cell>
          <table:table-cell office:value-type="float" office:value="0.976510760368199" calcext:value-type="float">
            <text:p>0.9765107603681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7.434945992821" calcext:value-type="float">
            <text:p>-137.434945992821</text:p>
          </table:table-cell>
          <table:table-cell office:value-type="float" office:value="-178.536883418189" calcext:value-type="float">
            <text:p>-178.536883418189</text:p>
          </table:table-cell>
          <table:table-cell office:value-type="float" office:value="-160.992492555677" calcext:value-type="float">
            <text:p>-160.9924925556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7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4900797339164" calcext:value-type="float">
            <text:p>72.4900797339164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55567" calcext:value-type="float">
            <text:p>6655567</text:p>
          </table:table-cell>
          <table:table-cell office:value-type="float" office:value="1639372" calcext:value-type="float">
            <text:p>1639372</text:p>
          </table:table-cell>
          <table:table-cell office:value-type="float" office:value="1650304" calcext:value-type="float">
            <text:p>1650304</text:p>
          </table:table-cell>
          <table:table-cell office:value-type="float" office:value="956811" calcext:value-type="float">
            <text:p>956811</text:p>
          </table:table-cell>
          <table:table-cell office:value-type="float" office:value="601570" calcext:value-type="float">
            <text:p>601570</text:p>
          </table:table-cell>
          <table:table-cell office:value-type="float" office:value="754085" calcext:value-type="float">
            <text:p>754085</text:p>
          </table:table-cell>
          <table:table-cell office:value-type="float" office:value="1637665" calcext:value-type="float">
            <text:p>1637665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702754104466" calcext:value-type="float">
            <text:p>3.96702754104466</text:p>
          </table:table-cell>
          <table:table-cell office:value-type="float" office:value="0.977141973631617" calcext:value-type="float">
            <text:p>0.977141973631617</text:p>
          </table:table-cell>
          <table:table-cell office:value-type="float" office:value="0.983657954175228" calcext:value-type="float">
            <text:p>0.983657954175228</text:p>
          </table:table-cell>
          <table:table-cell office:value-type="float" office:value="0.570303865707381" calcext:value-type="float">
            <text:p>0.570303865707381</text:p>
          </table:table-cell>
          <table:table-cell office:value-type="float" office:value="0.358563704319442" calcext:value-type="float">
            <text:p>0.358563704319442</text:p>
          </table:table-cell>
          <table:table-cell office:value-type="float" office:value="0.449469739135473" calcext:value-type="float">
            <text:p>0.449469739135473</text:p>
          </table:table-cell>
          <table:table-cell office:value-type="float" office:value="0.976124522224012" calcext:value-type="float">
            <text:p>0.976124522224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5.939226858524" calcext:value-type="float">
            <text:p>-135.939226858524</text:p>
          </table:table-cell>
          <table:table-cell office:value-type="float" office:value="-178.287259136112" calcext:value-type="float">
            <text:p>-178.287259136112</text:p>
          </table:table-cell>
          <table:table-cell office:value-type="float" office:value="-160.106052172905" calcext:value-type="float">
            <text:p>-160.1060521729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7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4682521170617" calcext:value-type="float">
            <text:p>72.4682521170617</text:p>
          </table:table-cell>
          <table:table-cell office:value-type="float" office:value="981.967606165496" calcext:value-type="float">
            <text:p>981.967606165496</text:p>
          </table:table-cell>
          <table:table-cell office:value-type="float" office:value="-1" calcext:value-type="float">
            <text:p>-1</text:p>
          </table:table-cell>
          <table:table-cell office:value-type="float" office:value="17420" calcext:value-type="float">
            <text:p>17420</text:p>
          </table:table-cell>
          <table:table-cell office:value-type="float" office:value="6660148" calcext:value-type="float">
            <text:p>6660148</text:p>
          </table:table-cell>
          <table:table-cell office:value-type="float" office:value="1640553" calcext:value-type="float">
            <text:p>1640553</text:p>
          </table:table-cell>
          <table:table-cell office:value-type="float" office:value="1652009" calcext:value-type="float">
            <text:p>1652009</text:p>
          </table:table-cell>
          <table:table-cell office:value-type="float" office:value="925279" calcext:value-type="float">
            <text:p>925279</text:p>
          </table:table-cell>
          <table:table-cell office:value-type="float" office:value="605834" calcext:value-type="float">
            <text:p>605834</text:p>
          </table:table-cell>
          <table:table-cell office:value-type="float" office:value="740146" calcext:value-type="float">
            <text:p>740146</text:p>
          </table:table-cell>
          <table:table-cell office:value-type="float" office:value="1636528" calcext:value-type="float">
            <text:p>1636528</text:p>
          </table:table-cell>
          <table:table-cell office:value-type="float" office:value="0.0103831303576386" calcext:value-type="float">
            <text:p>0.010383130357639</text:p>
          </table:table-cell>
          <table:table-cell office:value-type="float" office:value="3.96975803014732" calcext:value-type="float">
            <text:p>3.96975803014732</text:p>
          </table:table-cell>
          <table:table-cell office:value-type="float" office:value="0.97784590457033" calcext:value-type="float">
            <text:p>0.97784590457033</text:p>
          </table:table-cell>
          <table:table-cell office:value-type="float" office:value="0.984674213489796" calcext:value-type="float">
            <text:p>0.984674213489796</text:p>
          </table:table-cell>
          <table:table-cell office:value-type="float" office:value="0.551509326876322" calcext:value-type="float">
            <text:p>0.551509326876322</text:p>
          </table:table-cell>
          <table:table-cell office:value-type="float" office:value="0.36110524667564" calcext:value-type="float">
            <text:p>0.36110524667564</text:p>
          </table:table-cell>
          <table:table-cell office:value-type="float" office:value="0.441161446709805" calcext:value-type="float">
            <text:p>0.441161446709805</text:p>
          </table:table-cell>
          <table:table-cell office:value-type="float" office:value="0.975446817332127" calcext:value-type="float">
            <text:p>0.975446817332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9.698134624736" calcext:value-type="float">
            <text:p>-139.698134624736</text:p>
          </table:table-cell>
          <table:table-cell office:value-type="float" office:value="-177.778950664872" calcext:value-type="float">
            <text:p>-177.778950664872</text:p>
          </table:table-cell>
          <table:table-cell office:value-type="float" office:value="-161.767710658039" calcext:value-type="float">
            <text:p>-161.7677106580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8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4739983257328" calcext:value-type="float">
            <text:p>72.4739983257328</text:p>
          </table:table-cell>
          <table:table-cell office:value-type="float" office:value="981.976116979974" calcext:value-type="float">
            <text:p>981.976116979974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57990" calcext:value-type="float">
            <text:p>6657990</text:p>
          </table:table-cell>
          <table:table-cell office:value-type="float" office:value="1640419" calcext:value-type="float">
            <text:p>1640419</text:p>
          </table:table-cell>
          <table:table-cell office:value-type="float" office:value="1650914" calcext:value-type="float">
            <text:p>1650914</text:p>
          </table:table-cell>
          <table:table-cell office:value-type="float" office:value="927711" calcext:value-type="float">
            <text:p>927711</text:p>
          </table:table-cell>
          <table:table-cell office:value-type="float" office:value="604063" calcext:value-type="float">
            <text:p>604063</text:p>
          </table:table-cell>
          <table:table-cell office:value-type="float" office:value="744598" calcext:value-type="float">
            <text:p>744598</text:p>
          </table:table-cell>
          <table:table-cell office:value-type="float" office:value="1632017" calcext:value-type="float">
            <text:p>1632017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6847176175973" calcext:value-type="float">
            <text:p>3.96847176175973</text:p>
          </table:table-cell>
          <table:table-cell office:value-type="float" office:value="0.977766034336809" calcext:value-type="float">
            <text:p>0.977766034336809</text:p>
          </table:table-cell>
          <table:table-cell office:value-type="float" office:value="0.984021542551701" calcext:value-type="float">
            <text:p>0.984021542551701</text:p>
          </table:table-cell>
          <table:table-cell office:value-type="float" office:value="0.552958912010063" calcext:value-type="float">
            <text:p>0.552958912010063</text:p>
          </table:table-cell>
          <table:table-cell office:value-type="float" office:value="0.360049648290831" calcext:value-type="float">
            <text:p>0.360049648290831</text:p>
          </table:table-cell>
          <table:table-cell office:value-type="float" office:value="0.443815045811539" calcext:value-type="float">
            <text:p>0.443815045811539</text:p>
          </table:table-cell>
          <table:table-cell office:value-type="float" office:value="0.972758051485783" calcext:value-type="float">
            <text:p>0.9727580514857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9.408217597987" calcext:value-type="float">
            <text:p>-139.408217597987</text:p>
          </table:table-cell>
          <table:table-cell office:value-type="float" office:value="-177.990070341834" calcext:value-type="float">
            <text:p>-177.990070341834</text:p>
          </table:table-cell>
          <table:table-cell office:value-type="float" office:value="-161.236990837692" calcext:value-type="float">
            <text:p>-161.2369908376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8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4579168403583" calcext:value-type="float">
            <text:p>72.4579168403583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68" calcext:value-type="float">
            <text:p>17368</text:p>
          </table:table-cell>
          <table:table-cell office:value-type="float" office:value="6608591" calcext:value-type="float">
            <text:p>6608591</text:p>
          </table:table-cell>
          <table:table-cell office:value-type="float" office:value="1636267" calcext:value-type="float">
            <text:p>1636267</text:p>
          </table:table-cell>
          <table:table-cell office:value-type="float" office:value="1646422" calcext:value-type="float">
            <text:p>1646422</text:p>
          </table:table-cell>
          <table:table-cell office:value-type="float" office:value="931428" calcext:value-type="float">
            <text:p>931428</text:p>
          </table:table-cell>
          <table:table-cell office:value-type="float" office:value="603714" calcext:value-type="float">
            <text:p>603714</text:p>
          </table:table-cell>
          <table:table-cell office:value-type="float" office:value="748050" calcext:value-type="float">
            <text:p>748050</text:p>
          </table:table-cell>
          <table:table-cell office:value-type="float" office:value="1637478" calcext:value-type="float">
            <text:p>1637478</text:p>
          </table:table-cell>
          <table:table-cell office:value-type="float" office:value="0.0103521359386606" calcext:value-type="float">
            <text:p>0.010352135938661</text:p>
          </table:table-cell>
          <table:table-cell office:value-type="float" office:value="3.93902765977712" calcext:value-type="float">
            <text:p>3.93902765977712</text:p>
          </table:table-cell>
          <table:table-cell office:value-type="float" office:value="0.975291249190718" calcext:value-type="float">
            <text:p>0.975291249190718</text:p>
          </table:table-cell>
          <table:table-cell office:value-type="float" office:value="0.981344101589215" calcext:value-type="float">
            <text:p>0.981344101589215</text:p>
          </table:table-cell>
          <table:table-cell office:value-type="float" office:value="0.555174416920473" calcext:value-type="float">
            <text:p>0.555174416920473</text:p>
          </table:table-cell>
          <table:table-cell office:value-type="float" office:value="0.359841628055767" calcext:value-type="float">
            <text:p>0.359841628055767</text:p>
          </table:table-cell>
          <table:table-cell office:value-type="float" office:value="0.445872598394465" calcext:value-type="float">
            <text:p>0.445872598394465</text:p>
          </table:table-cell>
          <table:table-cell office:value-type="float" office:value="0.976013061524995" calcext:value-type="float">
            <text:p>0.976013061524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8.965116615905" calcext:value-type="float">
            <text:p>-138.965116615905</text:p>
          </table:table-cell>
          <table:table-cell office:value-type="float" office:value="-178.031674388847" calcext:value-type="float">
            <text:p>-178.031674388847</text:p>
          </table:table-cell>
          <table:table-cell office:value-type="float" office:value="-160.825480321107" calcext:value-type="float">
            <text:p>-160.8254803211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9</text:p>
          </table:table-cell>
          <table:table-cell office:value-type="float" office:value="26.004360893392" calcext:value-type="float">
            <text:p>26.004360893392</text:p>
          </table:table-cell>
          <table:table-cell office:value-type="float" office:value="72.4678663853635" calcext:value-type="float">
            <text:p>72.4678663853635</text:p>
          </table:table-cell>
          <table:table-cell office:value-type="float" office:value="981.904026126328" calcext:value-type="float">
            <text:p>981.904026126328</text:p>
          </table:table-cell>
          <table:table-cell office:value-type="float" office:value="-1" calcext:value-type="float">
            <text:p>-1</text:p>
          </table:table-cell>
          <table:table-cell office:value-type="float" office:value="273178" calcext:value-type="float">
            <text:p>273178</text:p>
          </table:table-cell>
          <table:table-cell office:value-type="float" office:value="6632110" calcext:value-type="float">
            <text:p>6632110</text:p>
          </table:table-cell>
          <table:table-cell office:value-type="float" office:value="1641061" calcext:value-type="float">
            <text:p>1641061</text:p>
          </table:table-cell>
          <table:table-cell office:value-type="float" office:value="1650366" calcext:value-type="float">
            <text:p>1650366</text:p>
          </table:table-cell>
          <table:table-cell office:value-type="float" office:value="957287" calcext:value-type="float">
            <text:p>957287</text:p>
          </table:table-cell>
          <table:table-cell office:value-type="float" office:value="601499" calcext:value-type="float">
            <text:p>601499</text:p>
          </table:table-cell>
          <table:table-cell office:value-type="float" office:value="764483" calcext:value-type="float">
            <text:p>764483</text:p>
          </table:table-cell>
          <table:table-cell office:value-type="float" office:value="1634495" calcext:value-type="float">
            <text:p>1634495</text:p>
          </table:table-cell>
          <table:table-cell office:value-type="float" office:value="0.162826795914983" calcext:value-type="float">
            <text:p>0.162826795914983</text:p>
          </table:table-cell>
          <table:table-cell office:value-type="float" office:value="3.95304607785297" calcext:value-type="float">
            <text:p>3.95304607785297</text:p>
          </table:table-cell>
          <table:table-cell office:value-type="float" office:value="0.978148696201884" calcext:value-type="float">
            <text:p>0.978148696201884</text:p>
          </table:table-cell>
          <table:table-cell office:value-type="float" office:value="0.983694909059394" calcext:value-type="float">
            <text:p>0.983694909059394</text:p>
          </table:table-cell>
          <table:table-cell office:value-type="float" office:value="0.570587583850334" calcext:value-type="float">
            <text:p>0.570587583850334</text:p>
          </table:table-cell>
          <table:table-cell office:value-type="float" office:value="0.358521385016606" calcext:value-type="float">
            <text:p>0.358521385016606</text:p>
          </table:table-cell>
          <table:table-cell office:value-type="float" office:value="0.45566743083804" calcext:value-type="float">
            <text:p>0.45566743083804</text:p>
          </table:table-cell>
          <table:table-cell office:value-type="float" office:value="0.97423505475939" calcext:value-type="float">
            <text:p>0.97423505475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5.882483229933" calcext:value-type="float">
            <text:p>-135.882483229933</text:p>
          </table:table-cell>
          <table:table-cell office:value-type="float" office:value="-178.295722996679" calcext:value-type="float">
            <text:p>-178.295722996679</text:p>
          </table:table-cell>
          <table:table-cell office:value-type="float" office:value="-158.866513832392" calcext:value-type="float">
            <text:p>-158.8665138323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49</text:p>
          </table:table-cell>
          <table:table-cell office:value-type="float" office:value="26.004360893392" calcext:value-type="float">
            <text:p>26.004360893392</text:p>
          </table:table-cell>
          <table:table-cell office:value-type="float" office:value="72.4785871104144" calcext:value-type="float">
            <text:p>72.4785871104144</text:p>
          </table:table-cell>
          <table:table-cell office:value-type="float" office:value="981.959095387208" calcext:value-type="float">
            <text:p>981.959095387208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55149" calcext:value-type="float">
            <text:p>6655149</text:p>
          </table:table-cell>
          <table:table-cell office:value-type="float" office:value="1639720" calcext:value-type="float">
            <text:p>1639720</text:p>
          </table:table-cell>
          <table:table-cell office:value-type="float" office:value="1645924" calcext:value-type="float">
            <text:p>1645924</text:p>
          </table:table-cell>
          <table:table-cell office:value-type="float" office:value="972472" calcext:value-type="float">
            <text:p>972472</text:p>
          </table:table-cell>
          <table:table-cell office:value-type="float" office:value="601594" calcext:value-type="float">
            <text:p>601594</text:p>
          </table:table-cell>
          <table:table-cell office:value-type="float" office:value="767306" calcext:value-type="float">
            <text:p>767306</text:p>
          </table:table-cell>
          <table:table-cell office:value-type="float" office:value="1634323" calcext:value-type="float">
            <text:p>1634323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67783935998" calcext:value-type="float">
            <text:p>3.9667783935998</text:p>
          </table:table-cell>
          <table:table-cell office:value-type="float" office:value="0.977349397820162" calcext:value-type="float">
            <text:p>0.977349397820162</text:p>
          </table:table-cell>
          <table:table-cell office:value-type="float" office:value="0.981047270422848" calcext:value-type="float">
            <text:p>0.981047270422848</text:p>
          </table:table-cell>
          <table:table-cell office:value-type="float" office:value="0.579638550238436" calcext:value-type="float">
            <text:p>0.579638550238436</text:p>
          </table:table-cell>
          <table:table-cell office:value-type="float" office:value="0.358578009435893" calcext:value-type="float">
            <text:p>0.358578009435893</text:p>
          </table:table-cell>
          <table:table-cell office:value-type="float" office:value="0.457350070160636" calcext:value-type="float">
            <text:p>0.457350070160636</text:p>
          </table:table-cell>
          <table:table-cell office:value-type="float" office:value="0.974132534758155" calcext:value-type="float">
            <text:p>0.9741325347581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4.072289952313" calcext:value-type="float">
            <text:p>-134.072289952313</text:p>
          </table:table-cell>
          <table:table-cell office:value-type="float" office:value="-178.284398112821" calcext:value-type="float">
            <text:p>-178.284398112821</text:p>
          </table:table-cell>
          <table:table-cell office:value-type="float" office:value="-158.529985967873" calcext:value-type="float">
            <text:p>-158.5299859678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0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4847192730986" calcext:value-type="float">
            <text:p>72.4847192730986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38006" calcext:value-type="float">
            <text:p>6638006</text:p>
          </table:table-cell>
          <table:table-cell office:value-type="float" office:value="1635399" calcext:value-type="float">
            <text:p>1635399</text:p>
          </table:table-cell>
          <table:table-cell office:value-type="float" office:value="1646437" calcext:value-type="float">
            <text:p>1646437</text:p>
          </table:table-cell>
          <table:table-cell office:value-type="float" office:value="979943" calcext:value-type="float">
            <text:p>979943</text:p>
          </table:table-cell>
          <table:table-cell office:value-type="float" office:value="603817" calcext:value-type="float">
            <text:p>603817</text:p>
          </table:table-cell>
          <table:table-cell office:value-type="float" office:value="768903" calcext:value-type="float">
            <text:p>768903</text:p>
          </table:table-cell>
          <table:table-cell office:value-type="float" office:value="1638278" calcext:value-type="float">
            <text:p>1638278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5656036812787" calcext:value-type="float">
            <text:p>3.95656036812787</text:p>
          </table:table-cell>
          <table:table-cell office:value-type="float" office:value="0.974773880812392" calcext:value-type="float">
            <text:p>0.974773880812392</text:p>
          </table:table-cell>
          <table:table-cell office:value-type="float" office:value="0.981353042286997" calcext:value-type="float">
            <text:p>0.981353042286997</text:p>
          </table:table-cell>
          <table:table-cell office:value-type="float" office:value="0.584091613780452" calcext:value-type="float">
            <text:p>0.584091613780452</text:p>
          </table:table-cell>
          <table:table-cell office:value-type="float" office:value="0.359903020847204" calcext:value-type="float">
            <text:p>0.359903020847204</text:p>
          </table:table-cell>
          <table:table-cell office:value-type="float" office:value="0.458301956451172" calcext:value-type="float">
            <text:p>0.458301956451172</text:p>
          </table:table-cell>
          <table:table-cell office:value-type="float" office:value="0.976489898740041" calcext:value-type="float">
            <text:p>0.9764898987400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3.181677243909" calcext:value-type="float">
            <text:p>-133.181677243909</text:p>
          </table:table-cell>
          <table:table-cell office:value-type="float" office:value="-178.019395830559" calcext:value-type="float">
            <text:p>-178.019395830559</text:p>
          </table:table-cell>
          <table:table-cell office:value-type="float" office:value="-158.339608709766" calcext:value-type="float">
            <text:p>-158.3396087097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0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4847192730986" calcext:value-type="float">
            <text:p>72.4847192730986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367" calcext:value-type="float">
            <text:p>17367</text:p>
          </table:table-cell>
          <table:table-cell office:value-type="float" office:value="6608586" calcext:value-type="float">
            <text:p>6608586</text:p>
          </table:table-cell>
          <table:table-cell office:value-type="float" office:value="1635260" calcext:value-type="float">
            <text:p>1635260</text:p>
          </table:table-cell>
          <table:table-cell office:value-type="float" office:value="1646892" calcext:value-type="float">
            <text:p>1646892</text:p>
          </table:table-cell>
          <table:table-cell office:value-type="float" office:value="981036" calcext:value-type="float">
            <text:p>981036</text:p>
          </table:table-cell>
          <table:table-cell office:value-type="float" office:value="604685" calcext:value-type="float">
            <text:p>604685</text:p>
          </table:table-cell>
          <table:table-cell office:value-type="float" office:value="769354" calcext:value-type="float">
            <text:p>769354</text:p>
          </table:table-cell>
          <table:table-cell office:value-type="float" office:value="1632858" calcext:value-type="float">
            <text:p>1632858</text:p>
          </table:table-cell>
          <table:table-cell office:value-type="float" office:value="0.0103515398921418" calcext:value-type="float">
            <text:p>0.010351539892142</text:p>
          </table:table-cell>
          <table:table-cell office:value-type="float" office:value="3.93902467954453" calcext:value-type="float">
            <text:p>3.93902467954453</text:p>
          </table:table-cell>
          <table:table-cell office:value-type="float" office:value="0.974691030346278" calcext:value-type="float">
            <text:p>0.974691030346278</text:p>
          </table:table-cell>
          <table:table-cell office:value-type="float" office:value="0.981624243453055" calcext:value-type="float">
            <text:p>0.981624243453055</text:p>
          </table:table-cell>
          <table:table-cell office:value-type="float" office:value="0.58474309262551" calcext:value-type="float">
            <text:p>0.58474309262551</text:p>
          </table:table-cell>
          <table:table-cell office:value-type="float" office:value="0.360420389225529" calcext:value-type="float">
            <text:p>0.360420389225529</text:p>
          </table:table-cell>
          <table:table-cell office:value-type="float" office:value="0.458570773431155" calcext:value-type="float">
            <text:p>0.458570773431155</text:p>
          </table:table-cell>
          <table:table-cell office:value-type="float" office:value="0.973259326608101" calcext:value-type="float">
            <text:p>0.973259326608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3.051381474898" calcext:value-type="float">
            <text:p>-133.051381474898</text:p>
          </table:table-cell>
          <table:table-cell office:value-type="float" office:value="-177.915922154894" calcext:value-type="float">
            <text:p>-177.915922154894</text:p>
          </table:table-cell>
          <table:table-cell office:value-type="float" office:value="-158.285845313769" calcext:value-type="float">
            <text:p>-158.2858453137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1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4950541647002" calcext:value-type="float">
            <text:p>72.4950541647002</text:p>
          </table:table-cell>
          <table:table-cell office:value-type="float" office:value="981.967606165496" calcext:value-type="float">
            <text:p>981.967606165496</text:p>
          </table:table-cell>
          <table:table-cell office:value-type="float" office:value="-1" calcext:value-type="float">
            <text:p>-1</text:p>
          </table:table-cell>
          <table:table-cell office:value-type="float" office:value="17421" calcext:value-type="float">
            <text:p>17421</text:p>
          </table:table-cell>
          <table:table-cell office:value-type="float" office:value="6638094" calcext:value-type="float">
            <text:p>6638094</text:p>
          </table:table-cell>
          <table:table-cell office:value-type="float" office:value="1639484" calcext:value-type="float">
            <text:p>1639484</text:p>
          </table:table-cell>
          <table:table-cell office:value-type="float" office:value="1647623" calcext:value-type="float">
            <text:p>1647623</text:p>
          </table:table-cell>
          <table:table-cell office:value-type="float" office:value="976528" calcext:value-type="float">
            <text:p>976528</text:p>
          </table:table-cell>
          <table:table-cell office:value-type="float" office:value="604198" calcext:value-type="float">
            <text:p>604198</text:p>
          </table:table-cell>
          <table:table-cell office:value-type="float" office:value="770013" calcext:value-type="float">
            <text:p>770013</text:p>
          </table:table-cell>
          <table:table-cell office:value-type="float" office:value="1632037" calcext:value-type="float">
            <text:p>1632037</text:p>
          </table:table-cell>
          <table:table-cell office:value-type="float" office:value="0.0103837264041574" calcext:value-type="float">
            <text:p>0.010383726404158</text:p>
          </table:table-cell>
          <table:table-cell office:value-type="float" office:value="3.95661282022152" calcext:value-type="float">
            <text:p>3.95661282022152</text:p>
          </table:table-cell>
          <table:table-cell office:value-type="float" office:value="0.977208730841724" calcext:value-type="float">
            <text:p>0.977208730841724</text:p>
          </table:table-cell>
          <table:table-cell office:value-type="float" office:value="0.982059953458304" calcext:value-type="float">
            <text:p>0.982059953458304</text:p>
          </table:table-cell>
          <table:table-cell office:value-type="float" office:value="0.582056114918723" calcext:value-type="float">
            <text:p>0.582056114918723</text:p>
          </table:table-cell>
          <table:table-cell office:value-type="float" office:value="0.36013011457087" calcext:value-type="float">
            <text:p>0.36013011457087</text:p>
          </table:table-cell>
          <table:table-cell office:value-type="float" office:value="0.45896356808705" calcext:value-type="float">
            <text:p>0.45896356808705</text:p>
          </table:table-cell>
          <table:table-cell office:value-type="float" office:value="0.972769972416159" calcext:value-type="float">
            <text:p>0.9727699724161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3.588777016255" calcext:value-type="float">
            <text:p>-133.588777016255</text:p>
          </table:table-cell>
          <table:table-cell office:value-type="float" office:value="-177.973977085826" calcext:value-type="float">
            <text:p>-177.973977085826</text:p>
          </table:table-cell>
          <table:table-cell office:value-type="float" office:value="-158.20728638259" calcext:value-type="float">
            <text:p>-158.207286382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1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5379369949403" calcext:value-type="float">
            <text:p>72.5379369949403</text:p>
          </table:table-cell>
          <table:table-cell office:value-type="float" office:value="981.885001619994" calcext:value-type="float">
            <text:p>981.885001619994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45857" calcext:value-type="float">
            <text:p>6645857</text:p>
          </table:table-cell>
          <table:table-cell office:value-type="float" office:value="1640120" calcext:value-type="float">
            <text:p>1640120</text:p>
          </table:table-cell>
          <table:table-cell office:value-type="float" office:value="1650247" calcext:value-type="float">
            <text:p>1650247</text:p>
          </table:table-cell>
          <table:table-cell office:value-type="float" office:value="975386" calcext:value-type="float">
            <text:p>975386</text:p>
          </table:table-cell>
          <table:table-cell office:value-type="float" office:value="602793" calcext:value-type="float">
            <text:p>602793</text:p>
          </table:table-cell>
          <table:table-cell office:value-type="float" office:value="771704" calcext:value-type="float">
            <text:p>771704</text:p>
          </table:table-cell>
          <table:table-cell office:value-type="float" office:value="1635655" calcext:value-type="float">
            <text:p>1635655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123992934703" calcext:value-type="float">
            <text:p>3.96123992934703</text:p>
          </table:table-cell>
          <table:table-cell office:value-type="float" office:value="0.977587816427686" calcext:value-type="float">
            <text:p>0.977587816427686</text:p>
          </table:table-cell>
          <table:table-cell office:value-type="float" office:value="0.983623979523656" calcext:value-type="float">
            <text:p>0.983623979523656</text:p>
          </table:table-cell>
          <table:table-cell office:value-type="float" office:value="0.581375429794243" calcext:value-type="float">
            <text:p>0.581375429794243</text:p>
          </table:table-cell>
          <table:table-cell office:value-type="float" office:value="0.359292669211944" calcext:value-type="float">
            <text:p>0.359292669211944</text:p>
          </table:table-cell>
          <table:table-cell office:value-type="float" office:value="0.459971482750354" calcext:value-type="float">
            <text:p>0.459971482750354</text:p>
          </table:table-cell>
          <table:table-cell office:value-type="float" office:value="0.974926468721207" calcext:value-type="float">
            <text:p>0.9749264687212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3.724914041151" calcext:value-type="float">
            <text:p>-133.724914041151</text:p>
          </table:table-cell>
          <table:table-cell office:value-type="float" office:value="-178.141466157611" calcext:value-type="float">
            <text:p>-178.141466157611</text:p>
          </table:table-cell>
          <table:table-cell office:value-type="float" office:value="-158.005703449929" calcext:value-type="float">
            <text:p>-158.0057034499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1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54445696214" calcext:value-type="float">
            <text:p>72.54445696214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5291" calcext:value-type="float">
            <text:p>6655291</text:p>
          </table:table-cell>
          <table:table-cell office:value-type="float" office:value="1641198" calcext:value-type="float">
            <text:p>1641198</text:p>
          </table:table-cell>
          <table:table-cell office:value-type="float" office:value="1651776" calcext:value-type="float">
            <text:p>1651776</text:p>
          </table:table-cell>
          <table:table-cell office:value-type="float" office:value="963355" calcext:value-type="float">
            <text:p>963355</text:p>
          </table:table-cell>
          <table:table-cell office:value-type="float" office:value="603670" calcext:value-type="float">
            <text:p>603670</text:p>
          </table:table-cell>
          <table:table-cell office:value-type="float" office:value="769444" calcext:value-type="float">
            <text:p>769444</text:p>
          </table:table-cell>
          <table:table-cell office:value-type="float" office:value="1637292" calcext:value-type="float">
            <text:p>1637292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686303220547" calcext:value-type="float">
            <text:p>3.96686303220547</text:p>
          </table:table-cell>
          <table:table-cell office:value-type="float" office:value="0.978230354574961" calcext:value-type="float">
            <text:p>0.978230354574961</text:p>
          </table:table-cell>
          <table:table-cell office:value-type="float" office:value="0.984535334650914" calcext:value-type="float">
            <text:p>0.984535334650914</text:p>
          </table:table-cell>
          <table:table-cell office:value-type="float" office:value="0.574204394126462" calcext:value-type="float">
            <text:p>0.574204394126462</text:p>
          </table:table-cell>
          <table:table-cell office:value-type="float" office:value="0.359815402008939" calcext:value-type="float">
            <text:p>0.359815402008939</text:p>
          </table:table-cell>
          <table:table-cell office:value-type="float" office:value="0.458624417617848" calcext:value-type="float">
            <text:p>0.458624417617848</text:p>
          </table:table-cell>
          <table:table-cell office:value-type="float" office:value="0.975902196872496" calcext:value-type="float">
            <text:p>0.9759021968724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5.159121174708" calcext:value-type="float">
            <text:p>-135.159121174708</text:p>
          </table:table-cell>
          <table:table-cell office:value-type="float" office:value="-178.036919598212" calcext:value-type="float">
            <text:p>-178.036919598212</text:p>
          </table:table-cell>
          <table:table-cell office:value-type="float" office:value="-158.27511647643" calcext:value-type="float">
            <text:p>-158.275116476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2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5647384851018" calcext:value-type="float">
            <text:p>72.5647384851018</text:p>
          </table:table-cell>
          <table:table-cell office:value-type="float" office:value="981.912536446679" calcext:value-type="float">
            <text:p>981.912536446679</text:p>
          </table:table-cell>
          <table:table-cell office:value-type="float" office:value="-1" calcext:value-type="float">
            <text:p>-1</text:p>
          </table:table-cell>
          <table:table-cell office:value-type="float" office:value="17365" calcext:value-type="float">
            <text:p>17365</text:p>
          </table:table-cell>
          <table:table-cell office:value-type="float" office:value="6587782" calcext:value-type="float">
            <text:p>6587782</text:p>
          </table:table-cell>
          <table:table-cell office:value-type="float" office:value="1636028" calcext:value-type="float">
            <text:p>1636028</text:p>
          </table:table-cell>
          <table:table-cell office:value-type="float" office:value="1647045" calcext:value-type="float">
            <text:p>1647045</text:p>
          </table:table-cell>
          <table:table-cell office:value-type="float" office:value="971120" calcext:value-type="float">
            <text:p>971120</text:p>
          </table:table-cell>
          <table:table-cell office:value-type="float" office:value="604574" calcext:value-type="float">
            <text:p>604574</text:p>
          </table:table-cell>
          <table:table-cell office:value-type="float" office:value="780136" calcext:value-type="float">
            <text:p>780136</text:p>
          </table:table-cell>
          <table:table-cell office:value-type="float" office:value="1638326" calcext:value-type="float">
            <text:p>1638326</text:p>
          </table:table-cell>
          <table:table-cell office:value-type="float" office:value="0.0103503477991042" calcext:value-type="float">
            <text:p>0.010350347799104</text:p>
          </table:table-cell>
          <table:table-cell office:value-type="float" office:value="3.92662452776724" calcext:value-type="float">
            <text:p>3.92662452776724</text:p>
          </table:table-cell>
          <table:table-cell office:value-type="float" office:value="0.975148794072723" calcext:value-type="float">
            <text:p>0.975148794072723</text:p>
          </table:table-cell>
          <table:table-cell office:value-type="float" office:value="0.981715438570432" calcext:value-type="float">
            <text:p>0.981715438570432</text:p>
          </table:table-cell>
          <table:table-cell office:value-type="float" office:value="0.578832695345008" calcext:value-type="float">
            <text:p>0.578832695345008</text:p>
          </table:table-cell>
          <table:table-cell office:value-type="float" office:value="0.360354228061942" calcext:value-type="float">
            <text:p>0.360354228061942</text:p>
          </table:table-cell>
          <table:table-cell office:value-type="float" office:value="0.464997346996945" calcext:value-type="float">
            <text:p>0.464997346996945</text:p>
          </table:table-cell>
          <table:table-cell office:value-type="float" office:value="0.976518508972944" calcext:value-type="float">
            <text:p>0.9765185089729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4.233460930998" calcext:value-type="float">
            <text:p>-134.233460930998</text:p>
          </table:table-cell>
          <table:table-cell office:value-type="float" office:value="-177.929154387612" calcext:value-type="float">
            <text:p>-177.929154387612</text:p>
          </table:table-cell>
          <table:table-cell office:value-type="float" office:value="-157.000530600611" calcext:value-type="float">
            <text:p>-157.0005306006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2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5923139493143" calcext:value-type="float">
            <text:p>72.5923139493143</text:p>
          </table:table-cell>
          <table:table-cell office:value-type="float" office:value="981.874486648517" calcext:value-type="float">
            <text:p>981.874486648517</text:p>
          </table:table-cell>
          <table:table-cell office:value-type="float" office:value="-1" calcext:value-type="float">
            <text:p>-1</text:p>
          </table:table-cell>
          <table:table-cell office:value-type="float" office:value="17362" calcext:value-type="float">
            <text:p>17362</text:p>
          </table:table-cell>
          <table:table-cell office:value-type="float" office:value="6604752" calcext:value-type="float">
            <text:p>6604752</text:p>
          </table:table-cell>
          <table:table-cell office:value-type="float" office:value="1638273" calcext:value-type="float">
            <text:p>1638273</text:p>
          </table:table-cell>
          <table:table-cell office:value-type="float" office:value="1650728" calcext:value-type="float">
            <text:p>1650728</text:p>
          </table:table-cell>
          <table:table-cell office:value-type="float" office:value="989583" calcext:value-type="float">
            <text:p>989583</text:p>
          </table:table-cell>
          <table:table-cell office:value-type="float" office:value="605326" calcext:value-type="float">
            <text:p>605326</text:p>
          </table:table-cell>
          <table:table-cell office:value-type="float" office:value="783703" calcext:value-type="float">
            <text:p>783703</text:p>
          </table:table-cell>
          <table:table-cell office:value-type="float" office:value="1638693" calcext:value-type="float">
            <text:p>1638693</text:p>
          </table:table-cell>
          <table:table-cell office:value-type="float" office:value="0.0103485596595478" calcext:value-type="float">
            <text:p>0.010348559659548</text:p>
          </table:table-cell>
          <table:table-cell office:value-type="float" office:value="3.93673943719142" calcext:value-type="float">
            <text:p>3.93673943719142</text:p>
          </table:table-cell>
          <table:table-cell office:value-type="float" office:value="0.976486918507447" calcext:value-type="float">
            <text:p>0.976486918507447</text:p>
          </table:table-cell>
          <table:table-cell office:value-type="float" office:value="0.983910677899203" calcext:value-type="float">
            <text:p>0.983910677899203</text:p>
          </table:table-cell>
          <table:table-cell office:value-type="float" office:value="0.589837502221763" calcext:value-type="float">
            <text:p>0.589837502221763</text:p>
          </table:table-cell>
          <table:table-cell office:value-type="float" office:value="0.360802455044085" calcext:value-type="float">
            <text:p>0.360802455044085</text:p>
          </table:table-cell>
          <table:table-cell office:value-type="float" office:value="0.467123444929534" calcext:value-type="float">
            <text:p>0.467123444929534</text:p>
          </table:table-cell>
          <table:table-cell office:value-type="float" office:value="0.976737258045346" calcext:value-type="float">
            <text:p>0.9767372580453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2.032499555647" calcext:value-type="float">
            <text:p>-132.032499555647</text:p>
          </table:table-cell>
          <table:table-cell office:value-type="float" office:value="-177.839508991183" calcext:value-type="float">
            <text:p>-177.839508991183</text:p>
          </table:table-cell>
          <table:table-cell office:value-type="float" office:value="-156.575311014093" calcext:value-type="float">
            <text:p>-156.5753110140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3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6026474298576" calcext:value-type="float">
            <text:p>72.6026474298576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52708" calcext:value-type="float">
            <text:p>6652708</text:p>
          </table:table-cell>
          <table:table-cell office:value-type="float" office:value="1638773" calcext:value-type="float">
            <text:p>1638773</text:p>
          </table:table-cell>
          <table:table-cell office:value-type="float" office:value="1650726" calcext:value-type="float">
            <text:p>1650726</text:p>
          </table:table-cell>
          <table:table-cell office:value-type="float" office:value="1004299" calcext:value-type="float">
            <text:p>1004299</text:p>
          </table:table-cell>
          <table:table-cell office:value-type="float" office:value="605762" calcext:value-type="float">
            <text:p>605762</text:p>
          </table:table-cell>
          <table:table-cell office:value-type="float" office:value="785505" calcext:value-type="float">
            <text:p>785505</text:p>
          </table:table-cell>
          <table:table-cell office:value-type="float" office:value="1638970" calcext:value-type="float">
            <text:p>1638970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532344404739" calcext:value-type="float">
            <text:p>3.96532344404739</text:p>
          </table:table-cell>
          <table:table-cell office:value-type="float" office:value="0.976784941766851" calcext:value-type="float">
            <text:p>0.976784941766851</text:p>
          </table:table-cell>
          <table:table-cell office:value-type="float" office:value="0.983909485806165" calcext:value-type="float">
            <text:p>0.983909485806165</text:p>
          </table:table-cell>
          <table:table-cell office:value-type="float" office:value="0.598608922792545" calcext:value-type="float">
            <text:p>0.598608922792545</text:p>
          </table:table-cell>
          <table:table-cell office:value-type="float" office:value="0.361062331326286" calcext:value-type="float">
            <text:p>0.361062331326286</text:p>
          </table:table-cell>
          <table:table-cell office:value-type="float" office:value="0.468197520756426" calcext:value-type="float">
            <text:p>0.468197520756426</text:p>
          </table:table-cell>
          <table:table-cell office:value-type="float" office:value="0.976902362931056" calcext:value-type="float">
            <text:p>0.9769023629310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0.278215441491" calcext:value-type="float">
            <text:p>-130.278215441491</text:p>
          </table:table-cell>
          <table:table-cell office:value-type="float" office:value="-177.787533734743" calcext:value-type="float">
            <text:p>-177.787533734743</text:p>
          </table:table-cell>
          <table:table-cell office:value-type="float" office:value="-156.360495848715" calcext:value-type="float">
            <text:p>-156.3604958487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3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603034639028" calcext:value-type="float">
            <text:p>72.603034639028</text:p>
          </table:table-cell>
          <table:table-cell office:value-type="float" office:value="981.957092502386" calcext:value-type="float">
            <text:p>981.957092502386</text:p>
          </table:table-cell>
          <table:table-cell office:value-type="float" office:value="-1" calcext:value-type="float">
            <text:p>-1</text:p>
          </table:table-cell>
          <table:table-cell office:value-type="float" office:value="17410" calcext:value-type="float">
            <text:p>17410</text:p>
          </table:table-cell>
          <table:table-cell office:value-type="float" office:value="6652322" calcext:value-type="float">
            <text:p>6652322</text:p>
          </table:table-cell>
          <table:table-cell office:value-type="float" office:value="1640867" calcext:value-type="float">
            <text:p>1640867</text:p>
          </table:table-cell>
          <table:table-cell office:value-type="float" office:value="1650977" calcext:value-type="float">
            <text:p>1650977</text:p>
          </table:table-cell>
          <table:table-cell office:value-type="float" office:value="992682" calcext:value-type="float">
            <text:p>992682</text:p>
          </table:table-cell>
          <table:table-cell office:value-type="float" office:value="604710" calcext:value-type="float">
            <text:p>604710</text:p>
          </table:table-cell>
          <table:table-cell office:value-type="float" office:value="783782" calcext:value-type="float">
            <text:p>783782</text:p>
          </table:table-cell>
          <table:table-cell office:value-type="float" office:value="1636155" calcext:value-type="float">
            <text:p>1636155</text:p>
          </table:table-cell>
          <table:table-cell office:value-type="float" office:value="0.0103771698924506" calcext:value-type="float">
            <text:p>0.010377169892451</text:p>
          </table:table-cell>
          <table:table-cell office:value-type="float" office:value="3.96509337009113" calcext:value-type="float">
            <text:p>3.96509337009113</text:p>
          </table:table-cell>
          <table:table-cell office:value-type="float" office:value="0.978033063177235" calcext:value-type="float">
            <text:p>0.978033063177235</text:p>
          </table:table-cell>
          <table:table-cell office:value-type="float" office:value="0.984059093482386" calcext:value-type="float">
            <text:p>0.984059093482386</text:p>
          </table:table-cell>
          <table:table-cell office:value-type="float" office:value="0.59168465038355" calcext:value-type="float">
            <text:p>0.59168465038355</text:p>
          </table:table-cell>
          <table:table-cell office:value-type="float" office:value="0.3604352903885" calcext:value-type="float">
            <text:p>0.3604352903885</text:p>
          </table:table-cell>
          <table:table-cell office:value-type="float" office:value="0.467170532604519" calcext:value-type="float">
            <text:p>0.467170532604519</text:p>
          </table:table-cell>
          <table:table-cell office:value-type="float" office:value="0.975224491980611" calcext:value-type="float">
            <text:p>0.975224491980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1.66306992329" calcext:value-type="float">
            <text:p>-131.66306992329</text:p>
          </table:table-cell>
          <table:table-cell office:value-type="float" office:value="-177.9129419223" calcext:value-type="float">
            <text:p>-177.9129419223</text:p>
          </table:table-cell>
          <table:table-cell office:value-type="float" office:value="-156.565893479096" calcext:value-type="float">
            <text:p>-156.5658934790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4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758459405611" calcext:value-type="float">
            <text:p>72.5758459405611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425" calcext:value-type="float">
            <text:p>17425</text:p>
          </table:table-cell>
          <table:table-cell office:value-type="float" office:value="6651242" calcext:value-type="float">
            <text:p>6651242</text:p>
          </table:table-cell>
          <table:table-cell office:value-type="float" office:value="1640858" calcext:value-type="float">
            <text:p>1640858</text:p>
          </table:table-cell>
          <table:table-cell office:value-type="float" office:value="1650645" calcext:value-type="float">
            <text:p>1650645</text:p>
          </table:table-cell>
          <table:table-cell office:value-type="float" office:value="995259" calcext:value-type="float">
            <text:p>995259</text:p>
          </table:table-cell>
          <table:table-cell office:value-type="float" office:value="605992" calcext:value-type="float">
            <text:p>605992</text:p>
          </table:table-cell>
          <table:table-cell office:value-type="float" office:value="787306" calcext:value-type="float">
            <text:p>787306</text:p>
          </table:table-cell>
          <table:table-cell office:value-type="float" office:value="1633342" calcext:value-type="float">
            <text:p>1633342</text:p>
          </table:table-cell>
          <table:table-cell office:value-type="float" office:value="0.0103861105902327" calcext:value-type="float">
            <text:p>0.010386110590233</text:p>
          </table:table-cell>
          <table:table-cell office:value-type="float" office:value="3.96444963985081" calcext:value-type="float">
            <text:p>3.96444963985081</text:p>
          </table:table-cell>
          <table:table-cell office:value-type="float" office:value="0.978027698758566" calcext:value-type="float">
            <text:p>0.978027698758566</text:p>
          </table:table-cell>
          <table:table-cell office:value-type="float" office:value="0.983861206038142" calcext:value-type="float">
            <text:p>0.983861206038142</text:p>
          </table:table-cell>
          <table:table-cell office:value-type="float" office:value="0.593220662262519" calcext:value-type="float">
            <text:p>0.593220662262519</text:p>
          </table:table-cell>
          <table:table-cell office:value-type="float" office:value="0.361199422025612" calcext:value-type="float">
            <text:p>0.361199422025612</text:p>
          </table:table-cell>
          <table:table-cell office:value-type="float" office:value="0.4692710005368" calcext:value-type="float">
            <text:p>0.4692710005368</text:p>
          </table:table-cell>
          <table:table-cell office:value-type="float" office:value="0.973547813123204" calcext:value-type="float">
            <text:p>0.973547813123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1.355867547496" calcext:value-type="float">
            <text:p>-131.355867547496</text:p>
          </table:table-cell>
          <table:table-cell office:value-type="float" office:value="-177.760115594878" calcext:value-type="float">
            <text:p>-177.760115594878</text:p>
          </table:table-cell>
          <table:table-cell office:value-type="float" office:value="-156.14579989264" calcext:value-type="float">
            <text:p>-156.145799892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4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5700987574045" calcext:value-type="float">
            <text:p>72.5700987574045</text:p>
          </table:table-cell>
          <table:table-cell office:value-type="float" office:value="981.912536446679" calcext:value-type="float">
            <text:p>981.912536446679</text:p>
          </table:table-cell>
          <table:table-cell office:value-type="float" office:value="-1" calcext:value-type="float">
            <text:p>-1</text:p>
          </table:table-cell>
          <table:table-cell office:value-type="float" office:value="17361" calcext:value-type="float">
            <text:p>17361</text:p>
          </table:table-cell>
          <table:table-cell office:value-type="float" office:value="6606205" calcext:value-type="float">
            <text:p>6606205</text:p>
          </table:table-cell>
          <table:table-cell office:value-type="float" office:value="1636840" calcext:value-type="float">
            <text:p>1636840</text:p>
          </table:table-cell>
          <table:table-cell office:value-type="float" office:value="1646285" calcext:value-type="float">
            <text:p>1646285</text:p>
          </table:table-cell>
          <table:table-cell office:value-type="float" office:value="993339" calcext:value-type="float">
            <text:p>993339</text:p>
          </table:table-cell>
          <table:table-cell office:value-type="float" office:value="605958" calcext:value-type="float">
            <text:p>605958</text:p>
          </table:table-cell>
          <table:table-cell office:value-type="float" office:value="789824" calcext:value-type="float">
            <text:p>789824</text:p>
          </table:table-cell>
          <table:table-cell office:value-type="float" office:value="1638436" calcext:value-type="float">
            <text:p>1638436</text:p>
          </table:table-cell>
          <table:table-cell office:value-type="float" office:value="0.010347963613029" calcext:value-type="float">
            <text:p>0.010347963613029</text:p>
          </table:table-cell>
          <table:table-cell office:value-type="float" office:value="3.93760549278325" calcext:value-type="float">
            <text:p>3.93760549278325</text:p>
          </table:table-cell>
          <table:table-cell office:value-type="float" office:value="0.975632783845995" calcext:value-type="float">
            <text:p>0.975632783845995</text:p>
          </table:table-cell>
          <table:table-cell office:value-type="float" office:value="0.981262443216138" calcext:value-type="float">
            <text:p>0.981262443216138</text:p>
          </table:table-cell>
          <table:table-cell office:value-type="float" office:value="0.592076252946407" calcext:value-type="float">
            <text:p>0.592076252946407</text:p>
          </table:table-cell>
          <table:table-cell office:value-type="float" office:value="0.361179156443972" calcext:value-type="float">
            <text:p>0.361179156443972</text:p>
          </table:table-cell>
          <table:table-cell office:value-type="float" office:value="0.470771845671159" calcext:value-type="float">
            <text:p>0.470771845671159</text:p>
          </table:table-cell>
          <table:table-cell office:value-type="float" office:value="0.976584074090013" calcext:value-type="float">
            <text:p>0.976584074090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1.584749410719" calcext:value-type="float">
            <text:p>-131.584749410719</text:p>
          </table:table-cell>
          <table:table-cell office:value-type="float" office:value="-177.764168711206" calcext:value-type="float">
            <text:p>-177.764168711206</text:p>
          </table:table-cell>
          <table:table-cell office:value-type="float" office:value="-155.845630865768" calcext:value-type="float">
            <text:p>-155.8456308657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4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5593782042227" calcext:value-type="float">
            <text:p>72.5593782042227</text:p>
          </table:table-cell>
          <table:table-cell office:value-type="float" office:value="981.912536446679" calcext:value-type="float">
            <text:p>981.912536446679</text:p>
          </table:table-cell>
          <table:table-cell office:value-type="float" office:value="-1" calcext:value-type="float">
            <text:p>-1</text:p>
          </table:table-cell>
          <table:table-cell office:value-type="float" office:value="17376" calcext:value-type="float">
            <text:p>17376</text:p>
          </table:table-cell>
          <table:table-cell office:value-type="float" office:value="6607491" calcext:value-type="float">
            <text:p>6607491</text:p>
          </table:table-cell>
          <table:table-cell office:value-type="float" office:value="1636797" calcext:value-type="float">
            <text:p>1636797</text:p>
          </table:table-cell>
          <table:table-cell office:value-type="float" office:value="1647359" calcext:value-type="float">
            <text:p>1647359</text:p>
          </table:table-cell>
          <table:table-cell office:value-type="float" office:value="1006858" calcext:value-type="float">
            <text:p>1006858</text:p>
          </table:table-cell>
          <table:table-cell office:value-type="float" office:value="608545" calcext:value-type="float">
            <text:p>608545</text:p>
          </table:table-cell>
          <table:table-cell office:value-type="float" office:value="791642" calcext:value-type="float">
            <text:p>791642</text:p>
          </table:table-cell>
          <table:table-cell office:value-type="float" office:value="1637679" calcext:value-type="float">
            <text:p>1637679</text:p>
          </table:table-cell>
          <table:table-cell office:value-type="float" office:value="0.0103569043108111" calcext:value-type="float">
            <text:p>0.010356904310811</text:p>
          </table:table-cell>
          <table:table-cell office:value-type="float" office:value="3.93837200860643" calcext:value-type="float">
            <text:p>3.93837200860643</text:p>
          </table:table-cell>
          <table:table-cell office:value-type="float" office:value="0.975607153845686" calcext:value-type="float">
            <text:p>0.975607153845686</text:p>
          </table:table-cell>
          <table:table-cell office:value-type="float" office:value="0.981902597177338" calcext:value-type="float">
            <text:p>0.981902597177338</text:p>
          </table:table-cell>
          <table:table-cell office:value-type="float" office:value="0.600134205834175" calcext:value-type="float">
            <text:p>0.600134205834175</text:p>
          </table:table-cell>
          <table:table-cell office:value-type="float" office:value="0.362721128788129" calcext:value-type="float">
            <text:p>0.362721128788129</text:p>
          </table:table-cell>
          <table:table-cell office:value-type="float" office:value="0.471855458242352" calcext:value-type="float">
            <text:p>0.471855458242352</text:p>
          </table:table-cell>
          <table:table-cell office:value-type="float" office:value="0.976132866875275" calcext:value-type="float">
            <text:p>0.9761328668752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9.973158833165" calcext:value-type="float">
            <text:p>-129.973158833165</text:p>
          </table:table-cell>
          <table:table-cell office:value-type="float" office:value="-177.455774242374" calcext:value-type="float">
            <text:p>-177.455774242374</text:p>
          </table:table-cell>
          <table:table-cell office:value-type="float" office:value="-155.62890835153" calcext:value-type="float">
            <text:p>-155.628908351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5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651252848051" calcext:value-type="float">
            <text:p>72.5651252848051</text:p>
          </table:table-cell>
          <table:table-cell office:value-type="float" office:value="981.893511747565" calcext:value-type="float">
            <text:p>981.893511747565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55380" calcext:value-type="float">
            <text:p>6655380</text:p>
          </table:table-cell>
          <table:table-cell office:value-type="float" office:value="1641257" calcext:value-type="float">
            <text:p>1641257</text:p>
          </table:table-cell>
          <table:table-cell office:value-type="float" office:value="1651496" calcext:value-type="float">
            <text:p>1651496</text:p>
          </table:table-cell>
          <table:table-cell office:value-type="float" office:value="1001798" calcext:value-type="float">
            <text:p>1001798</text:p>
          </table:table-cell>
          <table:table-cell office:value-type="float" office:value="606737" calcext:value-type="float">
            <text:p>606737</text:p>
          </table:table-cell>
          <table:table-cell office:value-type="float" office:value="791369" calcext:value-type="float">
            <text:p>791369</text:p>
          </table:table-cell>
          <table:table-cell office:value-type="float" office:value="1636741" calcext:value-type="float">
            <text:p>1636741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691608034564" calcext:value-type="float">
            <text:p>3.96691608034564</text:p>
          </table:table-cell>
          <table:table-cell office:value-type="float" office:value="0.978265521319571" calcext:value-type="float">
            <text:p>0.978265521319571</text:p>
          </table:table-cell>
          <table:table-cell office:value-type="float" office:value="0.984368441625648" calcext:value-type="float">
            <text:p>0.984368441625648</text:p>
          </table:table-cell>
          <table:table-cell office:value-type="float" office:value="0.597118210449005" calcext:value-type="float">
            <text:p>0.597118210449005</text:p>
          </table:table-cell>
          <table:table-cell office:value-type="float" office:value="0.361643476682124" calcext:value-type="float">
            <text:p>0.361643476682124</text:p>
          </table:table-cell>
          <table:table-cell office:value-type="float" office:value="0.471692737542717" calcext:value-type="float">
            <text:p>0.471692737542717</text:p>
          </table:table-cell>
          <table:table-cell office:value-type="float" office:value="0.975573775240633" calcext:value-type="float">
            <text:p>0.975573775240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0.576357910199" calcext:value-type="float">
            <text:p>-130.576357910199</text:p>
          </table:table-cell>
          <table:table-cell office:value-type="float" office:value="-177.671304663575" calcext:value-type="float">
            <text:p>-177.671304663575</text:p>
          </table:table-cell>
          <table:table-cell office:value-type="float" office:value="-155.661452491457" calcext:value-type="float">
            <text:p>-155.6614524914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5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59764944062" calcext:value-type="float">
            <text:p>72.559764944062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10086" calcext:value-type="float">
            <text:p>6610086</text:p>
          </table:table-cell>
          <table:table-cell office:value-type="float" office:value="1637616" calcext:value-type="float">
            <text:p>1637616</text:p>
          </table:table-cell>
          <table:table-cell office:value-type="float" office:value="1648632" calcext:value-type="float">
            <text:p>1648632</text:p>
          </table:table-cell>
          <table:table-cell office:value-type="float" office:value="1006848" calcext:value-type="float">
            <text:p>1006848</text:p>
          </table:table-cell>
          <table:table-cell office:value-type="float" office:value="608138" calcext:value-type="float">
            <text:p>608138</text:p>
          </table:table-cell>
          <table:table-cell office:value-type="float" office:value="796084" calcext:value-type="float">
            <text:p>796084</text:p>
          </table:table-cell>
          <table:table-cell office:value-type="float" office:value="1638197" calcext:value-type="float">
            <text:p>1638197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3991874932274" calcext:value-type="float">
            <text:p>3.93991874932274</text:p>
          </table:table-cell>
          <table:table-cell office:value-type="float" office:value="0.97609531594459" calcext:value-type="float">
            <text:p>0.97609531594459</text:p>
          </table:table-cell>
          <table:table-cell office:value-type="float" office:value="0.982661364395781" calcext:value-type="float">
            <text:p>0.982661364395781</text:p>
          </table:table-cell>
          <table:table-cell office:value-type="float" office:value="0.600128245368987" calcext:value-type="float">
            <text:p>0.600128245368987</text:p>
          </table:table-cell>
          <table:table-cell office:value-type="float" office:value="0.362478537854974" calcext:value-type="float">
            <text:p>0.362478537854974</text:p>
          </table:table-cell>
          <table:table-cell office:value-type="float" office:value="0.474503096878898" calcext:value-type="float">
            <text:p>0.474503096878898</text:p>
          </table:table-cell>
          <table:table-cell office:value-type="float" office:value="0.976441618972017" calcext:value-type="float">
            <text:p>0.976441618972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9.974350926203" calcext:value-type="float">
            <text:p>-129.974350926203</text:p>
          </table:table-cell>
          <table:table-cell office:value-type="float" office:value="-177.504292429005" calcext:value-type="float">
            <text:p>-177.504292429005</text:p>
          </table:table-cell>
          <table:table-cell office:value-type="float" office:value="-155.09938062422" calcext:value-type="float">
            <text:p>-155.099380624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6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5540179147669" calcext:value-type="float">
            <text:p>72.5540179147669</text:p>
          </table:table-cell>
          <table:table-cell office:value-type="float" office:value="981.912536446679" calcext:value-type="float">
            <text:p>981.912536446679</text:p>
          </table:table-cell>
          <table:table-cell office:value-type="float" office:value="-1" calcext:value-type="float">
            <text:p>-1</text:p>
          </table:table-cell>
          <table:table-cell office:value-type="float" office:value="17400" calcext:value-type="float">
            <text:p>17400</text:p>
          </table:table-cell>
          <table:table-cell office:value-type="float" office:value="6655629" calcext:value-type="float">
            <text:p>6655629</text:p>
          </table:table-cell>
          <table:table-cell office:value-type="float" office:value="1640917" calcext:value-type="float">
            <text:p>1640917</text:p>
          </table:table-cell>
          <table:table-cell office:value-type="float" office:value="1651176" calcext:value-type="float">
            <text:p>1651176</text:p>
          </table:table-cell>
          <table:table-cell office:value-type="float" office:value="1031476" calcext:value-type="float">
            <text:p>1031476</text:p>
          </table:table-cell>
          <table:table-cell office:value-type="float" office:value="610568" calcext:value-type="float">
            <text:p>610568</text:p>
          </table:table-cell>
          <table:table-cell office:value-type="float" office:value="799316" calcext:value-type="float">
            <text:p>799316</text:p>
          </table:table-cell>
          <table:table-cell office:value-type="float" office:value="1639067" calcext:value-type="float">
            <text:p>1639067</text:p>
          </table:table-cell>
          <table:table-cell office:value-type="float" office:value="0.0103712094272625" calcext:value-type="float">
            <text:p>0.010371209427263</text:p>
          </table:table-cell>
          <table:table-cell office:value-type="float" office:value="3.96706449592882" calcext:value-type="float">
            <text:p>3.96706449592882</text:p>
          </table:table-cell>
          <table:table-cell office:value-type="float" office:value="0.978062865503176" calcext:value-type="float">
            <text:p>0.978062865503176</text:p>
          </table:table-cell>
          <table:table-cell office:value-type="float" office:value="0.984177706739629" calcext:value-type="float">
            <text:p>0.984177706739629</text:p>
          </table:table-cell>
          <table:table-cell office:value-type="float" office:value="0.614807679034195" calcext:value-type="float">
            <text:p>0.614807679034195</text:p>
          </table:table-cell>
          <table:table-cell office:value-type="float" office:value="0.363926930895678" calcext:value-type="float">
            <text:p>0.363926930895678</text:p>
          </table:table-cell>
          <table:table-cell office:value-type="float" office:value="0.476429519227686" calcext:value-type="float">
            <text:p>0.476429519227686</text:p>
          </table:table-cell>
          <table:table-cell office:value-type="float" office:value="0.976960179443381" calcext:value-type="float">
            <text:p>0.9769601794433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7.038464193161" calcext:value-type="float">
            <text:p>-127.038464193161</text:p>
          </table:table-cell>
          <table:table-cell office:value-type="float" office:value="-177.214613820864" calcext:value-type="float">
            <text:p>-177.214613820864</text:p>
          </table:table-cell>
          <table:table-cell office:value-type="float" office:value="-154.714096154463" calcext:value-type="float">
            <text:p>-154.7140961544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6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276027194914" calcext:value-type="float">
            <text:p>72.5276027194914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365" calcext:value-type="float">
            <text:p>17365</text:p>
          </table:table-cell>
          <table:table-cell office:value-type="float" office:value="6606409" calcext:value-type="float">
            <text:p>6606409</text:p>
          </table:table-cell>
          <table:table-cell office:value-type="float" office:value="1637263" calcext:value-type="float">
            <text:p>1637263</text:p>
          </table:table-cell>
          <table:table-cell office:value-type="float" office:value="1647841" calcext:value-type="float">
            <text:p>1647841</text:p>
          </table:table-cell>
          <table:table-cell office:value-type="float" office:value="1033008" calcext:value-type="float">
            <text:p>1033008</text:p>
          </table:table-cell>
          <table:table-cell office:value-type="float" office:value="611351" calcext:value-type="float">
            <text:p>611351</text:p>
          </table:table-cell>
          <table:table-cell office:value-type="float" office:value="800210" calcext:value-type="float">
            <text:p>800210</text:p>
          </table:table-cell>
          <table:table-cell office:value-type="float" office:value="1638539" calcext:value-type="float">
            <text:p>1638539</text:p>
          </table:table-cell>
          <table:table-cell office:value-type="float" office:value="0.0103503477991042" calcext:value-type="float">
            <text:p>0.010350347799104</text:p>
          </table:table-cell>
          <table:table-cell office:value-type="float" office:value="3.93772708627308" calcext:value-type="float">
            <text:p>3.93772708627308</text:p>
          </table:table-cell>
          <table:table-cell office:value-type="float" office:value="0.975884911523451" calcext:value-type="float">
            <text:p>0.975884911523451</text:p>
          </table:table-cell>
          <table:table-cell office:value-type="float" office:value="0.982189891599404" calcext:value-type="float">
            <text:p>0.982189891599404</text:p>
          </table:table-cell>
          <table:table-cell office:value-type="float" office:value="0.615720822301009" calcext:value-type="float">
            <text:p>0.615720822301009</text:p>
          </table:table-cell>
          <table:table-cell office:value-type="float" office:value="0.364393635319905" calcext:value-type="float">
            <text:p>0.364393635319905</text:p>
          </table:table-cell>
          <table:table-cell office:value-type="float" office:value="0.4769623848155" calcext:value-type="float">
            <text:p>0.4769623848155</text:p>
          </table:table-cell>
          <table:table-cell office:value-type="float" office:value="0.97664546688145" calcext:value-type="float">
            <text:p>0.97664546688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6.855835539798" calcext:value-type="float">
            <text:p>-126.855835539798</text:p>
          </table:table-cell>
          <table:table-cell office:value-type="float" office:value="-177.121272936019" calcext:value-type="float">
            <text:p>-177.121272936019</text:p>
          </table:table-cell>
          <table:table-cell office:value-type="float" office:value="-154.6075230369" calcext:value-type="float">
            <text:p>-154.60752303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7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5337359640037" calcext:value-type="float">
            <text:p>72.5337359640037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346" calcext:value-type="float">
            <text:p>17346</text:p>
          </table:table-cell>
          <table:table-cell office:value-type="float" office:value="6645116" calcext:value-type="float">
            <text:p>6645116</text:p>
          </table:table-cell>
          <table:table-cell office:value-type="float" office:value="1644130" calcext:value-type="float">
            <text:p>1644130</text:p>
          </table:table-cell>
          <table:table-cell office:value-type="float" office:value="1652128" calcext:value-type="float">
            <text:p>1652128</text:p>
          </table:table-cell>
          <table:table-cell office:value-type="float" office:value="1020050" calcext:value-type="float">
            <text:p>1020050</text:p>
          </table:table-cell>
          <table:table-cell office:value-type="float" office:value="608537" calcext:value-type="float">
            <text:p>608537</text:p>
          </table:table-cell>
          <table:table-cell office:value-type="float" office:value="800628" calcext:value-type="float">
            <text:p>800628</text:p>
          </table:table-cell>
          <table:table-cell office:value-type="float" office:value="1637772" calcext:value-type="float">
            <text:p>1637772</text:p>
          </table:table-cell>
          <table:table-cell office:value-type="float" office:value="0.0103390229152468" calcext:value-type="float">
            <text:p>0.010339022915247</text:p>
          </table:table-cell>
          <table:table-cell office:value-type="float" office:value="3.96079825887659" calcext:value-type="float">
            <text:p>3.96079825887659</text:p>
          </table:table-cell>
          <table:table-cell office:value-type="float" office:value="0.979977962968107" calcext:value-type="float">
            <text:p>0.979977962968107</text:p>
          </table:table-cell>
          <table:table-cell office:value-type="float" office:value="0.984745143025534" calcext:value-type="float">
            <text:p>0.984745143025534</text:p>
          </table:table-cell>
          <table:table-cell office:value-type="float" office:value="0.607997251510292" calcext:value-type="float">
            <text:p>0.607997251510292</text:p>
          </table:table-cell>
          <table:table-cell office:value-type="float" office:value="0.362716360415978" calcext:value-type="float">
            <text:p>0.362716360415978</text:p>
          </table:table-cell>
          <table:table-cell office:value-type="float" office:value="0.477211532260362" calcext:value-type="float">
            <text:p>0.477211532260362</text:p>
          </table:table-cell>
          <table:table-cell office:value-type="float" office:value="0.976188299201524" calcext:value-type="float">
            <text:p>0.976188299201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8.400549697942" calcext:value-type="float">
            <text:p>-128.400549697942</text:p>
          </table:table-cell>
          <table:table-cell office:value-type="float" office:value="-177.456727916804" calcext:value-type="float">
            <text:p>-177.456727916804</text:p>
          </table:table-cell>
          <table:table-cell office:value-type="float" office:value="-154.557693547928" calcext:value-type="float">
            <text:p>-154.5576935479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7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276027194914" calcext:value-type="float">
            <text:p>72.5276027194914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401" calcext:value-type="float">
            <text:p>17401</text:p>
          </table:table-cell>
          <table:table-cell office:value-type="float" office:value="6606413" calcext:value-type="float">
            <text:p>6606413</text:p>
          </table:table-cell>
          <table:table-cell office:value-type="float" office:value="1637879" calcext:value-type="float">
            <text:p>1637879</text:p>
          </table:table-cell>
          <table:table-cell office:value-type="float" office:value="1647115" calcext:value-type="float">
            <text:p>1647115</text:p>
          </table:table-cell>
          <table:table-cell office:value-type="float" office:value="1022580" calcext:value-type="float">
            <text:p>1022580</text:p>
          </table:table-cell>
          <table:table-cell office:value-type="float" office:value="609245" calcext:value-type="float">
            <text:p>609245</text:p>
          </table:table-cell>
          <table:table-cell office:value-type="float" office:value="804368" calcext:value-type="float">
            <text:p>804368</text:p>
          </table:table-cell>
          <table:table-cell office:value-type="float" office:value="1634393" calcext:value-type="float">
            <text:p>1634393</text:p>
          </table:table-cell>
          <table:table-cell office:value-type="float" office:value="0.0103718054737813" calcext:value-type="float">
            <text:p>0.010371805473781</text:p>
          </table:table-cell>
          <table:table-cell office:value-type="float" office:value="3.93772947045916" calcext:value-type="float">
            <text:p>3.93772947045916</text:p>
          </table:table-cell>
          <table:table-cell office:value-type="float" office:value="0.976252076179036" calcext:value-type="float">
            <text:p>0.976252076179036</text:p>
          </table:table-cell>
          <table:table-cell office:value-type="float" office:value="0.981757161826749" calcext:value-type="float">
            <text:p>0.981757161826749</text:p>
          </table:table-cell>
          <table:table-cell office:value-type="float" office:value="0.609505249202877" calcext:value-type="float">
            <text:p>0.609505249202877</text:p>
          </table:table-cell>
          <table:table-cell office:value-type="float" office:value="0.363138361351295" calcext:value-type="float">
            <text:p>0.363138361351295</text:p>
          </table:table-cell>
          <table:table-cell office:value-type="float" office:value="0.479440746240705" calcext:value-type="float">
            <text:p>0.479440746240705</text:p>
          </table:table-cell>
          <table:table-cell office:value-type="float" office:value="0.974174258014471" calcext:value-type="float">
            <text:p>0.9741742580144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8.098950159425" calcext:value-type="float">
            <text:p>-128.098950159425</text:p>
          </table:table-cell>
          <table:table-cell office:value-type="float" office:value="-177.372327729741" calcext:value-type="float">
            <text:p>-177.372327729741</text:p>
          </table:table-cell>
          <table:table-cell office:value-type="float" office:value="-154.111850751859" calcext:value-type="float">
            <text:p>-154.1118507518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8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22242318711" calcext:value-type="float">
            <text:p>72.522242318711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5555" calcext:value-type="float">
            <text:p>175555</text:p>
          </table:table-cell>
          <table:table-cell office:value-type="float" office:value="6647543" calcext:value-type="float">
            <text:p>6647543</text:p>
          </table:table-cell>
          <table:table-cell office:value-type="float" office:value="1644711" calcext:value-type="float">
            <text:p>1644711</text:p>
          </table:table-cell>
          <table:table-cell office:value-type="float" office:value="1652423" calcext:value-type="float">
            <text:p>1652423</text:p>
          </table:table-cell>
          <table:table-cell office:value-type="float" office:value="1045370" calcext:value-type="float">
            <text:p>1045370</text:p>
          </table:table-cell>
          <table:table-cell office:value-type="float" office:value="612288" calcext:value-type="float">
            <text:p>612288</text:p>
          </table:table-cell>
          <table:table-cell office:value-type="float" office:value="807672" calcext:value-type="float">
            <text:p>807672</text:p>
          </table:table-cell>
          <table:table-cell office:value-type="float" office:value="1639383" calcext:value-type="float">
            <text:p>1639383</text:p>
          </table:table-cell>
          <table:table-cell office:value-type="float" office:value="0.104638946609372" calcext:value-type="float">
            <text:p>0.104638946609372</text:p>
          </table:table-cell>
          <table:table-cell office:value-type="float" office:value="3.96224486377774" calcext:value-type="float">
            <text:p>3.96224486377774</text:p>
          </table:table-cell>
          <table:table-cell office:value-type="float" office:value="0.980324265995534" calcext:value-type="float">
            <text:p>0.980324265995534</text:p>
          </table:table-cell>
          <table:table-cell office:value-type="float" office:value="0.984920976748583" calcext:value-type="float">
            <text:p>0.984920976748583</text:p>
          </table:table-cell>
          <table:table-cell office:value-type="float" office:value="0.623089149366516" calcext:value-type="float">
            <text:p>0.623089149366516</text:p>
          </table:table-cell>
          <table:table-cell office:value-type="float" office:value="0.364952130908028" calcext:value-type="float">
            <text:p>0.364952130908028</text:p>
          </table:table-cell>
          <table:table-cell office:value-type="float" office:value="0.481410083938847" calcext:value-type="float">
            <text:p>0.481410083938847</text:p>
          </table:table-cell>
          <table:table-cell office:value-type="float" office:value="0.977148530143324" calcext:value-type="float">
            <text:p>0.9771485301433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382170126697" calcext:value-type="float">
            <text:p>-125.382170126697</text:p>
          </table:table-cell>
          <table:table-cell office:value-type="float" office:value="-177.009573818394" calcext:value-type="float">
            <text:p>-177.009573818394</text:p>
          </table:table-cell>
          <table:table-cell office:value-type="float" office:value="-153.717983212231" calcext:value-type="float">
            <text:p>-153.7179832122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8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276027194914" calcext:value-type="float">
            <text:p>72.5276027194914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56376" calcext:value-type="float">
            <text:p>6656376</text:p>
          </table:table-cell>
          <table:table-cell office:value-type="float" office:value="1641968" calcext:value-type="float">
            <text:p>1641968</text:p>
          </table:table-cell>
          <table:table-cell office:value-type="float" office:value="1652837" calcext:value-type="float">
            <text:p>1652837</text:p>
          </table:table-cell>
          <table:table-cell office:value-type="float" office:value="1042227" calcext:value-type="float">
            <text:p>1042227</text:p>
          </table:table-cell>
          <table:table-cell office:value-type="float" office:value="613145" calcext:value-type="float">
            <text:p>613145</text:p>
          </table:table-cell>
          <table:table-cell office:value-type="float" office:value="808356" calcext:value-type="float">
            <text:p>808356</text:p>
          </table:table-cell>
          <table:table-cell office:value-type="float" office:value="1635021" calcext:value-type="float">
            <text:p>1635021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750974267837" calcext:value-type="float">
            <text:p>3.96750974267837</text:p>
          </table:table-cell>
          <table:table-cell office:value-type="float" office:value="0.978689310394443" calcext:value-type="float">
            <text:p>0.978689310394443</text:p>
          </table:table-cell>
          <table:table-cell office:value-type="float" office:value="0.98516774000737" calcext:value-type="float">
            <text:p>0.98516774000737</text:p>
          </table:table-cell>
          <table:table-cell office:value-type="float" office:value="0.621215775157902" calcext:value-type="float">
            <text:p>0.621215775157902</text:p>
          </table:table-cell>
          <table:table-cell office:value-type="float" office:value="0.365462942774647" calcext:value-type="float">
            <text:p>0.365462942774647</text:p>
          </table:table-cell>
          <table:table-cell office:value-type="float" office:value="0.481817779757712" calcext:value-type="float">
            <text:p>0.481817779757712</text:p>
          </table:table-cell>
          <table:table-cell office:value-type="float" office:value="0.974548575228283" calcext:value-type="float">
            <text:p>0.9745485752282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75684496842" calcext:value-type="float">
            <text:p>-125.75684496842</text:p>
          </table:table-cell>
          <table:table-cell office:value-type="float" office:value="-176.907411445071" calcext:value-type="float">
            <text:p>-176.907411445071</text:p>
          </table:table-cell>
          <table:table-cell office:value-type="float" office:value="-153.636444048458" calcext:value-type="float">
            <text:p>-153.6364440484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8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38323495322" calcext:value-type="float">
            <text:p>72.538323495322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89" calcext:value-type="float">
            <text:p>17389</text:p>
          </table:table-cell>
          <table:table-cell office:value-type="float" office:value="6652310" calcext:value-type="float">
            <text:p>6652310</text:p>
          </table:table-cell>
          <table:table-cell office:value-type="float" office:value="1642250" calcext:value-type="float">
            <text:p>1642250</text:p>
          </table:table-cell>
          <table:table-cell office:value-type="float" office:value="1653080" calcext:value-type="float">
            <text:p>1653080</text:p>
          </table:table-cell>
          <table:table-cell office:value-type="float" office:value="1038339" calcext:value-type="float">
            <text:p>1038339</text:p>
          </table:table-cell>
          <table:table-cell office:value-type="float" office:value="612299" calcext:value-type="float">
            <text:p>612299</text:p>
          </table:table-cell>
          <table:table-cell office:value-type="float" office:value="808916" calcext:value-type="float">
            <text:p>808916</text:p>
          </table:table-cell>
          <table:table-cell office:value-type="float" office:value="1638303" calcext:value-type="float">
            <text:p>1638303</text:p>
          </table:table-cell>
          <table:table-cell office:value-type="float" office:value="0.0103646529155556" calcext:value-type="float">
            <text:p>0.010364652915556</text:p>
          </table:table-cell>
          <table:table-cell office:value-type="float" office:value="3.9650862175329" calcext:value-type="float">
            <text:p>3.9650862175329</text:p>
          </table:table-cell>
          <table:table-cell office:value-type="float" office:value="0.978857395512747" calcext:value-type="float">
            <text:p>0.978857395512747</text:p>
          </table:table-cell>
          <table:table-cell office:value-type="float" office:value="0.98531257931144" calcext:value-type="float">
            <text:p>0.98531257931144</text:p>
          </table:table-cell>
          <table:table-cell office:value-type="float" office:value="0.618898346292775" calcext:value-type="float">
            <text:p>0.618898346292775</text:p>
          </table:table-cell>
          <table:table-cell office:value-type="float" office:value="0.364958687419735" calcext:value-type="float">
            <text:p>0.364958687419735</text:p>
          </table:table-cell>
          <table:table-cell office:value-type="float" office:value="0.482151565808244" calcext:value-type="float">
            <text:p>0.482151565808244</text:p>
          </table:table-cell>
          <table:table-cell office:value-type="float" office:value="0.976504799903011" calcext:value-type="float">
            <text:p>0.976504799903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6.220330741445" calcext:value-type="float">
            <text:p>-126.220330741445</text:p>
          </table:table-cell>
          <table:table-cell office:value-type="float" office:value="-177.008262516053" calcext:value-type="float">
            <text:p>-177.008262516053</text:p>
          </table:table-cell>
          <table:table-cell office:value-type="float" office:value="-153.569686838351" calcext:value-type="float">
            <text:p>-153.5696868383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9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5390964673605" calcext:value-type="float">
            <text:p>72.5390964673605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53129" calcext:value-type="float">
            <text:p>6653129</text:p>
          </table:table-cell>
          <table:table-cell office:value-type="float" office:value="1642308" calcext:value-type="float">
            <text:p>1642308</text:p>
          </table:table-cell>
          <table:table-cell office:value-type="float" office:value="1651532" calcext:value-type="float">
            <text:p>1651532</text:p>
          </table:table-cell>
          <table:table-cell office:value-type="float" office:value="1035656" calcext:value-type="float">
            <text:p>1035656</text:p>
          </table:table-cell>
          <table:table-cell office:value-type="float" office:value="610670" calcext:value-type="float">
            <text:p>610670</text:p>
          </table:table-cell>
          <table:table-cell office:value-type="float" office:value="810867" calcext:value-type="float">
            <text:p>810867</text:p>
          </table:table-cell>
          <table:table-cell office:value-type="float" office:value="1637349" calcext:value-type="float">
            <text:p>1637349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655743796318" calcext:value-type="float">
            <text:p>3.9655743796318</text:p>
          </table:table-cell>
          <table:table-cell office:value-type="float" office:value="0.978891966210838" calcext:value-type="float">
            <text:p>0.978891966210838</text:p>
          </table:table-cell>
          <table:table-cell office:value-type="float" office:value="0.984389899300325" calcext:value-type="float">
            <text:p>0.984389899300325</text:p>
          </table:table-cell>
          <table:table-cell office:value-type="float" office:value="0.617299153482813" calcext:value-type="float">
            <text:p>0.617299153482813</text:p>
          </table:table-cell>
          <table:table-cell office:value-type="float" office:value="0.363987727640596" calcext:value-type="float">
            <text:p>0.363987727640596</text:p>
          </table:table-cell>
          <table:table-cell office:value-type="float" office:value="0.483314452566439" calcext:value-type="float">
            <text:p>0.483314452566439</text:p>
          </table:table-cell>
          <table:table-cell office:value-type="float" office:value="0.975936171524068" calcext:value-type="float">
            <text:p>0.975936171524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6.540169303437" calcext:value-type="float">
            <text:p>-126.540169303437</text:p>
          </table:table-cell>
          <table:table-cell office:value-type="float" office:value="-177.202454471881" calcext:value-type="float">
            <text:p>-177.202454471881</text:p>
          </table:table-cell>
          <table:table-cell office:value-type="float" office:value="-153.337109486712" calcext:value-type="float">
            <text:p>-153.3371094867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1:59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38323495322" calcext:value-type="float">
            <text:p>72.538323495322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2071" calcext:value-type="float">
            <text:p>6652071</text:p>
          </table:table-cell>
          <table:table-cell office:value-type="float" office:value="1640831" calcext:value-type="float">
            <text:p>1640831</text:p>
          </table:table-cell>
          <table:table-cell office:value-type="float" office:value="1652357" calcext:value-type="float">
            <text:p>1652357</text:p>
          </table:table-cell>
          <table:table-cell office:value-type="float" office:value="1038758" calcext:value-type="float">
            <text:p>1038758</text:p>
          </table:table-cell>
          <table:table-cell office:value-type="float" office:value="612062" calcext:value-type="float">
            <text:p>612062</text:p>
          </table:table-cell>
          <table:table-cell office:value-type="float" office:value="816191" calcext:value-type="float">
            <text:p>816191</text:p>
          </table:table-cell>
          <table:table-cell office:value-type="float" office:value="1640667" calcext:value-type="float">
            <text:p>1640667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9437624149" calcext:value-type="float">
            <text:p>3.9649437624149</text:p>
          </table:table-cell>
          <table:table-cell office:value-type="float" office:value="0.978011605502558" calcext:value-type="float">
            <text:p>0.978011605502558</text:p>
          </table:table-cell>
          <table:table-cell office:value-type="float" office:value="0.984881637678341" calcext:value-type="float">
            <text:p>0.984881637678341</text:p>
          </table:table-cell>
          <table:table-cell office:value-type="float" office:value="0.619148089784156" calcext:value-type="float">
            <text:p>0.619148089784156</text:p>
          </table:table-cell>
          <table:table-cell office:value-type="float" office:value="0.364817424394777" calcext:value-type="float">
            <text:p>0.364817424394777</text:p>
          </table:table-cell>
          <table:table-cell office:value-type="float" office:value="0.486487804232574" calcext:value-type="float">
            <text:p>0.486487804232574</text:p>
          </table:table-cell>
          <table:table-cell office:value-type="float" office:value="0.977913853873474" calcext:value-type="float">
            <text:p>0.9779138538734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6.170382043169" calcext:value-type="float">
            <text:p>-126.170382043169</text:p>
          </table:table-cell>
          <table:table-cell office:value-type="float" office:value="-177.036515121045" calcext:value-type="float">
            <text:p>-177.036515121045</text:p>
          </table:table-cell>
          <table:table-cell office:value-type="float" office:value="-152.702439153485" calcext:value-type="float">
            <text:p>-152.7024391534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0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490442368456" calcext:value-type="float">
            <text:p>72.5490442368456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359" calcext:value-type="float">
            <text:p>17359</text:p>
          </table:table-cell>
          <table:table-cell office:value-type="float" office:value="6607452" calcext:value-type="float">
            <text:p>6607452</text:p>
          </table:table-cell>
          <table:table-cell office:value-type="float" office:value="1637816" calcext:value-type="float">
            <text:p>1637816</text:p>
          </table:table-cell>
          <table:table-cell office:value-type="float" office:value="1648056" calcext:value-type="float">
            <text:p>1648056</text:p>
          </table:table-cell>
          <table:table-cell office:value-type="float" office:value="1048405" calcext:value-type="float">
            <text:p>1048405</text:p>
          </table:table-cell>
          <table:table-cell office:value-type="float" office:value="612109" calcext:value-type="float">
            <text:p>612109</text:p>
          </table:table-cell>
          <table:table-cell office:value-type="float" office:value="818864" calcext:value-type="float">
            <text:p>818864</text:p>
          </table:table-cell>
          <table:table-cell office:value-type="float" office:value="1636574" calcext:value-type="float">
            <text:p>1636574</text:p>
          </table:table-cell>
          <table:table-cell office:value-type="float" office:value="0.0103467715199913" calcext:value-type="float">
            <text:p>0.010346771519991</text:p>
          </table:table-cell>
          <table:table-cell office:value-type="float" office:value="3.9383487627922" calcext:value-type="float">
            <text:p>3.9383487627922</text:p>
          </table:table-cell>
          <table:table-cell office:value-type="float" office:value="0.976214525248352" calcext:value-type="float">
            <text:p>0.976214525248352</text:p>
          </table:table-cell>
          <table:table-cell office:value-type="float" office:value="0.982318041600947" calcext:value-type="float">
            <text:p>0.982318041600947</text:p>
          </table:table-cell>
          <table:table-cell office:value-type="float" office:value="0.624898150551099" calcext:value-type="float">
            <text:p>0.624898150551099</text:p>
          </table:table-cell>
          <table:table-cell office:value-type="float" office:value="0.364845438581161" calcext:value-type="float">
            <text:p>0.364845438581161</text:p>
          </table:table-cell>
          <table:table-cell office:value-type="float" office:value="0.488081036577348" calcext:value-type="float">
            <text:p>0.488081036577348</text:p>
          </table:table-cell>
          <table:table-cell office:value-type="float" office:value="0.975474235471992" calcext:value-type="float">
            <text:p>0.975474235471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5.02036988978" calcext:value-type="float">
            <text:p>-125.02036988978</text:p>
          </table:table-cell>
          <table:table-cell office:value-type="float" office:value="-177.030912283768" calcext:value-type="float">
            <text:p>-177.030912283768</text:p>
          </table:table-cell>
          <table:table-cell office:value-type="float" office:value="-152.38379268453" calcext:value-type="float">
            <text:p>-152.383792684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0</text:p>
          </table:table-cell>
          <table:table-cell office:value-type="float" office:value="26.004360893392" calcext:value-type="float">
            <text:p>26.004360893392</text:p>
          </table:table-cell>
          <table:table-cell office:value-type="float" office:value="72.5589914548083" calcext:value-type="float">
            <text:p>72.5589914548083</text:p>
          </table:table-cell>
          <table:table-cell office:value-type="float" office:value="981.904026126328" calcext:value-type="float">
            <text:p>981.904026126328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51001" calcext:value-type="float">
            <text:p>6651001</text:p>
          </table:table-cell>
          <table:table-cell office:value-type="float" office:value="1642105" calcext:value-type="float">
            <text:p>1642105</text:p>
          </table:table-cell>
          <table:table-cell office:value-type="float" office:value="1652181" calcext:value-type="float">
            <text:p>1652181</text:p>
          </table:table-cell>
          <table:table-cell office:value-type="float" office:value="1061351" calcext:value-type="float">
            <text:p>1061351</text:p>
          </table:table-cell>
          <table:table-cell office:value-type="float" office:value="613771" calcext:value-type="float">
            <text:p>613771</text:p>
          </table:table-cell>
          <table:table-cell office:value-type="float" office:value="820452" calcext:value-type="float">
            <text:p>820452</text:p>
          </table:table-cell>
          <table:table-cell office:value-type="float" office:value="1640475" calcext:value-type="float">
            <text:p>1640475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6430599263978" calcext:value-type="float">
            <text:p>3.96430599263978</text:p>
          </table:table-cell>
          <table:table-cell office:value-type="float" office:value="0.97877096876752" calcext:value-type="float">
            <text:p>0.97877096876752</text:p>
          </table:table-cell>
          <table:table-cell office:value-type="float" office:value="0.984776733491031" calcext:value-type="float">
            <text:p>0.984776733491031</text:p>
          </table:table-cell>
          <table:table-cell office:value-type="float" office:value="0.632614568783589" calcext:value-type="float">
            <text:p>0.632614568783589</text:p>
          </table:table-cell>
          <table:table-cell office:value-type="float" office:value="0.365836067895421" calcext:value-type="float">
            <text:p>0.365836067895421</text:p>
          </table:table-cell>
          <table:table-cell office:value-type="float" office:value="0.489027558449216" calcext:value-type="float">
            <text:p>0.489027558449216</text:p>
          </table:table-cell>
          <table:table-cell office:value-type="float" office:value="0.977799412941863" calcext:value-type="float">
            <text:p>0.9777994129418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477086243282" calcext:value-type="float">
            <text:p>-123.477086243282</text:p>
          </table:table-cell>
          <table:table-cell office:value-type="float" office:value="-176.832786420916" calcext:value-type="float">
            <text:p>-176.832786420916</text:p>
          </table:table-cell>
          <table:table-cell office:value-type="float" office:value="-152.194488310157" calcext:value-type="float">
            <text:p>-152.1944883101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1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651252848051" calcext:value-type="float">
            <text:p>72.5651252848051</text:p>
          </table:table-cell>
          <table:table-cell office:value-type="float" office:value="981.865976713727" calcext:value-type="float">
            <text:p>981.865976713727</text:p>
          </table:table-cell>
          <table:table-cell office:value-type="float" office:value="-1" calcext:value-type="float">
            <text:p>-1</text:p>
          </table:table-cell>
          <table:table-cell office:value-type="float" office:value="17351" calcext:value-type="float">
            <text:p>17351</text:p>
          </table:table-cell>
          <table:table-cell office:value-type="float" office:value="6607016" calcext:value-type="float">
            <text:p>6607016</text:p>
          </table:table-cell>
          <table:table-cell office:value-type="float" office:value="1642063" calcext:value-type="float">
            <text:p>1642063</text:p>
          </table:table-cell>
          <table:table-cell office:value-type="float" office:value="1653024" calcext:value-type="float">
            <text:p>1653024</text:p>
          </table:table-cell>
          <table:table-cell office:value-type="float" office:value="1066880" calcext:value-type="float">
            <text:p>1066880</text:p>
          </table:table-cell>
          <table:table-cell office:value-type="float" office:value="615530" calcext:value-type="float">
            <text:p>615530</text:p>
          </table:table-cell>
          <table:table-cell office:value-type="float" office:value="821546" calcext:value-type="float">
            <text:p>821546</text:p>
          </table:table-cell>
          <table:table-cell office:value-type="float" office:value="1639877" calcext:value-type="float">
            <text:p>1639877</text:p>
          </table:table-cell>
          <table:table-cell office:value-type="float" office:value="0.0103420031478409" calcext:value-type="float">
            <text:p>0.010342003147841</text:p>
          </table:table-cell>
          <table:table-cell office:value-type="float" office:value="3.93808888651" calcext:value-type="float">
            <text:p>3.93808888651</text:p>
          </table:table-cell>
          <table:table-cell office:value-type="float" office:value="0.97874593481373" calcext:value-type="float">
            <text:p>0.97874593481373</text:p>
          </table:table-cell>
          <table:table-cell office:value-type="float" office:value="0.985279200706387" calcext:value-type="float">
            <text:p>0.985279200706387</text:p>
          </table:table-cell>
          <table:table-cell office:value-type="float" office:value="0.63591010998608" calcext:value-type="float">
            <text:p>0.63591010998608</text:p>
          </table:table-cell>
          <table:table-cell office:value-type="float" office:value="0.366884513722004" calcext:value-type="float">
            <text:p>0.366884513722004</text:p>
          </table:table-cell>
          <table:table-cell office:value-type="float" office:value="0.489679633340792" calcext:value-type="float">
            <text:p>0.489679633340792</text:p>
          </table:table-cell>
          <table:table-cell office:value-type="float" office:value="0.977442977123615" calcext:value-type="float">
            <text:p>0.977442977123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817978002784" calcext:value-type="float">
            <text:p>-122.817978002784</text:p>
          </table:table-cell>
          <table:table-cell office:value-type="float" office:value="-176.623097255599" calcext:value-type="float">
            <text:p>-176.623097255599</text:p>
          </table:table-cell>
          <table:table-cell office:value-type="float" office:value="-152.064073331842" calcext:value-type="float">
            <text:p>-152.0640733318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1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5700987574045" calcext:value-type="float">
            <text:p>72.5700987574045</text:p>
          </table:table-cell>
          <table:table-cell office:value-type="float" office:value="981.912536446679" calcext:value-type="float">
            <text:p>981.912536446679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4112" calcext:value-type="float">
            <text:p>6654112</text:p>
          </table:table-cell>
          <table:table-cell office:value-type="float" office:value="1642641" calcext:value-type="float">
            <text:p>1642641</text:p>
          </table:table-cell>
          <table:table-cell office:value-type="float" office:value="1653754" calcext:value-type="float">
            <text:p>1653754</text:p>
          </table:table-cell>
          <table:table-cell office:value-type="float" office:value="1062887" calcext:value-type="float">
            <text:p>1062887</text:p>
          </table:table-cell>
          <table:table-cell office:value-type="float" office:value="615857" calcext:value-type="float">
            <text:p>615857</text:p>
          </table:table-cell>
          <table:table-cell office:value-type="float" office:value="821234" calcext:value-type="float">
            <text:p>821234</text:p>
          </table:table-cell>
          <table:table-cell office:value-type="float" office:value="1634921" calcext:value-type="float">
            <text:p>1634921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616029335979" calcext:value-type="float">
            <text:p>3.96616029335979</text:p>
          </table:table-cell>
          <table:table-cell office:value-type="float" office:value="0.979090449701601" calcext:value-type="float">
            <text:p>0.979090449701601</text:p>
          </table:table-cell>
          <table:table-cell office:value-type="float" office:value="0.985714314665117" calcext:value-type="float">
            <text:p>0.985714314665117</text:p>
          </table:table-cell>
          <table:table-cell office:value-type="float" office:value="0.633530096236479" calcext:value-type="float">
            <text:p>0.633530096236479</text:p>
          </table:table-cell>
          <table:table-cell office:value-type="float" office:value="0.367079420933654" calcext:value-type="float">
            <text:p>0.367079420933654</text:p>
          </table:table-cell>
          <table:table-cell office:value-type="float" office:value="0.489493666826924" calcext:value-type="float">
            <text:p>0.489493666826924</text:p>
          </table:table-cell>
          <table:table-cell office:value-type="float" office:value="0.974488970576402" calcext:value-type="float">
            <text:p>0.974488970576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293980752704" calcext:value-type="float">
            <text:p>-123.293980752704</text:p>
          </table:table-cell>
          <table:table-cell office:value-type="float" office:value="-176.584115813269" calcext:value-type="float">
            <text:p>-176.584115813269</text:p>
          </table:table-cell>
          <table:table-cell office:value-type="float" office:value="-152.101266634615" calcext:value-type="float">
            <text:p>-152.1012666346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1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5915397608492" calcext:value-type="float">
            <text:p>72.5915397608492</text:p>
          </table:table-cell>
          <table:table-cell office:value-type="float" office:value="981.912536446679" calcext:value-type="float">
            <text:p>981.912536446679</text:p>
          </table:table-cell>
          <table:table-cell office:value-type="float" office:value="-1" calcext:value-type="float">
            <text:p>-1</text:p>
          </table:table-cell>
          <table:table-cell office:value-type="float" office:value="17436" calcext:value-type="float">
            <text:p>17436</text:p>
          </table:table-cell>
          <table:table-cell office:value-type="float" office:value="6652902" calcext:value-type="float">
            <text:p>6652902</text:p>
          </table:table-cell>
          <table:table-cell office:value-type="float" office:value="1642643" calcext:value-type="float">
            <text:p>1642643</text:p>
          </table:table-cell>
          <table:table-cell office:value-type="float" office:value="1651692" calcext:value-type="float">
            <text:p>1651692</text:p>
          </table:table-cell>
          <table:table-cell office:value-type="float" office:value="1056528" calcext:value-type="float">
            <text:p>1056528</text:p>
          </table:table-cell>
          <table:table-cell office:value-type="float" office:value="613894" calcext:value-type="float">
            <text:p>613894</text:p>
          </table:table-cell>
          <table:table-cell office:value-type="float" office:value="822315" calcext:value-type="float">
            <text:p>822315</text:p>
          </table:table-cell>
          <table:table-cell office:value-type="float" office:value="1638685" calcext:value-type="float">
            <text:p>1638685</text:p>
          </table:table-cell>
          <table:table-cell office:value-type="float" office:value="0.0103926671019396" calcext:value-type="float">
            <text:p>0.01039266710194</text:p>
          </table:table-cell>
          <table:table-cell office:value-type="float" office:value="3.96543907707203" calcext:value-type="float">
            <text:p>3.96543907707203</text:p>
          </table:table-cell>
          <table:table-cell office:value-type="float" office:value="0.979091641794639" calcext:value-type="float">
            <text:p>0.979091641794639</text:p>
          </table:table-cell>
          <table:table-cell office:value-type="float" office:value="0.984485266743334" calcext:value-type="float">
            <text:p>0.984485266743334</text:p>
          </table:table-cell>
          <table:table-cell office:value-type="float" office:value="0.629739836423378" calcext:value-type="float">
            <text:p>0.629739836423378</text:p>
          </table:table-cell>
          <table:table-cell office:value-type="float" office:value="0.365909381617234" calcext:value-type="float">
            <text:p>0.365909381617234</text:p>
          </table:table-cell>
          <table:table-cell office:value-type="float" office:value="0.490137993113755" calcext:value-type="float">
            <text:p>0.490137993113755</text:p>
          </table:table-cell>
          <table:table-cell office:value-type="float" office:value="0.976732489673196" calcext:value-type="float">
            <text:p>0.976732489673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4.052032715324" calcext:value-type="float">
            <text:p>-124.052032715324</text:p>
          </table:table-cell>
          <table:table-cell office:value-type="float" office:value="-176.818123676553" calcext:value-type="float">
            <text:p>-176.818123676553</text:p>
          </table:table-cell>
          <table:table-cell office:value-type="float" office:value="-151.972401377249" calcext:value-type="float">
            <text:p>-151.9724013772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2</text:p>
          </table:table-cell>
          <table:table-cell office:value-type="float" office:value="26.004360893392" calcext:value-type="float">
            <text:p>26.004360893392</text:p>
          </table:table-cell>
          <table:table-cell office:value-type="float" office:value="72.5857924741208" calcext:value-type="float">
            <text:p>72.5857924741208</text:p>
          </table:table-cell>
          <table:table-cell office:value-type="float" office:value="981.84895695271" calcext:value-type="float">
            <text:p>981.84895695271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48592" calcext:value-type="float">
            <text:p>6648592</text:p>
          </table:table-cell>
          <table:table-cell office:value-type="float" office:value="1643486" calcext:value-type="float">
            <text:p>1643486</text:p>
          </table:table-cell>
          <table:table-cell office:value-type="float" office:value="1652648" calcext:value-type="float">
            <text:p>1652648</text:p>
          </table:table-cell>
          <table:table-cell office:value-type="float" office:value="1058183" calcext:value-type="float">
            <text:p>1058183</text:p>
          </table:table-cell>
          <table:table-cell office:value-type="float" office:value="615280" calcext:value-type="float">
            <text:p>615280</text:p>
          </table:table-cell>
          <table:table-cell office:value-type="float" office:value="828037" calcext:value-type="float">
            <text:p>828037</text:p>
          </table:table-cell>
          <table:table-cell office:value-type="float" office:value="1643407" calcext:value-type="float">
            <text:p>1643407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287011657597" calcext:value-type="float">
            <text:p>3.96287011657597</text:p>
          </table:table-cell>
          <table:table-cell office:value-type="float" office:value="0.979594109009994" calcext:value-type="float">
            <text:p>0.979594109009994</text:p>
          </table:table-cell>
          <table:table-cell office:value-type="float" office:value="0.985055087215315" calcext:value-type="float">
            <text:p>0.985055087215315</text:p>
          </table:table-cell>
          <table:table-cell office:value-type="float" office:value="0.630726293412005" calcext:value-type="float">
            <text:p>0.630726293412005</text:p>
          </table:table-cell>
          <table:table-cell office:value-type="float" office:value="0.366735502092302" calcext:value-type="float">
            <text:p>0.366735502092302</text:p>
          </table:table-cell>
          <table:table-cell office:value-type="float" office:value="0.493548571294376" calcext:value-type="float">
            <text:p>0.493548571294376</text:p>
          </table:table-cell>
          <table:table-cell office:value-type="float" office:value="0.979547021335008" calcext:value-type="float">
            <text:p>0.979547021335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3.854741317599" calcext:value-type="float">
            <text:p>-123.854741317599</text:p>
          </table:table-cell>
          <table:table-cell office:value-type="float" office:value="-176.65289958154" calcext:value-type="float">
            <text:p>-176.65289958154</text:p>
          </table:table-cell>
          <table:table-cell office:value-type="float" office:value="-151.290285741125" calcext:value-type="float">
            <text:p>-151.2902857411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2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919268598693" calcext:value-type="float">
            <text:p>72.5919268598693</text:p>
          </table:table-cell>
          <table:table-cell office:value-type="float" office:value="981.976116979974" calcext:value-type="float">
            <text:p>981.976116979974</text:p>
          </table:table-cell>
          <table:table-cell office:value-type="float" office:value="-1" calcext:value-type="float">
            <text:p>-1</text:p>
          </table:table-cell>
          <table:table-cell office:value-type="float" office:value="93735" calcext:value-type="float">
            <text:p>93735</text:p>
          </table:table-cell>
          <table:table-cell office:value-type="float" office:value="6651679" calcext:value-type="float">
            <text:p>6651679</text:p>
          </table:table-cell>
          <table:table-cell office:value-type="float" office:value="1642434" calcext:value-type="float">
            <text:p>1642434</text:p>
          </table:table-cell>
          <table:table-cell office:value-type="float" office:value="1653552" calcext:value-type="float">
            <text:p>1653552</text:p>
          </table:table-cell>
          <table:table-cell office:value-type="float" office:value="1073358" calcext:value-type="float">
            <text:p>1073358</text:p>
          </table:table-cell>
          <table:table-cell office:value-type="float" office:value="615657" calcext:value-type="float">
            <text:p>615657</text:p>
          </table:table-cell>
          <table:table-cell office:value-type="float" office:value="830499" calcext:value-type="float">
            <text:p>830499</text:p>
          </table:table-cell>
          <table:table-cell office:value-type="float" office:value="1636858" calcext:value-type="float">
            <text:p>1636858</text:p>
          </table:table-cell>
          <table:table-cell office:value-type="float" office:value="0.0558704204404855" calcext:value-type="float">
            <text:p>0.055870420440486</text:p>
          </table:table-cell>
          <table:table-cell office:value-type="float" office:value="3.96471011217953" calcext:value-type="float">
            <text:p>3.96471011217953</text:p>
          </table:table-cell>
          <table:table-cell office:value-type="float" office:value="0.978967068072208" calcext:value-type="float">
            <text:p>0.978967068072208</text:p>
          </table:table-cell>
          <table:table-cell office:value-type="float" office:value="0.985593913268317" calcext:value-type="float">
            <text:p>0.985593913268317</text:p>
          </table:table-cell>
          <table:table-cell office:value-type="float" office:value="0.639771299334919" calcext:value-type="float">
            <text:p>0.639771299334919</text:p>
          </table:table-cell>
          <table:table-cell office:value-type="float" office:value="0.366960211629893" calcext:value-type="float">
            <text:p>0.366960211629893</text:p>
          </table:table-cell>
          <table:table-cell office:value-type="float" office:value="0.495016037823682" calcext:value-type="float">
            <text:p>0.495016037823682</text:p>
          </table:table-cell>
          <table:table-cell office:value-type="float" office:value="0.975643512683334" calcext:value-type="float">
            <text:p>0.975643512683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045740133016" calcext:value-type="float">
            <text:p>-122.045740133016</text:p>
          </table:table-cell>
          <table:table-cell office:value-type="float" office:value="-176.607957674021" calcext:value-type="float">
            <text:p>-176.607957674021</text:p>
          </table:table-cell>
          <table:table-cell office:value-type="float" office:value="-150.996792435264" calcext:value-type="float">
            <text:p>-150.9967924352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3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59764944062" calcext:value-type="float">
            <text:p>72.559764944062</text:p>
          </table:table-cell>
          <table:table-cell office:value-type="float" office:value="981.865976713727" calcext:value-type="float">
            <text:p>981.865976713727</text:p>
          </table:table-cell>
          <table:table-cell office:value-type="float" office:value="-1" calcext:value-type="float">
            <text:p>-1</text:p>
          </table:table-cell>
          <table:table-cell office:value-type="float" office:value="17363" calcext:value-type="float">
            <text:p>17363</text:p>
          </table:table-cell>
          <table:table-cell office:value-type="float" office:value="6607324" calcext:value-type="float">
            <text:p>6607324</text:p>
          </table:table-cell>
          <table:table-cell office:value-type="float" office:value="1638206" calcext:value-type="float">
            <text:p>1638206</text:p>
          </table:table-cell>
          <table:table-cell office:value-type="float" office:value="1648938" calcext:value-type="float">
            <text:p>1648938</text:p>
          </table:table-cell>
          <table:table-cell office:value-type="float" office:value="1081110" calcext:value-type="float">
            <text:p>1081110</text:p>
          </table:table-cell>
          <table:table-cell office:value-type="float" office:value="618163" calcext:value-type="float">
            <text:p>618163</text:p>
          </table:table-cell>
          <table:table-cell office:value-type="float" office:value="830094" calcext:value-type="float">
            <text:p>830094</text:p>
          </table:table-cell>
          <table:table-cell office:value-type="float" office:value="1636273" calcext:value-type="float">
            <text:p>1636273</text:p>
          </table:table-cell>
          <table:table-cell office:value-type="float" office:value="0.0103491557060666" calcext:value-type="float">
            <text:p>0.010349155706067</text:p>
          </table:table-cell>
          <table:table-cell office:value-type="float" office:value="3.93827246883779" calcext:value-type="float">
            <text:p>3.93827246883779</text:p>
          </table:table-cell>
          <table:table-cell office:value-type="float" office:value="0.976446983390687" calcext:value-type="float">
            <text:p>0.976446983390687</text:p>
          </table:table-cell>
          <table:table-cell office:value-type="float" office:value="0.982843754630536" calcext:value-type="float">
            <text:p>0.982843754630536</text:p>
          </table:table-cell>
          <table:table-cell office:value-type="float" office:value="0.64439185194872" calcext:value-type="float">
            <text:p>0.64439185194872</text:p>
          </table:table-cell>
          <table:table-cell office:value-type="float" office:value="0.368453904206026" calcext:value-type="float">
            <text:p>0.368453904206026</text:p>
          </table:table-cell>
          <table:table-cell office:value-type="float" office:value="0.494774638983564" calcext:value-type="float">
            <text:p>0.494774638983564</text:p>
          </table:table-cell>
          <table:table-cell office:value-type="float" office:value="0.975294825469831" calcext:value-type="float">
            <text:p>0.9752948254698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1.121629610256" calcext:value-type="float">
            <text:p>-121.121629610256</text:p>
          </table:table-cell>
          <table:table-cell office:value-type="float" office:value="-176.309219158795" calcext:value-type="float">
            <text:p>-176.309219158795</text:p>
          </table:table-cell>
          <table:table-cell office:value-type="float" office:value="-151.045072203287" calcext:value-type="float">
            <text:p>-151.0450722032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3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436838703722" calcext:value-type="float">
            <text:p>72.5436838703722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420" calcext:value-type="float">
            <text:p>17420</text:p>
          </table:table-cell>
          <table:table-cell office:value-type="float" office:value="6653456" calcext:value-type="float">
            <text:p>6653456</text:p>
          </table:table-cell>
          <table:table-cell office:value-type="float" office:value="1643315" calcext:value-type="float">
            <text:p>1643315</text:p>
          </table:table-cell>
          <table:table-cell office:value-type="float" office:value="1654208" calcext:value-type="float">
            <text:p>1654208</text:p>
          </table:table-cell>
          <table:table-cell office:value-type="float" office:value="1073077" calcext:value-type="float">
            <text:p>1073077</text:p>
          </table:table-cell>
          <table:table-cell office:value-type="float" office:value="617184" calcext:value-type="float">
            <text:p>617184</text:p>
          </table:table-cell>
          <table:table-cell office:value-type="float" office:value="829957" calcext:value-type="float">
            <text:p>829957</text:p>
          </table:table-cell>
          <table:table-cell office:value-type="float" office:value="1638659" calcext:value-type="float">
            <text:p>1638659</text:p>
          </table:table-cell>
          <table:table-cell office:value-type="float" office:value="0.0103831303576386" calcext:value-type="float">
            <text:p>0.010383130357639</text:p>
          </table:table-cell>
          <table:table-cell office:value-type="float" office:value="3.96576928684345" calcext:value-type="float">
            <text:p>3.96576928684345</text:p>
          </table:table-cell>
          <table:table-cell office:value-type="float" office:value="0.979492185055278" calcext:value-type="float">
            <text:p>0.979492185055278</text:p>
          </table:table-cell>
          <table:table-cell office:value-type="float" office:value="0.985984919784656" calcext:value-type="float">
            <text:p>0.985984919784656</text:p>
          </table:table-cell>
          <table:table-cell office:value-type="float" office:value="0.639603810263134" calcext:value-type="float">
            <text:p>0.639603810263134</text:p>
          </table:table-cell>
          <table:table-cell office:value-type="float" office:value="0.367870374664113" calcext:value-type="float">
            <text:p>0.367870374664113</text:p>
          </table:table-cell>
          <table:table-cell office:value-type="float" office:value="0.494692980610488" calcext:value-type="float">
            <text:p>0.494692980610488</text:p>
          </table:table-cell>
          <table:table-cell office:value-type="float" office:value="0.976716992463707" calcext:value-type="float">
            <text:p>0.9767169924637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079237947373" calcext:value-type="float">
            <text:p>-122.079237947373</text:p>
          </table:table-cell>
          <table:table-cell office:value-type="float" office:value="-176.425925067177" calcext:value-type="float">
            <text:p>-176.425925067177</text:p>
          </table:table-cell>
          <table:table-cell office:value-type="float" office:value="-151.061403877902" calcext:value-type="float">
            <text:p>-151.0614038779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4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5164956484328" calcext:value-type="float">
            <text:p>72.5164956484328</text:p>
          </table:table-cell>
          <table:table-cell office:value-type="float" office:value="981.912536446679" calcext:value-type="float">
            <text:p>981.912536446679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04985" calcext:value-type="float">
            <text:p>6604985</text:p>
          </table:table-cell>
          <table:table-cell office:value-type="float" office:value="1639126" calcext:value-type="float">
            <text:p>1639126</text:p>
          </table:table-cell>
          <table:table-cell office:value-type="float" office:value="1648999" calcext:value-type="float">
            <text:p>1648999</text:p>
          </table:table-cell>
          <table:table-cell office:value-type="float" office:value="1069503" calcext:value-type="float">
            <text:p>1069503</text:p>
          </table:table-cell>
          <table:table-cell office:value-type="float" office:value="615100" calcext:value-type="float">
            <text:p>615100</text:p>
          </table:table-cell>
          <table:table-cell office:value-type="float" office:value="831791" calcext:value-type="float">
            <text:p>831791</text:p>
          </table:table-cell>
          <table:table-cell office:value-type="float" office:value="1639075" calcext:value-type="float">
            <text:p>1639075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368783160303" calcext:value-type="float">
            <text:p>3.9368783160303</text:p>
          </table:table-cell>
          <table:table-cell office:value-type="float" office:value="0.97699534618799" calcext:value-type="float">
            <text:p>0.97699534618799</text:p>
          </table:table-cell>
          <table:table-cell office:value-type="float" office:value="0.982880113468184" calcext:value-type="float">
            <text:p>0.982880113468184</text:p>
          </table:table-cell>
          <table:table-cell office:value-type="float" office:value="0.637473540004914" calcext:value-type="float">
            <text:p>0.637473540004914</text:p>
          </table:table-cell>
          <table:table-cell office:value-type="float" office:value="0.366628213718917" calcext:value-type="float">
            <text:p>0.366628213718917</text:p>
          </table:table-cell>
          <table:table-cell office:value-type="float" office:value="0.495786129925982" calcext:value-type="float">
            <text:p>0.495786129925982</text:p>
          </table:table-cell>
          <table:table-cell office:value-type="float" office:value="0.976964947815531" calcext:value-type="float">
            <text:p>0.976964947815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505291999017" calcext:value-type="float">
            <text:p>-122.505291999017</text:p>
          </table:table-cell>
          <table:table-cell office:value-type="float" office:value="-176.674357256217" calcext:value-type="float">
            <text:p>-176.674357256217</text:p>
          </table:table-cell>
          <table:table-cell office:value-type="float" office:value="-150.842774014804" calcext:value-type="float">
            <text:p>-150.8427740148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4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22242318711" calcext:value-type="float">
            <text:p>72.522242318711</text:p>
          </table:table-cell>
          <table:table-cell office:value-type="float" office:value="981.865976713727" calcext:value-type="float">
            <text:p>981.865976713727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53513" calcext:value-type="float">
            <text:p>6653513</text:p>
          </table:table-cell>
          <table:table-cell office:value-type="float" office:value="1643076" calcext:value-type="float">
            <text:p>1643076</text:p>
          </table:table-cell>
          <table:table-cell office:value-type="float" office:value="1653930" calcext:value-type="float">
            <text:p>1653930</text:p>
          </table:table-cell>
          <table:table-cell office:value-type="float" office:value="1072918" calcext:value-type="float">
            <text:p>1072918</text:p>
          </table:table-cell>
          <table:table-cell office:value-type="float" office:value="617006" calcext:value-type="float">
            <text:p>617006</text:p>
          </table:table-cell>
          <table:table-cell office:value-type="float" office:value="836085" calcext:value-type="float">
            <text:p>836085</text:p>
          </table:table-cell>
          <table:table-cell office:value-type="float" office:value="1636181" calcext:value-type="float">
            <text:p>1636181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580326149503" calcext:value-type="float">
            <text:p>3.96580326149503</text:p>
          </table:table-cell>
          <table:table-cell office:value-type="float" office:value="0.979349729937283" calcext:value-type="float">
            <text:p>0.979349729937283</text:p>
          </table:table-cell>
          <table:table-cell office:value-type="float" office:value="0.985819218852427" calcext:value-type="float">
            <text:p>0.985819218852427</text:p>
          </table:table-cell>
          <table:table-cell office:value-type="float" office:value="0.639509038866644" calcext:value-type="float">
            <text:p>0.639509038866644</text:p>
          </table:table-cell>
          <table:table-cell office:value-type="float" office:value="0.367764278383765" calcext:value-type="float">
            <text:p>0.367764278383765</text:p>
          </table:table-cell>
          <table:table-cell office:value-type="float" office:value="0.498345553677744" calcext:value-type="float">
            <text:p>0.498345553677744</text:p>
          </table:table-cell>
          <table:table-cell office:value-type="float" office:value="0.9752399891901" calcext:value-type="float">
            <text:p>0.97523998919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2.098192226671" calcext:value-type="float">
            <text:p>-122.098192226671</text:p>
          </table:table-cell>
          <table:table-cell office:value-type="float" office:value="-176.447144323247" calcext:value-type="float">
            <text:p>-176.447144323247</text:p>
          </table:table-cell>
          <table:table-cell office:value-type="float" office:value="-150.330889264451" calcext:value-type="float">
            <text:p>-150.3308892644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5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5279890905682" calcext:value-type="float">
            <text:p>72.5279890905682</text:p>
          </table:table-cell>
          <table:table-cell office:value-type="float" office:value="981.929557195947" calcext:value-type="float">
            <text:p>981.929557195947</text:p>
          </table:table-cell>
          <table:table-cell office:value-type="float" office:value="-1" calcext:value-type="float">
            <text:p>-1</text:p>
          </table:table-cell>
          <table:table-cell office:value-type="float" office:value="135308" calcext:value-type="float">
            <text:p>135308</text:p>
          </table:table-cell>
          <table:table-cell office:value-type="float" office:value="6652886" calcext:value-type="float">
            <text:p>6652886</text:p>
          </table:table-cell>
          <table:table-cell office:value-type="float" office:value="1641511" calcext:value-type="float">
            <text:p>1641511</text:p>
          </table:table-cell>
          <table:table-cell office:value-type="float" office:value="1649072" calcext:value-type="float">
            <text:p>1649072</text:p>
          </table:table-cell>
          <table:table-cell office:value-type="float" office:value="1086233" calcext:value-type="float">
            <text:p>1086233</text:p>
          </table:table-cell>
          <table:table-cell office:value-type="float" office:value="616794" calcext:value-type="float">
            <text:p>616794</text:p>
          </table:table-cell>
          <table:table-cell office:value-type="float" office:value="839825" calcext:value-type="float">
            <text:p>839825</text:p>
          </table:table-cell>
          <table:table-cell office:value-type="float" office:value="1639976" calcext:value-type="float">
            <text:p>1639976</text:p>
          </table:table-cell>
          <table:table-cell office:value-type="float" office:value="0.0806498623668984" calcext:value-type="float">
            <text:p>0.080649862366898</text:p>
          </table:table-cell>
          <table:table-cell office:value-type="float" office:value="3.96542954032773" calcext:value-type="float">
            <text:p>3.96542954032773</text:p>
          </table:table-cell>
          <table:table-cell office:value-type="float" office:value="0.978416917135348" calcext:value-type="float">
            <text:p>0.978416917135348</text:p>
          </table:table-cell>
          <table:table-cell office:value-type="float" office:value="0.982923624864057" calcext:value-type="float">
            <text:p>0.982923624864057</text:p>
          </table:table-cell>
          <table:table-cell office:value-type="float" office:value="0.647445398264575" calcext:value-type="float">
            <text:p>0.647445398264575</text:p>
          </table:table-cell>
          <table:table-cell office:value-type="float" office:value="0.367637916521778" calcext:value-type="float">
            <text:p>0.367637916521778</text:p>
          </table:table-cell>
          <table:table-cell office:value-type="float" office:value="0.500574767658087" calcext:value-type="float">
            <text:p>0.500574767658087</text:p>
          </table:table-cell>
          <table:table-cell office:value-type="float" office:value="0.977501985728977" calcext:value-type="float">
            <text:p>0.9775019857289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510920347085" calcext:value-type="float">
            <text:p>-120.510920347085</text:p>
          </table:table-cell>
          <table:table-cell office:value-type="float" office:value="-176.472416695644" calcext:value-type="float">
            <text:p>-176.472416695644</text:p>
          </table:table-cell>
          <table:table-cell office:value-type="float" office:value="-149.885046468383" calcext:value-type="float">
            <text:p>-149.8850464683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5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5325766711782" calcext:value-type="float">
            <text:p>72.5325766711782</text:p>
          </table:table-cell>
          <table:table-cell office:value-type="float" office:value="981.940071295179" calcext:value-type="float">
            <text:p>981.940071295179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52294" calcext:value-type="float">
            <text:p>6652294</text:p>
          </table:table-cell>
          <table:table-cell office:value-type="float" office:value="1642743" calcext:value-type="float">
            <text:p>1642743</text:p>
          </table:table-cell>
          <table:table-cell office:value-type="float" office:value="1653206" calcext:value-type="float">
            <text:p>1653206</text:p>
          </table:table-cell>
          <table:table-cell office:value-type="float" office:value="1095806" calcext:value-type="float">
            <text:p>1095806</text:p>
          </table:table-cell>
          <table:table-cell office:value-type="float" office:value="619212" calcext:value-type="float">
            <text:p>619212</text:p>
          </table:table-cell>
          <table:table-cell office:value-type="float" office:value="841516" calcext:value-type="float">
            <text:p>841516</text:p>
          </table:table-cell>
          <table:table-cell office:value-type="float" office:value="1641366" calcext:value-type="float">
            <text:p>1641366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50766807886" calcext:value-type="float">
            <text:p>3.9650766807886</text:p>
          </table:table-cell>
          <table:table-cell office:value-type="float" office:value="0.97915124644652" calcext:value-type="float">
            <text:p>0.97915124644652</text:p>
          </table:table-cell>
          <table:table-cell office:value-type="float" office:value="0.98538768117281" calcext:value-type="float">
            <text:p>0.98538768117281</text:p>
          </table:table-cell>
          <table:table-cell office:value-type="float" office:value="0.653151351589126" calcext:value-type="float">
            <text:p>0.653151351589126</text:p>
          </table:table-cell>
          <table:table-cell office:value-type="float" office:value="0.369079157004256" calcext:value-type="float">
            <text:p>0.369079157004256</text:p>
          </table:table-cell>
          <table:table-cell office:value-type="float" office:value="0.501582682321391" calcext:value-type="float">
            <text:p>0.501582682321391</text:p>
          </table:table-cell>
          <table:table-cell office:value-type="float" office:value="0.978330490390121" calcext:value-type="float">
            <text:p>0.978330490390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9.369729682175" calcext:value-type="float">
            <text:p>-119.369729682175</text:p>
          </table:table-cell>
          <table:table-cell office:value-type="float" office:value="-176.184168599149" calcext:value-type="float">
            <text:p>-176.184168599149</text:p>
          </table:table-cell>
          <table:table-cell office:value-type="float" office:value="-149.683463535722" calcext:value-type="float">
            <text:p>-149.6834635357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5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5498174483424" calcext:value-type="float">
            <text:p>72.5498174483424</text:p>
          </table:table-cell>
          <table:table-cell office:value-type="float" office:value="981.93806762486" calcext:value-type="float">
            <text:p>981.93806762486</text:p>
          </table:table-cell>
          <table:table-cell office:value-type="float" office:value="-1" calcext:value-type="float">
            <text:p>-1</text:p>
          </table:table-cell>
          <table:table-cell office:value-type="float" office:value="17454" calcext:value-type="float">
            <text:p>17454</text:p>
          </table:table-cell>
          <table:table-cell office:value-type="float" office:value="6653144" calcext:value-type="float">
            <text:p>6653144</text:p>
          </table:table-cell>
          <table:table-cell office:value-type="float" office:value="1645514" calcext:value-type="float">
            <text:p>1645514</text:p>
          </table:table-cell>
          <table:table-cell office:value-type="float" office:value="1654146" calcext:value-type="float">
            <text:p>1654146</text:p>
          </table:table-cell>
          <table:table-cell office:value-type="float" office:value="1083913" calcext:value-type="float">
            <text:p>1083913</text:p>
          </table:table-cell>
          <table:table-cell office:value-type="float" office:value="618493" calcext:value-type="float">
            <text:p>618493</text:p>
          </table:table-cell>
          <table:table-cell office:value-type="float" office:value="839578" calcext:value-type="float">
            <text:p>839578</text:p>
          </table:table-cell>
          <table:table-cell office:value-type="float" office:value="1638716" calcext:value-type="float">
            <text:p>1638716</text:p>
          </table:table-cell>
          <table:table-cell office:value-type="float" office:value="0.0104033959392781" calcext:value-type="float">
            <text:p>0.010403395939278</text:p>
          </table:table-cell>
          <table:table-cell office:value-type="float" office:value="3.96558332032959" calcext:value-type="float">
            <text:p>3.96558332032959</text:p>
          </table:table-cell>
          <table:table-cell office:value-type="float" office:value="0.980802891350137" calcext:value-type="float">
            <text:p>0.980802891350137</text:p>
          </table:table-cell>
          <table:table-cell office:value-type="float" office:value="0.985947964900489" calcext:value-type="float">
            <text:p>0.985947964900489</text:p>
          </table:table-cell>
          <table:table-cell office:value-type="float" office:value="0.64606257034094" calcext:value-type="float">
            <text:p>0.64606257034094</text:p>
          </table:table-cell>
          <table:table-cell office:value-type="float" office:value="0.368650599557233" calcext:value-type="float">
            <text:p>0.368650599557233</text:p>
          </table:table-cell>
          <table:table-cell office:value-type="float" office:value="0.500427544167941" calcext:value-type="float">
            <text:p>0.500427544167941</text:p>
          </table:table-cell>
          <table:table-cell office:value-type="float" office:value="0.976750967115279" calcext:value-type="float">
            <text:p>0.976750967115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787485931812" calcext:value-type="float">
            <text:p>-120.787485931812</text:p>
          </table:table-cell>
          <table:table-cell office:value-type="float" office:value="-176.269880088553" calcext:value-type="float">
            <text:p>-176.269880088553</text:p>
          </table:table-cell>
          <table:table-cell office:value-type="float" office:value="-149.914491166412" calcext:value-type="float">
            <text:p>-149.9144911664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6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59764944062" calcext:value-type="float">
            <text:p>72.559764944062</text:p>
          </table:table-cell>
          <table:table-cell office:value-type="float" office:value="981.893511747565" calcext:value-type="float">
            <text:p>981.893511747565</text:p>
          </table:table-cell>
          <table:table-cell office:value-type="float" office:value="-1" calcext:value-type="float">
            <text:p>-1</text:p>
          </table:table-cell>
          <table:table-cell office:value-type="float" office:value="17341" calcext:value-type="float">
            <text:p>17341</text:p>
          </table:table-cell>
          <table:table-cell office:value-type="float" office:value="6605147" calcext:value-type="float">
            <text:p>6605147</text:p>
          </table:table-cell>
          <table:table-cell office:value-type="float" office:value="1640766" calcext:value-type="float">
            <text:p>1640766</text:p>
          </table:table-cell>
          <table:table-cell office:value-type="float" office:value="1653488" calcext:value-type="float">
            <text:p>1653488</text:p>
          </table:table-cell>
          <table:table-cell office:value-type="float" office:value="1083448" calcext:value-type="float">
            <text:p>1083448</text:p>
          </table:table-cell>
          <table:table-cell office:value-type="float" office:value="617983" calcext:value-type="float">
            <text:p>617983</text:p>
          </table:table-cell>
          <table:table-cell office:value-type="float" office:value="841964" calcext:value-type="float">
            <text:p>841964</text:p>
          </table:table-cell>
          <table:table-cell office:value-type="float" office:value="1639671" calcext:value-type="float">
            <text:p>1639671</text:p>
          </table:table-cell>
          <table:table-cell office:value-type="float" office:value="0.0103360426826528" calcext:value-type="float">
            <text:p>0.010336042682653</text:p>
          </table:table-cell>
          <table:table-cell office:value-type="float" office:value="3.93697487556635" calcext:value-type="float">
            <text:p>3.93697487556635</text:p>
          </table:table-cell>
          <table:table-cell office:value-type="float" office:value="0.977972862478836" calcext:value-type="float">
            <text:p>0.977972862478836</text:p>
          </table:table-cell>
          <table:table-cell office:value-type="float" office:value="0.985555766291114" calcext:value-type="float">
            <text:p>0.985555766291114</text:p>
          </table:table-cell>
          <table:table-cell office:value-type="float" office:value="0.645785408709694" calcext:value-type="float">
            <text:p>0.645785408709694</text:p>
          </table:table-cell>
          <table:table-cell office:value-type="float" office:value="0.368346615832641" calcext:value-type="float">
            <text:p>0.368346615832641</text:p>
          </table:table-cell>
          <table:table-cell office:value-type="float" office:value="0.501849711161817" calcext:value-type="float">
            <text:p>0.501849711161817</text:p>
          </table:table-cell>
          <table:table-cell office:value-type="float" office:value="0.977320191540741" calcext:value-type="float">
            <text:p>0.9773201915407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842918258061" calcext:value-type="float">
            <text:p>-120.842918258061</text:p>
          </table:table-cell>
          <table:table-cell office:value-type="float" office:value="-176.330676833472" calcext:value-type="float">
            <text:p>-176.330676833472</text:p>
          </table:table-cell>
          <table:table-cell office:value-type="float" office:value="-149.630057767637" calcext:value-type="float">
            <text:p>-149.6300577676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6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5815932252928" calcext:value-type="float">
            <text:p>72.5815932252928</text:p>
          </table:table-cell>
          <table:table-cell office:value-type="float" office:value="981.929557195947" calcext:value-type="float">
            <text:p>981.929557195947</text:p>
          </table:table-cell>
          <table:table-cell office:value-type="float" office:value="-1" calcext:value-type="float">
            <text:p>-1</text:p>
          </table:table-cell>
          <table:table-cell office:value-type="float" office:value="17379" calcext:value-type="float">
            <text:p>17379</text:p>
          </table:table-cell>
          <table:table-cell office:value-type="float" office:value="6653238" calcext:value-type="float">
            <text:p>6653238</text:p>
          </table:table-cell>
          <table:table-cell office:value-type="float" office:value="1643728" calcext:value-type="float">
            <text:p>1643728</text:p>
          </table:table-cell>
          <table:table-cell office:value-type="float" office:value="1653498" calcext:value-type="float">
            <text:p>1653498</text:p>
          </table:table-cell>
          <table:table-cell office:value-type="float" office:value="1087563" calcext:value-type="float">
            <text:p>1087563</text:p>
          </table:table-cell>
          <table:table-cell office:value-type="float" office:value="619786" calcext:value-type="float">
            <text:p>619786</text:p>
          </table:table-cell>
          <table:table-cell office:value-type="float" office:value="846417" calcext:value-type="float">
            <text:p>846417</text:p>
          </table:table-cell>
          <table:table-cell office:value-type="float" office:value="1641352" calcext:value-type="float">
            <text:p>1641352</text:p>
          </table:table-cell>
          <table:table-cell office:value-type="float" office:value="0.0103586924503675" calcext:value-type="float">
            <text:p>0.010358692450368</text:p>
          </table:table-cell>
          <table:table-cell office:value-type="float" office:value="3.96563934870235" calcext:value-type="float">
            <text:p>3.96563934870235</text:p>
          </table:table-cell>
          <table:table-cell office:value-type="float" office:value="0.979738352267546" calcext:value-type="float">
            <text:p>0.979738352267546</text:p>
          </table:table-cell>
          <table:table-cell office:value-type="float" office:value="0.985561726756302" calcext:value-type="float">
            <text:p>0.985561726756302</text:p>
          </table:table-cell>
          <table:table-cell office:value-type="float" office:value="0.64823814013459" calcext:value-type="float">
            <text:p>0.64823814013459</text:p>
          </table:table-cell>
          <table:table-cell office:value-type="float" office:value="0.369421287706052" calcext:value-type="float">
            <text:p>0.369421287706052</text:p>
          </table:table-cell>
          <table:table-cell office:value-type="float" office:value="0.50450390631007" calcext:value-type="float">
            <text:p>0.50450390631007</text:p>
          </table:table-cell>
          <table:table-cell office:value-type="float" office:value="0.978322145738857" calcext:value-type="float">
            <text:p>0.978322145738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20.352371973082" calcext:value-type="float">
            <text:p>-120.352371973082</text:p>
          </table:table-cell>
          <table:table-cell office:value-type="float" office:value="-176.11574245879" calcext:value-type="float">
            <text:p>-176.11574245879</text:p>
          </table:table-cell>
          <table:table-cell office:value-type="float" office:value="-149.099218737986" calcext:value-type="float">
            <text:p>-149.0992187379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7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5547912651424" calcext:value-type="float">
            <text:p>72.5547912651424</text:p>
          </table:table-cell>
          <table:table-cell office:value-type="float" office:value="981.902021911323" calcext:value-type="float">
            <text:p>981.902021911323</text:p>
          </table:table-cell>
          <table:table-cell office:value-type="float" office:value="-1" calcext:value-type="float">
            <text:p>-1</text:p>
          </table:table-cell>
          <table:table-cell office:value-type="float" office:value="17436" calcext:value-type="float">
            <text:p>17436</text:p>
          </table:table-cell>
          <table:table-cell office:value-type="float" office:value="6652676" calcext:value-type="float">
            <text:p>6652676</text:p>
          </table:table-cell>
          <table:table-cell office:value-type="float" office:value="1643380" calcext:value-type="float">
            <text:p>1643380</text:p>
          </table:table-cell>
          <table:table-cell office:value-type="float" office:value="1654082" calcext:value-type="float">
            <text:p>1654082</text:p>
          </table:table-cell>
          <table:table-cell office:value-type="float" office:value="1103688" calcext:value-type="float">
            <text:p>1103688</text:p>
          </table:table-cell>
          <table:table-cell office:value-type="float" office:value="620130" calcext:value-type="float">
            <text:p>620130</text:p>
          </table:table-cell>
          <table:table-cell office:value-type="float" office:value="849358" calcext:value-type="float">
            <text:p>849358</text:p>
          </table:table-cell>
          <table:table-cell office:value-type="float" office:value="1642327" calcext:value-type="float">
            <text:p>1642327</text:p>
          </table:table-cell>
          <table:table-cell office:value-type="float" office:value="0.0103926671019396" calcext:value-type="float">
            <text:p>0.01039266710194</text:p>
          </table:table-cell>
          <table:table-cell office:value-type="float" office:value="3.96530437055878" calcext:value-type="float">
            <text:p>3.96530437055878</text:p>
          </table:table-cell>
          <table:table-cell office:value-type="float" office:value="0.979530928079" calcext:value-type="float">
            <text:p>0.979530928079</text:p>
          </table:table-cell>
          <table:table-cell office:value-type="float" office:value="0.985909817923286" calcext:value-type="float">
            <text:p>0.985909817923286</text:p>
          </table:table-cell>
          <table:table-cell office:value-type="float" office:value="0.657849390250372" calcext:value-type="float">
            <text:p>0.657849390250372</text:p>
          </table:table-cell>
          <table:table-cell office:value-type="float" office:value="0.369626327708522" calcext:value-type="float">
            <text:p>0.369626327708522</text:p>
          </table:table-cell>
          <table:table-cell office:value-type="float" office:value="0.506256879121885" calcext:value-type="float">
            <text:p>0.506256879121885</text:p>
          </table:table-cell>
          <table:table-cell office:value-type="float" office:value="0.978903291094695" calcext:value-type="float">
            <text:p>0.9789032910946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430121949926" calcext:value-type="float">
            <text:p>-118.430121949926</text:p>
          </table:table-cell>
          <table:table-cell office:value-type="float" office:value="-176.074734458296" calcext:value-type="float">
            <text:p>-176.074734458296</text:p>
          </table:table-cell>
          <table:table-cell office:value-type="float" office:value="-148.748624175623" calcext:value-type="float">
            <text:p>-148.7486241756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7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544045947422" calcext:value-type="float">
            <text:p>72.5544045947422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406" calcext:value-type="float">
            <text:p>17406</text:p>
          </table:table-cell>
          <table:table-cell office:value-type="float" office:value="6640315" calcext:value-type="float">
            <text:p>6640315</text:p>
          </table:table-cell>
          <table:table-cell office:value-type="float" office:value="1641939" calcext:value-type="float">
            <text:p>1641939</text:p>
          </table:table-cell>
          <table:table-cell office:value-type="float" office:value="1649136" calcext:value-type="float">
            <text:p>1649136</text:p>
          </table:table-cell>
          <table:table-cell office:value-type="float" office:value="1114579" calcext:value-type="float">
            <text:p>1114579</text:p>
          </table:table-cell>
          <table:table-cell office:value-type="float" office:value="622466" calcext:value-type="float">
            <text:p>622466</text:p>
          </table:table-cell>
          <table:table-cell office:value-type="float" office:value="849289" calcext:value-type="float">
            <text:p>849289</text:p>
          </table:table-cell>
          <table:table-cell office:value-type="float" office:value="1638692" calcext:value-type="float">
            <text:p>1638692</text:p>
          </table:table-cell>
          <table:table-cell office:value-type="float" office:value="0.0103747857063753" calcext:value-type="float">
            <text:p>0.010374785706375</text:p>
          </table:table-cell>
          <table:table-cell office:value-type="float" office:value="3.95793663953979" calcext:value-type="float">
            <text:p>3.95793663953979</text:p>
          </table:table-cell>
          <table:table-cell office:value-type="float" office:value="0.978672025045398" calcext:value-type="float">
            <text:p>0.978672025045398</text:p>
          </table:table-cell>
          <table:table-cell office:value-type="float" office:value="0.98296177184126" calcext:value-type="float">
            <text:p>0.98296177184126</text:p>
          </table:table-cell>
          <table:table-cell office:value-type="float" office:value="0.664340932886712" calcext:value-type="float">
            <text:p>0.664340932886712</text:p>
          </table:table-cell>
          <table:table-cell office:value-type="float" office:value="0.371018692376458" calcext:value-type="float">
            <text:p>0.371018692376458</text:p>
          </table:table-cell>
          <table:table-cell office:value-type="float" office:value="0.506215751912087" calcext:value-type="float">
            <text:p>0.506215751912087</text:p>
          </table:table-cell>
          <table:table-cell office:value-type="float" office:value="0.976736661998828" calcext:value-type="float">
            <text:p>0.9767366619988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131813422658" calcext:value-type="float">
            <text:p>-117.131813422658</text:p>
          </table:table-cell>
          <table:table-cell office:value-type="float" office:value="-175.796261524708" calcext:value-type="float">
            <text:p>-175.796261524708</text:p>
          </table:table-cell>
          <table:table-cell office:value-type="float" office:value="-148.756849617583" calcext:value-type="float">
            <text:p>-148.7568496175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8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651252848051" calcext:value-type="float">
            <text:p>72.5651252848051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401" calcext:value-type="float">
            <text:p>17401</text:p>
          </table:table-cell>
          <table:table-cell office:value-type="float" office:value="6632799" calcext:value-type="float">
            <text:p>6632799</text:p>
          </table:table-cell>
          <table:table-cell office:value-type="float" office:value="1644442" calcext:value-type="float">
            <text:p>1644442</text:p>
          </table:table-cell>
          <table:table-cell office:value-type="float" office:value="1654793" calcext:value-type="float">
            <text:p>1654793</text:p>
          </table:table-cell>
          <table:table-cell office:value-type="float" office:value="1102879" calcext:value-type="float">
            <text:p>1102879</text:p>
          </table:table-cell>
          <table:table-cell office:value-type="float" office:value="622146" calcext:value-type="float">
            <text:p>622146</text:p>
          </table:table-cell>
          <table:table-cell office:value-type="float" office:value="849076" calcext:value-type="float">
            <text:p>849076</text:p>
          </table:table-cell>
          <table:table-cell office:value-type="float" office:value="1639732" calcext:value-type="float">
            <text:p>1639732</text:p>
          </table:table-cell>
          <table:table-cell office:value-type="float" office:value="0.0103718054737813" calcext:value-type="float">
            <text:p>0.010371805473781</text:p>
          </table:table-cell>
          <table:table-cell office:value-type="float" office:value="3.95345675390443" calcext:value-type="float">
            <text:p>3.95345675390443</text:p>
          </table:table-cell>
          <table:table-cell office:value-type="float" office:value="0.980163929481975" calcext:value-type="float">
            <text:p>0.980163929481975</text:p>
          </table:table-cell>
          <table:table-cell office:value-type="float" office:value="0.986333606998158" calcext:value-type="float">
            <text:p>0.986333606998158</text:p>
          </table:table-cell>
          <table:table-cell office:value-type="float" office:value="0.657367188616656" calcext:value-type="float">
            <text:p>0.657367188616656</text:p>
          </table:table-cell>
          <table:table-cell office:value-type="float" office:value="0.370827957490439" calcext:value-type="float">
            <text:p>0.370827957490439</text:p>
          </table:table-cell>
          <table:table-cell office:value-type="float" office:value="0.506088794003581" calcext:value-type="float">
            <text:p>0.506088794003581</text:p>
          </table:table-cell>
          <table:table-cell office:value-type="float" office:value="0.977356550378388" calcext:value-type="float">
            <text:p>0.9773565503783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526562276669" calcext:value-type="float">
            <text:p>-118.526562276669</text:p>
          </table:table-cell>
          <table:table-cell office:value-type="float" office:value="-175.834408501912" calcext:value-type="float">
            <text:p>-175.834408501912</text:p>
          </table:table-cell>
          <table:table-cell office:value-type="float" office:value="-148.782241199284" calcext:value-type="float">
            <text:p>-148.7822411992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8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5655120749335" calcext:value-type="float">
            <text:p>72.5655120749335</text:p>
          </table:table-cell>
          <table:table-cell office:value-type="float" office:value="981.902021911323" calcext:value-type="float">
            <text:p>981.902021911323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651317" calcext:value-type="float">
            <text:p>6651317</text:p>
          </table:table-cell>
          <table:table-cell office:value-type="float" office:value="1644469" calcext:value-type="float">
            <text:p>1644469</text:p>
          </table:table-cell>
          <table:table-cell office:value-type="float" office:value="1654498" calcext:value-type="float">
            <text:p>1654498</text:p>
          </table:table-cell>
          <table:table-cell office:value-type="float" office:value="1099934" calcext:value-type="float">
            <text:p>1099934</text:p>
          </table:table-cell>
          <table:table-cell office:value-type="float" office:value="621355" calcext:value-type="float">
            <text:p>621355</text:p>
          </table:table-cell>
          <table:table-cell office:value-type="float" office:value="850503" calcext:value-type="float">
            <text:p>850503</text:p>
          </table:table-cell>
          <table:table-cell office:value-type="float" office:value="1639443" calcext:value-type="float">
            <text:p>1639443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96449434333972" calcext:value-type="float">
            <text:p>3.96449434333972</text:p>
          </table:table-cell>
          <table:table-cell office:value-type="float" office:value="0.980180022737982" calcext:value-type="float">
            <text:p>0.980180022737982</text:p>
          </table:table-cell>
          <table:table-cell office:value-type="float" office:value="0.98615777327511" calcext:value-type="float">
            <text:p>0.98615777327511</text:p>
          </table:table-cell>
          <table:table-cell office:value-type="float" office:value="0.655611831618766" calcext:value-type="float">
            <text:p>0.655611831618766</text:p>
          </table:table-cell>
          <table:table-cell office:value-type="float" office:value="0.370356484694062" calcext:value-type="float">
            <text:p>0.370356484694062</text:p>
          </table:table-cell>
          <table:table-cell office:value-type="float" office:value="0.506939352385921" calcext:value-type="float">
            <text:p>0.506939352385921</text:p>
          </table:table-cell>
          <table:table-cell office:value-type="float" office:value="0.977184292934452" calcext:value-type="float">
            <text:p>0.977184292934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877633676247" calcext:value-type="float">
            <text:p>-118.877633676247</text:p>
          </table:table-cell>
          <table:table-cell office:value-type="float" office:value="-175.928703061188" calcext:value-type="float">
            <text:p>-175.928703061188</text:p>
          </table:table-cell>
          <table:table-cell office:value-type="float" office:value="-148.612129522816" calcext:value-type="float">
            <text:p>-148.6121295228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8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5869535915921" calcext:value-type="float">
            <text:p>72.5869535915921</text:p>
          </table:table-cell>
          <table:table-cell office:value-type="float" office:value="981.902021911323" calcext:value-type="float">
            <text:p>981.902021911323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53208" calcext:value-type="float">
            <text:p>6653208</text:p>
          </table:table-cell>
          <table:table-cell office:value-type="float" office:value="1644775" calcext:value-type="float">
            <text:p>1644775</text:p>
          </table:table-cell>
          <table:table-cell office:value-type="float" office:value="1654038" calcext:value-type="float">
            <text:p>1654038</text:p>
          </table:table-cell>
          <table:table-cell office:value-type="float" office:value="1100298" calcext:value-type="float">
            <text:p>1100298</text:p>
          </table:table-cell>
          <table:table-cell office:value-type="float" office:value="621315" calcext:value-type="float">
            <text:p>621315</text:p>
          </table:table-cell>
          <table:table-cell office:value-type="float" office:value="853234" calcext:value-type="float">
            <text:p>853234</text:p>
          </table:table-cell>
          <table:table-cell office:value-type="float" office:value="1638314" calcext:value-type="float">
            <text:p>1638314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6562146730679" calcext:value-type="float">
            <text:p>3.96562146730679</text:p>
          </table:table-cell>
          <table:table-cell office:value-type="float" office:value="0.980362412972738" calcext:value-type="float">
            <text:p>0.980362412972738</text:p>
          </table:table-cell>
          <table:table-cell office:value-type="float" office:value="0.985883591876458" calcext:value-type="float">
            <text:p>0.985883591876458</text:p>
          </table:table-cell>
          <table:table-cell office:value-type="float" office:value="0.655828792551612" calcext:value-type="float">
            <text:p>0.655828792551612</text:p>
          </table:table-cell>
          <table:table-cell office:value-type="float" office:value="0.370332642833309" calcext:value-type="float">
            <text:p>0.370332642833309</text:p>
          </table:table-cell>
          <table:table-cell office:value-type="float" office:value="0.508567155428786" calcext:value-type="float">
            <text:p>0.508567155428786</text:p>
          </table:table-cell>
          <table:table-cell office:value-type="float" office:value="0.976511356414718" calcext:value-type="float">
            <text:p>0.976511356414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8.834241489678" calcext:value-type="float">
            <text:p>-118.834241489678</text:p>
          </table:table-cell>
          <table:table-cell office:value-type="float" office:value="-175.933471433338" calcext:value-type="float">
            <text:p>-175.933471433338</text:p>
          </table:table-cell>
          <table:table-cell office:value-type="float" office:value="-148.286568914243" calcext:value-type="float">
            <text:p>-148.2865689142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9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919268598693" calcext:value-type="float">
            <text:p>72.5919268598693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449" calcext:value-type="float">
            <text:p>17449</text:p>
          </table:table-cell>
          <table:table-cell office:value-type="float" office:value="6654133" calcext:value-type="float">
            <text:p>6654133</text:p>
          </table:table-cell>
          <table:table-cell office:value-type="float" office:value="1645335" calcext:value-type="float">
            <text:p>1645335</text:p>
          </table:table-cell>
          <table:table-cell office:value-type="float" office:value="1653310" calcext:value-type="float">
            <text:p>1653310</text:p>
          </table:table-cell>
          <table:table-cell office:value-type="float" office:value="1108852" calcext:value-type="float">
            <text:p>1108852</text:p>
          </table:table-cell>
          <table:table-cell office:value-type="float" office:value="622376" calcext:value-type="float">
            <text:p>622376</text:p>
          </table:table-cell>
          <table:table-cell office:value-type="float" office:value="858097" calcext:value-type="float">
            <text:p>858097</text:p>
          </table:table-cell>
          <table:table-cell office:value-type="float" office:value="1642648" calcext:value-type="float">
            <text:p>1642648</text:p>
          </table:table-cell>
          <table:table-cell office:value-type="float" office:value="0.0104004157066841" calcext:value-type="float">
            <text:p>0.010400415706684</text:p>
          </table:table-cell>
          <table:table-cell office:value-type="float" office:value="3.96617281033669" calcext:value-type="float">
            <text:p>3.96617281033669</text:p>
          </table:table-cell>
          <table:table-cell office:value-type="float" office:value="0.98069619902327" calcext:value-type="float">
            <text:p>0.98069619902327</text:p>
          </table:table-cell>
          <table:table-cell office:value-type="float" office:value="0.985449670010766" calcext:value-type="float">
            <text:p>0.985449670010766</text:p>
          </table:table-cell>
          <table:table-cell office:value-type="float" office:value="0.660927374473497" calcext:value-type="float">
            <text:p>0.660927374473497</text:p>
          </table:table-cell>
          <table:table-cell office:value-type="float" office:value="0.370965048189765" calcext:value-type="float">
            <text:p>0.370965048189765</text:p>
          </table:table-cell>
          <table:table-cell office:value-type="float" office:value="0.51146572964975" calcext:value-type="float">
            <text:p>0.51146572964975</text:p>
          </table:table-cell>
          <table:table-cell office:value-type="float" office:value="0.979094622027233" calcext:value-type="float">
            <text:p>0.9790946220272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814525105301" calcext:value-type="float">
            <text:p>-117.814525105301</text:p>
          </table:table-cell>
          <table:table-cell office:value-type="float" office:value="-175.806990362047" calcext:value-type="float">
            <text:p>-175.806990362047</text:p>
          </table:table-cell>
          <table:table-cell office:value-type="float" office:value="-147.70685407005" calcext:value-type="float">
            <text:p>-147.706854070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09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5976742984596" calcext:value-type="float">
            <text:p>72.5976742984596</text:p>
          </table:table-cell>
          <table:table-cell office:value-type="float" office:value="981.874486648517" calcext:value-type="float">
            <text:p>981.874486648517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52732" calcext:value-type="float">
            <text:p>6652732</text:p>
          </table:table-cell>
          <table:table-cell office:value-type="float" office:value="1643883" calcext:value-type="float">
            <text:p>1643883</text:p>
          </table:table-cell>
          <table:table-cell office:value-type="float" office:value="1655118" calcext:value-type="float">
            <text:p>1655118</text:p>
          </table:table-cell>
          <table:table-cell office:value-type="float" office:value="1124824" calcext:value-type="float">
            <text:p>1124824</text:p>
          </table:table-cell>
          <table:table-cell office:value-type="float" office:value="623586" calcext:value-type="float">
            <text:p>623586</text:p>
          </table:table-cell>
          <table:table-cell office:value-type="float" office:value="859875" calcext:value-type="float">
            <text:p>859875</text:p>
          </table:table-cell>
          <table:table-cell office:value-type="float" office:value="1642556" calcext:value-type="float">
            <text:p>1642556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6533774916384" calcext:value-type="float">
            <text:p>3.96533774916384</text:p>
          </table:table-cell>
          <table:table-cell office:value-type="float" office:value="0.979830739477961" calcext:value-type="float">
            <text:p>0.979830739477961</text:p>
          </table:table-cell>
          <table:table-cell office:value-type="float" office:value="0.986527322116771" calcext:value-type="float">
            <text:p>0.986527322116771</text:p>
          </table:table-cell>
          <table:table-cell office:value-type="float" office:value="0.670447429471902" calcext:value-type="float">
            <text:p>0.670447429471902</text:p>
          </table:table-cell>
          <table:table-cell office:value-type="float" office:value="0.371686264477523" calcext:value-type="float">
            <text:p>0.371686264477523</text:p>
          </table:table-cell>
          <table:table-cell office:value-type="float" office:value="0.512525500360191" calcext:value-type="float">
            <text:p>0.512525500360191</text:p>
          </table:table-cell>
          <table:table-cell office:value-type="float" office:value="0.979039785747502" calcext:value-type="float">
            <text:p>0.9790397857475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91051410562" calcext:value-type="float">
            <text:p>-115.91051410562</text:p>
          </table:table-cell>
          <table:table-cell office:value-type="float" office:value="-175.662747104495" calcext:value-type="float">
            <text:p>-175.662747104495</text:p>
          </table:table-cell>
          <table:table-cell office:value-type="float" office:value="-147.494899927962" calcext:value-type="float">
            <text:p>-147.4948999279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0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812062555739" calcext:value-type="float">
            <text:p>72.5812062555739</text:p>
          </table:table-cell>
          <table:table-cell office:value-type="float" office:value="981.893511747565" calcext:value-type="float">
            <text:p>981.893511747565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53066" calcext:value-type="float">
            <text:p>6653066</text:p>
          </table:table-cell>
          <table:table-cell office:value-type="float" office:value="1643831" calcext:value-type="float">
            <text:p>1643831</text:p>
          </table:table-cell>
          <table:table-cell office:value-type="float" office:value="1654891" calcext:value-type="float">
            <text:p>1654891</text:p>
          </table:table-cell>
          <table:table-cell office:value-type="float" office:value="1129476" calcext:value-type="float">
            <text:p>1129476</text:p>
          </table:table-cell>
          <table:table-cell office:value-type="float" office:value="625676" calcext:value-type="float">
            <text:p>625676</text:p>
          </table:table-cell>
          <table:table-cell office:value-type="float" office:value="861068" calcext:value-type="float">
            <text:p>861068</text:p>
          </table:table-cell>
          <table:table-cell office:value-type="float" office:value="1641873" calcext:value-type="float">
            <text:p>1641873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553682870112" calcext:value-type="float">
            <text:p>3.96553682870112</text:p>
          </table:table-cell>
          <table:table-cell office:value-type="float" office:value="0.979799745058983" calcext:value-type="float">
            <text:p>0.979799745058983</text:p>
          </table:table-cell>
          <table:table-cell office:value-type="float" office:value="0.986392019557002" calcext:value-type="float">
            <text:p>0.986392019557002</text:p>
          </table:table-cell>
          <table:table-cell office:value-type="float" office:value="0.673220237877397" calcext:value-type="float">
            <text:p>0.673220237877397</text:p>
          </table:table-cell>
          <table:table-cell office:value-type="float" office:value="0.372932001701832" calcext:value-type="float">
            <text:p>0.372932001701832</text:p>
          </table:table-cell>
          <table:table-cell office:value-type="float" office:value="0.513236583857129" calcext:value-type="float">
            <text:p>0.513236583857129</text:p>
          </table:table-cell>
          <table:table-cell office:value-type="float" office:value="0.978632685975156" calcext:value-type="float">
            <text:p>0.978632685975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355952424521" calcext:value-type="float">
            <text:p>-115.355952424521</text:p>
          </table:table-cell>
          <table:table-cell office:value-type="float" office:value="-175.413599659634" calcext:value-type="float">
            <text:p>-175.413599659634</text:p>
          </table:table-cell>
          <table:table-cell office:value-type="float" office:value="-147.352683228574" calcext:value-type="float">
            <text:p>-147.3526832285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0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8656656201" calcext:value-type="float">
            <text:p>72.58656656201</text:p>
          </table:table-cell>
          <table:table-cell office:value-type="float" office:value="981.893511747565" calcext:value-type="float">
            <text:p>981.893511747565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3264" calcext:value-type="float">
            <text:p>6653264</text:p>
          </table:table-cell>
          <table:table-cell office:value-type="float" office:value="1644433" calcext:value-type="float">
            <text:p>1644433</text:p>
          </table:table-cell>
          <table:table-cell office:value-type="float" office:value="1655805" calcext:value-type="float">
            <text:p>1655805</text:p>
          </table:table-cell>
          <table:table-cell office:value-type="float" office:value="1119494" calcext:value-type="float">
            <text:p>1119494</text:p>
          </table:table-cell>
          <table:table-cell office:value-type="float" office:value="625319" calcext:value-type="float">
            <text:p>625319</text:p>
          </table:table-cell>
          <table:table-cell office:value-type="float" office:value="860435" calcext:value-type="float">
            <text:p>860435</text:p>
          </table:table-cell>
          <table:table-cell office:value-type="float" office:value="1640156" calcext:value-type="float">
            <text:p>1640156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565484591184" calcext:value-type="float">
            <text:p>3.96565484591184</text:p>
          </table:table-cell>
          <table:table-cell office:value-type="float" office:value="0.980158565063305" calcext:value-type="float">
            <text:p>0.980158565063305</text:p>
          </table:table-cell>
          <table:table-cell office:value-type="float" office:value="0.986936806075192" calcext:value-type="float">
            <text:p>0.986936806075192</text:p>
          </table:table-cell>
          <table:table-cell office:value-type="float" office:value="0.667270501526654" calcext:value-type="float">
            <text:p>0.667270501526654</text:p>
          </table:table-cell>
          <table:table-cell office:value-type="float" office:value="0.372719213094617" calcext:value-type="float">
            <text:p>0.372719213094617</text:p>
          </table:table-cell>
          <table:table-cell office:value-type="float" office:value="0.512859286410724" calcext:value-type="float">
            <text:p>0.512859286410724</text:p>
          </table:table-cell>
          <table:table-cell office:value-type="float" office:value="0.977609274102363" calcext:value-type="float">
            <text:p>0.977609274102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6.545899694669" calcext:value-type="float">
            <text:p>-116.545899694669</text:p>
          </table:table-cell>
          <table:table-cell office:value-type="float" office:value="-175.456157381076" calcext:value-type="float">
            <text:p>-175.456157381076</text:p>
          </table:table-cell>
          <table:table-cell office:value-type="float" office:value="-147.428142717855" calcext:value-type="float">
            <text:p>-147.4281427178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1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5919268598693" calcext:value-type="float">
            <text:p>72.5919268598693</text:p>
          </table:table-cell>
          <table:table-cell office:value-type="float" office:value="981.948581880688" calcext:value-type="float">
            <text:p>981.948581880688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0328" calcext:value-type="float">
            <text:p>6650328</text:p>
          </table:table-cell>
          <table:table-cell office:value-type="float" office:value="1644483" calcext:value-type="float">
            <text:p>1644483</text:p>
          </table:table-cell>
          <table:table-cell office:value-type="float" office:value="1654577" calcext:value-type="float">
            <text:p>1654577</text:p>
          </table:table-cell>
          <table:table-cell office:value-type="float" office:value="1114285" calcext:value-type="float">
            <text:p>1114285</text:p>
          </table:table-cell>
          <table:table-cell office:value-type="float" office:value="623296" calcext:value-type="float">
            <text:p>623296</text:p>
          </table:table-cell>
          <table:table-cell office:value-type="float" office:value="862074" calcext:value-type="float">
            <text:p>862074</text:p>
          </table:table-cell>
          <table:table-cell office:value-type="float" office:value="1640209" calcext:value-type="float">
            <text:p>164020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390485333262" calcext:value-type="float">
            <text:p>3.96390485333262</text:p>
          </table:table-cell>
          <table:table-cell office:value-type="float" office:value="0.980188367389246" calcext:value-type="float">
            <text:p>0.980188367389246</text:p>
          </table:table-cell>
          <table:table-cell office:value-type="float" office:value="0.986204860950096" calcext:value-type="float">
            <text:p>0.986204860950096</text:p>
          </table:table-cell>
          <table:table-cell office:value-type="float" office:value="0.664165695210182" calcext:value-type="float">
            <text:p>0.664165695210182</text:p>
          </table:table-cell>
          <table:table-cell office:value-type="float" office:value="0.371513410987068" calcext:value-type="float">
            <text:p>0.371513410987068</text:p>
          </table:table-cell>
          <table:table-cell office:value-type="float" office:value="0.51383620665505" calcext:value-type="float">
            <text:p>0.51383620665505</text:p>
          </table:table-cell>
          <table:table-cell office:value-type="float" office:value="0.97764086456786" calcext:value-type="float">
            <text:p>0.977640864567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7.166860957964" calcext:value-type="float">
            <text:p>-117.166860957964</text:p>
          </table:table-cell>
          <table:table-cell office:value-type="float" office:value="-175.697317802586" calcext:value-type="float">
            <text:p>-175.697317802586</text:p>
          </table:table-cell>
          <table:table-cell office:value-type="float" office:value="-147.23275866899" calcext:value-type="float">
            <text:p>-147.232758668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1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034218386234" calcext:value-type="float">
            <text:p>72.6034218386234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376" calcext:value-type="float">
            <text:p>17376</text:p>
          </table:table-cell>
          <table:table-cell office:value-type="float" office:value="6604380" calcext:value-type="float">
            <text:p>6604380</text:p>
          </table:table-cell>
          <table:table-cell office:value-type="float" office:value="1640047" calcext:value-type="float">
            <text:p>1640047</text:p>
          </table:table-cell>
          <table:table-cell office:value-type="float" office:value="1655371" calcext:value-type="float">
            <text:p>1655371</text:p>
          </table:table-cell>
          <table:table-cell office:value-type="float" office:value="1136785" calcext:value-type="float">
            <text:p>1136785</text:p>
          </table:table-cell>
          <table:table-cell office:value-type="float" office:value="625691" calcext:value-type="float">
            <text:p>625691</text:p>
          </table:table-cell>
          <table:table-cell office:value-type="float" office:value="867745" calcext:value-type="float">
            <text:p>867745</text:p>
          </table:table-cell>
          <table:table-cell office:value-type="float" office:value="1642457" calcext:value-type="float">
            <text:p>1642457</text:p>
          </table:table-cell>
          <table:table-cell office:value-type="float" office:value="0.0103569043108111" calcext:value-type="float">
            <text:p>0.010356904310811</text:p>
          </table:table-cell>
          <table:table-cell office:value-type="float" office:value="3.93651770788642" calcext:value-type="float">
            <text:p>3.93651770788642</text:p>
          </table:table-cell>
          <table:table-cell office:value-type="float" office:value="0.977544305031813" calcext:value-type="float">
            <text:p>0.977544305031813</text:p>
          </table:table-cell>
          <table:table-cell office:value-type="float" office:value="0.986678121886029" calcext:value-type="float">
            <text:p>0.986678121886029</text:p>
          </table:table-cell>
          <table:table-cell office:value-type="float" office:value="0.677576741883366" calcext:value-type="float">
            <text:p>0.677576741883366</text:p>
          </table:table-cell>
          <table:table-cell office:value-type="float" office:value="0.372940942399614" calcext:value-type="float">
            <text:p>0.372940942399614</text:p>
          </table:table-cell>
          <table:table-cell office:value-type="float" office:value="0.517216386463211" calcext:value-type="float">
            <text:p>0.517216386463211</text:p>
          </table:table-cell>
          <table:table-cell office:value-type="float" office:value="0.97898077714214" calcext:value-type="float">
            <text:p>0.97898077714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484651623327" calcext:value-type="float">
            <text:p>-114.484651623327</text:p>
          </table:table-cell>
          <table:table-cell office:value-type="float" office:value="-175.411811520077" calcext:value-type="float">
            <text:p>-175.411811520077</text:p>
          </table:table-cell>
          <table:table-cell office:value-type="float" office:value="-146.556722707358" calcext:value-type="float">
            <text:p>-146.5567227073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2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6260256142575" calcext:value-type="float">
            <text:p>72.6260256142575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53246" calcext:value-type="float">
            <text:p>6653246</text:p>
          </table:table-cell>
          <table:table-cell office:value-type="float" office:value="1644709" calcext:value-type="float">
            <text:p>1644709</text:p>
          </table:table-cell>
          <table:table-cell office:value-type="float" office:value="1655473" calcext:value-type="float">
            <text:p>1655473</text:p>
          </table:table-cell>
          <table:table-cell office:value-type="float" office:value="1134574" calcext:value-type="float">
            <text:p>1134574</text:p>
          </table:table-cell>
          <table:table-cell office:value-type="float" office:value="627721" calcext:value-type="float">
            <text:p>627721</text:p>
          </table:table-cell>
          <table:table-cell office:value-type="float" office:value="867032" calcext:value-type="float">
            <text:p>867032</text:p>
          </table:table-cell>
          <table:table-cell office:value-type="float" office:value="1641227" calcext:value-type="float">
            <text:p>1641227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56441170745" calcext:value-type="float">
            <text:p>3.9656441170745</text:p>
          </table:table-cell>
          <table:table-cell office:value-type="float" office:value="0.980323073902496" calcext:value-type="float">
            <text:p>0.980323073902496</text:p>
          </table:table-cell>
          <table:table-cell office:value-type="float" office:value="0.986738918630948" calcext:value-type="float">
            <text:p>0.986738918630948</text:p>
          </table:table-cell>
          <table:table-cell office:value-type="float" office:value="0.676258883030281" calcext:value-type="float">
            <text:p>0.676258883030281</text:p>
          </table:table-cell>
          <table:table-cell office:value-type="float" office:value="0.374150916832795" calcext:value-type="float">
            <text:p>0.374150916832795</text:p>
          </table:table-cell>
          <table:table-cell office:value-type="float" office:value="0.516791405295301" calcext:value-type="float">
            <text:p>0.516791405295301</text:p>
          </table:table-cell>
          <table:table-cell office:value-type="float" office:value="0.978247639924006" calcext:value-type="float">
            <text:p>0.978247639924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748223393944" calcext:value-type="float">
            <text:p>-114.748223393944</text:p>
          </table:table-cell>
          <table:table-cell office:value-type="float" office:value="-175.169816633441" calcext:value-type="float">
            <text:p>-175.169816633441</text:p>
          </table:table-cell>
          <table:table-cell office:value-type="float" office:value="-146.64171894094" calcext:value-type="float">
            <text:p>-146.641718940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2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248633545756" calcext:value-type="float">
            <text:p>72.6248633545756</text:p>
          </table:table-cell>
          <table:table-cell office:value-type="float" office:value="981.88299661949" calcext:value-type="float">
            <text:p>981.88299661949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34444" calcext:value-type="float">
            <text:p>6634444</text:p>
          </table:table-cell>
          <table:table-cell office:value-type="float" office:value="1644158" calcext:value-type="float">
            <text:p>1644158</text:p>
          </table:table-cell>
          <table:table-cell office:value-type="float" office:value="1655387" calcext:value-type="float">
            <text:p>1655387</text:p>
          </table:table-cell>
          <table:table-cell office:value-type="float" office:value="1123279" calcext:value-type="float">
            <text:p>1123279</text:p>
          </table:table-cell>
          <table:table-cell office:value-type="float" office:value="626237" calcext:value-type="float">
            <text:p>626237</text:p>
          </table:table-cell>
          <table:table-cell office:value-type="float" office:value="867582" calcext:value-type="float">
            <text:p>867582</text:p>
          </table:table-cell>
          <table:table-cell office:value-type="float" office:value="1635555" calcext:value-type="float">
            <text:p>1635555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5443725042787" calcext:value-type="float">
            <text:p>3.95443725042787</text:p>
          </table:table-cell>
          <table:table-cell office:value-type="float" office:value="0.979994652270633" calcext:value-type="float">
            <text:p>0.979994652270633</text:p>
          </table:table-cell>
          <table:table-cell office:value-type="float" office:value="0.98668765863033" calcext:value-type="float">
            <text:p>0.98668765863033</text:p>
          </table:table-cell>
          <table:table-cell office:value-type="float" office:value="0.669526537600343" calcext:value-type="float">
            <text:p>0.669526537600343</text:p>
          </table:table-cell>
          <table:table-cell office:value-type="float" office:value="0.373266383798883" calcext:value-type="float">
            <text:p>0.373266383798883</text:p>
          </table:table-cell>
          <table:table-cell office:value-type="float" office:value="0.517119230880646" calcext:value-type="float">
            <text:p>0.517119230880646</text:p>
          </table:table-cell>
          <table:table-cell office:value-type="float" office:value="0.974866864069326" calcext:value-type="float">
            <text:p>0.974866864069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6.094692479931" calcext:value-type="float">
            <text:p>-116.094692479931</text:p>
          </table:table-cell>
          <table:table-cell office:value-type="float" office:value="-175.346723240223" calcext:value-type="float">
            <text:p>-175.346723240223</text:p>
          </table:table-cell>
          <table:table-cell office:value-type="float" office:value="-146.576153823871" calcext:value-type="float">
            <text:p>-146.5761538238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2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6137552944338" calcext:value-type="float">
            <text:p>72.6137552944338</text:p>
          </table:table-cell>
          <table:table-cell office:value-type="float" office:value="981.984627830642" calcext:value-type="float">
            <text:p>981.984627830642</text:p>
          </table:table-cell>
          <table:table-cell office:value-type="float" office:value="-1" calcext:value-type="float">
            <text:p>-1</text:p>
          </table:table-cell>
          <table:table-cell office:value-type="float" office:value="31927" calcext:value-type="float">
            <text:p>31927</text:p>
          </table:table-cell>
          <table:table-cell office:value-type="float" office:value="6605242" calcext:value-type="float">
            <text:p>6605242</text:p>
          </table:table-cell>
          <table:table-cell office:value-type="float" office:value="1640935" calcext:value-type="float">
            <text:p>1640935</text:p>
          </table:table-cell>
          <table:table-cell office:value-type="float" office:value="1653662" calcext:value-type="float">
            <text:p>1653662</text:p>
          </table:table-cell>
          <table:table-cell office:value-type="float" office:value="1121408" calcext:value-type="float">
            <text:p>1121408</text:p>
          </table:table-cell>
          <table:table-cell office:value-type="float" office:value="625943" calcext:value-type="float">
            <text:p>625943</text:p>
          </table:table-cell>
          <table:table-cell office:value-type="float" office:value="871270" calcext:value-type="float">
            <text:p>871270</text:p>
          </table:table-cell>
          <table:table-cell office:value-type="float" office:value="1641093" calcext:value-type="float">
            <text:p>1641093</text:p>
          </table:table-cell>
          <table:table-cell office:value-type="float" office:value="0.019029977205989" calcext:value-type="float">
            <text:p>0.019029977205989</text:p>
          </table:table-cell>
          <table:table-cell office:value-type="float" office:value="3.93703149998564" calcext:value-type="float">
            <text:p>3.93703149998564</text:p>
          </table:table-cell>
          <table:table-cell office:value-type="float" office:value="0.978073594340514" calcext:value-type="float">
            <text:p>0.978073594340514</text:p>
          </table:table-cell>
          <table:table-cell office:value-type="float" office:value="0.985659478385386" calcext:value-type="float">
            <text:p>0.985659478385386</text:p>
          </table:table-cell>
          <table:table-cell office:value-type="float" office:value="0.668411334563653" calcext:value-type="float">
            <text:p>0.668411334563653</text:p>
          </table:table-cell>
          <table:table-cell office:value-type="float" office:value="0.373091146122354" calcext:value-type="float">
            <text:p>0.373091146122354</text:p>
          </table:table-cell>
          <table:table-cell office:value-type="float" office:value="0.51931745044201" calcext:value-type="float">
            <text:p>0.51931745044201</text:p>
          </table:table-cell>
          <table:table-cell office:value-type="float" office:value="0.978167769690486" calcext:value-type="float">
            <text:p>0.9781677696904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6.317733087269" calcext:value-type="float">
            <text:p>-116.317733087269</text:p>
          </table:table-cell>
          <table:table-cell office:value-type="float" office:value="-175.381770775529" calcext:value-type="float">
            <text:p>-175.381770775529</text:p>
          </table:table-cell>
          <table:table-cell office:value-type="float" office:value="-146.136509911598" calcext:value-type="float">
            <text:p>-146.1365099115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3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603034639028" calcext:value-type="float">
            <text:p>72.603034639028</text:p>
          </table:table-cell>
          <table:table-cell office:value-type="float" office:value="981.929557195947" calcext:value-type="float">
            <text:p>981.929557195947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52100" calcext:value-type="float">
            <text:p>6652100</text:p>
          </table:table-cell>
          <table:table-cell office:value-type="float" office:value="1644833" calcext:value-type="float">
            <text:p>1644833</text:p>
          </table:table-cell>
          <table:table-cell office:value-type="float" office:value="1654855" calcext:value-type="float">
            <text:p>1654855</text:p>
          </table:table-cell>
          <table:table-cell office:value-type="float" office:value="1126573" calcext:value-type="float">
            <text:p>1126573</text:p>
          </table:table-cell>
          <table:table-cell office:value-type="float" office:value="627283" calcext:value-type="float">
            <text:p>627283</text:p>
          </table:table-cell>
          <table:table-cell office:value-type="float" office:value="874943" calcext:value-type="float">
            <text:p>874943</text:p>
          </table:table-cell>
          <table:table-cell office:value-type="float" office:value="1642659" calcext:value-type="float">
            <text:p>1642659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6496104776395" calcext:value-type="float">
            <text:p>3.96496104776395</text:p>
          </table:table-cell>
          <table:table-cell office:value-type="float" office:value="0.980396983670829" calcext:value-type="float">
            <text:p>0.980396983670829</text:p>
          </table:table-cell>
          <table:table-cell office:value-type="float" office:value="0.986370561882324" calcext:value-type="float">
            <text:p>0.986370561882324</text:p>
          </table:table-cell>
          <table:table-cell office:value-type="float" office:value="0.671489914833297" calcext:value-type="float">
            <text:p>0.671489914833297</text:p>
          </table:table-cell>
          <table:table-cell office:value-type="float" office:value="0.373889848457557" calcext:value-type="float">
            <text:p>0.373889848457557</text:p>
          </table:table-cell>
          <table:table-cell office:value-type="float" office:value="0.521506729305593" calcext:value-type="float">
            <text:p>0.521506729305593</text:p>
          </table:table-cell>
          <table:table-cell office:value-type="float" office:value="0.97910117853894" calcext:value-type="float">
            <text:p>0.97910117853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5.702017033341" calcext:value-type="float">
            <text:p>-115.702017033341</text:p>
          </table:table-cell>
          <table:table-cell office:value-type="float" office:value="-175.222030308489" calcext:value-type="float">
            <text:p>-175.222030308489</text:p>
          </table:table-cell>
          <table:table-cell office:value-type="float" office:value="-145.698654138881" calcext:value-type="float">
            <text:p>-145.6986541388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3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6298362132154" calcext:value-type="float">
            <text:p>72.6298362132154</text:p>
          </table:table-cell>
          <table:table-cell office:value-type="float" office:value="981.929557195947" calcext:value-type="float">
            <text:p>981.929557195947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50103" calcext:value-type="float">
            <text:p>6650103</text:p>
          </table:table-cell>
          <table:table-cell office:value-type="float" office:value="1644574" calcext:value-type="float">
            <text:p>1644574</text:p>
          </table:table-cell>
          <table:table-cell office:value-type="float" office:value="1655176" calcext:value-type="float">
            <text:p>1655176</text:p>
          </table:table-cell>
          <table:table-cell office:value-type="float" office:value="1138911" calcext:value-type="float">
            <text:p>1138911</text:p>
          </table:table-cell>
          <table:table-cell office:value-type="float" office:value="626680" calcext:value-type="float">
            <text:p>626680</text:p>
          </table:table-cell>
          <table:table-cell office:value-type="float" office:value="877549" calcext:value-type="float">
            <text:p>877549</text:p>
          </table:table-cell>
          <table:table-cell office:value-type="float" office:value="1642466" calcext:value-type="float">
            <text:p>1642466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6377074286589" calcext:value-type="float">
            <text:p>3.96377074286589</text:p>
          </table:table-cell>
          <table:table-cell office:value-type="float" office:value="0.980242607622457" calcext:value-type="float">
            <text:p>0.980242607622457</text:p>
          </table:table-cell>
          <table:table-cell office:value-type="float" office:value="0.986561892814862" calcext:value-type="float">
            <text:p>0.986561892814862</text:p>
          </table:table-cell>
          <table:table-cell office:value-type="float" office:value="0.678843936782353" calcext:value-type="float">
            <text:p>0.678843936782353</text:p>
          </table:table-cell>
          <table:table-cell office:value-type="float" office:value="0.373530432406715" calcext:value-type="float">
            <text:p>0.373530432406715</text:p>
          </table:table-cell>
          <table:table-cell office:value-type="float" office:value="0.523060026533607" calcext:value-type="float">
            <text:p>0.523060026533607</text:p>
          </table:table-cell>
          <table:table-cell office:value-type="float" office:value="0.97898614156081" calcext:value-type="float">
            <text:p>0.978986141560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23121264353" calcext:value-type="float">
            <text:p>-114.23121264353</text:p>
          </table:table-cell>
          <table:table-cell office:value-type="float" office:value="-175.293913518657" calcext:value-type="float">
            <text:p>-175.293913518657</text:p>
          </table:table-cell>
          <table:table-cell office:value-type="float" office:value="-145.387994693279" calcext:value-type="float">
            <text:p>-145.3879946932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4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2.6183408221824" calcext:value-type="float">
            <text:p>72.6183408221824</text:p>
          </table:table-cell>
          <table:table-cell office:value-type="float" office:value="981.885001619994" calcext:value-type="float">
            <text:p>981.885001619994</text:p>
          </table:table-cell>
          <table:table-cell office:value-type="float" office:value="-1" calcext:value-type="float">
            <text:p>-1</text:p>
          </table:table-cell>
          <table:table-cell office:value-type="float" office:value="17443" calcext:value-type="float">
            <text:p>17443</text:p>
          </table:table-cell>
          <table:table-cell office:value-type="float" office:value="6652407" calcext:value-type="float">
            <text:p>6652407</text:p>
          </table:table-cell>
          <table:table-cell office:value-type="float" office:value="1644668" calcext:value-type="float">
            <text:p>1644668</text:p>
          </table:table-cell>
          <table:table-cell office:value-type="float" office:value="1656284" calcext:value-type="float">
            <text:p>1656284</text:p>
          </table:table-cell>
          <table:table-cell office:value-type="float" office:value="1151805" calcext:value-type="float">
            <text:p>1151805</text:p>
          </table:table-cell>
          <table:table-cell office:value-type="float" office:value="630145" calcext:value-type="float">
            <text:p>630145</text:p>
          </table:table-cell>
          <table:table-cell office:value-type="float" office:value="878273" calcext:value-type="float">
            <text:p>878273</text:p>
          </table:table-cell>
          <table:table-cell office:value-type="float" office:value="1642894" calcext:value-type="float">
            <text:p>1642894</text:p>
          </table:table-cell>
          <table:table-cell office:value-type="float" office:value="0.0103968394275712" calcext:value-type="float">
            <text:p>0.010396839427571</text:p>
          </table:table-cell>
          <table:table-cell office:value-type="float" office:value="3.96514403404522" calcext:value-type="float">
            <text:p>3.96514403404522</text:p>
          </table:table-cell>
          <table:table-cell office:value-type="float" office:value="0.980298635995225" calcext:value-type="float">
            <text:p>0.980298635995225</text:p>
          </table:table-cell>
          <table:table-cell office:value-type="float" office:value="0.987222312357701" calcext:value-type="float">
            <text:p>0.987222312357701</text:p>
          </table:table-cell>
          <table:table-cell office:value-type="float" office:value="0.686529360595865" calcext:value-type="float">
            <text:p>0.686529360595865</text:p>
          </table:table-cell>
          <table:table-cell office:value-type="float" office:value="0.375595733594386" calcext:value-type="float">
            <text:p>0.375595733594386</text:p>
          </table:table-cell>
          <table:table-cell office:value-type="float" office:value="0.523491564213224" calcext:value-type="float">
            <text:p>0.523491564213224</text:p>
          </table:table-cell>
          <table:table-cell office:value-type="float" office:value="0.979241249470859" calcext:value-type="float">
            <text:p>0.979241249470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694127880827" calcext:value-type="float">
            <text:p>-112.694127880827</text:p>
          </table:table-cell>
          <table:table-cell office:value-type="float" office:value="-174.880853281123" calcext:value-type="float">
            <text:p>-174.880853281123</text:p>
          </table:table-cell>
          <table:table-cell office:value-type="float" office:value="-145.301687157355" calcext:value-type="float">
            <text:p>-145.3016871573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4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302237121208" calcext:value-type="float">
            <text:p>72.6302237121208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362" calcext:value-type="float">
            <text:p>17362</text:p>
          </table:table-cell>
          <table:table-cell office:value-type="float" office:value="6606115" calcext:value-type="float">
            <text:p>6606115</text:p>
          </table:table-cell>
          <table:table-cell office:value-type="float" office:value="1645487" calcext:value-type="float">
            <text:p>1645487</text:p>
          </table:table-cell>
          <table:table-cell office:value-type="float" office:value="1655853" calcext:value-type="float">
            <text:p>1655853</text:p>
          </table:table-cell>
          <table:table-cell office:value-type="float" office:value="1148460" calcext:value-type="float">
            <text:p>1148460</text:p>
          </table:table-cell>
          <table:table-cell office:value-type="float" office:value="630684" calcext:value-type="float">
            <text:p>630684</text:p>
          </table:table-cell>
          <table:table-cell office:value-type="float" office:value="878484" calcext:value-type="float">
            <text:p>878484</text:p>
          </table:table-cell>
          <table:table-cell office:value-type="float" office:value="1641447" calcext:value-type="float">
            <text:p>1641447</text:p>
          </table:table-cell>
          <table:table-cell office:value-type="float" office:value="0.0103485596595478" calcext:value-type="float">
            <text:p>0.010348559659548</text:p>
          </table:table-cell>
          <table:table-cell office:value-type="float" office:value="3.93755184859655" calcext:value-type="float">
            <text:p>3.93755184859655</text:p>
          </table:table-cell>
          <table:table-cell office:value-type="float" office:value="0.980786798094129" calcext:value-type="float">
            <text:p>0.980786798094129</text:p>
          </table:table-cell>
          <table:table-cell office:value-type="float" office:value="0.986965416308095" calcext:value-type="float">
            <text:p>0.986965416308095</text:p>
          </table:table-cell>
          <table:table-cell office:value-type="float" office:value="0.684535584990452" calcext:value-type="float">
            <text:p>0.684535584990452</text:p>
          </table:table-cell>
          <table:table-cell office:value-type="float" office:value="0.375917002668023" calcext:value-type="float">
            <text:p>0.375917002668023</text:p>
          </table:table-cell>
          <table:table-cell office:value-type="float" office:value="0.523617330028692" calcext:value-type="float">
            <text:p>0.523617330028692</text:p>
          </table:table-cell>
          <table:table-cell office:value-type="float" office:value="0.978378770158144" calcext:value-type="float">
            <text:p>0.978378770158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09288300191" calcext:value-type="float">
            <text:p>-113.09288300191</text:p>
          </table:table-cell>
          <table:table-cell office:value-type="float" office:value="-174.816599466395" calcext:value-type="float">
            <text:p>-174.816599466395</text:p>
          </table:table-cell>
          <table:table-cell office:value-type="float" office:value="-145.276533994262" calcext:value-type="float">
            <text:p>-145.2765339942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5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6348089339802" calcext:value-type="float">
            <text:p>72.6348089339802</text:p>
          </table:table-cell>
          <table:table-cell office:value-type="float" office:value="981.921046803219" calcext:value-type="float">
            <text:p>981.921046803219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51520" calcext:value-type="float">
            <text:p>6651520</text:p>
          </table:table-cell>
          <table:table-cell office:value-type="float" office:value="1645177" calcext:value-type="float">
            <text:p>1645177</text:p>
          </table:table-cell>
          <table:table-cell office:value-type="float" office:value="1655537" calcext:value-type="float">
            <text:p>1655537</text:p>
          </table:table-cell>
          <table:table-cell office:value-type="float" office:value="1139113" calcext:value-type="float">
            <text:p>1139113</text:p>
          </table:table-cell>
          <table:table-cell office:value-type="float" office:value="628833" calcext:value-type="float">
            <text:p>628833</text:p>
          </table:table-cell>
          <table:table-cell office:value-type="float" office:value="879661" calcext:value-type="float">
            <text:p>879661</text:p>
          </table:table-cell>
          <table:table-cell office:value-type="float" office:value="1640684" calcext:value-type="float">
            <text:p>1640684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6461534078304" calcext:value-type="float">
            <text:p>3.96461534078304</text:p>
          </table:table-cell>
          <table:table-cell office:value-type="float" office:value="0.980602023673299" calcext:value-type="float">
            <text:p>0.980602023673299</text:p>
          </table:table-cell>
          <table:table-cell office:value-type="float" office:value="0.986777065608151" calcext:value-type="float">
            <text:p>0.986777065608151</text:p>
          </table:table-cell>
          <table:table-cell office:value-type="float" office:value="0.678964338179152" calcext:value-type="float">
            <text:p>0.678964338179152</text:p>
          </table:table-cell>
          <table:table-cell office:value-type="float" office:value="0.374813720561709" calcext:value-type="float">
            <text:p>0.374813720561709</text:p>
          </table:table-cell>
          <table:table-cell office:value-type="float" office:value="0.52431887678133" calcext:value-type="float">
            <text:p>0.52431887678133</text:p>
          </table:table-cell>
          <table:table-cell office:value-type="float" office:value="0.977923986664294" calcext:value-type="float">
            <text:p>0.977923986664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20713236417" calcext:value-type="float">
            <text:p>-114.20713236417</text:p>
          </table:table-cell>
          <table:table-cell office:value-type="float" office:value="-175.037255887658" calcext:value-type="float">
            <text:p>-175.037255887658</text:p>
          </table:table-cell>
          <table:table-cell office:value-type="float" office:value="-145.136224643734" calcext:value-type="float">
            <text:p>-145.136224643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5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409444014797" calcext:value-type="float">
            <text:p>72.6409444014797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501" calcext:value-type="float">
            <text:p>17501</text:p>
          </table:table-cell>
          <table:table-cell office:value-type="float" office:value="6685589" calcext:value-type="float">
            <text:p>6685589</text:p>
          </table:table-cell>
          <table:table-cell office:value-type="float" office:value="1648461" calcext:value-type="float">
            <text:p>1648461</text:p>
          </table:table-cell>
          <table:table-cell office:value-type="float" office:value="1657669" calcext:value-type="float">
            <text:p>1657669</text:p>
          </table:table-cell>
          <table:table-cell office:value-type="float" office:value="1135567" calcext:value-type="float">
            <text:p>1135567</text:p>
          </table:table-cell>
          <table:table-cell office:value-type="float" office:value="628186" calcext:value-type="float">
            <text:p>628186</text:p>
          </table:table-cell>
          <table:table-cell office:value-type="float" office:value="881631" calcext:value-type="float">
            <text:p>881631</text:p>
          </table:table-cell>
          <table:table-cell office:value-type="float" office:value="1635798" calcext:value-type="float">
            <text:p>1635798</text:p>
          </table:table-cell>
          <table:table-cell office:value-type="float" office:value="0.0104314101256621" calcext:value-type="float">
            <text:p>0.010431410125662</text:p>
          </table:table-cell>
          <table:table-cell office:value-type="float" office:value="3.98492204963232" calcext:value-type="float">
            <text:p>3.98492204963232</text:p>
          </table:table-cell>
          <table:table-cell office:value-type="float" office:value="0.982559440441065" calcext:value-type="float">
            <text:p>0.982559440441065</text:p>
          </table:table-cell>
          <table:table-cell office:value-type="float" office:value="0.988047836786251" calcext:value-type="float">
            <text:p>0.988047836786251</text:p>
          </table:table-cell>
          <table:table-cell office:value-type="float" office:value="0.676850757223458" calcext:value-type="float">
            <text:p>0.676850757223458</text:p>
          </table:table-cell>
          <table:table-cell office:value-type="float" office:value="0.374428078464041" calcext:value-type="float">
            <text:p>0.374428078464041</text:p>
          </table:table-cell>
          <table:table-cell office:value-type="float" office:value="0.525493088423382" calcext:value-type="float">
            <text:p>0.525493088423382</text:p>
          </table:table-cell>
          <table:table-cell office:value-type="float" office:value="0.975011703373397" calcext:value-type="float">
            <text:p>0.9750117033733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629848555308" calcext:value-type="float">
            <text:p>-114.629848555308</text:p>
          </table:table-cell>
          <table:table-cell office:value-type="float" office:value="-175.114384307192" calcext:value-type="float">
            <text:p>-175.114384307192</text:p>
          </table:table-cell>
          <table:table-cell office:value-type="float" office:value="-144.901382315324" calcext:value-type="float">
            <text:p>-144.9013823153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5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516650565301" calcext:value-type="float">
            <text:p>72.6516650565301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359" calcext:value-type="float">
            <text:p>17359</text:p>
          </table:table-cell>
          <table:table-cell office:value-type="float" office:value="6604714" calcext:value-type="float">
            <text:p>6604714</text:p>
          </table:table-cell>
          <table:table-cell office:value-type="float" office:value="1643718" calcext:value-type="float">
            <text:p>1643718</text:p>
          </table:table-cell>
          <table:table-cell office:value-type="float" office:value="1653393" calcext:value-type="float">
            <text:p>1653393</text:p>
          </table:table-cell>
          <table:table-cell office:value-type="float" office:value="1136344" calcext:value-type="float">
            <text:p>1136344</text:p>
          </table:table-cell>
          <table:table-cell office:value-type="float" office:value="629442" calcext:value-type="float">
            <text:p>629442</text:p>
          </table:table-cell>
          <table:table-cell office:value-type="float" office:value="884558" calcext:value-type="float">
            <text:p>884558</text:p>
          </table:table-cell>
          <table:table-cell office:value-type="float" office:value="1637597" calcext:value-type="float">
            <text:p>1637597</text:p>
          </table:table-cell>
          <table:table-cell office:value-type="float" office:value="0.0103467715199913" calcext:value-type="float">
            <text:p>0.010346771519991</text:p>
          </table:table-cell>
          <table:table-cell office:value-type="float" office:value="3.9367167874237" calcext:value-type="float">
            <text:p>3.9367167874237</text:p>
          </table:table-cell>
          <table:table-cell office:value-type="float" office:value="0.979732391802358" calcext:value-type="float">
            <text:p>0.979732391802358</text:p>
          </table:table-cell>
          <table:table-cell office:value-type="float" office:value="0.985499141871827" calcext:value-type="float">
            <text:p>0.985499141871827</text:p>
          </table:table-cell>
          <table:table-cell office:value-type="float" office:value="0.677313885368572" calcext:value-type="float">
            <text:p>0.677313885368572</text:p>
          </table:table-cell>
          <table:table-cell office:value-type="float" office:value="0.375176712891664" calcext:value-type="float">
            <text:p>0.375176712891664</text:p>
          </table:table-cell>
          <table:table-cell office:value-type="float" office:value="0.527237716583933" calcext:value-type="float">
            <text:p>0.527237716583933</text:p>
          </table:table-cell>
          <table:table-cell office:value-type="float" office:value="0.976083991060733" calcext:value-type="float">
            <text:p>0.9760839910607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537222926286" calcext:value-type="float">
            <text:p>-114.537222926286</text:p>
          </table:table-cell>
          <table:table-cell office:value-type="float" office:value="-174.964657421667" calcext:value-type="float">
            <text:p>-174.964657421667</text:p>
          </table:table-cell>
          <table:table-cell office:value-type="float" office:value="-144.552456683213" calcext:value-type="float">
            <text:p>-144.5524566832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6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409444014797" calcext:value-type="float">
            <text:p>72.6409444014797</text:p>
          </table:table-cell>
          <table:table-cell office:value-type="float" office:value="981.96560316027" calcext:value-type="float">
            <text:p>981.96560316027</text:p>
          </table:table-cell>
          <table:table-cell office:value-type="float" office:value="-1" calcext:value-type="float">
            <text:p>-1</text:p>
          </table:table-cell>
          <table:table-cell office:value-type="float" office:value="17445" calcext:value-type="float">
            <text:p>17445</text:p>
          </table:table-cell>
          <table:table-cell office:value-type="float" office:value="6650264" calcext:value-type="float">
            <text:p>6650264</text:p>
          </table:table-cell>
          <table:table-cell office:value-type="float" office:value="1645303" calcext:value-type="float">
            <text:p>1645303</text:p>
          </table:table-cell>
          <table:table-cell office:value-type="float" office:value="1656001" calcext:value-type="float">
            <text:p>1656001</text:p>
          </table:table-cell>
          <table:table-cell office:value-type="float" office:value="1161996" calcext:value-type="float">
            <text:p>1161996</text:p>
          </table:table-cell>
          <table:table-cell office:value-type="float" office:value="631270" calcext:value-type="float">
            <text:p>631270</text:p>
          </table:table-cell>
          <table:table-cell office:value-type="float" office:value="888321" calcext:value-type="float">
            <text:p>888321</text:p>
          </table:table-cell>
          <table:table-cell office:value-type="float" office:value="1639338" calcext:value-type="float">
            <text:p>1639338</text:p>
          </table:table-cell>
          <table:table-cell office:value-type="float" office:value="0.0103980315206088" calcext:value-type="float">
            <text:p>0.010398031520609</text:p>
          </table:table-cell>
          <table:table-cell office:value-type="float" office:value="3.96386670635542" calcext:value-type="float">
            <text:p>3.96386670635542</text:p>
          </table:table-cell>
          <table:table-cell office:value-type="float" office:value="0.980677125534669" calcext:value-type="float">
            <text:p>0.980677125534669</text:p>
          </table:table-cell>
          <table:table-cell office:value-type="float" office:value="0.987053631192878" calcext:value-type="float">
            <text:p>0.987053631192878</text:p>
          </table:table-cell>
          <table:table-cell office:value-type="float" office:value="0.69260367066904" calcext:value-type="float">
            <text:p>0.69260367066904</text:p>
          </table:table-cell>
          <table:table-cell office:value-type="float" office:value="0.376266285928045" calcext:value-type="float">
            <text:p>0.376266285928045</text:p>
          </table:table-cell>
          <table:table-cell office:value-type="float" office:value="0.529480639634209" calcext:value-type="float">
            <text:p>0.529480639634209</text:p>
          </table:table-cell>
          <table:table-cell office:value-type="float" office:value="0.977121708049978" calcext:value-type="float">
            <text:p>0.9771217080499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479265866192" calcext:value-type="float">
            <text:p>-111.479265866192</text:p>
          </table:table-cell>
          <table:table-cell office:value-type="float" office:value="-174.746742814391" calcext:value-type="float">
            <text:p>-174.746742814391</text:p>
          </table:table-cell>
          <table:table-cell office:value-type="float" office:value="-144.103872073158" calcext:value-type="float">
            <text:p>-144.1038720731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6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6363591498978" calcext:value-type="float">
            <text:p>72.6363591498978</text:p>
          </table:table-cell>
          <table:table-cell office:value-type="float" office:value="981.955088591234" calcext:value-type="float">
            <text:p>981.955088591234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53498" calcext:value-type="float">
            <text:p>6653498</text:p>
          </table:table-cell>
          <table:table-cell office:value-type="float" office:value="1644883" calcext:value-type="float">
            <text:p>1644883</text:p>
          </table:table-cell>
          <table:table-cell office:value-type="float" office:value="1655833" calcext:value-type="float">
            <text:p>1655833</text:p>
          </table:table-cell>
          <table:table-cell office:value-type="float" office:value="1157716" calcext:value-type="float">
            <text:p>1157716</text:p>
          </table:table-cell>
          <table:table-cell office:value-type="float" office:value="633179" calcext:value-type="float">
            <text:p>633179</text:p>
          </table:table-cell>
          <table:table-cell office:value-type="float" office:value="888743" calcext:value-type="float">
            <text:p>888743</text:p>
          </table:table-cell>
          <table:table-cell office:value-type="float" office:value="1642230" calcext:value-type="float">
            <text:p>1642230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579432079724" calcext:value-type="float">
            <text:p>3.96579432079724</text:p>
          </table:table-cell>
          <table:table-cell office:value-type="float" office:value="0.980426785996769" calcext:value-type="float">
            <text:p>0.980426785996769</text:p>
          </table:table-cell>
          <table:table-cell office:value-type="float" office:value="0.986953495377719" calcext:value-type="float">
            <text:p>0.986953495377719</text:p>
          </table:table-cell>
          <table:table-cell office:value-type="float" office:value="0.690052591568541" calcext:value-type="float">
            <text:p>0.690052591568541</text:p>
          </table:table-cell>
          <table:table-cell office:value-type="float" office:value="0.37740413873245" calcext:value-type="float">
            <text:p>0.37740413873245</text:p>
          </table:table-cell>
          <table:table-cell office:value-type="float" office:value="0.529732171265146" calcext:value-type="float">
            <text:p>0.529732171265146</text:p>
          </table:table-cell>
          <table:table-cell office:value-type="float" office:value="0.978845474582371" calcext:value-type="float">
            <text:p>0.9788454745823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989481686292" calcext:value-type="float">
            <text:p>-111.989481686292</text:p>
          </table:table-cell>
          <table:table-cell office:value-type="float" office:value="-174.51917225351" calcext:value-type="float">
            <text:p>-174.51917225351</text:p>
          </table:table-cell>
          <table:table-cell office:value-type="float" office:value="-144.053565746971" calcext:value-type="float">
            <text:p>-144.0535657469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7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409444014797" calcext:value-type="float">
            <text:p>72.6409444014797</text:p>
          </table:table-cell>
          <table:table-cell office:value-type="float" office:value="981.96560316027" calcext:value-type="float">
            <text:p>981.96560316027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630514" calcext:value-type="float">
            <text:p>6630514</text:p>
          </table:table-cell>
          <table:table-cell office:value-type="float" office:value="1645419" calcext:value-type="float">
            <text:p>1645419</text:p>
          </table:table-cell>
          <table:table-cell office:value-type="float" office:value="1656348" calcext:value-type="float">
            <text:p>1656348</text:p>
          </table:table-cell>
          <table:table-cell office:value-type="float" office:value="1150157" calcext:value-type="float">
            <text:p>1150157</text:p>
          </table:table-cell>
          <table:table-cell office:value-type="float" office:value="632727" calcext:value-type="float">
            <text:p>632727</text:p>
          </table:table-cell>
          <table:table-cell office:value-type="float" office:value="889410" calcext:value-type="float">
            <text:p>889410</text:p>
          </table:table-cell>
          <table:table-cell office:value-type="float" office:value="1641131" calcext:value-type="float">
            <text:p>1641131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95209478760896" calcext:value-type="float">
            <text:p>3.95209478760896</text:p>
          </table:table-cell>
          <table:table-cell office:value-type="float" office:value="0.98074626693085" calcext:value-type="float">
            <text:p>0.98074626693085</text:p>
          </table:table-cell>
          <table:table-cell office:value-type="float" office:value="0.987260459334905" calcext:value-type="float">
            <text:p>0.987260459334905</text:p>
          </table:table-cell>
          <table:table-cell office:value-type="float" office:value="0.685547075932869" calcext:value-type="float">
            <text:p>0.685547075932869</text:p>
          </table:table-cell>
          <table:table-cell office:value-type="float" office:value="0.377134725705949" calcext:value-type="float">
            <text:p>0.377134725705949</text:p>
          </table:table-cell>
          <table:table-cell office:value-type="float" office:value="0.530129734293191" calcext:value-type="float">
            <text:p>0.530129734293191</text:p>
          </table:table-cell>
          <table:table-cell office:value-type="float" office:value="0.978190419458201" calcext:value-type="float">
            <text:p>0.978190419458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890584813426" calcext:value-type="float">
            <text:p>-112.890584813426</text:p>
          </table:table-cell>
          <table:table-cell office:value-type="float" office:value="-174.57305485881" calcext:value-type="float">
            <text:p>-174.57305485881</text:p>
          </table:table-cell>
          <table:table-cell office:value-type="float" office:value="-143.974053141362" calcext:value-type="float">
            <text:p>-143.9740531413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7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6417196100111" calcext:value-type="float">
            <text:p>72.6417196100111</text:p>
          </table:table-cell>
          <table:table-cell office:value-type="float" office:value="981.927552619699" calcext:value-type="float">
            <text:p>981.927552619699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49057" calcext:value-type="float">
            <text:p>6649057</text:p>
          </table:table-cell>
          <table:table-cell office:value-type="float" office:value="1646271" calcext:value-type="float">
            <text:p>1646271</text:p>
          </table:table-cell>
          <table:table-cell office:value-type="float" office:value="1655877" calcext:value-type="float">
            <text:p>1655877</text:p>
          </table:table-cell>
          <table:table-cell office:value-type="float" office:value="1145677" calcext:value-type="float">
            <text:p>1145677</text:p>
          </table:table-cell>
          <table:table-cell office:value-type="float" office:value="630867" calcext:value-type="float">
            <text:p>630867</text:p>
          </table:table-cell>
          <table:table-cell office:value-type="float" office:value="891415" calcext:value-type="float">
            <text:p>891415</text:p>
          </table:table-cell>
          <table:table-cell office:value-type="float" office:value="1641242" calcext:value-type="float">
            <text:p>1641242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314727820722" calcext:value-type="float">
            <text:p>3.96314727820722</text:p>
          </table:table-cell>
          <table:table-cell office:value-type="float" office:value="0.981254098564875" calcext:value-type="float">
            <text:p>0.981254098564875</text:p>
          </table:table-cell>
          <table:table-cell office:value-type="float" office:value="0.986979721424546" calcext:value-type="float">
            <text:p>0.986979721424546</text:p>
          </table:table-cell>
          <table:table-cell office:value-type="float" office:value="0.682876787528609" calcext:value-type="float">
            <text:p>0.682876787528609</text:p>
          </table:table-cell>
          <table:table-cell office:value-type="float" office:value="0.376026079180965" calcext:value-type="float">
            <text:p>0.376026079180965</text:p>
          </table:table-cell>
          <table:table-cell office:value-type="float" office:value="0.531324807563401" calcext:value-type="float">
            <text:p>0.531324807563401</text:p>
          </table:table-cell>
          <table:table-cell office:value-type="float" office:value="0.978256580621789" calcext:value-type="float">
            <text:p>0.9782565806217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424642494278" calcext:value-type="float">
            <text:p>-113.424642494278</text:p>
          </table:table-cell>
          <table:table-cell office:value-type="float" office:value="-174.794784163807" calcext:value-type="float">
            <text:p>-174.794784163807</text:p>
          </table:table-cell>
          <table:table-cell office:value-type="float" office:value="-143.73503848732" calcext:value-type="float">
            <text:p>-143.735038487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8</text:p>
          </table:table-cell>
          <table:table-cell office:value-type="float" office:value="26.0144690223969" calcext:value-type="float">
            <text:p>26.0144690223969</text:p>
          </table:table-cell>
          <table:table-cell office:value-type="float" office:value="72.6133679655388" calcext:value-type="float">
            <text:p>72.6133679655388</text:p>
          </table:table-cell>
          <table:table-cell office:value-type="float" office:value="981.893511747565" calcext:value-type="float">
            <text:p>981.893511747565</text:p>
          </table:table-cell>
          <table:table-cell office:value-type="float" office:value="-1" calcext:value-type="float">
            <text:p>-1</text:p>
          </table:table-cell>
          <table:table-cell office:value-type="float" office:value="17388" calcext:value-type="float">
            <text:p>17388</text:p>
          </table:table-cell>
          <table:table-cell office:value-type="float" office:value="6584211" calcext:value-type="float">
            <text:p>6584211</text:p>
          </table:table-cell>
          <table:table-cell office:value-type="float" office:value="1640181" calcext:value-type="float">
            <text:p>1640181</text:p>
          </table:table-cell>
          <table:table-cell office:value-type="float" office:value="1652177" calcext:value-type="float">
            <text:p>1652177</text:p>
          </table:table-cell>
          <table:table-cell office:value-type="float" office:value="1144855" calcext:value-type="float">
            <text:p>1144855</text:p>
          </table:table-cell>
          <table:table-cell office:value-type="float" office:value="632077" calcext:value-type="float">
            <text:p>632077</text:p>
          </table:table-cell>
          <table:table-cell office:value-type="float" office:value="894699" calcext:value-type="float">
            <text:p>894699</text:p>
          </table:table-cell>
          <table:table-cell office:value-type="float" office:value="1642550" calcext:value-type="float">
            <text:p>1642550</text:p>
          </table:table-cell>
          <table:table-cell office:value-type="float" office:value="0.0103640568690368" calcext:value-type="float">
            <text:p>0.010364056869037</text:p>
          </table:table-cell>
          <table:table-cell office:value-type="float" office:value="3.92449604564858" calcext:value-type="float">
            <text:p>3.92449604564858</text:p>
          </table:table-cell>
          <table:table-cell office:value-type="float" office:value="0.977624175265333" calcext:value-type="float">
            <text:p>0.977624175265333</text:p>
          </table:table-cell>
          <table:table-cell office:value-type="float" office:value="0.984774349304956" calcext:value-type="float">
            <text:p>0.984774349304956</text:p>
          </table:table-cell>
          <table:table-cell office:value-type="float" office:value="0.682386837290148" calcext:value-type="float">
            <text:p>0.682386837290148</text:p>
          </table:table-cell>
          <table:table-cell office:value-type="float" office:value="0.376747295468723" calcext:value-type="float">
            <text:p>0.376747295468723</text:p>
          </table:table-cell>
          <table:table-cell office:value-type="float" office:value="0.533282224331167" calcext:value-type="float">
            <text:p>0.533282224331167</text:p>
          </table:table-cell>
          <table:table-cell office:value-type="float" office:value="0.979036209468389" calcext:value-type="float">
            <text:p>0.9790362094683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52263254197" calcext:value-type="float">
            <text:p>-113.52263254197</text:p>
          </table:table-cell>
          <table:table-cell office:value-type="float" office:value="-174.650540906255" calcext:value-type="float">
            <text:p>-174.650540906255</text:p>
          </table:table-cell>
          <table:table-cell office:value-type="float" office:value="-143.343555133767" calcext:value-type="float">
            <text:p>-143.3435551337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8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248633545756" calcext:value-type="float">
            <text:p>72.6248633545756</text:p>
          </table:table-cell>
          <table:table-cell office:value-type="float" office:value="981.88299661949" calcext:value-type="float">
            <text:p>981.88299661949</text:p>
          </table:table-cell>
          <table:table-cell office:value-type="float" office:value="-1" calcext:value-type="float">
            <text:p>-1</text:p>
          </table:table-cell>
          <table:table-cell office:value-type="float" office:value="17440" calcext:value-type="float">
            <text:p>17440</text:p>
          </table:table-cell>
          <table:table-cell office:value-type="float" office:value="6651842" calcext:value-type="float">
            <text:p>6651842</text:p>
          </table:table-cell>
          <table:table-cell office:value-type="float" office:value="1645899" calcext:value-type="float">
            <text:p>1645899</text:p>
          </table:table-cell>
          <table:table-cell office:value-type="float" office:value="1655977" calcext:value-type="float">
            <text:p>1655977</text:p>
          </table:table-cell>
          <table:table-cell office:value-type="float" office:value="1158527" calcext:value-type="float">
            <text:p>1158527</text:p>
          </table:table-cell>
          <table:table-cell office:value-type="float" office:value="632453" calcext:value-type="float">
            <text:p>632453</text:p>
          </table:table-cell>
          <table:table-cell office:value-type="float" office:value="899567" calcext:value-type="float">
            <text:p>899567</text:p>
          </table:table-cell>
          <table:table-cell office:value-type="float" office:value="1644381" calcext:value-type="float">
            <text:p>1644381</text:p>
          </table:table-cell>
          <table:table-cell office:value-type="float" office:value="0.0103950512880148" calcext:value-type="float">
            <text:p>0.010395051288015</text:p>
          </table:table-cell>
          <table:table-cell office:value-type="float" office:value="3.9648072677621" calcext:value-type="float">
            <text:p>3.9648072677621</text:p>
          </table:table-cell>
          <table:table-cell office:value-type="float" office:value="0.981032369259878" calcext:value-type="float">
            <text:p>0.981032369259878</text:p>
          </table:table-cell>
          <table:table-cell office:value-type="float" office:value="0.987039326076427" calcext:value-type="float">
            <text:p>0.987039326076427</text:p>
          </table:table-cell>
          <table:table-cell office:value-type="float" office:value="0.690535985295294" calcext:value-type="float">
            <text:p>0.690535985295294</text:p>
          </table:table-cell>
          <table:table-cell office:value-type="float" office:value="0.376971408959795" calcext:value-type="float">
            <text:p>0.376971408959795</text:p>
          </table:table-cell>
          <table:table-cell office:value-type="float" office:value="0.536183778784726" calcext:value-type="float">
            <text:p>0.536183778784726</text:p>
          </table:table-cell>
          <table:table-cell office:value-type="float" office:value="0.980127570644327" calcext:value-type="float">
            <text:p>0.980127570644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892802940941" calcext:value-type="float">
            <text:p>-111.892802940941</text:p>
          </table:table-cell>
          <table:table-cell office:value-type="float" office:value="-174.605718208041" calcext:value-type="float">
            <text:p>-174.605718208041</text:p>
          </table:table-cell>
          <table:table-cell office:value-type="float" office:value="-142.763244243055" calcext:value-type="float">
            <text:p>-142.7632442430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8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6252507840445" calcext:value-type="float">
            <text:p>72.6252507840445</text:p>
          </table:table-cell>
          <table:table-cell office:value-type="float" office:value="981.974113854337" calcext:value-type="float">
            <text:p>981.974113854337</text:p>
          </table:table-cell>
          <table:table-cell office:value-type="float" office:value="-1" calcext:value-type="float">
            <text:p>-1</text:p>
          </table:table-cell>
          <table:table-cell office:value-type="float" office:value="17443" calcext:value-type="float">
            <text:p>17443</text:p>
          </table:table-cell>
          <table:table-cell office:value-type="float" office:value="6651838" calcext:value-type="float">
            <text:p>6651838</text:p>
          </table:table-cell>
          <table:table-cell office:value-type="float" office:value="1644951" calcext:value-type="float">
            <text:p>1644951</text:p>
          </table:table-cell>
          <table:table-cell office:value-type="float" office:value="1656857" calcext:value-type="float">
            <text:p>1656857</text:p>
          </table:table-cell>
          <table:table-cell office:value-type="float" office:value="1170765" calcext:value-type="float">
            <text:p>1170765</text:p>
          </table:table-cell>
          <table:table-cell office:value-type="float" office:value="635686" calcext:value-type="float">
            <text:p>635686</text:p>
          </table:table-cell>
          <table:table-cell office:value-type="float" office:value="899162" calcext:value-type="float">
            <text:p>899162</text:p>
          </table:table-cell>
          <table:table-cell office:value-type="float" office:value="1642971" calcext:value-type="float">
            <text:p>1642971</text:p>
          </table:table-cell>
          <table:table-cell office:value-type="float" office:value="0.0103968394275712" calcext:value-type="float">
            <text:p>0.010396839427571</text:p>
          </table:table-cell>
          <table:table-cell office:value-type="float" office:value="3.96480488357602" calcext:value-type="float">
            <text:p>3.96480488357602</text:p>
          </table:table-cell>
          <table:table-cell office:value-type="float" office:value="0.980467317160048" calcext:value-type="float">
            <text:p>0.980467317160048</text:p>
          </table:table-cell>
          <table:table-cell office:value-type="float" office:value="0.987563847012978" calcext:value-type="float">
            <text:p>0.987563847012978</text:p>
          </table:table-cell>
          <table:table-cell office:value-type="float" office:value="0.697830402592469" calcext:value-type="float">
            <text:p>0.697830402592469</text:p>
          </table:table-cell>
          <table:table-cell office:value-type="float" office:value="0.378898427355102" calcext:value-type="float">
            <text:p>0.378898427355102</text:p>
          </table:table-cell>
          <table:table-cell office:value-type="float" office:value="0.535942379944608" calcext:value-type="float">
            <text:p>0.535942379944608</text:p>
          </table:table-cell>
          <table:table-cell office:value-type="float" office:value="0.979287145052808" calcext:value-type="float">
            <text:p>0.979287145052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433919481506" calcext:value-type="float">
            <text:p>-110.433919481506</text:p>
          </table:table-cell>
          <table:table-cell office:value-type="float" office:value="-174.22031452898" calcext:value-type="float">
            <text:p>-174.22031452898</text:p>
          </table:table-cell>
          <table:table-cell office:value-type="float" office:value="-142.811524011078" calcext:value-type="float">
            <text:p>-142.8115240110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9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6313861513875" calcext:value-type="float">
            <text:p>72.6313861513875</text:p>
          </table:table-cell>
          <table:table-cell office:value-type="float" office:value="981.991135351017" calcext:value-type="float">
            <text:p>981.991135351017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52204" calcext:value-type="float">
            <text:p>6652204</text:p>
          </table:table-cell>
          <table:table-cell office:value-type="float" office:value="1646204" calcext:value-type="float">
            <text:p>1646204</text:p>
          </table:table-cell>
          <table:table-cell office:value-type="float" office:value="1656747" calcext:value-type="float">
            <text:p>1656747</text:p>
          </table:table-cell>
          <table:table-cell office:value-type="float" office:value="1158257" calcext:value-type="float">
            <text:p>1158257</text:p>
          </table:table-cell>
          <table:table-cell office:value-type="float" office:value="634578" calcext:value-type="float">
            <text:p>634578</text:p>
          </table:table-cell>
          <table:table-cell office:value-type="float" office:value="899086" calcext:value-type="float">
            <text:p>899086</text:p>
          </table:table-cell>
          <table:table-cell office:value-type="float" office:value="1641628" calcext:value-type="float">
            <text:p>1641628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6502303660191" calcext:value-type="float">
            <text:p>3.96502303660191</text:p>
          </table:table-cell>
          <table:table-cell office:value-type="float" office:value="0.981214163448115" calcext:value-type="float">
            <text:p>0.981214163448115</text:p>
          </table:table-cell>
          <table:table-cell office:value-type="float" office:value="0.98749828189591" calcext:value-type="float">
            <text:p>0.98749828189591</text:p>
          </table:table-cell>
          <table:table-cell office:value-type="float" office:value="0.690375052735216" calcext:value-type="float">
            <text:p>0.690375052735216</text:p>
          </table:table-cell>
          <table:table-cell office:value-type="float" office:value="0.378238007812262" calcext:value-type="float">
            <text:p>0.378238007812262</text:p>
          </table:table-cell>
          <table:table-cell office:value-type="float" office:value="0.535897080409179" calcext:value-type="float">
            <text:p>0.535897080409179</text:p>
          </table:table-cell>
          <table:table-cell office:value-type="float" office:value="0.978486654578048" calcext:value-type="float">
            <text:p>0.97848665457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924989452957" calcext:value-type="float">
            <text:p>-111.924989452957</text:p>
          </table:table-cell>
          <table:table-cell office:value-type="float" office:value="-174.352398437547" calcext:value-type="float">
            <text:p>-174.352398437547</text:p>
          </table:table-cell>
          <table:table-cell office:value-type="float" office:value="-142.820583918164" calcext:value-type="float">
            <text:p>-142.8205839181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19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409444014797" calcext:value-type="float">
            <text:p>72.6409444014797</text:p>
          </table:table-cell>
          <table:table-cell office:value-type="float" office:value="981.910532111267" calcext:value-type="float">
            <text:p>981.910532111267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37987" calcext:value-type="float">
            <text:p>6637987</text:p>
          </table:table-cell>
          <table:table-cell office:value-type="float" office:value="1647289" calcext:value-type="float">
            <text:p>1647289</text:p>
          </table:table-cell>
          <table:table-cell office:value-type="float" office:value="1656139" calcext:value-type="float">
            <text:p>1656139</text:p>
          </table:table-cell>
          <table:table-cell office:value-type="float" office:value="1151580" calcext:value-type="float">
            <text:p>1151580</text:p>
          </table:table-cell>
          <table:table-cell office:value-type="float" office:value="633910" calcext:value-type="float">
            <text:p>633910</text:p>
          </table:table-cell>
          <table:table-cell office:value-type="float" office:value="902340" calcext:value-type="float">
            <text:p>902340</text:p>
          </table:table-cell>
          <table:table-cell office:value-type="float" office:value="1642132" calcext:value-type="float">
            <text:p>1642132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5654904324401" calcext:value-type="float">
            <text:p>3.95654904324401</text:p>
          </table:table-cell>
          <table:table-cell office:value-type="float" office:value="0.981860873921022" calcext:value-type="float">
            <text:p>0.981860873921022</text:p>
          </table:table-cell>
          <table:table-cell office:value-type="float" office:value="0.987135885612474" calcext:value-type="float">
            <text:p>0.987135885612474</text:p>
          </table:table-cell>
          <table:table-cell office:value-type="float" office:value="0.686395250129134" calcext:value-type="float">
            <text:p>0.686395250129134</text:p>
          </table:table-cell>
          <table:table-cell office:value-type="float" office:value="0.377839848737699" calcext:value-type="float">
            <text:p>0.377839848737699</text:p>
          </table:table-cell>
          <table:table-cell office:value-type="float" office:value="0.537836615781381" calcext:value-type="float">
            <text:p>0.537836615781381</text:p>
          </table:table-cell>
          <table:table-cell office:value-type="float" office:value="0.978787062023528" calcext:value-type="float">
            <text:p>0.978787062023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720949974173" calcext:value-type="float">
            <text:p>-112.720949974173</text:p>
          </table:table-cell>
          <table:table-cell office:value-type="float" office:value="-174.43203025246" calcext:value-type="float">
            <text:p>-174.43203025246</text:p>
          </table:table-cell>
          <table:table-cell office:value-type="float" office:value="-142.432676843724" calcext:value-type="float">
            <text:p>-142.4326768437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0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6363591498978" calcext:value-type="float">
            <text:p>72.6363591498978</text:p>
          </table:table-cell>
          <table:table-cell office:value-type="float" office:value="981.982624584587" calcext:value-type="float">
            <text:p>981.982624584587</text:p>
          </table:table-cell>
          <table:table-cell office:value-type="float" office:value="-1" calcext:value-type="float">
            <text:p>-1</text:p>
          </table:table-cell>
          <table:table-cell office:value-type="float" office:value="17465" calcext:value-type="float">
            <text:p>17465</text:p>
          </table:table-cell>
          <table:table-cell office:value-type="float" office:value="6652618" calcext:value-type="float">
            <text:p>6652618</text:p>
          </table:table-cell>
          <table:table-cell office:value-type="float" office:value="1646185" calcext:value-type="float">
            <text:p>1646185</text:p>
          </table:table-cell>
          <table:table-cell office:value-type="float" office:value="1656601" calcext:value-type="float">
            <text:p>1656601</text:p>
          </table:table-cell>
          <table:table-cell office:value-type="float" office:value="1169794" calcext:value-type="float">
            <text:p>1169794</text:p>
          </table:table-cell>
          <table:table-cell office:value-type="float" office:value="634979" calcext:value-type="float">
            <text:p>634979</text:p>
          </table:table-cell>
          <table:table-cell office:value-type="float" office:value="906687" calcext:value-type="float">
            <text:p>906687</text:p>
          </table:table-cell>
          <table:table-cell office:value-type="float" office:value="1644452" calcext:value-type="float">
            <text:p>1644452</text:p>
          </table:table-cell>
          <table:table-cell office:value-type="float" office:value="0.010409952450985" calcext:value-type="float">
            <text:p>0.010409952450985</text:p>
          </table:table-cell>
          <table:table-cell office:value-type="float" office:value="3.96526979986069" calcext:value-type="float">
            <text:p>3.96526979986069</text:p>
          </table:table-cell>
          <table:table-cell office:value-type="float" office:value="0.981202838564258" calcext:value-type="float">
            <text:p>0.981202838564258</text:p>
          </table:table-cell>
          <table:table-cell office:value-type="float" office:value="0.987411259104164" calcext:value-type="float">
            <text:p>0.987411259104164</text:p>
          </table:table-cell>
          <table:table-cell office:value-type="float" office:value="0.697251641422706" calcext:value-type="float">
            <text:p>0.697251641422706</text:p>
          </table:table-cell>
          <table:table-cell office:value-type="float" office:value="0.378477022466305" calcext:value-type="float">
            <text:p>0.378477022466305</text:p>
          </table:table-cell>
          <table:table-cell office:value-type="float" office:value="0.54042762999864" calcext:value-type="float">
            <text:p>0.54042762999864</text:p>
          </table:table-cell>
          <table:table-cell office:value-type="float" office:value="0.980169889947163" calcext:value-type="float">
            <text:p>0.9801698899471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549671715459" calcext:value-type="float">
            <text:p>-110.549671715459</text:p>
          </table:table-cell>
          <table:table-cell office:value-type="float" office:value="-174.304595506739" calcext:value-type="float">
            <text:p>-174.304595506739</text:p>
          </table:table-cell>
          <table:table-cell office:value-type="float" office:value="-141.914474000272" calcext:value-type="float">
            <text:p>-141.9144740002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0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6260256142575" calcext:value-type="float">
            <text:p>72.6260256142575</text:p>
          </table:table-cell>
          <table:table-cell office:value-type="float" office:value="981.936062928185" calcext:value-type="float">
            <text:p>981.936062928185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0963" calcext:value-type="float">
            <text:p>6650963</text:p>
          </table:table-cell>
          <table:table-cell office:value-type="float" office:value="1645834" calcext:value-type="float">
            <text:p>1645834</text:p>
          </table:table-cell>
          <table:table-cell office:value-type="float" office:value="1656595" calcext:value-type="float">
            <text:p>1656595</text:p>
          </table:table-cell>
          <table:table-cell office:value-type="float" office:value="1177706" calcext:value-type="float">
            <text:p>1177706</text:p>
          </table:table-cell>
          <table:table-cell office:value-type="float" office:value="637788" calcext:value-type="float">
            <text:p>637788</text:p>
          </table:table-cell>
          <table:table-cell office:value-type="float" office:value="906822" calcext:value-type="float">
            <text:p>906822</text:p>
          </table:table-cell>
          <table:table-cell office:value-type="float" office:value="1643835" calcext:value-type="float">
            <text:p>1643835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28334287206" calcext:value-type="float">
            <text:p>3.96428334287206</text:p>
          </table:table-cell>
          <table:table-cell office:value-type="float" office:value="0.980993626236156" calcext:value-type="float">
            <text:p>0.980993626236156</text:p>
          </table:table-cell>
          <table:table-cell office:value-type="float" office:value="0.987407682825051" calcext:value-type="float">
            <text:p>0.987407682825051</text:p>
          </table:table-cell>
          <table:table-cell office:value-type="float" office:value="0.701967561479516" calcext:value-type="float">
            <text:p>0.701967561479516</text:p>
          </table:table-cell>
          <table:table-cell office:value-type="float" office:value="0.380151317137637" calcext:value-type="float">
            <text:p>0.380151317137637</text:p>
          </table:table-cell>
          <table:table-cell office:value-type="float" office:value="0.540508096278679" calcext:value-type="float">
            <text:p>0.540508096278679</text:p>
          </table:table-cell>
          <table:table-cell office:value-type="float" office:value="0.979802129245058" calcext:value-type="float">
            <text:p>0.9798021292450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606487704097" calcext:value-type="float">
            <text:p>-109.606487704097</text:p>
          </table:table-cell>
          <table:table-cell office:value-type="float" office:value="-173.969736572473" calcext:value-type="float">
            <text:p>-173.969736572473</text:p>
          </table:table-cell>
          <table:table-cell office:value-type="float" office:value="-141.898380744264" calcext:value-type="float">
            <text:p>-141.8983807442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1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6248633545756" calcext:value-type="float">
            <text:p>72.6248633545756</text:p>
          </table:table-cell>
          <table:table-cell office:value-type="float" office:value="981.88299661949" calcext:value-type="float">
            <text:p>981.88299661949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30406" calcext:value-type="float">
            <text:p>6630406</text:p>
          </table:table-cell>
          <table:table-cell office:value-type="float" office:value="1646469" calcext:value-type="float">
            <text:p>1646469</text:p>
          </table:table-cell>
          <table:table-cell office:value-type="float" office:value="1657261" calcext:value-type="float">
            <text:p>1657261</text:p>
          </table:table-cell>
          <table:table-cell office:value-type="float" office:value="1167953" calcext:value-type="float">
            <text:p>1167953</text:p>
          </table:table-cell>
          <table:table-cell office:value-type="float" office:value="637510" calcext:value-type="float">
            <text:p>637510</text:p>
          </table:table-cell>
          <table:table-cell office:value-type="float" office:value="907065" calcext:value-type="float">
            <text:p>907065</text:p>
          </table:table-cell>
          <table:table-cell office:value-type="float" office:value="1638647" calcext:value-type="float">
            <text:p>1638647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5203041458492" calcext:value-type="float">
            <text:p>3.95203041458492</text:p>
          </table:table-cell>
          <table:table-cell office:value-type="float" office:value="0.981372115775599" calcext:value-type="float">
            <text:p>0.981372115775599</text:p>
          </table:table-cell>
          <table:table-cell office:value-type="float" office:value="0.987804649806577" calcext:value-type="float">
            <text:p>0.987804649806577</text:p>
          </table:table-cell>
          <table:table-cell office:value-type="float" office:value="0.69615431978158" calcext:value-type="float">
            <text:p>0.69615431978158</text:p>
          </table:table-cell>
          <table:table-cell office:value-type="float" office:value="0.379985616205408" calcext:value-type="float">
            <text:p>0.379985616205408</text:p>
          </table:table-cell>
          <table:table-cell office:value-type="float" office:value="0.540652935582749" calcext:value-type="float">
            <text:p>0.540652935582749</text:p>
          </table:table-cell>
          <table:table-cell office:value-type="float" office:value="0.976709839905481" calcext:value-type="float">
            <text:p>0.9767098399054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769136043684" calcext:value-type="float">
            <text:p>-110.769136043684</text:p>
          </table:table-cell>
          <table:table-cell office:value-type="float" office:value="-174.002876758918" calcext:value-type="float">
            <text:p>-174.002876758918</text:p>
          </table:table-cell>
          <table:table-cell office:value-type="float" office:value="-141.86941288345" calcext:value-type="float">
            <text:p>-141.869412883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1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614917223669" calcext:value-type="float">
            <text:p>72.614917223669</text:p>
          </table:table-cell>
          <table:table-cell office:value-type="float" office:value="981.900016669982" calcext:value-type="float">
            <text:p>981.900016669982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47068" calcext:value-type="float">
            <text:p>6647068</text:p>
          </table:table-cell>
          <table:table-cell office:value-type="float" office:value="1646860" calcext:value-type="float">
            <text:p>1646860</text:p>
          </table:table-cell>
          <table:table-cell office:value-type="float" office:value="1657124" calcext:value-type="float">
            <text:p>1657124</text:p>
          </table:table-cell>
          <table:table-cell office:value-type="float" office:value="1161570" calcext:value-type="float">
            <text:p>1161570</text:p>
          </table:table-cell>
          <table:table-cell office:value-type="float" office:value="636050" calcext:value-type="float">
            <text:p>636050</text:p>
          </table:table-cell>
          <table:table-cell office:value-type="float" office:value="908373" calcext:value-type="float">
            <text:p>908373</text:p>
          </table:table-cell>
          <table:table-cell office:value-type="float" office:value="1641500" calcext:value-type="float">
            <text:p>1641500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196174168131" calcext:value-type="float">
            <text:p>3.96196174168131</text:p>
          </table:table-cell>
          <table:table-cell office:value-type="float" office:value="0.981605169964453" calcext:value-type="float">
            <text:p>0.981605169964453</text:p>
          </table:table-cell>
          <table:table-cell office:value-type="float" office:value="0.9877229914335" calcext:value-type="float">
            <text:p>0.9877229914335</text:p>
          </table:table-cell>
          <table:table-cell office:value-type="float" office:value="0.692349754852027" calcext:value-type="float">
            <text:p>0.692349754852027</text:p>
          </table:table-cell>
          <table:table-cell office:value-type="float" office:value="0.379115388287948" calcext:value-type="float">
            <text:p>0.379115388287948</text:p>
          </table:table-cell>
          <table:table-cell office:value-type="float" office:value="0.54143256442935" calcext:value-type="float">
            <text:p>0.54143256442935</text:p>
          </table:table-cell>
          <table:table-cell office:value-type="float" office:value="0.978410360623641" calcext:value-type="float">
            <text:p>0.978410360623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530049029595" calcext:value-type="float">
            <text:p>-111.530049029595</text:p>
          </table:table-cell>
          <table:table-cell office:value-type="float" office:value="-174.17692234241" calcext:value-type="float">
            <text:p>-174.17692234241</text:p>
          </table:table-cell>
          <table:table-cell office:value-type="float" office:value="-141.71348711413" calcext:value-type="float">
            <text:p>-141.713487114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2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6099439514009" calcext:value-type="float">
            <text:p>72.6099439514009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24" calcext:value-type="float">
            <text:p>17424</text:p>
          </table:table-cell>
          <table:table-cell office:value-type="float" office:value="6652788" calcext:value-type="float">
            <text:p>6652788</text:p>
          </table:table-cell>
          <table:table-cell office:value-type="float" office:value="1646421" calcext:value-type="float">
            <text:p>1646421</text:p>
          </table:table-cell>
          <table:table-cell office:value-type="float" office:value="1655589" calcext:value-type="float">
            <text:p>1655589</text:p>
          </table:table-cell>
          <table:table-cell office:value-type="float" office:value="1158415" calcext:value-type="float">
            <text:p>1158415</text:p>
          </table:table-cell>
          <table:table-cell office:value-type="float" office:value="636919" calcext:value-type="float">
            <text:p>636919</text:p>
          </table:table-cell>
          <table:table-cell office:value-type="float" office:value="911448" calcext:value-type="float">
            <text:p>911448</text:p>
          </table:table-cell>
          <table:table-cell office:value-type="float" office:value="1642785" calcext:value-type="float">
            <text:p>1642785</text:p>
          </table:table-cell>
          <table:table-cell office:value-type="float" office:value="0.0103855145437139" calcext:value-type="float">
            <text:p>0.010385514543714</text:p>
          </table:table-cell>
          <table:table-cell office:value-type="float" office:value="3.96537112776889" calcext:value-type="float">
            <text:p>3.96537112776889</text:p>
          </table:table-cell>
          <table:table-cell office:value-type="float" office:value="0.981343505542696" calcext:value-type="float">
            <text:p>0.981343505542696</text:p>
          </table:table-cell>
          <table:table-cell office:value-type="float" office:value="0.98680806002713" calcext:value-type="float">
            <text:p>0.98680806002713</text:p>
          </table:table-cell>
          <table:table-cell office:value-type="float" office:value="0.690469228085187" calcext:value-type="float">
            <text:p>0.690469228085187</text:p>
          </table:table-cell>
          <table:table-cell office:value-type="float" office:value="0.379633352712792" calcext:value-type="float">
            <text:p>0.379633352712792</text:p>
          </table:table-cell>
          <table:table-cell office:value-type="float" office:value="0.543265407474686" calcext:value-type="float">
            <text:p>0.543265407474686</text:p>
          </table:table-cell>
          <table:table-cell office:value-type="float" office:value="0.97917628040031" calcext:value-type="float">
            <text:p>0.979176280400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906154382963" calcext:value-type="float">
            <text:p>-111.906154382963</text:p>
          </table:table-cell>
          <table:table-cell office:value-type="float" office:value="-174.073329457442" calcext:value-type="float">
            <text:p>-174.073329457442</text:p>
          </table:table-cell>
          <table:table-cell office:value-type="float" office:value="-141.346918505063" calcext:value-type="float">
            <text:p>-141.3469185050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2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6041962090894" calcext:value-type="float">
            <text:p>72.6041962090894</text:p>
          </table:table-cell>
          <table:table-cell office:value-type="float" office:value="981.927552619699" calcext:value-type="float">
            <text:p>981.927552619699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0564" calcext:value-type="float">
            <text:p>6650564</text:p>
          </table:table-cell>
          <table:table-cell office:value-type="float" office:value="1646157" calcext:value-type="float">
            <text:p>1646157</text:p>
          </table:table-cell>
          <table:table-cell office:value-type="float" office:value="1658097" calcext:value-type="float">
            <text:p>1658097</text:p>
          </table:table-cell>
          <table:table-cell office:value-type="float" office:value="1160734" calcext:value-type="float">
            <text:p>1160734</text:p>
          </table:table-cell>
          <table:table-cell office:value-type="float" office:value="637414" calcext:value-type="float">
            <text:p>637414</text:p>
          </table:table-cell>
          <table:table-cell office:value-type="float" office:value="915137" calcext:value-type="float">
            <text:p>915137</text:p>
          </table:table-cell>
          <table:table-cell office:value-type="float" office:value="1643443" calcext:value-type="float">
            <text:p>1643443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04552031106" calcext:value-type="float">
            <text:p>3.96404552031106</text:p>
          </table:table-cell>
          <table:table-cell office:value-type="float" office:value="0.981186149261731" calcext:value-type="float">
            <text:p>0.981186149261731</text:p>
          </table:table-cell>
          <table:table-cell office:value-type="float" office:value="0.9883029446963" calcext:value-type="float">
            <text:p>0.9883029446963</text:p>
          </table:table-cell>
          <table:table-cell office:value-type="float" office:value="0.691851459962304" calcext:value-type="float">
            <text:p>0.691851459962304</text:p>
          </table:table-cell>
          <table:table-cell office:value-type="float" office:value="0.379928395739602" calcext:value-type="float">
            <text:p>0.379928395739602</text:p>
          </table:table-cell>
          <table:table-cell office:value-type="float" office:value="0.545464223082569" calcext:value-type="float">
            <text:p>0.545464223082569</text:p>
          </table:table-cell>
          <table:table-cell office:value-type="float" office:value="0.979568479009685" calcext:value-type="float">
            <text:p>0.9795684790096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629708007539" calcext:value-type="float">
            <text:p>-111.629708007539</text:p>
          </table:table-cell>
          <table:table-cell office:value-type="float" office:value="-174.014320852079" calcext:value-type="float">
            <text:p>-174.014320852079</text:p>
          </table:table-cell>
          <table:table-cell office:value-type="float" office:value="-140.907155383486" calcext:value-type="float">
            <text:p>-140.9071553834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2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938622113449" calcext:value-type="float">
            <text:p>72.5938622113449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52611" calcext:value-type="float">
            <text:p>6652611</text:p>
          </table:table-cell>
          <table:table-cell office:value-type="float" office:value="1646685" calcext:value-type="float">
            <text:p>1646685</text:p>
          </table:table-cell>
          <table:table-cell office:value-type="float" office:value="1657196" calcext:value-type="float">
            <text:p>1657196</text:p>
          </table:table-cell>
          <table:table-cell office:value-type="float" office:value="1168541" calcext:value-type="float">
            <text:p>1168541</text:p>
          </table:table-cell>
          <table:table-cell office:value-type="float" office:value="637534" calcext:value-type="float">
            <text:p>637534</text:p>
          </table:table-cell>
          <table:table-cell office:value-type="float" office:value="918223" calcext:value-type="float">
            <text:p>918223</text:p>
          </table:table-cell>
          <table:table-cell office:value-type="float" office:value="1645044" calcext:value-type="float">
            <text:p>1645044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526562753506" calcext:value-type="float">
            <text:p>3.96526562753506</text:p>
          </table:table-cell>
          <table:table-cell office:value-type="float" office:value="0.981500861823661" calcext:value-type="float">
            <text:p>0.981500861823661</text:p>
          </table:table-cell>
          <table:table-cell office:value-type="float" office:value="0.987765906782854" calcext:value-type="float">
            <text:p>0.987765906782854</text:p>
          </table:table-cell>
          <table:table-cell office:value-type="float" office:value="0.696504795134639" calcext:value-type="float">
            <text:p>0.696504795134639</text:p>
          </table:table-cell>
          <table:table-cell office:value-type="float" office:value="0.379999921321859" calcext:value-type="float">
            <text:p>0.379999921321859</text:p>
          </table:table-cell>
          <table:table-cell office:value-type="float" office:value="0.547303622639611" calcext:value-type="float">
            <text:p>0.547303622639611</text:p>
          </table:table-cell>
          <table:table-cell office:value-type="float" office:value="0.980522749486297" calcext:value-type="float">
            <text:p>0.9805227494862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699040973072" calcext:value-type="float">
            <text:p>-110.699040973072</text:p>
          </table:table-cell>
          <table:table-cell office:value-type="float" office:value="-174.000015735628" calcext:value-type="float">
            <text:p>-174.000015735628</text:p>
          </table:table-cell>
          <table:table-cell office:value-type="float" office:value="-140.539275472078" calcext:value-type="float">
            <text:p>-140.5392754720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3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61698499634" calcext:value-type="float">
            <text:p>72.561698499634</text:p>
          </table:table-cell>
          <table:table-cell office:value-type="float" office:value="981.936062928185" calcext:value-type="float">
            <text:p>981.936062928185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50939" calcext:value-type="float">
            <text:p>6650939</text:p>
          </table:table-cell>
          <table:table-cell office:value-type="float" office:value="1646648" calcext:value-type="float">
            <text:p>1646648</text:p>
          </table:table-cell>
          <table:table-cell office:value-type="float" office:value="1657194" calcext:value-type="float">
            <text:p>1657194</text:p>
          </table:table-cell>
          <table:table-cell office:value-type="float" office:value="1183766" calcext:value-type="float">
            <text:p>1183766</text:p>
          </table:table-cell>
          <table:table-cell office:value-type="float" office:value="639112" calcext:value-type="float">
            <text:p>639112</text:p>
          </table:table-cell>
          <table:table-cell office:value-type="float" office:value="919734" calcext:value-type="float">
            <text:p>919734</text:p>
          </table:table-cell>
          <table:table-cell office:value-type="float" office:value="1644762" calcext:value-type="float">
            <text:p>1644762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6426903775561" calcext:value-type="float">
            <text:p>3.96426903775561</text:p>
          </table:table-cell>
          <table:table-cell office:value-type="float" office:value="0.981478808102466" calcext:value-type="float">
            <text:p>0.981478808102466</text:p>
          </table:table-cell>
          <table:table-cell office:value-type="float" office:value="0.987764714689817" calcext:value-type="float">
            <text:p>0.987764714689817</text:p>
          </table:table-cell>
          <table:table-cell office:value-type="float" office:value="0.705579603383494" calcext:value-type="float">
            <text:p>0.705579603383494</text:p>
          </table:table-cell>
          <table:table-cell office:value-type="float" office:value="0.380940482728539" calcext:value-type="float">
            <text:p>0.380940482728539</text:p>
          </table:table-cell>
          <table:table-cell office:value-type="float" office:value="0.54820424892953" calcext:value-type="float">
            <text:p>0.54820424892953</text:p>
          </table:table-cell>
          <table:table-cell office:value-type="float" office:value="0.980354664367993" calcext:value-type="float">
            <text:p>0.980354664367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884079323301" calcext:value-type="float">
            <text:p>-108.884079323301</text:p>
          </table:table-cell>
          <table:table-cell office:value-type="float" office:value="-173.811903454292" calcext:value-type="float">
            <text:p>-173.811903454292</text:p>
          </table:table-cell>
          <table:table-cell office:value-type="float" office:value="-140.359150214094" calcext:value-type="float">
            <text:p>-140.3591502140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3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559512188932" calcext:value-type="float">
            <text:p>72.5559512188932</text:p>
          </table:table-cell>
          <table:table-cell office:value-type="float" office:value="981.900016669982" calcext:value-type="float">
            <text:p>981.90001666998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1281" calcext:value-type="float">
            <text:p>6651281</text:p>
          </table:table-cell>
          <table:table-cell office:value-type="float" office:value="1646529" calcext:value-type="float">
            <text:p>1646529</text:p>
          </table:table-cell>
          <table:table-cell office:value-type="float" office:value="1657245" calcext:value-type="float">
            <text:p>1657245</text:p>
          </table:table-cell>
          <table:table-cell office:value-type="float" office:value="1189650" calcext:value-type="float">
            <text:p>1189650</text:p>
          </table:table-cell>
          <table:table-cell office:value-type="float" office:value="641000" calcext:value-type="float">
            <text:p>641000</text:p>
          </table:table-cell>
          <table:table-cell office:value-type="float" office:value="920053" calcext:value-type="float">
            <text:p>920053</text:p>
          </table:table-cell>
          <table:table-cell office:value-type="float" office:value="1643961" calcext:value-type="float">
            <text:p>1643961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47288566505" calcext:value-type="float">
            <text:p>3.96447288566505</text:p>
          </table:table-cell>
          <table:table-cell office:value-type="float" office:value="0.981407878566728" calcext:value-type="float">
            <text:p>0.981407878566728</text:p>
          </table:table-cell>
          <table:table-cell office:value-type="float" office:value="0.987795113062276" calcext:value-type="float">
            <text:p>0.987795113062276</text:p>
          </table:table-cell>
          <table:table-cell office:value-type="float" office:value="0.709086741100161" calcext:value-type="float">
            <text:p>0.709086741100161</text:p>
          </table:table-cell>
          <table:table-cell office:value-type="float" office:value="0.382065818556049" calcext:value-type="float">
            <text:p>0.382065818556049</text:p>
          </table:table-cell>
          <table:table-cell office:value-type="float" office:value="0.54839438776903" calcext:value-type="float">
            <text:p>0.54839438776903</text:p>
          </table:table-cell>
          <table:table-cell office:value-type="float" office:value="0.979877231106428" calcext:value-type="float">
            <text:p>0.9798772311064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182651779968" calcext:value-type="float">
            <text:p>-108.182651779968</text:p>
          </table:table-cell>
          <table:table-cell office:value-type="float" office:value="-173.58683628879" calcext:value-type="float">
            <text:p>-173.58683628879</text:p>
          </table:table-cell>
          <table:table-cell office:value-type="float" office:value="-140.321122446194" calcext:value-type="float">
            <text:p>-140.3211224461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4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666723878685" calcext:value-type="float">
            <text:p>72.5666723878685</text:p>
          </table:table-cell>
          <table:table-cell office:value-type="float" office:value="981.927552619699" calcext:value-type="float">
            <text:p>981.927552619699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1917" calcext:value-type="float">
            <text:p>6651917</text:p>
          </table:table-cell>
          <table:table-cell office:value-type="float" office:value="1647748" calcext:value-type="float">
            <text:p>1647748</text:p>
          </table:table-cell>
          <table:table-cell office:value-type="float" office:value="1658125" calcext:value-type="float">
            <text:p>1658125</text:p>
          </table:table-cell>
          <table:table-cell office:value-type="float" office:value="1177494" calcext:value-type="float">
            <text:p>1177494</text:p>
          </table:table-cell>
          <table:table-cell office:value-type="float" office:value="641682" calcext:value-type="float">
            <text:p>641682</text:p>
          </table:table-cell>
          <table:table-cell office:value-type="float" office:value="919529" calcext:value-type="float">
            <text:p>919529</text:p>
          </table:table-cell>
          <table:table-cell office:value-type="float" office:value="1643270" calcext:value-type="float">
            <text:p>1643270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85197125101" calcext:value-type="float">
            <text:p>3.96485197125101</text:p>
          </table:table-cell>
          <table:table-cell office:value-type="float" office:value="0.982134459273155" calcext:value-type="float">
            <text:p>0.982134459273155</text:p>
          </table:table-cell>
          <table:table-cell office:value-type="float" office:value="0.988319633998827" calcext:value-type="float">
            <text:p>0.988319633998827</text:p>
          </table:table-cell>
          <table:table-cell office:value-type="float" office:value="0.701841199617529" calcext:value-type="float">
            <text:p>0.701841199617529</text:p>
          </table:table-cell>
          <table:table-cell office:value-type="float" office:value="0.382472322281876" calcext:value-type="float">
            <text:p>0.382472322281876</text:p>
          </table:table-cell>
          <table:table-cell office:value-type="float" office:value="0.548082059393175" calcext:value-type="float">
            <text:p>0.548082059393175</text:p>
          </table:table-cell>
          <table:table-cell office:value-type="float" office:value="0.979465362961932" calcext:value-type="float">
            <text:p>0.9794653629619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631760076494" calcext:value-type="float">
            <text:p>-109.631760076494</text:p>
          </table:table-cell>
          <table:table-cell office:value-type="float" office:value="-173.505535543625" calcext:value-type="float">
            <text:p>-173.505535543625</text:p>
          </table:table-cell>
          <table:table-cell office:value-type="float" office:value="-140.383588121365" calcext:value-type="float">
            <text:p>-140.3835881213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4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509771937752" calcext:value-type="float">
            <text:p>72.5509771937752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2034" calcext:value-type="float">
            <text:p>6652034</text:p>
          </table:table-cell>
          <table:table-cell office:value-type="float" office:value="1647607" calcext:value-type="float">
            <text:p>1647607</text:p>
          </table:table-cell>
          <table:table-cell office:value-type="float" office:value="1657464" calcext:value-type="float">
            <text:p>1657464</text:p>
          </table:table-cell>
          <table:table-cell office:value-type="float" office:value="1169229" calcext:value-type="float">
            <text:p>1169229</text:p>
          </table:table-cell>
          <table:table-cell office:value-type="float" office:value="639331" calcext:value-type="float">
            <text:p>639331</text:p>
          </table:table-cell>
          <table:table-cell office:value-type="float" office:value="921867" calcext:value-type="float">
            <text:p>921867</text:p>
          </table:table-cell>
          <table:table-cell office:value-type="float" office:value="1642251" calcext:value-type="float">
            <text:p>1642251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92170869371" calcext:value-type="float">
            <text:p>3.96492170869371</text:p>
          </table:table-cell>
          <table:table-cell office:value-type="float" office:value="0.982050416714003" calcext:value-type="float">
            <text:p>0.982050416714003</text:p>
          </table:table-cell>
          <table:table-cell office:value-type="float" office:value="0.987925647249895" calcext:value-type="float">
            <text:p>0.987925647249895</text:p>
          </table:table-cell>
          <table:table-cell office:value-type="float" office:value="0.696914875139579" calcext:value-type="float">
            <text:p>0.696914875139579</text:p>
          </table:table-cell>
          <table:table-cell office:value-type="float" office:value="0.381071016916158" calcext:value-type="float">
            <text:p>0.381071016916158</text:p>
          </table:table-cell>
          <table:table-cell office:value-type="float" office:value="0.549475616154148" calcext:value-type="float">
            <text:p>0.549475616154148</text:p>
          </table:table-cell>
          <table:table-cell office:value-type="float" office:value="0.978857991559266" calcext:value-type="float">
            <text:p>0.978857991559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617024972084" calcext:value-type="float">
            <text:p>-110.617024972084</text:p>
          </table:table-cell>
          <table:table-cell office:value-type="float" office:value="-173.785796616768" calcext:value-type="float">
            <text:p>-173.785796616768</text:p>
          </table:table-cell>
          <table:table-cell office:value-type="float" office:value="-140.10487676917" calcext:value-type="float">
            <text:p>-140.104876769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5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398694010988" calcext:value-type="float">
            <text:p>72.5398694010988</text:p>
          </table:table-cell>
          <table:table-cell office:value-type="float" office:value="981.955088591234" calcext:value-type="float">
            <text:p>981.955088591234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0783" calcext:value-type="float">
            <text:p>6650783</text:p>
          </table:table-cell>
          <table:table-cell office:value-type="float" office:value="1647534" calcext:value-type="float">
            <text:p>1647534</text:p>
          </table:table-cell>
          <table:table-cell office:value-type="float" office:value="1656711" calcext:value-type="float">
            <text:p>1656711</text:p>
          </table:table-cell>
          <table:table-cell office:value-type="float" office:value="1169758" calcext:value-type="float">
            <text:p>1169758</text:p>
          </table:table-cell>
          <table:table-cell office:value-type="float" office:value="640991" calcext:value-type="float">
            <text:p>640991</text:p>
          </table:table-cell>
          <table:table-cell office:value-type="float" office:value="925462" calcext:value-type="float">
            <text:p>925462</text:p>
          </table:table-cell>
          <table:table-cell office:value-type="float" office:value="1643048" calcext:value-type="float">
            <text:p>1643048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17605449868" calcext:value-type="float">
            <text:p>3.96417605449868</text:p>
          </table:table-cell>
          <table:table-cell office:value-type="float" office:value="0.98200690531813" calcext:value-type="float">
            <text:p>0.98200690531813</text:p>
          </table:table-cell>
          <table:table-cell office:value-type="float" office:value="0.987476824221232" calcext:value-type="float">
            <text:p>0.987476824221232</text:p>
          </table:table-cell>
          <table:table-cell office:value-type="float" office:value="0.697230183748029" calcext:value-type="float">
            <text:p>0.697230183748029</text:p>
          </table:table-cell>
          <table:table-cell office:value-type="float" office:value="0.382060454137379" calcext:value-type="float">
            <text:p>0.382060454137379</text:p>
          </table:table-cell>
          <table:table-cell office:value-type="float" office:value="0.551618403389264" calcext:value-type="float">
            <text:p>0.551618403389264</text:p>
          </table:table-cell>
          <table:table-cell office:value-type="float" office:value="0.979333040634756" calcext:value-type="float">
            <text:p>0.979333040634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553963250394" calcext:value-type="float">
            <text:p>-110.553963250394</text:p>
          </table:table-cell>
          <table:table-cell office:value-type="float" office:value="-173.587909172524" calcext:value-type="float">
            <text:p>-173.587909172524</text:p>
          </table:table-cell>
          <table:table-cell office:value-type="float" office:value="-139.676319322147" calcext:value-type="float">
            <text:p>-139.6763193221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5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452300156078" calcext:value-type="float">
            <text:p>72.5452300156078</text:p>
          </table:table-cell>
          <table:table-cell office:value-type="float" office:value="981.982624584587" calcext:value-type="float">
            <text:p>981.982624584587</text:p>
          </table:table-cell>
          <table:table-cell office:value-type="float" office:value="-1" calcext:value-type="float">
            <text:p>-1</text:p>
          </table:table-cell>
          <table:table-cell office:value-type="float" office:value="17392" calcext:value-type="float">
            <text:p>17392</text:p>
          </table:table-cell>
          <table:table-cell office:value-type="float" office:value="6651366" calcext:value-type="float">
            <text:p>6651366</text:p>
          </table:table-cell>
          <table:table-cell office:value-type="float" office:value="1647271" calcext:value-type="float">
            <text:p>1647271</text:p>
          </table:table-cell>
          <table:table-cell office:value-type="float" office:value="1656918" calcext:value-type="float">
            <text:p>1656918</text:p>
          </table:table-cell>
          <table:table-cell office:value-type="float" office:value="1175931" calcext:value-type="float">
            <text:p>1175931</text:p>
          </table:table-cell>
          <table:table-cell office:value-type="float" office:value="641479" calcext:value-type="float">
            <text:p>641479</text:p>
          </table:table-cell>
          <table:table-cell office:value-type="float" office:value="929419" calcext:value-type="float">
            <text:p>929419</text:p>
          </table:table-cell>
          <table:table-cell office:value-type="float" office:value="1644962" calcext:value-type="float">
            <text:p>1644962</text:p>
          </table:table-cell>
          <table:table-cell office:value-type="float" office:value="0.010366441055112" calcext:value-type="float">
            <text:p>0.010366441055112</text:p>
          </table:table-cell>
          <table:table-cell office:value-type="float" office:value="3.96452354961914" calcext:value-type="float">
            <text:p>3.96452354961914</text:p>
          </table:table-cell>
          <table:table-cell office:value-type="float" office:value="0.981850145083683" calcext:value-type="float">
            <text:p>0.981850145083683</text:p>
          </table:table-cell>
          <table:table-cell office:value-type="float" office:value="0.987600205850626" calcext:value-type="float">
            <text:p>0.987600205850626</text:p>
          </table:table-cell>
          <table:table-cell office:value-type="float" office:value="0.700909578908632" calcext:value-type="float">
            <text:p>0.700909578908632</text:p>
          </table:table-cell>
          <table:table-cell office:value-type="float" office:value="0.382351324838558" calcext:value-type="float">
            <text:p>0.382351324838558</text:p>
          </table:table-cell>
          <table:table-cell office:value-type="float" office:value="0.553976959464188" calcext:value-type="float">
            <text:p>0.553976959464188</text:p>
          </table:table-cell>
          <table:table-cell office:value-type="float" office:value="0.980473873671755" calcext:value-type="float">
            <text:p>0.9804738736717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818084218274" calcext:value-type="float">
            <text:p>-109.818084218274</text:p>
          </table:table-cell>
          <table:table-cell office:value-type="float" office:value="-173.529735032288" calcext:value-type="float">
            <text:p>-173.529735032288</text:p>
          </table:table-cell>
          <table:table-cell office:value-type="float" office:value="-139.204608107162" calcext:value-type="float">
            <text:p>-139.2046081071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5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402558536055" calcext:value-type="float">
            <text:p>72.5402558536055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48990" calcext:value-type="float">
            <text:p>6648990</text:p>
          </table:table-cell>
          <table:table-cell office:value-type="float" office:value="1646705" calcext:value-type="float">
            <text:p>1646705</text:p>
          </table:table-cell>
          <table:table-cell office:value-type="float" office:value="1656066" calcext:value-type="float">
            <text:p>1656066</text:p>
          </table:table-cell>
          <table:table-cell office:value-type="float" office:value="1188991" calcext:value-type="float">
            <text:p>1188991</text:p>
          </table:table-cell>
          <table:table-cell office:value-type="float" office:value="642206" calcext:value-type="float">
            <text:p>642206</text:p>
          </table:table-cell>
          <table:table-cell office:value-type="float" office:value="931467" calcext:value-type="float">
            <text:p>931467</text:p>
          </table:table-cell>
          <table:table-cell office:value-type="float" office:value="1645534" calcext:value-type="float">
            <text:p>1645534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310734309046" calcext:value-type="float">
            <text:p>3.96310734309046</text:p>
          </table:table-cell>
          <table:table-cell office:value-type="float" office:value="0.981512782754037" calcext:value-type="float">
            <text:p>0.981512782754037</text:p>
          </table:table-cell>
          <table:table-cell office:value-type="float" office:value="0.987092374216601" calcext:value-type="float">
            <text:p>0.987092374216601</text:p>
          </table:table-cell>
          <table:table-cell office:value-type="float" office:value="0.708693946444267" calcext:value-type="float">
            <text:p>0.708693946444267</text:p>
          </table:table-cell>
          <table:table-cell office:value-type="float" office:value="0.382784650657731" calcext:value-type="float">
            <text:p>0.382784650657731</text:p>
          </table:table-cell>
          <table:table-cell office:value-type="float" office:value="0.555197662734707" calcext:value-type="float">
            <text:p>0.555197662734707</text:p>
          </table:table-cell>
          <table:table-cell office:value-type="float" office:value="0.980814812280513" calcext:value-type="float">
            <text:p>0.980814812280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261210711147" calcext:value-type="float">
            <text:p>-108.261210711147</text:p>
          </table:table-cell>
          <table:table-cell office:value-type="float" office:value="-173.443069868454" calcext:value-type="float">
            <text:p>-173.443069868454</text:p>
          </table:table-cell>
          <table:table-cell office:value-type="float" office:value="-138.960467453059" calcext:value-type="float">
            <text:p>-138.9604674530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6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5299208023265" calcext:value-type="float">
            <text:p>72.5299208023265</text:p>
          </table:table-cell>
          <table:table-cell office:value-type="float" office:value="981.972109702327" calcext:value-type="float">
            <text:p>981.972109702327</text:p>
          </table:table-cell>
          <table:table-cell office:value-type="float" office:value="-1" calcext:value-type="float">
            <text:p>-1</text:p>
          </table:table-cell>
          <table:table-cell office:value-type="float" office:value="17443" calcext:value-type="float">
            <text:p>17443</text:p>
          </table:table-cell>
          <table:table-cell office:value-type="float" office:value="6648942" calcext:value-type="float">
            <text:p>6648942</text:p>
          </table:table-cell>
          <table:table-cell office:value-type="float" office:value="1647841" calcext:value-type="float">
            <text:p>1647841</text:p>
          </table:table-cell>
          <table:table-cell office:value-type="float" office:value="1658647" calcext:value-type="float">
            <text:p>1658647</text:p>
          </table:table-cell>
          <table:table-cell office:value-type="float" office:value="1178598" calcext:value-type="float">
            <text:p>1178598</text:p>
          </table:table-cell>
          <table:table-cell office:value-type="float" office:value="642739" calcext:value-type="float">
            <text:p>642739</text:p>
          </table:table-cell>
          <table:table-cell office:value-type="float" office:value="928636" calcext:value-type="float">
            <text:p>928636</text:p>
          </table:table-cell>
          <table:table-cell office:value-type="float" office:value="1642119" calcext:value-type="float">
            <text:p>1642119</text:p>
          </table:table-cell>
          <table:table-cell office:value-type="float" office:value="0.0103968394275712" calcext:value-type="float">
            <text:p>0.010396839427571</text:p>
          </table:table-cell>
          <table:table-cell office:value-type="float" office:value="3.96307873285755" calcext:value-type="float">
            <text:p>3.96307873285755</text:p>
          </table:table-cell>
          <table:table-cell office:value-type="float" office:value="0.982189891599404" calcext:value-type="float">
            <text:p>0.982189891599404</text:p>
          </table:table-cell>
          <table:table-cell office:value-type="float" office:value="0.988630770281645" calcext:value-type="float">
            <text:p>0.988630770281645</text:p>
          </table:table-cell>
          <table:table-cell office:value-type="float" office:value="0.702499234974293" calcext:value-type="float">
            <text:p>0.702499234974293</text:p>
          </table:table-cell>
          <table:table-cell office:value-type="float" office:value="0.383102343452256" calcext:value-type="float">
            <text:p>0.383102343452256</text:p>
          </table:table-cell>
          <table:table-cell office:value-type="float" office:value="0.553510255039961" calcext:value-type="float">
            <text:p>0.553510255039961</text:p>
          </table:table-cell>
          <table:table-cell office:value-type="float" office:value="0.978779313418783" calcext:value-type="float">
            <text:p>0.9787793134187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500153005141" calcext:value-type="float">
            <text:p>-109.500153005141</text:p>
          </table:table-cell>
          <table:table-cell office:value-type="float" office:value="-173.379531309549" calcext:value-type="float">
            <text:p>-173.379531309549</text:p>
          </table:table-cell>
          <table:table-cell office:value-type="float" office:value="-139.297948992008" calcext:value-type="float">
            <text:p>-139.2979489920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6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13452353071" calcext:value-type="float">
            <text:p>72.513452353071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49561" calcext:value-type="float">
            <text:p>6649561</text:p>
          </table:table-cell>
          <table:table-cell office:value-type="float" office:value="1647603" calcext:value-type="float">
            <text:p>1647603</text:p>
          </table:table-cell>
          <table:table-cell office:value-type="float" office:value="1657719" calcext:value-type="float">
            <text:p>1657719</text:p>
          </table:table-cell>
          <table:table-cell office:value-type="float" office:value="1176495" calcext:value-type="float">
            <text:p>1176495</text:p>
          </table:table-cell>
          <table:table-cell office:value-type="float" office:value="642290" calcext:value-type="float">
            <text:p>642290</text:p>
          </table:table-cell>
          <table:table-cell office:value-type="float" office:value="931524" calcext:value-type="float">
            <text:p>931524</text:p>
          </table:table-cell>
          <table:table-cell office:value-type="float" office:value="1642738" calcext:value-type="float">
            <text:p>1642738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634476856527" calcext:value-type="float">
            <text:p>3.9634476856527</text:p>
          </table:table-cell>
          <table:table-cell office:value-type="float" office:value="0.982048032527928" calcext:value-type="float">
            <text:p>0.982048032527928</text:p>
          </table:table-cell>
          <table:table-cell office:value-type="float" office:value="0.988077639112191" calcext:value-type="float">
            <text:p>0.988077639112191</text:p>
          </table:table-cell>
          <table:table-cell office:value-type="float" office:value="0.70124574914524" calcext:value-type="float">
            <text:p>0.70124574914524</text:p>
          </table:table-cell>
          <table:table-cell office:value-type="float" office:value="0.382834718565311" calcext:value-type="float">
            <text:p>0.382834718565311</text:p>
          </table:table-cell>
          <table:table-cell office:value-type="float" office:value="0.555231637386279" calcext:value-type="float">
            <text:p>0.555231637386279</text:p>
          </table:table-cell>
          <table:table-cell office:value-type="float" office:value="0.979148266213926" calcext:value-type="float">
            <text:p>0.9791482662139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750850170952" calcext:value-type="float">
            <text:p>-109.750850170952</text:p>
          </table:table-cell>
          <table:table-cell office:value-type="float" office:value="-173.433056286938" calcext:value-type="float">
            <text:p>-173.433056286938</text:p>
          </table:table-cell>
          <table:table-cell office:value-type="float" office:value="-138.953672522744" calcext:value-type="float">
            <text:p>-138.9536725227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7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5126800371357" calcext:value-type="float">
            <text:p>72.5126800371357</text:p>
          </table:table-cell>
          <table:table-cell office:value-type="float" office:value="981.836435250604" calcext:value-type="float">
            <text:p>981.836435250604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50372" calcext:value-type="float">
            <text:p>6650372</text:p>
          </table:table-cell>
          <table:table-cell office:value-type="float" office:value="1647824" calcext:value-type="float">
            <text:p>1647824</text:p>
          </table:table-cell>
          <table:table-cell office:value-type="float" office:value="1655989" calcext:value-type="float">
            <text:p>1655989</text:p>
          </table:table-cell>
          <table:table-cell office:value-type="float" office:value="1178687" calcext:value-type="float">
            <text:p>1178687</text:p>
          </table:table-cell>
          <table:table-cell office:value-type="float" office:value="644064" calcext:value-type="float">
            <text:p>644064</text:p>
          </table:table-cell>
          <table:table-cell office:value-type="float" office:value="934794" calcext:value-type="float">
            <text:p>934794</text:p>
          </table:table-cell>
          <table:table-cell office:value-type="float" office:value="1644319" calcext:value-type="float">
            <text:p>1644319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6393107937945" calcext:value-type="float">
            <text:p>3.96393107937945</text:p>
          </table:table-cell>
          <table:table-cell office:value-type="float" office:value="0.982179758808584" calcext:value-type="float">
            <text:p>0.982179758808584</text:p>
          </table:table-cell>
          <table:table-cell office:value-type="float" office:value="0.987046478634653" calcext:value-type="float">
            <text:p>0.987046478634653</text:p>
          </table:table-cell>
          <table:table-cell office:value-type="float" office:value="0.702552283114467" calcext:value-type="float">
            <text:p>0.702552283114467</text:p>
          </table:table-cell>
          <table:table-cell office:value-type="float" office:value="0.383892105089677" calcext:value-type="float">
            <text:p>0.383892105089677</text:p>
          </table:table-cell>
          <table:table-cell office:value-type="float" office:value="0.557180709502782" calcext:value-type="float">
            <text:p>0.557180709502782</text:p>
          </table:table-cell>
          <table:table-cell office:value-type="float" office:value="0.980090615760161" calcext:value-type="float">
            <text:p>0.980090615760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489543377107" calcext:value-type="float">
            <text:p>-109.489543377107</text:p>
          </table:table-cell>
          <table:table-cell office:value-type="float" office:value="-173.221578982065" calcext:value-type="float">
            <text:p>-173.221578982065</text:p>
          </table:table-cell>
          <table:table-cell office:value-type="float" office:value="-138.563858099444" calcext:value-type="float">
            <text:p>-138.5638580994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7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080916272309" calcext:value-type="float">
            <text:p>72.5080916272309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50848" calcext:value-type="float">
            <text:p>6650848</text:p>
          </table:table-cell>
          <table:table-cell office:value-type="float" office:value="1647548" calcext:value-type="float">
            <text:p>1647548</text:p>
          </table:table-cell>
          <table:table-cell office:value-type="float" office:value="1657554" calcext:value-type="float">
            <text:p>1657554</text:p>
          </table:table-cell>
          <table:table-cell office:value-type="float" office:value="1187541" calcext:value-type="float">
            <text:p>1187541</text:p>
          </table:table-cell>
          <table:table-cell office:value-type="float" office:value="643573" calcext:value-type="float">
            <text:p>643573</text:p>
          </table:table-cell>
          <table:table-cell office:value-type="float" office:value="938235" calcext:value-type="float">
            <text:p>938235</text:p>
          </table:table-cell>
          <table:table-cell office:value-type="float" office:value="1645714" calcext:value-type="float">
            <text:p>1645714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642147975224" calcext:value-type="float">
            <text:p>3.9642147975224</text:p>
          </table:table-cell>
          <table:table-cell office:value-type="float" office:value="0.982015249969393" calcext:value-type="float">
            <text:p>0.982015249969393</text:p>
          </table:table-cell>
          <table:table-cell office:value-type="float" office:value="0.987979291436588" calcext:value-type="float">
            <text:p>0.987979291436588</text:p>
          </table:table-cell>
          <table:table-cell office:value-type="float" office:value="0.707829678991995" calcext:value-type="float">
            <text:p>0.707829678991995</text:p>
          </table:table-cell>
          <table:table-cell office:value-type="float" office:value="0.383599446248942" calcext:value-type="float">
            <text:p>0.383599446248942</text:p>
          </table:table-cell>
          <table:table-cell office:value-type="float" office:value="0.559231705574001" calcext:value-type="float">
            <text:p>0.559231705574001</text:p>
          </table:table-cell>
          <table:table-cell office:value-type="float" office:value="0.980922100653899" calcext:value-type="float">
            <text:p>0.9809221006538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434064201601" calcext:value-type="float">
            <text:p>-108.434064201601</text:p>
          </table:table-cell>
          <table:table-cell office:value-type="float" office:value="-173.280110750212" calcext:value-type="float">
            <text:p>-173.280110750212</text:p>
          </table:table-cell>
          <table:table-cell office:value-type="float" office:value="-138.1536588852" calcext:value-type="float">
            <text:p>-138.15365888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8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4858769208206" calcext:value-type="float">
            <text:p>72.4858769208206</text:p>
          </table:table-cell>
          <table:table-cell office:value-type="float" office:value="981.946578089957" calcext:value-type="float">
            <text:p>981.946578089957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0231" calcext:value-type="float">
            <text:p>6650231</text:p>
          </table:table-cell>
          <table:table-cell office:value-type="float" office:value="1647263" calcext:value-type="float">
            <text:p>1647263</text:p>
          </table:table-cell>
          <table:table-cell office:value-type="float" office:value="1656819" calcext:value-type="float">
            <text:p>1656819</text:p>
          </table:table-cell>
          <table:table-cell office:value-type="float" office:value="1202964" calcext:value-type="float">
            <text:p>1202964</text:p>
          </table:table-cell>
          <table:table-cell office:value-type="float" office:value="646366" calcext:value-type="float">
            <text:p>646366</text:p>
          </table:table-cell>
          <table:table-cell office:value-type="float" office:value="939407" calcext:value-type="float">
            <text:p>939407</text:p>
          </table:table-cell>
          <table:table-cell office:value-type="float" office:value="1643333" calcext:value-type="float">
            <text:p>1643333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38470368203" calcext:value-type="float">
            <text:p>3.9638470368203</text:p>
          </table:table-cell>
          <table:table-cell office:value-type="float" office:value="0.981845376711533" calcext:value-type="float">
            <text:p>0.981845376711533</text:p>
          </table:table-cell>
          <table:table-cell office:value-type="float" office:value="0.987541197245264" calcext:value-type="float">
            <text:p>0.987541197245264</text:p>
          </table:table-cell>
          <table:table-cell office:value-type="float" office:value="0.717022504451573" calcext:value-type="float">
            <text:p>0.717022504451573</text:p>
          </table:table-cell>
          <table:table-cell office:value-type="float" office:value="0.385264204175974" calcext:value-type="float">
            <text:p>0.385264204175974</text:p>
          </table:table-cell>
          <table:table-cell office:value-type="float" office:value="0.559930272094044" calcext:value-type="float">
            <text:p>0.559930272094044</text:p>
          </table:table-cell>
          <table:table-cell office:value-type="float" office:value="0.979502913892616" calcext:value-type="float">
            <text:p>0.9795029138926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595499109685" calcext:value-type="float">
            <text:p>-106.595499109685</text:p>
          </table:table-cell>
          <table:table-cell office:value-type="float" office:value="-172.947159164805" calcext:value-type="float">
            <text:p>-172.947159164805</text:p>
          </table:table-cell>
          <table:table-cell office:value-type="float" office:value="-138.013945581191" calcext:value-type="float">
            <text:p>-138.0139455811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8</text:p>
          </table:table-cell>
          <table:table-cell office:value-type="float" office:value="26.019523087336" calcext:value-type="float">
            <text:p>26.019523087336</text:p>
          </table:table-cell>
          <table:table-cell office:value-type="float" office:value="72.4797446359863" calcext:value-type="float">
            <text:p>72.4797446359863</text:p>
          </table:table-cell>
          <table:table-cell office:value-type="float" office:value="981.929557195947" calcext:value-type="float">
            <text:p>981.929557195947</text:p>
          </table:table-cell>
          <table:table-cell office:value-type="float" office:value="-1" calcext:value-type="float">
            <text:p>-1</text:p>
          </table:table-cell>
          <table:table-cell office:value-type="float" office:value="17514" calcext:value-type="float">
            <text:p>17514</text:p>
          </table:table-cell>
          <table:table-cell office:value-type="float" office:value="6651255" calcext:value-type="float">
            <text:p>6651255</text:p>
          </table:table-cell>
          <table:table-cell office:value-type="float" office:value="1646405" calcext:value-type="float">
            <text:p>1646405</text:p>
          </table:table-cell>
          <table:table-cell office:value-type="float" office:value="1658664" calcext:value-type="float">
            <text:p>1658664</text:p>
          </table:table-cell>
          <table:table-cell office:value-type="float" office:value="1182362" calcext:value-type="float">
            <text:p>1182362</text:p>
          </table:table-cell>
          <table:table-cell office:value-type="float" office:value="644846" calcext:value-type="float">
            <text:p>644846</text:p>
          </table:table-cell>
          <table:table-cell office:value-type="float" office:value="937914" calcext:value-type="float">
            <text:p>937914</text:p>
          </table:table-cell>
          <table:table-cell office:value-type="float" office:value="1642788" calcext:value-type="float">
            <text:p>1642788</text:p>
          </table:table-cell>
          <table:table-cell office:value-type="float" office:value="0.0104391587304066" calcext:value-type="float">
            <text:p>0.010439158730407</text:p>
          </table:table-cell>
          <table:table-cell office:value-type="float" office:value="3.96445738845556" calcext:value-type="float">
            <text:p>3.96445738845556</text:p>
          </table:table-cell>
          <table:table-cell office:value-type="float" office:value="0.981333968798395" calcext:value-type="float">
            <text:p>0.981333968798395</text:p>
          </table:table-cell>
          <table:table-cell office:value-type="float" office:value="0.988640903072465" calcext:value-type="float">
            <text:p>0.988640903072465</text:p>
          </table:table-cell>
          <table:table-cell office:value-type="float" office:value="0.704742754071087" calcext:value-type="float">
            <text:p>0.704742754071087</text:p>
          </table:table-cell>
          <table:table-cell office:value-type="float" office:value="0.384358213467385" calcext:value-type="float">
            <text:p>0.384358213467385</text:p>
          </table:table-cell>
          <table:table-cell office:value-type="float" office:value="0.559040374641463" calcext:value-type="float">
            <text:p>0.559040374641463</text:p>
          </table:table-cell>
          <table:table-cell office:value-type="float" office:value="0.979178068539866" calcext:value-type="float">
            <text:p>0.9791780685398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051449185783" calcext:value-type="float">
            <text:p>-109.051449185783</text:p>
          </table:table-cell>
          <table:table-cell office:value-type="float" office:value="-173.128357306523" calcext:value-type="float">
            <text:p>-173.128357306523</text:p>
          </table:table-cell>
          <table:table-cell office:value-type="float" office:value="-138.191925071707" calcext:value-type="float">
            <text:p>-138.1919250717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9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4533273843952" calcext:value-type="float">
            <text:p>72.4533273843952</text:p>
          </table:table-cell>
          <table:table-cell office:value-type="float" office:value="981.88299661949" calcext:value-type="float">
            <text:p>981.88299661949</text:p>
          </table:table-cell>
          <table:table-cell office:value-type="float" office:value="-1" calcext:value-type="float">
            <text:p>-1</text:p>
          </table:table-cell>
          <table:table-cell office:value-type="float" office:value="17441" calcext:value-type="float">
            <text:p>17441</text:p>
          </table:table-cell>
          <table:table-cell office:value-type="float" office:value="6653382" calcext:value-type="float">
            <text:p>6653382</text:p>
          </table:table-cell>
          <table:table-cell office:value-type="float" office:value="1647866" calcext:value-type="float">
            <text:p>1647866</text:p>
          </table:table-cell>
          <table:table-cell office:value-type="float" office:value="1657417" calcext:value-type="float">
            <text:p>1657417</text:p>
          </table:table-cell>
          <table:table-cell office:value-type="float" office:value="1185051" calcext:value-type="float">
            <text:p>1185051</text:p>
          </table:table-cell>
          <table:table-cell office:value-type="float" office:value="646853" calcext:value-type="float">
            <text:p>646853</text:p>
          </table:table-cell>
          <table:table-cell office:value-type="float" office:value="942916" calcext:value-type="float">
            <text:p>942916</text:p>
          </table:table-cell>
          <table:table-cell office:value-type="float" office:value="1644947" calcext:value-type="float">
            <text:p>1644947</text:p>
          </table:table-cell>
          <table:table-cell office:value-type="float" office:value="0.0103956473345336" calcext:value-type="float">
            <text:p>0.010395647334534</text:p>
          </table:table-cell>
          <table:table-cell office:value-type="float" office:value="3.96572517940106" calcext:value-type="float">
            <text:p>3.96572517940106</text:p>
          </table:table-cell>
          <table:table-cell office:value-type="float" office:value="0.982204792762374" calcext:value-type="float">
            <text:p>0.982204792762374</text:p>
          </table:table-cell>
          <table:table-cell office:value-type="float" office:value="0.987897633063511" calcext:value-type="float">
            <text:p>0.987897633063511</text:p>
          </table:table-cell>
          <table:table-cell office:value-type="float" office:value="0.706345523160162" calcext:value-type="float">
            <text:p>0.706345523160162</text:p>
          </table:table-cell>
          <table:table-cell office:value-type="float" office:value="0.385554478830633" calcext:value-type="float">
            <text:p>0.385554478830633</text:p>
          </table:table-cell>
          <table:table-cell office:value-type="float" office:value="0.562021799328542" calcext:value-type="float">
            <text:p>0.562021799328542</text:p>
          </table:table-cell>
          <table:table-cell office:value-type="float" office:value="0.980464932973973" calcext:value-type="float">
            <text:p>0.9804649329739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730895367968" calcext:value-type="float">
            <text:p>-108.730895367968</text:p>
          </table:table-cell>
          <table:table-cell office:value-type="float" office:value="-172.889104233873" calcext:value-type="float">
            <text:p>-172.889104233873</text:p>
          </table:table-cell>
          <table:table-cell office:value-type="float" office:value="-137.595640134292" calcext:value-type="float">
            <text:p>-137.5956401342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9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4648198973317" calcext:value-type="float">
            <text:p>72.4648198973317</text:p>
          </table:table-cell>
          <table:table-cell office:value-type="float" office:value="981.982624584587" calcext:value-type="float">
            <text:p>981.982624584587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651162" calcext:value-type="float">
            <text:p>6651162</text:p>
          </table:table-cell>
          <table:table-cell office:value-type="float" office:value="1647311" calcext:value-type="float">
            <text:p>1647311</text:p>
          </table:table-cell>
          <table:table-cell office:value-type="float" office:value="1657281" calcext:value-type="float">
            <text:p>1657281</text:p>
          </table:table-cell>
          <table:table-cell office:value-type="float" office:value="1191742" calcext:value-type="float">
            <text:p>1191742</text:p>
          </table:table-cell>
          <table:table-cell office:value-type="float" office:value="646448" calcext:value-type="float">
            <text:p>646448</text:p>
          </table:table-cell>
          <table:table-cell office:value-type="float" office:value="945562" calcext:value-type="float">
            <text:p>945562</text:p>
          </table:table-cell>
          <table:table-cell office:value-type="float" office:value="1645762" calcext:value-type="float">
            <text:p>1645762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96440195612931" calcext:value-type="float">
            <text:p>3.96440195612931</text:p>
          </table:table-cell>
          <table:table-cell office:value-type="float" office:value="0.981873986944436" calcext:value-type="float">
            <text:p>0.981873986944436</text:p>
          </table:table-cell>
          <table:table-cell office:value-type="float" office:value="0.987816570736953" calcext:value-type="float">
            <text:p>0.987816570736953</text:p>
          </table:table-cell>
          <table:table-cell office:value-type="float" office:value="0.710333670417508" calcext:value-type="float">
            <text:p>0.710333670417508</text:p>
          </table:table-cell>
          <table:table-cell office:value-type="float" office:value="0.385313079990516" calcext:value-type="float">
            <text:p>0.385313079990516</text:p>
          </table:table-cell>
          <table:table-cell office:value-type="float" office:value="0.563598938417308" calcext:value-type="float">
            <text:p>0.563598938417308</text:p>
          </table:table-cell>
          <table:table-cell office:value-type="float" office:value="0.980950710886802" calcext:value-type="float">
            <text:p>0.9809507108868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933265916498" calcext:value-type="float">
            <text:p>-107.933265916498</text:p>
          </table:table-cell>
          <table:table-cell office:value-type="float" office:value="-172.937384001897" calcext:value-type="float">
            <text:p>-172.937384001897</text:p>
          </table:table-cell>
          <table:table-cell office:value-type="float" office:value="-137.280212316538" calcext:value-type="float">
            <text:p>-137.2802123165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29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4697949481034" calcext:value-type="float">
            <text:p>72.4697949481034</text:p>
          </table:table-cell>
          <table:table-cell office:value-type="float" office:value="981.919042347393" calcext:value-type="float">
            <text:p>981.919042347393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41156" calcext:value-type="float">
            <text:p>6641156</text:p>
          </table:table-cell>
          <table:table-cell office:value-type="float" office:value="1646691" calcext:value-type="float">
            <text:p>1646691</text:p>
          </table:table-cell>
          <table:table-cell office:value-type="float" office:value="1656137" calcext:value-type="float">
            <text:p>1656137</text:p>
          </table:table-cell>
          <table:table-cell office:value-type="float" office:value="1208248" calcext:value-type="float">
            <text:p>1208248</text:p>
          </table:table-cell>
          <table:table-cell office:value-type="float" office:value="648129" calcext:value-type="float">
            <text:p>648129</text:p>
          </table:table-cell>
          <table:table-cell office:value-type="float" office:value="946812" calcext:value-type="float">
            <text:p>946812</text:p>
          </table:table-cell>
          <table:table-cell office:value-type="float" office:value="1645497" calcext:value-type="float">
            <text:p>1645497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5843791466211" calcext:value-type="float">
            <text:p>3.95843791466211</text:p>
          </table:table-cell>
          <table:table-cell office:value-type="float" office:value="0.981504438102774" calcext:value-type="float">
            <text:p>0.981504438102774</text:p>
          </table:table-cell>
          <table:table-cell office:value-type="float" office:value="0.987134693519436" calcext:value-type="float">
            <text:p>0.987134693519436</text:p>
          </table:table-cell>
          <table:table-cell office:value-type="float" office:value="0.720172014256956" calcext:value-type="float">
            <text:p>0.720172014256956</text:p>
          </table:table-cell>
          <table:table-cell office:value-type="float" office:value="0.386315034188632" calcext:value-type="float">
            <text:p>0.386315034188632</text:p>
          </table:table-cell>
          <table:table-cell office:value-type="float" office:value="0.564343996565818" calcext:value-type="float">
            <text:p>0.564343996565818</text:p>
          </table:table-cell>
          <table:table-cell office:value-type="float" office:value="0.980792758559318" calcext:value-type="float">
            <text:p>0.980792758559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965597148609" calcext:value-type="float">
            <text:p>-105.965597148609</text:p>
          </table:table-cell>
          <table:table-cell office:value-type="float" office:value="-172.736993162274" calcext:value-type="float">
            <text:p>-172.736993162274</text:p>
          </table:table-cell>
          <table:table-cell office:value-type="float" office:value="-137.131200686836" calcext:value-type="float">
            <text:p>-137.1312006868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0</text:p>
          </table:table-cell>
          <table:table-cell office:value-type="float" office:value="26.0245771525661" calcext:value-type="float">
            <text:p>26.0245771525661</text:p>
          </table:table-cell>
          <table:table-cell office:value-type="float" office:value="72.4801304586935" calcext:value-type="float">
            <text:p>72.4801304586935</text:p>
          </table:table-cell>
          <table:table-cell office:value-type="float" office:value="981.88299661949" calcext:value-type="float">
            <text:p>981.88299661949</text:p>
          </table:table-cell>
          <table:table-cell office:value-type="float" office:value="-1" calcext:value-type="float">
            <text:p>-1</text:p>
          </table:table-cell>
          <table:table-cell office:value-type="float" office:value="17416" calcext:value-type="float">
            <text:p>17416</text:p>
          </table:table-cell>
          <table:table-cell office:value-type="float" office:value="6653071" calcext:value-type="float">
            <text:p>6653071</text:p>
          </table:table-cell>
          <table:table-cell office:value-type="float" office:value="1647812" calcext:value-type="float">
            <text:p>1647812</text:p>
          </table:table-cell>
          <table:table-cell office:value-type="float" office:value="1658874" calcext:value-type="float">
            <text:p>1658874</text:p>
          </table:table-cell>
          <table:table-cell office:value-type="float" office:value="1208973" calcext:value-type="float">
            <text:p>1208973</text:p>
          </table:table-cell>
          <table:table-cell office:value-type="float" office:value="650569" calcext:value-type="float">
            <text:p>650569</text:p>
          </table:table-cell>
          <table:table-cell office:value-type="float" office:value="946896" calcext:value-type="float">
            <text:p>946896</text:p>
          </table:table-cell>
          <table:table-cell office:value-type="float" office:value="1644174" calcext:value-type="float">
            <text:p>1644174</text:p>
          </table:table-cell>
          <table:table-cell office:value-type="float" office:value="0.0103807461715634" calcext:value-type="float">
            <text:p>0.010380746171563</text:p>
          </table:table-cell>
          <table:table-cell office:value-type="float" office:value="3.96553980893371" calcext:value-type="float">
            <text:p>3.96553980893371</text:p>
          </table:table-cell>
          <table:table-cell office:value-type="float" office:value="0.982172606250358" calcext:value-type="float">
            <text:p>0.982172606250358</text:p>
          </table:table-cell>
          <table:table-cell office:value-type="float" office:value="0.988766072841415" calcext:value-type="float">
            <text:p>0.988766072841415</text:p>
          </table:table-cell>
          <table:table-cell office:value-type="float" office:value="0.720604147983092" calcext:value-type="float">
            <text:p>0.720604147983092</text:p>
          </table:table-cell>
          <table:table-cell office:value-type="float" office:value="0.387769387694524" calcext:value-type="float">
            <text:p>0.387769387694524</text:p>
          </table:table-cell>
          <table:table-cell office:value-type="float" office:value="0.564394064473398" calcext:value-type="float">
            <text:p>0.564394064473398</text:p>
          </table:table-cell>
          <table:table-cell office:value-type="float" office:value="0.980004189014934" calcext:value-type="float">
            <text:p>0.9800041890149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879170403382" calcext:value-type="float">
            <text:p>-105.879170403382</text:p>
          </table:table-cell>
          <table:table-cell office:value-type="float" office:value="-172.446122461095" calcext:value-type="float">
            <text:p>-172.446122461095</text:p>
          </table:table-cell>
          <table:table-cell office:value-type="float" office:value="-137.12118710532" calcext:value-type="float">
            <text:p>-137.121187105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0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4709519708464" calcext:value-type="float">
            <text:p>72.4709519708464</text:p>
          </table:table-cell>
          <table:table-cell office:value-type="float" office:value="981.944573272848" calcext:value-type="float">
            <text:p>981.944573272848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51190" calcext:value-type="float">
            <text:p>6651190</text:p>
          </table:table-cell>
          <table:table-cell office:value-type="float" office:value="1647696" calcext:value-type="float">
            <text:p>1647696</text:p>
          </table:table-cell>
          <table:table-cell office:value-type="float" office:value="1658626" calcext:value-type="float">
            <text:p>1658626</text:p>
          </table:table-cell>
          <table:table-cell office:value-type="float" office:value="1194416" calcext:value-type="float">
            <text:p>1194416</text:p>
          </table:table-cell>
          <table:table-cell office:value-type="float" office:value="649163" calcext:value-type="float">
            <text:p>649163</text:p>
          </table:table-cell>
          <table:table-cell office:value-type="float" office:value="946978" calcext:value-type="float">
            <text:p>946978</text:p>
          </table:table-cell>
          <table:table-cell office:value-type="float" office:value="1642762" calcext:value-type="float">
            <text:p>1642762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441864543183" calcext:value-type="float">
            <text:p>3.96441864543183</text:p>
          </table:table-cell>
          <table:table-cell office:value-type="float" office:value="0.982103464854177" calcext:value-type="float">
            <text:p>0.982103464854177</text:p>
          </table:table-cell>
          <table:table-cell office:value-type="float" office:value="0.98861825330475" calcext:value-type="float">
            <text:p>0.98861825330475</text:p>
          </table:table-cell>
          <table:table-cell office:value-type="float" office:value="0.711927498808801" calcext:value-type="float">
            <text:p>0.711927498808801</text:p>
          </table:table-cell>
          <table:table-cell office:value-type="float" office:value="0.38693134628908" calcext:value-type="float">
            <text:p>0.38693134628908</text:p>
          </table:table-cell>
          <table:table-cell office:value-type="float" office:value="0.564442940287941" calcext:value-type="float">
            <text:p>0.564442940287941</text:p>
          </table:table-cell>
          <table:table-cell office:value-type="float" office:value="0.979162571330377" calcext:value-type="float">
            <text:p>0.9791625713303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61450023824" calcext:value-type="float">
            <text:p>-107.61450023824</text:p>
          </table:table-cell>
          <table:table-cell office:value-type="float" office:value="-172.613730742184" calcext:value-type="float">
            <text:p>-172.613730742184</text:p>
          </table:table-cell>
          <table:table-cell office:value-type="float" office:value="-137.111411942412" calcext:value-type="float">
            <text:p>-137.1114119424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1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4805162718255" calcext:value-type="float">
            <text:p>72.4805162718255</text:p>
          </table:table-cell>
          <table:table-cell office:value-type="float" office:value="981.919042347393" calcext:value-type="float">
            <text:p>981.919042347393</text:p>
          </table:table-cell>
          <table:table-cell office:value-type="float" office:value="-1" calcext:value-type="float">
            <text:p>-1</text:p>
          </table:table-cell>
          <table:table-cell office:value-type="float" office:value="17436" calcext:value-type="float">
            <text:p>17436</text:p>
          </table:table-cell>
          <table:table-cell office:value-type="float" office:value="6651364" calcext:value-type="float">
            <text:p>6651364</text:p>
          </table:table-cell>
          <table:table-cell office:value-type="float" office:value="1648809" calcext:value-type="float">
            <text:p>1648809</text:p>
          </table:table-cell>
          <table:table-cell office:value-type="float" office:value="1656449" calcext:value-type="float">
            <text:p>1656449</text:p>
          </table:table-cell>
          <table:table-cell office:value-type="float" office:value="1189607" calcext:value-type="float">
            <text:p>1189607</text:p>
          </table:table-cell>
          <table:table-cell office:value-type="float" office:value="649048" calcext:value-type="float">
            <text:p>649048</text:p>
          </table:table-cell>
          <table:table-cell office:value-type="float" office:value="951439" calcext:value-type="float">
            <text:p>951439</text:p>
          </table:table-cell>
          <table:table-cell office:value-type="float" office:value="1644965" calcext:value-type="float">
            <text:p>1644965</text:p>
          </table:table-cell>
          <table:table-cell office:value-type="float" office:value="0.0103926671019396" calcext:value-type="float">
            <text:p>0.01039266710194</text:p>
          </table:table-cell>
          <table:table-cell office:value-type="float" office:value="3.96452235752611" calcext:value-type="float">
            <text:p>3.96452235752611</text:p>
          </table:table-cell>
          <table:table-cell office:value-type="float" office:value="0.98276686462961" calcext:value-type="float">
            <text:p>0.98276686462961</text:p>
          </table:table-cell>
          <table:table-cell office:value-type="float" office:value="0.987320660033305" calcext:value-type="float">
            <text:p>0.987320660033305</text:p>
          </table:table-cell>
          <table:table-cell office:value-type="float" office:value="0.709061111099852" calcext:value-type="float">
            <text:p>0.709061111099852</text:p>
          </table:table-cell>
          <table:table-cell office:value-type="float" office:value="0.386862800939417" calcext:value-type="float">
            <text:p>0.386862800939417</text:p>
          </table:table-cell>
          <table:table-cell office:value-type="float" office:value="0.567101903808344" calcext:value-type="float">
            <text:p>0.567101903808344</text:p>
          </table:table-cell>
          <table:table-cell office:value-type="float" office:value="0.980475661811312" calcext:value-type="float">
            <text:p>0.980475661811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18777778003" calcext:value-type="float">
            <text:p>-108.18777778003</text:p>
          </table:table-cell>
          <table:table-cell office:value-type="float" office:value="-172.627439812117" calcext:value-type="float">
            <text:p>-172.627439812117</text:p>
          </table:table-cell>
          <table:table-cell office:value-type="float" office:value="-136.579619238331" calcext:value-type="float">
            <text:p>-136.5796192383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1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4812878693645" calcext:value-type="float">
            <text:p>72.4812878693645</text:p>
          </table:table-cell>
          <table:table-cell office:value-type="float" office:value="981.908526749496" calcext:value-type="float">
            <text:p>981.908526749496</text:p>
          </table:table-cell>
          <table:table-cell office:value-type="float" office:value="-1" calcext:value-type="float">
            <text:p>-1</text:p>
          </table:table-cell>
          <table:table-cell office:value-type="float" office:value="17411" calcext:value-type="float">
            <text:p>17411</text:p>
          </table:table-cell>
          <table:table-cell office:value-type="float" office:value="6651482" calcext:value-type="float">
            <text:p>6651482</text:p>
          </table:table-cell>
          <table:table-cell office:value-type="float" office:value="1647879" calcext:value-type="float">
            <text:p>1647879</text:p>
          </table:table-cell>
          <table:table-cell office:value-type="float" office:value="1657897" calcext:value-type="float">
            <text:p>1657897</text:p>
          </table:table-cell>
          <table:table-cell office:value-type="float" office:value="1197647" calcext:value-type="float">
            <text:p>1197647</text:p>
          </table:table-cell>
          <table:table-cell office:value-type="float" office:value="649237" calcext:value-type="float">
            <text:p>649237</text:p>
          </table:table-cell>
          <table:table-cell office:value-type="float" office:value="954743" calcext:value-type="float">
            <text:p>954743</text:p>
          </table:table-cell>
          <table:table-cell office:value-type="float" office:value="1645945" calcext:value-type="float">
            <text:p>1645945</text:p>
          </table:table-cell>
          <table:table-cell office:value-type="float" office:value="0.0103777659389694" calcext:value-type="float">
            <text:p>0.010377765938969</text:p>
          </table:table-cell>
          <table:table-cell office:value-type="float" office:value="3.96459269101533" calcext:value-type="float">
            <text:p>3.96459269101533</text:p>
          </table:table-cell>
          <table:table-cell office:value-type="float" office:value="0.982212541367118" calcext:value-type="float">
            <text:p>0.982212541367118</text:p>
          </table:table-cell>
          <table:table-cell office:value-type="float" office:value="0.988183735392539" calcext:value-type="float">
            <text:p>0.988183735392539</text:p>
          </table:table-cell>
          <table:table-cell office:value-type="float" office:value="0.71385332511107" calcext:value-type="float">
            <text:p>0.71385332511107</text:p>
          </table:table-cell>
          <table:table-cell office:value-type="float" office:value="0.386975453731472" calcext:value-type="float">
            <text:p>0.386975453731472</text:p>
          </table:table-cell>
          <table:table-cell office:value-type="float" office:value="0.569071241506486" calcext:value-type="float">
            <text:p>0.569071241506486</text:p>
          </table:table-cell>
          <table:table-cell office:value-type="float" office:value="0.981059787399743" calcext:value-type="float">
            <text:p>0.9810597873997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229334977786" calcext:value-type="float">
            <text:p>-107.229334977786</text:p>
          </table:table-cell>
          <table:table-cell office:value-type="float" office:value="-172.604909253706" calcext:value-type="float">
            <text:p>-172.604909253706</text:p>
          </table:table-cell>
          <table:table-cell office:value-type="float" office:value="-136.185751698703" calcext:value-type="float">
            <text:p>-136.1857516987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2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4862627842444" calcext:value-type="float">
            <text:p>72.4862627842444</text:p>
          </table:table-cell>
          <table:table-cell office:value-type="float" office:value="981.955088591234" calcext:value-type="float">
            <text:p>981.955088591234</text:p>
          </table:table-cell>
          <table:table-cell office:value-type="float" office:value="-1" calcext:value-type="float">
            <text:p>-1</text:p>
          </table:table-cell>
          <table:table-cell office:value-type="float" office:value="17436" calcext:value-type="float">
            <text:p>17436</text:p>
          </table:table-cell>
          <table:table-cell office:value-type="float" office:value="6650067" calcext:value-type="float">
            <text:p>6650067</text:p>
          </table:table-cell>
          <table:table-cell office:value-type="float" office:value="1648016" calcext:value-type="float">
            <text:p>1648016</text:p>
          </table:table-cell>
          <table:table-cell office:value-type="float" office:value="1658891" calcext:value-type="float">
            <text:p>1658891</text:p>
          </table:table-cell>
          <table:table-cell office:value-type="float" office:value="1215654" calcext:value-type="float">
            <text:p>1215654</text:p>
          </table:table-cell>
          <table:table-cell office:value-type="float" office:value="651359" calcext:value-type="float">
            <text:p>651359</text:p>
          </table:table-cell>
          <table:table-cell office:value-type="float" office:value="956222" calcext:value-type="float">
            <text:p>956222</text:p>
          </table:table-cell>
          <table:table-cell office:value-type="float" office:value="1641478" calcext:value-type="float">
            <text:p>1641478</text:p>
          </table:table-cell>
          <table:table-cell office:value-type="float" office:value="0.0103926671019396" calcext:value-type="float">
            <text:p>0.01039266710194</text:p>
          </table:table-cell>
          <table:table-cell office:value-type="float" office:value="3.96374928519121" calcext:value-type="float">
            <text:p>3.96374928519121</text:p>
          </table:table-cell>
          <table:table-cell office:value-type="float" office:value="0.982294199740195" calcext:value-type="float">
            <text:p>0.982294199740195</text:p>
          </table:table-cell>
          <table:table-cell office:value-type="float" office:value="0.988776205632234" calcext:value-type="float">
            <text:p>0.988776205632234</text:p>
          </table:table-cell>
          <table:table-cell office:value-type="float" office:value="0.724586334775249" calcext:value-type="float">
            <text:p>0.724586334775249</text:p>
          </table:table-cell>
          <table:table-cell office:value-type="float" office:value="0.388240264444383" calcext:value-type="float">
            <text:p>0.388240264444383</text:p>
          </table:table-cell>
          <table:table-cell office:value-type="float" office:value="0.569952794307803" calcext:value-type="float">
            <text:p>0.569952794307803</text:p>
          </table:table-cell>
          <table:table-cell office:value-type="float" office:value="0.978397247600227" calcext:value-type="float">
            <text:p>0.978397247600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08273304495" calcext:value-type="float">
            <text:p>-105.08273304495</text:p>
          </table:table-cell>
          <table:table-cell office:value-type="float" office:value="-172.351947111123" calcext:value-type="float">
            <text:p>-172.351947111123</text:p>
          </table:table-cell>
          <table:table-cell office:value-type="float" office:value="-136.009441138439" calcext:value-type="float">
            <text:p>-136.0094411384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2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4973701498175" calcext:value-type="float">
            <text:p>72.4973701498175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51984" calcext:value-type="float">
            <text:p>6651984</text:p>
          </table:table-cell>
          <table:table-cell office:value-type="float" office:value="1648153" calcext:value-type="float">
            <text:p>1648153</text:p>
          </table:table-cell>
          <table:table-cell office:value-type="float" office:value="1658917" calcext:value-type="float">
            <text:p>1658917</text:p>
          </table:table-cell>
          <table:table-cell office:value-type="float" office:value="1216220" calcext:value-type="float">
            <text:p>1216220</text:p>
          </table:table-cell>
          <table:table-cell office:value-type="float" office:value="652926" calcext:value-type="float">
            <text:p>652926</text:p>
          </table:table-cell>
          <table:table-cell office:value-type="float" office:value="955634" calcext:value-type="float">
            <text:p>955634</text:p>
          </table:table-cell>
          <table:table-cell office:value-type="float" office:value="1645120" calcext:value-type="float">
            <text:p>1645120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489190636777" calcext:value-type="float">
            <text:p>3.96489190636777</text:p>
          </table:table-cell>
          <table:table-cell office:value-type="float" office:value="0.982375858113272" calcext:value-type="float">
            <text:p>0.982375858113272</text:p>
          </table:table-cell>
          <table:table-cell office:value-type="float" office:value="0.988791702841723" calcext:value-type="float">
            <text:p>0.988791702841723</text:p>
          </table:table-cell>
          <table:table-cell office:value-type="float" office:value="0.724923697104895" calcext:value-type="float">
            <text:p>0.724923697104895</text:p>
          </table:table-cell>
          <table:table-cell office:value-type="float" office:value="0.389174269339355" calcext:value-type="float">
            <text:p>0.389174269339355</text:p>
          </table:table-cell>
          <table:table-cell office:value-type="float" office:value="0.569602318954744" calcext:value-type="float">
            <text:p>0.569602318954744</text:p>
          </table:table-cell>
          <table:table-cell office:value-type="float" office:value="0.980568049021727" calcext:value-type="float">
            <text:p>0.9805680490217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015260579021" calcext:value-type="float">
            <text:p>-105.015260579021</text:p>
          </table:table-cell>
          <table:table-cell office:value-type="float" office:value="-172.165146132129" calcext:value-type="float">
            <text:p>-172.165146132129</text:p>
          </table:table-cell>
          <table:table-cell office:value-type="float" office:value="-136.079536209051" calcext:value-type="float">
            <text:p>-136.0795362090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2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4805162718255" calcext:value-type="float">
            <text:p>72.4805162718255</text:p>
          </table:table-cell>
          <table:table-cell office:value-type="float" office:value="981.919042347393" calcext:value-type="float">
            <text:p>981.919042347393</text:p>
          </table:table-cell>
          <table:table-cell office:value-type="float" office:value="-1" calcext:value-type="float">
            <text:p>-1</text:p>
          </table:table-cell>
          <table:table-cell office:value-type="float" office:value="17418" calcext:value-type="float">
            <text:p>17418</text:p>
          </table:table-cell>
          <table:table-cell office:value-type="float" office:value="6650578" calcext:value-type="float">
            <text:p>6650578</text:p>
          </table:table-cell>
          <table:table-cell office:value-type="float" office:value="1648701" calcext:value-type="float">
            <text:p>1648701</text:p>
          </table:table-cell>
          <table:table-cell office:value-type="float" office:value="1658817" calcext:value-type="float">
            <text:p>1658817</text:p>
          </table:table-cell>
          <table:table-cell office:value-type="float" office:value="1196725" calcext:value-type="float">
            <text:p>1196725</text:p>
          </table:table-cell>
          <table:table-cell office:value-type="float" office:value="650997" calcext:value-type="float">
            <text:p>650997</text:p>
          </table:table-cell>
          <table:table-cell office:value-type="float" office:value="956331" calcext:value-type="float">
            <text:p>956331</text:p>
          </table:table-cell>
          <table:table-cell office:value-type="float" office:value="1642921" calcext:value-type="float">
            <text:p>1642921</text:p>
          </table:table-cell>
          <table:table-cell office:value-type="float" office:value="0.010381938264601" calcext:value-type="float">
            <text:p>0.010381938264601</text:p>
          </table:table-cell>
          <table:table-cell office:value-type="float" office:value="3.96405386496232" calcext:value-type="float">
            <text:p>3.96405386496232</text:p>
          </table:table-cell>
          <table:table-cell office:value-type="float" office:value="0.982702491605579" calcext:value-type="float">
            <text:p>0.982702491605579</text:p>
          </table:table-cell>
          <table:table-cell office:value-type="float" office:value="0.988732098189842" calcext:value-type="float">
            <text:p>0.988732098189842</text:p>
          </table:table-cell>
          <table:table-cell office:value-type="float" office:value="0.713303770220729" calcext:value-type="float">
            <text:p>0.713303770220729</text:p>
          </table:table-cell>
          <table:table-cell office:value-type="float" office:value="0.388024495604574" calcext:value-type="float">
            <text:p>0.388024495604574</text:p>
          </table:table-cell>
          <table:table-cell office:value-type="float" office:value="0.570017763378354" calcext:value-type="float">
            <text:p>0.570017763378354</text:p>
          </table:table-cell>
          <table:table-cell office:value-type="float" office:value="0.979257342726867" calcext:value-type="float">
            <text:p>0.9792573427268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339245955854" calcext:value-type="float">
            <text:p>-107.339245955854</text:p>
          </table:table-cell>
          <table:table-cell office:value-type="float" office:value="-172.395100879085" calcext:value-type="float">
            <text:p>-172.395100879085</text:p>
          </table:table-cell>
          <table:table-cell office:value-type="float" office:value="-135.996447324329" calcext:value-type="float">
            <text:p>-135.9964473243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3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4648198973317" calcext:value-type="float">
            <text:p>72.4648198973317</text:p>
          </table:table-cell>
          <table:table-cell office:value-type="float" office:value="981.927552619699" calcext:value-type="float">
            <text:p>981.927552619699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52355" calcext:value-type="float">
            <text:p>6652355</text:p>
          </table:table-cell>
          <table:table-cell office:value-type="float" office:value="1648605" calcext:value-type="float">
            <text:p>1648605</text:p>
          </table:table-cell>
          <table:table-cell office:value-type="float" office:value="1658426" calcext:value-type="float">
            <text:p>1658426</text:p>
          </table:table-cell>
          <table:table-cell office:value-type="float" office:value="1197209" calcext:value-type="float">
            <text:p>1197209</text:p>
          </table:table-cell>
          <table:table-cell office:value-type="float" office:value="652565" calcext:value-type="float">
            <text:p>652565</text:p>
          </table:table-cell>
          <table:table-cell office:value-type="float" office:value="960011" calcext:value-type="float">
            <text:p>960011</text:p>
          </table:table-cell>
          <table:table-cell office:value-type="float" office:value="1644664" calcext:value-type="float">
            <text:p>1644664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6511303962625" calcext:value-type="float">
            <text:p>3.96511303962625</text:p>
          </table:table-cell>
          <table:table-cell office:value-type="float" office:value="0.982645271139773" calcext:value-type="float">
            <text:p>0.982645271139773</text:p>
          </table:table-cell>
          <table:table-cell office:value-type="float" office:value="0.988499044000988" calcext:value-type="float">
            <text:p>0.988499044000988</text:p>
          </table:table-cell>
          <table:table-cell office:value-type="float" office:value="0.713592256735832" calcext:value-type="float">
            <text:p>0.713592256735832</text:p>
          </table:table-cell>
          <table:table-cell office:value-type="float" office:value="0.388959096546065" calcext:value-type="float">
            <text:p>0.388959096546065</text:p>
          </table:table-cell>
          <table:table-cell office:value-type="float" office:value="0.572211214567568" calcext:value-type="float">
            <text:p>0.572211214567568</text:p>
          </table:table-cell>
          <table:table-cell office:value-type="float" office:value="0.98029625180915" calcext:value-type="float">
            <text:p>0.980296251809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281548652834" calcext:value-type="float">
            <text:p>-107.281548652834</text:p>
          </table:table-cell>
          <table:table-cell office:value-type="float" office:value="-172.208180690787" calcext:value-type="float">
            <text:p>-172.208180690787</text:p>
          </table:table-cell>
          <table:table-cell office:value-type="float" office:value="-135.557757086486" calcext:value-type="float">
            <text:p>-135.5577570864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3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4809020753825" calcext:value-type="float">
            <text:p>72.4809020753825</text:p>
          </table:table-cell>
          <table:table-cell office:value-type="float" office:value="981.900016669982" calcext:value-type="float">
            <text:p>981.90001666998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2681" calcext:value-type="float">
            <text:p>6652681</text:p>
          </table:table-cell>
          <table:table-cell office:value-type="float" office:value="1648698" calcext:value-type="float">
            <text:p>1648698</text:p>
          </table:table-cell>
          <table:table-cell office:value-type="float" office:value="1658247" calcext:value-type="float">
            <text:p>1658247</text:p>
          </table:table-cell>
          <table:table-cell office:value-type="float" office:value="1201629" calcext:value-type="float">
            <text:p>1201629</text:p>
          </table:table-cell>
          <table:table-cell office:value-type="float" office:value="653313" calcext:value-type="float">
            <text:p>653313</text:p>
          </table:table-cell>
          <table:table-cell office:value-type="float" office:value="963500" calcext:value-type="float">
            <text:p>963500</text:p>
          </table:table-cell>
          <table:table-cell office:value-type="float" office:value="1645543" calcext:value-type="float">
            <text:p>1645543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530735079138" calcext:value-type="float">
            <text:p>3.96530735079138</text:p>
          </table:table-cell>
          <table:table-cell office:value-type="float" office:value="0.982700703466022" calcext:value-type="float">
            <text:p>0.982700703466022</text:p>
          </table:table-cell>
          <table:table-cell office:value-type="float" office:value="0.988392351674122" calcext:value-type="float">
            <text:p>0.988392351674122</text:p>
          </table:table-cell>
          <table:table-cell office:value-type="float" office:value="0.716226782348965" calcext:value-type="float">
            <text:p>0.716226782348965</text:p>
          </table:table-cell>
          <table:table-cell office:value-type="float" office:value="0.389404939342134" calcext:value-type="float">
            <text:p>0.389404939342134</text:p>
          </table:table-cell>
          <table:table-cell office:value-type="float" office:value="0.574290820871689" calcext:value-type="float">
            <text:p>0.574290820871689</text:p>
          </table:table-cell>
          <table:table-cell office:value-type="float" office:value="0.980820176699183" calcext:value-type="float">
            <text:p>0.9808201766991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754643530207" calcext:value-type="float">
            <text:p>-106.754643530207</text:p>
          </table:table-cell>
          <table:table-cell office:value-type="float" office:value="-172.119012131573" calcext:value-type="float">
            <text:p>-172.119012131573</text:p>
          </table:table-cell>
          <table:table-cell office:value-type="float" office:value="-135.141835825662" calcext:value-type="float">
            <text:p>-135.1418358256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4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4648198973317" calcext:value-type="float">
            <text:p>72.4648198973317</text:p>
          </table:table-cell>
          <table:table-cell office:value-type="float" office:value="981.955088591234" calcext:value-type="float">
            <text:p>981.955088591234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639202" calcext:value-type="float">
            <text:p>6639202</text:p>
          </table:table-cell>
          <table:table-cell office:value-type="float" office:value="1646825" calcext:value-type="float">
            <text:p>1646825</text:p>
          </table:table-cell>
          <table:table-cell office:value-type="float" office:value="1658150" calcext:value-type="float">
            <text:p>1658150</text:p>
          </table:table-cell>
          <table:table-cell office:value-type="float" office:value="1223448" calcext:value-type="float">
            <text:p>1223448</text:p>
          </table:table-cell>
          <table:table-cell office:value-type="float" office:value="654998" calcext:value-type="float">
            <text:p>654998</text:p>
          </table:table-cell>
          <table:table-cell office:value-type="float" office:value="963980" calcext:value-type="float">
            <text:p>963980</text:p>
          </table:table-cell>
          <table:table-cell office:value-type="float" office:value="1645626" calcext:value-type="float">
            <text:p>1645626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95727323976436" calcext:value-type="float">
            <text:p>3.95727323976436</text:p>
          </table:table-cell>
          <table:table-cell office:value-type="float" office:value="0.981584308336295" calcext:value-type="float">
            <text:p>0.981584308336295</text:p>
          </table:table-cell>
          <table:table-cell office:value-type="float" office:value="0.988334535161798" calcext:value-type="float">
            <text:p>0.988334535161798</text:p>
          </table:table-cell>
          <table:table-cell office:value-type="float" office:value="0.72923192134284" calcext:value-type="float">
            <text:p>0.72923192134284</text:p>
          </table:table-cell>
          <table:table-cell office:value-type="float" office:value="0.390409277726326" calcext:value-type="float">
            <text:p>0.390409277726326</text:p>
          </table:table-cell>
          <table:table-cell office:value-type="float" office:value="0.574576923200717" calcext:value-type="float">
            <text:p>0.574576923200717</text:p>
          </table:table-cell>
          <table:table-cell office:value-type="float" office:value="0.980869648560244" calcext:value-type="float">
            <text:p>0.980869648560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153615731432" calcext:value-type="float">
            <text:p>-104.153615731432</text:p>
          </table:table-cell>
          <table:table-cell office:value-type="float" office:value="-171.918144454735" calcext:value-type="float">
            <text:p>-171.918144454735</text:p>
          </table:table-cell>
          <table:table-cell office:value-type="float" office:value="-135.084615359857" calcext:value-type="float">
            <text:p>-135.0846153598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4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4809020753825" calcext:value-type="float">
            <text:p>72.4809020753825</text:p>
          </table:table-cell>
          <table:table-cell office:value-type="float" office:value="981.900016669982" calcext:value-type="float">
            <text:p>981.900016669982</text:p>
          </table:table-cell>
          <table:table-cell office:value-type="float" office:value="-1" calcext:value-type="float">
            <text:p>-1</text:p>
          </table:table-cell>
          <table:table-cell office:value-type="float" office:value="17436" calcext:value-type="float">
            <text:p>17436</text:p>
          </table:table-cell>
          <table:table-cell office:value-type="float" office:value="6653063" calcext:value-type="float">
            <text:p>6653063</text:p>
          </table:table-cell>
          <table:table-cell office:value-type="float" office:value="1648562" calcext:value-type="float">
            <text:p>1648562</text:p>
          </table:table-cell>
          <table:table-cell office:value-type="float" office:value="1659577" calcext:value-type="float">
            <text:p>1659577</text:p>
          </table:table-cell>
          <table:table-cell office:value-type="float" office:value="1218217" calcext:value-type="float">
            <text:p>1218217</text:p>
          </table:table-cell>
          <table:table-cell office:value-type="float" office:value="656303" calcext:value-type="float">
            <text:p>656303</text:p>
          </table:table-cell>
          <table:table-cell office:value-type="float" office:value="963772" calcext:value-type="float">
            <text:p>963772</text:p>
          </table:table-cell>
          <table:table-cell office:value-type="float" office:value="1644319" calcext:value-type="float">
            <text:p>1644319</text:p>
          </table:table-cell>
          <table:table-cell office:value-type="float" office:value="0.0103926671019396" calcext:value-type="float">
            <text:p>0.01039266710194</text:p>
          </table:table-cell>
          <table:table-cell office:value-type="float" office:value="3.96553504056156" calcext:value-type="float">
            <text:p>3.96553504056156</text:p>
          </table:table-cell>
          <table:table-cell office:value-type="float" office:value="0.982619641139464" calcext:value-type="float">
            <text:p>0.982619641139464</text:p>
          </table:table-cell>
          <table:table-cell office:value-type="float" office:value="0.989185093544137" calcext:value-type="float">
            <text:p>0.989185093544137</text:p>
          </table:table-cell>
          <table:table-cell office:value-type="float" office:value="0.726114002002955" calcext:value-type="float">
            <text:p>0.726114002002955</text:p>
          </table:table-cell>
          <table:table-cell office:value-type="float" office:value="0.39118711843337" calcext:value-type="float">
            <text:p>0.39118711843337</text:p>
          </table:table-cell>
          <table:table-cell office:value-type="float" office:value="0.574452945524805" calcext:value-type="float">
            <text:p>0.574452945524805</text:p>
          </table:table-cell>
          <table:table-cell office:value-type="float" office:value="0.980090615760161" calcext:value-type="float">
            <text:p>0.980090615760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777199599409" calcext:value-type="float">
            <text:p>-104.777199599409</text:p>
          </table:table-cell>
          <table:table-cell office:value-type="float" office:value="-171.762576313326" calcext:value-type="float">
            <text:p>-171.762576313326</text:p>
          </table:table-cell>
          <table:table-cell office:value-type="float" office:value="-135.109410895039" calcext:value-type="float">
            <text:p>-135.1094108950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5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4809020753825" calcext:value-type="float">
            <text:p>72.4809020753825</text:p>
          </table:table-cell>
          <table:table-cell office:value-type="float" office:value="981.900016669982" calcext:value-type="float">
            <text:p>981.900016669982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50538" calcext:value-type="float">
            <text:p>6650538</text:p>
          </table:table-cell>
          <table:table-cell office:value-type="float" office:value="1648539" calcext:value-type="float">
            <text:p>1648539</text:p>
          </table:table-cell>
          <table:table-cell office:value-type="float" office:value="1658962" calcext:value-type="float">
            <text:p>1658962</text:p>
          </table:table-cell>
          <table:table-cell office:value-type="float" office:value="1204795" calcext:value-type="float">
            <text:p>1204795</text:p>
          </table:table-cell>
          <table:table-cell office:value-type="float" office:value="654719" calcext:value-type="float">
            <text:p>654719</text:p>
          </table:table-cell>
          <table:table-cell office:value-type="float" office:value="964815" calcext:value-type="float">
            <text:p>964815</text:p>
          </table:table-cell>
          <table:table-cell office:value-type="float" office:value="1643422" calcext:value-type="float">
            <text:p>1643422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6403002310157" calcext:value-type="float">
            <text:p>3.96403002310157</text:p>
          </table:table-cell>
          <table:table-cell office:value-type="float" office:value="0.982605932069532" calcext:value-type="float">
            <text:p>0.982605932069532</text:p>
          </table:table-cell>
          <table:table-cell office:value-type="float" office:value="0.98881852493507" calcext:value-type="float">
            <text:p>0.98881852493507</text:p>
          </table:table-cell>
          <table:table-cell office:value-type="float" office:value="0.718113865627511" calcext:value-type="float">
            <text:p>0.718113865627511</text:p>
          </table:table-cell>
          <table:table-cell office:value-type="float" office:value="0.390242980747578" calcext:value-type="float">
            <text:p>0.390242980747578</text:p>
          </table:table-cell>
          <table:table-cell office:value-type="float" office:value="0.575074622043922" calcext:value-type="float">
            <text:p>0.575074622043922</text:p>
          </table:table-cell>
          <table:table-cell office:value-type="float" office:value="0.97955596203279" calcext:value-type="float">
            <text:p>0.97955596203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377226874498" calcext:value-type="float">
            <text:p>-106.377226874498</text:p>
          </table:table-cell>
          <table:table-cell office:value-type="float" office:value="-171.951403850484" calcext:value-type="float">
            <text:p>-171.951403850484</text:p>
          </table:table-cell>
          <table:table-cell office:value-type="float" office:value="-134.985075591216" calcext:value-type="float">
            <text:p>-134.9850755912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5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4648198973317" calcext:value-type="float">
            <text:p>72.4648198973317</text:p>
          </table:table-cell>
          <table:table-cell office:value-type="float" office:value="981.955088591234" calcext:value-type="float">
            <text:p>981.955088591234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50585" calcext:value-type="float">
            <text:p>6650585</text:p>
          </table:table-cell>
          <table:table-cell office:value-type="float" office:value="1649151" calcext:value-type="float">
            <text:p>1649151</text:p>
          </table:table-cell>
          <table:table-cell office:value-type="float" office:value="1658211" calcext:value-type="float">
            <text:p>1658211</text:p>
          </table:table-cell>
          <table:table-cell office:value-type="float" office:value="1203854" calcext:value-type="float">
            <text:p>1203854</text:p>
          </table:table-cell>
          <table:table-cell office:value-type="float" office:value="654791" calcext:value-type="float">
            <text:p>654791</text:p>
          </table:table-cell>
          <table:table-cell office:value-type="float" office:value="967849" calcext:value-type="float">
            <text:p>967849</text:p>
          </table:table-cell>
          <table:table-cell office:value-type="float" office:value="1643985" calcext:value-type="float">
            <text:p>1643985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6405803728795" calcext:value-type="float">
            <text:p>3.96405803728795</text:p>
          </table:table-cell>
          <table:table-cell office:value-type="float" office:value="0.982970712539042" calcext:value-type="float">
            <text:p>0.982970712539042</text:p>
          </table:table-cell>
          <table:table-cell office:value-type="float" office:value="0.988370893999445" calcext:value-type="float">
            <text:p>0.988370893999445</text:p>
          </table:table-cell>
          <table:table-cell office:value-type="float" office:value="0.717552985853313" calcext:value-type="float">
            <text:p>0.717552985853313</text:p>
          </table:table-cell>
          <table:table-cell office:value-type="float" office:value="0.390285896096932" calcext:value-type="float">
            <text:p>0.390285896096932</text:p>
          </table:table-cell>
          <table:table-cell office:value-type="float" office:value="0.576883027181986" calcext:value-type="float">
            <text:p>0.576883027181986</text:p>
          </table:table-cell>
          <table:table-cell office:value-type="float" office:value="0.979891536222879" calcext:value-type="float">
            <text:p>0.9798915362228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489402829337" calcext:value-type="float">
            <text:p>-106.489402829337</text:p>
          </table:table-cell>
          <table:table-cell office:value-type="float" office:value="-171.942820780614" calcext:value-type="float">
            <text:p>-171.942820780614</text:p>
          </table:table-cell>
          <table:table-cell office:value-type="float" office:value="-134.623394563603" calcext:value-type="float">
            <text:p>-134.6233945636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6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4540984024101" calcext:value-type="float">
            <text:p>72.4540984024101</text:p>
          </table:table-cell>
          <table:table-cell office:value-type="float" office:value="981.955088591234" calcext:value-type="float">
            <text:p>981.955088591234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1687" calcext:value-type="float">
            <text:p>6651687</text:p>
          </table:table-cell>
          <table:table-cell office:value-type="float" office:value="1648927" calcext:value-type="float">
            <text:p>1648927</text:p>
          </table:table-cell>
          <table:table-cell office:value-type="float" office:value="1658252" calcext:value-type="float">
            <text:p>1658252</text:p>
          </table:table-cell>
          <table:table-cell office:value-type="float" office:value="1204809" calcext:value-type="float">
            <text:p>1204809</text:p>
          </table:table-cell>
          <table:table-cell office:value-type="float" office:value="655263" calcext:value-type="float">
            <text:p>655263</text:p>
          </table:table-cell>
          <table:table-cell office:value-type="float" office:value="970755" calcext:value-type="float">
            <text:p>970755</text:p>
          </table:table-cell>
          <table:table-cell office:value-type="float" office:value="1645203" calcext:value-type="float">
            <text:p>1645203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71488055168" calcext:value-type="float">
            <text:p>3.96471488055168</text:p>
          </table:table-cell>
          <table:table-cell office:value-type="float" office:value="0.982837198118829" calcext:value-type="float">
            <text:p>0.982837198118829</text:p>
          </table:table-cell>
          <table:table-cell office:value-type="float" office:value="0.988395331906716" calcext:value-type="float">
            <text:p>0.988395331906716</text:p>
          </table:table-cell>
          <table:table-cell office:value-type="float" office:value="0.718122210278774" calcext:value-type="float">
            <text:p>0.718122210278774</text:p>
          </table:table-cell>
          <table:table-cell office:value-type="float" office:value="0.39056723005381" calcext:value-type="float">
            <text:p>0.39056723005381</text:p>
          </table:table-cell>
          <table:table-cell office:value-type="float" office:value="0.578615138365643" calcext:value-type="float">
            <text:p>0.578615138365643</text:p>
          </table:table-cell>
          <table:table-cell office:value-type="float" office:value="0.980617520882788" calcext:value-type="float">
            <text:p>0.9806175208827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375557944245" calcext:value-type="float">
            <text:p>-106.375557944245</text:p>
          </table:table-cell>
          <table:table-cell office:value-type="float" office:value="-171.886553989238" calcext:value-type="float">
            <text:p>-171.886553989238</text:p>
          </table:table-cell>
          <table:table-cell office:value-type="float" office:value="-134.276972326871" calcext:value-type="float">
            <text:p>-134.2769723268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6</text:p>
          </table:table-cell>
          <table:table-cell office:value-type="float" office:value="26.0296312180872" calcext:value-type="float">
            <text:p>26.0296312180872</text:p>
          </table:table-cell>
          <table:table-cell office:value-type="float" office:value="72.4858769208206" calcext:value-type="float">
            <text:p>72.4858769208206</text:p>
          </table:table-cell>
          <table:table-cell office:value-type="float" office:value="981.891506626646" calcext:value-type="float">
            <text:p>981.891506626646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1758" calcext:value-type="float">
            <text:p>6651758</text:p>
          </table:table-cell>
          <table:table-cell office:value-type="float" office:value="1648824" calcext:value-type="float">
            <text:p>1648824</text:p>
          </table:table-cell>
          <table:table-cell office:value-type="float" office:value="1658489" calcext:value-type="float">
            <text:p>1658489</text:p>
          </table:table-cell>
          <table:table-cell office:value-type="float" office:value="1216014" calcext:value-type="float">
            <text:p>1216014</text:p>
          </table:table-cell>
          <table:table-cell office:value-type="float" office:value="655818" calcext:value-type="float">
            <text:p>655818</text:p>
          </table:table-cell>
          <table:table-cell office:value-type="float" office:value="974208" calcext:value-type="float">
            <text:p>974208</text:p>
          </table:table-cell>
          <table:table-cell office:value-type="float" office:value="1646478" calcext:value-type="float">
            <text:p>1646478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75719985452" calcext:value-type="float">
            <text:p>3.96475719985452</text:p>
          </table:table-cell>
          <table:table-cell office:value-type="float" office:value="0.982775805327392" calcext:value-type="float">
            <text:p>0.982775805327392</text:p>
          </table:table-cell>
          <table:table-cell office:value-type="float" office:value="0.988536594931674" calcext:value-type="float">
            <text:p>0.988536594931674</text:p>
          </table:table-cell>
          <table:table-cell office:value-type="float" office:value="0.72480091152202" calcext:value-type="float">
            <text:p>0.72480091152202</text:p>
          </table:table-cell>
          <table:table-cell office:value-type="float" office:value="0.390898035871748" calcext:value-type="float">
            <text:p>0.390898035871748</text:p>
          </table:table-cell>
          <table:table-cell office:value-type="float" office:value="0.580673286995087" calcext:value-type="float">
            <text:p>0.580673286995087</text:p>
          </table:table-cell>
          <table:table-cell office:value-type="float" office:value="0.981377480194268" calcext:value-type="float">
            <text:p>0.9813774801942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039817695596" calcext:value-type="float">
            <text:p>-105.039817695596</text:p>
          </table:table-cell>
          <table:table-cell office:value-type="float" office:value="-171.82039282565" calcext:value-type="float">
            <text:p>-171.82039282565</text:p>
          </table:table-cell>
          <table:table-cell office:value-type="float" office:value="-133.865342600983" calcext:value-type="float">
            <text:p>-133.8653426009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6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4862627842444" calcext:value-type="float">
            <text:p>72.4862627842444</text:p>
          </table:table-cell>
          <table:table-cell office:value-type="float" office:value="981.927552619699" calcext:value-type="float">
            <text:p>981.927552619699</text:p>
          </table:table-cell>
          <table:table-cell office:value-type="float" office:value="-1" calcext:value-type="float">
            <text:p>-1</text:p>
          </table:table-cell>
          <table:table-cell office:value-type="float" office:value="17448" calcext:value-type="float">
            <text:p>17448</text:p>
          </table:table-cell>
          <table:table-cell office:value-type="float" office:value="6650445" calcext:value-type="float">
            <text:p>6650445</text:p>
          </table:table-cell>
          <table:table-cell office:value-type="float" office:value="1648895" calcext:value-type="float">
            <text:p>1648895</text:p>
          </table:table-cell>
          <table:table-cell office:value-type="float" office:value="1659750" calcext:value-type="float">
            <text:p>1659750</text:p>
          </table:table-cell>
          <table:table-cell office:value-type="float" office:value="1210330" calcext:value-type="float">
            <text:p>1210330</text:p>
          </table:table-cell>
          <table:table-cell office:value-type="float" office:value="656616" calcext:value-type="float">
            <text:p>656616</text:p>
          </table:table-cell>
          <table:table-cell office:value-type="float" office:value="972159" calcext:value-type="float">
            <text:p>972159</text:p>
          </table:table-cell>
          <table:table-cell office:value-type="float" office:value="1643577" calcext:value-type="float">
            <text:p>1643577</text:p>
          </table:table-cell>
          <table:table-cell office:value-type="float" office:value="0.0103998196601653" calcext:value-type="float">
            <text:p>0.010399819660165</text:p>
          </table:table-cell>
          <table:table-cell office:value-type="float" office:value="3.96397459077532" calcext:value-type="float">
            <text:p>3.96397459077532</text:p>
          </table:table-cell>
          <table:table-cell office:value-type="float" office:value="0.982818124630228" calcext:value-type="float">
            <text:p>0.982818124630228</text:p>
          </table:table-cell>
          <table:table-cell office:value-type="float" office:value="0.989288209591891" calcext:value-type="float">
            <text:p>0.989288209591891</text:p>
          </table:table-cell>
          <table:table-cell office:value-type="float" office:value="0.721412983109115" calcext:value-type="float">
            <text:p>0.721412983109115</text:p>
          </table:table-cell>
          <table:table-cell office:value-type="float" office:value="0.391373680993757" calcext:value-type="float">
            <text:p>0.391373680993757</text:p>
          </table:table-cell>
          <table:table-cell office:value-type="float" office:value="0.579451987678049" calcext:value-type="float">
            <text:p>0.579451987678049</text:p>
          </table:table-cell>
          <table:table-cell office:value-type="float" office:value="0.979648349243205" calcext:value-type="float">
            <text:p>0.979648349243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717403378177" calcext:value-type="float">
            <text:p>-105.717403378177</text:p>
          </table:table-cell>
          <table:table-cell office:value-type="float" office:value="-171.725263801249" calcext:value-type="float">
            <text:p>-171.725263801249</text:p>
          </table:table-cell>
          <table:table-cell office:value-type="float" office:value="-134.10960246439" calcext:value-type="float">
            <text:p>-134.109602464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7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188130703334" calcext:value-type="float">
            <text:p>72.5188130703334</text:p>
          </table:table-cell>
          <table:table-cell office:value-type="float" office:value="981.85345445757" calcext:value-type="float">
            <text:p>981.85345445757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30871" calcext:value-type="float">
            <text:p>6630871</text:p>
          </table:table-cell>
          <table:table-cell office:value-type="float" office:value="1648497" calcext:value-type="float">
            <text:p>1648497</text:p>
          </table:table-cell>
          <table:table-cell office:value-type="float" office:value="1658337" calcext:value-type="float">
            <text:p>1658337</text:p>
          </table:table-cell>
          <table:table-cell office:value-type="float" office:value="1210501" calcext:value-type="float">
            <text:p>1210501</text:p>
          </table:table-cell>
          <table:table-cell office:value-type="float" office:value="657889" calcext:value-type="float">
            <text:p>657889</text:p>
          </table:table-cell>
          <table:table-cell office:value-type="float" office:value="976105" calcext:value-type="float">
            <text:p>976105</text:p>
          </table:table-cell>
          <table:table-cell office:value-type="float" office:value="1645919" calcext:value-type="float">
            <text:p>1645919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5230757621617" calcext:value-type="float">
            <text:p>3.95230757621617</text:p>
          </table:table-cell>
          <table:table-cell office:value-type="float" office:value="0.982580898115742" calcext:value-type="float">
            <text:p>0.982580898115742</text:p>
          </table:table-cell>
          <table:table-cell office:value-type="float" office:value="0.988445995860815" calcext:value-type="float">
            <text:p>0.988445995860815</text:p>
          </table:table-cell>
          <table:table-cell office:value-type="float" office:value="0.721514907063831" calcext:value-type="float">
            <text:p>0.721514907063831</text:p>
          </table:table-cell>
          <table:table-cell office:value-type="float" office:value="0.3921324482122" calcext:value-type="float">
            <text:p>0.3921324482122</text:p>
          </table:table-cell>
          <table:table-cell office:value-type="float" office:value="0.581803987241267" calcext:value-type="float">
            <text:p>0.581803987241267</text:p>
          </table:table-cell>
          <table:table-cell office:value-type="float" office:value="0.981044290190254" calcext:value-type="float">
            <text:p>0.981044290190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697018587234" calcext:value-type="float">
            <text:p>-105.697018587234</text:p>
          </table:table-cell>
          <table:table-cell office:value-type="float" office:value="-171.57351035756" calcext:value-type="float">
            <text:p>-171.57351035756</text:p>
          </table:table-cell>
          <table:table-cell office:value-type="float" office:value="-133.639202551747" calcext:value-type="float">
            <text:p>-133.6392025517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7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345087780123" calcext:value-type="float">
            <text:p>72.5345087780123</text:p>
          </table:table-cell>
          <table:table-cell office:value-type="float" office:value="981.955088591234" calcext:value-type="float">
            <text:p>981.955088591234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51664" calcext:value-type="float">
            <text:p>6651664</text:p>
          </table:table-cell>
          <table:table-cell office:value-type="float" office:value="1648344" calcext:value-type="float">
            <text:p>1648344</text:p>
          </table:table-cell>
          <table:table-cell office:value-type="float" office:value="1656603" calcext:value-type="float">
            <text:p>1656603</text:p>
          </table:table-cell>
          <table:table-cell office:value-type="float" office:value="1215722" calcext:value-type="float">
            <text:p>1215722</text:p>
          </table:table-cell>
          <table:table-cell office:value-type="float" office:value="657868" calcext:value-type="float">
            <text:p>657868</text:p>
          </table:table-cell>
          <table:table-cell office:value-type="float" office:value="979439" calcext:value-type="float">
            <text:p>979439</text:p>
          </table:table-cell>
          <table:table-cell office:value-type="float" office:value="1646357" calcext:value-type="float">
            <text:p>1646357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6470117148175" calcext:value-type="float">
            <text:p>3.96470117148175</text:p>
          </table:table-cell>
          <table:table-cell office:value-type="float" office:value="0.982489702998364" calcext:value-type="float">
            <text:p>0.982489702998364</text:p>
          </table:table-cell>
          <table:table-cell office:value-type="float" office:value="0.987412451197201" calcext:value-type="float">
            <text:p>0.987412451197201</text:p>
          </table:table-cell>
          <table:table-cell office:value-type="float" office:value="0.724626865938528" calcext:value-type="float">
            <text:p>0.724626865938528</text:p>
          </table:table-cell>
          <table:table-cell office:value-type="float" office:value="0.392119931235305" calcext:value-type="float">
            <text:p>0.392119931235305</text:p>
          </table:table-cell>
          <table:table-cell office:value-type="float" office:value="0.583791206334973" calcext:value-type="float">
            <text:p>0.583791206334973</text:p>
          </table:table-cell>
          <table:table-cell office:value-type="float" office:value="0.981305358565492" calcext:value-type="float">
            <text:p>0.981305358565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074626812294" calcext:value-type="float">
            <text:p>-105.074626812294</text:p>
          </table:table-cell>
          <table:table-cell office:value-type="float" office:value="-171.576013752939" calcext:value-type="float">
            <text:p>-171.576013752939</text:p>
          </table:table-cell>
          <table:table-cell office:value-type="float" office:value="-133.241758733005" calcext:value-type="float">
            <text:p>-133.2417587330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8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348951706541" calcext:value-type="float">
            <text:p>72.5348951706541</text:p>
          </table:table-cell>
          <table:table-cell office:value-type="float" office:value="981.936062928185" calcext:value-type="float">
            <text:p>981.936062928185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48092" calcext:value-type="float">
            <text:p>6648092</text:p>
          </table:table-cell>
          <table:table-cell office:value-type="float" office:value="1648591" calcext:value-type="float">
            <text:p>1648591</text:p>
          </table:table-cell>
          <table:table-cell office:value-type="float" office:value="1659325" calcext:value-type="float">
            <text:p>1659325</text:p>
          </table:table-cell>
          <table:table-cell office:value-type="float" office:value="1231872" calcext:value-type="float">
            <text:p>1231872</text:p>
          </table:table-cell>
          <table:table-cell office:value-type="float" office:value="659255" calcext:value-type="float">
            <text:p>659255</text:p>
          </table:table-cell>
          <table:table-cell office:value-type="float" office:value="980522" calcext:value-type="float">
            <text:p>980522</text:p>
          </table:table-cell>
          <table:table-cell office:value-type="float" office:value="1646561" calcext:value-type="float">
            <text:p>1646561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6257209331657" calcext:value-type="float">
            <text:p>3.96257209331657</text:p>
          </table:table-cell>
          <table:table-cell office:value-type="float" office:value="0.98263692648851" calcext:value-type="float">
            <text:p>0.98263692648851</text:p>
          </table:table-cell>
          <table:table-cell office:value-type="float" office:value="0.989034889821397" calcext:value-type="float">
            <text:p>0.989034889821397</text:p>
          </table:table-cell>
          <table:table-cell office:value-type="float" office:value="0.734253017217281" calcext:value-type="float">
            <text:p>0.734253017217281</text:p>
          </table:table-cell>
          <table:table-cell office:value-type="float" office:value="0.392946647756892" calcext:value-type="float">
            <text:p>0.392946647756892</text:p>
          </table:table-cell>
          <table:table-cell office:value-type="float" office:value="0.584436724714842" calcext:value-type="float">
            <text:p>0.584436724714842</text:p>
          </table:table-cell>
          <table:table-cell office:value-type="float" office:value="0.981426952055329" calcext:value-type="float">
            <text:p>0.9814269520553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149396556544" calcext:value-type="float">
            <text:p>-103.149396556544</text:p>
          </table:table-cell>
          <table:table-cell office:value-type="float" office:value="-171.410670448622" calcext:value-type="float">
            <text:p>-171.410670448622</text:p>
          </table:table-cell>
          <table:table-cell office:value-type="float" office:value="-133.112655057032" calcext:value-type="float">
            <text:p>-133.1126550570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8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5620851820234" calcext:value-type="float">
            <text:p>72.5620851820234</text:p>
          </table:table-cell>
          <table:table-cell office:value-type="float" office:value="981.917036865186" calcext:value-type="float">
            <text:p>981.917036865186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52598" calcext:value-type="float">
            <text:p>6652598</text:p>
          </table:table-cell>
          <table:table-cell office:value-type="float" office:value="1648626" calcext:value-type="float">
            <text:p>1648626</text:p>
          </table:table-cell>
          <table:table-cell office:value-type="float" office:value="1659609" calcext:value-type="float">
            <text:p>1659609</text:p>
          </table:table-cell>
          <table:table-cell office:value-type="float" office:value="1229871" calcext:value-type="float">
            <text:p>1229871</text:p>
          </table:table-cell>
          <table:table-cell office:value-type="float" office:value="660841" calcext:value-type="float">
            <text:p>660841</text:p>
          </table:table-cell>
          <table:table-cell office:value-type="float" office:value="979803" calcext:value-type="float">
            <text:p>979803</text:p>
          </table:table-cell>
          <table:table-cell office:value-type="float" office:value="1644954" calcext:value-type="float">
            <text:p>1644954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525787893032" calcext:value-type="float">
            <text:p>3.96525787893032</text:p>
          </table:table-cell>
          <table:table-cell office:value-type="float" office:value="0.982657788116668" calcext:value-type="float">
            <text:p>0.982657788116668</text:p>
          </table:table-cell>
          <table:table-cell office:value-type="float" office:value="0.989204167032739" calcext:value-type="float">
            <text:p>0.989204167032739</text:p>
          </table:table-cell>
          <table:table-cell office:value-type="float" office:value="0.733060328133145" calcext:value-type="float">
            <text:p>0.733060328133145</text:p>
          </table:table-cell>
          <table:table-cell office:value-type="float" office:value="0.393891977535722" calcext:value-type="float">
            <text:p>0.393891977535722</text:p>
          </table:table-cell>
          <table:table-cell office:value-type="float" office:value="0.584008167267819" calcext:value-type="float">
            <text:p>0.584008167267819</text:p>
          </table:table-cell>
          <table:table-cell office:value-type="float" office:value="0.980469105299605" calcext:value-type="float">
            <text:p>0.9804691052996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387934373371" calcext:value-type="float">
            <text:p>-103.387934373371</text:p>
          </table:table-cell>
          <table:table-cell office:value-type="float" office:value="-171.221604492856" calcext:value-type="float">
            <text:p>-171.221604492856</text:p>
          </table:table-cell>
          <table:table-cell office:value-type="float" office:value="-133.198366546436" calcext:value-type="float">
            <text:p>-133.1983665464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9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572806573299" calcext:value-type="float">
            <text:p>72.572806573299</text:p>
          </table:table-cell>
          <table:table-cell office:value-type="float" office:value="981.999646153625" calcext:value-type="float">
            <text:p>981.999646153625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51360" calcext:value-type="float">
            <text:p>6651360</text:p>
          </table:table-cell>
          <table:table-cell office:value-type="float" office:value="1648960" calcext:value-type="float">
            <text:p>1648960</text:p>
          </table:table-cell>
          <table:table-cell office:value-type="float" office:value="1657509" calcext:value-type="float">
            <text:p>1657509</text:p>
          </table:table-cell>
          <table:table-cell office:value-type="float" office:value="1217736" calcext:value-type="float">
            <text:p>1217736</text:p>
          </table:table-cell>
          <table:table-cell office:value-type="float" office:value="659120" calcext:value-type="float">
            <text:p>659120</text:p>
          </table:table-cell>
          <table:table-cell office:value-type="float" office:value="980465" calcext:value-type="float">
            <text:p>980465</text:p>
          </table:table-cell>
          <table:table-cell office:value-type="float" office:value="1644088" calcext:value-type="float">
            <text:p>1644088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451997334003" calcext:value-type="float">
            <text:p>3.96451997334003</text:p>
          </table:table-cell>
          <table:table-cell office:value-type="float" office:value="0.98285686765395" calcext:value-type="float">
            <text:p>0.98285686765395</text:p>
          </table:table-cell>
          <table:table-cell office:value-type="float" office:value="0.987952469343241" calcext:value-type="float">
            <text:p>0.987952469343241</text:p>
          </table:table-cell>
          <table:table-cell office:value-type="float" office:value="0.725827303627408" calcext:value-type="float">
            <text:p>0.725827303627408</text:p>
          </table:table-cell>
          <table:table-cell office:value-type="float" office:value="0.392866181476853" calcext:value-type="float">
            <text:p>0.392866181476853</text:p>
          </table:table-cell>
          <table:table-cell office:value-type="float" office:value="0.58440275006327" calcext:value-type="float">
            <text:p>0.58440275006327</text:p>
          </table:table-cell>
          <table:table-cell office:value-type="float" office:value="0.979952929014317" calcext:value-type="float">
            <text:p>0.979952929014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834539274518" calcext:value-type="float">
            <text:p>-104.834539274518</text:p>
          </table:table-cell>
          <table:table-cell office:value-type="float" office:value="-171.426763704629" calcext:value-type="float">
            <text:p>-171.426763704629</text:p>
          </table:table-cell>
          <table:table-cell office:value-type="float" office:value="-133.119449987346" calcext:value-type="float">
            <text:p>-133.1194499873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9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5888885958779" calcext:value-type="float">
            <text:p>72.5888885958779</text:p>
          </table:table-cell>
          <table:table-cell office:value-type="float" office:value="981.944573272848" calcext:value-type="float">
            <text:p>981.944573272848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51231" calcext:value-type="float">
            <text:p>6651231</text:p>
          </table:table-cell>
          <table:table-cell office:value-type="float" office:value="1649445" calcext:value-type="float">
            <text:p>1649445</text:p>
          </table:table-cell>
          <table:table-cell office:value-type="float" office:value="1659319" calcext:value-type="float">
            <text:p>1659319</text:p>
          </table:table-cell>
          <table:table-cell office:value-type="float" office:value="1213461" calcext:value-type="float">
            <text:p>1213461</text:p>
          </table:table-cell>
          <table:table-cell office:value-type="float" office:value="658264" calcext:value-type="float">
            <text:p>658264</text:p>
          </table:table-cell>
          <table:table-cell office:value-type="float" office:value="982887" calcext:value-type="float">
            <text:p>982887</text:p>
          </table:table-cell>
          <table:table-cell office:value-type="float" office:value="1643826" calcext:value-type="float">
            <text:p>1643826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644430833391" calcext:value-type="float">
            <text:p>3.9644430833391</text:p>
          </table:table-cell>
          <table:table-cell office:value-type="float" office:value="0.983145950215572" calcext:value-type="float">
            <text:p>0.983145950215572</text:p>
          </table:table-cell>
          <table:table-cell office:value-type="float" office:value="0.989031313542284" calcext:value-type="float">
            <text:p>0.989031313542284</text:p>
          </table:table-cell>
          <table:table-cell office:value-type="float" office:value="0.723279204759503" calcext:value-type="float">
            <text:p>0.723279204759503</text:p>
          </table:table-cell>
          <table:table-cell office:value-type="float" office:value="0.392355965656753" calcext:value-type="float">
            <text:p>0.392355965656753</text:p>
          </table:table-cell>
          <table:table-cell office:value-type="float" office:value="0.585846374731824" calcext:value-type="float">
            <text:p>0.585846374731824</text:p>
          </table:table-cell>
          <table:table-cell office:value-type="float" office:value="0.979796764826389" calcext:value-type="float">
            <text:p>0.9797967648263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344159048099" calcext:value-type="float">
            <text:p>-105.344159048099</text:p>
          </table:table-cell>
          <table:table-cell office:value-type="float" office:value="-171.528806868649" calcext:value-type="float">
            <text:p>-171.528806868649</text:p>
          </table:table-cell>
          <table:table-cell office:value-type="float" office:value="-132.830725053635" calcext:value-type="float">
            <text:p>-132.8307250536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39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5888885958779" calcext:value-type="float">
            <text:p>72.5888885958779</text:p>
          </table:table-cell>
          <table:table-cell office:value-type="float" office:value="981.917036865186" calcext:value-type="float">
            <text:p>981.917036865186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42327" calcext:value-type="float">
            <text:p>6642327</text:p>
          </table:table-cell>
          <table:table-cell office:value-type="float" office:value="1648037" calcext:value-type="float">
            <text:p>1648037</text:p>
          </table:table-cell>
          <table:table-cell office:value-type="float" office:value="1658372" calcext:value-type="float">
            <text:p>1658372</text:p>
          </table:table-cell>
          <table:table-cell office:value-type="float" office:value="1214150" calcext:value-type="float">
            <text:p>1214150</text:p>
          </table:table-cell>
          <table:table-cell office:value-type="float" office:value="660044" calcext:value-type="float">
            <text:p>660044</text:p>
          </table:table-cell>
          <table:table-cell office:value-type="float" office:value="985834" calcext:value-type="float">
            <text:p>985834</text:p>
          </table:table-cell>
          <table:table-cell office:value-type="float" office:value="1644570" calcext:value-type="float">
            <text:p>1644570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5913588513564" calcext:value-type="float">
            <text:p>3.95913588513564</text:p>
          </table:table-cell>
          <table:table-cell office:value-type="float" office:value="0.98230671671709" calcext:value-type="float">
            <text:p>0.98230671671709</text:p>
          </table:table-cell>
          <table:table-cell office:value-type="float" office:value="0.988466857488973" calcext:value-type="float">
            <text:p>0.988466857488973</text:p>
          </table:table-cell>
          <table:table-cell office:value-type="float" office:value="0.723689880810962" calcext:value-type="float">
            <text:p>0.723689880810962</text:p>
          </table:table-cell>
          <table:table-cell office:value-type="float" office:value="0.393416928460232" calcext:value-type="float">
            <text:p>0.393416928460232</text:p>
          </table:table-cell>
          <table:table-cell office:value-type="float" office:value="0.587602923822751" calcext:value-type="float">
            <text:p>0.587602923822751</text:p>
          </table:table-cell>
          <table:table-cell office:value-type="float" office:value="0.980240223436382" calcext:value-type="float">
            <text:p>0.9802402234363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262023837808" calcext:value-type="float">
            <text:p>-105.262023837808</text:p>
          </table:table-cell>
          <table:table-cell office:value-type="float" office:value="-171.316614307954" calcext:value-type="float">
            <text:p>-171.316614307954</text:p>
          </table:table-cell>
          <table:table-cell office:value-type="float" office:value="-132.47941523545" calcext:value-type="float">
            <text:p>-132.479415235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0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934751601997" calcext:value-type="float">
            <text:p>72.5934751601997</text:p>
          </table:table-cell>
          <table:table-cell office:value-type="float" office:value="981.900016669982" calcext:value-type="float">
            <text:p>981.900016669982</text:p>
          </table:table-cell>
          <table:table-cell office:value-type="float" office:value="-1" calcext:value-type="float">
            <text:p>-1</text:p>
          </table:table-cell>
          <table:table-cell office:value-type="float" office:value="17407" calcext:value-type="float">
            <text:p>17407</text:p>
          </table:table-cell>
          <table:table-cell office:value-type="float" office:value="6641625" calcext:value-type="float">
            <text:p>6641625</text:p>
          </table:table-cell>
          <table:table-cell office:value-type="float" office:value="1646148" calcext:value-type="float">
            <text:p>1646148</text:p>
          </table:table-cell>
          <table:table-cell office:value-type="float" office:value="1655341" calcext:value-type="float">
            <text:p>1655341</text:p>
          </table:table-cell>
          <table:table-cell office:value-type="float" office:value="1241092" calcext:value-type="float">
            <text:p>1241092</text:p>
          </table:table-cell>
          <table:table-cell office:value-type="float" office:value="662058" calcext:value-type="float">
            <text:p>662058</text:p>
          </table:table-cell>
          <table:table-cell office:value-type="float" office:value="988915" calcext:value-type="float">
            <text:p>988915</text:p>
          </table:table-cell>
          <table:table-cell office:value-type="float" office:value="1644317" calcext:value-type="float">
            <text:p>1644317</text:p>
          </table:table-cell>
          <table:table-cell office:value-type="float" office:value="0.0103753817528941" calcext:value-type="float">
            <text:p>0.010375381752894</text:p>
          </table:table-cell>
          <table:table-cell office:value-type="float" office:value="3.95871746047943" calcext:value-type="float">
            <text:p>3.95871746047943</text:p>
          </table:table-cell>
          <table:table-cell office:value-type="float" office:value="0.981180784843061" calcext:value-type="float">
            <text:p>0.981180784843061</text:p>
          </table:table-cell>
          <table:table-cell office:value-type="float" office:value="0.986660240490465" calcext:value-type="float">
            <text:p>0.986660240490465</text:p>
          </table:table-cell>
          <table:table-cell office:value-type="float" office:value="0.739748566120692" calcext:value-type="float">
            <text:p>0.739748566120692</text:p>
          </table:table-cell>
          <table:table-cell office:value-type="float" office:value="0.394617366149111" calcext:value-type="float">
            <text:p>0.394617366149111</text:p>
          </table:table-cell>
          <table:table-cell office:value-type="float" office:value="0.589439343147199" calcext:value-type="float">
            <text:p>0.589439343147199</text:p>
          </table:table-cell>
          <table:table-cell office:value-type="float" office:value="0.980089423667124" calcext:value-type="float">
            <text:p>0.980089423667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050286775862" calcext:value-type="float">
            <text:p>-102.050286775862</text:p>
          </table:table-cell>
          <table:table-cell office:value-type="float" office:value="-171.076526770178" calcext:value-type="float">
            <text:p>-171.076526770178</text:p>
          </table:table-cell>
          <table:table-cell office:value-type="float" office:value="-132.11213137056" calcext:value-type="float">
            <text:p>-132.112131370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0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827540769998" calcext:value-type="float">
            <text:p>72.5827540769998</text:p>
          </table:table-cell>
          <table:table-cell office:value-type="float" office:value="981.955088591234" calcext:value-type="float">
            <text:p>981.955088591234</text:p>
          </table:table-cell>
          <table:table-cell office:value-type="float" office:value="-1" calcext:value-type="float">
            <text:p>-1</text:p>
          </table:table-cell>
          <table:table-cell office:value-type="float" office:value="17417" calcext:value-type="float">
            <text:p>17417</text:p>
          </table:table-cell>
          <table:table-cell office:value-type="float" office:value="6645179" calcext:value-type="float">
            <text:p>6645179</text:p>
          </table:table-cell>
          <table:table-cell office:value-type="float" office:value="1648521" calcext:value-type="float">
            <text:p>1648521</text:p>
          </table:table-cell>
          <table:table-cell office:value-type="float" office:value="1659164" calcext:value-type="float">
            <text:p>1659164</text:p>
          </table:table-cell>
          <table:table-cell office:value-type="float" office:value="1232802" calcext:value-type="float">
            <text:p>1232802</text:p>
          </table:table-cell>
          <table:table-cell office:value-type="float" office:value="663600" calcext:value-type="float">
            <text:p>663600</text:p>
          </table:table-cell>
          <table:table-cell office:value-type="float" office:value="987816" calcext:value-type="float">
            <text:p>987816</text:p>
          </table:table-cell>
          <table:table-cell office:value-type="float" office:value="1644105" calcext:value-type="float">
            <text:p>1644105</text:p>
          </table:table-cell>
          <table:table-cell office:value-type="float" office:value="0.0103813422180822" calcext:value-type="float">
            <text:p>0.010381342218082</text:p>
          </table:table-cell>
          <table:table-cell office:value-type="float" office:value="3.96083580980728" calcext:value-type="float">
            <text:p>3.96083580980728</text:p>
          </table:table-cell>
          <table:table-cell office:value-type="float" office:value="0.982595203232193" calcext:value-type="float">
            <text:p>0.982595203232193</text:p>
          </table:table-cell>
          <table:table-cell office:value-type="float" office:value="0.988938926331869" calcext:value-type="float">
            <text:p>0.988938926331869</text:p>
          </table:table-cell>
          <table:table-cell office:value-type="float" office:value="0.734807340479772" calcext:value-type="float">
            <text:p>0.734807340479772</text:p>
          </table:table-cell>
          <table:table-cell office:value-type="float" office:value="0.395536469881114" calcext:value-type="float">
            <text:p>0.395536469881114</text:p>
          </table:table-cell>
          <table:table-cell office:value-type="float" office:value="0.588784288023029" calcext:value-type="float">
            <text:p>0.588784288023029</text:p>
          </table:table-cell>
          <table:table-cell office:value-type="float" office:value="0.979963061805136" calcext:value-type="float">
            <text:p>0.9799630618051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038531904046" calcext:value-type="float">
            <text:p>-103.038531904046</text:p>
          </table:table-cell>
          <table:table-cell office:value-type="float" office:value="-170.892706023777" calcext:value-type="float">
            <text:p>-170.892706023777</text:p>
          </table:table-cell>
          <table:table-cell office:value-type="float" office:value="-132.243142395394" calcext:value-type="float">
            <text:p>-132.2431423953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1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938622113449" calcext:value-type="float">
            <text:p>72.5938622113449</text:p>
          </table:table-cell>
          <table:table-cell office:value-type="float" office:value="981.936062928185" calcext:value-type="float">
            <text:p>981.936062928185</text:p>
          </table:table-cell>
          <table:table-cell office:value-type="float" office:value="-1" calcext:value-type="float">
            <text:p>-1</text:p>
          </table:table-cell>
          <table:table-cell office:value-type="float" office:value="17420" calcext:value-type="float">
            <text:p>17420</text:p>
          </table:table-cell>
          <table:table-cell office:value-type="float" office:value="6643848" calcext:value-type="float">
            <text:p>6643848</text:p>
          </table:table-cell>
          <table:table-cell office:value-type="float" office:value="1648884" calcext:value-type="float">
            <text:p>1648884</text:p>
          </table:table-cell>
          <table:table-cell office:value-type="float" office:value="1659076" calcext:value-type="float">
            <text:p>1659076</text:p>
          </table:table-cell>
          <table:table-cell office:value-type="float" office:value="1224115" calcext:value-type="float">
            <text:p>1224115</text:p>
          </table:table-cell>
          <table:table-cell office:value-type="float" office:value="662106" calcext:value-type="float">
            <text:p>662106</text:p>
          </table:table-cell>
          <table:table-cell office:value-type="float" office:value="988829" calcext:value-type="float">
            <text:p>988829</text:p>
          </table:table-cell>
          <table:table-cell office:value-type="float" office:value="1643595" calcext:value-type="float">
            <text:p>1643595</text:p>
          </table:table-cell>
          <table:table-cell office:value-type="float" office:value="0.0103831303576386" calcext:value-type="float">
            <text:p>0.010383130357639</text:p>
          </table:table-cell>
          <table:table-cell office:value-type="float" office:value="3.96004247189074" calcext:value-type="float">
            <text:p>3.96004247189074</text:p>
          </table:table-cell>
          <table:table-cell office:value-type="float" office:value="0.982811568118521" calcext:value-type="float">
            <text:p>0.982811568118521</text:p>
          </table:table-cell>
          <table:table-cell office:value-type="float" office:value="0.988886474238214" calcext:value-type="float">
            <text:p>0.988886474238214</text:p>
          </table:table-cell>
          <table:table-cell office:value-type="float" office:value="0.729629484370885" calcext:value-type="float">
            <text:p>0.729629484370885</text:p>
          </table:table-cell>
          <table:table-cell office:value-type="float" office:value="0.394645976382014" calcext:value-type="float">
            <text:p>0.394645976382014</text:p>
          </table:table-cell>
          <table:table-cell office:value-type="float" office:value="0.589388083146582" calcext:value-type="float">
            <text:p>0.589388083146582</text:p>
          </table:table-cell>
          <table:table-cell office:value-type="float" office:value="0.979659078080544" calcext:value-type="float">
            <text:p>0.9796590780805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074103125823" calcext:value-type="float">
            <text:p>-104.074103125823</text:p>
          </table:table-cell>
          <table:table-cell office:value-type="float" office:value="-171.070804723597" calcext:value-type="float">
            <text:p>-171.070804723597</text:p>
          </table:table-cell>
          <table:table-cell office:value-type="float" office:value="-132.122383370684" calcext:value-type="float">
            <text:p>-132.1223833706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1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938622113449" calcext:value-type="float">
            <text:p>72.5938622113449</text:p>
          </table:table-cell>
          <table:table-cell office:value-type="float" office:value="981.908526749496" calcext:value-type="float">
            <text:p>981.908526749496</text:p>
          </table:table-cell>
          <table:table-cell office:value-type="float" office:value="-1" calcext:value-type="float">
            <text:p>-1</text:p>
          </table:table-cell>
          <table:table-cell office:value-type="float" office:value="17420" calcext:value-type="float">
            <text:p>17420</text:p>
          </table:table-cell>
          <table:table-cell office:value-type="float" office:value="6645199" calcext:value-type="float">
            <text:p>6645199</text:p>
          </table:table-cell>
          <table:table-cell office:value-type="float" office:value="1649304" calcext:value-type="float">
            <text:p>1649304</text:p>
          </table:table-cell>
          <table:table-cell office:value-type="float" office:value="1658824" calcext:value-type="float">
            <text:p>1658824</text:p>
          </table:table-cell>
          <table:table-cell office:value-type="float" office:value="1218782" calcext:value-type="float">
            <text:p>1218782</text:p>
          </table:table-cell>
          <table:table-cell office:value-type="float" office:value="661772" calcext:value-type="float">
            <text:p>661772</text:p>
          </table:table-cell>
          <table:table-cell office:value-type="float" office:value="991711" calcext:value-type="float">
            <text:p>991711</text:p>
          </table:table-cell>
          <table:table-cell office:value-type="float" office:value="1643723" calcext:value-type="float">
            <text:p>1643723</text:p>
          </table:table-cell>
          <table:table-cell office:value-type="float" office:value="0.0103831303576386" calcext:value-type="float">
            <text:p>0.010383130357639</text:p>
          </table:table-cell>
          <table:table-cell office:value-type="float" office:value="3.96084773073765" calcext:value-type="float">
            <text:p>3.96084773073765</text:p>
          </table:table-cell>
          <table:table-cell office:value-type="float" office:value="0.98306190765642" calcext:value-type="float">
            <text:p>0.98306190765642</text:p>
          </table:table-cell>
          <table:table-cell office:value-type="float" office:value="0.988736270515474" calcext:value-type="float">
            <text:p>0.988736270515474</text:p>
          </table:table-cell>
          <table:table-cell office:value-type="float" office:value="0.726450768286081" calcext:value-type="float">
            <text:p>0.726450768286081</text:p>
          </table:table-cell>
          <table:table-cell office:value-type="float" office:value="0.394446896844732" calcext:value-type="float">
            <text:p>0.394446896844732</text:p>
          </table:table-cell>
          <table:table-cell office:value-type="float" office:value="0.591105889213787" calcext:value-type="float">
            <text:p>0.591105889213787</text:p>
          </table:table-cell>
          <table:table-cell office:value-type="float" office:value="0.979735372034951" calcext:value-type="float">
            <text:p>0.9797353720349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709846342784" calcext:value-type="float">
            <text:p>-104.709846342784</text:p>
          </table:table-cell>
          <table:table-cell office:value-type="float" office:value="-171.110620631054" calcext:value-type="float">
            <text:p>-171.110620631054</text:p>
          </table:table-cell>
          <table:table-cell office:value-type="float" office:value="-131.778822157243" calcext:value-type="float">
            <text:p>-131.7788221572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2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827540769998" calcext:value-type="float">
            <text:p>72.5827540769998</text:p>
          </table:table-cell>
          <table:table-cell office:value-type="float" office:value="981.927552619699" calcext:value-type="float">
            <text:p>981.927552619699</text:p>
          </table:table-cell>
          <table:table-cell office:value-type="float" office:value="-1" calcext:value-type="float">
            <text:p>-1</text:p>
          </table:table-cell>
          <table:table-cell office:value-type="float" office:value="17421" calcext:value-type="float">
            <text:p>17421</text:p>
          </table:table-cell>
          <table:table-cell office:value-type="float" office:value="6651152" calcext:value-type="float">
            <text:p>6651152</text:p>
          </table:table-cell>
          <table:table-cell office:value-type="float" office:value="1649926" calcext:value-type="float">
            <text:p>1649926</text:p>
          </table:table-cell>
          <table:table-cell office:value-type="float" office:value="1659329" calcext:value-type="float">
            <text:p>1659329</text:p>
          </table:table-cell>
          <table:table-cell office:value-type="float" office:value="1220950" calcext:value-type="float">
            <text:p>1220950</text:p>
          </table:table-cell>
          <table:table-cell office:value-type="float" office:value="662635" calcext:value-type="float">
            <text:p>662635</text:p>
          </table:table-cell>
          <table:table-cell office:value-type="float" office:value="994662" calcext:value-type="float">
            <text:p>994662</text:p>
          </table:table-cell>
          <table:table-cell office:value-type="float" office:value="1645977" calcext:value-type="float">
            <text:p>1645977</text:p>
          </table:table-cell>
          <table:table-cell office:value-type="float" office:value="0.0103837264041574" calcext:value-type="float">
            <text:p>0.010383726404158</text:p>
          </table:table-cell>
          <table:table-cell office:value-type="float" office:value="3.96439599566412" calcext:value-type="float">
            <text:p>3.96439599566412</text:p>
          </table:table-cell>
          <table:table-cell office:value-type="float" office:value="0.983432648591119" calcext:value-type="float">
            <text:p>0.983432648591119</text:p>
          </table:table-cell>
          <table:table-cell office:value-type="float" office:value="0.989037274007472" calcext:value-type="float">
            <text:p>0.989037274007472</text:p>
          </table:table-cell>
          <table:table-cell office:value-type="float" office:value="0.727742997138857" calcext:value-type="float">
            <text:p>0.727742997138857</text:p>
          </table:table-cell>
          <table:table-cell office:value-type="float" office:value="0.394961284990464" calcext:value-type="float">
            <text:p>0.394961284990464</text:p>
          </table:table-cell>
          <table:table-cell office:value-type="float" office:value="0.59286482249079" calcext:value-type="float">
            <text:p>0.59286482249079</text:p>
          </table:table-cell>
          <table:table-cell office:value-type="float" office:value="0.981078860888345" calcext:value-type="float">
            <text:p>0.9810788608883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451400572229" calcext:value-type="float">
            <text:p>-104.451400572229</text:p>
          </table:table-cell>
          <table:table-cell office:value-type="float" office:value="-171.007743001907" calcext:value-type="float">
            <text:p>-171.007743001907</text:p>
          </table:table-cell>
          <table:table-cell office:value-type="float" office:value="-131.427035501842" calcext:value-type="float">
            <text:p>-131.4270355018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2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6041962090894" calcext:value-type="float">
            <text:p>72.6041962090894</text:p>
          </table:table-cell>
          <table:table-cell office:value-type="float" office:value="981.817408951733" calcext:value-type="float">
            <text:p>981.817408951733</text:p>
          </table:table-cell>
          <table:table-cell office:value-type="float" office:value="-1" calcext:value-type="float">
            <text:p>-1</text:p>
          </table:table-cell>
          <table:table-cell office:value-type="float" office:value="17441" calcext:value-type="float">
            <text:p>17441</text:p>
          </table:table-cell>
          <table:table-cell office:value-type="float" office:value="6651466" calcext:value-type="float">
            <text:p>6651466</text:p>
          </table:table-cell>
          <table:table-cell office:value-type="float" office:value="1649736" calcext:value-type="float">
            <text:p>1649736</text:p>
          </table:table-cell>
          <table:table-cell office:value-type="float" office:value="1659408" calcext:value-type="float">
            <text:p>1659408</text:p>
          </table:table-cell>
          <table:table-cell office:value-type="float" office:value="1226065" calcext:value-type="float">
            <text:p>1226065</text:p>
          </table:table-cell>
          <table:table-cell office:value-type="float" office:value="663160" calcext:value-type="float">
            <text:p>663160</text:p>
          </table:table-cell>
          <table:table-cell office:value-type="float" office:value="998176" calcext:value-type="float">
            <text:p>998176</text:p>
          </table:table-cell>
          <table:table-cell office:value-type="float" office:value="1645268" calcext:value-type="float">
            <text:p>1645268</text:p>
          </table:table-cell>
          <table:table-cell office:value-type="float" office:value="0.0103956473345336" calcext:value-type="float">
            <text:p>0.010395647334534</text:p>
          </table:table-cell>
          <table:table-cell office:value-type="float" office:value="3.96458315427102" calcext:value-type="float">
            <text:p>3.96458315427102</text:p>
          </table:table-cell>
          <table:table-cell office:value-type="float" office:value="0.983319399752545" calcext:value-type="float">
            <text:p>0.983319399752545</text:p>
          </table:table-cell>
          <table:table-cell office:value-type="float" office:value="0.989084361682458" calcext:value-type="float">
            <text:p>0.989084361682458</text:p>
          </table:table-cell>
          <table:table-cell office:value-type="float" office:value="0.730791775082561" calcext:value-type="float">
            <text:p>0.730791775082561</text:p>
          </table:table-cell>
          <table:table-cell office:value-type="float" office:value="0.395274209412838" calcext:value-type="float">
            <text:p>0.395274209412838</text:p>
          </table:table-cell>
          <table:table-cell office:value-type="float" office:value="0.594959329957882" calcext:value-type="float">
            <text:p>0.594959329957882</text:p>
          </table:table-cell>
          <table:table-cell office:value-type="float" office:value="0.98065626390651" calcext:value-type="float">
            <text:p>0.980656263906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841644983488" calcext:value-type="float">
            <text:p>-103.841644983488</text:p>
          </table:table-cell>
          <table:table-cell office:value-type="float" office:value="-170.945158117432" calcext:value-type="float">
            <text:p>-170.945158117432</text:p>
          </table:table-cell>
          <table:table-cell office:value-type="float" office:value="-131.008134008424" calcext:value-type="float">
            <text:p>-131.0081340084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3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885016141707" calcext:value-type="float">
            <text:p>72.5885016141707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50467" calcext:value-type="float">
            <text:p>6650467</text:p>
          </table:table-cell>
          <table:table-cell office:value-type="float" office:value="1649413" calcext:value-type="float">
            <text:p>1649413</text:p>
          </table:table-cell>
          <table:table-cell office:value-type="float" office:value="1659853" calcext:value-type="float">
            <text:p>1659853</text:p>
          </table:table-cell>
          <table:table-cell office:value-type="float" office:value="1237262" calcext:value-type="float">
            <text:p>1237262</text:p>
          </table:table-cell>
          <table:table-cell office:value-type="float" office:value="664289" calcext:value-type="float">
            <text:p>664289</text:p>
          </table:table-cell>
          <table:table-cell office:value-type="float" office:value="1000388" calcext:value-type="float">
            <text:p>1000388</text:p>
          </table:table-cell>
          <table:table-cell office:value-type="float" office:value="1648521" calcext:value-type="float">
            <text:p>1648521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6398770379874" calcext:value-type="float">
            <text:p>3.96398770379874</text:p>
          </table:table-cell>
          <table:table-cell office:value-type="float" office:value="0.98312687672697" calcext:value-type="float">
            <text:p>0.98312687672697</text:p>
          </table:table-cell>
          <table:table-cell office:value-type="float" office:value="0.989349602383328" calcext:value-type="float">
            <text:p>0.989349602383328</text:p>
          </table:table-cell>
          <table:table-cell office:value-type="float" office:value="0.737465707953657" calcext:value-type="float">
            <text:p>0.737465707953657</text:p>
          </table:table-cell>
          <table:table-cell office:value-type="float" office:value="0.395947145932573" calcext:value-type="float">
            <text:p>0.395947145932573</text:p>
          </table:table-cell>
          <table:table-cell office:value-type="float" office:value="0.596277784857486" calcext:value-type="float">
            <text:p>0.596277784857486</text:p>
          </table:table-cell>
          <table:table-cell office:value-type="float" office:value="0.982595203232193" calcext:value-type="float">
            <text:p>0.9825952032321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506858409269" calcext:value-type="float">
            <text:p>-102.506858409269</text:p>
          </table:table-cell>
          <table:table-cell office:value-type="float" office:value="-170.810570813486" calcext:value-type="float">
            <text:p>-170.810570813486</text:p>
          </table:table-cell>
          <table:table-cell office:value-type="float" office:value="-130.744443028503" calcext:value-type="float">
            <text:p>-130.7444430285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3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60458337996" calcext:value-type="float">
            <text:p>72.60458337996</text:p>
          </table:table-cell>
          <table:table-cell office:value-type="float" office:value="981.936062928185" calcext:value-type="float">
            <text:p>981.936062928185</text:p>
          </table:table-cell>
          <table:table-cell office:value-type="float" office:value="-1" calcext:value-type="float">
            <text:p>-1</text:p>
          </table:table-cell>
          <table:table-cell office:value-type="float" office:value="160667" calcext:value-type="float">
            <text:p>160667</text:p>
          </table:table-cell>
          <table:table-cell office:value-type="float" office:value="6651450" calcext:value-type="float">
            <text:p>6651450</text:p>
          </table:table-cell>
          <table:table-cell office:value-type="float" office:value="1649202" calcext:value-type="float">
            <text:p>1649202</text:p>
          </table:table-cell>
          <table:table-cell office:value-type="float" office:value="1660446" calcext:value-type="float">
            <text:p>1660446</text:p>
          </table:table-cell>
          <table:table-cell office:value-type="float" office:value="1249975" calcext:value-type="float">
            <text:p>1249975</text:p>
          </table:table-cell>
          <table:table-cell office:value-type="float" office:value="667327" calcext:value-type="float">
            <text:p>667327</text:p>
          </table:table-cell>
          <table:table-cell office:value-type="float" office:value="999440" calcext:value-type="float">
            <text:p>999440</text:p>
          </table:table-cell>
          <table:table-cell office:value-type="float" office:value="1645598" calcext:value-type="float">
            <text:p>1645598</text:p>
          </table:table-cell>
          <table:table-cell office:value-type="float" office:value="0.0957650060373552" calcext:value-type="float">
            <text:p>0.095765006037355</text:p>
          </table:table-cell>
          <table:table-cell office:value-type="float" office:value="3.96457361752672" calcext:value-type="float">
            <text:p>3.96457361752672</text:p>
          </table:table-cell>
          <table:table-cell office:value-type="float" office:value="0.983001110911502" calcext:value-type="float">
            <text:p>0.983001110911502</text:p>
          </table:table-cell>
          <table:table-cell office:value-type="float" office:value="0.989703057968981" calcext:value-type="float">
            <text:p>0.989703057968981</text:p>
          </table:table-cell>
          <table:table-cell office:value-type="float" office:value="0.745043247347265" calcext:value-type="float">
            <text:p>0.745043247347265</text:p>
          </table:table-cell>
          <table:table-cell office:value-type="float" office:value="0.397757935256712" calcext:value-type="float">
            <text:p>0.397757935256712</text:p>
          </table:table-cell>
          <table:table-cell office:value-type="float" office:value="0.595712732757656" calcext:value-type="float">
            <text:p>0.595712732757656</text:p>
          </table:table-cell>
          <table:table-cell office:value-type="float" office:value="0.980852959257717" calcext:value-type="float">
            <text:p>0.9808529592577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991350530547" calcext:value-type="float">
            <text:p>-100.991350530547</text:p>
          </table:table-cell>
          <table:table-cell office:value-type="float" office:value="-170.448412948658" calcext:value-type="float">
            <text:p>-170.448412948658</text:p>
          </table:table-cell>
          <table:table-cell office:value-type="float" office:value="-130.857453448469" calcext:value-type="float">
            <text:p>-130.8574534484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3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988356889333" calcext:value-type="float">
            <text:p>72.5988356889333</text:p>
          </table:table-cell>
          <table:table-cell office:value-type="float" office:value="981.927552619699" calcext:value-type="float">
            <text:p>981.927552619699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0173" calcext:value-type="float">
            <text:p>6650173</text:p>
          </table:table-cell>
          <table:table-cell office:value-type="float" office:value="1649088" calcext:value-type="float">
            <text:p>1649088</text:p>
          </table:table-cell>
          <table:table-cell office:value-type="float" office:value="1658411" calcext:value-type="float">
            <text:p>1658411</text:p>
          </table:table-cell>
          <table:table-cell office:value-type="float" office:value="1237726" calcext:value-type="float">
            <text:p>1237726</text:p>
          </table:table-cell>
          <table:table-cell office:value-type="float" office:value="666850" calcext:value-type="float">
            <text:p>666850</text:p>
          </table:table-cell>
          <table:table-cell office:value-type="float" office:value="1000093" calcext:value-type="float">
            <text:p>1000093</text:p>
          </table:table-cell>
          <table:table-cell office:value-type="float" office:value="1644529" calcext:value-type="float">
            <text:p>164452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381246612221" calcext:value-type="float">
            <text:p>3.96381246612221</text:p>
          </table:table-cell>
          <table:table-cell office:value-type="float" office:value="0.982933161608358" calcext:value-type="float">
            <text:p>0.982933161608358</text:p>
          </table:table-cell>
          <table:table-cell office:value-type="float" office:value="0.988490103303206" calcext:value-type="float">
            <text:p>0.988490103303206</text:p>
          </table:table-cell>
          <table:table-cell office:value-type="float" office:value="0.737742273538384" calcext:value-type="float">
            <text:p>0.737742273538384</text:p>
          </table:table-cell>
          <table:table-cell office:value-type="float" office:value="0.39747362106724" calcext:value-type="float">
            <text:p>0.39747362106724</text:p>
          </table:table-cell>
          <table:table-cell office:value-type="float" office:value="0.596101951134437" calcext:value-type="float">
            <text:p>0.596101951134437</text:p>
          </table:table-cell>
          <table:table-cell office:value-type="float" office:value="0.980215785529111" calcext:value-type="float">
            <text:p>0.980215785529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451545292323" calcext:value-type="float">
            <text:p>-102.451545292323</text:p>
          </table:table-cell>
          <table:table-cell office:value-type="float" office:value="-170.505275786552" calcext:value-type="float">
            <text:p>-170.505275786552</text:p>
          </table:table-cell>
          <table:table-cell office:value-type="float" office:value="-130.779609773113" calcext:value-type="float">
            <text:p>-130.7796097731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4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992227999413" calcext:value-type="float">
            <text:p>72.5992227999413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52013" calcext:value-type="float">
            <text:p>6652013</text:p>
          </table:table-cell>
          <table:table-cell office:value-type="float" office:value="1650054" calcext:value-type="float">
            <text:p>1650054</text:p>
          </table:table-cell>
          <table:table-cell office:value-type="float" office:value="1660316" calcext:value-type="float">
            <text:p>1660316</text:p>
          </table:table-cell>
          <table:table-cell office:value-type="float" office:value="1228196" calcext:value-type="float">
            <text:p>1228196</text:p>
          </table:table-cell>
          <table:table-cell office:value-type="float" office:value="664730" calcext:value-type="float">
            <text:p>664730</text:p>
          </table:table-cell>
          <table:table-cell office:value-type="float" office:value="1001993" calcext:value-type="float">
            <text:p>1001993</text:p>
          </table:table-cell>
          <table:table-cell office:value-type="float" office:value="1644116" calcext:value-type="float">
            <text:p>1644116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6490919171681" calcext:value-type="float">
            <text:p>3.96490919171681</text:p>
          </table:table-cell>
          <table:table-cell office:value-type="float" office:value="0.983508942545526" calcext:value-type="float">
            <text:p>0.983508942545526</text:p>
          </table:table-cell>
          <table:table-cell office:value-type="float" office:value="0.989625571921536" calcext:value-type="float">
            <text:p>0.989625571921536</text:p>
          </table:table-cell>
          <table:table-cell office:value-type="float" office:value="0.732061950214142" calcext:value-type="float">
            <text:p>0.732061950214142</text:p>
          </table:table-cell>
          <table:table-cell office:value-type="float" office:value="0.396210002447367" calcext:value-type="float">
            <text:p>0.396210002447367</text:p>
          </table:table-cell>
          <table:table-cell office:value-type="float" office:value="0.597234439520173" calcext:value-type="float">
            <text:p>0.597234439520173</text:p>
          </table:table-cell>
          <table:table-cell office:value-type="float" office:value="0.979969618316843" calcext:value-type="float">
            <text:p>0.9799696183168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587609957172" calcext:value-type="float">
            <text:p>-103.587609957172</text:p>
          </table:table-cell>
          <table:table-cell office:value-type="float" office:value="-170.757999510527" calcext:value-type="float">
            <text:p>-170.757999510527</text:p>
          </table:table-cell>
          <table:table-cell office:value-type="float" office:value="-130.553112095965" calcext:value-type="float">
            <text:p>-130.5531120959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4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6210524094319" calcext:value-type="float">
            <text:p>72.6210524094319</text:p>
          </table:table-cell>
          <table:table-cell office:value-type="float" office:value="981.917036865186" calcext:value-type="float">
            <text:p>981.917036865186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53538" calcext:value-type="float">
            <text:p>6653538</text:p>
          </table:table-cell>
          <table:table-cell office:value-type="float" office:value="1650206" calcext:value-type="float">
            <text:p>1650206</text:p>
          </table:table-cell>
          <table:table-cell office:value-type="float" office:value="1659796" calcext:value-type="float">
            <text:p>1659796</text:p>
          </table:table-cell>
          <table:table-cell office:value-type="float" office:value="1228667" calcext:value-type="float">
            <text:p>1228667</text:p>
          </table:table-cell>
          <table:table-cell office:value-type="float" office:value="665710" calcext:value-type="float">
            <text:p>665710</text:p>
          </table:table-cell>
          <table:table-cell office:value-type="float" office:value="1004909" calcext:value-type="float">
            <text:p>1004909</text:p>
          </table:table-cell>
          <table:table-cell office:value-type="float" office:value="1644335" calcext:value-type="float">
            <text:p>1644335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65818162658" calcext:value-type="float">
            <text:p>3.965818162658</text:p>
          </table:table-cell>
          <table:table-cell office:value-type="float" office:value="0.983599541616385" calcext:value-type="float">
            <text:p>0.983599541616385</text:p>
          </table:table-cell>
          <table:table-cell office:value-type="float" office:value="0.989315627731756" calcext:value-type="float">
            <text:p>0.989315627731756</text:p>
          </table:table-cell>
          <table:table-cell office:value-type="float" office:value="0.7323426881245" calcext:value-type="float">
            <text:p>0.7323426881245</text:p>
          </table:table-cell>
          <table:table-cell office:value-type="float" office:value="0.396794128035799" calcext:value-type="float">
            <text:p>0.396794128035799</text:p>
          </table:table-cell>
          <table:table-cell office:value-type="float" office:value="0.598972511169018" calcext:value-type="float">
            <text:p>0.598972511169018</text:p>
          </table:table-cell>
          <table:table-cell office:value-type="float" office:value="0.980100152504462" calcext:value-type="float">
            <text:p>0.980100152504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5314623751" calcext:value-type="float">
            <text:p>-103.5314623751</text:p>
          </table:table-cell>
          <table:table-cell office:value-type="float" office:value="-170.64117439284" calcext:value-type="float">
            <text:p>-170.64117439284</text:p>
          </table:table-cell>
          <table:table-cell office:value-type="float" office:value="-130.205497766196" calcext:value-type="float">
            <text:p>-130.2054977661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5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6099439514009" calcext:value-type="float">
            <text:p>72.6099439514009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17" calcext:value-type="float">
            <text:p>17417</text:p>
          </table:table-cell>
          <table:table-cell office:value-type="float" office:value="6651995" calcext:value-type="float">
            <text:p>6651995</text:p>
          </table:table-cell>
          <table:table-cell office:value-type="float" office:value="1649977" calcext:value-type="float">
            <text:p>1649977</text:p>
          </table:table-cell>
          <table:table-cell office:value-type="float" office:value="1661463" calcext:value-type="float">
            <text:p>1661463</text:p>
          </table:table-cell>
          <table:table-cell office:value-type="float" office:value="1231358" calcext:value-type="float">
            <text:p>1231358</text:p>
          </table:table-cell>
          <table:table-cell office:value-type="float" office:value="666996" calcext:value-type="float">
            <text:p>666996</text:p>
          </table:table-cell>
          <table:table-cell office:value-type="float" office:value="1008503" calcext:value-type="float">
            <text:p>1008503</text:p>
          </table:table-cell>
          <table:table-cell office:value-type="float" office:value="1645726" calcext:value-type="float">
            <text:p>1645726</text:p>
          </table:table-cell>
          <table:table-cell office:value-type="float" office:value="0.0103813422180822" calcext:value-type="float">
            <text:p>0.010381342218082</text:p>
          </table:table-cell>
          <table:table-cell office:value-type="float" office:value="3.96489846287947" calcext:value-type="float">
            <text:p>3.96489846287947</text:p>
          </table:table-cell>
          <table:table-cell office:value-type="float" office:value="0.983463046963578" calcext:value-type="float">
            <text:p>0.983463046963578</text:p>
          </table:table-cell>
          <table:table-cell office:value-type="float" office:value="0.990309237278609" calcext:value-type="float">
            <text:p>0.990309237278609</text:p>
          </table:table-cell>
          <table:table-cell office:value-type="float" office:value="0.733946649306613" calcext:value-type="float">
            <text:p>0.733946649306613</text:p>
          </table:table-cell>
          <table:table-cell office:value-type="float" office:value="0.397560643858986" calcext:value-type="float">
            <text:p>0.397560643858986</text:p>
          </table:table-cell>
          <table:table-cell office:value-type="float" office:value="0.601114702357614" calcext:value-type="float">
            <text:p>0.601114702357614</text:p>
          </table:table-cell>
          <table:table-cell office:value-type="float" office:value="0.980929253212124" calcext:value-type="float">
            <text:p>0.980929253212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210670138677" calcext:value-type="float">
            <text:p>-103.210670138677</text:p>
          </table:table-cell>
          <table:table-cell office:value-type="float" office:value="-170.487871228203" calcext:value-type="float">
            <text:p>-170.487871228203</text:p>
          </table:table-cell>
          <table:table-cell office:value-type="float" office:value="-129.777059528477" calcext:value-type="float">
            <text:p>-129.777059528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5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610331172559" calcext:value-type="float">
            <text:p>72.610331172559</text:p>
          </table:table-cell>
          <table:table-cell office:value-type="float" office:value="981.972109702327" calcext:value-type="float">
            <text:p>981.972109702327</text:p>
          </table:table-cell>
          <table:table-cell office:value-type="float" office:value="-1" calcext:value-type="float">
            <text:p>-1</text:p>
          </table:table-cell>
          <table:table-cell office:value-type="float" office:value="17416" calcext:value-type="float">
            <text:p>17416</text:p>
          </table:table-cell>
          <table:table-cell office:value-type="float" office:value="6646581" calcext:value-type="float">
            <text:p>6646581</text:p>
          </table:table-cell>
          <table:table-cell office:value-type="float" office:value="1649196" calcext:value-type="float">
            <text:p>1649196</text:p>
          </table:table-cell>
          <table:table-cell office:value-type="float" office:value="1657438" calcext:value-type="float">
            <text:p>1657438</text:p>
          </table:table-cell>
          <table:table-cell office:value-type="float" office:value="1243388" calcext:value-type="float">
            <text:p>1243388</text:p>
          </table:table-cell>
          <table:table-cell office:value-type="float" office:value="667351" calcext:value-type="float">
            <text:p>667351</text:p>
          </table:table-cell>
          <table:table-cell office:value-type="float" office:value="1011194" calcext:value-type="float">
            <text:p>1011194</text:p>
          </table:table-cell>
          <table:table-cell office:value-type="float" office:value="1646795" calcext:value-type="float">
            <text:p>1646795</text:p>
          </table:table-cell>
          <table:table-cell office:value-type="float" office:value="0.0103807461715634" calcext:value-type="float">
            <text:p>0.010380746171563</text:p>
          </table:table-cell>
          <table:table-cell office:value-type="float" office:value="3.96167146702665" calcext:value-type="float">
            <text:p>3.96167146702665</text:p>
          </table:table-cell>
          <table:table-cell office:value-type="float" office:value="0.982997534632389" calcext:value-type="float">
            <text:p>0.982997534632389</text:p>
          </table:table-cell>
          <table:table-cell office:value-type="float" office:value="0.987910150040406" calcext:value-type="float">
            <text:p>0.987910150040406</text:p>
          </table:table-cell>
          <table:table-cell office:value-type="float" office:value="0.741117088927876" calcext:value-type="float">
            <text:p>0.741117088927876</text:p>
          </table:table-cell>
          <table:table-cell office:value-type="float" office:value="0.397772240373163" calcext:value-type="float">
            <text:p>0.397772240373163</text:p>
          </table:table-cell>
          <table:table-cell office:value-type="float" office:value="0.602718663539727" calcext:value-type="float">
            <text:p>0.602718663539727</text:p>
          </table:table-cell>
          <table:table-cell office:value-type="float" office:value="0.98156642694073" calcext:value-type="float">
            <text:p>0.98156642694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776582214425" calcext:value-type="float">
            <text:p>-101.776582214425</text:p>
          </table:table-cell>
          <table:table-cell office:value-type="float" office:value="-170.445551925367" calcext:value-type="float">
            <text:p>-170.445551925367</text:p>
          </table:table-cell>
          <table:table-cell office:value-type="float" office:value="-129.456267292055" calcext:value-type="float">
            <text:p>-129.4562672920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6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614917223669" calcext:value-type="float">
            <text:p>72.614917223669</text:p>
          </table:table-cell>
          <table:table-cell office:value-type="float" office:value="981.927552619699" calcext:value-type="float">
            <text:p>981.927552619699</text:p>
          </table:table-cell>
          <table:table-cell office:value-type="float" office:value="-1" calcext:value-type="float">
            <text:p>-1</text:p>
          </table:table-cell>
          <table:table-cell office:value-type="float" office:value="17408" calcext:value-type="float">
            <text:p>17408</text:p>
          </table:table-cell>
          <table:table-cell office:value-type="float" office:value="6649608" calcext:value-type="float">
            <text:p>6649608</text:p>
          </table:table-cell>
          <table:table-cell office:value-type="float" office:value="1649477" calcext:value-type="float">
            <text:p>1649477</text:p>
          </table:table-cell>
          <table:table-cell office:value-type="float" office:value="1660020" calcext:value-type="float">
            <text:p>1660020</text:p>
          </table:table-cell>
          <table:table-cell office:value-type="float" office:value="1258068" calcext:value-type="float">
            <text:p>1258068</text:p>
          </table:table-cell>
          <table:table-cell office:value-type="float" office:value="669253" calcext:value-type="float">
            <text:p>669253</text:p>
          </table:table-cell>
          <table:table-cell office:value-type="float" office:value="1011924" calcext:value-type="float">
            <text:p>1011924</text:p>
          </table:table-cell>
          <table:table-cell office:value-type="float" office:value="1646575" calcext:value-type="float">
            <text:p>1646575</text:p>
          </table:table-cell>
          <table:table-cell office:value-type="float" office:value="0.0103759777994129" calcext:value-type="float">
            <text:p>0.010375977799413</text:p>
          </table:table-cell>
          <table:table-cell office:value-type="float" office:value="3.96347569983908" calcext:value-type="float">
            <text:p>3.96347569983908</text:p>
          </table:table-cell>
          <table:table-cell office:value-type="float" office:value="0.983165023704174" calcext:value-type="float">
            <text:p>0.983165023704174</text:p>
          </table:table-cell>
          <table:table-cell office:value-type="float" office:value="0.989449142151969" calcext:value-type="float">
            <text:p>0.989449142151969</text:p>
          </table:table-cell>
          <table:table-cell office:value-type="float" office:value="0.74986705182398" calcext:value-type="float">
            <text:p>0.74986705182398</text:p>
          </table:table-cell>
          <table:table-cell office:value-type="float" office:value="0.398905920851936" calcext:value-type="float">
            <text:p>0.398905920851936</text:p>
          </table:table-cell>
          <table:table-cell office:value-type="float" office:value="0.603153777498457" calcext:value-type="float">
            <text:p>0.603153777498457</text:p>
          </table:table-cell>
          <table:table-cell office:value-type="float" office:value="0.981435296706593" calcext:value-type="float">
            <text:p>0.98143529670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026589635204" calcext:value-type="float">
            <text:p>-100.026589635204</text:p>
          </table:table-cell>
          <table:table-cell office:value-type="float" office:value="-170.218815829613" calcext:value-type="float">
            <text:p>-170.218815829613</text:p>
          </table:table-cell>
          <table:table-cell office:value-type="float" office:value="-129.369244500309" calcext:value-type="float">
            <text:p>-129.3692445003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6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992227999413" calcext:value-type="float">
            <text:p>72.5992227999413</text:p>
          </table:table-cell>
          <table:table-cell office:value-type="float" office:value="981.908526749496" calcext:value-type="float">
            <text:p>981.908526749496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53636" calcext:value-type="float">
            <text:p>6653636</text:p>
          </table:table-cell>
          <table:table-cell office:value-type="float" office:value="1649806" calcext:value-type="float">
            <text:p>1649806</text:p>
          </table:table-cell>
          <table:table-cell office:value-type="float" office:value="1660755" calcext:value-type="float">
            <text:p>1660755</text:p>
          </table:table-cell>
          <table:table-cell office:value-type="float" office:value="1257758" calcext:value-type="float">
            <text:p>1257758</text:p>
          </table:table-cell>
          <table:table-cell office:value-type="float" office:value="670831" calcext:value-type="float">
            <text:p>670831</text:p>
          </table:table-cell>
          <table:table-cell office:value-type="float" office:value="1011971" calcext:value-type="float">
            <text:p>1011971</text:p>
          </table:table-cell>
          <table:table-cell office:value-type="float" office:value="1646215" calcext:value-type="float">
            <text:p>1646215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6587657521684" calcext:value-type="float">
            <text:p>3.96587657521684</text:p>
          </table:table-cell>
          <table:table-cell office:value-type="float" office:value="0.983361123008862" calcext:value-type="float">
            <text:p>0.983361123008862</text:p>
          </table:table-cell>
          <table:table-cell office:value-type="float" office:value="0.989887236343293" calcext:value-type="float">
            <text:p>0.989887236343293</text:p>
          </table:table-cell>
          <table:table-cell office:value-type="float" office:value="0.749682277403149" calcext:value-type="float">
            <text:p>0.749682277403149</text:p>
          </table:table-cell>
          <table:table-cell office:value-type="float" office:value="0.399846482258616" calcext:value-type="float">
            <text:p>0.399846482258616</text:p>
          </table:table-cell>
          <table:table-cell office:value-type="float" office:value="0.603181791684841" calcext:value-type="float">
            <text:p>0.603181791684841</text:p>
          </table:table-cell>
          <table:table-cell office:value-type="float" office:value="0.981220719959822" calcext:value-type="float">
            <text:p>0.9812207199598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06354451937" calcext:value-type="float">
            <text:p>-100.06354451937</text:p>
          </table:table-cell>
          <table:table-cell office:value-type="float" office:value="-170.030703548277" calcext:value-type="float">
            <text:p>-170.030703548277</text:p>
          </table:table-cell>
          <table:table-cell office:value-type="float" office:value="-129.363641663032" calcext:value-type="float">
            <text:p>-129.3636416630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6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5996099013743" calcext:value-type="float">
            <text:p>72.5996099013743</text:p>
          </table:table-cell>
          <table:table-cell office:value-type="float" office:value="981.917036865186" calcext:value-type="float">
            <text:p>981.917036865186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53892" calcext:value-type="float">
            <text:p>6653892</text:p>
          </table:table-cell>
          <table:table-cell office:value-type="float" office:value="1650073" calcext:value-type="float">
            <text:p>1650073</text:p>
          </table:table-cell>
          <table:table-cell office:value-type="float" office:value="1658968" calcext:value-type="float">
            <text:p>1658968</text:p>
          </table:table-cell>
          <table:table-cell office:value-type="float" office:value="1246823" calcext:value-type="float">
            <text:p>1246823</text:p>
          </table:table-cell>
          <table:table-cell office:value-type="float" office:value="671047" calcext:value-type="float">
            <text:p>671047</text:p>
          </table:table-cell>
          <table:table-cell office:value-type="float" office:value="1013105" calcext:value-type="float">
            <text:p>1013105</text:p>
          </table:table-cell>
          <table:table-cell office:value-type="float" office:value="1645077" calcext:value-type="float">
            <text:p>1645077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6602916312565" calcext:value-type="float">
            <text:p>3.96602916312565</text:p>
          </table:table-cell>
          <table:table-cell office:value-type="float" office:value="0.983520267429384" calcext:value-type="float">
            <text:p>0.983520267429384</text:p>
          </table:table-cell>
          <table:table-cell office:value-type="float" office:value="0.988822101214183" calcext:value-type="float">
            <text:p>0.988822101214183</text:p>
          </table:table-cell>
          <table:table-cell office:value-type="float" office:value="0.743164508719982" calcext:value-type="float">
            <text:p>0.743164508719982</text:p>
          </table:table-cell>
          <table:table-cell office:value-type="float" office:value="0.399975228306678" calcext:value-type="float">
            <text:p>0.399975228306678</text:p>
          </table:table-cell>
          <table:table-cell office:value-type="float" office:value="0.60385770843717" calcext:value-type="float">
            <text:p>0.60385770843717</text:p>
          </table:table-cell>
          <table:table-cell office:value-type="float" office:value="0.980542419021418" calcext:value-type="float">
            <text:p>0.9805424190214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367098256004" calcext:value-type="float">
            <text:p>-101.367098256004</text:p>
          </table:table-cell>
          <table:table-cell office:value-type="float" office:value="-170.004954338664" calcext:value-type="float">
            <text:p>-170.004954338664</text:p>
          </table:table-cell>
          <table:table-cell office:value-type="float" office:value="-129.228458312566" calcext:value-type="float">
            <text:p>-129.2284583125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7</text:p>
          </table:table-cell>
          <table:table-cell office:value-type="float" office:value="26.049847483082" calcext:value-type="float">
            <text:p>26.049847483082</text:p>
          </table:table-cell>
          <table:table-cell office:value-type="float" office:value="72.6053576929762" calcext:value-type="float">
            <text:p>72.6053576929762</text:p>
          </table:table-cell>
          <table:table-cell office:value-type="float" office:value="981.925547017051" calcext:value-type="float">
            <text:p>981.925547017051</text:p>
          </table:table-cell>
          <table:table-cell office:value-type="float" office:value="-1" calcext:value-type="float">
            <text:p>-1</text:p>
          </table:table-cell>
          <table:table-cell office:value-type="float" office:value="17441" calcext:value-type="float">
            <text:p>17441</text:p>
          </table:table-cell>
          <table:table-cell office:value-type="float" office:value="6654229" calcext:value-type="float">
            <text:p>6654229</text:p>
          </table:table-cell>
          <table:table-cell office:value-type="float" office:value="1650466" calcext:value-type="float">
            <text:p>1650466</text:p>
          </table:table-cell>
          <table:table-cell office:value-type="float" office:value="1660786" calcext:value-type="float">
            <text:p>1660786</text:p>
          </table:table-cell>
          <table:table-cell office:value-type="float" office:value="1242205" calcext:value-type="float">
            <text:p>1242205</text:p>
          </table:table-cell>
          <table:table-cell office:value-type="float" office:value="670917" calcext:value-type="float">
            <text:p>670917</text:p>
          </table:table-cell>
          <table:table-cell office:value-type="float" office:value="1014272" calcext:value-type="float">
            <text:p>1014272</text:p>
          </table:table-cell>
          <table:table-cell office:value-type="float" office:value="1644476" calcext:value-type="float">
            <text:p>1644476</text:p>
          </table:table-cell>
          <table:table-cell office:value-type="float" office:value="0.0103956473345336" calcext:value-type="float">
            <text:p>0.010395647334534</text:p>
          </table:table-cell>
          <table:table-cell office:value-type="float" office:value="3.96623003080249" calcext:value-type="float">
            <text:p>3.96623003080249</text:p>
          </table:table-cell>
          <table:table-cell office:value-type="float" office:value="0.983754513711275" calcext:value-type="float">
            <text:p>0.983754513711275</text:p>
          </table:table-cell>
          <table:table-cell office:value-type="float" office:value="0.989905713785376" calcext:value-type="float">
            <text:p>0.989905713785376</text:p>
          </table:table-cell>
          <table:table-cell office:value-type="float" office:value="0.740411965896126" calcext:value-type="float">
            <text:p>0.740411965896126</text:p>
          </table:table-cell>
          <table:table-cell office:value-type="float" office:value="0.399897742259233" calcext:value-type="float">
            <text:p>0.399897742259233</text:p>
          </table:table-cell>
          <table:table-cell office:value-type="float" office:value="0.604553294724619" calcext:value-type="float">
            <text:p>0.604553294724619</text:p>
          </table:table-cell>
          <table:table-cell office:value-type="float" office:value="0.980184195063614" calcext:value-type="float">
            <text:p>0.9801841950636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917606820775" calcext:value-type="float">
            <text:p>-101.917606820775</text:p>
          </table:table-cell>
          <table:table-cell office:value-type="float" office:value="-170.020451548153" calcext:value-type="float">
            <text:p>-170.020451548153</text:p>
          </table:table-cell>
          <table:table-cell office:value-type="float" office:value="-129.089341055076" calcext:value-type="float">
            <text:p>-129.0893410550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7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666723878685" calcext:value-type="float">
            <text:p>72.5666723878685</text:p>
          </table:table-cell>
          <table:table-cell office:value-type="float" office:value="981.927552619699" calcext:value-type="float">
            <text:p>981.927552619699</text:p>
          </table:table-cell>
          <table:table-cell office:value-type="float" office:value="-1" calcext:value-type="float">
            <text:p>-1</text:p>
          </table:table-cell>
          <table:table-cell office:value-type="float" office:value="17436" calcext:value-type="float">
            <text:p>17436</text:p>
          </table:table-cell>
          <table:table-cell office:value-type="float" office:value="6653362" calcext:value-type="float">
            <text:p>6653362</text:p>
          </table:table-cell>
          <table:table-cell office:value-type="float" office:value="1650834" calcext:value-type="float">
            <text:p>1650834</text:p>
          </table:table-cell>
          <table:table-cell office:value-type="float" office:value="1660648" calcext:value-type="float">
            <text:p>1660648</text:p>
          </table:table-cell>
          <table:table-cell office:value-type="float" office:value="1240288" calcext:value-type="float">
            <text:p>1240288</text:p>
          </table:table-cell>
          <table:table-cell office:value-type="float" office:value="670399" calcext:value-type="float">
            <text:p>670399</text:p>
          </table:table-cell>
          <table:table-cell office:value-type="float" office:value="1016075" calcext:value-type="float">
            <text:p>1016075</text:p>
          </table:table-cell>
          <table:table-cell office:value-type="float" office:value="1644659" calcext:value-type="float">
            <text:p>1644659</text:p>
          </table:table-cell>
          <table:table-cell office:value-type="float" office:value="0.0103926671019396" calcext:value-type="float">
            <text:p>0.01039266710194</text:p>
          </table:table-cell>
          <table:table-cell office:value-type="float" office:value="3.96571325847069" calcext:value-type="float">
            <text:p>3.96571325847069</text:p>
          </table:table-cell>
          <table:table-cell office:value-type="float" office:value="0.983973858830197" calcext:value-type="float">
            <text:p>0.983973858830197</text:p>
          </table:table-cell>
          <table:table-cell office:value-type="float" office:value="0.98982345936578" calcext:value-type="float">
            <text:p>0.98982345936578</text:p>
          </table:table-cell>
          <table:table-cell office:value-type="float" office:value="0.73926934471957" calcext:value-type="float">
            <text:p>0.73926934471957</text:p>
          </table:table-cell>
          <table:table-cell office:value-type="float" office:value="0.399588990162491" calcext:value-type="float">
            <text:p>0.399588990162491</text:p>
          </table:table-cell>
          <table:table-cell office:value-type="float" office:value="0.60562796659803" calcext:value-type="float">
            <text:p>0.60562796659803</text:p>
          </table:table-cell>
          <table:table-cell office:value-type="float" office:value="0.980293271576556" calcext:value-type="float">
            <text:p>0.980293271576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146131056086" calcext:value-type="float">
            <text:p>-102.146131056086</text:p>
          </table:table-cell>
          <table:table-cell office:value-type="float" office:value="-170.082201967502" calcext:value-type="float">
            <text:p>-170.082201967502</text:p>
          </table:table-cell>
          <table:table-cell office:value-type="float" office:value="-128.874406680394" calcext:value-type="float">
            <text:p>-128.8744066803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8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184268572875" calcext:value-type="float">
            <text:p>72.5184268572875</text:p>
          </table:table-cell>
          <table:table-cell office:value-type="float" office:value="981.900016669982" calcext:value-type="float">
            <text:p>981.900016669982</text:p>
          </table:table-cell>
          <table:table-cell office:value-type="float" office:value="-1" calcext:value-type="float">
            <text:p>-1</text:p>
          </table:table-cell>
          <table:table-cell office:value-type="float" office:value="17419" calcext:value-type="float">
            <text:p>17419</text:p>
          </table:table-cell>
          <table:table-cell office:value-type="float" office:value="6646264" calcext:value-type="float">
            <text:p>6646264</text:p>
          </table:table-cell>
          <table:table-cell office:value-type="float" office:value="1650251" calcext:value-type="float">
            <text:p>1650251</text:p>
          </table:table-cell>
          <table:table-cell office:value-type="float" office:value="1659465" calcext:value-type="float">
            <text:p>1659465</text:p>
          </table:table-cell>
          <table:table-cell office:value-type="float" office:value="1239399" calcext:value-type="float">
            <text:p>1239399</text:p>
          </table:table-cell>
          <table:table-cell office:value-type="float" office:value="670448" calcext:value-type="float">
            <text:p>670448</text:p>
          </table:table-cell>
          <table:table-cell office:value-type="float" office:value="1018388" calcext:value-type="float">
            <text:p>1018388</text:p>
          </table:table-cell>
          <table:table-cell office:value-type="float" office:value="1644578" calcext:value-type="float">
            <text:p>1644578</text:p>
          </table:table-cell>
          <table:table-cell office:value-type="float" office:value="0.0103825343111198" calcext:value-type="float">
            <text:p>0.01038253431112</text:p>
          </table:table-cell>
          <table:table-cell office:value-type="float" office:value="3.96148252028019" calcext:value-type="float">
            <text:p>3.96148252028019</text:p>
          </table:table-cell>
          <table:table-cell office:value-type="float" office:value="0.983626363709731" calcext:value-type="float">
            <text:p>0.983626363709731</text:p>
          </table:table-cell>
          <table:table-cell office:value-type="float" office:value="0.98911833633403" calcext:value-type="float">
            <text:p>0.98911833633403</text:p>
          </table:table-cell>
          <table:table-cell office:value-type="float" office:value="0.73873945936435" calcext:value-type="float">
            <text:p>0.73873945936435</text:p>
          </table:table-cell>
          <table:table-cell office:value-type="float" office:value="0.399618196441912" calcext:value-type="float">
            <text:p>0.399618196441912</text:p>
          </table:table-cell>
          <table:table-cell office:value-type="float" office:value="0.607006622196033" calcext:value-type="float">
            <text:p>0.607006622196033</text:p>
          </table:table-cell>
          <table:table-cell office:value-type="float" office:value="0.980244991808532" calcext:value-type="float">
            <text:p>0.980244991808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25210812713" calcext:value-type="float">
            <text:p>-102.25210812713</text:p>
          </table:table-cell>
          <table:table-cell office:value-type="float" office:value="-170.076360711618" calcext:value-type="float">
            <text:p>-170.076360711618</text:p>
          </table:table-cell>
          <table:table-cell office:value-type="float" office:value="-128.598675560793" calcext:value-type="float">
            <text:p>-128.5986755607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8</text:p>
          </table:table-cell>
          <table:table-cell office:value-type="float" office:value="26.0346852838993" calcext:value-type="float">
            <text:p>26.0346852838993</text:p>
          </table:table-cell>
          <table:table-cell office:value-type="float" office:value="72.5077055339166" calcext:value-type="float">
            <text:p>72.5077055339166</text:p>
          </table:table-cell>
          <table:table-cell office:value-type="float" office:value="981.900016669982" calcext:value-type="float">
            <text:p>981.900016669982</text:p>
          </table:table-cell>
          <table:table-cell office:value-type="float" office:value="-1" calcext:value-type="float">
            <text:p>-1</text:p>
          </table:table-cell>
          <table:table-cell office:value-type="float" office:value="17421" calcext:value-type="float">
            <text:p>17421</text:p>
          </table:table-cell>
          <table:table-cell office:value-type="float" office:value="6650543" calcext:value-type="float">
            <text:p>6650543</text:p>
          </table:table-cell>
          <table:table-cell office:value-type="float" office:value="1650557" calcext:value-type="float">
            <text:p>1650557</text:p>
          </table:table-cell>
          <table:table-cell office:value-type="float" office:value="1657962" calcext:value-type="float">
            <text:p>1657962</text:p>
          </table:table-cell>
          <table:table-cell office:value-type="float" office:value="1241415" calcext:value-type="float">
            <text:p>1241415</text:p>
          </table:table-cell>
          <table:table-cell office:value-type="float" office:value="672941" calcext:value-type="float">
            <text:p>672941</text:p>
          </table:table-cell>
          <table:table-cell office:value-type="float" office:value="1021442" calcext:value-type="float">
            <text:p>1021442</text:p>
          </table:table-cell>
          <table:table-cell office:value-type="float" office:value="1645884" calcext:value-type="float">
            <text:p>1645884</text:p>
          </table:table-cell>
          <table:table-cell office:value-type="float" office:value="0.0103837264041574" calcext:value-type="float">
            <text:p>0.010383726404158</text:p>
          </table:table-cell>
          <table:table-cell office:value-type="float" office:value="3.96403300333416" calcext:value-type="float">
            <text:p>3.96403300333416</text:p>
          </table:table-cell>
          <table:table-cell office:value-type="float" office:value="0.983808753944487" calcext:value-type="float">
            <text:p>0.983808753944487</text:p>
          </table:table-cell>
          <table:table-cell office:value-type="float" office:value="0.988222478416261" calcext:value-type="float">
            <text:p>0.988222478416261</text:p>
          </table:table-cell>
          <table:table-cell office:value-type="float" office:value="0.739941089146267" calcext:value-type="float">
            <text:p>0.739941089146267</text:p>
          </table:table-cell>
          <table:table-cell office:value-type="float" office:value="0.401104140413301" calcext:value-type="float">
            <text:p>0.401104140413301</text:p>
          </table:table-cell>
          <table:table-cell office:value-type="float" office:value="0.608826948264473" calcext:value-type="float">
            <text:p>0.608826948264473</text:p>
          </table:table-cell>
          <table:table-cell office:value-type="float" office:value="0.981023428562096" calcext:value-type="float">
            <text:p>0.981023428562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011782170747" calcext:value-type="float">
            <text:p>-102.011782170747</text:p>
          </table:table-cell>
          <table:table-cell office:value-type="float" office:value="-169.77917191734" calcext:value-type="float">
            <text:p>-169.77917191734</text:p>
          </table:table-cell>
          <table:table-cell office:value-type="float" office:value="-128.234610347105" calcext:value-type="float">
            <text:p>-128.2346103471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9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027308928131" calcext:value-type="float">
            <text:p>72.5027308928131</text:p>
          </table:table-cell>
          <table:table-cell office:value-type="float" office:value="981.963599128692" calcext:value-type="float">
            <text:p>981.963599128692</text:p>
          </table:table-cell>
          <table:table-cell office:value-type="float" office:value="-1" calcext:value-type="float">
            <text:p>-1</text:p>
          </table:table-cell>
          <table:table-cell office:value-type="float" office:value="17420" calcext:value-type="float">
            <text:p>17420</text:p>
          </table:table-cell>
          <table:table-cell office:value-type="float" office:value="6648235" calcext:value-type="float">
            <text:p>6648235</text:p>
          </table:table-cell>
          <table:table-cell office:value-type="float" office:value="1650536" calcext:value-type="float">
            <text:p>1650536</text:p>
          </table:table-cell>
          <table:table-cell office:value-type="float" office:value="1659860" calcext:value-type="float">
            <text:p>1659860</text:p>
          </table:table-cell>
          <table:table-cell office:value-type="float" office:value="1246266" calcext:value-type="float">
            <text:p>1246266</text:p>
          </table:table-cell>
          <table:table-cell office:value-type="float" office:value="673681" calcext:value-type="float">
            <text:p>673681</text:p>
          </table:table-cell>
          <table:table-cell office:value-type="float" office:value="1024397" calcext:value-type="float">
            <text:p>1024397</text:p>
          </table:table-cell>
          <table:table-cell office:value-type="float" office:value="1646326" calcext:value-type="float">
            <text:p>1646326</text:p>
          </table:table-cell>
          <table:table-cell office:value-type="float" office:value="0.0103831303576386" calcext:value-type="float">
            <text:p>0.010383130357639</text:p>
          </table:table-cell>
          <table:table-cell office:value-type="float" office:value="3.96265732796876" calcext:value-type="float">
            <text:p>3.96265732796876</text:p>
          </table:table-cell>
          <table:table-cell office:value-type="float" office:value="0.983796236967592" calcext:value-type="float">
            <text:p>0.983796236967592</text:p>
          </table:table-cell>
          <table:table-cell office:value-type="float" office:value="0.98935377470896" calcext:value-type="float">
            <text:p>0.98935377470896</text:p>
          </table:table-cell>
          <table:table-cell office:value-type="float" office:value="0.742832510809006" calcext:value-type="float">
            <text:p>0.742832510809006</text:p>
          </table:table-cell>
          <table:table-cell office:value-type="float" office:value="0.401545214837219" calcext:value-type="float">
            <text:p>0.401545214837219</text:p>
          </table:table-cell>
          <table:table-cell office:value-type="float" office:value="0.610588265727552" calcext:value-type="float">
            <text:p>0.610588265727552</text:p>
          </table:table-cell>
          <table:table-cell office:value-type="float" office:value="0.981286881123409" calcext:value-type="float">
            <text:p>0.9812868811234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433497838199" calcext:value-type="float">
            <text:p>-101.433497838199</text:p>
          </table:table-cell>
          <table:table-cell office:value-type="float" office:value="-169.690957032556" calcext:value-type="float">
            <text:p>-169.690957032556</text:p>
          </table:table-cell>
          <table:table-cell office:value-type="float" office:value="-127.88234685449" calcext:value-type="float">
            <text:p>-127.882346854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9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5299208023265" calcext:value-type="float">
            <text:p>72.5299208023265</text:p>
          </table:table-cell>
          <table:table-cell office:value-type="float" office:value="981.944573272848" calcext:value-type="float">
            <text:p>981.944573272848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51176" calcext:value-type="float">
            <text:p>6651176</text:p>
          </table:table-cell>
          <table:table-cell office:value-type="float" office:value="1650773" calcext:value-type="float">
            <text:p>1650773</text:p>
          </table:table-cell>
          <table:table-cell office:value-type="float" office:value="1660925" calcext:value-type="float">
            <text:p>1660925</text:p>
          </table:table-cell>
          <table:table-cell office:value-type="float" office:value="1258705" calcext:value-type="float">
            <text:p>1258705</text:p>
          </table:table-cell>
          <table:table-cell office:value-type="float" office:value="674258" calcext:value-type="float">
            <text:p>674258</text:p>
          </table:table-cell>
          <table:table-cell office:value-type="float" office:value="1027460" calcext:value-type="float">
            <text:p>1027460</text:p>
          </table:table-cell>
          <table:table-cell office:value-type="float" office:value="1647879" calcext:value-type="float">
            <text:p>1647879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6441030078057" calcext:value-type="float">
            <text:p>3.96441030078057</text:p>
          </table:table-cell>
          <table:table-cell office:value-type="float" office:value="0.983937499992549" calcext:value-type="float">
            <text:p>0.983937499992549</text:p>
          </table:table-cell>
          <table:table-cell office:value-type="float" office:value="0.98998856425149" calcext:value-type="float">
            <text:p>0.98998856425149</text:p>
          </table:table-cell>
          <table:table-cell office:value-type="float" office:value="0.750246733456461" calcext:value-type="float">
            <text:p>0.750246733456461</text:p>
          </table:table-cell>
          <table:table-cell office:value-type="float" office:value="0.401889133678571" calcext:value-type="float">
            <text:p>0.401889133678571</text:p>
          </table:table-cell>
          <table:table-cell office:value-type="float" office:value="0.612413956214661" calcext:value-type="float">
            <text:p>0.612413956214661</text:p>
          </table:table-cell>
          <table:table-cell office:value-type="float" office:value="0.982212541367118" calcext:value-type="float">
            <text:p>0.982212541367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9506533087079" calcext:value-type="float">
            <text:p>-99.9506533087079</text:p>
          </table:table-cell>
          <table:table-cell office:value-type="float" office:value="-169.622173264286" calcext:value-type="float">
            <text:p>-169.622173264286</text:p>
          </table:table-cell>
          <table:table-cell office:value-type="float" office:value="-127.517208757068" calcext:value-type="float">
            <text:p>-127.5172087570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49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456165279792" calcext:value-type="float">
            <text:p>72.5456165279792</text:p>
          </table:table-cell>
          <table:table-cell office:value-type="float" office:value="981.908526749496" calcext:value-type="float">
            <text:p>981.908526749496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51408" calcext:value-type="float">
            <text:p>6651408</text:p>
          </table:table-cell>
          <table:table-cell office:value-type="float" office:value="1651460" calcext:value-type="float">
            <text:p>1651460</text:p>
          </table:table-cell>
          <table:table-cell office:value-type="float" office:value="1660952" calcext:value-type="float">
            <text:p>1660952</text:p>
          </table:table-cell>
          <table:table-cell office:value-type="float" office:value="1268368" calcext:value-type="float">
            <text:p>1268368</text:p>
          </table:table-cell>
          <table:table-cell office:value-type="float" office:value="675323" calcext:value-type="float">
            <text:p>675323</text:p>
          </table:table-cell>
          <table:table-cell office:value-type="float" office:value="1029033" calcext:value-type="float">
            <text:p>1029033</text:p>
          </table:table-cell>
          <table:table-cell office:value-type="float" office:value="1648050" calcext:value-type="float">
            <text:p>1648050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6454858357293" calcext:value-type="float">
            <text:p>3.96454858357293</text:p>
          </table:table-cell>
          <table:table-cell office:value-type="float" office:value="0.984346983950971" calcext:value-type="float">
            <text:p>0.984346983950971</text:p>
          </table:table-cell>
          <table:table-cell office:value-type="float" office:value="0.990004657507498" calcext:value-type="float">
            <text:p>0.990004657507498</text:p>
          </table:table-cell>
          <table:table-cell office:value-type="float" office:value="0.756006330967704" calcext:value-type="float">
            <text:p>0.756006330967704</text:p>
          </table:table-cell>
          <table:table-cell office:value-type="float" office:value="0.402523923221102" calcext:value-type="float">
            <text:p>0.402523923221102</text:p>
          </table:table-cell>
          <table:table-cell office:value-type="float" office:value="0.613351537388746" calcext:value-type="float">
            <text:p>0.613351537388746</text:p>
          </table:table-cell>
          <table:table-cell office:value-type="float" office:value="0.982314465321835" calcext:value-type="float">
            <text:p>0.9823144653218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8.7987338064592" calcext:value-type="float">
            <text:p>-98.7987338064592</text:p>
          </table:table-cell>
          <table:table-cell office:value-type="float" office:value="-169.49521535578" calcext:value-type="float">
            <text:p>-169.49521535578</text:p>
          </table:table-cell>
          <table:table-cell office:value-type="float" office:value="-127.329692522251" calcext:value-type="float">
            <text:p>-127.3296925222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0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5835279302629" calcext:value-type="float">
            <text:p>72.5835279302629</text:p>
          </table:table-cell>
          <table:table-cell office:value-type="float" office:value="981.917036865186" calcext:value-type="float">
            <text:p>981.917036865186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1755" calcext:value-type="float">
            <text:p>6651755</text:p>
          </table:table-cell>
          <table:table-cell office:value-type="float" office:value="1650532" calcext:value-type="float">
            <text:p>1650532</text:p>
          </table:table-cell>
          <table:table-cell office:value-type="float" office:value="1661437" calcext:value-type="float">
            <text:p>1661437</text:p>
          </table:table-cell>
          <table:table-cell office:value-type="float" office:value="1279872" calcext:value-type="float">
            <text:p>1279872</text:p>
          </table:table-cell>
          <table:table-cell office:value-type="float" office:value="678340" calcext:value-type="float">
            <text:p>678340</text:p>
          </table:table-cell>
          <table:table-cell office:value-type="float" office:value="1029650" calcext:value-type="float">
            <text:p>1029650</text:p>
          </table:table-cell>
          <table:table-cell office:value-type="float" office:value="1647390" calcext:value-type="float">
            <text:p>1647390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75541171496" calcext:value-type="float">
            <text:p>3.96475541171496</text:p>
          </table:table-cell>
          <table:table-cell office:value-type="float" office:value="0.983793852781517" calcext:value-type="float">
            <text:p>0.983793852781517</text:p>
          </table:table-cell>
          <table:table-cell office:value-type="float" office:value="0.99029374006912" calcext:value-type="float">
            <text:p>0.99029374006912</text:p>
          </table:table-cell>
          <table:table-cell office:value-type="float" office:value="0.762863250120074" calcext:value-type="float">
            <text:p>0.762863250120074</text:p>
          </table:table-cell>
          <table:table-cell office:value-type="float" office:value="0.404322195568347" calcext:value-type="float">
            <text:p>0.404322195568347</text:p>
          </table:table-cell>
          <table:table-cell office:value-type="float" office:value="0.613719298090851" calcext:value-type="float">
            <text:p>0.613719298090851</text:p>
          </table:table-cell>
          <table:table-cell office:value-type="float" office:value="0.981921074619421" calcext:value-type="float">
            <text:p>0.9819210746194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4273499759853" calcext:value-type="float">
            <text:p>-97.4273499759853</text:p>
          </table:table-cell>
          <table:table-cell office:value-type="float" office:value="-169.135560886331" calcext:value-type="float">
            <text:p>-169.135560886331</text:p>
          </table:table-cell>
          <table:table-cell office:value-type="float" office:value="-127.25614038183" calcext:value-type="float">
            <text:p>-127.256140381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0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992227999413" calcext:value-type="float">
            <text:p>72.5992227999413</text:p>
          </table:table-cell>
          <table:table-cell office:value-type="float" office:value="981.908526749496" calcext:value-type="float">
            <text:p>981.908526749496</text:p>
          </table:table-cell>
          <table:table-cell office:value-type="float" office:value="-1" calcext:value-type="float">
            <text:p>-1</text:p>
          </table:table-cell>
          <table:table-cell office:value-type="float" office:value="17408" calcext:value-type="float">
            <text:p>17408</text:p>
          </table:table-cell>
          <table:table-cell office:value-type="float" office:value="6643106" calcext:value-type="float">
            <text:p>6643106</text:p>
          </table:table-cell>
          <table:table-cell office:value-type="float" office:value="1650464" calcext:value-type="float">
            <text:p>1650464</text:p>
          </table:table-cell>
          <table:table-cell office:value-type="float" office:value="1661232" calcext:value-type="float">
            <text:p>1661232</text:p>
          </table:table-cell>
          <table:table-cell office:value-type="float" office:value="1276065" calcext:value-type="float">
            <text:p>1276065</text:p>
          </table:table-cell>
          <table:table-cell office:value-type="float" office:value="679867" calcext:value-type="float">
            <text:p>679867</text:p>
          </table:table-cell>
          <table:table-cell office:value-type="float" office:value="1029098" calcext:value-type="float">
            <text:p>1029098</text:p>
          </table:table-cell>
          <table:table-cell office:value-type="float" office:value="1645737" calcext:value-type="float">
            <text:p>1645737</text:p>
          </table:table-cell>
          <table:table-cell office:value-type="float" office:value="0.0103759777994129" calcext:value-type="float">
            <text:p>0.010375977799413</text:p>
          </table:table-cell>
          <table:table-cell office:value-type="float" office:value="3.95960020537379" calcext:value-type="float">
            <text:p>3.95960020537379</text:p>
          </table:table-cell>
          <table:table-cell office:value-type="float" office:value="0.983753321618238" calcext:value-type="float">
            <text:p>0.983753321618238</text:p>
          </table:table-cell>
          <table:table-cell office:value-type="float" office:value="0.990171550532764" calcext:value-type="float">
            <text:p>0.990171550532764</text:p>
          </table:table-cell>
          <table:table-cell office:value-type="float" office:value="0.760594101022971" calcext:value-type="float">
            <text:p>0.760594101022971</text:p>
          </table:table-cell>
          <table:table-cell office:value-type="float" office:value="0.405232358602567" calcext:value-type="float">
            <text:p>0.405232358602567</text:p>
          </table:table-cell>
          <table:table-cell office:value-type="float" office:value="0.613390280412469" calcext:value-type="float">
            <text:p>0.613390280412469</text:p>
          </table:table-cell>
          <table:table-cell office:value-type="float" office:value="0.980935809723831" calcext:value-type="float">
            <text:p>0.9809358097238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8811797954058" calcext:value-type="float">
            <text:p>-97.8811797954058</text:p>
          </table:table-cell>
          <table:table-cell office:value-type="float" office:value="-168.953528279487" calcext:value-type="float">
            <text:p>-168.953528279487</text:p>
          </table:table-cell>
          <table:table-cell office:value-type="float" office:value="-127.321943917506" calcext:value-type="float">
            <text:p>-127.3219439175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1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60458337996" calcext:value-type="float">
            <text:p>72.60458337996</text:p>
          </table:table-cell>
          <table:table-cell office:value-type="float" office:value="981.825918344334" calcext:value-type="float">
            <text:p>981.825918344334</text:p>
          </table:table-cell>
          <table:table-cell office:value-type="float" office:value="-1" calcext:value-type="float">
            <text:p>-1</text:p>
          </table:table-cell>
          <table:table-cell office:value-type="float" office:value="17410" calcext:value-type="float">
            <text:p>17410</text:p>
          </table:table-cell>
          <table:table-cell office:value-type="float" office:value="6652030" calcext:value-type="float">
            <text:p>6652030</text:p>
          </table:table-cell>
          <table:table-cell office:value-type="float" office:value="1651124" calcext:value-type="float">
            <text:p>1651124</text:p>
          </table:table-cell>
          <table:table-cell office:value-type="float" office:value="1661776" calcext:value-type="float">
            <text:p>1661776</text:p>
          </table:table-cell>
          <table:table-cell office:value-type="float" office:value="1264631" calcext:value-type="float">
            <text:p>1264631</text:p>
          </table:table-cell>
          <table:table-cell office:value-type="float" office:value="679659" calcext:value-type="float">
            <text:p>679659</text:p>
          </table:table-cell>
          <table:table-cell office:value-type="float" office:value="1030107" calcext:value-type="float">
            <text:p>1030107</text:p>
          </table:table-cell>
          <table:table-cell office:value-type="float" office:value="1645822" calcext:value-type="float">
            <text:p>1645822</text:p>
          </table:table-cell>
          <table:table-cell office:value-type="float" office:value="0.0103771698924506" calcext:value-type="float">
            <text:p>0.010377169892451</text:p>
          </table:table-cell>
          <table:table-cell office:value-type="float" office:value="3.96491932450763" calcext:value-type="float">
            <text:p>3.96491932450763</text:p>
          </table:table-cell>
          <table:table-cell office:value-type="float" office:value="0.984146712320651" calcext:value-type="float">
            <text:p>0.984146712320651</text:p>
          </table:table-cell>
          <table:table-cell office:value-type="float" office:value="0.990495799838996" calcext:value-type="float">
            <text:p>0.990495799838996</text:p>
          </table:table-cell>
          <table:table-cell office:value-type="float" office:value="0.753778905126918" calcext:value-type="float">
            <text:p>0.753778905126918</text:p>
          </table:table-cell>
          <table:table-cell office:value-type="float" office:value="0.405108380926654" calcext:value-type="float">
            <text:p>0.405108380926654</text:p>
          </table:table-cell>
          <table:table-cell office:value-type="float" office:value="0.613991691349946" calcext:value-type="float">
            <text:p>0.613991691349946</text:p>
          </table:table-cell>
          <table:table-cell office:value-type="float" office:value="0.98098647367793" calcext:value-type="float">
            <text:p>0.980986473677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2442189746164" calcext:value-type="float">
            <text:p>-99.2442189746164</text:p>
          </table:table-cell>
          <table:table-cell office:value-type="float" office:value="-168.978323814669" calcext:value-type="float">
            <text:p>-168.978323814669</text:p>
          </table:table-cell>
          <table:table-cell office:value-type="float" office:value="-127.201661730011" calcext:value-type="float">
            <text:p>-127.2016617300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1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6049705412556" calcext:value-type="float">
            <text:p>72.6049705412556</text:p>
          </table:table-cell>
          <table:table-cell office:value-type="float" office:value="981.944573272848" calcext:value-type="float">
            <text:p>981.944573272848</text:p>
          </table:table-cell>
          <table:table-cell office:value-type="float" office:value="-1" calcext:value-type="float">
            <text:p>-1</text:p>
          </table:table-cell>
          <table:table-cell office:value-type="float" office:value="17414" calcext:value-type="float">
            <text:p>17414</text:p>
          </table:table-cell>
          <table:table-cell office:value-type="float" office:value="6632621" calcext:value-type="float">
            <text:p>6632621</text:p>
          </table:table-cell>
          <table:table-cell office:value-type="float" office:value="1651159" calcext:value-type="float">
            <text:p>1651159</text:p>
          </table:table-cell>
          <table:table-cell office:value-type="float" office:value="1660577" calcext:value-type="float">
            <text:p>1660577</text:p>
          </table:table-cell>
          <table:table-cell office:value-type="float" office:value="1256664" calcext:value-type="float">
            <text:p>1256664</text:p>
          </table:table-cell>
          <table:table-cell office:value-type="float" office:value="677636" calcext:value-type="float">
            <text:p>677636</text:p>
          </table:table-cell>
          <table:table-cell office:value-type="float" office:value="1031474" calcext:value-type="float">
            <text:p>1031474</text:p>
          </table:table-cell>
          <table:table-cell office:value-type="float" office:value="1644508" calcext:value-type="float">
            <text:p>1644508</text:p>
          </table:table-cell>
          <table:table-cell office:value-type="float" office:value="0.0103795540785258" calcext:value-type="float">
            <text:p>0.010379554078526</text:p>
          </table:table-cell>
          <table:table-cell office:value-type="float" office:value="3.95335065762409" calcext:value-type="float">
            <text:p>3.95335065762409</text:p>
          </table:table-cell>
          <table:table-cell office:value-type="float" office:value="0.984167573948809" calcext:value-type="float">
            <text:p>0.984167573948809</text:p>
          </table:table-cell>
          <table:table-cell office:value-type="float" office:value="0.989781140062945" calcext:value-type="float">
            <text:p>0.989781140062945</text:p>
          </table:table-cell>
          <table:table-cell office:value-type="float" office:value="0.749030202511573" calcext:value-type="float">
            <text:p>0.749030202511573</text:p>
          </table:table-cell>
          <table:table-cell office:value-type="float" office:value="0.403902578819106" calcext:value-type="float">
            <text:p>0.403902578819106</text:p>
          </table:table-cell>
          <table:table-cell office:value-type="float" office:value="0.614806486941157" calcext:value-type="float">
            <text:p>0.614806486941157</text:p>
          </table:table-cell>
          <table:table-cell office:value-type="float" office:value="0.980203268552216" calcext:value-type="float">
            <text:p>0.980203268552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193959497685" calcext:value-type="float">
            <text:p>-100.193959497685</text:p>
          </table:table-cell>
          <table:table-cell office:value-type="float" office:value="-169.219484236179" calcext:value-type="float">
            <text:p>-169.219484236179</text:p>
          </table:table-cell>
          <table:table-cell office:value-type="float" office:value="-127.038702611769" calcext:value-type="float">
            <text:p>-127.0387026117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2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6156917952844" calcext:value-type="float">
            <text:p>72.6156917952844</text:p>
          </table:table-cell>
          <table:table-cell office:value-type="float" office:value="981.861964115317" calcext:value-type="float">
            <text:p>981.861964115317</text:p>
          </table:table-cell>
          <table:table-cell office:value-type="float" office:value="-1" calcext:value-type="float">
            <text:p>-1</text:p>
          </table:table-cell>
          <table:table-cell office:value-type="float" office:value="180522" calcext:value-type="float">
            <text:p>180522</text:p>
          </table:table-cell>
          <table:table-cell office:value-type="float" office:value="6653347" calcext:value-type="float">
            <text:p>6653347</text:p>
          </table:table-cell>
          <table:table-cell office:value-type="float" office:value="1650947" calcext:value-type="float">
            <text:p>1650947</text:p>
          </table:table-cell>
          <table:table-cell office:value-type="float" office:value="1660321" calcext:value-type="float">
            <text:p>1660321</text:p>
          </table:table-cell>
          <table:table-cell office:value-type="float" office:value="1255182" calcext:value-type="float">
            <text:p>1255182</text:p>
          </table:table-cell>
          <table:table-cell office:value-type="float" office:value="679461" calcext:value-type="float">
            <text:p>679461</text:p>
          </table:table-cell>
          <table:table-cell office:value-type="float" office:value="1035033" calcext:value-type="float">
            <text:p>1035033</text:p>
          </table:table-cell>
          <table:table-cell office:value-type="float" office:value="1646524" calcext:value-type="float">
            <text:p>1646524</text:p>
          </table:table-cell>
          <table:table-cell office:value-type="float" office:value="0.107599509668292" calcext:value-type="float">
            <text:p>0.107599509668292</text:p>
          </table:table-cell>
          <table:table-cell office:value-type="float" office:value="3.9657043177729" calcext:value-type="float">
            <text:p>3.9657043177729</text:p>
          </table:table-cell>
          <table:table-cell office:value-type="float" office:value="0.984041212086822" calcext:value-type="float">
            <text:p>0.984041212086822</text:p>
          </table:table-cell>
          <table:table-cell office:value-type="float" office:value="0.98962855215413" calcext:value-type="float">
            <text:p>0.98962855215413</text:p>
          </table:table-cell>
          <table:table-cell office:value-type="float" office:value="0.748146861570699" calcext:value-type="float">
            <text:p>0.748146861570699</text:p>
          </table:table-cell>
          <table:table-cell office:value-type="float" office:value="0.40499036371593" calcext:value-type="float">
            <text:p>0.40499036371593</text:p>
          </table:table-cell>
          <table:table-cell office:value-type="float" office:value="0.616927816501596" calcext:value-type="float">
            <text:p>0.616927816501596</text:p>
          </table:table-cell>
          <table:table-cell office:value-type="float" office:value="0.981404898334134" calcext:value-type="float">
            <text:p>0.981404898334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37062768586" calcext:value-type="float">
            <text:p>-100.37062768586</text:p>
          </table:table-cell>
          <table:table-cell office:value-type="float" office:value="-169.001927256814" calcext:value-type="float">
            <text:p>-169.001927256814</text:p>
          </table:table-cell>
          <table:table-cell office:value-type="float" office:value="-126.614436699681" calcext:value-type="float">
            <text:p>-126.6144366996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2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6049705412556" calcext:value-type="float">
            <text:p>72.6049705412556</text:p>
          </table:table-cell>
          <table:table-cell office:value-type="float" office:value="981.917036865186" calcext:value-type="float">
            <text:p>981.917036865186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49342" calcext:value-type="float">
            <text:p>6649342</text:p>
          </table:table-cell>
          <table:table-cell office:value-type="float" office:value="1650877" calcext:value-type="float">
            <text:p>1650877</text:p>
          </table:table-cell>
          <table:table-cell office:value-type="float" office:value="1660706" calcext:value-type="float">
            <text:p>1660706</text:p>
          </table:table-cell>
          <table:table-cell office:value-type="float" office:value="1259846" calcext:value-type="float">
            <text:p>1259846</text:p>
          </table:table-cell>
          <table:table-cell office:value-type="float" office:value="680248" calcext:value-type="float">
            <text:p>680248</text:p>
          </table:table-cell>
          <table:table-cell office:value-type="float" office:value="1037845" calcext:value-type="float">
            <text:p>1037845</text:p>
          </table:table-cell>
          <table:table-cell office:value-type="float" office:value="1647464" calcext:value-type="float">
            <text:p>1647464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6331715146508" calcext:value-type="float">
            <text:p>3.96331715146508</text:p>
          </table:table-cell>
          <table:table-cell office:value-type="float" office:value="0.983999488830506" calcext:value-type="float">
            <text:p>0.983999488830506</text:p>
          </table:table-cell>
          <table:table-cell office:value-type="float" office:value="0.989858030063871" calcext:value-type="float">
            <text:p>0.989858030063871</text:p>
          </table:table-cell>
          <table:table-cell office:value-type="float" office:value="0.750926822534421" calcext:value-type="float">
            <text:p>0.750926822534421</text:p>
          </table:table-cell>
          <table:table-cell office:value-type="float" office:value="0.405459452326233" calcext:value-type="float">
            <text:p>0.405459452326233</text:p>
          </table:table-cell>
          <table:table-cell office:value-type="float" office:value="0.618603899312484" calcext:value-type="float">
            <text:p>0.618603899312484</text:p>
          </table:table-cell>
          <table:table-cell office:value-type="float" office:value="0.981965182061813" calcext:value-type="float">
            <text:p>0.9819651820618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8146354931158" calcext:value-type="float">
            <text:p>-99.8146354931158</text:p>
          </table:table-cell>
          <table:table-cell office:value-type="float" office:value="-168.908109534754" calcext:value-type="float">
            <text:p>-168.908109534754</text:p>
          </table:table-cell>
          <table:table-cell office:value-type="float" office:value="-126.279220137503" calcext:value-type="float">
            <text:p>-126.2792201375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3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6153045142642" calcext:value-type="float">
            <text:p>72.6153045142642</text:p>
          </table:table-cell>
          <table:table-cell office:value-type="float" office:value="981.936062928185" calcext:value-type="float">
            <text:p>981.936062928185</text:p>
          </table:table-cell>
          <table:table-cell office:value-type="float" office:value="-1" calcext:value-type="float">
            <text:p>-1</text:p>
          </table:table-cell>
          <table:table-cell office:value-type="float" office:value="108257" calcext:value-type="float">
            <text:p>108257</text:p>
          </table:table-cell>
          <table:table-cell office:value-type="float" office:value="6651640" calcext:value-type="float">
            <text:p>6651640</text:p>
          </table:table-cell>
          <table:table-cell office:value-type="float" office:value="1650876" calcext:value-type="float">
            <text:p>1650876</text:p>
          </table:table-cell>
          <table:table-cell office:value-type="float" office:value="1661374" calcext:value-type="float">
            <text:p>1661374</text:p>
          </table:table-cell>
          <table:table-cell office:value-type="float" office:value="1281534" calcext:value-type="float">
            <text:p>1281534</text:p>
          </table:table-cell>
          <table:table-cell office:value-type="float" office:value="680800" calcext:value-type="float">
            <text:p>680800</text:p>
          </table:table-cell>
          <table:table-cell office:value-type="float" office:value="1039959" calcext:value-type="float">
            <text:p>1039959</text:p>
          </table:table-cell>
          <table:table-cell office:value-type="float" office:value="1647176" calcext:value-type="float">
            <text:p>1647176</text:p>
          </table:table-cell>
          <table:table-cell office:value-type="float" office:value="0.064526207986618" calcext:value-type="float">
            <text:p>0.064526207986618</text:p>
          </table:table-cell>
          <table:table-cell office:value-type="float" office:value="3.9646868663653" calcext:value-type="float">
            <text:p>3.9646868663653</text:p>
          </table:table-cell>
          <table:table-cell office:value-type="float" office:value="0.983998892783987" calcext:value-type="float">
            <text:p>0.983998892783987</text:p>
          </table:table-cell>
          <table:table-cell office:value-type="float" office:value="0.990256189138435" calcext:value-type="float">
            <text:p>0.990256189138435</text:p>
          </table:table-cell>
          <table:table-cell office:value-type="float" office:value="0.763853879434333" calcext:value-type="float">
            <text:p>0.763853879434333</text:p>
          </table:table-cell>
          <table:table-cell office:value-type="float" office:value="0.405788470004615" calcext:value-type="float">
            <text:p>0.405788470004615</text:p>
          </table:table-cell>
          <table:table-cell office:value-type="float" office:value="0.619863941653245" calcext:value-type="float">
            <text:p>0.619863941653245</text:p>
          </table:table-cell>
          <table:table-cell office:value-type="float" office:value="0.981793520664396" calcext:value-type="float">
            <text:p>0.981793520664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2292241131335" calcext:value-type="float">
            <text:p>-97.2292241131335</text:p>
          </table:table-cell>
          <table:table-cell office:value-type="float" office:value="-168.842305999077" calcext:value-type="float">
            <text:p>-168.842305999077</text:p>
          </table:table-cell>
          <table:table-cell office:value-type="float" office:value="-126.027211669351" calcext:value-type="float">
            <text:p>-126.0272116693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3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6210524094319" calcext:value-type="float">
            <text:p>72.6210524094319</text:p>
          </table:table-cell>
          <table:table-cell office:value-type="float" office:value="981.972109702327" calcext:value-type="float">
            <text:p>981.972109702327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652163" calcext:value-type="float">
            <text:p>6652163</text:p>
          </table:table-cell>
          <table:table-cell office:value-type="float" office:value="1651516" calcext:value-type="float">
            <text:p>1651516</text:p>
          </table:table-cell>
          <table:table-cell office:value-type="float" office:value="1662248" calcext:value-type="float">
            <text:p>1662248</text:p>
          </table:table-cell>
          <table:table-cell office:value-type="float" office:value="1267387" calcext:value-type="float">
            <text:p>1267387</text:p>
          </table:table-cell>
          <table:table-cell office:value-type="float" office:value="681687" calcext:value-type="float">
            <text:p>681687</text:p>
          </table:table-cell>
          <table:table-cell office:value-type="float" office:value="1037959" calcext:value-type="float">
            <text:p>1037959</text:p>
          </table:table-cell>
          <table:table-cell office:value-type="float" office:value="1645529" calcext:value-type="float">
            <text:p>1645529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96499859869463" calcext:value-type="float">
            <text:p>3.96499859869463</text:p>
          </table:table-cell>
          <table:table-cell office:value-type="float" office:value="0.984380362556024" calcext:value-type="float">
            <text:p>0.984380362556024</text:p>
          </table:table-cell>
          <table:table-cell office:value-type="float" office:value="0.990777133795873" calcext:value-type="float">
            <text:p>0.990777133795873</text:p>
          </table:table-cell>
          <table:table-cell office:value-type="float" office:value="0.755421609332753" calcext:value-type="float">
            <text:p>0.755421609332753</text:p>
          </table:table-cell>
          <table:table-cell office:value-type="float" office:value="0.406317163266798" calcext:value-type="float">
            <text:p>0.406317163266798</text:p>
          </table:table-cell>
          <table:table-cell office:value-type="float" office:value="0.618671848615628" calcext:value-type="float">
            <text:p>0.618671848615628</text:p>
          </table:table-cell>
          <table:table-cell office:value-type="float" office:value="0.980811832047919" calcext:value-type="float">
            <text:p>0.980811832047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8.9156781334493" calcext:value-type="float">
            <text:p>-98.9156781334493</text:p>
          </table:table-cell>
          <table:table-cell office:value-type="float" office:value="-168.736567346641" calcext:value-type="float">
            <text:p>-168.736567346641</text:p>
          </table:table-cell>
          <table:table-cell office:value-type="float" office:value="-126.265630276874" calcext:value-type="float">
            <text:p>-126.2656302768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3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6057448351219" calcext:value-type="float">
            <text:p>72.6057448351219</text:p>
          </table:table-cell>
          <table:table-cell office:value-type="float" office:value="981.878983539327" calcext:value-type="float">
            <text:p>981.878983539327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62483" calcext:value-type="float">
            <text:p>6662483</text:p>
          </table:table-cell>
          <table:table-cell office:value-type="float" office:value="1652438" calcext:value-type="float">
            <text:p>1652438</text:p>
          </table:table-cell>
          <table:table-cell office:value-type="float" office:value="1661947" calcext:value-type="float">
            <text:p>1661947</text:p>
          </table:table-cell>
          <table:table-cell office:value-type="float" office:value="1260473" calcext:value-type="float">
            <text:p>1260473</text:p>
          </table:table-cell>
          <table:table-cell office:value-type="float" office:value="681135" calcext:value-type="float">
            <text:p>681135</text:p>
          </table:table-cell>
          <table:table-cell office:value-type="float" office:value="1040239" calcext:value-type="float">
            <text:p>1040239</text:p>
          </table:table-cell>
          <table:table-cell office:value-type="float" office:value="1647124" calcext:value-type="float">
            <text:p>1647124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7114979876873" calcext:value-type="float">
            <text:p>3.97114979876873</text:p>
          </table:table-cell>
          <table:table-cell office:value-type="float" office:value="0.984929917446365" calcext:value-type="float">
            <text:p>0.984929917446365</text:p>
          </table:table-cell>
          <table:table-cell office:value-type="float" office:value="0.990597723793712" calcext:value-type="float">
            <text:p>0.990597723793712</text:p>
          </table:table-cell>
          <table:table-cell office:value-type="float" office:value="0.751300543701714" calcext:value-type="float">
            <text:p>0.751300543701714</text:p>
          </table:table-cell>
          <table:table-cell office:value-type="float" office:value="0.405988145588415" calcext:value-type="float">
            <text:p>0.405988145588415</text:p>
          </table:table-cell>
          <table:table-cell office:value-type="float" office:value="0.620030834678511" calcext:value-type="float">
            <text:p>0.620030834678511</text:p>
          </table:table-cell>
          <table:table-cell office:value-type="float" office:value="0.981762526245418" calcext:value-type="float">
            <text:p>0.9817625262454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7398912596573" calcext:value-type="float">
            <text:p>-99.7398912596573</text:p>
          </table:table-cell>
          <table:table-cell office:value-type="float" office:value="-168.802370882317" calcext:value-type="float">
            <text:p>-168.802370882317</text:p>
          </table:table-cell>
          <table:table-cell office:value-type="float" office:value="-125.993833064298" calcext:value-type="float">
            <text:p>-125.9938330642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4</text:p>
          </table:table-cell>
          <table:table-cell office:value-type="float" office:value="26.049847483082" calcext:value-type="float">
            <text:p>26.049847483082</text:p>
          </table:table-cell>
          <table:table-cell office:value-type="float" office:value="72.6214397407392" calcext:value-type="float">
            <text:p>72.6214397407392</text:p>
          </table:table-cell>
          <table:table-cell office:value-type="float" office:value="981.925547017051" calcext:value-type="float">
            <text:p>981.925547017051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51097" calcext:value-type="float">
            <text:p>6651097</text:p>
          </table:table-cell>
          <table:table-cell office:value-type="float" office:value="1651419" calcext:value-type="float">
            <text:p>1651419</text:p>
          </table:table-cell>
          <table:table-cell office:value-type="float" office:value="1661149" calcext:value-type="float">
            <text:p>1661149</text:p>
          </table:table-cell>
          <table:table-cell office:value-type="float" office:value="1261588" calcext:value-type="float">
            <text:p>1261588</text:p>
          </table:table-cell>
          <table:table-cell office:value-type="float" office:value="681779" calcext:value-type="float">
            <text:p>681779</text:p>
          </table:table-cell>
          <table:table-cell office:value-type="float" office:value="1043947" calcext:value-type="float">
            <text:p>1043947</text:p>
          </table:table-cell>
          <table:table-cell office:value-type="float" office:value="1647272" calcext:value-type="float">
            <text:p>1647272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6436321310559" calcext:value-type="float">
            <text:p>3.96436321310559</text:p>
          </table:table-cell>
          <table:table-cell office:value-type="float" office:value="0.9843225460437" calcext:value-type="float">
            <text:p>0.9843225460437</text:p>
          </table:table-cell>
          <table:table-cell office:value-type="float" office:value="0.990122078671703" calcext:value-type="float">
            <text:p>0.990122078671703</text:p>
          </table:table-cell>
          <table:table-cell office:value-type="float" office:value="0.751965135570185" calcext:value-type="float">
            <text:p>0.751965135570185</text:p>
          </table:table-cell>
          <table:table-cell office:value-type="float" office:value="0.406371999546528" calcext:value-type="float">
            <text:p>0.406371999546528</text:p>
          </table:table-cell>
          <table:table-cell office:value-type="float" office:value="0.622240975170252" calcext:value-type="float">
            <text:p>0.622240975170252</text:p>
          </table:table-cell>
          <table:table-cell office:value-type="float" office:value="0.981850741130202" calcext:value-type="float">
            <text:p>0.9818507411302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6069728859631" calcext:value-type="float">
            <text:p>-99.6069728859631</text:p>
          </table:table-cell>
          <table:table-cell office:value-type="float" office:value="-168.725600090694" calcext:value-type="float">
            <text:p>-168.725600090694</text:p>
          </table:table-cell>
          <table:table-cell office:value-type="float" office:value="-125.55180496595" calcext:value-type="float">
            <text:p>-125.551804965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4</text:p>
          </table:table-cell>
          <table:table-cell office:value-type="float" office:value="26.049847483082" calcext:value-type="float">
            <text:p>26.049847483082</text:p>
          </table:table-cell>
          <table:table-cell office:value-type="float" office:value="72.6268004061707" calcext:value-type="float">
            <text:p>72.6268004061707</text:p>
          </table:table-cell>
          <table:table-cell office:value-type="float" office:value="981.925547017051" calcext:value-type="float">
            <text:p>981.925547017051</text:p>
          </table:table-cell>
          <table:table-cell office:value-type="float" office:value="-1" calcext:value-type="float">
            <text:p>-1</text:p>
          </table:table-cell>
          <table:table-cell office:value-type="float" office:value="17400" calcext:value-type="float">
            <text:p>17400</text:p>
          </table:table-cell>
          <table:table-cell office:value-type="float" office:value="6650566" calcext:value-type="float">
            <text:p>6650566</text:p>
          </table:table-cell>
          <table:table-cell office:value-type="float" office:value="1651318" calcext:value-type="float">
            <text:p>1651318</text:p>
          </table:table-cell>
          <table:table-cell office:value-type="float" office:value="1661432" calcext:value-type="float">
            <text:p>1661432</text:p>
          </table:table-cell>
          <table:table-cell office:value-type="float" office:value="1274478" calcext:value-type="float">
            <text:p>1274478</text:p>
          </table:table-cell>
          <table:table-cell office:value-type="float" office:value="681816" calcext:value-type="float">
            <text:p>681816</text:p>
          </table:table-cell>
          <table:table-cell office:value-type="float" office:value="1047442" calcext:value-type="float">
            <text:p>1047442</text:p>
          </table:table-cell>
          <table:table-cell office:value-type="float" office:value="1648286" calcext:value-type="float">
            <text:p>1648286</text:p>
          </table:table-cell>
          <table:table-cell office:value-type="float" office:value="0.0103712094272625" calcext:value-type="float">
            <text:p>0.010371209427263</text:p>
          </table:table-cell>
          <table:table-cell office:value-type="float" office:value="3.9640467124041" calcext:value-type="float">
            <text:p>3.9640467124041</text:p>
          </table:table-cell>
          <table:table-cell office:value-type="float" office:value="0.9842623453453" calcext:value-type="float">
            <text:p>0.9842623453453</text:p>
          </table:table-cell>
          <table:table-cell office:value-type="float" office:value="0.990290759836526" calcext:value-type="float">
            <text:p>0.990290759836526</text:p>
          </table:table-cell>
          <table:table-cell office:value-type="float" office:value="0.759648175197622" calcext:value-type="float">
            <text:p>0.759648175197622</text:p>
          </table:table-cell>
          <table:table-cell office:value-type="float" office:value="0.406394053267724" calcext:value-type="float">
            <text:p>0.406394053267724</text:p>
          </table:table-cell>
          <table:table-cell office:value-type="float" office:value="0.624324157753486" calcext:value-type="float">
            <text:p>0.624324157753486</text:p>
          </table:table-cell>
          <table:table-cell office:value-type="float" office:value="0.982455132300274" calcext:value-type="float">
            <text:p>0.982455132300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8.0703649604756" calcext:value-type="float">
            <text:p>-98.0703649604756</text:p>
          </table:table-cell>
          <table:table-cell office:value-type="float" office:value="-168.721189346455" calcext:value-type="float">
            <text:p>-168.721189346455</text:p>
          </table:table-cell>
          <table:table-cell office:value-type="float" office:value="-125.135168449303" calcext:value-type="float">
            <text:p>-125.1351684493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5</text:p>
          </table:table-cell>
          <table:table-cell office:value-type="float" office:value="26.049847483082" calcext:value-type="float">
            <text:p>26.049847483082</text:p>
          </table:table-cell>
          <table:table-cell office:value-type="float" office:value="72.6053576929762" calcext:value-type="float">
            <text:p>72.6053576929762</text:p>
          </table:table-cell>
          <table:table-cell office:value-type="float" office:value="981.925547017051" calcext:value-type="float">
            <text:p>981.925547017051</text:p>
          </table:table-cell>
          <table:table-cell office:value-type="float" office:value="-1" calcext:value-type="float">
            <text:p>-1</text:p>
          </table:table-cell>
          <table:table-cell office:value-type="float" office:value="17440" calcext:value-type="float">
            <text:p>17440</text:p>
          </table:table-cell>
          <table:table-cell office:value-type="float" office:value="6653107" calcext:value-type="float">
            <text:p>6653107</text:p>
          </table:table-cell>
          <table:table-cell office:value-type="float" office:value="1651928" calcext:value-type="float">
            <text:p>1651928</text:p>
          </table:table-cell>
          <table:table-cell office:value-type="float" office:value="1661901" calcext:value-type="float">
            <text:p>1661901</text:p>
          </table:table-cell>
          <table:table-cell office:value-type="float" office:value="1269446" calcext:value-type="float">
            <text:p>1269446</text:p>
          </table:table-cell>
          <table:table-cell office:value-type="float" office:value="683292" calcext:value-type="float">
            <text:p>683292</text:p>
          </table:table-cell>
          <table:table-cell office:value-type="float" office:value="1044944" calcext:value-type="float">
            <text:p>1044944</text:p>
          </table:table-cell>
          <table:table-cell office:value-type="float" office:value="1646317" calcext:value-type="float">
            <text:p>1646317</text:p>
          </table:table-cell>
          <table:table-cell office:value-type="float" office:value="0.0103950512880148" calcext:value-type="float">
            <text:p>0.010395051288015</text:p>
          </table:table-cell>
          <table:table-cell office:value-type="float" office:value="3.96556126660839" calcext:value-type="float">
            <text:p>3.96556126660839</text:p>
          </table:table-cell>
          <table:table-cell office:value-type="float" office:value="0.984625933721773" calcext:value-type="float">
            <text:p>0.984625933721773</text:p>
          </table:table-cell>
          <table:table-cell office:value-type="float" office:value="0.990570305653847" calcext:value-type="float">
            <text:p>0.990570305653847</text:p>
          </table:table-cell>
          <table:table-cell office:value-type="float" office:value="0.756648869114979" calcext:value-type="float">
            <text:p>0.756648869114979</text:p>
          </table:table-cell>
          <table:table-cell office:value-type="float" office:value="0.407273817929485" calcext:value-type="float">
            <text:p>0.407273817929485</text:p>
          </table:table-cell>
          <table:table-cell office:value-type="float" office:value="0.622835233549504" calcext:value-type="float">
            <text:p>0.622835233549504</text:p>
          </table:table-cell>
          <table:table-cell office:value-type="float" office:value="0.98128151670474" calcext:value-type="float">
            <text:p>0.981281516704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8.6702261770041" calcext:value-type="float">
            <text:p>-98.6702261770041</text:p>
          </table:table-cell>
          <table:table-cell office:value-type="float" office:value="-168.545236414103" calcext:value-type="float">
            <text:p>-168.545236414103</text:p>
          </table:table-cell>
          <table:table-cell office:value-type="float" office:value="-125.432953290099" calcext:value-type="float">
            <text:p>-125.4329532900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5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6049705412556" calcext:value-type="float">
            <text:p>72.6049705412556</text:p>
          </table:table-cell>
          <table:table-cell office:value-type="float" office:value="981.917036865186" calcext:value-type="float">
            <text:p>981.917036865186</text:p>
          </table:table-cell>
          <table:table-cell office:value-type="float" office:value="-1" calcext:value-type="float">
            <text:p>-1</text:p>
          </table:table-cell>
          <table:table-cell office:value-type="float" office:value="17457" calcext:value-type="float">
            <text:p>17457</text:p>
          </table:table-cell>
          <table:table-cell office:value-type="float" office:value="6657162" calcext:value-type="float">
            <text:p>6657162</text:p>
          </table:table-cell>
          <table:table-cell office:value-type="float" office:value="1652255" calcext:value-type="float">
            <text:p>1652255</text:p>
          </table:table-cell>
          <table:table-cell office:value-type="float" office:value="1661630" calcext:value-type="float">
            <text:p>1661630</text:p>
          </table:table-cell>
          <table:table-cell office:value-type="float" office:value="1272789" calcext:value-type="float">
            <text:p>1272789</text:p>
          </table:table-cell>
          <table:table-cell office:value-type="float" office:value="684011" calcext:value-type="float">
            <text:p>684011</text:p>
          </table:table-cell>
          <table:table-cell office:value-type="float" office:value="1049616" calcext:value-type="float">
            <text:p>1049616</text:p>
          </table:table-cell>
          <table:table-cell office:value-type="float" office:value="1649152" calcext:value-type="float">
            <text:p>1649152</text:p>
          </table:table-cell>
          <table:table-cell office:value-type="float" office:value="0.0104051840788345" calcext:value-type="float">
            <text:p>0.010405184078835</text:p>
          </table:table-cell>
          <table:table-cell office:value-type="float" office:value="3.96797823524216" calcext:value-type="float">
            <text:p>3.96797823524216</text:p>
          </table:table-cell>
          <table:table-cell office:value-type="float" office:value="0.984820840933423" calcext:value-type="float">
            <text:p>0.984820840933423</text:p>
          </table:table-cell>
          <table:table-cell office:value-type="float" office:value="0.99040877704725" calcext:value-type="float">
            <text:p>0.99040877704725</text:p>
          </table:table-cell>
          <table:table-cell office:value-type="float" office:value="0.758641452627355" calcext:value-type="float">
            <text:p>0.758641452627355</text:p>
          </table:table-cell>
          <table:table-cell office:value-type="float" office:value="0.407702375376508" calcext:value-type="float">
            <text:p>0.407702375376508</text:p>
          </table:table-cell>
          <table:table-cell office:value-type="float" office:value="0.625619962885375" calcext:value-type="float">
            <text:p>0.625619962885375</text:p>
          </table:table-cell>
          <table:table-cell office:value-type="float" office:value="0.982971308585561" calcext:value-type="float">
            <text:p>0.9829713085855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8.271709474529" calcext:value-type="float">
            <text:p>-98.271709474529</text:p>
          </table:table-cell>
          <table:table-cell office:value-type="float" office:value="-168.459524924698" calcext:value-type="float">
            <text:p>-168.459524924698</text:p>
          </table:table-cell>
          <table:table-cell office:value-type="float" office:value="-124.876007422925" calcext:value-type="float">
            <text:p>-124.8760074229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6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6111055861501" calcext:value-type="float">
            <text:p>72.6111055861501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387" calcext:value-type="float">
            <text:p>17387</text:p>
          </table:table-cell>
          <table:table-cell office:value-type="float" office:value="6641255" calcext:value-type="float">
            <text:p>6641255</text:p>
          </table:table-cell>
          <table:table-cell office:value-type="float" office:value="1651713" calcext:value-type="float">
            <text:p>1651713</text:p>
          </table:table-cell>
          <table:table-cell office:value-type="float" office:value="1662231" calcext:value-type="float">
            <text:p>1662231</text:p>
          </table:table-cell>
          <table:table-cell office:value-type="float" office:value="1284475" calcext:value-type="float">
            <text:p>1284475</text:p>
          </table:table-cell>
          <table:table-cell office:value-type="float" office:value="685113" calcext:value-type="float">
            <text:p>685113</text:p>
          </table:table-cell>
          <table:table-cell office:value-type="float" office:value="1050453" calcext:value-type="float">
            <text:p>1050453</text:p>
          </table:table-cell>
          <table:table-cell office:value-type="float" office:value="1648556" calcext:value-type="float">
            <text:p>1648556</text:p>
          </table:table-cell>
          <table:table-cell office:value-type="float" office:value="0.010363460822518" calcext:value-type="float">
            <text:p>0.010363460822518</text:p>
          </table:table-cell>
          <table:table-cell office:value-type="float" office:value="3.95849692326747" calcext:value-type="float">
            <text:p>3.95849692326747</text:p>
          </table:table-cell>
          <table:table-cell office:value-type="float" office:value="0.984497783720229" calcext:value-type="float">
            <text:p>0.984497783720229</text:p>
          </table:table-cell>
          <table:table-cell office:value-type="float" office:value="0.990767001005053" calcext:value-type="float">
            <text:p>0.990767001005053</text:p>
          </table:table-cell>
          <table:table-cell office:value-type="float" office:value="0.765606852246148" calcext:value-type="float">
            <text:p>0.765606852246148</text:p>
          </table:table-cell>
          <table:table-cell office:value-type="float" office:value="0.408359218640234" calcext:value-type="float">
            <text:p>0.408359218640234</text:p>
          </table:table-cell>
          <table:table-cell office:value-type="float" office:value="0.626118853821618" calcext:value-type="float">
            <text:p>0.626118853821618</text:p>
          </table:table-cell>
          <table:table-cell office:value-type="float" office:value="0.982616064860352" calcext:value-type="float">
            <text:p>0.982616064860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6.8786295507705" calcext:value-type="float">
            <text:p>-96.8786295507705</text:p>
          </table:table-cell>
          <table:table-cell office:value-type="float" office:value="-168.328156271953" calcext:value-type="float">
            <text:p>-168.328156271953</text:p>
          </table:table-cell>
          <table:table-cell office:value-type="float" office:value="-124.776229235676" calcext:value-type="float">
            <text:p>-124.7762292356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6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5996099013743" calcext:value-type="float">
            <text:p>72.5996099013743</text:p>
          </table:table-cell>
          <table:table-cell office:value-type="float" office:value="981.861964115317" calcext:value-type="float">
            <text:p>981.861964115317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49615" calcext:value-type="float">
            <text:p>6649615</text:p>
          </table:table-cell>
          <table:table-cell office:value-type="float" office:value="1651718" calcext:value-type="float">
            <text:p>1651718</text:p>
          </table:table-cell>
          <table:table-cell office:value-type="float" office:value="1662619" calcext:value-type="float">
            <text:p>1662619</text:p>
          </table:table-cell>
          <table:table-cell office:value-type="float" office:value="1271373" calcext:value-type="float">
            <text:p>1271373</text:p>
          </table:table-cell>
          <table:table-cell office:value-type="float" office:value="686363" calcext:value-type="float">
            <text:p>686363</text:p>
          </table:table-cell>
          <table:table-cell office:value-type="float" office:value="1048966" calcext:value-type="float">
            <text:p>1048966</text:p>
          </table:table-cell>
          <table:table-cell office:value-type="float" office:value="1646863" calcext:value-type="float">
            <text:p>1646863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347987216471" calcext:value-type="float">
            <text:p>3.96347987216471</text:p>
          </table:table-cell>
          <table:table-cell office:value-type="float" office:value="0.984500763952823" calcext:value-type="float">
            <text:p>0.984500763952823</text:p>
          </table:table-cell>
          <table:table-cell office:value-type="float" office:value="0.990998267054351" calcext:value-type="float">
            <text:p>0.990998267054351</text:p>
          </table:table-cell>
          <table:table-cell office:value-type="float" office:value="0.757797450756723" calcext:value-type="float">
            <text:p>0.757797450756723</text:p>
          </table:table-cell>
          <table:table-cell office:value-type="float" office:value="0.409104276788745" calcext:value-type="float">
            <text:p>0.409104276788745</text:p>
          </table:table-cell>
          <table:table-cell office:value-type="float" office:value="0.62523253264815" calcext:value-type="float">
            <text:p>0.62523253264815</text:p>
          </table:table-cell>
          <table:table-cell office:value-type="float" office:value="0.981606958104009" calcext:value-type="float">
            <text:p>0.981606958104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8.4405098486554" calcext:value-type="float">
            <text:p>-98.4405098486554</text:p>
          </table:table-cell>
          <table:table-cell office:value-type="float" office:value="-168.179144642251" calcext:value-type="float">
            <text:p>-168.179144642251</text:p>
          </table:table-cell>
          <table:table-cell office:value-type="float" office:value="-124.95349347037" calcext:value-type="float">
            <text:p>-124.953493470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6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6057448351219" calcext:value-type="float">
            <text:p>72.6057448351219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436" calcext:value-type="float">
            <text:p>17436</text:p>
          </table:table-cell>
          <table:table-cell office:value-type="float" office:value="6649017" calcext:value-type="float">
            <text:p>6649017</text:p>
          </table:table-cell>
          <table:table-cell office:value-type="float" office:value="1651917" calcext:value-type="float">
            <text:p>1651917</text:p>
          </table:table-cell>
          <table:table-cell office:value-type="float" office:value="1662603" calcext:value-type="float">
            <text:p>1662603</text:p>
          </table:table-cell>
          <table:table-cell office:value-type="float" office:value="1270114" calcext:value-type="float">
            <text:p>1270114</text:p>
          </table:table-cell>
          <table:table-cell office:value-type="float" office:value="686084" calcext:value-type="float">
            <text:p>686084</text:p>
          </table:table-cell>
          <table:table-cell office:value-type="float" office:value="1051125" calcext:value-type="float">
            <text:p>1051125</text:p>
          </table:table-cell>
          <table:table-cell office:value-type="float" office:value="1646188" calcext:value-type="float">
            <text:p>1646188</text:p>
          </table:table-cell>
          <table:table-cell office:value-type="float" office:value="0.0103926671019396" calcext:value-type="float">
            <text:p>0.01039266710194</text:p>
          </table:table-cell>
          <table:table-cell office:value-type="float" office:value="3.96312343634646" calcext:value-type="float">
            <text:p>3.96312343634646</text:p>
          </table:table-cell>
          <table:table-cell office:value-type="float" office:value="0.984619377210066" calcext:value-type="float">
            <text:p>0.984619377210066</text:p>
          </table:table-cell>
          <table:table-cell office:value-type="float" office:value="0.99098873031005" calcext:value-type="float">
            <text:p>0.99098873031005</text:p>
          </table:table-cell>
          <table:table-cell office:value-type="float" office:value="0.757047028189543" calcext:value-type="float">
            <text:p>0.757047028189543</text:p>
          </table:table-cell>
          <table:table-cell office:value-type="float" office:value="0.408937979809997" calcext:value-type="float">
            <text:p>0.408937979809997</text:p>
          </table:table-cell>
          <table:table-cell office:value-type="float" office:value="0.626519397082257" calcext:value-type="float">
            <text:p>0.626519397082257</text:p>
          </table:table-cell>
          <table:table-cell office:value-type="float" office:value="0.981204626703814" calcext:value-type="float">
            <text:p>0.9812046267038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8.5905943620913" calcext:value-type="float">
            <text:p>-98.5905943620913</text:p>
          </table:table-cell>
          <table:table-cell office:value-type="float" office:value="-168.212404038001" calcext:value-type="float">
            <text:p>-168.212404038001</text:p>
          </table:table-cell>
          <table:table-cell office:value-type="float" office:value="-124.696120583549" calcext:value-type="float">
            <text:p>-124.6961205835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7</text:p>
          </table:table-cell>
          <table:table-cell office:value-type="float" office:value="26.049847483082" calcext:value-type="float">
            <text:p>26.049847483082</text:p>
          </table:table-cell>
          <table:table-cell office:value-type="float" office:value="72.6214397407392" calcext:value-type="float">
            <text:p>72.6214397407392</text:p>
          </table:table-cell>
          <table:table-cell office:value-type="float" office:value="982.008156992409" calcext:value-type="float">
            <text:p>982.008156992409</text:p>
          </table:table-cell>
          <table:table-cell office:value-type="float" office:value="-1" calcext:value-type="float">
            <text:p>-1</text:p>
          </table:table-cell>
          <table:table-cell office:value-type="float" office:value="17422" calcext:value-type="float">
            <text:p>17422</text:p>
          </table:table-cell>
          <table:table-cell office:value-type="float" office:value="6646987" calcext:value-type="float">
            <text:p>6646987</text:p>
          </table:table-cell>
          <table:table-cell office:value-type="float" office:value="1652956" calcext:value-type="float">
            <text:p>1652956</text:p>
          </table:table-cell>
          <table:table-cell office:value-type="float" office:value="1660640" calcext:value-type="float">
            <text:p>1660640</text:p>
          </table:table-cell>
          <table:table-cell office:value-type="float" office:value="1233002" calcext:value-type="float">
            <text:p>1233002</text:p>
          </table:table-cell>
          <table:table-cell office:value-type="float" office:value="688488" calcext:value-type="float">
            <text:p>688488</text:p>
          </table:table-cell>
          <table:table-cell office:value-type="float" office:value="1056663" calcext:value-type="float">
            <text:p>1056663</text:p>
          </table:table-cell>
          <table:table-cell office:value-type="float" office:value="1644174" calcext:value-type="float">
            <text:p>1644174</text:p>
          </table:table-cell>
          <table:table-cell office:value-type="float" office:value="0.0103843224506763" calcext:value-type="float">
            <text:p>0.010384322450676</text:p>
          </table:table-cell>
          <table:table-cell office:value-type="float" office:value="3.96191346191328" calcext:value-type="float">
            <text:p>3.96191346191328</text:p>
          </table:table-cell>
          <table:table-cell office:value-type="float" office:value="0.985238669543108" calcext:value-type="float">
            <text:p>0.985238669543108</text:p>
          </table:table-cell>
          <table:table-cell office:value-type="float" office:value="0.98981869099363" calcext:value-type="float">
            <text:p>0.98981869099363</text:p>
          </table:table-cell>
          <table:table-cell office:value-type="float" office:value="0.734926549783534" calcext:value-type="float">
            <text:p>0.734926549783534</text:p>
          </table:table-cell>
          <table:table-cell office:value-type="float" office:value="0.410370875641212" calcext:value-type="float">
            <text:p>0.410370875641212</text:p>
          </table:table-cell>
          <table:table-cell office:value-type="float" office:value="0.629820302703417" calcext:value-type="float">
            <text:p>0.629820302703417</text:p>
          </table:table-cell>
          <table:table-cell office:value-type="float" office:value="0.980004189014934" calcext:value-type="float">
            <text:p>0.9800041890149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014690043293" calcext:value-type="float">
            <text:p>-103.014690043293</text:p>
          </table:table-cell>
          <table:table-cell office:value-type="float" office:value="-167.925824871758" calcext:value-type="float">
            <text:p>-167.925824871758</text:p>
          </table:table-cell>
          <table:table-cell office:value-type="float" office:value="-124.035939459317" calcext:value-type="float">
            <text:p>-124.0359394593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7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610331172559" calcext:value-type="float">
            <text:p>72.610331172559</text:p>
          </table:table-cell>
          <table:table-cell office:value-type="float" office:value="981.917036865186" calcext:value-type="float">
            <text:p>981.917036865186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29793" calcext:value-type="float">
            <text:p>6629793</text:p>
          </table:table-cell>
          <table:table-cell office:value-type="float" office:value="1651781" calcext:value-type="float">
            <text:p>1651781</text:p>
          </table:table-cell>
          <table:table-cell office:value-type="float" office:value="1661515" calcext:value-type="float">
            <text:p>1661515</text:p>
          </table:table-cell>
          <table:table-cell office:value-type="float" office:value="1235770" calcext:value-type="float">
            <text:p>1235770</text:p>
          </table:table-cell>
          <table:table-cell office:value-type="float" office:value="689330" calcext:value-type="float">
            <text:p>689330</text:p>
          </table:table-cell>
          <table:table-cell office:value-type="float" office:value="1058290" calcext:value-type="float">
            <text:p>1058290</text:p>
          </table:table-cell>
          <table:table-cell office:value-type="float" office:value="1648856" calcext:value-type="float">
            <text:p>1648856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5166503806889" calcext:value-type="float">
            <text:p>3.95166503806889</text:p>
          </table:table-cell>
          <table:table-cell office:value-type="float" office:value="0.984538314883508" calcext:value-type="float">
            <text:p>0.984538314883508</text:p>
          </table:table-cell>
          <table:table-cell office:value-type="float" office:value="0.990340231697587" calcext:value-type="float">
            <text:p>0.990340231697587</text:p>
          </table:table-cell>
          <table:table-cell office:value-type="float" office:value="0.736576406547595" calcext:value-type="float">
            <text:p>0.736576406547595</text:p>
          </table:table-cell>
          <table:table-cell office:value-type="float" office:value="0.410872746810048" calcext:value-type="float">
            <text:p>0.410872746810048</text:p>
          </table:table-cell>
          <table:table-cell office:value-type="float" office:value="0.630790070389518" calcext:value-type="float">
            <text:p>0.630790070389518</text:p>
          </table:table-cell>
          <table:table-cell office:value-type="float" office:value="0.982794878815994" calcext:value-type="float">
            <text:p>0.9827948788159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684718690481" calcext:value-type="float">
            <text:p>-102.684718690481</text:p>
          </table:table-cell>
          <table:table-cell office:value-type="float" office:value="-167.82545063799" calcext:value-type="float">
            <text:p>-167.82545063799</text:p>
          </table:table-cell>
          <table:table-cell office:value-type="float" office:value="-123.841985922096" calcext:value-type="float">
            <text:p>-123.8419859220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8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622214374629" calcext:value-type="float">
            <text:p>72.622214374629</text:p>
          </table:table-cell>
          <table:table-cell office:value-type="float" office:value="981.970104523876" calcext:value-type="float">
            <text:p>981.970104523876</text:p>
          </table:table-cell>
          <table:table-cell office:value-type="float" office:value="-1" calcext:value-type="float">
            <text:p>-1</text:p>
          </table:table-cell>
          <table:table-cell office:value-type="float" office:value="17436" calcext:value-type="float">
            <text:p>17436</text:p>
          </table:table-cell>
          <table:table-cell office:value-type="float" office:value="6652686" calcext:value-type="float">
            <text:p>6652686</text:p>
          </table:table-cell>
          <table:table-cell office:value-type="float" office:value="1651593" calcext:value-type="float">
            <text:p>1651593</text:p>
          </table:table-cell>
          <table:table-cell office:value-type="float" office:value="1662182" calcext:value-type="float">
            <text:p>1662182</text:p>
          </table:table-cell>
          <table:table-cell office:value-type="float" office:value="1243893" calcext:value-type="float">
            <text:p>1243893</text:p>
          </table:table-cell>
          <table:table-cell office:value-type="float" office:value="692757" calcext:value-type="float">
            <text:p>692757</text:p>
          </table:table-cell>
          <table:table-cell office:value-type="float" office:value="1056997" calcext:value-type="float">
            <text:p>1056997</text:p>
          </table:table-cell>
          <table:table-cell office:value-type="float" office:value="1648654" calcext:value-type="float">
            <text:p>1648654</text:p>
          </table:table-cell>
          <table:table-cell office:value-type="float" office:value="0.0103926671019396" calcext:value-type="float">
            <text:p>0.01039266710194</text:p>
          </table:table-cell>
          <table:table-cell office:value-type="float" office:value="3.96531033102397" calcext:value-type="float">
            <text:p>3.96531033102397</text:p>
          </table:table-cell>
          <table:table-cell office:value-type="float" office:value="0.984426258137972" calcext:value-type="float">
            <text:p>0.984426258137972</text:p>
          </table:table-cell>
          <table:table-cell office:value-type="float" office:value="0.990737794725632" calcext:value-type="float">
            <text:p>0.990737794725632</text:p>
          </table:table-cell>
          <table:table-cell office:value-type="float" office:value="0.741418092419874" calcext:value-type="float">
            <text:p>0.741418092419874</text:p>
          </table:table-cell>
          <table:table-cell office:value-type="float" office:value="0.412915398230004" calcext:value-type="float">
            <text:p>0.412915398230004</text:p>
          </table:table-cell>
          <table:table-cell office:value-type="float" office:value="0.630019382240699" calcext:value-type="float">
            <text:p>0.630019382240699</text:p>
          </table:table-cell>
          <table:table-cell office:value-type="float" office:value="0.982674477419195" calcext:value-type="float">
            <text:p>0.9826744774191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716381516025" calcext:value-type="float">
            <text:p>-101.716381516025</text:p>
          </table:table-cell>
          <table:table-cell office:value-type="float" office:value="-167.416920353999" calcext:value-type="float">
            <text:p>-167.416920353999</text:p>
          </table:table-cell>
          <table:table-cell office:value-type="float" office:value="-123.99612355186" calcext:value-type="float">
            <text:p>-123.996123551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8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6271877877649" calcext:value-type="float">
            <text:p>72.6271877877649</text:p>
          </table:table-cell>
          <table:table-cell office:value-type="float" office:value="981.961594070695" calcext:value-type="float">
            <text:p>981.961594070695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665116" calcext:value-type="float">
            <text:p>6665116</text:p>
          </table:table-cell>
          <table:table-cell office:value-type="float" office:value="1651673" calcext:value-type="float">
            <text:p>1651673</text:p>
          </table:table-cell>
          <table:table-cell office:value-type="float" office:value="1662962" calcext:value-type="float">
            <text:p>1662962</text:p>
          </table:table-cell>
          <table:table-cell office:value-type="float" office:value="1245024" calcext:value-type="float">
            <text:p>1245024</text:p>
          </table:table-cell>
          <table:table-cell office:value-type="float" office:value="695500" calcext:value-type="float">
            <text:p>695500</text:p>
          </table:table-cell>
          <table:table-cell office:value-type="float" office:value="1057053" calcext:value-type="float">
            <text:p>1057053</text:p>
          </table:table-cell>
          <table:table-cell office:value-type="float" office:value="1647375" calcext:value-type="float">
            <text:p>1647375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97271918925276" calcext:value-type="float">
            <text:p>3.97271918925276</text:p>
          </table:table-cell>
          <table:table-cell office:value-type="float" office:value="0.984473941859477" calcext:value-type="float">
            <text:p>0.984473941859477</text:p>
          </table:table-cell>
          <table:table-cell office:value-type="float" office:value="0.991202711010302" calcext:value-type="float">
            <text:p>0.991202711010302</text:p>
          </table:table-cell>
          <table:table-cell office:value-type="float" office:value="0.742092221032646" calcext:value-type="float">
            <text:p>0.742092221032646</text:p>
          </table:table-cell>
          <table:table-cell office:value-type="float" office:value="0.414550353831095" calcext:value-type="float">
            <text:p>0.414550353831095</text:p>
          </table:table-cell>
          <table:table-cell office:value-type="float" office:value="0.630052760845752" calcext:value-type="float">
            <text:p>0.630052760845752</text:p>
          </table:table-cell>
          <table:table-cell office:value-type="float" office:value="0.981912133921639" calcext:value-type="float">
            <text:p>0.9819121339216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581555793471" calcext:value-type="float">
            <text:p>-101.581555793471</text:p>
          </table:table-cell>
          <table:table-cell office:value-type="float" office:value="-167.089929233781" calcext:value-type="float">
            <text:p>-167.089929233781</text:p>
          </table:table-cell>
          <table:table-cell office:value-type="float" office:value="-123.98944783085" calcext:value-type="float">
            <text:p>-123.989447830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9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6218270624716" calcext:value-type="float">
            <text:p>72.6218270624716</text:p>
          </table:table-cell>
          <table:table-cell office:value-type="float" office:value="981.961594070695" calcext:value-type="float">
            <text:p>981.961594070695</text:p>
          </table:table-cell>
          <table:table-cell office:value-type="float" office:value="-1" calcext:value-type="float">
            <text:p>-1</text:p>
          </table:table-cell>
          <table:table-cell office:value-type="float" office:value="17440" calcext:value-type="float">
            <text:p>17440</text:p>
          </table:table-cell>
          <table:table-cell office:value-type="float" office:value="6665964" calcext:value-type="float">
            <text:p>6665964</text:p>
          </table:table-cell>
          <table:table-cell office:value-type="float" office:value="1650380" calcext:value-type="float">
            <text:p>1650380</text:p>
          </table:table-cell>
          <table:table-cell office:value-type="float" office:value="1662592" calcext:value-type="float">
            <text:p>1662592</text:p>
          </table:table-cell>
          <table:table-cell office:value-type="float" office:value="1240025" calcext:value-type="float">
            <text:p>1240025</text:p>
          </table:table-cell>
          <table:table-cell office:value-type="float" office:value="696268" calcext:value-type="float">
            <text:p>696268</text:p>
          </table:table-cell>
          <table:table-cell office:value-type="float" office:value="1061168" calcext:value-type="float">
            <text:p>1061168</text:p>
          </table:table-cell>
          <table:table-cell office:value-type="float" office:value="1646056" calcext:value-type="float">
            <text:p>1646056</text:p>
          </table:table-cell>
          <table:table-cell office:value-type="float" office:value="0.0103950512880148" calcext:value-type="float">
            <text:p>0.010395051288015</text:p>
          </table:table-cell>
          <table:table-cell office:value-type="float" office:value="3.97322463670071" calcext:value-type="float">
            <text:p>3.97322463670071</text:p>
          </table:table-cell>
          <table:table-cell office:value-type="float" office:value="0.983703253710658" calcext:value-type="float">
            <text:p>0.983703253710658</text:p>
          </table:table-cell>
          <table:table-cell office:value-type="float" office:value="0.990982173798343" calcext:value-type="float">
            <text:p>0.990982173798343</text:p>
          </table:table-cell>
          <table:table-cell office:value-type="float" office:value="0.739112584485124" calcext:value-type="float">
            <text:p>0.739112584485124</text:p>
          </table:table-cell>
          <table:table-cell office:value-type="float" office:value="0.41500811755754" calcext:value-type="float">
            <text:p>0.41500811755754</text:p>
          </table:table-cell>
          <table:table-cell office:value-type="float" office:value="0.632505492270648" calcext:value-type="float">
            <text:p>0.632505492270648</text:p>
          </table:table-cell>
          <table:table-cell office:value-type="float" office:value="0.981125948563331" calcext:value-type="float">
            <text:p>0.981125948563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177483102975" calcext:value-type="float">
            <text:p>-102.177483102975</text:p>
          </table:table-cell>
          <table:table-cell office:value-type="float" office:value="-166.998376488492" calcext:value-type="float">
            <text:p>-166.998376488492</text:p>
          </table:table-cell>
          <table:table-cell office:value-type="float" office:value="-123.49890154587" calcext:value-type="float">
            <text:p>-123.498901545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2:59</text:p>
          </table:table-cell>
          <table:table-cell office:value-type="float" office:value="26.049847483082" calcext:value-type="float">
            <text:p>26.049847483082</text:p>
          </table:table-cell>
          <table:table-cell office:value-type="float" office:value="72.6268004061707" calcext:value-type="float">
            <text:p>72.6268004061707</text:p>
          </table:table-cell>
          <table:table-cell office:value-type="float" office:value="981.925547017051" calcext:value-type="float">
            <text:p>981.925547017051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74449" calcext:value-type="float">
            <text:p>6674449</text:p>
          </table:table-cell>
          <table:table-cell office:value-type="float" office:value="1652629" calcext:value-type="float">
            <text:p>1652629</text:p>
          </table:table-cell>
          <table:table-cell office:value-type="float" office:value="1662376" calcext:value-type="float">
            <text:p>1662376</text:p>
          </table:table-cell>
          <table:table-cell office:value-type="float" office:value="1239704" calcext:value-type="float">
            <text:p>1239704</text:p>
          </table:table-cell>
          <table:table-cell office:value-type="float" office:value="696543" calcext:value-type="float">
            <text:p>696543</text:p>
          </table:table-cell>
          <table:table-cell office:value-type="float" office:value="1061671" calcext:value-type="float">
            <text:p>1061671</text:p>
          </table:table-cell>
          <table:table-cell office:value-type="float" office:value="1645711" calcext:value-type="float">
            <text:p>1645711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7828209141279" calcext:value-type="float">
            <text:p>3.97828209141279</text:p>
          </table:table-cell>
          <table:table-cell office:value-type="float" office:value="0.985043762331457" calcext:value-type="float">
            <text:p>0.985043762331457</text:p>
          </table:table-cell>
          <table:table-cell office:value-type="float" office:value="0.990853427750281" calcext:value-type="float">
            <text:p>0.990853427750281</text:p>
          </table:table-cell>
          <table:table-cell office:value-type="float" office:value="0.738921253552586" calcext:value-type="float">
            <text:p>0.738921253552586</text:p>
          </table:table-cell>
          <table:table-cell office:value-type="float" office:value="0.415172030350212" calcext:value-type="float">
            <text:p>0.415172030350212</text:p>
          </table:table-cell>
          <table:table-cell office:value-type="float" office:value="0.632805303669608" calcext:value-type="float">
            <text:p>0.632805303669608</text:p>
          </table:table-cell>
          <table:table-cell office:value-type="float" office:value="0.980920312514342" calcext:value-type="float">
            <text:p>0.9809203125143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215749289483" calcext:value-type="float">
            <text:p>-102.215749289483</text:p>
          </table:table-cell>
          <table:table-cell office:value-type="float" office:value="-166.965593929958" calcext:value-type="float">
            <text:p>-166.965593929958</text:p>
          </table:table-cell>
          <table:table-cell office:value-type="float" office:value="-123.438939266078" calcext:value-type="float">
            <text:p>-123.4389392660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0</text:p>
          </table:table-cell>
          <table:table-cell office:value-type="float" office:value="26.049847483082" calcext:value-type="float">
            <text:p>26.049847483082</text:p>
          </table:table-cell>
          <table:table-cell office:value-type="float" office:value="72.6160790667297" calcext:value-type="float">
            <text:p>72.6160790667297</text:p>
          </table:table-cell>
          <table:table-cell office:value-type="float" office:value="981.980620312138" calcext:value-type="float">
            <text:p>981.980620312138</text:p>
          </table:table-cell>
          <table:table-cell office:value-type="float" office:value="-1" calcext:value-type="float">
            <text:p>-1</text:p>
          </table:table-cell>
          <table:table-cell office:value-type="float" office:value="17417" calcext:value-type="float">
            <text:p>17417</text:p>
          </table:table-cell>
          <table:table-cell office:value-type="float" office:value="6675657" calcext:value-type="float">
            <text:p>6675657</text:p>
          </table:table-cell>
          <table:table-cell office:value-type="float" office:value="1652525" calcext:value-type="float">
            <text:p>1652525</text:p>
          </table:table-cell>
          <table:table-cell office:value-type="float" office:value="1661972" calcext:value-type="float">
            <text:p>1661972</text:p>
          </table:table-cell>
          <table:table-cell office:value-type="float" office:value="1240007" calcext:value-type="float">
            <text:p>1240007</text:p>
          </table:table-cell>
          <table:table-cell office:value-type="float" office:value="697642" calcext:value-type="float">
            <text:p>697642</text:p>
          </table:table-cell>
          <table:table-cell office:value-type="float" office:value="1060625" calcext:value-type="float">
            <text:p>1060625</text:p>
          </table:table-cell>
          <table:table-cell office:value-type="float" office:value="1647638" calcext:value-type="float">
            <text:p>1647638</text:p>
          </table:table-cell>
          <table:table-cell office:value-type="float" office:value="0.0103813422180822" calcext:value-type="float">
            <text:p>0.010381342218082</text:p>
          </table:table-cell>
          <table:table-cell office:value-type="float" office:value="3.97900211560751" calcext:value-type="float">
            <text:p>3.97900211560751</text:p>
          </table:table-cell>
          <table:table-cell office:value-type="float" office:value="0.984981773493501" calcext:value-type="float">
            <text:p>0.984981773493501</text:p>
          </table:table-cell>
          <table:table-cell office:value-type="float" office:value="0.990612624956682" calcext:value-type="float">
            <text:p>0.990612624956682</text:p>
          </table:table-cell>
          <table:table-cell office:value-type="float" office:value="0.739101855647785" calcext:value-type="float">
            <text:p>0.739101855647785</text:p>
          </table:table-cell>
          <table:table-cell office:value-type="float" office:value="0.415827085474382" calcext:value-type="float">
            <text:p>0.415827085474382</text:p>
          </table:table-cell>
          <table:table-cell office:value-type="float" office:value="0.632181839010935" calcext:value-type="float">
            <text:p>0.632181839010935</text:p>
          </table:table-cell>
          <table:table-cell office:value-type="float" office:value="0.982068894156086" calcext:value-type="float">
            <text:p>0.9820688941560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179628870443" calcext:value-type="float">
            <text:p>-102.179628870443</text:p>
          </table:table-cell>
          <table:table-cell office:value-type="float" office:value="-166.834582905124" calcext:value-type="float">
            <text:p>-166.834582905124</text:p>
          </table:table-cell>
          <table:table-cell office:value-type="float" office:value="-123.563632197813" calcext:value-type="float">
            <text:p>-123.5636321978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0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6317736119932" calcext:value-type="float">
            <text:p>72.6317736119932</text:p>
          </table:table-cell>
          <table:table-cell office:value-type="float" office:value="981.861964115317" calcext:value-type="float">
            <text:p>981.861964115317</text:p>
          </table:table-cell>
          <table:table-cell office:value-type="float" office:value="-1" calcext:value-type="float">
            <text:p>-1</text:p>
          </table:table-cell>
          <table:table-cell office:value-type="float" office:value="17426" calcext:value-type="float">
            <text:p>17426</text:p>
          </table:table-cell>
          <table:table-cell office:value-type="float" office:value="6655347" calcext:value-type="float">
            <text:p>6655347</text:p>
          </table:table-cell>
          <table:table-cell office:value-type="float" office:value="1652292" calcext:value-type="float">
            <text:p>1652292</text:p>
          </table:table-cell>
          <table:table-cell office:value-type="float" office:value="1660481" calcext:value-type="float">
            <text:p>1660481</text:p>
          </table:table-cell>
          <table:table-cell office:value-type="float" office:value="1276759" calcext:value-type="float">
            <text:p>1276759</text:p>
          </table:table-cell>
          <table:table-cell office:value-type="float" office:value="697759" calcext:value-type="float">
            <text:p>697759</text:p>
          </table:table-cell>
          <table:table-cell office:value-type="float" office:value="1061199" calcext:value-type="float">
            <text:p>1061199</text:p>
          </table:table-cell>
          <table:table-cell office:value-type="float" office:value="1649085" calcext:value-type="float">
            <text:p>1649085</text:p>
          </table:table-cell>
          <table:table-cell office:value-type="float" office:value="0.0103867066367515" calcext:value-type="float">
            <text:p>0.010386706636752</text:p>
          </table:table-cell>
          <table:table-cell office:value-type="float" office:value="3.96689641081052" calcext:value-type="float">
            <text:p>3.96689641081052</text:p>
          </table:table-cell>
          <table:table-cell office:value-type="float" office:value="0.984842894654619" calcext:value-type="float">
            <text:p>0.984842894654619</text:p>
          </table:table-cell>
          <table:table-cell office:value-type="float" office:value="0.989723919597139" calcext:value-type="float">
            <text:p>0.989723919597139</text:p>
          </table:table-cell>
          <table:table-cell office:value-type="float" office:value="0.761007757307024" calcext:value-type="float">
            <text:p>0.761007757307024</text:p>
          </table:table-cell>
          <table:table-cell office:value-type="float" office:value="0.415896822917083" calcext:value-type="float">
            <text:p>0.415896822917083</text:p>
          </table:table-cell>
          <table:table-cell office:value-type="float" office:value="0.632523969712731" calcext:value-type="float">
            <text:p>0.632523969712731</text:p>
          </table:table-cell>
          <table:table-cell office:value-type="float" office:value="0.982931373468801" calcext:value-type="float">
            <text:p>0.9829313734688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7984485385953" calcext:value-type="float">
            <text:p>-97.7984485385953</text:p>
          </table:table-cell>
          <table:table-cell office:value-type="float" office:value="-166.820635416583" calcext:value-type="float">
            <text:p>-166.820635416583</text:p>
          </table:table-cell>
          <table:table-cell office:value-type="float" office:value="-123.495206057454" calcext:value-type="float">
            <text:p>-123.4952060574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0</text:p>
          </table:table-cell>
          <table:table-cell office:value-type="float" office:value="26.049847483082" calcext:value-type="float">
            <text:p>26.049847483082</text:p>
          </table:table-cell>
          <table:table-cell office:value-type="float" office:value="72.6268004061707" calcext:value-type="float">
            <text:p>72.6268004061707</text:p>
          </table:table-cell>
          <table:table-cell office:value-type="float" office:value="981.870473809237" calcext:value-type="float">
            <text:p>981.870473809237</text:p>
          </table:table-cell>
          <table:table-cell office:value-type="float" office:value="-1" calcext:value-type="float">
            <text:p>-1</text:p>
          </table:table-cell>
          <table:table-cell office:value-type="float" office:value="167957" calcext:value-type="float">
            <text:p>167957</text:p>
          </table:table-cell>
          <table:table-cell office:value-type="float" office:value="6675524" calcext:value-type="float">
            <text:p>6675524</text:p>
          </table:table-cell>
          <table:table-cell office:value-type="float" office:value="1651938" calcext:value-type="float">
            <text:p>1651938</text:p>
          </table:table-cell>
          <table:table-cell office:value-type="float" office:value="1662988" calcext:value-type="float">
            <text:p>1662988</text:p>
          </table:table-cell>
          <table:table-cell office:value-type="float" office:value="1295296" calcext:value-type="float">
            <text:p>1295296</text:p>
          </table:table-cell>
          <table:table-cell office:value-type="float" office:value="701167" calcext:value-type="float">
            <text:p>701167</text:p>
          </table:table-cell>
          <table:table-cell office:value-type="float" office:value="1059988" calcext:value-type="float">
            <text:p>1059988</text:p>
          </table:table-cell>
          <table:table-cell office:value-type="float" office:value="1649016" calcext:value-type="float">
            <text:p>1649016</text:p>
          </table:table-cell>
          <table:table-cell office:value-type="float" office:value="0.100110185159467" calcext:value-type="float">
            <text:p>0.100110185159467</text:p>
          </table:table-cell>
          <table:table-cell office:value-type="float" office:value="3.97892284142051" calcext:value-type="float">
            <text:p>3.97892284142051</text:p>
          </table:table-cell>
          <table:table-cell office:value-type="float" office:value="0.984631894186961" calcext:value-type="float">
            <text:p>0.984631894186961</text:p>
          </table:table-cell>
          <table:table-cell office:value-type="float" office:value="0.991218208219792" calcext:value-type="float">
            <text:p>0.991218208219792</text:p>
          </table:table-cell>
          <table:table-cell office:value-type="float" office:value="0.772056671626171" calcext:value-type="float">
            <text:p>0.772056671626171</text:p>
          </table:table-cell>
          <table:table-cell office:value-type="float" office:value="0.417928149453181" calcext:value-type="float">
            <text:p>0.417928149453181</text:p>
          </table:table-cell>
          <table:table-cell office:value-type="float" office:value="0.631802157378454" calcext:value-type="float">
            <text:p>0.631802157378454</text:p>
          </table:table-cell>
          <table:table-cell office:value-type="float" office:value="0.982890246259004" calcext:value-type="float">
            <text:p>0.982890246259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5.5886656747658" calcext:value-type="float">
            <text:p>-95.5886656747658</text:p>
          </table:table-cell>
          <table:table-cell office:value-type="float" office:value="-166.414370109364" calcext:value-type="float">
            <text:p>-166.414370109364</text:p>
          </table:table-cell>
          <table:table-cell office:value-type="float" office:value="-123.639568524309" calcext:value-type="float">
            <text:p>-123.6395685243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1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6049705412556" calcext:value-type="float">
            <text:p>72.6049705412556</text:p>
          </table:table-cell>
          <table:table-cell office:value-type="float" office:value="981.861964115317" calcext:value-type="float">
            <text:p>981.861964115317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78198" calcext:value-type="float">
            <text:p>6678198</text:p>
          </table:table-cell>
          <table:table-cell office:value-type="float" office:value="1652527" calcext:value-type="float">
            <text:p>1652527</text:p>
          </table:table-cell>
          <table:table-cell office:value-type="float" office:value="1663441" calcext:value-type="float">
            <text:p>1663441</text:p>
          </table:table-cell>
          <table:table-cell office:value-type="float" office:value="1298458" calcext:value-type="float">
            <text:p>1298458</text:p>
          </table:table-cell>
          <table:table-cell office:value-type="float" office:value="704699" calcext:value-type="float">
            <text:p>704699</text:p>
          </table:table-cell>
          <table:table-cell office:value-type="float" office:value="1058931" calcext:value-type="float">
            <text:p>1058931</text:p>
          </table:table-cell>
          <table:table-cell office:value-type="float" office:value="1648529" calcext:value-type="float">
            <text:p>1648529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8051666981181" calcext:value-type="float">
            <text:p>3.98051666981181</text:p>
          </table:table-cell>
          <table:table-cell office:value-type="float" office:value="0.984982965586539" calcext:value-type="float">
            <text:p>0.984982965586539</text:p>
          </table:table-cell>
          <table:table-cell office:value-type="float" office:value="0.991488217292812" calcext:value-type="float">
            <text:p>0.991488217292812</text:p>
          </table:table-cell>
          <table:table-cell office:value-type="float" office:value="0.773941370718643" calcext:value-type="float">
            <text:p>0.773941370718643</text:p>
          </table:table-cell>
          <table:table-cell office:value-type="float" office:value="0.420033385757611" calcext:value-type="float">
            <text:p>0.420033385757611</text:p>
          </table:table-cell>
          <table:table-cell office:value-type="float" office:value="0.631172136208074" calcext:value-type="float">
            <text:p>0.631172136208074</text:p>
          </table:table-cell>
          <table:table-cell office:value-type="float" office:value="0.982599971604344" calcext:value-type="float">
            <text:p>0.9825999716043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5.2117258562715" calcext:value-type="float">
            <text:p>-95.2117258562715</text:p>
          </table:table-cell>
          <table:table-cell office:value-type="float" office:value="-165.993322848478" calcext:value-type="float">
            <text:p>-165.993322848478</text:p>
          </table:table-cell>
          <table:table-cell office:value-type="float" office:value="-123.765572758385" calcext:value-type="float">
            <text:p>-123.7655727583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1</text:p>
          </table:table-cell>
          <table:table-cell office:value-type="float" office:value="26.0447934163967" calcext:value-type="float">
            <text:p>26.0447934163967</text:p>
          </table:table-cell>
          <table:table-cell office:value-type="float" office:value="72.5835279302629" calcext:value-type="float">
            <text:p>72.5835279302629</text:p>
          </table:table-cell>
          <table:table-cell office:value-type="float" office:value="981.917036865186" calcext:value-type="float">
            <text:p>981.917036865186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81271" calcext:value-type="float">
            <text:p>6681271</text:p>
          </table:table-cell>
          <table:table-cell office:value-type="float" office:value="1652200" calcext:value-type="float">
            <text:p>1652200</text:p>
          </table:table-cell>
          <table:table-cell office:value-type="float" office:value="1664739" calcext:value-type="float">
            <text:p>1664739</text:p>
          </table:table-cell>
          <table:table-cell office:value-type="float" office:value="1282345" calcext:value-type="float">
            <text:p>1282345</text:p>
          </table:table-cell>
          <table:table-cell office:value-type="float" office:value="706699" calcext:value-type="float">
            <text:p>706699</text:p>
          </table:table-cell>
          <table:table-cell office:value-type="float" office:value="1057588" calcext:value-type="float">
            <text:p>1057588</text:p>
          </table:table-cell>
          <table:table-cell office:value-type="float" office:value="1646975" calcext:value-type="float">
            <text:p>1646975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823483207641" calcext:value-type="float">
            <text:p>3.9823483207641</text:p>
          </table:table-cell>
          <table:table-cell office:value-type="float" office:value="0.984788058374889" calcext:value-type="float">
            <text:p>0.984788058374889</text:p>
          </table:table-cell>
          <table:table-cell office:value-type="float" office:value="0.992261885674225" calcext:value-type="float">
            <text:p>0.992261885674225</text:p>
          </table:table-cell>
          <table:table-cell office:value-type="float" office:value="0.764337273161086" calcext:value-type="float">
            <text:p>0.764337273161086</text:p>
          </table:table-cell>
          <table:table-cell office:value-type="float" office:value="0.421225478795228" calcext:value-type="float">
            <text:p>0.421225478795228</text:p>
          </table:table-cell>
          <table:table-cell office:value-type="float" office:value="0.630371645733314" calcext:value-type="float">
            <text:p>0.630371645733314</text:p>
          </table:table-cell>
          <table:table-cell office:value-type="float" office:value="0.981673715314116" calcext:value-type="float">
            <text:p>0.981673715314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1325453677828" calcext:value-type="float">
            <text:p>-97.1325453677828</text:p>
          </table:table-cell>
          <table:table-cell office:value-type="float" office:value="-165.754904240954" calcext:value-type="float">
            <text:p>-165.754904240954</text:p>
          </table:table-cell>
          <table:table-cell office:value-type="float" office:value="-123.925670853337" calcext:value-type="float">
            <text:p>-123.9256708533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2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595410320176" calcext:value-type="float">
            <text:p>72.595410320176</text:p>
          </table:table-cell>
          <table:table-cell office:value-type="float" office:value="981.942567429294" calcext:value-type="float">
            <text:p>981.942567429294</text:p>
          </table:table-cell>
          <table:table-cell office:value-type="float" office:value="-1" calcext:value-type="float">
            <text:p>-1</text:p>
          </table:table-cell>
          <table:table-cell office:value-type="float" office:value="17418" calcext:value-type="float">
            <text:p>17418</text:p>
          </table:table-cell>
          <table:table-cell office:value-type="float" office:value="6681977" calcext:value-type="float">
            <text:p>6681977</text:p>
          </table:table-cell>
          <table:table-cell office:value-type="float" office:value="1653492" calcext:value-type="float">
            <text:p>1653492</text:p>
          </table:table-cell>
          <table:table-cell office:value-type="float" office:value="1662883" calcext:value-type="float">
            <text:p>1662883</text:p>
          </table:table-cell>
          <table:table-cell office:value-type="float" office:value="1276843" calcext:value-type="float">
            <text:p>1276843</text:p>
          </table:table-cell>
          <table:table-cell office:value-type="float" office:value="707429" calcext:value-type="float">
            <text:p>707429</text:p>
          </table:table-cell>
          <table:table-cell office:value-type="float" office:value="1056432" calcext:value-type="float">
            <text:p>1056432</text:p>
          </table:table-cell>
          <table:table-cell office:value-type="float" office:value="1647007" calcext:value-type="float">
            <text:p>1647007</text:p>
          </table:table-cell>
          <table:table-cell office:value-type="float" office:value="0.010381938264601" calcext:value-type="float">
            <text:p>0.010381938264601</text:p>
          </table:table-cell>
          <table:table-cell office:value-type="float" office:value="3.98276912960638" calcext:value-type="float">
            <text:p>3.98276912960638</text:p>
          </table:table-cell>
          <table:table-cell office:value-type="float" office:value="0.985558150477189" calcext:value-type="float">
            <text:p>0.985558150477189</text:p>
          </table:table-cell>
          <table:table-cell office:value-type="float" office:value="0.991155623335317" calcext:value-type="float">
            <text:p>0.991155623335317</text:p>
          </table:table-cell>
          <table:table-cell office:value-type="float" office:value="0.761057825214604" calcext:value-type="float">
            <text:p>0.761057825214604</text:p>
          </table:table-cell>
          <table:table-cell office:value-type="float" office:value="0.421660592753958" calcext:value-type="float">
            <text:p>0.421660592753958</text:p>
          </table:table-cell>
          <table:table-cell office:value-type="float" office:value="0.629682615957572" calcext:value-type="float">
            <text:p>0.629682615957572</text:p>
          </table:table-cell>
          <table:table-cell office:value-type="float" office:value="0.981692788802718" calcext:value-type="float">
            <text:p>0.9816927888027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7884349570793" calcext:value-type="float">
            <text:p>-97.7884349570793</text:p>
          </table:table-cell>
          <table:table-cell office:value-type="float" office:value="-165.667881449208" calcext:value-type="float">
            <text:p>-165.667881449208</text:p>
          </table:table-cell>
          <table:table-cell office:value-type="float" office:value="-124.063476808486" calcext:value-type="float">
            <text:p>-124.0634768084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2</text:p>
          </table:table-cell>
          <table:table-cell office:value-type="float" office:value="26.0397393500025" calcext:value-type="float">
            <text:p>26.0397393500025</text:p>
          </table:table-cell>
          <table:table-cell office:value-type="float" office:value="72.5724197711819" calcext:value-type="float">
            <text:p>72.5724197711819</text:p>
          </table:table-cell>
          <table:table-cell office:value-type="float" office:value="981.936062928185" calcext:value-type="float">
            <text:p>981.936062928185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88318" calcext:value-type="float">
            <text:p>6688318</text:p>
          </table:table-cell>
          <table:table-cell office:value-type="float" office:value="1653085" calcext:value-type="float">
            <text:p>1653085</text:p>
          </table:table-cell>
          <table:table-cell office:value-type="float" office:value="1662623" calcext:value-type="float">
            <text:p>1662623</text:p>
          </table:table-cell>
          <table:table-cell office:value-type="float" office:value="1276978" calcext:value-type="float">
            <text:p>1276978</text:p>
          </table:table-cell>
          <table:table-cell office:value-type="float" office:value="711049" calcext:value-type="float">
            <text:p>711049</text:p>
          </table:table-cell>
          <table:table-cell office:value-type="float" office:value="1057499" calcext:value-type="float">
            <text:p>1057499</text:p>
          </table:table-cell>
          <table:table-cell office:value-type="float" office:value="1648719" calcext:value-type="float">
            <text:p>1648719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8654866058214" calcext:value-type="float">
            <text:p>3.98654866058214</text:p>
          </table:table-cell>
          <table:table-cell office:value-type="float" office:value="0.985315559544034" calcext:value-type="float">
            <text:p>0.985315559544034</text:p>
          </table:table-cell>
          <table:table-cell office:value-type="float" office:value="0.991000651240426" calcext:value-type="float">
            <text:p>0.991000651240426</text:p>
          </table:table-cell>
          <table:table-cell office:value-type="float" office:value="0.761138291494643" calcext:value-type="float">
            <text:p>0.761138291494643</text:p>
          </table:table-cell>
          <table:table-cell office:value-type="float" office:value="0.423818281152043" calcext:value-type="float">
            <text:p>0.423818281152043</text:p>
          </table:table-cell>
          <table:table-cell office:value-type="float" office:value="0.63031859759314" calcext:value-type="float">
            <text:p>0.63031859759314</text:p>
          </table:table-cell>
          <table:table-cell office:value-type="float" office:value="0.982713220442917" calcext:value-type="float">
            <text:p>0.9827132204429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7723417010715" calcext:value-type="float">
            <text:p>-97.7723417010715</text:p>
          </table:table-cell>
          <table:table-cell office:value-type="float" office:value="-165.236343769591" calcext:value-type="float">
            <text:p>-165.236343769591</text:p>
          </table:table-cell>
          <table:table-cell office:value-type="float" office:value="-123.936280481372" calcext:value-type="float">
            <text:p>-123.9362804813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3</text:p>
          </table:table-cell>
          <table:table-cell office:value-type="float" office:value="26.049847483082" calcext:value-type="float">
            <text:p>26.049847483082</text:p>
          </table:table-cell>
          <table:table-cell office:value-type="float" office:value="72.5731933658411" calcext:value-type="float">
            <text:p>72.5731933658411</text:p>
          </table:table-cell>
          <table:table-cell office:value-type="float" office:value="981.870473809237" calcext:value-type="float">
            <text:p>981.870473809237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87021" calcext:value-type="float">
            <text:p>6687021</text:p>
          </table:table-cell>
          <table:table-cell office:value-type="float" office:value="1652812" calcext:value-type="float">
            <text:p>1652812</text:p>
          </table:table-cell>
          <table:table-cell office:value-type="float" office:value="1662720" calcext:value-type="float">
            <text:p>1662720</text:p>
          </table:table-cell>
          <table:table-cell office:value-type="float" office:value="1247964" calcext:value-type="float">
            <text:p>1247964</text:p>
          </table:table-cell>
          <table:table-cell office:value-type="float" office:value="715299" calcext:value-type="float">
            <text:p>715299</text:p>
          </table:table-cell>
          <table:table-cell office:value-type="float" office:value="1058593" calcext:value-type="float">
            <text:p>1058593</text:p>
          </table:table-cell>
          <table:table-cell office:value-type="float" office:value="1649269" calcext:value-type="float">
            <text:p>1649269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8577558824725" calcext:value-type="float">
            <text:p>3.98577558824725</text:p>
          </table:table-cell>
          <table:table-cell office:value-type="float" office:value="0.985152838844399" calcext:value-type="float">
            <text:p>0.985152838844399</text:p>
          </table:table-cell>
          <table:table-cell office:value-type="float" office:value="0.991058467752751" calcext:value-type="float">
            <text:p>0.991058467752751</text:p>
          </table:table-cell>
          <table:table-cell office:value-type="float" office:value="0.743844597797942" calcext:value-type="float">
            <text:p>0.743844597797942</text:p>
          </table:table-cell>
          <table:table-cell office:value-type="float" office:value="0.426351478856978" calcext:value-type="float">
            <text:p>0.426351478856978</text:p>
          </table:table-cell>
          <table:table-cell office:value-type="float" office:value="0.630970672484717" calcext:value-type="float">
            <text:p>0.630970672484717</text:p>
          </table:table-cell>
          <table:table-cell office:value-type="float" office:value="0.983041046028262" calcext:value-type="float">
            <text:p>0.983041046028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231080440412" calcext:value-type="float">
            <text:p>-101.231080440412</text:p>
          </table:table-cell>
          <table:table-cell office:value-type="float" office:value="-164.729704228604" calcext:value-type="float">
            <text:p>-164.729704228604</text:p>
          </table:table-cell>
          <table:table-cell office:value-type="float" office:value="-123.805865503057" calcext:value-type="float">
            <text:p>-123.8058655030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3</text:p>
          </table:table-cell>
          <table:table-cell office:value-type="float" office:value="26.049847483082" calcext:value-type="float">
            <text:p>26.049847483082</text:p>
          </table:table-cell>
          <table:table-cell office:value-type="float" office:value="72.557111086469" calcext:value-type="float">
            <text:p>72.557111086469</text:p>
          </table:table-cell>
          <table:table-cell office:value-type="float" office:value="981.815400688697" calcext:value-type="float">
            <text:p>981.815400688697</text:p>
          </table:table-cell>
          <table:table-cell office:value-type="float" office:value="-1" calcext:value-type="float">
            <text:p>-1</text:p>
          </table:table-cell>
          <table:table-cell office:value-type="float" office:value="17447" calcext:value-type="float">
            <text:p>17447</text:p>
          </table:table-cell>
          <table:table-cell office:value-type="float" office:value="6684952" calcext:value-type="float">
            <text:p>6684952</text:p>
          </table:table-cell>
          <table:table-cell office:value-type="float" office:value="1652882" calcext:value-type="float">
            <text:p>1652882</text:p>
          </table:table-cell>
          <table:table-cell office:value-type="float" office:value="1662052" calcext:value-type="float">
            <text:p>1662052</text:p>
          </table:table-cell>
          <table:table-cell office:value-type="float" office:value="1256789" calcext:value-type="float">
            <text:p>1256789</text:p>
          </table:table-cell>
          <table:table-cell office:value-type="float" office:value="720864" calcext:value-type="float">
            <text:p>720864</text:p>
          </table:table-cell>
          <table:table-cell office:value-type="float" office:value="1054622" calcext:value-type="float">
            <text:p>1054622</text:p>
          </table:table-cell>
          <table:table-cell office:value-type="float" office:value="1646987" calcext:value-type="float">
            <text:p>1646987</text:p>
          </table:table-cell>
          <table:table-cell office:value-type="float" office:value="0.0103992236136465" calcext:value-type="float">
            <text:p>0.010399223613647</text:p>
          </table:table-cell>
          <table:table-cell office:value-type="float" office:value="3.98454236799984" calcext:value-type="float">
            <text:p>3.98454236799984</text:p>
          </table:table-cell>
          <table:table-cell office:value-type="float" office:value="0.985194562100716" calcext:value-type="float">
            <text:p>0.985194562100716</text:p>
          </table:table-cell>
          <table:table-cell office:value-type="float" office:value="0.990660308678187" calcext:value-type="float">
            <text:p>0.990660308678187</text:p>
          </table:table-cell>
          <table:table-cell office:value-type="float" office:value="0.749104708326424" calcext:value-type="float">
            <text:p>0.749104708326424</text:p>
          </table:table-cell>
          <table:table-cell office:value-type="float" office:value="0.429668477734146" calcext:value-type="float">
            <text:p>0.429668477734146</text:p>
          </table:table-cell>
          <table:table-cell office:value-type="float" office:value="0.628603771758529" calcext:value-type="float">
            <text:p>0.628603771758529</text:p>
          </table:table-cell>
          <table:table-cell office:value-type="float" office:value="0.981680867872342" calcext:value-type="float">
            <text:p>0.9816808678723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179058334715" calcext:value-type="float">
            <text:p>-100.179058334715</text:p>
          </table:table-cell>
          <table:table-cell office:value-type="float" office:value="-164.066304453171" calcext:value-type="float">
            <text:p>-164.066304453171</text:p>
          </table:table-cell>
          <table:table-cell office:value-type="float" office:value="-124.279245648294" calcext:value-type="float">
            <text:p>-124.2792456482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3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682193377319" calcext:value-type="float">
            <text:p>72.5682193377319</text:p>
          </table:table-cell>
          <table:table-cell office:value-type="float" office:value="981.851446739176" calcext:value-type="float">
            <text:p>981.851446739176</text:p>
          </table:table-cell>
          <table:table-cell office:value-type="float" office:value="-1" calcext:value-type="float">
            <text:p>-1</text:p>
          </table:table-cell>
          <table:table-cell office:value-type="float" office:value="17406" calcext:value-type="float">
            <text:p>17406</text:p>
          </table:table-cell>
          <table:table-cell office:value-type="float" office:value="6676877" calcext:value-type="float">
            <text:p>6676877</text:p>
          </table:table-cell>
          <table:table-cell office:value-type="float" office:value="1653502" calcext:value-type="float">
            <text:p>1653502</text:p>
          </table:table-cell>
          <table:table-cell office:value-type="float" office:value="1664149" calcext:value-type="float">
            <text:p>1664149</text:p>
          </table:table-cell>
          <table:table-cell office:value-type="float" office:value="1249480" calcext:value-type="float">
            <text:p>1249480</text:p>
          </table:table-cell>
          <table:table-cell office:value-type="float" office:value="720630" calcext:value-type="float">
            <text:p>720630</text:p>
          </table:table-cell>
          <table:table-cell office:value-type="float" office:value="1057141" calcext:value-type="float">
            <text:p>1057141</text:p>
          </table:table-cell>
          <table:table-cell office:value-type="float" office:value="1649057" calcext:value-type="float">
            <text:p>1649057</text:p>
          </table:table-cell>
          <table:table-cell office:value-type="float" office:value="0.0103747857063753" calcext:value-type="float">
            <text:p>0.010374785706375</text:p>
          </table:table-cell>
          <table:table-cell office:value-type="float" office:value="3.97972929236046" calcext:value-type="float">
            <text:p>3.97972929236046</text:p>
          </table:table-cell>
          <table:table-cell office:value-type="float" office:value="0.985564110942377" calcext:value-type="float">
            <text:p>0.985564110942377</text:p>
          </table:table-cell>
          <table:table-cell office:value-type="float" office:value="0.991910218228128" calcext:value-type="float">
            <text:p>0.991910218228128</text:p>
          </table:table-cell>
          <table:table-cell office:value-type="float" office:value="0.744748204320455" calcext:value-type="float">
            <text:p>0.744748204320455</text:p>
          </table:table-cell>
          <table:table-cell office:value-type="float" office:value="0.429529002848745" calcext:value-type="float">
            <text:p>0.429529002848745</text:p>
          </table:table-cell>
          <table:table-cell office:value-type="float" office:value="0.630105212939407" calcext:value-type="float">
            <text:p>0.630105212939407</text:p>
          </table:table-cell>
          <table:table-cell office:value-type="float" office:value="0.982914684166274" calcext:value-type="float">
            <text:p>0.9829146841662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050359135909" calcext:value-type="float">
            <text:p>-101.050359135909</text:p>
          </table:table-cell>
          <table:table-cell office:value-type="float" office:value="-164.094199430251" calcext:value-type="float">
            <text:p>-164.094199430251</text:p>
          </table:table-cell>
          <table:table-cell office:value-type="float" office:value="-123.978957412119" calcext:value-type="float">
            <text:p>-123.9789574121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4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5900494835499" calcext:value-type="float">
            <text:p>72.5900494835499</text:p>
          </table:table-cell>
          <table:table-cell office:value-type="float" office:value="981.887493305587" calcext:value-type="float">
            <text:p>981.887493305587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82958" calcext:value-type="float">
            <text:p>6682958</text:p>
          </table:table-cell>
          <table:table-cell office:value-type="float" office:value="1652348" calcext:value-type="float">
            <text:p>1652348</text:p>
          </table:table-cell>
          <table:table-cell office:value-type="float" office:value="1662998" calcext:value-type="float">
            <text:p>1662998</text:p>
          </table:table-cell>
          <table:table-cell office:value-type="float" office:value="1254120" calcext:value-type="float">
            <text:p>1254120</text:p>
          </table:table-cell>
          <table:table-cell office:value-type="float" office:value="724074" calcext:value-type="float">
            <text:p>724074</text:p>
          </table:table-cell>
          <table:table-cell office:value-type="float" office:value="1055549" calcext:value-type="float">
            <text:p>1055549</text:p>
          </table:table-cell>
          <table:table-cell office:value-type="float" office:value="1648259" calcext:value-type="float">
            <text:p>1648259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8335385124133" calcext:value-type="float">
            <text:p>3.98335385124133</text:p>
          </table:table-cell>
          <table:table-cell office:value-type="float" office:value="0.984876273259672" calcext:value-type="float">
            <text:p>0.984876273259672</text:p>
          </table:table-cell>
          <table:table-cell office:value-type="float" office:value="0.99122416868498" calcext:value-type="float">
            <text:p>0.99122416868498</text:p>
          </table:table-cell>
          <table:table-cell office:value-type="float" office:value="0.747513860167725" calcext:value-type="float">
            <text:p>0.747513860167725</text:p>
          </table:table-cell>
          <table:table-cell office:value-type="float" office:value="0.43158178705952" calcext:value-type="float">
            <text:p>0.43158178705952</text:p>
          </table:table-cell>
          <table:table-cell office:value-type="float" office:value="0.629156306881464" calcext:value-type="float">
            <text:p>0.629156306881464</text:p>
          </table:table-cell>
          <table:table-cell office:value-type="float" office:value="0.982439039044266" calcext:value-type="float">
            <text:p>0.982439039044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497227966455" calcext:value-type="float">
            <text:p>-100.497227966455</text:p>
          </table:table-cell>
          <table:table-cell office:value-type="float" office:value="-163.683642588096" calcext:value-type="float">
            <text:p>-163.683642588096</text:p>
          </table:table-cell>
          <table:table-cell office:value-type="float" office:value="-124.168738623707" calcext:value-type="float">
            <text:p>-124.1687386237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4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5850755218894" calcext:value-type="float">
            <text:p>72.5850755218894</text:p>
          </table:table-cell>
          <table:table-cell office:value-type="float" office:value="981.951077689668" calcext:value-type="float">
            <text:p>981.951077689668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85786" calcext:value-type="float">
            <text:p>6685786</text:p>
          </table:table-cell>
          <table:table-cell office:value-type="float" office:value="1653241" calcext:value-type="float">
            <text:p>1653241</text:p>
          </table:table-cell>
          <table:table-cell office:value-type="float" office:value="1663603" calcext:value-type="float">
            <text:p>1663603</text:p>
          </table:table-cell>
          <table:table-cell office:value-type="float" office:value="1257555" calcext:value-type="float">
            <text:p>1257555</text:p>
          </table:table-cell>
          <table:table-cell office:value-type="float" office:value="728991" calcext:value-type="float">
            <text:p>728991</text:p>
          </table:table-cell>
          <table:table-cell office:value-type="float" office:value="1052941" calcext:value-type="float">
            <text:p>1052941</text:p>
          </table:table-cell>
          <table:table-cell office:value-type="float" office:value="1647784" calcext:value-type="float">
            <text:p>1647784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8503947079652" calcext:value-type="float">
            <text:p>3.98503947079652</text:p>
          </table:table-cell>
          <table:table-cell office:value-type="float" office:value="0.985408542800968" calcext:value-type="float">
            <text:p>0.985408542800968</text:p>
          </table:table-cell>
          <table:table-cell office:value-type="float" office:value="0.991584776828858" calcext:value-type="float">
            <text:p>0.991584776828858</text:p>
          </table:table-cell>
          <table:table-cell office:value-type="float" office:value="0.749561279959831" calcext:value-type="float">
            <text:p>0.749561279959831</text:p>
          </table:table-cell>
          <table:table-cell office:value-type="float" office:value="0.4345125477925" calcext:value-type="float">
            <text:p>0.4345125477925</text:p>
          </table:table-cell>
          <table:table-cell office:value-type="float" office:value="0.627601817560413" calcext:value-type="float">
            <text:p>0.627601817560413</text:p>
          </table:table-cell>
          <table:table-cell office:value-type="float" office:value="0.982155916947832" calcext:value-type="float">
            <text:p>0.982155916947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087744008034" calcext:value-type="float">
            <text:p>-100.087744008034</text:p>
          </table:table-cell>
          <table:table-cell office:value-type="float" office:value="-163.0974904415" calcext:value-type="float">
            <text:p>-163.0974904415</text:p>
          </table:table-cell>
          <table:table-cell office:value-type="float" office:value="-124.479636487917" calcext:value-type="float">
            <text:p>-124.4796364879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5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5739669222005" calcext:value-type="float">
            <text:p>72.5739669222005</text:p>
          </table:table-cell>
          <table:table-cell office:value-type="float" office:value="981.942567429294" calcext:value-type="float">
            <text:p>981.942567429294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83108" calcext:value-type="float">
            <text:p>6683108</text:p>
          </table:table-cell>
          <table:table-cell office:value-type="float" office:value="1651559" calcext:value-type="float">
            <text:p>1651559</text:p>
          </table:table-cell>
          <table:table-cell office:value-type="float" office:value="1663445" calcext:value-type="float">
            <text:p>1663445</text:p>
          </table:table-cell>
          <table:table-cell office:value-type="float" office:value="1252878" calcext:value-type="float">
            <text:p>1252878</text:p>
          </table:table-cell>
          <table:table-cell office:value-type="float" office:value="731036" calcext:value-type="float">
            <text:p>731036</text:p>
          </table:table-cell>
          <table:table-cell office:value-type="float" office:value="1054380" calcext:value-type="float">
            <text:p>1054380</text:p>
          </table:table-cell>
          <table:table-cell office:value-type="float" office:value="1647336" calcext:value-type="float">
            <text:p>1647336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8344325821915" calcext:value-type="float">
            <text:p>3.98344325821915</text:p>
          </table:table-cell>
          <table:table-cell office:value-type="float" office:value="0.984405992556333" calcext:value-type="float">
            <text:p>0.984405992556333</text:p>
          </table:table-cell>
          <table:table-cell office:value-type="float" office:value="0.991490601478887" calcext:value-type="float">
            <text:p>0.991490601478887</text:p>
          </table:table-cell>
          <table:table-cell office:value-type="float" office:value="0.746773570391365" calcext:value-type="float">
            <text:p>0.746773570391365</text:p>
          </table:table-cell>
          <table:table-cell office:value-type="float" office:value="0.435731462923463" calcext:value-type="float">
            <text:p>0.435731462923463</text:p>
          </table:table-cell>
          <table:table-cell office:value-type="float" office:value="0.628459528500978" calcext:value-type="float">
            <text:p>0.628459528500978</text:p>
          </table:table-cell>
          <table:table-cell office:value-type="float" office:value="0.981888888107406" calcext:value-type="float">
            <text:p>0.981888888107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645285921727" calcext:value-type="float">
            <text:p>-100.645285921727</text:p>
          </table:table-cell>
          <table:table-cell office:value-type="float" office:value="-162.853707415307" calcext:value-type="float">
            <text:p>-162.853707415307</text:p>
          </table:table-cell>
          <table:table-cell office:value-type="float" office:value="-124.308094299805" calcext:value-type="float">
            <text:p>-124.3080942998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5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682193377319" calcext:value-type="float">
            <text:p>72.5682193377319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7319" calcext:value-type="float">
            <text:p>177319</text:p>
          </table:table-cell>
          <table:table-cell office:value-type="float" office:value="6663469" calcext:value-type="float">
            <text:p>6663469</text:p>
          </table:table-cell>
          <table:table-cell office:value-type="float" office:value="1653520" calcext:value-type="float">
            <text:p>1653520</text:p>
          </table:table-cell>
          <table:table-cell office:value-type="float" office:value="1663293" calcext:value-type="float">
            <text:p>1663293</text:p>
          </table:table-cell>
          <table:table-cell office:value-type="float" office:value="1249304" calcext:value-type="float">
            <text:p>1249304</text:p>
          </table:table-cell>
          <table:table-cell office:value-type="float" office:value="731434" calcext:value-type="float">
            <text:p>731434</text:p>
          </table:table-cell>
          <table:table-cell office:value-type="float" office:value="1054432" calcext:value-type="float">
            <text:p>1054432</text:p>
          </table:table-cell>
          <table:table-cell office:value-type="float" office:value="1646911" calcext:value-type="float">
            <text:p>1646911</text:p>
          </table:table-cell>
          <table:table-cell office:value-type="float" office:value="0.105690372668549" calcext:value-type="float">
            <text:p>0.105690372668549</text:p>
          </table:table-cell>
          <table:table-cell office:value-type="float" office:value="3.97173750063628" calcext:value-type="float">
            <text:p>3.97173750063628</text:p>
          </table:table-cell>
          <table:table-cell office:value-type="float" office:value="0.985574839779716" calcext:value-type="float">
            <text:p>0.985574839779716</text:p>
          </table:table-cell>
          <table:table-cell office:value-type="float" office:value="0.991400002408028" calcext:value-type="float">
            <text:p>0.991400002408028</text:p>
          </table:table-cell>
          <table:table-cell office:value-type="float" office:value="0.744643300133145" calcext:value-type="float">
            <text:p>0.744643300133145</text:p>
          </table:table-cell>
          <table:table-cell office:value-type="float" office:value="0.435968689437948" calcext:value-type="float">
            <text:p>0.435968689437948</text:p>
          </table:table-cell>
          <table:table-cell office:value-type="float" office:value="0.628490522919956" calcext:value-type="float">
            <text:p>0.628490522919956</text:p>
          </table:table-cell>
          <table:table-cell office:value-type="float" office:value="0.981635568336912" calcext:value-type="float">
            <text:p>0.9816355683369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071339973371" calcext:value-type="float">
            <text:p>-101.071339973371</text:p>
          </table:table-cell>
          <table:table-cell office:value-type="float" office:value="-162.80626211241" calcext:value-type="float">
            <text:p>-162.80626211241</text:p>
          </table:table-cell>
          <table:table-cell office:value-type="float" office:value="-124.301895416009" calcext:value-type="float">
            <text:p>-124.3018954160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6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735801488083" calcext:value-type="float">
            <text:p>72.5735801488083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425" calcext:value-type="float">
            <text:p>17425</text:p>
          </table:table-cell>
          <table:table-cell office:value-type="float" office:value="6668537" calcext:value-type="float">
            <text:p>6668537</text:p>
          </table:table-cell>
          <table:table-cell office:value-type="float" office:value="1653491" calcext:value-type="float">
            <text:p>1653491</text:p>
          </table:table-cell>
          <table:table-cell office:value-type="float" office:value="1663207" calcext:value-type="float">
            <text:p>1663207</text:p>
          </table:table-cell>
          <table:table-cell office:value-type="float" office:value="1248940" calcext:value-type="float">
            <text:p>1248940</text:p>
          </table:table-cell>
          <table:table-cell office:value-type="float" office:value="734524" calcext:value-type="float">
            <text:p>734524</text:p>
          </table:table-cell>
          <table:table-cell office:value-type="float" office:value="1053809" calcext:value-type="float">
            <text:p>1053809</text:p>
          </table:table-cell>
          <table:table-cell office:value-type="float" office:value="1648360" calcext:value-type="float">
            <text:p>1648360</text:p>
          </table:table-cell>
          <table:table-cell office:value-type="float" office:value="0.0103861105902327" calcext:value-type="float">
            <text:p>0.010386110590233</text:p>
          </table:table-cell>
          <table:table-cell office:value-type="float" office:value="3.9747582643936" calcext:value-type="float">
            <text:p>3.9747582643936</text:p>
          </table:table-cell>
          <table:table-cell office:value-type="float" office:value="0.98555755443067" calcext:value-type="float">
            <text:p>0.98555755443067</text:p>
          </table:table-cell>
          <table:table-cell office:value-type="float" office:value="0.99134874240741" calcext:value-type="float">
            <text:p>0.99134874240741</text:p>
          </table:table-cell>
          <table:table-cell office:value-type="float" office:value="0.744426339200299" calcext:value-type="float">
            <text:p>0.744426339200299</text:p>
          </table:table-cell>
          <table:table-cell office:value-type="float" office:value="0.437810473181066" calcext:value-type="float">
            <text:p>0.437810473181066</text:p>
          </table:table-cell>
          <table:table-cell office:value-type="float" office:value="0.628119185938738" calcext:value-type="float">
            <text:p>0.628119185938738</text:p>
          </table:table-cell>
          <table:table-cell office:value-type="float" office:value="0.982499239742665" calcext:value-type="float">
            <text:p>0.9824992397426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11473215994" calcext:value-type="float">
            <text:p>-101.11473215994</text:p>
          </table:table-cell>
          <table:table-cell office:value-type="float" office:value="-162.437905363787" calcext:value-type="float">
            <text:p>-162.437905363787</text:p>
          </table:table-cell>
          <table:table-cell office:value-type="float" office:value="-124.376162812252" calcext:value-type="float">
            <text:p>-124.3761628122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6</text:p>
          </table:table-cell>
          <table:table-cell office:value-type="float" office:value="26.049847483082" calcext:value-type="float">
            <text:p>26.049847483082</text:p>
          </table:table-cell>
          <table:table-cell office:value-type="float" office:value="72.5946362849103" calcext:value-type="float">
            <text:p>72.5946362849103</text:p>
          </table:table-cell>
          <table:table-cell office:value-type="float" office:value="981.953083653685" calcext:value-type="float">
            <text:p>981.953083653685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86682" calcext:value-type="float">
            <text:p>6686682</text:p>
          </table:table-cell>
          <table:table-cell office:value-type="float" office:value="1653202" calcext:value-type="float">
            <text:p>1653202</text:p>
          </table:table-cell>
          <table:table-cell office:value-type="float" office:value="1662730" calcext:value-type="float">
            <text:p>1662730</text:p>
          </table:table-cell>
          <table:table-cell office:value-type="float" office:value="1249993" calcext:value-type="float">
            <text:p>1249993</text:p>
          </table:table-cell>
          <table:table-cell office:value-type="float" office:value="737387" calcext:value-type="float">
            <text:p>737387</text:p>
          </table:table-cell>
          <table:table-cell office:value-type="float" office:value="1053552" calcext:value-type="float">
            <text:p>1053552</text:p>
          </table:table-cell>
          <table:table-cell office:value-type="float" office:value="1649392" calcext:value-type="float">
            <text:p>1649392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8557352847737" calcext:value-type="float">
            <text:p>3.98557352847737</text:p>
          </table:table-cell>
          <table:table-cell office:value-type="float" office:value="0.985385296986734" calcext:value-type="float">
            <text:p>0.985385296986734</text:p>
          </table:table-cell>
          <table:table-cell office:value-type="float" office:value="0.991064428217939" calcext:value-type="float">
            <text:p>0.991064428217939</text:p>
          </table:table-cell>
          <table:table-cell office:value-type="float" office:value="0.745053976184604" calcext:value-type="float">
            <text:p>0.745053976184604</text:p>
          </table:table-cell>
          <table:table-cell office:value-type="float" office:value="0.439516954364414" calcext:value-type="float">
            <text:p>0.439516954364414</text:p>
          </table:table-cell>
          <table:table-cell office:value-type="float" office:value="0.627966001983404" calcext:value-type="float">
            <text:p>0.627966001983404</text:p>
          </table:table-cell>
          <table:table-cell office:value-type="float" office:value="0.983114359750075" calcext:value-type="float">
            <text:p>0.983114359750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989204763079" calcext:value-type="float">
            <text:p>-100.989204763079</text:p>
          </table:table-cell>
          <table:table-cell office:value-type="float" office:value="-162.096609127117" calcext:value-type="float">
            <text:p>-162.096609127117</text:p>
          </table:table-cell>
          <table:table-cell office:value-type="float" office:value="-124.406799603319" calcext:value-type="float">
            <text:p>-124.4067996033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7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896625305675" calcext:value-type="float">
            <text:p>72.5896625305675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84895" calcext:value-type="float">
            <text:p>6684895</text:p>
          </table:table-cell>
          <table:table-cell office:value-type="float" office:value="1652087" calcext:value-type="float">
            <text:p>1652087</text:p>
          </table:table-cell>
          <table:table-cell office:value-type="float" office:value="1662925" calcext:value-type="float">
            <text:p>1662925</text:p>
          </table:table-cell>
          <table:table-cell office:value-type="float" office:value="1253336" calcext:value-type="float">
            <text:p>1253336</text:p>
          </table:table-cell>
          <table:table-cell office:value-type="float" office:value="740838" calcext:value-type="float">
            <text:p>740838</text:p>
          </table:table-cell>
          <table:table-cell office:value-type="float" office:value="1051686" calcext:value-type="float">
            <text:p>1051686</text:p>
          </table:table-cell>
          <table:table-cell office:value-type="float" office:value="1649880" calcext:value-type="float">
            <text:p>1649880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8450839334826" calcext:value-type="float">
            <text:p>3.98450839334826</text:p>
          </table:table-cell>
          <table:table-cell office:value-type="float" office:value="0.984720705118263" calcext:value-type="float">
            <text:p>0.984720705118263</text:p>
          </table:table-cell>
          <table:table-cell office:value-type="float" office:value="0.991180657289106" calcext:value-type="float">
            <text:p>0.991180657289106</text:p>
          </table:table-cell>
          <table:table-cell office:value-type="float" office:value="0.74704655969698" calcext:value-type="float">
            <text:p>0.74704655969698</text:p>
          </table:table-cell>
          <table:table-cell office:value-type="float" office:value="0.441573910900821" calcext:value-type="float">
            <text:p>0.441573910900821</text:p>
          </table:table-cell>
          <table:table-cell office:value-type="float" office:value="0.626853779179308" calcext:value-type="float">
            <text:p>0.626853779179308</text:p>
          </table:table-cell>
          <table:table-cell office:value-type="float" office:value="0.983405230451254" calcext:value-type="float">
            <text:p>0.9834052304512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590688060604" calcext:value-type="float">
            <text:p>-100.590688060604</text:p>
          </table:table-cell>
          <table:table-cell office:value-type="float" office:value="-161.685217819836" calcext:value-type="float">
            <text:p>-161.685217819836</text:p>
          </table:table-cell>
          <table:table-cell office:value-type="float" office:value="-124.629244164138" calcext:value-type="float">
            <text:p>-124.6292441641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7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52136853033" calcext:value-type="float">
            <text:p>72.552136853033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394" calcext:value-type="float">
            <text:p>17394</text:p>
          </table:table-cell>
          <table:table-cell office:value-type="float" office:value="6684023" calcext:value-type="float">
            <text:p>6684023</text:p>
          </table:table-cell>
          <table:table-cell office:value-type="float" office:value="1652738" calcext:value-type="float">
            <text:p>1652738</text:p>
          </table:table-cell>
          <table:table-cell office:value-type="float" office:value="1662876" calcext:value-type="float">
            <text:p>1662876</text:p>
          </table:table-cell>
          <table:table-cell office:value-type="float" office:value="1256134" calcext:value-type="float">
            <text:p>1256134</text:p>
          </table:table-cell>
          <table:table-cell office:value-type="float" office:value="745461" calcext:value-type="float">
            <text:p>745461</text:p>
          </table:table-cell>
          <table:table-cell office:value-type="float" office:value="1049540" calcext:value-type="float">
            <text:p>1049540</text:p>
          </table:table-cell>
          <table:table-cell office:value-type="float" office:value="1649214" calcext:value-type="float">
            <text:p>1649214</text:p>
          </table:table-cell>
          <table:table-cell office:value-type="float" office:value="0.0103676331481496" calcext:value-type="float">
            <text:p>0.01036763314815</text:p>
          </table:table-cell>
          <table:table-cell office:value-type="float" office:value="3.98398864078386" calcext:value-type="float">
            <text:p>3.98398864078386</text:p>
          </table:table-cell>
          <table:table-cell office:value-type="float" office:value="0.985108731402008" calcext:value-type="float">
            <text:p>0.985108731402008</text:p>
          </table:table-cell>
          <table:table-cell office:value-type="float" office:value="0.991151451009685" calcext:value-type="float">
            <text:p>0.991151451009685</text:p>
          </table:table-cell>
          <table:table-cell office:value-type="float" office:value="0.748714297856605" calcext:value-type="float">
            <text:p>0.748714297856605</text:p>
          </table:table-cell>
          <table:table-cell office:value-type="float" office:value="0.444329433957271" calcext:value-type="float">
            <text:p>0.444329433957271</text:p>
          </table:table-cell>
          <table:table-cell office:value-type="float" office:value="0.625574663349946" calcext:value-type="float">
            <text:p>0.625574663349946</text:p>
          </table:table-cell>
          <table:table-cell office:value-type="float" office:value="0.983008263469728" calcext:value-type="float">
            <text:p>0.9830082634697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257140428679" calcext:value-type="float">
            <text:p>-100.257140428679</text:p>
          </table:table-cell>
          <table:table-cell office:value-type="float" office:value="-161.134113208546" calcext:value-type="float">
            <text:p>-161.134113208546</text:p>
          </table:table-cell>
          <table:table-cell office:value-type="float" office:value="-124.885067330011" calcext:value-type="float">
            <text:p>-124.8850673300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7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306934200047" calcext:value-type="float">
            <text:p>72.5306934200047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426" calcext:value-type="float">
            <text:p>17426</text:p>
          </table:table-cell>
          <table:table-cell office:value-type="float" office:value="6686984" calcext:value-type="float">
            <text:p>6686984</text:p>
          </table:table-cell>
          <table:table-cell office:value-type="float" office:value="1651834" calcext:value-type="float">
            <text:p>1651834</text:p>
          </table:table-cell>
          <table:table-cell office:value-type="float" office:value="1663933" calcext:value-type="float">
            <text:p>1663933</text:p>
          </table:table-cell>
          <table:table-cell office:value-type="float" office:value="1253670" calcext:value-type="float">
            <text:p>1253670</text:p>
          </table:table-cell>
          <table:table-cell office:value-type="float" office:value="748738" calcext:value-type="float">
            <text:p>748738</text:p>
          </table:table-cell>
          <table:table-cell office:value-type="float" office:value="1048878" calcext:value-type="float">
            <text:p>1048878</text:p>
          </table:table-cell>
          <table:table-cell office:value-type="float" office:value="1647722" calcext:value-type="float">
            <text:p>1647722</text:p>
          </table:table-cell>
          <table:table-cell office:value-type="float" office:value="0.0103867066367515" calcext:value-type="float">
            <text:p>0.010386706636752</text:p>
          </table:table-cell>
          <table:table-cell office:value-type="float" office:value="3.98575353452605" calcext:value-type="float">
            <text:p>3.98575353452605</text:p>
          </table:table-cell>
          <table:table-cell office:value-type="float" office:value="0.984569905349005" calcext:value-type="float">
            <text:p>0.984569905349005</text:p>
          </table:table-cell>
          <table:table-cell office:value-type="float" office:value="0.991781472180065" calcext:value-type="float">
            <text:p>0.991781472180065</text:p>
          </table:table-cell>
          <table:table-cell office:value-type="float" office:value="0.747245639234261" calcext:value-type="float">
            <text:p>0.747245639234261</text:p>
          </table:table-cell>
          <table:table-cell office:value-type="float" office:value="0.446282678399405" calcext:value-type="float">
            <text:p>0.446282678399405</text:p>
          </table:table-cell>
          <table:table-cell office:value-type="float" office:value="0.625180080554495" calcext:value-type="float">
            <text:p>0.625180080554495</text:p>
          </table:table-cell>
          <table:table-cell office:value-type="float" office:value="0.982118962063666" calcext:value-type="float">
            <text:p>0.982118962063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550872153148" calcext:value-type="float">
            <text:p>-100.550872153148</text:p>
          </table:table-cell>
          <table:table-cell office:value-type="float" office:value="-160.743464320119" calcext:value-type="float">
            <text:p>-160.743464320119</text:p>
          </table:table-cell>
          <table:table-cell office:value-type="float" office:value="-124.963983889101" calcext:value-type="float">
            <text:p>-124.9639838891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8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5203578267664" calcext:value-type="float">
            <text:p>72.5203578267664</text:p>
          </table:table-cell>
          <table:table-cell office:value-type="float" office:value="981.970104523876" calcext:value-type="float">
            <text:p>981.970104523876</text:p>
          </table:table-cell>
          <table:table-cell office:value-type="float" office:value="-1" calcext:value-type="float">
            <text:p>-1</text:p>
          </table:table-cell>
          <table:table-cell office:value-type="float" office:value="28571" calcext:value-type="float">
            <text:p>28571</text:p>
          </table:table-cell>
          <table:table-cell office:value-type="float" office:value="6686589" calcext:value-type="float">
            <text:p>6686589</text:p>
          </table:table-cell>
          <table:table-cell office:value-type="float" office:value="1653678" calcext:value-type="float">
            <text:p>1653678</text:p>
          </table:table-cell>
          <table:table-cell office:value-type="float" office:value="1663941" calcext:value-type="float">
            <text:p>1663941</text:p>
          </table:table-cell>
          <table:table-cell office:value-type="float" office:value="1247800" calcext:value-type="float">
            <text:p>1247800</text:p>
          </table:table-cell>
          <table:table-cell office:value-type="float" office:value="748718" calcext:value-type="float">
            <text:p>748718</text:p>
          </table:table-cell>
          <table:table-cell office:value-type="float" office:value="1051040" calcext:value-type="float">
            <text:p>1051040</text:p>
          </table:table-cell>
          <table:table-cell office:value-type="float" office:value="1647058" calcext:value-type="float">
            <text:p>1647058</text:p>
          </table:table-cell>
          <table:table-cell office:value-type="float" office:value="0.0170296450888688" calcext:value-type="float">
            <text:p>0.017029645088869</text:p>
          </table:table-cell>
          <table:table-cell office:value-type="float" office:value="3.98551809615113" calcext:value-type="float">
            <text:p>3.98551809615113</text:p>
          </table:table-cell>
          <table:table-cell office:value-type="float" office:value="0.985669015129687" calcext:value-type="float">
            <text:p>0.985669015129687</text:p>
          </table:table-cell>
          <table:table-cell office:value-type="float" office:value="0.991786240552215" calcext:value-type="float">
            <text:p>0.991786240552215</text:p>
          </table:table-cell>
          <table:table-cell office:value-type="float" office:value="0.743746846168857" calcext:value-type="float">
            <text:p>0.743746846168857</text:p>
          </table:table-cell>
          <table:table-cell office:value-type="float" office:value="0.446270757469029" calcext:value-type="float">
            <text:p>0.446270757469029</text:p>
          </table:table-cell>
          <table:table-cell office:value-type="float" office:value="0.626468733128158" calcext:value-type="float">
            <text:p>0.626468733128158</text:p>
          </table:table-cell>
          <table:table-cell office:value-type="float" office:value="0.981723187175177" calcext:value-type="float">
            <text:p>0.9817231871751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250630766229" calcext:value-type="float">
            <text:p>-101.250630766229</text:p>
          </table:table-cell>
          <table:table-cell office:value-type="float" office:value="-160.745848506194" calcext:value-type="float">
            <text:p>-160.745848506194</text:p>
          </table:table-cell>
          <table:table-cell office:value-type="float" office:value="-124.706253374368" calcext:value-type="float">
            <text:p>-124.7062533743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8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5096359047376" calcext:value-type="float">
            <text:p>72.5096359047376</text:p>
          </table:table-cell>
          <table:table-cell office:value-type="float" office:value="981.997641640277" calcext:value-type="float">
            <text:p>981.997641640277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85813" calcext:value-type="float">
            <text:p>6685813</text:p>
          </table:table-cell>
          <table:table-cell office:value-type="float" office:value="1653603" calcext:value-type="float">
            <text:p>1653603</text:p>
          </table:table-cell>
          <table:table-cell office:value-type="float" office:value="1663046" calcext:value-type="float">
            <text:p>1663046</text:p>
          </table:table-cell>
          <table:table-cell office:value-type="float" office:value="1246100" calcext:value-type="float">
            <text:p>1246100</text:p>
          </table:table-cell>
          <table:table-cell office:value-type="float" office:value="750233" calcext:value-type="float">
            <text:p>750233</text:p>
          </table:table-cell>
          <table:table-cell office:value-type="float" office:value="1049561" calcext:value-type="float">
            <text:p>1049561</text:p>
          </table:table-cell>
          <table:table-cell office:value-type="float" office:value="1647237" calcext:value-type="float">
            <text:p>1647237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8505556405253" calcext:value-type="float">
            <text:p>3.98505556405253</text:p>
          </table:table-cell>
          <table:table-cell office:value-type="float" office:value="0.985624311640776" calcext:value-type="float">
            <text:p>0.985624311640776</text:p>
          </table:table-cell>
          <table:table-cell office:value-type="float" office:value="0.991252778917882" calcext:value-type="float">
            <text:p>0.991252778917882</text:p>
          </table:table-cell>
          <table:table-cell office:value-type="float" office:value="0.742733567086883" calcext:value-type="float">
            <text:p>0.742733567086883</text:p>
          </table:table-cell>
          <table:table-cell office:value-type="float" office:value="0.447173767945024" calcext:value-type="float">
            <text:p>0.447173767945024</text:p>
          </table:table-cell>
          <table:table-cell office:value-type="float" office:value="0.625587180326841" calcext:value-type="float">
            <text:p>0.625587180326841</text:p>
          </table:table-cell>
          <table:table-cell office:value-type="float" office:value="0.981829879502044" calcext:value-type="float">
            <text:p>0.981829879502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453286582623" calcext:value-type="float">
            <text:p>-101.453286582623</text:p>
          </table:table-cell>
          <table:table-cell office:value-type="float" office:value="-160.565246410995" calcext:value-type="float">
            <text:p>-160.565246410995</text:p>
          </table:table-cell>
          <table:table-cell office:value-type="float" office:value="-124.882563934632" calcext:value-type="float">
            <text:p>-124.8825639346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9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253325403019" calcext:value-type="float">
            <text:p>72.5253325403019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84335" calcext:value-type="float">
            <text:p>6684335</text:p>
          </table:table-cell>
          <table:table-cell office:value-type="float" office:value="1653249" calcext:value-type="float">
            <text:p>1653249</text:p>
          </table:table-cell>
          <table:table-cell office:value-type="float" office:value="1663091" calcext:value-type="float">
            <text:p>1663091</text:p>
          </table:table-cell>
          <table:table-cell office:value-type="float" office:value="1248189" calcext:value-type="float">
            <text:p>1248189</text:p>
          </table:table-cell>
          <table:table-cell office:value-type="float" office:value="753675" calcext:value-type="float">
            <text:p>753675</text:p>
          </table:table-cell>
          <table:table-cell office:value-type="float" office:value="1048593" calcext:value-type="float">
            <text:p>1048593</text:p>
          </table:table-cell>
          <table:table-cell office:value-type="float" office:value="1650068" calcext:value-type="float">
            <text:p>1650068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8417460729773" calcext:value-type="float">
            <text:p>3.98417460729773</text:p>
          </table:table-cell>
          <table:table-cell office:value-type="float" office:value="0.985413311173118" calcext:value-type="float">
            <text:p>0.985413311173118</text:p>
          </table:table-cell>
          <table:table-cell office:value-type="float" office:value="0.991279601011229" calcext:value-type="float">
            <text:p>0.991279601011229</text:p>
          </table:table-cell>
          <table:table-cell office:value-type="float" office:value="0.743978708264674" calcext:value-type="float">
            <text:p>0.743978708264674</text:p>
          </table:table-cell>
          <table:table-cell office:value-type="float" office:value="0.449225360062761" calcext:value-type="float">
            <text:p>0.449225360062761</text:p>
          </table:table-cell>
          <table:table-cell office:value-type="float" office:value="0.625010207296635" calcext:value-type="float">
            <text:p>0.625010207296635</text:p>
          </table:table-cell>
          <table:table-cell office:value-type="float" office:value="0.98351728719679" calcext:value-type="float">
            <text:p>0.983517287196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204258347065" calcext:value-type="float">
            <text:p>-101.204258347065</text:p>
          </table:table-cell>
          <table:table-cell office:value-type="float" office:value="-160.154927987448" calcext:value-type="float">
            <text:p>-160.154927987448</text:p>
          </table:table-cell>
          <table:table-cell office:value-type="float" office:value="-124.997958540673" calcext:value-type="float">
            <text:p>-124.9979585406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09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5475489462111" calcext:value-type="float">
            <text:p>72.5475489462111</text:p>
          </table:table-cell>
          <table:table-cell office:value-type="float" office:value="981.951077689668" calcext:value-type="float">
            <text:p>981.951077689668</text:p>
          </table:table-cell>
          <table:table-cell office:value-type="float" office:value="-1" calcext:value-type="float">
            <text:p>-1</text:p>
          </table:table-cell>
          <table:table-cell office:value-type="float" office:value="17438" calcext:value-type="float">
            <text:p>17438</text:p>
          </table:table-cell>
          <table:table-cell office:value-type="float" office:value="6673411" calcext:value-type="float">
            <text:p>6673411</text:p>
          </table:table-cell>
          <table:table-cell office:value-type="float" office:value="1654174" calcext:value-type="float">
            <text:p>1654174</text:p>
          </table:table-cell>
          <table:table-cell office:value-type="float" office:value="1663913" calcext:value-type="float">
            <text:p>1663913</text:p>
          </table:table-cell>
          <table:table-cell office:value-type="float" office:value="1250891" calcext:value-type="float">
            <text:p>1250891</text:p>
          </table:table-cell>
          <table:table-cell office:value-type="float" office:value="759192" calcext:value-type="float">
            <text:p>759192</text:p>
          </table:table-cell>
          <table:table-cell office:value-type="float" office:value="1045899" calcext:value-type="float">
            <text:p>1045899</text:p>
          </table:table-cell>
          <table:table-cell office:value-type="float" office:value="1647758" calcext:value-type="float">
            <text:p>1647758</text:p>
          </table:table-cell>
          <table:table-cell office:value-type="float" office:value="0.0103938591949772" calcext:value-type="float">
            <text:p>0.010393859194977</text:p>
          </table:table-cell>
          <table:table-cell office:value-type="float" office:value="3.97766339512627" calcext:value-type="float">
            <text:p>3.97766339512627</text:p>
          </table:table-cell>
          <table:table-cell office:value-type="float" office:value="0.985964654203016" calcext:value-type="float">
            <text:p>0.985964654203016</text:p>
          </table:table-cell>
          <table:table-cell office:value-type="float" office:value="0.991769551249689" calcext:value-type="float">
            <text:p>0.991769551249689</text:p>
          </table:table-cell>
          <table:table-cell office:value-type="float" office:value="0.745589225958493" calcext:value-type="float">
            <text:p>0.745589225958493</text:p>
          </table:table-cell>
          <table:table-cell office:value-type="float" office:value="0.452513748707026" calcext:value-type="float">
            <text:p>0.452513748707026</text:p>
          </table:table-cell>
          <table:table-cell office:value-type="float" office:value="0.623404457974965" calcext:value-type="float">
            <text:p>0.623404457974965</text:p>
          </table:table-cell>
          <table:table-cell office:value-type="float" office:value="0.982140419738343" calcext:value-type="float">
            <text:p>0.982140419738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882154808301" calcext:value-type="float">
            <text:p>-100.882154808301</text:p>
          </table:table-cell>
          <table:table-cell office:value-type="float" office:value="-159.497250258595" calcext:value-type="float">
            <text:p>-159.497250258595</text:p>
          </table:table-cell>
          <table:table-cell office:value-type="float" office:value="-125.319108405007" calcext:value-type="float">
            <text:p>-125.3191084050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0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586574425201" calcext:value-type="float">
            <text:p>72.5586574425201</text:p>
          </table:table-cell>
          <table:table-cell office:value-type="float" office:value="981.904512946604" calcext:value-type="float">
            <text:p>981.904512946604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85349" calcext:value-type="float">
            <text:p>6685349</text:p>
          </table:table-cell>
          <table:table-cell office:value-type="float" office:value="1653458" calcext:value-type="float">
            <text:p>1653458</text:p>
          </table:table-cell>
          <table:table-cell office:value-type="float" office:value="1663724" calcext:value-type="float">
            <text:p>1663724</text:p>
          </table:table-cell>
          <table:table-cell office:value-type="float" office:value="1245381" calcext:value-type="float">
            <text:p>1245381</text:p>
          </table:table-cell>
          <table:table-cell office:value-type="float" office:value="760862" calcext:value-type="float">
            <text:p>760862</text:p>
          </table:table-cell>
          <table:table-cell office:value-type="float" office:value="1046950" calcext:value-type="float">
            <text:p>1046950</text:p>
          </table:table-cell>
          <table:table-cell office:value-type="float" office:value="1647735" calcext:value-type="float">
            <text:p>1647735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847789984678" calcext:value-type="float">
            <text:p>3.9847789984678</text:p>
          </table:table-cell>
          <table:table-cell office:value-type="float" office:value="0.985537884895549" calcext:value-type="float">
            <text:p>0.985537884895549</text:p>
          </table:table-cell>
          <table:table-cell office:value-type="float" office:value="0.991656898457634" calcext:value-type="float">
            <text:p>0.991656898457634</text:p>
          </table:table-cell>
          <table:table-cell office:value-type="float" office:value="0.74230500963986" calcext:value-type="float">
            <text:p>0.74230500963986</text:p>
          </table:table-cell>
          <table:table-cell office:value-type="float" office:value="0.453509146393436" calcext:value-type="float">
            <text:p>0.453509146393436</text:p>
          </table:table-cell>
          <table:table-cell office:value-type="float" office:value="0.624030902866233" calcext:value-type="float">
            <text:p>0.624030902866233</text:p>
          </table:table-cell>
          <table:table-cell office:value-type="float" office:value="0.98212671066841" calcext:value-type="float">
            <text:p>0.982126710668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538998072028" calcext:value-type="float">
            <text:p>-101.538998072028</text:p>
          </table:table-cell>
          <table:table-cell office:value-type="float" office:value="-159.298170721313" calcext:value-type="float">
            <text:p>-159.298170721313</text:p>
          </table:table-cell>
          <table:table-cell office:value-type="float" office:value="-125.193819426753" calcext:value-type="float">
            <text:p>-125.1938194267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0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574976898443" calcext:value-type="float">
            <text:p>72.5574976898443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408" calcext:value-type="float">
            <text:p>17408</text:p>
          </table:table-cell>
          <table:table-cell office:value-type="float" office:value="6661273" calcext:value-type="float">
            <text:p>6661273</text:p>
          </table:table-cell>
          <table:table-cell office:value-type="float" office:value="1654464" calcext:value-type="float">
            <text:p>1654464</text:p>
          </table:table-cell>
          <table:table-cell office:value-type="float" office:value="1663398" calcext:value-type="float">
            <text:p>1663398</text:p>
          </table:table-cell>
          <table:table-cell office:value-type="float" office:value="1244438" calcext:value-type="float">
            <text:p>1244438</text:p>
          </table:table-cell>
          <table:table-cell office:value-type="float" office:value="761611" calcext:value-type="float">
            <text:p>761611</text:p>
          </table:table-cell>
          <table:table-cell office:value-type="float" office:value="1046522" calcext:value-type="float">
            <text:p>1046522</text:p>
          </table:table-cell>
          <table:table-cell office:value-type="float" office:value="1648413" calcext:value-type="float">
            <text:p>1648413</text:p>
          </table:table-cell>
          <table:table-cell office:value-type="float" office:value="0.0103759777994129" calcext:value-type="float">
            <text:p>0.010375977799413</text:p>
          </table:table-cell>
          <table:table-cell office:value-type="float" office:value="3.97042858248098" calcext:value-type="float">
            <text:p>3.97042858248098</text:p>
          </table:table-cell>
          <table:table-cell office:value-type="float" office:value="0.98613750769347" calcext:value-type="float">
            <text:p>0.98613750769347</text:p>
          </table:table-cell>
          <table:table-cell office:value-type="float" office:value="0.991462587292503" calcext:value-type="float">
            <text:p>0.991462587292503</text:p>
          </table:table-cell>
          <table:table-cell office:value-type="float" office:value="0.741742937772624" calcext:value-type="float">
            <text:p>0.741742937772624</text:p>
          </table:table-cell>
          <table:table-cell office:value-type="float" office:value="0.453955585236023" calcext:value-type="float">
            <text:p>0.453955585236023</text:p>
          </table:table-cell>
          <table:table-cell office:value-type="float" office:value="0.623775794956183" calcext:value-type="float">
            <text:p>0.623775794956183</text:p>
          </table:table-cell>
          <table:table-cell office:value-type="float" office:value="0.982530830208162" calcext:value-type="float">
            <text:p>0.982530830208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651412445475" calcext:value-type="float">
            <text:p>-101.651412445475</text:p>
          </table:table-cell>
          <table:table-cell office:value-type="float" office:value="-159.208882952795" calcext:value-type="float">
            <text:p>-159.208882952795</text:p>
          </table:table-cell>
          <table:table-cell office:value-type="float" office:value="-125.244841008763" calcext:value-type="float">
            <text:p>-125.2448410087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0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5421879725137" calcext:value-type="float">
            <text:p>72.5421879725137</text:p>
          </table:table-cell>
          <table:table-cell office:value-type="float" office:value="981.951077689668" calcext:value-type="float">
            <text:p>981.951077689668</text:p>
          </table:table-cell>
          <table:table-cell office:value-type="float" office:value="-1" calcext:value-type="float">
            <text:p>-1</text:p>
          </table:table-cell>
          <table:table-cell office:value-type="float" office:value="17420" calcext:value-type="float">
            <text:p>17420</text:p>
          </table:table-cell>
          <table:table-cell office:value-type="float" office:value="6683365" calcext:value-type="float">
            <text:p>6683365</text:p>
          </table:table-cell>
          <table:table-cell office:value-type="float" office:value="1652940" calcext:value-type="float">
            <text:p>1652940</text:p>
          </table:table-cell>
          <table:table-cell office:value-type="float" office:value="1663694" calcext:value-type="float">
            <text:p>1663694</text:p>
          </table:table-cell>
          <table:table-cell office:value-type="float" office:value="1248773" calcext:value-type="float">
            <text:p>1248773</text:p>
          </table:table-cell>
          <table:table-cell office:value-type="float" office:value="765046" calcext:value-type="float">
            <text:p>765046</text:p>
          </table:table-cell>
          <table:table-cell office:value-type="float" office:value="1043631" calcext:value-type="float">
            <text:p>1043631</text:p>
          </table:table-cell>
          <table:table-cell office:value-type="float" office:value="1648847" calcext:value-type="float">
            <text:p>1648847</text:p>
          </table:table-cell>
          <table:table-cell office:value-type="float" office:value="0.0103831303576386" calcext:value-type="float">
            <text:p>0.010383130357639</text:p>
          </table:table-cell>
          <table:table-cell office:value-type="float" office:value="3.98359644217449" calcext:value-type="float">
            <text:p>3.98359644217449</text:p>
          </table:table-cell>
          <table:table-cell office:value-type="float" office:value="0.985229132798807" calcext:value-type="float">
            <text:p>0.985229132798807</text:p>
          </table:table-cell>
          <table:table-cell office:value-type="float" office:value="0.99163901706207" calcext:value-type="float">
            <text:p>0.99163901706207</text:p>
          </table:table-cell>
          <table:table-cell office:value-type="float" office:value="0.744326799431658" calcext:value-type="float">
            <text:p>0.744326799431658</text:p>
          </table:table-cell>
          <table:table-cell office:value-type="float" office:value="0.456003005028129" calcext:value-type="float">
            <text:p>0.456003005028129</text:p>
          </table:table-cell>
          <table:table-cell office:value-type="float" office:value="0.622052624470308" calcext:value-type="float">
            <text:p>0.622052624470308</text:p>
          </table:table-cell>
          <table:table-cell office:value-type="float" office:value="0.982789514397325" calcext:value-type="float">
            <text:p>0.9827895143973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134640113668" calcext:value-type="float">
            <text:p>-101.134640113668</text:p>
          </table:table-cell>
          <table:table-cell office:value-type="float" office:value="-158.799398994374" calcext:value-type="float">
            <text:p>-158.799398994374</text:p>
          </table:table-cell>
          <table:table-cell office:value-type="float" office:value="-125.589475105938" calcext:value-type="float">
            <text:p>-125.5894751059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1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253325403019" calcext:value-type="float">
            <text:p>72.5253325403019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85175" calcext:value-type="float">
            <text:p>6685175</text:p>
          </table:table-cell>
          <table:table-cell office:value-type="float" office:value="1653218" calcext:value-type="float">
            <text:p>1653218</text:p>
          </table:table-cell>
          <table:table-cell office:value-type="float" office:value="1664088" calcext:value-type="float">
            <text:p>1664088</text:p>
          </table:table-cell>
          <table:table-cell office:value-type="float" office:value="1249166" calcext:value-type="float">
            <text:p>1249166</text:p>
          </table:table-cell>
          <table:table-cell office:value-type="float" office:value="769442" calcext:value-type="float">
            <text:p>769442</text:p>
          </table:table-cell>
          <table:table-cell office:value-type="float" office:value="1041311" calcext:value-type="float">
            <text:p>1041311</text:p>
          </table:table-cell>
          <table:table-cell office:value-type="float" office:value="1648681" calcext:value-type="float">
            <text:p>1648681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8467528637353" calcext:value-type="float">
            <text:p>3.98467528637353</text:p>
          </table:table-cell>
          <table:table-cell office:value-type="float" office:value="0.985394833731035" calcext:value-type="float">
            <text:p>0.985394833731035</text:p>
          </table:table-cell>
          <table:table-cell office:value-type="float" office:value="0.99187385939048" calcext:value-type="float">
            <text:p>0.99187385939048</text:p>
          </table:table-cell>
          <table:table-cell office:value-type="float" office:value="0.744561045713549" calcext:value-type="float">
            <text:p>0.744561045713549</text:p>
          </table:table-cell>
          <table:table-cell office:value-type="float" office:value="0.45862322552481" calcext:value-type="float">
            <text:p>0.45862322552481</text:p>
          </table:table-cell>
          <table:table-cell office:value-type="float" office:value="0.620669796546673" calcext:value-type="float">
            <text:p>0.620669796546673</text:p>
          </table:table-cell>
          <table:table-cell office:value-type="float" office:value="0.982690570675203" calcext:value-type="float">
            <text:p>0.982690570675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08779085729" calcext:value-type="float">
            <text:p>-101.08779085729</text:p>
          </table:table-cell>
          <table:table-cell office:value-type="float" office:value="-158.275354895038" calcext:value-type="float">
            <text:p>-158.275354895038</text:p>
          </table:table-cell>
          <table:table-cell office:value-type="float" office:value="-125.866040690665" calcext:value-type="float">
            <text:p>-125.8660406906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1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306934200047" calcext:value-type="float">
            <text:p>72.5306934200047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24668" calcext:value-type="float">
            <text:p>24668</text:p>
          </table:table-cell>
          <table:table-cell office:value-type="float" office:value="6686457" calcext:value-type="float">
            <text:p>6686457</text:p>
          </table:table-cell>
          <table:table-cell office:value-type="float" office:value="1653788" calcext:value-type="float">
            <text:p>1653788</text:p>
          </table:table-cell>
          <table:table-cell office:value-type="float" office:value="1664101" calcext:value-type="float">
            <text:p>1664101</text:p>
          </table:table-cell>
          <table:table-cell office:value-type="float" office:value="1241511" calcext:value-type="float">
            <text:p>1241511</text:p>
          </table:table-cell>
          <table:table-cell office:value-type="float" office:value="770814" calcext:value-type="float">
            <text:p>770814</text:p>
          </table:table-cell>
          <table:table-cell office:value-type="float" office:value="1043300" calcext:value-type="float">
            <text:p>1043300</text:p>
          </table:table-cell>
          <table:table-cell office:value-type="float" office:value="1647024" calcext:value-type="float">
            <text:p>1647024</text:p>
          </table:table-cell>
          <table:table-cell office:value-type="float" office:value="0.0147032755259604" calcext:value-type="float">
            <text:p>0.01470327552596</text:p>
          </table:table-cell>
          <table:table-cell office:value-type="float" office:value="3.98543941801064" calcext:value-type="float">
            <text:p>3.98543941801064</text:p>
          </table:table-cell>
          <table:table-cell office:value-type="float" office:value="0.985734580246756" calcext:value-type="float">
            <text:p>0.985734580246756</text:p>
          </table:table-cell>
          <table:table-cell office:value-type="float" office:value="0.991881607995225" calcext:value-type="float">
            <text:p>0.991881607995225</text:p>
          </table:table-cell>
          <table:table-cell office:value-type="float" office:value="0.739998309612073" calcext:value-type="float">
            <text:p>0.739998309612073</text:p>
          </table:table-cell>
          <table:table-cell office:value-type="float" office:value="0.459441001348615" calcext:value-type="float">
            <text:p>0.459441001348615</text:p>
          </table:table-cell>
          <table:table-cell office:value-type="float" office:value="0.621855333072583" calcext:value-type="float">
            <text:p>0.621855333072583</text:p>
          </table:table-cell>
          <table:table-cell office:value-type="float" office:value="0.981702921593537" calcext:value-type="float">
            <text:p>0.9817029215935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000338077585" calcext:value-type="float">
            <text:p>-102.000338077585</text:p>
          </table:table-cell>
          <table:table-cell office:value-type="float" office:value="-158.111799730277" calcext:value-type="float">
            <text:p>-158.111799730277</text:p>
          </table:table-cell>
          <table:table-cell office:value-type="float" office:value="-125.628933385483" calcext:value-type="float">
            <text:p>-125.6289333854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2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5042749308554" calcext:value-type="float">
            <text:p>72.5042749308554</text:p>
          </table:table-cell>
          <table:table-cell office:value-type="float" office:value="981.887493305587" calcext:value-type="float">
            <text:p>981.887493305587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63651" calcext:value-type="float">
            <text:p>6663651</text:p>
          </table:table-cell>
          <table:table-cell office:value-type="float" office:value="1653276" calcext:value-type="float">
            <text:p>1653276</text:p>
          </table:table-cell>
          <table:table-cell office:value-type="float" office:value="1665019" calcext:value-type="float">
            <text:p>1665019</text:p>
          </table:table-cell>
          <table:table-cell office:value-type="float" office:value="1244871" calcext:value-type="float">
            <text:p>1244871</text:p>
          </table:table-cell>
          <table:table-cell office:value-type="float" office:value="773217" calcext:value-type="float">
            <text:p>773217</text:p>
          </table:table-cell>
          <table:table-cell office:value-type="float" office:value="1040109" calcext:value-type="float">
            <text:p>1040109</text:p>
          </table:table-cell>
          <table:table-cell office:value-type="float" office:value="1649980" calcext:value-type="float">
            <text:p>1649980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718459811027" calcext:value-type="float">
            <text:p>3.9718459811027</text:p>
          </table:table-cell>
          <table:table-cell office:value-type="float" office:value="0.985429404429126" calcext:value-type="float">
            <text:p>0.985429404429126</text:p>
          </table:table-cell>
          <table:table-cell office:value-type="float" office:value="0.992428778699491" calcext:value-type="float">
            <text:p>0.992428778699491</text:p>
          </table:table-cell>
          <table:table-cell office:value-type="float" office:value="0.742001025915268" calcext:value-type="float">
            <text:p>0.742001025915268</text:p>
          </table:table-cell>
          <table:table-cell office:value-type="float" office:value="0.460873301133311" calcext:value-type="float">
            <text:p>0.460873301133311</text:p>
          </table:table-cell>
          <table:table-cell office:value-type="float" office:value="0.619953348631066" calcext:value-type="float">
            <text:p>0.619953348631066</text:p>
          </table:table-cell>
          <table:table-cell office:value-type="float" office:value="0.983464835103134" calcext:value-type="float">
            <text:p>0.983464835103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599794816946" calcext:value-type="float">
            <text:p>-101.599794816946</text:p>
          </table:table-cell>
          <table:table-cell office:value-type="float" office:value="-157.825339773338" calcext:value-type="float">
            <text:p>-157.825339773338</text:p>
          </table:table-cell>
          <table:table-cell office:value-type="float" office:value="-126.009330273787" calcext:value-type="float">
            <text:p>-126.0093302737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2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146107551612" calcext:value-type="float">
            <text:p>72.5146107551612</text:p>
          </table:table-cell>
          <table:table-cell office:value-type="float" office:value="981.961594070695" calcext:value-type="float">
            <text:p>981.961594070695</text:p>
          </table:table-cell>
          <table:table-cell office:value-type="float" office:value="-1" calcext:value-type="float">
            <text:p>-1</text:p>
          </table:table-cell>
          <table:table-cell office:value-type="float" office:value="17443" calcext:value-type="float">
            <text:p>17443</text:p>
          </table:table-cell>
          <table:table-cell office:value-type="float" office:value="6685473" calcext:value-type="float">
            <text:p>6685473</text:p>
          </table:table-cell>
          <table:table-cell office:value-type="float" office:value="1653604" calcext:value-type="float">
            <text:p>1653604</text:p>
          </table:table-cell>
          <table:table-cell office:value-type="float" office:value="1664571" calcext:value-type="float">
            <text:p>1664571</text:p>
          </table:table-cell>
          <table:table-cell office:value-type="float" office:value="1241796" calcext:value-type="float">
            <text:p>1241796</text:p>
          </table:table-cell>
          <table:table-cell office:value-type="float" office:value="777296" calcext:value-type="float">
            <text:p>777296</text:p>
          </table:table-cell>
          <table:table-cell office:value-type="float" office:value="1039446" calcext:value-type="float">
            <text:p>1039446</text:p>
          </table:table-cell>
          <table:table-cell office:value-type="float" office:value="1647533" calcext:value-type="float">
            <text:p>1647533</text:p>
          </table:table-cell>
          <table:table-cell office:value-type="float" office:value="0.0103968394275712" calcext:value-type="float">
            <text:p>0.010396839427571</text:p>
          </table:table-cell>
          <table:table-cell office:value-type="float" office:value="3.98485290823614" calcext:value-type="float">
            <text:p>3.98485290823614</text:p>
          </table:table-cell>
          <table:table-cell office:value-type="float" office:value="0.985624907687295" calcext:value-type="float">
            <text:p>0.985624907687295</text:p>
          </table:table-cell>
          <table:table-cell office:value-type="float" office:value="0.992161749859065" calcext:value-type="float">
            <text:p>0.992161749859065</text:p>
          </table:table-cell>
          <table:table-cell office:value-type="float" office:value="0.740168182869933" calcext:value-type="float">
            <text:p>0.740168182869933</text:p>
          </table:table-cell>
          <table:table-cell office:value-type="float" office:value="0.46330457488353" calcext:value-type="float">
            <text:p>0.46330457488353</text:p>
          </table:table-cell>
          <table:table-cell office:value-type="float" office:value="0.619558169789096" calcext:value-type="float">
            <text:p>0.619558169789096</text:p>
          </table:table-cell>
          <table:table-cell office:value-type="float" office:value="0.982006309271611" calcext:value-type="float">
            <text:p>0.982006309271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966363426013" calcext:value-type="float">
            <text:p>-101.966363426013</text:p>
          </table:table-cell>
          <table:table-cell office:value-type="float" office:value="-157.339085023294" calcext:value-type="float">
            <text:p>-157.339085023294</text:p>
          </table:table-cell>
          <table:table-cell office:value-type="float" office:value="-126.088366042181" calcext:value-type="float">
            <text:p>-126.0883660421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3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253325403019" calcext:value-type="float">
            <text:p>72.5253325403019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83632" calcext:value-type="float">
            <text:p>6683632</text:p>
          </table:table-cell>
          <table:table-cell office:value-type="float" office:value="1652721" calcext:value-type="float">
            <text:p>1652721</text:p>
          </table:table-cell>
          <table:table-cell office:value-type="float" office:value="1663797" calcext:value-type="float">
            <text:p>1663797</text:p>
          </table:table-cell>
          <table:table-cell office:value-type="float" office:value="1237721" calcext:value-type="float">
            <text:p>1237721</text:p>
          </table:table-cell>
          <table:table-cell office:value-type="float" office:value="776949" calcext:value-type="float">
            <text:p>776949</text:p>
          </table:table-cell>
          <table:table-cell office:value-type="float" office:value="1040017" calcext:value-type="float">
            <text:p>1040017</text:p>
          </table:table-cell>
          <table:table-cell office:value-type="float" office:value="1647330" calcext:value-type="float">
            <text:p>1647330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8375558659501" calcext:value-type="float">
            <text:p>3.98375558659501</text:p>
          </table:table-cell>
          <table:table-cell office:value-type="float" office:value="0.985098598611188" calcext:value-type="float">
            <text:p>0.985098598611188</text:p>
          </table:table-cell>
          <table:table-cell office:value-type="float" office:value="0.991700409853507" calcext:value-type="float">
            <text:p>0.991700409853507</text:p>
          </table:table-cell>
          <table:table-cell office:value-type="float" office:value="0.73773929330579" calcext:value-type="float">
            <text:p>0.73773929330579</text:p>
          </table:table-cell>
          <table:table-cell office:value-type="float" office:value="0.463097746741503" calcext:value-type="float">
            <text:p>0.463097746741503</text:p>
          </table:table-cell>
          <table:table-cell office:value-type="float" office:value="0.619898512351335" calcext:value-type="float">
            <text:p>0.619898512351335</text:p>
          </table:table-cell>
          <table:table-cell office:value-type="float" office:value="0.981885311828293" calcext:value-type="float">
            <text:p>0.981885311828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452141338842" calcext:value-type="float">
            <text:p>-102.452141338842</text:p>
          </table:table-cell>
          <table:table-cell office:value-type="float" office:value="-157.380450651699" calcext:value-type="float">
            <text:p>-157.380450651699</text:p>
          </table:table-cell>
          <table:table-cell office:value-type="float" office:value="-126.020297529733" calcext:value-type="float">
            <text:p>-126.0202975297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3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146107551612" calcext:value-type="float">
            <text:p>72.5146107551612</text:p>
          </table:table-cell>
          <table:table-cell office:value-type="float" office:value="981.878983539327" calcext:value-type="float">
            <text:p>981.878983539327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86816" calcext:value-type="float">
            <text:p>6686816</text:p>
          </table:table-cell>
          <table:table-cell office:value-type="float" office:value="1654001" calcext:value-type="float">
            <text:p>1654001</text:p>
          </table:table-cell>
          <table:table-cell office:value-type="float" office:value="1663452" calcext:value-type="float">
            <text:p>1663452</text:p>
          </table:table-cell>
          <table:table-cell office:value-type="float" office:value="1235481" calcext:value-type="float">
            <text:p>1235481</text:p>
          </table:table-cell>
          <table:table-cell office:value-type="float" office:value="778826" calcext:value-type="float">
            <text:p>778826</text:p>
          </table:table-cell>
          <table:table-cell office:value-type="float" office:value="1038384" calcext:value-type="float">
            <text:p>1038384</text:p>
          </table:table-cell>
          <table:table-cell office:value-type="float" office:value="1648655" calcext:value-type="float">
            <text:p>1648655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8565339871089" calcext:value-type="float">
            <text:p>3.98565339871089</text:p>
          </table:table-cell>
          <table:table-cell office:value-type="float" office:value="0.985861538155262" calcext:value-type="float">
            <text:p>0.985861538155262</text:p>
          </table:table-cell>
          <table:table-cell office:value-type="float" office:value="0.991494773804518" calcext:value-type="float">
            <text:p>0.991494773804518</text:p>
          </table:table-cell>
          <table:table-cell office:value-type="float" office:value="0.736404149103659" calcext:value-type="float">
            <text:p>0.736404149103659</text:p>
          </table:table-cell>
          <table:table-cell office:value-type="float" office:value="0.464216526057306" calcext:value-type="float">
            <text:p>0.464216526057306</text:p>
          </table:table-cell>
          <table:table-cell office:value-type="float" office:value="0.618925168386122" calcext:value-type="float">
            <text:p>0.618925168386122</text:p>
          </table:table-cell>
          <table:table-cell office:value-type="float" office:value="0.982675073465714" calcext:value-type="float">
            <text:p>0.982675073465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719170179268" calcext:value-type="float">
            <text:p>-102.719170179268</text:p>
          </table:table-cell>
          <table:table-cell office:value-type="float" office:value="-157.156694788539" calcext:value-type="float">
            <text:p>-157.156694788539</text:p>
          </table:table-cell>
          <table:table-cell office:value-type="float" office:value="-126.214966322776" calcext:value-type="float">
            <text:p>-126.2149663227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4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5042749308554" calcext:value-type="float">
            <text:p>72.5042749308554</text:p>
          </table:table-cell>
          <table:table-cell office:value-type="float" office:value="981.942567429294" calcext:value-type="float">
            <text:p>981.942567429294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86921" calcext:value-type="float">
            <text:p>6686921</text:p>
          </table:table-cell>
          <table:table-cell office:value-type="float" office:value="1653791" calcext:value-type="float">
            <text:p>1653791</text:p>
          </table:table-cell>
          <table:table-cell office:value-type="float" office:value="1663320" calcext:value-type="float">
            <text:p>1663320</text:p>
          </table:table-cell>
          <table:table-cell office:value-type="float" office:value="1234931" calcext:value-type="float">
            <text:p>1234931</text:p>
          </table:table-cell>
          <table:table-cell office:value-type="float" office:value="781382" calcext:value-type="float">
            <text:p>781382</text:p>
          </table:table-cell>
          <table:table-cell office:value-type="float" office:value="1038594" calcext:value-type="float">
            <text:p>1038594</text:p>
          </table:table-cell>
          <table:table-cell office:value-type="float" office:value="1649311" calcext:value-type="float">
            <text:p>1649311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8571598359537" calcext:value-type="float">
            <text:p>3.98571598359537</text:p>
          </table:table-cell>
          <table:table-cell office:value-type="float" office:value="0.985736368386312" calcext:value-type="float">
            <text:p>0.985736368386312</text:p>
          </table:table-cell>
          <table:table-cell office:value-type="float" office:value="0.991416095664036" calcext:value-type="float">
            <text:p>0.991416095664036</text:p>
          </table:table-cell>
          <table:table-cell office:value-type="float" office:value="0.736076323518315" calcext:value-type="float">
            <text:p>0.736076323518315</text:p>
          </table:table-cell>
          <table:table-cell office:value-type="float" office:value="0.46574002095938" calcext:value-type="float">
            <text:p>0.46574002095938</text:p>
          </table:table-cell>
          <table:table-cell office:value-type="float" office:value="0.619050338155071" calcext:value-type="float">
            <text:p>0.619050338155071</text:p>
          </table:table-cell>
          <table:table-cell office:value-type="float" office:value="0.983066079982052" calcext:value-type="float">
            <text:p>0.983066079982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784735296337" calcext:value-type="float">
            <text:p>-102.784735296337</text:p>
          </table:table-cell>
          <table:table-cell office:value-type="float" office:value="-156.851995808124" calcext:value-type="float">
            <text:p>-156.851995808124</text:p>
          </table:table-cell>
          <table:table-cell office:value-type="float" office:value="-126.189932368986" calcext:value-type="float">
            <text:p>-126.1899323689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4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253325403019" calcext:value-type="float">
            <text:p>72.5253325403019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457" calcext:value-type="float">
            <text:p>17457</text:p>
          </table:table-cell>
          <table:table-cell office:value-type="float" office:value="6685666" calcext:value-type="float">
            <text:p>6685666</text:p>
          </table:table-cell>
          <table:table-cell office:value-type="float" office:value="1653276" calcext:value-type="float">
            <text:p>1653276</text:p>
          </table:table-cell>
          <table:table-cell office:value-type="float" office:value="1664273" calcext:value-type="float">
            <text:p>1664273</text:p>
          </table:table-cell>
          <table:table-cell office:value-type="float" office:value="1241657" calcext:value-type="float">
            <text:p>1241657</text:p>
          </table:table-cell>
          <table:table-cell office:value-type="float" office:value="786418" calcext:value-type="float">
            <text:p>786418</text:p>
          </table:table-cell>
          <table:table-cell office:value-type="float" office:value="1033803" calcext:value-type="float">
            <text:p>1033803</text:p>
          </table:table-cell>
          <table:table-cell office:value-type="float" office:value="1649108" calcext:value-type="float">
            <text:p>1649108</text:p>
          </table:table-cell>
          <table:table-cell office:value-type="float" office:value="0.0104051840788345" calcext:value-type="float">
            <text:p>0.010405184078835</text:p>
          </table:table-cell>
          <table:table-cell office:value-type="float" office:value="3.98496794521427" calcext:value-type="float">
            <text:p>3.98496794521427</text:p>
          </table:table-cell>
          <table:table-cell office:value-type="float" office:value="0.985429404429126" calcext:value-type="float">
            <text:p>0.985429404429126</text:p>
          </table:table-cell>
          <table:table-cell office:value-type="float" office:value="0.99198412799646" calcext:value-type="float">
            <text:p>0.99198412799646</text:p>
          </table:table-cell>
          <table:table-cell office:value-type="float" office:value="0.740085332403819" calcext:value-type="float">
            <text:p>0.740085332403819</text:p>
          </table:table-cell>
          <table:table-cell office:value-type="float" office:value="0.468741711228098" calcext:value-type="float">
            <text:p>0.468741711228098</text:p>
          </table:table-cell>
          <table:table-cell office:value-type="float" office:value="0.616194679283461" calcext:value-type="float">
            <text:p>0.616194679283461</text:p>
          </table:table-cell>
          <table:table-cell office:value-type="float" office:value="0.982945082538734" calcext:value-type="float">
            <text:p>0.9829450825387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982933519236" calcext:value-type="float">
            <text:p>-101.982933519236</text:p>
          </table:table-cell>
          <table:table-cell office:value-type="float" office:value="-156.25165775438" calcext:value-type="float">
            <text:p>-156.25165775438</text:p>
          </table:table-cell>
          <table:table-cell office:value-type="float" office:value="-126.761064143308" calcext:value-type="float">
            <text:p>-126.7610641433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4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146107551612" calcext:value-type="float">
            <text:p>72.5146107551612</text:p>
          </table:table-cell>
          <table:table-cell office:value-type="float" office:value="981.989130958122" calcext:value-type="float">
            <text:p>981.989130958122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79269" calcext:value-type="float">
            <text:p>6679269</text:p>
          </table:table-cell>
          <table:table-cell office:value-type="float" office:value="1653633" calcext:value-type="float">
            <text:p>1653633</text:p>
          </table:table-cell>
          <table:table-cell office:value-type="float" office:value="1664532" calcext:value-type="float">
            <text:p>1664532</text:p>
          </table:table-cell>
          <table:table-cell office:value-type="float" office:value="1236078" calcext:value-type="float">
            <text:p>1236078</text:p>
          </table:table-cell>
          <table:table-cell office:value-type="float" office:value="788637" calcext:value-type="float">
            <text:p>788637</text:p>
          </table:table-cell>
          <table:table-cell office:value-type="float" office:value="1034198" calcext:value-type="float">
            <text:p>1034198</text:p>
          </table:table-cell>
          <table:table-cell office:value-type="float" office:value="1647643" calcext:value-type="float">
            <text:p>1647643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8115503563345" calcext:value-type="float">
            <text:p>3.98115503563345</text:p>
          </table:table-cell>
          <table:table-cell office:value-type="float" office:value="0.985642193036341" calcext:value-type="float">
            <text:p>0.985642193036341</text:p>
          </table:table-cell>
          <table:table-cell office:value-type="float" office:value="0.992138504044831" calcext:value-type="float">
            <text:p>0.992138504044831</text:p>
          </table:table-cell>
          <table:table-cell office:value-type="float" office:value="0.736759988875388" calcext:value-type="float">
            <text:p>0.736759988875388</text:p>
          </table:table-cell>
          <table:table-cell office:value-type="float" office:value="0.470064338453333" calcext:value-type="float">
            <text:p>0.470064338453333</text:p>
          </table:table-cell>
          <table:table-cell office:value-type="float" office:value="0.616430117658391" calcext:value-type="float">
            <text:p>0.616430117658391</text:p>
          </table:table-cell>
          <table:table-cell office:value-type="float" office:value="0.98207187438868" calcext:value-type="float">
            <text:p>0.98207187438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648002224922" calcext:value-type="float">
            <text:p>-102.648002224922</text:p>
          </table:table-cell>
          <table:table-cell office:value-type="float" office:value="-155.987132309333" calcext:value-type="float">
            <text:p>-155.987132309333</text:p>
          </table:table-cell>
          <table:table-cell office:value-type="float" office:value="-126.713976468322" calcext:value-type="float">
            <text:p>-126.7139764683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5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5146107551612" calcext:value-type="float">
            <text:p>72.5146107551612</text:p>
          </table:table-cell>
          <table:table-cell office:value-type="float" office:value="981.934057205087" calcext:value-type="float">
            <text:p>981.934057205087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60058" calcext:value-type="float">
            <text:p>6660058</text:p>
          </table:table-cell>
          <table:table-cell office:value-type="float" office:value="1652241" calcext:value-type="float">
            <text:p>1652241</text:p>
          </table:table-cell>
          <table:table-cell office:value-type="float" office:value="1662494" calcext:value-type="float">
            <text:p>1662494</text:p>
          </table:table-cell>
          <table:table-cell office:value-type="float" office:value="1230663" calcext:value-type="float">
            <text:p>1230663</text:p>
          </table:table-cell>
          <table:table-cell office:value-type="float" office:value="787319" calcext:value-type="float">
            <text:p>787319</text:p>
          </table:table-cell>
          <table:table-cell office:value-type="float" office:value="1034768" calcext:value-type="float">
            <text:p>1034768</text:p>
          </table:table-cell>
          <table:table-cell office:value-type="float" office:value="1647736" calcext:value-type="float">
            <text:p>1647736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6970438596062" calcext:value-type="float">
            <text:p>3.96970438596062</text:p>
          </table:table-cell>
          <table:table-cell office:value-type="float" office:value="0.98481249628216" calcext:value-type="float">
            <text:p>0.98481249628216</text:p>
          </table:table-cell>
          <table:table-cell office:value-type="float" office:value="0.9909237612395" calcext:value-type="float">
            <text:p>0.9909237612395</text:p>
          </table:table-cell>
          <table:table-cell office:value-type="float" office:value="0.733532396976041" calcext:value-type="float">
            <text:p>0.733532396976041</text:p>
          </table:table-cell>
          <table:table-cell office:value-type="float" office:value="0.469278749141544" calcext:value-type="float">
            <text:p>0.469278749141544</text:p>
          </table:table-cell>
          <table:table-cell office:value-type="float" office:value="0.616769864174111" calcext:value-type="float">
            <text:p>0.616769864174111</text:p>
          </table:table-cell>
          <table:table-cell office:value-type="float" office:value="0.982127306714929" calcext:value-type="float">
            <text:p>0.982127306714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293520604792" calcext:value-type="float">
            <text:p>-103.293520604792</text:p>
          </table:table-cell>
          <table:table-cell office:value-type="float" office:value="-156.144250171691" calcext:value-type="float">
            <text:p>-156.144250171691</text:p>
          </table:table-cell>
          <table:table-cell office:value-type="float" office:value="-126.646027165178" calcext:value-type="float">
            <text:p>-126.6460271651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5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5042749308554" calcext:value-type="float">
            <text:p>72.5042749308554</text:p>
          </table:table-cell>
          <table:table-cell office:value-type="float" office:value="981.942567429294" calcext:value-type="float">
            <text:p>981.942567429294</text:p>
          </table:table-cell>
          <table:table-cell office:value-type="float" office:value="-1" calcext:value-type="float">
            <text:p>-1</text:p>
          </table:table-cell>
          <table:table-cell office:value-type="float" office:value="17390" calcext:value-type="float">
            <text:p>17390</text:p>
          </table:table-cell>
          <table:table-cell office:value-type="float" office:value="6678147" calcext:value-type="float">
            <text:p>6678147</text:p>
          </table:table-cell>
          <table:table-cell office:value-type="float" office:value="1653817" calcext:value-type="float">
            <text:p>1653817</text:p>
          </table:table-cell>
          <table:table-cell office:value-type="float" office:value="1663450" calcext:value-type="float">
            <text:p>1663450</text:p>
          </table:table-cell>
          <table:table-cell office:value-type="float" office:value="1228976" calcext:value-type="float">
            <text:p>1228976</text:p>
          </table:table-cell>
          <table:table-cell office:value-type="float" office:value="789438" calcext:value-type="float">
            <text:p>789438</text:p>
          </table:table-cell>
          <table:table-cell office:value-type="float" office:value="1033738" calcext:value-type="float">
            <text:p>1033738</text:p>
          </table:table-cell>
          <table:table-cell office:value-type="float" office:value="1648235" calcext:value-type="float">
            <text:p>1648235</text:p>
          </table:table-cell>
          <table:table-cell office:value-type="float" office:value="0.0103652489620744" calcext:value-type="float">
            <text:p>0.010365248962074</text:p>
          </table:table-cell>
          <table:table-cell office:value-type="float" office:value="3.98048627143935" calcext:value-type="float">
            <text:p>3.98048627143935</text:p>
          </table:table-cell>
          <table:table-cell office:value-type="float" office:value="0.985751865595801" calcext:value-type="float">
            <text:p>0.985751865595801</text:p>
          </table:table-cell>
          <table:table-cell office:value-type="float" office:value="0.991493581711481" calcext:value-type="float">
            <text:p>0.991493581711481</text:p>
          </table:table-cell>
          <table:table-cell office:value-type="float" office:value="0.732526866498812" calcext:value-type="float">
            <text:p>0.732526866498812</text:p>
          </table:table-cell>
          <table:table-cell office:value-type="float" office:value="0.470541771714898" calcext:value-type="float">
            <text:p>0.470541771714898</text:p>
          </table:table-cell>
          <table:table-cell office:value-type="float" office:value="0.616155936259739" calcext:value-type="float">
            <text:p>0.616155936259739</text:p>
          </table:table-cell>
          <table:table-cell office:value-type="float" office:value="0.982424733927814" calcext:value-type="float">
            <text:p>0.9824247339278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494626700238" calcext:value-type="float">
            <text:p>-103.494626700238</text:p>
          </table:table-cell>
          <table:table-cell office:value-type="float" office:value="-155.89164565702" calcext:value-type="float">
            <text:p>-155.89164565702</text:p>
          </table:table-cell>
          <table:table-cell office:value-type="float" office:value="-126.768812748052" calcext:value-type="float">
            <text:p>-126.7688127480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6</text:p>
          </table:table-cell>
          <table:table-cell office:value-type="float" office:value="26.0549015500583" calcext:value-type="float">
            <text:p>26.0549015500583</text:p>
          </table:table-cell>
          <table:table-cell office:value-type="float" office:value="72.4931670819403" calcext:value-type="float">
            <text:p>72.4931670819403</text:p>
          </table:table-cell>
          <table:table-cell office:value-type="float" office:value="981.878983539327" calcext:value-type="float">
            <text:p>981.878983539327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77932" calcext:value-type="float">
            <text:p>6677932</text:p>
          </table:table-cell>
          <table:table-cell office:value-type="float" office:value="1653336" calcext:value-type="float">
            <text:p>1653336</text:p>
          </table:table-cell>
          <table:table-cell office:value-type="float" office:value="1663775" calcext:value-type="float">
            <text:p>1663775</text:p>
          </table:table-cell>
          <table:table-cell office:value-type="float" office:value="1230681" calcext:value-type="float">
            <text:p>1230681</text:p>
          </table:table-cell>
          <table:table-cell office:value-type="float" office:value="792081" calcext:value-type="float">
            <text:p>792081</text:p>
          </table:table-cell>
          <table:table-cell office:value-type="float" office:value="1032015" calcext:value-type="float">
            <text:p>1032015</text:p>
          </table:table-cell>
          <table:table-cell office:value-type="float" office:value="1650148" calcext:value-type="float">
            <text:p>1650148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803581214378" calcext:value-type="float">
            <text:p>3.9803581214378</text:p>
          </table:table-cell>
          <table:table-cell office:value-type="float" office:value="0.985465167220255" calcext:value-type="float">
            <text:p>0.985465167220255</text:p>
          </table:table-cell>
          <table:table-cell office:value-type="float" office:value="0.991687296830094" calcext:value-type="float">
            <text:p>0.991687296830094</text:p>
          </table:table-cell>
          <table:table-cell office:value-type="float" office:value="0.73354312581338" calcext:value-type="float">
            <text:p>0.73354312581338</text:p>
          </table:table-cell>
          <table:table-cell office:value-type="float" office:value="0.472117122664109" calcext:value-type="float">
            <text:p>0.472117122664109</text:p>
          </table:table-cell>
          <table:table-cell office:value-type="float" office:value="0.615128948107832" calcext:value-type="float">
            <text:p>0.615128948107832</text:p>
          </table:table-cell>
          <table:table-cell office:value-type="float" office:value="0.983564970918294" calcext:value-type="float">
            <text:p>0.983564970918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291374837324" calcext:value-type="float">
            <text:p>-103.291374837324</text:p>
          </table:table-cell>
          <table:table-cell office:value-type="float" office:value="-155.576575467178" calcext:value-type="float">
            <text:p>-155.576575467178</text:p>
          </table:table-cell>
          <table:table-cell office:value-type="float" office:value="-126.974210378434" calcext:value-type="float">
            <text:p>-126.9742103784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6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4885777637114" calcext:value-type="float">
            <text:p>72.4885777637114</text:p>
          </table:table-cell>
          <table:table-cell office:value-type="float" office:value="981.896003108013" calcext:value-type="float">
            <text:p>981.896003108013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75863" calcext:value-type="float">
            <text:p>6675863</text:p>
          </table:table-cell>
          <table:table-cell office:value-type="float" office:value="1653369" calcext:value-type="float">
            <text:p>1653369</text:p>
          </table:table-cell>
          <table:table-cell office:value-type="float" office:value="1664387" calcext:value-type="float">
            <text:p>1664387</text:p>
          </table:table-cell>
          <table:table-cell office:value-type="float" office:value="1234661" calcext:value-type="float">
            <text:p>1234661</text:p>
          </table:table-cell>
          <table:table-cell office:value-type="float" office:value="796385" calcext:value-type="float">
            <text:p>796385</text:p>
          </table:table-cell>
          <table:table-cell office:value-type="float" office:value="1028947" calcext:value-type="float">
            <text:p>1028947</text:p>
          </table:table-cell>
          <table:table-cell office:value-type="float" office:value="1649130" calcext:value-type="float">
            <text:p>1649130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7912490119039" calcext:value-type="float">
            <text:p>3.97912490119039</text:p>
          </table:table-cell>
          <table:table-cell office:value-type="float" office:value="0.985484836755376" calcext:value-type="float">
            <text:p>0.985484836755376</text:p>
          </table:table-cell>
          <table:table-cell office:value-type="float" office:value="0.992052077299604" calcext:value-type="float">
            <text:p>0.992052077299604</text:p>
          </table:table-cell>
          <table:table-cell office:value-type="float" office:value="0.735915390958236" calcext:value-type="float">
            <text:p>0.735915390958236</text:p>
          </table:table-cell>
          <table:table-cell office:value-type="float" office:value="0.474682506881059" calcext:value-type="float">
            <text:p>0.474682506881059</text:p>
          </table:table-cell>
          <table:table-cell office:value-type="float" office:value="0.613300277388129" calcext:value-type="float">
            <text:p>0.613300277388129</text:p>
          </table:table-cell>
          <table:table-cell office:value-type="float" office:value="0.982958195562147" calcext:value-type="float">
            <text:p>0.982958195562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816921808353" calcext:value-type="float">
            <text:p>-102.816921808353</text:p>
          </table:table-cell>
          <table:table-cell office:value-type="float" office:value="-155.063498623788" calcext:value-type="float">
            <text:p>-155.063498623788</text:p>
          </table:table-cell>
          <table:table-cell office:value-type="float" office:value="-127.339944522374" calcext:value-type="float">
            <text:p>-127.3399445223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7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4828309495417" calcext:value-type="float">
            <text:p>72.4828309495417</text:p>
          </table:table-cell>
          <table:table-cell office:value-type="float" office:value="981.942567429294" calcext:value-type="float">
            <text:p>981.942567429294</text:p>
          </table:table-cell>
          <table:table-cell office:value-type="float" office:value="-1" calcext:value-type="float">
            <text:p>-1</text:p>
          </table:table-cell>
          <table:table-cell office:value-type="float" office:value="17415" calcext:value-type="float">
            <text:p>17415</text:p>
          </table:table-cell>
          <table:table-cell office:value-type="float" office:value="6677969" calcext:value-type="float">
            <text:p>6677969</text:p>
          </table:table-cell>
          <table:table-cell office:value-type="float" office:value="1653314" calcext:value-type="float">
            <text:p>1653314</text:p>
          </table:table-cell>
          <table:table-cell office:value-type="float" office:value="1664628" calcext:value-type="float">
            <text:p>1664628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798396" calcext:value-type="float">
            <text:p>798396</text:p>
          </table:table-cell>
          <table:table-cell office:value-type="float" office:value="1029065" calcext:value-type="float">
            <text:p>1029065</text:p>
          </table:table-cell>
          <table:table-cell office:value-type="float" office:value="1646064" calcext:value-type="float">
            <text:p>1646064</text:p>
          </table:table-cell>
          <table:table-cell office:value-type="float" office:value="0.0103801501250446" calcext:value-type="float">
            <text:p>0.010380150125045</text:p>
          </table:table-cell>
          <table:table-cell office:value-type="float" office:value="3.980380175159" calcext:value-type="float">
            <text:p>3.980380175159</text:p>
          </table:table-cell>
          <table:table-cell office:value-type="float" office:value="0.985452054196841" calcext:value-type="float">
            <text:p>0.985452054196841</text:p>
          </table:table-cell>
          <table:table-cell office:value-type="float" office:value="0.992195724510637" calcext:value-type="float">
            <text:p>0.992195724510637</text:p>
          </table:table-cell>
          <table:table-cell office:value-type="float" office:value="0.733167020460012" calcext:value-type="float">
            <text:p>0.733167020460012</text:p>
          </table:table-cell>
          <table:table-cell office:value-type="float" office:value="0.475881156430382" calcext:value-type="float">
            <text:p>0.475881156430382</text:p>
          </table:table-cell>
          <table:table-cell office:value-type="float" office:value="0.613370610877348" calcext:value-type="float">
            <text:p>0.613370610877348</text:p>
          </table:table-cell>
          <table:table-cell office:value-type="float" office:value="0.981130716935482" calcext:value-type="float">
            <text:p>0.981130716935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366595907998" calcext:value-type="float">
            <text:p>-103.366595907998</text:p>
          </table:table-cell>
          <table:table-cell office:value-type="float" office:value="-154.823768713924" calcext:value-type="float">
            <text:p>-154.823768713924</text:p>
          </table:table-cell>
          <table:table-cell office:value-type="float" office:value="-127.32587782453" calcext:value-type="float">
            <text:p>-127.325877824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7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4989139483947" calcext:value-type="float">
            <text:p>72.4989139483947</text:p>
          </table:table-cell>
          <table:table-cell office:value-type="float" office:value="981.942567429294" calcext:value-type="float">
            <text:p>981.942567429294</text:p>
          </table:table-cell>
          <table:table-cell office:value-type="float" office:value="-1" calcext:value-type="float">
            <text:p>-1</text:p>
          </table:table-cell>
          <table:table-cell office:value-type="float" office:value="17442" calcext:value-type="float">
            <text:p>17442</text:p>
          </table:table-cell>
          <table:table-cell office:value-type="float" office:value="6676937" calcext:value-type="float">
            <text:p>6676937</text:p>
          </table:table-cell>
          <table:table-cell office:value-type="float" office:value="1653850" calcext:value-type="float">
            <text:p>1653850</text:p>
          </table:table-cell>
          <table:table-cell office:value-type="float" office:value="1663311" calcext:value-type="float">
            <text:p>1663311</text:p>
          </table:table-cell>
          <table:table-cell office:value-type="float" office:value="1224410" calcext:value-type="float">
            <text:p>1224410</text:p>
          </table:table-cell>
          <table:table-cell office:value-type="float" office:value="798201" calcext:value-type="float">
            <text:p>798201</text:p>
          </table:table-cell>
          <table:table-cell office:value-type="float" office:value="1030459" calcext:value-type="float">
            <text:p>1030459</text:p>
          </table:table-cell>
          <table:table-cell office:value-type="float" office:value="1649134" calcext:value-type="float">
            <text:p>1649134</text:p>
          </table:table-cell>
          <table:table-cell office:value-type="float" office:value="0.0103962433810524" calcext:value-type="float">
            <text:p>0.010396243381053</text:p>
          </table:table-cell>
          <table:table-cell office:value-type="float" office:value="3.97976505515159" calcext:value-type="float">
            <text:p>3.97976505515159</text:p>
          </table:table-cell>
          <table:table-cell office:value-type="float" office:value="0.985771535130922" calcext:value-type="float">
            <text:p>0.985771535130922</text:p>
          </table:table-cell>
          <table:table-cell office:value-type="float" office:value="0.991410731245366" calcext:value-type="float">
            <text:p>0.991410731245366</text:p>
          </table:table-cell>
          <table:table-cell office:value-type="float" office:value="0.729805318093934" calcext:value-type="float">
            <text:p>0.729805318093934</text:p>
          </table:table-cell>
          <table:table-cell office:value-type="float" office:value="0.475764927359215" calcext:value-type="float">
            <text:p>0.475764927359215</text:p>
          </table:table-cell>
          <table:table-cell office:value-type="float" office:value="0.614201499724567" calcext:value-type="float">
            <text:p>0.614201499724567</text:p>
          </table:table-cell>
          <table:table-cell office:value-type="float" office:value="0.982960579748223" calcext:value-type="float">
            <text:p>0.982960579748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038936381213" calcext:value-type="float">
            <text:p>-104.038936381213</text:p>
          </table:table-cell>
          <table:table-cell office:value-type="float" office:value="-154.847014528157" calcext:value-type="float">
            <text:p>-154.847014528157</text:p>
          </table:table-cell>
          <table:table-cell office:value-type="float" office:value="-127.159700055087" calcext:value-type="float">
            <text:p>-127.1597000550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7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5096359047376" calcext:value-type="float">
            <text:p>72.5096359047376</text:p>
          </table:table-cell>
          <table:table-cell office:value-type="float" office:value="981.942567429294" calcext:value-type="float">
            <text:p>981.942567429294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77518" calcext:value-type="float">
            <text:p>6677518</text:p>
          </table:table-cell>
          <table:table-cell office:value-type="float" office:value="1653392" calcext:value-type="float">
            <text:p>1653392</text:p>
          </table:table-cell>
          <table:table-cell office:value-type="float" office:value="1663336" calcext:value-type="float">
            <text:p>1663336</text:p>
          </table:table-cell>
          <table:table-cell office:value-type="float" office:value="1224722" calcext:value-type="float">
            <text:p>1224722</text:p>
          </table:table-cell>
          <table:table-cell office:value-type="float" office:value="801626" calcext:value-type="float">
            <text:p>801626</text:p>
          </table:table-cell>
          <table:table-cell office:value-type="float" office:value="1030499" calcext:value-type="float">
            <text:p>1030499</text:p>
          </table:table-cell>
          <table:table-cell office:value-type="float" office:value="1649348" calcext:value-type="float">
            <text:p>1649348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8011135817902" calcext:value-type="float">
            <text:p>3.98011135817902</text:p>
          </table:table-cell>
          <table:table-cell office:value-type="float" office:value="0.985498545825308" calcext:value-type="float">
            <text:p>0.985498545825308</text:p>
          </table:table-cell>
          <table:table-cell office:value-type="float" office:value="0.991425632408337" calcext:value-type="float">
            <text:p>0.991425632408337</text:p>
          </table:table-cell>
          <table:table-cell office:value-type="float" office:value="0.729991284607802" calcext:value-type="float">
            <text:p>0.729991284607802</text:p>
          </table:table-cell>
          <table:table-cell office:value-type="float" office:value="0.477806386686133" calcext:value-type="float">
            <text:p>0.477806386686133</text:p>
          </table:table-cell>
          <table:table-cell office:value-type="float" office:value="0.614225341585319" calcext:value-type="float">
            <text:p>0.614225341585319</text:p>
          </table:table-cell>
          <table:table-cell office:value-type="float" office:value="0.983088133703248" calcext:value-type="float">
            <text:p>0.983088133703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00174307844" calcext:value-type="float">
            <text:p>-104.00174307844</text:p>
          </table:table-cell>
          <table:table-cell office:value-type="float" office:value="-154.438722662773" calcext:value-type="float">
            <text:p>-154.438722662773</text:p>
          </table:table-cell>
          <table:table-cell office:value-type="float" office:value="-127.154931682936" calcext:value-type="float">
            <text:p>-127.1549316829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8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4992998741014" calcext:value-type="float">
            <text:p>72.4992998741014</text:p>
          </table:table-cell>
          <table:table-cell office:value-type="float" office:value="982.006152358602" calcext:value-type="float">
            <text:p>982.006152358602</text:p>
          </table:table-cell>
          <table:table-cell office:value-type="float" office:value="-1" calcext:value-type="float">
            <text:p>-1</text:p>
          </table:table-cell>
          <table:table-cell office:value-type="float" office:value="17411" calcext:value-type="float">
            <text:p>17411</text:p>
          </table:table-cell>
          <table:table-cell office:value-type="float" office:value="6651155" calcext:value-type="float">
            <text:p>6651155</text:p>
          </table:table-cell>
          <table:table-cell office:value-type="float" office:value="1653483" calcext:value-type="float">
            <text:p>1653483</text:p>
          </table:table-cell>
          <table:table-cell office:value-type="float" office:value="1664469" calcext:value-type="float">
            <text:p>1664469</text:p>
          </table:table-cell>
          <table:table-cell office:value-type="float" office:value="1227930" calcext:value-type="float">
            <text:p>1227930</text:p>
          </table:table-cell>
          <table:table-cell office:value-type="float" office:value="807106" calcext:value-type="float">
            <text:p>807106</text:p>
          </table:table-cell>
          <table:table-cell office:value-type="float" office:value="1027785" calcext:value-type="float">
            <text:p>1027785</text:p>
          </table:table-cell>
          <table:table-cell office:value-type="float" office:value="1647482" calcext:value-type="float">
            <text:p>1647482</text:p>
          </table:table-cell>
          <table:table-cell office:value-type="float" office:value="0.0103777659389694" calcext:value-type="float">
            <text:p>0.010377765938969</text:p>
          </table:table-cell>
          <table:table-cell office:value-type="float" office:value="3.96439778380368" calcext:value-type="float">
            <text:p>3.96439778380368</text:p>
          </table:table-cell>
          <table:table-cell office:value-type="float" office:value="0.985552786058519" calcext:value-type="float">
            <text:p>0.985552786058519</text:p>
          </table:table-cell>
          <table:table-cell office:value-type="float" office:value="0.992100953114146" calcext:value-type="float">
            <text:p>0.992100953114146</text:p>
          </table:table-cell>
          <table:table-cell office:value-type="float" office:value="0.731903401840139" calcext:value-type="float">
            <text:p>0.731903401840139</text:p>
          </table:table-cell>
          <table:table-cell office:value-type="float" office:value="0.481072721609202" calcext:value-type="float">
            <text:p>0.481072721609202</text:p>
          </table:table-cell>
          <table:table-cell office:value-type="float" office:value="0.612607671333274" calcext:value-type="float">
            <text:p>0.612607671333274</text:p>
          </table:table-cell>
          <table:table-cell office:value-type="float" office:value="0.981975910899152" calcext:value-type="float">
            <text:p>0.981975910899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619319631972" calcext:value-type="float">
            <text:p>-103.619319631972</text:p>
          </table:table-cell>
          <table:table-cell office:value-type="float" office:value="-153.78545567816" calcext:value-type="float">
            <text:p>-153.78545567816</text:p>
          </table:table-cell>
          <table:table-cell office:value-type="float" office:value="-127.478465733345" calcext:value-type="float">
            <text:p>-127.4784657333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8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5100219501767" calcext:value-type="float">
            <text:p>72.5100219501767</text:p>
          </table:table-cell>
          <table:table-cell office:value-type="float" office:value="981.951077689668" calcext:value-type="float">
            <text:p>981.951077689668</text:p>
          </table:table-cell>
          <table:table-cell office:value-type="float" office:value="-1" calcext:value-type="float">
            <text:p>-1</text:p>
          </table:table-cell>
          <table:table-cell office:value-type="float" office:value="17414" calcext:value-type="float">
            <text:p>17414</text:p>
          </table:table-cell>
          <table:table-cell office:value-type="float" office:value="6676161" calcext:value-type="float">
            <text:p>6676161</text:p>
          </table:table-cell>
          <table:table-cell office:value-type="float" office:value="1653776" calcext:value-type="float">
            <text:p>1653776</text:p>
          </table:table-cell>
          <table:table-cell office:value-type="float" office:value="1663979" calcext:value-type="float">
            <text:p>1663979</text:p>
          </table:table-cell>
          <table:table-cell office:value-type="float" office:value="1222555" calcext:value-type="float">
            <text:p>1222555</text:p>
          </table:table-cell>
          <table:table-cell office:value-type="float" office:value="807420" calcext:value-type="float">
            <text:p>807420</text:p>
          </table:table-cell>
          <table:table-cell office:value-type="float" office:value="1029913" calcext:value-type="float">
            <text:p>1029913</text:p>
          </table:table-cell>
          <table:table-cell office:value-type="float" office:value="1647063" calcext:value-type="float">
            <text:p>1647063</text:p>
          </table:table-cell>
          <table:table-cell office:value-type="float" office:value="0.0103795540785258" calcext:value-type="float">
            <text:p>0.010379554078526</text:p>
          </table:table-cell>
          <table:table-cell office:value-type="float" office:value="3.97930252305299" calcext:value-type="float">
            <text:p>3.97930252305299</text:p>
          </table:table-cell>
          <table:table-cell office:value-type="float" office:value="0.98572742768853" calcext:value-type="float">
            <text:p>0.98572742768853</text:p>
          </table:table-cell>
          <table:table-cell office:value-type="float" office:value="0.99180889031993" calcext:value-type="float">
            <text:p>0.99180889031993</text:p>
          </table:table-cell>
          <table:table-cell office:value-type="float" office:value="0.728699651801545" calcext:value-type="float">
            <text:p>0.728699651801545</text:p>
          </table:table-cell>
          <table:table-cell office:value-type="float" office:value="0.481259880216107" calcext:value-type="float">
            <text:p>0.481259880216107</text:p>
          </table:table-cell>
          <table:table-cell office:value-type="float" office:value="0.613876058325298" calcext:value-type="float">
            <text:p>0.613876058325298</text:p>
          </table:table-cell>
          <table:table-cell office:value-type="float" office:value="0.981726167407771" calcext:value-type="float">
            <text:p>0.9817261674077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260069639691" calcext:value-type="float">
            <text:p>-104.260069639691</text:p>
          </table:table-cell>
          <table:table-cell office:value-type="float" office:value="-153.748023956779" calcext:value-type="float">
            <text:p>-153.748023956779</text:p>
          </table:table-cell>
          <table:table-cell office:value-type="float" office:value="-127.22478833494" calcext:value-type="float">
            <text:p>-127.224788334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9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211301475328" calcext:value-type="float">
            <text:p>72.5211301475328</text:p>
          </table:table-cell>
          <table:table-cell office:value-type="float" office:value="981.959587986209" calcext:value-type="float">
            <text:p>981.959587986209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76777" calcext:value-type="float">
            <text:p>6676777</text:p>
          </table:table-cell>
          <table:table-cell office:value-type="float" office:value="1654078" calcext:value-type="float">
            <text:p>1654078</text:p>
          </table:table-cell>
          <table:table-cell office:value-type="float" office:value="1663612" calcext:value-type="float">
            <text:p>1663612</text:p>
          </table:table-cell>
          <table:table-cell office:value-type="float" office:value="1220348" calcext:value-type="float">
            <text:p>1220348</text:p>
          </table:table-cell>
          <table:table-cell office:value-type="float" office:value="808501" calcext:value-type="float">
            <text:p>808501</text:p>
          </table:table-cell>
          <table:table-cell office:value-type="float" office:value="1029755" calcext:value-type="float">
            <text:p>1029755</text:p>
          </table:table-cell>
          <table:table-cell office:value-type="float" office:value="1648226" calcext:value-type="float">
            <text:p>1648226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7966968770858" calcext:value-type="float">
            <text:p>3.97966968770858</text:p>
          </table:table-cell>
          <table:table-cell office:value-type="float" office:value="0.98590743373721" calcext:value-type="float">
            <text:p>0.98590743373721</text:p>
          </table:table-cell>
          <table:table-cell office:value-type="float" office:value="0.991590141247528" calcext:value-type="float">
            <text:p>0.991590141247528</text:p>
          </table:table-cell>
          <table:table-cell office:value-type="float" office:value="0.727384177134535" calcext:value-type="float">
            <text:p>0.727384177134535</text:p>
          </table:table-cell>
          <table:table-cell office:value-type="float" office:value="0.481904206502939" calcext:value-type="float">
            <text:p>0.481904206502939</text:p>
          </table:table-cell>
          <table:table-cell office:value-type="float" office:value="0.613781882975326" calcext:value-type="float">
            <text:p>0.613781882975326</text:p>
          </table:table-cell>
          <table:table-cell office:value-type="float" office:value="0.982419369509145" calcext:value-type="float">
            <text:p>0.982419369509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523164573093" calcext:value-type="float">
            <text:p>-104.523164573093</text:p>
          </table:table-cell>
          <table:table-cell office:value-type="float" office:value="-153.619158699412" calcext:value-type="float">
            <text:p>-153.619158699412</text:p>
          </table:table-cell>
          <table:table-cell office:value-type="float" office:value="-127.243623404935" calcext:value-type="float">
            <text:p>-127.2436234049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19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5368269902376" calcext:value-type="float">
            <text:p>72.5368269902376</text:p>
          </table:table-cell>
          <table:table-cell office:value-type="float" office:value="981.896003108013" calcext:value-type="float">
            <text:p>981.896003108013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76489" calcext:value-type="float">
            <text:p>6676489</text:p>
          </table:table-cell>
          <table:table-cell office:value-type="float" office:value="1654129" calcext:value-type="float">
            <text:p>1654129</text:p>
          </table:table-cell>
          <table:table-cell office:value-type="float" office:value="1663422" calcext:value-type="float">
            <text:p>1663422</text:p>
          </table:table-cell>
          <table:table-cell office:value-type="float" office:value="1219089" calcext:value-type="float">
            <text:p>1219089</text:p>
          </table:table-cell>
          <table:table-cell office:value-type="float" office:value="810833" calcext:value-type="float">
            <text:p>810833</text:p>
          </table:table-cell>
          <table:table-cell office:value-type="float" office:value="1029278" calcext:value-type="float">
            <text:p>1029278</text:p>
          </table:table-cell>
          <table:table-cell office:value-type="float" office:value="1649095" calcext:value-type="float">
            <text:p>1649095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7949802631116" calcext:value-type="float">
            <text:p>3.97949802631116</text:p>
          </table:table-cell>
          <table:table-cell office:value-type="float" office:value="0.98593783210967" calcext:value-type="float">
            <text:p>0.98593783210967</text:p>
          </table:table-cell>
          <table:table-cell office:value-type="float" office:value="0.991476892408954" calcext:value-type="float">
            <text:p>0.991476892408954</text:p>
          </table:table-cell>
          <table:table-cell office:value-type="float" office:value="0.726633754567355" calcext:value-type="float">
            <text:p>0.726633754567355</text:p>
          </table:table-cell>
          <table:table-cell office:value-type="float" office:value="0.4832941869848" calcext:value-type="float">
            <text:p>0.4832941869848</text:p>
          </table:table-cell>
          <table:table-cell office:value-type="float" office:value="0.613497568785854" calcext:value-type="float">
            <text:p>0.613497568785854</text:p>
          </table:table-cell>
          <table:table-cell office:value-type="float" office:value="0.982937333933989" calcext:value-type="float">
            <text:p>0.9829373339339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673249086529" calcext:value-type="float">
            <text:p>-104.673249086529</text:p>
          </table:table-cell>
          <table:table-cell office:value-type="float" office:value="-153.34116260304" calcext:value-type="float">
            <text:p>-153.34116260304</text:p>
          </table:table-cell>
          <table:table-cell office:value-type="float" office:value="-127.300486242829" calcext:value-type="float">
            <text:p>-127.3004862428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0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5203578267664" calcext:value-type="float">
            <text:p>72.5203578267664</text:p>
          </table:table-cell>
          <table:table-cell office:value-type="float" office:value="981.942567429294" calcext:value-type="float">
            <text:p>981.942567429294</text:p>
          </table:table-cell>
          <table:table-cell office:value-type="float" office:value="-1" calcext:value-type="float">
            <text:p>-1</text:p>
          </table:table-cell>
          <table:table-cell office:value-type="float" office:value="17407" calcext:value-type="float">
            <text:p>17407</text:p>
          </table:table-cell>
          <table:table-cell office:value-type="float" office:value="6676162" calcext:value-type="float">
            <text:p>6676162</text:p>
          </table:table-cell>
          <table:table-cell office:value-type="float" office:value="1653811" calcext:value-type="float">
            <text:p>1653811</text:p>
          </table:table-cell>
          <table:table-cell office:value-type="float" office:value="1663877" calcext:value-type="float">
            <text:p>1663877</text:p>
          </table:table-cell>
          <table:table-cell office:value-type="float" office:value="1220783" calcext:value-type="float">
            <text:p>1220783</text:p>
          </table:table-cell>
          <table:table-cell office:value-type="float" office:value="813331" calcext:value-type="float">
            <text:p>813331</text:p>
          </table:table-cell>
          <table:table-cell office:value-type="float" office:value="1028800" calcext:value-type="float">
            <text:p>1028800</text:p>
          </table:table-cell>
          <table:table-cell office:value-type="float" office:value="1648325" calcext:value-type="float">
            <text:p>1648325</text:p>
          </table:table-cell>
          <table:table-cell office:value-type="float" office:value="0.0103753817528941" calcext:value-type="float">
            <text:p>0.010375381752894</text:p>
          </table:table-cell>
          <table:table-cell office:value-type="float" office:value="3.97930311909951" calcext:value-type="float">
            <text:p>3.97930311909951</text:p>
          </table:table-cell>
          <table:table-cell office:value-type="float" office:value="0.985748289316689" calcext:value-type="float">
            <text:p>0.985748289316689</text:p>
          </table:table-cell>
          <table:table-cell office:value-type="float" office:value="0.991748093575012" calcext:value-type="float">
            <text:p>0.991748093575012</text:p>
          </table:table-cell>
          <table:table-cell office:value-type="float" office:value="0.727643457370217" calcext:value-type="float">
            <text:p>0.727643457370217</text:p>
          </table:table-cell>
          <table:table-cell office:value-type="float" office:value="0.484783111188783" calcext:value-type="float">
            <text:p>0.484783111188783</text:p>
          </table:table-cell>
          <table:table-cell office:value-type="float" office:value="0.613212658549864" calcext:value-type="float">
            <text:p>0.613212658549864</text:p>
          </table:table-cell>
          <table:table-cell office:value-type="float" office:value="0.982478378114507" calcext:value-type="float">
            <text:p>0.9824783781145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471308525957" calcext:value-type="float">
            <text:p>-104.471308525957</text:p>
          </table:table-cell>
          <table:table-cell office:value-type="float" office:value="-153.043377762243" calcext:value-type="float">
            <text:p>-153.043377762243</text:p>
          </table:table-cell>
          <table:table-cell office:value-type="float" office:value="-127.357468290027" calcext:value-type="float">
            <text:p>-127.3574682900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0</text:p>
          </table:table-cell>
          <table:table-cell office:value-type="float" office:value="26.0599556173256" calcext:value-type="float">
            <text:p>26.0599556173256</text:p>
          </table:table-cell>
          <table:table-cell office:value-type="float" office:value="72.5203578267664" calcext:value-type="float">
            <text:p>72.5203578267664</text:p>
          </table:table-cell>
          <table:table-cell office:value-type="float" office:value="981.942567429294" calcext:value-type="float">
            <text:p>981.942567429294</text:p>
          </table:table-cell>
          <table:table-cell office:value-type="float" office:value="-1" calcext:value-type="float">
            <text:p>-1</text:p>
          </table:table-cell>
          <table:table-cell office:value-type="float" office:value="17422" calcext:value-type="float">
            <text:p>17422</text:p>
          </table:table-cell>
          <table:table-cell office:value-type="float" office:value="6676734" calcext:value-type="float">
            <text:p>6676734</text:p>
          </table:table-cell>
          <table:table-cell office:value-type="float" office:value="1653377" calcext:value-type="float">
            <text:p>1653377</text:p>
          </table:table-cell>
          <table:table-cell office:value-type="float" office:value="1664165" calcext:value-type="float">
            <text:p>1664165</text:p>
          </table:table-cell>
          <table:table-cell office:value-type="float" office:value="1224522" calcext:value-type="float">
            <text:p>1224522</text:p>
          </table:table-cell>
          <table:table-cell office:value-type="float" office:value="816434" calcext:value-type="float">
            <text:p>816434</text:p>
          </table:table-cell>
          <table:table-cell office:value-type="float" office:value="1025298" calcext:value-type="float">
            <text:p>1025298</text:p>
          </table:table-cell>
          <table:table-cell office:value-type="float" office:value="1651460" calcext:value-type="float">
            <text:p>1651460</text:p>
          </table:table-cell>
          <table:table-cell office:value-type="float" office:value="0.0103843224506763" calcext:value-type="float">
            <text:p>0.010384322450676</text:p>
          </table:table-cell>
          <table:table-cell office:value-type="float" office:value="3.97964405770827" calcext:value-type="float">
            <text:p>3.97964405770827</text:p>
          </table:table-cell>
          <table:table-cell office:value-type="float" office:value="0.985489605127526" calcext:value-type="float">
            <text:p>0.985489605127526</text:p>
          </table:table-cell>
          <table:table-cell office:value-type="float" office:value="0.991919754972429" calcext:value-type="float">
            <text:p>0.991919754972429</text:p>
          </table:table-cell>
          <table:table-cell office:value-type="float" office:value="0.72987207530404" calcext:value-type="float">
            <text:p>0.72987207530404</text:p>
          </table:table-cell>
          <table:table-cell office:value-type="float" office:value="0.486632643536644" calcext:value-type="float">
            <text:p>0.486632643536644</text:p>
          </table:table-cell>
          <table:table-cell office:value-type="float" office:value="0.611125303640998" calcext:value-type="float">
            <text:p>0.611125303640998</text:p>
          </table:table-cell>
          <table:table-cell office:value-type="float" office:value="0.984346983950971" calcext:value-type="float">
            <text:p>0.9843469839509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025584939192" calcext:value-type="float">
            <text:p>-104.025584939192</text:p>
          </table:table-cell>
          <table:table-cell office:value-type="float" office:value="-152.673471292671" calcext:value-type="float">
            <text:p>-152.673471292671</text:p>
          </table:table-cell>
          <table:table-cell office:value-type="float" office:value="-127.7749392718" calcext:value-type="float">
            <text:p>-127.77493927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1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5314659993828" calcext:value-type="float">
            <text:p>72.5314659993828</text:p>
          </table:table-cell>
          <table:table-cell office:value-type="float" office:value="981.951077689668" calcext:value-type="float">
            <text:p>981.951077689668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76896" calcext:value-type="float">
            <text:p>6676896</text:p>
          </table:table-cell>
          <table:table-cell office:value-type="float" office:value="1653867" calcext:value-type="float">
            <text:p>1653867</text:p>
          </table:table-cell>
          <table:table-cell office:value-type="float" office:value="1664914" calcext:value-type="float">
            <text:p>1664914</text:p>
          </table:table-cell>
          <table:table-cell office:value-type="float" office:value="1222576" calcext:value-type="float">
            <text:p>1222576</text:p>
          </table:table-cell>
          <table:table-cell office:value-type="float" office:value="819515" calcext:value-type="float">
            <text:p>819515</text:p>
          </table:table-cell>
          <table:table-cell office:value-type="float" office:value="1025150" calcext:value-type="float">
            <text:p>1025150</text:p>
          </table:table-cell>
          <table:table-cell office:value-type="float" office:value="1648407" calcext:value-type="float">
            <text:p>1648407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7974061724432" calcext:value-type="float">
            <text:p>3.97974061724432</text:p>
          </table:table-cell>
          <table:table-cell office:value-type="float" office:value="0.985781667921742" calcext:value-type="float">
            <text:p>0.985781667921742</text:p>
          </table:table-cell>
          <table:table-cell office:value-type="float" office:value="0.992366193815016" calcext:value-type="float">
            <text:p>0.992366193815016</text:p>
          </table:table-cell>
          <table:table-cell office:value-type="float" office:value="0.72871216877844" calcext:value-type="float">
            <text:p>0.72871216877844</text:p>
          </table:table-cell>
          <table:table-cell office:value-type="float" office:value="0.488469062861092" calcext:value-type="float">
            <text:p>0.488469062861092</text:p>
          </table:table-cell>
          <table:table-cell office:value-type="float" office:value="0.611037088756214" calcext:value-type="float">
            <text:p>0.611037088756214</text:p>
          </table:table-cell>
          <table:table-cell office:value-type="float" office:value="0.982527253929049" calcext:value-type="float">
            <text:p>0.982527253929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257566244312" calcext:value-type="float">
            <text:p>-104.257566244312</text:p>
          </table:table-cell>
          <table:table-cell office:value-type="float" office:value="-152.306187427782" calcext:value-type="float">
            <text:p>-152.306187427782</text:p>
          </table:table-cell>
          <table:table-cell office:value-type="float" office:value="-127.792582248757" calcext:value-type="float">
            <text:p>-127.7925822487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1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5368269902376" calcext:value-type="float">
            <text:p>72.5368269902376</text:p>
          </table:table-cell>
          <table:table-cell office:value-type="float" office:value="981.951077689668" calcext:value-type="float">
            <text:p>981.951077689668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65706" calcext:value-type="float">
            <text:p>6665706</text:p>
          </table:table-cell>
          <table:table-cell office:value-type="float" office:value="1654556" calcext:value-type="float">
            <text:p>1654556</text:p>
          </table:table-cell>
          <table:table-cell office:value-type="float" office:value="1662510" calcext:value-type="float">
            <text:p>1662510</text:p>
          </table:table-cell>
          <table:table-cell office:value-type="float" office:value="1216612" calcext:value-type="float">
            <text:p>1216612</text:p>
          </table:table-cell>
          <table:table-cell office:value-type="float" office:value="818486" calcext:value-type="float">
            <text:p>818486</text:p>
          </table:table-cell>
          <table:table-cell office:value-type="float" office:value="1026495" calcext:value-type="float">
            <text:p>1026495</text:p>
          </table:table-cell>
          <table:table-cell office:value-type="float" office:value="1647853" calcext:value-type="float">
            <text:p>1647853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7307085669885" calcext:value-type="float">
            <text:p>3.97307085669885</text:p>
          </table:table-cell>
          <table:table-cell office:value-type="float" office:value="0.986192343973201" calcext:value-type="float">
            <text:p>0.986192343973201</text:p>
          </table:table-cell>
          <table:table-cell office:value-type="float" office:value="0.990933297983801" calcext:value-type="float">
            <text:p>0.990933297983801</text:p>
          </table:table-cell>
          <table:table-cell office:value-type="float" office:value="0.725157347340268" calcext:value-type="float">
            <text:p>0.725157347340268</text:p>
          </table:table-cell>
          <table:table-cell office:value-type="float" office:value="0.487855730993239" calcext:value-type="float">
            <text:p>0.487855730993239</text:p>
          </table:table-cell>
          <table:table-cell office:value-type="float" office:value="0.611838771324011" calcext:value-type="float">
            <text:p>0.611838771324011</text:p>
          </table:table-cell>
          <table:table-cell office:value-type="float" office:value="0.982197044157629" calcext:value-type="float">
            <text:p>0.9821970441576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968530531946" calcext:value-type="float">
            <text:p>-104.968530531946</text:p>
          </table:table-cell>
          <table:table-cell office:value-type="float" office:value="-152.428853801352" calcext:value-type="float">
            <text:p>-152.428853801352</text:p>
          </table:table-cell>
          <table:table-cell office:value-type="float" office:value="-127.632245735198" calcext:value-type="float">
            <text:p>-127.6322457351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1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5314659993828" calcext:value-type="float">
            <text:p>72.5314659993828</text:p>
          </table:table-cell>
          <table:table-cell office:value-type="float" office:value="981.978615013225" calcext:value-type="float">
            <text:p>981.978615013225</text:p>
          </table:table-cell>
          <table:table-cell office:value-type="float" office:value="-1" calcext:value-type="float">
            <text:p>-1</text:p>
          </table:table-cell>
          <table:table-cell office:value-type="float" office:value="17419" calcext:value-type="float">
            <text:p>17419</text:p>
          </table:table-cell>
          <table:table-cell office:value-type="float" office:value="6675796" calcext:value-type="float">
            <text:p>6675796</text:p>
          </table:table-cell>
          <table:table-cell office:value-type="float" office:value="1654055" calcext:value-type="float">
            <text:p>1654055</text:p>
          </table:table-cell>
          <table:table-cell office:value-type="float" office:value="1663519" calcext:value-type="float">
            <text:p>1663519</text:p>
          </table:table-cell>
          <table:table-cell office:value-type="float" office:value="1215755" calcext:value-type="float">
            <text:p>1215755</text:p>
          </table:table-cell>
          <table:table-cell office:value-type="float" office:value="820716" calcext:value-type="float">
            <text:p>820716</text:p>
          </table:table-cell>
          <table:table-cell office:value-type="float" office:value="1025410" calcext:value-type="float">
            <text:p>1025410</text:p>
          </table:table-cell>
          <table:table-cell office:value-type="float" office:value="1648842" calcext:value-type="float">
            <text:p>1648842</text:p>
          </table:table-cell>
          <table:table-cell office:value-type="float" office:value="0.0103825343111198" calcext:value-type="float">
            <text:p>0.01038253431112</text:p>
          </table:table-cell>
          <table:table-cell office:value-type="float" office:value="3.97908496607363" calcext:value-type="float">
            <text:p>3.97908496607363</text:p>
          </table:table-cell>
          <table:table-cell office:value-type="float" office:value="0.985893724667278" calcext:value-type="float">
            <text:p>0.985893724667278</text:p>
          </table:table-cell>
          <table:table-cell office:value-type="float" office:value="0.991534708921279" calcext:value-type="float">
            <text:p>0.991534708921279</text:p>
          </table:table-cell>
          <table:table-cell office:value-type="float" office:value="0.724646535473649" calcext:value-type="float">
            <text:p>0.724646535473649</text:p>
          </table:table-cell>
          <table:table-cell office:value-type="float" office:value="0.489184914730181" calcext:value-type="float">
            <text:p>0.489184914730181</text:p>
          </table:table-cell>
          <table:table-cell office:value-type="float" office:value="0.611192060851104" calcext:value-type="float">
            <text:p>0.611192060851104</text:p>
          </table:table-cell>
          <table:table-cell office:value-type="float" office:value="0.982786534164731" calcext:value-type="float">
            <text:p>0.982786534164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07069290527" calcext:value-type="float">
            <text:p>-105.07069290527</text:p>
          </table:table-cell>
          <table:table-cell office:value-type="float" office:value="-152.163017053964" calcext:value-type="float">
            <text:p>-152.163017053964</text:p>
          </table:table-cell>
          <table:table-cell office:value-type="float" office:value="-127.761587829779" calcext:value-type="float">
            <text:p>-127.7615878297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2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5421879725137" calcext:value-type="float">
            <text:p>72.5421879725137</text:p>
          </table:table-cell>
          <table:table-cell office:value-type="float" office:value="981.840928613636" calcext:value-type="float">
            <text:p>981.840928613636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76086" calcext:value-type="float">
            <text:p>6676086</text:p>
          </table:table-cell>
          <table:table-cell office:value-type="float" office:value="1654049" calcext:value-type="float">
            <text:p>1654049</text:p>
          </table:table-cell>
          <table:table-cell office:value-type="float" office:value="1663391" calcext:value-type="float">
            <text:p>1663391</text:p>
          </table:table-cell>
          <table:table-cell office:value-type="float" office:value="1215898" calcext:value-type="float">
            <text:p>1215898</text:p>
          </table:table-cell>
          <table:table-cell office:value-type="float" office:value="822014" calcext:value-type="float">
            <text:p>822014</text:p>
          </table:table-cell>
          <table:table-cell office:value-type="float" office:value="1025146" calcext:value-type="float">
            <text:p>1025146</text:p>
          </table:table-cell>
          <table:table-cell office:value-type="float" office:value="1650311" calcext:value-type="float">
            <text:p>1650311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7925781956408" calcext:value-type="float">
            <text:p>3.97925781956408</text:p>
          </table:table-cell>
          <table:table-cell office:value-type="float" office:value="0.985890148388165" calcext:value-type="float">
            <text:p>0.985890148388165</text:p>
          </table:table-cell>
          <table:table-cell office:value-type="float" office:value="0.991458414966871" calcext:value-type="float">
            <text:p>0.991458414966871</text:p>
          </table:table-cell>
          <table:table-cell office:value-type="float" office:value="0.724731770125839" calcext:value-type="float">
            <text:p>0.724731770125839</text:p>
          </table:table-cell>
          <table:table-cell office:value-type="float" office:value="0.489958583111594" calcext:value-type="float">
            <text:p>0.489958583111594</text:p>
          </table:table-cell>
          <table:table-cell office:value-type="float" office:value="0.611034704570139" calcext:value-type="float">
            <text:p>0.611034704570139</text:p>
          </table:table-cell>
          <table:table-cell office:value-type="float" office:value="0.98366212650086" calcext:value-type="float">
            <text:p>0.983662126500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053645974832" calcext:value-type="float">
            <text:p>-105.053645974832</text:p>
          </table:table-cell>
          <table:table-cell office:value-type="float" office:value="-152.008283377681" calcext:value-type="float">
            <text:p>-152.008283377681</text:p>
          </table:table-cell>
          <table:table-cell office:value-type="float" office:value="-127.793059085972" calcext:value-type="float">
            <text:p>-127.7930590859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2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586574425201" calcext:value-type="float">
            <text:p>72.5586574425201</text:p>
          </table:table-cell>
          <table:table-cell office:value-type="float" office:value="981.932050455496" calcext:value-type="float">
            <text:p>981.932050455496</text:p>
          </table:table-cell>
          <table:table-cell office:value-type="float" office:value="-1" calcext:value-type="float">
            <text:p>-1</text:p>
          </table:table-cell>
          <table:table-cell office:value-type="float" office:value="17443" calcext:value-type="float">
            <text:p>17443</text:p>
          </table:table-cell>
          <table:table-cell office:value-type="float" office:value="6682018" calcext:value-type="float">
            <text:p>6682018</text:p>
          </table:table-cell>
          <table:table-cell office:value-type="float" office:value="1655421" calcext:value-type="float">
            <text:p>1655421</text:p>
          </table:table-cell>
          <table:table-cell office:value-type="float" office:value="1666160" calcext:value-type="float">
            <text:p>1666160</text:p>
          </table:table-cell>
          <table:table-cell office:value-type="float" office:value="1215645" calcext:value-type="float">
            <text:p>1215645</text:p>
          </table:table-cell>
          <table:table-cell office:value-type="float" office:value="825095" calcext:value-type="float">
            <text:p>825095</text:p>
          </table:table-cell>
          <table:table-cell office:value-type="float" office:value="1023726" calcext:value-type="float">
            <text:p>1023726</text:p>
          </table:table-cell>
          <table:table-cell office:value-type="float" office:value="1647473" calcext:value-type="float">
            <text:p>1647473</text:p>
          </table:table-cell>
          <table:table-cell office:value-type="float" office:value="0.0103968394275712" calcext:value-type="float">
            <text:p>0.010396839427571</text:p>
          </table:table-cell>
          <table:table-cell office:value-type="float" office:value="3.98279356751365" calcext:value-type="float">
            <text:p>3.98279356751365</text:p>
          </table:table-cell>
          <table:table-cell office:value-type="float" office:value="0.98670792421197" calcext:value-type="float">
            <text:p>0.98670792421197</text:p>
          </table:table-cell>
          <table:table-cell office:value-type="float" office:value="0.993108867777451" calcext:value-type="float">
            <text:p>0.993108867777451</text:p>
          </table:table-cell>
          <table:table-cell office:value-type="float" office:value="0.72458097035658" calcext:value-type="float">
            <text:p>0.72458097035658</text:p>
          </table:table-cell>
          <table:table-cell office:value-type="float" office:value="0.491795002436042" calcext:value-type="float">
            <text:p>0.491795002436042</text:p>
          </table:table-cell>
          <table:table-cell office:value-type="float" office:value="0.610188318513431" calcext:value-type="float">
            <text:p>0.610188318513431</text:p>
          </table:table-cell>
          <table:table-cell office:value-type="float" office:value="0.981970546480482" calcext:value-type="float">
            <text:p>0.981970546480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083805928684" calcext:value-type="float">
            <text:p>-105.083805928684</text:p>
          </table:table-cell>
          <table:table-cell office:value-type="float" office:value="-151.640999512792" calcext:value-type="float">
            <text:p>-151.640999512792</text:p>
          </table:table-cell>
          <table:table-cell office:value-type="float" office:value="-127.962336297314" calcext:value-type="float">
            <text:p>-127.9623362973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3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425743675704" calcext:value-type="float">
            <text:p>72.5425743675704</text:p>
          </table:table-cell>
          <table:table-cell office:value-type="float" office:value="981.987125538741" calcext:value-type="float">
            <text:p>981.987125538741</text:p>
          </table:table-cell>
          <table:table-cell office:value-type="float" office:value="-1" calcext:value-type="float">
            <text:p>-1</text:p>
          </table:table-cell>
          <table:table-cell office:value-type="float" office:value="17440" calcext:value-type="float">
            <text:p>17440</text:p>
          </table:table-cell>
          <table:table-cell office:value-type="float" office:value="6675947" calcext:value-type="float">
            <text:p>6675947</text:p>
          </table:table-cell>
          <table:table-cell office:value-type="float" office:value="1654552" calcext:value-type="float">
            <text:p>1654552</text:p>
          </table:table-cell>
          <table:table-cell office:value-type="float" office:value="1663570" calcext:value-type="float">
            <text:p>1663570</text:p>
          </table:table-cell>
          <table:table-cell office:value-type="float" office:value="1213211" calcext:value-type="float">
            <text:p>1213211</text:p>
          </table:table-cell>
          <table:table-cell office:value-type="float" office:value="824965" calcext:value-type="float">
            <text:p>824965</text:p>
          </table:table-cell>
          <table:table-cell office:value-type="float" office:value="1023382" calcext:value-type="float">
            <text:p>1023382</text:p>
          </table:table-cell>
          <table:table-cell office:value-type="float" office:value="1649029" calcext:value-type="float">
            <text:p>1649029</text:p>
          </table:table-cell>
          <table:table-cell office:value-type="float" office:value="0.0103950512880148" calcext:value-type="float">
            <text:p>0.010395051288015</text:p>
          </table:table-cell>
          <table:table-cell office:value-type="float" office:value="3.97917496909797" calcext:value-type="float">
            <text:p>3.97917496909797</text:p>
          </table:table-cell>
          <table:table-cell office:value-type="float" office:value="0.986189959787125" calcext:value-type="float">
            <text:p>0.986189959787125</text:p>
          </table:table-cell>
          <table:table-cell office:value-type="float" office:value="0.991565107293738" calcext:value-type="float">
            <text:p>0.991565107293738</text:p>
          </table:table-cell>
          <table:table-cell office:value-type="float" office:value="0.723130193129801" calcext:value-type="float">
            <text:p>0.723130193129801</text:p>
          </table:table-cell>
          <table:table-cell office:value-type="float" office:value="0.491717516388597" calcext:value-type="float">
            <text:p>0.491717516388597</text:p>
          </table:table-cell>
          <table:table-cell office:value-type="float" office:value="0.609983278510961" calcext:value-type="float">
            <text:p>0.609983278510961</text:p>
          </table:table-cell>
          <table:table-cell office:value-type="float" office:value="0.982897994863748" calcext:value-type="float">
            <text:p>0.9828979948637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37396137404" calcext:value-type="float">
            <text:p>-105.37396137404</text:p>
          </table:table-cell>
          <table:table-cell office:value-type="float" office:value="-151.656496722281" calcext:value-type="float">
            <text:p>-151.656496722281</text:p>
          </table:table-cell>
          <table:table-cell office:value-type="float" office:value="-128.003344297808" calcext:value-type="float">
            <text:p>-128.0033442978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3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5421879725137" calcext:value-type="float">
            <text:p>72.5421879725137</text:p>
          </table:table-cell>
          <table:table-cell office:value-type="float" office:value="981.951077689668" calcext:value-type="float">
            <text:p>981.951077689668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673256" calcext:value-type="float">
            <text:p>6673256</text:p>
          </table:table-cell>
          <table:table-cell office:value-type="float" office:value="1654141" calcext:value-type="float">
            <text:p>1654141</text:p>
          </table:table-cell>
          <table:table-cell office:value-type="float" office:value="1663798" calcext:value-type="float">
            <text:p>1663798</text:p>
          </table:table-cell>
          <table:table-cell office:value-type="float" office:value="1213970" calcext:value-type="float">
            <text:p>1213970</text:p>
          </table:table-cell>
          <table:table-cell office:value-type="float" office:value="826869" calcext:value-type="float">
            <text:p>826869</text:p>
          </table:table-cell>
          <table:table-cell office:value-type="float" office:value="1022749" calcext:value-type="float">
            <text:p>1022749</text:p>
          </table:table-cell>
          <table:table-cell office:value-type="float" office:value="1650314" calcext:value-type="float">
            <text:p>1650314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97757100791586" calcext:value-type="float">
            <text:p>3.97757100791586</text:p>
          </table:table-cell>
          <table:table-cell office:value-type="float" office:value="0.985944984667895" calcext:value-type="float">
            <text:p>0.985944984667895</text:p>
          </table:table-cell>
          <table:table-cell office:value-type="float" office:value="0.991701005900026" calcext:value-type="float">
            <text:p>0.991701005900026</text:p>
          </table:table-cell>
          <table:table-cell office:value-type="float" office:value="0.723582592437576" calcext:value-type="float">
            <text:p>0.723582592437576</text:p>
          </table:table-cell>
          <table:table-cell office:value-type="float" office:value="0.492852388960408" calcext:value-type="float">
            <text:p>0.492852388960408</text:p>
          </table:table-cell>
          <table:table-cell office:value-type="float" office:value="0.609605981064556" calcext:value-type="float">
            <text:p>0.609605981064556</text:p>
          </table:table-cell>
          <table:table-cell office:value-type="float" office:value="0.983663914640416" calcext:value-type="float">
            <text:p>0.983663914640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283481512485" calcext:value-type="float">
            <text:p>-105.283481512485</text:p>
          </table:table-cell>
          <table:table-cell office:value-type="float" office:value="-151.429522207918" calcext:value-type="float">
            <text:p>-151.429522207918</text:p>
          </table:table-cell>
          <table:table-cell office:value-type="float" office:value="-128.078803787089" calcext:value-type="float">
            <text:p>-128.0788037870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4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372133254293" calcext:value-type="float">
            <text:p>72.5372133254293</text:p>
          </table:table-cell>
          <table:table-cell office:value-type="float" office:value="981.959587986209" calcext:value-type="float">
            <text:p>981.959587986209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62284" calcext:value-type="float">
            <text:p>6662284</text:p>
          </table:table-cell>
          <table:table-cell office:value-type="float" office:value="1653743" calcext:value-type="float">
            <text:p>1653743</text:p>
          </table:table-cell>
          <table:table-cell office:value-type="float" office:value="1664394" calcext:value-type="float">
            <text:p>1664394</text:p>
          </table:table-cell>
          <table:table-cell office:value-type="float" office:value="1217072" calcext:value-type="float">
            <text:p>1217072</text:p>
          </table:table-cell>
          <table:table-cell office:value-type="float" office:value="828966" calcext:value-type="float">
            <text:p>828966</text:p>
          </table:table-cell>
          <table:table-cell office:value-type="float" office:value="1020425" calcext:value-type="float">
            <text:p>1020425</text:p>
          </table:table-cell>
          <table:table-cell office:value-type="float" office:value="1650063" calcext:value-type="float">
            <text:p>1650063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7103118551149" calcext:value-type="float">
            <text:p>3.97103118551149</text:p>
          </table:table-cell>
          <table:table-cell office:value-type="float" office:value="0.98570775815341" calcext:value-type="float">
            <text:p>0.98570775815341</text:p>
          </table:table-cell>
          <table:table-cell office:value-type="float" office:value="0.992056249625236" calcext:value-type="float">
            <text:p>0.992056249625236</text:p>
          </table:table-cell>
          <table:table-cell office:value-type="float" office:value="0.725431528738919" calcext:value-type="float">
            <text:p>0.725431528738919</text:p>
          </table:table-cell>
          <table:table-cell office:value-type="float" office:value="0.494102298510349" calcext:value-type="float">
            <text:p>0.494102298510349</text:p>
          </table:table-cell>
          <table:table-cell office:value-type="float" office:value="0.608220768954846" calcext:value-type="float">
            <text:p>0.608220768954846</text:p>
          </table:table-cell>
          <table:table-cell office:value-type="float" office:value="0.983514306964196" calcext:value-type="float">
            <text:p>0.9835143069641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913694252216" calcext:value-type="float">
            <text:p>-104.913694252216</text:p>
          </table:table-cell>
          <table:table-cell office:value-type="float" office:value="-151.17954029793" calcext:value-type="float">
            <text:p>-151.17954029793</text:p>
          </table:table-cell>
          <table:table-cell office:value-type="float" office:value="-128.355846209031" calcext:value-type="float">
            <text:p>-128.3558462090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4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586574425201" calcext:value-type="float">
            <text:p>72.5586574425201</text:p>
          </table:table-cell>
          <table:table-cell office:value-type="float" office:value="981.876975459531" calcext:value-type="float">
            <text:p>981.876975459531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43783" calcext:value-type="float">
            <text:p>6643783</text:p>
          </table:table-cell>
          <table:table-cell office:value-type="float" office:value="1652063" calcext:value-type="float">
            <text:p>1652063</text:p>
          </table:table-cell>
          <table:table-cell office:value-type="float" office:value="1663275" calcext:value-type="float">
            <text:p>1663275</text:p>
          </table:table-cell>
          <table:table-cell office:value-type="float" office:value="1265781" calcext:value-type="float">
            <text:p>1265781</text:p>
          </table:table-cell>
          <table:table-cell office:value-type="float" office:value="831488" calcext:value-type="float">
            <text:p>831488</text:p>
          </table:table-cell>
          <table:table-cell office:value-type="float" office:value="1021475" calcext:value-type="float">
            <text:p>1021475</text:p>
          </table:table-cell>
          <table:table-cell office:value-type="float" office:value="1648319" calcext:value-type="float">
            <text:p>164831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000372886702" calcext:value-type="float">
            <text:p>3.96000372886702</text:p>
          </table:table-cell>
          <table:table-cell office:value-type="float" office:value="0.984706400001812" calcext:value-type="float">
            <text:p>0.984706400001812</text:p>
          </table:table-cell>
          <table:table-cell office:value-type="float" office:value="0.991389273570689" calcext:value-type="float">
            <text:p>0.991389273570689</text:p>
          </table:table-cell>
          <table:table-cell office:value-type="float" office:value="0.754464358623547" calcext:value-type="float">
            <text:p>0.754464358623547</text:p>
          </table:table-cell>
          <table:table-cell office:value-type="float" office:value="0.495605527830783" calcext:value-type="float">
            <text:p>0.495605527830783</text:p>
          </table:table-cell>
          <table:table-cell office:value-type="float" office:value="0.608846617799594" calcext:value-type="float">
            <text:p>0.608846617799594</text:p>
          </table:table-cell>
          <table:table-cell office:value-type="float" office:value="0.982474801835394" calcext:value-type="float">
            <text:p>0.9824748018353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1071282752905" calcext:value-type="float">
            <text:p>-99.1071282752905</text:p>
          </table:table-cell>
          <table:table-cell office:value-type="float" office:value="-150.878894433843" calcext:value-type="float">
            <text:p>-150.878894433843</text:p>
          </table:table-cell>
          <table:table-cell office:value-type="float" office:value="-128.230676440081" calcext:value-type="float">
            <text:p>-128.2306764400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4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640184503456" calcext:value-type="float">
            <text:p>72.5640184503456</text:p>
          </table:table-cell>
          <table:table-cell office:value-type="float" office:value="981.904512946604" calcext:value-type="float">
            <text:p>981.904512946604</text:p>
          </table:table-cell>
          <table:table-cell office:value-type="float" office:value="-1" calcext:value-type="float">
            <text:p>-1</text:p>
          </table:table-cell>
          <table:table-cell office:value-type="float" office:value="109187" calcext:value-type="float">
            <text:p>109187</text:p>
          </table:table-cell>
          <table:table-cell office:value-type="float" office:value="6635629" calcext:value-type="float">
            <text:p>6635629</text:p>
          </table:table-cell>
          <table:table-cell office:value-type="float" office:value="1654694" calcext:value-type="float">
            <text:p>1654694</text:p>
          </table:table-cell>
          <table:table-cell office:value-type="float" office:value="1663297" calcext:value-type="float">
            <text:p>1663297</text:p>
          </table:table-cell>
          <table:table-cell office:value-type="float" office:value="1243636" calcext:value-type="float">
            <text:p>1243636</text:p>
          </table:table-cell>
          <table:table-cell office:value-type="float" office:value="832005" calcext:value-type="float">
            <text:p>832005</text:p>
          </table:table-cell>
          <table:table-cell office:value-type="float" office:value="1020691" calcext:value-type="float">
            <text:p>1020691</text:p>
          </table:table-cell>
          <table:table-cell office:value-type="float" office:value="1646919" calcext:value-type="float">
            <text:p>1646919</text:p>
          </table:table-cell>
          <table:table-cell office:value-type="float" office:value="0.0650805312491097" calcext:value-type="float">
            <text:p>0.06508053124911</text:p>
          </table:table-cell>
          <table:table-cell office:value-type="float" office:value="3.95514356555266" calcext:value-type="float">
            <text:p>3.95514356555266</text:p>
          </table:table-cell>
          <table:table-cell office:value-type="float" office:value="0.986274598392796" calcext:value-type="float">
            <text:p>0.986274598392796</text:p>
          </table:table-cell>
          <table:table-cell office:value-type="float" office:value="0.991402386594103" calcext:value-type="float">
            <text:p>0.991402386594103</text:p>
          </table:table-cell>
          <table:table-cell office:value-type="float" office:value="0.74126490846454" calcext:value-type="float">
            <text:p>0.74126490846454</text:p>
          </table:table-cell>
          <table:table-cell office:value-type="float" office:value="0.495913683881007" calcext:value-type="float">
            <text:p>0.495913683881007</text:p>
          </table:table-cell>
          <table:table-cell office:value-type="float" office:value="0.608379317328849" calcext:value-type="float">
            <text:p>0.608379317328849</text:p>
          </table:table-cell>
          <table:table-cell office:value-type="float" office:value="0.981640336709063" calcext:value-type="float">
            <text:p>0.9816403367090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747018307092" calcext:value-type="float">
            <text:p>-101.747018307092</text:p>
          </table:table-cell>
          <table:table-cell office:value-type="float" office:value="-150.817263223799" calcext:value-type="float">
            <text:p>-150.817263223799</text:p>
          </table:table-cell>
          <table:table-cell office:value-type="float" office:value="-128.32413653423" calcext:value-type="float">
            <text:p>-128.324136534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5</text:p>
          </table:table-cell>
          <table:table-cell office:value-type="float" office:value="26.065009684884" calcext:value-type="float">
            <text:p>26.065009684884</text:p>
          </table:table-cell>
          <table:table-cell office:value-type="float" office:value="72.5582708678698" calcext:value-type="float">
            <text:p>72.5582708678698</text:p>
          </table:table-cell>
          <table:table-cell office:value-type="float" office:value="981.951077689668" calcext:value-type="float">
            <text:p>981.951077689668</text:p>
          </table:table-cell>
          <table:table-cell office:value-type="float" office:value="-1" calcext:value-type="float">
            <text:p>-1</text:p>
          </table:table-cell>
          <table:table-cell office:value-type="float" office:value="17417" calcext:value-type="float">
            <text:p>17417</text:p>
          </table:table-cell>
          <table:table-cell office:value-type="float" office:value="6648692" calcext:value-type="float">
            <text:p>6648692</text:p>
          </table:table-cell>
          <table:table-cell office:value-type="float" office:value="1653997" calcext:value-type="float">
            <text:p>1653997</text:p>
          </table:table-cell>
          <table:table-cell office:value-type="float" office:value="1663193" calcext:value-type="float">
            <text:p>1663193</text:p>
          </table:table-cell>
          <table:table-cell office:value-type="float" office:value="1240630" calcext:value-type="float">
            <text:p>1240630</text:p>
          </table:table-cell>
          <table:table-cell office:value-type="float" office:value="835601" calcext:value-type="float">
            <text:p>835601</text:p>
          </table:table-cell>
          <table:table-cell office:value-type="float" office:value="1020639" calcext:value-type="float">
            <text:p>1020639</text:p>
          </table:table-cell>
          <table:table-cell office:value-type="float" office:value="1648032" calcext:value-type="float">
            <text:p>1648032</text:p>
          </table:table-cell>
          <table:table-cell office:value-type="float" office:value="0.0103813422180822" calcext:value-type="float">
            <text:p>0.010381342218082</text:p>
          </table:table-cell>
          <table:table-cell office:value-type="float" office:value="3.96292972122785" calcext:value-type="float">
            <text:p>3.96292972122785</text:p>
          </table:table-cell>
          <table:table-cell office:value-type="float" office:value="0.985859153969187" calcext:value-type="float">
            <text:p>0.985859153969187</text:p>
          </table:table-cell>
          <table:table-cell office:value-type="float" office:value="0.991340397756147" calcext:value-type="float">
            <text:p>0.991340397756147</text:p>
          </table:table-cell>
          <table:table-cell office:value-type="float" office:value="0.739473192629003" calcext:value-type="float">
            <text:p>0.739473192629003</text:p>
          </table:table-cell>
          <table:table-cell office:value-type="float" office:value="0.498057067162641" calcext:value-type="float">
            <text:p>0.498057067162641</text:p>
          </table:table-cell>
          <table:table-cell office:value-type="float" office:value="0.60834832290987" calcext:value-type="float">
            <text:p>0.60834832290987</text:p>
          </table:table-cell>
          <table:table-cell office:value-type="float" office:value="0.982303736484496" calcext:value-type="float">
            <text:p>0.9823037364844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105361474199" calcext:value-type="float">
            <text:p>-102.105361474199</text:p>
          </table:table-cell>
          <table:table-cell office:value-type="float" office:value="-150.388586567472" calcext:value-type="float">
            <text:p>-150.388586567472</text:p>
          </table:table-cell>
          <table:table-cell office:value-type="float" office:value="-128.330335418026" calcext:value-type="float">
            <text:p>-128.3303354180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5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644050752851" calcext:value-type="float">
            <text:p>72.5644050752851</text:p>
          </table:table-cell>
          <table:table-cell office:value-type="float" office:value="981.968098318913" calcext:value-type="float">
            <text:p>981.968098318913</text:p>
          </table:table-cell>
          <table:table-cell office:value-type="float" office:value="-1" calcext:value-type="float">
            <text:p>-1</text:p>
          </table:table-cell>
          <table:table-cell office:value-type="float" office:value="17416" calcext:value-type="float">
            <text:p>17416</text:p>
          </table:table-cell>
          <table:table-cell office:value-type="float" office:value="6648643" calcext:value-type="float">
            <text:p>6648643</text:p>
          </table:table-cell>
          <table:table-cell office:value-type="float" office:value="1653605" calcext:value-type="float">
            <text:p>1653605</text:p>
          </table:table-cell>
          <table:table-cell office:value-type="float" office:value="1663049" calcext:value-type="float">
            <text:p>1663049</text:p>
          </table:table-cell>
          <table:table-cell office:value-type="float" office:value="1242532" calcext:value-type="float">
            <text:p>1242532</text:p>
          </table:table-cell>
          <table:table-cell office:value-type="float" office:value="837499" calcext:value-type="float">
            <text:p>837499</text:p>
          </table:table-cell>
          <table:table-cell office:value-type="float" office:value="1021647" calcext:value-type="float">
            <text:p>1021647</text:p>
          </table:table-cell>
          <table:table-cell office:value-type="float" office:value="1650930" calcext:value-type="float">
            <text:p>1650930</text:p>
          </table:table-cell>
          <table:table-cell office:value-type="float" office:value="0.0103807461715634" calcext:value-type="float">
            <text:p>0.010380746171563</text:p>
          </table:table-cell>
          <table:table-cell office:value-type="float" office:value="3.96290051494843" calcext:value-type="float">
            <text:p>3.96290051494843</text:p>
          </table:table-cell>
          <table:table-cell office:value-type="float" office:value="0.985625503733814" calcext:value-type="float">
            <text:p>0.985625503733814</text:p>
          </table:table-cell>
          <table:table-cell office:value-type="float" office:value="0.991254567057439" calcext:value-type="float">
            <text:p>0.991254567057439</text:p>
          </table:table-cell>
          <table:table-cell office:value-type="float" office:value="0.740606873107776" calcext:value-type="float">
            <text:p>0.740606873107776</text:p>
          </table:table-cell>
          <table:table-cell office:value-type="float" office:value="0.499188363455339" calcext:value-type="float">
            <text:p>0.499188363455339</text:p>
          </table:table-cell>
          <table:table-cell office:value-type="float" office:value="0.608949137800829" calcext:value-type="float">
            <text:p>0.608949137800829</text:p>
          </table:table-cell>
          <table:table-cell office:value-type="float" office:value="0.984031079296002" calcext:value-type="float">
            <text:p>0.984031079296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878625378445" calcext:value-type="float">
            <text:p>-101.878625378445</text:p>
          </table:table-cell>
          <table:table-cell office:value-type="float" office:value="-150.162327308932" calcext:value-type="float">
            <text:p>-150.162327308932</text:p>
          </table:table-cell>
          <table:table-cell office:value-type="float" office:value="-128.210172439834" calcext:value-type="float">
            <text:p>-128.2101724398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6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644050752851" calcext:value-type="float">
            <text:p>72.5644050752851</text:p>
          </table:table-cell>
          <table:table-cell office:value-type="float" office:value="981.913022821357" calcext:value-type="float">
            <text:p>981.913022821357</text:p>
          </table:table-cell>
          <table:table-cell office:value-type="float" office:value="-1" calcext:value-type="float">
            <text:p>-1</text:p>
          </table:table-cell>
          <table:table-cell office:value-type="float" office:value="17414" calcext:value-type="float">
            <text:p>17414</text:p>
          </table:table-cell>
          <table:table-cell office:value-type="float" office:value="6647963" calcext:value-type="float">
            <text:p>6647963</text:p>
          </table:table-cell>
          <table:table-cell office:value-type="float" office:value="1653579" calcext:value-type="float">
            <text:p>1653579</text:p>
          </table:table-cell>
          <table:table-cell office:value-type="float" office:value="1662460" calcext:value-type="float">
            <text:p>1662460</text:p>
          </table:table-cell>
          <table:table-cell office:value-type="float" office:value="1252917" calcext:value-type="float">
            <text:p>1252917</text:p>
          </table:table-cell>
          <table:table-cell office:value-type="float" office:value="836700" calcext:value-type="float">
            <text:p>836700</text:p>
          </table:table-cell>
          <table:table-cell office:value-type="float" office:value="1021351" calcext:value-type="float">
            <text:p>1021351</text:p>
          </table:table-cell>
          <table:table-cell office:value-type="float" office:value="1649358" calcext:value-type="float">
            <text:p>1649358</text:p>
          </table:table-cell>
          <table:table-cell office:value-type="float" office:value="0.0103795540785258" calcext:value-type="float">
            <text:p>0.010379554078526</text:p>
          </table:table-cell>
          <table:table-cell office:value-type="float" office:value="3.96249520331564" calcext:value-type="float">
            <text:p>3.96249520331564</text:p>
          </table:table-cell>
          <table:table-cell office:value-type="float" office:value="0.985610006524325" calcext:value-type="float">
            <text:p>0.985610006524325</text:p>
          </table:table-cell>
          <table:table-cell office:value-type="float" office:value="0.990903495657861" calcext:value-type="float">
            <text:p>0.990903495657861</text:p>
          </table:table-cell>
          <table:table-cell office:value-type="float" office:value="0.746796816205599" calcext:value-type="float">
            <text:p>0.746796816205599</text:p>
          </table:table-cell>
          <table:table-cell office:value-type="float" office:value="0.498712122286811" calcext:value-type="float">
            <text:p>0.498712122286811</text:p>
          </table:table-cell>
          <table:table-cell office:value-type="float" office:value="0.608772708031262" calcext:value-type="float">
            <text:p>0.608772708031262</text:p>
          </table:table-cell>
          <table:table-cell office:value-type="float" office:value="0.983094094168436" calcext:value-type="float">
            <text:p>0.9830940941684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64063675888" calcext:value-type="float">
            <text:p>-100.64063675888</text:p>
          </table:table-cell>
          <table:table-cell office:value-type="float" office:value="-150.257575542638" calcext:value-type="float">
            <text:p>-150.257575542638</text:p>
          </table:table-cell>
          <table:table-cell office:value-type="float" office:value="-128.245458393748" calcext:value-type="float">
            <text:p>-128.2454583937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6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912102850471" calcext:value-type="float">
            <text:p>72.5912102850471</text:p>
          </table:table-cell>
          <table:table-cell office:value-type="float" office:value="981.995636100422" calcext:value-type="float">
            <text:p>981.995636100422</text:p>
          </table:table-cell>
          <table:table-cell office:value-type="float" office:value="-1" calcext:value-type="float">
            <text:p>-1</text:p>
          </table:table-cell>
          <table:table-cell office:value-type="float" office:value="17422" calcext:value-type="float">
            <text:p>17422</text:p>
          </table:table-cell>
          <table:table-cell office:value-type="float" office:value="6622862" calcext:value-type="float">
            <text:p>6622862</text:p>
          </table:table-cell>
          <table:table-cell office:value-type="float" office:value="1653438" calcext:value-type="float">
            <text:p>1653438</text:p>
          </table:table-cell>
          <table:table-cell office:value-type="float" office:value="1663673" calcext:value-type="float">
            <text:p>1663673</text:p>
          </table:table-cell>
          <table:table-cell office:value-type="float" office:value="1257090" calcext:value-type="float">
            <text:p>1257090</text:p>
          </table:table-cell>
          <table:table-cell office:value-type="float" office:value="839659" calcext:value-type="float">
            <text:p>839659</text:p>
          </table:table-cell>
          <table:table-cell office:value-type="float" office:value="1017738" calcext:value-type="float">
            <text:p>1017738</text:p>
          </table:table-cell>
          <table:table-cell office:value-type="float" office:value="1648307" calcext:value-type="float">
            <text:p>1648307</text:p>
          </table:table-cell>
          <table:table-cell office:value-type="float" office:value="0.0103843224506763" calcext:value-type="float">
            <text:p>0.010384322450676</text:p>
          </table:table-cell>
          <table:table-cell office:value-type="float" office:value="3.94753383964704" calcext:value-type="float">
            <text:p>3.94753383964704</text:p>
          </table:table-cell>
          <table:table-cell office:value-type="float" office:value="0.985525963965173" calcext:value-type="float">
            <text:p>0.985525963965173</text:p>
          </table:table-cell>
          <table:table-cell office:value-type="float" office:value="0.991626500085175" calcext:value-type="float">
            <text:p>0.991626500085175</text:p>
          </table:table-cell>
          <table:table-cell office:value-type="float" office:value="0.749284118328585" calcext:value-type="float">
            <text:p>0.749284118328585</text:p>
          </table:table-cell>
          <table:table-cell office:value-type="float" office:value="0.500475823935965" calcext:value-type="float">
            <text:p>0.500475823935965</text:p>
          </table:table-cell>
          <table:table-cell office:value-type="float" office:value="0.606619191958808" calcext:value-type="float">
            <text:p>0.606619191958808</text:p>
          </table:table-cell>
          <table:table-cell office:value-type="float" office:value="0.982467649277168" calcext:value-type="float">
            <text:p>0.982467649277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143176334283" calcext:value-type="float">
            <text:p>-100.143176334283</text:p>
          </table:table-cell>
          <table:table-cell office:value-type="float" office:value="-149.904835212807" calcext:value-type="float">
            <text:p>-149.904835212807</text:p>
          </table:table-cell>
          <table:table-cell office:value-type="float" office:value="-128.676161608238" calcext:value-type="float">
            <text:p>-128.6761616082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7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747404402599" calcext:value-type="float">
            <text:p>72.5747404402599</text:p>
          </table:table-cell>
          <table:table-cell office:value-type="float" office:value="981.876975459531" calcext:value-type="float">
            <text:p>981.876975459531</text:p>
          </table:table-cell>
          <table:table-cell office:value-type="float" office:value="-1" calcext:value-type="float">
            <text:p>-1</text:p>
          </table:table-cell>
          <table:table-cell office:value-type="float" office:value="17415" calcext:value-type="float">
            <text:p>17415</text:p>
          </table:table-cell>
          <table:table-cell office:value-type="float" office:value="6646378" calcext:value-type="float">
            <text:p>6646378</text:p>
          </table:table-cell>
          <table:table-cell office:value-type="float" office:value="1653724" calcext:value-type="float">
            <text:p>1653724</text:p>
          </table:table-cell>
          <table:table-cell office:value-type="float" office:value="1663793" calcext:value-type="float">
            <text:p>1663793</text:p>
          </table:table-cell>
          <table:table-cell office:value-type="float" office:value="1241696" calcext:value-type="float">
            <text:p>1241696</text:p>
          </table:table-cell>
          <table:table-cell office:value-type="float" office:value="839518" calcext:value-type="float">
            <text:p>839518</text:p>
          </table:table-cell>
          <table:table-cell office:value-type="float" office:value="1015728" calcext:value-type="float">
            <text:p>1015728</text:p>
          </table:table-cell>
          <table:table-cell office:value-type="float" office:value="1646992" calcext:value-type="float">
            <text:p>1646992</text:p>
          </table:table-cell>
          <table:table-cell office:value-type="float" office:value="0.0103801501250446" calcext:value-type="float">
            <text:p>0.010380150125045</text:p>
          </table:table-cell>
          <table:table-cell office:value-type="float" office:value="3.96155046958333" calcext:value-type="float">
            <text:p>3.96155046958333</text:p>
          </table:table-cell>
          <table:table-cell office:value-type="float" office:value="0.985696433269552" calcext:value-type="float">
            <text:p>0.985696433269552</text:p>
          </table:table-cell>
          <table:table-cell office:value-type="float" office:value="0.991698025667432" calcext:value-type="float">
            <text:p>0.991698025667432</text:p>
          </table:table-cell>
          <table:table-cell office:value-type="float" office:value="0.740108578218052" calcext:value-type="float">
            <text:p>0.740108578218052</text:p>
          </table:table-cell>
          <table:table-cell office:value-type="float" office:value="0.500391781376813" calcext:value-type="float">
            <text:p>0.500391781376813</text:p>
          </table:table-cell>
          <table:table-cell office:value-type="float" office:value="0.605421138456003" calcext:value-type="float">
            <text:p>0.605421138456003</text:p>
          </table:table-cell>
          <table:table-cell office:value-type="float" office:value="0.981683848104936" calcext:value-type="float">
            <text:p>0.981683848104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97828435639" calcext:value-type="float">
            <text:p>-101.97828435639</text:p>
          </table:table-cell>
          <table:table-cell office:value-type="float" office:value="-149.921643724637" calcext:value-type="float">
            <text:p>-149.921643724637</text:p>
          </table:table-cell>
          <table:table-cell office:value-type="float" office:value="-128.915772308799" calcext:value-type="float">
            <text:p>-128.9157723087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7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536829313267" calcext:value-type="float">
            <text:p>72.5536829313267</text:p>
          </table:table-cell>
          <table:table-cell office:value-type="float" office:value="981.968098318913" calcext:value-type="float">
            <text:p>981.968098318913</text:p>
          </table:table-cell>
          <table:table-cell office:value-type="float" office:value="-1" calcext:value-type="float">
            <text:p>-1</text:p>
          </table:table-cell>
          <table:table-cell office:value-type="float" office:value="17424" calcext:value-type="float">
            <text:p>17424</text:p>
          </table:table-cell>
          <table:table-cell office:value-type="float" office:value="6646106" calcext:value-type="float">
            <text:p>6646106</text:p>
          </table:table-cell>
          <table:table-cell office:value-type="float" office:value="1653576" calcext:value-type="float">
            <text:p>1653576</text:p>
          </table:table-cell>
          <table:table-cell office:value-type="float" office:value="1663235" calcext:value-type="float">
            <text:p>1663235</text:p>
          </table:table-cell>
          <table:table-cell office:value-type="float" office:value="1235253" calcext:value-type="float">
            <text:p>1235253</text:p>
          </table:table-cell>
          <table:table-cell office:value-type="float" office:value="840681" calcext:value-type="float">
            <text:p>840681</text:p>
          </table:table-cell>
          <table:table-cell office:value-type="float" office:value="1015402" calcext:value-type="float">
            <text:p>1015402</text:p>
          </table:table-cell>
          <table:table-cell office:value-type="float" office:value="1647544" calcext:value-type="float">
            <text:p>1647544</text:p>
          </table:table-cell>
          <table:table-cell office:value-type="float" office:value="0.0103855145437139" calcext:value-type="float">
            <text:p>0.010385514543714</text:p>
          </table:table-cell>
          <table:table-cell office:value-type="float" office:value="3.96138834493021" calcext:value-type="float">
            <text:p>3.96138834493021</text:p>
          </table:table-cell>
          <table:table-cell office:value-type="float" office:value="0.985608218384769" calcext:value-type="float">
            <text:p>0.985608218384769</text:p>
          </table:table-cell>
          <table:table-cell office:value-type="float" office:value="0.991365431709937" calcext:value-type="float">
            <text:p>0.991365431709937</text:p>
          </table:table-cell>
          <table:table-cell office:value-type="float" office:value="0.736268250497371" calcext:value-type="float">
            <text:p>0.736268250497371</text:p>
          </table:table-cell>
          <table:table-cell office:value-type="float" office:value="0.501084983478187" calcext:value-type="float">
            <text:p>0.501084983478187</text:p>
          </table:table-cell>
          <table:table-cell office:value-type="float" office:value="0.605226827290872" calcext:value-type="float">
            <text:p>0.605226827290872</text:p>
          </table:table-cell>
          <table:table-cell office:value-type="float" office:value="0.982012865783318" calcext:value-type="float">
            <text:p>0.982012865783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746349900526" calcext:value-type="float">
            <text:p>-102.746349900526</text:p>
          </table:table-cell>
          <table:table-cell office:value-type="float" office:value="-149.783003304363" calcext:value-type="float">
            <text:p>-149.783003304363</text:p>
          </table:table-cell>
          <table:table-cell office:value-type="float" office:value="-128.954634541826" calcext:value-type="float">
            <text:p>-128.9546345418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8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536829313267" calcext:value-type="float">
            <text:p>72.5536829313267</text:p>
          </table:table-cell>
          <table:table-cell office:value-type="float" office:value="981.968098318913" calcext:value-type="float">
            <text:p>981.968098318913</text:p>
          </table:table-cell>
          <table:table-cell office:value-type="float" office:value="-1" calcext:value-type="float">
            <text:p>-1</text:p>
          </table:table-cell>
          <table:table-cell office:value-type="float" office:value="17413" calcext:value-type="float">
            <text:p>17413</text:p>
          </table:table-cell>
          <table:table-cell office:value-type="float" office:value="6647519" calcext:value-type="float">
            <text:p>6647519</text:p>
          </table:table-cell>
          <table:table-cell office:value-type="float" office:value="1653484" calcext:value-type="float">
            <text:p>1653484</text:p>
          </table:table-cell>
          <table:table-cell office:value-type="float" office:value="1662803" calcext:value-type="float">
            <text:p>1662803</text:p>
          </table:table-cell>
          <table:table-cell office:value-type="float" office:value="1234089" calcext:value-type="float">
            <text:p>1234089</text:p>
          </table:table-cell>
          <table:table-cell office:value-type="float" office:value="843637" calcext:value-type="float">
            <text:p>843637</text:p>
          </table:table-cell>
          <table:table-cell office:value-type="float" office:value="1014875" calcext:value-type="float">
            <text:p>1014875</text:p>
          </table:table-cell>
          <table:table-cell office:value-type="float" office:value="1650127" calcext:value-type="float">
            <text:p>1650127</text:p>
          </table:table-cell>
          <table:table-cell office:value-type="float" office:value="0.010378958032007" calcext:value-type="float">
            <text:p>0.010378958032007</text:p>
          </table:table-cell>
          <table:table-cell office:value-type="float" office:value="3.96223055866129" calcext:value-type="float">
            <text:p>3.96223055866129</text:p>
          </table:table-cell>
          <table:table-cell office:value-type="float" office:value="0.985553382105038" calcext:value-type="float">
            <text:p>0.985553382105038</text:p>
          </table:table-cell>
          <table:table-cell office:value-type="float" office:value="0.991107939613812" calcext:value-type="float">
            <text:p>0.991107939613812</text:p>
          </table:table-cell>
          <table:table-cell office:value-type="float" office:value="0.735574452349478" calcext:value-type="float">
            <text:p>0.735574452349478</text:p>
          </table:table-cell>
          <table:table-cell office:value-type="float" office:value="0.502846896987784" calcext:value-type="float">
            <text:p>0.502846896987784</text:p>
          </table:table-cell>
          <table:table-cell office:value-type="float" office:value="0.60491271077546" calcext:value-type="float">
            <text:p>0.60491271077546</text:p>
          </table:table-cell>
          <table:table-cell office:value-type="float" office:value="0.983552453941399" calcext:value-type="float">
            <text:p>0.9835524539413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885109530104" calcext:value-type="float">
            <text:p>-102.885109530104</text:p>
          </table:table-cell>
          <table:table-cell office:value-type="float" office:value="-149.430620602443" calcext:value-type="float">
            <text:p>-149.430620602443</text:p>
          </table:table-cell>
          <table:table-cell office:value-type="float" office:value="-129.017457844908" calcext:value-type="float">
            <text:p>-129.0174578449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8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479354011325" calcext:value-type="float">
            <text:p>72.5479354011325</text:p>
          </table:table-cell>
          <table:table-cell office:value-type="float" office:value="982.014663113094" calcext:value-type="float">
            <text:p>982.014663113094</text:p>
          </table:table-cell>
          <table:table-cell office:value-type="float" office:value="-1" calcext:value-type="float">
            <text:p>-1</text:p>
          </table:table-cell>
          <table:table-cell office:value-type="float" office:value="17415" calcext:value-type="float">
            <text:p>17415</text:p>
          </table:table-cell>
          <table:table-cell office:value-type="float" office:value="6645688" calcext:value-type="float">
            <text:p>6645688</text:p>
          </table:table-cell>
          <table:table-cell office:value-type="float" office:value="1653066" calcext:value-type="float">
            <text:p>1653066</text:p>
          </table:table-cell>
          <table:table-cell office:value-type="float" office:value="1663772" calcext:value-type="float">
            <text:p>1663772</text:p>
          </table:table-cell>
          <table:table-cell office:value-type="float" office:value="1253607" calcext:value-type="float">
            <text:p>1253607</text:p>
          </table:table-cell>
          <table:table-cell office:value-type="float" office:value="844449" calcext:value-type="float">
            <text:p>844449</text:p>
          </table:table-cell>
          <table:table-cell office:value-type="float" office:value="1014280" calcext:value-type="float">
            <text:p>1014280</text:p>
          </table:table-cell>
          <table:table-cell office:value-type="float" office:value="1649776" calcext:value-type="float">
            <text:p>1649776</text:p>
          </table:table-cell>
          <table:table-cell office:value-type="float" office:value="0.0103801501250446" calcext:value-type="float">
            <text:p>0.010380150125045</text:p>
          </table:table-cell>
          <table:table-cell office:value-type="float" office:value="3.96113919748535" calcext:value-type="float">
            <text:p>3.96113919748535</text:p>
          </table:table-cell>
          <table:table-cell office:value-type="float" office:value="0.985304234660176" calcext:value-type="float">
            <text:p>0.985304234660176</text:p>
          </table:table-cell>
          <table:table-cell office:value-type="float" office:value="0.991685508690537" calcext:value-type="float">
            <text:p>0.991685508690537</text:p>
          </table:table-cell>
          <table:table-cell office:value-type="float" office:value="0.747208088303576" calcext:value-type="float">
            <text:p>0.747208088303576</text:p>
          </table:table-cell>
          <table:table-cell office:value-type="float" office:value="0.503330886761056" calcext:value-type="float">
            <text:p>0.503330886761056</text:p>
          </table:table-cell>
          <table:table-cell office:value-type="float" office:value="0.604558063096769" calcext:value-type="float">
            <text:p>0.604558063096769</text:p>
          </table:table-cell>
          <table:table-cell office:value-type="float" office:value="0.983343241613298" calcext:value-type="float">
            <text:p>0.983343241613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558382339285" calcext:value-type="float">
            <text:p>-100.558382339285</text:p>
          </table:table-cell>
          <table:table-cell office:value-type="float" office:value="-149.333822647789" calcext:value-type="float">
            <text:p>-149.333822647789</text:p>
          </table:table-cell>
          <table:table-cell office:value-type="float" office:value="-129.088387380646" calcext:value-type="float">
            <text:p>-129.0883873806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8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42960753052" calcext:value-type="float">
            <text:p>72.542960753052</text:p>
          </table:table-cell>
          <table:table-cell office:value-type="float" office:value="981.940560559225" calcext:value-type="float">
            <text:p>981.940560559225</text:p>
          </table:table-cell>
          <table:table-cell office:value-type="float" office:value="-1" calcext:value-type="float">
            <text:p>-1</text:p>
          </table:table-cell>
          <table:table-cell office:value-type="float" office:value="323153" calcext:value-type="float">
            <text:p>323153</text:p>
          </table:table-cell>
          <table:table-cell office:value-type="float" office:value="6629114" calcext:value-type="float">
            <text:p>6629114</text:p>
          </table:table-cell>
          <table:table-cell office:value-type="float" office:value="1654626" calcext:value-type="float">
            <text:p>1654626</text:p>
          </table:table-cell>
          <table:table-cell office:value-type="float" office:value="1663570" calcext:value-type="float">
            <text:p>1663570</text:p>
          </table:table-cell>
          <table:table-cell office:value-type="float" office:value="1233747" calcext:value-type="float">
            <text:p>1233747</text:p>
          </table:table-cell>
          <table:table-cell office:value-type="float" office:value="843769" calcext:value-type="float">
            <text:p>843769</text:p>
          </table:table-cell>
          <table:table-cell office:value-type="float" office:value="1011078" calcext:value-type="float">
            <text:p>1011078</text:p>
          </table:table-cell>
          <table:table-cell office:value-type="float" office:value="1647772" calcext:value-type="float">
            <text:p>1647772</text:p>
          </table:table-cell>
          <table:table-cell office:value-type="float" office:value="0.192614220692422" calcext:value-type="float">
            <text:p>0.192614220692422</text:p>
          </table:table-cell>
          <table:table-cell office:value-type="float" office:value="3.95126032248262" calcext:value-type="float">
            <text:p>3.95126032248262</text:p>
          </table:table-cell>
          <table:table-cell office:value-type="float" office:value="0.986234067229517" calcext:value-type="float">
            <text:p>0.986234067229517</text:p>
          </table:table-cell>
          <table:table-cell office:value-type="float" office:value="0.991565107293738" calcext:value-type="float">
            <text:p>0.991565107293738</text:p>
          </table:table-cell>
          <table:table-cell office:value-type="float" office:value="0.735370604440046" calcext:value-type="float">
            <text:p>0.735370604440046</text:p>
          </table:table-cell>
          <table:table-cell office:value-type="float" office:value="0.502925575128266" calcext:value-type="float">
            <text:p>0.502925575128266</text:p>
          </table:table-cell>
          <table:table-cell office:value-type="float" office:value="0.602649522143545" calcext:value-type="float">
            <text:p>0.602649522143545</text:p>
          </table:table-cell>
          <table:table-cell office:value-type="float" office:value="0.982148764389606" calcext:value-type="float">
            <text:p>0.9821487643896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925879111991" calcext:value-type="float">
            <text:p>-102.925879111991</text:p>
          </table:table-cell>
          <table:table-cell office:value-type="float" office:value="-149.414884974347" calcext:value-type="float">
            <text:p>-149.414884974347</text:p>
          </table:table-cell>
          <table:table-cell office:value-type="float" office:value="-129.470095571291" calcext:value-type="float">
            <text:p>-129.4700955712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9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37599651046" calcext:value-type="float">
            <text:p>72.537599651046</text:p>
          </table:table-cell>
          <table:table-cell office:value-type="float" office:value="981.940560559225" calcext:value-type="float">
            <text:p>981.940560559225</text:p>
          </table:table-cell>
          <table:table-cell office:value-type="float" office:value="-1" calcext:value-type="float">
            <text:p>-1</text:p>
          </table:table-cell>
          <table:table-cell office:value-type="float" office:value="17427" calcext:value-type="float">
            <text:p>17427</text:p>
          </table:table-cell>
          <table:table-cell office:value-type="float" office:value="6647825" calcext:value-type="float">
            <text:p>6647825</text:p>
          </table:table-cell>
          <table:table-cell office:value-type="float" office:value="1653208" calcext:value-type="float">
            <text:p>1653208</text:p>
          </table:table-cell>
          <table:table-cell office:value-type="float" office:value="1662655" calcext:value-type="float">
            <text:p>1662655</text:p>
          </table:table-cell>
          <table:table-cell office:value-type="float" office:value="1230170" calcext:value-type="float">
            <text:p>1230170</text:p>
          </table:table-cell>
          <table:table-cell office:value-type="float" office:value="846955" calcext:value-type="float">
            <text:p>846955</text:p>
          </table:table-cell>
          <table:table-cell office:value-type="float" office:value="1012116" calcext:value-type="float">
            <text:p>1012116</text:p>
          </table:table-cell>
          <table:table-cell office:value-type="float" office:value="1647548" calcext:value-type="float">
            <text:p>1647548</text:p>
          </table:table-cell>
          <table:table-cell office:value-type="float" office:value="0.0103873026832703" calcext:value-type="float">
            <text:p>0.01038730268327</text:p>
          </table:table-cell>
          <table:table-cell office:value-type="float" office:value="3.96241294889604" calcext:value-type="float">
            <text:p>3.96241294889604</text:p>
          </table:table-cell>
          <table:table-cell office:value-type="float" office:value="0.985388873265847" calcext:value-type="float">
            <text:p>0.985388873265847</text:p>
          </table:table-cell>
          <table:table-cell office:value-type="float" office:value="0.991019724729028" calcext:value-type="float">
            <text:p>0.991019724729028</text:p>
          </table:table-cell>
          <table:table-cell office:value-type="float" office:value="0.733238546042269" calcext:value-type="float">
            <text:p>0.733238546042269</text:p>
          </table:table-cell>
          <table:table-cell office:value-type="float" office:value="0.504824579337189" calcext:value-type="float">
            <text:p>0.504824579337189</text:p>
          </table:table-cell>
          <table:table-cell office:value-type="float" office:value="0.603268218430068" calcext:value-type="float">
            <text:p>0.603268218430068</text:p>
          </table:table-cell>
          <table:table-cell office:value-type="float" office:value="0.982015249969393" calcext:value-type="float">
            <text:p>0.9820152499693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352290791546" calcext:value-type="float">
            <text:p>-103.352290791546</text:p>
          </table:table-cell>
          <table:table-cell office:value-type="float" office:value="-149.035084132562" calcext:value-type="float">
            <text:p>-149.035084132562</text:p>
          </table:table-cell>
          <table:table-cell office:value-type="float" office:value="-129.346356313986" calcext:value-type="float">
            <text:p>-129.3463563139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29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215162935535" calcext:value-type="float">
            <text:p>72.5215162935535</text:p>
          </table:table-cell>
          <table:table-cell office:value-type="float" office:value="981.995636100422" calcext:value-type="float">
            <text:p>981.995636100422</text:p>
          </table:table-cell>
          <table:table-cell office:value-type="float" office:value="-1" calcext:value-type="float">
            <text:p>-1</text:p>
          </table:table-cell>
          <table:table-cell office:value-type="float" office:value="17421" calcext:value-type="float">
            <text:p>17421</text:p>
          </table:table-cell>
          <table:table-cell office:value-type="float" office:value="6649191" calcext:value-type="float">
            <text:p>6649191</text:p>
          </table:table-cell>
          <table:table-cell office:value-type="float" office:value="1652455" calcext:value-type="float">
            <text:p>1652455</text:p>
          </table:table-cell>
          <table:table-cell office:value-type="float" office:value="1662762" calcext:value-type="float">
            <text:p>1662762</text:p>
          </table:table-cell>
          <table:table-cell office:value-type="float" office:value="1233424" calcext:value-type="float">
            <text:p>1233424</text:p>
          </table:table-cell>
          <table:table-cell office:value-type="float" office:value="846414" calcext:value-type="float">
            <text:p>846414</text:p>
          </table:table-cell>
          <table:table-cell office:value-type="float" office:value="1012378" calcext:value-type="float">
            <text:p>1012378</text:p>
          </table:table-cell>
          <table:table-cell office:value-type="float" office:value="1649917" calcext:value-type="float">
            <text:p>1649917</text:p>
          </table:table-cell>
          <table:table-cell office:value-type="float" office:value="0.0103837264041574" calcext:value-type="float">
            <text:p>0.010383726404158</text:p>
          </table:table-cell>
          <table:table-cell office:value-type="float" office:value="3.96322714844074" calcext:value-type="float">
            <text:p>3.96322714844074</text:p>
          </table:table-cell>
          <table:table-cell office:value-type="float" office:value="0.984940050237185" calcext:value-type="float">
            <text:p>0.984940050237185</text:p>
          </table:table-cell>
          <table:table-cell office:value-type="float" office:value="0.991083501706541" calcext:value-type="float">
            <text:p>0.991083501706541</text:p>
          </table:table-cell>
          <table:table-cell office:value-type="float" office:value="0.735178081414471" calcext:value-type="float">
            <text:p>0.735178081414471</text:p>
          </table:table-cell>
          <table:table-cell office:value-type="float" office:value="0.504502118170514" calcext:value-type="float">
            <text:p>0.504502118170514</text:p>
          </table:table-cell>
          <table:table-cell office:value-type="float" office:value="0.603424382617996" calcext:value-type="float">
            <text:p>0.603424382617996</text:p>
          </table:table-cell>
          <table:table-cell office:value-type="float" office:value="0.98342728417245" calcext:value-type="float">
            <text:p>0.98342728417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964383717106" calcext:value-type="float">
            <text:p>-102.964383717106</text:p>
          </table:table-cell>
          <table:table-cell office:value-type="float" office:value="-149.099576365897" calcext:value-type="float">
            <text:p>-149.099576365897</text:p>
          </table:table-cell>
          <table:table-cell office:value-type="float" office:value="-129.315123476401" calcext:value-type="float">
            <text:p>-129.3151234764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0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157690710762" calcext:value-type="float">
            <text:p>72.5157690710762</text:p>
          </table:table-cell>
          <table:table-cell office:value-type="float" office:value="981.904512946604" calcext:value-type="float">
            <text:p>981.904512946604</text:p>
          </table:table-cell>
          <table:table-cell office:value-type="float" office:value="-1" calcext:value-type="float">
            <text:p>-1</text:p>
          </table:table-cell>
          <table:table-cell office:value-type="float" office:value="17421" calcext:value-type="float">
            <text:p>17421</text:p>
          </table:table-cell>
          <table:table-cell office:value-type="float" office:value="6650184" calcext:value-type="float">
            <text:p>6650184</text:p>
          </table:table-cell>
          <table:table-cell office:value-type="float" office:value="1652839" calcext:value-type="float">
            <text:p>1652839</text:p>
          </table:table-cell>
          <table:table-cell office:value-type="float" office:value="1667963" calcext:value-type="float">
            <text:p>1667963</text:p>
          </table:table-cell>
          <table:table-cell office:value-type="float" office:value="1248039" calcext:value-type="float">
            <text:p>1248039</text:p>
          </table:table-cell>
          <table:table-cell office:value-type="float" office:value="848133" calcext:value-type="float">
            <text:p>848133</text:p>
          </table:table-cell>
          <table:table-cell office:value-type="float" office:value="1009835" calcext:value-type="float">
            <text:p>1009835</text:p>
          </table:table-cell>
          <table:table-cell office:value-type="float" office:value="1649199" calcext:value-type="float">
            <text:p>1649199</text:p>
          </table:table-cell>
          <table:table-cell office:value-type="float" office:value="0.0103837264041574" calcext:value-type="float">
            <text:p>0.010383726404158</text:p>
          </table:table-cell>
          <table:table-cell office:value-type="float" office:value="3.96381902263391" calcext:value-type="float">
            <text:p>3.96381902263391</text:p>
          </table:table-cell>
          <table:table-cell office:value-type="float" office:value="0.985168932100407" calcext:value-type="float">
            <text:p>0.985168932100407</text:p>
          </table:table-cell>
          <table:table-cell office:value-type="float" office:value="0.994183539650862" calcext:value-type="float">
            <text:p>0.994183539650862</text:p>
          </table:table-cell>
          <table:table-cell office:value-type="float" office:value="0.743889301286852" calcext:value-type="float">
            <text:p>0.743889301286852</text:p>
          </table:table-cell>
          <table:table-cell office:value-type="float" office:value="0.505526722136345" calcext:value-type="float">
            <text:p>0.505526722136345</text:p>
          </table:table-cell>
          <table:table-cell office:value-type="float" office:value="0.601908636320667" calcext:value-type="float">
            <text:p>0.601908636320667</text:p>
          </table:table-cell>
          <table:table-cell office:value-type="float" office:value="0.982999322771945" calcext:value-type="float">
            <text:p>0.982999322771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22213974263" calcext:value-type="float">
            <text:p>-101.22213974263</text:p>
          </table:table-cell>
          <table:table-cell office:value-type="float" office:value="-148.894655572731" calcext:value-type="float">
            <text:p>-148.894655572731</text:p>
          </table:table-cell>
          <table:table-cell office:value-type="float" office:value="-129.618272735867" calcext:value-type="float">
            <text:p>-129.618272735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0</text:p>
          </table:table-cell>
          <table:table-cell office:value-type="float" office:value="26.0801718893053" calcext:value-type="float">
            <text:p>26.0801718893053</text:p>
          </table:table-cell>
          <table:table-cell office:value-type="float" office:value="72.5219024299991" calcext:value-type="float">
            <text:p>72.5219024299991</text:p>
          </table:table-cell>
          <table:table-cell office:value-type="float" office:value="981.97660868778" calcext:value-type="float">
            <text:p>981.97660868778</text:p>
          </table:table-cell>
          <table:table-cell office:value-type="float" office:value="-1" calcext:value-type="float">
            <text:p>-1</text:p>
          </table:table-cell>
          <table:table-cell office:value-type="float" office:value="17423" calcext:value-type="float">
            <text:p>17423</text:p>
          </table:table-cell>
          <table:table-cell office:value-type="float" office:value="6648244" calcext:value-type="float">
            <text:p>6648244</text:p>
          </table:table-cell>
          <table:table-cell office:value-type="float" office:value="1653144" calcext:value-type="float">
            <text:p>1653144</text:p>
          </table:table-cell>
          <table:table-cell office:value-type="float" office:value="1663613" calcext:value-type="float">
            <text:p>1663613</text:p>
          </table:table-cell>
          <table:table-cell office:value-type="float" office:value="1237067" calcext:value-type="float">
            <text:p>1237067</text:p>
          </table:table-cell>
          <table:table-cell office:value-type="float" office:value="848893" calcext:value-type="float">
            <text:p>848893</text:p>
          </table:table-cell>
          <table:table-cell office:value-type="float" office:value="1006711" calcext:value-type="float">
            <text:p>1006711</text:p>
          </table:table-cell>
          <table:table-cell office:value-type="float" office:value="1648198" calcext:value-type="float">
            <text:p>1648198</text:p>
          </table:table-cell>
          <table:table-cell office:value-type="float" office:value="0.0103849184971951" calcext:value-type="float">
            <text:p>0.010384918497195</text:p>
          </table:table-cell>
          <table:table-cell office:value-type="float" office:value="3.96266269238742" calcext:value-type="float">
            <text:p>3.96266269238742</text:p>
          </table:table-cell>
          <table:table-cell office:value-type="float" office:value="0.985350726288644" calcext:value-type="float">
            <text:p>0.985350726288644</text:p>
          </table:table-cell>
          <table:table-cell office:value-type="float" office:value="0.991590737294047" calcext:value-type="float">
            <text:p>0.991590737294047</text:p>
          </table:table-cell>
          <table:table-cell office:value-type="float" office:value="0.737349478882489" calcext:value-type="float">
            <text:p>0.737349478882489</text:p>
          </table:table-cell>
          <table:table-cell office:value-type="float" office:value="0.505979717490639" calcext:value-type="float">
            <text:p>0.505979717490639</text:p>
          </table:table-cell>
          <table:table-cell office:value-type="float" office:value="0.60004658699591" calcext:value-type="float">
            <text:p>0.60004658699591</text:p>
          </table:table-cell>
          <table:table-cell office:value-type="float" office:value="0.982402680206618" calcext:value-type="float">
            <text:p>0.982402680206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530104223502" calcext:value-type="float">
            <text:p>-102.530104223502</text:p>
          </table:table-cell>
          <table:table-cell office:value-type="float" office:value="-148.804056501872" calcext:value-type="float">
            <text:p>-148.804056501872</text:p>
          </table:table-cell>
          <table:table-cell office:value-type="float" office:value="-129.990682600818" calcext:value-type="float">
            <text:p>-129.9906826008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1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322385404609" calcext:value-type="float">
            <text:p>72.5322385404609</text:p>
          </table:table-cell>
          <table:table-cell office:value-type="float" office:value="981.968098318913" calcext:value-type="float">
            <text:p>981.968098318913</text:p>
          </table:table-cell>
          <table:table-cell office:value-type="float" office:value="-1" calcext:value-type="float">
            <text:p>-1</text:p>
          </table:table-cell>
          <table:table-cell office:value-type="float" office:value="17416" calcext:value-type="float">
            <text:p>17416</text:p>
          </table:table-cell>
          <table:table-cell office:value-type="float" office:value="6646519" calcext:value-type="float">
            <text:p>6646519</text:p>
          </table:table-cell>
          <table:table-cell office:value-type="float" office:value="1653908" calcext:value-type="float">
            <text:p>1653908</text:p>
          </table:table-cell>
          <table:table-cell office:value-type="float" office:value="1663665" calcext:value-type="float">
            <text:p>1663665</text:p>
          </table:table-cell>
          <table:table-cell office:value-type="float" office:value="1223843" calcext:value-type="float">
            <text:p>1223843</text:p>
          </table:table-cell>
          <table:table-cell office:value-type="float" office:value="848109" calcext:value-type="float">
            <text:p>848109</text:p>
          </table:table-cell>
          <table:table-cell office:value-type="float" office:value="1005550" calcext:value-type="float">
            <text:p>1005550</text:p>
          </table:table-cell>
          <table:table-cell office:value-type="float" office:value="1647196" calcext:value-type="float">
            <text:p>1647196</text:p>
          </table:table-cell>
          <table:table-cell office:value-type="float" office:value="0.0103807461715634" calcext:value-type="float">
            <text:p>0.010380746171563</text:p>
          </table:table-cell>
          <table:table-cell office:value-type="float" office:value="3.96163451214248" calcext:value-type="float">
            <text:p>3.96163451214248</text:p>
          </table:table-cell>
          <table:table-cell office:value-type="float" office:value="0.985806105829013" calcext:value-type="float">
            <text:p>0.985806105829013</text:p>
          </table:table-cell>
          <table:table-cell office:value-type="float" office:value="0.991621731713025" calcext:value-type="float">
            <text:p>0.991621731713025</text:p>
          </table:table-cell>
          <table:table-cell office:value-type="float" office:value="0.729467359717769" calcext:value-type="float">
            <text:p>0.729467359717769</text:p>
          </table:table-cell>
          <table:table-cell office:value-type="float" office:value="0.505512417019894" calcext:value-type="float">
            <text:p>0.505512417019894</text:p>
          </table:table-cell>
          <table:table-cell office:value-type="float" office:value="0.599354576987574" calcext:value-type="float">
            <text:p>0.599354576987574</text:p>
          </table:table-cell>
          <table:table-cell office:value-type="float" office:value="0.981805441594772" calcext:value-type="float">
            <text:p>0.9818054415947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106528056446" calcext:value-type="float">
            <text:p>-104.106528056446</text:p>
          </table:table-cell>
          <table:table-cell office:value-type="float" office:value="-148.897516596021" calcext:value-type="float">
            <text:p>-148.897516596021</text:p>
          </table:table-cell>
          <table:table-cell office:value-type="float" office:value="-130.129084602485" calcext:value-type="float">
            <text:p>-130.1290846024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1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211301475328" calcext:value-type="float">
            <text:p>72.5211301475328</text:p>
          </table:table-cell>
          <table:table-cell office:value-type="float" office:value="981.959587986209" calcext:value-type="float">
            <text:p>981.959587986209</text:p>
          </table:table-cell>
          <table:table-cell office:value-type="float" office:value="-1" calcext:value-type="float">
            <text:p>-1</text:p>
          </table:table-cell>
          <table:table-cell office:value-type="float" office:value="17420" calcext:value-type="float">
            <text:p>17420</text:p>
          </table:table-cell>
          <table:table-cell office:value-type="float" office:value="6648010" calcext:value-type="float">
            <text:p>6648010</text:p>
          </table:table-cell>
          <table:table-cell office:value-type="float" office:value="1653575" calcext:value-type="float">
            <text:p>1653575</text:p>
          </table:table-cell>
          <table:table-cell office:value-type="float" office:value="1662179" calcext:value-type="float">
            <text:p>1662179</text:p>
          </table:table-cell>
          <table:table-cell office:value-type="float" office:value="1221274" calcext:value-type="float">
            <text:p>1221274</text:p>
          </table:table-cell>
          <table:table-cell office:value-type="float" office:value="851098" calcext:value-type="float">
            <text:p>851098</text:p>
          </table:table-cell>
          <table:table-cell office:value-type="float" office:value="1005817" calcext:value-type="float">
            <text:p>1005817</text:p>
          </table:table-cell>
          <table:table-cell office:value-type="float" office:value="1648818" calcext:value-type="float">
            <text:p>1648818</text:p>
          </table:table-cell>
          <table:table-cell office:value-type="float" office:value="0.0103831303576386" calcext:value-type="float">
            <text:p>0.010383130357639</text:p>
          </table:table-cell>
          <table:table-cell office:value-type="float" office:value="3.96252321750202" calcext:value-type="float">
            <text:p>3.96252321750202</text:p>
          </table:table-cell>
          <table:table-cell office:value-type="float" office:value="0.98560762233825" calcext:value-type="float">
            <text:p>0.98560762233825</text:p>
          </table:table-cell>
          <table:table-cell office:value-type="float" office:value="0.990736006586075" calcext:value-type="float">
            <text:p>0.990736006586075</text:p>
          </table:table-cell>
          <table:table-cell office:value-type="float" office:value="0.727936116210951" calcext:value-type="float">
            <text:p>0.727936116210951</text:p>
          </table:table-cell>
          <table:table-cell office:value-type="float" office:value="0.507294000064611" calcext:value-type="float">
            <text:p>0.507294000064611</text:p>
          </table:table-cell>
          <table:table-cell office:value-type="float" office:value="0.599513721408096" calcext:value-type="float">
            <text:p>0.599513721408096</text:p>
          </table:table-cell>
          <table:table-cell office:value-type="float" office:value="0.982772229048279" calcext:value-type="float">
            <text:p>0.9827722290482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41277675781" calcext:value-type="float">
            <text:p>-104.41277675781</text:p>
          </table:table-cell>
          <table:table-cell office:value-type="float" office:value="-148.541199987078" calcext:value-type="float">
            <text:p>-148.541199987078</text:p>
          </table:table-cell>
          <table:table-cell office:value-type="float" office:value="-130.097255718381" calcext:value-type="float">
            <text:p>-130.0972557183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1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42960753052" calcext:value-type="float">
            <text:p>72.542960753052</text:p>
          </table:table-cell>
          <table:table-cell office:value-type="float" office:value="981.885485105309" calcext:value-type="float">
            <text:p>981.885485105309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54801" calcext:value-type="float">
            <text:p>6654801</text:p>
          </table:table-cell>
          <table:table-cell office:value-type="float" office:value="1653335" calcext:value-type="float">
            <text:p>1653335</text:p>
          </table:table-cell>
          <table:table-cell office:value-type="float" office:value="1663130" calcext:value-type="float">
            <text:p>1663130</text:p>
          </table:table-cell>
          <table:table-cell office:value-type="float" office:value="1223113" calcext:value-type="float">
            <text:p>1223113</text:p>
          </table:table-cell>
          <table:table-cell office:value-type="float" office:value="850671" calcext:value-type="float">
            <text:p>850671</text:p>
          </table:table-cell>
          <table:table-cell office:value-type="float" office:value="1006549" calcext:value-type="float">
            <text:p>1006549</text:p>
          </table:table-cell>
          <table:table-cell office:value-type="float" office:value="1650453" calcext:value-type="float">
            <text:p>1650453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6657096941125" calcext:value-type="float">
            <text:p>3.96657096941125</text:p>
          </table:table-cell>
          <table:table-cell office:value-type="float" office:value="0.985464571173736" calcext:value-type="float">
            <text:p>0.985464571173736</text:p>
          </table:table-cell>
          <table:table-cell office:value-type="float" office:value="0.991302846825462" calcext:value-type="float">
            <text:p>0.991302846825462</text:p>
          </table:table-cell>
          <table:table-cell office:value-type="float" office:value="0.72903224575904" calcext:value-type="float">
            <text:p>0.72903224575904</text:p>
          </table:table-cell>
          <table:table-cell office:value-type="float" office:value="0.50703948820108" calcext:value-type="float">
            <text:p>0.50703948820108</text:p>
          </table:table-cell>
          <table:table-cell office:value-type="float" office:value="0.599950027459863" calcext:value-type="float">
            <text:p>0.599950027459863</text:p>
          </table:table-cell>
          <table:table-cell office:value-type="float" office:value="0.983746765106531" calcext:value-type="float">
            <text:p>0.983746765106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193550848192" calcext:value-type="float">
            <text:p>-104.193550848192</text:p>
          </table:table-cell>
          <table:table-cell office:value-type="float" office:value="-148.592102359784" calcext:value-type="float">
            <text:p>-148.592102359784</text:p>
          </table:table-cell>
          <table:table-cell office:value-type="float" office:value="-130.009994508027" calcext:value-type="float">
            <text:p>-130.0099945080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2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536829313267" calcext:value-type="float">
            <text:p>72.5536829313267</text:p>
          </table:table-cell>
          <table:table-cell office:value-type="float" office:value="981.968098318913" calcext:value-type="float">
            <text:p>981.968098318913</text:p>
          </table:table-cell>
          <table:table-cell office:value-type="float" office:value="-1" calcext:value-type="float">
            <text:p>-1</text:p>
          </table:table-cell>
          <table:table-cell office:value-type="float" office:value="17424" calcext:value-type="float">
            <text:p>17424</text:p>
          </table:table-cell>
          <table:table-cell office:value-type="float" office:value="6630147" calcext:value-type="float">
            <text:p>6630147</text:p>
          </table:table-cell>
          <table:table-cell office:value-type="float" office:value="1652188" calcext:value-type="float">
            <text:p>1652188</text:p>
          </table:table-cell>
          <table:table-cell office:value-type="float" office:value="1664421" calcext:value-type="float">
            <text:p>1664421</text:p>
          </table:table-cell>
          <table:table-cell office:value-type="float" office:value="1237740" calcext:value-type="float">
            <text:p>1237740</text:p>
          </table:table-cell>
          <table:table-cell office:value-type="float" office:value="851648" calcext:value-type="float">
            <text:p>851648</text:p>
          </table:table-cell>
          <table:table-cell office:value-type="float" office:value="1003871" calcext:value-type="float">
            <text:p>1003871</text:p>
          </table:table-cell>
          <table:table-cell office:value-type="float" office:value="1648557" calcext:value-type="float">
            <text:p>1648557</text:p>
          </table:table-cell>
          <table:table-cell office:value-type="float" office:value="0.0103855145437139" calcext:value-type="float">
            <text:p>0.010385514543714</text:p>
          </table:table-cell>
          <table:table-cell office:value-type="float" office:value="3.95187603853655" calcext:value-type="float">
            <text:p>3.95187603853655</text:p>
          </table:table-cell>
          <table:table-cell office:value-type="float" office:value="0.984780905816663" calcext:value-type="float">
            <text:p>0.984780905816663</text:p>
          </table:table-cell>
          <table:table-cell office:value-type="float" office:value="0.992072342881244" calcext:value-type="float">
            <text:p>0.992072342881244</text:p>
          </table:table-cell>
          <table:table-cell office:value-type="float" office:value="0.737750618189647" calcext:value-type="float">
            <text:p>0.737750618189647</text:p>
          </table:table-cell>
          <table:table-cell office:value-type="float" office:value="0.507621825649956" calcext:value-type="float">
            <text:p>0.507621825649956</text:p>
          </table:table-cell>
          <table:table-cell office:value-type="float" office:value="0.598353814882495" calcext:value-type="float">
            <text:p>0.598353814882495</text:p>
          </table:table-cell>
          <table:table-cell office:value-type="float" office:value="0.98261666090687" calcext:value-type="float">
            <text:p>0.982616660906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449876362071" calcext:value-type="float">
            <text:p>-102.449876362071</text:p>
          </table:table-cell>
          <table:table-cell office:value-type="float" office:value="-148.475634870009" calcext:value-type="float">
            <text:p>-148.475634870009</text:p>
          </table:table-cell>
          <table:table-cell office:value-type="float" office:value="-130.329237023501" calcext:value-type="float">
            <text:p>-130.3292370235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2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5590440075955" calcext:value-type="float">
            <text:p>72.5590440075955</text:p>
          </table:table-cell>
          <table:table-cell office:value-type="float" office:value="981.913022821357" calcext:value-type="float">
            <text:p>981.913022821357</text:p>
          </table:table-cell>
          <table:table-cell office:value-type="float" office:value="-1" calcext:value-type="float">
            <text:p>-1</text:p>
          </table:table-cell>
          <table:table-cell office:value-type="float" office:value="17408" calcext:value-type="float">
            <text:p>17408</text:p>
          </table:table-cell>
          <table:table-cell office:value-type="float" office:value="6630331" calcext:value-type="float">
            <text:p>6630331</text:p>
          </table:table-cell>
          <table:table-cell office:value-type="float" office:value="1653946" calcext:value-type="float">
            <text:p>1653946</text:p>
          </table:table-cell>
          <table:table-cell office:value-type="float" office:value="1662546" calcext:value-type="float">
            <text:p>1662546</text:p>
          </table:table-cell>
          <table:table-cell office:value-type="float" office:value="1216533" calcext:value-type="float">
            <text:p>1216533</text:p>
          </table:table-cell>
          <table:table-cell office:value-type="float" office:value="852595" calcext:value-type="float">
            <text:p>852595</text:p>
          </table:table-cell>
          <table:table-cell office:value-type="float" office:value="1003089" calcext:value-type="float">
            <text:p>1003089</text:p>
          </table:table-cell>
          <table:table-cell office:value-type="float" office:value="1648306" calcext:value-type="float">
            <text:p>1648306</text:p>
          </table:table-cell>
          <table:table-cell office:value-type="float" office:value="0.0103759777994129" calcext:value-type="float">
            <text:p>0.010375977799413</text:p>
          </table:table-cell>
          <table:table-cell office:value-type="float" office:value="3.95198571109601" calcext:value-type="float">
            <text:p>3.95198571109601</text:p>
          </table:table-cell>
          <table:table-cell office:value-type="float" office:value="0.985828755596728" calcext:value-type="float">
            <text:p>0.985828755596728</text:p>
          </table:table-cell>
          <table:table-cell office:value-type="float" office:value="0.990954755658478" calcext:value-type="float">
            <text:p>0.990954755658478</text:p>
          </table:table-cell>
          <table:table-cell office:value-type="float" office:value="0.725110259665282" calcext:value-type="float">
            <text:p>0.725110259665282</text:p>
          </table:table-cell>
          <table:table-cell office:value-type="float" office:value="0.508186281703267" calcext:value-type="float">
            <text:p>0.508186281703267</text:p>
          </table:table-cell>
          <table:table-cell office:value-type="float" office:value="0.597887706504787" calcext:value-type="float">
            <text:p>0.597887706504787</text:p>
          </table:table-cell>
          <table:table-cell office:value-type="float" office:value="0.98246705323065" calcext:value-type="float">
            <text:p>0.982467053230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977948066944" calcext:value-type="float">
            <text:p>-104.977948066944</text:p>
          </table:table-cell>
          <table:table-cell office:value-type="float" office:value="-148.362743659347" calcext:value-type="float">
            <text:p>-148.362743659347</text:p>
          </table:table-cell>
          <table:table-cell office:value-type="float" office:value="-130.422458699043" calcext:value-type="float">
            <text:p>-130.4224586990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3</text:p>
          </table:table-cell>
          <table:table-cell office:value-type="float" office:value="26.0700637527334" calcext:value-type="float">
            <text:p>26.0700637527334</text:p>
          </table:table-cell>
          <table:table-cell office:value-type="float" office:value="72.5908233607896" calcext:value-type="float">
            <text:p>72.5908233607896</text:p>
          </table:table-cell>
          <table:table-cell office:value-type="float" office:value="981.849437994278" calcext:value-type="float">
            <text:p>981.849437994278</text:p>
          </table:table-cell>
          <table:table-cell office:value-type="float" office:value="-1" calcext:value-type="float">
            <text:p>-1</text:p>
          </table:table-cell>
          <table:table-cell office:value-type="float" office:value="17439" calcext:value-type="float">
            <text:p>17439</text:p>
          </table:table-cell>
          <table:table-cell office:value-type="float" office:value="6649040" calcext:value-type="float">
            <text:p>6649040</text:p>
          </table:table-cell>
          <table:table-cell office:value-type="float" office:value="1652469" calcext:value-type="float">
            <text:p>1652469</text:p>
          </table:table-cell>
          <table:table-cell office:value-type="float" office:value="1663395" calcext:value-type="float">
            <text:p>1663395</text:p>
          </table:table-cell>
          <table:table-cell office:value-type="float" office:value="1232692" calcext:value-type="float">
            <text:p>1232692</text:p>
          </table:table-cell>
          <table:table-cell office:value-type="float" office:value="852934" calcext:value-type="float">
            <text:p>852934</text:p>
          </table:table-cell>
          <table:table-cell office:value-type="float" office:value="1001429" calcext:value-type="float">
            <text:p>1001429</text:p>
          </table:table-cell>
          <table:table-cell office:value-type="float" office:value="1647975" calcext:value-type="float">
            <text:p>1647975</text:p>
          </table:table-cell>
          <table:table-cell office:value-type="float" office:value="0.010394455241496" calcext:value-type="float">
            <text:p>0.010394455241496</text:p>
          </table:table-cell>
          <table:table-cell office:value-type="float" office:value="3.9631371454164" calcext:value-type="float">
            <text:p>3.9631371454164</text:p>
          </table:table-cell>
          <table:table-cell office:value-type="float" office:value="0.984948394888448" calcext:value-type="float">
            <text:p>0.984948394888448</text:p>
          </table:table-cell>
          <table:table-cell office:value-type="float" office:value="0.991460799152946" calcext:value-type="float">
            <text:p>0.991460799152946</text:p>
          </table:table-cell>
          <table:table-cell office:value-type="float" office:value="0.734741775362703" calcext:value-type="float">
            <text:p>0.734741775362703</text:p>
          </table:table-cell>
          <table:table-cell office:value-type="float" office:value="0.508388341473143" calcext:value-type="float">
            <text:p>0.508388341473143</text:p>
          </table:table-cell>
          <table:table-cell office:value-type="float" office:value="0.596898269283565" calcext:value-type="float">
            <text:p>0.596898269283565</text:p>
          </table:table-cell>
          <table:table-cell office:value-type="float" office:value="0.982269761832924" calcext:value-type="float">
            <text:p>0.982269761832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051644927459" calcext:value-type="float">
            <text:p>-103.051644927459</text:p>
          </table:table-cell>
          <table:table-cell office:value-type="float" office:value="-148.322331705371" calcext:value-type="float">
            <text:p>-148.322331705371</text:p>
          </table:table-cell>
          <table:table-cell office:value-type="float" office:value="-130.620346143287" calcext:value-type="float">
            <text:p>-130.6203461432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3</text:p>
          </table:table-cell>
          <table:table-cell office:value-type="float" office:value="26.0852259580279" calcext:value-type="float">
            <text:p>26.0852259580279</text:p>
          </table:table-cell>
          <table:table-cell office:value-type="float" office:value="72.6080674869223" calcext:value-type="float">
            <text:p>72.6080674869223</text:p>
          </table:table-cell>
          <table:table-cell office:value-type="float" office:value="981.957580875165" calcext:value-type="float">
            <text:p>981.957580875165</text:p>
          </table:table-cell>
          <table:table-cell office:value-type="float" office:value="-1" calcext:value-type="float">
            <text:p>-1</text:p>
          </table:table-cell>
          <table:table-cell office:value-type="float" office:value="17420" calcext:value-type="float">
            <text:p>17420</text:p>
          </table:table-cell>
          <table:table-cell office:value-type="float" office:value="6646506" calcext:value-type="float">
            <text:p>6646506</text:p>
          </table:table-cell>
          <table:table-cell office:value-type="float" office:value="1653007" calcext:value-type="float">
            <text:p>1653007</text:p>
          </table:table-cell>
          <table:table-cell office:value-type="float" office:value="1663056" calcext:value-type="float">
            <text:p>1663056</text:p>
          </table:table-cell>
          <table:table-cell office:value-type="float" office:value="1216225" calcext:value-type="float">
            <text:p>1216225</text:p>
          </table:table-cell>
          <table:table-cell office:value-type="float" office:value="851726" calcext:value-type="float">
            <text:p>851726</text:p>
          </table:table-cell>
          <table:table-cell office:value-type="float" office:value="999125" calcext:value-type="float">
            <text:p>999125</text:p>
          </table:table-cell>
          <table:table-cell office:value-type="float" office:value="1646947" calcext:value-type="float">
            <text:p>1646947</text:p>
          </table:table-cell>
          <table:table-cell office:value-type="float" office:value="0.0103831303576386" calcext:value-type="float">
            <text:p>0.010383130357639</text:p>
          </table:table-cell>
          <table:table-cell office:value-type="float" office:value="3.96162676353774" calcext:value-type="float">
            <text:p>3.96162676353774</text:p>
          </table:table-cell>
          <table:table-cell office:value-type="float" office:value="0.985269067915567" calcext:value-type="float">
            <text:p>0.985269067915567</text:p>
          </table:table-cell>
          <table:table-cell office:value-type="float" office:value="0.99125873938307" calcext:value-type="float">
            <text:p>0.99125873938307</text:p>
          </table:table-cell>
          <table:table-cell office:value-type="float" office:value="0.724926677337489" calcext:value-type="float">
            <text:p>0.724926677337489</text:p>
          </table:table-cell>
          <table:table-cell office:value-type="float" office:value="0.507668317278423" calcext:value-type="float">
            <text:p>0.507668317278423</text:p>
          </table:table-cell>
          <table:table-cell office:value-type="float" office:value="0.595524978104231" calcext:value-type="float">
            <text:p>0.595524978104231</text:p>
          </table:table-cell>
          <table:table-cell office:value-type="float" office:value="0.981657026011589" calcext:value-type="float">
            <text:p>0.9816570260115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014664532502" calcext:value-type="float">
            <text:p>-105.014664532502</text:p>
          </table:table-cell>
          <table:table-cell office:value-type="float" office:value="-148.466336544315" calcext:value-type="float">
            <text:p>-148.466336544315</text:p>
          </table:table-cell>
          <table:table-cell office:value-type="float" office:value="-130.895004379154" calcext:value-type="float">
            <text:p>-130.8950043791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4</text:p>
          </table:table-cell>
          <table:table-cell office:value-type="float" office:value="26.0852259580279" calcext:value-type="float">
            <text:p>26.0852259580279</text:p>
          </table:table-cell>
          <table:table-cell office:value-type="float" office:value="72.6187896987484" calcext:value-type="float">
            <text:p>72.6187896987484</text:p>
          </table:table-cell>
          <table:table-cell office:value-type="float" office:value="982.067733876657" calcext:value-type="float">
            <text:p>982.067733876657</text:p>
          </table:table-cell>
          <table:table-cell office:value-type="float" office:value="-1" calcext:value-type="float">
            <text:p>-1</text:p>
          </table:table-cell>
          <table:table-cell office:value-type="float" office:value="17416" calcext:value-type="float">
            <text:p>17416</text:p>
          </table:table-cell>
          <table:table-cell office:value-type="float" office:value="6647834" calcext:value-type="float">
            <text:p>6647834</text:p>
          </table:table-cell>
          <table:table-cell office:value-type="float" office:value="1653089" calcext:value-type="float">
            <text:p>1653089</text:p>
          </table:table-cell>
          <table:table-cell office:value-type="float" office:value="1663819" calcext:value-type="float">
            <text:p>1663819</text:p>
          </table:table-cell>
          <table:table-cell office:value-type="float" office:value="1211395" calcext:value-type="float">
            <text:p>1211395</text:p>
          </table:table-cell>
          <table:table-cell office:value-type="float" office:value="853348" calcext:value-type="float">
            <text:p>853348</text:p>
          </table:table-cell>
          <table:table-cell office:value-type="float" office:value="998943" calcext:value-type="float">
            <text:p>998943</text:p>
          </table:table-cell>
          <table:table-cell office:value-type="float" office:value="1647740" calcext:value-type="float">
            <text:p>1647740</text:p>
          </table:table-cell>
          <table:table-cell office:value-type="float" office:value="0.0103807461715634" calcext:value-type="float">
            <text:p>0.010380746171563</text:p>
          </table:table-cell>
          <table:table-cell office:value-type="float" office:value="3.96241831331471" calcext:value-type="float">
            <text:p>3.96241831331471</text:p>
          </table:table-cell>
          <table:table-cell office:value-type="float" office:value="0.985317943730109" calcext:value-type="float">
            <text:p>0.985317943730109</text:p>
          </table:table-cell>
          <table:table-cell office:value-type="float" office:value="0.991713522876921" calcext:value-type="float">
            <text:p>0.991713522876921</text:p>
          </table:table-cell>
          <table:table-cell office:value-type="float" office:value="0.722047772651645" calcext:value-type="float">
            <text:p>0.722047772651645</text:p>
          </table:table-cell>
          <table:table-cell office:value-type="float" office:value="0.50863510473193" calcext:value-type="float">
            <text:p>0.50863510473193</text:p>
          </table:table-cell>
          <table:table-cell office:value-type="float" office:value="0.595416497637808" calcext:value-type="float">
            <text:p>0.595416497637808</text:p>
          </table:table-cell>
          <table:table-cell office:value-type="float" office:value="0.982129690901004" calcext:value-type="float">
            <text:p>0.982129690901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590445469671" calcext:value-type="float">
            <text:p>-105.590445469671</text:p>
          </table:table-cell>
          <table:table-cell office:value-type="float" office:value="-148.272979053614" calcext:value-type="float">
            <text:p>-148.272979053614</text:p>
          </table:table-cell>
          <table:table-cell office:value-type="float" office:value="-130.916700472438" calcext:value-type="float">
            <text:p>-130.9167004724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4</text:p>
          </table:table-cell>
          <table:table-cell office:value-type="float" office:value="26.0801718893053" calcext:value-type="float">
            <text:p>26.0801718893053</text:p>
          </table:table-cell>
          <table:table-cell office:value-type="float" office:value="72.6452075744438" calcext:value-type="float">
            <text:p>72.6452075744438</text:p>
          </table:table-cell>
          <table:table-cell office:value-type="float" office:value="981.921532732272" calcext:value-type="float">
            <text:p>981.921532732272</text:p>
          </table:table-cell>
          <table:table-cell office:value-type="float" office:value="-1" calcext:value-type="float">
            <text:p>-1</text:p>
          </table:table-cell>
          <table:table-cell office:value-type="float" office:value="17417" calcext:value-type="float">
            <text:p>17417</text:p>
          </table:table-cell>
          <table:table-cell office:value-type="float" office:value="6646892" calcext:value-type="float">
            <text:p>6646892</text:p>
          </table:table-cell>
          <table:table-cell office:value-type="float" office:value="1652810" calcext:value-type="float">
            <text:p>1652810</text:p>
          </table:table-cell>
          <table:table-cell office:value-type="float" office:value="1662480" calcext:value-type="float">
            <text:p>1662480</text:p>
          </table:table-cell>
          <table:table-cell office:value-type="float" office:value="1212264" calcext:value-type="float">
            <text:p>1212264</text:p>
          </table:table-cell>
          <table:table-cell office:value-type="float" office:value="854043" calcext:value-type="float">
            <text:p>854043</text:p>
          </table:table-cell>
          <table:table-cell office:value-type="float" office:value="1000102" calcext:value-type="float">
            <text:p>1000102</text:p>
          </table:table-cell>
          <table:table-cell office:value-type="float" office:value="1649682" calcext:value-type="float">
            <text:p>1649682</text:p>
          </table:table-cell>
          <table:table-cell office:value-type="float" office:value="0.0103813422180822" calcext:value-type="float">
            <text:p>0.010381342218082</text:p>
          </table:table-cell>
          <table:table-cell office:value-type="float" office:value="3.961856837494" calcext:value-type="float">
            <text:p>3.961856837494</text:p>
          </table:table-cell>
          <table:table-cell office:value-type="float" office:value="0.985151646751362" calcext:value-type="float">
            <text:p>0.985151646751362</text:p>
          </table:table-cell>
          <table:table-cell office:value-type="float" office:value="0.990915416588237" calcext:value-type="float">
            <text:p>0.990915416588237</text:p>
          </table:table-cell>
          <table:table-cell office:value-type="float" office:value="0.72256573707649" calcext:value-type="float">
            <text:p>0.72256573707649</text:p>
          </table:table-cell>
          <table:table-cell office:value-type="float" office:value="0.509049357062502" calcext:value-type="float">
            <text:p>0.509049357062502</text:p>
          </table:table-cell>
          <table:table-cell office:value-type="float" office:value="0.596107315553107" calcext:value-type="float">
            <text:p>0.596107315553107</text:p>
          </table:table-cell>
          <table:table-cell office:value-type="float" office:value="0.98328721324053" calcext:value-type="float">
            <text:p>0.98328721324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486852584702" calcext:value-type="float">
            <text:p>-105.486852584702</text:p>
          </table:table-cell>
          <table:table-cell office:value-type="float" office:value="-148.1901285875" calcext:value-type="float">
            <text:p>-148.1901285875</text:p>
          </table:table-cell>
          <table:table-cell office:value-type="float" office:value="-130.778536889379" calcext:value-type="float">
            <text:p>-130.7785368893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5</text:p>
          </table:table-cell>
          <table:table-cell office:value-type="float" office:value="26.0751178208739" calcext:value-type="float">
            <text:p>26.0751178208739</text:p>
          </table:table-cell>
          <table:table-cell office:value-type="float" office:value="72.6501809915641" calcext:value-type="float">
            <text:p>72.6501809915641</text:p>
          </table:table-cell>
          <table:table-cell office:value-type="float" office:value="981.913022821357" calcext:value-type="float">
            <text:p>981.913022821357</text:p>
          </table:table-cell>
          <table:table-cell office:value-type="float" office:value="-1" calcext:value-type="float">
            <text:p>-1</text:p>
          </table:table-cell>
          <table:table-cell office:value-type="float" office:value="17418" calcext:value-type="float">
            <text:p>17418</text:p>
          </table:table-cell>
          <table:table-cell office:value-type="float" office:value="6630065" calcext:value-type="float">
            <text:p>6630065</text:p>
          </table:table-cell>
          <table:table-cell office:value-type="float" office:value="1652397" calcext:value-type="float">
            <text:p>1652397</text:p>
          </table:table-cell>
          <table:table-cell office:value-type="float" office:value="1662669" calcext:value-type="float">
            <text:p>1662669</text:p>
          </table:table-cell>
          <table:table-cell office:value-type="float" office:value="1224750" calcext:value-type="float">
            <text:p>1224750</text:p>
          </table:table-cell>
          <table:table-cell office:value-type="float" office:value="853331" calcext:value-type="float">
            <text:p>853331</text:p>
          </table:table-cell>
          <table:table-cell office:value-type="float" office:value="999449" calcext:value-type="float">
            <text:p>999449</text:p>
          </table:table-cell>
          <table:table-cell office:value-type="float" office:value="1649533" calcext:value-type="float">
            <text:p>1649533</text:p>
          </table:table-cell>
          <table:table-cell office:value-type="float" office:value="0.010381938264601" calcext:value-type="float">
            <text:p>0.010381938264601</text:p>
          </table:table-cell>
          <table:table-cell office:value-type="float" office:value="3.95182716272201" calcext:value-type="float">
            <text:p>3.95182716272201</text:p>
          </table:table-cell>
          <table:table-cell office:value-type="float" office:value="0.984905479539094" calcext:value-type="float">
            <text:p>0.984905479539094</text:p>
          </table:table-cell>
          <table:table-cell office:value-type="float" office:value="0.991028069380291" calcext:value-type="float">
            <text:p>0.991028069380291</text:p>
          </table:table-cell>
          <table:table-cell office:value-type="float" office:value="0.730007973910329" calcext:value-type="float">
            <text:p>0.730007973910329</text:p>
          </table:table-cell>
          <table:table-cell office:value-type="float" office:value="0.50862497194111" calcext:value-type="float">
            <text:p>0.50862497194111</text:p>
          </table:table-cell>
          <table:table-cell office:value-type="float" office:value="0.595718097176325" calcext:value-type="float">
            <text:p>0.595718097176325</text:p>
          </table:table-cell>
          <table:table-cell office:value-type="float" office:value="0.983198402309227" calcext:value-type="float">
            <text:p>0.9831984023092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998405217934" calcext:value-type="float">
            <text:p>-103.998405217934</text:p>
          </table:table-cell>
          <table:table-cell office:value-type="float" office:value="-148.275005611778" calcext:value-type="float">
            <text:p>-148.275005611778</text:p>
          </table:table-cell>
          <table:table-cell office:value-type="float" office:value="-130.856380564735" calcext:value-type="float">
            <text:p>-130.8563805647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5</text:p>
          </table:table-cell>
          <table:table-cell office:value-type="float" office:value="26.0902800270414" calcext:value-type="float">
            <text:p>26.0902800270414</text:p>
          </table:table-cell>
          <table:table-cell office:value-type="float" office:value="72.6674269608793" calcext:value-type="float">
            <text:p>72.6674269608793</text:p>
          </table:table-cell>
          <table:table-cell office:value-type="float" office:value="981.911014259598" calcext:value-type="float">
            <text:p>981.911014259598</text:p>
          </table:table-cell>
          <table:table-cell office:value-type="float" office:value="-1" calcext:value-type="float">
            <text:p>-1</text:p>
          </table:table-cell>
          <table:table-cell office:value-type="float" office:value="17417" calcext:value-type="float">
            <text:p>17417</text:p>
          </table:table-cell>
          <table:table-cell office:value-type="float" office:value="6645860" calcext:value-type="float">
            <text:p>6645860</text:p>
          </table:table-cell>
          <table:table-cell office:value-type="float" office:value="1652523" calcext:value-type="float">
            <text:p>1652523</text:p>
          </table:table-cell>
          <table:table-cell office:value-type="float" office:value="1662908" calcext:value-type="float">
            <text:p>1662908</text:p>
          </table:table-cell>
          <table:table-cell office:value-type="float" office:value="1223075" calcext:value-type="float">
            <text:p>1223075</text:p>
          </table:table-cell>
          <table:table-cell office:value-type="float" office:value="855339" calcext:value-type="float">
            <text:p>855339</text:p>
          </table:table-cell>
          <table:table-cell office:value-type="float" office:value="995858" calcext:value-type="float">
            <text:p>995858</text:p>
          </table:table-cell>
          <table:table-cell office:value-type="float" office:value="1647095" calcext:value-type="float">
            <text:p>1647095</text:p>
          </table:table-cell>
          <table:table-cell office:value-type="float" office:value="0.0103813422180822" calcext:value-type="float">
            <text:p>0.010381342218082</text:p>
          </table:table-cell>
          <table:table-cell office:value-type="float" office:value="3.96124171748659" calcext:value-type="float">
            <text:p>3.96124171748659</text:p>
          </table:table-cell>
          <table:table-cell office:value-type="float" office:value="0.984980581400464" calcext:value-type="float">
            <text:p>0.984980581400464</text:p>
          </table:table-cell>
          <table:table-cell office:value-type="float" office:value="0.991170524498287" calcext:value-type="float">
            <text:p>0.991170524498287</text:p>
          </table:table-cell>
          <table:table-cell office:value-type="float" office:value="0.729009595991325" calcext:value-type="float">
            <text:p>0.729009595991325</text:p>
          </table:table-cell>
          <table:table-cell office:value-type="float" office:value="0.509821833350877" calcext:value-type="float">
            <text:p>0.509821833350877</text:p>
          </table:table-cell>
          <table:table-cell office:value-type="float" office:value="0.593577694127285" calcext:value-type="float">
            <text:p>0.593577694127285</text:p>
          </table:table-cell>
          <table:table-cell office:value-type="float" office:value="0.981745240896373" calcext:value-type="float">
            <text:p>0.9817452408963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198080801735" calcext:value-type="float">
            <text:p>-104.198080801735</text:p>
          </table:table-cell>
          <table:table-cell office:value-type="float" office:value="-148.035633329825" calcext:value-type="float">
            <text:p>-148.035633329825</text:p>
          </table:table-cell>
          <table:table-cell office:value-type="float" office:value="-131.284461174543" calcext:value-type="float">
            <text:p>-131.2844611745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5</text:p>
          </table:table-cell>
          <table:table-cell office:value-type="float" office:value="26.0852259580279" calcext:value-type="float">
            <text:p>26.0852259580279</text:p>
          </table:table-cell>
          <table:table-cell office:value-type="float" office:value="72.6724002431105" calcext:value-type="float">
            <text:p>72.6724002431105</text:p>
          </table:table-cell>
          <table:table-cell office:value-type="float" office:value="981.930042679345" calcext:value-type="float">
            <text:p>981.930042679345</text:p>
          </table:table-cell>
          <table:table-cell office:value-type="float" office:value="-1" calcext:value-type="float">
            <text:p>-1</text:p>
          </table:table-cell>
          <table:table-cell office:value-type="float" office:value="17422" calcext:value-type="float">
            <text:p>17422</text:p>
          </table:table-cell>
          <table:table-cell office:value-type="float" office:value="6629242" calcext:value-type="float">
            <text:p>6629242</text:p>
          </table:table-cell>
          <table:table-cell office:value-type="float" office:value="1653104" calcext:value-type="float">
            <text:p>1653104</text:p>
          </table:table-cell>
          <table:table-cell office:value-type="float" office:value="1662741" calcext:value-type="float">
            <text:p>1662741</text:p>
          </table:table-cell>
          <table:table-cell office:value-type="float" office:value="1204278" calcext:value-type="float">
            <text:p>1204278</text:p>
          </table:table-cell>
          <table:table-cell office:value-type="float" office:value="854024" calcext:value-type="float">
            <text:p>854024</text:p>
          </table:table-cell>
          <table:table-cell office:value-type="float" office:value="994239" calcext:value-type="float">
            <text:p>994239</text:p>
          </table:table-cell>
          <table:table-cell office:value-type="float" office:value="1647547" calcext:value-type="float">
            <text:p>1647547</text:p>
          </table:table-cell>
          <table:table-cell office:value-type="float" office:value="0.0103843224506763" calcext:value-type="float">
            <text:p>0.010384322450676</text:p>
          </table:table-cell>
          <table:table-cell office:value-type="float" office:value="3.95133661643703" calcext:value-type="float">
            <text:p>3.95133661643703</text:p>
          </table:table-cell>
          <table:table-cell office:value-type="float" office:value="0.985326884427891" calcext:value-type="float">
            <text:p>0.985326884427891</text:p>
          </table:table-cell>
          <table:table-cell office:value-type="float" office:value="0.991070984729646" calcext:value-type="float">
            <text:p>0.991070984729646</text:p>
          </table:table-cell>
          <table:table-cell office:value-type="float" office:value="0.717805709577287" calcext:value-type="float">
            <text:p>0.717805709577287</text:p>
          </table:table-cell>
          <table:table-cell office:value-type="float" office:value="0.509038032178644" calcext:value-type="float">
            <text:p>0.509038032178644</text:p>
          </table:table-cell>
          <table:table-cell office:value-type="float" office:value="0.592612694813334" calcext:value-type="float">
            <text:p>0.592612694813334</text:p>
          </table:table-cell>
          <table:table-cell office:value-type="float" office:value="0.982014653922874" calcext:value-type="float">
            <text:p>0.9820146539228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438858084543" calcext:value-type="float">
            <text:p>-106.438858084543</text:p>
          </table:table-cell>
          <table:table-cell office:value-type="float" office:value="-148.192393564271" calcext:value-type="float">
            <text:p>-148.192393564271</text:p>
          </table:table-cell>
          <table:table-cell office:value-type="float" office:value="-131.477461037333" calcext:value-type="float">
            <text:p>-131.4774610373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6</text:p>
          </table:table-cell>
          <table:table-cell office:value-type="float" office:value="26.0852259580279" calcext:value-type="float">
            <text:p>26.0852259580279</text:p>
          </table:table-cell>
          <table:table-cell office:value-type="float" office:value="72.6938442206302" calcext:value-type="float">
            <text:p>72.6938442206302</text:p>
          </table:table-cell>
          <table:table-cell office:value-type="float" office:value="981.985119092807" calcext:value-type="float">
            <text:p>981.985119092807</text:p>
          </table:table-cell>
          <table:table-cell office:value-type="float" office:value="-1" calcext:value-type="float">
            <text:p>-1</text:p>
          </table:table-cell>
          <table:table-cell office:value-type="float" office:value="17426" calcext:value-type="float">
            <text:p>17426</text:p>
          </table:table-cell>
          <table:table-cell office:value-type="float" office:value="6645456" calcext:value-type="float">
            <text:p>6645456</text:p>
          </table:table-cell>
          <table:table-cell office:value-type="float" office:value="1653102" calcext:value-type="float">
            <text:p>1653102</text:p>
          </table:table-cell>
          <table:table-cell office:value-type="float" office:value="1662085" calcext:value-type="float">
            <text:p>1662085</text:p>
          </table:table-cell>
          <table:table-cell office:value-type="float" office:value="1207374" calcext:value-type="float">
            <text:p>1207374</text:p>
          </table:table-cell>
          <table:table-cell office:value-type="float" office:value="855927" calcext:value-type="float">
            <text:p>855927</text:p>
          </table:table-cell>
          <table:table-cell office:value-type="float" office:value="996207" calcext:value-type="float">
            <text:p>996207</text:p>
          </table:table-cell>
          <table:table-cell office:value-type="float" office:value="1649082" calcext:value-type="float">
            <text:p>1649082</text:p>
          </table:table-cell>
          <table:table-cell office:value-type="float" office:value="0.0103867066367515" calcext:value-type="float">
            <text:p>0.010386706636752</text:p>
          </table:table-cell>
          <table:table-cell office:value-type="float" office:value="3.96100091469299" calcext:value-type="float">
            <text:p>3.96100091469299</text:p>
          </table:table-cell>
          <table:table-cell office:value-type="float" office:value="0.985325692334854" calcext:value-type="float">
            <text:p>0.985325692334854</text:p>
          </table:table-cell>
          <table:table-cell office:value-type="float" office:value="0.990679978213307" calcext:value-type="float">
            <text:p>0.990679978213307</text:p>
          </table:table-cell>
          <table:table-cell office:value-type="float" office:value="0.719651069599518" calcext:value-type="float">
            <text:p>0.719651069599518</text:p>
          </table:table-cell>
          <table:table-cell office:value-type="float" office:value="0.510172308703936" calcext:value-type="float">
            <text:p>0.510172308703936</text:p>
          </table:table-cell>
          <table:table-cell office:value-type="float" office:value="0.593785714362349" calcext:value-type="float">
            <text:p>0.593785714362349</text:p>
          </table:table-cell>
          <table:table-cell office:value-type="float" office:value="0.982929585329245" calcext:value-type="float">
            <text:p>0.982929585329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069786080097" calcext:value-type="float">
            <text:p>-106.069786080097</text:p>
          </table:table-cell>
          <table:table-cell office:value-type="float" office:value="-147.965538259213" calcext:value-type="float">
            <text:p>-147.965538259213</text:p>
          </table:table-cell>
          <table:table-cell office:value-type="float" office:value="-131.24285712753" calcext:value-type="float">
            <text:p>-131.242857127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6</text:p>
          </table:table-cell>
          <table:table-cell office:value-type="float" office:value="26.0852259580279" calcext:value-type="float">
            <text:p>26.0852259580279</text:p>
          </table:table-cell>
          <table:table-cell office:value-type="float" office:value="72.6938442206302" calcext:value-type="float">
            <text:p>72.6938442206302</text:p>
          </table:table-cell>
          <table:table-cell office:value-type="float" office:value="981.902504505345" calcext:value-type="float">
            <text:p>981.902504505345</text:p>
          </table:table-cell>
          <table:table-cell office:value-type="float" office:value="-1" calcext:value-type="float">
            <text:p>-1</text:p>
          </table:table-cell>
          <table:table-cell office:value-type="float" office:value="17413" calcext:value-type="float">
            <text:p>17413</text:p>
          </table:table-cell>
          <table:table-cell office:value-type="float" office:value="6645122" calcext:value-type="float">
            <text:p>6645122</text:p>
          </table:table-cell>
          <table:table-cell office:value-type="float" office:value="1652602" calcext:value-type="float">
            <text:p>1652602</text:p>
          </table:table-cell>
          <table:table-cell office:value-type="float" office:value="1662150" calcext:value-type="float">
            <text:p>1662150</text:p>
          </table:table-cell>
          <table:table-cell office:value-type="float" office:value="1215087" calcext:value-type="float">
            <text:p>1215087</text:p>
          </table:table-cell>
          <table:table-cell office:value-type="float" office:value="855071" calcext:value-type="float">
            <text:p>855071</text:p>
          </table:table-cell>
          <table:table-cell office:value-type="float" office:value="995335" calcext:value-type="float">
            <text:p>995335</text:p>
          </table:table-cell>
          <table:table-cell office:value-type="float" office:value="1649716" calcext:value-type="float">
            <text:p>1649716</text:p>
          </table:table-cell>
          <table:table-cell office:value-type="float" office:value="0.010378958032007" calcext:value-type="float">
            <text:p>0.010378958032007</text:p>
          </table:table-cell>
          <table:table-cell office:value-type="float" office:value="3.96080183515571" calcext:value-type="float">
            <text:p>3.96080183515571</text:p>
          </table:table-cell>
          <table:table-cell office:value-type="float" office:value="0.985027669075449" calcext:value-type="float">
            <text:p>0.985027669075449</text:p>
          </table:table-cell>
          <table:table-cell office:value-type="float" office:value="0.99071872123703" calcext:value-type="float">
            <text:p>0.99071872123703</text:p>
          </table:table-cell>
          <table:table-cell office:value-type="float" office:value="0.724248376399085" calcext:value-type="float">
            <text:p>0.724248376399085</text:p>
          </table:table-cell>
          <table:table-cell office:value-type="float" office:value="0.509662092883836" calcext:value-type="float">
            <text:p>0.509662092883836</text:p>
          </table:table-cell>
          <table:table-cell office:value-type="float" office:value="0.593265961797948" calcext:value-type="float">
            <text:p>0.593265961797948</text:p>
          </table:table-cell>
          <table:table-cell office:value-type="float" office:value="0.983307478822169" calcext:value-type="float">
            <text:p>0.983307478822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150324720183" calcext:value-type="float">
            <text:p>-105.150324720183</text:p>
          </table:table-cell>
          <table:table-cell office:value-type="float" office:value="-148.067581423233" calcext:value-type="float">
            <text:p>-148.067581423233</text:p>
          </table:table-cell>
          <table:table-cell office:value-type="float" office:value="-131.34680764041" calcext:value-type="float">
            <text:p>-131.346807640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7</text:p>
          </table:table-cell>
          <table:table-cell office:value-type="float" office:value="26.0902800270414" calcext:value-type="float">
            <text:p>26.0902800270414</text:p>
          </table:table-cell>
          <table:table-cell office:value-type="float" office:value="72.6995932863178" calcext:value-type="float">
            <text:p>72.6995932863178</text:p>
          </table:table-cell>
          <table:table-cell office:value-type="float" office:value="981.883475878442" calcext:value-type="float">
            <text:p>981.883475878442</text:p>
          </table:table-cell>
          <table:table-cell office:value-type="float" office:value="-1" calcext:value-type="float">
            <text:p>-1</text:p>
          </table:table-cell>
          <table:table-cell office:value-type="float" office:value="17409" calcext:value-type="float">
            <text:p>17409</text:p>
          </table:table-cell>
          <table:table-cell office:value-type="float" office:value="6639073" calcext:value-type="float">
            <text:p>6639073</text:p>
          </table:table-cell>
          <table:table-cell office:value-type="float" office:value="1652746" calcext:value-type="float">
            <text:p>1652746</text:p>
          </table:table-cell>
          <table:table-cell office:value-type="float" office:value="1663204" calcext:value-type="float">
            <text:p>1663204</text:p>
          </table:table-cell>
          <table:table-cell office:value-type="float" office:value="1205240" calcext:value-type="float">
            <text:p>1205240</text:p>
          </table:table-cell>
          <table:table-cell office:value-type="float" office:value="855681" calcext:value-type="float">
            <text:p>855681</text:p>
          </table:table-cell>
          <table:table-cell office:value-type="float" office:value="990945" calcext:value-type="float">
            <text:p>990945</text:p>
          </table:table-cell>
          <table:table-cell office:value-type="float" office:value="1646867" calcext:value-type="float">
            <text:p>1646867</text:p>
          </table:table-cell>
          <table:table-cell office:value-type="float" office:value="0.0103765738459318" calcext:value-type="float">
            <text:p>0.010376573845932</text:p>
          </table:table-cell>
          <table:table-cell office:value-type="float" office:value="3.95719634976344" calcext:value-type="float">
            <text:p>3.95719634976344</text:p>
          </table:table-cell>
          <table:table-cell office:value-type="float" office:value="0.985113499774158" calcext:value-type="float">
            <text:p>0.985113499774158</text:p>
          </table:table-cell>
          <table:table-cell office:value-type="float" office:value="0.991346954267854" calcext:value-type="float">
            <text:p>0.991346954267854</text:p>
          </table:table-cell>
          <table:table-cell office:value-type="float" office:value="0.718379106328381" calcext:value-type="float">
            <text:p>0.718379106328381</text:p>
          </table:table-cell>
          <table:table-cell office:value-type="float" office:value="0.510025681260309" calcext:value-type="float">
            <text:p>0.510025681260309</text:p>
          </table:table-cell>
          <table:table-cell office:value-type="float" office:value="0.59064931758038" calcext:value-type="float">
            <text:p>0.59064931758038</text:p>
          </table:table-cell>
          <table:table-cell office:value-type="float" office:value="0.981609342290085" calcext:value-type="float">
            <text:p>0.9816093422900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324178734324" calcext:value-type="float">
            <text:p>-106.324178734324</text:p>
          </table:table-cell>
          <table:table-cell office:value-type="float" office:value="-147.994863747938" calcext:value-type="float">
            <text:p>-147.994863747938</text:p>
          </table:table-cell>
          <table:table-cell office:value-type="float" office:value="-131.870136483924" calcext:value-type="float">
            <text:p>-131.8701364839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7</text:p>
          </table:table-cell>
          <table:table-cell office:value-type="float" office:value="26.0852259580279" calcext:value-type="float">
            <text:p>26.0852259580279</text:p>
          </table:table-cell>
          <table:table-cell office:value-type="float" office:value="72.7045661579132" calcext:value-type="float">
            <text:p>72.7045661579132</text:p>
          </table:table-cell>
          <table:table-cell office:value-type="float" office:value="981.985119092807" calcext:value-type="float">
            <text:p>981.985119092807</text:p>
          </table:table-cell>
          <table:table-cell office:value-type="float" office:value="-1" calcext:value-type="float">
            <text:p>-1</text:p>
          </table:table-cell>
          <table:table-cell office:value-type="float" office:value="17400" calcext:value-type="float">
            <text:p>17400</text:p>
          </table:table-cell>
          <table:table-cell office:value-type="float" office:value="6622503" calcext:value-type="float">
            <text:p>6622503</text:p>
          </table:table-cell>
          <table:table-cell office:value-type="float" office:value="1652482" calcext:value-type="float">
            <text:p>1652482</text:p>
          </table:table-cell>
          <table:table-cell office:value-type="float" office:value="1662271" calcext:value-type="float">
            <text:p>1662271</text:p>
          </table:table-cell>
          <table:table-cell office:value-type="float" office:value="1197116" calcext:value-type="float">
            <text:p>1197116</text:p>
          </table:table-cell>
          <table:table-cell office:value-type="float" office:value="857462" calcext:value-type="float">
            <text:p>857462</text:p>
          </table:table-cell>
          <table:table-cell office:value-type="float" office:value="991955" calcext:value-type="float">
            <text:p>991955</text:p>
          </table:table-cell>
          <table:table-cell office:value-type="float" office:value="1648146" calcext:value-type="float">
            <text:p>1648146</text:p>
          </table:table-cell>
          <table:table-cell office:value-type="float" office:value="0.0103712094272625" calcext:value-type="float">
            <text:p>0.010371209427263</text:p>
          </table:table-cell>
          <table:table-cell office:value-type="float" office:value="3.94731985894678" calcext:value-type="float">
            <text:p>3.94731985894678</text:p>
          </table:table-cell>
          <table:table-cell office:value-type="float" office:value="0.984956143493193" calcext:value-type="float">
            <text:p>0.984956143493193</text:p>
          </table:table-cell>
          <table:table-cell office:value-type="float" office:value="0.990790842865806" calcext:value-type="float">
            <text:p>0.990790842865806</text:p>
          </table:table-cell>
          <table:table-cell office:value-type="float" office:value="0.713536824409583" calcext:value-type="float">
            <text:p>0.713536824409583</text:p>
          </table:table-cell>
          <table:table-cell office:value-type="float" office:value="0.511087240110307" calcext:value-type="float">
            <text:p>0.511087240110307</text:p>
          </table:table-cell>
          <table:table-cell office:value-type="float" office:value="0.591251324564376" calcext:value-type="float">
            <text:p>0.591251324564376</text:p>
          </table:table-cell>
          <table:table-cell office:value-type="float" office:value="0.98237168578764" calcext:value-type="float">
            <text:p>0.982371685787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292635118083" calcext:value-type="float">
            <text:p>-107.292635118083</text:p>
          </table:table-cell>
          <table:table-cell office:value-type="float" office:value="-147.782551977939" calcext:value-type="float">
            <text:p>-147.782551977939</text:p>
          </table:table-cell>
          <table:table-cell office:value-type="float" office:value="-131.749735087125" calcext:value-type="float">
            <text:p>-131.7497350871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8</text:p>
          </table:table-cell>
          <table:table-cell office:value-type="float" office:value="26.0852259580279" calcext:value-type="float">
            <text:p>26.0852259580279</text:p>
          </table:table-cell>
          <table:table-cell office:value-type="float" office:value="72.7152880608783" calcext:value-type="float">
            <text:p>72.7152880608783</text:p>
          </table:table-cell>
          <table:table-cell office:value-type="float" office:value="981.985119092807" calcext:value-type="float">
            <text:p>981.985119092807</text:p>
          </table:table-cell>
          <table:table-cell office:value-type="float" office:value="-1" calcext:value-type="float">
            <text:p>-1</text:p>
          </table:table-cell>
          <table:table-cell office:value-type="float" office:value="17417" calcext:value-type="float">
            <text:p>17417</text:p>
          </table:table-cell>
          <table:table-cell office:value-type="float" office:value="6628944" calcext:value-type="float">
            <text:p>6628944</text:p>
          </table:table-cell>
          <table:table-cell office:value-type="float" office:value="1653162" calcext:value-type="float">
            <text:p>1653162</text:p>
          </table:table-cell>
          <table:table-cell office:value-type="float" office:value="1663155" calcext:value-type="float">
            <text:p>1663155</text:p>
          </table:table-cell>
          <table:table-cell office:value-type="float" office:value="1212914" calcext:value-type="float">
            <text:p>1212914</text:p>
          </table:table-cell>
          <table:table-cell office:value-type="float" office:value="857258" calcext:value-type="float">
            <text:p>857258</text:p>
          </table:table-cell>
          <table:table-cell office:value-type="float" office:value="989743" calcext:value-type="float">
            <text:p>989743</text:p>
          </table:table-cell>
          <table:table-cell office:value-type="float" office:value="1648074" calcext:value-type="float">
            <text:p>1648074</text:p>
          </table:table-cell>
          <table:table-cell office:value-type="float" office:value="0.0103813422180822" calcext:value-type="float">
            <text:p>0.010381342218082</text:p>
          </table:table-cell>
          <table:table-cell office:value-type="float" office:value="3.95115899457443" calcext:value-type="float">
            <text:p>3.95115899457443</text:p>
          </table:table-cell>
          <table:table-cell office:value-type="float" office:value="0.985361455125982" calcext:value-type="float">
            <text:p>0.985361455125982</text:p>
          </table:table-cell>
          <table:table-cell office:value-type="float" office:value="0.991317747988432" calcext:value-type="float">
            <text:p>0.991317747988432</text:p>
          </table:table-cell>
          <table:table-cell office:value-type="float" office:value="0.722953167313715" calcext:value-type="float">
            <text:p>0.722953167313715</text:p>
          </table:table-cell>
          <table:table-cell office:value-type="float" office:value="0.51096564662047" calcext:value-type="float">
            <text:p>0.51096564662047</text:p>
          </table:table-cell>
          <table:table-cell office:value-type="float" office:value="0.589932869664773" calcext:value-type="float">
            <text:p>0.589932869664773</text:p>
          </table:table-cell>
          <table:table-cell office:value-type="float" office:value="0.982328770438286" calcext:value-type="float">
            <text:p>0.9823287704382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409366537257" calcext:value-type="float">
            <text:p>-105.409366537257</text:p>
          </table:table-cell>
          <table:table-cell office:value-type="float" office:value="-147.806870675906" calcext:value-type="float">
            <text:p>-147.806870675906</text:p>
          </table:table-cell>
          <table:table-cell office:value-type="float" office:value="-132.013426067045" calcext:value-type="float">
            <text:p>-132.0134260670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8</text:p>
          </table:table-cell>
          <table:table-cell office:value-type="float" office:value="26.0953340963461" calcext:value-type="float">
            <text:p>26.0953340963461</text:p>
          </table:table-cell>
          <table:table-cell office:value-type="float" office:value="72.7160645959699" calcext:value-type="float">
            <text:p>72.7160645959699</text:p>
          </table:table-cell>
          <table:table-cell office:value-type="float" office:value="981.891985439872" calcext:value-type="float">
            <text:p>981.891985439872</text:p>
          </table:table-cell>
          <table:table-cell office:value-type="float" office:value="-1" calcext:value-type="float">
            <text:p>-1</text:p>
          </table:table-cell>
          <table:table-cell office:value-type="float" office:value="17378" calcext:value-type="float">
            <text:p>17378</text:p>
          </table:table-cell>
          <table:table-cell office:value-type="float" office:value="6623273" calcext:value-type="float">
            <text:p>6623273</text:p>
          </table:table-cell>
          <table:table-cell office:value-type="float" office:value="1652820" calcext:value-type="float">
            <text:p>1652820</text:p>
          </table:table-cell>
          <table:table-cell office:value-type="float" office:value="1662479" calcext:value-type="float">
            <text:p>1662479</text:p>
          </table:table-cell>
          <table:table-cell office:value-type="float" office:value="1202938" calcext:value-type="float">
            <text:p>1202938</text:p>
          </table:table-cell>
          <table:table-cell office:value-type="float" office:value="857070" calcext:value-type="float">
            <text:p>857070</text:p>
          </table:table-cell>
          <table:table-cell office:value-type="float" office:value="990720" calcext:value-type="float">
            <text:p>990720</text:p>
          </table:table-cell>
          <table:table-cell office:value-type="float" office:value="1649947" calcext:value-type="float">
            <text:p>1649947</text:p>
          </table:table-cell>
          <table:table-cell office:value-type="float" office:value="0.0103580964038487" calcext:value-type="float">
            <text:p>0.010358096403849</text:p>
          </table:table-cell>
          <table:table-cell office:value-type="float" office:value="3.94777881476627" calcext:value-type="float">
            <text:p>3.94777881476627</text:p>
          </table:table-cell>
          <table:table-cell office:value-type="float" office:value="0.98515760721655" calcext:value-type="float">
            <text:p>0.98515760721655</text:p>
          </table:table-cell>
          <table:table-cell office:value-type="float" office:value="0.990914820541718" calcext:value-type="float">
            <text:p>0.990914820541718</text:p>
          </table:table-cell>
          <table:table-cell office:value-type="float" office:value="0.717007007242084" calcext:value-type="float">
            <text:p>0.717007007242084</text:p>
          </table:table-cell>
          <table:table-cell office:value-type="float" office:value="0.510853589874934" calcext:value-type="float">
            <text:p>0.510853589874934</text:p>
          </table:table-cell>
          <table:table-cell office:value-type="float" office:value="0.590515207113648" calcext:value-type="float">
            <text:p>0.590515207113648</text:p>
          </table:table-cell>
          <table:table-cell office:value-type="float" office:value="0.983445165568014" calcext:value-type="float">
            <text:p>0.983445165568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598598551583" calcext:value-type="float">
            <text:p>-106.598598551583</text:p>
          </table:table-cell>
          <table:table-cell office:value-type="float" office:value="-147.829282025013" calcext:value-type="float">
            <text:p>-147.829282025013</text:p>
          </table:table-cell>
          <table:table-cell office:value-type="float" office:value="-131.89695857727" calcext:value-type="float">
            <text:p>-131.896958577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8</text:p>
          </table:table-cell>
          <table:table-cell office:value-type="float" office:value="26.1003881659417" calcext:value-type="float">
            <text:p>26.1003881659417</text:p>
          </table:table-cell>
          <table:table-cell office:value-type="float" office:value="72.7218139673426" calcext:value-type="float">
            <text:p>72.7218139673426</text:p>
          </table:table-cell>
          <table:table-cell office:value-type="float" office:value="981.900495037453" calcext:value-type="float">
            <text:p>981.900495037453</text:p>
          </table:table-cell>
          <table:table-cell office:value-type="float" office:value="-1" calcext:value-type="float">
            <text:p>-1</text:p>
          </table:table-cell>
          <table:table-cell office:value-type="float" office:value="17417" calcext:value-type="float">
            <text:p>17417</text:p>
          </table:table-cell>
          <table:table-cell office:value-type="float" office:value="6648666" calcext:value-type="float">
            <text:p>6648666</text:p>
          </table:table-cell>
          <table:table-cell office:value-type="float" office:value="1651532" calcext:value-type="float">
            <text:p>1651532</text:p>
          </table:table-cell>
          <table:table-cell office:value-type="float" office:value="1662985" calcext:value-type="float">
            <text:p>1662985</text:p>
          </table:table-cell>
          <table:table-cell office:value-type="float" office:value="1203351" calcext:value-type="float">
            <text:p>1203351</text:p>
          </table:table-cell>
          <table:table-cell office:value-type="float" office:value="858190" calcext:value-type="float">
            <text:p>858190</text:p>
          </table:table-cell>
          <table:table-cell office:value-type="float" office:value="987005" calcext:value-type="float">
            <text:p>987005</text:p>
          </table:table-cell>
          <table:table-cell office:value-type="float" office:value="1647474" calcext:value-type="float">
            <text:p>1647474</text:p>
          </table:table-cell>
          <table:table-cell office:value-type="float" office:value="0.0103813422180822" calcext:value-type="float">
            <text:p>0.010381342218082</text:p>
          </table:table-cell>
          <table:table-cell office:value-type="float" office:value="3.96291422401836" calcext:value-type="float">
            <text:p>3.96291422401836</text:p>
          </table:table-cell>
          <table:table-cell office:value-type="float" office:value="0.984389899300325" calcext:value-type="float">
            <text:p>0.984389899300325</text:p>
          </table:table-cell>
          <table:table-cell office:value-type="float" office:value="0.991216420080235" calcext:value-type="float">
            <text:p>0.991216420080235</text:p>
          </table:table-cell>
          <table:table-cell office:value-type="float" office:value="0.717253174454352" calcext:value-type="float">
            <text:p>0.717253174454352</text:p>
          </table:table-cell>
          <table:table-cell office:value-type="float" office:value="0.511521161975999" calcext:value-type="float">
            <text:p>0.511521161975999</text:p>
          </table:table-cell>
          <table:table-cell office:value-type="float" office:value="0.588300894296276" calcext:value-type="float">
            <text:p>0.588300894296276</text:p>
          </table:table-cell>
          <table:table-cell office:value-type="float" office:value="0.981971142527001" calcext:value-type="float">
            <text:p>0.981971142527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54936510913" calcext:value-type="float">
            <text:p>-106.54936510913</text:p>
          </table:table-cell>
          <table:table-cell office:value-type="float" office:value="-147.6957676048" calcext:value-type="float">
            <text:p>-147.6957676048</text:p>
          </table:table-cell>
          <table:table-cell office:value-type="float" office:value="-132.339821140745" calcext:value-type="float">
            <text:p>-132.3398211407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9</text:p>
          </table:table-cell>
          <table:table-cell office:value-type="float" office:value="26.0852259580279" calcext:value-type="float">
            <text:p>26.0852259580279</text:p>
          </table:table-cell>
          <table:table-cell office:value-type="float" office:value="72.7260099295255" calcext:value-type="float">
            <text:p>72.7260099295255</text:p>
          </table:table-cell>
          <table:table-cell office:value-type="float" office:value="981.902504505345" calcext:value-type="float">
            <text:p>981.902504505345</text:p>
          </table:table-cell>
          <table:table-cell office:value-type="float" office:value="-1" calcext:value-type="float">
            <text:p>-1</text:p>
          </table:table-cell>
          <table:table-cell office:value-type="float" office:value="17414" calcext:value-type="float">
            <text:p>17414</text:p>
          </table:table-cell>
          <table:table-cell office:value-type="float" office:value="6646300" calcext:value-type="float">
            <text:p>6646300</text:p>
          </table:table-cell>
          <table:table-cell office:value-type="float" office:value="1652529" calcext:value-type="float">
            <text:p>1652529</text:p>
          </table:table-cell>
          <table:table-cell office:value-type="float" office:value="1663099" calcext:value-type="float">
            <text:p>1663099</text:p>
          </table:table-cell>
          <table:table-cell office:value-type="float" office:value="1191439" calcext:value-type="float">
            <text:p>1191439</text:p>
          </table:table-cell>
          <table:table-cell office:value-type="float" office:value="856176" calcext:value-type="float">
            <text:p>856176</text:p>
          </table:table-cell>
          <table:table-cell office:value-type="float" office:value="984724" calcext:value-type="float">
            <text:p>984724</text:p>
          </table:table-cell>
          <table:table-cell office:value-type="float" office:value="1648698" calcext:value-type="float">
            <text:p>1648698</text:p>
          </table:table-cell>
          <table:table-cell office:value-type="float" office:value="0.0103795540785258" calcext:value-type="float">
            <text:p>0.010379554078526</text:p>
          </table:table-cell>
          <table:table-cell office:value-type="float" office:value="3.96150397795486" calcext:value-type="float">
            <text:p>3.96150397795486</text:p>
          </table:table-cell>
          <table:table-cell office:value-type="float" office:value="0.984984157679576" calcext:value-type="float">
            <text:p>0.984984157679576</text:p>
          </table:table-cell>
          <table:table-cell office:value-type="float" office:value="0.991284369383379" calcext:value-type="float">
            <text:p>0.991284369383379</text:p>
          </table:table-cell>
          <table:table-cell office:value-type="float" office:value="0.710153068322309" calcext:value-type="float">
            <text:p>0.710153068322309</text:p>
          </table:table-cell>
          <table:table-cell office:value-type="float" office:value="0.510320724287119" calcext:value-type="float">
            <text:p>0.510320724287119</text:p>
          </table:table-cell>
          <table:table-cell office:value-type="float" office:value="0.586941312186874" calcext:value-type="float">
            <text:p>0.586941312186874</text:p>
          </table:table-cell>
          <table:table-cell office:value-type="float" office:value="0.982700703466022" calcext:value-type="float">
            <text:p>0.982700703466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969386335538" calcext:value-type="float">
            <text:p>-107.969386335538</text:p>
          </table:table-cell>
          <table:table-cell office:value-type="float" office:value="-147.935855142576" calcext:value-type="float">
            <text:p>-147.935855142576</text:p>
          </table:table-cell>
          <table:table-cell office:value-type="float" office:value="-132.611737562625" calcext:value-type="float">
            <text:p>-132.6117375626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39</text:p>
          </table:table-cell>
          <table:table-cell office:value-type="float" office:value="26.0902800270414" calcext:value-type="float">
            <text:p>26.0902800270414</text:p>
          </table:table-cell>
          <table:table-cell office:value-type="float" office:value="72.7210373316835" calcext:value-type="float">
            <text:p>72.7210373316835</text:p>
          </table:table-cell>
          <table:table-cell office:value-type="float" office:value="981.993629533991" calcext:value-type="float">
            <text:p>981.993629533991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51401" calcext:value-type="float">
            <text:p>6651401</text:p>
          </table:table-cell>
          <table:table-cell office:value-type="float" office:value="1653357" calcext:value-type="float">
            <text:p>1653357</text:p>
          </table:table-cell>
          <table:table-cell office:value-type="float" office:value="1662806" calcext:value-type="float">
            <text:p>1662806</text:p>
          </table:table-cell>
          <table:table-cell office:value-type="float" office:value="1187910" calcext:value-type="float">
            <text:p>1187910</text:p>
          </table:table-cell>
          <table:table-cell office:value-type="float" office:value="858537" calcext:value-type="float">
            <text:p>858537</text:p>
          </table:table-cell>
          <table:table-cell office:value-type="float" office:value="984664" calcext:value-type="float">
            <text:p>984664</text:p>
          </table:table-cell>
          <table:table-cell office:value-type="float" office:value="1648448" calcext:value-type="float">
            <text:p>1648448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645444112473" calcext:value-type="float">
            <text:p>3.9645444112473</text:p>
          </table:table-cell>
          <table:table-cell office:value-type="float" office:value="0.98547768419715" calcext:value-type="float">
            <text:p>0.98547768419715</text:p>
          </table:table-cell>
          <table:table-cell office:value-type="float" office:value="0.991109727753368" calcext:value-type="float">
            <text:p>0.991109727753368</text:p>
          </table:table-cell>
          <table:table-cell office:value-type="float" office:value="0.708049620157435" calcext:value-type="float">
            <text:p>0.708049620157435</text:p>
          </table:table-cell>
          <table:table-cell office:value-type="float" office:value="0.511727990118026" calcext:value-type="float">
            <text:p>0.511727990118026</text:p>
          </table:table-cell>
          <table:table-cell office:value-type="float" office:value="0.586905549395746" calcext:value-type="float">
            <text:p>0.586905549395746</text:p>
          </table:table-cell>
          <table:table-cell office:value-type="float" office:value="0.98255169183632" calcext:value-type="float">
            <text:p>0.98255169183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390075968513" calcext:value-type="float">
            <text:p>-108.390075968513</text:p>
          </table:table-cell>
          <table:table-cell office:value-type="float" office:value="-147.654401976395" calcext:value-type="float">
            <text:p>-147.654401976395</text:p>
          </table:table-cell>
          <table:table-cell office:value-type="float" office:value="-132.618890120851" calcext:value-type="float">
            <text:p>-132.6188901208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0</text:p>
          </table:table-cell>
          <table:table-cell office:value-type="float" office:value="26.0953340963461" calcext:value-type="float">
            <text:p>26.0953340963461</text:p>
          </table:table-cell>
          <table:table-cell office:value-type="float" office:value="72.7107035290596" calcext:value-type="float">
            <text:p>72.7107035290596</text:p>
          </table:table-cell>
          <table:table-cell office:value-type="float" office:value="981.864446851561" calcext:value-type="float">
            <text:p>981.864446851561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53087" calcext:value-type="float">
            <text:p>6653087</text:p>
          </table:table-cell>
          <table:table-cell office:value-type="float" office:value="1652929" calcext:value-type="float">
            <text:p>1652929</text:p>
          </table:table-cell>
          <table:table-cell office:value-type="float" office:value="1660743" calcext:value-type="float">
            <text:p>1660743</text:p>
          </table:table-cell>
          <table:table-cell office:value-type="float" office:value="1187328" calcext:value-type="float">
            <text:p>1187328</text:p>
          </table:table-cell>
          <table:table-cell office:value-type="float" office:value="859494" calcext:value-type="float">
            <text:p>859494</text:p>
          </table:table-cell>
          <table:table-cell office:value-type="float" office:value="986311" calcext:value-type="float">
            <text:p>986311</text:p>
          </table:table-cell>
          <table:table-cell office:value-type="float" office:value="1649786" calcext:value-type="float">
            <text:p>1649786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554934567801" calcext:value-type="float">
            <text:p>3.96554934567801</text:p>
          </table:table-cell>
          <table:table-cell office:value-type="float" office:value="0.9852225762871" calcext:value-type="float">
            <text:p>0.9852225762871</text:p>
          </table:table-cell>
          <table:table-cell office:value-type="float" office:value="0.989880083785067" calcext:value-type="float">
            <text:p>0.989880083785067</text:p>
          </table:table-cell>
          <table:table-cell office:value-type="float" office:value="0.707702721083489" calcext:value-type="float">
            <text:p>0.707702721083489</text:p>
          </table:table-cell>
          <table:table-cell office:value-type="float" office:value="0.512298406636525" calcext:value-type="float">
            <text:p>0.512298406636525</text:p>
          </table:table-cell>
          <table:table-cell office:value-type="float" office:value="0.587887238012223" calcext:value-type="float">
            <text:p>0.587887238012223</text:p>
          </table:table-cell>
          <table:table-cell office:value-type="float" office:value="0.983349202078486" calcext:value-type="float">
            <text:p>0.9833492020784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459455783302" calcext:value-type="float">
            <text:p>-108.459455783302</text:p>
          </table:table-cell>
          <table:table-cell office:value-type="float" office:value="-147.540318672695" calcext:value-type="float">
            <text:p>-147.540318672695</text:p>
          </table:table-cell>
          <table:table-cell office:value-type="float" office:value="-132.422552397555" calcext:value-type="float">
            <text:p>-132.4225523975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0</text:p>
          </table:table-cell>
          <table:table-cell office:value-type="float" office:value="26.0953340963461" calcext:value-type="float">
            <text:p>26.0953340963461</text:p>
          </table:table-cell>
          <table:table-cell office:value-type="float" office:value="72.7267867040511" calcext:value-type="float">
            <text:p>72.7267867040511</text:p>
          </table:table-cell>
          <table:table-cell office:value-type="float" office:value="981.919524050004" calcext:value-type="float">
            <text:p>981.919524050004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0565" calcext:value-type="float">
            <text:p>6650565</text:p>
          </table:table-cell>
          <table:table-cell office:value-type="float" office:value="1652426" calcext:value-type="float">
            <text:p>1652426</text:p>
          </table:table-cell>
          <table:table-cell office:value-type="float" office:value="1662805" calcext:value-type="float">
            <text:p>1662805</text:p>
          </table:table-cell>
          <table:table-cell office:value-type="float" office:value="1195313" calcext:value-type="float">
            <text:p>1195313</text:p>
          </table:table-cell>
          <table:table-cell office:value-type="float" office:value="858094" calcext:value-type="float">
            <text:p>858094</text:p>
          </table:table-cell>
          <table:table-cell office:value-type="float" office:value="985958" calcext:value-type="float">
            <text:p>985958</text:p>
          </table:table-cell>
          <table:table-cell office:value-type="float" office:value="1650640" calcext:value-type="float">
            <text:p>1650640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04611635758" calcext:value-type="float">
            <text:p>3.96404611635758</text:p>
          </table:table-cell>
          <table:table-cell office:value-type="float" office:value="0.984922764888139" calcext:value-type="float">
            <text:p>0.984922764888139</text:p>
          </table:table-cell>
          <table:table-cell office:value-type="float" office:value="0.99110913170685" calcext:value-type="float">
            <text:p>0.99110913170685</text:p>
          </table:table-cell>
          <table:table-cell office:value-type="float" office:value="0.712462152536172" calcext:value-type="float">
            <text:p>0.712462152536172</text:p>
          </table:table-cell>
          <table:table-cell office:value-type="float" office:value="0.511463941510193" calcext:value-type="float">
            <text:p>0.511463941510193</text:p>
          </table:table-cell>
          <table:table-cell office:value-type="float" office:value="0.587676833591084" calcext:value-type="float">
            <text:p>0.587676833591084</text:p>
          </table:table-cell>
          <table:table-cell office:value-type="float" office:value="0.983858225805548" calcext:value-type="float">
            <text:p>0.9838582258055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507569492766" calcext:value-type="float">
            <text:p>-107.507569492766</text:p>
          </table:table-cell>
          <table:table-cell office:value-type="float" office:value="-147.707211697961" calcext:value-type="float">
            <text:p>-147.707211697961</text:p>
          </table:table-cell>
          <table:table-cell office:value-type="float" office:value="-132.464633281783" calcext:value-type="float">
            <text:p>-132.4646332817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1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7114799061343" calcext:value-type="float">
            <text:p>72.7114799061343</text:p>
          </table:table-cell>
          <table:table-cell office:value-type="float" office:value="981.909004671183" calcext:value-type="float">
            <text:p>981.909004671183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50963" calcext:value-type="float">
            <text:p>6650963</text:p>
          </table:table-cell>
          <table:table-cell office:value-type="float" office:value="1652111" calcext:value-type="float">
            <text:p>1652111</text:p>
          </table:table-cell>
          <table:table-cell office:value-type="float" office:value="1663295" calcext:value-type="float">
            <text:p>1663295</text:p>
          </table:table-cell>
          <table:table-cell office:value-type="float" office:value="1199372" calcext:value-type="float">
            <text:p>1199372</text:p>
          </table:table-cell>
          <table:table-cell office:value-type="float" office:value="859337" calcext:value-type="float">
            <text:p>859337</text:p>
          </table:table-cell>
          <table:table-cell office:value-type="float" office:value="980288" calcext:value-type="float">
            <text:p>980288</text:p>
          </table:table-cell>
          <table:table-cell office:value-type="float" office:value="1649575" calcext:value-type="float">
            <text:p>1649575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428334287206" calcext:value-type="float">
            <text:p>3.96428334287206</text:p>
          </table:table-cell>
          <table:table-cell office:value-type="float" office:value="0.984735010234715" calcext:value-type="float">
            <text:p>0.984735010234715</text:p>
          </table:table-cell>
          <table:table-cell office:value-type="float" office:value="0.991401194501066" calcext:value-type="float">
            <text:p>0.991401194501066</text:p>
          </table:table-cell>
          <table:table-cell office:value-type="float" office:value="0.714881505356015" calcext:value-type="float">
            <text:p>0.714881505356015</text:p>
          </table:table-cell>
          <table:table-cell office:value-type="float" office:value="0.512204827333072" calcext:value-type="float">
            <text:p>0.512204827333072</text:p>
          </table:table-cell>
          <table:table-cell office:value-type="float" office:value="0.584297249829441" calcext:value-type="float">
            <text:p>0.584297249829441</text:p>
          </table:table-cell>
          <table:table-cell office:value-type="float" office:value="0.983223436263017" calcext:value-type="float">
            <text:p>0.9832234362630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023698928797" calcext:value-type="float">
            <text:p>-107.023698928797</text:p>
          </table:table-cell>
          <table:table-cell office:value-type="float" office:value="-147.559034533386" calcext:value-type="float">
            <text:p>-147.559034533386</text:p>
          </table:table-cell>
          <table:table-cell office:value-type="float" office:value="-133.140550034112" calcext:value-type="float">
            <text:p>-133.1405500341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1</text:p>
          </table:table-cell>
          <table:table-cell office:value-type="float" office:value="26.0953340963461" calcext:value-type="float">
            <text:p>26.0953340963461</text:p>
          </table:table-cell>
          <table:table-cell office:value-type="float" office:value="72.7214256543004" calcext:value-type="float">
            <text:p>72.7214256543004</text:p>
          </table:table-cell>
          <table:table-cell office:value-type="float" office:value="981.919524050004" calcext:value-type="float">
            <text:p>981.919524050004</text:p>
          </table:table-cell>
          <table:table-cell office:value-type="float" office:value="-1" calcext:value-type="float">
            <text:p>-1</text:p>
          </table:table-cell>
          <table:table-cell office:value-type="float" office:value="17452" calcext:value-type="float">
            <text:p>17452</text:p>
          </table:table-cell>
          <table:table-cell office:value-type="float" office:value="6655212" calcext:value-type="float">
            <text:p>6655212</text:p>
          </table:table-cell>
          <table:table-cell office:value-type="float" office:value="1653092" calcext:value-type="float">
            <text:p>1653092</text:p>
          </table:table-cell>
          <table:table-cell office:value-type="float" office:value="1664851" calcext:value-type="float">
            <text:p>1664851</text:p>
          </table:table-cell>
          <table:table-cell office:value-type="float" office:value="1170453" calcext:value-type="float">
            <text:p>1170453</text:p>
          </table:table-cell>
          <table:table-cell office:value-type="float" office:value="855811" calcext:value-type="float">
            <text:p>855811</text:p>
          </table:table-cell>
          <table:table-cell office:value-type="float" office:value="980643" calcext:value-type="float">
            <text:p>980643</text:p>
          </table:table-cell>
          <table:table-cell office:value-type="float" office:value="1648661" calcext:value-type="float">
            <text:p>1648661</text:p>
          </table:table-cell>
          <table:table-cell office:value-type="float" office:value="0.0104022038462405" calcext:value-type="float">
            <text:p>0.010402203846241</text:p>
          </table:table-cell>
          <table:table-cell office:value-type="float" office:value="3.96681594453048" calcext:value-type="float">
            <text:p>3.96681594453048</text:p>
          </table:table-cell>
          <table:table-cell office:value-type="float" office:value="0.985319731869665" calcext:value-type="float">
            <text:p>0.985319731869665</text:p>
          </table:table-cell>
          <table:table-cell office:value-type="float" office:value="0.992328642884331" calcext:value-type="float">
            <text:p>0.992328642884331</text:p>
          </table:table-cell>
          <table:table-cell office:value-type="float" office:value="0.6976444360786" calcext:value-type="float">
            <text:p>0.6976444360786</text:p>
          </table:table-cell>
          <table:table-cell office:value-type="float" office:value="0.510103167307754" calcext:value-type="float">
            <text:p>0.510103167307754</text:p>
          </table:table-cell>
          <table:table-cell office:value-type="float" office:value="0.584508846343618" calcext:value-type="float">
            <text:p>0.584508846343618</text:p>
          </table:table-cell>
          <table:table-cell office:value-type="float" office:value="0.982678649744826" calcext:value-type="float">
            <text:p>0.9826786497448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47111278428" calcext:value-type="float">
            <text:p>-110.47111278428</text:p>
          </table:table-cell>
          <table:table-cell office:value-type="float" office:value="-147.979366538449" calcext:value-type="float">
            <text:p>-147.979366538449</text:p>
          </table:table-cell>
          <table:table-cell office:value-type="float" office:value="-133.098230731276" calcext:value-type="float">
            <text:p>-133.098230731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2</text:p>
          </table:table-cell>
          <table:table-cell office:value-type="float" office:value="26.0953340963461" calcext:value-type="float">
            <text:p>26.0953340963461</text:p>
          </table:table-cell>
          <table:table-cell office:value-type="float" office:value="72.7214256543004" calcext:value-type="float">
            <text:p>72.7214256543004</text:p>
          </table:table-cell>
          <table:table-cell office:value-type="float" office:value="981.947062681958" calcext:value-type="float">
            <text:p>981.947062681958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51315" calcext:value-type="float">
            <text:p>6651315</text:p>
          </table:table-cell>
          <table:table-cell office:value-type="float" office:value="1652556" calcext:value-type="float">
            <text:p>1652556</text:p>
          </table:table-cell>
          <table:table-cell office:value-type="float" office:value="1662147" calcext:value-type="float">
            <text:p>1662147</text:p>
          </table:table-cell>
          <table:table-cell office:value-type="float" office:value="1180198" calcext:value-type="float">
            <text:p>1180198</text:p>
          </table:table-cell>
          <table:table-cell office:value-type="float" office:value="859738" calcext:value-type="float">
            <text:p>859738</text:p>
          </table:table-cell>
          <table:table-cell office:value-type="float" office:value="982377" calcext:value-type="float">
            <text:p>982377</text:p>
          </table:table-cell>
          <table:table-cell office:value-type="float" office:value="1649888" calcext:value-type="float">
            <text:p>1649888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6449315124668" calcext:value-type="float">
            <text:p>3.96449315124668</text:p>
          </table:table-cell>
          <table:table-cell office:value-type="float" office:value="0.985000250935584" calcext:value-type="float">
            <text:p>0.985000250935584</text:p>
          </table:table-cell>
          <table:table-cell office:value-type="float" office:value="0.990716933097474" calcext:value-type="float">
            <text:p>0.990716933097474</text:p>
          </table:table-cell>
          <table:table-cell office:value-type="float" office:value="0.703452909404386" calcext:value-type="float">
            <text:p>0.703452909404386</text:p>
          </table:table-cell>
          <table:table-cell office:value-type="float" office:value="0.512443841987114" calcext:value-type="float">
            <text:p>0.512443841987114</text:p>
          </table:table-cell>
          <table:table-cell office:value-type="float" office:value="0.585542391007232" calcext:value-type="float">
            <text:p>0.585542391007232</text:p>
          </table:table-cell>
          <table:table-cell office:value-type="float" office:value="0.983409998823404" calcext:value-type="float">
            <text:p>0.983409998823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309418119123" calcext:value-type="float">
            <text:p>-109.309418119123</text:p>
          </table:table-cell>
          <table:table-cell office:value-type="float" office:value="-147.511231602577" calcext:value-type="float">
            <text:p>-147.511231602577</text:p>
          </table:table-cell>
          <table:table-cell office:value-type="float" office:value="-132.891521798554" calcext:value-type="float">
            <text:p>-132.8915217985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2</text:p>
          </table:table-cell>
          <table:table-cell office:value-type="float" office:value="26.1003881659417" calcext:value-type="float">
            <text:p>26.1003881659417</text:p>
          </table:table-cell>
          <table:table-cell office:value-type="float" office:value="72.7218139673426" calcext:value-type="float">
            <text:p>72.7218139673426</text:p>
          </table:table-cell>
          <table:table-cell office:value-type="float" office:value="981.955572737495" calcext:value-type="float">
            <text:p>981.955572737495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51099" calcext:value-type="float">
            <text:p>6651099</text:p>
          </table:table-cell>
          <table:table-cell office:value-type="float" office:value="1652005" calcext:value-type="float">
            <text:p>1652005</text:p>
          </table:table-cell>
          <table:table-cell office:value-type="float" office:value="1662619" calcext:value-type="float">
            <text:p>1662619</text:p>
          </table:table-cell>
          <table:table-cell office:value-type="float" office:value="1186185" calcext:value-type="float">
            <text:p>1186185</text:p>
          </table:table-cell>
          <table:table-cell office:value-type="float" office:value="858482" calcext:value-type="float">
            <text:p>858482</text:p>
          </table:table-cell>
          <table:table-cell office:value-type="float" office:value="982522" calcext:value-type="float">
            <text:p>982522</text:p>
          </table:table-cell>
          <table:table-cell office:value-type="float" office:value="1650748" calcext:value-type="float">
            <text:p>1650748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436440519862" calcext:value-type="float">
            <text:p>3.96436440519862</text:p>
          </table:table-cell>
          <table:table-cell office:value-type="float" office:value="0.984671829303721" calcext:value-type="float">
            <text:p>0.984671829303721</text:p>
          </table:table-cell>
          <table:table-cell office:value-type="float" office:value="0.990998267054351" calcext:value-type="float">
            <text:p>0.990998267054351</text:p>
          </table:table-cell>
          <table:table-cell office:value-type="float" office:value="0.707021439912491" calcext:value-type="float">
            <text:p>0.707021439912491</text:p>
          </table:table-cell>
          <table:table-cell office:value-type="float" office:value="0.511695207559491" calcext:value-type="float">
            <text:p>0.511695207559491</text:p>
          </table:table-cell>
          <table:table-cell office:value-type="float" office:value="0.585628817752459" calcext:value-type="float">
            <text:p>0.585628817752459</text:p>
          </table:table-cell>
          <table:table-cell office:value-type="float" office:value="0.983922598829579" calcext:value-type="float">
            <text:p>0.9839225988295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595712017502" calcext:value-type="float">
            <text:p>-108.595712017502</text:p>
          </table:table-cell>
          <table:table-cell office:value-type="float" office:value="-147.660958488102" calcext:value-type="float">
            <text:p>-147.660958488102</text:p>
          </table:table-cell>
          <table:table-cell office:value-type="float" office:value="-132.874236449508" calcext:value-type="float">
            <text:p>-132.8742364495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2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7436468971982" calcext:value-type="float">
            <text:p>72.7436468971982</text:p>
          </table:table-cell>
          <table:table-cell office:value-type="float" office:value="981.936543739271" calcext:value-type="float">
            <text:p>981.936543739271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40578" calcext:value-type="float">
            <text:p>6640578</text:p>
          </table:table-cell>
          <table:table-cell office:value-type="float" office:value="1651850" calcext:value-type="float">
            <text:p>1651850</text:p>
          </table:table-cell>
          <table:table-cell office:value-type="float" office:value="1677294" calcext:value-type="float">
            <text:p>1677294</text:p>
          </table:table-cell>
          <table:table-cell office:value-type="float" office:value="1178293" calcext:value-type="float">
            <text:p>1178293</text:p>
          </table:table-cell>
          <table:table-cell office:value-type="float" office:value="858206" calcext:value-type="float">
            <text:p>858206</text:p>
          </table:table-cell>
          <table:table-cell office:value-type="float" office:value="977511" calcext:value-type="float">
            <text:p>977511</text:p>
          </table:table-cell>
          <table:table-cell office:value-type="float" office:value="1648401" calcext:value-type="float">
            <text:p>1648401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5809339977424" calcext:value-type="float">
            <text:p>3.95809339977424</text:p>
          </table:table-cell>
          <table:table-cell office:value-type="float" office:value="0.984579442093306" calcext:value-type="float">
            <text:p>0.984579442093306</text:p>
          </table:table-cell>
          <table:table-cell office:value-type="float" office:value="0.999745249717861" calcext:value-type="float">
            <text:p>0.999745249717861</text:p>
          </table:table-cell>
          <table:table-cell office:value-type="float" office:value="0.702317440786057" calcext:value-type="float">
            <text:p>0.702317440786057</text:p>
          </table:table-cell>
          <table:table-cell office:value-type="float" office:value="0.5115306987203" calcext:value-type="float">
            <text:p>0.5115306987203</text:p>
          </table:table-cell>
          <table:table-cell office:value-type="float" office:value="0.582642028646711" calcext:value-type="float">
            <text:p>0.582642028646711</text:p>
          </table:table-cell>
          <table:table-cell office:value-type="float" office:value="0.982523677649936" calcext:value-type="float">
            <text:p>0.982523677649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536511842789" calcext:value-type="float">
            <text:p>-109.536511842789</text:p>
          </table:table-cell>
          <table:table-cell office:value-type="float" office:value="-147.69386025594" calcext:value-type="float">
            <text:p>-147.69386025594</text:p>
          </table:table-cell>
          <table:table-cell office:value-type="float" office:value="-133.471594270658" calcext:value-type="float">
            <text:p>-133.4715942706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3</text:p>
          </table:table-cell>
          <table:table-cell office:value-type="float" office:value="26.1003881659417" calcext:value-type="float">
            <text:p>26.1003881659417</text:p>
          </table:table-cell>
          <table:table-cell office:value-type="float" office:value="72.7271750769517" calcext:value-type="float">
            <text:p>72.7271750769517</text:p>
          </table:table-cell>
          <table:table-cell office:value-type="float" office:value="981.928033876563" calcext:value-type="float">
            <text:p>981.928033876563</text:p>
          </table:table-cell>
          <table:table-cell office:value-type="float" office:value="-1" calcext:value-type="float">
            <text:p>-1</text:p>
          </table:table-cell>
          <table:table-cell office:value-type="float" office:value="17438" calcext:value-type="float">
            <text:p>17438</text:p>
          </table:table-cell>
          <table:table-cell office:value-type="float" office:value="6652170" calcext:value-type="float">
            <text:p>6652170</text:p>
          </table:table-cell>
          <table:table-cell office:value-type="float" office:value="1651864" calcext:value-type="float">
            <text:p>1651864</text:p>
          </table:table-cell>
          <table:table-cell office:value-type="float" office:value="1660039" calcext:value-type="float">
            <text:p>1660039</text:p>
          </table:table-cell>
          <table:table-cell office:value-type="float" office:value="1174980" calcext:value-type="float">
            <text:p>1174980</text:p>
          </table:table-cell>
          <table:table-cell office:value-type="float" office:value="860215" calcext:value-type="float">
            <text:p>860215</text:p>
          </table:table-cell>
          <table:table-cell office:value-type="float" office:value="979242" calcext:value-type="float">
            <text:p>979242</text:p>
          </table:table-cell>
          <table:table-cell office:value-type="float" office:value="1652149" calcext:value-type="float">
            <text:p>1652149</text:p>
          </table:table-cell>
          <table:table-cell office:value-type="float" office:value="0.0103938591949772" calcext:value-type="float">
            <text:p>0.010393859194977</text:p>
          </table:table-cell>
          <table:table-cell office:value-type="float" office:value="3.96500277102027" calcext:value-type="float">
            <text:p>3.96500277102027</text:p>
          </table:table-cell>
          <table:table-cell office:value-type="float" office:value="0.984587786744569" calcext:value-type="float">
            <text:p>0.984587786744569</text:p>
          </table:table-cell>
          <table:table-cell office:value-type="float" office:value="0.989460467035826" calcext:value-type="float">
            <text:p>0.989460467035826</text:p>
          </table:table-cell>
          <table:table-cell office:value-type="float" office:value="0.700342738669245" calcext:value-type="float">
            <text:p>0.700342738669245</text:p>
          </table:table-cell>
          <table:table-cell office:value-type="float" office:value="0.512728156176586" calcext:value-type="float">
            <text:p>0.512728156176586</text:p>
          </table:table-cell>
          <table:table-cell office:value-type="float" office:value="0.583673785170768" calcext:value-type="float">
            <text:p>0.583673785170768</text:p>
          </table:table-cell>
          <table:table-cell office:value-type="float" office:value="0.98475766000243" calcext:value-type="float">
            <text:p>0.98475766000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931452266151" calcext:value-type="float">
            <text:p>-109.931452266151</text:p>
          </table:table-cell>
          <table:table-cell office:value-type="float" office:value="-147.454368764683" calcext:value-type="float">
            <text:p>-147.454368764683</text:p>
          </table:table-cell>
          <table:table-cell office:value-type="float" office:value="-133.265242965846" calcext:value-type="float">
            <text:p>-133.2652429658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3</text:p>
          </table:table-cell>
          <table:table-cell office:value-type="float" office:value="26.0953340963461" calcext:value-type="float">
            <text:p>26.0953340963461</text:p>
          </table:table-cell>
          <table:table-cell office:value-type="float" office:value="72.7321477452219" calcext:value-type="float">
            <text:p>72.7321477452219</text:p>
          </table:table-cell>
          <table:table-cell office:value-type="float" office:value="981.864446851561" calcext:value-type="float">
            <text:p>981.864446851561</text:p>
          </table:table-cell>
          <table:table-cell office:value-type="float" office:value="-1" calcext:value-type="float">
            <text:p>-1</text:p>
          </table:table-cell>
          <table:table-cell office:value-type="float" office:value="59568" calcext:value-type="float">
            <text:p>59568</text:p>
          </table:table-cell>
          <table:table-cell office:value-type="float" office:value="6650860" calcext:value-type="float">
            <text:p>6650860</text:p>
          </table:table-cell>
          <table:table-cell office:value-type="float" office:value="1652224" calcext:value-type="float">
            <text:p>1652224</text:p>
          </table:table-cell>
          <table:table-cell office:value-type="float" office:value="1662746" calcext:value-type="float">
            <text:p>1662746</text:p>
          </table:table-cell>
          <table:table-cell office:value-type="float" office:value="1175025" calcext:value-type="float">
            <text:p>1175025</text:p>
          </table:table-cell>
          <table:table-cell office:value-type="float" office:value="858733" calcext:value-type="float">
            <text:p>858733</text:p>
          </table:table-cell>
          <table:table-cell office:value-type="float" office:value="975663" calcext:value-type="float">
            <text:p>975663</text:p>
          </table:table-cell>
          <table:table-cell office:value-type="float" office:value="1649029" calcext:value-type="float">
            <text:p>1649029</text:p>
          </table:table-cell>
          <table:table-cell office:value-type="float" office:value="0.0355052990323662" calcext:value-type="float">
            <text:p>0.035505299032366</text:p>
          </table:table-cell>
          <table:table-cell office:value-type="float" office:value="3.96422195008063" calcext:value-type="float">
            <text:p>3.96422195008063</text:p>
          </table:table-cell>
          <table:table-cell office:value-type="float" office:value="0.98480236349134" calcext:value-type="float">
            <text:p>0.98480236349134</text:p>
          </table:table-cell>
          <table:table-cell office:value-type="float" office:value="0.99107396496224" calcext:value-type="float">
            <text:p>0.99107396496224</text:p>
          </table:table-cell>
          <table:table-cell office:value-type="float" office:value="0.700369560762591" calcext:value-type="float">
            <text:p>0.700369560762591</text:p>
          </table:table-cell>
          <table:table-cell office:value-type="float" office:value="0.511844815235712" calcext:value-type="float">
            <text:p>0.511844815235712</text:p>
          </table:table-cell>
          <table:table-cell office:value-type="float" office:value="0.581540534679953" calcext:value-type="float">
            <text:p>0.581540534679953</text:p>
          </table:table-cell>
          <table:table-cell office:value-type="float" office:value="0.982897994863748" calcext:value-type="float">
            <text:p>0.9828979948637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926087847482" calcext:value-type="float">
            <text:p>-109.926087847482</text:p>
          </table:table-cell>
          <table:table-cell office:value-type="float" office:value="-147.631036952858" calcext:value-type="float">
            <text:p>-147.631036952858</text:p>
          </table:table-cell>
          <table:table-cell office:value-type="float" office:value="-133.691893064009" calcext:value-type="float">
            <text:p>-133.6918930640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4</text:p>
          </table:table-cell>
          <table:table-cell office:value-type="float" office:value="26.0953340963461" calcext:value-type="float">
            <text:p>26.0953340963461</text:p>
          </table:table-cell>
          <table:table-cell office:value-type="float" office:value="72.7482308172551" calcext:value-type="float">
            <text:p>72.7482308172551</text:p>
          </table:table-cell>
          <table:table-cell office:value-type="float" office:value="981.891985439872" calcext:value-type="float">
            <text:p>981.89198543987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48188" calcext:value-type="float">
            <text:p>6648188</text:p>
          </table:table-cell>
          <table:table-cell office:value-type="float" office:value="1652578" calcext:value-type="float">
            <text:p>1652578</text:p>
          </table:table-cell>
          <table:table-cell office:value-type="float" office:value="1661765" calcext:value-type="float">
            <text:p>1661765</text:p>
          </table:table-cell>
          <table:table-cell office:value-type="float" office:value="1170464" calcext:value-type="float">
            <text:p>1170464</text:p>
          </table:table-cell>
          <table:table-cell office:value-type="float" office:value="859864" calcext:value-type="float">
            <text:p>859864</text:p>
          </table:table-cell>
          <table:table-cell office:value-type="float" office:value="975990" calcext:value-type="float">
            <text:p>975990</text:p>
          </table:table-cell>
          <table:table-cell office:value-type="float" office:value="1649898" calcext:value-type="float">
            <text:p>1649898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6262931378237" calcext:value-type="float">
            <text:p>3.96262931378237</text:p>
          </table:table-cell>
          <table:table-cell office:value-type="float" office:value="0.985013363958998" calcext:value-type="float">
            <text:p>0.985013363958998</text:p>
          </table:table-cell>
          <table:table-cell office:value-type="float" office:value="0.990489243327289" calcext:value-type="float">
            <text:p>0.990489243327289</text:p>
          </table:table-cell>
          <table:table-cell office:value-type="float" office:value="0.697650992590307" calcext:value-type="float">
            <text:p>0.697650992590307</text:p>
          </table:table-cell>
          <table:table-cell office:value-type="float" office:value="0.512518943848484" calcext:value-type="float">
            <text:p>0.512518943848484</text:p>
          </table:table-cell>
          <table:table-cell office:value-type="float" office:value="0.581735441891604" calcext:value-type="float">
            <text:p>0.581735441891604</text:p>
          </table:table-cell>
          <table:table-cell office:value-type="float" office:value="0.983415959288592" calcext:value-type="float">
            <text:p>0.9834159592885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469801481939" calcext:value-type="float">
            <text:p>-110.469801481939</text:p>
          </table:table-cell>
          <table:table-cell office:value-type="float" office:value="-147.496211230303" calcext:value-type="float">
            <text:p>-147.496211230303</text:p>
          </table:table-cell>
          <table:table-cell office:value-type="float" office:value="-133.652911621679" calcext:value-type="float">
            <text:p>-133.6529116216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4</text:p>
          </table:table-cell>
          <table:table-cell office:value-type="float" office:value="26.1104963060061" calcext:value-type="float">
            <text:p>26.1104963060061</text:p>
          </table:table-cell>
          <table:table-cell office:value-type="float" office:value="72.7654801590568" calcext:value-type="float">
            <text:p>72.7654801590568</text:p>
          </table:table-cell>
          <table:table-cell office:value-type="float" office:value="981.91751434106" calcext:value-type="float">
            <text:p>981.91751434106</text:p>
          </table:table-cell>
          <table:table-cell office:value-type="float" office:value="-1" calcext:value-type="float">
            <text:p>-1</text:p>
          </table:table-cell>
          <table:table-cell office:value-type="float" office:value="153132" calcext:value-type="float">
            <text:p>153132</text:p>
          </table:table-cell>
          <table:table-cell office:value-type="float" office:value="6630246" calcext:value-type="float">
            <text:p>6630246</text:p>
          </table:table-cell>
          <table:table-cell office:value-type="float" office:value="1652353" calcext:value-type="float">
            <text:p>1652353</text:p>
          </table:table-cell>
          <table:table-cell office:value-type="float" office:value="1660633" calcext:value-type="float">
            <text:p>1660633</text:p>
          </table:table-cell>
          <table:table-cell office:value-type="float" office:value="1174479" calcext:value-type="float">
            <text:p>1174479</text:p>
          </table:table-cell>
          <table:table-cell office:value-type="float" office:value="859777" calcext:value-type="float">
            <text:p>859777</text:p>
          </table:table-cell>
          <table:table-cell office:value-type="float" office:value="977393" calcext:value-type="float">
            <text:p>977393</text:p>
          </table:table-cell>
          <table:table-cell office:value-type="float" office:value="1650837" calcext:value-type="float">
            <text:p>1650837</text:p>
          </table:table-cell>
          <table:table-cell office:value-type="float" office:value="0.0912737955181355" calcext:value-type="float">
            <text:p>0.091273795518136</text:p>
          </table:table-cell>
          <table:table-cell office:value-type="float" office:value="3.95193504714191" calcext:value-type="float">
            <text:p>3.95193504714191</text:p>
          </table:table-cell>
          <table:table-cell office:value-type="float" office:value="0.984879253492266" calcext:value-type="float">
            <text:p>0.984879253492266</text:p>
          </table:table-cell>
          <table:table-cell office:value-type="float" office:value="0.989814518667998" calcext:value-type="float">
            <text:p>0.989814518667998</text:p>
          </table:table-cell>
          <table:table-cell office:value-type="float" office:value="0.700044119363322" calcext:value-type="float">
            <text:p>0.700044119363322</text:p>
          </table:table-cell>
          <table:table-cell office:value-type="float" office:value="0.512467087801348" calcext:value-type="float">
            <text:p>0.512467087801348</text:p>
          </table:table-cell>
          <table:table-cell office:value-type="float" office:value="0.582571695157492" calcext:value-type="float">
            <text:p>0.582571695157492</text:p>
          </table:table-cell>
          <table:table-cell office:value-type="float" office:value="0.983975646969753" calcext:value-type="float">
            <text:p>0.9839756469697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991176127336" calcext:value-type="float">
            <text:p>-109.991176127336</text:p>
          </table:table-cell>
          <table:table-cell office:value-type="float" office:value="-147.50658243973" calcext:value-type="float">
            <text:p>-147.50658243973</text:p>
          </table:table-cell>
          <table:table-cell office:value-type="float" office:value="-133.485660968502" calcext:value-type="float">
            <text:p>-133.4856609685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5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7758135793732" calcext:value-type="float">
            <text:p>72.7758135793732</text:p>
          </table:table-cell>
          <table:table-cell office:value-type="float" office:value="981.881465624917" calcext:value-type="float">
            <text:p>981.881465624917</text:p>
          </table:table-cell>
          <table:table-cell office:value-type="float" office:value="-1" calcext:value-type="float">
            <text:p>-1</text:p>
          </table:table-cell>
          <table:table-cell office:value-type="float" office:value="17441" calcext:value-type="float">
            <text:p>17441</text:p>
          </table:table-cell>
          <table:table-cell office:value-type="float" office:value="6652014" calcext:value-type="float">
            <text:p>6652014</text:p>
          </table:table-cell>
          <table:table-cell office:value-type="float" office:value="1651599" calcext:value-type="float">
            <text:p>1651599</text:p>
          </table:table-cell>
          <table:table-cell office:value-type="float" office:value="1662805" calcext:value-type="float">
            <text:p>1662805</text:p>
          </table:table-cell>
          <table:table-cell office:value-type="float" office:value="1180646" calcext:value-type="float">
            <text:p>1180646</text:p>
          </table:table-cell>
          <table:table-cell office:value-type="float" office:value="860831" calcext:value-type="float">
            <text:p>860831</text:p>
          </table:table-cell>
          <table:table-cell office:value-type="float" office:value="973628" calcext:value-type="float">
            <text:p>973628</text:p>
          </table:table-cell>
          <table:table-cell office:value-type="float" office:value="1649657" calcext:value-type="float">
            <text:p>1649657</text:p>
          </table:table-cell>
          <table:table-cell office:value-type="float" office:value="0.0103956473345336" calcext:value-type="float">
            <text:p>0.010395647334534</text:p>
          </table:table-cell>
          <table:table-cell office:value-type="float" office:value="3.96490978776333" calcext:value-type="float">
            <text:p>3.96490978776333</text:p>
          </table:table-cell>
          <table:table-cell office:value-type="float" office:value="0.984429834417085" calcext:value-type="float">
            <text:p>0.984429834417085</text:p>
          </table:table-cell>
          <table:table-cell office:value-type="float" office:value="0.99110913170685" calcext:value-type="float">
            <text:p>0.99110913170685</text:p>
          </table:table-cell>
          <table:table-cell office:value-type="float" office:value="0.703719938244812" calcext:value-type="float">
            <text:p>0.703719938244812</text:p>
          </table:table-cell>
          <table:table-cell office:value-type="float" office:value="0.513095320832172" calcext:value-type="float">
            <text:p>0.513095320832172</text:p>
          </table:table-cell>
          <table:table-cell office:value-type="float" office:value="0.580327580014179" calcext:value-type="float">
            <text:p>0.580327580014179</text:p>
          </table:table-cell>
          <table:table-cell office:value-type="float" office:value="0.98327231207756" calcext:value-type="float">
            <text:p>0.98327231207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256012351038" calcext:value-type="float">
            <text:p>-109.256012351038</text:p>
          </table:table-cell>
          <table:table-cell office:value-type="float" office:value="-147.380935833566" calcext:value-type="float">
            <text:p>-147.380935833566</text:p>
          </table:table-cell>
          <table:table-cell office:value-type="float" office:value="-133.934483997164" calcext:value-type="float">
            <text:p>-133.9344839971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5</text:p>
          </table:table-cell>
          <table:table-cell office:value-type="float" office:value="26.1003881659417" calcext:value-type="float">
            <text:p>26.1003881659417</text:p>
          </table:table-cell>
          <table:table-cell office:value-type="float" office:value="72.7807857011391" calcext:value-type="float">
            <text:p>72.7807857011391</text:p>
          </table:table-cell>
          <table:table-cell office:value-type="float" office:value="981.900495037453" calcext:value-type="float">
            <text:p>981.900495037453</text:p>
          </table:table-cell>
          <table:table-cell office:value-type="float" office:value="-1" calcext:value-type="float">
            <text:p>-1</text:p>
          </table:table-cell>
          <table:table-cell office:value-type="float" office:value="177150" calcext:value-type="float">
            <text:p>177150</text:p>
          </table:table-cell>
          <table:table-cell office:value-type="float" office:value="6650255" calcext:value-type="float">
            <text:p>6650255</text:p>
          </table:table-cell>
          <table:table-cell office:value-type="float" office:value="1651809" calcext:value-type="float">
            <text:p>1651809</text:p>
          </table:table-cell>
          <table:table-cell office:value-type="float" office:value="1661301" calcext:value-type="float">
            <text:p>1661301</text:p>
          </table:table-cell>
          <table:table-cell office:value-type="float" office:value="1167621" calcext:value-type="float">
            <text:p>1167621</text:p>
          </table:table-cell>
          <table:table-cell office:value-type="float" office:value="858340" calcext:value-type="float">
            <text:p>858340</text:p>
          </table:table-cell>
          <table:table-cell office:value-type="float" office:value="971924" calcext:value-type="float">
            <text:p>971924</text:p>
          </table:table-cell>
          <table:table-cell office:value-type="float" office:value="1648441" calcext:value-type="float">
            <text:p>1648441</text:p>
          </table:table-cell>
          <table:table-cell office:value-type="float" office:value="0.105589640806871" calcext:value-type="float">
            <text:p>0.105589640806871</text:p>
          </table:table-cell>
          <table:table-cell office:value-type="float" office:value="3.96386134193675" calcext:value-type="float">
            <text:p>3.96386134193675</text:p>
          </table:table-cell>
          <table:table-cell office:value-type="float" office:value="0.984555004186035" calcext:value-type="float">
            <text:p>0.984555004186035</text:p>
          </table:table-cell>
          <table:table-cell office:value-type="float" office:value="0.990212677742562" calcext:value-type="float">
            <text:p>0.990212677742562</text:p>
          </table:table-cell>
          <table:table-cell office:value-type="float" office:value="0.695956432337336" calcext:value-type="float">
            <text:p>0.695956432337336</text:p>
          </table:table-cell>
          <table:table-cell office:value-type="float" office:value="0.51161056895382" calcext:value-type="float">
            <text:p>0.51161056895382</text:p>
          </table:table-cell>
          <table:table-cell office:value-type="float" office:value="0.57931191674613" calcext:value-type="float">
            <text:p>0.57931191674613</text:p>
          </table:table-cell>
          <table:table-cell office:value-type="float" office:value="0.982547519510689" calcext:value-type="float">
            <text:p>0.9825475195106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808713532533" calcext:value-type="float">
            <text:p>-110.808713532533</text:p>
          </table:table-cell>
          <table:table-cell office:value-type="float" office:value="-147.677886209236" calcext:value-type="float">
            <text:p>-147.677886209236</text:p>
          </table:table-cell>
          <table:table-cell office:value-type="float" office:value="-134.137616650774" calcext:value-type="float">
            <text:p>-134.1376166507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5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7918968046274" calcext:value-type="float">
            <text:p>72.7918968046274</text:p>
          </table:table-cell>
          <table:table-cell office:value-type="float" office:value="981.936543739271" calcext:value-type="float">
            <text:p>981.936543739271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46610" calcext:value-type="float">
            <text:p>6646610</text:p>
          </table:table-cell>
          <table:table-cell office:value-type="float" office:value="1652429" calcext:value-type="float">
            <text:p>1652429</text:p>
          </table:table-cell>
          <table:table-cell office:value-type="float" office:value="1662052" calcext:value-type="float">
            <text:p>1662052</text:p>
          </table:table-cell>
          <table:table-cell office:value-type="float" office:value="1164284" calcext:value-type="float">
            <text:p>1164284</text:p>
          </table:table-cell>
          <table:table-cell office:value-type="float" office:value="860170" calcext:value-type="float">
            <text:p>860170</text:p>
          </table:table-cell>
          <table:table-cell office:value-type="float" office:value="972325" calcext:value-type="float">
            <text:p>972325</text:p>
          </table:table-cell>
          <table:table-cell office:value-type="float" office:value="1649462" calcext:value-type="float">
            <text:p>1649462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6168875237569" calcext:value-type="float">
            <text:p>3.96168875237569</text:p>
          </table:table-cell>
          <table:table-cell office:value-type="float" office:value="0.984924553027696" calcext:value-type="float">
            <text:p>0.984924553027696</text:p>
          </table:table-cell>
          <table:table-cell office:value-type="float" office:value="0.990660308678187" calcext:value-type="float">
            <text:p>0.990660308678187</text:p>
          </table:table-cell>
          <table:table-cell office:value-type="float" office:value="0.693967425104073" calcext:value-type="float">
            <text:p>0.693967425104073</text:p>
          </table:table-cell>
          <table:table-cell office:value-type="float" office:value="0.512701334083239" calcext:value-type="float">
            <text:p>0.512701334083239</text:p>
          </table:table-cell>
          <table:table-cell office:value-type="float" office:value="0.579550931400172" calcext:value-type="float">
            <text:p>0.579550931400172</text:p>
          </table:table-cell>
          <table:table-cell office:value-type="float" office:value="0.983156083006392" calcext:value-type="float">
            <text:p>0.983156083006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206514979185" calcext:value-type="float">
            <text:p>-111.206514979185</text:p>
          </table:table-cell>
          <table:table-cell office:value-type="float" office:value="-147.459733183352" calcext:value-type="float">
            <text:p>-147.459733183352</text:p>
          </table:table-cell>
          <table:table-cell office:value-type="float" office:value="-134.089813719966" calcext:value-type="float">
            <text:p>-134.0898137199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6</text:p>
          </table:table-cell>
          <table:table-cell office:value-type="float" office:value="26.1104963060061" calcext:value-type="float">
            <text:p>26.1104963060061</text:p>
          </table:table-cell>
          <table:table-cell office:value-type="float" office:value="72.8190913797602" calcext:value-type="float">
            <text:p>72.8190913797602</text:p>
          </table:table-cell>
          <table:table-cell office:value-type="float" office:value="982.000132297731" calcext:value-type="float">
            <text:p>982.000132297731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42134" calcext:value-type="float">
            <text:p>6642134</text:p>
          </table:table-cell>
          <table:table-cell office:value-type="float" office:value="1652097" calcext:value-type="float">
            <text:p>1652097</text:p>
          </table:table-cell>
          <table:table-cell office:value-type="float" office:value="1662007" calcext:value-type="float">
            <text:p>1662007</text:p>
          </table:table-cell>
          <table:table-cell office:value-type="float" office:value="1165550" calcext:value-type="float">
            <text:p>1165550</text:p>
          </table:table-cell>
          <table:table-cell office:value-type="float" office:value="861295" calcext:value-type="float">
            <text:p>861295</text:p>
          </table:table-cell>
          <table:table-cell office:value-type="float" office:value="973591" calcext:value-type="float">
            <text:p>973591</text:p>
          </table:table-cell>
          <table:table-cell office:value-type="float" office:value="1651274" calcext:value-type="float">
            <text:p>1651274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5902084815751" calcext:value-type="float">
            <text:p>3.95902084815751</text:p>
          </table:table-cell>
          <table:table-cell office:value-type="float" office:value="0.984726665583452" calcext:value-type="float">
            <text:p>0.984726665583452</text:p>
          </table:table-cell>
          <table:table-cell office:value-type="float" office:value="0.990633486584841" calcext:value-type="float">
            <text:p>0.990633486584841</text:p>
          </table:table-cell>
          <table:table-cell office:value-type="float" office:value="0.694722019996884" calcext:value-type="float">
            <text:p>0.694722019996884</text:p>
          </table:table-cell>
          <table:table-cell office:value-type="float" office:value="0.513371886416899" calcext:value-type="float">
            <text:p>0.513371886416899</text:p>
          </table:table-cell>
          <table:table-cell office:value-type="float" office:value="0.580305526292983" calcext:value-type="float">
            <text:p>0.580305526292983</text:p>
          </table:table-cell>
          <table:table-cell office:value-type="float" office:value="0.984236119298472" calcext:value-type="float">
            <text:p>0.984236119298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055596000623" calcext:value-type="float">
            <text:p>-111.055596000623</text:p>
          </table:table-cell>
          <table:table-cell office:value-type="float" office:value="-147.32562271662" calcext:value-type="float">
            <text:p>-147.32562271662</text:p>
          </table:table-cell>
          <table:table-cell office:value-type="float" office:value="-133.938894741403" calcext:value-type="float">
            <text:p>-133.9388947414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6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8187020084461" calcext:value-type="float">
            <text:p>72.8187020084461</text:p>
          </table:table-cell>
          <table:table-cell office:value-type="float" office:value="981.881465624917" calcext:value-type="float">
            <text:p>981.881465624917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20635" calcext:value-type="float">
            <text:p>6620635</text:p>
          </table:table-cell>
          <table:table-cell office:value-type="float" office:value="1652317" calcext:value-type="float">
            <text:p>1652317</text:p>
          </table:table-cell>
          <table:table-cell office:value-type="float" office:value="1662866" calcext:value-type="float">
            <text:p>1662866</text:p>
          </table:table-cell>
          <table:table-cell office:value-type="float" office:value="1177508" calcext:value-type="float">
            <text:p>1177508</text:p>
          </table:table-cell>
          <table:table-cell office:value-type="float" office:value="860950" calcext:value-type="float">
            <text:p>860950</text:p>
          </table:table-cell>
          <table:table-cell office:value-type="float" office:value="971473" calcext:value-type="float">
            <text:p>971473</text:p>
          </table:table-cell>
          <table:table-cell office:value-type="float" office:value="1650674" calcext:value-type="float">
            <text:p>1650674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4620644404965" calcext:value-type="float">
            <text:p>3.94620644404965</text:p>
          </table:table-cell>
          <table:table-cell office:value-type="float" office:value="0.984857795817589" calcext:value-type="float">
            <text:p>0.984857795817589</text:p>
          </table:table-cell>
          <table:table-cell office:value-type="float" office:value="0.991145490544497" calcext:value-type="float">
            <text:p>0.991145490544497</text:p>
          </table:table-cell>
          <table:table-cell office:value-type="float" office:value="0.701849544268792" calcext:value-type="float">
            <text:p>0.701849544268792</text:p>
          </table:table-cell>
          <table:table-cell office:value-type="float" office:value="0.51316625036791" calcext:value-type="float">
            <text:p>0.51316625036791</text:p>
          </table:table-cell>
          <table:table-cell office:value-type="float" office:value="0.579043099766147" calcext:value-type="float">
            <text:p>0.579043099766147</text:p>
          </table:table-cell>
          <table:table-cell office:value-type="float" office:value="0.983878491387187" calcext:value-type="float">
            <text:p>0.9838784913871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630091146242" calcext:value-type="float">
            <text:p>-109.630091146242</text:p>
          </table:table-cell>
          <table:table-cell office:value-type="float" office:value="-147.366749926418" calcext:value-type="float">
            <text:p>-147.366749926418</text:p>
          </table:table-cell>
          <table:table-cell office:value-type="float" office:value="-134.191380046771" calcext:value-type="float">
            <text:p>-134.1913800467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7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8240630234691" calcext:value-type="float">
            <text:p>72.8240630234691</text:p>
          </table:table-cell>
          <table:table-cell office:value-type="float" office:value="981.909004671183" calcext:value-type="float">
            <text:p>981.909004671183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42116" calcext:value-type="float">
            <text:p>6642116</text:p>
          </table:table-cell>
          <table:table-cell office:value-type="float" office:value="1651784" calcext:value-type="float">
            <text:p>1651784</text:p>
          </table:table-cell>
          <table:table-cell office:value-type="float" office:value="1662399" calcext:value-type="float">
            <text:p>1662399</text:p>
          </table:table-cell>
          <table:table-cell office:value-type="float" office:value="1166997" calcext:value-type="float">
            <text:p>1166997</text:p>
          </table:table-cell>
          <table:table-cell office:value-type="float" office:value="860131" calcext:value-type="float">
            <text:p>860131</text:p>
          </table:table-cell>
          <table:table-cell office:value-type="float" office:value="968609" calcext:value-type="float">
            <text:p>968609</text:p>
          </table:table-cell>
          <table:table-cell office:value-type="float" office:value="1649629" calcext:value-type="float">
            <text:p>164962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5901011932017" calcext:value-type="float">
            <text:p>3.95901011932017</text:p>
          </table:table-cell>
          <table:table-cell office:value-type="float" office:value="0.984540103023064" calcext:value-type="float">
            <text:p>0.984540103023064</text:p>
          </table:table-cell>
          <table:table-cell office:value-type="float" office:value="0.990867136820213" calcext:value-type="float">
            <text:p>0.990867136820213</text:p>
          </table:table-cell>
          <table:table-cell office:value-type="float" office:value="0.695584499309599" calcext:value-type="float">
            <text:p>0.695584499309599</text:p>
          </table:table-cell>
          <table:table-cell office:value-type="float" office:value="0.512678088269006" calcext:value-type="float">
            <text:p>0.512678088269006</text:p>
          </table:table-cell>
          <table:table-cell office:value-type="float" office:value="0.57733602253628" calcext:value-type="float">
            <text:p>0.57733602253628</text:p>
          </table:table-cell>
          <table:table-cell office:value-type="float" office:value="0.983255622775033" calcext:value-type="float">
            <text:p>0.9832556227750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88310013808" calcext:value-type="float">
            <text:p>-110.88310013808</text:p>
          </table:table-cell>
          <table:table-cell office:value-type="float" office:value="-147.464382346199" calcext:value-type="float">
            <text:p>-147.464382346199</text:p>
          </table:table-cell>
          <table:table-cell office:value-type="float" office:value="-134.532795492744" calcext:value-type="float">
            <text:p>-134.5327954927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7</text:p>
          </table:table-cell>
          <table:table-cell office:value-type="float" office:value="26.1003881659417" calcext:value-type="float">
            <text:p>26.1003881659417</text:p>
          </table:table-cell>
          <table:table-cell office:value-type="float" office:value="72.8343954673214" calcext:value-type="float">
            <text:p>72.8343954673214</text:p>
          </table:table-cell>
          <table:table-cell office:value-type="float" office:value="981.845417424698" calcext:value-type="float">
            <text:p>981.845417424698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44411" calcext:value-type="float">
            <text:p>6644411</text:p>
          </table:table-cell>
          <table:table-cell office:value-type="float" office:value="1651850" calcext:value-type="float">
            <text:p>1651850</text:p>
          </table:table-cell>
          <table:table-cell office:value-type="float" office:value="1661405" calcext:value-type="float">
            <text:p>1661405</text:p>
          </table:table-cell>
          <table:table-cell office:value-type="float" office:value="1141058" calcext:value-type="float">
            <text:p>1141058</text:p>
          </table:table-cell>
          <table:table-cell office:value-type="float" office:value="859253" calcext:value-type="float">
            <text:p>859253</text:p>
          </table:table-cell>
          <table:table-cell office:value-type="float" office:value="969334" calcext:value-type="float">
            <text:p>969334</text:p>
          </table:table-cell>
          <table:table-cell office:value-type="float" office:value="1649825" calcext:value-type="float">
            <text:p>1649825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6037804608083" calcext:value-type="float">
            <text:p>3.96037804608083</text:p>
          </table:table-cell>
          <table:table-cell office:value-type="float" office:value="0.984579442093306" calcext:value-type="float">
            <text:p>0.984579442093306</text:p>
          </table:table-cell>
          <table:table-cell office:value-type="float" office:value="0.990274666580518" calcext:value-type="float">
            <text:p>0.990274666580518</text:p>
          </table:table-cell>
          <table:table-cell office:value-type="float" office:value="0.680123648658234" calcext:value-type="float">
            <text:p>0.680123648658234</text:p>
          </table:table-cell>
          <table:table-cell office:value-type="float" office:value="0.512154759425492" calcext:value-type="float">
            <text:p>0.512154759425492</text:p>
          </table:table-cell>
          <table:table-cell office:value-type="float" office:value="0.577768156262416" calcext:value-type="float">
            <text:p>0.577768156262416</text:p>
          </table:table-cell>
          <table:table-cell office:value-type="float" office:value="0.983372447892719" calcext:value-type="float">
            <text:p>0.9833724478927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975270268353" calcext:value-type="float">
            <text:p>-113.975270268353</text:p>
          </table:table-cell>
          <table:table-cell office:value-type="float" office:value="-147.569048114902" calcext:value-type="float">
            <text:p>-147.569048114902</text:p>
          </table:table-cell>
          <table:table-cell office:value-type="float" office:value="-134.446368747517" calcext:value-type="float">
            <text:p>-134.4463687475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8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8455069977587" calcext:value-type="float">
            <text:p>72.8455069977587</text:p>
          </table:table-cell>
          <table:table-cell office:value-type="float" office:value="981.881465624917" calcext:value-type="float">
            <text:p>981.881465624917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44783" calcext:value-type="float">
            <text:p>6644783</text:p>
          </table:table-cell>
          <table:table-cell office:value-type="float" office:value="1651916" calcext:value-type="float">
            <text:p>1651916</text:p>
          </table:table-cell>
          <table:table-cell office:value-type="float" office:value="1661206" calcext:value-type="float">
            <text:p>1661206</text:p>
          </table:table-cell>
          <table:table-cell office:value-type="float" office:value="1156975" calcext:value-type="float">
            <text:p>1156975</text:p>
          </table:table-cell>
          <table:table-cell office:value-type="float" office:value="860888" calcext:value-type="float">
            <text:p>860888</text:p>
          </table:table-cell>
          <table:table-cell office:value-type="float" office:value="968065" calcext:value-type="float">
            <text:p>968065</text:p>
          </table:table-cell>
          <table:table-cell office:value-type="float" office:value="1651581" calcext:value-type="float">
            <text:p>1651581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6059977538583" calcext:value-type="float">
            <text:p>3.96059977538583</text:p>
          </table:table-cell>
          <table:table-cell office:value-type="float" office:value="0.984618781163547" calcext:value-type="float">
            <text:p>0.984618781163547</text:p>
          </table:table-cell>
          <table:table-cell office:value-type="float" office:value="0.990156053323275" calcext:value-type="float">
            <text:p>0.990156053323275</text:p>
          </table:table-cell>
          <table:table-cell office:value-type="float" office:value="0.689610921098104" calcext:value-type="float">
            <text:p>0.689610921098104</text:p>
          </table:table-cell>
          <table:table-cell office:value-type="float" office:value="0.513129295483744" calcext:value-type="float">
            <text:p>0.513129295483744</text:p>
          </table:table-cell>
          <table:table-cell office:value-type="float" office:value="0.577011773230049" calcext:value-type="float">
            <text:p>0.577011773230049</text:p>
          </table:table-cell>
          <table:table-cell office:value-type="float" office:value="0.984419105579746" calcext:value-type="float">
            <text:p>0.9844191055797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077815780379" calcext:value-type="float">
            <text:p>-112.077815780379</text:p>
          </table:table-cell>
          <table:table-cell office:value-type="float" office:value="-147.374140903251" calcext:value-type="float">
            <text:p>-147.374140903251</text:p>
          </table:table-cell>
          <table:table-cell office:value-type="float" office:value="-134.59764535399" calcext:value-type="float">
            <text:p>-134.597645353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8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8401460170567" calcext:value-type="float">
            <text:p>72.8401460170567</text:p>
          </table:table-cell>
          <table:table-cell office:value-type="float" office:value="981.964082829182" calcext:value-type="float">
            <text:p>981.964082829182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43339" calcext:value-type="float">
            <text:p>6643339</text:p>
          </table:table-cell>
          <table:table-cell office:value-type="float" office:value="1651306" calcext:value-type="float">
            <text:p>1651306</text:p>
          </table:table-cell>
          <table:table-cell office:value-type="float" office:value="1662057" calcext:value-type="float">
            <text:p>1662057</text:p>
          </table:table-cell>
          <table:table-cell office:value-type="float" office:value="1157498" calcext:value-type="float">
            <text:p>1157498</text:p>
          </table:table-cell>
          <table:table-cell office:value-type="float" office:value="859606" calcext:value-type="float">
            <text:p>859606</text:p>
          </table:table-cell>
          <table:table-cell office:value-type="float" office:value="966023" calcext:value-type="float">
            <text:p>966023</text:p>
          </table:table-cell>
          <table:table-cell office:value-type="float" office:value="1649506" calcext:value-type="float">
            <text:p>1649506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5973908421267" calcext:value-type="float">
            <text:p>3.95973908421267</text:p>
          </table:table-cell>
          <table:table-cell office:value-type="float" office:value="0.984255192787074" calcext:value-type="float">
            <text:p>0.984255192787074</text:p>
          </table:table-cell>
          <table:table-cell office:value-type="float" office:value="0.990663288910781" calcext:value-type="float">
            <text:p>0.990663288910781</text:p>
          </table:table-cell>
          <table:table-cell office:value-type="float" office:value="0.68992265342744" calcext:value-type="float">
            <text:p>0.68992265342744</text:p>
          </table:table-cell>
          <table:table-cell office:value-type="float" office:value="0.512365163846632" calcext:value-type="float">
            <text:p>0.512365163846632</text:p>
          </table:table-cell>
          <table:table-cell office:value-type="float" office:value="0.575794646238643" calcext:value-type="float">
            <text:p>0.575794646238643</text:p>
          </table:table-cell>
          <table:table-cell office:value-type="float" office:value="0.98318230905322" calcext:value-type="float">
            <text:p>0.983182309053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015469314512" calcext:value-type="float">
            <text:p>-112.015469314512</text:p>
          </table:table-cell>
          <table:table-cell office:value-type="float" office:value="-147.526967230674" calcext:value-type="float">
            <text:p>-147.526967230674</text:p>
          </table:table-cell>
          <table:table-cell office:value-type="float" office:value="-134.841070752272" calcext:value-type="float">
            <text:p>-134.8410707522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9</text:p>
          </table:table-cell>
          <table:table-cell office:value-type="float" office:value="26.1104963060061" calcext:value-type="float">
            <text:p>26.1104963060061</text:p>
          </table:table-cell>
          <table:table-cell office:value-type="float" office:value="72.8458966683454" calcext:value-type="float">
            <text:p>72.8458966683454</text:p>
          </table:table-cell>
          <table:table-cell office:value-type="float" office:value="981.945053638128" calcext:value-type="float">
            <text:p>981.945053638128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38517" calcext:value-type="float">
            <text:p>6638517</text:p>
          </table:table-cell>
          <table:table-cell office:value-type="float" office:value="1651231" calcext:value-type="float">
            <text:p>1651231</text:p>
          </table:table-cell>
          <table:table-cell office:value-type="float" office:value="1660970" calcext:value-type="float">
            <text:p>1660970</text:p>
          </table:table-cell>
          <table:table-cell office:value-type="float" office:value="1155389" calcext:value-type="float">
            <text:p>1155389</text:p>
          </table:table-cell>
          <table:table-cell office:value-type="float" office:value="860229" calcext:value-type="float">
            <text:p>860229</text:p>
          </table:table-cell>
          <table:table-cell office:value-type="float" office:value="966618" calcext:value-type="float">
            <text:p>966618</text:p>
          </table:table-cell>
          <table:table-cell office:value-type="float" office:value="1649393" calcext:value-type="float">
            <text:p>1649393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5686494789898" calcext:value-type="float">
            <text:p>3.95686494789898</text:p>
          </table:table-cell>
          <table:table-cell office:value-type="float" office:value="0.984210489298163" calcext:value-type="float">
            <text:p>0.984210489298163</text:p>
          </table:table-cell>
          <table:table-cell office:value-type="float" office:value="0.990015386344836" calcext:value-type="float">
            <text:p>0.990015386344836</text:p>
          </table:table-cell>
          <table:table-cell office:value-type="float" office:value="0.688665591319274" calcext:value-type="float">
            <text:p>0.688665591319274</text:p>
          </table:table-cell>
          <table:table-cell office:value-type="float" office:value="0.512736500827849" calcext:value-type="float">
            <text:p>0.512736500827849</text:p>
          </table:table-cell>
          <table:table-cell office:value-type="float" office:value="0.576149293917333" calcext:value-type="float">
            <text:p>0.576149293917333</text:p>
          </table:table-cell>
          <table:table-cell office:value-type="float" office:value="0.983114955796594" calcext:value-type="float">
            <text:p>0.9831149557965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266881736145" calcext:value-type="float">
            <text:p>-112.266881736145</text:p>
          </table:table-cell>
          <table:table-cell office:value-type="float" office:value="-147.45269983443" calcext:value-type="float">
            <text:p>-147.45269983443</text:p>
          </table:table-cell>
          <table:table-cell office:value-type="float" office:value="-134.770141216533" calcext:value-type="float">
            <text:p>-134.7701412165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9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856228933422" calcext:value-type="float">
            <text:p>72.856228933422</text:p>
          </table:table-cell>
          <table:table-cell office:value-type="float" office:value="981.964082829182" calcext:value-type="float">
            <text:p>981.96408282918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17819" calcext:value-type="float">
            <text:p>6617819</text:p>
          </table:table-cell>
          <table:table-cell office:value-type="float" office:value="1651221" calcext:value-type="float">
            <text:p>1651221</text:p>
          </table:table-cell>
          <table:table-cell office:value-type="float" office:value="1660859" calcext:value-type="float">
            <text:p>1660859</text:p>
          </table:table-cell>
          <table:table-cell office:value-type="float" office:value="1152054" calcext:value-type="float">
            <text:p>1152054</text:p>
          </table:table-cell>
          <table:table-cell office:value-type="float" office:value="861679" calcext:value-type="float">
            <text:p>861679</text:p>
          </table:table-cell>
          <table:table-cell office:value-type="float" office:value="967164" calcext:value-type="float">
            <text:p>967164</text:p>
          </table:table-cell>
          <table:table-cell office:value-type="float" office:value="1650152" calcext:value-type="float">
            <text:p>1650152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4452797705269" calcext:value-type="float">
            <text:p>3.94452797705269</text:p>
          </table:table-cell>
          <table:table-cell office:value-type="float" office:value="0.984204528832976" calcext:value-type="float">
            <text:p>0.984204528832976</text:p>
          </table:table-cell>
          <table:table-cell office:value-type="float" office:value="0.989949225181249" calcext:value-type="float">
            <text:p>0.989949225181249</text:p>
          </table:table-cell>
          <table:table-cell office:value-type="float" office:value="0.686677776179049" calcext:value-type="float">
            <text:p>0.686677776179049</text:p>
          </table:table-cell>
          <table:table-cell office:value-type="float" office:value="0.513600768280121" calcext:value-type="float">
            <text:p>0.513600768280121</text:p>
          </table:table-cell>
          <table:table-cell office:value-type="float" office:value="0.576474735316603" calcext:value-type="float">
            <text:p>0.576474735316603</text:p>
          </table:table-cell>
          <table:table-cell office:value-type="float" office:value="0.983567355104369" calcext:value-type="float">
            <text:p>0.9835673551043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66444476419" calcext:value-type="float">
            <text:p>-112.66444476419</text:p>
          </table:table-cell>
          <table:table-cell office:value-type="float" office:value="-147.279846343976" calcext:value-type="float">
            <text:p>-147.279846343976</text:p>
          </table:table-cell>
          <table:table-cell office:value-type="float" office:value="-134.705052936679" calcext:value-type="float">
            <text:p>-134.7050529366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49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8401460170567" calcext:value-type="float">
            <text:p>72.8401460170567</text:p>
          </table:table-cell>
          <table:table-cell office:value-type="float" office:value="981.991621940916" calcext:value-type="float">
            <text:p>981.991621940916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39412" calcext:value-type="float">
            <text:p>6639412</text:p>
          </table:table-cell>
          <table:table-cell office:value-type="float" office:value="1651484" calcext:value-type="float">
            <text:p>1651484</text:p>
          </table:table-cell>
          <table:table-cell office:value-type="float" office:value="1661539" calcext:value-type="float">
            <text:p>1661539</text:p>
          </table:table-cell>
          <table:table-cell office:value-type="float" office:value="1156416" calcext:value-type="float">
            <text:p>1156416</text:p>
          </table:table-cell>
          <table:table-cell office:value-type="float" office:value="862764" calcext:value-type="float">
            <text:p>862764</text:p>
          </table:table-cell>
          <table:table-cell office:value-type="float" office:value="970635" calcext:value-type="float">
            <text:p>970635</text:p>
          </table:table-cell>
          <table:table-cell office:value-type="float" office:value="1652511" calcext:value-type="float">
            <text:p>1652511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5739840953331" calcext:value-type="float">
            <text:p>3.95739840953331</text:p>
          </table:table-cell>
          <table:table-cell office:value-type="float" office:value="0.984361289067422" calcext:value-type="float">
            <text:p>0.984361289067422</text:p>
          </table:table-cell>
          <table:table-cell office:value-type="float" office:value="0.990354536814038" calcext:value-type="float">
            <text:p>0.990354536814038</text:p>
          </table:table-cell>
          <table:table-cell office:value-type="float" office:value="0.68927773109409" calcext:value-type="float">
            <text:p>0.68927773109409</text:p>
          </table:table-cell>
          <table:table-cell office:value-type="float" office:value="0.514247478753028" calcext:value-type="float">
            <text:p>0.514247478753028</text:p>
          </table:table-cell>
          <table:table-cell office:value-type="float" office:value="0.578543612783386" calcext:value-type="float">
            <text:p>0.578543612783386</text:p>
          </table:table-cell>
          <table:table-cell office:value-type="float" office:value="0.984973428842238" calcext:value-type="float">
            <text:p>0.9849734288422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144453781182" calcext:value-type="float">
            <text:p>-112.144453781182</text:p>
          </table:table-cell>
          <table:table-cell office:value-type="float" office:value="-147.150504249394" calcext:value-type="float">
            <text:p>-147.150504249394</text:p>
          </table:table-cell>
          <table:table-cell office:value-type="float" office:value="-134.291277443323" calcext:value-type="float">
            <text:p>-134.2912774433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0</text:p>
          </table:table-cell>
          <table:table-cell office:value-type="float" office:value="26.1155503764749" calcext:value-type="float">
            <text:p>26.1155503764749</text:p>
          </table:table-cell>
          <table:table-cell office:value-type="float" office:value="72.8302030023846" calcext:value-type="float">
            <text:p>72.8302030023846</text:p>
          </table:table-cell>
          <table:table-cell office:value-type="float" office:value="981.926024047082" calcext:value-type="float">
            <text:p>981.92602404708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39492" calcext:value-type="float">
            <text:p>6639492</text:p>
          </table:table-cell>
          <table:table-cell office:value-type="float" office:value="1651127" calcext:value-type="float">
            <text:p>1651127</text:p>
          </table:table-cell>
          <table:table-cell office:value-type="float" office:value="1662717" calcext:value-type="float">
            <text:p>1662717</text:p>
          </table:table-cell>
          <table:table-cell office:value-type="float" office:value="1148147" calcext:value-type="float">
            <text:p>1148147</text:p>
          </table:table-cell>
          <table:table-cell office:value-type="float" office:value="862030" calcext:value-type="float">
            <text:p>862030</text:p>
          </table:table-cell>
          <table:table-cell office:value-type="float" office:value="959921" calcext:value-type="float">
            <text:p>959921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5744609325482" calcext:value-type="float">
            <text:p>3.95744609325482</text:p>
          </table:table-cell>
          <table:table-cell office:value-type="float" office:value="0.984148500460208" calcext:value-type="float">
            <text:p>0.984148500460208</text:p>
          </table:table-cell>
          <table:table-cell office:value-type="float" office:value="0.991056679613194" calcext:value-type="float">
            <text:p>0.991056679613194</text:p>
          </table:table-cell>
          <table:table-cell office:value-type="float" office:value="0.684349022430065" calcext:value-type="float">
            <text:p>0.684349022430065</text:p>
          </table:table-cell>
          <table:table-cell office:value-type="float" office:value="0.513809980608223" calcext:value-type="float">
            <text:p>0.513809980608223</text:p>
          </table:table-cell>
          <table:table-cell office:value-type="float" office:value="0.572157570380875" calcext:value-type="float">
            <text:p>0.572157570380875</text:p>
          </table:table-cell>
          <table:table-cell office:value-type="float" office:value="0.983476756033511" calcext:value-type="float">
            <text:p>0.9834767560335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130195513987" calcext:value-type="float">
            <text:p>-113.130195513987</text:p>
          </table:table-cell>
          <table:table-cell office:value-type="float" office:value="-147.238003878355" calcext:value-type="float">
            <text:p>-147.238003878355</text:p>
          </table:table-cell>
          <table:table-cell office:value-type="float" office:value="-135.568485923825" calcext:value-type="float">
            <text:p>-135.5684859238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0</text:p>
          </table:table-cell>
          <table:table-cell office:value-type="float" office:value="26.1104963060061" calcext:value-type="float">
            <text:p>26.1104963060061</text:p>
          </table:table-cell>
          <table:table-cell office:value-type="float" office:value="72.808369204263" calcext:value-type="float">
            <text:p>72.808369204263</text:p>
          </table:table-cell>
          <table:table-cell office:value-type="float" office:value="981.862435812392" calcext:value-type="float">
            <text:p>981.862435812392</text:p>
          </table:table-cell>
          <table:table-cell office:value-type="float" office:value="-1" calcext:value-type="float">
            <text:p>-1</text:p>
          </table:table-cell>
          <table:table-cell office:value-type="float" office:value="189673" calcext:value-type="float">
            <text:p>189673</text:p>
          </table:table-cell>
          <table:table-cell office:value-type="float" office:value="6641880" calcext:value-type="float">
            <text:p>6641880</text:p>
          </table:table-cell>
          <table:table-cell office:value-type="float" office:value="1651940" calcext:value-type="float">
            <text:p>1651940</text:p>
          </table:table-cell>
          <table:table-cell office:value-type="float" office:value="1661957" calcext:value-type="float">
            <text:p>1661957</text:p>
          </table:table-cell>
          <table:table-cell office:value-type="float" office:value="1134462" calcext:value-type="float">
            <text:p>1134462</text:p>
          </table:table-cell>
          <table:table-cell office:value-type="float" office:value="862620" calcext:value-type="float">
            <text:p>862620</text:p>
          </table:table-cell>
          <table:table-cell office:value-type="float" office:value="962973" calcext:value-type="float">
            <text:p>962973</text:p>
          </table:table-cell>
          <table:table-cell office:value-type="float" office:value="1649003" calcext:value-type="float">
            <text:p>1649003</text:p>
          </table:table-cell>
          <table:table-cell office:value-type="float" office:value="0.113053931361906" calcext:value-type="float">
            <text:p>0.113053931361906</text:p>
          </table:table-cell>
          <table:table-cell office:value-type="float" office:value="3.95886945234173" calcext:value-type="float">
            <text:p>3.95886945234173</text:p>
          </table:table-cell>
          <table:table-cell office:value-type="float" office:value="0.984633086279998" calcext:value-type="float">
            <text:p>0.984633086279998</text:p>
          </table:table-cell>
          <table:table-cell office:value-type="float" office:value="0.9906036842589" calcext:value-type="float">
            <text:p>0.9906036842589</text:p>
          </table:table-cell>
          <table:table-cell office:value-type="float" office:value="0.676192125820175" calcext:value-type="float">
            <text:p>0.676192125820175</text:p>
          </table:table-cell>
          <table:table-cell office:value-type="float" office:value="0.514161648054319" calcext:value-type="float">
            <text:p>0.514161648054319</text:p>
          </table:table-cell>
          <table:table-cell office:value-type="float" office:value="0.573976704356277" calcext:value-type="float">
            <text:p>0.573976704356277</text:p>
          </table:table-cell>
          <table:table-cell office:value-type="float" office:value="0.982882497654259" calcext:value-type="float">
            <text:p>0.982882497654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761574835965" calcext:value-type="float">
            <text:p>-114.761574835965</text:p>
          </table:table-cell>
          <table:table-cell office:value-type="float" office:value="-147.167670389136" calcext:value-type="float">
            <text:p>-147.167670389136</text:p>
          </table:table-cell>
          <table:table-cell office:value-type="float" office:value="-135.204659128745" calcext:value-type="float">
            <text:p>-135.2046591287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1</text:p>
          </table:table-cell>
          <table:table-cell office:value-type="float" office:value="26.1003881659417" calcext:value-type="float">
            <text:p>26.1003881659417</text:p>
          </table:table-cell>
          <table:table-cell office:value-type="float" office:value="72.791507723016" calcext:value-type="float">
            <text:p>72.791507723016</text:p>
          </table:table-cell>
          <table:table-cell office:value-type="float" office:value="981.955572737495" calcext:value-type="float">
            <text:p>981.955572737495</text:p>
          </table:table-cell>
          <table:table-cell office:value-type="float" office:value="-1" calcext:value-type="float">
            <text:p>-1</text:p>
          </table:table-cell>
          <table:table-cell office:value-type="float" office:value="17376" calcext:value-type="float">
            <text:p>17376</text:p>
          </table:table-cell>
          <table:table-cell office:value-type="float" office:value="6634347" calcext:value-type="float">
            <text:p>6634347</text:p>
          </table:table-cell>
          <table:table-cell office:value-type="float" office:value="1651539" calcext:value-type="float">
            <text:p>1651539</text:p>
          </table:table-cell>
          <table:table-cell office:value-type="float" office:value="1659243" calcext:value-type="float">
            <text:p>1659243</text:p>
          </table:table-cell>
          <table:table-cell office:value-type="float" office:value="1153713" calcext:value-type="float">
            <text:p>1153713</text:p>
          </table:table-cell>
          <table:table-cell office:value-type="float" office:value="863421" calcext:value-type="float">
            <text:p>863421</text:p>
          </table:table-cell>
          <table:table-cell office:value-type="float" office:value="966045" calcext:value-type="float">
            <text:p>966045</text:p>
          </table:table-cell>
          <table:table-cell office:value-type="float" office:value="1650888" calcext:value-type="float">
            <text:p>1650888</text:p>
          </table:table-cell>
          <table:table-cell office:value-type="float" office:value="0.0103569043108111" calcext:value-type="float">
            <text:p>0.010356904310811</text:p>
          </table:table-cell>
          <table:table-cell office:value-type="float" office:value="3.95437943391555" calcext:value-type="float">
            <text:p>3.95437943391555</text:p>
          </table:table-cell>
          <table:table-cell office:value-type="float" office:value="0.984394071625956" calcext:value-type="float">
            <text:p>0.984394071625956</text:p>
          </table:table-cell>
          <table:table-cell office:value-type="float" office:value="0.988986014006855" calcext:value-type="float">
            <text:p>0.988986014006855</text:p>
          </table:table-cell>
          <table:table-cell office:value-type="float" office:value="0.687666617353751" calcext:value-type="float">
            <text:p>0.687666617353751</text:p>
          </table:table-cell>
          <table:table-cell office:value-type="float" office:value="0.514639081315885" calcext:value-type="float">
            <text:p>0.514639081315885</text:p>
          </table:table-cell>
          <table:table-cell office:value-type="float" office:value="0.575807759262056" calcext:value-type="float">
            <text:p>0.575807759262056</text:p>
          </table:table-cell>
          <table:table-cell office:value-type="float" office:value="0.984006045342212" calcext:value-type="float">
            <text:p>0.984006045342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46667652925" calcext:value-type="float">
            <text:p>-112.46667652925</text:p>
          </table:table-cell>
          <table:table-cell office:value-type="float" office:value="-147.072183736823" calcext:value-type="float">
            <text:p>-147.072183736823</text:p>
          </table:table-cell>
          <table:table-cell office:value-type="float" office:value="-134.838448147589" calcext:value-type="float">
            <text:p>-134.8384481475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1</text:p>
          </table:table-cell>
          <table:table-cell office:value-type="float" office:value="26.1104963060061" calcext:value-type="float">
            <text:p>26.1104963060061</text:p>
          </table:table-cell>
          <table:table-cell office:value-type="float" office:value="72.792285876664" calcext:value-type="float">
            <text:p>72.792285876664</text:p>
          </table:table-cell>
          <table:table-cell office:value-type="float" office:value="981.945053638128" calcext:value-type="float">
            <text:p>981.945053638128</text:p>
          </table:table-cell>
          <table:table-cell office:value-type="float" office:value="-1" calcext:value-type="float">
            <text:p>-1</text:p>
          </table:table-cell>
          <table:table-cell office:value-type="float" office:value="17421" calcext:value-type="float">
            <text:p>17421</text:p>
          </table:table-cell>
          <table:table-cell office:value-type="float" office:value="6640011" calcext:value-type="float">
            <text:p>6640011</text:p>
          </table:table-cell>
          <table:table-cell office:value-type="float" office:value="1650934" calcext:value-type="float">
            <text:p>1650934</text:p>
          </table:table-cell>
          <table:table-cell office:value-type="float" office:value="1662076" calcext:value-type="float">
            <text:p>1662076</text:p>
          </table:table-cell>
          <table:table-cell office:value-type="float" office:value="1137802" calcext:value-type="float">
            <text:p>1137802</text:p>
          </table:table-cell>
          <table:table-cell office:value-type="float" office:value="864248" calcext:value-type="float">
            <text:p>864248</text:p>
          </table:table-cell>
          <table:table-cell office:value-type="float" office:value="962672" calcext:value-type="float">
            <text:p>962672</text:p>
          </table:table-cell>
          <table:table-cell office:value-type="float" office:value="1651678" calcext:value-type="float">
            <text:p>1651678</text:p>
          </table:table-cell>
          <table:table-cell office:value-type="float" office:value="0.0103837264041574" calcext:value-type="float">
            <text:p>0.010383726404158</text:p>
          </table:table-cell>
          <table:table-cell office:value-type="float" office:value="3.95775544139808" calcext:value-type="float">
            <text:p>3.95775544139808</text:p>
          </table:table-cell>
          <table:table-cell office:value-type="float" office:value="0.984033463482077" calcext:value-type="float">
            <text:p>0.984033463482077</text:p>
          </table:table-cell>
          <table:table-cell office:value-type="float" office:value="0.990674613794638" calcext:value-type="float">
            <text:p>0.990674613794638</text:p>
          </table:table-cell>
          <table:table-cell office:value-type="float" office:value="0.678182921192994" calcext:value-type="float">
            <text:p>0.678182921192994</text:p>
          </table:table-cell>
          <table:table-cell office:value-type="float" office:value="0.515132011786939" calcext:value-type="float">
            <text:p>0.515132011786939</text:p>
          </table:table-cell>
          <table:table-cell office:value-type="float" office:value="0.573797294354116" calcext:value-type="float">
            <text:p>0.573797294354116</text:p>
          </table:table-cell>
          <table:table-cell office:value-type="float" office:value="0.984476922092071" calcext:value-type="float">
            <text:p>0.9844769220920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363415761401" calcext:value-type="float">
            <text:p>-114.363415761401</text:p>
          </table:table-cell>
          <table:table-cell office:value-type="float" office:value="-146.973597642612" calcext:value-type="float">
            <text:p>-146.973597642612</text:p>
          </table:table-cell>
          <table:table-cell office:value-type="float" office:value="-135.240541129177" calcext:value-type="float">
            <text:p>-135.2405411291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2</text:p>
          </table:table-cell>
          <table:table-cell office:value-type="float" office:value="26.1155503764749" calcext:value-type="float">
            <text:p>26.1155503764749</text:p>
          </table:table-cell>
          <table:table-cell office:value-type="float" office:value="72.7497852091349" calcext:value-type="float">
            <text:p>72.7497852091349</text:p>
          </table:table-cell>
          <table:table-cell office:value-type="float" office:value="981.898484542858" calcext:value-type="float">
            <text:p>981.898484542858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41852" calcext:value-type="float">
            <text:p>6641852</text:p>
          </table:table-cell>
          <table:table-cell office:value-type="float" office:value="1652165" calcext:value-type="float">
            <text:p>1652165</text:p>
          </table:table-cell>
          <table:table-cell office:value-type="float" office:value="1663424" calcext:value-type="float">
            <text:p>1663424</text:p>
          </table:table-cell>
          <table:table-cell office:value-type="float" office:value="1172155" calcext:value-type="float">
            <text:p>1172155</text:p>
          </table:table-cell>
          <table:table-cell office:value-type="float" office:value="863966" calcext:value-type="float">
            <text:p>863966</text:p>
          </table:table-cell>
          <table:table-cell office:value-type="float" office:value="959153" calcext:value-type="float">
            <text:p>959153</text:p>
          </table:table-cell>
          <table:table-cell office:value-type="float" office:value="1649125" calcext:value-type="float">
            <text:p>1649125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588527630392" calcext:value-type="float">
            <text:p>3.9588527630392</text:p>
          </table:table-cell>
          <table:table-cell office:value-type="float" office:value="0.98476719674673" calcext:value-type="float">
            <text:p>0.98476719674673</text:p>
          </table:table-cell>
          <table:table-cell office:value-type="float" office:value="0.991478084501992" calcext:value-type="float">
            <text:p>0.991478084501992</text:p>
          </table:table-cell>
          <table:table-cell office:value-type="float" office:value="0.698658907253612" calcext:value-type="float">
            <text:p>0.698658907253612</text:p>
          </table:table-cell>
          <table:table-cell office:value-type="float" office:value="0.514963926668635" calcext:value-type="float">
            <text:p>0.514963926668635</text:p>
          </table:table-cell>
          <table:table-cell office:value-type="float" office:value="0.57169980665443" calcext:value-type="float">
            <text:p>0.57169980665443</text:p>
          </table:table-cell>
          <table:table-cell office:value-type="float" office:value="0.982955215329553" calcext:value-type="float">
            <text:p>0.982955215329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268218549278" calcext:value-type="float">
            <text:p>-110.268218549278</text:p>
          </table:table-cell>
          <table:table-cell office:value-type="float" office:value="-147.007214666273" calcext:value-type="float">
            <text:p>-147.007214666273</text:p>
          </table:table-cell>
          <table:table-cell office:value-type="float" office:value="-135.660038669114" calcext:value-type="float">
            <text:p>-135.6600386691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2</text:p>
          </table:table-cell>
          <table:table-cell office:value-type="float" office:value="26.1104963060061" calcext:value-type="float">
            <text:p>26.1104963060061</text:p>
          </table:table-cell>
          <table:table-cell office:value-type="float" office:value="72.6904230085582" calcext:value-type="float">
            <text:p>72.6904230085582</text:p>
          </table:table-cell>
          <table:table-cell office:value-type="float" office:value="981.91751434106" calcext:value-type="float">
            <text:p>981.91751434106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36564" calcext:value-type="float">
            <text:p>6636564</text:p>
          </table:table-cell>
          <table:table-cell office:value-type="float" office:value="1650923" calcext:value-type="float">
            <text:p>1650923</text:p>
          </table:table-cell>
          <table:table-cell office:value-type="float" office:value="1662372" calcext:value-type="float">
            <text:p>1662372</text:p>
          </table:table-cell>
          <table:table-cell office:value-type="float" office:value="1150822" calcext:value-type="float">
            <text:p>1150822</text:p>
          </table:table-cell>
          <table:table-cell office:value-type="float" office:value="866619" calcext:value-type="float">
            <text:p>866619</text:p>
          </table:table-cell>
          <table:table-cell office:value-type="float" office:value="959089" calcext:value-type="float">
            <text:p>959089</text:p>
          </table:table-cell>
          <table:table-cell office:value-type="float" office:value="1648750" calcext:value-type="float">
            <text:p>1648750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5570086904775" calcext:value-type="float">
            <text:p>3.95570086904775</text:p>
          </table:table-cell>
          <table:table-cell office:value-type="float" office:value="0.984026906970371" calcext:value-type="float">
            <text:p>0.984026906970371</text:p>
          </table:table-cell>
          <table:table-cell office:value-type="float" office:value="0.990851043564206" calcext:value-type="float">
            <text:p>0.990851043564206</text:p>
          </table:table-cell>
          <table:table-cell office:value-type="float" office:value="0.685943446867877" calcext:value-type="float">
            <text:p>0.685943446867877</text:p>
          </table:table-cell>
          <table:table-cell office:value-type="float" office:value="0.516545238083033" calcext:value-type="float">
            <text:p>0.516545238083033</text:p>
          </table:table-cell>
          <table:table-cell office:value-type="float" office:value="0.571661659677226" calcext:value-type="float">
            <text:p>0.571661659677226</text:p>
          </table:table-cell>
          <table:table-cell office:value-type="float" office:value="0.982731697885" calcext:value-type="float">
            <text:p>0.9827316978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811310626425" calcext:value-type="float">
            <text:p>-112.811310626425</text:p>
          </table:table-cell>
          <table:table-cell office:value-type="float" office:value="-146.690952383393" calcext:value-type="float">
            <text:p>-146.690952383393</text:p>
          </table:table-cell>
          <table:table-cell office:value-type="float" office:value="-135.667668064555" calcext:value-type="float">
            <text:p>-135.6676680645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2</text:p>
          </table:table-cell>
          <table:table-cell office:value-type="float" office:value="26.1104963060061" calcext:value-type="float">
            <text:p>26.1104963060061</text:p>
          </table:table-cell>
          <table:table-cell office:value-type="float" office:value="72.631448353356" calcext:value-type="float">
            <text:p>72.631448353356</text:p>
          </table:table-cell>
          <table:table-cell office:value-type="float" office:value="981.972592957018" calcext:value-type="float">
            <text:p>981.972592957018</text:p>
          </table:table-cell>
          <table:table-cell office:value-type="float" office:value="-1" calcext:value-type="float">
            <text:p>-1</text:p>
          </table:table-cell>
          <table:table-cell office:value-type="float" office:value="17399" calcext:value-type="float">
            <text:p>17399</text:p>
          </table:table-cell>
          <table:table-cell office:value-type="float" office:value="6637554" calcext:value-type="float">
            <text:p>6637554</text:p>
          </table:table-cell>
          <table:table-cell office:value-type="float" office:value="1651602" calcext:value-type="float">
            <text:p>1651602</text:p>
          </table:table-cell>
          <table:table-cell office:value-type="float" office:value="1662202" calcext:value-type="float">
            <text:p>1662202</text:p>
          </table:table-cell>
          <table:table-cell office:value-type="float" office:value="1135230" calcext:value-type="float">
            <text:p>1135230</text:p>
          </table:table-cell>
          <table:table-cell office:value-type="float" office:value="867299" calcext:value-type="float">
            <text:p>867299</text:p>
          </table:table-cell>
          <table:table-cell office:value-type="float" office:value="962723" calcext:value-type="float">
            <text:p>962723</text:p>
          </table:table-cell>
          <table:table-cell office:value-type="float" office:value="1648531" calcext:value-type="float">
            <text:p>1648531</text:p>
          </table:table-cell>
          <table:table-cell office:value-type="float" office:value="0.0103706133807437" calcext:value-type="float">
            <text:p>0.010370613380744</text:p>
          </table:table-cell>
          <table:table-cell office:value-type="float" office:value="3.95629095510137" calcext:value-type="float">
            <text:p>3.95629095510137</text:p>
          </table:table-cell>
          <table:table-cell office:value-type="float" office:value="0.984431622556641" calcext:value-type="float">
            <text:p>0.984431622556641</text:p>
          </table:table-cell>
          <table:table-cell office:value-type="float" office:value="0.990749715656008" calcext:value-type="float">
            <text:p>0.990749715656008</text:p>
          </table:table-cell>
          <table:table-cell office:value-type="float" office:value="0.67664988954662" calcext:value-type="float">
            <text:p>0.67664988954662</text:p>
          </table:table-cell>
          <table:table-cell office:value-type="float" office:value="0.516950549715823" calcext:value-type="float">
            <text:p>0.516950549715823</text:p>
          </table:table-cell>
          <table:table-cell office:value-type="float" office:value="0.573827692726575" calcext:value-type="float">
            <text:p>0.573827692726575</text:p>
          </table:table-cell>
          <table:table-cell office:value-type="float" office:value="0.982601163697382" calcext:value-type="float">
            <text:p>0.9826011636973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670022090676" calcext:value-type="float">
            <text:p>-114.670022090676</text:p>
          </table:table-cell>
          <table:table-cell office:value-type="float" office:value="-146.609890056835" calcext:value-type="float">
            <text:p>-146.609890056835</text:p>
          </table:table-cell>
          <table:table-cell office:value-type="float" office:value="-135.234461454685" calcext:value-type="float">
            <text:p>-135.2344614546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3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6096157299571" calcext:value-type="float">
            <text:p>72.6096157299571</text:p>
          </table:table-cell>
          <table:table-cell office:value-type="float" office:value="981.909004671183" calcext:value-type="float">
            <text:p>981.909004671183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41906" calcext:value-type="float">
            <text:p>6641906</text:p>
          </table:table-cell>
          <table:table-cell office:value-type="float" office:value="1651967" calcext:value-type="float">
            <text:p>1651967</text:p>
          </table:table-cell>
          <table:table-cell office:value-type="float" office:value="1661311" calcext:value-type="float">
            <text:p>1661311</text:p>
          </table:table-cell>
          <table:table-cell office:value-type="float" office:value="1135140" calcext:value-type="float">
            <text:p>1135140</text:p>
          </table:table-cell>
          <table:table-cell office:value-type="float" office:value="867670" calcext:value-type="float">
            <text:p>867670</text:p>
          </table:table-cell>
          <table:table-cell office:value-type="float" office:value="962813" calcext:value-type="float">
            <text:p>962813</text:p>
          </table:table-cell>
          <table:table-cell office:value-type="float" office:value="1649708" calcext:value-type="float">
            <text:p>1649708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5888494955122" calcext:value-type="float">
            <text:p>3.95888494955122</text:p>
          </table:table-cell>
          <table:table-cell office:value-type="float" office:value="0.984649179536006" calcext:value-type="float">
            <text:p>0.984649179536006</text:p>
          </table:table-cell>
          <table:table-cell office:value-type="float" office:value="0.99021863820775" calcext:value-type="float">
            <text:p>0.99021863820775</text:p>
          </table:table-cell>
          <table:table-cell office:value-type="float" office:value="0.676596245359927" calcext:value-type="float">
            <text:p>0.676596245359927</text:p>
          </table:table-cell>
          <table:table-cell office:value-type="float" office:value="0.517171682974301" calcext:value-type="float">
            <text:p>0.517171682974301</text:p>
          </table:table-cell>
          <table:table-cell office:value-type="float" office:value="0.573881336913268" calcext:value-type="float">
            <text:p>0.573881336913268</text:p>
          </table:table-cell>
          <table:table-cell office:value-type="float" office:value="0.983302710450019" calcext:value-type="float">
            <text:p>0.983302710450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680750928015" calcext:value-type="float">
            <text:p>-114.680750928015</text:p>
          </table:table-cell>
          <table:table-cell office:value-type="float" office:value="-146.56566340514" calcext:value-type="float">
            <text:p>-146.56566340514</text:p>
          </table:table-cell>
          <table:table-cell office:value-type="float" office:value="-135.223732617346" calcext:value-type="float">
            <text:p>-135.2237326173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3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5678842688665" calcext:value-type="float">
            <text:p>72.5678842688665</text:p>
          </table:table-cell>
          <table:table-cell office:value-type="float" office:value="981.934533789248" calcext:value-type="float">
            <text:p>981.934533789248</text:p>
          </table:table-cell>
          <table:table-cell office:value-type="float" office:value="-1" calcext:value-type="float">
            <text:p>-1</text:p>
          </table:table-cell>
          <table:table-cell office:value-type="float" office:value="17425" calcext:value-type="float">
            <text:p>17425</text:p>
          </table:table-cell>
          <table:table-cell office:value-type="float" office:value="6639742" calcext:value-type="float">
            <text:p>6639742</text:p>
          </table:table-cell>
          <table:table-cell office:value-type="float" office:value="1650615" calcext:value-type="float">
            <text:p>1650615</text:p>
          </table:table-cell>
          <table:table-cell office:value-type="float" office:value="1661951" calcext:value-type="float">
            <text:p>1661951</text:p>
          </table:table-cell>
          <table:table-cell office:value-type="float" office:value="1135171" calcext:value-type="float">
            <text:p>1135171</text:p>
          </table:table-cell>
          <table:table-cell office:value-type="float" office:value="869324" calcext:value-type="float">
            <text:p>869324</text:p>
          </table:table-cell>
          <table:table-cell office:value-type="float" office:value="968181" calcext:value-type="float">
            <text:p>968181</text:p>
          </table:table-cell>
          <table:table-cell office:value-type="float" office:value="1650727" calcext:value-type="float">
            <text:p>1650727</text:p>
          </table:table-cell>
          <table:table-cell office:value-type="float" office:value="0.0103861105902327" calcext:value-type="float">
            <text:p>0.010386110590233</text:p>
          </table:table-cell>
          <table:table-cell office:value-type="float" office:value="3.95759510488452" calcext:value-type="float">
            <text:p>3.95759510488452</text:p>
          </table:table-cell>
          <table:table-cell office:value-type="float" office:value="0.983843324642578" calcext:value-type="float">
            <text:p>0.983843324642578</text:p>
          </table:table-cell>
          <table:table-cell office:value-type="float" office:value="0.990600107979787" calcext:value-type="float">
            <text:p>0.990600107979787</text:p>
          </table:table-cell>
          <table:table-cell office:value-type="float" office:value="0.67661472280201" calcext:value-type="float">
            <text:p>0.67661472280201</text:p>
          </table:table-cell>
          <table:table-cell office:value-type="float" office:value="0.518157543916409" calcext:value-type="float">
            <text:p>0.518157543916409</text:p>
          </table:table-cell>
          <table:table-cell office:value-type="float" office:value="0.577080914626231" calcext:value-type="float">
            <text:p>0.577080914626231</text:p>
          </table:table-cell>
          <table:table-cell office:value-type="float" office:value="0.983910081852684" calcext:value-type="float">
            <text:p>0.9839100818526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677055439598" calcext:value-type="float">
            <text:p>-114.677055439598</text:p>
          </table:table-cell>
          <table:table-cell office:value-type="float" office:value="-146.368491216718" calcext:value-type="float">
            <text:p>-146.368491216718</text:p>
          </table:table-cell>
          <table:table-cell office:value-type="float" office:value="-134.583817074754" calcext:value-type="float">
            <text:p>-134.5838170747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4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5452788648668" calcext:value-type="float">
            <text:p>72.5452788648668</text:p>
          </table:table-cell>
          <table:table-cell office:value-type="float" office:value="981.936543739271" calcext:value-type="float">
            <text:p>981.936543739271</text:p>
          </table:table-cell>
          <table:table-cell office:value-type="float" office:value="-1" calcext:value-type="float">
            <text:p>-1</text:p>
          </table:table-cell>
          <table:table-cell office:value-type="float" office:value="17446" calcext:value-type="float">
            <text:p>17446</text:p>
          </table:table-cell>
          <table:table-cell office:value-type="float" office:value="6611658" calcext:value-type="float">
            <text:p>6611658</text:p>
          </table:table-cell>
          <table:table-cell office:value-type="float" office:value="1650667" calcext:value-type="float">
            <text:p>1650667</text:p>
          </table:table-cell>
          <table:table-cell office:value-type="float" office:value="1661548" calcext:value-type="float">
            <text:p>1661548</text:p>
          </table:table-cell>
          <table:table-cell office:value-type="float" office:value="1137869" calcext:value-type="float">
            <text:p>1137869</text:p>
          </table:table-cell>
          <table:table-cell office:value-type="float" office:value="870981" calcext:value-type="float">
            <text:p>870981</text:p>
          </table:table-cell>
          <table:table-cell office:value-type="float" office:value="963246" calcext:value-type="float">
            <text:p>963246</text:p>
          </table:table-cell>
          <table:table-cell office:value-type="float" office:value="1651877" calcext:value-type="float">
            <text:p>1651877</text:p>
          </table:table-cell>
          <table:table-cell office:value-type="float" office:value="0.0103986275671277" calcext:value-type="float">
            <text:p>0.010398627567128</text:p>
          </table:table-cell>
          <table:table-cell office:value-type="float" office:value="3.94085573445031" calcext:value-type="float">
            <text:p>3.94085573445031</text:p>
          </table:table-cell>
          <table:table-cell office:value-type="float" office:value="0.983874319061556" calcext:value-type="float">
            <text:p>0.983874319061556</text:p>
          </table:table-cell>
          <table:table-cell office:value-type="float" office:value="0.990359901232707" calcext:value-type="float">
            <text:p>0.990359901232707</text:p>
          </table:table-cell>
          <table:table-cell office:value-type="float" office:value="0.678222856309754" calcext:value-type="float">
            <text:p>0.678222856309754</text:p>
          </table:table-cell>
          <table:table-cell office:value-type="float" office:value="0.519145192998075" calcext:value-type="float">
            <text:p>0.519145192998075</text:p>
          </table:table-cell>
          <table:table-cell office:value-type="float" office:value="0.574139425055912" calcext:value-type="float">
            <text:p>0.574139425055912</text:p>
          </table:table-cell>
          <table:table-cell office:value-type="float" office:value="0.984595535349314" calcext:value-type="float">
            <text:p>0.984595535349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355428738049" calcext:value-type="float">
            <text:p>-114.355428738049</text:p>
          </table:table-cell>
          <table:table-cell office:value-type="float" office:value="-146.170961400385" calcext:value-type="float">
            <text:p>-146.170961400385</text:p>
          </table:table-cell>
          <table:table-cell office:value-type="float" office:value="-135.172114988818" calcext:value-type="float">
            <text:p>-135.1721149888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4</text:p>
          </table:table-cell>
          <table:table-cell office:value-type="float" office:value="26.1104963060061" calcext:value-type="float">
            <text:p>26.1104963060061</text:p>
          </table:table-cell>
          <table:table-cell office:value-type="float" office:value="72.5349421326214" calcext:value-type="float">
            <text:p>72.5349421326214</text:p>
          </table:table-cell>
          <table:table-cell office:value-type="float" office:value="981.91751434106" calcext:value-type="float">
            <text:p>981.91751434106</text:p>
          </table:table-cell>
          <table:table-cell office:value-type="float" office:value="-1" calcext:value-type="float">
            <text:p>-1</text:p>
          </table:table-cell>
          <table:table-cell office:value-type="float" office:value="17425" calcext:value-type="float">
            <text:p>17425</text:p>
          </table:table-cell>
          <table:table-cell office:value-type="float" office:value="6637679" calcext:value-type="float">
            <text:p>6637679</text:p>
          </table:table-cell>
          <table:table-cell office:value-type="float" office:value="1650299" calcext:value-type="float">
            <text:p>1650299</text:p>
          </table:table-cell>
          <table:table-cell office:value-type="float" office:value="1662017" calcext:value-type="float">
            <text:p>1662017</text:p>
          </table:table-cell>
          <table:table-cell office:value-type="float" office:value="1141366" calcext:value-type="float">
            <text:p>1141366</text:p>
          </table:table-cell>
          <table:table-cell office:value-type="float" office:value="872992" calcext:value-type="float">
            <text:p>872992</text:p>
          </table:table-cell>
          <table:table-cell office:value-type="float" office:value="961031" calcext:value-type="float">
            <text:p>961031</text:p>
          </table:table-cell>
          <table:table-cell office:value-type="float" office:value="1651697" calcext:value-type="float">
            <text:p>1651697</text:p>
          </table:table-cell>
          <table:table-cell office:value-type="float" office:value="0.0103861105902327" calcext:value-type="float">
            <text:p>0.010386110590233</text:p>
          </table:table-cell>
          <table:table-cell office:value-type="float" office:value="3.95636546091622" calcext:value-type="float">
            <text:p>3.95636546091622</text:p>
          </table:table-cell>
          <table:table-cell office:value-type="float" office:value="0.983654973942634" calcext:value-type="float">
            <text:p>0.983654973942634</text:p>
          </table:table-cell>
          <table:table-cell office:value-type="float" office:value="0.990639447050029" calcext:value-type="float">
            <text:p>0.990639447050029</text:p>
          </table:table-cell>
          <table:table-cell office:value-type="float" office:value="0.680307230986027" calcext:value-type="float">
            <text:p>0.680307230986027</text:p>
          </table:table-cell>
          <table:table-cell office:value-type="float" office:value="0.520343842547398" calcext:value-type="float">
            <text:p>0.520343842547398</text:p>
          </table:table-cell>
          <table:table-cell office:value-type="float" office:value="0.572819182016752" calcext:value-type="float">
            <text:p>0.572819182016752</text:p>
          </table:table-cell>
          <table:table-cell office:value-type="float" office:value="0.984488246975928" calcext:value-type="float">
            <text:p>0.9844882469759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938553802795" calcext:value-type="float">
            <text:p>-113.938553802795</text:p>
          </table:table-cell>
          <table:table-cell office:value-type="float" office:value="-145.93123149052" calcext:value-type="float">
            <text:p>-145.93123149052</text:p>
          </table:table-cell>
          <table:table-cell office:value-type="float" office:value="-135.43616359665" calcext:value-type="float">
            <text:p>-135.436163596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5</text:p>
          </table:table-cell>
          <table:table-cell office:value-type="float" office:value="26.1054422358284" calcext:value-type="float">
            <text:p>26.1054422358284</text:p>
          </table:table-cell>
          <table:table-cell office:value-type="float" office:value="72.5667246238475" calcext:value-type="float">
            <text:p>72.5667246238475</text:p>
          </table:table-cell>
          <table:table-cell office:value-type="float" office:value="981.936543739271" calcext:value-type="float">
            <text:p>981.936543739271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36769" calcext:value-type="float">
            <text:p>6636769</text:p>
          </table:table-cell>
          <table:table-cell office:value-type="float" office:value="1652146" calcext:value-type="float">
            <text:p>1652146</text:p>
          </table:table-cell>
          <table:table-cell office:value-type="float" office:value="1662975" calcext:value-type="float">
            <text:p>1662975</text:p>
          </table:table-cell>
          <table:table-cell office:value-type="float" office:value="1138937" calcext:value-type="float">
            <text:p>1138937</text:p>
          </table:table-cell>
          <table:table-cell office:value-type="float" office:value="873835" calcext:value-type="float">
            <text:p>873835</text:p>
          </table:table-cell>
          <table:table-cell office:value-type="float" office:value="961541" calcext:value-type="float">
            <text:p>961541</text:p>
          </table:table-cell>
          <table:table-cell office:value-type="float" office:value="1649130" calcext:value-type="float">
            <text:p>1649130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558230585841" calcext:value-type="float">
            <text:p>3.9558230585841</text:p>
          </table:table-cell>
          <table:table-cell office:value-type="float" office:value="0.984755871862873" calcext:value-type="float">
            <text:p>0.984755871862873</text:p>
          </table:table-cell>
          <table:table-cell office:value-type="float" office:value="0.991210459615047" calcext:value-type="float">
            <text:p>0.991210459615047</text:p>
          </table:table-cell>
          <table:table-cell office:value-type="float" office:value="0.678859433991842" calcext:value-type="float">
            <text:p>0.678859433991842</text:p>
          </table:table-cell>
          <table:table-cell office:value-type="float" office:value="0.520846309762753" calcext:value-type="float">
            <text:p>0.520846309762753</text:p>
          </table:table-cell>
          <table:table-cell office:value-type="float" office:value="0.573123165741344" calcext:value-type="float">
            <text:p>0.573123165741344</text:p>
          </table:table-cell>
          <table:table-cell office:value-type="float" office:value="0.982958195562147" calcext:value-type="float">
            <text:p>0.982958195562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4.228113201632" calcext:value-type="float">
            <text:p>-114.228113201632</text:p>
          </table:table-cell>
          <table:table-cell office:value-type="float" office:value="-145.830738047449" calcext:value-type="float">
            <text:p>-145.830738047449</text:p>
          </table:table-cell>
          <table:table-cell office:value-type="float" office:value="-135.375366851731" calcext:value-type="float">
            <text:p>-135.3753668517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5</text:p>
          </table:table-cell>
          <table:table-cell office:value-type="float" office:value="26.1155503764749" calcext:value-type="float">
            <text:p>26.1155503764749</text:p>
          </table:table-cell>
          <table:table-cell office:value-type="float" office:value="72.5728592681244" calcext:value-type="float">
            <text:p>72.5728592681244</text:p>
          </table:table-cell>
          <table:table-cell office:value-type="float" office:value="981.870945060456" calcext:value-type="float">
            <text:p>981.870945060456</text:p>
          </table:table-cell>
          <table:table-cell office:value-type="float" office:value="-1" calcext:value-type="float">
            <text:p>-1</text:p>
          </table:table-cell>
          <table:table-cell office:value-type="float" office:value="17398" calcext:value-type="float">
            <text:p>17398</text:p>
          </table:table-cell>
          <table:table-cell office:value-type="float" office:value="6518194" calcext:value-type="float">
            <text:p>6518194</text:p>
          </table:table-cell>
          <table:table-cell office:value-type="float" office:value="1651876" calcext:value-type="float">
            <text:p>1651876</text:p>
          </table:table-cell>
          <table:table-cell office:value-type="float" office:value="1662550" calcext:value-type="float">
            <text:p>1662550</text:p>
          </table:table-cell>
          <table:table-cell office:value-type="float" office:value="1170862" calcext:value-type="float">
            <text:p>1170862</text:p>
          </table:table-cell>
          <table:table-cell office:value-type="float" office:value="876483" calcext:value-type="float">
            <text:p>876483</text:p>
          </table:table-cell>
          <table:table-cell office:value-type="float" office:value="964260" calcext:value-type="float">
            <text:p>964260</text:p>
          </table:table-cell>
          <table:table-cell office:value-type="float" office:value="1651196" calcext:value-type="float">
            <text:p>1651196</text:p>
          </table:table-cell>
          <table:table-cell office:value-type="float" office:value="0.0103700173342249" calcext:value-type="float">
            <text:p>0.010370017334225</text:p>
          </table:table-cell>
          <table:table-cell office:value-type="float" office:value="3.88514684261642" calcext:value-type="float">
            <text:p>3.88514684261642</text:p>
          </table:table-cell>
          <table:table-cell office:value-type="float" office:value="0.984594939302795" calcext:value-type="float">
            <text:p>0.984594939302795</text:p>
          </table:table-cell>
          <table:table-cell office:value-type="float" office:value="0.990957139844554" calcext:value-type="float">
            <text:p>0.990957139844554</text:p>
          </table:table-cell>
          <table:table-cell office:value-type="float" office:value="0.697888219104793" calcext:value-type="float">
            <text:p>0.697888219104793</text:p>
          </table:table-cell>
          <table:table-cell office:value-type="float" office:value="0.522424640944557" calcext:value-type="float">
            <text:p>0.522424640944557</text:p>
          </table:table-cell>
          <table:table-cell office:value-type="float" office:value="0.574743816225984" calcext:value-type="float">
            <text:p>0.574743816225984</text:p>
          </table:table-cell>
          <table:table-cell office:value-type="float" office:value="0.984189627670005" calcext:value-type="float">
            <text:p>0.984189627670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422356179041" calcext:value-type="float">
            <text:p>-110.422356179041</text:p>
          </table:table-cell>
          <table:table-cell office:value-type="float" office:value="-145.515071811089" calcext:value-type="float">
            <text:p>-145.515071811089</text:p>
          </table:table-cell>
          <table:table-cell office:value-type="float" office:value="-135.051236754803" calcext:value-type="float">
            <text:p>-135.0512367548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6</text:p>
          </table:table-cell>
          <table:table-cell office:value-type="float" office:value="26.1104963060061" calcext:value-type="float">
            <text:p>26.1104963060061</text:p>
          </table:table-cell>
          <table:table-cell office:value-type="float" office:value="72.6046413486829" calcext:value-type="float">
            <text:p>72.6046413486829</text:p>
          </table:table-cell>
          <table:table-cell office:value-type="float" office:value="981.889975065815" calcext:value-type="float">
            <text:p>981.889975065815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437039" calcext:value-type="float">
            <text:p>6437039</text:p>
          </table:table-cell>
          <table:table-cell office:value-type="float" office:value="1651390" calcext:value-type="float">
            <text:p>1651390</text:p>
          </table:table-cell>
          <table:table-cell office:value-type="float" office:value="1662728" calcext:value-type="float">
            <text:p>1662728</text:p>
          </table:table-cell>
          <table:table-cell office:value-type="float" office:value="1168953" calcext:value-type="float">
            <text:p>1168953</text:p>
          </table:table-cell>
          <table:table-cell office:value-type="float" office:value="877726" calcext:value-type="float">
            <text:p>877726</text:p>
          </table:table-cell>
          <table:table-cell office:value-type="float" office:value="964140" calcext:value-type="float">
            <text:p>964140</text:p>
          </table:table-cell>
          <table:table-cell office:value-type="float" office:value="1650159" calcext:value-type="float">
            <text:p>165015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83677468738254" calcext:value-type="float">
            <text:p>3.83677468738254</text:p>
          </table:table-cell>
          <table:table-cell office:value-type="float" office:value="0.984305260694654" calcext:value-type="float">
            <text:p>0.984305260694654</text:p>
          </table:table-cell>
          <table:table-cell office:value-type="float" office:value="0.991063236124901" calcext:value-type="float">
            <text:p>0.991063236124901</text:p>
          </table:table-cell>
          <table:table-cell office:value-type="float" office:value="0.696750366300388" calcext:value-type="float">
            <text:p>0.696750366300388</text:p>
          </table:table-cell>
          <table:table-cell office:value-type="float" office:value="0.523165526767436" calcext:value-type="float">
            <text:p>0.523165526767436</text:p>
          </table:table-cell>
          <table:table-cell office:value-type="float" office:value="0.574672290643727" calcext:value-type="float">
            <text:p>0.574672290643727</text:p>
          </table:table-cell>
          <table:table-cell office:value-type="float" office:value="0.983571527430001" calcext:value-type="float">
            <text:p>0.9835715274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649926739922" calcext:value-type="float">
            <text:p>-110.649926739922</text:p>
          </table:table-cell>
          <table:table-cell office:value-type="float" office:value="-145.366894646513" calcext:value-type="float">
            <text:p>-145.366894646513</text:p>
          </table:table-cell>
          <table:table-cell office:value-type="float" office:value="-135.065541871255" calcext:value-type="float">
            <text:p>-135.0655418712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6</text:p>
          </table:table-cell>
          <table:table-cell office:value-type="float" office:value="26.1155503764749" calcext:value-type="float">
            <text:p>26.1155503764749</text:p>
          </table:table-cell>
          <table:table-cell office:value-type="float" office:value="72.6211127241993" calcext:value-type="float">
            <text:p>72.6211127241993</text:p>
          </table:table-cell>
          <table:table-cell office:value-type="float" office:value="981.898484542858" calcext:value-type="float">
            <text:p>981.898484542858</text:p>
          </table:table-cell>
          <table:table-cell office:value-type="float" office:value="-1" calcext:value-type="float">
            <text:p>-1</text:p>
          </table:table-cell>
          <table:table-cell office:value-type="float" office:value="17391" calcext:value-type="float">
            <text:p>17391</text:p>
          </table:table-cell>
          <table:table-cell office:value-type="float" office:value="6401396" calcext:value-type="float">
            <text:p>6401396</text:p>
          </table:table-cell>
          <table:table-cell office:value-type="float" office:value="1652000" calcext:value-type="float">
            <text:p>1652000</text:p>
          </table:table-cell>
          <table:table-cell office:value-type="float" office:value="1662311" calcext:value-type="float">
            <text:p>1662311</text:p>
          </table:table-cell>
          <table:table-cell office:value-type="float" office:value="1163827" calcext:value-type="float">
            <text:p>1163827</text:p>
          </table:table-cell>
          <table:table-cell office:value-type="float" office:value="878328" calcext:value-type="float">
            <text:p>878328</text:p>
          </table:table-cell>
          <table:table-cell office:value-type="float" office:value="961808" calcext:value-type="float">
            <text:p>961808</text:p>
          </table:table-cell>
          <table:table-cell office:value-type="float" office:value="1649154" calcext:value-type="float">
            <text:p>1649154</text:p>
          </table:table-cell>
          <table:table-cell office:value-type="float" office:value="0.0103658450085932" calcext:value-type="float">
            <text:p>0.010365845008593</text:p>
          </table:table-cell>
          <table:table-cell office:value-type="float" office:value="3.81552980131266" calcext:value-type="float">
            <text:p>3.81552980131266</text:p>
          </table:table-cell>
          <table:table-cell office:value-type="float" office:value="0.984668849071127" calcext:value-type="float">
            <text:p>0.984668849071127</text:p>
          </table:table-cell>
          <table:table-cell office:value-type="float" office:value="0.990814684726558" calcext:value-type="float">
            <text:p>0.990814684726558</text:p>
          </table:table-cell>
          <table:table-cell office:value-type="float" office:value="0.693695031844977" calcext:value-type="float">
            <text:p>0.693695031844977</text:p>
          </table:table-cell>
          <table:table-cell office:value-type="float" office:value="0.523524346771758" calcext:value-type="float">
            <text:p>0.523524346771758</text:p>
          </table:table-cell>
          <table:table-cell office:value-type="float" office:value="0.573282310161866" calcext:value-type="float">
            <text:p>0.573282310161866</text:p>
          </table:table-cell>
          <table:table-cell office:value-type="float" office:value="0.982972500678599" calcext:value-type="float">
            <text:p>0.982972500678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260993631005" calcext:value-type="float">
            <text:p>-111.260993631005</text:p>
          </table:table-cell>
          <table:table-cell office:value-type="float" office:value="-145.295130645648" calcext:value-type="float">
            <text:p>-145.295130645648</text:p>
          </table:table-cell>
          <table:table-cell office:value-type="float" office:value="-135.343537967627" calcext:value-type="float">
            <text:p>-135.3435379676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6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642945858424" calcext:value-type="float">
            <text:p>72.642945858424</text:p>
          </table:table-cell>
          <table:table-cell office:value-type="float" office:value="981.906994056043" calcext:value-type="float">
            <text:p>981.906994056043</text:p>
          </table:table-cell>
          <table:table-cell office:value-type="float" office:value="-1" calcext:value-type="float">
            <text:p>-1</text:p>
          </table:table-cell>
          <table:table-cell office:value-type="float" office:value="17415" calcext:value-type="float">
            <text:p>17415</text:p>
          </table:table-cell>
          <table:table-cell office:value-type="float" office:value="6389063" calcext:value-type="float">
            <text:p>6389063</text:p>
          </table:table-cell>
          <table:table-cell office:value-type="float" office:value="1652348" calcext:value-type="float">
            <text:p>1652348</text:p>
          </table:table-cell>
          <table:table-cell office:value-type="float" office:value="1661863" calcext:value-type="float">
            <text:p>1661863</text:p>
          </table:table-cell>
          <table:table-cell office:value-type="float" office:value="1161826" calcext:value-type="float">
            <text:p>1161826</text:p>
          </table:table-cell>
          <table:table-cell office:value-type="float" office:value="878068" calcext:value-type="float">
            <text:p>878068</text:p>
          </table:table-cell>
          <table:table-cell office:value-type="float" office:value="963038" calcext:value-type="float">
            <text:p>963038</text:p>
          </table:table-cell>
          <table:table-cell office:value-type="float" office:value="1649234" calcext:value-type="float">
            <text:p>1649234</text:p>
          </table:table-cell>
          <table:table-cell office:value-type="float" office:value="0.0103801501250446" calcext:value-type="float">
            <text:p>0.010380150125045</text:p>
          </table:table-cell>
          <table:table-cell office:value-type="float" office:value="3.8081787595962" calcext:value-type="float">
            <text:p>3.8081787595962</text:p>
          </table:table-cell>
          <table:table-cell office:value-type="float" office:value="0.984876273259672" calcext:value-type="float">
            <text:p>0.984876273259672</text:p>
          </table:table-cell>
          <table:table-cell office:value-type="float" office:value="0.990547655886132" calcext:value-type="float">
            <text:p>0.990547655886132</text:p>
          </table:table-cell>
          <table:table-cell office:value-type="float" office:value="0.692502342760842" calcext:value-type="float">
            <text:p>0.692502342760842</text:p>
          </table:table-cell>
          <table:table-cell office:value-type="float" office:value="0.523369374676868" calcext:value-type="float">
            <text:p>0.523369374676868</text:p>
          </table:table-cell>
          <table:table-cell office:value-type="float" office:value="0.57401544738" calcext:value-type="float">
            <text:p>0.57401544738</text:p>
          </table:table-cell>
          <table:table-cell office:value-type="float" office:value="0.983020184400104" calcext:value-type="float">
            <text:p>0.9830201844001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499531447832" calcext:value-type="float">
            <text:p>-111.499531447832</text:p>
          </table:table-cell>
          <table:table-cell office:value-type="float" office:value="-145.326125064626" calcext:value-type="float">
            <text:p>-145.326125064626</text:p>
          </table:table-cell>
          <table:table-cell office:value-type="float" office:value="-135.196910524" calcext:value-type="float">
            <text:p>-135.1969105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7</text:p>
          </table:table-cell>
          <table:table-cell office:value-type="float" office:value="26.1155503764749" calcext:value-type="float">
            <text:p>26.1155503764749</text:p>
          </table:table-cell>
          <table:table-cell office:value-type="float" office:value="72.6479198994743" calcext:value-type="float">
            <text:p>72.6479198994743</text:p>
          </table:table-cell>
          <table:table-cell office:value-type="float" office:value="981.926024047082" calcext:value-type="float">
            <text:p>981.92602404708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358448" calcext:value-type="float">
            <text:p>6358448</text:p>
          </table:table-cell>
          <table:table-cell office:value-type="float" office:value="1652421" calcext:value-type="float">
            <text:p>1652421</text:p>
          </table:table-cell>
          <table:table-cell office:value-type="float" office:value="1661923" calcext:value-type="float">
            <text:p>1661923</text:p>
          </table:table-cell>
          <table:table-cell office:value-type="float" office:value="1146665" calcext:value-type="float">
            <text:p>1146665</text:p>
          </table:table-cell>
          <table:table-cell office:value-type="float" office:value="878654" calcext:value-type="float">
            <text:p>878654</text:p>
          </table:table-cell>
          <table:table-cell office:value-type="float" office:value="961559" calcext:value-type="float">
            <text:p>961559</text:p>
          </table:table-cell>
          <table:table-cell office:value-type="float" office:value="1650579" calcext:value-type="float">
            <text:p>165057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78993079542289" calcext:value-type="float">
            <text:p>3.78993079542289</text:p>
          </table:table-cell>
          <table:table-cell office:value-type="float" office:value="0.984919784655545" calcext:value-type="float">
            <text:p>0.984919784655545</text:p>
          </table:table-cell>
          <table:table-cell office:value-type="float" office:value="0.990583418677261" calcext:value-type="float">
            <text:p>0.990583418677261</text:p>
          </table:table-cell>
          <table:table-cell office:value-type="float" office:value="0.683465681489191" calcext:value-type="float">
            <text:p>0.683465681489191</text:p>
          </table:table-cell>
          <table:table-cell office:value-type="float" office:value="0.52371865793689" calcext:value-type="float">
            <text:p>0.52371865793689</text:p>
          </table:table-cell>
          <table:table-cell office:value-type="float" office:value="0.573133894578683" calcext:value-type="float">
            <text:p>0.573133894578683</text:p>
          </table:table-cell>
          <table:table-cell office:value-type="float" office:value="0.983821866967901" calcext:value-type="float">
            <text:p>0.9838218669679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306863702162" calcext:value-type="float">
            <text:p>-113.306863702162</text:p>
          </table:table-cell>
          <table:table-cell office:value-type="float" office:value="-145.256268412622" calcext:value-type="float">
            <text:p>-145.256268412622</text:p>
          </table:table-cell>
          <table:table-cell office:value-type="float" office:value="-135.373221084263" calcext:value-type="float">
            <text:p>-135.3732210842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7</text:p>
          </table:table-cell>
          <table:table-cell office:value-type="float" office:value="26.1104963060061" calcext:value-type="float">
            <text:p>26.1104963060061</text:p>
          </table:table-cell>
          <table:table-cell office:value-type="float" office:value="72.6368097285493" calcext:value-type="float">
            <text:p>72.6368097285493</text:p>
          </table:table-cell>
          <table:table-cell office:value-type="float" office:value="981.945053638128" calcext:value-type="float">
            <text:p>981.945053638128</text:p>
          </table:table-cell>
          <table:table-cell office:value-type="float" office:value="-1" calcext:value-type="float">
            <text:p>-1</text:p>
          </table:table-cell>
          <table:table-cell office:value-type="float" office:value="17427" calcext:value-type="float">
            <text:p>17427</text:p>
          </table:table-cell>
          <table:table-cell office:value-type="float" office:value="6341830" calcext:value-type="float">
            <text:p>6341830</text:p>
          </table:table-cell>
          <table:table-cell office:value-type="float" office:value="1652034" calcext:value-type="float">
            <text:p>1652034</text:p>
          </table:table-cell>
          <table:table-cell office:value-type="float" office:value="1661829" calcext:value-type="float">
            <text:p>1661829</text:p>
          </table:table-cell>
          <table:table-cell office:value-type="float" office:value="1166425" calcext:value-type="float">
            <text:p>1166425</text:p>
          </table:table-cell>
          <table:table-cell office:value-type="float" office:value="882290" calcext:value-type="float">
            <text:p>882290</text:p>
          </table:table-cell>
          <table:table-cell office:value-type="float" office:value="963418" calcext:value-type="float">
            <text:p>963418</text:p>
          </table:table-cell>
          <table:table-cell office:value-type="float" office:value="1651375" calcext:value-type="float">
            <text:p>1651375</text:p>
          </table:table-cell>
          <table:table-cell office:value-type="float" office:value="0.0103873026832703" calcext:value-type="float">
            <text:p>0.01038730268327</text:p>
          </table:table-cell>
          <table:table-cell office:value-type="float" office:value="3.78002569437333" calcext:value-type="float">
            <text:p>3.78002569437333</text:p>
          </table:table-cell>
          <table:table-cell office:value-type="float" office:value="0.984689114652766" calcext:value-type="float">
            <text:p>0.984689114652766</text:p>
          </table:table-cell>
          <table:table-cell office:value-type="float" office:value="0.990527390304493" calcext:value-type="float">
            <text:p>0.990527390304493</text:p>
          </table:table-cell>
          <table:table-cell office:value-type="float" office:value="0.695243560700841" calcext:value-type="float">
            <text:p>0.695243560700841</text:p>
          </table:table-cell>
          <table:table-cell office:value-type="float" office:value="0.525885883079276" calcext:value-type="float">
            <text:p>0.525885883079276</text:p>
          </table:table-cell>
          <table:table-cell office:value-type="float" office:value="0.574241945057147" calcext:value-type="float">
            <text:p>0.574241945057147</text:p>
          </table:table-cell>
          <table:table-cell office:value-type="float" office:value="0.984296319996872" calcext:value-type="float">
            <text:p>0.9842963199968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951287859832" calcext:value-type="float">
            <text:p>-110.951287859832</text:p>
          </table:table-cell>
          <table:table-cell office:value-type="float" office:value="-144.822823384145" calcext:value-type="float">
            <text:p>-144.822823384145</text:p>
          </table:table-cell>
          <table:table-cell office:value-type="float" office:value="-135.151610988571" calcext:value-type="float">
            <text:p>-135.1516109885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8</text:p>
          </table:table-cell>
          <table:table-cell office:value-type="float" office:value="26.1155503764749" calcext:value-type="float">
            <text:p>26.1155503764749</text:p>
          </table:table-cell>
          <table:table-cell office:value-type="float" office:value="72.6318356200512" calcext:value-type="float">
            <text:p>72.6318356200512</text:p>
          </table:table-cell>
          <table:table-cell office:value-type="float" office:value="981.926024047082" calcext:value-type="float">
            <text:p>981.92602404708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323142" calcext:value-type="float">
            <text:p>6323142</text:p>
          </table:table-cell>
          <table:table-cell office:value-type="float" office:value="1651821" calcext:value-type="float">
            <text:p>1651821</text:p>
          </table:table-cell>
          <table:table-cell office:value-type="float" office:value="1662038" calcext:value-type="float">
            <text:p>1662038</text:p>
          </table:table-cell>
          <table:table-cell office:value-type="float" office:value="1146228" calcext:value-type="float">
            <text:p>1146228</text:p>
          </table:table-cell>
          <table:table-cell office:value-type="float" office:value="881407" calcext:value-type="float">
            <text:p>881407</text:p>
          </table:table-cell>
          <table:table-cell office:value-type="float" office:value="960797" calcext:value-type="float">
            <text:p>960797</text:p>
          </table:table-cell>
          <table:table-cell office:value-type="float" office:value="1652121" calcext:value-type="float">
            <text:p>1652121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76888677702985" calcext:value-type="float">
            <text:p>3.76888677702985</text:p>
          </table:table-cell>
          <table:table-cell office:value-type="float" office:value="0.98456215674426" calcext:value-type="float">
            <text:p>0.98456215674426</text:p>
          </table:table-cell>
          <table:table-cell office:value-type="float" office:value="0.990651964026923" calcext:value-type="float">
            <text:p>0.990651964026923</text:p>
          </table:table-cell>
          <table:table-cell office:value-type="float" office:value="0.683205209160472" calcext:value-type="float">
            <text:p>0.683205209160472</text:p>
          </table:table-cell>
          <table:table-cell office:value-type="float" office:value="0.525359574003169" calcext:value-type="float">
            <text:p>0.525359574003169</text:p>
          </table:table-cell>
          <table:table-cell office:value-type="float" office:value="0.572679707131351" calcext:value-type="float">
            <text:p>0.572679707131351</text:p>
          </table:table-cell>
          <table:table-cell office:value-type="float" office:value="0.984740970699903" calcext:value-type="float">
            <text:p>0.9847409706999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358958167906" calcext:value-type="float">
            <text:p>-113.358958167906</text:p>
          </table:table-cell>
          <table:table-cell office:value-type="float" office:value="-144.928085199366" calcext:value-type="float">
            <text:p>-144.928085199366</text:p>
          </table:table-cell>
          <table:table-cell office:value-type="float" office:value="-135.46405857373" calcext:value-type="float">
            <text:p>-135.464058573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8</text:p>
          </table:table-cell>
          <table:table-cell office:value-type="float" office:value="26.1155503764749" calcext:value-type="float">
            <text:p>26.1155503764749</text:p>
          </table:table-cell>
          <table:table-cell office:value-type="float" office:value="72.6371970551062" calcext:value-type="float">
            <text:p>72.6371970551062</text:p>
          </table:table-cell>
          <table:table-cell office:value-type="float" office:value="981.898484542858" calcext:value-type="float">
            <text:p>981.898484542858</text:p>
          </table:table-cell>
          <table:table-cell office:value-type="float" office:value="-1" calcext:value-type="float">
            <text:p>-1</text:p>
          </table:table-cell>
          <table:table-cell office:value-type="float" office:value="17419" calcext:value-type="float">
            <text:p>17419</text:p>
          </table:table-cell>
          <table:table-cell office:value-type="float" office:value="6317667" calcext:value-type="float">
            <text:p>6317667</text:p>
          </table:table-cell>
          <table:table-cell office:value-type="float" office:value="1651556" calcext:value-type="float">
            <text:p>1651556</text:p>
          </table:table-cell>
          <table:table-cell office:value-type="float" office:value="1662797" calcext:value-type="float">
            <text:p>1662797</text:p>
          </table:table-cell>
          <table:table-cell office:value-type="float" office:value="1151213" calcext:value-type="float">
            <text:p>1151213</text:p>
          </table:table-cell>
          <table:table-cell office:value-type="float" office:value="883605" calcext:value-type="float">
            <text:p>883605</text:p>
          </table:table-cell>
          <table:table-cell office:value-type="float" office:value="957633" calcext:value-type="float">
            <text:p>957633</text:p>
          </table:table-cell>
          <table:table-cell office:value-type="float" office:value="1650197" calcext:value-type="float">
            <text:p>1650197</text:p>
          </table:table-cell>
          <table:table-cell office:value-type="float" office:value="0.0103825343111198" calcext:value-type="float">
            <text:p>0.01038253431112</text:p>
          </table:table-cell>
          <table:table-cell office:value-type="float" office:value="3.76562342233937" calcext:value-type="float">
            <text:p>3.76562342233937</text:p>
          </table:table-cell>
          <table:table-cell office:value-type="float" office:value="0.984404204416776" calcext:value-type="float">
            <text:p>0.984404204416776</text:p>
          </table:table-cell>
          <table:table-cell office:value-type="float" office:value="0.991104363334699" calcext:value-type="float">
            <text:p>0.991104363334699</text:p>
          </table:table-cell>
          <table:table-cell office:value-type="float" office:value="0.686176501056731" calcext:value-type="float">
            <text:p>0.686176501056731</text:p>
          </table:table-cell>
          <table:table-cell office:value-type="float" office:value="0.526669684251509" calcext:value-type="float">
            <text:p>0.526669684251509</text:p>
          </table:table-cell>
          <table:table-cell office:value-type="float" office:value="0.570793815945842" calcext:value-type="float">
            <text:p>0.570793815945842</text:p>
          </table:table-cell>
          <table:table-cell office:value-type="float" office:value="0.983594177197716" calcext:value-type="float">
            <text:p>0.983594177197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764699788654" calcext:value-type="float">
            <text:p>-112.764699788654</text:p>
          </table:table-cell>
          <table:table-cell office:value-type="float" office:value="-144.666063149698" calcext:value-type="float">
            <text:p>-144.666063149698</text:p>
          </table:table-cell>
          <table:table-cell office:value-type="float" office:value="-135.841236810832" calcext:value-type="float">
            <text:p>-135.8412368108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9</text:p>
          </table:table-cell>
          <table:table-cell office:value-type="float" office:value="26.1155503764749" calcext:value-type="float">
            <text:p>26.1155503764749</text:p>
          </table:table-cell>
          <table:table-cell office:value-type="float" office:value="72.6264741764155" calcext:value-type="float">
            <text:p>72.6264741764155</text:p>
          </table:table-cell>
          <table:table-cell office:value-type="float" office:value="981.95356357313" calcext:value-type="float">
            <text:p>981.95356357313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348335" calcext:value-type="float">
            <text:p>6348335</text:p>
          </table:table-cell>
          <table:table-cell office:value-type="float" office:value="1652019" calcext:value-type="float">
            <text:p>1652019</text:p>
          </table:table-cell>
          <table:table-cell office:value-type="float" office:value="1662960" calcext:value-type="float">
            <text:p>1662960</text:p>
          </table:table-cell>
          <table:table-cell office:value-type="float" office:value="1149092" calcext:value-type="float">
            <text:p>1149092</text:p>
          </table:table-cell>
          <table:table-cell office:value-type="float" office:value="884889" calcext:value-type="float">
            <text:p>884889</text:p>
          </table:table-cell>
          <table:table-cell office:value-type="float" office:value="957129" calcext:value-type="float">
            <text:p>957129</text:p>
          </table:table-cell>
          <table:table-cell office:value-type="float" office:value="1649909" calcext:value-type="float">
            <text:p>164990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78390297697818" calcext:value-type="float">
            <text:p>3.78390297697818</text:p>
          </table:table-cell>
          <table:table-cell office:value-type="float" office:value="0.984680173954984" calcext:value-type="float">
            <text:p>0.984680173954984</text:p>
          </table:table-cell>
          <table:table-cell office:value-type="float" office:value="0.991201518917265" calcext:value-type="float">
            <text:p>0.991201518917265</text:p>
          </table:table-cell>
          <table:table-cell office:value-type="float" office:value="0.684912286390339" calcext:value-type="float">
            <text:p>0.684912286390339</text:p>
          </table:table-cell>
          <table:table-cell office:value-type="float" office:value="0.527435007981659" calcext:value-type="float">
            <text:p>0.527435007981659</text:p>
          </table:table-cell>
          <table:table-cell office:value-type="float" office:value="0.570493408500362" calcext:value-type="float">
            <text:p>0.570493408500362</text:p>
          </table:table-cell>
          <table:table-cell office:value-type="float" office:value="0.983422515800299" calcext:value-type="float">
            <text:p>0.9834225158002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017542721932" calcext:value-type="float">
            <text:p>-113.017542721932</text:p>
          </table:table-cell>
          <table:table-cell office:value-type="float" office:value="-144.512998403668" calcext:value-type="float">
            <text:p>-144.512998403668</text:p>
          </table:table-cell>
          <table:table-cell office:value-type="float" office:value="-135.901318299928" calcext:value-type="float">
            <text:p>-135.9013182999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9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6161383409363" calcext:value-type="float">
            <text:p>72.6161383409363</text:p>
          </table:table-cell>
          <table:table-cell office:value-type="float" office:value="981.934533789248" calcext:value-type="float">
            <text:p>981.934533789248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356421" calcext:value-type="float">
            <text:p>6356421</text:p>
          </table:table-cell>
          <table:table-cell office:value-type="float" office:value="1651138" calcext:value-type="float">
            <text:p>1651138</text:p>
          </table:table-cell>
          <table:table-cell office:value-type="float" office:value="1662840" calcext:value-type="float">
            <text:p>1662840</text:p>
          </table:table-cell>
          <table:table-cell office:value-type="float" office:value="1147671" calcext:value-type="float">
            <text:p>1147671</text:p>
          </table:table-cell>
          <table:table-cell office:value-type="float" office:value="884922" calcext:value-type="float">
            <text:p>884922</text:p>
          </table:table-cell>
          <table:table-cell office:value-type="float" office:value="958491" calcext:value-type="float">
            <text:p>958491</text:p>
          </table:table-cell>
          <table:table-cell office:value-type="float" office:value="1649409" calcext:value-type="float">
            <text:p>164940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78872260912926" calcext:value-type="float">
            <text:p>3.78872260912926</text:p>
          </table:table-cell>
          <table:table-cell office:value-type="float" office:value="0.984155056971914" calcext:value-type="float">
            <text:p>0.984155056971914</text:p>
          </table:table-cell>
          <table:table-cell office:value-type="float" office:value="0.991129993335008" calcext:value-type="float">
            <text:p>0.991129993335008</text:p>
          </table:table-cell>
          <table:table-cell office:value-type="float" office:value="0.684065304287112" calcext:value-type="float">
            <text:p>0.684065304287112</text:p>
          </table:table-cell>
          <table:table-cell office:value-type="float" office:value="0.52745467751678" calcext:value-type="float">
            <text:p>0.52745467751678</text:p>
          </table:table-cell>
          <table:table-cell office:value-type="float" office:value="0.571305223858979" calcext:value-type="float">
            <text:p>0.571305223858979</text:p>
          </table:table-cell>
          <table:table-cell office:value-type="float" office:value="0.983124492540895" calcext:value-type="float">
            <text:p>0.9831244925408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3.186939142578" calcext:value-type="float">
            <text:p>-113.186939142578</text:p>
          </table:table-cell>
          <table:table-cell office:value-type="float" office:value="-144.509064496644" calcext:value-type="float">
            <text:p>-144.509064496644</text:p>
          </table:table-cell>
          <table:table-cell office:value-type="float" office:value="-135.738955228204" calcext:value-type="float">
            <text:p>-135.7389552282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3:59</text:p>
          </table:table-cell>
          <table:table-cell office:value-type="float" office:value="26.1256585182855" calcext:value-type="float">
            <text:p>26.1256585182855</text:p>
          </table:table-cell>
          <table:table-cell office:value-type="float" office:value="72.6004406158449" calcext:value-type="float">
            <text:p>72.6004406158449</text:p>
          </table:table-cell>
          <table:table-cell office:value-type="float" office:value="981.943043567554" calcext:value-type="float">
            <text:p>981.943043567554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358865" calcext:value-type="float">
            <text:p>6358865</text:p>
          </table:table-cell>
          <table:table-cell office:value-type="float" office:value="1652429" calcext:value-type="float">
            <text:p>1652429</text:p>
          </table:table-cell>
          <table:table-cell office:value-type="float" office:value="1662582" calcext:value-type="float">
            <text:p>1662582</text:p>
          </table:table-cell>
          <table:table-cell office:value-type="float" office:value="1149421" calcext:value-type="float">
            <text:p>1149421</text:p>
          </table:table-cell>
          <table:table-cell office:value-type="float" office:value="885155" calcext:value-type="float">
            <text:p>885155</text:p>
          </table:table-cell>
          <table:table-cell office:value-type="float" office:value="959083" calcext:value-type="float">
            <text:p>959083</text:p>
          </table:table-cell>
          <table:table-cell office:value-type="float" office:value="1649670" calcext:value-type="float">
            <text:p>1649670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79017934682123" calcext:value-type="float">
            <text:p>3.79017934682123</text:p>
          </table:table-cell>
          <table:table-cell office:value-type="float" office:value="0.984924553027696" calcext:value-type="float">
            <text:p>0.984924553027696</text:p>
          </table:table-cell>
          <table:table-cell office:value-type="float" office:value="0.990976213333155" calcext:value-type="float">
            <text:p>0.990976213333155</text:p>
          </table:table-cell>
          <table:table-cell office:value-type="float" office:value="0.685108385695027" calcext:value-type="float">
            <text:p>0.685108385695027</text:p>
          </table:table-cell>
          <table:table-cell office:value-type="float" office:value="0.527593556355662" calcext:value-type="float">
            <text:p>0.527593556355662</text:p>
          </table:table-cell>
          <table:table-cell office:value-type="float" office:value="0.571658083398114" calcext:value-type="float">
            <text:p>0.571658083398114</text:p>
          </table:table-cell>
          <table:table-cell office:value-type="float" office:value="0.983280060682304" calcext:value-type="float">
            <text:p>0.983280060682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978322860995" calcext:value-type="float">
            <text:p>-112.978322860995</text:p>
          </table:table-cell>
          <table:table-cell office:value-type="float" office:value="-144.481288728868" calcext:value-type="float">
            <text:p>-144.481288728868</text:p>
          </table:table-cell>
          <table:table-cell office:value-type="float" office:value="-135.668383320377" calcext:value-type="float">
            <text:p>-135.6683833203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0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6054152738755" calcext:value-type="float">
            <text:p>72.6054152738755</text:p>
          </table:table-cell>
          <table:table-cell office:value-type="float" office:value="981.934533789248" calcext:value-type="float">
            <text:p>981.934533789248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339759" calcext:value-type="float">
            <text:p>6339759</text:p>
          </table:table-cell>
          <table:table-cell office:value-type="float" office:value="1652440" calcext:value-type="float">
            <text:p>1652440</text:p>
          </table:table-cell>
          <table:table-cell office:value-type="float" office:value="1662180" calcext:value-type="float">
            <text:p>1662180</text:p>
          </table:table-cell>
          <table:table-cell office:value-type="float" office:value="1150036" calcext:value-type="float">
            <text:p>1150036</text:p>
          </table:table-cell>
          <table:table-cell office:value-type="float" office:value="885751" calcext:value-type="float">
            <text:p>885751</text:p>
          </table:table-cell>
          <table:table-cell office:value-type="float" office:value="960204" calcext:value-type="float">
            <text:p>960204</text:p>
          </table:table-cell>
          <table:table-cell office:value-type="float" office:value="1653441" calcext:value-type="float">
            <text:p>1653441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77879128203288" calcext:value-type="float">
            <text:p>3.77879128203288</text:p>
          </table:table-cell>
          <table:table-cell office:value-type="float" office:value="0.984931109539403" calcext:value-type="float">
            <text:p>0.984931109539403</text:p>
          </table:table-cell>
          <table:table-cell office:value-type="float" office:value="0.990736602632594" calcext:value-type="float">
            <text:p>0.990736602632594</text:p>
          </table:table-cell>
          <table:table-cell office:value-type="float" office:value="0.685474954304094" calcext:value-type="float">
            <text:p>0.685474954304094</text:p>
          </table:table-cell>
          <table:table-cell office:value-type="float" office:value="0.527948800080872" calcext:value-type="float">
            <text:p>0.527948800080872</text:p>
          </table:table-cell>
          <table:table-cell office:value-type="float" office:value="0.572326251545698" calcext:value-type="float">
            <text:p>0.572326251545698</text:p>
          </table:table-cell>
          <table:table-cell office:value-type="float" office:value="0.98552775210473" calcext:value-type="float">
            <text:p>0.985527752104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905009139181" calcext:value-type="float">
            <text:p>-112.905009139181</text:p>
          </table:table-cell>
          <table:table-cell office:value-type="float" office:value="-144.410239983826" calcext:value-type="float">
            <text:p>-144.410239983826</text:p>
          </table:table-cell>
          <table:table-cell office:value-type="float" office:value="-135.53474969086" calcext:value-type="float">
            <text:p>-135.534749690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0</text:p>
          </table:table-cell>
          <table:table-cell office:value-type="float" office:value="26.1155503764749" calcext:value-type="float">
            <text:p>26.1155503764749</text:p>
          </table:table-cell>
          <table:table-cell office:value-type="float" office:value="72.5996668295279" calcext:value-type="float">
            <text:p>72.5996668295279</text:p>
          </table:table-cell>
          <table:table-cell office:value-type="float" office:value="981.926024047082" calcext:value-type="float">
            <text:p>981.926024047082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301828" calcext:value-type="float">
            <text:p>6301828</text:p>
          </table:table-cell>
          <table:table-cell office:value-type="float" office:value="1652542" calcext:value-type="float">
            <text:p>1652542</text:p>
          </table:table-cell>
          <table:table-cell office:value-type="float" office:value="1661646" calcext:value-type="float">
            <text:p>1661646</text:p>
          </table:table-cell>
          <table:table-cell office:value-type="float" office:value="1155042" calcext:value-type="float">
            <text:p>1155042</text:p>
          </table:table-cell>
          <table:table-cell office:value-type="float" office:value="887168" calcext:value-type="float">
            <text:p>887168</text:p>
          </table:table-cell>
          <table:table-cell office:value-type="float" office:value="959516" calcext:value-type="float">
            <text:p>959516</text:p>
          </table:table-cell>
          <table:table-cell office:value-type="float" office:value="1652328" calcext:value-type="float">
            <text:p>1652328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75618264152797" calcext:value-type="float">
            <text:p>3.75618264152797</text:p>
          </table:table-cell>
          <table:table-cell office:value-type="float" office:value="0.984991906284321" calcext:value-type="float">
            <text:p>0.984991906284321</text:p>
          </table:table-cell>
          <table:table-cell office:value-type="float" office:value="0.990418313791551" calcext:value-type="float">
            <text:p>0.990418313791551</text:p>
          </table:table-cell>
          <table:table-cell office:value-type="float" office:value="0.688458763177247" calcext:value-type="float">
            <text:p>0.688458763177247</text:p>
          </table:table-cell>
          <table:table-cell office:value-type="float" office:value="0.528793397998023" calcext:value-type="float">
            <text:p>0.528793397998023</text:p>
          </table:table-cell>
          <table:table-cell office:value-type="float" office:value="0.571916171540758" calcext:value-type="float">
            <text:p>0.571916171540758</text:p>
          </table:table-cell>
          <table:table-cell office:value-type="float" office:value="0.984864352329296" calcext:value-type="float">
            <text:p>0.984864352329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2.308247364551" calcext:value-type="float">
            <text:p>-112.308247364551</text:p>
          </table:table-cell>
          <table:table-cell office:value-type="float" office:value="-144.241320400395" calcext:value-type="float">
            <text:p>-144.241320400395</text:p>
          </table:table-cell>
          <table:table-cell office:value-type="float" office:value="-135.616765691848" calcext:value-type="float">
            <text:p>-135.6167656918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1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6107768116963" calcext:value-type="float">
            <text:p>72.6107768116963</text:p>
          </table:table-cell>
          <table:table-cell office:value-type="float" office:value="981.934533789248" calcext:value-type="float">
            <text:p>981.934533789248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307358" calcext:value-type="float">
            <text:p>6307358</text:p>
          </table:table-cell>
          <table:table-cell office:value-type="float" office:value="1652133" calcext:value-type="float">
            <text:p>1652133</text:p>
          </table:table-cell>
          <table:table-cell office:value-type="float" office:value="1663057" calcext:value-type="float">
            <text:p>1663057</text:p>
          </table:table-cell>
          <table:table-cell office:value-type="float" office:value="1161950" calcext:value-type="float">
            <text:p>1161950</text:p>
          </table:table-cell>
          <table:table-cell office:value-type="float" office:value="890881" calcext:value-type="float">
            <text:p>890881</text:p>
          </table:table-cell>
          <table:table-cell office:value-type="float" office:value="957361" calcext:value-type="float">
            <text:p>957361</text:p>
          </table:table-cell>
          <table:table-cell office:value-type="float" office:value="1651783" calcext:value-type="float">
            <text:p>1651783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75947877877698" calcext:value-type="float">
            <text:p>3.75947877877698</text:p>
          </table:table-cell>
          <table:table-cell office:value-type="float" office:value="0.984748123258128" calcext:value-type="float">
            <text:p>0.984748123258128</text:p>
          </table:table-cell>
          <table:table-cell office:value-type="float" office:value="0.991259335429589" calcext:value-type="float">
            <text:p>0.991259335429589</text:p>
          </table:table-cell>
          <table:table-cell office:value-type="float" office:value="0.692576252529174" calcext:value-type="float">
            <text:p>0.692576252529174</text:p>
          </table:table-cell>
          <table:table-cell office:value-type="float" office:value="0.531006518722358" calcext:value-type="float">
            <text:p>0.531006518722358</text:p>
          </table:table-cell>
          <table:table-cell office:value-type="float" office:value="0.570631691292726" calcext:value-type="float">
            <text:p>0.570631691292726</text:p>
          </table:table-cell>
          <table:table-cell office:value-type="float" office:value="0.984539506976546" calcext:value-type="float">
            <text:p>0.9845395069765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484749494165" calcext:value-type="float">
            <text:p>-111.484749494165</text:p>
          </table:table-cell>
          <table:table-cell office:value-type="float" office:value="-143.798696255528" calcext:value-type="float">
            <text:p>-143.798696255528</text:p>
          </table:table-cell>
          <table:table-cell office:value-type="float" office:value="-135.873661741455" calcext:value-type="float">
            <text:p>-135.8736617414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1</text:p>
          </table:table-cell>
          <table:table-cell office:value-type="float" office:value="26.1256585182855" calcext:value-type="float">
            <text:p>26.1256585182855</text:p>
          </table:table-cell>
          <table:table-cell office:value-type="float" office:value="72.6218869894168" calcext:value-type="float">
            <text:p>72.6218869894168</text:p>
          </table:table-cell>
          <table:table-cell office:value-type="float" office:value="981.915503605369" calcext:value-type="float">
            <text:p>981.915503605369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296466" calcext:value-type="float">
            <text:p>6296466</text:p>
          </table:table-cell>
          <table:table-cell office:value-type="float" office:value="1652073" calcext:value-type="float">
            <text:p>1652073</text:p>
          </table:table-cell>
          <table:table-cell office:value-type="float" office:value="1662504" calcext:value-type="float">
            <text:p>1662504</text:p>
          </table:table-cell>
          <table:table-cell office:value-type="float" office:value="1161410" calcext:value-type="float">
            <text:p>1161410</text:p>
          </table:table-cell>
          <table:table-cell office:value-type="float" office:value="891696" calcext:value-type="float">
            <text:p>891696</text:p>
          </table:table-cell>
          <table:table-cell office:value-type="float" office:value="957936" calcext:value-type="float">
            <text:p>957936</text:p>
          </table:table-cell>
          <table:table-cell office:value-type="float" office:value="1650429" calcext:value-type="float">
            <text:p>165042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75298664009412" calcext:value-type="float">
            <text:p>3.75298664009412</text:p>
          </table:table-cell>
          <table:table-cell office:value-type="float" office:value="0.984712360467" calcext:value-type="float">
            <text:p>0.984712360467</text:p>
          </table:table-cell>
          <table:table-cell office:value-type="float" office:value="0.990929721704688" calcext:value-type="float">
            <text:p>0.990929721704688</text:p>
          </table:table-cell>
          <table:table-cell office:value-type="float" office:value="0.692254387409018" calcext:value-type="float">
            <text:p>0.692254387409018</text:p>
          </table:table-cell>
          <table:table-cell office:value-type="float" office:value="0.531492296635186" calcext:value-type="float">
            <text:p>0.531492296635186</text:p>
          </table:table-cell>
          <table:table-cell office:value-type="float" office:value="0.570974418041041" calcext:value-type="float">
            <text:p>0.570974418041041</text:p>
          </table:table-cell>
          <table:table-cell office:value-type="float" office:value="0.983732459990079" calcext:value-type="float">
            <text:p>0.983732459990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549122518196" calcext:value-type="float">
            <text:p>-111.549122518196</text:p>
          </table:table-cell>
          <table:table-cell office:value-type="float" office:value="-143.701540672963" calcext:value-type="float">
            <text:p>-143.701540672963</text:p>
          </table:table-cell>
          <table:table-cell office:value-type="float" office:value="-135.805116391792" calcext:value-type="float">
            <text:p>-135.8051163917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2</text:p>
          </table:table-cell>
          <table:table-cell office:value-type="float" office:value="26.1155503764749" calcext:value-type="float">
            <text:p>26.1155503764749</text:p>
          </table:table-cell>
          <table:table-cell office:value-type="float" office:value="72.5996668295279" calcext:value-type="float">
            <text:p>72.5996668295279</text:p>
          </table:table-cell>
          <table:table-cell office:value-type="float" office:value="981.870945060456" calcext:value-type="float">
            <text:p>981.870945060456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300533" calcext:value-type="float">
            <text:p>6300533</text:p>
          </table:table-cell>
          <table:table-cell office:value-type="float" office:value="1652614" calcext:value-type="float">
            <text:p>1652614</text:p>
          </table:table-cell>
          <table:table-cell office:value-type="float" office:value="1662808" calcext:value-type="float">
            <text:p>1662808</text:p>
          </table:table-cell>
          <table:table-cell office:value-type="float" office:value="1159208" calcext:value-type="float">
            <text:p>1159208</text:p>
          </table:table-cell>
          <table:table-cell office:value-type="float" office:value="891032" calcext:value-type="float">
            <text:p>891032</text:p>
          </table:table-cell>
          <table:table-cell office:value-type="float" office:value="959990" calcext:value-type="float">
            <text:p>959990</text:p>
          </table:table-cell>
          <table:table-cell office:value-type="float" office:value="1648990" calcext:value-type="float">
            <text:p>1648990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75541076128611" calcext:value-type="float">
            <text:p>3.75541076128611</text:p>
          </table:table-cell>
          <table:table-cell office:value-type="float" office:value="0.985034821633675" calcext:value-type="float">
            <text:p>0.985034821633675</text:p>
          </table:table-cell>
          <table:table-cell office:value-type="float" office:value="0.991110919846406" calcext:value-type="float">
            <text:p>0.991110919846406</text:p>
          </table:table-cell>
          <table:table-cell office:value-type="float" office:value="0.690941892974602" calcext:value-type="float">
            <text:p>0.690941892974602</text:p>
          </table:table-cell>
          <table:table-cell office:value-type="float" office:value="0.531096521746698" calcext:value-type="float">
            <text:p>0.531096521746698</text:p>
          </table:table-cell>
          <table:table-cell office:value-type="float" office:value="0.572198697590673" calcext:value-type="float">
            <text:p>0.572198697590673</text:p>
          </table:table-cell>
          <table:table-cell office:value-type="float" office:value="0.982874749049514" calcext:value-type="float">
            <text:p>0.9828747490495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81162140508" calcext:value-type="float">
            <text:p>-111.81162140508</text:p>
          </table:table-cell>
          <table:table-cell office:value-type="float" office:value="-143.78069565066" calcext:value-type="float">
            <text:p>-143.78069565066</text:p>
          </table:table-cell>
          <table:table-cell office:value-type="float" office:value="-135.560260481865" calcext:value-type="float">
            <text:p>-135.5602604818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2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589330608928" calcext:value-type="float">
            <text:p>72.589330608928</text:p>
          </table:table-cell>
          <table:table-cell office:value-type="float" office:value="981.879454344662" calcext:value-type="float">
            <text:p>981.879454344662</text:p>
          </table:table-cell>
          <table:table-cell office:value-type="float" office:value="-1" calcext:value-type="float">
            <text:p>-1</text:p>
          </table:table-cell>
          <table:table-cell office:value-type="float" office:value="17426" calcext:value-type="float">
            <text:p>17426</text:p>
          </table:table-cell>
          <table:table-cell office:value-type="float" office:value="6282216" calcext:value-type="float">
            <text:p>6282216</text:p>
          </table:table-cell>
          <table:table-cell office:value-type="float" office:value="1653520" calcext:value-type="float">
            <text:p>1653520</text:p>
          </table:table-cell>
          <table:table-cell office:value-type="float" office:value="1663401" calcext:value-type="float">
            <text:p>1663401</text:p>
          </table:table-cell>
          <table:table-cell office:value-type="float" office:value="1159946" calcext:value-type="float">
            <text:p>1159946</text:p>
          </table:table-cell>
          <table:table-cell office:value-type="float" office:value="892343" calcext:value-type="float">
            <text:p>892343</text:p>
          </table:table-cell>
          <table:table-cell office:value-type="float" office:value="960306" calcext:value-type="float">
            <text:p>960306</text:p>
          </table:table-cell>
          <table:table-cell office:value-type="float" office:value="1651082" calcext:value-type="float">
            <text:p>1651082</text:p>
          </table:table-cell>
          <table:table-cell office:value-type="float" office:value="0.0103867066367515" calcext:value-type="float">
            <text:p>0.010386706636752</text:p>
          </table:table-cell>
          <table:table-cell office:value-type="float" office:value="3.7444929772011" calcext:value-type="float">
            <text:p>3.7444929772011</text:p>
          </table:table-cell>
          <table:table-cell office:value-type="float" office:value="0.985574839779716" calcext:value-type="float">
            <text:p>0.985574839779716</text:p>
          </table:table-cell>
          <table:table-cell office:value-type="float" office:value="0.991464375432059" calcext:value-type="float">
            <text:p>0.991464375432059</text:p>
          </table:table-cell>
          <table:table-cell office:value-type="float" office:value="0.691381775305483" calcext:value-type="float">
            <text:p>0.691381775305483</text:p>
          </table:table-cell>
          <table:table-cell office:value-type="float" office:value="0.531877938732855" calcext:value-type="float">
            <text:p>0.531877938732855</text:p>
          </table:table-cell>
          <table:table-cell office:value-type="float" office:value="0.572387048290616" calcext:value-type="float">
            <text:p>0.572387048290616</text:p>
          </table:table-cell>
          <table:table-cell office:value-type="float" office:value="0.984121678366861" calcext:value-type="float">
            <text:p>0.9841216783668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723644938903" calcext:value-type="float">
            <text:p>-111.723644938903</text:p>
          </table:table-cell>
          <table:table-cell office:value-type="float" office:value="-143.624412253429" calcext:value-type="float">
            <text:p>-143.624412253429</text:p>
          </table:table-cell>
          <table:table-cell office:value-type="float" office:value="-135.522590341877" calcext:value-type="float">
            <text:p>-135.5225903418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3</text:p>
          </table:table-cell>
          <table:table-cell office:value-type="float" office:value="26.1256585182855" calcext:value-type="float">
            <text:p>26.1256585182855</text:p>
          </table:table-cell>
          <table:table-cell office:value-type="float" office:value="72.5843557455651" calcext:value-type="float">
            <text:p>72.5843557455651</text:p>
          </table:table-cell>
          <table:table-cell office:value-type="float" office:value="981.915503605369" calcext:value-type="float">
            <text:p>981.915503605369</text:p>
          </table:table-cell>
          <table:table-cell office:value-type="float" office:value="-1" calcext:value-type="float">
            <text:p>-1</text:p>
          </table:table-cell>
          <table:table-cell office:value-type="float" office:value="17442" calcext:value-type="float">
            <text:p>17442</text:p>
          </table:table-cell>
          <table:table-cell office:value-type="float" office:value="6284047" calcext:value-type="float">
            <text:p>6284047</text:p>
          </table:table-cell>
          <table:table-cell office:value-type="float" office:value="1653038" calcext:value-type="float">
            <text:p>1653038</text:p>
          </table:table-cell>
          <table:table-cell office:value-type="float" office:value="1663356" calcext:value-type="float">
            <text:p>1663356</text:p>
          </table:table-cell>
          <table:table-cell office:value-type="float" office:value="1161675" calcext:value-type="float">
            <text:p>1161675</text:p>
          </table:table-cell>
          <table:table-cell office:value-type="float" office:value="893360" calcext:value-type="float">
            <text:p>893360</text:p>
          </table:table-cell>
          <table:table-cell office:value-type="float" office:value="961949" calcext:value-type="float">
            <text:p>961949</text:p>
          </table:table-cell>
          <table:table-cell office:value-type="float" office:value="1653086" calcext:value-type="float">
            <text:p>1653086</text:p>
          </table:table-cell>
          <table:table-cell office:value-type="float" office:value="0.0103962433810524" calcext:value-type="float">
            <text:p>0.010396243381053</text:p>
          </table:table-cell>
          <table:table-cell office:value-type="float" office:value="3.74558433837704" calcext:value-type="float">
            <text:p>3.74558433837704</text:p>
          </table:table-cell>
          <table:table-cell office:value-type="float" office:value="0.98528754535765" calcext:value-type="float">
            <text:p>0.98528754535765</text:p>
          </table:table-cell>
          <table:table-cell office:value-type="float" office:value="0.991437553338713" calcext:value-type="float">
            <text:p>0.991437553338713</text:p>
          </table:table-cell>
          <table:table-cell office:value-type="float" office:value="0.692412339736502" calcext:value-type="float">
            <text:p>0.692412339736502</text:p>
          </table:table-cell>
          <table:table-cell office:value-type="float" office:value="0.532484118042483" calcext:value-type="float">
            <text:p>0.532484118042483</text:p>
          </table:table-cell>
          <table:table-cell office:value-type="float" office:value="0.573366352721018" calcext:value-type="float">
            <text:p>0.573366352721018</text:p>
          </table:table-cell>
          <table:table-cell office:value-type="float" office:value="0.985316155590553" calcext:value-type="float">
            <text:p>0.985316155590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1.5175320527" calcext:value-type="float">
            <text:p>-111.5175320527</text:p>
          </table:table-cell>
          <table:table-cell office:value-type="float" office:value="-143.503176391503" calcext:value-type="float">
            <text:p>-143.503176391503</text:p>
          </table:table-cell>
          <table:table-cell office:value-type="float" office:value="-135.326729455796" calcext:value-type="float">
            <text:p>-135.3267294557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3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5625226623991" calcext:value-type="float">
            <text:p>72.5625226623991</text:p>
          </table:table-cell>
          <table:table-cell office:value-type="float" office:value="982.0446929403" calcext:value-type="float">
            <text:p>982.0446929403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263452" calcext:value-type="float">
            <text:p>6263452</text:p>
          </table:table-cell>
          <table:table-cell office:value-type="float" office:value="1652614" calcext:value-type="float">
            <text:p>1652614</text:p>
          </table:table-cell>
          <table:table-cell office:value-type="float" office:value="1661560" calcext:value-type="float">
            <text:p>1661560</text:p>
          </table:table-cell>
          <table:table-cell office:value-type="float" office:value="1166708" calcext:value-type="float">
            <text:p>1166708</text:p>
          </table:table-cell>
          <table:table-cell office:value-type="float" office:value="894984" calcext:value-type="float">
            <text:p>894984</text:p>
          </table:table-cell>
          <table:table-cell office:value-type="float" office:value="962121" calcext:value-type="float">
            <text:p>962121</text:p>
          </table:table-cell>
          <table:table-cell office:value-type="float" office:value="1653022" calcext:value-type="float">
            <text:p>1653022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73330876032218" calcext:value-type="float">
            <text:p>3.73330876032218</text:p>
          </table:table-cell>
          <table:table-cell office:value-type="float" office:value="0.985034821633675" calcext:value-type="float">
            <text:p>0.985034821633675</text:p>
          </table:table-cell>
          <table:table-cell office:value-type="float" office:value="0.990367053790933" calcext:value-type="float">
            <text:p>0.990367053790933</text:p>
          </table:table-cell>
          <table:table-cell office:value-type="float" office:value="0.695412241865664" calcext:value-type="float">
            <text:p>0.695412241865664</text:p>
          </table:table-cell>
          <table:table-cell office:value-type="float" office:value="0.533452097589028" calcext:value-type="float">
            <text:p>0.533452097589028</text:p>
          </table:table-cell>
          <table:table-cell office:value-type="float" office:value="0.573468872722253" calcext:value-type="float">
            <text:p>0.573468872722253</text:p>
          </table:table-cell>
          <table:table-cell office:value-type="float" office:value="0.985278008613349" calcext:value-type="float">
            <text:p>0.985278008613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917551626867" calcext:value-type="float">
            <text:p>-110.917551626867</text:p>
          </table:table-cell>
          <table:table-cell office:value-type="float" office:value="-143.309580482195" calcext:value-type="float">
            <text:p>-143.309580482195</text:p>
          </table:table-cell>
          <table:table-cell office:value-type="float" office:value="-135.306225455549" calcext:value-type="float">
            <text:p>-135.3062254555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3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5517994237217" calcext:value-type="float">
            <text:p>72.5517994237217</text:p>
          </table:table-cell>
          <table:table-cell office:value-type="float" office:value="981.906994056043" calcext:value-type="float">
            <text:p>981.906994056043</text:p>
          </table:table-cell>
          <table:table-cell office:value-type="float" office:value="-1" calcext:value-type="float">
            <text:p>-1</text:p>
          </table:table-cell>
          <table:table-cell office:value-type="float" office:value="17424" calcext:value-type="float">
            <text:p>17424</text:p>
          </table:table-cell>
          <table:table-cell office:value-type="float" office:value="6255221" calcext:value-type="float">
            <text:p>6255221</text:p>
          </table:table-cell>
          <table:table-cell office:value-type="float" office:value="1652378" calcext:value-type="float">
            <text:p>1652378</text:p>
          </table:table-cell>
          <table:table-cell office:value-type="float" office:value="1662411" calcext:value-type="float">
            <text:p>1662411</text:p>
          </table:table-cell>
          <table:table-cell office:value-type="float" office:value="1172806" calcext:value-type="float">
            <text:p>1172806</text:p>
          </table:table-cell>
          <table:table-cell office:value-type="float" office:value="897231" calcext:value-type="float">
            <text:p>897231</text:p>
          </table:table-cell>
          <table:table-cell office:value-type="float" office:value="960737" calcext:value-type="float">
            <text:p>960737</text:p>
          </table:table-cell>
          <table:table-cell office:value-type="float" office:value="1650927" calcext:value-type="float">
            <text:p>1650927</text:p>
          </table:table-cell>
          <table:table-cell office:value-type="float" office:value="0.0103855145437139" calcext:value-type="float">
            <text:p>0.010385514543714</text:p>
          </table:table-cell>
          <table:table-cell office:value-type="float" office:value="3.72840270142587" calcext:value-type="float">
            <text:p>3.72840270142587</text:p>
          </table:table-cell>
          <table:table-cell office:value-type="float" office:value="0.984894154655236" calcext:value-type="float">
            <text:p>0.984894154655236</text:p>
          </table:table-cell>
          <table:table-cell office:value-type="float" office:value="0.990874289378439" calcext:value-type="float">
            <text:p>0.990874289378439</text:p>
          </table:table-cell>
          <table:table-cell office:value-type="float" office:value="0.699046933537356" calcext:value-type="float">
            <text:p>0.699046933537356</text:p>
          </table:table-cell>
          <table:table-cell office:value-type="float" office:value="0.53479141411679" calcext:value-type="float">
            <text:p>0.53479141411679</text:p>
          </table:table-cell>
          <table:table-cell office:value-type="float" office:value="0.572643944340222" calcext:value-type="float">
            <text:p>0.572643944340222</text:p>
          </table:table-cell>
          <table:table-cell office:value-type="float" office:value="0.984029291156446" calcext:value-type="float">
            <text:p>0.984029291156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190613292529" calcext:value-type="float">
            <text:p>-110.190613292529</text:p>
          </table:table-cell>
          <table:table-cell office:value-type="float" office:value="-143.041717176642" calcext:value-type="float">
            <text:p>-143.041717176642</text:p>
          </table:table-cell>
          <table:table-cell office:value-type="float" office:value="-135.471211131956" calcext:value-type="float">
            <text:p>-135.4712111319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4</text:p>
          </table:table-cell>
          <table:table-cell office:value-type="float" office:value="26.1256585182855" calcext:value-type="float">
            <text:p>26.1256585182855</text:p>
          </table:table-cell>
          <table:table-cell office:value-type="float" office:value="72.5575474568119" calcext:value-type="float">
            <text:p>72.5575474568119</text:p>
          </table:table-cell>
          <table:table-cell office:value-type="float" office:value="981.915503605369" calcext:value-type="float">
            <text:p>981.915503605369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253244" calcext:value-type="float">
            <text:p>6253244</text:p>
          </table:table-cell>
          <table:table-cell office:value-type="float" office:value="1652494" calcext:value-type="float">
            <text:p>1652494</text:p>
          </table:table-cell>
          <table:table-cell office:value-type="float" office:value="1663464" calcext:value-type="float">
            <text:p>1663464</text:p>
          </table:table-cell>
          <table:table-cell office:value-type="float" office:value="1176280" calcext:value-type="float">
            <text:p>1176280</text:p>
          </table:table-cell>
          <table:table-cell office:value-type="float" office:value="899997" calcext:value-type="float">
            <text:p>899997</text:p>
          </table:table-cell>
          <table:table-cell office:value-type="float" office:value="959365" calcext:value-type="float">
            <text:p>959365</text:p>
          </table:table-cell>
          <table:table-cell office:value-type="float" office:value="1651961" calcext:value-type="float">
            <text:p>1651961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72722431745819" calcext:value-type="float">
            <text:p>3.72722431745819</text:p>
          </table:table-cell>
          <table:table-cell office:value-type="float" office:value="0.984963296051418" calcext:value-type="float">
            <text:p>0.984963296051418</text:p>
          </table:table-cell>
          <table:table-cell office:value-type="float" office:value="0.991501926362744" calcext:value-type="float">
            <text:p>0.991501926362744</text:p>
          </table:table-cell>
          <table:table-cell office:value-type="float" office:value="0.701117599143696" calcext:value-type="float">
            <text:p>0.701117599143696</text:p>
          </table:table-cell>
          <table:table-cell office:value-type="float" office:value="0.536440078787813" calcext:value-type="float">
            <text:p>0.536440078787813</text:p>
          </table:table-cell>
          <table:table-cell office:value-type="float" office:value="0.571826168516418" calcext:value-type="float">
            <text:p>0.571826168516418</text:p>
          </table:table-cell>
          <table:table-cell office:value-type="float" office:value="0.984645603256893" calcext:value-type="float">
            <text:p>0.9846456032568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776480171261" calcext:value-type="float">
            <text:p>-109.776480171261</text:p>
          </table:table-cell>
          <table:table-cell office:value-type="float" office:value="-142.711984242437" calcext:value-type="float">
            <text:p>-142.711984242437</text:p>
          </table:table-cell>
          <table:table-cell office:value-type="float" office:value="-135.634766296717" calcext:value-type="float">
            <text:p>-135.6347662967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4</text:p>
          </table:table-cell>
          <table:table-cell office:value-type="float" office:value="26.1307125896274" calcext:value-type="float">
            <text:p>26.1307125896274</text:p>
          </table:table-cell>
          <table:table-cell office:value-type="float" office:value="72.557933856698" calcext:value-type="float">
            <text:p>72.557933856698</text:p>
          </table:table-cell>
          <table:table-cell office:value-type="float" office:value="981.896473021492" calcext:value-type="float">
            <text:p>981.896473021492</text:p>
          </table:table-cell>
          <table:table-cell office:value-type="float" office:value="-1" calcext:value-type="float">
            <text:p>-1</text:p>
          </table:table-cell>
          <table:table-cell office:value-type="float" office:value="17443" calcext:value-type="float">
            <text:p>17443</text:p>
          </table:table-cell>
          <table:table-cell office:value-type="float" office:value="6265278" calcext:value-type="float">
            <text:p>6265278</text:p>
          </table:table-cell>
          <table:table-cell office:value-type="float" office:value="1652083" calcext:value-type="float">
            <text:p>1652083</text:p>
          </table:table-cell>
          <table:table-cell office:value-type="float" office:value="1662483" calcext:value-type="float">
            <text:p>1662483</text:p>
          </table:table-cell>
          <table:table-cell office:value-type="float" office:value="1173304" calcext:value-type="float">
            <text:p>1173304</text:p>
          </table:table-cell>
          <table:table-cell office:value-type="float" office:value="899071" calcext:value-type="float">
            <text:p>899071</text:p>
          </table:table-cell>
          <table:table-cell office:value-type="float" office:value="961500" calcext:value-type="float">
            <text:p>961500</text:p>
          </table:table-cell>
          <table:table-cell office:value-type="float" office:value="1649892" calcext:value-type="float">
            <text:p>1649892</text:p>
          </table:table-cell>
          <table:table-cell office:value-type="float" office:value="0.0103968394275712" calcext:value-type="float">
            <text:p>0.010396839427571</text:p>
          </table:table-cell>
          <table:table-cell office:value-type="float" office:value="3.73439714126553" calcext:value-type="float">
            <text:p>3.73439714126553</text:p>
          </table:table-cell>
          <table:table-cell office:value-type="float" office:value="0.984718320932188" calcext:value-type="float">
            <text:p>0.984718320932188</text:p>
          </table:table-cell>
          <table:table-cell office:value-type="float" office:value="0.990917204727793" calcext:value-type="float">
            <text:p>0.990917204727793</text:p>
          </table:table-cell>
          <table:table-cell office:value-type="float" office:value="0.699343764703723" calcext:value-type="float">
            <text:p>0.699343764703723</text:p>
          </table:table-cell>
          <table:table-cell office:value-type="float" office:value="0.535888139711397" calcext:value-type="float">
            <text:p>0.535888139711397</text:p>
          </table:table-cell>
          <table:table-cell office:value-type="float" office:value="0.573098727834073" calcext:value-type="float">
            <text:p>0.573098727834073</text:p>
          </table:table-cell>
          <table:table-cell office:value-type="float" office:value="0.983412383009479" calcext:value-type="float">
            <text:p>0.983412383009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131247059255" calcext:value-type="float">
            <text:p>-110.131247059255</text:p>
          </table:table-cell>
          <table:table-cell office:value-type="float" office:value="-142.822372057721" calcext:value-type="float">
            <text:p>-142.822372057721</text:p>
          </table:table-cell>
          <table:table-cell office:value-type="float" office:value="-135.380254433185" calcext:value-type="float">
            <text:p>-135.3802544331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5</text:p>
          </table:table-cell>
          <table:table-cell office:value-type="float" office:value="26.1256585182855" calcext:value-type="float">
            <text:p>26.1256585182855</text:p>
          </table:table-cell>
          <table:table-cell office:value-type="float" office:value="72.5307389535331" calcext:value-type="float">
            <text:p>72.5307389535331</text:p>
          </table:table-cell>
          <table:table-cell office:value-type="float" office:value="981.887963665008" calcext:value-type="float">
            <text:p>981.887963665008</text:p>
          </table:table-cell>
          <table:table-cell office:value-type="float" office:value="-1" calcext:value-type="float">
            <text:p>-1</text:p>
          </table:table-cell>
          <table:table-cell office:value-type="float" office:value="17414" calcext:value-type="float">
            <text:p>17414</text:p>
          </table:table-cell>
          <table:table-cell office:value-type="float" office:value="6291270" calcext:value-type="float">
            <text:p>6291270</text:p>
          </table:table-cell>
          <table:table-cell office:value-type="float" office:value="1653007" calcext:value-type="float">
            <text:p>1653007</text:p>
          </table:table-cell>
          <table:table-cell office:value-type="float" office:value="1662955" calcext:value-type="float">
            <text:p>1662955</text:p>
          </table:table-cell>
          <table:table-cell office:value-type="float" office:value="1174137" calcext:value-type="float">
            <text:p>1174137</text:p>
          </table:table-cell>
          <table:table-cell office:value-type="float" office:value="900578" calcext:value-type="float">
            <text:p>900578</text:p>
          </table:table-cell>
          <table:table-cell office:value-type="float" office:value="963388" calcext:value-type="float">
            <text:p>963388</text:p>
          </table:table-cell>
          <table:table-cell office:value-type="float" office:value="1652417" calcext:value-type="float">
            <text:p>1652417</text:p>
          </table:table-cell>
          <table:table-cell office:value-type="float" office:value="0.0103795540785258" calcext:value-type="float">
            <text:p>0.010379554078526</text:p>
          </table:table-cell>
          <table:table-cell office:value-type="float" office:value="3.74988958238239" calcext:value-type="float">
            <text:p>3.74988958238239</text:p>
          </table:table-cell>
          <table:table-cell office:value-type="float" office:value="0.985269067915567" calcext:value-type="float">
            <text:p>0.985269067915567</text:p>
          </table:table-cell>
          <table:table-cell office:value-type="float" office:value="0.991198538684671" calcext:value-type="float">
            <text:p>0.991198538684671</text:p>
          </table:table-cell>
          <table:table-cell office:value-type="float" office:value="0.69984027145389" calcext:value-type="float">
            <text:p>0.69984027145389</text:p>
          </table:table-cell>
          <table:table-cell office:value-type="float" office:value="0.536786381815241" calcext:value-type="float">
            <text:p>0.536786381815241</text:p>
          </table:table-cell>
          <table:table-cell office:value-type="float" office:value="0.574224063661583" calcext:value-type="float">
            <text:p>0.574224063661583</text:p>
          </table:table-cell>
          <table:table-cell office:value-type="float" office:value="0.98491740046947" calcext:value-type="float">
            <text:p>0.98491740046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0.031945709222" calcext:value-type="float">
            <text:p>-110.031945709222</text:p>
          </table:table-cell>
          <table:table-cell office:value-type="float" office:value="-142.642723636952" calcext:value-type="float">
            <text:p>-142.642723636952</text:p>
          </table:table-cell>
          <table:table-cell office:value-type="float" office:value="-135.155187267683" calcext:value-type="float">
            <text:p>-135.1551872676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5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5357145013494" calcext:value-type="float">
            <text:p>72.5357145013494</text:p>
          </table:table-cell>
          <table:table-cell office:value-type="float" office:value="981.934533789248" calcext:value-type="float">
            <text:p>981.934533789248</text:p>
          </table:table-cell>
          <table:table-cell office:value-type="float" office:value="-1" calcext:value-type="float">
            <text:p>-1</text:p>
          </table:table-cell>
          <table:table-cell office:value-type="float" office:value="17420" calcext:value-type="float">
            <text:p>17420</text:p>
          </table:table-cell>
          <table:table-cell office:value-type="float" office:value="6467927" calcext:value-type="float">
            <text:p>6467927</text:p>
          </table:table-cell>
          <table:table-cell office:value-type="float" office:value="1652943" calcext:value-type="float">
            <text:p>1652943</text:p>
          </table:table-cell>
          <table:table-cell office:value-type="float" office:value="1663285" calcext:value-type="float">
            <text:p>1663285</text:p>
          </table:table-cell>
          <table:table-cell office:value-type="float" office:value="1179415" calcext:value-type="float">
            <text:p>1179415</text:p>
          </table:table-cell>
          <table:table-cell office:value-type="float" office:value="902272" calcext:value-type="float">
            <text:p>902272</text:p>
          </table:table-cell>
          <table:table-cell office:value-type="float" office:value="963091" calcext:value-type="float">
            <text:p>963091</text:p>
          </table:table-cell>
          <table:table-cell office:value-type="float" office:value="1653303" calcext:value-type="float">
            <text:p>1653303</text:p>
          </table:table-cell>
          <table:table-cell office:value-type="float" office:value="0.0103831303576386" calcext:value-type="float">
            <text:p>0.010383130357639</text:p>
          </table:table-cell>
          <table:table-cell office:value-type="float" office:value="3.85518537225549" calcext:value-type="float">
            <text:p>3.85518537225549</text:p>
          </table:table-cell>
          <table:table-cell office:value-type="float" office:value="0.985230920938363" calcext:value-type="float">
            <text:p>0.985230920938363</text:p>
          </table:table-cell>
          <table:table-cell office:value-type="float" office:value="0.991395234035878" calcext:value-type="float">
            <text:p>0.991395234035878</text:p>
          </table:table-cell>
          <table:table-cell office:value-type="float" office:value="0.702986204980159" calcext:value-type="float">
            <text:p>0.702986204980159</text:p>
          </table:table-cell>
          <table:table-cell office:value-type="float" office:value="0.537796084618102" calcext:value-type="float">
            <text:p>0.537796084618102</text:p>
          </table:table-cell>
          <table:table-cell office:value-type="float" office:value="0.574047037845497" calcext:value-type="float">
            <text:p>0.574047037845497</text:p>
          </table:table-cell>
          <table:table-cell office:value-type="float" office:value="0.985445497685134" calcext:value-type="float">
            <text:p>0.985445497685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9.402759003968" calcext:value-type="float">
            <text:p>-109.402759003968</text:p>
          </table:table-cell>
          <table:table-cell office:value-type="float" office:value="-142.44078307638" calcext:value-type="float">
            <text:p>-142.44078307638</text:p>
          </table:table-cell>
          <table:table-cell office:value-type="float" office:value="-135.190592430901" calcext:value-type="float">
            <text:p>-135.1905924309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6</text:p>
          </table:table-cell>
          <table:table-cell office:value-type="float" office:value="26.1256585182855" calcext:value-type="float">
            <text:p>26.1256585182855</text:p>
          </table:table-cell>
          <table:table-cell office:value-type="float" office:value="72.5039302357289" calcext:value-type="float">
            <text:p>72.5039302357289</text:p>
          </table:table-cell>
          <table:table-cell office:value-type="float" office:value="981.915503605369" calcext:value-type="float">
            <text:p>981.915503605369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599974" calcext:value-type="float">
            <text:p>6599974</text:p>
          </table:table-cell>
          <table:table-cell office:value-type="float" office:value="1652636" calcext:value-type="float">
            <text:p>1652636</text:p>
          </table:table-cell>
          <table:table-cell office:value-type="float" office:value="1663760" calcext:value-type="float">
            <text:p>1663760</text:p>
          </table:table-cell>
          <table:table-cell office:value-type="float" office:value="1187011" calcext:value-type="float">
            <text:p>1187011</text:p>
          </table:table-cell>
          <table:table-cell office:value-type="float" office:value="904589" calcext:value-type="float">
            <text:p>904589</text:p>
          </table:table-cell>
          <table:table-cell office:value-type="float" office:value="961734" calcext:value-type="float">
            <text:p>961734</text:p>
          </table:table-cell>
          <table:table-cell office:value-type="float" office:value="1652721" calcext:value-type="float">
            <text:p>1652721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3389152692455" calcext:value-type="float">
            <text:p>3.93389152692455</text:p>
          </table:table-cell>
          <table:table-cell office:value-type="float" office:value="0.985047934657089" calcext:value-type="float">
            <text:p>0.985047934657089</text:p>
          </table:table-cell>
          <table:table-cell office:value-type="float" office:value="0.991678356132311" calcext:value-type="float">
            <text:p>0.991678356132311</text:p>
          </table:table-cell>
          <table:table-cell office:value-type="float" office:value="0.707513774337026" calcext:value-type="float">
            <text:p>0.707513774337026</text:p>
          </table:table-cell>
          <table:table-cell office:value-type="float" office:value="0.53917712440218" calcext:value-type="float">
            <text:p>0.53917712440218</text:p>
          </table:table-cell>
          <table:table-cell office:value-type="float" office:value="0.573238202719474" calcext:value-type="float">
            <text:p>0.573238202719474</text:p>
          </table:table-cell>
          <table:table-cell office:value-type="float" office:value="0.985098598611188" calcext:value-type="float">
            <text:p>0.9850985986111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497245132595" calcext:value-type="float">
            <text:p>-108.497245132595</text:p>
          </table:table-cell>
          <table:table-cell office:value-type="float" office:value="-142.164575119564" calcext:value-type="float">
            <text:p>-142.164575119564</text:p>
          </table:table-cell>
          <table:table-cell office:value-type="float" office:value="-135.352359456105" calcext:value-type="float">
            <text:p>-135.3523594561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6</text:p>
          </table:table-cell>
          <table:table-cell office:value-type="float" office:value="26.1155503764749" calcext:value-type="float">
            <text:p>26.1155503764749</text:p>
          </table:table-cell>
          <table:table-cell office:value-type="float" office:value="72.4656268773522" calcext:value-type="float">
            <text:p>72.4656268773522</text:p>
          </table:table-cell>
          <table:table-cell office:value-type="float" office:value="981.926024047082" calcext:value-type="float">
            <text:p>981.926024047082</text:p>
          </table:table-cell>
          <table:table-cell office:value-type="float" office:value="-1" calcext:value-type="float">
            <text:p>-1</text:p>
          </table:table-cell>
          <table:table-cell office:value-type="float" office:value="17426" calcext:value-type="float">
            <text:p>17426</text:p>
          </table:table-cell>
          <table:table-cell office:value-type="float" office:value="6616723" calcext:value-type="float">
            <text:p>6616723</text:p>
          </table:table-cell>
          <table:table-cell office:value-type="float" office:value="1652841" calcext:value-type="float">
            <text:p>1652841</text:p>
          </table:table-cell>
          <table:table-cell office:value-type="float" office:value="1663541" calcext:value-type="float">
            <text:p>1663541</text:p>
          </table:table-cell>
          <table:table-cell office:value-type="float" office:value="1188166" calcext:value-type="float">
            <text:p>1188166</text:p>
          </table:table-cell>
          <table:table-cell office:value-type="float" office:value="906658" calcext:value-type="float">
            <text:p>906658</text:p>
          </table:table-cell>
          <table:table-cell office:value-type="float" office:value="961263" calcext:value-type="float">
            <text:p>961263</text:p>
          </table:table-cell>
          <table:table-cell office:value-type="float" office:value="1651660" calcext:value-type="float">
            <text:p>1651660</text:p>
          </table:table-cell>
          <table:table-cell office:value-type="float" office:value="0.0103867066367515" calcext:value-type="float">
            <text:p>0.010386706636752</text:p>
          </table:table-cell>
          <table:table-cell office:value-type="float" office:value="3.94387471006807" calcext:value-type="float">
            <text:p>3.94387471006807</text:p>
          </table:table-cell>
          <table:table-cell office:value-type="float" office:value="0.985170124193445" calcext:value-type="float">
            <text:p>0.985170124193445</text:p>
          </table:table-cell>
          <table:table-cell office:value-type="float" office:value="0.991547821944692" calcext:value-type="float">
            <text:p>0.991547821944692</text:p>
          </table:table-cell>
          <table:table-cell office:value-type="float" office:value="0.70820220806625" calcext:value-type="float">
            <text:p>0.70820220806625</text:p>
          </table:table-cell>
          <table:table-cell office:value-type="float" office:value="0.540410344649594" calcext:value-type="float">
            <text:p>0.540410344649594</text:p>
          </table:table-cell>
          <table:table-cell office:value-type="float" office:value="0.572957464809115" calcext:value-type="float">
            <text:p>0.572957464809115</text:p>
          </table:table-cell>
          <table:table-cell office:value-type="float" office:value="0.984466193254732" calcext:value-type="float">
            <text:p>0.9844661932547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35955838675" calcext:value-type="float">
            <text:p>-108.35955838675</text:p>
          </table:table-cell>
          <table:table-cell office:value-type="float" office:value="-141.917931070081" calcext:value-type="float">
            <text:p>-141.917931070081</text:p>
          </table:table-cell>
          <table:table-cell office:value-type="float" office:value="-135.408507038177" calcext:value-type="float">
            <text:p>-135.4085070381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6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4338415329323" calcext:value-type="float">
            <text:p>72.4338415329323</text:p>
          </table:table-cell>
          <table:table-cell office:value-type="float" office:value="981.934533789248" calcext:value-type="float">
            <text:p>981.934533789248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23165" calcext:value-type="float">
            <text:p>6623165</text:p>
          </table:table-cell>
          <table:table-cell office:value-type="float" office:value="1653297" calcext:value-type="float">
            <text:p>1653297</text:p>
          </table:table-cell>
          <table:table-cell office:value-type="float" office:value="1663519" calcext:value-type="float">
            <text:p>1663519</text:p>
          </table:table-cell>
          <table:table-cell office:value-type="float" office:value="1186788" calcext:value-type="float">
            <text:p>1186788</text:p>
          </table:table-cell>
          <table:table-cell office:value-type="float" office:value="906742" calcext:value-type="float">
            <text:p>906742</text:p>
          </table:table-cell>
          <table:table-cell office:value-type="float" office:value="962878" calcext:value-type="float">
            <text:p>962878</text:p>
          </table:table-cell>
          <table:table-cell office:value-type="float" office:value="1650268" calcext:value-type="float">
            <text:p>1650268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4771444174223" calcext:value-type="float">
            <text:p>3.94771444174223</text:p>
          </table:table-cell>
          <table:table-cell office:value-type="float" office:value="0.985441921406021" calcext:value-type="float">
            <text:p>0.985441921406021</text:p>
          </table:table-cell>
          <table:table-cell office:value-type="float" office:value="0.991534708921279" calcext:value-type="float">
            <text:p>0.991534708921279</text:p>
          </table:table-cell>
          <table:table-cell office:value-type="float" office:value="0.707380855963332" calcext:value-type="float">
            <text:p>0.707380855963332</text:p>
          </table:table-cell>
          <table:table-cell office:value-type="float" office:value="0.540460412557174" calcext:value-type="float">
            <text:p>0.540460412557174</text:p>
          </table:table-cell>
          <table:table-cell office:value-type="float" office:value="0.573920079936991" calcext:value-type="float">
            <text:p>0.573920079936991</text:p>
          </table:table-cell>
          <table:table-cell office:value-type="float" office:value="0.983636496500551" calcext:value-type="float">
            <text:p>0.9836364965005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523828807334" calcext:value-type="float">
            <text:p>-108.523828807334</text:p>
          </table:table-cell>
          <table:table-cell office:value-type="float" office:value="-141.907917488565" calcext:value-type="float">
            <text:p>-141.907917488565</text:p>
          </table:table-cell>
          <table:table-cell office:value-type="float" office:value="-135.215984012602" calcext:value-type="float">
            <text:p>-135.2159840126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7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4016704782913" calcext:value-type="float">
            <text:p>72.4016704782913</text:p>
          </table:table-cell>
          <table:table-cell office:value-type="float" office:value="981.962073544276" calcext:value-type="float">
            <text:p>981.962073544276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28877" calcext:value-type="float">
            <text:p>6628877</text:p>
          </table:table-cell>
          <table:table-cell office:value-type="float" office:value="1651638" calcext:value-type="float">
            <text:p>1651638</text:p>
          </table:table-cell>
          <table:table-cell office:value-type="float" office:value="1663297" calcext:value-type="float">
            <text:p>1663297</text:p>
          </table:table-cell>
          <table:table-cell office:value-type="float" office:value="1187725" calcext:value-type="float">
            <text:p>1187725</text:p>
          </table:table-cell>
          <table:table-cell office:value-type="float" office:value="907485" calcext:value-type="float">
            <text:p>907485</text:p>
          </table:table-cell>
          <table:table-cell office:value-type="float" office:value="964669" calcext:value-type="float">
            <text:p>964669</text:p>
          </table:table-cell>
          <table:table-cell office:value-type="float" office:value="1651917" calcext:value-type="float">
            <text:p>1651917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5111905945767" calcext:value-type="float">
            <text:p>3.95111905945767</text:p>
          </table:table-cell>
          <table:table-cell office:value-type="float" office:value="0.984453080231318" calcext:value-type="float">
            <text:p>0.984453080231318</text:p>
          </table:table-cell>
          <table:table-cell office:value-type="float" office:value="0.991402386594103" calcext:value-type="float">
            <text:p>0.991402386594103</text:p>
          </table:table-cell>
          <table:table-cell office:value-type="float" office:value="0.707939351551455" calcext:value-type="float">
            <text:p>0.707939351551455</text:p>
          </table:table-cell>
          <table:table-cell office:value-type="float" office:value="0.540903275120649" calcext:value-type="float">
            <text:p>0.540903275120649</text:p>
          </table:table-cell>
          <table:table-cell office:value-type="float" office:value="0.574987599252176" calcext:value-type="float">
            <text:p>0.574987599252176</text:p>
          </table:table-cell>
          <table:table-cell office:value-type="float" office:value="0.984619377210066" calcext:value-type="float">
            <text:p>0.9846193772100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412129689709" calcext:value-type="float">
            <text:p>-108.412129689709</text:p>
          </table:table-cell>
          <table:table-cell office:value-type="float" office:value="-141.81934497587" calcext:value-type="float">
            <text:p>-141.81934497587</text:p>
          </table:table-cell>
          <table:table-cell office:value-type="float" office:value="-135.002480149565" calcext:value-type="float">
            <text:p>-135.0024801495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7</text:p>
          </table:table-cell>
          <table:table-cell office:value-type="float" office:value="26.1307125896274" calcext:value-type="float">
            <text:p>26.1307125896274</text:p>
          </table:table-cell>
          <table:table-cell office:value-type="float" office:value="72.4131637740172" calcext:value-type="float">
            <text:p>72.4131637740172</text:p>
          </table:table-cell>
          <table:table-cell office:value-type="float" office:value="981.924013190834" calcext:value-type="float">
            <text:p>981.924013190834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32365" calcext:value-type="float">
            <text:p>6632365</text:p>
          </table:table-cell>
          <table:table-cell office:value-type="float" office:value="1653741" calcext:value-type="float">
            <text:p>1653741</text:p>
          </table:table-cell>
          <table:table-cell office:value-type="float" office:value="1663281" calcext:value-type="float">
            <text:p>1663281</text:p>
          </table:table-cell>
          <table:table-cell office:value-type="float" office:value="1190206" calcext:value-type="float">
            <text:p>1190206</text:p>
          </table:table-cell>
          <table:table-cell office:value-type="float" office:value="909724" calcext:value-type="float">
            <text:p>909724</text:p>
          </table:table-cell>
          <table:table-cell office:value-type="float" office:value="965355" calcext:value-type="float">
            <text:p>965355</text:p>
          </table:table-cell>
          <table:table-cell office:value-type="float" office:value="1652179" calcext:value-type="float">
            <text:p>165217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5319806971527" calcext:value-type="float">
            <text:p>3.95319806971527</text:p>
          </table:table-cell>
          <table:table-cell office:value-type="float" office:value="0.985706566060372" calcext:value-type="float">
            <text:p>0.985706566060372</text:p>
          </table:table-cell>
          <table:table-cell office:value-type="float" office:value="0.991392849849802" calcext:value-type="float">
            <text:p>0.991392849849802</text:p>
          </table:table-cell>
          <table:table-cell office:value-type="float" office:value="0.709418142964619" calcext:value-type="float">
            <text:p>0.709418142964619</text:p>
          </table:table-cell>
          <table:table-cell office:value-type="float" office:value="0.54223782327626" calcext:value-type="float">
            <text:p>0.54223782327626</text:p>
          </table:table-cell>
          <table:table-cell office:value-type="float" office:value="0.575396487164079" calcext:value-type="float">
            <text:p>0.575396487164079</text:p>
          </table:table-cell>
          <table:table-cell office:value-type="float" office:value="0.984775541397994" calcext:value-type="float">
            <text:p>0.9847755413979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116371407076" calcext:value-type="float">
            <text:p>-108.116371407076</text:p>
          </table:table-cell>
          <table:table-cell office:value-type="float" office:value="-141.552435344748" calcext:value-type="float">
            <text:p>-141.552435344748</text:p>
          </table:table-cell>
          <table:table-cell office:value-type="float" office:value="-134.920702567184" calcext:value-type="float">
            <text:p>-134.9207025671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8</text:p>
          </table:table-cell>
          <table:table-cell office:value-type="float" office:value="26.1307125896274" calcext:value-type="float">
            <text:p>26.1307125896274</text:p>
          </table:table-cell>
          <table:table-cell office:value-type="float" office:value="72.4078017989661" calcext:value-type="float">
            <text:p>72.4078017989661</text:p>
          </table:table-cell>
          <table:table-cell office:value-type="float" office:value="981.924013190834" calcext:value-type="float">
            <text:p>981.924013190834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32342" calcext:value-type="float">
            <text:p>6632342</text:p>
          </table:table-cell>
          <table:table-cell office:value-type="float" office:value="1652649" calcext:value-type="float">
            <text:p>1652649</text:p>
          </table:table-cell>
          <table:table-cell office:value-type="float" office:value="1662593" calcext:value-type="float">
            <text:p>1662593</text:p>
          </table:table-cell>
          <table:table-cell office:value-type="float" office:value="1194891" calcext:value-type="float">
            <text:p>1194891</text:p>
          </table:table-cell>
          <table:table-cell office:value-type="float" office:value="910497" calcext:value-type="float">
            <text:p>910497</text:p>
          </table:table-cell>
          <table:table-cell office:value-type="float" office:value="965744" calcext:value-type="float">
            <text:p>965744</text:p>
          </table:table-cell>
          <table:table-cell office:value-type="float" office:value="1653630" calcext:value-type="float">
            <text:p>1653630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5318436064534" calcext:value-type="float">
            <text:p>3.95318436064534</text:p>
          </table:table-cell>
          <table:table-cell office:value-type="float" office:value="0.985055683261833" calcext:value-type="float">
            <text:p>0.985055683261833</text:p>
          </table:table-cell>
          <table:table-cell office:value-type="float" office:value="0.990982769844862" calcext:value-type="float">
            <text:p>0.990982769844862</text:p>
          </table:table-cell>
          <table:table-cell office:value-type="float" office:value="0.712210620905235" calcext:value-type="float">
            <text:p>0.712210620905235</text:p>
          </table:table-cell>
          <table:table-cell office:value-type="float" office:value="0.542698567235299" calcext:value-type="float">
            <text:p>0.542698567235299</text:p>
          </table:table-cell>
          <table:table-cell office:value-type="float" office:value="0.575628349259895" calcext:value-type="float">
            <text:p>0.575628349259895</text:p>
          </table:table-cell>
          <table:table-cell office:value-type="float" office:value="0.985640404896784" calcext:value-type="float">
            <text:p>0.985640404896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557875818953" calcext:value-type="float">
            <text:p>-107.557875818953</text:p>
          </table:table-cell>
          <table:table-cell office:value-type="float" office:value="-141.46028655294" calcext:value-type="float">
            <text:p>-141.46028655294</text:p>
          </table:table-cell>
          <table:table-cell office:value-type="float" office:value="-134.874330148021" calcext:value-type="float">
            <text:p>-134.8743301480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8</text:p>
          </table:table-cell>
          <table:table-cell office:value-type="float" office:value="26.1256585182855" calcext:value-type="float">
            <text:p>26.1256585182855</text:p>
          </table:table-cell>
          <table:table-cell office:value-type="float" office:value="72.4288646846013" calcext:value-type="float">
            <text:p>72.4288646846013</text:p>
          </table:table-cell>
          <table:table-cell office:value-type="float" office:value="981.915503605369" calcext:value-type="float">
            <text:p>981.915503605369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34306" calcext:value-type="float">
            <text:p>6634306</text:p>
          </table:table-cell>
          <table:table-cell office:value-type="float" office:value="1651573" calcext:value-type="float">
            <text:p>1651573</text:p>
          </table:table-cell>
          <table:table-cell office:value-type="float" office:value="1662783" calcext:value-type="float">
            <text:p>1662783</text:p>
          </table:table-cell>
          <table:table-cell office:value-type="float" office:value="1203725" calcext:value-type="float">
            <text:p>1203725</text:p>
          </table:table-cell>
          <table:table-cell office:value-type="float" office:value="914090" calcext:value-type="float">
            <text:p>914090</text:p>
          </table:table-cell>
          <table:table-cell office:value-type="float" office:value="963356" calcext:value-type="float">
            <text:p>963356</text:p>
          </table:table-cell>
          <table:table-cell office:value-type="float" office:value="1652665" calcext:value-type="float">
            <text:p>1652665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5435499600828" calcext:value-type="float">
            <text:p>3.95435499600828</text:p>
          </table:table-cell>
          <table:table-cell office:value-type="float" office:value="0.984414337207596" calcext:value-type="float">
            <text:p>0.984414337207596</text:p>
          </table:table-cell>
          <table:table-cell office:value-type="float" office:value="0.991096018683436" calcext:value-type="float">
            <text:p>0.991096018683436</text:p>
          </table:table-cell>
          <table:table-cell office:value-type="float" office:value="0.717476095852387" calcext:value-type="float">
            <text:p>0.717476095852387</text:p>
          </table:table-cell>
          <table:table-cell office:value-type="float" office:value="0.544840162377377" calcext:value-type="float">
            <text:p>0.544840162377377</text:p>
          </table:table-cell>
          <table:table-cell office:value-type="float" office:value="0.574204990172981" calcext:value-type="float">
            <text:p>0.574204990172981</text:p>
          </table:table-cell>
          <table:table-cell office:value-type="float" office:value="0.985065220006134" calcext:value-type="float">
            <text:p>0.985065220006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504780829523" calcext:value-type="float">
            <text:p>-106.504780829523</text:p>
          </table:table-cell>
          <table:table-cell office:value-type="float" office:value="-141.031967524525" calcext:value-type="float">
            <text:p>-141.031967524525</text:p>
          </table:table-cell>
          <table:table-cell office:value-type="float" office:value="-135.159001965404" calcext:value-type="float">
            <text:p>-135.1590019654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9</text:p>
          </table:table-cell>
          <table:table-cell office:value-type="float" office:value="26.1206044472347" calcext:value-type="float">
            <text:p>26.1206044472347</text:p>
          </table:table-cell>
          <table:table-cell office:value-type="float" office:value="72.4231178823753" calcext:value-type="float">
            <text:p>72.4231178823753</text:p>
          </table:table-cell>
          <table:table-cell office:value-type="float" office:value="981.906994056043" calcext:value-type="float">
            <text:p>981.906994056043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36243" calcext:value-type="float">
            <text:p>6636243</text:p>
          </table:table-cell>
          <table:table-cell office:value-type="float" office:value="1653325" calcext:value-type="float">
            <text:p>1653325</text:p>
          </table:table-cell>
          <table:table-cell office:value-type="float" office:value="1664770" calcext:value-type="float">
            <text:p>1664770</text:p>
          </table:table-cell>
          <table:table-cell office:value-type="float" office:value="1203171" calcext:value-type="float">
            <text:p>1203171</text:p>
          </table:table-cell>
          <table:table-cell office:value-type="float" office:value="915790" calcext:value-type="float">
            <text:p>915790</text:p>
          </table:table-cell>
          <table:table-cell office:value-type="float" office:value="963109" calcext:value-type="float">
            <text:p>963109</text:p>
          </table:table-cell>
          <table:table-cell office:value-type="float" office:value="1651736" calcext:value-type="float">
            <text:p>1651736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5550953811521" calcext:value-type="float">
            <text:p>3.95550953811521</text:p>
          </table:table-cell>
          <table:table-cell office:value-type="float" office:value="0.985458610708548" calcext:value-type="float">
            <text:p>0.985458610708548</text:p>
          </table:table-cell>
          <table:table-cell office:value-type="float" office:value="0.992280363116308" calcext:value-type="float">
            <text:p>0.992280363116308</text:p>
          </table:table-cell>
          <table:table-cell office:value-type="float" office:value="0.717145886080967" calcext:value-type="float">
            <text:p>0.717145886080967</text:p>
          </table:table-cell>
          <table:table-cell office:value-type="float" office:value="0.545853441459351" calcext:value-type="float">
            <text:p>0.545853441459351</text:p>
          </table:table-cell>
          <table:table-cell office:value-type="float" office:value="0.574057766682835" calcext:value-type="float">
            <text:p>0.574057766682835</text:p>
          </table:table-cell>
          <table:table-cell office:value-type="float" office:value="0.984511492790162" calcext:value-type="float">
            <text:p>0.9845114927901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570822783807" calcext:value-type="float">
            <text:p>-106.570822783807</text:p>
          </table:table-cell>
          <table:table-cell office:value-type="float" office:value="-140.82931170813" calcext:value-type="float">
            <text:p>-140.82931170813</text:p>
          </table:table-cell>
          <table:table-cell office:value-type="float" office:value="-135.188446663433" calcext:value-type="float">
            <text:p>-135.1884466634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9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4189105742552" calcext:value-type="float">
            <text:p>72.4189105742552</text:p>
          </table:table-cell>
          <table:table-cell office:value-type="float" office:value="981.960063232583" calcext:value-type="float">
            <text:p>981.960063232583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35936" calcext:value-type="float">
            <text:p>6635936</text:p>
          </table:table-cell>
          <table:table-cell office:value-type="float" office:value="1653600" calcext:value-type="float">
            <text:p>1653600</text:p>
          </table:table-cell>
          <table:table-cell office:value-type="float" office:value="1662496" calcext:value-type="float">
            <text:p>1662496</text:p>
          </table:table-cell>
          <table:table-cell office:value-type="float" office:value="1201815" calcext:value-type="float">
            <text:p>1201815</text:p>
          </table:table-cell>
          <table:table-cell office:value-type="float" office:value="916701" calcext:value-type="float">
            <text:p>916701</text:p>
          </table:table-cell>
          <table:table-cell office:value-type="float" office:value="964623" calcext:value-type="float">
            <text:p>964623</text:p>
          </table:table-cell>
          <table:table-cell office:value-type="float" office:value="1650981" calcext:value-type="float">
            <text:p>1650981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5532655183393" calcext:value-type="float">
            <text:p>3.95532655183393</text:p>
          </table:table-cell>
          <table:table-cell office:value-type="float" office:value="0.98562252350122" calcext:value-type="float">
            <text:p>0.98562252350122</text:p>
          </table:table-cell>
          <table:table-cell office:value-type="float" office:value="0.990924953332538" calcext:value-type="float">
            <text:p>0.990924953332538</text:p>
          </table:table-cell>
          <table:table-cell office:value-type="float" office:value="0.716337647001463" calcext:value-type="float">
            <text:p>0.716337647001463</text:p>
          </table:table-cell>
          <table:table-cell office:value-type="float" office:value="0.546396439837985" calcext:value-type="float">
            <text:p>0.546396439837985</text:p>
          </table:table-cell>
          <table:table-cell office:value-type="float" office:value="0.574960181112311" calcext:value-type="float">
            <text:p>0.574960181112311</text:p>
          </table:table-cell>
          <table:table-cell office:value-type="float" office:value="0.984061477668461" calcext:value-type="float">
            <text:p>0.9840614776684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732470599707" calcext:value-type="float">
            <text:p>-106.732470599707</text:p>
          </table:table-cell>
          <table:table-cell office:value-type="float" office:value="-140.720712032403" calcext:value-type="float">
            <text:p>-140.720712032403</text:p>
          </table:table-cell>
          <table:table-cell office:value-type="float" office:value="-135.007963777538" calcext:value-type="float">
            <text:p>-135.0079637775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09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4349966017853" calcext:value-type="float">
            <text:p>72.4349966017853</text:p>
          </table:table-cell>
          <table:table-cell office:value-type="float" office:value="981.904982414111" calcext:value-type="float">
            <text:p>981.904982414111</text:p>
          </table:table-cell>
          <table:table-cell office:value-type="float" office:value="-1" calcext:value-type="float">
            <text:p>-1</text:p>
          </table:table-cell>
          <table:table-cell office:value-type="float" office:value="17422" calcext:value-type="float">
            <text:p>17422</text:p>
          </table:table-cell>
          <table:table-cell office:value-type="float" office:value="6636988" calcext:value-type="float">
            <text:p>6636988</text:p>
          </table:table-cell>
          <table:table-cell office:value-type="float" office:value="1653965" calcext:value-type="float">
            <text:p>1653965</text:p>
          </table:table-cell>
          <table:table-cell office:value-type="float" office:value="1664488" calcext:value-type="float">
            <text:p>1664488</text:p>
          </table:table-cell>
          <table:table-cell office:value-type="float" office:value="1202187" calcext:value-type="float">
            <text:p>1202187</text:p>
          </table:table-cell>
          <table:table-cell office:value-type="float" office:value="917086" calcext:value-type="float">
            <text:p>917086</text:p>
          </table:table-cell>
          <table:table-cell office:value-type="float" office:value="965677" calcext:value-type="float">
            <text:p>965677</text:p>
          </table:table-cell>
          <table:table-cell office:value-type="float" office:value="1650575" calcext:value-type="float">
            <text:p>1650575</text:p>
          </table:table-cell>
          <table:table-cell office:value-type="float" office:value="0.0103843224506763" calcext:value-type="float">
            <text:p>0.010384322450676</text:p>
          </table:table-cell>
          <table:table-cell office:value-type="float" office:value="3.95595359277172" calcext:value-type="float">
            <text:p>3.95595359277172</text:p>
          </table:table-cell>
          <table:table-cell office:value-type="float" office:value="0.985840080480585" calcext:value-type="float">
            <text:p>0.985840080480585</text:p>
          </table:table-cell>
          <table:table-cell office:value-type="float" office:value="0.992112277998004" calcext:value-type="float">
            <text:p>0.992112277998004</text:p>
          </table:table-cell>
          <table:table-cell office:value-type="float" office:value="0.71655937630646" calcext:value-type="float">
            <text:p>0.71655937630646</text:p>
          </table:table-cell>
          <table:table-cell office:value-type="float" office:value="0.546625917747726" calcext:value-type="float">
            <text:p>0.546625917747726</text:p>
          </table:table-cell>
          <table:table-cell office:value-type="float" office:value="0.575588414143135" calcext:value-type="float">
            <text:p>0.575588414143135</text:p>
          </table:table-cell>
          <table:table-cell office:value-type="float" office:value="0.983819482781825" calcext:value-type="float">
            <text:p>0.983819482781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688124738708" calcext:value-type="float">
            <text:p>-106.688124738708</text:p>
          </table:table-cell>
          <table:table-cell office:value-type="float" office:value="-140.674816450455" calcext:value-type="float">
            <text:p>-140.674816450455</text:p>
          </table:table-cell>
          <table:table-cell office:value-type="float" office:value="-134.882317171373" calcext:value-type="float">
            <text:p>-134.8823171713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0</text:p>
          </table:table-cell>
          <table:table-cell office:value-type="float" office:value="26.1307125896274" calcext:value-type="float">
            <text:p>26.1307125896274</text:p>
          </table:table-cell>
          <table:table-cell office:value-type="float" office:value="72.4238876983757" calcext:value-type="float">
            <text:p>72.4238876983757</text:p>
          </table:table-cell>
          <table:table-cell office:value-type="float" office:value="981.896473021492" calcext:value-type="float">
            <text:p>981.89647302149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37012" calcext:value-type="float">
            <text:p>6637012</text:p>
          </table:table-cell>
          <table:table-cell office:value-type="float" office:value="1654409" calcext:value-type="float">
            <text:p>1654409</text:p>
          </table:table-cell>
          <table:table-cell office:value-type="float" office:value="1663277" calcext:value-type="float">
            <text:p>1663277</text:p>
          </table:table-cell>
          <table:table-cell office:value-type="float" office:value="1203261" calcext:value-type="float">
            <text:p>1203261</text:p>
          </table:table-cell>
          <table:table-cell office:value-type="float" office:value="917467" calcext:value-type="float">
            <text:p>917467</text:p>
          </table:table-cell>
          <table:table-cell office:value-type="float" office:value="965858" calcext:value-type="float">
            <text:p>965858</text:p>
          </table:table-cell>
          <table:table-cell office:value-type="float" office:value="1651686" calcext:value-type="float">
            <text:p>1651686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5596789788817" calcext:value-type="float">
            <text:p>3.95596789788817</text:p>
          </table:table-cell>
          <table:table-cell office:value-type="float" office:value="0.986104725134936" calcext:value-type="float">
            <text:p>0.986104725134936</text:p>
          </table:table-cell>
          <table:table-cell office:value-type="float" office:value="0.991390465663727" calcext:value-type="float">
            <text:p>0.991390465663727</text:p>
          </table:table-cell>
          <table:table-cell office:value-type="float" office:value="0.71719953026766" calcext:value-type="float">
            <text:p>0.71719953026766</text:p>
          </table:table-cell>
          <table:table-cell office:value-type="float" office:value="0.546853011471392" calcext:value-type="float">
            <text:p>0.546853011471392</text:p>
          </table:table-cell>
          <table:table-cell office:value-type="float" office:value="0.575696298563039" calcext:value-type="float">
            <text:p>0.575696298563039</text:p>
          </table:table-cell>
          <table:table-cell office:value-type="float" office:value="0.984481690464221" calcext:value-type="float">
            <text:p>0.984481690464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560093946468" calcext:value-type="float">
            <text:p>-106.560093946468</text:p>
          </table:table-cell>
          <table:table-cell office:value-type="float" office:value="-140.629397705722" calcext:value-type="float">
            <text:p>-140.629397705722</text:p>
          </table:table-cell>
          <table:table-cell office:value-type="float" office:value="-134.860740287392" calcext:value-type="float">
            <text:p>-134.8607402873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0</text:p>
          </table:table-cell>
          <table:table-cell office:value-type="float" office:value="26.1256585182855" calcext:value-type="float">
            <text:p>26.1256585182855</text:p>
          </table:table-cell>
          <table:table-cell office:value-type="float" office:value="72.4503121565438" calcext:value-type="float">
            <text:p>72.4503121565438</text:p>
          </table:table-cell>
          <table:table-cell office:value-type="float" office:value="981.970583551563" calcext:value-type="float">
            <text:p>981.970583551563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37904" calcext:value-type="float">
            <text:p>6637904</text:p>
          </table:table-cell>
          <table:table-cell office:value-type="float" office:value="1653658" calcext:value-type="float">
            <text:p>1653658</text:p>
          </table:table-cell>
          <table:table-cell office:value-type="float" office:value="1663617" calcext:value-type="float">
            <text:p>1663617</text:p>
          </table:table-cell>
          <table:table-cell office:value-type="float" office:value="1203238" calcext:value-type="float">
            <text:p>1203238</text:p>
          </table:table-cell>
          <table:table-cell office:value-type="float" office:value="919471" calcext:value-type="float">
            <text:p>919471</text:p>
          </table:table-cell>
          <table:table-cell office:value-type="float" office:value="967366" calcext:value-type="float">
            <text:p>967366</text:p>
          </table:table-cell>
          <table:table-cell office:value-type="float" office:value="1653362" calcext:value-type="float">
            <text:p>1653362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5649957138295" calcext:value-type="float">
            <text:p>3.95649957138295</text:p>
          </table:table-cell>
          <table:table-cell office:value-type="float" office:value="0.985657094199311" calcext:value-type="float">
            <text:p>0.985657094199311</text:p>
          </table:table-cell>
          <table:table-cell office:value-type="float" office:value="0.991593121480122" calcext:value-type="float">
            <text:p>0.991593121480122</text:p>
          </table:table-cell>
          <table:table-cell office:value-type="float" office:value="0.717185821197727" calcext:value-type="float">
            <text:p>0.717185821197727</text:p>
          </table:table-cell>
          <table:table-cell office:value-type="float" office:value="0.548047488695084" calcext:value-type="float">
            <text:p>0.548047488695084</text:p>
          </table:table-cell>
          <table:table-cell office:value-type="float" office:value="0.576595136713402" calcext:value-type="float">
            <text:p>0.576595136713402</text:p>
          </table:table-cell>
          <table:table-cell office:value-type="float" office:value="0.985480664429744" calcext:value-type="float">
            <text:p>0.985480664429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562835760455" calcext:value-type="float">
            <text:p>-106.562835760455</text:p>
          </table:table-cell>
          <table:table-cell office:value-type="float" office:value="-140.390502260983" calcext:value-type="float">
            <text:p>-140.390502260983</text:p>
          </table:table-cell>
          <table:table-cell office:value-type="float" office:value="-134.68097265732" calcext:value-type="float">
            <text:p>-134.680972657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1</text:p>
          </table:table-cell>
          <table:table-cell office:value-type="float" office:value="26.1256585182855" calcext:value-type="float">
            <text:p>26.1256585182855</text:p>
          </table:table-cell>
          <table:table-cell office:value-type="float" office:value="72.4395884377346" calcext:value-type="float">
            <text:p>72.4395884377346</text:p>
          </table:table-cell>
          <table:table-cell office:value-type="float" office:value="981.86042374647" calcext:value-type="float">
            <text:p>981.86042374647</text:p>
          </table:table-cell>
          <table:table-cell office:value-type="float" office:value="-1" calcext:value-type="float">
            <text:p>-1</text:p>
          </table:table-cell>
          <table:table-cell office:value-type="float" office:value="171246" calcext:value-type="float">
            <text:p>171246</text:p>
          </table:table-cell>
          <table:table-cell office:value-type="float" office:value="6636193" calcext:value-type="float">
            <text:p>6636193</text:p>
          </table:table-cell>
          <table:table-cell office:value-type="float" office:value="1653534" calcext:value-type="float">
            <text:p>1653534</text:p>
          </table:table-cell>
          <table:table-cell office:value-type="float" office:value="1664070" calcext:value-type="float">
            <text:p>1664070</text:p>
          </table:table-cell>
          <table:table-cell office:value-type="float" office:value="1208392" calcext:value-type="float">
            <text:p>1208392</text:p>
          </table:table-cell>
          <table:table-cell office:value-type="float" office:value="920300" calcext:value-type="float">
            <text:p>920300</text:p>
          </table:table-cell>
          <table:table-cell office:value-type="float" office:value="966008" calcext:value-type="float">
            <text:p>966008</text:p>
          </table:table-cell>
          <table:table-cell office:value-type="float" office:value="1652369" calcext:value-type="float">
            <text:p>1652369</text:p>
          </table:table-cell>
          <table:table-cell office:value-type="float" office:value="0.102070582159827" calcext:value-type="float">
            <text:p>0.102070582159827</text:p>
          </table:table-cell>
          <table:table-cell office:value-type="float" office:value="3.95547973578927" calcext:value-type="float">
            <text:p>3.95547973578927</text:p>
          </table:table-cell>
          <table:table-cell office:value-type="float" office:value="0.985583184430979" calcext:value-type="float">
            <text:p>0.985583184430979</text:p>
          </table:table-cell>
          <table:table-cell office:value-type="float" office:value="0.991863130553142" calcext:value-type="float">
            <text:p>0.991863130553142</text:p>
          </table:table-cell>
          <table:table-cell office:value-type="float" office:value="0.720257844955664" calcext:value-type="float">
            <text:p>0.720257844955664</text:p>
          </table:table-cell>
          <table:table-cell office:value-type="float" office:value="0.548541611259176" calcext:value-type="float">
            <text:p>0.548541611259176</text:p>
          </table:table-cell>
          <table:table-cell office:value-type="float" office:value="0.57578570554086" calcext:value-type="float">
            <text:p>0.57578570554086</text:p>
          </table:table-cell>
          <table:table-cell office:value-type="float" office:value="0.984888790236567" calcext:value-type="float">
            <text:p>0.984888790236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948431008867" calcext:value-type="float">
            <text:p>-105.948431008867</text:p>
          </table:table-cell>
          <table:table-cell office:value-type="float" office:value="-140.291677748165" calcext:value-type="float">
            <text:p>-140.291677748165</text:p>
          </table:table-cell>
          <table:table-cell office:value-type="float" office:value="-134.842858891828" calcext:value-type="float">
            <text:p>-134.8428588918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1</text:p>
          </table:table-cell>
          <table:table-cell office:value-type="float" office:value="26.1256585182855" calcext:value-type="float">
            <text:p>26.1256585182855</text:p>
          </table:table-cell>
          <table:table-cell office:value-type="float" office:value="72.4556740030769" calcext:value-type="float">
            <text:p>72.4556740030769</text:p>
          </table:table-cell>
          <table:table-cell office:value-type="float" office:value="981.998123557396" calcext:value-type="float">
            <text:p>981.998123557396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38140" calcext:value-type="float">
            <text:p>6638140</text:p>
          </table:table-cell>
          <table:table-cell office:value-type="float" office:value="1652452" calcext:value-type="float">
            <text:p>1652452</text:p>
          </table:table-cell>
          <table:table-cell office:value-type="float" office:value="1664722" calcext:value-type="float">
            <text:p>1664722</text:p>
          </table:table-cell>
          <table:table-cell office:value-type="float" office:value="1209527" calcext:value-type="float">
            <text:p>1209527</text:p>
          </table:table-cell>
          <table:table-cell office:value-type="float" office:value="923454" calcext:value-type="float">
            <text:p>923454</text:p>
          </table:table-cell>
          <table:table-cell office:value-type="float" office:value="963759" calcext:value-type="float">
            <text:p>963759</text:p>
          </table:table-cell>
          <table:table-cell office:value-type="float" office:value="1652453" calcext:value-type="float">
            <text:p>1652453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5664023836139" calcext:value-type="float">
            <text:p>3.95664023836139</text:p>
          </table:table-cell>
          <table:table-cell office:value-type="float" office:value="0.984938262097628" calcext:value-type="float">
            <text:p>0.984938262097628</text:p>
          </table:table-cell>
          <table:table-cell office:value-type="float" office:value="0.992251752883405" calcext:value-type="float">
            <text:p>0.992251752883405</text:p>
          </table:table-cell>
          <table:table-cell office:value-type="float" office:value="0.720934357754512" calcext:value-type="float">
            <text:p>0.720934357754512</text:p>
          </table:table-cell>
          <table:table-cell office:value-type="float" office:value="0.550421541979497" calcext:value-type="float">
            <text:p>0.550421541979497</text:p>
          </table:table-cell>
          <table:table-cell office:value-type="float" office:value="0.574445196920061" calcext:value-type="float">
            <text:p>0.574445196920061</text:p>
          </table:table-cell>
          <table:table-cell office:value-type="float" office:value="0.984938858144147" calcext:value-type="float">
            <text:p>0.984938858144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813128449098" calcext:value-type="float">
            <text:p>-105.813128449098</text:p>
          </table:table-cell>
          <table:table-cell office:value-type="float" office:value="-139.915691604101" calcext:value-type="float">
            <text:p>-139.915691604101</text:p>
          </table:table-cell>
          <table:table-cell office:value-type="float" office:value="-135.110960615988" calcext:value-type="float">
            <text:p>-135.1109606159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2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4457205772318" calcext:value-type="float">
            <text:p>72.4457205772318</text:p>
          </table:table-cell>
          <table:table-cell office:value-type="float" office:value="981.904982414111" calcext:value-type="float">
            <text:p>981.904982414111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37288" calcext:value-type="float">
            <text:p>6637288</text:p>
          </table:table-cell>
          <table:table-cell office:value-type="float" office:value="1653559" calcext:value-type="float">
            <text:p>1653559</text:p>
          </table:table-cell>
          <table:table-cell office:value-type="float" office:value="1664425" calcext:value-type="float">
            <text:p>1664425</text:p>
          </table:table-cell>
          <table:table-cell office:value-type="float" office:value="1207001" calcext:value-type="float">
            <text:p>1207001</text:p>
          </table:table-cell>
          <table:table-cell office:value-type="float" office:value="922695" calcext:value-type="float">
            <text:p>922695</text:p>
          </table:table-cell>
          <table:table-cell office:value-type="float" office:value="964738" calcext:value-type="float">
            <text:p>964738</text:p>
          </table:table-cell>
          <table:table-cell office:value-type="float" office:value="1651765" calcext:value-type="float">
            <text:p>1651765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5613240672736" calcext:value-type="float">
            <text:p>3.95613240672736</text:p>
          </table:table-cell>
          <table:table-cell office:value-type="float" office:value="0.985598085593949" calcext:value-type="float">
            <text:p>0.985598085593949</text:p>
          </table:table-cell>
          <table:table-cell office:value-type="float" office:value="0.992074727067319" calcext:value-type="float">
            <text:p>0.992074727067319</text:p>
          </table:table-cell>
          <table:table-cell office:value-type="float" office:value="0.719428744248002" calcext:value-type="float">
            <text:p>0.719428744248002</text:p>
          </table:table-cell>
          <table:table-cell office:value-type="float" office:value="0.549969142671721" calcext:value-type="float">
            <text:p>0.549969142671721</text:p>
          </table:table-cell>
          <table:table-cell office:value-type="float" office:value="0.575028726461974" calcext:value-type="float">
            <text:p>0.575028726461974</text:p>
          </table:table-cell>
          <table:table-cell office:value-type="float" office:value="0.984528778139207" calcext:value-type="float">
            <text:p>0.9845287781392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1142511504" calcext:value-type="float">
            <text:p>-106.1142511504</text:p>
          </table:table-cell>
          <table:table-cell office:value-type="float" office:value="-140.006171465656" calcext:value-type="float">
            <text:p>-140.006171465656</text:p>
          </table:table-cell>
          <table:table-cell office:value-type="float" office:value="-134.994254707605" calcext:value-type="float">
            <text:p>-134.9942547076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2</text:p>
          </table:table-cell>
          <table:table-cell office:value-type="float" office:value="26.1256585182855" calcext:value-type="float">
            <text:p>26.1256585182855</text:p>
          </table:table-cell>
          <table:table-cell office:value-type="float" office:value="72.4771213033991" calcext:value-type="float">
            <text:p>72.4771213033991</text:p>
          </table:table-cell>
          <table:table-cell office:value-type="float" office:value="981.943043567554" calcext:value-type="float">
            <text:p>981.943043567554</text:p>
          </table:table-cell>
          <table:table-cell office:value-type="float" office:value="-1" calcext:value-type="float">
            <text:p>-1</text:p>
          </table:table-cell>
          <table:table-cell office:value-type="float" office:value="17425" calcext:value-type="float">
            <text:p>17425</text:p>
          </table:table-cell>
          <table:table-cell office:value-type="float" office:value="6636965" calcext:value-type="float">
            <text:p>6636965</text:p>
          </table:table-cell>
          <table:table-cell office:value-type="float" office:value="1654177" calcext:value-type="float">
            <text:p>1654177</text:p>
          </table:table-cell>
          <table:table-cell office:value-type="float" office:value="1663720" calcext:value-type="float">
            <text:p>1663720</text:p>
          </table:table-cell>
          <table:table-cell office:value-type="float" office:value="1207062" calcext:value-type="float">
            <text:p>1207062</text:p>
          </table:table-cell>
          <table:table-cell office:value-type="float" office:value="922580" calcext:value-type="float">
            <text:p>922580</text:p>
          </table:table-cell>
          <table:table-cell office:value-type="float" office:value="965460" calcext:value-type="float">
            <text:p>965460</text:p>
          </table:table-cell>
          <table:table-cell office:value-type="float" office:value="1651934" calcext:value-type="float">
            <text:p>1651934</text:p>
          </table:table-cell>
          <table:table-cell office:value-type="float" office:value="0.0103861105902327" calcext:value-type="float">
            <text:p>0.010386110590233</text:p>
          </table:table-cell>
          <table:table-cell office:value-type="float" office:value="3.95593988370179" calcext:value-type="float">
            <text:p>3.95593988370179</text:p>
          </table:table-cell>
          <table:table-cell office:value-type="float" office:value="0.985966442342572" calcext:value-type="float">
            <text:p>0.985966442342572</text:p>
          </table:table-cell>
          <table:table-cell office:value-type="float" office:value="0.991654514271559" calcext:value-type="float">
            <text:p>0.991654514271559</text:p>
          </table:table-cell>
          <table:table-cell office:value-type="float" office:value="0.719465103085649" calcext:value-type="float">
            <text:p>0.719465103085649</text:p>
          </table:table-cell>
          <table:table-cell office:value-type="float" office:value="0.549900597322058" calcext:value-type="float">
            <text:p>0.549900597322058</text:p>
          </table:table-cell>
          <table:table-cell office:value-type="float" office:value="0.575459072048553" calcext:value-type="float">
            <text:p>0.575459072048553</text:p>
          </table:table-cell>
          <table:table-cell office:value-type="float" office:value="0.984629510000886" calcext:value-type="float">
            <text:p>0.9846295100008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10697938287" calcext:value-type="float">
            <text:p>-106.10697938287</text:p>
          </table:table-cell>
          <table:table-cell office:value-type="float" office:value="-140.019880535588" calcext:value-type="float">
            <text:p>-140.019880535588</text:p>
          </table:table-cell>
          <table:table-cell office:value-type="float" office:value="-134.908185590289" calcext:value-type="float">
            <text:p>-134.9081855902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3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4725303656732" calcext:value-type="float">
            <text:p>72.4725303656732</text:p>
          </table:table-cell>
          <table:table-cell office:value-type="float" office:value="981.877442037612" calcext:value-type="float">
            <text:p>981.877442037612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38413" calcext:value-type="float">
            <text:p>6638413</text:p>
          </table:table-cell>
          <table:table-cell office:value-type="float" office:value="1654876" calcext:value-type="float">
            <text:p>1654876</text:p>
          </table:table-cell>
          <table:table-cell office:value-type="float" office:value="1664658" calcext:value-type="float">
            <text:p>1664658</text:p>
          </table:table-cell>
          <table:table-cell office:value-type="float" office:value="1205873" calcext:value-type="float">
            <text:p>1205873</text:p>
          </table:table-cell>
          <table:table-cell office:value-type="float" office:value="923352" calcext:value-type="float">
            <text:p>923352</text:p>
          </table:table-cell>
          <table:table-cell office:value-type="float" office:value="965514" calcext:value-type="float">
            <text:p>965514</text:p>
          </table:table-cell>
          <table:table-cell office:value-type="float" office:value="1652679" calcext:value-type="float">
            <text:p>1652679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5680295906102" calcext:value-type="float">
            <text:p>3.95680295906102</text:p>
          </table:table-cell>
          <table:table-cell office:value-type="float" office:value="0.986383078859219" calcext:value-type="float">
            <text:p>0.986383078859219</text:p>
          </table:table-cell>
          <table:table-cell office:value-type="float" office:value="0.992213605906201" calcext:value-type="float">
            <text:p>0.992213605906201</text:p>
          </table:table-cell>
          <table:table-cell office:value-type="float" office:value="0.718756403774786" calcext:value-type="float">
            <text:p>0.718756403774786</text:p>
          </table:table-cell>
          <table:table-cell office:value-type="float" office:value="0.550360745234578" calcext:value-type="float">
            <text:p>0.550360745234578</text:p>
          </table:table-cell>
          <table:table-cell office:value-type="float" office:value="0.575491258560569" calcext:value-type="float">
            <text:p>0.575491258560569</text:p>
          </table:table-cell>
          <table:table-cell office:value-type="float" office:value="0.985073564657398" calcext:value-type="float">
            <text:p>0.9850735646573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248719245043" calcext:value-type="float">
            <text:p>-106.248719245043</text:p>
          </table:table-cell>
          <table:table-cell office:value-type="float" office:value="-139.927850953084" calcext:value-type="float">
            <text:p>-139.927850953084</text:p>
          </table:table-cell>
          <table:table-cell office:value-type="float" office:value="-134.901748287886" calcext:value-type="float">
            <text:p>-134.9017482878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3</text:p>
          </table:table-cell>
          <table:table-cell office:value-type="float" office:value="26.1307125896274" calcext:value-type="float">
            <text:p>26.1307125896274</text:p>
          </table:table-cell>
          <table:table-cell office:value-type="float" office:value="72.4399735205545" calcext:value-type="float">
            <text:p>72.4399735205545</text:p>
          </table:table-cell>
          <table:table-cell office:value-type="float" office:value="981.924013190834" calcext:value-type="float">
            <text:p>981.924013190834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38388" calcext:value-type="float">
            <text:p>6638388</text:p>
          </table:table-cell>
          <table:table-cell office:value-type="float" office:value="1653845" calcext:value-type="float">
            <text:p>1653845</text:p>
          </table:table-cell>
          <table:table-cell office:value-type="float" office:value="1664018" calcext:value-type="float">
            <text:p>1664018</text:p>
          </table:table-cell>
          <table:table-cell office:value-type="float" office:value="1207543" calcext:value-type="float">
            <text:p>1207543</text:p>
          </table:table-cell>
          <table:table-cell office:value-type="float" office:value="924133" calcext:value-type="float">
            <text:p>924133</text:p>
          </table:table-cell>
          <table:table-cell office:value-type="float" office:value="966546" calcext:value-type="float">
            <text:p>966546</text:p>
          </table:table-cell>
          <table:table-cell office:value-type="float" office:value="1654338" calcext:value-type="float">
            <text:p>1654338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5678805789805" calcext:value-type="float">
            <text:p>3.95678805789805</text:p>
          </table:table-cell>
          <table:table-cell office:value-type="float" office:value="0.985768554898328" calcext:value-type="float">
            <text:p>0.985768554898328</text:p>
          </table:table-cell>
          <table:table-cell office:value-type="float" office:value="0.991832136134164" calcext:value-type="float">
            <text:p>0.991832136134164</text:p>
          </table:table-cell>
          <table:table-cell office:value-type="float" office:value="0.719751801461196" calcext:value-type="float">
            <text:p>0.719751801461196</text:p>
          </table:table-cell>
          <table:table-cell office:value-type="float" office:value="0.550826257565767" calcext:value-type="float">
            <text:p>0.550826257565767</text:p>
          </table:table-cell>
          <table:table-cell office:value-type="float" office:value="0.576106378567979" calcext:value-type="float">
            <text:p>0.576106378567979</text:p>
          </table:table-cell>
          <table:table-cell office:value-type="float" office:value="0.9860624058321" calcext:value-type="float">
            <text:p>0.98606240583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049639707761" calcext:value-type="float">
            <text:p>-106.049639707761</text:p>
          </table:table-cell>
          <table:table-cell office:value-type="float" office:value="-139.834748486846" calcext:value-type="float">
            <text:p>-139.834748486846</text:p>
          </table:table-cell>
          <table:table-cell office:value-type="float" office:value="-134.778724286404" calcext:value-type="float">
            <text:p>-134.7787242864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3</text:p>
          </table:table-cell>
          <table:table-cell office:value-type="float" office:value="26.1307125896274" calcext:value-type="float">
            <text:p>26.1307125896274</text:p>
          </table:table-cell>
          <table:table-cell office:value-type="float" office:value="72.4292496476832" calcext:value-type="float">
            <text:p>72.4292496476832</text:p>
          </table:table-cell>
          <table:table-cell office:value-type="float" office:value="981.896473021492" calcext:value-type="float">
            <text:p>981.896473021492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38770" calcext:value-type="float">
            <text:p>6638770</text:p>
          </table:table-cell>
          <table:table-cell office:value-type="float" office:value="1652983" calcext:value-type="float">
            <text:p>1652983</text:p>
          </table:table-cell>
          <table:table-cell office:value-type="float" office:value="1663973" calcext:value-type="float">
            <text:p>1663973</text:p>
          </table:table-cell>
          <table:table-cell office:value-type="float" office:value="1211749" calcext:value-type="float">
            <text:p>1211749</text:p>
          </table:table-cell>
          <table:table-cell office:value-type="float" office:value="925504" calcext:value-type="float">
            <text:p>925504</text:p>
          </table:table-cell>
          <table:table-cell office:value-type="float" office:value="965522" calcext:value-type="float">
            <text:p>965522</text:p>
          </table:table-cell>
          <table:table-cell office:value-type="float" office:value="1655116" calcext:value-type="float">
            <text:p>1655116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5701574766824" calcext:value-type="float">
            <text:p>3.95701574766824</text:p>
          </table:table-cell>
          <table:table-cell office:value-type="float" office:value="0.985254762799116" calcext:value-type="float">
            <text:p>0.985254762799116</text:p>
          </table:table-cell>
          <table:table-cell office:value-type="float" office:value="0.991805314040818" calcext:value-type="float">
            <text:p>0.991805314040818</text:p>
          </table:table-cell>
          <table:table-cell office:value-type="float" office:value="0.722258773119303" calcext:value-type="float">
            <text:p>0.722258773119303</text:p>
          </table:table-cell>
          <table:table-cell office:value-type="float" office:value="0.551643437343053" calcext:value-type="float">
            <text:p>0.551643437343053</text:p>
          </table:table-cell>
          <table:table-cell office:value-type="float" office:value="0.57549602693272" calcext:value-type="float">
            <text:p>0.57549602693272</text:p>
          </table:table-cell>
          <table:table-cell office:value-type="float" office:value="0.986526130023733" calcext:value-type="float">
            <text:p>0.9865261300237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548245376139" calcext:value-type="float">
            <text:p>-105.548245376139</text:p>
          </table:table-cell>
          <table:table-cell office:value-type="float" office:value="-139.671312531389" calcext:value-type="float">
            <text:p>-139.671312531389</text:p>
          </table:table-cell>
          <table:table-cell office:value-type="float" office:value="-134.900794613456" calcext:value-type="float">
            <text:p>-134.9007946134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4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4403585937993" calcext:value-type="float">
            <text:p>72.4403585937993</text:p>
          </table:table-cell>
          <table:table-cell office:value-type="float" office:value="981.877442037612" calcext:value-type="float">
            <text:p>981.877442037612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22700" calcext:value-type="float">
            <text:p>6622700</text:p>
          </table:table-cell>
          <table:table-cell office:value-type="float" office:value="1653546" calcext:value-type="float">
            <text:p>1653546</text:p>
          </table:table-cell>
          <table:table-cell office:value-type="float" office:value="1665256" calcext:value-type="float">
            <text:p>1665256</text:p>
          </table:table-cell>
          <table:table-cell office:value-type="float" office:value="1218996" calcext:value-type="float">
            <text:p>1218996</text:p>
          </table:table-cell>
          <table:table-cell office:value-type="float" office:value="928062" calcext:value-type="float">
            <text:p>928062</text:p>
          </table:table-cell>
          <table:table-cell office:value-type="float" office:value="963137" calcext:value-type="float">
            <text:p>963137</text:p>
          </table:table-cell>
          <table:table-cell office:value-type="float" office:value="1654954" calcext:value-type="float">
            <text:p>1654954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4743728011099" calcext:value-type="float">
            <text:p>3.94743728011099</text:p>
          </table:table-cell>
          <table:table-cell office:value-type="float" office:value="0.985590336989204" calcext:value-type="float">
            <text:p>0.985590336989204</text:p>
          </table:table-cell>
          <table:table-cell office:value-type="float" office:value="0.992570041724448" calcext:value-type="float">
            <text:p>0.992570041724448</text:p>
          </table:table-cell>
          <table:table-cell office:value-type="float" office:value="0.726578322241106" calcext:value-type="float">
            <text:p>0.726578322241106</text:p>
          </table:table-cell>
          <table:table-cell office:value-type="float" office:value="0.553168124338165" calcext:value-type="float">
            <text:p>0.553168124338165</text:p>
          </table:table-cell>
          <table:table-cell office:value-type="float" office:value="0.574074455985362" calcext:value-type="float">
            <text:p>0.574074455985362</text:p>
          </table:table-cell>
          <table:table-cell office:value-type="float" office:value="0.986429570487686" calcext:value-type="float">
            <text:p>0.9864295704876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684335551779" calcext:value-type="float">
            <text:p>-104.684335551779</text:p>
          </table:table-cell>
          <table:table-cell office:value-type="float" office:value="-139.366375132367" calcext:value-type="float">
            <text:p>-139.366375132367</text:p>
          </table:table-cell>
          <table:table-cell office:value-type="float" office:value="-135.185108802928" calcext:value-type="float">
            <text:p>-135.1851088029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4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4081865129947" calcext:value-type="float">
            <text:p>72.4081865129947</text:p>
          </table:table-cell>
          <table:table-cell office:value-type="float" office:value="981.960063232583" calcext:value-type="float">
            <text:p>981.960063232583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39157" calcext:value-type="float">
            <text:p>6639157</text:p>
          </table:table-cell>
          <table:table-cell office:value-type="float" office:value="1653539" calcext:value-type="float">
            <text:p>1653539</text:p>
          </table:table-cell>
          <table:table-cell office:value-type="float" office:value="1664630" calcext:value-type="float">
            <text:p>1664630</text:p>
          </table:table-cell>
          <table:table-cell office:value-type="float" office:value="1219256" calcext:value-type="float">
            <text:p>1219256</text:p>
          </table:table-cell>
          <table:table-cell office:value-type="float" office:value="929678" calcext:value-type="float">
            <text:p>929678</text:p>
          </table:table-cell>
          <table:table-cell office:value-type="float" office:value="962702" calcext:value-type="float">
            <text:p>962702</text:p>
          </table:table-cell>
          <table:table-cell office:value-type="float" office:value="1652952" calcext:value-type="float">
            <text:p>1652952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5724641767102" calcext:value-type="float">
            <text:p>3.95724641767102</text:p>
          </table:table-cell>
          <table:table-cell office:value-type="float" office:value="0.985586164663573" calcext:value-type="float">
            <text:p>0.985586164663573</text:p>
          </table:table-cell>
          <table:table-cell office:value-type="float" office:value="0.992196916603674" calcext:value-type="float">
            <text:p>0.992196916603674</text:p>
          </table:table-cell>
          <table:table-cell office:value-type="float" office:value="0.726733294335996" calcext:value-type="float">
            <text:p>0.726733294335996</text:p>
          </table:table-cell>
          <table:table-cell office:value-type="float" office:value="0.554131335512559" calcext:value-type="float">
            <text:p>0.554131335512559</text:p>
          </table:table-cell>
          <table:table-cell office:value-type="float" office:value="0.57381517574968" calcext:value-type="float">
            <text:p>0.57381517574968</text:p>
          </table:table-cell>
          <table:table-cell office:value-type="float" office:value="0.985236285357032" calcext:value-type="float">
            <text:p>0.985236285357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653341132801" calcext:value-type="float">
            <text:p>-104.653341132801</text:p>
          </table:table-cell>
          <table:table-cell office:value-type="float" office:value="-139.173732897488" calcext:value-type="float">
            <text:p>-139.173732897488</text:p>
          </table:table-cell>
          <table:table-cell office:value-type="float" office:value="-135.236964850064" calcext:value-type="float">
            <text:p>-135.2369648500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5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3599278125429" calcext:value-type="float">
            <text:p>72.3599278125429</text:p>
          </table:table-cell>
          <table:table-cell office:value-type="float" office:value="981.960063232583" calcext:value-type="float">
            <text:p>981.960063232583</text:p>
          </table:table-cell>
          <table:table-cell office:value-type="float" office:value="-1" calcext:value-type="float">
            <text:p>-1</text:p>
          </table:table-cell>
          <table:table-cell office:value-type="float" office:value="17462" calcext:value-type="float">
            <text:p>17462</text:p>
          </table:table-cell>
          <table:table-cell office:value-type="float" office:value="6640948" calcext:value-type="float">
            <text:p>6640948</text:p>
          </table:table-cell>
          <table:table-cell office:value-type="float" office:value="1654358" calcext:value-type="float">
            <text:p>1654358</text:p>
          </table:table-cell>
          <table:table-cell office:value-type="float" office:value="1663240" calcext:value-type="float">
            <text:p>1663240</text:p>
          </table:table-cell>
          <table:table-cell office:value-type="float" office:value="1210060" calcext:value-type="float">
            <text:p>1210060</text:p>
          </table:table-cell>
          <table:table-cell office:value-type="float" office:value="926957" calcext:value-type="float">
            <text:p>926957</text:p>
          </table:table-cell>
          <table:table-cell office:value-type="float" office:value="965019" calcext:value-type="float">
            <text:p>965019</text:p>
          </table:table-cell>
          <table:table-cell office:value-type="float" office:value="1653547" calcext:value-type="float">
            <text:p>1653547</text:p>
          </table:table-cell>
          <table:table-cell office:value-type="float" office:value="0.0104081643114286" calcext:value-type="float">
            <text:p>0.010408164311429</text:p>
          </table:table-cell>
          <table:table-cell office:value-type="float" office:value="3.9583139369862" calcext:value-type="float">
            <text:p>3.9583139369862</text:p>
          </table:table-cell>
          <table:table-cell office:value-type="float" office:value="0.986074326762477" calcext:value-type="float">
            <text:p>0.986074326762477</text:p>
          </table:table-cell>
          <table:table-cell office:value-type="float" office:value="0.991368411942531" calcext:value-type="float">
            <text:p>0.991368411942531</text:p>
          </table:table-cell>
          <table:table-cell office:value-type="float" office:value="0.721252050549036" calcext:value-type="float">
            <text:p>0.721252050549036</text:p>
          </table:table-cell>
          <table:table-cell office:value-type="float" office:value="0.552509492934882" calcext:value-type="float">
            <text:p>0.552509492934882</text:p>
          </table:table-cell>
          <table:table-cell office:value-type="float" office:value="0.575196215533759" calcext:value-type="float">
            <text:p>0.575196215533759</text:p>
          </table:table-cell>
          <table:table-cell office:value-type="float" office:value="0.985590933035723" calcext:value-type="float">
            <text:p>0.9855909330357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749589890193" calcext:value-type="float">
            <text:p>-105.749589890193</text:p>
          </table:table-cell>
          <table:table-cell office:value-type="float" office:value="-139.498101413024" calcext:value-type="float">
            <text:p>-139.498101413024</text:p>
          </table:table-cell>
          <table:table-cell office:value-type="float" office:value="-134.960756893248" calcext:value-type="float">
            <text:p>-134.9607568932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5</text:p>
          </table:table-cell>
          <table:table-cell office:value-type="float" office:value="26.1307125896274" calcext:value-type="float">
            <text:p>26.1307125896274</text:p>
          </table:table-cell>
          <table:table-cell office:value-type="float" office:value="72.2951983406326" calcext:value-type="float">
            <text:p>72.2951983406326</text:p>
          </table:table-cell>
          <table:table-cell office:value-type="float" office:value="981.924013190834" calcext:value-type="float">
            <text:p>981.924013190834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29554" calcext:value-type="float">
            <text:p>6629554</text:p>
          </table:table-cell>
          <table:table-cell office:value-type="float" office:value="1652008" calcext:value-type="float">
            <text:p>1652008</text:p>
          </table:table-cell>
          <table:table-cell office:value-type="float" office:value="1663473" calcext:value-type="float">
            <text:p>1663473</text:p>
          </table:table-cell>
          <table:table-cell office:value-type="float" office:value="1209077" calcext:value-type="float">
            <text:p>1209077</text:p>
          </table:table-cell>
          <table:table-cell office:value-type="float" office:value="927715" calcext:value-type="float">
            <text:p>927715</text:p>
          </table:table-cell>
          <table:table-cell office:value-type="float" office:value="965931" calcext:value-type="float">
            <text:p>965931</text:p>
          </table:table-cell>
          <table:table-cell office:value-type="float" office:value="1654928" calcext:value-type="float">
            <text:p>1654928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515225829509" calcext:value-type="float">
            <text:p>3.9515225829509</text:p>
          </table:table-cell>
          <table:table-cell office:value-type="float" office:value="0.984673617443277" calcext:value-type="float">
            <text:p>0.984673617443277</text:p>
          </table:table-cell>
          <table:table-cell office:value-type="float" office:value="0.991507290781413" calcext:value-type="float">
            <text:p>0.991507290781413</text:p>
          </table:table-cell>
          <table:table-cell office:value-type="float" office:value="0.720666136821048" calcext:value-type="float">
            <text:p>0.720666136821048</text:p>
          </table:table-cell>
          <table:table-cell office:value-type="float" office:value="0.552961296196138" calcext:value-type="float">
            <text:p>0.552961296196138</text:p>
          </table:table-cell>
          <table:table-cell office:value-type="float" office:value="0.575739809958912" calcext:value-type="float">
            <text:p>0.575739809958912</text:p>
          </table:table-cell>
          <table:table-cell office:value-type="float" office:value="0.986414073278197" calcext:value-type="float">
            <text:p>0.986414073278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86677263579" calcext:value-type="float">
            <text:p>-105.86677263579</text:p>
          </table:table-cell>
          <table:table-cell office:value-type="float" office:value="-139.407740760772" calcext:value-type="float">
            <text:p>-139.407740760772</text:p>
          </table:table-cell>
          <table:table-cell office:value-type="float" office:value="-134.852038008218" calcext:value-type="float">
            <text:p>-134.8520380082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6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2902195736378" calcext:value-type="float">
            <text:p>72.2902195736378</text:p>
          </table:table-cell>
          <table:table-cell office:value-type="float" office:value="981.932522812435" calcext:value-type="float">
            <text:p>981.932522812435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22877" calcext:value-type="float">
            <text:p>6622877</text:p>
          </table:table-cell>
          <table:table-cell office:value-type="float" office:value="1651007" calcext:value-type="float">
            <text:p>1651007</text:p>
          </table:table-cell>
          <table:table-cell office:value-type="float" office:value="1663316" calcext:value-type="float">
            <text:p>1663316</text:p>
          </table:table-cell>
          <table:table-cell office:value-type="float" office:value="1213883" calcext:value-type="float">
            <text:p>1213883</text:p>
          </table:table-cell>
          <table:table-cell office:value-type="float" office:value="928497" calcext:value-type="float">
            <text:p>928497</text:p>
          </table:table-cell>
          <table:table-cell office:value-type="float" office:value="963087" calcext:value-type="float">
            <text:p>963087</text:p>
          </table:table-cell>
          <table:table-cell office:value-type="float" office:value="1657081" calcext:value-type="float">
            <text:p>1657081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4754278034482" calcext:value-type="float">
            <text:p>3.94754278034482</text:p>
          </table:table-cell>
          <table:table-cell office:value-type="float" office:value="0.98407697487795" calcext:value-type="float">
            <text:p>0.98407697487795</text:p>
          </table:table-cell>
          <table:table-cell office:value-type="float" office:value="0.99141371147796" calcext:value-type="float">
            <text:p>0.99141371147796</text:p>
          </table:table-cell>
          <table:table-cell office:value-type="float" office:value="0.72353073639044" calcext:value-type="float">
            <text:p>0.72353073639044</text:p>
          </table:table-cell>
          <table:table-cell office:value-type="float" office:value="0.553427404573846" calcext:value-type="float">
            <text:p>0.553427404573846</text:p>
          </table:table-cell>
          <table:table-cell office:value-type="float" office:value="0.574044653659422" calcext:value-type="float">
            <text:p>0.574044653659422</text:p>
          </table:table-cell>
          <table:table-cell office:value-type="float" office:value="0.987697361433191" calcext:value-type="float">
            <text:p>0.9876973614331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293852721912" calcext:value-type="float">
            <text:p>-105.293852721912</text:p>
          </table:table-cell>
          <table:table-cell office:value-type="float" office:value="-139.314519085231" calcext:value-type="float">
            <text:p>-139.314519085231</text:p>
          </table:table-cell>
          <table:table-cell office:value-type="float" office:value="-135.191069268116" calcext:value-type="float">
            <text:p>-135.1910692681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6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2526837673751" calcext:value-type="float">
            <text:p>72.2526837673751</text:p>
          </table:table-cell>
          <table:table-cell office:value-type="float" office:value="981.932522812435" calcext:value-type="float">
            <text:p>981.932522812435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37867" calcext:value-type="float">
            <text:p>6637867</text:p>
          </table:table-cell>
          <table:table-cell office:value-type="float" office:value="1651954" calcext:value-type="float">
            <text:p>1651954</text:p>
          </table:table-cell>
          <table:table-cell office:value-type="float" office:value="1663461" calcext:value-type="float">
            <text:p>1663461</text:p>
          </table:table-cell>
          <table:table-cell office:value-type="float" office:value="1213327" calcext:value-type="float">
            <text:p>1213327</text:p>
          </table:table-cell>
          <table:table-cell office:value-type="float" office:value="929300" calcext:value-type="float">
            <text:p>929300</text:p>
          </table:table-cell>
          <table:table-cell office:value-type="float" office:value="961073" calcext:value-type="float">
            <text:p>961073</text:p>
          </table:table-cell>
          <table:table-cell office:value-type="float" office:value="1656135" calcext:value-type="float">
            <text:p>1656135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5647751766175" calcext:value-type="float">
            <text:p>3.95647751766175</text:p>
          </table:table-cell>
          <table:table-cell office:value-type="float" office:value="0.984641430931262" calcext:value-type="float">
            <text:p>0.984641430931262</text:p>
          </table:table-cell>
          <table:table-cell office:value-type="float" office:value="0.991500138223188" calcext:value-type="float">
            <text:p>0.991500138223188</text:p>
          </table:table-cell>
          <table:table-cell office:value-type="float" office:value="0.723199334525983" calcext:value-type="float">
            <text:p>0.723199334525983</text:p>
          </table:table-cell>
          <table:table-cell office:value-type="float" office:value="0.553906029928449" calcext:value-type="float">
            <text:p>0.553906029928449</text:p>
          </table:table-cell>
          <table:table-cell office:value-type="float" office:value="0.572844215970542" calcext:value-type="float">
            <text:p>0.572844215970542</text:p>
          </table:table-cell>
          <table:table-cell office:value-type="float" office:value="0.987133501426399" calcext:value-type="float">
            <text:p>0.9871335014263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360133094803" calcext:value-type="float">
            <text:p>-105.360133094803</text:p>
          </table:table-cell>
          <table:table-cell office:value-type="float" office:value="-139.21879401431" calcext:value-type="float">
            <text:p>-139.21879401431</text:p>
          </table:table-cell>
          <table:table-cell office:value-type="float" office:value="-135.431156805892" calcext:value-type="float">
            <text:p>-135.4311568058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6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285240668738" calcext:value-type="float">
            <text:p>72.285240668738</text:p>
          </table:table-cell>
          <table:table-cell office:value-type="float" office:value="981.913491842864" calcext:value-type="float">
            <text:p>981.913491842864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17557" calcext:value-type="float">
            <text:p>6617557</text:p>
          </table:table-cell>
          <table:table-cell office:value-type="float" office:value="1652461" calcext:value-type="float">
            <text:p>1652461</text:p>
          </table:table-cell>
          <table:table-cell office:value-type="float" office:value="1663351" calcext:value-type="float">
            <text:p>1663351</text:p>
          </table:table-cell>
          <table:table-cell office:value-type="float" office:value="1208314" calcext:value-type="float">
            <text:p>1208314</text:p>
          </table:table-cell>
          <table:table-cell office:value-type="float" office:value="929374" calcext:value-type="float">
            <text:p>929374</text:p>
          </table:table-cell>
          <table:table-cell office:value-type="float" office:value="961151" calcext:value-type="float">
            <text:p>961151</text:p>
          </table:table-cell>
          <table:table-cell office:value-type="float" office:value="1655110" calcext:value-type="float">
            <text:p>1655110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4437181286476" calcext:value-type="float">
            <text:p>3.94437181286476</text:p>
          </table:table-cell>
          <table:table-cell office:value-type="float" office:value="0.984943626516298" calcext:value-type="float">
            <text:p>0.984943626516298</text:p>
          </table:table-cell>
          <table:table-cell office:value-type="float" office:value="0.991434573106119" calcext:value-type="float">
            <text:p>0.991434573106119</text:p>
          </table:table-cell>
          <table:table-cell office:value-type="float" office:value="0.720211353327197" calcext:value-type="float">
            <text:p>0.720211353327197</text:p>
          </table:table-cell>
          <table:table-cell office:value-type="float" office:value="0.553950137370841" calcext:value-type="float">
            <text:p>0.553950137370841</text:p>
          </table:table-cell>
          <table:table-cell office:value-type="float" office:value="0.572890707599009" calcext:value-type="float">
            <text:p>0.572890707599009</text:p>
          </table:table-cell>
          <table:table-cell office:value-type="float" office:value="0.98652255374462" calcext:value-type="float">
            <text:p>0.986522553744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957729334561" calcext:value-type="float">
            <text:p>-105.957729334561</text:p>
          </table:table-cell>
          <table:table-cell office:value-type="float" office:value="-139.209972525832" calcext:value-type="float">
            <text:p>-139.209972525832</text:p>
          </table:table-cell>
          <table:table-cell office:value-type="float" office:value="-135.421858480198" calcext:value-type="float">
            <text:p>-135.4218584801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7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3009440124802" calcext:value-type="float">
            <text:p>72.3009440124802</text:p>
          </table:table-cell>
          <table:table-cell office:value-type="float" office:value="981.960063232583" calcext:value-type="float">
            <text:p>981.960063232583</text:p>
          </table:table-cell>
          <table:table-cell office:value-type="float" office:value="-1" calcext:value-type="float">
            <text:p>-1</text:p>
          </table:table-cell>
          <table:table-cell office:value-type="float" office:value="17402" calcext:value-type="float">
            <text:p>17402</text:p>
          </table:table-cell>
          <table:table-cell office:value-type="float" office:value="6632097" calcext:value-type="float">
            <text:p>6632097</text:p>
          </table:table-cell>
          <table:table-cell office:value-type="float" office:value="1652612" calcext:value-type="float">
            <text:p>1652612</text:p>
          </table:table-cell>
          <table:table-cell office:value-type="float" office:value="1663347" calcext:value-type="float">
            <text:p>1663347</text:p>
          </table:table-cell>
          <table:table-cell office:value-type="float" office:value="1205953" calcext:value-type="float">
            <text:p>1205953</text:p>
          </table:table-cell>
          <table:table-cell office:value-type="float" office:value="928629" calcext:value-type="float">
            <text:p>928629</text:p>
          </table:table-cell>
          <table:table-cell office:value-type="float" office:value="961623" calcext:value-type="float">
            <text:p>961623</text:p>
          </table:table-cell>
          <table:table-cell office:value-type="float" office:value="1654680" calcext:value-type="float">
            <text:p>1654680</text:p>
          </table:table-cell>
          <table:table-cell office:value-type="float" office:value="0.0103724015203001" calcext:value-type="float">
            <text:p>0.0103724015203</text:p>
          </table:table-cell>
          <table:table-cell office:value-type="float" office:value="3.95303832924823" calcext:value-type="float">
            <text:p>3.95303832924823</text:p>
          </table:table-cell>
          <table:table-cell office:value-type="float" office:value="0.985033629540638" calcext:value-type="float">
            <text:p>0.985033629540638</text:p>
          </table:table-cell>
          <table:table-cell office:value-type="float" office:value="0.991432188920044" calcext:value-type="float">
            <text:p>0.991432188920044</text:p>
          </table:table-cell>
          <table:table-cell office:value-type="float" office:value="0.718804087496291" calcext:value-type="float">
            <text:p>0.718804087496291</text:p>
          </table:table-cell>
          <table:table-cell office:value-type="float" office:value="0.553506082714329" calcext:value-type="float">
            <text:p>0.553506082714329</text:p>
          </table:table-cell>
          <table:table-cell office:value-type="float" office:value="0.573172041555886" calcext:value-type="float">
            <text:p>0.573172041555886</text:p>
          </table:table-cell>
          <table:table-cell office:value-type="float" office:value="0.986266253741533" calcext:value-type="float">
            <text:p>0.9862662537415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239182500742" calcext:value-type="float">
            <text:p>-106.239182500742</text:p>
          </table:table-cell>
          <table:table-cell office:value-type="float" office:value="-139.298783457134" calcext:value-type="float">
            <text:p>-139.298783457134</text:p>
          </table:table-cell>
          <table:table-cell office:value-type="float" office:value="-135.365591688823" calcext:value-type="float">
            <text:p>-135.3655916888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7</text:p>
          </table:table-cell>
          <table:table-cell office:value-type="float" office:value="26.1307125896274" calcext:value-type="float">
            <text:p>26.1307125896274</text:p>
          </table:table-cell>
          <table:table-cell office:value-type="float" office:value="72.3488195070439" calcext:value-type="float">
            <text:p>72.3488195070439</text:p>
          </table:table-cell>
          <table:table-cell office:value-type="float" office:value="981.896473021492" calcext:value-type="float">
            <text:p>981.896473021492</text:p>
          </table:table-cell>
          <table:table-cell office:value-type="float" office:value="-1" calcext:value-type="float">
            <text:p>-1</text:p>
          </table:table-cell>
          <table:table-cell office:value-type="float" office:value="17436" calcext:value-type="float">
            <text:p>17436</text:p>
          </table:table-cell>
          <table:table-cell office:value-type="float" office:value="6634844" calcext:value-type="float">
            <text:p>6634844</text:p>
          </table:table-cell>
          <table:table-cell office:value-type="float" office:value="1652779" calcext:value-type="float">
            <text:p>1652779</text:p>
          </table:table-cell>
          <table:table-cell office:value-type="float" office:value="1662736" calcext:value-type="float">
            <text:p>1662736</text:p>
          </table:table-cell>
          <table:table-cell office:value-type="float" office:value="1203604" calcext:value-type="float">
            <text:p>1203604</text:p>
          </table:table-cell>
          <table:table-cell office:value-type="float" office:value="927684" calcext:value-type="float">
            <text:p>927684</text:p>
          </table:table-cell>
          <table:table-cell office:value-type="float" office:value="962395" calcext:value-type="float">
            <text:p>962395</text:p>
          </table:table-cell>
          <table:table-cell office:value-type="float" office:value="1653808" calcext:value-type="float">
            <text:p>1653808</text:p>
          </table:table-cell>
          <table:table-cell office:value-type="float" office:value="0.0103926671019396" calcext:value-type="float">
            <text:p>0.01039266710194</text:p>
          </table:table-cell>
          <table:table-cell office:value-type="float" office:value="3.9546756690354" calcext:value-type="float">
            <text:p>3.9546756690354</text:p>
          </table:table-cell>
          <table:table-cell office:value-type="float" office:value="0.985133169309279" calcext:value-type="float">
            <text:p>0.985133169309279</text:p>
          </table:table-cell>
          <table:table-cell office:value-type="float" office:value="0.991068004497052" calcext:value-type="float">
            <text:p>0.991068004497052</text:p>
          </table:table-cell>
          <table:table-cell office:value-type="float" office:value="0.717403974223611" calcext:value-type="float">
            <text:p>0.717403974223611</text:p>
          </table:table-cell>
          <table:table-cell office:value-type="float" office:value="0.552942818754055" calcext:value-type="float">
            <text:p>0.552942818754055</text:p>
          </table:table-cell>
          <table:table-cell office:value-type="float" office:value="0.573632189468406" calcext:value-type="float">
            <text:p>0.573632189468406</text:p>
          </table:table-cell>
          <table:table-cell office:value-type="float" office:value="0.985746501177132" calcext:value-type="float">
            <text:p>0.985746501177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519205155278" calcext:value-type="float">
            <text:p>-106.519205155278</text:p>
          </table:table-cell>
          <table:table-cell office:value-type="float" office:value="-139.411436249189" calcext:value-type="float">
            <text:p>-139.411436249189</text:p>
          </table:table-cell>
          <table:table-cell office:value-type="float" office:value="-135.273562106319" calcext:value-type="float">
            <text:p>-135.2735621063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8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3706520282687" calcext:value-type="float">
            <text:p>72.3706520282687</text:p>
          </table:table-cell>
          <table:table-cell office:value-type="float" office:value="981.987603674556" calcext:value-type="float">
            <text:p>981.987603674556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37604" calcext:value-type="float">
            <text:p>6637604</text:p>
          </table:table-cell>
          <table:table-cell office:value-type="float" office:value="1653196" calcext:value-type="float">
            <text:p>1653196</text:p>
          </table:table-cell>
          <table:table-cell office:value-type="float" office:value="1662828" calcext:value-type="float">
            <text:p>1662828</text:p>
          </table:table-cell>
          <table:table-cell office:value-type="float" office:value="1203146" calcext:value-type="float">
            <text:p>1203146</text:p>
          </table:table-cell>
          <table:table-cell office:value-type="float" office:value="927585" calcext:value-type="float">
            <text:p>927585</text:p>
          </table:table-cell>
          <table:table-cell office:value-type="float" office:value="962314" calcext:value-type="float">
            <text:p>962314</text:p>
          </table:table-cell>
          <table:table-cell office:value-type="float" office:value="1654382" calcext:value-type="float">
            <text:p>1654382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5632075742731" calcext:value-type="float">
            <text:p>3.95632075742731</text:p>
          </table:table-cell>
          <table:table-cell office:value-type="float" office:value="0.985381720707622" calcext:value-type="float">
            <text:p>0.985381720707622</text:p>
          </table:table-cell>
          <table:table-cell office:value-type="float" office:value="0.991122840776782" calcext:value-type="float">
            <text:p>0.991122840776782</text:p>
          </table:table-cell>
          <table:table-cell office:value-type="float" office:value="0.717130984917997" calcext:value-type="float">
            <text:p>0.717130984917997</text:p>
          </table:table-cell>
          <table:table-cell office:value-type="float" office:value="0.552883810148693" calcext:value-type="float">
            <text:p>0.552883810148693</text:p>
          </table:table-cell>
          <table:table-cell office:value-type="float" office:value="0.573583909700383" calcext:value-type="float">
            <text:p>0.573583909700383</text:p>
          </table:table-cell>
          <table:table-cell office:value-type="float" office:value="0.986088631878928" calcext:value-type="float">
            <text:p>0.9860886318789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573803016401" calcext:value-type="float">
            <text:p>-106.573803016401</text:p>
          </table:table-cell>
          <table:table-cell office:value-type="float" office:value="-139.423237970261" calcext:value-type="float">
            <text:p>-139.423237970261</text:p>
          </table:table-cell>
          <table:table-cell office:value-type="float" office:value="-135.283218059923" calcext:value-type="float">
            <text:p>-135.2832180599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8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3921003567434" calcext:value-type="float">
            <text:p>72.3921003567434</text:p>
          </table:table-cell>
          <table:table-cell office:value-type="float" office:value="981.987603674556" calcext:value-type="float">
            <text:p>981.987603674556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39003" calcext:value-type="float">
            <text:p>6639003</text:p>
          </table:table-cell>
          <table:table-cell office:value-type="float" office:value="1653295" calcext:value-type="float">
            <text:p>1653295</text:p>
          </table:table-cell>
          <table:table-cell office:value-type="float" office:value="1662113" calcext:value-type="float">
            <text:p>1662113</text:p>
          </table:table-cell>
          <table:table-cell office:value-type="float" office:value="1202029" calcext:value-type="float">
            <text:p>1202029</text:p>
          </table:table-cell>
          <table:table-cell office:value-type="float" office:value="928223" calcext:value-type="float">
            <text:p>928223</text:p>
          </table:table-cell>
          <table:table-cell office:value-type="float" office:value="964191" calcext:value-type="float">
            <text:p>964191</text:p>
          </table:table-cell>
          <table:table-cell office:value-type="float" office:value="1654315" calcext:value-type="float">
            <text:p>1654315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5715462650712" calcext:value-type="float">
            <text:p>3.95715462650712</text:p>
          </table:table-cell>
          <table:table-cell office:value-type="float" office:value="0.985440729312984" calcext:value-type="float">
            <text:p>0.985440729312984</text:p>
          </table:table-cell>
          <table:table-cell office:value-type="float" office:value="0.990696667515834" calcext:value-type="float">
            <text:p>0.990696667515834</text:p>
          </table:table-cell>
          <table:table-cell office:value-type="float" office:value="0.716465200956488" calcext:value-type="float">
            <text:p>0.716465200956488</text:p>
          </table:table-cell>
          <table:table-cell office:value-type="float" office:value="0.553264087827693" calcext:value-type="float">
            <text:p>0.553264087827693</text:p>
          </table:table-cell>
          <table:table-cell office:value-type="float" office:value="0.574702689016186" calcext:value-type="float">
            <text:p>0.574702689016186</text:p>
          </table:table-cell>
          <table:table-cell office:value-type="float" office:value="0.986048696762168" calcext:value-type="float">
            <text:p>0.986048696762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706959808702" calcext:value-type="float">
            <text:p>-106.706959808702</text:p>
          </table:table-cell>
          <table:table-cell office:value-type="float" office:value="-139.347182434461" calcext:value-type="float">
            <text:p>-139.347182434461</text:p>
          </table:table-cell>
          <table:table-cell office:value-type="float" office:value="-135.059462196763" calcext:value-type="float">
            <text:p>-135.0594621967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9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4081865129947" calcext:value-type="float">
            <text:p>72.4081865129947</text:p>
          </table:table-cell>
          <table:table-cell office:value-type="float" office:value="981.932522812435" calcext:value-type="float">
            <text:p>981.932522812435</text:p>
          </table:table-cell>
          <table:table-cell office:value-type="float" office:value="-1" calcext:value-type="float">
            <text:p>-1</text:p>
          </table:table-cell>
          <table:table-cell office:value-type="float" office:value="17426" calcext:value-type="float">
            <text:p>17426</text:p>
          </table:table-cell>
          <table:table-cell office:value-type="float" office:value="6640219" calcext:value-type="float">
            <text:p>6640219</text:p>
          </table:table-cell>
          <table:table-cell office:value-type="float" office:value="1652688" calcext:value-type="float">
            <text:p>1652688</text:p>
          </table:table-cell>
          <table:table-cell office:value-type="float" office:value="1663480" calcext:value-type="float">
            <text:p>1663480</text:p>
          </table:table-cell>
          <table:table-cell office:value-type="float" office:value="1209272" calcext:value-type="float">
            <text:p>1209272</text:p>
          </table:table-cell>
          <table:table-cell office:value-type="float" office:value="929761" calcext:value-type="float">
            <text:p>929761</text:p>
          </table:table-cell>
          <table:table-cell office:value-type="float" office:value="961660" calcext:value-type="float">
            <text:p>961660</text:p>
          </table:table-cell>
          <table:table-cell office:value-type="float" office:value="1656134" calcext:value-type="float">
            <text:p>1656134</text:p>
          </table:table-cell>
          <table:table-cell office:value-type="float" office:value="0.0103867066367515" calcext:value-type="float">
            <text:p>0.010386706636752</text:p>
          </table:table-cell>
          <table:table-cell office:value-type="float" office:value="3.95787941907399" calcext:value-type="float">
            <text:p>3.95787941907399</text:p>
          </table:table-cell>
          <table:table-cell office:value-type="float" office:value="0.985078929076067" calcext:value-type="float">
            <text:p>0.985078929076067</text:p>
          </table:table-cell>
          <table:table-cell office:value-type="float" office:value="0.991511463107045" calcext:value-type="float">
            <text:p>0.991511463107045</text:p>
          </table:table-cell>
          <table:table-cell office:value-type="float" office:value="0.720782365892215" calcext:value-type="float">
            <text:p>0.720782365892215</text:p>
          </table:table-cell>
          <table:table-cell office:value-type="float" office:value="0.55418080737362" calcext:value-type="float">
            <text:p>0.55418080737362</text:p>
          </table:table-cell>
          <table:table-cell office:value-type="float" office:value="0.573194095277082" calcext:value-type="float">
            <text:p>0.573194095277082</text:p>
          </table:table-cell>
          <table:table-cell office:value-type="float" office:value="0.98713290537988" calcext:value-type="float">
            <text:p>0.98713290537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843526821557" calcext:value-type="float">
            <text:p>-105.843526821557</text:p>
          </table:table-cell>
          <table:table-cell office:value-type="float" office:value="-139.163838525276" calcext:value-type="float">
            <text:p>-139.163838525276</text:p>
          </table:table-cell>
          <table:table-cell office:value-type="float" office:value="-135.361180944584" calcext:value-type="float">
            <text:p>-135.3611809445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19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4242725920133" calcext:value-type="float">
            <text:p>72.4242725920133</text:p>
          </table:table-cell>
          <table:table-cell office:value-type="float" office:value="981.904982414111" calcext:value-type="float">
            <text:p>981.904982414111</text:p>
          </table:table-cell>
          <table:table-cell office:value-type="float" office:value="-1" calcext:value-type="float">
            <text:p>-1</text:p>
          </table:table-cell>
          <table:table-cell office:value-type="float" office:value="17424" calcext:value-type="float">
            <text:p>17424</text:p>
          </table:table-cell>
          <table:table-cell office:value-type="float" office:value="6641663" calcext:value-type="float">
            <text:p>6641663</text:p>
          </table:table-cell>
          <table:table-cell office:value-type="float" office:value="1651075" calcext:value-type="float">
            <text:p>1651075</text:p>
          </table:table-cell>
          <table:table-cell office:value-type="float" office:value="1664046" calcext:value-type="float">
            <text:p>1664046</text:p>
          </table:table-cell>
          <table:table-cell office:value-type="float" office:value="1209607" calcext:value-type="float">
            <text:p>1209607</text:p>
          </table:table-cell>
          <table:table-cell office:value-type="float" office:value="931974" calcext:value-type="float">
            <text:p>931974</text:p>
          </table:table-cell>
          <table:table-cell office:value-type="float" office:value="960889" calcext:value-type="float">
            <text:p>960889</text:p>
          </table:table-cell>
          <table:table-cell office:value-type="float" office:value="1654819" calcext:value-type="float">
            <text:p>1654819</text:p>
          </table:table-cell>
          <table:table-cell office:value-type="float" office:value="0.0103855145437139" calcext:value-type="float">
            <text:p>0.010385514543714</text:p>
          </table:table-cell>
          <table:table-cell office:value-type="float" office:value="3.95874011024715" calcext:value-type="float">
            <text:p>3.95874011024715</text:p>
          </table:table-cell>
          <table:table-cell office:value-type="float" office:value="0.98411750604123" calcext:value-type="float">
            <text:p>0.98411750604123</text:p>
          </table:table-cell>
          <table:table-cell office:value-type="float" office:value="0.99184882543669" calcext:value-type="float">
            <text:p>0.99184882543669</text:p>
          </table:table-cell>
          <table:table-cell office:value-type="float" office:value="0.720982041476016" calcext:value-type="float">
            <text:p>0.720982041476016</text:p>
          </table:table-cell>
          <table:table-cell office:value-type="float" office:value="0.555499858319742" calcext:value-type="float">
            <text:p>0.555499858319742</text:p>
          </table:table-cell>
          <table:table-cell office:value-type="float" office:value="0.572734543411081" calcext:value-type="float">
            <text:p>0.572734543411081</text:p>
          </table:table-cell>
          <table:table-cell office:value-type="float" office:value="0.986349104207647" calcext:value-type="float">
            <text:p>0.9863491042076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803591704797" calcext:value-type="float">
            <text:p>-105.803591704797</text:p>
          </table:table-cell>
          <table:table-cell office:value-type="float" office:value="-138.900028336051" calcext:value-type="float">
            <text:p>-138.900028336051</text:p>
          </table:table-cell>
          <table:table-cell office:value-type="float" office:value="-135.453091317784" calcext:value-type="float">
            <text:p>-135.4530913177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0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4242725920133" calcext:value-type="float">
            <text:p>72.4242725920133</text:p>
          </table:table-cell>
          <table:table-cell office:value-type="float" office:value="981.877442037612" calcext:value-type="float">
            <text:p>981.877442037612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40485" calcext:value-type="float">
            <text:p>6640485</text:p>
          </table:table-cell>
          <table:table-cell office:value-type="float" office:value="1653167" calcext:value-type="float">
            <text:p>1653167</text:p>
          </table:table-cell>
          <table:table-cell office:value-type="float" office:value="1662844" calcext:value-type="float">
            <text:p>1662844</text:p>
          </table:table-cell>
          <table:table-cell office:value-type="float" office:value="1205655" calcext:value-type="float">
            <text:p>1205655</text:p>
          </table:table-cell>
          <table:table-cell office:value-type="float" office:value="931465" calcext:value-type="float">
            <text:p>931465</text:p>
          </table:table-cell>
          <table:table-cell office:value-type="float" office:value="961658" calcext:value-type="float">
            <text:p>961658</text:p>
          </table:table-cell>
          <table:table-cell office:value-type="float" office:value="1653587" calcext:value-type="float">
            <text:p>1653587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5803796744799" calcext:value-type="float">
            <text:p>3.95803796744799</text:p>
          </table:table-cell>
          <table:table-cell office:value-type="float" office:value="0.985364435358576" calcext:value-type="float">
            <text:p>0.985364435358576</text:p>
          </table:table-cell>
          <table:table-cell office:value-type="float" office:value="0.991132377521083" calcext:value-type="float">
            <text:p>0.991132377521083</text:p>
          </table:table-cell>
          <table:table-cell office:value-type="float" office:value="0.718626465633686" calcext:value-type="float">
            <text:p>0.718626465633686</text:p>
          </table:table-cell>
          <table:table-cell office:value-type="float" office:value="0.555196470641669" calcext:value-type="float">
            <text:p>0.555196470641669</text:p>
          </table:table-cell>
          <table:table-cell office:value-type="float" office:value="0.573192903184045" calcext:value-type="float">
            <text:p>0.573192903184045</text:p>
          </table:table-cell>
          <table:table-cell office:value-type="float" office:value="0.985614774896476" calcext:value-type="float">
            <text:p>0.985614774896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274706873263" calcext:value-type="float">
            <text:p>-106.274706873263</text:p>
          </table:table-cell>
          <table:table-cell office:value-type="float" office:value="-138.960705871666" calcext:value-type="float">
            <text:p>-138.960705871666</text:p>
          </table:table-cell>
          <table:table-cell office:value-type="float" office:value="-135.361419363191" calcext:value-type="float">
            <text:p>-135.3614193631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0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4081865129947" calcext:value-type="float">
            <text:p>72.4081865129947</text:p>
          </table:table-cell>
          <table:table-cell office:value-type="float" office:value="981.904982414111" calcext:value-type="float">
            <text:p>981.904982414111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38319" calcext:value-type="float">
            <text:p>6638319</text:p>
          </table:table-cell>
          <table:table-cell office:value-type="float" office:value="1653294" calcext:value-type="float">
            <text:p>1653294</text:p>
          </table:table-cell>
          <table:table-cell office:value-type="float" office:value="1664333" calcext:value-type="float">
            <text:p>1664333</text:p>
          </table:table-cell>
          <table:table-cell office:value-type="float" office:value="1202471" calcext:value-type="float">
            <text:p>1202471</text:p>
          </table:table-cell>
          <table:table-cell office:value-type="float" office:value="930405" calcext:value-type="float">
            <text:p>930405</text:p>
          </table:table-cell>
          <table:table-cell office:value-type="float" office:value="962793" calcext:value-type="float">
            <text:p>962793</text:p>
          </table:table-cell>
          <table:table-cell office:value-type="float" office:value="1653042" calcext:value-type="float">
            <text:p>1653042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5674693068825" calcext:value-type="float">
            <text:p>3.95674693068825</text:p>
          </table:table-cell>
          <table:table-cell office:value-type="float" office:value="0.985440133266465" calcext:value-type="float">
            <text:p>0.985440133266465</text:p>
          </table:table-cell>
          <table:table-cell office:value-type="float" office:value="0.992019890787588" calcext:value-type="float">
            <text:p>0.992019890787588</text:p>
          </table:table-cell>
          <table:table-cell office:value-type="float" office:value="0.716728653517801" calcext:value-type="float">
            <text:p>0.716728653517801</text:p>
          </table:table-cell>
          <table:table-cell office:value-type="float" office:value="0.554564661331732" calcext:value-type="float">
            <text:p>0.554564661331732</text:p>
          </table:table-cell>
          <table:table-cell office:value-type="float" office:value="0.573869415982892" calcext:value-type="float">
            <text:p>0.573869415982892</text:p>
          </table:table-cell>
          <table:table-cell office:value-type="float" office:value="0.985289929543725" calcext:value-type="float">
            <text:p>0.9852899295437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65426929644" calcext:value-type="float">
            <text:p>-106.65426929644</text:p>
          </table:table-cell>
          <table:table-cell office:value-type="float" office:value="-139.087067733654" calcext:value-type="float">
            <text:p>-139.087067733654</text:p>
          </table:table-cell>
          <table:table-cell office:value-type="float" office:value="-135.226116803422" calcext:value-type="float">
            <text:p>-135.2261168034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0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3867382874968" calcext:value-type="float">
            <text:p>72.3867382874968</text:p>
          </table:table-cell>
          <table:table-cell office:value-type="float" office:value="981.904982414111" calcext:value-type="float">
            <text:p>981.904982414111</text:p>
          </table:table-cell>
          <table:table-cell office:value-type="float" office:value="-1" calcext:value-type="float">
            <text:p>-1</text:p>
          </table:table-cell>
          <table:table-cell office:value-type="float" office:value="17427" calcext:value-type="float">
            <text:p>17427</text:p>
          </table:table-cell>
          <table:table-cell office:value-type="float" office:value="6627847" calcext:value-type="float">
            <text:p>6627847</text:p>
          </table:table-cell>
          <table:table-cell office:value-type="float" office:value="1653415" calcext:value-type="float">
            <text:p>1653415</text:p>
          </table:table-cell>
          <table:table-cell office:value-type="float" office:value="1663558" calcext:value-type="float">
            <text:p>1663558</text:p>
          </table:table-cell>
          <table:table-cell office:value-type="float" office:value="1204409" calcext:value-type="float">
            <text:p>1204409</text:p>
          </table:table-cell>
          <table:table-cell office:value-type="float" office:value="931101" calcext:value-type="float">
            <text:p>931101</text:p>
          </table:table-cell>
          <table:table-cell office:value-type="float" office:value="964010" calcext:value-type="float">
            <text:p>964010</text:p>
          </table:table-cell>
          <table:table-cell office:value-type="float" office:value="1655954" calcext:value-type="float">
            <text:p>1655954</text:p>
          </table:table-cell>
          <table:table-cell office:value-type="float" office:value="0.0103873026832703" calcext:value-type="float">
            <text:p>0.01038730268327</text:p>
          </table:table-cell>
          <table:table-cell office:value-type="float" office:value="3.95050513154329" calcext:value-type="float">
            <text:p>3.95050513154329</text:p>
          </table:table-cell>
          <table:table-cell office:value-type="float" office:value="0.985512254895241" calcext:value-type="float">
            <text:p>0.985512254895241</text:p>
          </table:table-cell>
          <table:table-cell office:value-type="float" office:value="0.991557954735512" calcext:value-type="float">
            <text:p>0.991557954735512</text:p>
          </table:table-cell>
          <table:table-cell office:value-type="float" office:value="0.717883791671251" calcext:value-type="float">
            <text:p>0.717883791671251</text:p>
          </table:table-cell>
          <table:table-cell office:value-type="float" office:value="0.554979509708823" calcext:value-type="float">
            <text:p>0.554979509708823</text:p>
          </table:table-cell>
          <table:table-cell office:value-type="float" office:value="0.574594804596282" calcext:value-type="float">
            <text:p>0.574594804596282</text:p>
          </table:table-cell>
          <table:table-cell office:value-type="float" office:value="0.987025617006495" calcext:value-type="float">
            <text:p>0.9870256170064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42324166575" calcext:value-type="float">
            <text:p>-106.42324166575</text:p>
          </table:table-cell>
          <table:table-cell office:value-type="float" office:value="-139.004098058235" calcext:value-type="float">
            <text:p>-139.004098058235</text:p>
          </table:table-cell>
          <table:table-cell office:value-type="float" office:value="-135.081039080744" calcext:value-type="float">
            <text:p>-135.0810390807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1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3545656918078" calcext:value-type="float">
            <text:p>72.3545656918078</text:p>
          </table:table-cell>
          <table:table-cell office:value-type="float" office:value="981.904982414111" calcext:value-type="float">
            <text:p>981.904982414111</text:p>
          </table:table-cell>
          <table:table-cell office:value-type="float" office:value="-1" calcext:value-type="float">
            <text:p>-1</text:p>
          </table:table-cell>
          <table:table-cell office:value-type="float" office:value="17399" calcext:value-type="float">
            <text:p>17399</text:p>
          </table:table-cell>
          <table:table-cell office:value-type="float" office:value="6621126" calcext:value-type="float">
            <text:p>6621126</text:p>
          </table:table-cell>
          <table:table-cell office:value-type="float" office:value="1653958" calcext:value-type="float">
            <text:p>1653958</text:p>
          </table:table-cell>
          <table:table-cell office:value-type="float" office:value="1663912" calcext:value-type="float">
            <text:p>1663912</text:p>
          </table:table-cell>
          <table:table-cell office:value-type="float" office:value="1202264" calcext:value-type="float">
            <text:p>1202264</text:p>
          </table:table-cell>
          <table:table-cell office:value-type="float" office:value="932247" calcext:value-type="float">
            <text:p>932247</text:p>
          </table:table-cell>
          <table:table-cell office:value-type="float" office:value="962453" calcext:value-type="float">
            <text:p>962453</text:p>
          </table:table-cell>
          <table:table-cell office:value-type="float" office:value="1653877" calcext:value-type="float">
            <text:p>1653877</text:p>
          </table:table-cell>
          <table:table-cell office:value-type="float" office:value="0.0103706133807437" calcext:value-type="float">
            <text:p>0.010370613380744</text:p>
          </table:table-cell>
          <table:table-cell office:value-type="float" office:value="3.94649910289038" calcext:value-type="float">
            <text:p>3.94649910289038</text:p>
          </table:table-cell>
          <table:table-cell office:value-type="float" office:value="0.985835908154954" calcext:value-type="float">
            <text:p>0.985835908154954</text:p>
          </table:table-cell>
          <table:table-cell office:value-type="float" office:value="0.99176895520317" calcext:value-type="float">
            <text:p>0.99176895520317</text:p>
          </table:table-cell>
          <table:table-cell office:value-type="float" office:value="0.716605271888408" calcext:value-type="float">
            <text:p>0.716605271888408</text:p>
          </table:table-cell>
          <table:table-cell office:value-type="float" office:value="0.555662579019377" calcext:value-type="float">
            <text:p>0.555662579019377</text:p>
          </table:table-cell>
          <table:table-cell office:value-type="float" office:value="0.573666760166497" calcext:value-type="float">
            <text:p>0.573666760166497</text:p>
          </table:table-cell>
          <table:table-cell office:value-type="float" office:value="0.98578762838693" calcext:value-type="float">
            <text:p>0.985787628386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678945622318" calcext:value-type="float">
            <text:p>-106.678945622318</text:p>
          </table:table-cell>
          <table:table-cell office:value-type="float" office:value="-138.867484196125" calcext:value-type="float">
            <text:p>-138.867484196125</text:p>
          </table:table-cell>
          <table:table-cell office:value-type="float" office:value="-135.266647966701" calcext:value-type="float">
            <text:p>-135.2666479667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1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3549497975522" calcext:value-type="float">
            <text:p>72.3549497975522</text:p>
          </table:table-cell>
          <table:table-cell office:value-type="float" office:value="981.94103247017" calcext:value-type="float">
            <text:p>981.94103247017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637647" calcext:value-type="float">
            <text:p>6637647</text:p>
          </table:table-cell>
          <table:table-cell office:value-type="float" office:value="1653853" calcext:value-type="float">
            <text:p>1653853</text:p>
          </table:table-cell>
          <table:table-cell office:value-type="float" office:value="1663809" calcext:value-type="float">
            <text:p>1663809</text:p>
          </table:table-cell>
          <table:table-cell office:value-type="float" office:value="1200398" calcext:value-type="float">
            <text:p>1200398</text:p>
          </table:table-cell>
          <table:table-cell office:value-type="float" office:value="931049" calcext:value-type="float">
            <text:p>931049</text:p>
          </table:table-cell>
          <table:table-cell office:value-type="float" office:value="963366" calcext:value-type="float">
            <text:p>963366</text:p>
          </table:table-cell>
          <table:table-cell office:value-type="float" office:value="1653584" calcext:value-type="float">
            <text:p>1653584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95634638742762" calcext:value-type="float">
            <text:p>3.95634638742762</text:p>
          </table:table-cell>
          <table:table-cell office:value-type="float" office:value="0.985773323270479" calcext:value-type="float">
            <text:p>0.985773323270479</text:p>
          </table:table-cell>
          <table:table-cell office:value-type="float" office:value="0.991707562411733" calcext:value-type="float">
            <text:p>0.991707562411733</text:p>
          </table:table-cell>
          <table:table-cell office:value-type="float" office:value="0.715493049084312" calcext:value-type="float">
            <text:p>0.715493049084312</text:p>
          </table:table-cell>
          <table:table-cell office:value-type="float" office:value="0.554948515289845" calcext:value-type="float">
            <text:p>0.554948515289845</text:p>
          </table:table-cell>
          <table:table-cell office:value-type="float" office:value="0.574210950638169" calcext:value-type="float">
            <text:p>0.574210950638169</text:p>
          </table:table-cell>
          <table:table-cell office:value-type="float" office:value="0.985612986756919" calcext:value-type="float">
            <text:p>0.985612986756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901390183138" calcext:value-type="float">
            <text:p>-106.901390183138</text:p>
          </table:table-cell>
          <table:table-cell office:value-type="float" office:value="-139.010296942031" calcext:value-type="float">
            <text:p>-139.010296942031</text:p>
          </table:table-cell>
          <table:table-cell office:value-type="float" office:value="-135.157809872366" calcext:value-type="float">
            <text:p>-135.1578098723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2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3277549594116" calcext:value-type="float">
            <text:p>72.3277549594116</text:p>
          </table:table-cell>
          <table:table-cell office:value-type="float" office:value="981.904982414111" calcext:value-type="float">
            <text:p>981.904982414111</text:p>
          </table:table-cell>
          <table:table-cell office:value-type="float" office:value="-1" calcext:value-type="float">
            <text:p>-1</text:p>
          </table:table-cell>
          <table:table-cell office:value-type="float" office:value="17423" calcext:value-type="float">
            <text:p>17423</text:p>
          </table:table-cell>
          <table:table-cell office:value-type="float" office:value="6628981" calcext:value-type="float">
            <text:p>6628981</text:p>
          </table:table-cell>
          <table:table-cell office:value-type="float" office:value="1653799" calcext:value-type="float">
            <text:p>1653799</text:p>
          </table:table-cell>
          <table:table-cell office:value-type="float" office:value="1663218" calcext:value-type="float">
            <text:p>1663218</text:p>
          </table:table-cell>
          <table:table-cell office:value-type="float" office:value="1199380" calcext:value-type="float">
            <text:p>1199380</text:p>
          </table:table-cell>
          <table:table-cell office:value-type="float" office:value="932281" calcext:value-type="float">
            <text:p>932281</text:p>
          </table:table-cell>
          <table:table-cell office:value-type="float" office:value="964273" calcext:value-type="float">
            <text:p>964273</text:p>
          </table:table-cell>
          <table:table-cell office:value-type="float" office:value="1654402" calcext:value-type="float">
            <text:p>1654402</text:p>
          </table:table-cell>
          <table:table-cell office:value-type="float" office:value="0.0103849184971951" calcext:value-type="float">
            <text:p>0.010384918497195</text:p>
          </table:table-cell>
          <table:table-cell office:value-type="float" office:value="3.95118104829562" calcext:value-type="float">
            <text:p>3.95118104829562</text:p>
          </table:table-cell>
          <table:table-cell office:value-type="float" office:value="0.985741136758463" calcext:value-type="float">
            <text:p>0.985741136758463</text:p>
          </table:table-cell>
          <table:table-cell office:value-type="float" office:value="0.991355298919117" calcext:value-type="float">
            <text:p>0.991355298919117</text:p>
          </table:table-cell>
          <table:table-cell office:value-type="float" office:value="0.714886273728165" calcext:value-type="float">
            <text:p>0.714886273728165</text:p>
          </table:table-cell>
          <table:table-cell office:value-type="float" office:value="0.555682844601017" calcext:value-type="float">
            <text:p>0.555682844601017</text:p>
          </table:table-cell>
          <table:table-cell office:value-type="float" office:value="0.574751564830728" calcext:value-type="float">
            <text:p>0.574751564830728</text:p>
          </table:table-cell>
          <table:table-cell office:value-type="float" office:value="0.986100552809304" calcext:value-type="float">
            <text:p>0.986100552809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022745254367" calcext:value-type="float">
            <text:p>-107.022745254367</text:p>
          </table:table-cell>
          <table:table-cell office:value-type="float" office:value="-138.863431079797" calcext:value-type="float">
            <text:p>-138.863431079797</text:p>
          </table:table-cell>
          <table:table-cell office:value-type="float" office:value="-135.049687033854" calcext:value-type="float">
            <text:p>-135.0496870338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2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3442254105938" calcext:value-type="float">
            <text:p>72.3442254105938</text:p>
          </table:table-cell>
          <table:table-cell office:value-type="float" office:value="981.94103247017" calcext:value-type="float">
            <text:p>981.94103247017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39637" calcext:value-type="float">
            <text:p>6639637</text:p>
          </table:table-cell>
          <table:table-cell office:value-type="float" office:value="1652983" calcext:value-type="float">
            <text:p>1652983</text:p>
          </table:table-cell>
          <table:table-cell office:value-type="float" office:value="1663658" calcext:value-type="float">
            <text:p>1663658</text:p>
          </table:table-cell>
          <table:table-cell office:value-type="float" office:value="1200108" calcext:value-type="float">
            <text:p>1200108</text:p>
          </table:table-cell>
          <table:table-cell office:value-type="float" office:value="932533" calcext:value-type="float">
            <text:p>932533</text:p>
          </table:table-cell>
          <table:table-cell office:value-type="float" office:value="964342" calcext:value-type="float">
            <text:p>964342</text:p>
          </table:table-cell>
          <table:table-cell office:value-type="float" office:value="1655958" calcext:value-type="float">
            <text:p>1655958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5753252000004" calcext:value-type="float">
            <text:p>3.95753252000004</text:p>
          </table:table-cell>
          <table:table-cell office:value-type="float" office:value="0.985254762799116" calcext:value-type="float">
            <text:p>0.985254762799116</text:p>
          </table:table-cell>
          <table:table-cell office:value-type="float" office:value="0.991617559387393" calcext:value-type="float">
            <text:p>0.991617559387393</text:p>
          </table:table-cell>
          <table:table-cell office:value-type="float" office:value="0.715320195593857" calcext:value-type="float">
            <text:p>0.715320195593857</text:p>
          </table:table-cell>
          <table:table-cell office:value-type="float" office:value="0.555833048323756" calcext:value-type="float">
            <text:p>0.555833048323756</text:p>
          </table:table-cell>
          <table:table-cell office:value-type="float" office:value="0.574792692040526" calcext:value-type="float">
            <text:p>0.574792692040526</text:p>
          </table:table-cell>
          <table:table-cell office:value-type="float" office:value="0.98702800119257" calcext:value-type="float">
            <text:p>0.98702800119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935960881229" calcext:value-type="float">
            <text:p>-106.935960881229</text:p>
          </table:table-cell>
          <table:table-cell office:value-type="float" office:value="-138.833390335249" calcext:value-type="float">
            <text:p>-138.833390335249</text:p>
          </table:table-cell>
          <table:table-cell office:value-type="float" office:value="-135.041461591895" calcext:value-type="float">
            <text:p>-135.0414615918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3</text:p>
          </table:table-cell>
          <table:table-cell office:value-type="float" office:value="26.1357666612603" calcext:value-type="float">
            <text:p>26.1357666612603</text:p>
          </table:table-cell>
          <table:table-cell office:value-type="float" office:value="72.3331171230537" calcext:value-type="float">
            <text:p>72.3331171230537</text:p>
          </table:table-cell>
          <table:table-cell office:value-type="float" office:value="981.932522812435" calcext:value-type="float">
            <text:p>981.932522812435</text:p>
          </table:table-cell>
          <table:table-cell office:value-type="float" office:value="-1" calcext:value-type="float">
            <text:p>-1</text:p>
          </table:table-cell>
          <table:table-cell office:value-type="float" office:value="17442" calcext:value-type="float">
            <text:p>17442</text:p>
          </table:table-cell>
          <table:table-cell office:value-type="float" office:value="6634400" calcext:value-type="float">
            <text:p>6634400</text:p>
          </table:table-cell>
          <table:table-cell office:value-type="float" office:value="1651552" calcext:value-type="float">
            <text:p>1651552</text:p>
          </table:table-cell>
          <table:table-cell office:value-type="float" office:value="1664315" calcext:value-type="float">
            <text:p>1664315</text:p>
          </table:table-cell>
          <table:table-cell office:value-type="float" office:value="1205941" calcext:value-type="float">
            <text:p>1205941</text:p>
          </table:table-cell>
          <table:table-cell office:value-type="float" office:value="935530" calcext:value-type="float">
            <text:p>935530</text:p>
          </table:table-cell>
          <table:table-cell office:value-type="float" office:value="961867" calcext:value-type="float">
            <text:p>961867</text:p>
          </table:table-cell>
          <table:table-cell office:value-type="float" office:value="1654497" calcext:value-type="float">
            <text:p>1654497</text:p>
          </table:table-cell>
          <table:table-cell office:value-type="float" office:value="0.0103962433810524" calcext:value-type="float">
            <text:p>0.010396243381053</text:p>
          </table:table-cell>
          <table:table-cell office:value-type="float" office:value="3.95441102438104" calcext:value-type="float">
            <text:p>3.95441102438104</text:p>
          </table:table-cell>
          <table:table-cell office:value-type="float" office:value="0.984401820230701" calcext:value-type="float">
            <text:p>0.984401820230701</text:p>
          </table:table-cell>
          <table:table-cell office:value-type="float" office:value="0.99200916195025" calcext:value-type="float">
            <text:p>0.99200916195025</text:p>
          </table:table-cell>
          <table:table-cell office:value-type="float" office:value="0.718796934938065" calcext:value-type="float">
            <text:p>0.718796934938065</text:p>
          </table:table-cell>
          <table:table-cell office:value-type="float" office:value="0.557619399740624" calcext:value-type="float">
            <text:p>0.557619399740624</text:p>
          </table:table-cell>
          <table:table-cell office:value-type="float" office:value="0.573317476906476" calcext:value-type="float">
            <text:p>0.573317476906476</text:p>
          </table:table-cell>
          <table:table-cell office:value-type="float" office:value="0.986157177228591" calcext:value-type="float">
            <text:p>0.9861571772285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240613012387" calcext:value-type="float">
            <text:p>-106.240613012387</text:p>
          </table:table-cell>
          <table:table-cell office:value-type="float" office:value="-138.476120051875" calcext:value-type="float">
            <text:p>-138.476120051875</text:p>
          </table:table-cell>
          <table:table-cell office:value-type="float" office:value="-135.336504618705" calcext:value-type="float">
            <text:p>-135.3365046187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3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3231602706321" calcext:value-type="float">
            <text:p>72.3231602706321</text:p>
          </table:table-cell>
          <table:table-cell office:value-type="float" office:value="981.949542164038" calcext:value-type="float">
            <text:p>981.949542164038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39295" calcext:value-type="float">
            <text:p>6639295</text:p>
          </table:table-cell>
          <table:table-cell office:value-type="float" office:value="1653700" calcext:value-type="float">
            <text:p>1653700</text:p>
          </table:table-cell>
          <table:table-cell office:value-type="float" office:value="1664827" calcext:value-type="float">
            <text:p>1664827</text:p>
          </table:table-cell>
          <table:table-cell office:value-type="float" office:value="1202758" calcext:value-type="float">
            <text:p>1202758</text:p>
          </table:table-cell>
          <table:table-cell office:value-type="float" office:value="935577" calcext:value-type="float">
            <text:p>935577</text:p>
          </table:table-cell>
          <table:table-cell office:value-type="float" office:value="962678" calcext:value-type="float">
            <text:p>962678</text:p>
          </table:table-cell>
          <table:table-cell office:value-type="float" office:value="1653488" calcext:value-type="float">
            <text:p>1653488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5732867209061" calcext:value-type="float">
            <text:p>3.95732867209061</text:p>
          </table:table-cell>
          <table:table-cell office:value-type="float" office:value="0.985682128153101" calcext:value-type="float">
            <text:p>0.985682128153101</text:p>
          </table:table-cell>
          <table:table-cell office:value-type="float" office:value="0.992314337767879" calcext:value-type="float">
            <text:p>0.992314337767879</text:p>
          </table:table-cell>
          <table:table-cell office:value-type="float" office:value="0.716899718868699" calcext:value-type="float">
            <text:p>0.716899718868699</text:p>
          </table:table-cell>
          <table:table-cell office:value-type="float" office:value="0.557647413927008" calcext:value-type="float">
            <text:p>0.557647413927008</text:p>
          </table:table-cell>
          <table:table-cell office:value-type="float" office:value="0.573800870633229" calcext:value-type="float">
            <text:p>0.573800870633229</text:p>
          </table:table-cell>
          <table:table-cell office:value-type="float" office:value="0.985555766291114" calcext:value-type="float">
            <text:p>0.985555766291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62005622626" calcext:value-type="float">
            <text:p>-106.62005622626</text:p>
          </table:table-cell>
          <table:table-cell office:value-type="float" office:value="-138.470517214598" calcext:value-type="float">
            <text:p>-138.470517214598</text:p>
          </table:table-cell>
          <table:table-cell office:value-type="float" office:value="-135.239825873354" calcext:value-type="float">
            <text:p>-135.2398258733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3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3174142930197" calcext:value-type="float">
            <text:p>72.3174142930197</text:p>
          </table:table-cell>
          <table:table-cell office:value-type="float" office:value="981.885951237383" calcext:value-type="float">
            <text:p>981.885951237383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37206" calcext:value-type="float">
            <text:p>6637206</text:p>
          </table:table-cell>
          <table:table-cell office:value-type="float" office:value="1653512" calcext:value-type="float">
            <text:p>1653512</text:p>
          </table:table-cell>
          <table:table-cell office:value-type="float" office:value="1664182" calcext:value-type="float">
            <text:p>1664182</text:p>
          </table:table-cell>
          <table:table-cell office:value-type="float" office:value="1199621" calcext:value-type="float">
            <text:p>1199621</text:p>
          </table:table-cell>
          <table:table-cell office:value-type="float" office:value="934980" calcext:value-type="float">
            <text:p>934980</text:p>
          </table:table-cell>
          <table:table-cell office:value-type="float" office:value="963477" calcext:value-type="float">
            <text:p>963477</text:p>
          </table:table-cell>
          <table:table-cell office:value-type="float" office:value="1652939" calcext:value-type="float">
            <text:p>1652939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5608353091282" calcext:value-type="float">
            <text:p>3.95608353091282</text:p>
          </table:table-cell>
          <table:table-cell office:value-type="float" office:value="0.985570071407565" calcext:value-type="float">
            <text:p>0.985570071407565</text:p>
          </table:table-cell>
          <table:table-cell office:value-type="float" office:value="0.991929887763248" calcext:value-type="float">
            <text:p>0.991929887763248</text:p>
          </table:table-cell>
          <table:table-cell office:value-type="float" office:value="0.715029920939198" calcext:value-type="float">
            <text:p>0.715029920939198</text:p>
          </table:table-cell>
          <table:table-cell office:value-type="float" office:value="0.55729157415528" calcext:value-type="float">
            <text:p>0.55729157415528</text:p>
          </table:table-cell>
          <table:table-cell office:value-type="float" office:value="0.574277111801757" calcext:value-type="float">
            <text:p>0.574277111801757</text:p>
          </table:table-cell>
          <table:table-cell office:value-type="float" office:value="0.985228536752288" calcext:value-type="float">
            <text:p>0.985228536752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99401581216" calcext:value-type="float">
            <text:p>-106.99401581216</text:p>
          </table:table-cell>
          <table:table-cell office:value-type="float" office:value="-138.541685168944" calcext:value-type="float">
            <text:p>-138.541685168944</text:p>
          </table:table-cell>
          <table:table-cell office:value-type="float" office:value="-135.144577639649" calcext:value-type="float">
            <text:p>-135.1445776396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4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3120520437601" calcext:value-type="float">
            <text:p>72.3120520437601</text:p>
          </table:table-cell>
          <table:table-cell office:value-type="float" office:value="981.94103247017" calcext:value-type="float">
            <text:p>981.94103247017</text:p>
          </table:table-cell>
          <table:table-cell office:value-type="float" office:value="-1" calcext:value-type="float">
            <text:p>-1</text:p>
          </table:table-cell>
          <table:table-cell office:value-type="float" office:value="171854" calcext:value-type="float">
            <text:p>171854</text:p>
          </table:table-cell>
          <table:table-cell office:value-type="float" office:value="6632200" calcext:value-type="float">
            <text:p>6632200</text:p>
          </table:table-cell>
          <table:table-cell office:value-type="float" office:value="1653892" calcext:value-type="float">
            <text:p>1653892</text:p>
          </table:table-cell>
          <table:table-cell office:value-type="float" office:value="1663460" calcext:value-type="float">
            <text:p>1663460</text:p>
          </table:table-cell>
          <table:table-cell office:value-type="float" office:value="1197266" calcext:value-type="float">
            <text:p>1197266</text:p>
          </table:table-cell>
          <table:table-cell office:value-type="float" office:value="935134" calcext:value-type="float">
            <text:p>935134</text:p>
          </table:table-cell>
          <table:table-cell office:value-type="float" office:value="964960" calcext:value-type="float">
            <text:p>964960</text:p>
          </table:table-cell>
          <table:table-cell office:value-type="float" office:value="1654281" calcext:value-type="float">
            <text:p>1654281</text:p>
          </table:table-cell>
          <table:table-cell office:value-type="float" office:value="0.102432978443262" calcext:value-type="float">
            <text:p>0.102432978443262</text:p>
          </table:table-cell>
          <table:table-cell office:value-type="float" office:value="3.95309972203967" calcext:value-type="float">
            <text:p>3.95309972203967</text:p>
          </table:table-cell>
          <table:table-cell office:value-type="float" office:value="0.985796569084712" calcext:value-type="float">
            <text:p>0.985796569084712</text:p>
          </table:table-cell>
          <table:table-cell office:value-type="float" office:value="0.991499542176669" calcext:value-type="float">
            <text:p>0.991499542176669</text:p>
          </table:table-cell>
          <table:table-cell office:value-type="float" office:value="0.713626231387404" calcext:value-type="float">
            <text:p>0.713626231387404</text:p>
          </table:table-cell>
          <table:table-cell office:value-type="float" office:value="0.557383365319176" calcext:value-type="float">
            <text:p>0.557383365319176</text:p>
          </table:table-cell>
          <table:table-cell office:value-type="float" office:value="0.575161048789149" calcext:value-type="float">
            <text:p>0.575161048789149</text:p>
          </table:table-cell>
          <table:table-cell office:value-type="float" office:value="0.986028431180528" calcext:value-type="float">
            <text:p>0.986028431180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274753722519" calcext:value-type="float">
            <text:p>-107.274753722519</text:p>
          </table:table-cell>
          <table:table-cell office:value-type="float" office:value="-138.523326936165" calcext:value-type="float">
            <text:p>-138.523326936165</text:p>
          </table:table-cell>
          <table:table-cell office:value-type="float" office:value="-134.96779024217" calcext:value-type="float">
            <text:p>-134.967790242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4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3227765336977" calcext:value-type="float">
            <text:p>72.3227765336977</text:p>
          </table:table-cell>
          <table:table-cell office:value-type="float" office:value="981.913491842864" calcext:value-type="float">
            <text:p>981.913491842864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37356" calcext:value-type="float">
            <text:p>6637356</text:p>
          </table:table-cell>
          <table:table-cell office:value-type="float" office:value="1653848" calcext:value-type="float">
            <text:p>1653848</text:p>
          </table:table-cell>
          <table:table-cell office:value-type="float" office:value="1663449" calcext:value-type="float">
            <text:p>1663449</text:p>
          </table:table-cell>
          <table:table-cell office:value-type="float" office:value="1196976" calcext:value-type="float">
            <text:p>1196976</text:p>
          </table:table-cell>
          <table:table-cell office:value-type="float" office:value="935824" calcext:value-type="float">
            <text:p>935824</text:p>
          </table:table-cell>
          <table:table-cell office:value-type="float" office:value="965568" calcext:value-type="float">
            <text:p>965568</text:p>
          </table:table-cell>
          <table:table-cell office:value-type="float" office:value="1654854" calcext:value-type="float">
            <text:p>1654854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5617293789064" calcext:value-type="float">
            <text:p>3.95617293789064</text:p>
          </table:table-cell>
          <table:table-cell office:value-type="float" office:value="0.985770343037884" calcext:value-type="float">
            <text:p>0.985770343037884</text:p>
          </table:table-cell>
          <table:table-cell office:value-type="float" office:value="0.991492985664962" calcext:value-type="float">
            <text:p>0.991492985664962</text:p>
          </table:table-cell>
          <table:table-cell office:value-type="float" office:value="0.71345337789695" calcext:value-type="float">
            <text:p>0.71345337789695</text:p>
          </table:table-cell>
          <table:table-cell office:value-type="float" office:value="0.557794637417154" calcext:value-type="float">
            <text:p>0.557794637417154</text:p>
          </table:table-cell>
          <table:table-cell office:value-type="float" office:value="0.575523445072585" calcext:value-type="float">
            <text:p>0.575523445072585</text:p>
          </table:table-cell>
          <table:table-cell office:value-type="float" office:value="0.986369965835806" calcext:value-type="float">
            <text:p>0.9863699658358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30932442061" calcext:value-type="float">
            <text:p>-107.30932442061</text:p>
          </table:table-cell>
          <table:table-cell office:value-type="float" office:value="-138.441072516569" calcext:value-type="float">
            <text:p>-138.441072516569</text:p>
          </table:table-cell>
          <table:table-cell office:value-type="float" office:value="-134.895310985483" calcext:value-type="float">
            <text:p>-134.8953109854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5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3285225626015" calcext:value-type="float">
            <text:p>72.3285225626015</text:p>
          </table:table-cell>
          <table:table-cell office:value-type="float" office:value="981.922001307749" calcext:value-type="float">
            <text:p>981.922001307749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38315" calcext:value-type="float">
            <text:p>6638315</text:p>
          </table:table-cell>
          <table:table-cell office:value-type="float" office:value="1653258" calcext:value-type="float">
            <text:p>1653258</text:p>
          </table:table-cell>
          <table:table-cell office:value-type="float" office:value="1662729" calcext:value-type="float">
            <text:p>1662729</text:p>
          </table:table-cell>
          <table:table-cell office:value-type="float" office:value="1197963" calcext:value-type="float">
            <text:p>1197963</text:p>
          </table:table-cell>
          <table:table-cell office:value-type="float" office:value="936568" calcext:value-type="float">
            <text:p>936568</text:p>
          </table:table-cell>
          <table:table-cell office:value-type="float" office:value="966037" calcext:value-type="float">
            <text:p>966037</text:p>
          </table:table-cell>
          <table:table-cell office:value-type="float" office:value="1655428" calcext:value-type="float">
            <text:p>1655428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5674454650218" calcext:value-type="float">
            <text:p>3.95674454650218</text:p>
          </table:table-cell>
          <table:table-cell office:value-type="float" office:value="0.985418675591788" calcext:value-type="float">
            <text:p>0.985418675591788</text:p>
          </table:table-cell>
          <table:table-cell office:value-type="float" office:value="0.99106383217142" calcext:value-type="float">
            <text:p>0.99106383217142</text:p>
          </table:table-cell>
          <table:table-cell office:value-type="float" office:value="0.714041675811014" calcext:value-type="float">
            <text:p>0.714041675811014</text:p>
          </table:table-cell>
          <table:table-cell office:value-type="float" office:value="0.558238096027147" calcext:value-type="float">
            <text:p>0.558238096027147</text:p>
          </table:table-cell>
          <table:table-cell office:value-type="float" office:value="0.575802990889906" calcext:value-type="float">
            <text:p>0.575802990889906</text:p>
          </table:table-cell>
          <table:table-cell office:value-type="float" office:value="0.986712096537602" calcext:value-type="float">
            <text:p>0.9867120965376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191664837797" calcext:value-type="float">
            <text:p>-107.191664837797</text:p>
          </table:table-cell>
          <table:table-cell office:value-type="float" office:value="-138.352380794571" calcext:value-type="float">
            <text:p>-138.352380794571</text:p>
          </table:table-cell>
          <table:table-cell office:value-type="float" office:value="-134.839401822019" calcext:value-type="float">
            <text:p>-134.8394018220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5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3227765336977" calcext:value-type="float">
            <text:p>72.3227765336977</text:p>
          </table:table-cell>
          <table:table-cell office:value-type="float" office:value="981.885951237383" calcext:value-type="float">
            <text:p>981.885951237383</text:p>
          </table:table-cell>
          <table:table-cell office:value-type="float" office:value="-1" calcext:value-type="float">
            <text:p>-1</text:p>
          </table:table-cell>
          <table:table-cell office:value-type="float" office:value="17454" calcext:value-type="float">
            <text:p>17454</text:p>
          </table:table-cell>
          <table:table-cell office:value-type="float" office:value="6641151" calcext:value-type="float">
            <text:p>6641151</text:p>
          </table:table-cell>
          <table:table-cell office:value-type="float" office:value="1653314" calcext:value-type="float">
            <text:p>1653314</text:p>
          </table:table-cell>
          <table:table-cell office:value-type="float" office:value="1664576" calcext:value-type="float">
            <text:p>1664576</text:p>
          </table:table-cell>
          <table:table-cell office:value-type="float" office:value="1203144" calcext:value-type="float">
            <text:p>1203144</text:p>
          </table:table-cell>
          <table:table-cell office:value-type="float" office:value="939081" calcext:value-type="float">
            <text:p>939081</text:p>
          </table:table-cell>
          <table:table-cell office:value-type="float" office:value="962962" calcext:value-type="float">
            <text:p>962962</text:p>
          </table:table-cell>
          <table:table-cell office:value-type="float" office:value="1653940" calcext:value-type="float">
            <text:p>1653940</text:p>
          </table:table-cell>
          <table:table-cell office:value-type="float" office:value="0.0104033959392781" calcext:value-type="float">
            <text:p>0.010403395939278</text:p>
          </table:table-cell>
          <table:table-cell office:value-type="float" office:value="3.95843493442952" calcext:value-type="float">
            <text:p>3.95843493442952</text:p>
          </table:table-cell>
          <table:table-cell office:value-type="float" office:value="0.985452054196841" calcext:value-type="float">
            <text:p>0.985452054196841</text:p>
          </table:table-cell>
          <table:table-cell office:value-type="float" office:value="0.992164730091659" calcext:value-type="float">
            <text:p>0.992164730091659</text:p>
          </table:table-cell>
          <table:table-cell office:value-type="float" office:value="0.717129792824959" calcext:value-type="float">
            <text:p>0.717129792824959</text:p>
          </table:table-cell>
          <table:table-cell office:value-type="float" office:value="0.559735960928912" calcext:value-type="float">
            <text:p>0.559735960928912</text:p>
          </table:table-cell>
          <table:table-cell office:value-type="float" office:value="0.573970147844571" calcext:value-type="float">
            <text:p>0.573970147844571</text:p>
          </table:table-cell>
          <table:table-cell office:value-type="float" office:value="0.985825179317615" calcext:value-type="float">
            <text:p>0.985825179317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574041435008" calcext:value-type="float">
            <text:p>-106.574041435008</text:p>
          </table:table-cell>
          <table:table-cell office:value-type="float" office:value="-138.052807814218" calcext:value-type="float">
            <text:p>-138.052807814218</text:p>
          </table:table-cell>
          <table:table-cell office:value-type="float" office:value="-135.205970431086" calcext:value-type="float">
            <text:p>-135.2059704310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6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3120520437601" calcext:value-type="float">
            <text:p>72.3120520437601</text:p>
          </table:table-cell>
          <table:table-cell office:value-type="float" office:value="981.94103247017" calcext:value-type="float">
            <text:p>981.94103247017</text:p>
          </table:table-cell>
          <table:table-cell office:value-type="float" office:value="-1" calcext:value-type="float">
            <text:p>-1</text:p>
          </table:table-cell>
          <table:table-cell office:value-type="float" office:value="92550" calcext:value-type="float">
            <text:p>92550</text:p>
          </table:table-cell>
          <table:table-cell office:value-type="float" office:value="6638684" calcext:value-type="float">
            <text:p>6638684</text:p>
          </table:table-cell>
          <table:table-cell office:value-type="float" office:value="1653532" calcext:value-type="float">
            <text:p>1653532</text:p>
          </table:table-cell>
          <table:table-cell office:value-type="float" office:value="1663810" calcext:value-type="float">
            <text:p>1663810</text:p>
          </table:table-cell>
          <table:table-cell office:value-type="float" office:value="1196482" calcext:value-type="float">
            <text:p>1196482</text:p>
          </table:table-cell>
          <table:table-cell office:value-type="float" office:value="937712" calcext:value-type="float">
            <text:p>937712</text:p>
          </table:table-cell>
          <table:table-cell office:value-type="float" office:value="965236" calcext:value-type="float">
            <text:p>965236</text:p>
          </table:table-cell>
          <table:table-cell office:value-type="float" office:value="1652598" calcext:value-type="float">
            <text:p>1652598</text:p>
          </table:table-cell>
          <table:table-cell office:value-type="float" office:value="0.0551641053156978" calcext:value-type="float">
            <text:p>0.055164105315698</text:p>
          </table:table-cell>
          <table:table-cell office:value-type="float" office:value="3.95696448766762" calcext:value-type="float">
            <text:p>3.95696448766762</text:p>
          </table:table-cell>
          <table:table-cell office:value-type="float" office:value="0.985581992337941" calcext:value-type="float">
            <text:p>0.985581992337941</text:p>
          </table:table-cell>
          <table:table-cell office:value-type="float" office:value="0.991708158458252" calcext:value-type="float">
            <text:p>0.991708158458252</text:p>
          </table:table-cell>
          <table:table-cell office:value-type="float" office:value="0.713158930916659" calcext:value-type="float">
            <text:p>0.713158930916659</text:p>
          </table:table-cell>
          <table:table-cell office:value-type="float" office:value="0.558919973244664" calcext:value-type="float">
            <text:p>0.558919973244664</text:p>
          </table:table-cell>
          <table:table-cell office:value-type="float" office:value="0.57532555762834" calcext:value-type="float">
            <text:p>0.57532555762834</text:p>
          </table:table-cell>
          <table:table-cell office:value-type="float" office:value="0.985025284889374" calcext:value-type="float">
            <text:p>0.985025284889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368213816668" calcext:value-type="float">
            <text:p>-107.368213816668</text:p>
          </table:table-cell>
          <table:table-cell office:value-type="float" office:value="-138.216005351067" calcext:value-type="float">
            <text:p>-138.216005351067</text:p>
          </table:table-cell>
          <table:table-cell office:value-type="float" office:value="-134.934888474332" calcext:value-type="float">
            <text:p>-134.9348884743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6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3066897859189" calcext:value-type="float">
            <text:p>72.3066897859189</text:p>
          </table:table-cell>
          <table:table-cell office:value-type="float" office:value="981.913491842864" calcext:value-type="float">
            <text:p>981.913491842864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37895" calcext:value-type="float">
            <text:p>6637895</text:p>
          </table:table-cell>
          <table:table-cell office:value-type="float" office:value="1653192" calcext:value-type="float">
            <text:p>1653192</text:p>
          </table:table-cell>
          <table:table-cell office:value-type="float" office:value="1661147" calcext:value-type="float">
            <text:p>1661147</text:p>
          </table:table-cell>
          <table:table-cell office:value-type="float" office:value="1195849" calcext:value-type="float">
            <text:p>1195849</text:p>
          </table:table-cell>
          <table:table-cell office:value-type="float" office:value="938027" calcext:value-type="float">
            <text:p>938027</text:p>
          </table:table-cell>
          <table:table-cell office:value-type="float" office:value="965680" calcext:value-type="float">
            <text:p>965680</text:p>
          </table:table-cell>
          <table:table-cell office:value-type="float" office:value="1652887" calcext:value-type="float">
            <text:p>1652887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5649420696428" calcext:value-type="float">
            <text:p>3.95649420696428</text:p>
          </table:table-cell>
          <table:table-cell office:value-type="float" office:value="0.985379336521546" calcext:value-type="float">
            <text:p>0.985379336521546</text:p>
          </table:table-cell>
          <table:table-cell office:value-type="float" office:value="0.990120886578666" calcext:value-type="float">
            <text:p>0.990120886578666</text:p>
          </table:table-cell>
          <table:table-cell office:value-type="float" office:value="0.712781633470253" calcext:value-type="float">
            <text:p>0.712781633470253</text:p>
          </table:table-cell>
          <table:table-cell office:value-type="float" office:value="0.559107727898089" calcext:value-type="float">
            <text:p>0.559107727898089</text:p>
          </table:table-cell>
          <table:table-cell office:value-type="float" office:value="0.575590202282691" calcext:value-type="float">
            <text:p>0.575590202282691</text:p>
          </table:table-cell>
          <table:table-cell office:value-type="float" office:value="0.98519754233331" calcext:value-type="float">
            <text:p>0.98519754233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443673305949" calcext:value-type="float">
            <text:p>-107.443673305949</text:p>
          </table:table-cell>
          <table:table-cell office:value-type="float" office:value="-138.178454420382" calcext:value-type="float">
            <text:p>-138.178454420382</text:p>
          </table:table-cell>
          <table:table-cell office:value-type="float" office:value="-134.881959543462" calcext:value-type="float">
            <text:p>-134.8819595434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6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2963486820583" calcext:value-type="float">
            <text:p>72.2963486820583</text:p>
          </table:table-cell>
          <table:table-cell office:value-type="float" office:value="981.922001307749" calcext:value-type="float">
            <text:p>981.922001307749</text:p>
          </table:table-cell>
          <table:table-cell office:value-type="float" office:value="-1" calcext:value-type="float">
            <text:p>-1</text:p>
          </table:table-cell>
          <table:table-cell office:value-type="float" office:value="17425" calcext:value-type="float">
            <text:p>17425</text:p>
          </table:table-cell>
          <table:table-cell office:value-type="float" office:value="6639978" calcext:value-type="float">
            <text:p>6639978</text:p>
          </table:table-cell>
          <table:table-cell office:value-type="float" office:value="1653984" calcext:value-type="float">
            <text:p>1653984</text:p>
          </table:table-cell>
          <table:table-cell office:value-type="float" office:value="1663242" calcext:value-type="float">
            <text:p>1663242</text:p>
          </table:table-cell>
          <table:table-cell office:value-type="float" office:value="1194906" calcext:value-type="float">
            <text:p>1194906</text:p>
          </table:table-cell>
          <table:table-cell office:value-type="float" office:value="939012" calcext:value-type="float">
            <text:p>939012</text:p>
          </table:table-cell>
          <table:table-cell office:value-type="float" office:value="967123" calcext:value-type="float">
            <text:p>967123</text:p>
          </table:table-cell>
          <table:table-cell office:value-type="float" office:value="1654306" calcext:value-type="float">
            <text:p>1654306</text:p>
          </table:table-cell>
          <table:table-cell office:value-type="float" office:value="0.0103861105902327" calcext:value-type="float">
            <text:p>0.010386110590233</text:p>
          </table:table-cell>
          <table:table-cell office:value-type="float" office:value="3.95773577186296" calcext:value-type="float">
            <text:p>3.95773577186296</text:p>
          </table:table-cell>
          <table:table-cell office:value-type="float" office:value="0.985851405364442" calcext:value-type="float">
            <text:p>0.985851405364442</text:p>
          </table:table-cell>
          <table:table-cell office:value-type="float" office:value="0.991369604035569" calcext:value-type="float">
            <text:p>0.991369604035569</text:p>
          </table:table-cell>
          <table:table-cell office:value-type="float" office:value="0.712219561603017" calcext:value-type="float">
            <text:p>0.712219561603017</text:p>
          </table:table-cell>
          <table:table-cell office:value-type="float" office:value="0.559694833719114" calcext:value-type="float">
            <text:p>0.559694833719114</text:p>
          </table:table-cell>
          <table:table-cell office:value-type="float" office:value="0.576450297409332" calcext:value-type="float">
            <text:p>0.576450297409332</text:p>
          </table:table-cell>
          <table:table-cell office:value-type="float" office:value="0.986043332343499" calcext:value-type="float">
            <text:p>0.9860433323434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556087679397" calcext:value-type="float">
            <text:p>-107.556087679397</text:p>
          </table:table-cell>
          <table:table-cell office:value-type="float" office:value="-138.061033256177" calcext:value-type="float">
            <text:p>-138.061033256177</text:p>
          </table:table-cell>
          <table:table-cell office:value-type="float" office:value="-134.709940518134" calcext:value-type="float">
            <text:p>-134.7099405181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7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3070733432332" calcext:value-type="float">
            <text:p>72.3070733432332</text:p>
          </table:table-cell>
          <table:table-cell office:value-type="float" office:value="981.894460473286" calcext:value-type="float">
            <text:p>981.894460473286</text:p>
          </table:table-cell>
          <table:table-cell office:value-type="float" office:value="-1" calcext:value-type="float">
            <text:p>-1</text:p>
          </table:table-cell>
          <table:table-cell office:value-type="float" office:value="17427" calcext:value-type="float">
            <text:p>17427</text:p>
          </table:table-cell>
          <table:table-cell office:value-type="float" office:value="6637312" calcext:value-type="float">
            <text:p>6637312</text:p>
          </table:table-cell>
          <table:table-cell office:value-type="float" office:value="1654379" calcext:value-type="float">
            <text:p>1654379</text:p>
          </table:table-cell>
          <table:table-cell office:value-type="float" office:value="1662212" calcext:value-type="float">
            <text:p>1662212</text:p>
          </table:table-cell>
          <table:table-cell office:value-type="float" office:value="1195845" calcext:value-type="float">
            <text:p>1195845</text:p>
          </table:table-cell>
          <table:table-cell office:value-type="float" office:value="939614" calcext:value-type="float">
            <text:p>939614</text:p>
          </table:table-cell>
          <table:table-cell office:value-type="float" office:value="967246" calcext:value-type="float">
            <text:p>967246</text:p>
          </table:table-cell>
          <table:table-cell office:value-type="float" office:value="1655654" calcext:value-type="float">
            <text:p>1655654</text:p>
          </table:table-cell>
          <table:table-cell office:value-type="float" office:value="0.0103873026832703" calcext:value-type="float">
            <text:p>0.01038730268327</text:p>
          </table:table-cell>
          <table:table-cell office:value-type="float" office:value="3.95614671184381" calcext:value-type="float">
            <text:p>3.95614671184381</text:p>
          </table:table-cell>
          <table:table-cell office:value-type="float" office:value="0.986086843739372" calcext:value-type="float">
            <text:p>0.986086843739372</text:p>
          </table:table-cell>
          <table:table-cell office:value-type="float" office:value="0.990755676121196" calcext:value-type="float">
            <text:p>0.990755676121196</text:p>
          </table:table-cell>
          <table:table-cell office:value-type="float" office:value="0.712779249284178" calcext:value-type="float">
            <text:p>0.712779249284178</text:p>
          </table:table-cell>
          <table:table-cell office:value-type="float" office:value="0.560053653723437" calcext:value-type="float">
            <text:p>0.560053653723437</text:p>
          </table:table-cell>
          <table:table-cell office:value-type="float" office:value="0.576523611131145" calcext:value-type="float">
            <text:p>0.576523611131145</text:p>
          </table:table-cell>
          <table:table-cell office:value-type="float" office:value="0.986846803050852" calcext:value-type="float">
            <text:p>0.986846803050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444150143164" calcext:value-type="float">
            <text:p>-107.444150143164</text:p>
          </table:table-cell>
          <table:table-cell office:value-type="float" office:value="-137.989269255313" calcext:value-type="float">
            <text:p>-137.989269255313</text:p>
          </table:table-cell>
          <table:table-cell office:value-type="float" office:value="-134.695277773771" calcext:value-type="float">
            <text:p>-134.6952777737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7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3070733432332" calcext:value-type="float">
            <text:p>72.3070733432332</text:p>
          </table:table-cell>
          <table:table-cell office:value-type="float" office:value="981.977083042152" calcext:value-type="float">
            <text:p>981.97708304215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36209" calcext:value-type="float">
            <text:p>6636209</text:p>
          </table:table-cell>
          <table:table-cell office:value-type="float" office:value="1653003" calcext:value-type="float">
            <text:p>1653003</text:p>
          </table:table-cell>
          <table:table-cell office:value-type="float" office:value="1663756" calcext:value-type="float">
            <text:p>1663756</text:p>
          </table:table-cell>
          <table:table-cell office:value-type="float" office:value="1198262" calcext:value-type="float">
            <text:p>1198262</text:p>
          </table:table-cell>
          <table:table-cell office:value-type="float" office:value="940707" calcext:value-type="float">
            <text:p>940707</text:p>
          </table:table-cell>
          <table:table-cell office:value-type="float" office:value="966132" calcext:value-type="float">
            <text:p>966132</text:p>
          </table:table-cell>
          <table:table-cell office:value-type="float" office:value="1655861" calcext:value-type="float">
            <text:p>1655861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5548927253357" calcext:value-type="float">
            <text:p>3.95548927253357</text:p>
          </table:table-cell>
          <table:table-cell office:value-type="float" office:value="0.985266683729492" calcext:value-type="float">
            <text:p>0.985266683729492</text:p>
          </table:table-cell>
          <table:table-cell office:value-type="float" office:value="0.991675971946236" calcext:value-type="float">
            <text:p>0.991675971946236</text:p>
          </table:table-cell>
          <table:table-cell office:value-type="float" office:value="0.714219893720137" calcext:value-type="float">
            <text:p>0.714219893720137</text:p>
          </table:table-cell>
          <table:table-cell office:value-type="float" office:value="0.560705132568494" calcext:value-type="float">
            <text:p>0.560705132568494</text:p>
          </table:table-cell>
          <table:table-cell office:value-type="float" office:value="0.575859615309193" calcext:value-type="float">
            <text:p>0.575859615309193</text:p>
          </table:table-cell>
          <table:table-cell office:value-type="float" office:value="0.986970184680245" calcext:value-type="float">
            <text:p>0.986970184680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156021255973" calcext:value-type="float">
            <text:p>-107.156021255973</text:p>
          </table:table-cell>
          <table:table-cell office:value-type="float" office:value="-137.858973486301" calcext:value-type="float">
            <text:p>-137.858973486301</text:p>
          </table:table-cell>
          <table:table-cell office:value-type="float" office:value="-134.828076938161" calcext:value-type="float">
            <text:p>-134.8280769381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8</text:p>
          </table:table-cell>
          <table:table-cell office:value-type="float" office:value="26.1509288779052" calcext:value-type="float">
            <text:p>26.1509288779052</text:p>
          </table:table-cell>
          <table:table-cell office:value-type="float" office:value="72.3128192685607" calcext:value-type="float">
            <text:p>72.3128192685607</text:p>
          </table:table-cell>
          <table:table-cell office:value-type="float" office:value="981.902969745317" calcext:value-type="float">
            <text:p>981.902969745317</text:p>
          </table:table-cell>
          <table:table-cell office:value-type="float" office:value="-1" calcext:value-type="float">
            <text:p>-1</text:p>
          </table:table-cell>
          <table:table-cell office:value-type="float" office:value="17407" calcext:value-type="float">
            <text:p>17407</text:p>
          </table:table-cell>
          <table:table-cell office:value-type="float" office:value="6639092" calcext:value-type="float">
            <text:p>6639092</text:p>
          </table:table-cell>
          <table:table-cell office:value-type="float" office:value="1653106" calcext:value-type="float">
            <text:p>1653106</text:p>
          </table:table-cell>
          <table:table-cell office:value-type="float" office:value="1664244" calcext:value-type="float">
            <text:p>1664244</text:p>
          </table:table-cell>
          <table:table-cell office:value-type="float" office:value="1200617" calcext:value-type="float">
            <text:p>1200617</text:p>
          </table:table-cell>
          <table:table-cell office:value-type="float" office:value="942463" calcext:value-type="float">
            <text:p>942463</text:p>
          </table:table-cell>
          <table:table-cell office:value-type="float" office:value="964722" calcext:value-type="float">
            <text:p>964722</text:p>
          </table:table-cell>
          <table:table-cell office:value-type="float" office:value="1654936" calcext:value-type="float">
            <text:p>1654936</text:p>
          </table:table-cell>
          <table:table-cell office:value-type="float" office:value="0.0103753817528941" calcext:value-type="float">
            <text:p>0.010375381752894</text:p>
          </table:table-cell>
          <table:table-cell office:value-type="float" office:value="3.95720767464729" calcext:value-type="float">
            <text:p>3.95720767464729</text:p>
          </table:table-cell>
          <table:table-cell office:value-type="float" office:value="0.985328076520929" calcext:value-type="float">
            <text:p>0.985328076520929</text:p>
          </table:table-cell>
          <table:table-cell office:value-type="float" office:value="0.991966842647414" calcext:value-type="float">
            <text:p>0.991966842647414</text:p>
          </table:table-cell>
          <table:table-cell office:value-type="float" office:value="0.715623583271931" calcext:value-type="float">
            <text:p>0.715623583271931</text:p>
          </table:table-cell>
          <table:table-cell office:value-type="float" office:value="0.561751790255522" calcext:value-type="float">
            <text:p>0.561751790255522</text:p>
          </table:table-cell>
          <table:table-cell office:value-type="float" office:value="0.575019189717673" calcext:value-type="float">
            <text:p>0.575019189717673</text:p>
          </table:table-cell>
          <table:table-cell office:value-type="float" office:value="0.986418841650348" calcext:value-type="float">
            <text:p>0.9864188416503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875283345614" calcext:value-type="float">
            <text:p>-106.875283345614</text:p>
          </table:table-cell>
          <table:table-cell office:value-type="float" office:value="-137.649641948896" calcext:value-type="float">
            <text:p>-137.649641948896</text:p>
          </table:table-cell>
          <table:table-cell office:value-type="float" office:value="-134.996162056465" calcext:value-type="float">
            <text:p>-134.9961620564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8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2909863385982" calcext:value-type="float">
            <text:p>72.2909863385982</text:p>
          </table:table-cell>
          <table:table-cell office:value-type="float" office:value="981.949542164038" calcext:value-type="float">
            <text:p>981.949542164038</text:p>
          </table:table-cell>
          <table:table-cell office:value-type="float" office:value="-1" calcext:value-type="float">
            <text:p>-1</text:p>
          </table:table-cell>
          <table:table-cell office:value-type="float" office:value="17418" calcext:value-type="float">
            <text:p>17418</text:p>
          </table:table-cell>
          <table:table-cell office:value-type="float" office:value="6637500" calcext:value-type="float">
            <text:p>6637500</text:p>
          </table:table-cell>
          <table:table-cell office:value-type="float" office:value="1653059" calcext:value-type="float">
            <text:p>1653059</text:p>
          </table:table-cell>
          <table:table-cell office:value-type="float" office:value="1662967" calcext:value-type="float">
            <text:p>1662967</text:p>
          </table:table-cell>
          <table:table-cell office:value-type="float" office:value="1194512" calcext:value-type="float">
            <text:p>1194512</text:p>
          </table:table-cell>
          <table:table-cell office:value-type="float" office:value="941338" calcext:value-type="float">
            <text:p>941338</text:p>
          </table:table-cell>
          <table:table-cell office:value-type="float" office:value="967211" calcext:value-type="float">
            <text:p>967211</text:p>
          </table:table-cell>
          <table:table-cell office:value-type="float" office:value="1652794" calcext:value-type="float">
            <text:p>1652794</text:p>
          </table:table-cell>
          <table:table-cell office:value-type="float" office:value="0.010381938264601" calcext:value-type="float">
            <text:p>0.010381938264601</text:p>
          </table:table-cell>
          <table:table-cell office:value-type="float" office:value="3.95625876858935" calcext:value-type="float">
            <text:p>3.95625876858935</text:p>
          </table:table-cell>
          <table:table-cell office:value-type="float" office:value="0.985300062334545" calcext:value-type="float">
            <text:p>0.985300062334545</text:p>
          </table:table-cell>
          <table:table-cell office:value-type="float" office:value="0.991205691242896" calcext:value-type="float">
            <text:p>0.991205691242896</text:p>
          </table:table-cell>
          <table:table-cell office:value-type="float" office:value="0.711984719274607" calcext:value-type="float">
            <text:p>0.711984719274607</text:p>
          </table:table-cell>
          <table:table-cell office:value-type="float" office:value="0.561081237921862" calcext:value-type="float">
            <text:p>0.561081237921862</text:p>
          </table:table-cell>
          <table:table-cell office:value-type="float" office:value="0.576502749502987" calcext:value-type="float">
            <text:p>0.576502749502987</text:p>
          </table:table-cell>
          <table:table-cell office:value-type="float" office:value="0.985142110007061" calcext:value-type="float">
            <text:p>0.9851421100070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603056145079" calcext:value-type="float">
            <text:p>-107.603056145079</text:p>
          </table:table-cell>
          <table:table-cell office:value-type="float" office:value="-137.783752415628" calcext:value-type="float">
            <text:p>-137.783752415628</text:p>
          </table:table-cell>
          <table:table-cell office:value-type="float" office:value="-134.699450099403" calcext:value-type="float">
            <text:p>-134.6994500994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9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2909863385982" calcext:value-type="float">
            <text:p>72.2909863385982</text:p>
          </table:table-cell>
          <table:table-cell office:value-type="float" office:value="981.866919660647" calcext:value-type="float">
            <text:p>981.866919660647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46638" calcext:value-type="float">
            <text:p>6646638</text:p>
          </table:table-cell>
          <table:table-cell office:value-type="float" office:value="1653800" calcext:value-type="float">
            <text:p>1653800</text:p>
          </table:table-cell>
          <table:table-cell office:value-type="float" office:value="1663742" calcext:value-type="float">
            <text:p>1663742</text:p>
          </table:table-cell>
          <table:table-cell office:value-type="float" office:value="1192975" calcext:value-type="float">
            <text:p>1192975</text:p>
          </table:table-cell>
          <table:table-cell office:value-type="float" office:value="942003" calcext:value-type="float">
            <text:p>942003</text:p>
          </table:table-cell>
          <table:table-cell office:value-type="float" office:value="968036" calcext:value-type="float">
            <text:p>968036</text:p>
          </table:table-cell>
          <table:table-cell office:value-type="float" office:value="1653311" calcext:value-type="float">
            <text:p>1653311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6170544167822" calcext:value-type="float">
            <text:p>3.96170544167822</text:p>
          </table:table-cell>
          <table:table-cell office:value-type="float" office:value="0.985741732804982" calcext:value-type="float">
            <text:p>0.985741732804982</text:p>
          </table:table-cell>
          <table:table-cell office:value-type="float" office:value="0.991667627294973" calcext:value-type="float">
            <text:p>0.991667627294973</text:p>
          </table:table-cell>
          <table:table-cell office:value-type="float" office:value="0.711068595775198" calcext:value-type="float">
            <text:p>0.711068595775198</text:p>
          </table:table-cell>
          <table:table-cell office:value-type="float" office:value="0.56147760885687" calcext:value-type="float">
            <text:p>0.56147760885687</text:p>
          </table:table-cell>
          <table:table-cell office:value-type="float" office:value="0.576994487881003" calcext:value-type="float">
            <text:p>0.576994487881003</text:p>
          </table:table-cell>
          <table:table-cell office:value-type="float" office:value="0.985450266057284" calcext:value-type="float">
            <text:p>0.9854502660572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78628084496" calcext:value-type="float">
            <text:p>-107.78628084496</text:p>
          </table:table-cell>
          <table:table-cell office:value-type="float" office:value="-137.704478228626" calcext:value-type="float">
            <text:p>-137.704478228626</text:p>
          </table:table-cell>
          <table:table-cell office:value-type="float" office:value="-134.601102423799" calcext:value-type="float">
            <text:p>-134.6011024237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29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2909863385982" calcext:value-type="float">
            <text:p>72.2909863385982</text:p>
          </table:table-cell>
          <table:table-cell office:value-type="float" office:value="981.922001307749" calcext:value-type="float">
            <text:p>981.922001307749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54455" calcext:value-type="float">
            <text:p>6654455</text:p>
          </table:table-cell>
          <table:table-cell office:value-type="float" office:value="1653783" calcext:value-type="float">
            <text:p>1653783</text:p>
          </table:table-cell>
          <table:table-cell office:value-type="float" office:value="1663612" calcext:value-type="float">
            <text:p>1663612</text:p>
          </table:table-cell>
          <table:table-cell office:value-type="float" office:value="1191594" calcext:value-type="float">
            <text:p>1191594</text:p>
          </table:table-cell>
          <table:table-cell office:value-type="float" office:value="943357" calcext:value-type="float">
            <text:p>943357</text:p>
          </table:table-cell>
          <table:table-cell office:value-type="float" office:value="969236" calcext:value-type="float">
            <text:p>969236</text:p>
          </table:table-cell>
          <table:table-cell office:value-type="float" office:value="1653967" calcext:value-type="float">
            <text:p>1653967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636473731574" calcext:value-type="float">
            <text:p>3.96636473731574</text:p>
          </table:table-cell>
          <table:table-cell office:value-type="float" office:value="0.985731600014162" calcext:value-type="float">
            <text:p>0.985731600014162</text:p>
          </table:table-cell>
          <table:table-cell office:value-type="float" office:value="0.991590141247528" calcext:value-type="float">
            <text:p>0.991590141247528</text:p>
          </table:table-cell>
          <table:table-cell office:value-type="float" office:value="0.710245455532724" calcext:value-type="float">
            <text:p>0.710245455532724</text:p>
          </table:table-cell>
          <table:table-cell office:value-type="float" office:value="0.562284655843336" calcext:value-type="float">
            <text:p>0.562284655843336</text:p>
          </table:table-cell>
          <table:table-cell office:value-type="float" office:value="0.577709743703573" calcext:value-type="float">
            <text:p>0.577709743703573</text:p>
          </table:table-cell>
          <table:table-cell office:value-type="float" office:value="0.985841272573623" calcext:value-type="float">
            <text:p>0.9858412725736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950908893455" calcext:value-type="float">
            <text:p>-107.950908893455</text:p>
          </table:table-cell>
          <table:table-cell office:value-type="float" office:value="-137.543068831333" calcext:value-type="float">
            <text:p>-137.543068831333</text:p>
          </table:table-cell>
          <table:table-cell office:value-type="float" office:value="-134.458051259285" calcext:value-type="float">
            <text:p>-134.4580512592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0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2695368789397" calcext:value-type="float">
            <text:p>72.2695368789397</text:p>
          </table:table-cell>
          <table:table-cell office:value-type="float" office:value="981.922001307749" calcext:value-type="float">
            <text:p>981.922001307749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00208" calcext:value-type="float">
            <text:p>6600208</text:p>
          </table:table-cell>
          <table:table-cell office:value-type="float" office:value="1651750" calcext:value-type="float">
            <text:p>1651750</text:p>
          </table:table-cell>
          <table:table-cell office:value-type="float" office:value="1663523" calcext:value-type="float">
            <text:p>1663523</text:p>
          </table:table-cell>
          <table:table-cell office:value-type="float" office:value="1190839" calcext:value-type="float">
            <text:p>1190839</text:p>
          </table:table-cell>
          <table:table-cell office:value-type="float" office:value="944490" calcext:value-type="float">
            <text:p>944490</text:p>
          </table:table-cell>
          <table:table-cell office:value-type="float" office:value="969791" calcext:value-type="float">
            <text:p>969791</text:p>
          </table:table-cell>
          <table:table-cell office:value-type="float" office:value="1654749" calcext:value-type="float">
            <text:p>165474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3403100180995" calcext:value-type="float">
            <text:p>3.93403100180995</text:p>
          </table:table-cell>
          <table:table-cell office:value-type="float" office:value="0.984519837441425" calcext:value-type="float">
            <text:p>0.984519837441425</text:p>
          </table:table-cell>
          <table:table-cell office:value-type="float" office:value="0.991537093107354" calcext:value-type="float">
            <text:p>0.991537093107354</text:p>
          </table:table-cell>
          <table:table-cell office:value-type="float" office:value="0.709795440411024" calcext:value-type="float">
            <text:p>0.709795440411024</text:p>
          </table:table-cell>
          <table:table-cell office:value-type="float" office:value="0.562959976549146" calcext:value-type="float">
            <text:p>0.562959976549146</text:p>
          </table:table-cell>
          <table:table-cell office:value-type="float" office:value="0.578040549521512" calcext:value-type="float">
            <text:p>0.578040549521512</text:p>
          </table:table-cell>
          <table:table-cell office:value-type="float" office:value="0.986307380951331" calcext:value-type="float">
            <text:p>0.9863073809513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040911917795" calcext:value-type="float">
            <text:p>-108.040911917795</text:p>
          </table:table-cell>
          <table:table-cell office:value-type="float" office:value="-137.408004690171" calcext:value-type="float">
            <text:p>-137.408004690171</text:p>
          </table:table-cell>
          <table:table-cell office:value-type="float" office:value="-134.391890095698" calcext:value-type="float">
            <text:p>-134.3918900956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0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2695368789397" calcext:value-type="float">
            <text:p>72.2695368789397</text:p>
          </table:table-cell>
          <table:table-cell office:value-type="float" office:value="981.977083042152" calcext:value-type="float">
            <text:p>981.977083042152</text:p>
          </table:table-cell>
          <table:table-cell office:value-type="float" office:value="-1" calcext:value-type="float">
            <text:p>-1</text:p>
          </table:table-cell>
          <table:table-cell office:value-type="float" office:value="17414" calcext:value-type="float">
            <text:p>17414</text:p>
          </table:table-cell>
          <table:table-cell office:value-type="float" office:value="6489278" calcext:value-type="float">
            <text:p>6489278</text:p>
          </table:table-cell>
          <table:table-cell office:value-type="float" office:value="1653272" calcext:value-type="float">
            <text:p>1653272</text:p>
          </table:table-cell>
          <table:table-cell office:value-type="float" office:value="1664323" calcext:value-type="float">
            <text:p>1664323</text:p>
          </table:table-cell>
          <table:table-cell office:value-type="float" office:value="1196196" calcext:value-type="float">
            <text:p>1196196</text:p>
          </table:table-cell>
          <table:table-cell office:value-type="float" office:value="944777" calcext:value-type="float">
            <text:p>944777</text:p>
          </table:table-cell>
          <table:table-cell office:value-type="float" office:value="968250" calcext:value-type="float">
            <text:p>968250</text:p>
          </table:table-cell>
          <table:table-cell office:value-type="float" office:value="1655825" calcext:value-type="float">
            <text:p>1655825</text:p>
          </table:table-cell>
          <table:table-cell office:value-type="float" office:value="0.0103795540785258" calcext:value-type="float">
            <text:p>0.010379554078526</text:p>
          </table:table-cell>
          <table:table-cell office:value-type="float" office:value="3.86791156147856" calcext:value-type="float">
            <text:p>3.86791156147856</text:p>
          </table:table-cell>
          <table:table-cell office:value-type="float" office:value="0.985427020243051" calcext:value-type="float">
            <text:p>0.985427020243051</text:p>
          </table:table-cell>
          <table:table-cell office:value-type="float" office:value="0.9920139303224" calcext:value-type="float">
            <text:p>0.9920139303224</text:p>
          </table:table-cell>
          <table:table-cell office:value-type="float" office:value="0.71298846161228" calcext:value-type="float">
            <text:p>0.71298846161228</text:p>
          </table:table-cell>
          <table:table-cell office:value-type="float" office:value="0.563131041900044" calcext:value-type="float">
            <text:p>0.563131041900044</text:p>
          </table:table-cell>
          <table:table-cell office:value-type="float" office:value="0.577122041836028" calcext:value-type="float">
            <text:p>0.577122041836028</text:p>
          </table:table-cell>
          <table:table-cell office:value-type="float" office:value="0.986948727005568" calcext:value-type="float">
            <text:p>0.9869487270055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402307677544" calcext:value-type="float">
            <text:p>-107.402307677544</text:p>
          </table:table-cell>
          <table:table-cell office:value-type="float" office:value="-137.373791619991" calcext:value-type="float">
            <text:p>-137.373791619991</text:p>
          </table:table-cell>
          <table:table-cell office:value-type="float" office:value="-134.575591632794" calcext:value-type="float">
            <text:p>-134.5755916327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0</text:p>
          </table:table-cell>
          <table:table-cell office:value-type="float" office:value="26.1509288779052" calcext:value-type="float">
            <text:p>26.1509288779052</text:p>
          </table:table-cell>
          <table:table-cell office:value-type="float" office:value="72.2377452013637" calcext:value-type="float">
            <text:p>72.2377452013637</text:p>
          </table:table-cell>
          <table:table-cell office:value-type="float" office:value="981.930510808764" calcext:value-type="float">
            <text:p>981.930510808764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417053" calcext:value-type="float">
            <text:p>6417053</text:p>
          </table:table-cell>
          <table:table-cell office:value-type="float" office:value="1653641" calcext:value-type="float">
            <text:p>1653641</text:p>
          </table:table-cell>
          <table:table-cell office:value-type="float" office:value="1664338" calcext:value-type="float">
            <text:p>1664338</text:p>
          </table:table-cell>
          <table:table-cell office:value-type="float" office:value="1196826" calcext:value-type="float">
            <text:p>1196826</text:p>
          </table:table-cell>
          <table:table-cell office:value-type="float" office:value="947600" calcext:value-type="float">
            <text:p>947600</text:p>
          </table:table-cell>
          <table:table-cell office:value-type="float" office:value="967761" calcext:value-type="float">
            <text:p>967761</text:p>
          </table:table-cell>
          <table:table-cell office:value-type="float" office:value="1654971" calcext:value-type="float">
            <text:p>1654971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82486210165764" calcext:value-type="float">
            <text:p>3.82486210165764</text:p>
          </table:table-cell>
          <table:table-cell office:value-type="float" office:value="0.985646961408491" calcext:value-type="float">
            <text:p>0.985646961408491</text:p>
          </table:table-cell>
          <table:table-cell office:value-type="float" office:value="0.992022871020182" calcext:value-type="float">
            <text:p>0.992022871020182</text:p>
          </table:table-cell>
          <table:table-cell office:value-type="float" office:value="0.713363970919129" calcext:value-type="float">
            <text:p>0.713363970919129</text:p>
          </table:table-cell>
          <table:table-cell office:value-type="float" office:value="0.564813681222639" calcext:value-type="float">
            <text:p>0.564813681222639</text:p>
          </table:table-cell>
          <table:table-cell office:value-type="float" office:value="0.576830575088331" calcext:value-type="float">
            <text:p>0.576830575088331</text:p>
          </table:table-cell>
          <table:table-cell office:value-type="float" office:value="0.986439703278506" calcext:value-type="float">
            <text:p>0.9864397032785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327205816174" calcext:value-type="float">
            <text:p>-107.327205816174</text:p>
          </table:table-cell>
          <table:table-cell office:value-type="float" office:value="-137.037263755472" calcext:value-type="float">
            <text:p>-137.037263755472</text:p>
          </table:table-cell>
          <table:table-cell office:value-type="float" office:value="-134.633884982334" calcext:value-type="float">
            <text:p>-134.6338849823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1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2319999941383" calcext:value-type="float">
            <text:p>72.2319999941383</text:p>
          </table:table-cell>
          <table:table-cell office:value-type="float" office:value="982.004623942091" calcext:value-type="float">
            <text:p>982.004623942091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383927" calcext:value-type="float">
            <text:p>6383927</text:p>
          </table:table-cell>
          <table:table-cell office:value-type="float" office:value="1652851" calcext:value-type="float">
            <text:p>1652851</text:p>
          </table:table-cell>
          <table:table-cell office:value-type="float" office:value="1664261" calcext:value-type="float">
            <text:p>1664261</text:p>
          </table:table-cell>
          <table:table-cell office:value-type="float" office:value="1194330" calcext:value-type="float">
            <text:p>1194330</text:p>
          </table:table-cell>
          <table:table-cell office:value-type="float" office:value="948450" calcext:value-type="float">
            <text:p>948450</text:p>
          </table:table-cell>
          <table:table-cell office:value-type="float" office:value="967651" calcext:value-type="float">
            <text:p>967651</text:p>
          </table:table-cell>
          <table:table-cell office:value-type="float" office:value="1654100" calcext:value-type="float">
            <text:p>1654100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8051174646756" calcext:value-type="float">
            <text:p>3.8051174646756</text:p>
          </table:table-cell>
          <table:table-cell office:value-type="float" office:value="0.985176084658633" calcext:value-type="float">
            <text:p>0.985176084658633</text:p>
          </table:table-cell>
          <table:table-cell office:value-type="float" office:value="0.991976975438234" calcext:value-type="float">
            <text:p>0.991976975438234</text:p>
          </table:table-cell>
          <table:table-cell office:value-type="float" office:value="0.711876238808183" calcext:value-type="float">
            <text:p>0.711876238808183</text:p>
          </table:table-cell>
          <table:table-cell office:value-type="float" office:value="0.565320320763626" calcext:value-type="float">
            <text:p>0.565320320763626</text:p>
          </table:table-cell>
          <table:table-cell office:value-type="float" office:value="0.576765009971262" calcext:value-type="float">
            <text:p>0.576765009971262</text:p>
          </table:table-cell>
          <table:table-cell office:value-type="float" office:value="0.985920546760624" calcext:value-type="float">
            <text:p>0.9859205467606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624752238363" calcext:value-type="float">
            <text:p>-107.624752238363</text:p>
          </table:table-cell>
          <table:table-cell office:value-type="float" office:value="-136.935935847275" calcext:value-type="float">
            <text:p>-136.935935847275</text:p>
          </table:table-cell>
          <table:table-cell office:value-type="float" office:value="-134.646998005748" calcext:value-type="float">
            <text:p>-134.6469980057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1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2266375476966" calcext:value-type="float">
            <text:p>72.2266375476966</text:p>
          </table:table-cell>
          <table:table-cell office:value-type="float" office:value="981.922001307749" calcext:value-type="float">
            <text:p>981.922001307749</text:p>
          </table:table-cell>
          <table:table-cell office:value-type="float" office:value="-1" calcext:value-type="float">
            <text:p>-1</text:p>
          </table:table-cell>
          <table:table-cell office:value-type="float" office:value="145623" calcext:value-type="float">
            <text:p>145623</text:p>
          </table:table-cell>
          <table:table-cell office:value-type="float" office:value="6358251" calcext:value-type="float">
            <text:p>6358251</text:p>
          </table:table-cell>
          <table:table-cell office:value-type="float" office:value="1653873" calcext:value-type="float">
            <text:p>1653873</text:p>
          </table:table-cell>
          <table:table-cell office:value-type="float" office:value="1664482" calcext:value-type="float">
            <text:p>1664482</text:p>
          </table:table-cell>
          <table:table-cell office:value-type="float" office:value="1189919" calcext:value-type="float">
            <text:p>1189919</text:p>
          </table:table-cell>
          <table:table-cell office:value-type="float" office:value="947906" calcext:value-type="float">
            <text:p>947906</text:p>
          </table:table-cell>
          <table:table-cell office:value-type="float" office:value="970193" calcext:value-type="float">
            <text:p>970193</text:p>
          </table:table-cell>
          <table:table-cell office:value-type="float" office:value="1653139" calcext:value-type="float">
            <text:p>1653139</text:p>
          </table:table-cell>
          <table:table-cell office:value-type="float" office:value="0.0867980822084048" calcext:value-type="float">
            <text:p>0.086798082208405</text:p>
          </table:table-cell>
          <table:table-cell office:value-type="float" office:value="3.78981337425868" calcext:value-type="float">
            <text:p>3.78981337425868</text:p>
          </table:table-cell>
          <table:table-cell office:value-type="float" office:value="0.985785244200855" calcext:value-type="float">
            <text:p>0.985785244200855</text:p>
          </table:table-cell>
          <table:table-cell office:value-type="float" office:value="0.992108701718891" calcext:value-type="float">
            <text:p>0.992108701718891</text:p>
          </table:table-cell>
          <table:table-cell office:value-type="float" office:value="0.709247077613721" calcext:value-type="float">
            <text:p>0.709247077613721</text:p>
          </table:table-cell>
          <table:table-cell office:value-type="float" office:value="0.564996071457395" calcext:value-type="float">
            <text:p>0.564996071457395</text:p>
          </table:table-cell>
          <table:table-cell office:value-type="float" office:value="0.578280160222073" calcext:value-type="float">
            <text:p>0.578280160222073</text:p>
          </table:table-cell>
          <table:table-cell office:value-type="float" office:value="0.985347746056049" calcext:value-type="float">
            <text:p>0.985347746056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150584477256" calcext:value-type="float">
            <text:p>-108.150584477256</text:p>
          </table:table-cell>
          <table:table-cell office:value-type="float" office:value="-137.000785708521" calcext:value-type="float">
            <text:p>-137.000785708521</text:p>
          </table:table-cell>
          <table:table-cell office:value-type="float" office:value="-134.343967955585" calcext:value-type="float">
            <text:p>-134.3439679555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2</text:p>
          </table:table-cell>
          <table:table-cell office:value-type="float" office:value="26.1509288779052" calcext:value-type="float">
            <text:p>26.1509288779052</text:p>
          </table:table-cell>
          <table:table-cell office:value-type="float" office:value="72.194844979179" calcext:value-type="float">
            <text:p>72.194844979179</text:p>
          </table:table-cell>
          <table:table-cell office:value-type="float" office:value="981.875428703696" calcext:value-type="float">
            <text:p>981.875428703696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314337" calcext:value-type="float">
            <text:p>6314337</text:p>
          </table:table-cell>
          <table:table-cell office:value-type="float" office:value="1654013" calcext:value-type="float">
            <text:p>1654013</text:p>
          </table:table-cell>
          <table:table-cell office:value-type="float" office:value="1663841" calcext:value-type="float">
            <text:p>1663841</text:p>
          </table:table-cell>
          <table:table-cell office:value-type="float" office:value="1188564" calcext:value-type="float">
            <text:p>1188564</text:p>
          </table:table-cell>
          <table:table-cell office:value-type="float" office:value="947929" calcext:value-type="float">
            <text:p>947929</text:p>
          </table:table-cell>
          <table:table-cell office:value-type="float" office:value="970762" calcext:value-type="float">
            <text:p>970762</text:p>
          </table:table-cell>
          <table:table-cell office:value-type="float" office:value="1653086" calcext:value-type="float">
            <text:p>1653086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76363858743174" calcext:value-type="float">
            <text:p>3.76363858743174</text:p>
          </table:table-cell>
          <table:table-cell office:value-type="float" office:value="0.985868690713488" calcext:value-type="float">
            <text:p>0.985868690713488</text:p>
          </table:table-cell>
          <table:table-cell office:value-type="float" office:value="0.991726635900335" calcext:value-type="float">
            <text:p>0.991726635900335</text:p>
          </table:table-cell>
          <table:table-cell office:value-type="float" office:value="0.708439434580735" calcext:value-type="float">
            <text:p>0.708439434580735</text:p>
          </table:table-cell>
          <table:table-cell office:value-type="float" office:value="0.565009780527327" calcext:value-type="float">
            <text:p>0.565009780527327</text:p>
          </table:table-cell>
          <table:table-cell office:value-type="float" office:value="0.578619310691274" calcext:value-type="float">
            <text:p>0.578619310691274</text:p>
          </table:table-cell>
          <table:table-cell office:value-type="float" office:value="0.985316155590553" calcext:value-type="float">
            <text:p>0.985316155590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312113083853" calcext:value-type="float">
            <text:p>-108.312113083853</text:p>
          </table:table-cell>
          <table:table-cell office:value-type="float" office:value="-136.998043894535" calcext:value-type="float">
            <text:p>-136.998043894535</text:p>
          </table:table-cell>
          <table:table-cell office:value-type="float" office:value="-134.276137861745" calcext:value-type="float">
            <text:p>-134.2761378617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2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183355487049" calcext:value-type="float">
            <text:p>72.183355487049</text:p>
          </table:table-cell>
          <table:table-cell office:value-type="float" office:value="981.996113790257" calcext:value-type="float">
            <text:p>981.996113790257</text:p>
          </table:table-cell>
          <table:table-cell office:value-type="float" office:value="-1" calcext:value-type="float">
            <text:p>-1</text:p>
          </table:table-cell>
          <table:table-cell office:value-type="float" office:value="17403" calcext:value-type="float">
            <text:p>17403</text:p>
          </table:table-cell>
          <table:table-cell office:value-type="float" office:value="6179648" calcext:value-type="float">
            <text:p>6179648</text:p>
          </table:table-cell>
          <table:table-cell office:value-type="float" office:value="1654048" calcext:value-type="float">
            <text:p>1654048</text:p>
          </table:table-cell>
          <table:table-cell office:value-type="float" office:value="1663471" calcext:value-type="float">
            <text:p>1663471</text:p>
          </table:table-cell>
          <table:table-cell office:value-type="float" office:value="1187866" calcext:value-type="float">
            <text:p>1187866</text:p>
          </table:table-cell>
          <table:table-cell office:value-type="float" office:value="949603" calcext:value-type="float">
            <text:p>949603</text:p>
          </table:table-cell>
          <table:table-cell office:value-type="float" office:value="971652" calcext:value-type="float">
            <text:p>971652</text:p>
          </table:table-cell>
          <table:table-cell office:value-type="float" office:value="1653891" calcext:value-type="float">
            <text:p>1653891</text:p>
          </table:table-cell>
          <table:table-cell office:value-type="float" office:value="0.0103729975668189" calcext:value-type="float">
            <text:p>0.010372997566819</text:p>
          </table:table-cell>
          <table:table-cell office:value-type="float" office:value="3.68335767785998" calcext:value-type="float">
            <text:p>3.68335767785998</text:p>
          </table:table-cell>
          <table:table-cell office:value-type="float" office:value="0.985889552341646" calcext:value-type="float">
            <text:p>0.985889552341646</text:p>
          </table:table-cell>
          <table:table-cell office:value-type="float" office:value="0.991506098688376" calcext:value-type="float">
            <text:p>0.991506098688376</text:p>
          </table:table-cell>
          <table:table-cell office:value-type="float" office:value="0.708023394110607" calcext:value-type="float">
            <text:p>0.708023394110607</text:p>
          </table:table-cell>
          <table:table-cell office:value-type="float" office:value="0.566007562399812" calcext:value-type="float">
            <text:p>0.566007562399812</text:p>
          </table:table-cell>
          <table:table-cell office:value-type="float" office:value="0.579149792093014" calcext:value-type="float">
            <text:p>0.579149792093014</text:p>
          </table:table-cell>
          <table:table-cell office:value-type="float" office:value="0.985795973038193" calcext:value-type="float">
            <text:p>0.9857959730381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395321177879" calcext:value-type="float">
            <text:p>-108.395321177879</text:p>
          </table:table-cell>
          <table:table-cell office:value-type="float" office:value="-136.798487520038" calcext:value-type="float">
            <text:p>-136.798487520038</text:p>
          </table:table-cell>
          <table:table-cell office:value-type="float" office:value="-134.170041581397" calcext:value-type="float">
            <text:p>-134.1700415813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3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1565430822348" calcext:value-type="float">
            <text:p>72.1565430822348</text:p>
          </table:table-cell>
          <table:table-cell office:value-type="float" office:value="981.885951237383" calcext:value-type="float">
            <text:p>981.885951237383</text:p>
          </table:table-cell>
          <table:table-cell office:value-type="float" office:value="-1" calcext:value-type="float">
            <text:p>-1</text:p>
          </table:table-cell>
          <table:table-cell office:value-type="float" office:value="17549" calcext:value-type="float">
            <text:p>17549</text:p>
          </table:table-cell>
          <table:table-cell office:value-type="float" office:value="6131073" calcext:value-type="float">
            <text:p>6131073</text:p>
          </table:table-cell>
          <table:table-cell office:value-type="float" office:value="1653997" calcext:value-type="float">
            <text:p>1653997</text:p>
          </table:table-cell>
          <table:table-cell office:value-type="float" office:value="1663875" calcext:value-type="float">
            <text:p>1663875</text:p>
          </table:table-cell>
          <table:table-cell office:value-type="float" office:value="1190536" calcext:value-type="float">
            <text:p>1190536</text:p>
          </table:table-cell>
          <table:table-cell office:value-type="float" office:value="950066" calcext:value-type="float">
            <text:p>950066</text:p>
          </table:table-cell>
          <table:table-cell office:value-type="float" office:value="972361" calcext:value-type="float">
            <text:p>972361</text:p>
          </table:table-cell>
          <table:table-cell office:value-type="float" office:value="1656024" calcext:value-type="float">
            <text:p>1656024</text:p>
          </table:table-cell>
          <table:table-cell office:value-type="float" office:value="0.0104600203585649" calcext:value-type="float">
            <text:p>0.010460020358565</text:p>
          </table:table-cell>
          <table:table-cell office:value-type="float" office:value="3.65440471820888" calcext:value-type="float">
            <text:p>3.65440471820888</text:p>
          </table:table-cell>
          <table:table-cell office:value-type="float" office:value="0.985859153969187" calcext:value-type="float">
            <text:p>0.985859153969187</text:p>
          </table:table-cell>
          <table:table-cell office:value-type="float" office:value="0.991746901481974" calcext:value-type="float">
            <text:p>0.991746901481974</text:p>
          </table:table-cell>
          <table:table-cell office:value-type="float" office:value="0.709614838315825" calcext:value-type="float">
            <text:p>0.709614838315825</text:p>
          </table:table-cell>
          <table:table-cell office:value-type="float" office:value="0.56628353193802" calcext:value-type="float">
            <text:p>0.56628353193802</text:p>
          </table:table-cell>
          <table:table-cell office:value-type="float" office:value="0.579572389074849" calcext:value-type="float">
            <text:p>0.579572389074849</text:p>
          </table:table-cell>
          <table:table-cell office:value-type="float" office:value="0.987067340262811" calcext:value-type="float">
            <text:p>0.9870673402628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077032336835" calcext:value-type="float">
            <text:p>-108.077032336835</text:p>
          </table:table-cell>
          <table:table-cell office:value-type="float" office:value="-136.743293612396" calcext:value-type="float">
            <text:p>-136.743293612396</text:p>
          </table:table-cell>
          <table:table-cell office:value-type="float" office:value="-134.08552218503" calcext:value-type="float">
            <text:p>-134.085522185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3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1297304628806" calcext:value-type="float">
            <text:p>72.1297304628806</text:p>
          </table:table-cell>
          <table:table-cell office:value-type="float" office:value="981.913491842864" calcext:value-type="float">
            <text:p>981.913491842864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146355" calcext:value-type="float">
            <text:p>6146355</text:p>
          </table:table-cell>
          <table:table-cell office:value-type="float" office:value="1653121" calcext:value-type="float">
            <text:p>1653121</text:p>
          </table:table-cell>
          <table:table-cell office:value-type="float" office:value="1664274" calcext:value-type="float">
            <text:p>1664274</text:p>
          </table:table-cell>
          <table:table-cell office:value-type="float" office:value="1193393" calcext:value-type="float">
            <text:p>1193393</text:p>
          </table:table-cell>
          <table:table-cell office:value-type="float" office:value="951515" calcext:value-type="float">
            <text:p>951515</text:p>
          </table:table-cell>
          <table:table-cell office:value-type="float" office:value="971492" calcext:value-type="float">
            <text:p>971492</text:p>
          </table:table-cell>
          <table:table-cell office:value-type="float" office:value="1655528" calcext:value-type="float">
            <text:p>1655528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6635135011093" calcext:value-type="float">
            <text:p>3.6635135011093</text:p>
          </table:table-cell>
          <table:table-cell office:value-type="float" office:value="0.985337017218711" calcext:value-type="float">
            <text:p>0.985337017218711</text:p>
          </table:table-cell>
          <table:table-cell office:value-type="float" office:value="0.991984724042979" calcext:value-type="float">
            <text:p>0.991984724042979</text:p>
          </table:table-cell>
          <table:table-cell office:value-type="float" office:value="0.71131774322006" calcext:value-type="float">
            <text:p>0.71131774322006</text:p>
          </table:table-cell>
          <table:table-cell office:value-type="float" office:value="0.567147203343773" calcext:value-type="float">
            <text:p>0.567147203343773</text:p>
          </table:table-cell>
          <table:table-cell office:value-type="float" office:value="0.579054424650004" calcext:value-type="float">
            <text:p>0.579054424650004</text:p>
          </table:table-cell>
          <table:table-cell office:value-type="float" office:value="0.986771701189482" calcext:value-type="float">
            <text:p>0.9867717011894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736451355988" calcext:value-type="float">
            <text:p>-107.736451355988</text:p>
          </table:table-cell>
          <table:table-cell office:value-type="float" office:value="-136.570559331245" calcext:value-type="float">
            <text:p>-136.570559331245</text:p>
          </table:table-cell>
          <table:table-cell office:value-type="float" office:value="-134.189115069999" calcext:value-type="float">
            <text:p>-134.1891150699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3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1515623964248" calcext:value-type="float">
            <text:p>72.1515623964248</text:p>
          </table:table-cell>
          <table:table-cell office:value-type="float" office:value="981.949542164038" calcext:value-type="float">
            <text:p>981.949542164038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145729" calcext:value-type="float">
            <text:p>6145729</text:p>
          </table:table-cell>
          <table:table-cell office:value-type="float" office:value="1654295" calcext:value-type="float">
            <text:p>1654295</text:p>
          </table:table-cell>
          <table:table-cell office:value-type="float" office:value="1665231" calcext:value-type="float">
            <text:p>1665231</text:p>
          </table:table-cell>
          <table:table-cell office:value-type="float" office:value="1193962" calcext:value-type="float">
            <text:p>1193962</text:p>
          </table:table-cell>
          <table:table-cell office:value-type="float" office:value="953633" calcext:value-type="float">
            <text:p>953633</text:p>
          </table:table-cell>
          <table:table-cell office:value-type="float" office:value="970808" calcext:value-type="float">
            <text:p>970808</text:p>
          </table:table-cell>
          <table:table-cell office:value-type="float" office:value="1652611" calcext:value-type="float">
            <text:p>1652611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66314037598853" calcext:value-type="float">
            <text:p>3.66314037598853</text:p>
          </table:table-cell>
          <table:table-cell office:value-type="float" office:value="0.986036775831792" calcext:value-type="float">
            <text:p>0.986036775831792</text:p>
          </table:table-cell>
          <table:table-cell office:value-type="float" office:value="0.992555140561478" calcext:value-type="float">
            <text:p>0.992555140561478</text:p>
          </table:table-cell>
          <table:table-cell office:value-type="float" office:value="0.711656893689262" calcext:value-type="float">
            <text:p>0.711656893689262</text:p>
          </table:table-cell>
          <table:table-cell office:value-type="float" office:value="0.568409629870609" calcext:value-type="float">
            <text:p>0.568409629870609</text:p>
          </table:table-cell>
          <table:table-cell office:value-type="float" office:value="0.57864672883114" calcext:value-type="float">
            <text:p>0.57864672883114</text:p>
          </table:table-cell>
          <table:table-cell office:value-type="float" office:value="0.985033033494119" calcext:value-type="float">
            <text:p>0.985033033494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668621262148" calcext:value-type="float">
            <text:p>-107.668621262148</text:p>
          </table:table-cell>
          <table:table-cell office:value-type="float" office:value="-136.318074025878" calcext:value-type="float">
            <text:p>-136.318074025878</text:p>
          </table:table-cell>
          <table:table-cell office:value-type="float" office:value="-134.270654233772" calcext:value-type="float">
            <text:p>-134.2706542337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4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1783751435408" calcext:value-type="float">
            <text:p>72.1783751435408</text:p>
          </table:table-cell>
          <table:table-cell office:value-type="float" office:value="981.949542164038" calcext:value-type="float">
            <text:p>981.949542164038</text:p>
          </table:table-cell>
          <table:table-cell office:value-type="float" office:value="-1" calcext:value-type="float">
            <text:p>-1</text:p>
          </table:table-cell>
          <table:table-cell office:value-type="float" office:value="17427" calcext:value-type="float">
            <text:p>17427</text:p>
          </table:table-cell>
          <table:table-cell office:value-type="float" office:value="6145397" calcext:value-type="float">
            <text:p>6145397</text:p>
          </table:table-cell>
          <table:table-cell office:value-type="float" office:value="1653914" calcext:value-type="float">
            <text:p>1653914</text:p>
          </table:table-cell>
          <table:table-cell office:value-type="float" office:value="1664688" calcext:value-type="float">
            <text:p>1664688</text:p>
          </table:table-cell>
          <table:table-cell office:value-type="float" office:value="1191120" calcext:value-type="float">
            <text:p>1191120</text:p>
          </table:table-cell>
          <table:table-cell office:value-type="float" office:value="954808" calcext:value-type="float">
            <text:p>954808</text:p>
          </table:table-cell>
          <table:table-cell office:value-type="float" office:value="972305" calcext:value-type="float">
            <text:p>972305</text:p>
          </table:table-cell>
          <table:table-cell office:value-type="float" office:value="1652127" calcext:value-type="float">
            <text:p>1652127</text:p>
          </table:table-cell>
          <table:table-cell office:value-type="float" office:value="0.0103873026832703" calcext:value-type="float">
            <text:p>0.01038730268327</text:p>
          </table:table-cell>
          <table:table-cell office:value-type="float" office:value="3.66294248854428" calcext:value-type="float">
            <text:p>3.66294248854428</text:p>
          </table:table-cell>
          <table:table-cell office:value-type="float" office:value="0.985809682108126" calcext:value-type="float">
            <text:p>0.985809682108126</text:p>
          </table:table-cell>
          <table:table-cell office:value-type="float" office:value="0.992231487301765" calcext:value-type="float">
            <text:p>0.992231487301765</text:p>
          </table:table-cell>
          <table:table-cell office:value-type="float" office:value="0.709962929482809" calcext:value-type="float">
            <text:p>0.709962929482809</text:p>
          </table:table-cell>
          <table:table-cell office:value-type="float" office:value="0.569109984530209" calcext:value-type="float">
            <text:p>0.569109984530209</text:p>
          </table:table-cell>
          <table:table-cell office:value-type="float" office:value="0.579539010469795" calcext:value-type="float">
            <text:p>0.579539010469795</text:p>
          </table:table-cell>
          <table:table-cell office:value-type="float" office:value="0.984744546979016" calcext:value-type="float">
            <text:p>0.984744546979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007414103438" calcext:value-type="float">
            <text:p>-108.007414103438</text:p>
          </table:table-cell>
          <table:table-cell office:value-type="float" office:value="-136.178003093958" calcext:value-type="float">
            <text:p>-136.178003093958</text:p>
          </table:table-cell>
          <table:table-cell office:value-type="float" office:value="-134.092197906041" calcext:value-type="float">
            <text:p>-134.0921979060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4</text:p>
          </table:table-cell>
          <table:table-cell office:value-type="float" office:value="26.1408207331842" calcext:value-type="float">
            <text:p>26.1408207331842</text:p>
          </table:table-cell>
          <table:table-cell office:value-type="float" office:value="72.1619055803609" calcext:value-type="float">
            <text:p>72.1619055803609</text:p>
          </table:table-cell>
          <table:table-cell office:value-type="float" office:value="981.913491842864" calcext:value-type="float">
            <text:p>981.913491842864</text:p>
          </table:table-cell>
          <table:table-cell office:value-type="float" office:value="-1" calcext:value-type="float">
            <text:p>-1</text:p>
          </table:table-cell>
          <table:table-cell office:value-type="float" office:value="17444" calcext:value-type="float">
            <text:p>17444</text:p>
          </table:table-cell>
          <table:table-cell office:value-type="float" office:value="6142478" calcext:value-type="float">
            <text:p>6142478</text:p>
          </table:table-cell>
          <table:table-cell office:value-type="float" office:value="1654302" calcext:value-type="float">
            <text:p>1654302</text:p>
          </table:table-cell>
          <table:table-cell office:value-type="float" office:value="1664245" calcext:value-type="float">
            <text:p>1664245</text:p>
          </table:table-cell>
          <table:table-cell office:value-type="float" office:value="1187400" calcext:value-type="float">
            <text:p>1187400</text:p>
          </table:table-cell>
          <table:table-cell office:value-type="float" office:value="953687" calcext:value-type="float">
            <text:p>953687</text:p>
          </table:table-cell>
          <table:table-cell office:value-type="float" office:value="973941" calcext:value-type="float">
            <text:p>973941</text:p>
          </table:table-cell>
          <table:table-cell office:value-type="float" office:value="1653022" calcext:value-type="float">
            <text:p>1653022</text:p>
          </table:table-cell>
          <table:table-cell office:value-type="float" office:value="0.01039743547409" calcext:value-type="float">
            <text:p>0.01039743547409</text:p>
          </table:table-cell>
          <table:table-cell office:value-type="float" office:value="3.66120262875588" calcext:value-type="float">
            <text:p>3.66120262875588</text:p>
          </table:table-cell>
          <table:table-cell office:value-type="float" office:value="0.986040948157424" calcext:value-type="float">
            <text:p>0.986040948157424</text:p>
          </table:table-cell>
          <table:table-cell office:value-type="float" office:value="0.991967438693933" calcext:value-type="float">
            <text:p>0.991967438693933</text:p>
          </table:table-cell>
          <table:table-cell office:value-type="float" office:value="0.707745636432843" calcext:value-type="float">
            <text:p>0.707745636432843</text:p>
          </table:table-cell>
          <table:table-cell office:value-type="float" office:value="0.568441816382625" calcext:value-type="float">
            <text:p>0.568441816382625</text:p>
          </table:table-cell>
          <table:table-cell office:value-type="float" office:value="0.580514142574566" calcext:value-type="float">
            <text:p>0.580514142574566</text:p>
          </table:table-cell>
          <table:table-cell office:value-type="float" office:value="0.985278008613349" calcext:value-type="float">
            <text:p>0.985278008613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450872713431" calcext:value-type="float">
            <text:p>-108.450872713431</text:p>
          </table:table-cell>
          <table:table-cell office:value-type="float" office:value="-136.311636723475" calcext:value-type="float">
            <text:p>-136.311636723475</text:p>
          </table:table-cell>
          <table:table-cell office:value-type="float" office:value="-133.897171485087" calcext:value-type="float">
            <text:p>-133.8971714850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5</text:p>
          </table:table-cell>
          <table:table-cell office:value-type="float" office:value="26.1559829507023" calcext:value-type="float">
            <text:p>26.1559829507023</text:p>
          </table:table-cell>
          <table:table-cell office:value-type="float" office:value="72.1791393553977" calcext:value-type="float">
            <text:p>72.1791393553977</text:p>
          </table:table-cell>
          <table:table-cell office:value-type="float" office:value="981.939020345906" calcext:value-type="float">
            <text:p>981.939020345906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141201" calcext:value-type="float">
            <text:p>6141201</text:p>
          </table:table-cell>
          <table:table-cell office:value-type="float" office:value="1654294" calcext:value-type="float">
            <text:p>1654294</text:p>
          </table:table-cell>
          <table:table-cell office:value-type="float" office:value="1663721" calcext:value-type="float">
            <text:p>1663721</text:p>
          </table:table-cell>
          <table:table-cell office:value-type="float" office:value="1187481" calcext:value-type="float">
            <text:p>1187481</text:p>
          </table:table-cell>
          <table:table-cell office:value-type="float" office:value="954438" calcext:value-type="float">
            <text:p>954438</text:p>
          </table:table-cell>
          <table:table-cell office:value-type="float" office:value="974540" calcext:value-type="float">
            <text:p>974540</text:p>
          </table:table-cell>
          <table:table-cell office:value-type="float" office:value="1653788" calcext:value-type="float">
            <text:p>1653788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66044147735136" calcext:value-type="float">
            <text:p>3.66044147735136</text:p>
          </table:table-cell>
          <table:table-cell office:value-type="float" office:value="0.986036179785273" calcext:value-type="float">
            <text:p>0.986036179785273</text:p>
          </table:table-cell>
          <table:table-cell office:value-type="float" office:value="0.991655110318078" calcext:value-type="float">
            <text:p>0.991655110318078</text:p>
          </table:table-cell>
          <table:table-cell office:value-type="float" office:value="0.707793916200866" calcext:value-type="float">
            <text:p>0.707793916200866</text:p>
          </table:table-cell>
          <table:table-cell office:value-type="float" office:value="0.56888944731825" calcext:value-type="float">
            <text:p>0.56888944731825</text:p>
          </table:table-cell>
          <table:table-cell office:value-type="float" office:value="0.580871174439332" calcext:value-type="float">
            <text:p>0.580871174439332</text:p>
          </table:table-cell>
          <table:table-cell office:value-type="float" office:value="0.985734580246756" calcext:value-type="float">
            <text:p>0.985734580246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441216759827" calcext:value-type="float">
            <text:p>-108.441216759827</text:p>
          </table:table-cell>
          <table:table-cell office:value-type="float" office:value="-136.22211053635" calcext:value-type="float">
            <text:p>-136.22211053635</text:p>
          </table:table-cell>
          <table:table-cell office:value-type="float" office:value="-133.825765112134" calcext:value-type="float">
            <text:p>-133.8257651121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5</text:p>
          </table:table-cell>
          <table:table-cell office:value-type="float" office:value="26.1559829507023" calcext:value-type="float">
            <text:p>26.1559829507023</text:p>
          </table:table-cell>
          <table:table-cell office:value-type="float" office:value="72.2005898776414" calcext:value-type="float">
            <text:p>72.2005898776414</text:p>
          </table:table-cell>
          <table:table-cell office:value-type="float" office:value="981.939020345906" calcext:value-type="float">
            <text:p>981.939020345906</text:p>
          </table:table-cell>
          <table:table-cell office:value-type="float" office:value="-1" calcext:value-type="float">
            <text:p>-1</text:p>
          </table:table-cell>
          <table:table-cell office:value-type="float" office:value="17401" calcext:value-type="float">
            <text:p>17401</text:p>
          </table:table-cell>
          <table:table-cell office:value-type="float" office:value="6129091" calcext:value-type="float">
            <text:p>6129091</text:p>
          </table:table-cell>
          <table:table-cell office:value-type="float" office:value="1654113" calcext:value-type="float">
            <text:p>1654113</text:p>
          </table:table-cell>
          <table:table-cell office:value-type="float" office:value="1663650" calcext:value-type="float">
            <text:p>1663650</text:p>
          </table:table-cell>
          <table:table-cell office:value-type="float" office:value="1193892" calcext:value-type="float">
            <text:p>1193892</text:p>
          </table:table-cell>
          <table:table-cell office:value-type="float" office:value="956784" calcext:value-type="float">
            <text:p>956784</text:p>
          </table:table-cell>
          <table:table-cell office:value-type="float" office:value="973437" calcext:value-type="float">
            <text:p>973437</text:p>
          </table:table-cell>
          <table:table-cell office:value-type="float" office:value="1655490" calcext:value-type="float">
            <text:p>1655490</text:p>
          </table:table-cell>
          <table:table-cell office:value-type="float" office:value="0.0103718054737813" calcext:value-type="float">
            <text:p>0.010371805473781</text:p>
          </table:table-cell>
          <table:table-cell office:value-type="float" office:value="3.6532233540086" calcext:value-type="float">
            <text:p>3.6532233540086</text:p>
          </table:table-cell>
          <table:table-cell office:value-type="float" office:value="0.985928295365369" calcext:value-type="float">
            <text:p>0.985928295365369</text:p>
          </table:table-cell>
          <table:table-cell office:value-type="float" office:value="0.991612791015242" calcext:value-type="float">
            <text:p>0.991612791015242</text:p>
          </table:table-cell>
          <table:table-cell office:value-type="float" office:value="0.711615170432945" calcext:value-type="float">
            <text:p>0.711615170432945</text:p>
          </table:table-cell>
          <table:table-cell office:value-type="float" office:value="0.570287772451374" calcext:value-type="float">
            <text:p>0.570287772451374</text:p>
          </table:table-cell>
          <table:table-cell office:value-type="float" office:value="0.580213735129086" calcext:value-type="float">
            <text:p>0.580213735129086</text:p>
          </table:table-cell>
          <table:table-cell office:value-type="float" office:value="0.986749051421768" calcext:value-type="float">
            <text:p>0.986749051421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676965913411" calcext:value-type="float">
            <text:p>-107.676965913411</text:p>
          </table:table-cell>
          <table:table-cell office:value-type="float" office:value="-135.942445509725" calcext:value-type="float">
            <text:p>-135.942445509725</text:p>
          </table:table-cell>
          <table:table-cell office:value-type="float" office:value="-133.957252974183" calcext:value-type="float">
            <text:p>-133.9572529741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6</text:p>
          </table:table-cell>
          <table:table-cell office:value-type="float" office:value="26.1509288779052" calcext:value-type="float">
            <text:p>26.1509288779052</text:p>
          </table:table-cell>
          <table:table-cell office:value-type="float" office:value="72.2162951589272" calcext:value-type="float">
            <text:p>72.2162951589272</text:p>
          </table:table-cell>
          <table:table-cell office:value-type="float" office:value="981.930510808764" calcext:value-type="float">
            <text:p>981.930510808764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146584" calcext:value-type="float">
            <text:p>6146584</text:p>
          </table:table-cell>
          <table:table-cell office:value-type="float" office:value="1655447" calcext:value-type="float">
            <text:p>1655447</text:p>
          </table:table-cell>
          <table:table-cell office:value-type="float" office:value="1664844" calcext:value-type="float">
            <text:p>1664844</text:p>
          </table:table-cell>
          <table:table-cell office:value-type="float" office:value="1189181" calcext:value-type="float">
            <text:p>1189181</text:p>
          </table:table-cell>
          <table:table-cell office:value-type="float" office:value="956773" calcext:value-type="float">
            <text:p>956773</text:p>
          </table:table-cell>
          <table:table-cell office:value-type="float" office:value="975251" calcext:value-type="float">
            <text:p>975251</text:p>
          </table:table-cell>
          <table:table-cell office:value-type="float" office:value="1652626" calcext:value-type="float">
            <text:p>1652626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66364999576211" calcext:value-type="float">
            <text:p>3.66364999576211</text:p>
          </table:table-cell>
          <table:table-cell office:value-type="float" office:value="0.986723421421459" calcext:value-type="float">
            <text:p>0.986723421421459</text:p>
          </table:table-cell>
          <table:table-cell office:value-type="float" office:value="0.992324470558699" calcext:value-type="float">
            <text:p>0.992324470558699</text:p>
          </table:table-cell>
          <table:table-cell office:value-type="float" office:value="0.70880719528284" calcext:value-type="float">
            <text:p>0.70880719528284</text:p>
          </table:table-cell>
          <table:table-cell office:value-type="float" office:value="0.570281215939667" calcext:value-type="float">
            <text:p>0.570281215939667</text:p>
          </table:table-cell>
          <table:table-cell office:value-type="float" office:value="0.581294963514204" calcext:value-type="float">
            <text:p>0.581294963514204</text:p>
          </table:table-cell>
          <table:table-cell office:value-type="float" office:value="0.985041974191901" calcext:value-type="float">
            <text:p>0.9850419741919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238560943432" calcext:value-type="float">
            <text:p>-108.238560943432</text:p>
          </table:table-cell>
          <table:table-cell office:value-type="float" office:value="-135.943756812067" calcext:value-type="float">
            <text:p>-135.943756812067</text:p>
          </table:table-cell>
          <table:table-cell office:value-type="float" office:value="-133.741007297159" calcext:value-type="float">
            <text:p>-133.7410072971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6</text:p>
          </table:table-cell>
          <table:table-cell office:value-type="float" office:value="26.1559829507023" calcext:value-type="float">
            <text:p>26.1559829507023</text:p>
          </table:table-cell>
          <table:table-cell office:value-type="float" office:value="72.227402837347" calcext:value-type="float">
            <text:p>72.227402837347</text:p>
          </table:table-cell>
          <table:table-cell office:value-type="float" office:value="981.994102996245" calcext:value-type="float">
            <text:p>981.994102996245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140353" calcext:value-type="float">
            <text:p>6140353</text:p>
          </table:table-cell>
          <table:table-cell office:value-type="float" office:value="1654904" calcext:value-type="float">
            <text:p>1654904</text:p>
          </table:table-cell>
          <table:table-cell office:value-type="float" office:value="1664557" calcext:value-type="float">
            <text:p>1664557</text:p>
          </table:table-cell>
          <table:table-cell office:value-type="float" office:value="1189733" calcext:value-type="float">
            <text:p>1189733</text:p>
          </table:table-cell>
          <table:table-cell office:value-type="float" office:value="957180" calcext:value-type="float">
            <text:p>957180</text:p>
          </table:table-cell>
          <table:table-cell office:value-type="float" office:value="976026" calcext:value-type="float">
            <text:p>976026</text:p>
          </table:table-cell>
          <table:table-cell office:value-type="float" office:value="1653415" calcext:value-type="float">
            <text:p>1653415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65993602990342" calcext:value-type="float">
            <text:p>3.65993602990342</text:p>
          </table:table-cell>
          <table:table-cell office:value-type="float" office:value="0.986399768161746" calcext:value-type="float">
            <text:p>0.986399768161746</text:p>
          </table:table-cell>
          <table:table-cell office:value-type="float" office:value="0.992153405207802" calcext:value-type="float">
            <text:p>0.992153405207802</text:p>
          </table:table-cell>
          <table:table-cell office:value-type="float" office:value="0.709136212961222" calcext:value-type="float">
            <text:p>0.709136212961222</text:p>
          </table:table-cell>
          <table:table-cell office:value-type="float" office:value="0.570523806872822" calcext:value-type="float">
            <text:p>0.570523806872822</text:p>
          </table:table-cell>
          <table:table-cell office:value-type="float" office:value="0.581756899566281" calcext:value-type="float">
            <text:p>0.581756899566281</text:p>
          </table:table-cell>
          <table:table-cell office:value-type="float" office:value="0.985512254895241" calcext:value-type="float">
            <text:p>0.985512254895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172757407756" calcext:value-type="float">
            <text:p>-108.172757407756</text:p>
          </table:table-cell>
          <table:table-cell office:value-type="float" office:value="-135.895238625436" calcext:value-type="float">
            <text:p>-135.895238625436</text:p>
          </table:table-cell>
          <table:table-cell office:value-type="float" office:value="-133.648620086744" calcext:value-type="float">
            <text:p>-133.6486200867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7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2480872819725" calcext:value-type="float">
            <text:p>72.2480872819725</text:p>
          </table:table-cell>
          <table:table-cell office:value-type="float" office:value="981.922001307749" calcext:value-type="float">
            <text:p>981.922001307749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140026" calcext:value-type="float">
            <text:p>6140026</text:p>
          </table:table-cell>
          <table:table-cell office:value-type="float" office:value="1654310" calcext:value-type="float">
            <text:p>1654310</text:p>
          </table:table-cell>
          <table:table-cell office:value-type="float" office:value="1664274" calcext:value-type="float">
            <text:p>1664274</text:p>
          </table:table-cell>
          <table:table-cell office:value-type="float" office:value="1189717" calcext:value-type="float">
            <text:p>1189717</text:p>
          </table:table-cell>
          <table:table-cell office:value-type="float" office:value="959023" calcext:value-type="float">
            <text:p>959023</text:p>
          </table:table-cell>
          <table:table-cell office:value-type="float" office:value="976724" calcext:value-type="float">
            <text:p>976724</text:p>
          </table:table-cell>
          <table:table-cell office:value-type="float" office:value="1654115" calcext:value-type="float">
            <text:p>1654115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65974112269176" calcext:value-type="float">
            <text:p>3.65974112269176</text:p>
          </table:table-cell>
          <table:table-cell office:value-type="float" office:value="0.986045716529574" calcext:value-type="float">
            <text:p>0.986045716529574</text:p>
          </table:table-cell>
          <table:table-cell office:value-type="float" office:value="0.991984724042979" calcext:value-type="float">
            <text:p>0.991984724042979</text:p>
          </table:table-cell>
          <table:table-cell office:value-type="float" office:value="0.709126676216921" calcext:value-type="float">
            <text:p>0.709126676216921</text:p>
          </table:table-cell>
          <table:table-cell office:value-type="float" office:value="0.571622320606985" calcext:value-type="float">
            <text:p>0.571622320606985</text:p>
          </table:table-cell>
          <table:table-cell office:value-type="float" office:value="0.582172940036409" calcext:value-type="float">
            <text:p>0.582172940036409</text:p>
          </table:table-cell>
          <table:table-cell office:value-type="float" office:value="0.985929487458406" calcext:value-type="float">
            <text:p>0.985929487458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174664756616" calcext:value-type="float">
            <text:p>-108.174664756616</text:p>
          </table:table-cell>
          <table:table-cell office:value-type="float" office:value="-135.675535878603" calcext:value-type="float">
            <text:p>-135.675535878603</text:p>
          </table:table-cell>
          <table:table-cell office:value-type="float" office:value="-133.565411992718" calcext:value-type="float">
            <text:p>-133.5654119927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7</text:p>
          </table:table-cell>
          <table:table-cell office:value-type="float" office:value="26.1559829507023" calcext:value-type="float">
            <text:p>26.1559829507023</text:p>
          </table:table-cell>
          <table:table-cell office:value-type="float" office:value="72.254215582498" calcext:value-type="float">
            <text:p>72.254215582498</text:p>
          </table:table-cell>
          <table:table-cell office:value-type="float" office:value="981.939020345906" calcext:value-type="float">
            <text:p>981.939020345906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139141" calcext:value-type="float">
            <text:p>6139141</text:p>
          </table:table-cell>
          <table:table-cell office:value-type="float" office:value="1654136" calcext:value-type="float">
            <text:p>1654136</text:p>
          </table:table-cell>
          <table:table-cell office:value-type="float" office:value="1662426" calcext:value-type="float">
            <text:p>1662426</text:p>
          </table:table-cell>
          <table:table-cell office:value-type="float" office:value="1190491" calcext:value-type="float">
            <text:p>1190491</text:p>
          </table:table-cell>
          <table:table-cell office:value-type="float" office:value="960666" calcext:value-type="float">
            <text:p>960666</text:p>
          </table:table-cell>
          <table:table-cell office:value-type="float" office:value="977779" calcext:value-type="float">
            <text:p>977779</text:p>
          </table:table-cell>
          <table:table-cell office:value-type="float" office:value="1654492" calcext:value-type="float">
            <text:p>1654492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65921362152262" calcext:value-type="float">
            <text:p>3.65921362152262</text:p>
          </table:table-cell>
          <table:table-cell office:value-type="float" office:value="0.985942004435301" calcext:value-type="float">
            <text:p>0.985942004435301</text:p>
          </table:table-cell>
          <table:table-cell office:value-type="float" office:value="0.990883230076221" calcext:value-type="float">
            <text:p>0.990883230076221</text:p>
          </table:table-cell>
          <table:table-cell office:value-type="float" office:value="0.709588016222479" calcext:value-type="float">
            <text:p>0.709588016222479</text:p>
          </table:table-cell>
          <table:table-cell office:value-type="float" office:value="0.572601625037387" calcext:value-type="float">
            <text:p>0.572601625037387</text:p>
          </table:table-cell>
          <table:table-cell office:value-type="float" office:value="0.582801769113752" calcext:value-type="float">
            <text:p>0.582801769113752</text:p>
          </table:table-cell>
          <table:table-cell office:value-type="float" office:value="0.986154196995997" calcext:value-type="float">
            <text:p>0.9861541969959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8.082396755504" calcext:value-type="float">
            <text:p>-108.082396755504</text:p>
          </table:table-cell>
          <table:table-cell office:value-type="float" office:value="-135.479674992523" calcext:value-type="float">
            <text:p>-135.479674992523</text:p>
          </table:table-cell>
          <table:table-cell office:value-type="float" office:value="-133.43964617725" calcext:value-type="float">
            <text:p>-133.439646177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7</text:p>
          </table:table-cell>
          <table:table-cell office:value-type="float" office:value="26.1559829507023" calcext:value-type="float">
            <text:p>26.1559829507023</text:p>
          </table:table-cell>
          <table:table-cell office:value-type="float" office:value="72.2595781057816" calcext:value-type="float">
            <text:p>72.2595781057816</text:p>
          </table:table-cell>
          <table:table-cell office:value-type="float" office:value="981.939020345906" calcext:value-type="float">
            <text:p>981.939020345906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138779" calcext:value-type="float">
            <text:p>6138779</text:p>
          </table:table-cell>
          <table:table-cell office:value-type="float" office:value="1653510" calcext:value-type="float">
            <text:p>1653510</text:p>
          </table:table-cell>
          <table:table-cell office:value-type="float" office:value="1664291" calcext:value-type="float">
            <text:p>1664291</text:p>
          </table:table-cell>
          <table:table-cell office:value-type="float" office:value="1195482" calcext:value-type="float">
            <text:p>1195482</text:p>
          </table:table-cell>
          <table:table-cell office:value-type="float" office:value="961452" calcext:value-type="float">
            <text:p>961452</text:p>
          </table:table-cell>
          <table:table-cell office:value-type="float" office:value="976680" calcext:value-type="float">
            <text:p>976680</text:p>
          </table:table-cell>
          <table:table-cell office:value-type="float" office:value="1656021" calcext:value-type="float">
            <text:p>1656021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65899785268281" calcext:value-type="float">
            <text:p>3.65899785268281</text:p>
          </table:table-cell>
          <table:table-cell office:value-type="float" office:value="0.985568879314527" calcext:value-type="float">
            <text:p>0.985568879314527</text:p>
          </table:table-cell>
          <table:table-cell office:value-type="float" office:value="0.991994856833798" calcext:value-type="float">
            <text:p>0.991994856833798</text:p>
          </table:table-cell>
          <table:table-cell office:value-type="float" office:value="0.712562884397851" calcext:value-type="float">
            <text:p>0.712562884397851</text:p>
          </table:table-cell>
          <table:table-cell office:value-type="float" office:value="0.57307011760117" calcext:value-type="float">
            <text:p>0.57307011760117</text:p>
          </table:table-cell>
          <table:table-cell office:value-type="float" office:value="0.582146713989581" calcext:value-type="float">
            <text:p>0.582146713989581</text:p>
          </table:table-cell>
          <table:table-cell office:value-type="float" office:value="0.987065552123255" calcext:value-type="float">
            <text:p>0.987065552123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48742312043" calcext:value-type="float">
            <text:p>-107.48742312043</text:p>
          </table:table-cell>
          <table:table-cell office:value-type="float" office:value="-135.385976479766" calcext:value-type="float">
            <text:p>-135.385976479766</text:p>
          </table:table-cell>
          <table:table-cell office:value-type="float" office:value="-133.570657202084" calcext:value-type="float">
            <text:p>-133.5706572020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8</text:p>
          </table:table-cell>
          <table:table-cell office:value-type="float" office:value="26.1559829507023" calcext:value-type="float">
            <text:p>26.1559829507023</text:p>
          </table:table-cell>
          <table:table-cell office:value-type="float" office:value="72.2595781057816" calcext:value-type="float">
            <text:p>72.2595781057816</text:p>
          </table:table-cell>
          <table:table-cell office:value-type="float" office:value="981.939020345906" calcext:value-type="float">
            <text:p>981.939020345906</text:p>
          </table:table-cell>
          <table:table-cell office:value-type="float" office:value="-1" calcext:value-type="float">
            <text:p>-1</text:p>
          </table:table-cell>
          <table:table-cell office:value-type="float" office:value="17414" calcext:value-type="float">
            <text:p>17414</text:p>
          </table:table-cell>
          <table:table-cell office:value-type="float" office:value="6141017" calcext:value-type="float">
            <text:p>6141017</text:p>
          </table:table-cell>
          <table:table-cell office:value-type="float" office:value="1651723" calcext:value-type="float">
            <text:p>1651723</text:p>
          </table:table-cell>
          <table:table-cell office:value-type="float" office:value="1665085" calcext:value-type="float">
            <text:p>1665085</text:p>
          </table:table-cell>
          <table:table-cell office:value-type="float" office:value="1197969" calcext:value-type="float">
            <text:p>1197969</text:p>
          </table:table-cell>
          <table:table-cell office:value-type="float" office:value="964487" calcext:value-type="float">
            <text:p>964487</text:p>
          </table:table-cell>
          <table:table-cell office:value-type="float" office:value="975248" calcext:value-type="float">
            <text:p>975248</text:p>
          </table:table-cell>
          <table:table-cell office:value-type="float" office:value="1654319" calcext:value-type="float">
            <text:p>1654319</text:p>
          </table:table-cell>
          <table:table-cell office:value-type="float" office:value="0.0103795540785258" calcext:value-type="float">
            <text:p>0.010379554078526</text:p>
          </table:table-cell>
          <table:table-cell office:value-type="float" office:value="3.6603318047919" calcext:value-type="float">
            <text:p>3.6603318047919</text:p>
          </table:table-cell>
          <table:table-cell office:value-type="float" office:value="0.984503744185417" calcext:value-type="float">
            <text:p>0.984503744185417</text:p>
          </table:table-cell>
          <table:table-cell office:value-type="float" office:value="0.992468117769732" calcext:value-type="float">
            <text:p>0.992468117769732</text:p>
          </table:table-cell>
          <table:table-cell office:value-type="float" office:value="0.714045252090126" calcext:value-type="float">
            <text:p>0.714045252090126</text:p>
          </table:table-cell>
          <table:table-cell office:value-type="float" office:value="0.574879118785753" calcext:value-type="float">
            <text:p>0.574879118785753</text:p>
          </table:table-cell>
          <table:table-cell office:value-type="float" office:value="0.581293175374648" calcext:value-type="float">
            <text:p>0.581293175374648</text:p>
          </table:table-cell>
          <table:table-cell office:value-type="float" office:value="0.986051080948243" calcext:value-type="float">
            <text:p>0.986051080948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190949581975" calcext:value-type="float">
            <text:p>-107.190949581975</text:p>
          </table:table-cell>
          <table:table-cell office:value-type="float" office:value="-135.024176242849" calcext:value-type="float">
            <text:p>-135.024176242849</text:p>
          </table:table-cell>
          <table:table-cell office:value-type="float" office:value="-133.74136492507" calcext:value-type="float">
            <text:p>-133.741364925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8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2603440756426" calcext:value-type="float">
            <text:p>72.2603440756426</text:p>
          </table:table-cell>
          <table:table-cell office:value-type="float" office:value="981.873414342846" calcext:value-type="float">
            <text:p>981.873414342846</text:p>
          </table:table-cell>
          <table:table-cell office:value-type="float" office:value="-1" calcext:value-type="float">
            <text:p>-1</text:p>
          </table:table-cell>
          <table:table-cell office:value-type="float" office:value="17438" calcext:value-type="float">
            <text:p>17438</text:p>
          </table:table-cell>
          <table:table-cell office:value-type="float" office:value="6135155" calcext:value-type="float">
            <text:p>6135155</text:p>
          </table:table-cell>
          <table:table-cell office:value-type="float" office:value="1650895" calcext:value-type="float">
            <text:p>1650895</text:p>
          </table:table-cell>
          <table:table-cell office:value-type="float" office:value="1664884" calcext:value-type="float">
            <text:p>1664884</text:p>
          </table:table-cell>
          <table:table-cell office:value-type="float" office:value="1195336" calcext:value-type="float">
            <text:p>1195336</text:p>
          </table:table-cell>
          <table:table-cell office:value-type="float" office:value="964745" calcext:value-type="float">
            <text:p>964745</text:p>
          </table:table-cell>
          <table:table-cell office:value-type="float" office:value="976750" calcext:value-type="float">
            <text:p>976750</text:p>
          </table:table-cell>
          <table:table-cell office:value-type="float" office:value="1653251" calcext:value-type="float">
            <text:p>1653251</text:p>
          </table:table-cell>
          <table:table-cell office:value-type="float" office:value="0.0103938591949772" calcext:value-type="float">
            <text:p>0.010393859194977</text:p>
          </table:table-cell>
          <table:table-cell office:value-type="float" office:value="3.65683778009865" calcext:value-type="float">
            <text:p>3.65683778009865</text:p>
          </table:table-cell>
          <table:table-cell office:value-type="float" office:value="0.984010217667844" calcext:value-type="float">
            <text:p>0.984010217667844</text:p>
          </table:table-cell>
          <table:table-cell office:value-type="float" office:value="0.992348312419452" calcext:value-type="float">
            <text:p>0.992348312419452</text:p>
          </table:table-cell>
          <table:table-cell office:value-type="float" office:value="0.712475861606104" calcext:value-type="float">
            <text:p>0.712475861606104</text:p>
          </table:table-cell>
          <table:table-cell office:value-type="float" office:value="0.575032898787606" calcext:value-type="float">
            <text:p>0.575032898787606</text:p>
          </table:table-cell>
          <table:table-cell office:value-type="float" office:value="0.582188437245898" calcext:value-type="float">
            <text:p>0.582188437245898</text:p>
          </table:table-cell>
          <table:table-cell office:value-type="float" office:value="0.985414503266156" calcext:value-type="float">
            <text:p>0.985414503266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504827678779" calcext:value-type="float">
            <text:p>-107.504827678779</text:p>
          </table:table-cell>
          <table:table-cell office:value-type="float" office:value="-134.993420242479" calcext:value-type="float">
            <text:p>-134.993420242479</text:p>
          </table:table-cell>
          <table:table-cell office:value-type="float" office:value="-133.56231255082" calcext:value-type="float">
            <text:p>-133.562312550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9</text:p>
          </table:table-cell>
          <table:table-cell office:value-type="float" office:value="26.1509288779052" calcext:value-type="float">
            <text:p>26.1509288779052</text:p>
          </table:table-cell>
          <table:table-cell office:value-type="float" office:value="72.2645575613145" calcext:value-type="float">
            <text:p>72.2645575613145</text:p>
          </table:table-cell>
          <table:table-cell office:value-type="float" office:value="981.902969745317" calcext:value-type="float">
            <text:p>981.902969745317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135995" calcext:value-type="float">
            <text:p>6135995</text:p>
          </table:table-cell>
          <table:table-cell office:value-type="float" office:value="1655005" calcext:value-type="float">
            <text:p>1655005</text:p>
          </table:table-cell>
          <table:table-cell office:value-type="float" office:value="1664838" calcext:value-type="float">
            <text:p>1664838</text:p>
          </table:table-cell>
          <table:table-cell office:value-type="float" office:value="1195197" calcext:value-type="float">
            <text:p>1195197</text:p>
          </table:table-cell>
          <table:table-cell office:value-type="float" office:value="964464" calcext:value-type="float">
            <text:p>964464</text:p>
          </table:table-cell>
          <table:table-cell office:value-type="float" office:value="977647" calcext:value-type="float">
            <text:p>977647</text:p>
          </table:table-cell>
          <table:table-cell office:value-type="float" office:value="1653527" calcext:value-type="float">
            <text:p>1653527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65733845917445" calcext:value-type="float">
            <text:p>3.65733845917445</text:p>
          </table:table-cell>
          <table:table-cell office:value-type="float" office:value="0.986459968860146" calcext:value-type="float">
            <text:p>0.986459968860146</text:p>
          </table:table-cell>
          <table:table-cell office:value-type="float" office:value="0.992320894279587" calcext:value-type="float">
            <text:p>0.992320894279587</text:p>
          </table:table-cell>
          <table:table-cell office:value-type="float" office:value="0.71239301113999" calcext:value-type="float">
            <text:p>0.71239301113999</text:p>
          </table:table-cell>
          <table:table-cell office:value-type="float" office:value="0.574865409715821" calcext:value-type="float">
            <text:p>0.574865409715821</text:p>
          </table:table-cell>
          <table:table-cell office:value-type="float" office:value="0.582723090973269" calcext:value-type="float">
            <text:p>0.582723090973269</text:p>
          </table:table-cell>
          <table:table-cell office:value-type="float" office:value="0.985579012105347" calcext:value-type="float">
            <text:p>0.9855790121053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521397772002" calcext:value-type="float">
            <text:p>-107.521397772002</text:p>
          </table:table-cell>
          <table:table-cell office:value-type="float" office:value="-135.026918056836" calcext:value-type="float">
            <text:p>-135.026918056836</text:p>
          </table:table-cell>
          <table:table-cell office:value-type="float" office:value="-133.455381805346" calcext:value-type="float">
            <text:p>-133.4553818053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39</text:p>
          </table:table-cell>
          <table:table-cell office:value-type="float" office:value="26.1509288779052" calcext:value-type="float">
            <text:p>26.1509288779052</text:p>
          </table:table-cell>
          <table:table-cell office:value-type="float" office:value="72.2645575613145" calcext:value-type="float">
            <text:p>72.2645575613145</text:p>
          </table:table-cell>
          <table:table-cell office:value-type="float" office:value="981.902969745317" calcext:value-type="float">
            <text:p>981.902969745317</text:p>
          </table:table-cell>
          <table:table-cell office:value-type="float" office:value="-1" calcext:value-type="float">
            <text:p>-1</text:p>
          </table:table-cell>
          <table:table-cell office:value-type="float" office:value="17427" calcext:value-type="float">
            <text:p>17427</text:p>
          </table:table-cell>
          <table:table-cell office:value-type="float" office:value="6138042" calcext:value-type="float">
            <text:p>6138042</text:p>
          </table:table-cell>
          <table:table-cell office:value-type="float" office:value="1654021" calcext:value-type="float">
            <text:p>1654021</text:p>
          </table:table-cell>
          <table:table-cell office:value-type="float" office:value="1664423" calcext:value-type="float">
            <text:p>1664423</text:p>
          </table:table-cell>
          <table:table-cell office:value-type="float" office:value="1196118" calcext:value-type="float">
            <text:p>1196118</text:p>
          </table:table-cell>
          <table:table-cell office:value-type="float" office:value="967284" calcext:value-type="float">
            <text:p>967284</text:p>
          </table:table-cell>
          <table:table-cell office:value-type="float" office:value="976772" calcext:value-type="float">
            <text:p>976772</text:p>
          </table:table-cell>
          <table:table-cell office:value-type="float" office:value="1655215" calcext:value-type="float">
            <text:p>1655215</text:p>
          </table:table-cell>
          <table:table-cell office:value-type="float" office:value="0.0103873026832703" calcext:value-type="float">
            <text:p>0.01038730268327</text:p>
          </table:table-cell>
          <table:table-cell office:value-type="float" office:value="3.65855856639845" calcext:value-type="float">
            <text:p>3.65855856639845</text:p>
          </table:table-cell>
          <table:table-cell office:value-type="float" office:value="0.985873459085638" calcext:value-type="float">
            <text:p>0.985873459085638</text:p>
          </table:table-cell>
          <table:table-cell office:value-type="float" office:value="0.992073534974281" calcext:value-type="float">
            <text:p>0.992073534974281</text:p>
          </table:table-cell>
          <table:table-cell office:value-type="float" office:value="0.712941969983813" calcext:value-type="float">
            <text:p>0.712941969983813</text:p>
          </table:table-cell>
          <table:table-cell office:value-type="float" office:value="0.57654626089886" calcext:value-type="float">
            <text:p>0.57654626089886</text:p>
          </table:table-cell>
          <table:table-cell office:value-type="float" office:value="0.582201550269312" calcext:value-type="float">
            <text:p>0.582201550269312</text:p>
          </table:table-cell>
          <table:table-cell office:value-type="float" office:value="0.986585138629095" calcext:value-type="float">
            <text:p>0.9865851386290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411606003238" calcext:value-type="float">
            <text:p>-107.411606003238</text:p>
          </table:table-cell>
          <table:table-cell office:value-type="float" office:value="-134.690747820228" calcext:value-type="float">
            <text:p>-134.690747820228</text:p>
          </table:table-cell>
          <table:table-cell office:value-type="float" office:value="-133.559689946138" calcext:value-type="float">
            <text:p>-133.5596899461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0</text:p>
          </table:table-cell>
          <table:table-cell office:value-type="float" office:value="26.1559829507023" calcext:value-type="float">
            <text:p>26.1559829507023</text:p>
          </table:table-cell>
          <table:table-cell office:value-type="float" office:value="72.2649406204831" calcext:value-type="float">
            <text:p>72.2649406204831</text:p>
          </table:table-cell>
          <table:table-cell office:value-type="float" office:value="981.911479053476" calcext:value-type="float">
            <text:p>981.911479053476</text:p>
          </table:table-cell>
          <table:table-cell office:value-type="float" office:value="-1" calcext:value-type="float">
            <text:p>-1</text:p>
          </table:table-cell>
          <table:table-cell office:value-type="float" office:value="17402" calcext:value-type="float">
            <text:p>17402</text:p>
          </table:table-cell>
          <table:table-cell office:value-type="float" office:value="6141531" calcext:value-type="float">
            <text:p>6141531</text:p>
          </table:table-cell>
          <table:table-cell office:value-type="float" office:value="1655206" calcext:value-type="float">
            <text:p>1655206</text:p>
          </table:table-cell>
          <table:table-cell office:value-type="float" office:value="1664804" calcext:value-type="float">
            <text:p>1664804</text:p>
          </table:table-cell>
          <table:table-cell office:value-type="float" office:value="1197001" calcext:value-type="float">
            <text:p>1197001</text:p>
          </table:table-cell>
          <table:table-cell office:value-type="float" office:value="966601" calcext:value-type="float">
            <text:p>966601</text:p>
          </table:table-cell>
          <table:table-cell office:value-type="float" office:value="978945" calcext:value-type="float">
            <text:p>978945</text:p>
          </table:table-cell>
          <table:table-cell office:value-type="float" office:value="1655400" calcext:value-type="float">
            <text:p>1655400</text:p>
          </table:table-cell>
          <table:table-cell office:value-type="float" office:value="0.0103724015203001" calcext:value-type="float">
            <text:p>0.0103724015203</text:p>
          </table:table-cell>
          <table:table-cell office:value-type="float" office:value="3.66063817270257" calcext:value-type="float">
            <text:p>3.66063817270257</text:p>
          </table:table-cell>
          <table:table-cell office:value-type="float" office:value="0.986579774210426" calcext:value-type="float">
            <text:p>0.986579774210426</text:p>
          </table:table-cell>
          <table:table-cell office:value-type="float" office:value="0.992300628697947" calcext:value-type="float">
            <text:p>0.992300628697947</text:p>
          </table:table-cell>
          <table:table-cell office:value-type="float" office:value="0.71346827905992" calcext:value-type="float">
            <text:p>0.71346827905992</text:p>
          </table:table-cell>
          <table:table-cell office:value-type="float" office:value="0.576139161126514" calcext:value-type="float">
            <text:p>0.576139161126514</text:p>
          </table:table-cell>
          <table:table-cell office:value-type="float" office:value="0.583496759354682" calcext:value-type="float">
            <text:p>0.583496759354682</text:p>
          </table:table-cell>
          <table:table-cell office:value-type="float" office:value="0.986695407235075" calcext:value-type="float">
            <text:p>0.986695407235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7.306344188016" calcext:value-type="float">
            <text:p>-107.306344188016</text:p>
          </table:table-cell>
          <table:table-cell office:value-type="float" office:value="-134.772167774697" calcext:value-type="float">
            <text:p>-134.772167774697</text:p>
          </table:table-cell>
          <table:table-cell office:value-type="float" office:value="-133.300648129064" calcext:value-type="float">
            <text:p>-133.3006481290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0</text:p>
          </table:table-cell>
          <table:table-cell office:value-type="float" office:value="26.1610370237904" calcext:value-type="float">
            <text:p>26.1610370237904</text:p>
          </table:table-cell>
          <table:table-cell office:value-type="float" office:value="72.2599610954998" calcext:value-type="float">
            <text:p>72.2599610954998</text:p>
          </table:table-cell>
          <table:table-cell office:value-type="float" office:value="981.892446898171" calcext:value-type="float">
            <text:p>981.892446898171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137639" calcext:value-type="float">
            <text:p>6137639</text:p>
          </table:table-cell>
          <table:table-cell office:value-type="float" office:value="1653937" calcext:value-type="float">
            <text:p>1653937</text:p>
          </table:table-cell>
          <table:table-cell office:value-type="float" office:value="1664956" calcext:value-type="float">
            <text:p>1664956</text:p>
          </table:table-cell>
          <table:table-cell office:value-type="float" office:value="1205513" calcext:value-type="float">
            <text:p>1205513</text:p>
          </table:table-cell>
          <table:table-cell office:value-type="float" office:value="969689" calcext:value-type="float">
            <text:p>969689</text:p>
          </table:table-cell>
          <table:table-cell office:value-type="float" office:value="977302" calcext:value-type="float">
            <text:p>977302</text:p>
          </table:table-cell>
          <table:table-cell office:value-type="float" office:value="1655792" calcext:value-type="float">
            <text:p>1655792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65831835965137" calcext:value-type="float">
            <text:p>3.65831835965137</text:p>
          </table:table-cell>
          <table:table-cell office:value-type="float" office:value="0.985823391178058" calcext:value-type="float">
            <text:p>0.985823391178058</text:p>
          </table:table-cell>
          <table:table-cell office:value-type="float" office:value="0.992391227768806" calcext:value-type="float">
            <text:p>0.992391227768806</text:p>
          </table:table-cell>
          <table:table-cell office:value-type="float" office:value="0.718541827028016" calcext:value-type="float">
            <text:p>0.718541827028016</text:p>
          </table:table-cell>
          <table:table-cell office:value-type="float" office:value="0.577979752776593" calcext:value-type="float">
            <text:p>0.577979752776593</text:p>
          </table:table-cell>
          <table:table-cell office:value-type="float" office:value="0.58251745492428" calcext:value-type="float">
            <text:p>0.58251745492428</text:p>
          </table:table-cell>
          <table:table-cell office:value-type="float" office:value="0.986929057470448" calcext:value-type="float">
            <text:p>0.986929057470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291634594397" calcext:value-type="float">
            <text:p>-106.291634594397</text:p>
          </table:table-cell>
          <table:table-cell office:value-type="float" office:value="-134.404049444681" calcext:value-type="float">
            <text:p>-134.404049444681</text:p>
          </table:table-cell>
          <table:table-cell office:value-type="float" office:value="-133.496509015144" calcext:value-type="float">
            <text:p>-133.4965090151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1</text:p>
          </table:table-cell>
          <table:table-cell office:value-type="float" office:value="26.1509288779052" calcext:value-type="float">
            <text:p>26.1509288779052</text:p>
          </table:table-cell>
          <table:table-cell office:value-type="float" office:value="72.24847017109" calcext:value-type="float">
            <text:p>72.24847017109</text:p>
          </table:table-cell>
          <table:table-cell office:value-type="float" office:value="981.875428703696" calcext:value-type="float">
            <text:p>981.875428703696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132111" calcext:value-type="float">
            <text:p>6132111</text:p>
          </table:table-cell>
          <table:table-cell office:value-type="float" office:value="1652743" calcext:value-type="float">
            <text:p>1652743</text:p>
          </table:table-cell>
          <table:table-cell office:value-type="float" office:value="1665398" calcext:value-type="float">
            <text:p>1665398</text:p>
          </table:table-cell>
          <table:table-cell office:value-type="float" office:value="1206176" calcext:value-type="float">
            <text:p>1206176</text:p>
          </table:table-cell>
          <table:table-cell office:value-type="float" office:value="971358" calcext:value-type="float">
            <text:p>971358</text:p>
          </table:table-cell>
          <table:table-cell office:value-type="float" office:value="977833" calcext:value-type="float">
            <text:p>977833</text:p>
          </table:table-cell>
          <table:table-cell office:value-type="float" office:value="1654975" calcext:value-type="float">
            <text:p>1654975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6550234144954" calcext:value-type="float">
            <text:p>3.6550234144954</text:p>
          </table:table-cell>
          <table:table-cell office:value-type="float" office:value="0.985111711634601" calcext:value-type="float">
            <text:p>0.985111711634601</text:p>
          </table:table-cell>
          <table:table-cell office:value-type="float" office:value="0.992654680330119" calcext:value-type="float">
            <text:p>0.992654680330119</text:p>
          </table:table-cell>
          <table:table-cell office:value-type="float" office:value="0.718937005869985" calcext:value-type="float">
            <text:p>0.718937005869985</text:p>
          </table:table-cell>
          <table:table-cell office:value-type="float" office:value="0.578974554416484" calcext:value-type="float">
            <text:p>0.578974554416484</text:p>
          </table:table-cell>
          <table:table-cell office:value-type="float" office:value="0.582833955625767" calcext:value-type="float">
            <text:p>0.582833955625767</text:p>
          </table:table-cell>
          <table:table-cell office:value-type="float" office:value="0.986442087464581" calcext:value-type="float">
            <text:p>0.9864420874645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212598826003" calcext:value-type="float">
            <text:p>-106.212598826003</text:p>
          </table:table-cell>
          <table:table-cell office:value-type="float" office:value="-134.205089116703" calcext:value-type="float">
            <text:p>-134.205089116703</text:p>
          </table:table-cell>
          <table:table-cell office:value-type="float" office:value="-133.433208874847" calcext:value-type="float">
            <text:p>-133.4332088748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1</text:p>
          </table:table-cell>
          <table:table-cell office:value-type="float" office:value="26.1610370237904" calcext:value-type="float">
            <text:p>26.1610370237904</text:p>
          </table:table-cell>
          <table:table-cell office:value-type="float" office:value="72.2599610954998" calcext:value-type="float">
            <text:p>72.2599610954998</text:p>
          </table:table-cell>
          <table:table-cell office:value-type="float" office:value="981.864905420408" calcext:value-type="float">
            <text:p>981.864905420408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134727" calcext:value-type="float">
            <text:p>6134727</text:p>
          </table:table-cell>
          <table:table-cell office:value-type="float" office:value="1653007" calcext:value-type="float">
            <text:p>1653007</text:p>
          </table:table-cell>
          <table:table-cell office:value-type="float" office:value="1663526" calcext:value-type="float">
            <text:p>1663526</text:p>
          </table:table-cell>
          <table:table-cell office:value-type="float" office:value="1203547" calcext:value-type="float">
            <text:p>1203547</text:p>
          </table:table-cell>
          <table:table-cell office:value-type="float" office:value="970982" calcext:value-type="float">
            <text:p>970982</text:p>
          </table:table-cell>
          <table:table-cell office:value-type="float" office:value="979327" calcext:value-type="float">
            <text:p>979327</text:p>
          </table:table-cell>
          <table:table-cell office:value-type="float" office:value="1653357" calcext:value-type="float">
            <text:p>1653357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6565826721886" calcext:value-type="float">
            <text:p>3.6565826721886</text:p>
          </table:table-cell>
          <table:table-cell office:value-type="float" office:value="0.985269067915567" calcext:value-type="float">
            <text:p>0.985269067915567</text:p>
          </table:table-cell>
          <table:table-cell office:value-type="float" office:value="0.99153888124691" calcext:value-type="float">
            <text:p>0.99153888124691</text:p>
          </table:table-cell>
          <table:table-cell office:value-type="float" office:value="0.717369999572039" calcext:value-type="float">
            <text:p>0.717369999572039</text:p>
          </table:table-cell>
          <table:table-cell office:value-type="float" office:value="0.578750440925412" calcext:value-type="float">
            <text:p>0.578750440925412</text:p>
          </table:table-cell>
          <table:table-cell office:value-type="float" office:value="0.583724449124867" calcext:value-type="float">
            <text:p>0.583724449124867</text:p>
          </table:table-cell>
          <table:table-cell office:value-type="float" office:value="0.98547768419715" calcext:value-type="float">
            <text:p>0.985477684197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526000085592" calcext:value-type="float">
            <text:p>-106.526000085592</text:p>
          </table:table-cell>
          <table:table-cell office:value-type="float" office:value="-134.249911814918" calcext:value-type="float">
            <text:p>-134.249911814918</text:p>
          </table:table-cell>
          <table:table-cell office:value-type="float" office:value="-133.255110175027" calcext:value-type="float">
            <text:p>-133.2551101750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1</text:p>
          </table:table-cell>
          <table:table-cell office:value-type="float" office:value="26.1559829507023" calcext:value-type="float">
            <text:p>26.1559829507023</text:p>
          </table:table-cell>
          <table:table-cell office:value-type="float" office:value="72.2595781057816" calcext:value-type="float">
            <text:p>72.2595781057816</text:p>
          </table:table-cell>
          <table:table-cell office:value-type="float" office:value="981.939020345906" calcext:value-type="float">
            <text:p>981.939020345906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139226" calcext:value-type="float">
            <text:p>6139226</text:p>
          </table:table-cell>
          <table:table-cell office:value-type="float" office:value="1655469" calcext:value-type="float">
            <text:p>1655469</text:p>
          </table:table-cell>
          <table:table-cell office:value-type="float" office:value="1664640" calcext:value-type="float">
            <text:p>1664640</text:p>
          </table:table-cell>
          <table:table-cell office:value-type="float" office:value="1202841" calcext:value-type="float">
            <text:p>1202841</text:p>
          </table:table-cell>
          <table:table-cell office:value-type="float" office:value="972248" calcext:value-type="float">
            <text:p>972248</text:p>
          </table:table-cell>
          <table:table-cell office:value-type="float" office:value="981245" calcext:value-type="float">
            <text:p>981245</text:p>
          </table:table-cell>
          <table:table-cell office:value-type="float" office:value="1654882" calcext:value-type="float">
            <text:p>1654882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65926428547672" calcext:value-type="float">
            <text:p>3.65926428547672</text:p>
          </table:table-cell>
          <table:table-cell office:value-type="float" office:value="0.986736534444873" calcext:value-type="float">
            <text:p>0.986736534444873</text:p>
          </table:table-cell>
          <table:table-cell office:value-type="float" office:value="0.992202877068863" calcext:value-type="float">
            <text:p>0.992202877068863</text:p>
          </table:table-cell>
          <table:table-cell office:value-type="float" office:value="0.71694919072976" calcext:value-type="float">
            <text:p>0.71694919072976</text:p>
          </table:table-cell>
          <table:table-cell office:value-type="float" office:value="0.579505035818223" calcext:value-type="float">
            <text:p>0.579505035818223</text:p>
          </table:table-cell>
          <table:table-cell office:value-type="float" office:value="0.584867666347941" calcext:value-type="float">
            <text:p>0.584867666347941</text:p>
          </table:table-cell>
          <table:table-cell office:value-type="float" office:value="0.986386655138332" calcext:value-type="float">
            <text:p>0.986386655138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610161854048" calcext:value-type="float">
            <text:p>-106.610161854048</text:p>
          </table:table-cell>
          <table:table-cell office:value-type="float" office:value="-134.098992836355" calcext:value-type="float">
            <text:p>-134.098992836355</text:p>
          </table:table-cell>
          <table:table-cell office:value-type="float" office:value="-133.026466730412" calcext:value-type="float">
            <text:p>-133.0264667304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2</text:p>
          </table:table-cell>
          <table:table-cell office:value-type="float" office:value="26.1458748053992" calcext:value-type="float">
            <text:p>26.1458748053992</text:p>
          </table:table-cell>
          <table:table-cell office:value-type="float" office:value="72.2480872819725" calcext:value-type="float">
            <text:p>72.2480872819725</text:p>
          </table:table-cell>
          <table:table-cell office:value-type="float" office:value="981.949542164038" calcext:value-type="float">
            <text:p>981.949542164038</text:p>
          </table:table-cell>
          <table:table-cell office:value-type="float" office:value="-1" calcext:value-type="float">
            <text:p>-1</text:p>
          </table:table-cell>
          <table:table-cell office:value-type="float" office:value="156298" calcext:value-type="float">
            <text:p>156298</text:p>
          </table:table-cell>
          <table:table-cell office:value-type="float" office:value="6141382" calcext:value-type="float">
            <text:p>6141382</text:p>
          </table:table-cell>
          <table:table-cell office:value-type="float" office:value="1654428" calcext:value-type="float">
            <text:p>1654428</text:p>
          </table:table-cell>
          <table:table-cell office:value-type="float" office:value="1664245" calcext:value-type="float">
            <text:p>1664245</text:p>
          </table:table-cell>
          <table:table-cell office:value-type="float" office:value="1206608" calcext:value-type="float">
            <text:p>1206608</text:p>
          </table:table-cell>
          <table:table-cell office:value-type="float" office:value="973347" calcext:value-type="float">
            <text:p>973347</text:p>
          </table:table-cell>
          <table:table-cell office:value-type="float" office:value="982540" calcext:value-type="float">
            <text:p>982540</text:p>
          </table:table-cell>
          <table:table-cell office:value-type="float" office:value="1658218" calcext:value-type="float">
            <text:p>1658218</text:p>
          </table:table-cell>
          <table:table-cell office:value-type="float" office:value="0.0931608787966822" calcext:value-type="float">
            <text:p>0.093160878796682</text:p>
          </table:table-cell>
          <table:table-cell office:value-type="float" office:value="3.66054936177127" calcext:value-type="float">
            <text:p>3.66054936177127</text:p>
          </table:table-cell>
          <table:table-cell office:value-type="float" office:value="0.986116050018793" calcext:value-type="float">
            <text:p>0.986116050018793</text:p>
          </table:table-cell>
          <table:table-cell office:value-type="float" office:value="0.991967438693933" calcext:value-type="float">
            <text:p>0.991967438693933</text:p>
          </table:table-cell>
          <table:table-cell office:value-type="float" office:value="0.71919449796611" calcext:value-type="float">
            <text:p>0.71919449796611</text:p>
          </table:table-cell>
          <table:table-cell office:value-type="float" office:value="0.580160090942394" calcext:value-type="float">
            <text:p>0.580160090942394</text:p>
          </table:table-cell>
          <table:table-cell office:value-type="float" office:value="0.585639546589797" calcext:value-type="float">
            <text:p>0.585639546589797</text:p>
          </table:table-cell>
          <table:table-cell office:value-type="float" office:value="0.988375066325076" calcext:value-type="float">
            <text:p>0.988375066325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6.161100406778" calcext:value-type="float">
            <text:p>-106.161100406778</text:p>
          </table:table-cell>
          <table:table-cell office:value-type="float" office:value="-133.967981811521" calcext:value-type="float">
            <text:p>-133.967981811521</text:p>
          </table:table-cell>
          <table:table-cell office:value-type="float" office:value="-132.872090682041" calcext:value-type="float">
            <text:p>-132.8720906820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2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2281680886963" calcext:value-type="float">
            <text:p>72.2281680886963</text:p>
          </table:table-cell>
          <table:table-cell office:value-type="float" office:value="981.900956049593" calcext:value-type="float">
            <text:p>981.900956049593</text:p>
          </table:table-cell>
          <table:table-cell office:value-type="float" office:value="-1" calcext:value-type="float">
            <text:p>-1</text:p>
          </table:table-cell>
          <table:table-cell office:value-type="float" office:value="17414" calcext:value-type="float">
            <text:p>17414</text:p>
          </table:table-cell>
          <table:table-cell office:value-type="float" office:value="6137859" calcext:value-type="float">
            <text:p>6137859</text:p>
          </table:table-cell>
          <table:table-cell office:value-type="float" office:value="1654745" calcext:value-type="float">
            <text:p>1654745</text:p>
          </table:table-cell>
          <table:table-cell office:value-type="float" office:value="1665464" calcext:value-type="float">
            <text:p>1665464</text:p>
          </table:table-cell>
          <table:table-cell office:value-type="float" office:value="1214120" calcext:value-type="float">
            <text:p>1214120</text:p>
          </table:table-cell>
          <table:table-cell office:value-type="float" office:value="976705" calcext:value-type="float">
            <text:p>976705</text:p>
          </table:table-cell>
          <table:table-cell office:value-type="float" office:value="979721" calcext:value-type="float">
            <text:p>979721</text:p>
          </table:table-cell>
          <table:table-cell office:value-type="float" office:value="1652841" calcext:value-type="float">
            <text:p>1652841</text:p>
          </table:table-cell>
          <table:table-cell office:value-type="float" office:value="0.0103795540785258" calcext:value-type="float">
            <text:p>0.010379554078526</text:p>
          </table:table-cell>
          <table:table-cell office:value-type="float" office:value="3.65844948988551" calcext:value-type="float">
            <text:p>3.65844948988551</text:p>
          </table:table-cell>
          <table:table-cell office:value-type="float" office:value="0.986304996765256" calcext:value-type="float">
            <text:p>0.986304996765256</text:p>
          </table:table-cell>
          <table:table-cell office:value-type="float" office:value="0.99269401940036" calcext:value-type="float">
            <text:p>0.99269401940036</text:p>
          </table:table-cell>
          <table:table-cell office:value-type="float" office:value="0.723671999415398" calcext:value-type="float">
            <text:p>0.723671999415398</text:p>
          </table:table-cell>
          <table:table-cell office:value-type="float" office:value="0.582161615152552" calcext:value-type="float">
            <text:p>0.582161615152552</text:p>
          </table:table-cell>
          <table:table-cell office:value-type="float" office:value="0.583959291453277" calcext:value-type="float">
            <text:p>0.583959291453277</text:p>
          </table:table-cell>
          <table:table-cell office:value-type="float" office:value="0.985170124193445" calcext:value-type="float">
            <text:p>0.9851701241934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26560011692" calcext:value-type="float">
            <text:p>-105.26560011692</text:p>
          </table:table-cell>
          <table:table-cell office:value-type="float" office:value="-133.56767696949" calcext:value-type="float">
            <text:p>-133.56767696949</text:p>
          </table:table-cell>
          <table:table-cell office:value-type="float" office:value="-133.208141709345" calcext:value-type="float">
            <text:p>-133.2081417093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3</text:p>
          </table:table-cell>
          <table:table-cell office:value-type="float" office:value="26.1610370237904" calcext:value-type="float">
            <text:p>26.1610370237904</text:p>
          </table:table-cell>
          <table:table-cell office:value-type="float" office:value="72.2224228331559" calcext:value-type="float">
            <text:p>72.2224228331559</text:p>
          </table:table-cell>
          <table:table-cell office:value-type="float" office:value="981.947529919174" calcext:value-type="float">
            <text:p>981.947529919174</text:p>
          </table:table-cell>
          <table:table-cell office:value-type="float" office:value="-1" calcext:value-type="float">
            <text:p>-1</text:p>
          </table:table-cell>
          <table:table-cell office:value-type="float" office:value="17504" calcext:value-type="float">
            <text:p>17504</text:p>
          </table:table-cell>
          <table:table-cell office:value-type="float" office:value="6139505" calcext:value-type="float">
            <text:p>6139505</text:p>
          </table:table-cell>
          <table:table-cell office:value-type="float" office:value="1655327" calcext:value-type="float">
            <text:p>1655327</text:p>
          </table:table-cell>
          <table:table-cell office:value-type="float" office:value="1665963" calcext:value-type="float">
            <text:p>1665963</text:p>
          </table:table-cell>
          <table:table-cell office:value-type="float" office:value="1211193" calcext:value-type="float">
            <text:p>1211193</text:p>
          </table:table-cell>
          <table:table-cell office:value-type="float" office:value="976936" calcext:value-type="float">
            <text:p>976936</text:p>
          </table:table-cell>
          <table:table-cell office:value-type="float" office:value="982804" calcext:value-type="float">
            <text:p>982804</text:p>
          </table:table-cell>
          <table:table-cell office:value-type="float" office:value="1653765" calcext:value-type="float">
            <text:p>1653765</text:p>
          </table:table-cell>
          <table:table-cell office:value-type="float" office:value="0.0104331982652185" calcext:value-type="float">
            <text:p>0.010433198265219</text:p>
          </table:table-cell>
          <table:table-cell office:value-type="float" office:value="3.65943058245547" calcext:value-type="float">
            <text:p>3.65943058245547</text:p>
          </table:table-cell>
          <table:table-cell office:value-type="float" office:value="0.986651895839202" calcext:value-type="float">
            <text:p>0.986651895839202</text:p>
          </table:table-cell>
          <table:table-cell office:value-type="float" office:value="0.992991446613246" calcext:value-type="float">
            <text:p>0.992991446613246</text:p>
          </table:table-cell>
          <table:table-cell office:value-type="float" office:value="0.721927371254846" calcext:value-type="float">
            <text:p>0.721927371254846</text:p>
          </table:table-cell>
          <table:table-cell office:value-type="float" office:value="0.582299301898396" calcext:value-type="float">
            <text:p>0.582299301898396</text:p>
          </table:table-cell>
          <table:table-cell office:value-type="float" office:value="0.585796902870763" calcext:value-type="float">
            <text:p>0.585796902870763</text:p>
          </table:table-cell>
          <table:table-cell office:value-type="float" office:value="0.985720871176824" calcext:value-type="float">
            <text:p>0.98572087117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614525749031" calcext:value-type="float">
            <text:p>-105.614525749031</text:p>
          </table:table-cell>
          <table:table-cell office:value-type="float" office:value="-133.540139620321" calcext:value-type="float">
            <text:p>-133.540139620321</text:p>
          </table:table-cell>
          <table:table-cell office:value-type="float" office:value="-132.840619425847" calcext:value-type="float">
            <text:p>-132.8406194258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3</text:p>
          </table:table-cell>
          <table:table-cell office:value-type="float" office:value="26.1559829507023" calcext:value-type="float">
            <text:p>26.1559829507023</text:p>
          </table:table-cell>
          <table:table-cell office:value-type="float" office:value="72.2059524867469" calcext:value-type="float">
            <text:p>72.2059524867469</text:p>
          </table:table-cell>
          <table:table-cell office:value-type="float" office:value="981.939020345906" calcext:value-type="float">
            <text:p>981.939020345906</text:p>
          </table:table-cell>
          <table:table-cell office:value-type="float" office:value="-1" calcext:value-type="float">
            <text:p>-1</text:p>
          </table:table-cell>
          <table:table-cell office:value-type="float" office:value="99744" calcext:value-type="float">
            <text:p>99744</text:p>
          </table:table-cell>
          <table:table-cell office:value-type="float" office:value="6142721" calcext:value-type="float">
            <text:p>6142721</text:p>
          </table:table-cell>
          <table:table-cell office:value-type="float" office:value="1655713" calcext:value-type="float">
            <text:p>1655713</text:p>
          </table:table-cell>
          <table:table-cell office:value-type="float" office:value="1662568" calcext:value-type="float">
            <text:p>1662568</text:p>
          </table:table-cell>
          <table:table-cell office:value-type="float" office:value="1212801" calcext:value-type="float">
            <text:p>1212801</text:p>
          </table:table-cell>
          <table:table-cell office:value-type="float" office:value="978660" calcext:value-type="float">
            <text:p>978660</text:p>
          </table:table-cell>
          <table:table-cell office:value-type="float" office:value="984082" calcext:value-type="float">
            <text:p>984082</text:p>
          </table:table-cell>
          <table:table-cell office:value-type="float" office:value="1655445" calcext:value-type="float">
            <text:p>1655445</text:p>
          </table:table-cell>
          <table:table-cell office:value-type="float" office:value="0.0594520639720039" calcext:value-type="float">
            <text:p>0.059452063972004</text:p>
          </table:table-cell>
          <table:table-cell office:value-type="float" office:value="3.66134746805995" calcext:value-type="float">
            <text:p>3.66134746805995</text:p>
          </table:table-cell>
          <table:table-cell office:value-type="float" office:value="0.986881969795462" calcext:value-type="float">
            <text:p>0.986881969795462</text:p>
          </table:table-cell>
          <table:table-cell office:value-type="float" office:value="0.990967868681892" calcext:value-type="float">
            <text:p>0.990967868681892</text:p>
          </table:table-cell>
          <table:table-cell office:value-type="float" office:value="0.72288581405709" calcext:value-type="float">
            <text:p>0.72288581405709</text:p>
          </table:table-cell>
          <table:table-cell office:value-type="float" office:value="0.583326886096822" calcext:value-type="float">
            <text:p>0.583326886096822</text:p>
          </table:table-cell>
          <table:table-cell office:value-type="float" office:value="0.586558650321799" calcext:value-type="float">
            <text:p>0.586558650321799</text:p>
          </table:table-cell>
          <table:table-cell office:value-type="float" office:value="0.986722229328421" calcext:value-type="float">
            <text:p>0.9867222293284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5.422837188582" calcext:value-type="float">
            <text:p>-105.422837188582</text:p>
          </table:table-cell>
          <table:table-cell office:value-type="float" office:value="-133.334622780636" calcext:value-type="float">
            <text:p>-133.334622780636</text:p>
          </table:table-cell>
          <table:table-cell office:value-type="float" office:value="-132.68826993564" calcext:value-type="float">
            <text:p>-132.688269935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4</text:p>
          </table:table-cell>
          <table:table-cell office:value-type="float" office:value="26.1559829507023" calcext:value-type="float">
            <text:p>26.1559829507023</text:p>
          </table:table-cell>
          <table:table-cell office:value-type="float" office:value="72.2113150872702" calcext:value-type="float">
            <text:p>72.2113150872702</text:p>
          </table:table-cell>
          <table:table-cell office:value-type="float" office:value="981.939020345906" calcext:value-type="float">
            <text:p>981.939020345906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138422" calcext:value-type="float">
            <text:p>6138422</text:p>
          </table:table-cell>
          <table:table-cell office:value-type="float" office:value="1655352" calcext:value-type="float">
            <text:p>1655352</text:p>
          </table:table-cell>
          <table:table-cell office:value-type="float" office:value="1665452" calcext:value-type="float">
            <text:p>1665452</text:p>
          </table:table-cell>
          <table:table-cell office:value-type="float" office:value="1217092" calcext:value-type="float">
            <text:p>1217092</text:p>
          </table:table-cell>
          <table:table-cell office:value-type="float" office:value="980230" calcext:value-type="float">
            <text:p>980230</text:p>
          </table:table-cell>
          <table:table-cell office:value-type="float" office:value="985179" calcext:value-type="float">
            <text:p>985179</text:p>
          </table:table-cell>
          <table:table-cell office:value-type="float" office:value="1656614" calcext:value-type="float">
            <text:p>1656614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6587850640756" calcext:value-type="float">
            <text:p>3.6587850640756</text:p>
          </table:table-cell>
          <table:table-cell office:value-type="float" office:value="0.986666797002172" calcext:value-type="float">
            <text:p>0.986666797002172</text:p>
          </table:table-cell>
          <table:table-cell office:value-type="float" office:value="0.992686866842135" calcext:value-type="float">
            <text:p>0.992686866842135</text:p>
          </table:table-cell>
          <table:table-cell office:value-type="float" office:value="0.725443449669296" calcext:value-type="float">
            <text:p>0.725443449669296</text:p>
          </table:table-cell>
          <table:table-cell office:value-type="float" office:value="0.58426267913135" calcext:value-type="float">
            <text:p>0.58426267913135</text:p>
          </table:table-cell>
          <table:table-cell office:value-type="float" office:value="0.587212513352932" calcext:value-type="float">
            <text:p>0.587212513352932</text:p>
          </table:table-cell>
          <table:table-cell office:value-type="float" office:value="0.987419007708908" calcext:value-type="float">
            <text:p>0.987419007708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911310066141" calcext:value-type="float">
            <text:p>-104.911310066141</text:p>
          </table:table-cell>
          <table:table-cell office:value-type="float" office:value="-133.14746417373" calcext:value-type="float">
            <text:p>-133.14746417373</text:p>
          </table:table-cell>
          <table:table-cell office:value-type="float" office:value="-132.557497329414" calcext:value-type="float">
            <text:p>-132.5574973294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4</text:p>
          </table:table-cell>
          <table:table-cell office:value-type="float" office:value="26.1610370237904" calcext:value-type="float">
            <text:p>26.1610370237904</text:p>
          </table:table-cell>
          <table:table-cell office:value-type="float" office:value="72.211697538102" calcext:value-type="float">
            <text:p>72.211697538102</text:p>
          </table:table-cell>
          <table:table-cell office:value-type="float" office:value="981.947529919174" calcext:value-type="float">
            <text:p>981.947529919174</text:p>
          </table:table-cell>
          <table:table-cell office:value-type="float" office:value="-1" calcext:value-type="float">
            <text:p>-1</text:p>
          </table:table-cell>
          <table:table-cell office:value-type="float" office:value="17455" calcext:value-type="float">
            <text:p>17455</text:p>
          </table:table-cell>
          <table:table-cell office:value-type="float" office:value="6148032" calcext:value-type="float">
            <text:p>6148032</text:p>
          </table:table-cell>
          <table:table-cell office:value-type="float" office:value="1656616" calcext:value-type="float">
            <text:p>1656616</text:p>
          </table:table-cell>
          <table:table-cell office:value-type="float" office:value="1667580" calcext:value-type="float">
            <text:p>1667580</text:p>
          </table:table-cell>
          <table:table-cell office:value-type="float" office:value="1225498" calcext:value-type="float">
            <text:p>1225498</text:p>
          </table:table-cell>
          <table:table-cell office:value-type="float" office:value="984129" calcext:value-type="float">
            <text:p>984129</text:p>
          </table:table-cell>
          <table:table-cell office:value-type="float" office:value="982748" calcext:value-type="float">
            <text:p>982748</text:p>
          </table:table-cell>
          <table:table-cell office:value-type="float" office:value="1655050" calcext:value-type="float">
            <text:p>1655050</text:p>
          </table:table-cell>
          <table:table-cell office:value-type="float" office:value="0.0104039919857969" calcext:value-type="float">
            <text:p>0.010403991985797</text:p>
          </table:table-cell>
          <table:table-cell office:value-type="float" office:value="3.66451307112134" calcext:value-type="float">
            <text:p>3.66451307112134</text:p>
          </table:table-cell>
          <table:table-cell office:value-type="float" office:value="0.987420199801946" calcext:value-type="float">
            <text:p>0.987420199801946</text:p>
          </table:table-cell>
          <table:table-cell office:value-type="float" office:value="0.993955253834159" calcext:value-type="float">
            <text:p>0.993955253834159</text:p>
          </table:table-cell>
          <table:table-cell office:value-type="float" office:value="0.730453816706397" calcext:value-type="float">
            <text:p>0.730453816706397</text:p>
          </table:table-cell>
          <table:table-cell office:value-type="float" office:value="0.586586664508183" calcext:value-type="float">
            <text:p>0.586586664508183</text:p>
          </table:table-cell>
          <table:table-cell office:value-type="float" office:value="0.585763524265709" calcext:value-type="float">
            <text:p>0.585763524265709</text:p>
          </table:table-cell>
          <table:table-cell office:value-type="float" office:value="0.986486790953492" calcext:value-type="float">
            <text:p>0.986486790953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909236658721" calcext:value-type="float">
            <text:p>-103.909236658721</text:p>
          </table:table-cell>
          <table:table-cell office:value-type="float" office:value="-132.682667098363" calcext:value-type="float">
            <text:p>-132.682667098363</text:p>
          </table:table-cell>
          <table:table-cell office:value-type="float" office:value="-132.847295146858" calcext:value-type="float">
            <text:p>-132.8472951468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4</text:p>
          </table:table-cell>
          <table:table-cell office:value-type="float" office:value="26.1610370237904" calcext:value-type="float">
            <text:p>26.1610370237904</text:p>
          </table:table-cell>
          <table:table-cell office:value-type="float" office:value="72.211697538102" calcext:value-type="float">
            <text:p>72.211697538102</text:p>
          </table:table-cell>
          <table:table-cell office:value-type="float" office:value="981.919988397759" calcext:value-type="float">
            <text:p>981.919988397759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139330" calcext:value-type="float">
            <text:p>6139330</text:p>
          </table:table-cell>
          <table:table-cell office:value-type="float" office:value="1656047" calcext:value-type="float">
            <text:p>1656047</text:p>
          </table:table-cell>
          <table:table-cell office:value-type="float" office:value="1665832" calcext:value-type="float">
            <text:p>1665832</text:p>
          </table:table-cell>
          <table:table-cell office:value-type="float" office:value="1221634" calcext:value-type="float">
            <text:p>1221634</text:p>
          </table:table-cell>
          <table:table-cell office:value-type="float" office:value="983045" calcext:value-type="float">
            <text:p>983045</text:p>
          </table:table-cell>
          <table:table-cell office:value-type="float" office:value="984660" calcext:value-type="float">
            <text:p>984660</text:p>
          </table:table-cell>
          <table:table-cell office:value-type="float" office:value="1654485" calcext:value-type="float">
            <text:p>1654485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65932627431467" calcext:value-type="float">
            <text:p>3.65932627431467</text:p>
          </table:table-cell>
          <table:table-cell office:value-type="float" office:value="0.987081049332744" calcext:value-type="float">
            <text:p>0.987081049332744</text:p>
          </table:table-cell>
          <table:table-cell office:value-type="float" office:value="0.992913364519282" calcext:value-type="float">
            <text:p>0.992913364519282</text:p>
          </table:table-cell>
          <table:table-cell office:value-type="float" office:value="0.728150692957722" calcext:value-type="float">
            <text:p>0.728150692957722</text:p>
          </table:table-cell>
          <table:table-cell office:value-type="float" office:value="0.585940550081795" calcext:value-type="float">
            <text:p>0.585940550081795</text:p>
          </table:table-cell>
          <table:table-cell office:value-type="float" office:value="0.586903165209671" calcext:value-type="float">
            <text:p>0.586903165209671</text:p>
          </table:table-cell>
          <table:table-cell office:value-type="float" office:value="0.986150024670365" calcext:value-type="float">
            <text:p>0.9861500246703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4.369861408456" calcext:value-type="float">
            <text:p>-104.369861408456</text:p>
          </table:table-cell>
          <table:table-cell office:value-type="float" office:value="-132.811889983641" calcext:value-type="float">
            <text:p>-132.811889983641</text:p>
          </table:table-cell>
          <table:table-cell office:value-type="float" office:value="-132.619366958066" calcext:value-type="float">
            <text:p>-132.6193669580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5</text:p>
          </table:table-cell>
          <table:table-cell office:value-type="float" office:value="26.1610370237904" calcext:value-type="float">
            <text:p>26.1610370237904</text:p>
          </table:table-cell>
          <table:table-cell office:value-type="float" office:value="72.2331480938803" calcext:value-type="float">
            <text:p>72.2331480938803</text:p>
          </table:table-cell>
          <table:table-cell office:value-type="float" office:value="981.947529919174" calcext:value-type="float">
            <text:p>981.947529919174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136837" calcext:value-type="float">
            <text:p>6136837</text:p>
          </table:table-cell>
          <table:table-cell office:value-type="float" office:value="1655557" calcext:value-type="float">
            <text:p>1655557</text:p>
          </table:table-cell>
          <table:table-cell office:value-type="float" office:value="1666594" calcext:value-type="float">
            <text:p>1666594</text:p>
          </table:table-cell>
          <table:table-cell office:value-type="float" office:value="1232636" calcext:value-type="float">
            <text:p>1232636</text:p>
          </table:table-cell>
          <table:table-cell office:value-type="float" office:value="986039" calcext:value-type="float">
            <text:p>986039</text:p>
          </table:table-cell>
          <table:table-cell office:value-type="float" office:value="983759" calcext:value-type="float">
            <text:p>983759</text:p>
          </table:table-cell>
          <table:table-cell office:value-type="float" office:value="1656749" calcext:value-type="float">
            <text:p>1656749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65784033034329" calcext:value-type="float">
            <text:p>3.65784033034329</text:p>
          </table:table-cell>
          <table:table-cell office:value-type="float" office:value="0.986788986538528" calcext:value-type="float">
            <text:p>0.986788986538528</text:p>
          </table:table-cell>
          <table:table-cell office:value-type="float" office:value="0.993367551966614" calcext:value-type="float">
            <text:p>0.993367551966614</text:p>
          </table:table-cell>
          <table:table-cell office:value-type="float" office:value="0.73470839675765" calcext:value-type="float">
            <text:p>0.73470839675765</text:p>
          </table:table-cell>
          <table:table-cell office:value-type="float" office:value="0.587725113359107" calcext:value-type="float">
            <text:p>0.587725113359107</text:p>
          </table:table-cell>
          <table:table-cell office:value-type="float" office:value="0.586366127296224" calcext:value-type="float">
            <text:p>0.586366127296224</text:p>
          </table:table-cell>
          <table:table-cell office:value-type="float" office:value="0.987499473988947" calcext:value-type="float">
            <text:p>0.987499473988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05832064847" calcext:value-type="float">
            <text:p>-103.05832064847</text:p>
          </table:table-cell>
          <table:table-cell office:value-type="float" office:value="-132.454977328179" calcext:value-type="float">
            <text:p>-132.454977328179</text:p>
          </table:table-cell>
          <table:table-cell office:value-type="float" office:value="-132.726774540755" calcext:value-type="float">
            <text:p>-132.7267745407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5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2335307746438" calcext:value-type="float">
            <text:p>72.2335307746438</text:p>
          </table:table-cell>
          <table:table-cell office:value-type="float" office:value="981.956039528566" calcext:value-type="float">
            <text:p>981.956039528566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138954" calcext:value-type="float">
            <text:p>6138954</text:p>
          </table:table-cell>
          <table:table-cell office:value-type="float" office:value="1655794" calcext:value-type="float">
            <text:p>1655794</text:p>
          </table:table-cell>
          <table:table-cell office:value-type="float" office:value="1667104" calcext:value-type="float">
            <text:p>1667104</text:p>
          </table:table-cell>
          <table:table-cell office:value-type="float" office:value="1232738" calcext:value-type="float">
            <text:p>1232738</text:p>
          </table:table-cell>
          <table:table-cell office:value-type="float" office:value="988126" calcext:value-type="float">
            <text:p>988126</text:p>
          </table:table-cell>
          <table:table-cell office:value-type="float" office:value="983717" calcext:value-type="float">
            <text:p>983717</text:p>
          </table:table-cell>
          <table:table-cell office:value-type="float" office:value="1655277" calcext:value-type="float">
            <text:p>1655277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6591021608236" calcext:value-type="float">
            <text:p>3.6591021608236</text:p>
          </table:table-cell>
          <table:table-cell office:value-type="float" office:value="0.986930249563485" calcext:value-type="float">
            <text:p>0.986930249563485</text:p>
          </table:table-cell>
          <table:table-cell office:value-type="float" office:value="0.993671535691206" calcext:value-type="float">
            <text:p>0.993671535691206</text:p>
          </table:table-cell>
          <table:table-cell office:value-type="float" office:value="0.734769193502568" calcext:value-type="float">
            <text:p>0.734769193502568</text:p>
          </table:table-cell>
          <table:table-cell office:value-type="float" office:value="0.58896906244386" calcext:value-type="float">
            <text:p>0.58896906244386</text:p>
          </table:table-cell>
          <table:table-cell office:value-type="float" office:value="0.586341093342435" calcext:value-type="float">
            <text:p>0.586341093342435</text:p>
          </table:table-cell>
          <table:table-cell office:value-type="float" office:value="0.986622093513262" calcext:value-type="float">
            <text:p>0.986622093513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046161299486" calcext:value-type="float">
            <text:p>-103.046161299486</text:p>
          </table:table-cell>
          <table:table-cell office:value-type="float" office:value="-132.206187511228" calcext:value-type="float">
            <text:p>-132.206187511228</text:p>
          </table:table-cell>
          <table:table-cell office:value-type="float" office:value="-132.731781331513" calcext:value-type="float">
            <text:p>-132.731781331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6</text:p>
          </table:table-cell>
          <table:table-cell office:value-type="float" office:value="26.1559829507023" calcext:value-type="float">
            <text:p>26.1559829507023</text:p>
          </table:table-cell>
          <table:table-cell office:value-type="float" office:value="72.2220402625702" calcext:value-type="float">
            <text:p>72.2220402625702</text:p>
          </table:table-cell>
          <table:table-cell office:value-type="float" office:value="981.939020345906" calcext:value-type="float">
            <text:p>981.939020345906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137855" calcext:value-type="float">
            <text:p>6137855</text:p>
          </table:table-cell>
          <table:table-cell office:value-type="float" office:value="1656322" calcext:value-type="float">
            <text:p>1656322</text:p>
          </table:table-cell>
          <table:table-cell office:value-type="float" office:value="1665915" calcext:value-type="float">
            <text:p>1665915</text:p>
          </table:table-cell>
          <table:table-cell office:value-type="float" office:value="1231620" calcext:value-type="float">
            <text:p>1231620</text:p>
          </table:table-cell>
          <table:table-cell office:value-type="float" office:value="987343" calcext:value-type="float">
            <text:p>987343</text:p>
          </table:table-cell>
          <table:table-cell office:value-type="float" office:value="985482" calcext:value-type="float">
            <text:p>985482</text:p>
          </table:table-cell>
          <table:table-cell office:value-type="float" office:value="1654532" calcext:value-type="float">
            <text:p>1654532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65844710569943" calcext:value-type="float">
            <text:p>3.65844710569943</text:p>
          </table:table-cell>
          <table:table-cell office:value-type="float" office:value="0.987244962125416" calcext:value-type="float">
            <text:p>0.987244962125416</text:p>
          </table:table-cell>
          <table:table-cell office:value-type="float" office:value="0.992962836380343" calcext:value-type="float">
            <text:p>0.992962836380343</text:p>
          </table:table-cell>
          <table:table-cell office:value-type="float" office:value="0.734102813494541" calcext:value-type="float">
            <text:p>0.734102813494541</text:p>
          </table:table-cell>
          <table:table-cell office:value-type="float" office:value="0.588502358019633" calcext:value-type="float">
            <text:p>0.588502358019633</text:p>
          </table:table-cell>
          <table:table-cell office:value-type="float" office:value="0.587393115448131" calcext:value-type="float">
            <text:p>0.587393115448131</text:p>
          </table:table-cell>
          <table:table-cell office:value-type="float" office:value="0.986178038856749" calcext:value-type="float">
            <text:p>0.9861780388567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3.179437301092" calcext:value-type="float">
            <text:p>-103.179437301092</text:p>
          </table:table-cell>
          <table:table-cell office:value-type="float" office:value="-132.299528396073" calcext:value-type="float">
            <text:p>-132.299528396073</text:p>
          </table:table-cell>
          <table:table-cell office:value-type="float" office:value="-132.521376910374" calcext:value-type="float">
            <text:p>-132.5213769103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6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2281680886963" calcext:value-type="float">
            <text:p>72.2281680886963</text:p>
          </table:table-cell>
          <table:table-cell office:value-type="float" office:value="981.983581300793" calcext:value-type="float">
            <text:p>981.983581300793</text:p>
          </table:table-cell>
          <table:table-cell office:value-type="float" office:value="-1" calcext:value-type="float">
            <text:p>-1</text:p>
          </table:table-cell>
          <table:table-cell office:value-type="float" office:value="17450" calcext:value-type="float">
            <text:p>17450</text:p>
          </table:table-cell>
          <table:table-cell office:value-type="float" office:value="6138004" calcext:value-type="float">
            <text:p>6138004</text:p>
          </table:table-cell>
          <table:table-cell office:value-type="float" office:value="1656068" calcext:value-type="float">
            <text:p>1656068</text:p>
          </table:table-cell>
          <table:table-cell office:value-type="float" office:value="1666350" calcext:value-type="float">
            <text:p>1666350</text:p>
          </table:table-cell>
          <table:table-cell office:value-type="float" office:value="1237306" calcext:value-type="float">
            <text:p>1237306</text:p>
          </table:table-cell>
          <table:table-cell office:value-type="float" office:value="989216" calcext:value-type="float">
            <text:p>989216</text:p>
          </table:table-cell>
          <table:table-cell office:value-type="float" office:value="986026" calcext:value-type="float">
            <text:p>986026</text:p>
          </table:table-cell>
          <table:table-cell office:value-type="float" office:value="1657420" calcext:value-type="float">
            <text:p>1657420</text:p>
          </table:table-cell>
          <table:table-cell office:value-type="float" office:value="0.0104010117532029" calcext:value-type="float">
            <text:p>0.010401011753203</text:p>
          </table:table-cell>
          <table:table-cell office:value-type="float" office:value="3.65853591663073" calcext:value-type="float">
            <text:p>3.65853591663073</text:p>
          </table:table-cell>
          <table:table-cell office:value-type="float" office:value="0.987093566309639" calcext:value-type="float">
            <text:p>0.987093566309639</text:p>
          </table:table-cell>
          <table:table-cell office:value-type="float" office:value="0.993222116616025" calcext:value-type="float">
            <text:p>0.993222116616025</text:p>
          </table:table-cell>
          <table:table-cell office:value-type="float" office:value="0.737491934000484" calcext:value-type="float">
            <text:p>0.737491934000484</text:p>
          </table:table-cell>
          <table:table-cell office:value-type="float" office:value="0.589618753149361" calcext:value-type="float">
            <text:p>0.589618753149361</text:p>
          </table:table-cell>
          <table:table-cell office:value-type="float" office:value="0.587717364754363" calcext:value-type="float">
            <text:p>0.587717364754363</text:p>
          </table:table-cell>
          <table:table-cell office:value-type="float" office:value="0.987899421203067" calcext:value-type="float">
            <text:p>0.9878994212030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501613199903" calcext:value-type="float">
            <text:p>-102.501613199903</text:p>
          </table:table-cell>
          <table:table-cell office:value-type="float" office:value="-132.076249370128" calcext:value-type="float">
            <text:p>-132.076249370128</text:p>
          </table:table-cell>
          <table:table-cell office:value-type="float" office:value="-132.456527049127" calcext:value-type="float">
            <text:p>-132.4565270491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7</text:p>
          </table:table-cell>
          <table:table-cell office:value-type="float" office:value="26.1610370237904" calcext:value-type="float">
            <text:p>26.1610370237904</text:p>
          </table:table-cell>
          <table:table-cell office:value-type="float" office:value="72.2170601899201" calcext:value-type="float">
            <text:p>72.2170601899201</text:p>
          </table:table-cell>
          <table:table-cell office:value-type="float" office:value="981.919988397759" calcext:value-type="float">
            <text:p>981.919988397759</text:p>
          </table:table-cell>
          <table:table-cell office:value-type="float" office:value="-1" calcext:value-type="float">
            <text:p>-1</text:p>
          </table:table-cell>
          <table:table-cell office:value-type="float" office:value="17446" calcext:value-type="float">
            <text:p>17446</text:p>
          </table:table-cell>
          <table:table-cell office:value-type="float" office:value="6138339" calcext:value-type="float">
            <text:p>6138339</text:p>
          </table:table-cell>
          <table:table-cell office:value-type="float" office:value="1656103" calcext:value-type="float">
            <text:p>1656103</text:p>
          </table:table-cell>
          <table:table-cell office:value-type="float" office:value="1667126" calcext:value-type="float">
            <text:p>1667126</text:p>
          </table:table-cell>
          <table:table-cell office:value-type="float" office:value="1242551" calcext:value-type="float">
            <text:p>1242551</text:p>
          </table:table-cell>
          <table:table-cell office:value-type="float" office:value="992235" calcext:value-type="float">
            <text:p>992235</text:p>
          </table:table-cell>
          <table:table-cell office:value-type="float" office:value="984215" calcext:value-type="float">
            <text:p>984215</text:p>
          </table:table-cell>
          <table:table-cell office:value-type="float" office:value="1655919" calcext:value-type="float">
            <text:p>1655919</text:p>
          </table:table-cell>
          <table:table-cell office:value-type="float" office:value="0.0103986275671277" calcext:value-type="float">
            <text:p>0.010398627567128</text:p>
          </table:table-cell>
          <table:table-cell office:value-type="float" office:value="3.65873559221454" calcext:value-type="float">
            <text:p>3.65873559221454</text:p>
          </table:table-cell>
          <table:table-cell office:value-type="float" office:value="0.987114427937797" calcext:value-type="float">
            <text:p>0.987114427937797</text:p>
          </table:table-cell>
          <table:table-cell office:value-type="float" office:value="0.993684648714619" calcext:value-type="float">
            <text:p>0.993684648714619</text:p>
          </table:table-cell>
          <table:table-cell office:value-type="float" office:value="0.740618197991633" calcext:value-type="float">
            <text:p>0.740618197991633</text:p>
          </table:table-cell>
          <table:table-cell office:value-type="float" office:value="0.591418217589643" calcext:value-type="float">
            <text:p>0.591418217589643</text:p>
          </table:table-cell>
          <table:table-cell office:value-type="float" office:value="0.586637924508801" calcext:value-type="float">
            <text:p>0.586637924508801</text:p>
          </table:table-cell>
          <table:table-cell office:value-type="float" office:value="0.987004755378336" calcext:value-type="float">
            <text:p>0.987004755378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876360401673" calcext:value-type="float">
            <text:p>-101.876360401673</text:p>
          </table:table-cell>
          <table:table-cell office:value-type="float" office:value="-131.716356482071" calcext:value-type="float">
            <text:p>-131.716356482071</text:p>
          </table:table-cell>
          <table:table-cell office:value-type="float" office:value="-132.67241509824" calcext:value-type="float">
            <text:p>-132.672415098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7</text:p>
          </table:table-cell>
          <table:table-cell office:value-type="float" office:value="26.1711451708397" calcext:value-type="float">
            <text:p>26.1711451708397</text:p>
          </table:table-cell>
          <table:table-cell office:value-type="float" office:value="72.2017368421469" calcext:value-type="float">
            <text:p>72.2017368421469</text:p>
          </table:table-cell>
          <table:table-cell office:value-type="float" office:value="981.909465237135" calcext:value-type="float">
            <text:p>981.909465237135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136707" calcext:value-type="float">
            <text:p>6136707</text:p>
          </table:table-cell>
          <table:table-cell office:value-type="float" office:value="1656140" calcext:value-type="float">
            <text:p>1656140</text:p>
          </table:table-cell>
          <table:table-cell office:value-type="float" office:value="1666494" calcext:value-type="float">
            <text:p>1666494</text:p>
          </table:table-cell>
          <table:table-cell office:value-type="float" office:value="1241319" calcext:value-type="float">
            <text:p>1241319</text:p>
          </table:table-cell>
          <table:table-cell office:value-type="float" office:value="992822" calcext:value-type="float">
            <text:p>992822</text:p>
          </table:table-cell>
          <table:table-cell office:value-type="float" office:value="985740" calcext:value-type="float">
            <text:p>985740</text:p>
          </table:table-cell>
          <table:table-cell office:value-type="float" office:value="1654569" calcext:value-type="float">
            <text:p>1654569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65776284429584" calcext:value-type="float">
            <text:p>3.65776284429584</text:p>
          </table:table-cell>
          <table:table-cell office:value-type="float" office:value="0.987136481658993" calcext:value-type="float">
            <text:p>0.987136481658993</text:p>
          </table:table-cell>
          <table:table-cell office:value-type="float" office:value="0.993307947314733" calcext:value-type="float">
            <text:p>0.993307947314733</text:p>
          </table:table-cell>
          <table:table-cell office:value-type="float" office:value="0.739883868680461" calcext:value-type="float">
            <text:p>0.739883868680461</text:p>
          </table:table-cell>
          <table:table-cell office:value-type="float" office:value="0.591768096896183" calcext:value-type="float">
            <text:p>0.591768096896183</text:p>
          </table:table-cell>
          <table:table-cell office:value-type="float" office:value="0.587546895449983" calcext:value-type="float">
            <text:p>0.587546895449983</text:p>
          </table:table-cell>
          <table:table-cell office:value-type="float" office:value="0.986200092577945" calcext:value-type="float">
            <text:p>0.986200092577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2.023226263908" calcext:value-type="float">
            <text:p>-102.023226263908</text:p>
          </table:table-cell>
          <table:table-cell office:value-type="float" office:value="-131.646380620763" calcext:value-type="float">
            <text:p>-131.646380620763</text:p>
          </table:table-cell>
          <table:table-cell office:value-type="float" office:value="-132.490620910003" calcext:value-type="float">
            <text:p>-132.4906209100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8</text:p>
          </table:table-cell>
          <table:table-cell office:value-type="float" office:value="26.1711451708397" calcext:value-type="float">
            <text:p>26.1711451708397</text:p>
          </table:table-cell>
          <table:table-cell office:value-type="float" office:value="72.2124624110397" calcext:value-type="float">
            <text:p>72.2124624110397</text:p>
          </table:table-cell>
          <table:table-cell office:value-type="float" office:value="981.964549174079" calcext:value-type="float">
            <text:p>981.964549174079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122307" calcext:value-type="float">
            <text:p>6122307</text:p>
          </table:table-cell>
          <table:table-cell office:value-type="float" office:value="1657030" calcext:value-type="float">
            <text:p>1657030</text:p>
          </table:table-cell>
          <table:table-cell office:value-type="float" office:value="1666285" calcext:value-type="float">
            <text:p>1666285</text:p>
          </table:table-cell>
          <table:table-cell office:value-type="float" office:value="1242852" calcext:value-type="float">
            <text:p>1242852</text:p>
          </table:table-cell>
          <table:table-cell office:value-type="float" office:value="993862" calcext:value-type="float">
            <text:p>993862</text:p>
          </table:table-cell>
          <table:table-cell office:value-type="float" office:value="986383" calcext:value-type="float">
            <text:p>986383</text:p>
          </table:table-cell>
          <table:table-cell office:value-type="float" office:value="1655072" calcext:value-type="float">
            <text:p>1655072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649179774425" calcext:value-type="float">
            <text:p>3.649179774425</text:p>
          </table:table-cell>
          <table:table-cell office:value-type="float" office:value="0.987666963060732" calcext:value-type="float">
            <text:p>0.987666963060732</text:p>
          </table:table-cell>
          <table:table-cell office:value-type="float" office:value="0.993183373592302" calcext:value-type="float">
            <text:p>0.993183373592302</text:p>
          </table:table-cell>
          <table:table-cell office:value-type="float" office:value="0.740797607993794" calcext:value-type="float">
            <text:p>0.740797607993794</text:p>
          </table:table-cell>
          <table:table-cell office:value-type="float" office:value="0.592387985275744" calcext:value-type="float">
            <text:p>0.592387985275744</text:p>
          </table:table-cell>
          <table:table-cell office:value-type="float" office:value="0.587930153361577" calcext:value-type="float">
            <text:p>0.587930153361577</text:p>
          </table:table-cell>
          <table:table-cell office:value-type="float" office:value="0.986499903976906" calcext:value-type="float">
            <text:p>0.9864999039769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840478401241" calcext:value-type="float">
            <text:p>-101.840478401241</text:p>
          </table:table-cell>
          <table:table-cell office:value-type="float" office:value="-131.522402944851" calcext:value-type="float">
            <text:p>-131.522402944851</text:p>
          </table:table-cell>
          <table:table-cell office:value-type="float" office:value="-132.413969327685" calcext:value-type="float">
            <text:p>-132.4139693276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8</text:p>
          </table:table-cell>
          <table:table-cell office:value-type="float" office:value="26.1711451708397" calcext:value-type="float">
            <text:p>26.1711451708397</text:p>
          </table:table-cell>
          <table:table-cell office:value-type="float" office:value="72.1963740448264" calcext:value-type="float">
            <text:p>72.1963740448264</text:p>
          </table:table-cell>
          <table:table-cell office:value-type="float" office:value="981.964549174079" calcext:value-type="float">
            <text:p>981.964549174079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139140" calcext:value-type="float">
            <text:p>6139140</text:p>
          </table:table-cell>
          <table:table-cell office:value-type="float" office:value="1656545" calcext:value-type="float">
            <text:p>1656545</text:p>
          </table:table-cell>
          <table:table-cell office:value-type="float" office:value="1666239" calcext:value-type="float">
            <text:p>1666239</text:p>
          </table:table-cell>
          <table:table-cell office:value-type="float" office:value="1245366" calcext:value-type="float">
            <text:p>1245366</text:p>
          </table:table-cell>
          <table:table-cell office:value-type="float" office:value="996051" calcext:value-type="float">
            <text:p>996051</text:p>
          </table:table-cell>
          <table:table-cell office:value-type="float" office:value="987494" calcext:value-type="float">
            <text:p>987494</text:p>
          </table:table-cell>
          <table:table-cell office:value-type="float" office:value="1656721" calcext:value-type="float">
            <text:p>1656721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6592130254761" calcext:value-type="float">
            <text:p>3.6592130254761</text:p>
          </table:table-cell>
          <table:table-cell office:value-type="float" office:value="0.98737788049911" calcext:value-type="float">
            <text:p>0.98737788049911</text:p>
          </table:table-cell>
          <table:table-cell office:value-type="float" office:value="0.993155955452437" calcext:value-type="float">
            <text:p>0.993155955452437</text:p>
          </table:table-cell>
          <table:table-cell office:value-type="float" office:value="0.742296068942078" calcext:value-type="float">
            <text:p>0.742296068942078</text:p>
          </table:table-cell>
          <table:table-cell office:value-type="float" office:value="0.593692731105415" calcext:value-type="float">
            <text:p>0.593692731105415</text:p>
          </table:table-cell>
          <table:table-cell office:value-type="float" office:value="0.588592361043973" calcext:value-type="float">
            <text:p>0.588592361043973</text:p>
          </table:table-cell>
          <table:table-cell office:value-type="float" office:value="0.98748278468642" calcext:value-type="float">
            <text:p>0.987482784686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1.540786211584" calcext:value-type="float">
            <text:p>-101.540786211584</text:p>
          </table:table-cell>
          <table:table-cell office:value-type="float" office:value="-131.261453778917" calcext:value-type="float">
            <text:p>-131.261453778917</text:p>
          </table:table-cell>
          <table:table-cell office:value-type="float" office:value="-132.281527791205" calcext:value-type="float">
            <text:p>-132.2815277912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8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1745407571802" calcext:value-type="float">
            <text:p>72.1745407571802</text:p>
          </table:table-cell>
          <table:table-cell office:value-type="float" office:value="981.900956049593" calcext:value-type="float">
            <text:p>981.900956049593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137188" calcext:value-type="float">
            <text:p>6137188</text:p>
          </table:table-cell>
          <table:table-cell office:value-type="float" office:value="1656393" calcext:value-type="float">
            <text:p>1656393</text:p>
          </table:table-cell>
          <table:table-cell office:value-type="float" office:value="1666508" calcext:value-type="float">
            <text:p>1666508</text:p>
          </table:table-cell>
          <table:table-cell office:value-type="float" office:value="1253780" calcext:value-type="float">
            <text:p>1253780</text:p>
          </table:table-cell>
          <table:table-cell office:value-type="float" office:value="996885" calcext:value-type="float">
            <text:p>996885</text:p>
          </table:table-cell>
          <table:table-cell office:value-type="float" office:value="986511" calcext:value-type="float">
            <text:p>986511</text:p>
          </table:table-cell>
          <table:table-cell office:value-type="float" office:value="1658109" calcext:value-type="float">
            <text:p>1658109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65804954267139" calcext:value-type="float">
            <text:p>3.65804954267139</text:p>
          </table:table-cell>
          <table:table-cell office:value-type="float" office:value="0.987287281428251" calcext:value-type="float">
            <text:p>0.987287281428251</text:p>
          </table:table-cell>
          <table:table-cell office:value-type="float" office:value="0.993316291965996" calcext:value-type="float">
            <text:p>0.993316291965996</text:p>
          </table:table-cell>
          <table:table-cell office:value-type="float" office:value="0.74731120435133" calcext:value-type="float">
            <text:p>0.74731120435133</text:p>
          </table:table-cell>
          <table:table-cell office:value-type="float" office:value="0.594189833902101" calcext:value-type="float">
            <text:p>0.594189833902101</text:p>
          </table:table-cell>
          <table:table-cell office:value-type="float" office:value="0.588006447315985" calcext:value-type="float">
            <text:p>0.588006447315985</text:p>
          </table:table-cell>
          <table:table-cell office:value-type="float" office:value="0.988310097254526" calcext:value-type="float">
            <text:p>0.9883100972545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537759129734" calcext:value-type="float">
            <text:p>-100.537759129734</text:p>
          </table:table-cell>
          <table:table-cell office:value-type="float" office:value="-131.16203321958" calcext:value-type="float">
            <text:p>-131.16203321958</text:p>
          </table:table-cell>
          <table:table-cell office:value-type="float" office:value="-132.398710536803" calcext:value-type="float">
            <text:p>-132.3987105368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9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190629046752" calcext:value-type="float">
            <text:p>72.190629046752</text:p>
          </table:table-cell>
          <table:table-cell office:value-type="float" office:value="982.011123094846" calcext:value-type="float">
            <text:p>982.011123094846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131906" calcext:value-type="float">
            <text:p>6131906</text:p>
          </table:table-cell>
          <table:table-cell office:value-type="float" office:value="1655297" calcext:value-type="float">
            <text:p>1655297</text:p>
          </table:table-cell>
          <table:table-cell office:value-type="float" office:value="1667417" calcext:value-type="float">
            <text:p>1667417</text:p>
          </table:table-cell>
          <table:table-cell office:value-type="float" office:value="1260219" calcext:value-type="float">
            <text:p>1260219</text:p>
          </table:table-cell>
          <table:table-cell office:value-type="float" office:value="999416" calcext:value-type="float">
            <text:p>999416</text:p>
          </table:table-cell>
          <table:table-cell office:value-type="float" office:value="984090" calcext:value-type="float">
            <text:p>984090</text:p>
          </table:table-cell>
          <table:table-cell office:value-type="float" office:value="1656932" calcext:value-type="float">
            <text:p>1656932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65490122495904" calcext:value-type="float">
            <text:p>3.65490122495904</text:p>
          </table:table-cell>
          <table:table-cell office:value-type="float" office:value="0.986634014443638" calcext:value-type="float">
            <text:p>0.986634014443638</text:p>
          </table:table-cell>
          <table:table-cell office:value-type="float" office:value="0.993858098251593" calcext:value-type="float">
            <text:p>0.993858098251593</text:p>
          </table:table-cell>
          <table:table-cell office:value-type="float" office:value="0.751149147885936" calcext:value-type="float">
            <text:p>0.751149147885936</text:p>
          </table:table-cell>
          <table:table-cell office:value-type="float" office:value="0.595698427641204" calcext:value-type="float">
            <text:p>0.595698427641204</text:p>
          </table:table-cell>
          <table:table-cell office:value-type="float" office:value="0.58656341869395" calcext:value-type="float">
            <text:p>0.58656341869395</text:p>
          </table:table-cell>
          <table:table-cell office:value-type="float" office:value="0.987608550501889" calcext:value-type="float">
            <text:p>0.9876085505018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7701704228128" calcext:value-type="float">
            <text:p>-99.7701704228128</text:p>
          </table:table-cell>
          <table:table-cell office:value-type="float" office:value="-130.860314471759" calcext:value-type="float">
            <text:p>-130.860314471759</text:p>
          </table:table-cell>
          <table:table-cell office:value-type="float" office:value="-132.68731626121" calcext:value-type="float">
            <text:p>-132.687316261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49</text:p>
          </table:table-cell>
          <table:table-cell office:value-type="float" office:value="26.1711451708397" calcext:value-type="float">
            <text:p>26.1711451708397</text:p>
          </table:table-cell>
          <table:table-cell office:value-type="float" office:value="72.1749227697167" calcext:value-type="float">
            <text:p>72.1749227697167</text:p>
          </table:table-cell>
          <table:table-cell office:value-type="float" office:value="981.854381387499" calcext:value-type="float">
            <text:p>981.854381387499</text:p>
          </table:table-cell>
          <table:table-cell office:value-type="float" office:value="-1" calcext:value-type="float">
            <text:p>-1</text:p>
          </table:table-cell>
          <table:table-cell office:value-type="float" office:value="17440" calcext:value-type="float">
            <text:p>17440</text:p>
          </table:table-cell>
          <table:table-cell office:value-type="float" office:value="6116932" calcext:value-type="float">
            <text:p>6116932</text:p>
          </table:table-cell>
          <table:table-cell office:value-type="float" office:value="1656601" calcext:value-type="float">
            <text:p>1656601</text:p>
          </table:table-cell>
          <table:table-cell office:value-type="float" office:value="1666568" calcext:value-type="float">
            <text:p>1666568</text:p>
          </table:table-cell>
          <table:table-cell office:value-type="float" office:value="1255211" calcext:value-type="float">
            <text:p>1255211</text:p>
          </table:table-cell>
          <table:table-cell office:value-type="float" office:value="999923" calcext:value-type="float">
            <text:p>999923</text:p>
          </table:table-cell>
          <table:table-cell office:value-type="float" office:value="987980" calcext:value-type="float">
            <text:p>987980</text:p>
          </table:table-cell>
          <table:table-cell office:value-type="float" office:value="1657860" calcext:value-type="float">
            <text:p>1657860</text:p>
          </table:table-cell>
          <table:table-cell office:value-type="float" office:value="0.0103950512880148" calcext:value-type="float">
            <text:p>0.010395051288015</text:p>
          </table:table-cell>
          <table:table-cell office:value-type="float" office:value="3.64597602438641" calcext:value-type="float">
            <text:p>3.64597602438641</text:p>
          </table:table-cell>
          <table:table-cell office:value-type="float" office:value="0.987411259104164" calcext:value-type="float">
            <text:p>0.987411259104164</text:p>
          </table:table-cell>
          <table:table-cell office:value-type="float" office:value="0.993352054757125" calcext:value-type="float">
            <text:p>0.993352054757125</text:p>
          </table:table-cell>
          <table:table-cell office:value-type="float" office:value="0.748164146919745" calcext:value-type="float">
            <text:p>0.748164146919745</text:p>
          </table:table-cell>
          <table:table-cell office:value-type="float" office:value="0.59600062322624" calcext:value-type="float">
            <text:p>0.59600062322624</text:p>
          </table:table-cell>
          <table:table-cell office:value-type="float" office:value="0.588882039652114" calcext:value-type="float">
            <text:p>0.588882039652114</text:p>
          </table:table-cell>
          <table:table-cell office:value-type="float" office:value="0.988161681671343" calcext:value-type="float">
            <text:p>0.988161681671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367170616051" calcext:value-type="float">
            <text:p>-100.367170616051</text:p>
          </table:table-cell>
          <table:table-cell office:value-type="float" office:value="-130.799875354752" calcext:value-type="float">
            <text:p>-130.799875354752</text:p>
          </table:table-cell>
          <table:table-cell office:value-type="float" office:value="-132.223592069577" calcext:value-type="float">
            <text:p>-132.2235920695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0</text:p>
          </table:table-cell>
          <table:table-cell office:value-type="float" office:value="26.1610370237904" calcext:value-type="float">
            <text:p>26.1610370237904</text:p>
          </table:table-cell>
          <table:table-cell office:value-type="float" office:value="72.1312567309447" calcext:value-type="float">
            <text:p>72.1312567309447</text:p>
          </table:table-cell>
          <table:table-cell office:value-type="float" office:value="981.919988397759" calcext:value-type="float">
            <text:p>981.919988397759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136998" calcext:value-type="float">
            <text:p>6136998</text:p>
          </table:table-cell>
          <table:table-cell office:value-type="float" office:value="1656216" calcext:value-type="float">
            <text:p>1656216</text:p>
          </table:table-cell>
          <table:table-cell office:value-type="float" office:value="1667465" calcext:value-type="float">
            <text:p>1667465</text:p>
          </table:table-cell>
          <table:table-cell office:value-type="float" office:value="1266304" calcext:value-type="float">
            <text:p>1266304</text:p>
          </table:table-cell>
          <table:table-cell office:value-type="float" office:value="1001157" calcext:value-type="float">
            <text:p>1001157</text:p>
          </table:table-cell>
          <table:table-cell office:value-type="float" office:value="985785" calcext:value-type="float">
            <text:p>985785</text:p>
          </table:table-cell>
          <table:table-cell office:value-type="float" office:value="1657583" calcext:value-type="float">
            <text:p>1657583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65793629383281" calcext:value-type="float">
            <text:p>3.65793629383281</text:p>
          </table:table-cell>
          <table:table-cell office:value-type="float" office:value="0.987181781194422" calcext:value-type="float">
            <text:p>0.987181781194422</text:p>
          </table:table-cell>
          <table:table-cell office:value-type="float" office:value="0.993886708484495" calcext:value-type="float">
            <text:p>0.993886708484495</text:p>
          </table:table-cell>
          <table:table-cell office:value-type="float" office:value="0.754776090952884" calcext:value-type="float">
            <text:p>0.754776090952884</text:p>
          </table:table-cell>
          <table:table-cell office:value-type="float" office:value="0.596736144630449" calcext:value-type="float">
            <text:p>0.596736144630449</text:p>
          </table:table-cell>
          <table:table-cell office:value-type="float" office:value="0.58757371754333" calcext:value-type="float">
            <text:p>0.58757371754333</text:p>
          </table:table-cell>
          <table:table-cell office:value-type="float" office:value="0.987996576785633" calcext:value-type="float">
            <text:p>0.987996576785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0447818094232" calcext:value-type="float">
            <text:p>-99.0447818094232</text:p>
          </table:table-cell>
          <table:table-cell office:value-type="float" office:value="-130.65277107391" calcext:value-type="float">
            <text:p>-130.65277107391</text:p>
          </table:table-cell>
          <table:table-cell office:value-type="float" office:value="-132.485256491334" calcext:value-type="float">
            <text:p>-132.4852564913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0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1209125674072" calcext:value-type="float">
            <text:p>72.1209125674072</text:p>
          </table:table-cell>
          <table:table-cell office:value-type="float" office:value="981.900956049593" calcext:value-type="float">
            <text:p>981.900956049593</text:p>
          </table:table-cell>
          <table:table-cell office:value-type="float" office:value="-1" calcext:value-type="float">
            <text:p>-1</text:p>
          </table:table-cell>
          <table:table-cell office:value-type="float" office:value="17397" calcext:value-type="float">
            <text:p>17397</text:p>
          </table:table-cell>
          <table:table-cell office:value-type="float" office:value="6136955" calcext:value-type="float">
            <text:p>6136955</text:p>
          </table:table-cell>
          <table:table-cell office:value-type="float" office:value="1661520" calcext:value-type="float">
            <text:p>1661520</text:p>
          </table:table-cell>
          <table:table-cell office:value-type="float" office:value="1666670" calcext:value-type="float">
            <text:p>1666670</text:p>
          </table:table-cell>
          <table:table-cell office:value-type="float" office:value="1253564" calcext:value-type="float">
            <text:p>1253564</text:p>
          </table:table-cell>
          <table:table-cell office:value-type="float" office:value="998949" calcext:value-type="float">
            <text:p>998949</text:p>
          </table:table-cell>
          <table:table-cell office:value-type="float" office:value="1559574" calcext:value-type="float">
            <text:p>1559574</text:p>
          </table:table-cell>
          <table:table-cell office:value-type="float" office:value="1651057" calcext:value-type="float">
            <text:p>1651057</text:p>
          </table:table-cell>
          <table:table-cell office:value-type="float" office:value="0.0103694212877061" calcext:value-type="float">
            <text:p>0.010369421287706</text:p>
          </table:table-cell>
          <table:table-cell office:value-type="float" office:value="3.65791066383251" calcext:value-type="float">
            <text:p>3.65791066383251</text:p>
          </table:table-cell>
          <table:table-cell office:value-type="float" office:value="0.990343211930181" calcext:value-type="float">
            <text:p>0.990343211930181</text:p>
          </table:table-cell>
          <table:table-cell office:value-type="float" office:value="0.993412851502043" calcext:value-type="float">
            <text:p>0.993412851502043</text:p>
          </table:table-cell>
          <table:table-cell office:value-type="float" office:value="0.747182458303268" calcext:value-type="float">
            <text:p>0.747182458303268</text:p>
          </table:table-cell>
          <table:table-cell office:value-type="float" office:value="0.595420073916921" calcext:value-type="float">
            <text:p>0.595420073916921</text:p>
          </table:table-cell>
          <table:table-cell office:value-type="float" office:value="0.929578653523762" calcext:value-type="float">
            <text:p>0.929578653523762</text:p>
          </table:table-cell>
          <table:table-cell office:value-type="float" office:value="0.984106777203891" calcext:value-type="float">
            <text:p>0.9841067772038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563508339346" calcext:value-type="float">
            <text:p>-100.563508339346</text:p>
          </table:table-cell>
          <table:table-cell office:value-type="float" office:value="-130.915985216616" calcext:value-type="float">
            <text:p>-130.915985216616</text:p>
          </table:table-cell>
          <table:table-cell office:value-type="float" office:value="-64.0842692952477" calcext:value-type="float">
            <text:p>-64.0842692952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1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1209125674072" calcext:value-type="float">
            <text:p>72.1209125674072</text:p>
          </table:table-cell>
          <table:table-cell office:value-type="float" office:value="981.956039528566" calcext:value-type="float">
            <text:p>981.956039528566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129137" calcext:value-type="float">
            <text:p>6129137</text:p>
          </table:table-cell>
          <table:table-cell office:value-type="float" office:value="1653334" calcext:value-type="float">
            <text:p>1653334</text:p>
          </table:table-cell>
          <table:table-cell office:value-type="float" office:value="1660807" calcext:value-type="float">
            <text:p>1660807</text:p>
          </table:table-cell>
          <table:table-cell office:value-type="float" office:value="1257640" calcext:value-type="float">
            <text:p>1257640</text:p>
          </table:table-cell>
          <table:table-cell office:value-type="float" office:value="1000170" calcext:value-type="float">
            <text:p>1000170</text:p>
          </table:table-cell>
          <table:table-cell office:value-type="float" office:value="1652763" calcext:value-type="float">
            <text:p>1652763</text:p>
          </table:table-cell>
          <table:table-cell office:value-type="float" office:value="1652505" calcext:value-type="float">
            <text:p>1652505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65325077214846" calcext:value-type="float">
            <text:p>3.65325077214846</text:p>
          </table:table-cell>
          <table:table-cell office:value-type="float" office:value="0.985463975127217" calcext:value-type="float">
            <text:p>0.985463975127217</text:p>
          </table:table-cell>
          <table:table-cell office:value-type="float" office:value="0.989918230762271" calcext:value-type="float">
            <text:p>0.989918230762271</text:p>
          </table:table-cell>
          <table:table-cell office:value-type="float" office:value="0.74961194391393" calcext:value-type="float">
            <text:p>0.74961194391393</text:p>
          </table:table-cell>
          <table:table-cell office:value-type="float" office:value="0.596147846716386" calcext:value-type="float">
            <text:p>0.596147846716386</text:p>
          </table:table-cell>
          <table:table-cell office:value-type="float" office:value="0.985123632564978" calcext:value-type="float">
            <text:p>0.985123632564978</text:p>
          </table:table-cell>
          <table:table-cell office:value-type="float" office:value="0.984969852563125" calcext:value-type="float">
            <text:p>0.984969852563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00.077611217214" calcext:value-type="float">
            <text:p>-100.077611217214</text:p>
          </table:table-cell>
          <table:table-cell office:value-type="float" office:value="-130.770430656723" calcext:value-type="float">
            <text:p>-130.770430656723</text:p>
          </table:table-cell>
          <table:table-cell office:value-type="float" office:value="-52.9752734870045" calcext:value-type="float">
            <text:p>-52.97527348700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1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1370011144561" calcext:value-type="float">
            <text:p>72.1370011144561</text:p>
          </table:table-cell>
          <table:table-cell office:value-type="float" office:value="981.900956049593" calcext:value-type="float">
            <text:p>981.900956049593</text:p>
          </table:table-cell>
          <table:table-cell office:value-type="float" office:value="-1" calcext:value-type="float">
            <text:p>-1</text:p>
          </table:table-cell>
          <table:table-cell office:value-type="float" office:value="17421" calcext:value-type="float">
            <text:p>17421</text:p>
          </table:table-cell>
          <table:table-cell office:value-type="float" office:value="6129353" calcext:value-type="float">
            <text:p>6129353</text:p>
          </table:table-cell>
          <table:table-cell office:value-type="float" office:value="1649553" calcext:value-type="float">
            <text:p>1649553</text:p>
          </table:table-cell>
          <table:table-cell office:value-type="float" office:value="1661855" calcext:value-type="float">
            <text:p>1661855</text:p>
          </table:table-cell>
          <table:table-cell office:value-type="float" office:value="1260676" calcext:value-type="float">
            <text:p>1260676</text:p>
          </table:table-cell>
          <table:table-cell office:value-type="float" office:value="1001784" calcext:value-type="float">
            <text:p>1001784</text:p>
          </table:table-cell>
          <table:table-cell office:value-type="float" office:value="1410889" calcext:value-type="float">
            <text:p>1410889</text:p>
          </table:table-cell>
          <table:table-cell office:value-type="float" office:value="1653284" calcext:value-type="float">
            <text:p>1653284</text:p>
          </table:table-cell>
          <table:table-cell office:value-type="float" office:value="0.0103837264041574" calcext:value-type="float">
            <text:p>0.010383726404158</text:p>
          </table:table-cell>
          <table:table-cell office:value-type="float" office:value="3.65337951819653" calcext:value-type="float">
            <text:p>3.65337951819653</text:p>
          </table:table-cell>
          <table:table-cell office:value-type="float" office:value="0.983210323239603" calcext:value-type="float">
            <text:p>0.983210323239603</text:p>
          </table:table-cell>
          <table:table-cell office:value-type="float" office:value="0.990542887513982" calcext:value-type="float">
            <text:p>0.990542887513982</text:p>
          </table:table-cell>
          <table:table-cell office:value-type="float" office:value="0.751421541145032" calcext:value-type="float">
            <text:p>0.751421541145032</text:p>
          </table:table-cell>
          <table:table-cell office:value-type="float" office:value="0.597109865797742" calcext:value-type="float">
            <text:p>0.597109865797742</text:p>
          </table:table-cell>
          <table:table-cell office:value-type="float" office:value="0.840955476874766" calcext:value-type="float">
            <text:p>0.840955476874766</text:p>
          </table:table-cell>
          <table:table-cell office:value-type="float" office:value="0.985434172801277" calcext:value-type="float">
            <text:p>0.9854341728012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7156917709937" calcext:value-type="float">
            <text:p>-99.7156917709937</text:p>
          </table:table-cell>
          <table:table-cell office:value-type="float" office:value="-130.578026840452" calcext:value-type="float">
            <text:p>-130.578026840452</text:p>
          </table:table-cell>
          <table:table-cell office:value-type="float" office:value="-81.8089046250468" calcext:value-type="float">
            <text:p>-81.80890462504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1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1584523903653" calcext:value-type="float">
            <text:p>72.1584523903653</text:p>
          </table:table-cell>
          <table:table-cell office:value-type="float" office:value="981.983581300793" calcext:value-type="float">
            <text:p>981.983581300793</text:p>
          </table:table-cell>
          <table:table-cell office:value-type="float" office:value="-1" calcext:value-type="float">
            <text:p>-1</text:p>
          </table:table-cell>
          <table:table-cell office:value-type="float" office:value="31361" calcext:value-type="float">
            <text:p>31361</text:p>
          </table:table-cell>
          <table:table-cell office:value-type="float" office:value="6136028" calcext:value-type="float">
            <text:p>6136028</text:p>
          </table:table-cell>
          <table:table-cell office:value-type="float" office:value="1652253" calcext:value-type="float">
            <text:p>1652253</text:p>
          </table:table-cell>
          <table:table-cell office:value-type="float" office:value="1663876" calcext:value-type="float">
            <text:p>1663876</text:p>
          </table:table-cell>
          <table:table-cell office:value-type="float" office:value="1265873" calcext:value-type="float">
            <text:p>1265873</text:p>
          </table:table-cell>
          <table:table-cell office:value-type="float" office:value="1003334" calcext:value-type="float">
            <text:p>1003334</text:p>
          </table:table-cell>
          <table:table-cell office:value-type="float" office:value="1427993" calcext:value-type="float">
            <text:p>1427993</text:p>
          </table:table-cell>
          <table:table-cell office:value-type="float" office:value="1653286" calcext:value-type="float">
            <text:p>1653286</text:p>
          </table:table-cell>
          <table:table-cell office:value-type="float" office:value="0.0186926148763436" calcext:value-type="float">
            <text:p>0.018692614876344</text:p>
          </table:table-cell>
          <table:table-cell office:value-type="float" office:value="3.65735812870957" calcext:value-type="float">
            <text:p>3.65735812870957</text:p>
          </table:table-cell>
          <table:table-cell office:value-type="float" office:value="0.984819648840385" calcext:value-type="float">
            <text:p>0.984819648840385</text:p>
          </table:table-cell>
          <table:table-cell office:value-type="float" office:value="0.991747497528493" calcext:value-type="float">
            <text:p>0.991747497528493</text:p>
          </table:table-cell>
          <table:table-cell office:value-type="float" office:value="0.754519194903278" calcext:value-type="float">
            <text:p>0.754519194903278</text:p>
          </table:table-cell>
          <table:table-cell office:value-type="float" office:value="0.598033737901895" calcext:value-type="float">
            <text:p>0.598033737901895</text:p>
          </table:table-cell>
          <table:table-cell office:value-type="float" office:value="0.851150256532461" calcext:value-type="float">
            <text:p>0.851150256532461</text:p>
          </table:table-cell>
          <table:table-cell office:value-type="float" office:value="0.985435364894314" calcext:value-type="float">
            <text:p>0.9854353648943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0961610193444" calcext:value-type="float">
            <text:p>-99.0961610193444</text:p>
          </table:table-cell>
          <table:table-cell office:value-type="float" office:value="-130.393252419621" calcext:value-type="float">
            <text:p>-130.393252419621</text:p>
          </table:table-cell>
          <table:table-cell office:value-type="float" office:value="-79.7699486935078" calcext:value-type="float">
            <text:p>-79.76994869350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2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185266292144" calcext:value-type="float">
            <text:p>72.185266292144</text:p>
          </table:table-cell>
          <table:table-cell office:value-type="float" office:value="981.983581300793" calcext:value-type="float">
            <text:p>981.983581300793</text:p>
          </table:table-cell>
          <table:table-cell office:value-type="float" office:value="-1" calcext:value-type="float">
            <text:p>-1</text:p>
          </table:table-cell>
          <table:table-cell office:value-type="float" office:value="17426" calcext:value-type="float">
            <text:p>17426</text:p>
          </table:table-cell>
          <table:table-cell office:value-type="float" office:value="6134840" calcext:value-type="float">
            <text:p>6134840</text:p>
          </table:table-cell>
          <table:table-cell office:value-type="float" office:value="1652528" calcext:value-type="float">
            <text:p>1652528</text:p>
          </table:table-cell>
          <table:table-cell office:value-type="float" office:value="1663234" calcext:value-type="float">
            <text:p>1663234</text:p>
          </table:table-cell>
          <table:table-cell office:value-type="float" office:value="1269754" calcext:value-type="float">
            <text:p>1269754</text:p>
          </table:table-cell>
          <table:table-cell office:value-type="float" office:value="1004361" calcext:value-type="float">
            <text:p>1004361</text:p>
          </table:table-cell>
          <table:table-cell office:value-type="float" office:value="1519841" calcext:value-type="float">
            <text:p>1519841</text:p>
          </table:table-cell>
          <table:table-cell office:value-type="float" office:value="1652707" calcext:value-type="float">
            <text:p>1652707</text:p>
          </table:table-cell>
          <table:table-cell office:value-type="float" office:value="0.0103867066367515" calcext:value-type="float">
            <text:p>0.010386706636752</text:p>
          </table:table-cell>
          <table:table-cell office:value-type="float" office:value="3.65665002544523" calcext:value-type="float">
            <text:p>3.65665002544523</text:p>
          </table:table-cell>
          <table:table-cell office:value-type="float" office:value="0.984983561633058" calcext:value-type="float">
            <text:p>0.984983561633058</text:p>
          </table:table-cell>
          <table:table-cell office:value-type="float" office:value="0.991364835663418" calcext:value-type="float">
            <text:p>0.991364835663418</text:p>
          </table:table-cell>
          <table:table-cell office:value-type="float" office:value="0.756832451442772" calcext:value-type="float">
            <text:p>0.756832451442772</text:p>
          </table:table-cell>
          <table:table-cell office:value-type="float" office:value="0.598645877676711" calcext:value-type="float">
            <text:p>0.598645877676711</text:p>
          </table:table-cell>
          <table:table-cell office:value-type="float" office:value="0.905895937191956" calcext:value-type="float">
            <text:p>0.905895937191956</text:p>
          </table:table-cell>
          <table:table-cell office:value-type="float" office:value="0.985090253959924" calcext:value-type="float">
            <text:p>0.985090253959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8.6335097114455" calcext:value-type="float">
            <text:p>-98.6335097114455</text:p>
          </table:table-cell>
          <table:table-cell office:value-type="float" office:value="-130.270824464658" calcext:value-type="float">
            <text:p>-130.270824464658</text:p>
          </table:table-cell>
          <table:table-cell office:value-type="float" office:value="-68.8208125616089" calcext:value-type="float">
            <text:p>-68.82081256160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2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1959917927775" calcext:value-type="float">
            <text:p>72.1959917927775</text:p>
          </table:table-cell>
          <table:table-cell office:value-type="float" office:value="981.928497778166" calcext:value-type="float">
            <text:p>981.928497778166</text:p>
          </table:table-cell>
          <table:table-cell office:value-type="float" office:value="-1" calcext:value-type="float">
            <text:p>-1</text:p>
          </table:table-cell>
          <table:table-cell office:value-type="float" office:value="23384" calcext:value-type="float">
            <text:p>23384</text:p>
          </table:table-cell>
          <table:table-cell office:value-type="float" office:value="6125745" calcext:value-type="float">
            <text:p>6125745</text:p>
          </table:table-cell>
          <table:table-cell office:value-type="float" office:value="1654995" calcext:value-type="float">
            <text:p>1654995</text:p>
          </table:table-cell>
          <table:table-cell office:value-type="float" office:value="1662630" calcext:value-type="float">
            <text:p>1662630</text:p>
          </table:table-cell>
          <table:table-cell office:value-type="float" office:value="1270754" calcext:value-type="float">
            <text:p>1270754</text:p>
          </table:table-cell>
          <table:table-cell office:value-type="float" office:value="1005603" calcext:value-type="float">
            <text:p>1005603</text:p>
          </table:table-cell>
          <table:table-cell office:value-type="float" office:value="1600265" calcext:value-type="float">
            <text:p>1600265</text:p>
          </table:table-cell>
          <table:table-cell office:value-type="float" office:value="1652597" calcext:value-type="float">
            <text:p>1652597</text:p>
          </table:table-cell>
          <table:table-cell office:value-type="float" office:value="0.0139379517958107" calcext:value-type="float">
            <text:p>0.013937951795811</text:p>
          </table:table-cell>
          <table:table-cell office:value-type="float" office:value="3.65122898235667" calcext:value-type="float">
            <text:p>3.65122898235667</text:p>
          </table:table-cell>
          <table:table-cell office:value-type="float" office:value="0.986454008394957" calcext:value-type="float">
            <text:p>0.986454008394957</text:p>
          </table:table-cell>
          <table:table-cell office:value-type="float" office:value="0.991004823566058" calcext:value-type="float">
            <text:p>0.991004823566058</text:p>
          </table:table-cell>
          <table:table-cell office:value-type="float" office:value="0.757428497961581" calcext:value-type="float">
            <text:p>0.757428497961581</text:p>
          </table:table-cell>
          <table:table-cell office:value-type="float" office:value="0.599386167453071" calcext:value-type="float">
            <text:p>0.599386167453071</text:p>
          </table:table-cell>
          <table:table-cell office:value-type="float" office:value="0.953832382420585" calcext:value-type="float">
            <text:p>0.953832382420585</text:p>
          </table:table-cell>
          <table:table-cell office:value-type="float" office:value="0.985024688842855" calcext:value-type="float">
            <text:p>0.9850246888428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8.5143004076839" calcext:value-type="float">
            <text:p>-98.5143004076839</text:p>
          </table:table-cell>
          <table:table-cell office:value-type="float" office:value="-130.122766509386" calcext:value-type="float">
            <text:p>-130.122766509386</text:p>
          </table:table-cell>
          <table:table-cell office:value-type="float" office:value="-59.2335235158829" calcext:value-type="float">
            <text:p>-59.23352351588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3</text:p>
          </table:table-cell>
          <table:table-cell office:value-type="float" office:value="26.1711451708397" calcext:value-type="float">
            <text:p>26.1711451708397</text:p>
          </table:table-cell>
          <table:table-cell office:value-type="float" office:value="72.1910112389231" calcext:value-type="float">
            <text:p>72.1910112389231</text:p>
          </table:table-cell>
          <table:table-cell office:value-type="float" office:value="981.937007194694" calcext:value-type="float">
            <text:p>981.937007194694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135626" calcext:value-type="float">
            <text:p>6135626</text:p>
          </table:table-cell>
          <table:table-cell office:value-type="float" office:value="1653182" calcext:value-type="float">
            <text:p>1653182</text:p>
          </table:table-cell>
          <table:table-cell office:value-type="float" office:value="1661757" calcext:value-type="float">
            <text:p>1661757</text:p>
          </table:table-cell>
          <table:table-cell office:value-type="float" office:value="1273076" calcext:value-type="float">
            <text:p>1273076</text:p>
          </table:table-cell>
          <table:table-cell office:value-type="float" office:value="1007720" calcext:value-type="float">
            <text:p>1007720</text:p>
          </table:table-cell>
          <table:table-cell office:value-type="float" office:value="1534074" calcext:value-type="float">
            <text:p>1534074</text:p>
          </table:table-cell>
          <table:table-cell office:value-type="float" office:value="1653627" calcext:value-type="float">
            <text:p>1653627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65711851800901" calcext:value-type="float">
            <text:p>3.65711851800901</text:p>
          </table:table-cell>
          <table:table-cell office:value-type="float" office:value="0.985373376056358" calcext:value-type="float">
            <text:p>0.985373376056358</text:p>
          </table:table-cell>
          <table:table-cell office:value-type="float" office:value="0.990484474955139" calcext:value-type="float">
            <text:p>0.990484474955139</text:p>
          </table:table-cell>
          <table:table-cell office:value-type="float" office:value="0.758812517978253" calcext:value-type="float">
            <text:p>0.758812517978253</text:p>
          </table:table-cell>
          <table:table-cell office:value-type="float" office:value="0.600647997933388" calcext:value-type="float">
            <text:p>0.600647997933388</text:p>
          </table:table-cell>
          <table:table-cell office:value-type="float" office:value="0.914379467294152" calcext:value-type="float">
            <text:p>0.914379467294152</text:p>
          </table:table-cell>
          <table:table-cell office:value-type="float" office:value="0.985638616757228" calcext:value-type="float">
            <text:p>0.985638616757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8.2374964043494" calcext:value-type="float">
            <text:p>-98.2374964043494</text:p>
          </table:table-cell>
          <table:table-cell office:value-type="float" office:value="-129.870400413323" calcext:value-type="float">
            <text:p>-129.870400413323</text:p>
          </table:table-cell>
          <table:table-cell office:value-type="float" office:value="-67.1241065411695" calcext:value-type="float">
            <text:p>-67.12410654116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3</text:p>
          </table:table-cell>
          <table:table-cell office:value-type="float" office:value="26.1610370237904" calcext:value-type="float">
            <text:p>26.1610370237904</text:p>
          </table:table-cell>
          <table:table-cell office:value-type="float" office:value="72.2009722087185" calcext:value-type="float">
            <text:p>72.2009722087185</text:p>
          </table:table-cell>
          <table:table-cell office:value-type="float" office:value="981.837363964472" calcext:value-type="float">
            <text:p>981.837363964472</text:p>
          </table:table-cell>
          <table:table-cell office:value-type="float" office:value="-1" calcext:value-type="float">
            <text:p>-1</text:p>
          </table:table-cell>
          <table:table-cell office:value-type="float" office:value="17425" calcext:value-type="float">
            <text:p>17425</text:p>
          </table:table-cell>
          <table:table-cell office:value-type="float" office:value="6136062" calcext:value-type="float">
            <text:p>6136062</text:p>
          </table:table-cell>
          <table:table-cell office:value-type="float" office:value="1652497" calcext:value-type="float">
            <text:p>1652497</text:p>
          </table:table-cell>
          <table:table-cell office:value-type="float" office:value="1662640" calcext:value-type="float">
            <text:p>1662640</text:p>
          </table:table-cell>
          <table:table-cell office:value-type="float" office:value="1278084" calcext:value-type="float">
            <text:p>1278084</text:p>
          </table:table-cell>
          <table:table-cell office:value-type="float" office:value="1009112" calcext:value-type="float">
            <text:p>1009112</text:p>
          </table:table-cell>
          <table:table-cell office:value-type="float" office:value="1391233" calcext:value-type="float">
            <text:p>1391233</text:p>
          </table:table-cell>
          <table:table-cell office:value-type="float" office:value="1654162" calcext:value-type="float">
            <text:p>1654162</text:p>
          </table:table-cell>
          <table:table-cell office:value-type="float" office:value="0.0103861105902327" calcext:value-type="float">
            <text:p>0.010386110590233</text:p>
          </table:table-cell>
          <table:table-cell office:value-type="float" office:value="3.65737839429121" calcext:value-type="float">
            <text:p>3.65737839429121</text:p>
          </table:table-cell>
          <table:table-cell office:value-type="float" office:value="0.984965084190975" calcext:value-type="float">
            <text:p>0.984965084190975</text:p>
          </table:table-cell>
          <table:table-cell office:value-type="float" office:value="0.991010784031246" calcext:value-type="float">
            <text:p>0.991010784031246</text:p>
          </table:table-cell>
          <table:table-cell office:value-type="float" office:value="0.761797518944445" calcext:value-type="float">
            <text:p>0.761797518944445</text:p>
          </table:table-cell>
          <table:table-cell office:value-type="float" office:value="0.601477694687569" calcext:value-type="float">
            <text:p>0.601477694687569</text:p>
          </table:table-cell>
          <table:table-cell office:value-type="float" office:value="0.829239586501072" calcext:value-type="float">
            <text:p>0.829239586501072</text:p>
          </table:table-cell>
          <table:table-cell office:value-type="float" office:value="0.98595750164479" calcext:value-type="float">
            <text:p>0.98595750164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6404962111111" calcext:value-type="float">
            <text:p>-97.6404962111111</text:p>
          </table:table-cell>
          <table:table-cell office:value-type="float" office:value="-129.704461062486" calcext:value-type="float">
            <text:p>-129.704461062486</text:p>
          </table:table-cell>
          <table:table-cell office:value-type="float" office:value="-84.1520826997856" calcext:value-type="float">
            <text:p>-84.15208269978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4</text:p>
          </table:table-cell>
          <table:table-cell office:value-type="float" office:value="26.1711451708397" calcext:value-type="float">
            <text:p>26.1711451708397</text:p>
          </table:table-cell>
          <table:table-cell office:value-type="float" office:value="72.1963740448264" calcext:value-type="float">
            <text:p>72.1963740448264</text:p>
          </table:table-cell>
          <table:table-cell office:value-type="float" office:value="981.881923301403" calcext:value-type="float">
            <text:p>981.881923301403</text:p>
          </table:table-cell>
          <table:table-cell office:value-type="float" office:value="-1" calcext:value-type="float">
            <text:p>-1</text:p>
          </table:table-cell>
          <table:table-cell office:value-type="float" office:value="17427" calcext:value-type="float">
            <text:p>17427</text:p>
          </table:table-cell>
          <table:table-cell office:value-type="float" office:value="6134350" calcext:value-type="float">
            <text:p>6134350</text:p>
          </table:table-cell>
          <table:table-cell office:value-type="float" office:value="1653303" calcext:value-type="float">
            <text:p>1653303</text:p>
          </table:table-cell>
          <table:table-cell office:value-type="float" office:value="1663204" calcext:value-type="float">
            <text:p>1663204</text:p>
          </table:table-cell>
          <table:table-cell office:value-type="float" office:value="1282549" calcext:value-type="float">
            <text:p>1282549</text:p>
          </table:table-cell>
          <table:table-cell office:value-type="float" office:value="1010876" calcext:value-type="float">
            <text:p>1010876</text:p>
          </table:table-cell>
          <table:table-cell office:value-type="float" office:value="1478830" calcext:value-type="float">
            <text:p>1478830</text:p>
          </table:table-cell>
          <table:table-cell office:value-type="float" office:value="1651549" calcext:value-type="float">
            <text:p>1651549</text:p>
          </table:table-cell>
          <table:table-cell office:value-type="float" office:value="0.0103873026832703" calcext:value-type="float">
            <text:p>0.01038730268327</text:p>
          </table:table-cell>
          <table:table-cell office:value-type="float" office:value="3.65635796265101" calcext:value-type="float">
            <text:p>3.65635796265101</text:p>
          </table:table-cell>
          <table:table-cell office:value-type="float" office:value="0.985445497685134" calcext:value-type="float">
            <text:p>0.985445497685134</text:p>
          </table:table-cell>
          <table:table-cell office:value-type="float" office:value="0.991346954267854" calcext:value-type="float">
            <text:p>0.991346954267854</text:p>
          </table:table-cell>
          <table:table-cell office:value-type="float" office:value="0.764458866650923" calcext:value-type="float">
            <text:p>0.764458866650923</text:p>
          </table:table-cell>
          <table:table-cell office:value-type="float" office:value="0.602529120746746" calcext:value-type="float">
            <text:p>0.602529120746746</text:p>
          </table:table-cell>
          <table:table-cell office:value-type="float" office:value="0.881451473409113" calcext:value-type="float">
            <text:p>0.881451473409113</text:p>
          </table:table-cell>
          <table:table-cell office:value-type="float" office:value="0.984400032091144" calcext:value-type="float">
            <text:p>0.984400032091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7.1082266698154" calcext:value-type="float">
            <text:p>-97.1082266698154</text:p>
          </table:table-cell>
          <table:table-cell office:value-type="float" office:value="-129.494175850651" calcext:value-type="float">
            <text:p>-129.494175850651</text:p>
          </table:table-cell>
          <table:table-cell office:value-type="float" office:value="-73.7097053181774" calcext:value-type="float">
            <text:p>-73.70970531817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4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185266292144" calcext:value-type="float">
            <text:p>72.185266292144</text:p>
          </table:table-cell>
          <table:table-cell office:value-type="float" office:value="981.928497778166" calcext:value-type="float">
            <text:p>981.928497778166</text:p>
          </table:table-cell>
          <table:table-cell office:value-type="float" office:value="-1" calcext:value-type="float">
            <text:p>-1</text:p>
          </table:table-cell>
          <table:table-cell office:value-type="float" office:value="17441" calcext:value-type="float">
            <text:p>17441</text:p>
          </table:table-cell>
          <table:table-cell office:value-type="float" office:value="6134395" calcext:value-type="float">
            <text:p>6134395</text:p>
          </table:table-cell>
          <table:table-cell office:value-type="float" office:value="1654202" calcext:value-type="float">
            <text:p>1654202</text:p>
          </table:table-cell>
          <table:table-cell office:value-type="float" office:value="1662761" calcext:value-type="float">
            <text:p>1662761</text:p>
          </table:table-cell>
          <table:table-cell office:value-type="float" office:value="1284096" calcext:value-type="float">
            <text:p>1284096</text:p>
          </table:table-cell>
          <table:table-cell office:value-type="float" office:value="1012028" calcext:value-type="float">
            <text:p>1012028</text:p>
          </table:table-cell>
          <table:table-cell office:value-type="float" office:value="1589744" calcext:value-type="float">
            <text:p>1589744</text:p>
          </table:table-cell>
          <table:table-cell office:value-type="float" office:value="1652252" calcext:value-type="float">
            <text:p>1652252</text:p>
          </table:table-cell>
          <table:table-cell office:value-type="float" office:value="0.0103956473345336" calcext:value-type="float">
            <text:p>0.010395647334534</text:p>
          </table:table-cell>
          <table:table-cell office:value-type="float" office:value="3.65638478474436" calcext:value-type="float">
            <text:p>3.65638478474436</text:p>
          </table:table-cell>
          <table:table-cell office:value-type="float" office:value="0.985981343505543" calcext:value-type="float">
            <text:p>0.985981343505543</text:p>
          </table:table-cell>
          <table:table-cell office:value-type="float" office:value="0.991082905660022" calcext:value-type="float">
            <text:p>0.991082905660022</text:p>
          </table:table-cell>
          <table:table-cell office:value-type="float" office:value="0.765380950615519" calcext:value-type="float">
            <text:p>0.765380950615519</text:p>
          </table:table-cell>
          <table:table-cell office:value-type="float" office:value="0.603215766336413" calcext:value-type="float">
            <text:p>0.603215766336413</text:p>
          </table:table-cell>
          <table:table-cell office:value-type="float" office:value="0.947561376996204" calcext:value-type="float">
            <text:p>0.947561376996204</text:p>
          </table:table-cell>
          <table:table-cell office:value-type="float" office:value="0.984819052793867" calcext:value-type="float">
            <text:p>0.9848190527938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6.9238098768961" calcext:value-type="float">
            <text:p>-96.9238098768961</text:p>
          </table:table-cell>
          <table:table-cell office:value-type="float" office:value="-129.356846732717" calcext:value-type="float">
            <text:p>-129.356846732717</text:p>
          </table:table-cell>
          <table:table-cell office:value-type="float" office:value="-60.4877246007591" calcext:value-type="float">
            <text:p>-60.48772460075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5</text:p>
          </table:table-cell>
          <table:table-cell office:value-type="float" office:value="26.1711451708397" calcext:value-type="float">
            <text:p>26.1711451708397</text:p>
          </table:table-cell>
          <table:table-cell office:value-type="float" office:value="72.1802856013683" calcext:value-type="float">
            <text:p>72.1802856013683</text:p>
          </table:table-cell>
          <table:table-cell office:value-type="float" office:value="981.909465237135" calcext:value-type="float">
            <text:p>981.909465237135</text:p>
          </table:table-cell>
          <table:table-cell office:value-type="float" office:value="-1" calcext:value-type="float">
            <text:p>-1</text:p>
          </table:table-cell>
          <table:table-cell office:value-type="float" office:value="17438" calcext:value-type="float">
            <text:p>17438</text:p>
          </table:table-cell>
          <table:table-cell office:value-type="float" office:value="6142210" calcext:value-type="float">
            <text:p>6142210</text:p>
          </table:table-cell>
          <table:table-cell office:value-type="float" office:value="1655439" calcext:value-type="float">
            <text:p>1655439</text:p>
          </table:table-cell>
          <table:table-cell office:value-type="float" office:value="1664240" calcext:value-type="float">
            <text:p>1664240</text:p>
          </table:table-cell>
          <table:table-cell office:value-type="float" office:value="1287050" calcext:value-type="float">
            <text:p>1287050</text:p>
          </table:table-cell>
          <table:table-cell office:value-type="float" office:value="1013635" calcext:value-type="float">
            <text:p>1013635</text:p>
          </table:table-cell>
          <table:table-cell office:value-type="float" office:value="1595450" calcext:value-type="float">
            <text:p>1595450</text:p>
          </table:table-cell>
          <table:table-cell office:value-type="float" office:value="1652232" calcext:value-type="float">
            <text:p>1652232</text:p>
          </table:table-cell>
          <table:table-cell office:value-type="float" office:value="0.0103938591949772" calcext:value-type="float">
            <text:p>0.010393859194977</text:p>
          </table:table-cell>
          <table:table-cell office:value-type="float" office:value="3.66104288828884" calcext:value-type="float">
            <text:p>3.66104288828884</text:p>
          </table:table-cell>
          <table:table-cell office:value-type="float" office:value="0.986718653049308" calcext:value-type="float">
            <text:p>0.986718653049308</text:p>
          </table:table-cell>
          <table:table-cell office:value-type="float" office:value="0.991964458461339" calcext:value-type="float">
            <text:p>0.991964458461339</text:p>
          </table:table-cell>
          <table:table-cell office:value-type="float" office:value="0.767141672032079" calcext:value-type="float">
            <text:p>0.767141672032079</text:p>
          </table:table-cell>
          <table:table-cell office:value-type="float" office:value="0.604173613092138" calcext:value-type="float">
            <text:p>0.604173613092138</text:p>
          </table:table-cell>
          <table:table-cell office:value-type="float" office:value="0.950962418432524" calcext:value-type="float">
            <text:p>0.950962418432524</text:p>
          </table:table-cell>
          <table:table-cell office:value-type="float" office:value="0.98480713186349" calcext:value-type="float">
            <text:p>0.98480713186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6.5716655935843" calcext:value-type="float">
            <text:p>-96.5716655935843</text:p>
          </table:table-cell>
          <table:table-cell office:value-type="float" office:value="-129.165277381572" calcext:value-type="float">
            <text:p>-129.165277381572</text:p>
          </table:table-cell>
          <table:table-cell office:value-type="float" office:value="-59.8075163134952" calcext:value-type="float">
            <text:p>-59.80751631349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5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1806676642078" calcext:value-type="float">
            <text:p>72.1806676642078</text:p>
          </table:table-cell>
          <table:table-cell office:value-type="float" office:value="981.890432296078" calcext:value-type="float">
            <text:p>981.890432296078</text:p>
          </table:table-cell>
          <table:table-cell office:value-type="float" office:value="-1" calcext:value-type="float">
            <text:p>-1</text:p>
          </table:table-cell>
          <table:table-cell office:value-type="float" office:value="17419" calcext:value-type="float">
            <text:p>17419</text:p>
          </table:table-cell>
          <table:table-cell office:value-type="float" office:value="6136286" calcext:value-type="float">
            <text:p>6136286</text:p>
          </table:table-cell>
          <table:table-cell office:value-type="float" office:value="1654173" calcext:value-type="float">
            <text:p>1654173</text:p>
          </table:table-cell>
          <table:table-cell office:value-type="float" office:value="1663012" calcext:value-type="float">
            <text:p>1663012</text:p>
          </table:table-cell>
          <table:table-cell office:value-type="float" office:value="1289344" calcext:value-type="float">
            <text:p>1289344</text:p>
          </table:table-cell>
          <table:table-cell office:value-type="float" office:value="1015660" calcext:value-type="float">
            <text:p>1015660</text:p>
          </table:table-cell>
          <table:table-cell office:value-type="float" office:value="1596560" calcext:value-type="float">
            <text:p>1596560</text:p>
          </table:table-cell>
          <table:table-cell office:value-type="float" office:value="1653523" calcext:value-type="float">
            <text:p>1653523</text:p>
          </table:table-cell>
          <table:table-cell office:value-type="float" office:value="0.0103825343111198" calcext:value-type="float">
            <text:p>0.01038253431112</text:p>
          </table:table-cell>
          <table:table-cell office:value-type="float" office:value="3.65751190871142" calcext:value-type="float">
            <text:p>3.65751190871142</text:p>
          </table:table-cell>
          <table:table-cell office:value-type="float" office:value="0.985964058156497" calcext:value-type="float">
            <text:p>0.985964058156497</text:p>
          </table:table-cell>
          <table:table-cell office:value-type="float" office:value="0.991232513336243" calcext:value-type="float">
            <text:p>0.991232513336243</text:p>
          </table:table-cell>
          <table:table-cell office:value-type="float" office:value="0.768509002746225" calcext:value-type="float">
            <text:p>0.768509002746225</text:p>
          </table:table-cell>
          <table:table-cell office:value-type="float" office:value="0.605380607292724" calcext:value-type="float">
            <text:p>0.605380607292724</text:p>
          </table:table-cell>
          <table:table-cell office:value-type="float" office:value="0.951624030068401" calcext:value-type="float">
            <text:p>0.951624030068401</text:p>
          </table:table-cell>
          <table:table-cell office:value-type="float" office:value="0.985576627919272" calcext:value-type="float">
            <text:p>0.985576627919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6.2981994507551" calcext:value-type="float">
            <text:p>-96.2981994507551</text:p>
          </table:table-cell>
          <table:table-cell office:value-type="float" office:value="-128.923878541455" calcext:value-type="float">
            <text:p>-128.923878541455</text:p>
          </table:table-cell>
          <table:table-cell office:value-type="float" office:value="-59.6751939863198" calcext:value-type="float">
            <text:p>-59.67519398631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5</text:p>
          </table:table-cell>
          <table:table-cell office:value-type="float" office:value="26.1610370237904" calcext:value-type="float">
            <text:p>26.1610370237904</text:p>
          </table:table-cell>
          <table:table-cell office:value-type="float" office:value="72.1902468450056" calcext:value-type="float">
            <text:p>72.1902468450056</text:p>
          </table:table-cell>
          <table:table-cell office:value-type="float" office:value="981.919988397759" calcext:value-type="float">
            <text:p>981.919988397759</text:p>
          </table:table-cell>
          <table:table-cell office:value-type="float" office:value="-1" calcext:value-type="float">
            <text:p>-1</text:p>
          </table:table-cell>
          <table:table-cell office:value-type="float" office:value="95679" calcext:value-type="float">
            <text:p>95679</text:p>
          </table:table-cell>
          <table:table-cell office:value-type="float" office:value="6136893" calcext:value-type="float">
            <text:p>6136893</text:p>
          </table:table-cell>
          <table:table-cell office:value-type="float" office:value="1653409" calcext:value-type="float">
            <text:p>1653409</text:p>
          </table:table-cell>
          <table:table-cell office:value-type="float" office:value="1662361" calcext:value-type="float">
            <text:p>1662361</text:p>
          </table:table-cell>
          <table:table-cell office:value-type="float" office:value="1294644" calcext:value-type="float">
            <text:p>1294644</text:p>
          </table:table-cell>
          <table:table-cell office:value-type="float" office:value="1017579" calcext:value-type="float">
            <text:p>1017579</text:p>
          </table:table-cell>
          <table:table-cell office:value-type="float" office:value="1392771" calcext:value-type="float">
            <text:p>1392771</text:p>
          </table:table-cell>
          <table:table-cell office:value-type="float" office:value="1654807" calcext:value-type="float">
            <text:p>1654807</text:p>
          </table:table-cell>
          <table:table-cell office:value-type="float" office:value="0.0570291348730487" calcext:value-type="float">
            <text:p>0.057029134873049</text:p>
          </table:table-cell>
          <table:table-cell office:value-type="float" office:value="3.65787370894834" calcext:value-type="float">
            <text:p>3.65787370894834</text:p>
          </table:table-cell>
          <table:table-cell office:value-type="float" office:value="0.985508678616128" calcext:value-type="float">
            <text:p>0.985508678616128</text:p>
          </table:table-cell>
          <table:table-cell office:value-type="float" office:value="0.990844487052499" calcext:value-type="float">
            <text:p>0.990844487052499</text:p>
          </table:table-cell>
          <table:table-cell office:value-type="float" office:value="0.771668049295908" calcext:value-type="float">
            <text:p>0.771668049295908</text:p>
          </table:table-cell>
          <table:table-cell office:value-type="float" office:value="0.606524420562317" calcext:value-type="float">
            <text:p>0.606524420562317</text:p>
          </table:table-cell>
          <table:table-cell office:value-type="float" office:value="0.830156306046999" calcext:value-type="float">
            <text:p>0.830156306046999</text:p>
          </table:table-cell>
          <table:table-cell office:value-type="float" office:value="0.986341951649422" calcext:value-type="float">
            <text:p>0.986341951649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5.6663901408184" calcext:value-type="float">
            <text:p>-95.6663901408184</text:p>
          </table:table-cell>
          <table:table-cell office:value-type="float" office:value="-128.695115887537" calcext:value-type="float">
            <text:p>-128.695115887537</text:p>
          </table:table-cell>
          <table:table-cell office:value-type="float" office:value="-83.9687387906002" calcext:value-type="float">
            <text:p>-83.96873879060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6</text:p>
          </table:table-cell>
          <table:table-cell office:value-type="float" office:value="26.1711451708397" calcext:value-type="float">
            <text:p>26.1711451708397</text:p>
          </table:table-cell>
          <table:table-cell office:value-type="float" office:value="72.1856484244371" calcext:value-type="float">
            <text:p>72.1856484244371</text:p>
          </table:table-cell>
          <table:table-cell office:value-type="float" office:value="981.909465237135" calcext:value-type="float">
            <text:p>981.909465237135</text:p>
          </table:table-cell>
          <table:table-cell office:value-type="float" office:value="-1" calcext:value-type="float">
            <text:p>-1</text:p>
          </table:table-cell>
          <table:table-cell office:value-type="float" office:value="70017" calcext:value-type="float">
            <text:p>70017</text:p>
          </table:table-cell>
          <table:table-cell office:value-type="float" office:value="6136590" calcext:value-type="float">
            <text:p>6136590</text:p>
          </table:table-cell>
          <table:table-cell office:value-type="float" office:value="1653227" calcext:value-type="float">
            <text:p>1653227</text:p>
          </table:table-cell>
          <table:table-cell office:value-type="float" office:value="1665025" calcext:value-type="float">
            <text:p>1665025</text:p>
          </table:table-cell>
          <table:table-cell office:value-type="float" office:value="1299237" calcext:value-type="float">
            <text:p>1299237</text:p>
          </table:table-cell>
          <table:table-cell office:value-type="float" office:value="1019597" calcext:value-type="float">
            <text:p>1019597</text:p>
          </table:table-cell>
          <table:table-cell office:value-type="float" office:value="1470035" calcext:value-type="float">
            <text:p>1470035</text:p>
          </table:table-cell>
          <table:table-cell office:value-type="float" office:value="1654537" calcext:value-type="float">
            <text:p>1654537</text:p>
          </table:table-cell>
          <table:table-cell office:value-type="float" office:value="0.0417333891073929" calcext:value-type="float">
            <text:p>0.041733389107393</text:p>
          </table:table-cell>
          <table:table-cell office:value-type="float" office:value="3.65769310685314" calcext:value-type="float">
            <text:p>3.65769310685314</text:p>
          </table:table-cell>
          <table:table-cell office:value-type="float" office:value="0.985400198149705" calcext:value-type="float">
            <text:p>0.985400198149705</text:p>
          </table:table-cell>
          <table:table-cell office:value-type="float" office:value="0.992432354978604" calcext:value-type="float">
            <text:p>0.992432354978604</text:p>
          </table:table-cell>
          <table:table-cell office:value-type="float" office:value="0.774405690956794" calcext:value-type="float">
            <text:p>0.774405690956794</text:p>
          </table:table-cell>
          <table:table-cell office:value-type="float" office:value="0.607727242437272" calcext:value-type="float">
            <text:p>0.607727242437272</text:p>
          </table:table-cell>
          <table:table-cell office:value-type="float" office:value="0.876209244276195" calcext:value-type="float">
            <text:p>0.876209244276195</text:p>
          </table:table-cell>
          <table:table-cell office:value-type="float" office:value="0.986181019089343" calcext:value-type="float">
            <text:p>0.986181019089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5.1188618086412" calcext:value-type="float">
            <text:p>-95.1188618086412</text:p>
          </table:table-cell>
          <table:table-cell office:value-type="float" office:value="-128.454551512546" calcext:value-type="float">
            <text:p>-128.454551512546</text:p>
          </table:table-cell>
          <table:table-cell office:value-type="float" office:value="-74.758151144761" calcext:value-type="float">
            <text:p>-74.7581511447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6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2025014372741" calcext:value-type="float">
            <text:p>72.2025014372741</text:p>
          </table:table-cell>
          <table:table-cell office:value-type="float" office:value="981.926483720572" calcext:value-type="float">
            <text:p>981.926483720572</text:p>
          </table:table-cell>
          <table:table-cell office:value-type="float" office:value="-1" calcext:value-type="float">
            <text:p>-1</text:p>
          </table:table-cell>
          <table:table-cell office:value-type="float" office:value="127480" calcext:value-type="float">
            <text:p>127480</text:p>
          </table:table-cell>
          <table:table-cell office:value-type="float" office:value="6135863" calcext:value-type="float">
            <text:p>6135863</text:p>
          </table:table-cell>
          <table:table-cell office:value-type="float" office:value="1655021" calcext:value-type="float">
            <text:p>1655021</text:p>
          </table:table-cell>
          <table:table-cell office:value-type="float" office:value="1664562" calcext:value-type="float">
            <text:p>1664562</text:p>
          </table:table-cell>
          <table:table-cell office:value-type="float" office:value="1302547" calcext:value-type="float">
            <text:p>1302547</text:p>
          </table:table-cell>
          <table:table-cell office:value-type="float" office:value="1020598" calcext:value-type="float">
            <text:p>1020598</text:p>
          </table:table-cell>
          <table:table-cell office:value-type="float" office:value="1556888" calcext:value-type="float">
            <text:p>1556888</text:p>
          </table:table-cell>
          <table:table-cell office:value-type="float" office:value="1652413" calcext:value-type="float">
            <text:p>1652413</text:p>
          </table:table-cell>
          <table:table-cell office:value-type="float" office:value="0.0759840102176679" calcext:value-type="float">
            <text:p>0.075984010217668</text:p>
          </table:table-cell>
          <table:table-cell office:value-type="float" office:value="3.65725978103397" calcext:value-type="float">
            <text:p>3.65725978103397</text:p>
          </table:table-cell>
          <table:table-cell office:value-type="float" office:value="0.986469505604446" calcext:value-type="float">
            <text:p>0.986469505604446</text:p>
          </table:table-cell>
          <table:table-cell office:value-type="float" office:value="0.992156385440395" calcext:value-type="float">
            <text:p>0.992156385440395</text:p>
          </table:table-cell>
          <table:table-cell office:value-type="float" office:value="0.776378604934049" calcext:value-type="float">
            <text:p>0.776378604934049</text:p>
          </table:table-cell>
          <table:table-cell office:value-type="float" office:value="0.608323885002599" calcext:value-type="float">
            <text:p>0.608323885002599</text:p>
          </table:table-cell>
          <table:table-cell office:value-type="float" office:value="0.927977672574243" calcext:value-type="float">
            <text:p>0.927977672574243</text:p>
          </table:table-cell>
          <table:table-cell office:value-type="float" office:value="0.984915016283395" calcext:value-type="float">
            <text:p>0.984915016283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4.7242790131902" calcext:value-type="float">
            <text:p>-94.7242790131902</text:p>
          </table:table-cell>
          <table:table-cell office:value-type="float" office:value="-128.33522299948" calcext:value-type="float">
            <text:p>-128.33522299948</text:p>
          </table:table-cell>
          <table:table-cell office:value-type="float" office:value="-64.4044654851515" calcext:value-type="float">
            <text:p>-64.40446548515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7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1967562873" calcext:value-type="float">
            <text:p>72.1967562873</text:p>
          </table:table-cell>
          <table:table-cell office:value-type="float" office:value="981.94551664734" calcext:value-type="float">
            <text:p>981.94551664734</text:p>
          </table:table-cell>
          <table:table-cell office:value-type="float" office:value="-1" calcext:value-type="float">
            <text:p>-1</text:p>
          </table:table-cell>
          <table:table-cell office:value-type="float" office:value="17446" calcext:value-type="float">
            <text:p>17446</text:p>
          </table:table-cell>
          <table:table-cell office:value-type="float" office:value="6135941" calcext:value-type="float">
            <text:p>6135941</text:p>
          </table:table-cell>
          <table:table-cell office:value-type="float" office:value="1654967" calcext:value-type="float">
            <text:p>1654967</text:p>
          </table:table-cell>
          <table:table-cell office:value-type="float" office:value="1662030" calcext:value-type="float">
            <text:p>1662030</text:p>
          </table:table-cell>
          <table:table-cell office:value-type="float" office:value="1302505" calcext:value-type="float">
            <text:p>1302505</text:p>
          </table:table-cell>
          <table:table-cell office:value-type="float" office:value="1023317" calcext:value-type="float">
            <text:p>1023317</text:p>
          </table:table-cell>
          <table:table-cell office:value-type="float" office:value="1540264" calcext:value-type="float">
            <text:p>1540264</text:p>
          </table:table-cell>
          <table:table-cell office:value-type="float" office:value="1654199" calcext:value-type="float">
            <text:p>1654199</text:p>
          </table:table-cell>
          <table:table-cell office:value-type="float" office:value="0.0103986275671277" calcext:value-type="float">
            <text:p>0.010398627567128</text:p>
          </table:table-cell>
          <table:table-cell office:value-type="float" office:value="3.65730627266243" calcext:value-type="float">
            <text:p>3.65730627266243</text:p>
          </table:table-cell>
          <table:table-cell office:value-type="float" office:value="0.986437319092431" calcext:value-type="float">
            <text:p>0.986437319092431</text:p>
          </table:table-cell>
          <table:table-cell office:value-type="float" office:value="0.990647195654773" calcext:value-type="float">
            <text:p>0.990647195654773</text:p>
          </table:table-cell>
          <table:table-cell office:value-type="float" office:value="0.776353570980259" calcext:value-type="float">
            <text:p>0.776353570980259</text:p>
          </table:table-cell>
          <table:table-cell office:value-type="float" office:value="0.609944535487239" calcext:value-type="float">
            <text:p>0.609944535487239</text:p>
          </table:table-cell>
          <table:table-cell office:value-type="float" office:value="0.918068995245575" calcext:value-type="float">
            <text:p>0.918068995245575</text:p>
          </table:table-cell>
          <table:table-cell office:value-type="float" office:value="0.985979555365986" calcext:value-type="float">
            <text:p>0.9859795553659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4.7292858039481" calcext:value-type="float">
            <text:p>-94.7292858039481</text:p>
          </table:table-cell>
          <table:table-cell office:value-type="float" office:value="-128.011092902552" calcext:value-type="float">
            <text:p>-128.011092902552</text:p>
          </table:table-cell>
          <table:table-cell office:value-type="float" office:value="-66.3862009508849" calcext:value-type="float">
            <text:p>-66.38620095088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7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2128448331456" calcext:value-type="float">
            <text:p>72.2128448331456</text:p>
          </table:table-cell>
          <table:table-cell office:value-type="float" office:value="981.94551664734" calcext:value-type="float">
            <text:p>981.94551664734</text:p>
          </table:table-cell>
          <table:table-cell office:value-type="float" office:value="-1" calcext:value-type="float">
            <text:p>-1</text:p>
          </table:table-cell>
          <table:table-cell office:value-type="float" office:value="19871" calcext:value-type="float">
            <text:p>19871</text:p>
          </table:table-cell>
          <table:table-cell office:value-type="float" office:value="6135073" calcext:value-type="float">
            <text:p>6135073</text:p>
          </table:table-cell>
          <table:table-cell office:value-type="float" office:value="1653601" calcext:value-type="float">
            <text:p>1653601</text:p>
          </table:table-cell>
          <table:table-cell office:value-type="float" office:value="1664571" calcext:value-type="float">
            <text:p>1664571</text:p>
          </table:table-cell>
          <table:table-cell office:value-type="float" office:value="1309118" calcext:value-type="float">
            <text:p>1309118</text:p>
          </table:table-cell>
          <table:table-cell office:value-type="float" office:value="1025379" calcext:value-type="float">
            <text:p>1025379</text:p>
          </table:table-cell>
          <table:table-cell office:value-type="float" office:value="1397218" calcext:value-type="float">
            <text:p>1397218</text:p>
          </table:table-cell>
          <table:table-cell office:value-type="float" office:value="1655297" calcext:value-type="float">
            <text:p>1655297</text:p>
          </table:table-cell>
          <table:table-cell office:value-type="float" office:value="0.0118440403752375" calcext:value-type="float">
            <text:p>0.011844040375238</text:p>
          </table:table-cell>
          <table:table-cell office:value-type="float" office:value="3.65678890428411" calcext:value-type="float">
            <text:p>3.65678890428411</text:p>
          </table:table-cell>
          <table:table-cell office:value-type="float" office:value="0.985623119547739" calcext:value-type="float">
            <text:p>0.985623119547739</text:p>
          </table:table-cell>
          <table:table-cell office:value-type="float" office:value="0.992161749859065" calcext:value-type="float">
            <text:p>0.992161749859065</text:p>
          </table:table-cell>
          <table:table-cell office:value-type="float" office:value="0.780295226609138" calcext:value-type="float">
            <text:p>0.780295226609138</text:p>
          </table:table-cell>
          <table:table-cell office:value-type="float" office:value="0.611173583409021" calcext:value-type="float">
            <text:p>0.611173583409021</text:p>
          </table:table-cell>
          <table:table-cell office:value-type="float" office:value="0.832806924916139" calcext:value-type="float">
            <text:p>0.832806924916139</text:p>
          </table:table-cell>
          <table:table-cell office:value-type="float" office:value="0.986634014443638" calcext:value-type="float">
            <text:p>0.9866340144436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3.9409546781724" calcext:value-type="float">
            <text:p>-93.9409546781724</text:p>
          </table:table-cell>
          <table:table-cell office:value-type="float" office:value="-127.765283318196" calcext:value-type="float">
            <text:p>-127.765283318196</text:p>
          </table:table-cell>
          <table:table-cell office:value-type="float" office:value="-83.4386150167721" calcext:value-type="float">
            <text:p>-83.43861501677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8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2132272456762" calcext:value-type="float">
            <text:p>72.2132272456762</text:p>
          </table:table-cell>
          <table:table-cell office:value-type="float" office:value="981.898941326869" calcext:value-type="float">
            <text:p>981.898941326869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141426" calcext:value-type="float">
            <text:p>6141426</text:p>
          </table:table-cell>
          <table:table-cell office:value-type="float" office:value="1653513" calcext:value-type="float">
            <text:p>1653513</text:p>
          </table:table-cell>
          <table:table-cell office:value-type="float" office:value="1665474" calcext:value-type="float">
            <text:p>1665474</text:p>
          </table:table-cell>
          <table:table-cell office:value-type="float" office:value="1313719" calcext:value-type="float">
            <text:p>1313719</text:p>
          </table:table-cell>
          <table:table-cell office:value-type="float" office:value="1026708" calcext:value-type="float">
            <text:p>1026708</text:p>
          </table:table-cell>
          <table:table-cell office:value-type="float" office:value="1476774" calcext:value-type="float">
            <text:p>1476774</text:p>
          </table:table-cell>
          <table:table-cell office:value-type="float" office:value="1654961" calcext:value-type="float">
            <text:p>1654961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6605755878181" calcext:value-type="float">
            <text:p>3.6605755878181</text:p>
          </table:table-cell>
          <table:table-cell office:value-type="float" office:value="0.985570667454084" calcext:value-type="float">
            <text:p>0.985570667454084</text:p>
          </table:table-cell>
          <table:table-cell office:value-type="float" office:value="0.992699979865549" calcext:value-type="float">
            <text:p>0.992699979865549</text:p>
          </table:table-cell>
          <table:table-cell office:value-type="float" office:value="0.783037636642174" calcext:value-type="float">
            <text:p>0.783037636642174</text:p>
          </table:table-cell>
          <table:table-cell office:value-type="float" office:value="0.611965729232517" calcext:value-type="float">
            <text:p>0.611965729232517</text:p>
          </table:table-cell>
          <table:table-cell office:value-type="float" office:value="0.880226001766443" calcext:value-type="float">
            <text:p>0.880226001766443</text:p>
          </table:table-cell>
          <table:table-cell office:value-type="float" office:value="0.986433742813318" calcext:value-type="float">
            <text:p>0.986433742813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3.3924726715651" calcext:value-type="float">
            <text:p>-93.3924726715651</text:p>
          </table:table-cell>
          <table:table-cell office:value-type="float" office:value="-127.606854153497" calcext:value-type="float">
            <text:p>-127.606854153497</text:p>
          </table:table-cell>
          <table:table-cell office:value-type="float" office:value="-73.9547996467113" calcext:value-type="float">
            <text:p>-73.95479964671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8</text:p>
          </table:table-cell>
          <table:table-cell office:value-type="float" office:value="26.1660910971696" calcext:value-type="float">
            <text:p>26.1660910971696</text:p>
          </table:table-cell>
          <table:table-cell office:value-type="float" office:value="72.2067172590807" calcext:value-type="float">
            <text:p>72.2067172590807</text:p>
          </table:table-cell>
          <table:table-cell office:value-type="float" office:value="981.900956049593" calcext:value-type="float">
            <text:p>981.900956049593</text:p>
          </table:table-cell>
          <table:table-cell office:value-type="float" office:value="-1" calcext:value-type="float">
            <text:p>-1</text:p>
          </table:table-cell>
          <table:table-cell office:value-type="float" office:value="17445" calcext:value-type="float">
            <text:p>17445</text:p>
          </table:table-cell>
          <table:table-cell office:value-type="float" office:value="6137012" calcext:value-type="float">
            <text:p>6137012</text:p>
          </table:table-cell>
          <table:table-cell office:value-type="float" office:value="1655608" calcext:value-type="float">
            <text:p>1655608</text:p>
          </table:table-cell>
          <table:table-cell office:value-type="float" office:value="1664552" calcext:value-type="float">
            <text:p>1664552</text:p>
          </table:table-cell>
          <table:table-cell office:value-type="float" office:value="1316510" calcext:value-type="float">
            <text:p>1316510</text:p>
          </table:table-cell>
          <table:table-cell office:value-type="float" office:value="1028787" calcext:value-type="float">
            <text:p>1028787</text:p>
          </table:table-cell>
          <table:table-cell office:value-type="float" office:value="1583641" calcext:value-type="float">
            <text:p>1583641</text:p>
          </table:table-cell>
          <table:table-cell office:value-type="float" office:value="1653681" calcext:value-type="float">
            <text:p>1653681</text:p>
          </table:table-cell>
          <table:table-cell office:value-type="float" office:value="0.0103980315206088" calcext:value-type="float">
            <text:p>0.010398031520609</text:p>
          </table:table-cell>
          <table:table-cell office:value-type="float" office:value="3.65794463848408" calcext:value-type="float">
            <text:p>3.65794463848408</text:p>
          </table:table-cell>
          <table:table-cell office:value-type="float" office:value="0.986819384910987" calcext:value-type="float">
            <text:p>0.986819384910987</text:p>
          </table:table-cell>
          <table:table-cell office:value-type="float" office:value="0.992150424975207" calcext:value-type="float">
            <text:p>0.992150424975207</text:p>
          </table:table-cell>
          <table:table-cell office:value-type="float" office:value="0.784701202476168" calcext:value-type="float">
            <text:p>0.784701202476168</text:p>
          </table:table-cell>
          <table:table-cell office:value-type="float" office:value="0.61320490994512" calcext:value-type="float">
            <text:p>0.61320490994512</text:p>
          </table:table-cell>
          <table:table-cell office:value-type="float" office:value="0.943923705091918" calcext:value-type="float">
            <text:p>0.943923705091918</text:p>
          </table:table-cell>
          <table:table-cell office:value-type="float" office:value="0.985670803269244" calcext:value-type="float">
            <text:p>0.985670803269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3.0597595047664" calcext:value-type="float">
            <text:p>-93.0597595047664</text:p>
          </table:table-cell>
          <table:table-cell office:value-type="float" office:value="-127.359018010976" calcext:value-type="float">
            <text:p>-127.359018010976</text:p>
          </table:table-cell>
          <table:table-cell office:value-type="float" office:value="-61.2152589816164" calcext:value-type="float">
            <text:p>-61.21525898161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8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2132272456762" calcext:value-type="float">
            <text:p>72.2132272456762</text:p>
          </table:table-cell>
          <table:table-cell office:value-type="float" office:value="981.926483720572" calcext:value-type="float">
            <text:p>981.926483720572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137277" calcext:value-type="float">
            <text:p>6137277</text:p>
          </table:table-cell>
          <table:table-cell office:value-type="float" office:value="1655156" calcext:value-type="float">
            <text:p>1655156</text:p>
          </table:table-cell>
          <table:table-cell office:value-type="float" office:value="1663946" calcext:value-type="float">
            <text:p>1663946</text:p>
          </table:table-cell>
          <table:table-cell office:value-type="float" office:value="1317879" calcext:value-type="float">
            <text:p>1317879</text:p>
          </table:table-cell>
          <table:table-cell office:value-type="float" office:value="1031462" calcext:value-type="float">
            <text:p>1031462</text:p>
          </table:table-cell>
          <table:table-cell office:value-type="float" office:value="1586538" calcext:value-type="float">
            <text:p>1586538</text:p>
          </table:table-cell>
          <table:table-cell office:value-type="float" office:value="1654287" calcext:value-type="float">
            <text:p>1654287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65810259081156" calcext:value-type="float">
            <text:p>3.65810259081156</text:p>
          </table:table-cell>
          <table:table-cell office:value-type="float" office:value="0.986549971884486" calcext:value-type="float">
            <text:p>0.986549971884486</text:p>
          </table:table-cell>
          <table:table-cell office:value-type="float" office:value="0.991789220784809" calcext:value-type="float">
            <text:p>0.991789220784809</text:p>
          </table:table-cell>
          <table:table-cell office:value-type="float" office:value="0.785517190160416" calcext:value-type="float">
            <text:p>0.785517190160416</text:p>
          </table:table-cell>
          <table:table-cell office:value-type="float" office:value="0.614799334382932" calcext:value-type="float">
            <text:p>0.614799334382932</text:p>
          </table:table-cell>
          <table:table-cell office:value-type="float" office:value="0.945650451856905" calcext:value-type="float">
            <text:p>0.945650451856905</text:p>
          </table:table-cell>
          <table:table-cell office:value-type="float" office:value="0.986032007459641" calcext:value-type="float">
            <text:p>0.986032007459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2.8965619679167" calcext:value-type="float">
            <text:p>-92.8965619679167</text:p>
          </table:table-cell>
          <table:table-cell office:value-type="float" office:value="-127.040133123414" calcext:value-type="float">
            <text:p>-127.040133123414</text:p>
          </table:table-cell>
          <table:table-cell office:value-type="float" office:value="-60.8699096286189" calcext:value-type="float">
            <text:p>-60.86990962861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9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2074819931134" calcext:value-type="float">
            <text:p>72.2074819931134</text:p>
          </table:table-cell>
          <table:table-cell office:value-type="float" office:value="981.94551664734" calcext:value-type="float">
            <text:p>981.94551664734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138121" calcext:value-type="float">
            <text:p>6138121</text:p>
          </table:table-cell>
          <table:table-cell office:value-type="float" office:value="1654541" calcext:value-type="float">
            <text:p>1654541</text:p>
          </table:table-cell>
          <table:table-cell office:value-type="float" office:value="1664210" calcext:value-type="float">
            <text:p>1664210</text:p>
          </table:table-cell>
          <table:table-cell office:value-type="float" office:value="1323033" calcext:value-type="float">
            <text:p>1323033</text:p>
          </table:table-cell>
          <table:table-cell office:value-type="float" office:value="1033503" calcext:value-type="float">
            <text:p>1033503</text:p>
          </table:table-cell>
          <table:table-cell office:value-type="float" office:value="1395505" calcext:value-type="float">
            <text:p>1395505</text:p>
          </table:table-cell>
          <table:table-cell office:value-type="float" office:value="1655208" calcext:value-type="float">
            <text:p>1655208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65860565407344" calcext:value-type="float">
            <text:p>3.65860565407344</text:p>
          </table:table-cell>
          <table:table-cell office:value-type="float" office:value="0.986183403275419" calcext:value-type="float">
            <text:p>0.986183403275419</text:p>
          </table:table-cell>
          <table:table-cell office:value-type="float" office:value="0.991946577065775" calcext:value-type="float">
            <text:p>0.991946577065775</text:p>
          </table:table-cell>
          <table:table-cell office:value-type="float" office:value="0.788589213918354" calcext:value-type="float">
            <text:p>0.788589213918354</text:p>
          </table:table-cell>
          <table:table-cell office:value-type="float" office:value="0.616015865327819" calcext:value-type="float">
            <text:p>0.616015865327819</text:p>
          </table:table-cell>
          <table:table-cell office:value-type="float" office:value="0.831785897229421" calcext:value-type="float">
            <text:p>0.831785897229421</text:p>
          </table:table-cell>
          <table:table-cell office:value-type="float" office:value="0.986580966303464" calcext:value-type="float">
            <text:p>0.9865809663034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2.2821572163292" calcext:value-type="float">
            <text:p>-92.2821572163292</text:p>
          </table:table-cell>
          <table:table-cell office:value-type="float" office:value="-126.796826934436" calcext:value-type="float">
            <text:p>-126.796826934436</text:p>
          </table:table-cell>
          <table:table-cell office:value-type="float" office:value="-83.6428205541158" calcext:value-type="float">
            <text:p>-83.64282055411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4:59</text:p>
          </table:table-cell>
          <table:table-cell office:value-type="float" office:value="26.1711451708397" calcext:value-type="float">
            <text:p>26.1711451708397</text:p>
          </table:table-cell>
          <table:table-cell office:value-type="float" office:value="72.2231879456013" calcext:value-type="float">
            <text:p>72.2231879456013</text:p>
          </table:table-cell>
          <table:table-cell office:value-type="float" office:value="981.909465237135" calcext:value-type="float">
            <text:p>981.909465237135</text:p>
          </table:table-cell>
          <table:table-cell office:value-type="float" office:value="-1" calcext:value-type="float">
            <text:p>-1</text:p>
          </table:table-cell>
          <table:table-cell office:value-type="float" office:value="17441" calcext:value-type="float">
            <text:p>17441</text:p>
          </table:table-cell>
          <table:table-cell office:value-type="float" office:value="6137967" calcext:value-type="float">
            <text:p>6137967</text:p>
          </table:table-cell>
          <table:table-cell office:value-type="float" office:value="1652541" calcext:value-type="float">
            <text:p>1652541</text:p>
          </table:table-cell>
          <table:table-cell office:value-type="float" office:value="1665476" calcext:value-type="float">
            <text:p>1665476</text:p>
          </table:table-cell>
          <table:table-cell office:value-type="float" office:value="1329342" calcext:value-type="float">
            <text:p>1329342</text:p>
          </table:table-cell>
          <table:table-cell office:value-type="float" office:value="1035637" calcext:value-type="float">
            <text:p>1035637</text:p>
          </table:table-cell>
          <table:table-cell office:value-type="float" office:value="1515706" calcext:value-type="float">
            <text:p>1515706</text:p>
          </table:table-cell>
          <table:table-cell office:value-type="float" office:value="1654785" calcext:value-type="float">
            <text:p>1654785</text:p>
          </table:table-cell>
          <table:table-cell office:value-type="float" office:value="0.0103956473345336" calcext:value-type="float">
            <text:p>0.010395647334534</text:p>
          </table:table-cell>
          <table:table-cell office:value-type="float" office:value="3.65851386290954" calcext:value-type="float">
            <text:p>3.65851386290954</text:p>
          </table:table-cell>
          <table:table-cell office:value-type="float" office:value="0.984991310237802" calcext:value-type="float">
            <text:p>0.984991310237802</text:p>
          </table:table-cell>
          <table:table-cell office:value-type="float" office:value="0.992701171958586" calcext:value-type="float">
            <text:p>0.992701171958586</text:p>
          </table:table-cell>
          <table:table-cell office:value-type="float" office:value="0.792349671405515" calcext:value-type="float">
            <text:p>0.792349671405515</text:p>
          </table:table-cell>
          <table:table-cell office:value-type="float" office:value="0.617287828598956" calcext:value-type="float">
            <text:p>0.617287828598956</text:p>
          </table:table-cell>
          <table:table-cell office:value-type="float" office:value="0.903431284836684" calcext:value-type="float">
            <text:p>0.903431284836684</text:p>
          </table:table-cell>
          <table:table-cell office:value-type="float" office:value="0.986328838626008" calcext:value-type="float">
            <text:p>0.986328838626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1.5300657188971" calcext:value-type="float">
            <text:p>-91.5300657188971</text:p>
          </table:table-cell>
          <table:table-cell office:value-type="float" office:value="-126.542434280209" calcext:value-type="float">
            <text:p>-126.542434280209</text:p>
          </table:table-cell>
          <table:table-cell office:value-type="float" office:value="-69.3137430326632" calcext:value-type="float">
            <text:p>-69.31374303266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0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2235704874612" calcext:value-type="float">
            <text:p>72.2235704874612</text:p>
          </table:table-cell>
          <table:table-cell office:value-type="float" office:value="981.917974460796" calcext:value-type="float">
            <text:p>981.917974460796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138518" calcext:value-type="float">
            <text:p>6138518</text:p>
          </table:table-cell>
          <table:table-cell office:value-type="float" office:value="1656003" calcext:value-type="float">
            <text:p>1656003</text:p>
          </table:table-cell>
          <table:table-cell office:value-type="float" office:value="1666063" calcext:value-type="float">
            <text:p>1666063</text:p>
          </table:table-cell>
          <table:table-cell office:value-type="float" office:value="1332316" calcext:value-type="float">
            <text:p>1332316</text:p>
          </table:table-cell>
          <table:table-cell office:value-type="float" office:value="1037240" calcext:value-type="float">
            <text:p>1037240</text:p>
          </table:table-cell>
          <table:table-cell office:value-type="float" office:value="1575290" calcext:value-type="float">
            <text:p>1575290</text:p>
          </table:table-cell>
          <table:table-cell office:value-type="float" office:value="1653055" calcext:value-type="float">
            <text:p>1653055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6588422845414" calcext:value-type="float">
            <text:p>3.6588422845414</text:p>
          </table:table-cell>
          <table:table-cell office:value-type="float" office:value="0.987054823285916" calcext:value-type="float">
            <text:p>0.987054823285916</text:p>
          </table:table-cell>
          <table:table-cell office:value-type="float" office:value="0.993051051265127" calcext:value-type="float">
            <text:p>0.993051051265127</text:p>
          </table:table-cell>
          <table:table-cell office:value-type="float" office:value="0.79412231375245" calcext:value-type="float">
            <text:p>0.79412231375245</text:p>
          </table:table-cell>
          <table:table-cell office:value-type="float" office:value="0.618243291168605" calcext:value-type="float">
            <text:p>0.618243291168605</text:p>
          </table:table-cell>
          <table:table-cell office:value-type="float" office:value="0.938946120613351" calcext:value-type="float">
            <text:p>0.938946120613351</text:p>
          </table:table-cell>
          <table:table-cell office:value-type="float" office:value="0.98529767814847" calcext:value-type="float">
            <text:p>0.985297678148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1.1755372495099" calcext:value-type="float">
            <text:p>-91.1755372495099</text:p>
          </table:table-cell>
          <table:table-cell office:value-type="float" office:value="-126.351341766279" calcext:value-type="float">
            <text:p>-126.351341766279</text:p>
          </table:table-cell>
          <table:table-cell office:value-type="float" office:value="-62.2107758773298" calcext:value-type="float">
            <text:p>-62.21077587732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0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2235704874612" calcext:value-type="float">
            <text:p>72.2235704874612</text:p>
          </table:table-cell>
          <table:table-cell office:value-type="float" office:value="981.917974460796" calcext:value-type="float">
            <text:p>981.917974460796</text:p>
          </table:table-cell>
          <table:table-cell office:value-type="float" office:value="-1" calcext:value-type="float">
            <text:p>-1</text:p>
          </table:table-cell>
          <table:table-cell office:value-type="float" office:value="129475" calcext:value-type="float">
            <text:p>129475</text:p>
          </table:table-cell>
          <table:table-cell office:value-type="float" office:value="6138677" calcext:value-type="float">
            <text:p>6138677</text:p>
          </table:table-cell>
          <table:table-cell office:value-type="float" office:value="1655698" calcext:value-type="float">
            <text:p>1655698</text:p>
          </table:table-cell>
          <table:table-cell office:value-type="float" office:value="1664428" calcext:value-type="float">
            <text:p>1664428</text:p>
          </table:table-cell>
          <table:table-cell office:value-type="float" office:value="1334161" calcext:value-type="float">
            <text:p>1334161</text:p>
          </table:table-cell>
          <table:table-cell office:value-type="float" office:value="1039609" calcext:value-type="float">
            <text:p>1039609</text:p>
          </table:table-cell>
          <table:table-cell office:value-type="float" office:value="1617176" calcext:value-type="float">
            <text:p>1617176</text:p>
          </table:table-cell>
          <table:table-cell office:value-type="float" office:value="1654352" calcext:value-type="float">
            <text:p>1654352</text:p>
          </table:table-cell>
          <table:table-cell office:value-type="float" office:value="0.0771731230226902" calcext:value-type="float">
            <text:p>0.07717312302269</text:p>
          </table:table-cell>
          <table:table-cell office:value-type="float" office:value="3.65893705593789" calcext:value-type="float">
            <text:p>3.65893705593789</text:p>
          </table:table-cell>
          <table:table-cell office:value-type="float" office:value="0.98687302909768" calcext:value-type="float">
            <text:p>0.98687302909768</text:p>
          </table:table-cell>
          <table:table-cell office:value-type="float" office:value="0.992076515206875" calcext:value-type="float">
            <text:p>0.992076515206875</text:p>
          </table:table-cell>
          <table:table-cell office:value-type="float" office:value="0.795222019579651" calcext:value-type="float">
            <text:p>0.795222019579651</text:p>
          </table:table-cell>
          <table:table-cell office:value-type="float" office:value="0.619655325371662" calcext:value-type="float">
            <text:p>0.619655325371662</text:p>
          </table:table-cell>
          <table:table-cell office:value-type="float" office:value="0.963912125100151" calcext:value-type="float">
            <text:p>0.963912125100151</text:p>
          </table:table-cell>
          <table:table-cell office:value-type="float" office:value="0.986070750483364" calcext:value-type="float">
            <text:p>0.9860707504833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0.9555960840697" calcext:value-type="float">
            <text:p>-90.9555960840697</text:p>
          </table:table-cell>
          <table:table-cell office:value-type="float" office:value="-126.068934925668" calcext:value-type="float">
            <text:p>-126.068934925668</text:p>
          </table:table-cell>
          <table:table-cell office:value-type="float" office:value="-57.2175749799699" calcext:value-type="float">
            <text:p>-57.21757497996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1</text:p>
          </table:table-cell>
          <table:table-cell office:value-type="float" office:value="26.1711451708397" calcext:value-type="float">
            <text:p>26.1711451708397</text:p>
          </table:table-cell>
          <table:table-cell office:value-type="float" office:value="72.2285507000081" calcext:value-type="float">
            <text:p>72.2285507000081</text:p>
          </table:table-cell>
          <table:table-cell office:value-type="float" office:value="981.881923301403" calcext:value-type="float">
            <text:p>981.881923301403</text:p>
          </table:table-cell>
          <table:table-cell office:value-type="float" office:value="-1" calcext:value-type="float">
            <text:p>-1</text:p>
          </table:table-cell>
          <table:table-cell office:value-type="float" office:value="17416" calcext:value-type="float">
            <text:p>17416</text:p>
          </table:table-cell>
          <table:table-cell office:value-type="float" office:value="6130075" calcext:value-type="float">
            <text:p>6130075</text:p>
          </table:table-cell>
          <table:table-cell office:value-type="float" office:value="1654910" calcext:value-type="float">
            <text:p>1654910</text:p>
          </table:table-cell>
          <table:table-cell office:value-type="float" office:value="1664990" calcext:value-type="float">
            <text:p>1664990</text:p>
          </table:table-cell>
          <table:table-cell office:value-type="float" office:value="1339594" calcext:value-type="float">
            <text:p>1339594</text:p>
          </table:table-cell>
          <table:table-cell office:value-type="float" office:value="1042153" calcext:value-type="float">
            <text:p>1042153</text:p>
          </table:table-cell>
          <table:table-cell office:value-type="float" office:value="1395473" calcext:value-type="float">
            <text:p>1395473</text:p>
          </table:table-cell>
          <table:table-cell office:value-type="float" office:value="1656382" calcext:value-type="float">
            <text:p>1656382</text:p>
          </table:table-cell>
          <table:table-cell office:value-type="float" office:value="0.0103807461715634" calcext:value-type="float">
            <text:p>0.010380746171563</text:p>
          </table:table-cell>
          <table:table-cell office:value-type="float" office:value="3.6538098637831" calcext:value-type="float">
            <text:p>3.6538098637831</text:p>
          </table:table-cell>
          <table:table-cell office:value-type="float" office:value="0.986403344440859" calcext:value-type="float">
            <text:p>0.986403344440859</text:p>
          </table:table-cell>
          <table:table-cell office:value-type="float" office:value="0.992411493350445" calcext:value-type="float">
            <text:p>0.992411493350445</text:p>
          </table:table-cell>
          <table:table-cell office:value-type="float" office:value="0.798460340316336" calcext:value-type="float">
            <text:p>0.798460340316336</text:p>
          </table:table-cell>
          <table:table-cell office:value-type="float" office:value="0.62117166771551" calcext:value-type="float">
            <text:p>0.62117166771551</text:p>
          </table:table-cell>
          <table:table-cell office:value-type="float" office:value="0.831766823740819" calcext:value-type="float">
            <text:p>0.831766823740819</text:p>
          </table:table-cell>
          <table:table-cell office:value-type="float" office:value="0.987280724916544" calcext:value-type="float">
            <text:p>0.9872807249165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0.3079319367328" calcext:value-type="float">
            <text:p>-90.3079319367328</text:p>
          </table:table-cell>
          <table:table-cell office:value-type="float" office:value="-125.765666456898" calcext:value-type="float">
            <text:p>-125.765666456898</text:p>
          </table:table-cell>
          <table:table-cell office:value-type="float" office:value="-83.6466352518362" calcext:value-type="float">
            <text:p>-83.64663525183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1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234296107445" calcext:value-type="float">
            <text:p>72.234296107445</text:p>
          </table:table-cell>
          <table:table-cell office:value-type="float" office:value="981.917974460796" calcext:value-type="float">
            <text:p>981.917974460796</text:p>
          </table:table-cell>
          <table:table-cell office:value-type="float" office:value="-1" calcext:value-type="float">
            <text:p>-1</text:p>
          </table:table-cell>
          <table:table-cell office:value-type="float" office:value="17447" calcext:value-type="float">
            <text:p>17447</text:p>
          </table:table-cell>
          <table:table-cell office:value-type="float" office:value="6127998" calcext:value-type="float">
            <text:p>6127998</text:p>
          </table:table-cell>
          <table:table-cell office:value-type="float" office:value="1653287" calcext:value-type="float">
            <text:p>1653287</text:p>
          </table:table-cell>
          <table:table-cell office:value-type="float" office:value="1666918" calcext:value-type="float">
            <text:p>1666918</text:p>
          </table:table-cell>
          <table:table-cell office:value-type="float" office:value="1345309" calcext:value-type="float">
            <text:p>1345309</text:p>
          </table:table-cell>
          <table:table-cell office:value-type="float" office:value="1043189" calcext:value-type="float">
            <text:p>1043189</text:p>
          </table:table-cell>
          <table:table-cell office:value-type="float" office:value="1509674" calcext:value-type="float">
            <text:p>1509674</text:p>
          </table:table-cell>
          <table:table-cell office:value-type="float" office:value="1655286" calcext:value-type="float">
            <text:p>1655286</text:p>
          </table:table-cell>
          <table:table-cell office:value-type="float" office:value="0.0103992236136465" calcext:value-type="float">
            <text:p>0.010399223613647</text:p>
          </table:table-cell>
          <table:table-cell office:value-type="float" office:value="3.65257187516354" calcext:value-type="float">
            <text:p>3.65257187516354</text:p>
          </table:table-cell>
          <table:table-cell office:value-type="float" office:value="0.985435960940833" calcext:value-type="float">
            <text:p>0.985435960940833</text:p>
          </table:table-cell>
          <table:table-cell office:value-type="float" office:value="0.993560671038708" calcext:value-type="float">
            <text:p>0.993560671038708</text:p>
          </table:table-cell>
          <table:table-cell office:value-type="float" office:value="0.801866746171325" calcext:value-type="float">
            <text:p>0.801866746171325</text:p>
          </table:table-cell>
          <table:table-cell office:value-type="float" office:value="0.621789171908995" calcext:value-type="float">
            <text:p>0.621789171908995</text:p>
          </table:table-cell>
          <table:table-cell office:value-type="float" office:value="0.899835932235233" calcext:value-type="float">
            <text:p>0.899835932235233</text:p>
          </table:table-cell>
          <table:table-cell office:value-type="float" office:value="0.986627457931931" calcext:value-type="float">
            <text:p>0.9866274579319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.626650765735" calcext:value-type="float">
            <text:p>-89.626650765735</text:p>
          </table:table-cell>
          <table:table-cell office:value-type="float" office:value="-125.642165618201" calcext:value-type="float">
            <text:p>-125.642165618201</text:p>
          </table:table-cell>
          <table:table-cell office:value-type="float" office:value="-70.0328135529534" calcext:value-type="float">
            <text:p>-70.03281355295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2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2396589045624" calcext:value-type="float">
            <text:p>72.2396589045624</text:p>
          </table:table-cell>
          <table:table-cell office:value-type="float" office:value="981.917974460796" calcext:value-type="float">
            <text:p>981.917974460796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141485" calcext:value-type="float">
            <text:p>6141485</text:p>
          </table:table-cell>
          <table:table-cell office:value-type="float" office:value="1655931" calcext:value-type="float">
            <text:p>1655931</text:p>
          </table:table-cell>
          <table:table-cell office:value-type="float" office:value="1666200" calcext:value-type="float">
            <text:p>1666200</text:p>
          </table:table-cell>
          <table:table-cell office:value-type="float" office:value="1348656" calcext:value-type="float">
            <text:p>1348656</text:p>
          </table:table-cell>
          <table:table-cell office:value-type="float" office:value="1045381" calcext:value-type="float">
            <text:p>1045381</text:p>
          </table:table-cell>
          <table:table-cell office:value-type="float" office:value="1563904" calcext:value-type="float">
            <text:p>1563904</text:p>
          </table:table-cell>
          <table:table-cell office:value-type="float" office:value="1653716" calcext:value-type="float">
            <text:p>1653716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66061075456271" calcext:value-type="float">
            <text:p>3.66061075456271</text:p>
          </table:table-cell>
          <table:table-cell office:value-type="float" office:value="0.987011907936562" calcext:value-type="float">
            <text:p>0.987011907936562</text:p>
          </table:table-cell>
          <table:table-cell office:value-type="float" office:value="0.993132709638203" calcext:value-type="float">
            <text:p>0.993132709638203</text:p>
          </table:table-cell>
          <table:table-cell office:value-type="float" office:value="0.803861713869776" calcext:value-type="float">
            <text:p>0.803861713869776</text:p>
          </table:table-cell>
          <table:table-cell office:value-type="float" office:value="0.623095705878223" calcext:value-type="float">
            <text:p>0.623095705878223</text:p>
          </table:table-cell>
          <table:table-cell office:value-type="float" office:value="0.932159534950201" calcext:value-type="float">
            <text:p>0.932159534950201</text:p>
          </table:table-cell>
          <table:table-cell office:value-type="float" office:value="0.985691664897402" calcext:value-type="float">
            <text:p>0.985691664897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.2276572260448" calcext:value-type="float">
            <text:p>-89.2276572260448</text:p>
          </table:table-cell>
          <table:table-cell office:value-type="float" office:value="-125.380858824355" calcext:value-type="float">
            <text:p>-125.380858824355</text:p>
          </table:table-cell>
          <table:table-cell office:value-type="float" office:value="-63.5680930099598" calcext:value-type="float">
            <text:p>-63.56809300995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2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2507673047144" calcext:value-type="float">
            <text:p>72.2507673047144</text:p>
          </table:table-cell>
          <table:table-cell office:value-type="float" office:value="981.926483720572" calcext:value-type="float">
            <text:p>981.926483720572</text:p>
          </table:table-cell>
          <table:table-cell office:value-type="float" office:value="-1" calcext:value-type="float">
            <text:p>-1</text:p>
          </table:table-cell>
          <table:table-cell office:value-type="float" office:value="17419" calcext:value-type="float">
            <text:p>17419</text:p>
          </table:table-cell>
          <table:table-cell office:value-type="float" office:value="6133086" calcext:value-type="float">
            <text:p>6133086</text:p>
          </table:table-cell>
          <table:table-cell office:value-type="float" office:value="1656151" calcext:value-type="float">
            <text:p>1656151</text:p>
          </table:table-cell>
          <table:table-cell office:value-type="float" office:value="1664778" calcext:value-type="float">
            <text:p>1664778</text:p>
          </table:table-cell>
          <table:table-cell office:value-type="float" office:value="1350134" calcext:value-type="float">
            <text:p>1350134</text:p>
          </table:table-cell>
          <table:table-cell office:value-type="float" office:value="1047896" calcext:value-type="float">
            <text:p>1047896</text:p>
          </table:table-cell>
          <table:table-cell office:value-type="float" office:value="1609544" calcext:value-type="float">
            <text:p>1609544</text:p>
          </table:table-cell>
          <table:table-cell office:value-type="float" office:value="1654143" calcext:value-type="float">
            <text:p>1654143</text:p>
          </table:table-cell>
          <table:table-cell office:value-type="float" office:value="0.0103825343111198" calcext:value-type="float">
            <text:p>0.01038253431112</text:p>
          </table:table-cell>
          <table:table-cell office:value-type="float" office:value="3.65560455985124" calcext:value-type="float">
            <text:p>3.65560455985124</text:p>
          </table:table-cell>
          <table:table-cell office:value-type="float" office:value="0.9871430381707" calcext:value-type="float">
            <text:p>0.9871430381707</text:p>
          </table:table-cell>
          <table:table-cell office:value-type="float" office:value="0.992285131488458" calcext:value-type="float">
            <text:p>0.992285131488458</text:p>
          </table:table-cell>
          <table:table-cell office:value-type="float" office:value="0.804742670624574" calcext:value-type="float">
            <text:p>0.804742670624574</text:p>
          </table:table-cell>
          <table:table-cell office:value-type="float" office:value="0.624594762873025" calcext:value-type="float">
            <text:p>0.624594762873025</text:p>
          </table:table-cell>
          <table:table-cell office:value-type="float" office:value="0.959363098068607" calcext:value-type="float">
            <text:p>0.959363098068607</text:p>
          </table:table-cell>
          <table:table-cell office:value-type="float" office:value="0.985946176760933" calcext:value-type="float">
            <text:p>0.985946176760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9.0514658750851" calcext:value-type="float">
            <text:p>-89.0514658750851</text:p>
          </table:table-cell>
          <table:table-cell office:value-type="float" office:value="-125.081047425395" calcext:value-type="float">
            <text:p>-125.081047425395</text:p>
          </table:table-cell>
          <table:table-cell office:value-type="float" office:value="-58.1273803862787" calcext:value-type="float">
            <text:p>-58.12738038627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2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2346787594827" calcext:value-type="float">
            <text:p>72.2346787594827</text:p>
          </table:table-cell>
          <table:table-cell office:value-type="float" office:value="981.981568573462" calcext:value-type="float">
            <text:p>981.981568573462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130999" calcext:value-type="float">
            <text:p>6130999</text:p>
          </table:table-cell>
          <table:table-cell office:value-type="float" office:value="1654783" calcext:value-type="float">
            <text:p>1654783</text:p>
          </table:table-cell>
          <table:table-cell office:value-type="float" office:value="1666476" calcext:value-type="float">
            <text:p>1666476</text:p>
          </table:table-cell>
          <table:table-cell office:value-type="float" office:value="1357294" calcext:value-type="float">
            <text:p>1357294</text:p>
          </table:table-cell>
          <table:table-cell office:value-type="float" office:value="1050144" calcext:value-type="float">
            <text:p>1050144</text:p>
          </table:table-cell>
          <table:table-cell office:value-type="float" office:value="1467744" calcext:value-type="float">
            <text:p>1467744</text:p>
          </table:table-cell>
          <table:table-cell office:value-type="float" office:value="1655008" calcext:value-type="float">
            <text:p>1655008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65436061076648" calcext:value-type="float">
            <text:p>3.65436061076648</text:p>
          </table:table-cell>
          <table:table-cell office:value-type="float" office:value="0.98632764653297" calcext:value-type="float">
            <text:p>0.98632764653297</text:p>
          </table:table-cell>
          <table:table-cell office:value-type="float" office:value="0.993297218477394" calcext:value-type="float">
            <text:p>0.993297218477394</text:p>
          </table:table-cell>
          <table:table-cell office:value-type="float" office:value="0.809010363699241" calcext:value-type="float">
            <text:p>0.809010363699241</text:p>
          </table:table-cell>
          <table:table-cell office:value-type="float" office:value="0.625934675447306" calcext:value-type="float">
            <text:p>0.625934675447306</text:p>
          </table:table-cell>
          <table:table-cell office:value-type="float" office:value="0.874843701701606" calcext:value-type="float">
            <text:p>0.874843701701606</text:p>
          </table:table-cell>
          <table:table-cell office:value-type="float" office:value="0.986461756999702" calcext:value-type="float">
            <text:p>0.9864617569997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8.1979272601518" calcext:value-type="float">
            <text:p>-88.1979272601518</text:p>
          </table:table-cell>
          <table:table-cell office:value-type="float" office:value="-124.813064910539" calcext:value-type="float">
            <text:p>-124.813064910539</text:p>
          </table:table-cell>
          <table:table-cell office:value-type="float" office:value="-75.0312596596789" calcext:value-type="float">
            <text:p>-75.03125965967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3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2400416164764" calcext:value-type="float">
            <text:p>72.2400416164764</text:p>
          </table:table-cell>
          <table:table-cell office:value-type="float" office:value="981.871398954993" calcext:value-type="float">
            <text:p>981.871398954993</text:p>
          </table:table-cell>
          <table:table-cell office:value-type="float" office:value="-1" calcext:value-type="float">
            <text:p>-1</text:p>
          </table:table-cell>
          <table:table-cell office:value-type="float" office:value="17443" calcext:value-type="float">
            <text:p>17443</text:p>
          </table:table-cell>
          <table:table-cell office:value-type="float" office:value="6144195" calcext:value-type="float">
            <text:p>6144195</text:p>
          </table:table-cell>
          <table:table-cell office:value-type="float" office:value="1657362" calcext:value-type="float">
            <text:p>1657362</text:p>
          </table:table-cell>
          <table:table-cell office:value-type="float" office:value="1667437" calcext:value-type="float">
            <text:p>1667437</text:p>
          </table:table-cell>
          <table:table-cell office:value-type="float" office:value="1359833" calcext:value-type="float">
            <text:p>1359833</text:p>
          </table:table-cell>
          <table:table-cell office:value-type="float" office:value="1051917" calcext:value-type="float">
            <text:p>1051917</text:p>
          </table:table-cell>
          <table:table-cell office:value-type="float" office:value="1581541" calcext:value-type="float">
            <text:p>1581541</text:p>
          </table:table-cell>
          <table:table-cell office:value-type="float" office:value="1653220" calcext:value-type="float">
            <text:p>1653220</text:p>
          </table:table-cell>
          <table:table-cell office:value-type="float" office:value="0.0103968394275712" calcext:value-type="float">
            <text:p>0.010396839427571</text:p>
          </table:table-cell>
          <table:table-cell office:value-type="float" office:value="3.66222604062868" calcext:value-type="float">
            <text:p>3.66222604062868</text:p>
          </table:table-cell>
          <table:table-cell office:value-type="float" office:value="0.987864850504976" calcext:value-type="float">
            <text:p>0.987864850504976</text:p>
          </table:table-cell>
          <table:table-cell office:value-type="float" office:value="0.993870019181969" calcext:value-type="float">
            <text:p>0.993870019181969</text:p>
          </table:table-cell>
          <table:table-cell office:value-type="float" office:value="0.810523725810495" calcext:value-type="float">
            <text:p>0.810523725810495</text:p>
          </table:table-cell>
          <table:table-cell office:value-type="float" office:value="0.626991465925153" calcext:value-type="float">
            <text:p>0.626991465925153</text:p>
          </table:table-cell>
          <table:table-cell office:value-type="float" office:value="0.942672007402421" calcext:value-type="float">
            <text:p>0.942672007402421</text:p>
          </table:table-cell>
          <table:table-cell office:value-type="float" office:value="0.985396025824073" calcext:value-type="float">
            <text:p>0.985396025824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7.895254837901" calcext:value-type="float">
            <text:p>-87.895254837901</text:p>
          </table:table-cell>
          <table:table-cell office:value-type="float" office:value="-124.601706814969" calcext:value-type="float">
            <text:p>-124.601706814969</text:p>
          </table:table-cell>
          <table:table-cell office:value-type="float" office:value="-61.4655985195158" calcext:value-type="float">
            <text:p>-61.46559851951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3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2396589045624" calcext:value-type="float">
            <text:p>72.2396589045624</text:p>
          </table:table-cell>
          <table:table-cell office:value-type="float" office:value="981.94551664734" calcext:value-type="float">
            <text:p>981.94551664734</text:p>
          </table:table-cell>
          <table:table-cell office:value-type="float" office:value="-1" calcext:value-type="float">
            <text:p>-1</text:p>
          </table:table-cell>
          <table:table-cell office:value-type="float" office:value="17446" calcext:value-type="float">
            <text:p>17446</text:p>
          </table:table-cell>
          <table:table-cell office:value-type="float" office:value="6139086" calcext:value-type="float">
            <text:p>6139086</text:p>
          </table:table-cell>
          <table:table-cell office:value-type="float" office:value="1653581" calcext:value-type="float">
            <text:p>1653581</text:p>
          </table:table-cell>
          <table:table-cell office:value-type="float" office:value="1665225" calcext:value-type="float">
            <text:p>1665225</text:p>
          </table:table-cell>
          <table:table-cell office:value-type="float" office:value="1362939" calcext:value-type="float">
            <text:p>1362939</text:p>
          </table:table-cell>
          <table:table-cell office:value-type="float" office:value="1054578" calcext:value-type="float">
            <text:p>1054578</text:p>
          </table:table-cell>
          <table:table-cell office:value-type="float" office:value="1430081" calcext:value-type="float">
            <text:p>1430081</text:p>
          </table:table-cell>
          <table:table-cell office:value-type="float" office:value="1656253" calcext:value-type="float">
            <text:p>1656253</text:p>
          </table:table-cell>
          <table:table-cell office:value-type="float" office:value="0.0103986275671277" calcext:value-type="float">
            <text:p>0.010398627567128</text:p>
          </table:table-cell>
          <table:table-cell office:value-type="float" office:value="3.65918083896409" calcext:value-type="float">
            <text:p>3.65918083896409</text:p>
          </table:table-cell>
          <table:table-cell office:value-type="float" office:value="0.985611198617363" calcext:value-type="float">
            <text:p>0.985611198617363</text:p>
          </table:table-cell>
          <table:table-cell office:value-type="float" office:value="0.992551564282365" calcext:value-type="float">
            <text:p>0.992551564282365</text:p>
          </table:table-cell>
          <table:table-cell office:value-type="float" office:value="0.812375046297913" calcext:value-type="float">
            <text:p>0.812375046297913</text:p>
          </table:table-cell>
          <table:table-cell office:value-type="float" office:value="0.628577545711701" calcext:value-type="float">
            <text:p>0.628577545711701</text:p>
          </table:table-cell>
          <table:table-cell office:value-type="float" office:value="0.852394801663733" calcext:value-type="float">
            <text:p>0.852394801663733</text:p>
          </table:table-cell>
          <table:table-cell office:value-type="float" office:value="0.987203834915618" calcext:value-type="float">
            <text:p>0.9872038349156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7.5249907404173" calcext:value-type="float">
            <text:p>-87.5249907404173</text:p>
          </table:table-cell>
          <table:table-cell office:value-type="float" office:value="-124.28449085766" calcext:value-type="float">
            <text:p>-124.28449085766</text:p>
          </table:table-cell>
          <table:table-cell office:value-type="float" office:value="-79.5210396672535" calcext:value-type="float">
            <text:p>-79.52103966725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4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2396589045624" calcext:value-type="float">
            <text:p>72.2396589045624</text:p>
          </table:table-cell>
          <table:table-cell office:value-type="float" office:value="982.000601085911" calcext:value-type="float">
            <text:p>982.000601085911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142433" calcext:value-type="float">
            <text:p>6142433</text:p>
          </table:table-cell>
          <table:table-cell office:value-type="float" office:value="1654900" calcext:value-type="float">
            <text:p>1654900</text:p>
          </table:table-cell>
          <table:table-cell office:value-type="float" office:value="1666842" calcext:value-type="float">
            <text:p>1666842</text:p>
          </table:table-cell>
          <table:table-cell office:value-type="float" office:value="1369392" calcext:value-type="float">
            <text:p>1369392</text:p>
          </table:table-cell>
          <table:table-cell office:value-type="float" office:value="1056846" calcext:value-type="float">
            <text:p>1056846</text:p>
          </table:table-cell>
          <table:table-cell office:value-type="float" office:value="1418723" calcext:value-type="float">
            <text:p>1418723</text:p>
          </table:table-cell>
          <table:table-cell office:value-type="float" office:value="1656373" calcext:value-type="float">
            <text:p>1656373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66117580666254" calcext:value-type="float">
            <text:p>3.66117580666254</text:p>
          </table:table-cell>
          <table:table-cell office:value-type="float" office:value="0.986397383975671" calcext:value-type="float">
            <text:p>0.986397383975671</text:p>
          </table:table-cell>
          <table:table-cell office:value-type="float" office:value="0.993515371503278" calcext:value-type="float">
            <text:p>0.993515371503278</text:p>
          </table:table-cell>
          <table:table-cell office:value-type="float" office:value="0.816221334483783" calcext:value-type="float">
            <text:p>0.816221334483783</text:p>
          </table:table-cell>
          <table:table-cell office:value-type="float" office:value="0.629929379216359" calcext:value-type="float">
            <text:p>0.629929379216359</text:p>
          </table:table-cell>
          <table:table-cell office:value-type="float" office:value="0.845624905303109" calcext:value-type="float">
            <text:p>0.845624905303109</text:p>
          </table:table-cell>
          <table:table-cell office:value-type="float" office:value="0.987275360497875" calcext:value-type="float">
            <text:p>0.9872753604978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6.7557331032435" calcext:value-type="float">
            <text:p>-86.7557331032435</text:p>
          </table:table-cell>
          <table:table-cell office:value-type="float" office:value="-124.014124156728" calcext:value-type="float">
            <text:p>-124.014124156728</text:p>
          </table:table-cell>
          <table:table-cell office:value-type="float" office:value="-80.8750189393781" calcext:value-type="float">
            <text:p>-80.87501893937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4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2404243188151" calcext:value-type="float">
            <text:p>72.2404243188151</text:p>
          </table:table-cell>
          <table:table-cell office:value-type="float" office:value="981.907450393773" calcext:value-type="float">
            <text:p>981.907450393773</text:p>
          </table:table-cell>
          <table:table-cell office:value-type="float" office:value="-1" calcext:value-type="float">
            <text:p>-1</text:p>
          </table:table-cell>
          <table:table-cell office:value-type="float" office:value="17426" calcext:value-type="float">
            <text:p>17426</text:p>
          </table:table-cell>
          <table:table-cell office:value-type="float" office:value="6119956" calcext:value-type="float">
            <text:p>6119956</text:p>
          </table:table-cell>
          <table:table-cell office:value-type="float" office:value="1657922" calcext:value-type="float">
            <text:p>1657922</text:p>
          </table:table-cell>
          <table:table-cell office:value-type="float" office:value="1666357" calcext:value-type="float">
            <text:p>1666357</text:p>
          </table:table-cell>
          <table:table-cell office:value-type="float" office:value="1372973" calcext:value-type="float">
            <text:p>1372973</text:p>
          </table:table-cell>
          <table:table-cell office:value-type="float" office:value="1058192" calcext:value-type="float">
            <text:p>1058192</text:p>
          </table:table-cell>
          <table:table-cell office:value-type="float" office:value="1582805" calcext:value-type="float">
            <text:p>1582805</text:p>
          </table:table-cell>
          <table:table-cell office:value-type="float" office:value="1653551" calcext:value-type="float">
            <text:p>1653551</text:p>
          </table:table-cell>
          <table:table-cell office:value-type="float" office:value="0.0103867066367515" calcext:value-type="float">
            <text:p>0.010386706636752</text:p>
          </table:table-cell>
          <table:table-cell office:value-type="float" office:value="3.64777846905928" calcext:value-type="float">
            <text:p>3.64777846905928</text:p>
          </table:table-cell>
          <table:table-cell office:value-type="float" office:value="0.988198636555509" calcext:value-type="float">
            <text:p>0.988198636555509</text:p>
          </table:table-cell>
          <table:table-cell office:value-type="float" office:value="0.993226288941656" calcext:value-type="float">
            <text:p>0.993226288941656</text:p>
          </table:table-cell>
          <table:table-cell office:value-type="float" office:value="0.818355777067635" calcext:value-type="float">
            <text:p>0.818355777067635</text:p>
          </table:table-cell>
          <table:table-cell office:value-type="float" office:value="0.630731657830674" calcext:value-type="float">
            <text:p>0.630731657830674</text:p>
          </table:table-cell>
          <table:table-cell office:value-type="float" office:value="0.943425410202194" calcext:value-type="float">
            <text:p>0.943425410202194</text:p>
          </table:table-cell>
          <table:table-cell office:value-type="float" office:value="0.985593317221798" calcext:value-type="float">
            <text:p>0.9855933172217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6.3288445864731" calcext:value-type="float">
            <text:p>-86.3288445864731</text:p>
          </table:table-cell>
          <table:table-cell office:value-type="float" office:value="-123.853668433865" calcext:value-type="float">
            <text:p>-123.853668433865</text:p>
          </table:table-cell>
          <table:table-cell office:value-type="float" office:value="-61.3149179595611" calcext:value-type="float">
            <text:p>-61.31491795956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5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2289333017445" calcext:value-type="float">
            <text:p>72.2289333017445</text:p>
          </table:table-cell>
          <table:table-cell office:value-type="float" office:value="982.000601085911" calcext:value-type="float">
            <text:p>982.000601085911</text:p>
          </table:table-cell>
          <table:table-cell office:value-type="float" office:value="-1" calcext:value-type="float">
            <text:p>-1</text:p>
          </table:table-cell>
          <table:table-cell office:value-type="float" office:value="17399" calcext:value-type="float">
            <text:p>17399</text:p>
          </table:table-cell>
          <table:table-cell office:value-type="float" office:value="6140637" calcext:value-type="float">
            <text:p>6140637</text:p>
          </table:table-cell>
          <table:table-cell office:value-type="float" office:value="1655744" calcext:value-type="float">
            <text:p>1655744</text:p>
          </table:table-cell>
          <table:table-cell office:value-type="float" office:value="1665514" calcext:value-type="float">
            <text:p>1665514</text:p>
          </table:table-cell>
          <table:table-cell office:value-type="float" office:value="1375082" calcext:value-type="float">
            <text:p>1375082</text:p>
          </table:table-cell>
          <table:table-cell office:value-type="float" office:value="1061023" calcext:value-type="float">
            <text:p>1061023</text:p>
          </table:table-cell>
          <table:table-cell office:value-type="float" office:value="1463622" calcext:value-type="float">
            <text:p>1463622</text:p>
          </table:table-cell>
          <table:table-cell office:value-type="float" office:value="1656308" calcext:value-type="float">
            <text:p>1656308</text:p>
          </table:table-cell>
          <table:table-cell office:value-type="float" office:value="0.0103706133807437" calcext:value-type="float">
            <text:p>0.010370613380744</text:p>
          </table:table-cell>
          <table:table-cell office:value-type="float" office:value="3.66010530711476" calcext:value-type="float">
            <text:p>3.66010530711476</text:p>
          </table:table-cell>
          <table:table-cell office:value-type="float" office:value="0.986900447237545" calcext:value-type="float">
            <text:p>0.986900447237545</text:p>
          </table:table-cell>
          <table:table-cell office:value-type="float" office:value="0.992723821726301" calcext:value-type="float">
            <text:p>0.992723821726301</text:p>
          </table:table-cell>
          <table:table-cell office:value-type="float" office:value="0.819612839175801" calcext:value-type="float">
            <text:p>0.819612839175801</text:p>
          </table:table-cell>
          <table:table-cell office:value-type="float" office:value="0.63241906552542" calcext:value-type="float">
            <text:p>0.63241906552542</text:p>
          </table:table-cell>
          <table:table-cell office:value-type="float" office:value="0.872386797951078" calcext:value-type="float">
            <text:p>0.872386797951078</text:p>
          </table:table-cell>
          <table:table-cell office:value-type="float" office:value="0.987236617474153" calcext:value-type="float">
            <text:p>0.9872366174741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6.0774321648398" calcext:value-type="float">
            <text:p>-86.0774321648398</text:p>
          </table:table-cell>
          <table:table-cell office:value-type="float" office:value="-123.516186894916" calcext:value-type="float">
            <text:p>-123.516186894916</text:p>
          </table:table-cell>
          <table:table-cell office:value-type="float" office:value="-75.5226404097844" calcext:value-type="float">
            <text:p>-75.52264040978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5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2300810495025" calcext:value-type="float">
            <text:p>72.2300810495025</text:p>
          </table:table-cell>
          <table:table-cell office:value-type="float" office:value="982.02613103447" calcext:value-type="float">
            <text:p>982.02613103447</text:p>
          </table:table-cell>
          <table:table-cell office:value-type="float" office:value="-1" calcext:value-type="float">
            <text:p>-1</text:p>
          </table:table-cell>
          <table:table-cell office:value-type="float" office:value="18051" calcext:value-type="float">
            <text:p>18051</text:p>
          </table:table-cell>
          <table:table-cell office:value-type="float" office:value="6141538" calcext:value-type="float">
            <text:p>6141538</text:p>
          </table:table-cell>
          <table:table-cell office:value-type="float" office:value="1656371" calcext:value-type="float">
            <text:p>1656371</text:p>
          </table:table-cell>
          <table:table-cell office:value-type="float" office:value="1667402" calcext:value-type="float">
            <text:p>1667402</text:p>
          </table:table-cell>
          <table:table-cell office:value-type="float" office:value="1382130" calcext:value-type="float">
            <text:p>1382130</text:p>
          </table:table-cell>
          <table:table-cell office:value-type="float" office:value="1062572" calcext:value-type="float">
            <text:p>1062572</text:p>
          </table:table-cell>
          <table:table-cell office:value-type="float" office:value="1429111" calcext:value-type="float">
            <text:p>1429111</text:p>
          </table:table-cell>
          <table:table-cell office:value-type="float" office:value="1656908" calcext:value-type="float">
            <text:p>1656908</text:p>
          </table:table-cell>
          <table:table-cell office:value-type="float" office:value="0.0107592357110066" calcext:value-type="float">
            <text:p>0.010759235711007</text:p>
          </table:table-cell>
          <table:table-cell office:value-type="float" office:value="3.6606423450282" calcext:value-type="float">
            <text:p>3.6606423450282</text:p>
          </table:table-cell>
          <table:table-cell office:value-type="float" office:value="0.987274168404838" calcext:value-type="float">
            <text:p>0.987274168404838</text:p>
          </table:table-cell>
          <table:table-cell office:value-type="float" office:value="0.993849157553811" calcext:value-type="float">
            <text:p>0.993849157553811</text:p>
          </table:table-cell>
          <table:table-cell office:value-type="float" office:value="0.823813775040361" calcext:value-type="float">
            <text:p>0.823813775040361</text:p>
          </table:table-cell>
          <table:table-cell office:value-type="float" office:value="0.633342341583054" calcext:value-type="float">
            <text:p>0.633342341583054</text:p>
          </table:table-cell>
          <table:table-cell office:value-type="float" office:value="0.851816636540489" calcext:value-type="float">
            <text:p>0.851816636540489</text:p>
          </table:table-cell>
          <table:table-cell office:value-type="float" office:value="0.987594245385438" calcext:value-type="float">
            <text:p>0.9875942453854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5.2372449919278" calcext:value-type="float">
            <text:p>-85.2372449919278</text:p>
          </table:table-cell>
          <table:table-cell office:value-type="float" office:value="-123.331531683389" calcext:value-type="float">
            <text:p>-123.331531683389</text:p>
          </table:table-cell>
          <table:table-cell office:value-type="float" office:value="-79.6366726919023" calcext:value-type="float">
            <text:p>-79.63667269190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6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2450216930969" calcext:value-type="float">
            <text:p>72.2450216930969</text:p>
          </table:table-cell>
          <table:table-cell office:value-type="float" office:value="981.94551664734" calcext:value-type="float">
            <text:p>981.94551664734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139415" calcext:value-type="float">
            <text:p>6139415</text:p>
          </table:table-cell>
          <table:table-cell office:value-type="float" office:value="1656242" calcext:value-type="float">
            <text:p>1656242</text:p>
          </table:table-cell>
          <table:table-cell office:value-type="float" office:value="1667207" calcext:value-type="float">
            <text:p>1667207</text:p>
          </table:table-cell>
          <table:table-cell office:value-type="float" office:value="1385421" calcext:value-type="float">
            <text:p>1385421</text:p>
          </table:table-cell>
          <table:table-cell office:value-type="float" office:value="1063451" calcext:value-type="float">
            <text:p>1063451</text:p>
          </table:table-cell>
          <table:table-cell office:value-type="float" office:value="1518611" calcext:value-type="float">
            <text:p>1518611</text:p>
          </table:table-cell>
          <table:table-cell office:value-type="float" office:value="1655758" calcext:value-type="float">
            <text:p>1655758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65937693826877" calcext:value-type="float">
            <text:p>3.65937693826877</text:p>
          </table:table-cell>
          <table:table-cell office:value-type="float" office:value="0.987197278403911" calcext:value-type="float">
            <text:p>0.987197278403911</text:p>
          </table:table-cell>
          <table:table-cell office:value-type="float" office:value="0.993732928482643" calcext:value-type="float">
            <text:p>0.993732928482643</text:p>
          </table:table-cell>
          <table:table-cell office:value-type="float" office:value="0.825775364133759" calcext:value-type="float">
            <text:p>0.825775364133759</text:p>
          </table:table-cell>
          <table:table-cell office:value-type="float" office:value="0.633866266473087" calcext:value-type="float">
            <text:p>0.633866266473087</text:p>
          </table:table-cell>
          <table:table-cell office:value-type="float" office:value="0.905162799973822" calcext:value-type="float">
            <text:p>0.905162799973822</text:p>
          </table:table-cell>
          <table:table-cell office:value-type="float" office:value="0.986908791888808" calcext:value-type="float">
            <text:p>0.9869087918888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4.8449271732482" calcext:value-type="float">
            <text:p>-84.8449271732482</text:p>
          </table:table-cell>
          <table:table-cell office:value-type="float" office:value="-123.226746705383" calcext:value-type="float">
            <text:p>-123.226746705383</text:p>
          </table:table-cell>
          <table:table-cell office:value-type="float" office:value="-68.9674400052357" calcext:value-type="float">
            <text:p>-68.96744000523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6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2239530197458" calcext:value-type="float">
            <text:p>72.2239530197458</text:p>
          </table:table-cell>
          <table:table-cell office:value-type="float" office:value="981.954026136103" calcext:value-type="float">
            <text:p>981.954026136103</text:p>
          </table:table-cell>
          <table:table-cell office:value-type="float" office:value="-1" calcext:value-type="float">
            <text:p>-1</text:p>
          </table:table-cell>
          <table:table-cell office:value-type="float" office:value="17450" calcext:value-type="float">
            <text:p>17450</text:p>
          </table:table-cell>
          <table:table-cell office:value-type="float" office:value="6139023" calcext:value-type="float">
            <text:p>6139023</text:p>
          </table:table-cell>
          <table:table-cell office:value-type="float" office:value="1656254" calcext:value-type="float">
            <text:p>1656254</text:p>
          </table:table-cell>
          <table:table-cell office:value-type="float" office:value="1664240" calcext:value-type="float">
            <text:p>1664240</text:p>
          </table:table-cell>
          <table:table-cell office:value-type="float" office:value="1387140" calcext:value-type="float">
            <text:p>1387140</text:p>
          </table:table-cell>
          <table:table-cell office:value-type="float" office:value="1065648" calcext:value-type="float">
            <text:p>1065648</text:p>
          </table:table-cell>
          <table:table-cell office:value-type="float" office:value="1596914" calcext:value-type="float">
            <text:p>1596914</text:p>
          </table:table-cell>
          <table:table-cell office:value-type="float" office:value="1654024" calcext:value-type="float">
            <text:p>1654024</text:p>
          </table:table-cell>
          <table:table-cell office:value-type="float" office:value="0.0104010117532029" calcext:value-type="float">
            <text:p>0.010401011753203</text:p>
          </table:table-cell>
          <table:table-cell office:value-type="float" office:value="3.6591432880334" calcext:value-type="float">
            <text:p>3.6591432880334</text:p>
          </table:table-cell>
          <table:table-cell office:value-type="float" office:value="0.987204430962137" calcext:value-type="float">
            <text:p>0.987204430962137</text:p>
          </table:table-cell>
          <table:table-cell office:value-type="float" office:value="0.991964458461339" calcext:value-type="float">
            <text:p>0.991964458461339</text:p>
          </table:table-cell>
          <table:table-cell office:value-type="float" office:value="0.82679996809959" calcext:value-type="float">
            <text:p>0.82679996809959</text:p>
          </table:table-cell>
          <table:table-cell office:value-type="float" office:value="0.635175780674908" calcext:value-type="float">
            <text:p>0.635175780674908</text:p>
          </table:table-cell>
          <table:table-cell office:value-type="float" office:value="0.951835030536059" calcext:value-type="float">
            <text:p>0.951835030536059</text:p>
          </table:table-cell>
          <table:table-cell office:value-type="float" office:value="0.985875247225195" calcext:value-type="float">
            <text:p>0.9858752472251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4.6400063800819" calcext:value-type="float">
            <text:p>-84.6400063800819</text:p>
          </table:table-cell>
          <table:table-cell office:value-type="float" office:value="-122.964843865018" calcext:value-type="float">
            <text:p>-122.964843865018</text:p>
          </table:table-cell>
          <table:table-cell office:value-type="float" office:value="-59.6329938927882" calcext:value-type="float">
            <text:p>-59.63299389278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6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2132272456762" calcext:value-type="float">
            <text:p>72.2132272456762</text:p>
          </table:table-cell>
          <table:table-cell office:value-type="float" office:value="981.981568573462" calcext:value-type="float">
            <text:p>981.981568573462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141853" calcext:value-type="float">
            <text:p>6141853</text:p>
          </table:table-cell>
          <table:table-cell office:value-type="float" office:value="1656733" calcext:value-type="float">
            <text:p>1656733</text:p>
          </table:table-cell>
          <table:table-cell office:value-type="float" office:value="1663951" calcext:value-type="float">
            <text:p>1663951</text:p>
          </table:table-cell>
          <table:table-cell office:value-type="float" office:value="1388818" calcext:value-type="float">
            <text:p>1388818</text:p>
          </table:table-cell>
          <table:table-cell office:value-type="float" office:value="1068176" calcext:value-type="float">
            <text:p>1068176</text:p>
          </table:table-cell>
          <table:table-cell office:value-type="float" office:value="1616431" calcext:value-type="float">
            <text:p>1616431</text:p>
          </table:table-cell>
          <table:table-cell office:value-type="float" office:value="1655452" calcext:value-type="float">
            <text:p>1655452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66083009968163" calcext:value-type="float">
            <text:p>3.66083009968163</text:p>
          </table:table-cell>
          <table:table-cell office:value-type="float" office:value="0.987489937244646" calcext:value-type="float">
            <text:p>0.987489937244646</text:p>
          </table:table-cell>
          <table:table-cell office:value-type="float" office:value="0.991792201017404" calcext:value-type="float">
            <text:p>0.991792201017404</text:p>
          </table:table-cell>
          <table:table-cell office:value-type="float" office:value="0.82780013415815" calcext:value-type="float">
            <text:p>0.82780013415815</text:p>
          </table:table-cell>
          <table:table-cell office:value-type="float" office:value="0.636682586274455" calcext:value-type="float">
            <text:p>0.636682586274455</text:p>
          </table:table-cell>
          <table:table-cell office:value-type="float" office:value="0.963468070443639" calcext:value-type="float">
            <text:p>0.963468070443639</text:p>
          </table:table-cell>
          <table:table-cell office:value-type="float" office:value="0.986726401654053" calcext:value-type="float">
            <text:p>0.986726401654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4.4399731683699" calcext:value-type="float">
            <text:p>-84.4399731683699</text:p>
          </table:table-cell>
          <table:table-cell office:value-type="float" office:value="-122.663482745109" calcext:value-type="float">
            <text:p>-122.663482745109</text:p>
          </table:table-cell>
          <table:table-cell office:value-type="float" office:value="-57.3063859112723" calcext:value-type="float">
            <text:p>-57.30638591127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7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2243355424551" calcext:value-type="float">
            <text:p>72.2243355424551</text:p>
          </table:table-cell>
          <table:table-cell office:value-type="float" office:value="981.962535660982" calcext:value-type="float">
            <text:p>981.962535660982</text:p>
          </table:table-cell>
          <table:table-cell office:value-type="float" office:value="-1" calcext:value-type="float">
            <text:p>-1</text:p>
          </table:table-cell>
          <table:table-cell office:value-type="float" office:value="17418" calcext:value-type="float">
            <text:p>17418</text:p>
          </table:table-cell>
          <table:table-cell office:value-type="float" office:value="6142092" calcext:value-type="float">
            <text:p>6142092</text:p>
          </table:table-cell>
          <table:table-cell office:value-type="float" office:value="1656349" calcext:value-type="float">
            <text:p>1656349</text:p>
          </table:table-cell>
          <table:table-cell office:value-type="float" office:value="1667011" calcext:value-type="float">
            <text:p>1667011</text:p>
          </table:table-cell>
          <table:table-cell office:value-type="float" office:value="1396244" calcext:value-type="float">
            <text:p>1396244</text:p>
          </table:table-cell>
          <table:table-cell office:value-type="float" office:value="1070919" calcext:value-type="float">
            <text:p>1070919</text:p>
          </table:table-cell>
          <table:table-cell office:value-type="float" office:value="1404929" calcext:value-type="float">
            <text:p>1404929</text:p>
          </table:table-cell>
          <table:table-cell office:value-type="float" office:value="1657248" calcext:value-type="float">
            <text:p>1657248</text:p>
          </table:table-cell>
          <table:table-cell office:value-type="float" office:value="0.010381938264601" calcext:value-type="float">
            <text:p>0.010381938264601</text:p>
          </table:table-cell>
          <table:table-cell office:value-type="float" office:value="3.66097255479962" calcext:value-type="float">
            <text:p>3.66097255479962</text:p>
          </table:table-cell>
          <table:table-cell office:value-type="float" office:value="0.987261055381424" calcext:value-type="float">
            <text:p>0.987261055381424</text:p>
          </table:table-cell>
          <table:table-cell office:value-type="float" office:value="0.993616103364957" calcext:value-type="float">
            <text:p>0.993616103364957</text:p>
          </table:table-cell>
          <table:table-cell office:value-type="float" office:value="0.83222637560682" calcext:value-type="float">
            <text:p>0.83222637560682</text:p>
          </table:table-cell>
          <table:table-cell office:value-type="float" office:value="0.638317541875546" calcext:value-type="float">
            <text:p>0.638317541875546</text:p>
          </table:table-cell>
          <table:table-cell office:value-type="float" office:value="0.837403039622669" calcext:value-type="float">
            <text:p>0.837403039622669</text:p>
          </table:table-cell>
          <table:table-cell office:value-type="float" office:value="0.987796901201832" calcext:value-type="float">
            <text:p>0.987796901201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3.554724878636" calcext:value-type="float">
            <text:p>-83.554724878636</text:p>
          </table:table-cell>
          <table:table-cell office:value-type="float" office:value="-122.336491624891" calcext:value-type="float">
            <text:p>-122.336491624891</text:p>
          </table:table-cell>
          <table:table-cell office:value-type="float" office:value="-82.5193920754662" calcext:value-type="float">
            <text:p>-82.51939207546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7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2243355424551" calcext:value-type="float">
            <text:p>72.2243355424551</text:p>
          </table:table-cell>
          <table:table-cell office:value-type="float" office:value="981.962535660982" calcext:value-type="float">
            <text:p>981.962535660982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142381" calcext:value-type="float">
            <text:p>6142381</text:p>
          </table:table-cell>
          <table:table-cell office:value-type="float" office:value="1656542" calcext:value-type="float">
            <text:p>1656542</text:p>
          </table:table-cell>
          <table:table-cell office:value-type="float" office:value="1667480" calcext:value-type="float">
            <text:p>1667480</text:p>
          </table:table-cell>
          <table:table-cell office:value-type="float" office:value="1400266" calcext:value-type="float">
            <text:p>1400266</text:p>
          </table:table-cell>
          <table:table-cell office:value-type="float" office:value="1072260" calcext:value-type="float">
            <text:p>1072260</text:p>
          </table:table-cell>
          <table:table-cell office:value-type="float" office:value="1496936" calcext:value-type="float">
            <text:p>1496936</text:p>
          </table:table-cell>
          <table:table-cell office:value-type="float" office:value="1656294" calcext:value-type="float">
            <text:p>1656294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66114481224356" calcext:value-type="float">
            <text:p>3.66114481224356</text:p>
          </table:table-cell>
          <table:table-cell office:value-type="float" office:value="0.987376092359554" calcext:value-type="float">
            <text:p>0.987376092359554</text:p>
          </table:table-cell>
          <table:table-cell office:value-type="float" office:value="0.993895649182278" calcext:value-type="float">
            <text:p>0.993895649182278</text:p>
          </table:table-cell>
          <table:table-cell office:value-type="float" office:value="0.834623674705467" calcext:value-type="float">
            <text:p>0.834623674705467</text:p>
          </table:table-cell>
          <table:table-cell office:value-type="float" office:value="0.639116840257268" calcext:value-type="float">
            <text:p>0.639116840257268</text:p>
          </table:table-cell>
          <table:table-cell office:value-type="float" office:value="0.892243491678654" calcext:value-type="float">
            <text:p>0.892243491678654</text:p>
          </table:table-cell>
          <table:table-cell office:value-type="float" office:value="0.987228272822889" calcext:value-type="float">
            <text:p>0.9872282728228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3.0752650589067" calcext:value-type="float">
            <text:p>-83.0752650589067</text:p>
          </table:table-cell>
          <table:table-cell office:value-type="float" office:value="-122.176631948546" calcext:value-type="float">
            <text:p>-122.176631948546</text:p>
          </table:table-cell>
          <table:table-cell office:value-type="float" office:value="-71.5513016642692" calcext:value-type="float">
            <text:p>-71.55130166426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8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2193550530922" calcext:value-type="float">
            <text:p>72.2193550530922</text:p>
          </table:table-cell>
          <table:table-cell office:value-type="float" office:value="982.053673973462" calcext:value-type="float">
            <text:p>982.053673973462</text:p>
          </table:table-cell>
          <table:table-cell office:value-type="float" office:value="-1" calcext:value-type="float">
            <text:p>-1</text:p>
          </table:table-cell>
          <table:table-cell office:value-type="float" office:value="17424" calcext:value-type="float">
            <text:p>17424</text:p>
          </table:table-cell>
          <table:table-cell office:value-type="float" office:value="6129173" calcext:value-type="float">
            <text:p>6129173</text:p>
          </table:table-cell>
          <table:table-cell office:value-type="float" office:value="1659871" calcext:value-type="float">
            <text:p>1659871</text:p>
          </table:table-cell>
          <table:table-cell office:value-type="float" office:value="1666380" calcext:value-type="float">
            <text:p>1666380</text:p>
          </table:table-cell>
          <table:table-cell office:value-type="float" office:value="1400902" calcext:value-type="float">
            <text:p>1400902</text:p>
          </table:table-cell>
          <table:table-cell office:value-type="float" office:value="1073518" calcext:value-type="float">
            <text:p>1073518</text:p>
          </table:table-cell>
          <table:table-cell office:value-type="float" office:value="1620211" calcext:value-type="float">
            <text:p>1620211</text:p>
          </table:table-cell>
          <table:table-cell office:value-type="float" office:value="1655177" calcext:value-type="float">
            <text:p>1655177</text:p>
          </table:table-cell>
          <table:table-cell office:value-type="float" office:value="0.0103855145437139" calcext:value-type="float">
            <text:p>0.010385514543714</text:p>
          </table:table-cell>
          <table:table-cell office:value-type="float" office:value="3.65327222982314" calcext:value-type="float">
            <text:p>3.65327222982314</text:p>
          </table:table-cell>
          <table:table-cell office:value-type="float" office:value="0.989360331220666" calcext:value-type="float">
            <text:p>0.989360331220666</text:p>
          </table:table-cell>
          <table:table-cell office:value-type="float" office:value="0.993239998011589" calcext:value-type="float">
            <text:p>0.993239998011589</text:p>
          </table:table-cell>
          <table:table-cell office:value-type="float" office:value="0.835002760291429" calcext:value-type="float">
            <text:p>0.835002760291429</text:p>
          </table:table-cell>
          <table:table-cell office:value-type="float" office:value="0.639866666777929" calcext:value-type="float">
            <text:p>0.639866666777929</text:p>
          </table:table-cell>
          <table:table-cell office:value-type="float" office:value="0.965721126284734" calcext:value-type="float">
            <text:p>0.965721126284734</text:p>
          </table:table-cell>
          <table:table-cell office:value-type="float" office:value="0.986562488861381" calcext:value-type="float">
            <text:p>0.9865624888613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2.9994479417143" calcext:value-type="float">
            <text:p>-82.9994479417143</text:p>
          </table:table-cell>
          <table:table-cell office:value-type="float" office:value="-122.026666644414" calcext:value-type="float">
            <text:p>-122.026666644414</text:p>
          </table:table-cell>
          <table:table-cell office:value-type="float" office:value="-56.8557747430533" calcext:value-type="float">
            <text:p>-56.85577474305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8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2082466888449" calcext:value-type="float">
            <text:p>72.2082466888449</text:p>
          </table:table-cell>
          <table:table-cell office:value-type="float" office:value="981.907450393773" calcext:value-type="float">
            <text:p>981.907450393773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117048" calcext:value-type="float">
            <text:p>6117048</text:p>
          </table:table-cell>
          <table:table-cell office:value-type="float" office:value="1656045" calcext:value-type="float">
            <text:p>1656045</text:p>
          </table:table-cell>
          <table:table-cell office:value-type="float" office:value="1667329" calcext:value-type="float">
            <text:p>1667329</text:p>
          </table:table-cell>
          <table:table-cell office:value-type="float" office:value="1407217" calcext:value-type="float">
            <text:p>1407217</text:p>
          </table:table-cell>
          <table:table-cell office:value-type="float" office:value="1076150" calcext:value-type="float">
            <text:p>1076150</text:p>
          </table:table-cell>
          <table:table-cell office:value-type="float" office:value="1433640" calcext:value-type="float">
            <text:p>1433640</text:p>
          </table:table-cell>
          <table:table-cell office:value-type="float" office:value="1659327" calcext:value-type="float">
            <text:p>1659327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64604516578259" calcext:value-type="float">
            <text:p>3.64604516578259</text:p>
          </table:table-cell>
          <table:table-cell office:value-type="float" office:value="0.987079857239706" calcext:value-type="float">
            <text:p>0.987079857239706</text:p>
          </table:table-cell>
          <table:table-cell office:value-type="float" office:value="0.993805646157938" calcext:value-type="float">
            <text:p>0.993805646157938</text:p>
          </table:table-cell>
          <table:table-cell office:value-type="float" office:value="0.838766794057702" calcext:value-type="float">
            <text:p>0.838766794057702</text:p>
          </table:table-cell>
          <table:table-cell office:value-type="float" office:value="0.641435461215432" calcext:value-type="float">
            <text:p>0.641435461215432</text:p>
          </table:table-cell>
          <table:table-cell office:value-type="float" office:value="0.854516131224171" calcext:value-type="float">
            <text:p>0.854516131224171</text:p>
          </table:table-cell>
          <table:table-cell office:value-type="float" office:value="0.989036081914435" calcext:value-type="float">
            <text:p>0.9890360819144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2.2466411884595" calcext:value-type="float">
            <text:p>-82.2466411884595</text:p>
          </table:table-cell>
          <table:table-cell office:value-type="float" office:value="-121.712907756914" calcext:value-type="float">
            <text:p>-121.712907756914</text:p>
          </table:table-cell>
          <table:table-cell office:value-type="float" office:value="-79.0967737551658" calcext:value-type="float">
            <text:p>-79.09677375516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9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1699418725649" calcext:value-type="float">
            <text:p>72.1699418725649</text:p>
          </table:table-cell>
          <table:table-cell office:value-type="float" office:value="981.94551664734" calcext:value-type="float">
            <text:p>981.94551664734</text:p>
          </table:table-cell>
          <table:table-cell office:value-type="float" office:value="-1" calcext:value-type="float">
            <text:p>-1</text:p>
          </table:table-cell>
          <table:table-cell office:value-type="float" office:value="129075" calcext:value-type="float">
            <text:p>129075</text:p>
          </table:table-cell>
          <table:table-cell office:value-type="float" office:value="6135799" calcext:value-type="float">
            <text:p>6135799</text:p>
          </table:table-cell>
          <table:table-cell office:value-type="float" office:value="1657443" calcext:value-type="float">
            <text:p>1657443</text:p>
          </table:table-cell>
          <table:table-cell office:value-type="float" office:value="1667453" calcext:value-type="float">
            <text:p>1667453</text:p>
          </table:table-cell>
          <table:table-cell office:value-type="float" office:value="1411313" calcext:value-type="float">
            <text:p>1411313</text:p>
          </table:table-cell>
          <table:table-cell office:value-type="float" office:value="1076729" calcext:value-type="float">
            <text:p>1076729</text:p>
          </table:table-cell>
          <table:table-cell office:value-type="float" office:value="1546419" calcext:value-type="float">
            <text:p>1546419</text:p>
          </table:table-cell>
          <table:table-cell office:value-type="float" office:value="1654197" calcext:value-type="float">
            <text:p>1654197</text:p>
          </table:table-cell>
          <table:table-cell office:value-type="float" office:value="0.0769347044151669" calcext:value-type="float">
            <text:p>0.076934704415167</text:p>
          </table:table-cell>
          <table:table-cell office:value-type="float" office:value="3.65722163405676" calcext:value-type="float">
            <text:p>3.65722163405676</text:p>
          </table:table-cell>
          <table:table-cell office:value-type="float" office:value="0.987913130273" calcext:value-type="float">
            <text:p>0.987913130273</text:p>
          </table:table-cell>
          <table:table-cell office:value-type="float" office:value="0.99387955592627" calcext:value-type="float">
            <text:p>0.99387955592627</text:p>
          </table:table-cell>
          <table:table-cell office:value-type="float" office:value="0.841208200598741" calcext:value-type="float">
            <text:p>0.841208200598741</text:p>
          </table:table-cell>
          <table:table-cell office:value-type="float" office:value="0.641780572149822" calcext:value-type="float">
            <text:p>0.641780572149822</text:p>
          </table:table-cell>
          <table:table-cell office:value-type="float" office:value="0.92173766156884" calcext:value-type="float">
            <text:p>0.92173766156884</text:p>
          </table:table-cell>
          <table:table-cell office:value-type="float" office:value="0.985978363272949" calcext:value-type="float">
            <text:p>0.9859783632729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1.7583598802519" calcext:value-type="float">
            <text:p>-81.7583598802519</text:p>
          </table:table-cell>
          <table:table-cell office:value-type="float" office:value="-121.643885570036" calcext:value-type="float">
            <text:p>-121.643885570036</text:p>
          </table:table-cell>
          <table:table-cell office:value-type="float" office:value="-65.6524676862321" calcext:value-type="float">
            <text:p>-65.65246768623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9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1653427015506" calcext:value-type="float">
            <text:p>72.1653427015506</text:p>
          </table:table-cell>
          <table:table-cell office:value-type="float" office:value="981.934993016464" calcext:value-type="float">
            <text:p>981.934993016464</text:p>
          </table:table-cell>
          <table:table-cell office:value-type="float" office:value="-1" calcext:value-type="float">
            <text:p>-1</text:p>
          </table:table-cell>
          <table:table-cell office:value-type="float" office:value="17412" calcext:value-type="float">
            <text:p>17412</text:p>
          </table:table-cell>
          <table:table-cell office:value-type="float" office:value="6134132" calcext:value-type="float">
            <text:p>6134132</text:p>
          </table:table-cell>
          <table:table-cell office:value-type="float" office:value="1658369" calcext:value-type="float">
            <text:p>1658369</text:p>
          </table:table-cell>
          <table:table-cell office:value-type="float" office:value="1666451" calcext:value-type="float">
            <text:p>1666451</text:p>
          </table:table-cell>
          <table:table-cell office:value-type="float" office:value="1411098" calcext:value-type="float">
            <text:p>1411098</text:p>
          </table:table-cell>
          <table:table-cell office:value-type="float" office:value="1079659" calcext:value-type="float">
            <text:p>1079659</text:p>
          </table:table-cell>
          <table:table-cell office:value-type="float" office:value="1622288" calcext:value-type="float">
            <text:p>1622288</text:p>
          </table:table-cell>
          <table:table-cell office:value-type="float" office:value="1656650" calcext:value-type="float">
            <text:p>1656650</text:p>
          </table:table-cell>
          <table:table-cell office:value-type="float" office:value="0.0103783619854882" calcext:value-type="float">
            <text:p>0.010378361985488</text:p>
          </table:table-cell>
          <table:table-cell office:value-type="float" office:value="3.65622802450991" calcext:value-type="float">
            <text:p>3.65622802450991</text:p>
          </table:table-cell>
          <table:table-cell office:value-type="float" office:value="0.988465069349416" calcext:value-type="float">
            <text:p>0.988465069349416</text:p>
          </table:table-cell>
          <table:table-cell office:value-type="float" office:value="0.993282317314424" calcext:value-type="float">
            <text:p>0.993282317314424</text:p>
          </table:table-cell>
          <table:table-cell office:value-type="float" office:value="0.841080050597197" calcext:value-type="float">
            <text:p>0.841080050597197</text:p>
          </table:table-cell>
          <table:table-cell office:value-type="float" office:value="0.64352698844993" calcext:value-type="float">
            <text:p>0.64352698844993</text:p>
          </table:table-cell>
          <table:table-cell office:value-type="float" office:value="0.966959114904298" calcext:value-type="float">
            <text:p>0.966959114904298</text:p>
          </table:table-cell>
          <table:table-cell office:value-type="float" office:value="0.987440465383585" calcext:value-type="float">
            <text:p>0.9874404653835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1.7839898805606" calcext:value-type="float">
            <text:p>-81.7839898805606</text:p>
          </table:table-cell>
          <table:table-cell office:value-type="float" office:value="-121.294602310014" calcext:value-type="float">
            <text:p>-121.294602310014</text:p>
          </table:table-cell>
          <table:table-cell office:value-type="float" office:value="-56.6081770191404" calcext:value-type="float">
            <text:p>-56.60817701914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09</text:p>
          </table:table-cell>
          <table:table-cell office:value-type="float" office:value="26.176199244801" calcext:value-type="float">
            <text:p>26.176199244801</text:p>
          </table:table-cell>
          <table:table-cell office:value-type="float" office:value="72.1860305471548" calcext:value-type="float">
            <text:p>72.1860305471548</text:p>
          </table:table-cell>
          <table:table-cell office:value-type="float" office:value="981.973058855712" calcext:value-type="float">
            <text:p>981.973058855712</text:p>
          </table:table-cell>
          <table:table-cell office:value-type="float" office:value="-1" calcext:value-type="float">
            <text:p>-1</text:p>
          </table:table-cell>
          <table:table-cell office:value-type="float" office:value="17443" calcext:value-type="float">
            <text:p>17443</text:p>
          </table:table-cell>
          <table:table-cell office:value-type="float" office:value="6137315" calcext:value-type="float">
            <text:p>6137315</text:p>
          </table:table-cell>
          <table:table-cell office:value-type="float" office:value="1656398" calcext:value-type="float">
            <text:p>1656398</text:p>
          </table:table-cell>
          <table:table-cell office:value-type="float" office:value="1667862" calcext:value-type="float">
            <text:p>1667862</text:p>
          </table:table-cell>
          <table:table-cell office:value-type="float" office:value="1416986" calcext:value-type="float">
            <text:p>1416986</text:p>
          </table:table-cell>
          <table:table-cell office:value-type="float" office:value="1082400" calcext:value-type="float">
            <text:p>1082400</text:p>
          </table:table-cell>
          <table:table-cell office:value-type="float" office:value="1410272" calcext:value-type="float">
            <text:p>1410272</text:p>
          </table:table-cell>
          <table:table-cell office:value-type="float" office:value="1656045" calcext:value-type="float">
            <text:p>1656045</text:p>
          </table:table-cell>
          <table:table-cell office:value-type="float" office:value="0.0103968394275712" calcext:value-type="float">
            <text:p>0.010396839427571</text:p>
          </table:table-cell>
          <table:table-cell office:value-type="float" office:value="3.65812524057928" calcext:value-type="float">
            <text:p>3.65812524057928</text:p>
          </table:table-cell>
          <table:table-cell office:value-type="float" office:value="0.987290261660845" calcext:value-type="float">
            <text:p>0.987290261660845</text:p>
          </table:table-cell>
          <table:table-cell office:value-type="float" office:value="0.994123338952462" calcext:value-type="float">
            <text:p>0.994123338952462</text:p>
          </table:table-cell>
          <table:table-cell office:value-type="float" office:value="0.844589572499939" calcext:value-type="float">
            <text:p>0.844589572499939</text:p>
          </table:table-cell>
          <table:table-cell office:value-type="float" office:value="0.645160751957983" calcext:value-type="float">
            <text:p>0.645160751957983</text:p>
          </table:table-cell>
          <table:table-cell office:value-type="float" office:value="0.840587716172661" calcext:value-type="float">
            <text:p>0.840587716172661</text:p>
          </table:table-cell>
          <table:table-cell office:value-type="float" office:value="0.987079857239706" calcext:value-type="float">
            <text:p>0.987079857239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1.0820855000121" calcext:value-type="float">
            <text:p>-81.0820855000121</text:p>
          </table:table-cell>
          <table:table-cell office:value-type="float" office:value="-120.967849608403" calcext:value-type="float">
            <text:p>-120.967849608403</text:p>
          </table:table-cell>
          <table:table-cell office:value-type="float" office:value="-81.8824567654677" calcext:value-type="float">
            <text:p>-81.88245676546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0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1657245560285" calcext:value-type="float">
            <text:p>72.1657245560285</text:p>
          </table:table-cell>
          <table:table-cell office:value-type="float" office:value="982.053673973462" calcext:value-type="float">
            <text:p>982.053673973462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139606" calcext:value-type="float">
            <text:p>6139606</text:p>
          </table:table-cell>
          <table:table-cell office:value-type="float" office:value="1656149" calcext:value-type="float">
            <text:p>1656149</text:p>
          </table:table-cell>
          <table:table-cell office:value-type="float" office:value="1667351" calcext:value-type="float">
            <text:p>1667351</text:p>
          </table:table-cell>
          <table:table-cell office:value-type="float" office:value="1420755" calcext:value-type="float">
            <text:p>1420755</text:p>
          </table:table-cell>
          <table:table-cell office:value-type="float" office:value="1082957" calcext:value-type="float">
            <text:p>1082957</text:p>
          </table:table-cell>
          <table:table-cell office:value-type="float" office:value="1526866" calcext:value-type="float">
            <text:p>1526866</text:p>
          </table:table-cell>
          <table:table-cell office:value-type="float" office:value="1656190" calcext:value-type="float">
            <text:p>1656190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65949078315387" calcext:value-type="float">
            <text:p>3.65949078315387</text:p>
          </table:table-cell>
          <table:table-cell office:value-type="float" office:value="0.987141846077662" calcext:value-type="float">
            <text:p>0.987141846077662</text:p>
          </table:table-cell>
          <table:table-cell office:value-type="float" office:value="0.993818759181352" calcext:value-type="float">
            <text:p>0.993818759181352</text:p>
          </table:table-cell>
          <table:table-cell office:value-type="float" office:value="0.846836071829327" calcext:value-type="float">
            <text:p>0.846836071829327</text:p>
          </table:table-cell>
          <table:table-cell office:value-type="float" office:value="0.645492749868959" calcext:value-type="float">
            <text:p>0.645492749868959</text:p>
          </table:table-cell>
          <table:table-cell office:value-type="float" office:value="0.910083163986583" calcext:value-type="float">
            <text:p>0.910083163986583</text:p>
          </table:table-cell>
          <table:table-cell office:value-type="float" office:value="0.987166283984933" calcext:value-type="float">
            <text:p>0.9871662839849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0.6327856341345" calcext:value-type="float">
            <text:p>-80.6327856341345</text:p>
          </table:table-cell>
          <table:table-cell office:value-type="float" office:value="-120.901450026208" calcext:value-type="float">
            <text:p>-120.901450026208</text:p>
          </table:table-cell>
          <table:table-cell office:value-type="float" office:value="-67.9833672026834" calcext:value-type="float">
            <text:p>-67.98336720268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0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1546166188936" calcext:value-type="float">
            <text:p>72.1546166188936</text:p>
          </table:table-cell>
          <table:table-cell office:value-type="float" office:value="981.879907792911" calcext:value-type="float">
            <text:p>981.879907792911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140458" calcext:value-type="float">
            <text:p>6140458</text:p>
          </table:table-cell>
          <table:table-cell office:value-type="float" office:value="1658496" calcext:value-type="float">
            <text:p>1658496</text:p>
          </table:table-cell>
          <table:table-cell office:value-type="float" office:value="1667512" calcext:value-type="float">
            <text:p>1667512</text:p>
          </table:table-cell>
          <table:table-cell office:value-type="float" office:value="1421991" calcext:value-type="float">
            <text:p>1421991</text:p>
          </table:table-cell>
          <table:table-cell office:value-type="float" office:value="1084207" calcext:value-type="float">
            <text:p>1084207</text:p>
          </table:table-cell>
          <table:table-cell office:value-type="float" office:value="1583176" calcext:value-type="float">
            <text:p>1583176</text:p>
          </table:table-cell>
          <table:table-cell office:value-type="float" office:value="1654607" calcext:value-type="float">
            <text:p>1654607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65999861478789" calcext:value-type="float">
            <text:p>3.65999861478789</text:p>
          </table:table-cell>
          <table:table-cell office:value-type="float" office:value="0.988540767257305" calcext:value-type="float">
            <text:p>0.988540767257305</text:p>
          </table:table-cell>
          <table:table-cell office:value-type="float" office:value="0.993914722670879" calcext:value-type="float">
            <text:p>0.993914722670879</text:p>
          </table:table-cell>
          <table:table-cell office:value-type="float" office:value="0.847572785326574" calcext:value-type="float">
            <text:p>0.847572785326574</text:p>
          </table:table-cell>
          <table:table-cell office:value-type="float" office:value="0.646237808017469" calcext:value-type="float">
            <text:p>0.646237808017469</text:p>
          </table:table-cell>
          <table:table-cell office:value-type="float" office:value="0.943646543460672" calcext:value-type="float">
            <text:p>0.943646543460672</text:p>
          </table:table-cell>
          <table:table-cell office:value-type="float" office:value="0.98622274234566" calcext:value-type="float">
            <text:p>0.986222742345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0.4854429346851" calcext:value-type="float">
            <text:p>-80.4854429346851</text:p>
          </table:table-cell>
          <table:table-cell office:value-type="float" office:value="-120.752438396506" calcext:value-type="float">
            <text:p>-120.752438396506</text:p>
          </table:table-cell>
          <table:table-cell office:value-type="float" office:value="-61.2706913078655" calcext:value-type="float">
            <text:p>-61.27069130786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1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09524146496" calcext:value-type="float">
            <text:p>72.09524146496</text:p>
          </table:table-cell>
          <table:table-cell office:value-type="float" office:value="981.981568573462" calcext:value-type="float">
            <text:p>981.981568573462</text:p>
          </table:table-cell>
          <table:table-cell office:value-type="float" office:value="-1" calcext:value-type="float">
            <text:p>-1</text:p>
          </table:table-cell>
          <table:table-cell office:value-type="float" office:value="94476" calcext:value-type="float">
            <text:p>94476</text:p>
          </table:table-cell>
          <table:table-cell office:value-type="float" office:value="6141200" calcext:value-type="float">
            <text:p>6141200</text:p>
          </table:table-cell>
          <table:table-cell office:value-type="float" office:value="1657787" calcext:value-type="float">
            <text:p>1657787</text:p>
          </table:table-cell>
          <table:table-cell office:value-type="float" office:value="1666695" calcext:value-type="float">
            <text:p>1666695</text:p>
          </table:table-cell>
          <table:table-cell office:value-type="float" office:value="1422949" calcext:value-type="float">
            <text:p>1422949</text:p>
          </table:table-cell>
          <table:table-cell office:value-type="float" office:value="1087329" calcext:value-type="float">
            <text:p>1087329</text:p>
          </table:table-cell>
          <table:table-cell office:value-type="float" office:value="1409633" calcext:value-type="float">
            <text:p>1409633</text:p>
          </table:table-cell>
          <table:table-cell office:value-type="float" office:value="1657237" calcext:value-type="float">
            <text:p>1657237</text:p>
          </table:table-cell>
          <table:table-cell office:value-type="float" office:value="0.0563120909109224" calcext:value-type="float">
            <text:p>0.056312090910922</text:p>
          </table:table-cell>
          <table:table-cell office:value-type="float" office:value="3.66044088130485" calcext:value-type="float">
            <text:p>3.66044088130485</text:p>
          </table:table-cell>
          <table:table-cell office:value-type="float" office:value="0.98811817027547" calcext:value-type="float">
            <text:p>0.98811817027547</text:p>
          </table:table-cell>
          <table:table-cell office:value-type="float" office:value="0.993427752665013" calcext:value-type="float">
            <text:p>0.993427752665013</text:p>
          </table:table-cell>
          <table:table-cell office:value-type="float" office:value="0.848143797891593" calcext:value-type="float">
            <text:p>0.848143797891593</text:p>
          </table:table-cell>
          <table:table-cell office:value-type="float" office:value="0.648098665249189" calcext:value-type="float">
            <text:p>0.648098665249189</text:p>
          </table:table-cell>
          <table:table-cell office:value-type="float" office:value="0.840206842447143" calcext:value-type="float">
            <text:p>0.840206842447143</text:p>
          </table:table-cell>
          <table:table-cell office:value-type="float" office:value="0.987790344690126" calcext:value-type="float">
            <text:p>0.987790344690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0.3712404216815" calcext:value-type="float">
            <text:p>-80.3712404216815</text:p>
          </table:table-cell>
          <table:table-cell office:value-type="float" office:value="-120.380266950162" calcext:value-type="float">
            <text:p>-120.380266950162</text:p>
          </table:table-cell>
          <table:table-cell office:value-type="float" office:value="-81.9586315105714" calcext:value-type="float">
            <text:p>-81.95863151057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1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1220567799066" calcext:value-type="float">
            <text:p>72.1220567799066</text:p>
          </table:table-cell>
          <table:table-cell office:value-type="float" office:value="981.926483720572" calcext:value-type="float">
            <text:p>981.926483720572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129112" calcext:value-type="float">
            <text:p>6129112</text:p>
          </table:table-cell>
          <table:table-cell office:value-type="float" office:value="1659531" calcext:value-type="float">
            <text:p>1659531</text:p>
          </table:table-cell>
          <table:table-cell office:value-type="float" office:value="1669209" calcext:value-type="float">
            <text:p>1669209</text:p>
          </table:table-cell>
          <table:table-cell office:value-type="float" office:value="1430046" calcext:value-type="float">
            <text:p>1430046</text:p>
          </table:table-cell>
          <table:table-cell office:value-type="float" office:value="1088214" calcext:value-type="float">
            <text:p>1088214</text:p>
          </table:table-cell>
          <table:table-cell office:value-type="float" office:value="1541766" calcext:value-type="float">
            <text:p>1541766</text:p>
          </table:table-cell>
          <table:table-cell office:value-type="float" office:value="1655981" calcext:value-type="float">
            <text:p>1655981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65323587098549" calcext:value-type="float">
            <text:p>3.65323587098549</text:p>
          </table:table-cell>
          <table:table-cell office:value-type="float" office:value="0.989157675404272" calcext:value-type="float">
            <text:p>0.989157675404272</text:p>
          </table:table-cell>
          <table:table-cell office:value-type="float" office:value="0.994926213613297" calcext:value-type="float">
            <text:p>0.994926213613297</text:p>
          </table:table-cell>
          <table:table-cell office:value-type="float" office:value="0.852373940035574" calcext:value-type="float">
            <text:p>0.852373940035574</text:p>
          </table:table-cell>
          <table:table-cell office:value-type="float" office:value="0.648626166418334" calcext:value-type="float">
            <text:p>0.648626166418334</text:p>
          </table:table-cell>
          <table:table-cell office:value-type="float" office:value="0.918964257116825" calcext:value-type="float">
            <text:p>0.918964257116825</text:p>
          </table:table-cell>
          <table:table-cell office:value-type="float" office:value="0.987041710262502" calcext:value-type="float">
            <text:p>0.9870417102625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9.5252119928851" calcext:value-type="float">
            <text:p>-79.5252119928851</text:p>
          </table:table-cell>
          <table:table-cell office:value-type="float" office:value="-120.274766716333" calcext:value-type="float">
            <text:p>-120.274766716333</text:p>
          </table:table-cell>
          <table:table-cell office:value-type="float" office:value="-66.207148576635" calcext:value-type="float">
            <text:p>-66.2071485766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2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0845152788993" calcext:value-type="float">
            <text:p>72.0845152788993</text:p>
          </table:table-cell>
          <table:table-cell office:value-type="float" office:value="981.926483720572" calcext:value-type="float">
            <text:p>981.926483720572</text:p>
          </table:table-cell>
          <table:table-cell office:value-type="float" office:value="-1" calcext:value-type="float">
            <text:p>-1</text:p>
          </table:table-cell>
          <table:table-cell office:value-type="float" office:value="150222" calcext:value-type="float">
            <text:p>150222</text:p>
          </table:table-cell>
          <table:table-cell office:value-type="float" office:value="6139510" calcext:value-type="float">
            <text:p>6139510</text:p>
          </table:table-cell>
          <table:table-cell office:value-type="float" office:value="1658709" calcext:value-type="float">
            <text:p>1658709</text:p>
          </table:table-cell>
          <table:table-cell office:value-type="float" office:value="1667452" calcext:value-type="float">
            <text:p>1667452</text:p>
          </table:table-cell>
          <table:table-cell office:value-type="float" office:value="1430137" calcext:value-type="float">
            <text:p>1430137</text:p>
          </table:table-cell>
          <table:table-cell office:value-type="float" office:value="1090106" calcext:value-type="float">
            <text:p>1090106</text:p>
          </table:table-cell>
          <table:table-cell office:value-type="float" office:value="1599238" calcext:value-type="float">
            <text:p>1599238</text:p>
          </table:table-cell>
          <table:table-cell office:value-type="float" office:value="1655070" calcext:value-type="float">
            <text:p>1655070</text:p>
          </table:table-cell>
          <table:table-cell office:value-type="float" office:value="0.0895393001484037" calcext:value-type="float">
            <text:p>0.089539300148404</text:p>
          </table:table-cell>
          <table:table-cell office:value-type="float" office:value="3.65943356268806" calcext:value-type="float">
            <text:p>3.65943356268806</text:p>
          </table:table-cell>
          <table:table-cell office:value-type="float" office:value="0.988667725165811" calcext:value-type="float">
            <text:p>0.988667725165811</text:p>
          </table:table-cell>
          <table:table-cell office:value-type="float" office:value="0.993878959879751" calcext:value-type="float">
            <text:p>0.993878959879751</text:p>
          </table:table-cell>
          <table:table-cell office:value-type="float" office:value="0.852428180268786" calcext:value-type="float">
            <text:p>0.852428180268786</text:p>
          </table:table-cell>
          <table:table-cell office:value-type="float" office:value="0.649753886431919" calcext:value-type="float">
            <text:p>0.649753886431919</text:p>
          </table:table-cell>
          <table:table-cell office:value-type="float" office:value="0.953220242645769" calcext:value-type="float">
            <text:p>0.953220242645769</text:p>
          </table:table-cell>
          <table:table-cell office:value-type="float" office:value="0.986498711883868" calcext:value-type="float">
            <text:p>0.986498711883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9.5143639462428" calcext:value-type="float">
            <text:p>-79.5143639462428</text:p>
          </table:table-cell>
          <table:table-cell office:value-type="float" office:value="-120.049222713616" calcext:value-type="float">
            <text:p>-120.049222713616</text:p>
          </table:table-cell>
          <table:table-cell office:value-type="float" office:value="-59.3559514708461" calcext:value-type="float">
            <text:p>-59.35595147084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2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073789058506" calcext:value-type="float">
            <text:p>72.073789058506</text:p>
          </table:table-cell>
          <table:table-cell office:value-type="float" office:value="981.981568573462" calcext:value-type="float">
            <text:p>981.98156857346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141715" calcext:value-type="float">
            <text:p>6141715</text:p>
          </table:table-cell>
          <table:table-cell office:value-type="float" office:value="1658932" calcext:value-type="float">
            <text:p>1658932</text:p>
          </table:table-cell>
          <table:table-cell office:value-type="float" office:value="1666755" calcext:value-type="float">
            <text:p>1666755</text:p>
          </table:table-cell>
          <table:table-cell office:value-type="float" office:value="1432273" calcext:value-type="float">
            <text:p>1432273</text:p>
          </table:table-cell>
          <table:table-cell office:value-type="float" office:value="1093079" calcext:value-type="float">
            <text:p>1093079</text:p>
          </table:table-cell>
          <table:table-cell office:value-type="float" office:value="1604546" calcext:value-type="float">
            <text:p>1604546</text:p>
          </table:table-cell>
          <table:table-cell office:value-type="float" office:value="1656633" calcext:value-type="float">
            <text:p>1656633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66074784526203" calcext:value-type="float">
            <text:p>3.66074784526203</text:p>
          </table:table-cell>
          <table:table-cell office:value-type="float" office:value="0.988800643539506" calcext:value-type="float">
            <text:p>0.988800643539506</text:p>
          </table:table-cell>
          <table:table-cell office:value-type="float" office:value="0.993463515456142" calcext:value-type="float">
            <text:p>0.993463515456142</text:p>
          </table:table-cell>
          <table:table-cell office:value-type="float" office:value="0.85370133563296" calcext:value-type="float">
            <text:p>0.85370133563296</text:p>
          </table:table-cell>
          <table:table-cell office:value-type="float" office:value="0.651525932732336" calcext:value-type="float">
            <text:p>0.651525932732336</text:p>
          </table:table-cell>
          <table:table-cell office:value-type="float" office:value="0.956384057567603" calcext:value-type="float">
            <text:p>0.956384057567603</text:p>
          </table:table-cell>
          <table:table-cell office:value-type="float" office:value="0.987430332592765" calcext:value-type="float">
            <text:p>0.9874303325927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9.259732873408" calcext:value-type="float">
            <text:p>-79.259732873408</text:p>
          </table:table-cell>
          <table:table-cell office:value-type="float" office:value="-119.694813453533" calcext:value-type="float">
            <text:p>-119.694813453533</text:p>
          </table:table-cell>
          <table:table-cell office:value-type="float" office:value="-58.7231884864794" calcext:value-type="float">
            <text:p>-58.72318848647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3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0584609868398" calcext:value-type="float">
            <text:p>72.0584609868398</text:p>
          </table:table-cell>
          <table:table-cell office:value-type="float" office:value="981.971045221973" calcext:value-type="float">
            <text:p>981.971045221973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137933" calcext:value-type="float">
            <text:p>6137933</text:p>
          </table:table-cell>
          <table:table-cell office:value-type="float" office:value="1657444" calcext:value-type="float">
            <text:p>1657444</text:p>
          </table:table-cell>
          <table:table-cell office:value-type="float" office:value="1667298" calcext:value-type="float">
            <text:p>1667298</text:p>
          </table:table-cell>
          <table:table-cell office:value-type="float" office:value="1437735" calcext:value-type="float">
            <text:p>1437735</text:p>
          </table:table-cell>
          <table:table-cell office:value-type="float" office:value="1095072" calcext:value-type="float">
            <text:p>1095072</text:p>
          </table:table-cell>
          <table:table-cell office:value-type="float" office:value="1400287" calcext:value-type="float">
            <text:p>1400287</text:p>
          </table:table-cell>
          <table:table-cell office:value-type="float" office:value="1657829" calcext:value-type="float">
            <text:p>1657829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6584935973279" calcext:value-type="float">
            <text:p>3.6584935973279</text:p>
          </table:table-cell>
          <table:table-cell office:value-type="float" office:value="0.987913726319519" calcext:value-type="float">
            <text:p>0.987913726319519</text:p>
          </table:table-cell>
          <table:table-cell office:value-type="float" office:value="0.993787168715855" calcext:value-type="float">
            <text:p>0.993787168715855</text:p>
          </table:table-cell>
          <table:table-cell office:value-type="float" office:value="0.856956941718691" calcext:value-type="float">
            <text:p>0.856956941718691</text:p>
          </table:table-cell>
          <table:table-cell office:value-type="float" office:value="0.65271385344432" calcext:value-type="float">
            <text:p>0.65271385344432</text:p>
          </table:table-cell>
          <table:table-cell office:value-type="float" office:value="0.834636191682362" calcext:value-type="float">
            <text:p>0.834636191682362</text:p>
          </table:table-cell>
          <table:table-cell office:value-type="float" office:value="0.98814320422926" calcext:value-type="float">
            <text:p>0.988143204229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8.6086116562619" calcext:value-type="float">
            <text:p>-78.6086116562619</text:p>
          </table:table-cell>
          <table:table-cell office:value-type="float" office:value="-119.457229311136" calcext:value-type="float">
            <text:p>-119.457229311136</text:p>
          </table:table-cell>
          <table:table-cell office:value-type="float" office:value="-83.0727616635277" calcext:value-type="float">
            <text:p>-83.07276166352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3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06306280378" calcext:value-type="float">
            <text:p>72.06306280378</text:p>
          </table:table-cell>
          <table:table-cell office:value-type="float" office:value="981.926483720572" calcext:value-type="float">
            <text:p>981.926483720572</text:p>
          </table:table-cell>
          <table:table-cell office:value-type="float" office:value="-1" calcext:value-type="float">
            <text:p>-1</text:p>
          </table:table-cell>
          <table:table-cell office:value-type="float" office:value="17421" calcext:value-type="float">
            <text:p>17421</text:p>
          </table:table-cell>
          <table:table-cell office:value-type="float" office:value="6140064" calcext:value-type="float">
            <text:p>6140064</text:p>
          </table:table-cell>
          <table:table-cell office:value-type="float" office:value="1656992" calcext:value-type="float">
            <text:p>1656992</text:p>
          </table:table-cell>
          <table:table-cell office:value-type="float" office:value="1668961" calcext:value-type="float">
            <text:p>1668961</text:p>
          </table:table-cell>
          <table:table-cell office:value-type="float" office:value="1441884" calcext:value-type="float">
            <text:p>1441884</text:p>
          </table:table-cell>
          <table:table-cell office:value-type="float" office:value="1095558" calcext:value-type="float">
            <text:p>1095558</text:p>
          </table:table-cell>
          <table:table-cell office:value-type="float" office:value="1471228" calcext:value-type="float">
            <text:p>1471228</text:p>
          </table:table-cell>
          <table:table-cell office:value-type="float" office:value="1657527" calcext:value-type="float">
            <text:p>1657527</text:p>
          </table:table-cell>
          <table:table-cell office:value-type="float" office:value="0.0103837264041574" calcext:value-type="float">
            <text:p>0.010383726404158</text:p>
          </table:table-cell>
          <table:table-cell office:value-type="float" office:value="3.65976377245948" calcext:value-type="float">
            <text:p>3.65976377245948</text:p>
          </table:table-cell>
          <table:table-cell office:value-type="float" office:value="0.987644313293018" calcext:value-type="float">
            <text:p>0.987644313293018</text:p>
          </table:table-cell>
          <table:table-cell office:value-type="float" office:value="0.994778394076633" calcext:value-type="float">
            <text:p>0.994778394076633</text:p>
          </table:table-cell>
          <table:table-cell office:value-type="float" office:value="0.859429938725226" calcext:value-type="float">
            <text:p>0.859429938725226</text:p>
          </table:table-cell>
          <table:table-cell office:value-type="float" office:value="0.653003532052461" calcext:value-type="float">
            <text:p>0.653003532052461</text:p>
          </table:table-cell>
          <table:table-cell office:value-type="float" office:value="0.876920327773133" calcext:value-type="float">
            <text:p>0.876920327773133</text:p>
          </table:table-cell>
          <table:table-cell office:value-type="float" office:value="0.98796319818058" calcext:value-type="float">
            <text:p>0.987963198180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8.1140122549548" calcext:value-type="float">
            <text:p>-78.1140122549548</text:p>
          </table:table-cell>
          <table:table-cell office:value-type="float" office:value="-119.399293589508" calcext:value-type="float">
            <text:p>-119.399293589508</text:p>
          </table:table-cell>
          <table:table-cell office:value-type="float" office:value="-74.6159344453734" calcext:value-type="float">
            <text:p>-74.6159344453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3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0688067216362" calcext:value-type="float">
            <text:p>72.0688067216362</text:p>
          </table:table-cell>
          <table:table-cell office:value-type="float" office:value="981.934993016464" calcext:value-type="float">
            <text:p>981.934993016464</text:p>
          </table:table-cell>
          <table:table-cell office:value-type="float" office:value="-1" calcext:value-type="float">
            <text:p>-1</text:p>
          </table:table-cell>
          <table:table-cell office:value-type="float" office:value="17450" calcext:value-type="float">
            <text:p>17450</text:p>
          </table:table-cell>
          <table:table-cell office:value-type="float" office:value="6140241" calcext:value-type="float">
            <text:p>6140241</text:p>
          </table:table-cell>
          <table:table-cell office:value-type="float" office:value="1659304" calcext:value-type="float">
            <text:p>1659304</text:p>
          </table:table-cell>
          <table:table-cell office:value-type="float" office:value="1667747" calcext:value-type="float">
            <text:p>1667747</text:p>
          </table:table-cell>
          <table:table-cell office:value-type="float" office:value="1442475" calcext:value-type="float">
            <text:p>1442475</text:p>
          </table:table-cell>
          <table:table-cell office:value-type="float" office:value="1097552" calcext:value-type="float">
            <text:p>1097552</text:p>
          </table:table-cell>
          <table:table-cell office:value-type="float" office:value="1605035" calcext:value-type="float">
            <text:p>1605035</text:p>
          </table:table-cell>
          <table:table-cell office:value-type="float" office:value="1655289" calcext:value-type="float">
            <text:p>1655289</text:p>
          </table:table-cell>
          <table:table-cell office:value-type="float" office:value="0.0104010117532029" calcext:value-type="float">
            <text:p>0.010401011753203</text:p>
          </table:table-cell>
          <table:table-cell office:value-type="float" office:value="3.65986927269331" calcext:value-type="float">
            <text:p>3.65986927269331</text:p>
          </table:table-cell>
          <table:table-cell office:value-type="float" office:value="0.989022372844502" calcext:value-type="float">
            <text:p>0.989022372844502</text:p>
          </table:table-cell>
          <table:table-cell office:value-type="float" office:value="0.9940547936028" calcext:value-type="float">
            <text:p>0.9940547936028</text:p>
          </table:table-cell>
          <table:table-cell office:value-type="float" office:value="0.859782202217841" calcext:value-type="float">
            <text:p>0.859782202217841</text:p>
          </table:table-cell>
          <table:table-cell office:value-type="float" office:value="0.654192048810965" calcext:value-type="float">
            <text:p>0.654192048810965</text:p>
          </table:table-cell>
          <table:table-cell office:value-type="float" office:value="0.9566755243153" calcext:value-type="float">
            <text:p>0.9566755243153</text:p>
          </table:table-cell>
          <table:table-cell office:value-type="float" office:value="0.986629246071487" calcext:value-type="float">
            <text:p>0.9866292460714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8.0435595564317" calcext:value-type="float">
            <text:p>-78.0435595564317</text:p>
          </table:table-cell>
          <table:table-cell office:value-type="float" office:value="-119.161590237807" calcext:value-type="float">
            <text:p>-119.161590237807</text:p>
          </table:table-cell>
          <table:table-cell office:value-type="float" office:value="-58.6648951369399" calcext:value-type="float">
            <text:p>-58.66489513693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4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0684259354346" calcext:value-type="float">
            <text:p>72.0684259354346</text:p>
          </table:table-cell>
          <table:table-cell office:value-type="float" office:value="981.926483720572" calcext:value-type="float">
            <text:p>981.926483720572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139013" calcext:value-type="float">
            <text:p>6139013</text:p>
          </table:table-cell>
          <table:table-cell office:value-type="float" office:value="1657710" calcext:value-type="float">
            <text:p>1657710</text:p>
          </table:table-cell>
          <table:table-cell office:value-type="float" office:value="1668446" calcext:value-type="float">
            <text:p>1668446</text:p>
          </table:table-cell>
          <table:table-cell office:value-type="float" office:value="1443504" calcext:value-type="float">
            <text:p>1443504</text:p>
          </table:table-cell>
          <table:table-cell office:value-type="float" office:value="1099620" calcext:value-type="float">
            <text:p>1099620</text:p>
          </table:table-cell>
          <table:table-cell office:value-type="float" office:value="1545263" calcext:value-type="float">
            <text:p>1545263</text:p>
          </table:table-cell>
          <table:table-cell office:value-type="float" office:value="1657577" calcext:value-type="float">
            <text:p>1657577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65913732756821" calcext:value-type="float">
            <text:p>3.65913732756821</text:p>
          </table:table-cell>
          <table:table-cell office:value-type="float" office:value="0.988072274693522" calcext:value-type="float">
            <text:p>0.988072274693522</text:p>
          </table:table-cell>
          <table:table-cell office:value-type="float" office:value="0.994471430119446" calcext:value-type="float">
            <text:p>0.994471430119446</text:p>
          </table:table-cell>
          <table:table-cell office:value-type="float" office:value="0.860395534085695" calcext:value-type="float">
            <text:p>0.860395534085695</text:p>
          </table:table-cell>
          <table:table-cell office:value-type="float" office:value="0.65542467301186" calcext:value-type="float">
            <text:p>0.65542467301186</text:p>
          </table:table-cell>
          <table:table-cell office:value-type="float" office:value="0.921048631793098" calcext:value-type="float">
            <text:p>0.921048631793098</text:p>
          </table:table-cell>
          <table:table-cell office:value-type="float" office:value="0.98799300050652" calcext:value-type="float">
            <text:p>0.987993000506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7.920893182861" calcext:value-type="float">
            <text:p>-77.920893182861</text:p>
          </table:table-cell>
          <table:table-cell office:value-type="float" office:value="-118.915065397628" calcext:value-type="float">
            <text:p>-118.915065397628</text:p>
          </table:table-cell>
          <table:table-cell office:value-type="float" office:value="-65.7902736413805" calcext:value-type="float">
            <text:p>-65.79027364138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4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0848962447471" calcext:value-type="float">
            <text:p>72.0848962447471</text:p>
          </table:table-cell>
          <table:table-cell office:value-type="float" office:value="981.934993016464" calcext:value-type="float">
            <text:p>981.934993016464</text:p>
          </table:table-cell>
          <table:table-cell office:value-type="float" office:value="-1" calcext:value-type="float">
            <text:p>-1</text:p>
          </table:table-cell>
          <table:table-cell office:value-type="float" office:value="17394" calcext:value-type="float">
            <text:p>17394</text:p>
          </table:table-cell>
          <table:table-cell office:value-type="float" office:value="6144320" calcext:value-type="float">
            <text:p>6144320</text:p>
          </table:table-cell>
          <table:table-cell office:value-type="float" office:value="1657952" calcext:value-type="float">
            <text:p>1657952</text:p>
          </table:table-cell>
          <table:table-cell office:value-type="float" office:value="1667808" calcext:value-type="float">
            <text:p>1667808</text:p>
          </table:table-cell>
          <table:table-cell office:value-type="float" office:value="1448770" calcext:value-type="float">
            <text:p>1448770</text:p>
          </table:table-cell>
          <table:table-cell office:value-type="float" office:value="1100583" calcext:value-type="float">
            <text:p>1100583</text:p>
          </table:table-cell>
          <table:table-cell office:value-type="float" office:value="1402730" calcext:value-type="float">
            <text:p>1402730</text:p>
          </table:table-cell>
          <table:table-cell office:value-type="float" office:value="1658172" calcext:value-type="float">
            <text:p>1658172</text:p>
          </table:table-cell>
          <table:table-cell office:value-type="float" office:value="0.0103676331481496" calcext:value-type="float">
            <text:p>0.01036763314815</text:p>
          </table:table-cell>
          <table:table-cell office:value-type="float" office:value="3.66230054644353" calcext:value-type="float">
            <text:p>3.66230054644353</text:p>
          </table:table-cell>
          <table:table-cell office:value-type="float" office:value="0.988216517951073" calcext:value-type="float">
            <text:p>0.988216517951073</text:p>
          </table:table-cell>
          <table:table-cell office:value-type="float" office:value="0.994091152440447" calcext:value-type="float">
            <text:p>0.994091152440447</text:p>
          </table:table-cell>
          <table:table-cell office:value-type="float" office:value="0.863534315053739" calcext:value-type="float">
            <text:p>0.863534315053739</text:p>
          </table:table-cell>
          <table:table-cell office:value-type="float" office:value="0.655998665809472" calcext:value-type="float">
            <text:p>0.655998665809472</text:p>
          </table:table-cell>
          <table:table-cell office:value-type="float" office:value="0.83609233332781" calcext:value-type="float">
            <text:p>0.83609233332781</text:p>
          </table:table-cell>
          <table:table-cell office:value-type="float" office:value="0.988347648185211" calcext:value-type="float">
            <text:p>0.988347648185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7.2931369892522" calcext:value-type="float">
            <text:p>-77.2931369892522</text:p>
          </table:table-cell>
          <table:table-cell office:value-type="float" office:value="-118.800266838106" calcext:value-type="float">
            <text:p>-118.800266838106</text:p>
          </table:table-cell>
          <table:table-cell office:value-type="float" office:value="-82.781533334438" calcext:value-type="float">
            <text:p>-82.7815333344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5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100985690608" calcext:value-type="float">
            <text:p>72.100985690608</text:p>
          </table:table-cell>
          <table:table-cell office:value-type="float" office:value="981.962535660982" calcext:value-type="float">
            <text:p>981.962535660982</text:p>
          </table:table-cell>
          <table:table-cell office:value-type="float" office:value="-1" calcext:value-type="float">
            <text:p>-1</text:p>
          </table:table-cell>
          <table:table-cell office:value-type="float" office:value="17442" calcext:value-type="float">
            <text:p>17442</text:p>
          </table:table-cell>
          <table:table-cell office:value-type="float" office:value="6143770" calcext:value-type="float">
            <text:p>6143770</text:p>
          </table:table-cell>
          <table:table-cell office:value-type="float" office:value="1657655" calcext:value-type="float">
            <text:p>1657655</text:p>
          </table:table-cell>
          <table:table-cell office:value-type="float" office:value="1669218" calcext:value-type="float">
            <text:p>1669218</text:p>
          </table:table-cell>
          <table:table-cell office:value-type="float" office:value="1453403" calcext:value-type="float">
            <text:p>1453403</text:p>
          </table:table-cell>
          <table:table-cell office:value-type="float" office:value="1101153" calcext:value-type="float">
            <text:p>1101153</text:p>
          </table:table-cell>
          <table:table-cell office:value-type="float" office:value="1523541" calcext:value-type="float">
            <text:p>1523541</text:p>
          </table:table-cell>
          <table:table-cell office:value-type="float" office:value="1656913" calcext:value-type="float">
            <text:p>1656913</text:p>
          </table:table-cell>
          <table:table-cell office:value-type="float" office:value="0.0103962433810524" calcext:value-type="float">
            <text:p>0.010396243381053</text:p>
          </table:table-cell>
          <table:table-cell office:value-type="float" office:value="3.66197272085818" calcext:value-type="float">
            <text:p>3.66197272085818</text:p>
          </table:table-cell>
          <table:table-cell office:value-type="float" office:value="0.988039492134987" calcext:value-type="float">
            <text:p>0.988039492134987</text:p>
          </table:table-cell>
          <table:table-cell office:value-type="float" office:value="0.994931578031966" calcext:value-type="float">
            <text:p>0.994931578031966</text:p>
          </table:table-cell>
          <table:table-cell office:value-type="float" office:value="0.866295798575377" calcext:value-type="float">
            <text:p>0.866295798575377</text:p>
          </table:table-cell>
          <table:table-cell office:value-type="float" office:value="0.656338412325193" calcext:value-type="float">
            <text:p>0.656338412325193</text:p>
          </table:table-cell>
          <table:table-cell office:value-type="float" office:value="0.908101309311546" calcext:value-type="float">
            <text:p>0.908101309311546</text:p>
          </table:table-cell>
          <table:table-cell office:value-type="float" office:value="0.987597225618032" calcext:value-type="float">
            <text:p>0.987597225618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6.7408402849245" calcext:value-type="float">
            <text:p>-76.7408402849245</text:p>
          </table:table-cell>
          <table:table-cell office:value-type="float" office:value="-118.732317534961" calcext:value-type="float">
            <text:p>-118.732317534961</text:p>
          </table:table-cell>
          <table:table-cell office:value-type="float" office:value="-68.3797381376908" calcext:value-type="float">
            <text:p>-68.37973813769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5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0902594019508" calcext:value-type="float">
            <text:p>72.0902594019508</text:p>
          </table:table-cell>
          <table:table-cell office:value-type="float" office:value="981.879907792911" calcext:value-type="float">
            <text:p>981.879907792911</text:p>
          </table:table-cell>
          <table:table-cell office:value-type="float" office:value="-1" calcext:value-type="float">
            <text:p>-1</text:p>
          </table:table-cell>
          <table:table-cell office:value-type="float" office:value="17419" calcext:value-type="float">
            <text:p>17419</text:p>
          </table:table-cell>
          <table:table-cell office:value-type="float" office:value="6131071" calcext:value-type="float">
            <text:p>6131071</text:p>
          </table:table-cell>
          <table:table-cell office:value-type="float" office:value="1659275" calcext:value-type="float">
            <text:p>1659275</text:p>
          </table:table-cell>
          <table:table-cell office:value-type="float" office:value="1668568" calcext:value-type="float">
            <text:p>1668568</text:p>
          </table:table-cell>
          <table:table-cell office:value-type="float" office:value="1452921" calcext:value-type="float">
            <text:p>1452921</text:p>
          </table:table-cell>
          <table:table-cell office:value-type="float" office:value="1102674" calcext:value-type="float">
            <text:p>1102674</text:p>
          </table:table-cell>
          <table:table-cell office:value-type="float" office:value="1595127" calcext:value-type="float">
            <text:p>1595127</text:p>
          </table:table-cell>
          <table:table-cell office:value-type="float" office:value="1654814" calcext:value-type="float">
            <text:p>1654814</text:p>
          </table:table-cell>
          <table:table-cell office:value-type="float" office:value="0.0103825343111198" calcext:value-type="float">
            <text:p>0.01038253431112</text:p>
          </table:table-cell>
          <table:table-cell office:value-type="float" office:value="3.65440352611584" calcext:value-type="float">
            <text:p>3.65440352611584</text:p>
          </table:table-cell>
          <table:table-cell office:value-type="float" office:value="0.989005087495457" calcext:value-type="float">
            <text:p>0.989005087495457</text:p>
          </table:table-cell>
          <table:table-cell office:value-type="float" office:value="0.994544147794741" calcext:value-type="float">
            <text:p>0.994544147794741</text:p>
          </table:table-cell>
          <table:table-cell office:value-type="float" office:value="0.866008504153312" calcext:value-type="float">
            <text:p>0.866008504153312</text:p>
          </table:table-cell>
          <table:table-cell office:value-type="float" office:value="0.6572449990803" calcext:value-type="float">
            <text:p>0.6572449990803</text:p>
          </table:table-cell>
          <table:table-cell office:value-type="float" office:value="0.950769895406949" calcext:value-type="float">
            <text:p>0.950769895406949</text:p>
          </table:table-cell>
          <table:table-cell office:value-type="float" office:value="0.986346123975053" calcext:value-type="float">
            <text:p>0.986346123975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6.7982991693376" calcext:value-type="float">
            <text:p>-76.7982991693376</text:p>
          </table:table-cell>
          <table:table-cell office:value-type="float" office:value="-118.55100018394" calcext:value-type="float">
            <text:p>-118.55100018394</text:p>
          </table:table-cell>
          <table:table-cell office:value-type="float" office:value="-59.8460209186102" calcext:value-type="float">
            <text:p>-59.84602091861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6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0960036266068" calcext:value-type="float">
            <text:p>72.0960036266068</text:p>
          </table:table-cell>
          <table:table-cell office:value-type="float" office:value="981.971045221973" calcext:value-type="float">
            <text:p>981.971045221973</text:p>
          </table:table-cell>
          <table:table-cell office:value-type="float" office:value="-1" calcext:value-type="float">
            <text:p>-1</text:p>
          </table:table-cell>
          <table:table-cell office:value-type="float" office:value="99558" calcext:value-type="float">
            <text:p>99558</text:p>
          </table:table-cell>
          <table:table-cell office:value-type="float" office:value="6152247" calcext:value-type="float">
            <text:p>6152247</text:p>
          </table:table-cell>
          <table:table-cell office:value-type="float" office:value="1657173" calcext:value-type="float">
            <text:p>1657173</text:p>
          </table:table-cell>
          <table:table-cell office:value-type="float" office:value="1665892" calcext:value-type="float">
            <text:p>1665892</text:p>
          </table:table-cell>
          <table:table-cell office:value-type="float" office:value="1454318" calcext:value-type="float">
            <text:p>1454318</text:p>
          </table:table-cell>
          <table:table-cell office:value-type="float" office:value="1104537" calcext:value-type="float">
            <text:p>1104537</text:p>
          </table:table-cell>
          <table:table-cell office:value-type="float" office:value="1506925" calcext:value-type="float">
            <text:p>1506925</text:p>
          </table:table-cell>
          <table:table-cell office:value-type="float" office:value="1658333" calcext:value-type="float">
            <text:p>1658333</text:p>
          </table:table-cell>
          <table:table-cell office:value-type="float" office:value="0.0593411993195056" calcext:value-type="float">
            <text:p>0.059341199319506</text:p>
          </table:table-cell>
          <table:table-cell office:value-type="float" office:value="3.66702540719812" calcext:value-type="float">
            <text:p>3.66702540719812</text:p>
          </table:table-cell>
          <table:table-cell office:value-type="float" office:value="0.987752197712922" calcext:value-type="float">
            <text:p>0.987752197712922</text:p>
          </table:table-cell>
          <table:table-cell office:value-type="float" office:value="0.99294912731041" calcext:value-type="float">
            <text:p>0.99294912731041</text:p>
          </table:table-cell>
          <table:table-cell office:value-type="float" office:value="0.866841181140087" calcext:value-type="float">
            <text:p>0.866841181140087</text:p>
          </table:table-cell>
          <table:table-cell office:value-type="float" office:value="0.65835543374484" calcext:value-type="float">
            <text:p>0.65835543374484</text:p>
          </table:table-cell>
          <table:table-cell office:value-type="float" office:value="0.898197400355029" calcext:value-type="float">
            <text:p>0.898197400355029</text:p>
          </table:table-cell>
          <table:table-cell office:value-type="float" office:value="0.988443611674739" calcext:value-type="float">
            <text:p>0.9884436116747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6.6317637719826" calcext:value-type="float">
            <text:p>-76.6317637719826</text:p>
          </table:table-cell>
          <table:table-cell office:value-type="float" office:value="-118.328913251032" calcext:value-type="float">
            <text:p>-118.328913251032</text:p>
          </table:table-cell>
          <table:table-cell office:value-type="float" office:value="-70.3605199289942" calcext:value-type="float">
            <text:p>-70.36051992899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6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1174563747787" calcext:value-type="float">
            <text:p>72.1174563747787</text:p>
          </table:table-cell>
          <table:table-cell office:value-type="float" office:value="981.943502348467" calcext:value-type="float">
            <text:p>981.943502348467</text:p>
          </table:table-cell>
          <table:table-cell office:value-type="float" office:value="-1" calcext:value-type="float">
            <text:p>-1</text:p>
          </table:table-cell>
          <table:table-cell office:value-type="float" office:value="17445" calcext:value-type="float">
            <text:p>17445</text:p>
          </table:table-cell>
          <table:table-cell office:value-type="float" office:value="6154842" calcext:value-type="float">
            <text:p>6154842</text:p>
          </table:table-cell>
          <table:table-cell office:value-type="float" office:value="1657547" calcext:value-type="float">
            <text:p>1657547</text:p>
          </table:table-cell>
          <table:table-cell office:value-type="float" office:value="1669568" calcext:value-type="float">
            <text:p>1669568</text:p>
          </table:table-cell>
          <table:table-cell office:value-type="float" office:value="1461716" calcext:value-type="float">
            <text:p>1461716</text:p>
          </table:table-cell>
          <table:table-cell office:value-type="float" office:value="1105831" calcext:value-type="float">
            <text:p>1105831</text:p>
          </table:table-cell>
          <table:table-cell office:value-type="float" office:value="1445212" calcext:value-type="float">
            <text:p>1445212</text:p>
          </table:table-cell>
          <table:table-cell office:value-type="float" office:value="1658180" calcext:value-type="float">
            <text:p>1658180</text:p>
          </table:table-cell>
          <table:table-cell office:value-type="float" office:value="0.0103980315206088" calcext:value-type="float">
            <text:p>0.010398031520609</text:p>
          </table:table-cell>
          <table:table-cell office:value-type="float" office:value="3.66857214791443" calcext:value-type="float">
            <text:p>3.66857214791443</text:p>
          </table:table-cell>
          <table:table-cell office:value-type="float" office:value="0.987975119110956" calcext:value-type="float">
            <text:p>0.987975119110956</text:p>
          </table:table-cell>
          <table:table-cell office:value-type="float" office:value="0.995140194313549" calcext:value-type="float">
            <text:p>0.995140194313549</text:p>
          </table:table-cell>
          <table:table-cell office:value-type="float" office:value="0.87125073328623" calcext:value-type="float">
            <text:p>0.87125073328623</text:p>
          </table:table-cell>
          <table:table-cell office:value-type="float" office:value="0.659126717940178" calcext:value-type="float">
            <text:p>0.659126717940178</text:p>
          </table:table-cell>
          <table:table-cell office:value-type="float" office:value="0.861413581539819" calcext:value-type="float">
            <text:p>0.861413581539819</text:p>
          </table:table-cell>
          <table:table-cell office:value-type="float" office:value="0.988352416557362" calcext:value-type="float">
            <text:p>0.9883524165573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5.749853342754" calcext:value-type="float">
            <text:p>-75.749853342754</text:p>
          </table:table-cell>
          <table:table-cell office:value-type="float" office:value="-118.174656411964" calcext:value-type="float">
            <text:p>-118.174656411964</text:p>
          </table:table-cell>
          <table:table-cell office:value-type="float" office:value="-77.7172836920361" calcext:value-type="float">
            <text:p>-77.71728369203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6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1335458457804" calcext:value-type="float">
            <text:p>72.1335458457804</text:p>
          </table:table-cell>
          <table:table-cell office:value-type="float" office:value="981.943502348467" calcext:value-type="float">
            <text:p>981.943502348467</text:p>
          </table:table-cell>
          <table:table-cell office:value-type="float" office:value="-1" calcext:value-type="float">
            <text:p>-1</text:p>
          </table:table-cell>
          <table:table-cell office:value-type="float" office:value="17442" calcext:value-type="float">
            <text:p>17442</text:p>
          </table:table-cell>
          <table:table-cell office:value-type="float" office:value="6154557" calcext:value-type="float">
            <text:p>6154557</text:p>
          </table:table-cell>
          <table:table-cell office:value-type="float" office:value="1659608" calcext:value-type="float">
            <text:p>1659608</text:p>
          </table:table-cell>
          <table:table-cell office:value-type="float" office:value="1668397" calcext:value-type="float">
            <text:p>1668397</text:p>
          </table:table-cell>
          <table:table-cell office:value-type="float" office:value="1462305" calcext:value-type="float">
            <text:p>1462305</text:p>
          </table:table-cell>
          <table:table-cell office:value-type="float" office:value="1106155" calcext:value-type="float">
            <text:p>1106155</text:p>
          </table:table-cell>
          <table:table-cell office:value-type="float" office:value="1586050" calcext:value-type="float">
            <text:p>1586050</text:p>
          </table:table-cell>
          <table:table-cell office:value-type="float" office:value="1655387" calcext:value-type="float">
            <text:p>1655387</text:p>
          </table:table-cell>
          <table:table-cell office:value-type="float" office:value="0.0103962433810524" calcext:value-type="float">
            <text:p>0.010396243381053</text:p>
          </table:table-cell>
          <table:table-cell office:value-type="float" office:value="3.66840227465657" calcext:value-type="float">
            <text:p>3.66840227465657</text:p>
          </table:table-cell>
          <table:table-cell office:value-type="float" office:value="0.98920357098622" calcext:value-type="float">
            <text:p>0.98920357098622</text:p>
          </table:table-cell>
          <table:table-cell office:value-type="float" office:value="0.994442223840025" calcext:value-type="float">
            <text:p>0.994442223840025</text:p>
          </table:table-cell>
          <table:table-cell office:value-type="float" office:value="0.871601804685808" calcext:value-type="float">
            <text:p>0.871601804685808</text:p>
          </table:table-cell>
          <table:table-cell office:value-type="float" office:value="0.659319837012272" calcext:value-type="float">
            <text:p>0.659319837012272</text:p>
          </table:table-cell>
          <table:table-cell office:value-type="float" office:value="0.945359581155727" calcext:value-type="float">
            <text:p>0.945359581155727</text:p>
          </table:table-cell>
          <table:table-cell office:value-type="float" office:value="0.98668765863033" calcext:value-type="float">
            <text:p>0.986687658630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5.6796390628384" calcext:value-type="float">
            <text:p>-75.6796390628384</text:p>
          </table:table-cell>
          <table:table-cell office:value-type="float" office:value="-118.136032597546" calcext:value-type="float">
            <text:p>-118.136032597546</text:p>
          </table:table-cell>
          <table:table-cell office:value-type="float" office:value="-60.9280837688546" calcext:value-type="float">
            <text:p>-60.92808376885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7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1542348745987" calcext:value-type="float">
            <text:p>72.1542348745987</text:p>
          </table:table-cell>
          <table:table-cell office:value-type="float" office:value="981.981568573462" calcext:value-type="float">
            <text:p>981.981568573462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152185" calcext:value-type="float">
            <text:p>6152185</text:p>
          </table:table-cell>
          <table:table-cell office:value-type="float" office:value="1659481" calcext:value-type="float">
            <text:p>1659481</text:p>
          </table:table-cell>
          <table:table-cell office:value-type="float" office:value="1665744" calcext:value-type="float">
            <text:p>1665744</text:p>
          </table:table-cell>
          <table:table-cell office:value-type="float" office:value="1462040" calcext:value-type="float">
            <text:p>1462040</text:p>
          </table:table-cell>
          <table:table-cell office:value-type="float" office:value="1108616" calcext:value-type="float">
            <text:p>1108616</text:p>
          </table:table-cell>
          <table:table-cell office:value-type="float" office:value="1625973" calcext:value-type="float">
            <text:p>1625973</text:p>
          </table:table-cell>
          <table:table-cell office:value-type="float" office:value="1656690" calcext:value-type="float">
            <text:p>1656690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66698845231395" calcext:value-type="float">
            <text:p>3.66698845231395</text:p>
          </table:table-cell>
          <table:table-cell office:value-type="float" office:value="0.989127873078331" calcext:value-type="float">
            <text:p>0.989127873078331</text:p>
          </table:table-cell>
          <table:table-cell office:value-type="float" office:value="0.992860912425627" calcext:value-type="float">
            <text:p>0.992860912425627</text:p>
          </table:table-cell>
          <table:table-cell office:value-type="float" office:value="0.871443852358324" calcext:value-type="float">
            <text:p>0.871443852358324</text:p>
          </table:table-cell>
          <table:table-cell office:value-type="float" office:value="0.660786707495059" calcext:value-type="float">
            <text:p>0.660786707495059</text:p>
          </table:table-cell>
          <table:table-cell office:value-type="float" office:value="0.969155546326106" calcext:value-type="float">
            <text:p>0.969155546326106</text:p>
          </table:table-cell>
          <table:table-cell office:value-type="float" office:value="0.987464307244337" calcext:value-type="float">
            <text:p>0.9874643072443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5.7112295283353" calcext:value-type="float">
            <text:p>-75.7112295283353</text:p>
          </table:table-cell>
          <table:table-cell office:value-type="float" office:value="-117.842658500988" calcext:value-type="float">
            <text:p>-117.842658500988</text:p>
          </table:table-cell>
          <table:table-cell office:value-type="float" office:value="-56.1688907347787" calcext:value-type="float">
            <text:p>-56.16889073477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7</text:p>
          </table:table-cell>
          <table:table-cell office:value-type="float" office:value="26.1812533190532" calcext:value-type="float">
            <text:p>26.1812533190532</text:p>
          </table:table-cell>
          <table:table-cell office:value-type="float" office:value="72.1649608374975" calcext:value-type="float">
            <text:p>72.1649608374975</text:p>
          </table:table-cell>
          <table:table-cell office:value-type="float" office:value="981.981568573462" calcext:value-type="float">
            <text:p>981.981568573462</text:p>
          </table:table-cell>
          <table:table-cell office:value-type="float" office:value="-1" calcext:value-type="float">
            <text:p>-1</text:p>
          </table:table-cell>
          <table:table-cell office:value-type="float" office:value="17442" calcext:value-type="float">
            <text:p>17442</text:p>
          </table:table-cell>
          <table:table-cell office:value-type="float" office:value="6152197" calcext:value-type="float">
            <text:p>6152197</text:p>
          </table:table-cell>
          <table:table-cell office:value-type="float" office:value="1657359" calcext:value-type="float">
            <text:p>1657359</text:p>
          </table:table-cell>
          <table:table-cell office:value-type="float" office:value="1666650" calcext:value-type="float">
            <text:p>1666650</text:p>
          </table:table-cell>
          <table:table-cell office:value-type="float" office:value="1467754" calcext:value-type="float">
            <text:p>1467754</text:p>
          </table:table-cell>
          <table:table-cell office:value-type="float" office:value="1110079" calcext:value-type="float">
            <text:p>1110079</text:p>
          </table:table-cell>
          <table:table-cell office:value-type="float" office:value="1407902" calcext:value-type="float">
            <text:p>1407902</text:p>
          </table:table-cell>
          <table:table-cell office:value-type="float" office:value="1658069" calcext:value-type="float">
            <text:p>1658069</text:p>
          </table:table-cell>
          <table:table-cell office:value-type="float" office:value="0.0103962433810524" calcext:value-type="float">
            <text:p>0.010396243381053</text:p>
          </table:table-cell>
          <table:table-cell office:value-type="float" office:value="3.66699560487218" calcext:value-type="float">
            <text:p>3.66699560487218</text:p>
          </table:table-cell>
          <table:table-cell office:value-type="float" office:value="0.98786306236542" calcext:value-type="float">
            <text:p>0.98786306236542</text:p>
          </table:table-cell>
          <table:table-cell office:value-type="float" office:value="0.993400930571667" calcext:value-type="float">
            <text:p>0.993400930571667</text:p>
          </table:table-cell>
          <table:table-cell office:value-type="float" office:value="0.874849662166794" calcext:value-type="float">
            <text:p>0.874849662166794</text:p>
          </table:table-cell>
          <table:table-cell office:value-type="float" office:value="0.661658723552075" calcext:value-type="float">
            <text:p>0.661658723552075</text:p>
          </table:table-cell>
          <table:table-cell office:value-type="float" office:value="0.839175085923086" calcext:value-type="float">
            <text:p>0.839175085923086</text:p>
          </table:table-cell>
          <table:table-cell office:value-type="float" office:value="0.988286255393774" calcext:value-type="float">
            <text:p>0.9882862553937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5.0300675666413" calcext:value-type="float">
            <text:p>-75.0300675666413</text:p>
          </table:table-cell>
          <table:table-cell office:value-type="float" office:value="-117.668255289585" calcext:value-type="float">
            <text:p>-117.668255289585</text:p>
          </table:table-cell>
          <table:table-cell office:value-type="float" office:value="-82.1649828153828" calcext:value-type="float">
            <text:p>-82.16498281538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8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1710876443607" calcext:value-type="float">
            <text:p>72.1710876443607</text:p>
          </table:table-cell>
          <table:table-cell office:value-type="float" office:value="981.915959496789" calcext:value-type="float">
            <text:p>981.915959496789</text:p>
          </table:table-cell>
          <table:table-cell office:value-type="float" office:value="-1" calcext:value-type="float">
            <text:p>-1</text:p>
          </table:table-cell>
          <table:table-cell office:value-type="float" office:value="17443" calcext:value-type="float">
            <text:p>17443</text:p>
          </table:table-cell>
          <table:table-cell office:value-type="float" office:value="6148768" calcext:value-type="float">
            <text:p>6148768</text:p>
          </table:table-cell>
          <table:table-cell office:value-type="float" office:value="1659258" calcext:value-type="float">
            <text:p>1659258</text:p>
          </table:table-cell>
          <table:table-cell office:value-type="float" office:value="1668845" calcext:value-type="float">
            <text:p>1668845</text:p>
          </table:table-cell>
          <table:table-cell office:value-type="float" office:value="1469317" calcext:value-type="float">
            <text:p>1469317</text:p>
          </table:table-cell>
          <table:table-cell office:value-type="float" office:value="1109900" calcext:value-type="float">
            <text:p>1109900</text:p>
          </table:table-cell>
          <table:table-cell office:value-type="float" office:value="1567327" calcext:value-type="float">
            <text:p>1567327</text:p>
          </table:table-cell>
          <table:table-cell office:value-type="float" office:value="1655881" calcext:value-type="float">
            <text:p>1655881</text:p>
          </table:table-cell>
          <table:table-cell office:value-type="float" office:value="0.0103968394275712" calcext:value-type="float">
            <text:p>0.010396839427571</text:p>
          </table:table-cell>
          <table:table-cell office:value-type="float" office:value="3.66495176135919" calcext:value-type="float">
            <text:p>3.66495176135919</text:p>
          </table:table-cell>
          <table:table-cell office:value-type="float" office:value="0.988994954704637" calcext:value-type="float">
            <text:p>0.988994954704637</text:p>
          </table:table-cell>
          <table:table-cell office:value-type="float" office:value="0.994709252680451" calcext:value-type="float">
            <text:p>0.994709252680451</text:p>
          </table:table-cell>
          <table:table-cell office:value-type="float" office:value="0.875781282875691" calcext:value-type="float">
            <text:p>0.875781282875691</text:p>
          </table:table-cell>
          <table:table-cell office:value-type="float" office:value="0.661552031225208" calcext:value-type="float">
            <text:p>0.661552031225208</text:p>
          </table:table-cell>
          <table:table-cell office:value-type="float" office:value="0.934199802184081" calcext:value-type="float">
            <text:p>0.934199802184081</text:p>
          </table:table-cell>
          <table:table-cell office:value-type="float" office:value="0.986982105610622" calcext:value-type="float">
            <text:p>0.9869821056106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4.8437434248618" calcext:value-type="float">
            <text:p>-74.8437434248618</text:p>
          </table:table-cell>
          <table:table-cell office:value-type="float" office:value="-117.689593754958" calcext:value-type="float">
            <text:p>-117.689593754958</text:p>
          </table:table-cell>
          <table:table-cell office:value-type="float" office:value="-63.1600395631837" calcext:value-type="float">
            <text:p>-63.16003956318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8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1814317611611" calcext:value-type="float">
            <text:p>72.1814317611611</text:p>
          </table:table-cell>
          <table:table-cell office:value-type="float" office:value="981.962535660982" calcext:value-type="float">
            <text:p>981.962535660982</text:p>
          </table:table-cell>
          <table:table-cell office:value-type="float" office:value="-1" calcext:value-type="float">
            <text:p>-1</text:p>
          </table:table-cell>
          <table:table-cell office:value-type="float" office:value="142064" calcext:value-type="float">
            <text:p>142064</text:p>
          </table:table-cell>
          <table:table-cell office:value-type="float" office:value="6148065" calcext:value-type="float">
            <text:p>6148065</text:p>
          </table:table-cell>
          <table:table-cell office:value-type="float" office:value="1657294" calcext:value-type="float">
            <text:p>1657294</text:p>
          </table:table-cell>
          <table:table-cell office:value-type="float" office:value="1667856" calcext:value-type="float">
            <text:p>1667856</text:p>
          </table:table-cell>
          <table:table-cell office:value-type="float" office:value="1469186" calcext:value-type="float">
            <text:p>1469186</text:p>
          </table:table-cell>
          <table:table-cell office:value-type="float" office:value="1111440" calcext:value-type="float">
            <text:p>1111440</text:p>
          </table:table-cell>
          <table:table-cell office:value-type="float" office:value="1623221" calcext:value-type="float">
            <text:p>1623221</text:p>
          </table:table-cell>
          <table:table-cell office:value-type="float" office:value="1656252" calcext:value-type="float">
            <text:p>1656252</text:p>
          </table:table-cell>
          <table:table-cell office:value-type="float" office:value="0.0846767526479665" calcext:value-type="float">
            <text:p>0.084676752647967</text:p>
          </table:table-cell>
          <table:table-cell office:value-type="float" office:value="3.66453274065646" calcext:value-type="float">
            <text:p>3.66453274065646</text:p>
          </table:table-cell>
          <table:table-cell office:value-type="float" office:value="0.987824319341697" calcext:value-type="float">
            <text:p>0.987824319341697</text:p>
          </table:table-cell>
          <table:table-cell office:value-type="float" office:value="0.994119762673349" calcext:value-type="float">
            <text:p>0.994119762673349</text:p>
          </table:table-cell>
          <table:table-cell office:value-type="float" office:value="0.875703200781727" calcext:value-type="float">
            <text:p>0.875703200781727</text:p>
          </table:table-cell>
          <table:table-cell office:value-type="float" office:value="0.662469942864173" calcext:value-type="float">
            <text:p>0.662469942864173</text:p>
          </table:table-cell>
          <table:table-cell office:value-type="float" office:value="0.967515226306346" calcext:value-type="float">
            <text:p>0.967515226306346</text:p>
          </table:table-cell>
          <table:table-cell office:value-type="float" office:value="0.987203238869099" calcext:value-type="float">
            <text:p>0.9872032388690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4.8593598436546" calcext:value-type="float">
            <text:p>-74.8593598436546</text:p>
          </table:table-cell>
          <table:table-cell office:value-type="float" office:value="-117.506011427165" calcext:value-type="float">
            <text:p>-117.506011427165</text:p>
          </table:table-cell>
          <table:table-cell office:value-type="float" office:value="-56.4969547387308" calcext:value-type="float">
            <text:p>-56.49695473873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9</text:p>
          </table:table-cell>
          <table:table-cell office:value-type="float" office:value="26.1863073935965" calcext:value-type="float">
            <text:p>26.1863073935965</text:p>
          </table:table-cell>
          <table:table-cell office:value-type="float" office:value="72.1814317611611" calcext:value-type="float">
            <text:p>72.1814317611611</text:p>
          </table:table-cell>
          <table:table-cell office:value-type="float" office:value="981.934993016464" calcext:value-type="float">
            <text:p>981.934993016464</text:p>
          </table:table-cell>
          <table:table-cell office:value-type="float" office:value="-1" calcext:value-type="float">
            <text:p>-1</text:p>
          </table:table-cell>
          <table:table-cell office:value-type="float" office:value="17391" calcext:value-type="float">
            <text:p>17391</text:p>
          </table:table-cell>
          <table:table-cell office:value-type="float" office:value="6150364" calcext:value-type="float">
            <text:p>6150364</text:p>
          </table:table-cell>
          <table:table-cell office:value-type="float" office:value="1659102" calcext:value-type="float">
            <text:p>1659102</text:p>
          </table:table-cell>
          <table:table-cell office:value-type="float" office:value="1667801" calcext:value-type="float">
            <text:p>1667801</text:p>
          </table:table-cell>
          <table:table-cell office:value-type="float" office:value="1471131" calcext:value-type="float">
            <text:p>1471131</text:p>
          </table:table-cell>
          <table:table-cell office:value-type="float" office:value="1112765" calcext:value-type="float">
            <text:p>1112765</text:p>
          </table:table-cell>
          <table:table-cell office:value-type="float" office:value="1503822" calcext:value-type="float">
            <text:p>1503822</text:p>
          </table:table-cell>
          <table:table-cell office:value-type="float" office:value="1658087" calcext:value-type="float">
            <text:p>1658087</text:p>
          </table:table-cell>
          <table:table-cell office:value-type="float" office:value="0.0103658450085932" calcext:value-type="float">
            <text:p>0.010365845008593</text:p>
          </table:table-cell>
          <table:table-cell office:value-type="float" office:value="3.6659030516032" calcext:value-type="float">
            <text:p>3.6659030516032</text:p>
          </table:table-cell>
          <table:table-cell office:value-type="float" office:value="0.988901971447703" calcext:value-type="float">
            <text:p>0.988901971447703</text:p>
          </table:table-cell>
          <table:table-cell office:value-type="float" office:value="0.994086980114815" calcext:value-type="float">
            <text:p>0.994086980114815</text:p>
          </table:table-cell>
          <table:table-cell office:value-type="float" office:value="0.876862511260809" calcext:value-type="float">
            <text:p>0.876862511260809</text:p>
          </table:table-cell>
          <table:table-cell office:value-type="float" office:value="0.663259704501594" calcext:value-type="float">
            <text:p>0.663259704501594</text:p>
          </table:table-cell>
          <table:table-cell office:value-type="float" office:value="0.896347868007167" calcext:value-type="float">
            <text:p>0.896347868007167</text:p>
          </table:table-cell>
          <table:table-cell office:value-type="float" office:value="0.988296984231113" calcext:value-type="float">
            <text:p>0.988296984231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4.6274977478382" calcext:value-type="float">
            <text:p>-74.6274977478382</text:p>
          </table:table-cell>
          <table:table-cell office:value-type="float" office:value="-117.348059099681" calcext:value-type="float">
            <text:p>-117.348059099681</text:p>
          </table:table-cell>
          <table:table-cell office:value-type="float" office:value="-70.7304263985665" calcext:value-type="float">
            <text:p>-70.73042639856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19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2086290223478" calcext:value-type="float">
            <text:p>72.2086290223478</text:p>
          </table:table-cell>
          <table:table-cell office:value-type="float" office:value="981.915959496789" calcext:value-type="float">
            <text:p>981.915959496789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159478" calcext:value-type="float">
            <text:p>6159478</text:p>
          </table:table-cell>
          <table:table-cell office:value-type="float" office:value="1658241" calcext:value-type="float">
            <text:p>1658241</text:p>
          </table:table-cell>
          <table:table-cell office:value-type="float" office:value="1668818" calcext:value-type="float">
            <text:p>1668818</text:p>
          </table:table-cell>
          <table:table-cell office:value-type="float" office:value="1477144" calcext:value-type="float">
            <text:p>1477144</text:p>
          </table:table-cell>
          <table:table-cell office:value-type="float" office:value="1114324" calcext:value-type="float">
            <text:p>1114324</text:p>
          </table:table-cell>
          <table:table-cell office:value-type="float" office:value="1415800" calcext:value-type="float">
            <text:p>1415800</text:p>
          </table:table-cell>
          <table:table-cell office:value-type="float" office:value="1658821" calcext:value-type="float">
            <text:p>1658821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67133541957562" calcext:value-type="float">
            <text:p>3.67133541957562</text:p>
          </table:table-cell>
          <table:table-cell office:value-type="float" office:value="0.988388775395009" calcext:value-type="float">
            <text:p>0.988388775395009</text:p>
          </table:table-cell>
          <table:table-cell office:value-type="float" office:value="0.994693159424443" calcext:value-type="float">
            <text:p>0.994693159424443</text:p>
          </table:table-cell>
          <table:table-cell office:value-type="float" office:value="0.880446538978402" calcext:value-type="float">
            <text:p>0.880446538978402</text:p>
          </table:table-cell>
          <table:table-cell office:value-type="float" office:value="0.664188941024416" calcext:value-type="float">
            <text:p>0.664188941024416</text:p>
          </table:table-cell>
          <table:table-cell office:value-type="float" office:value="0.843882661328633" calcext:value-type="float">
            <text:p>0.843882661328633</text:p>
          </table:table-cell>
          <table:table-cell office:value-type="float" office:value="0.988734482375918" calcext:value-type="float">
            <text:p>0.9887344823759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3.9106922043195" calcext:value-type="float">
            <text:p>-73.9106922043195</text:p>
          </table:table-cell>
          <table:table-cell office:value-type="float" office:value="-117.162211795117" calcext:value-type="float">
            <text:p>-117.162211795117</text:p>
          </table:table-cell>
          <table:table-cell office:value-type="float" office:value="-81.2234677342734" calcext:value-type="float">
            <text:p>-81.2234677342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0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2193550530922" calcext:value-type="float">
            <text:p>72.2193550530922</text:p>
          </table:table-cell>
          <table:table-cell office:value-type="float" office:value="981.971045221973" calcext:value-type="float">
            <text:p>981.971045221973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159586" calcext:value-type="float">
            <text:p>6159586</text:p>
          </table:table-cell>
          <table:table-cell office:value-type="float" office:value="1659369" calcext:value-type="float">
            <text:p>1659369</text:p>
          </table:table-cell>
          <table:table-cell office:value-type="float" office:value="1668418" calcext:value-type="float">
            <text:p>1668418</text:p>
          </table:table-cell>
          <table:table-cell office:value-type="float" office:value="1475325" calcext:value-type="float">
            <text:p>1475325</text:p>
          </table:table-cell>
          <table:table-cell office:value-type="float" office:value="1114896" calcext:value-type="float">
            <text:p>1114896</text:p>
          </table:table-cell>
          <table:table-cell office:value-type="float" office:value="1588337" calcext:value-type="float">
            <text:p>1588337</text:p>
          </table:table-cell>
          <table:table-cell office:value-type="float" office:value="1657544" calcext:value-type="float">
            <text:p>1657544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67139979259965" calcext:value-type="float">
            <text:p>3.67139979259965</text:p>
          </table:table-cell>
          <table:table-cell office:value-type="float" office:value="0.989061115868224" calcext:value-type="float">
            <text:p>0.989061115868224</text:p>
          </table:table-cell>
          <table:table-cell office:value-type="float" office:value="0.99445474081692" calcext:value-type="float">
            <text:p>0.99445474081692</text:p>
          </table:table-cell>
          <table:table-cell office:value-type="float" office:value="0.87936233036069" calcext:value-type="float">
            <text:p>0.87936233036069</text:p>
          </table:table-cell>
          <table:table-cell office:value-type="float" office:value="0.664529879633174" calcext:value-type="float">
            <text:p>0.664529879633174</text:p>
          </table:table-cell>
          <table:table-cell office:value-type="float" office:value="0.946722739544241" calcext:value-type="float">
            <text:p>0.946722739544241</text:p>
          </table:table-cell>
          <table:table-cell office:value-type="float" office:value="0.9879733309714" calcext:value-type="float">
            <text:p>0.9879733309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4.1275339278619" calcext:value-type="float">
            <text:p>-74.1275339278619</text:p>
          </table:table-cell>
          <table:table-cell office:value-type="float" office:value="-117.094024073365" calcext:value-type="float">
            <text:p>-117.094024073365</text:p>
          </table:table-cell>
          <table:table-cell office:value-type="float" office:value="-60.6554520911517" calcext:value-type="float">
            <text:p>-60.65545209115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0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2139920420118" calcext:value-type="float">
            <text:p>72.2139920420118</text:p>
          </table:table-cell>
          <table:table-cell office:value-type="float" office:value="981.915959496789" calcext:value-type="float">
            <text:p>981.915959496789</text:p>
          </table:table-cell>
          <table:table-cell office:value-type="float" office:value="-1" calcext:value-type="float">
            <text:p>-1</text:p>
          </table:table-cell>
          <table:table-cell office:value-type="float" office:value="75013" calcext:value-type="float">
            <text:p>75013</text:p>
          </table:table-cell>
          <table:table-cell office:value-type="float" office:value="6155347" calcext:value-type="float">
            <text:p>6155347</text:p>
          </table:table-cell>
          <table:table-cell office:value-type="float" office:value="1658429" calcext:value-type="float">
            <text:p>1658429</text:p>
          </table:table-cell>
          <table:table-cell office:value-type="float" office:value="1668809" calcext:value-type="float">
            <text:p>1668809</text:p>
          </table:table-cell>
          <table:table-cell office:value-type="float" office:value="1480076" calcext:value-type="float">
            <text:p>1480076</text:p>
          </table:table-cell>
          <table:table-cell office:value-type="float" office:value="1115940" calcext:value-type="float">
            <text:p>1115940</text:p>
          </table:table-cell>
          <table:table-cell office:value-type="float" office:value="1413844" calcext:value-type="float">
            <text:p>1413844</text:p>
          </table:table-cell>
          <table:table-cell office:value-type="float" office:value="1658966" calcext:value-type="float">
            <text:p>1658966</text:p>
          </table:table-cell>
          <table:table-cell office:value-type="float" office:value="0.0447112375153586" calcext:value-type="float">
            <text:p>0.044711237515359</text:p>
          </table:table-cell>
          <table:table-cell office:value-type="float" office:value="3.66887315140643" calcext:value-type="float">
            <text:p>3.66887315140643</text:p>
          </table:table-cell>
          <table:table-cell office:value-type="float" office:value="0.988500832140545" calcext:value-type="float">
            <text:p>0.988500832140545</text:p>
          </table:table-cell>
          <table:table-cell office:value-type="float" office:value="0.994687795005774" calcext:value-type="float">
            <text:p>0.994687795005774</text:p>
          </table:table-cell>
          <table:table-cell office:value-type="float" office:value="0.882194147371548" calcext:value-type="float">
            <text:p>0.882194147371548</text:p>
          </table:table-cell>
          <table:table-cell office:value-type="float" office:value="0.66515215219881" calcext:value-type="float">
            <text:p>0.66515215219881</text:p>
          </table:table-cell>
          <table:table-cell office:value-type="float" office:value="0.842716794337844" calcext:value-type="float">
            <text:p>0.842716794337844</text:p>
          </table:table-cell>
          <table:table-cell office:value-type="float" office:value="0.988820909121145" calcext:value-type="float">
            <text:p>0.98882090912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3.5611705256904" calcext:value-type="float">
            <text:p>-73.5611705256904</text:p>
          </table:table-cell>
          <table:table-cell office:value-type="float" office:value="-116.969569560238" calcext:value-type="float">
            <text:p>-116.969569560238</text:p>
          </table:table-cell>
          <table:table-cell office:value-type="float" office:value="-81.4566411324312" calcext:value-type="float">
            <text:p>-81.45664113243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0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2.230463612938" calcext:value-type="float">
            <text:p>72.230463612938</text:p>
          </table:table-cell>
          <table:table-cell office:value-type="float" office:value="981.95201171658" calcext:value-type="float">
            <text:p>981.95201171658</text:p>
          </table:table-cell>
          <table:table-cell office:value-type="float" office:value="-1" calcext:value-type="float">
            <text:p>-1</text:p>
          </table:table-cell>
          <table:table-cell office:value-type="float" office:value="17445" calcext:value-type="float">
            <text:p>17445</text:p>
          </table:table-cell>
          <table:table-cell office:value-type="float" office:value="6152638" calcext:value-type="float">
            <text:p>6152638</text:p>
          </table:table-cell>
          <table:table-cell office:value-type="float" office:value="1659066" calcext:value-type="float">
            <text:p>1659066</text:p>
          </table:table-cell>
          <table:table-cell office:value-type="float" office:value="1669232" calcext:value-type="float">
            <text:p>1669232</text:p>
          </table:table-cell>
          <table:table-cell office:value-type="float" office:value="1483763" calcext:value-type="float">
            <text:p>1483763</text:p>
          </table:table-cell>
          <table:table-cell office:value-type="float" office:value="1116421" calcext:value-type="float">
            <text:p>1116421</text:p>
          </table:table-cell>
          <table:table-cell office:value-type="float" office:value="1547088" calcext:value-type="float">
            <text:p>1547088</text:p>
          </table:table-cell>
          <table:table-cell office:value-type="float" office:value="1656969" calcext:value-type="float">
            <text:p>1656969</text:p>
          </table:table-cell>
          <table:table-cell office:value-type="float" office:value="0.0103980315206088" calcext:value-type="float">
            <text:p>0.010398031520609</text:p>
          </table:table-cell>
          <table:table-cell office:value-type="float" office:value="3.66725846138697" calcext:value-type="float">
            <text:p>3.66725846138697</text:p>
          </table:table-cell>
          <table:table-cell office:value-type="float" office:value="0.988880513773026" calcext:value-type="float">
            <text:p>0.988880513773026</text:p>
          </table:table-cell>
          <table:table-cell office:value-type="float" office:value="0.99493992268323" calcext:value-type="float">
            <text:p>0.99493992268323</text:p>
          </table:table-cell>
          <table:table-cell office:value-type="float" office:value="0.884391770886394" calcext:value-type="float">
            <text:p>0.884391770886394</text:p>
          </table:table-cell>
          <table:table-cell office:value-type="float" office:value="0.665438850574356" calcext:value-type="float">
            <text:p>0.665438850574356</text:p>
          </table:table-cell>
          <table:table-cell office:value-type="float" office:value="0.922136416689922" calcext:value-type="float">
            <text:p>0.922136416689922</text:p>
          </table:table-cell>
          <table:table-cell office:value-type="float" office:value="0.987630604223085" calcext:value-type="float">
            <text:p>0.9876306042230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3.1216458227212" calcext:value-type="float">
            <text:p>-73.1216458227212</text:p>
          </table:table-cell>
          <table:table-cell office:value-type="float" office:value="-116.912229885129" calcext:value-type="float">
            <text:p>-116.912229885129</text:p>
          </table:table-cell>
          <table:table-cell office:value-type="float" office:value="-65.5727166620155" calcext:value-type="float">
            <text:p>-65.57271666201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1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2622588327285" calcext:value-type="float">
            <text:p>72.2622588327285</text:p>
          </table:table-cell>
          <table:table-cell office:value-type="float" office:value="981.943502348467" calcext:value-type="float">
            <text:p>981.943502348467</text:p>
          </table:table-cell>
          <table:table-cell office:value-type="float" office:value="-1" calcext:value-type="float">
            <text:p>-1</text:p>
          </table:table-cell>
          <table:table-cell office:value-type="float" office:value="17412" calcext:value-type="float">
            <text:p>17412</text:p>
          </table:table-cell>
          <table:table-cell office:value-type="float" office:value="6148699" calcext:value-type="float">
            <text:p>6148699</text:p>
          </table:table-cell>
          <table:table-cell office:value-type="float" office:value="1659703" calcext:value-type="float">
            <text:p>1659703</text:p>
          </table:table-cell>
          <table:table-cell office:value-type="float" office:value="1668300" calcext:value-type="float">
            <text:p>1668300</text:p>
          </table:table-cell>
          <table:table-cell office:value-type="float" office:value="1481779" calcext:value-type="float">
            <text:p>1481779</text:p>
          </table:table-cell>
          <table:table-cell office:value-type="float" office:value="1117856" calcext:value-type="float">
            <text:p>1117856</text:p>
          </table:table-cell>
          <table:table-cell office:value-type="float" office:value="1625358" calcext:value-type="float">
            <text:p>1625358</text:p>
          </table:table-cell>
          <table:table-cell office:value-type="float" office:value="1657144" calcext:value-type="float">
            <text:p>1657144</text:p>
          </table:table-cell>
          <table:table-cell office:value-type="float" office:value="0.0103783619854882" calcext:value-type="float">
            <text:p>0.010378361985488</text:p>
          </table:table-cell>
          <table:table-cell office:value-type="float" office:value="3.66491063414939" calcext:value-type="float">
            <text:p>3.66491063414939</text:p>
          </table:table-cell>
          <table:table-cell office:value-type="float" office:value="0.989260195405507" calcext:value-type="float">
            <text:p>0.989260195405507</text:p>
          </table:table-cell>
          <table:table-cell office:value-type="float" office:value="0.9943844073277" calcext:value-type="float">
            <text:p>0.9943844073277</text:p>
          </table:table-cell>
          <table:table-cell office:value-type="float" office:value="0.883209214593078" calcext:value-type="float">
            <text:p>0.883209214593078</text:p>
          </table:table-cell>
          <table:table-cell office:value-type="float" office:value="0.666294177328846" calcext:value-type="float">
            <text:p>0.666294177328846</text:p>
          </table:table-cell>
          <table:table-cell office:value-type="float" office:value="0.968788977717039" calcext:value-type="float">
            <text:p>0.968788977717039</text:p>
          </table:table-cell>
          <table:table-cell office:value-type="float" office:value="0.987734912363876" calcext:value-type="float">
            <text:p>0.9877349123638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3.3581570813843" calcext:value-type="float">
            <text:p>-73.3581570813843</text:p>
          </table:table-cell>
          <table:table-cell office:value-type="float" office:value="-116.741164534231" calcext:value-type="float">
            <text:p>-116.741164534231</text:p>
          </table:table-cell>
          <table:table-cell office:value-type="float" office:value="-56.2422044565921" calcext:value-type="float">
            <text:p>-56.24220445659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1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2.2894566381025" calcext:value-type="float">
            <text:p>72.2894566381025</text:p>
          </table:table-cell>
          <table:table-cell office:value-type="float" office:value="982.007097943398" calcext:value-type="float">
            <text:p>982.007097943398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152481" calcext:value-type="float">
            <text:p>6152481</text:p>
          </table:table-cell>
          <table:table-cell office:value-type="float" office:value="1659104" calcext:value-type="float">
            <text:p>1659104</text:p>
          </table:table-cell>
          <table:table-cell office:value-type="float" office:value="1668431" calcext:value-type="float">
            <text:p>1668431</text:p>
          </table:table-cell>
          <table:table-cell office:value-type="float" office:value="1484083" calcext:value-type="float">
            <text:p>1484083</text:p>
          </table:table-cell>
          <table:table-cell office:value-type="float" office:value="1119134" calcext:value-type="float">
            <text:p>1119134</text:p>
          </table:table-cell>
          <table:table-cell office:value-type="float" office:value="1507992" calcext:value-type="float">
            <text:p>1507992</text:p>
          </table:table-cell>
          <table:table-cell office:value-type="float" office:value="1658228" calcext:value-type="float">
            <text:p>1658228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66716488208352" calcext:value-type="float">
            <text:p>3.66716488208352</text:p>
          </table:table-cell>
          <table:table-cell office:value-type="float" office:value="0.98890316354074" calcext:value-type="float">
            <text:p>0.98890316354074</text:p>
          </table:table-cell>
          <table:table-cell office:value-type="float" office:value="0.994462489421664" calcext:value-type="float">
            <text:p>0.994462489421664</text:p>
          </table:table-cell>
          <table:table-cell office:value-type="float" office:value="0.884582505772412" calcext:value-type="float">
            <text:p>0.884582505772412</text:p>
          </table:table-cell>
          <table:table-cell office:value-type="float" office:value="0.667055924779883" calcext:value-type="float">
            <text:p>0.667055924779883</text:p>
          </table:table-cell>
          <table:table-cell office:value-type="float" office:value="0.898833381990598" calcext:value-type="float">
            <text:p>0.898833381990598</text:p>
          </table:table-cell>
          <table:table-cell office:value-type="float" office:value="0.988381026790264" calcext:value-type="float">
            <text:p>0.988381026790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3.0834988455175" calcext:value-type="float">
            <text:p>-73.0834988455175</text:p>
          </table:table-cell>
          <table:table-cell office:value-type="float" office:value="-116.588815044023" calcext:value-type="float">
            <text:p>-116.588815044023</text:p>
          </table:table-cell>
          <table:table-cell office:value-type="float" office:value="-70.2333236018805" calcext:value-type="float">
            <text:p>-70.23332360188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2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2.2840936787334" calcext:value-type="float">
            <text:p>72.2840936787334</text:p>
          </table:table-cell>
          <table:table-cell office:value-type="float" office:value="981.979554819075" calcext:value-type="float">
            <text:p>981.979554819075</text:p>
          </table:table-cell>
          <table:table-cell office:value-type="float" office:value="-1" calcext:value-type="float">
            <text:p>-1</text:p>
          </table:table-cell>
          <table:table-cell office:value-type="float" office:value="17452" calcext:value-type="float">
            <text:p>17452</text:p>
          </table:table-cell>
          <table:table-cell office:value-type="float" office:value="6164870" calcext:value-type="float">
            <text:p>6164870</text:p>
          </table:table-cell>
          <table:table-cell office:value-type="float" office:value="1659783" calcext:value-type="float">
            <text:p>1659783</text:p>
          </table:table-cell>
          <table:table-cell office:value-type="float" office:value="1669460" calcext:value-type="float">
            <text:p>1669460</text:p>
          </table:table-cell>
          <table:table-cell office:value-type="float" office:value="1490308" calcext:value-type="float">
            <text:p>1490308</text:p>
          </table:table-cell>
          <table:table-cell office:value-type="float" office:value="1119403" calcext:value-type="float">
            <text:p>1119403</text:p>
          </table:table-cell>
          <table:table-cell office:value-type="float" office:value="1473653" calcext:value-type="float">
            <text:p>1473653</text:p>
          </table:table-cell>
          <table:table-cell office:value-type="float" office:value="1658794" calcext:value-type="float">
            <text:p>1658794</text:p>
          </table:table-cell>
          <table:table-cell office:value-type="float" office:value="0.0104022038462405" calcext:value-type="float">
            <text:p>0.010402203846241</text:p>
          </table:table-cell>
          <table:table-cell office:value-type="float" office:value="3.67454930240504" calcext:value-type="float">
            <text:p>3.67454930240504</text:p>
          </table:table-cell>
          <table:table-cell office:value-type="float" office:value="0.989307879127011" calcext:value-type="float">
            <text:p>0.989307879127011</text:p>
          </table:table-cell>
          <table:table-cell office:value-type="float" office:value="0.995075821289518" calcext:value-type="float">
            <text:p>0.995075821289518</text:p>
          </table:table-cell>
          <table:table-cell office:value-type="float" office:value="0.888292895351994" calcext:value-type="float">
            <text:p>0.888292895351994</text:p>
          </table:table-cell>
          <table:table-cell office:value-type="float" office:value="0.667216261293442" calcext:value-type="float">
            <text:p>0.667216261293442</text:p>
          </table:table-cell>
          <table:table-cell office:value-type="float" office:value="0.878365740581243" calcext:value-type="float">
            <text:p>0.878365740581243</text:p>
          </table:table-cell>
          <table:table-cell office:value-type="float" office:value="0.98871838911991" calcext:value-type="float">
            <text:p>0.988718389119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2.3414209296013" calcext:value-type="float">
            <text:p>-72.3414209296013</text:p>
          </table:table-cell>
          <table:table-cell office:value-type="float" office:value="-116.556747741312" calcext:value-type="float">
            <text:p>-116.556747741312</text:p>
          </table:table-cell>
          <table:table-cell office:value-type="float" office:value="-74.3268518837514" calcext:value-type="float">
            <text:p>-74.32685188375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2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2837105165418" calcext:value-type="float">
            <text:p>72.2837105165418</text:p>
          </table:table-cell>
          <table:table-cell office:value-type="float" office:value="981.915959496789" calcext:value-type="float">
            <text:p>981.915959496789</text:p>
          </table:table-cell>
          <table:table-cell office:value-type="float" office:value="-1" calcext:value-type="float">
            <text:p>-1</text:p>
          </table:table-cell>
          <table:table-cell office:value-type="float" office:value="17438" calcext:value-type="float">
            <text:p>17438</text:p>
          </table:table-cell>
          <table:table-cell office:value-type="float" office:value="6171400" calcext:value-type="float">
            <text:p>6171400</text:p>
          </table:table-cell>
          <table:table-cell office:value-type="float" office:value="1659604" calcext:value-type="float">
            <text:p>1659604</text:p>
          </table:table-cell>
          <table:table-cell office:value-type="float" office:value="1669632" calcext:value-type="float">
            <text:p>1669632</text:p>
          </table:table-cell>
          <table:table-cell office:value-type="float" office:value="1491580" calcext:value-type="float">
            <text:p>1491580</text:p>
          </table:table-cell>
          <table:table-cell office:value-type="float" office:value="1119602" calcext:value-type="float">
            <text:p>1119602</text:p>
          </table:table-cell>
          <table:table-cell office:value-type="float" office:value="1562657" calcext:value-type="float">
            <text:p>1562657</text:p>
          </table:table-cell>
          <table:table-cell office:value-type="float" office:value="1656529" calcext:value-type="float">
            <text:p>1656529</text:p>
          </table:table-cell>
          <table:table-cell office:value-type="float" office:value="0.0103938591949772" calcext:value-type="float">
            <text:p>0.010393859194977</text:p>
          </table:table-cell>
          <table:table-cell office:value-type="float" office:value="3.67844148617285" calcext:value-type="float">
            <text:p>3.67844148617285</text:p>
          </table:table-cell>
          <table:table-cell office:value-type="float" office:value="0.989201186800145" calcext:value-type="float">
            <text:p>0.989201186800145</text:p>
          </table:table-cell>
          <table:table-cell office:value-type="float" office:value="0.995178341290753" calcext:value-type="float">
            <text:p>0.995178341290753</text:p>
          </table:table-cell>
          <table:table-cell office:value-type="float" office:value="0.889051066523918" calcext:value-type="float">
            <text:p>0.889051066523918</text:p>
          </table:table-cell>
          <table:table-cell office:value-type="float" office:value="0.667334874550685" calcext:value-type="float">
            <text:p>0.667334874550685</text:p>
          </table:table-cell>
          <table:table-cell office:value-type="float" office:value="0.931416264941247" calcext:value-type="float">
            <text:p>0.931416264941247</text:p>
          </table:table-cell>
          <table:table-cell office:value-type="float" office:value="0.987368343754809" calcext:value-type="float">
            <text:p>0.9873683437548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2.1897866952165" calcext:value-type="float">
            <text:p>-72.1897866952165</text:p>
          </table:table-cell>
          <table:table-cell office:value-type="float" office:value="-116.533025089863" calcext:value-type="float">
            <text:p>-116.533025089863</text:p>
          </table:table-cell>
          <table:table-cell office:value-type="float" office:value="-63.7167470117506" calcext:value-type="float">
            <text:p>-63.71674701175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3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2.2840936787334" calcext:value-type="float">
            <text:p>72.2840936787334</text:p>
          </table:table-cell>
          <table:table-cell office:value-type="float" office:value="981.924468635915" calcext:value-type="float">
            <text:p>981.924468635915</text:p>
          </table:table-cell>
          <table:table-cell office:value-type="float" office:value="-1" calcext:value-type="float">
            <text:p>-1</text:p>
          </table:table-cell>
          <table:table-cell office:value-type="float" office:value="17443" calcext:value-type="float">
            <text:p>17443</text:p>
          </table:table-cell>
          <table:table-cell office:value-type="float" office:value="6176038" calcext:value-type="float">
            <text:p>6176038</text:p>
          </table:table-cell>
          <table:table-cell office:value-type="float" office:value="1659980" calcext:value-type="float">
            <text:p>1659980</text:p>
          </table:table-cell>
          <table:table-cell office:value-type="float" office:value="1668620" calcext:value-type="float">
            <text:p>1668620</text:p>
          </table:table-cell>
          <table:table-cell office:value-type="float" office:value="1489806" calcext:value-type="float">
            <text:p>1489806</text:p>
          </table:table-cell>
          <table:table-cell office:value-type="float" office:value="1121388" calcext:value-type="float">
            <text:p>1121388</text:p>
          </table:table-cell>
          <table:table-cell office:value-type="float" office:value="1628464" calcext:value-type="float">
            <text:p>1628464</text:p>
          </table:table-cell>
          <table:table-cell office:value-type="float" office:value="1657452" calcext:value-type="float">
            <text:p>1657452</text:p>
          </table:table-cell>
          <table:table-cell office:value-type="float" office:value="0.0103968394275712" calcext:value-type="float">
            <text:p>0.010396839427571</text:p>
          </table:table-cell>
          <table:table-cell office:value-type="float" office:value="3.68120594992709" calcext:value-type="float">
            <text:p>3.68120594992709</text:p>
          </table:table-cell>
          <table:table-cell office:value-type="float" office:value="0.989425300291216" calcext:value-type="float">
            <text:p>0.989425300291216</text:p>
          </table:table-cell>
          <table:table-cell office:value-type="float" office:value="0.994575142213719" calcext:value-type="float">
            <text:p>0.994575142213719</text:p>
          </table:table-cell>
          <table:table-cell office:value-type="float" office:value="0.887993679999552" calcext:value-type="float">
            <text:p>0.887993679999552</text:p>
          </table:table-cell>
          <table:table-cell office:value-type="float" office:value="0.668399413633277" calcext:value-type="float">
            <text:p>0.668399413633277</text:p>
          </table:table-cell>
          <table:table-cell office:value-type="float" office:value="0.970640298204458" calcext:value-type="float">
            <text:p>0.970640298204458</text:p>
          </table:table-cell>
          <table:table-cell office:value-type="float" office:value="0.987918494691669" calcext:value-type="float">
            <text:p>0.9879184946916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2.4012640000896" calcext:value-type="float">
            <text:p>-72.4012640000896</text:p>
          </table:table-cell>
          <table:table-cell office:value-type="float" office:value="-116.320117273345" calcext:value-type="float">
            <text:p>-116.320117273345</text:p>
          </table:table-cell>
          <table:table-cell office:value-type="float" office:value="-55.8719403591085" calcext:value-type="float">
            <text:p>-55.87194035910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3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2.2894566381025" calcext:value-type="float">
            <text:p>72.2894566381025</text:p>
          </table:table-cell>
          <table:table-cell office:value-type="float" office:value="981.95201171658" calcext:value-type="float">
            <text:p>981.95201171658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175835" calcext:value-type="float">
            <text:p>6175835</text:p>
          </table:table-cell>
          <table:table-cell office:value-type="float" office:value="1659088" calcext:value-type="float">
            <text:p>1659088</text:p>
          </table:table-cell>
          <table:table-cell office:value-type="float" office:value="1668621" calcext:value-type="float">
            <text:p>1668621</text:p>
          </table:table-cell>
          <table:table-cell office:value-type="float" office:value="1492292" calcext:value-type="float">
            <text:p>1492292</text:p>
          </table:table-cell>
          <table:table-cell office:value-type="float" office:value="1122356" calcext:value-type="float">
            <text:p>1122356</text:p>
          </table:table-cell>
          <table:table-cell office:value-type="float" office:value="1477932" calcext:value-type="float">
            <text:p>1477932</text:p>
          </table:table-cell>
          <table:table-cell office:value-type="float" office:value="1658405" calcext:value-type="float">
            <text:p>1658405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68108495248377" calcext:value-type="float">
            <text:p>3.68108495248377</text:p>
          </table:table-cell>
          <table:table-cell office:value-type="float" office:value="0.98889362679644" calcext:value-type="float">
            <text:p>0.98889362679644</text:p>
          </table:table-cell>
          <table:table-cell office:value-type="float" office:value="0.994575738260238" calcext:value-type="float">
            <text:p>0.994575738260238</text:p>
          </table:table-cell>
          <table:table-cell office:value-type="float" office:value="0.889475451645309" calcext:value-type="float">
            <text:p>0.889475451645309</text:p>
          </table:table-cell>
          <table:table-cell office:value-type="float" office:value="0.668976386663483" calcext:value-type="float">
            <text:p>0.668976386663483</text:p>
          </table:table-cell>
          <table:table-cell office:value-type="float" office:value="0.880916223635223" calcext:value-type="float">
            <text:p>0.880916223635223</text:p>
          </table:table-cell>
          <table:table-cell office:value-type="float" office:value="0.988486527024094" calcext:value-type="float">
            <text:p>0.9884865270240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2.1049096709382" calcext:value-type="float">
            <text:p>-72.1049096709382</text:p>
          </table:table-cell>
          <table:table-cell office:value-type="float" office:value="-116.204722667303" calcext:value-type="float">
            <text:p>-116.204722667303</text:p>
          </table:table-cell>
          <table:table-cell office:value-type="float" office:value="-73.8167552729553" calcext:value-type="float">
            <text:p>-73.81675527295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3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2898398505935" calcext:value-type="float">
            <text:p>72.2898398505935</text:p>
          </table:table-cell>
          <table:table-cell office:value-type="float" office:value="981.960521120802" calcext:value-type="float">
            <text:p>981.960521120802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165350" calcext:value-type="float">
            <text:p>6165350</text:p>
          </table:table-cell>
          <table:table-cell office:value-type="float" office:value="1656763" calcext:value-type="float">
            <text:p>1656763</text:p>
          </table:table-cell>
          <table:table-cell office:value-type="float" office:value="1669895" calcext:value-type="float">
            <text:p>1669895</text:p>
          </table:table-cell>
          <table:table-cell office:value-type="float" office:value="1497695" calcext:value-type="float">
            <text:p>1497695</text:p>
          </table:table-cell>
          <table:table-cell office:value-type="float" office:value="1123531" calcext:value-type="float">
            <text:p>1123531</text:p>
          </table:table-cell>
          <table:table-cell office:value-type="float" office:value="1418092" calcext:value-type="float">
            <text:p>1418092</text:p>
          </table:table-cell>
          <table:table-cell office:value-type="float" office:value="1659352" calcext:value-type="float">
            <text:p>1659352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67483540473406" calcext:value-type="float">
            <text:p>3.67483540473406</text:p>
          </table:table-cell>
          <table:table-cell office:value-type="float" office:value="0.98750781864021" calcext:value-type="float">
            <text:p>0.98750781864021</text:p>
          </table:table-cell>
          <table:table-cell office:value-type="float" office:value="0.9953351015252" calcext:value-type="float">
            <text:p>0.9953351015252</text:p>
          </table:table-cell>
          <table:table-cell office:value-type="float" office:value="0.892695890986429" calcext:value-type="float">
            <text:p>0.892695890986429</text:p>
          </table:table-cell>
          <table:table-cell office:value-type="float" office:value="0.669676741323083" calcext:value-type="float">
            <text:p>0.669676741323083</text:p>
          </table:table-cell>
          <table:table-cell office:value-type="float" office:value="0.845248799949741" calcext:value-type="float">
            <text:p>0.845248799949741</text:p>
          </table:table-cell>
          <table:table-cell office:value-type="float" office:value="0.989050983077405" calcext:value-type="float">
            <text:p>0.9890509830774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1.4608218027141" calcext:value-type="float">
            <text:p>-71.4608218027141</text:p>
          </table:table-cell>
          <table:table-cell office:value-type="float" office:value="-116.064651735383" calcext:value-type="float">
            <text:p>-116.064651735383</text:p>
          </table:table-cell>
          <table:table-cell office:value-type="float" office:value="-80.9502400100517" calcext:value-type="float">
            <text:p>-80.95024001005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4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2955861240433" calcext:value-type="float">
            <text:p>72.2955861240433</text:p>
          </table:table-cell>
          <table:table-cell office:value-type="float" office:value="981.969030561129" calcext:value-type="float">
            <text:p>981.969030561129</text:p>
          </table:table-cell>
          <table:table-cell office:value-type="float" office:value="-1" calcext:value-type="float">
            <text:p>-1</text:p>
          </table:table-cell>
          <table:table-cell office:value-type="float" office:value="17425" calcext:value-type="float">
            <text:p>17425</text:p>
          </table:table-cell>
          <table:table-cell office:value-type="float" office:value="6165811" calcext:value-type="float">
            <text:p>6165811</text:p>
          </table:table-cell>
          <table:table-cell office:value-type="float" office:value="1659596" calcext:value-type="float">
            <text:p>1659596</text:p>
          </table:table-cell>
          <table:table-cell office:value-type="float" office:value="1670101" calcext:value-type="float">
            <text:p>1670101</text:p>
          </table:table-cell>
          <table:table-cell office:value-type="float" office:value="1500327" calcext:value-type="float">
            <text:p>1500327</text:p>
          </table:table-cell>
          <table:table-cell office:value-type="float" office:value="1123566" calcext:value-type="float">
            <text:p>1123566</text:p>
          </table:table-cell>
          <table:table-cell office:value-type="float" office:value="1544408" calcext:value-type="float">
            <text:p>1544408</text:p>
          </table:table-cell>
          <table:table-cell office:value-type="float" office:value="1656648" calcext:value-type="float">
            <text:p>1656648</text:p>
          </table:table-cell>
          <table:table-cell office:value-type="float" office:value="0.0103861105902327" calcext:value-type="float">
            <text:p>0.010386110590233</text:p>
          </table:table-cell>
          <table:table-cell office:value-type="float" office:value="3.67511018217923" calcext:value-type="float">
            <text:p>3.67511018217923</text:p>
          </table:table-cell>
          <table:table-cell office:value-type="float" office:value="0.989196418427994" calcext:value-type="float">
            <text:p>0.989196418427994</text:p>
          </table:table-cell>
          <table:table-cell office:value-type="float" office:value="0.995457887108074" calcext:value-type="float">
            <text:p>0.995457887108074</text:p>
          </table:table-cell>
          <table:table-cell office:value-type="float" office:value="0.894264685423933" calcext:value-type="float">
            <text:p>0.894264685423933</text:p>
          </table:table-cell>
          <table:table-cell office:value-type="float" office:value="0.669697602951241" calcext:value-type="float">
            <text:p>0.669697602951241</text:p>
          </table:table-cell>
          <table:table-cell office:value-type="float" office:value="0.920539012019516" calcext:value-type="float">
            <text:p>0.920539012019516</text:p>
          </table:table-cell>
          <table:table-cell office:value-type="float" office:value="0.987439273290548" calcext:value-type="float">
            <text:p>0.9874392732905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1.1470629152135" calcext:value-type="float">
            <text:p>-71.1470629152135</text:p>
          </table:table-cell>
          <table:table-cell office:value-type="float" office:value="-116.060479409752" calcext:value-type="float">
            <text:p>-116.060479409752</text:p>
          </table:table-cell>
          <table:table-cell office:value-type="float" office:value="-65.8921975960967" calcext:value-type="float">
            <text:p>-65.89219759609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4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2.3055454647072" calcext:value-type="float">
            <text:p>72.3055454647072</text:p>
          </table:table-cell>
          <table:table-cell office:value-type="float" office:value="981.979554819075" calcext:value-type="float">
            <text:p>981.979554819075</text:p>
          </table:table-cell>
          <table:table-cell office:value-type="float" office:value="-1" calcext:value-type="float">
            <text:p>-1</text:p>
          </table:table-cell>
          <table:table-cell office:value-type="float" office:value="117999" calcext:value-type="float">
            <text:p>117999</text:p>
          </table:table-cell>
          <table:table-cell office:value-type="float" office:value="6159535" calcext:value-type="float">
            <text:p>6159535</text:p>
          </table:table-cell>
          <table:table-cell office:value-type="float" office:value="1660400" calcext:value-type="float">
            <text:p>1660400</text:p>
          </table:table-cell>
          <table:table-cell office:value-type="float" office:value="1668705" calcext:value-type="float">
            <text:p>1668705</text:p>
          </table:table-cell>
          <table:table-cell office:value-type="float" office:value="1498291" calcext:value-type="float">
            <text:p>1498291</text:p>
          </table:table-cell>
          <table:table-cell office:value-type="float" office:value="1124710" calcext:value-type="float">
            <text:p>1124710</text:p>
          </table:table-cell>
          <table:table-cell office:value-type="float" office:value="1614809" calcext:value-type="float">
            <text:p>1614809</text:p>
          </table:table-cell>
          <table:table-cell office:value-type="float" office:value="1656681" calcext:value-type="float">
            <text:p>1656681</text:p>
          </table:table-cell>
          <table:table-cell office:value-type="float" office:value="0.0703328931728474" calcext:value-type="float">
            <text:p>0.070332893172847</text:p>
          </table:table-cell>
          <table:table-cell office:value-type="float" office:value="3.67136939422719" calcext:value-type="float">
            <text:p>3.67136939422719</text:p>
          </table:table-cell>
          <table:table-cell office:value-type="float" office:value="0.989675639829116" calcext:value-type="float">
            <text:p>0.989675639829116</text:p>
          </table:table-cell>
          <table:table-cell office:value-type="float" office:value="0.994625806167818" calcext:value-type="float">
            <text:p>0.994625806167818</text:p>
          </table:table-cell>
          <table:table-cell office:value-type="float" office:value="0.893051134711639" calcext:value-type="float">
            <text:p>0.893051134711639</text:p>
          </table:table-cell>
          <table:table-cell office:value-type="float" office:value="0.670379480168757" calcext:value-type="float">
            <text:p>0.670379480168757</text:p>
          </table:table-cell>
          <table:table-cell office:value-type="float" office:value="0.962501282990132" calcext:value-type="float">
            <text:p>0.962501282990132</text:p>
          </table:table-cell>
          <table:table-cell office:value-type="float" office:value="0.987458942825668" calcext:value-type="float">
            <text:p>0.987458942825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1.3897730576722" calcext:value-type="float">
            <text:p>-71.3897730576722</text:p>
          </table:table-cell>
          <table:table-cell office:value-type="float" office:value="-115.924103966249" calcext:value-type="float">
            <text:p>-115.924103966249</text:p>
          </table:table-cell>
          <table:table-cell office:value-type="float" office:value="-57.4997434019737" calcext:value-type="float">
            <text:p>-57.49974340197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5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3005658633289" calcext:value-type="float">
            <text:p>72.3005658633289</text:p>
          </table:table-cell>
          <table:table-cell office:value-type="float" office:value="981.932977811147" calcext:value-type="float">
            <text:p>981.932977811147</text:p>
          </table:table-cell>
          <table:table-cell office:value-type="float" office:value="-1" calcext:value-type="float">
            <text:p>-1</text:p>
          </table:table-cell>
          <table:table-cell office:value-type="float" office:value="17434" calcext:value-type="float">
            <text:p>17434</text:p>
          </table:table-cell>
          <table:table-cell office:value-type="float" office:value="6162032" calcext:value-type="float">
            <text:p>6162032</text:p>
          </table:table-cell>
          <table:table-cell office:value-type="float" office:value="1657024" calcext:value-type="float">
            <text:p>1657024</text:p>
          </table:table-cell>
          <table:table-cell office:value-type="float" office:value="1670484" calcext:value-type="float">
            <text:p>1670484</text:p>
          </table:table-cell>
          <table:table-cell office:value-type="float" office:value="1503976" calcext:value-type="float">
            <text:p>1503976</text:p>
          </table:table-cell>
          <table:table-cell office:value-type="float" office:value="1126056" calcext:value-type="float">
            <text:p>1126056</text:p>
          </table:table-cell>
          <table:table-cell office:value-type="float" office:value="1438844" calcext:value-type="float">
            <text:p>1438844</text:p>
          </table:table-cell>
          <table:table-cell office:value-type="float" office:value="1659322" calcext:value-type="float">
            <text:p>1659322</text:p>
          </table:table-cell>
          <table:table-cell office:value-type="float" office:value="0.010391475008902" calcext:value-type="float">
            <text:p>0.010391475008902</text:p>
          </table:table-cell>
          <table:table-cell office:value-type="float" office:value="3.67285772238466" calcext:value-type="float">
            <text:p>3.67285772238466</text:p>
          </table:table-cell>
          <table:table-cell office:value-type="float" office:value="0.987663386781619" calcext:value-type="float">
            <text:p>0.987663386781619</text:p>
          </table:table-cell>
          <table:table-cell office:value-type="float" office:value="0.995686172924778" calcext:value-type="float">
            <text:p>0.995686172924778</text:p>
          </table:table-cell>
          <table:table-cell office:value-type="float" office:value="0.896439659171064" calcext:value-type="float">
            <text:p>0.896439659171064</text:p>
          </table:table-cell>
          <table:table-cell office:value-type="float" office:value="0.671181758783073" calcext:value-type="float">
            <text:p>0.671181758783073</text:p>
          </table:table-cell>
          <table:table-cell office:value-type="float" office:value="0.857617957308049" calcext:value-type="float">
            <text:p>0.857617957308049</text:p>
          </table:table-cell>
          <table:table-cell office:value-type="float" office:value="0.989033101681841" calcext:value-type="float">
            <text:p>0.9890331016818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7120681657872" calcext:value-type="float">
            <text:p>-70.7120681657872</text:p>
          </table:table-cell>
          <table:table-cell office:value-type="float" office:value="-115.763648243385" calcext:value-type="float">
            <text:p>-115.763648243385</text:p>
          </table:table-cell>
          <table:table-cell office:value-type="float" office:value="-78.4764085383902" calcext:value-type="float">
            <text:p>-78.47640853839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5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2.3001825310893" calcext:value-type="float">
            <text:p>72.3001825310893</text:p>
          </table:table-cell>
          <table:table-cell office:value-type="float" office:value="981.896925577077" calcext:value-type="float">
            <text:p>981.896925577077</text:p>
          </table:table-cell>
          <table:table-cell office:value-type="float" office:value="-1" calcext:value-type="float">
            <text:p>-1</text:p>
          </table:table-cell>
          <table:table-cell office:value-type="float" office:value="17445" calcext:value-type="float">
            <text:p>17445</text:p>
          </table:table-cell>
          <table:table-cell office:value-type="float" office:value="6155305" calcext:value-type="float">
            <text:p>6155305</text:p>
          </table:table-cell>
          <table:table-cell office:value-type="float" office:value="1658614" calcext:value-type="float">
            <text:p>1658614</text:p>
          </table:table-cell>
          <table:table-cell office:value-type="float" office:value="1670920" calcext:value-type="float">
            <text:p>1670920</text:p>
          </table:table-cell>
          <table:table-cell office:value-type="float" office:value="1504197" calcext:value-type="float">
            <text:p>1504197</text:p>
          </table:table-cell>
          <table:table-cell office:value-type="float" office:value="1125815" calcext:value-type="float">
            <text:p>1125815</text:p>
          </table:table-cell>
          <table:table-cell office:value-type="float" office:value="1578903" calcext:value-type="float">
            <text:p>1578903</text:p>
          </table:table-cell>
          <table:table-cell office:value-type="float" office:value="1654646" calcext:value-type="float">
            <text:p>1654646</text:p>
          </table:table-cell>
          <table:table-cell office:value-type="float" office:value="0.0103980315206088" calcext:value-type="float">
            <text:p>0.010398031520609</text:p>
          </table:table-cell>
          <table:table-cell office:value-type="float" office:value="3.66884811745264" calcext:value-type="float">
            <text:p>3.66884811745264</text:p>
          </table:table-cell>
          <table:table-cell office:value-type="float" office:value="0.988611100746524" calcext:value-type="float">
            <text:p>0.988611100746524</text:p>
          </table:table-cell>
          <table:table-cell office:value-type="float" office:value="0.995946049206978" calcext:value-type="float">
            <text:p>0.995946049206978</text:p>
          </table:table-cell>
          <table:table-cell office:value-type="float" office:value="0.89657138545172" calcext:value-type="float">
            <text:p>0.89657138545172</text:p>
          </table:table-cell>
          <table:table-cell office:value-type="float" office:value="0.671038111572041" calcext:value-type="float">
            <text:p>0.671038111572041</text:p>
          </table:table-cell>
          <table:table-cell office:value-type="float" office:value="0.941099636685805" calcext:value-type="float">
            <text:p>0.941099636685805</text:p>
          </table:table-cell>
          <table:table-cell office:value-type="float" office:value="0.986245988159894" calcext:value-type="float">
            <text:p>0.986245988159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6857229096559" calcext:value-type="float">
            <text:p>-70.6857229096559</text:p>
          </table:table-cell>
          <table:table-cell office:value-type="float" office:value="-115.792377685592" calcext:value-type="float">
            <text:p>-115.792377685592</text:p>
          </table:table-cell>
          <table:table-cell office:value-type="float" office:value="-61.780072662839" calcext:value-type="float">
            <text:p>-61.7800726628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6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2.2948195888878" calcext:value-type="float">
            <text:p>72.2948195888878</text:p>
          </table:table-cell>
          <table:table-cell office:value-type="float" office:value="981.95201171658" calcext:value-type="float">
            <text:p>981.95201171658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169182" calcext:value-type="float">
            <text:p>6169182</text:p>
          </table:table-cell>
          <table:table-cell office:value-type="float" office:value="1659896" calcext:value-type="float">
            <text:p>1659896</text:p>
          </table:table-cell>
          <table:table-cell office:value-type="float" office:value="1669439" calcext:value-type="float">
            <text:p>1669439</text:p>
          </table:table-cell>
          <table:table-cell office:value-type="float" office:value="1503315" calcext:value-type="float">
            <text:p>1503315</text:p>
          </table:table-cell>
          <table:table-cell office:value-type="float" office:value="1127744" calcext:value-type="float">
            <text:p>1127744</text:p>
          </table:table-cell>
          <table:table-cell office:value-type="float" office:value="1623694" calcext:value-type="float">
            <text:p>1623694</text:p>
          </table:table-cell>
          <table:table-cell office:value-type="float" office:value="1657071" calcext:value-type="float">
            <text:p>1657071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67711945499414" calcext:value-type="float">
            <text:p>3.67711945499414</text:p>
          </table:table-cell>
          <table:table-cell office:value-type="float" office:value="0.989375232383637" calcext:value-type="float">
            <text:p>0.989375232383637</text:p>
          </table:table-cell>
          <table:table-cell office:value-type="float" office:value="0.995063304312623" calcext:value-type="float">
            <text:p>0.995063304312623</text:p>
          </table:table-cell>
          <table:table-cell office:value-type="float" office:value="0.896045672422132" calcext:value-type="float">
            <text:p>0.896045672422132</text:p>
          </table:table-cell>
          <table:table-cell office:value-type="float" office:value="0.672187885306821" calcext:value-type="float">
            <text:p>0.672187885306821</text:p>
          </table:table-cell>
          <table:table-cell office:value-type="float" office:value="0.967797156309742" calcext:value-type="float">
            <text:p>0.967797156309742</text:p>
          </table:table-cell>
          <table:table-cell office:value-type="float" office:value="0.987691400968003" calcext:value-type="float">
            <text:p>0.987691400968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7908655155737" calcext:value-type="float">
            <text:p>-70.7908655155737</text:p>
          </table:table-cell>
          <table:table-cell office:value-type="float" office:value="-115.562422938636" calcext:value-type="float">
            <text:p>-115.562422938636</text:p>
          </table:table-cell>
          <table:table-cell office:value-type="float" office:value="-56.4405687380515" calcext:value-type="float">
            <text:p>-56.44056873805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6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2837105165418" calcext:value-type="float">
            <text:p>72.2837105165418</text:p>
          </table:table-cell>
          <table:table-cell office:value-type="float" office:value="981.860873858919" calcext:value-type="float">
            <text:p>981.860873858919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172072" calcext:value-type="float">
            <text:p>6172072</text:p>
          </table:table-cell>
          <table:table-cell office:value-type="float" office:value="1658343" calcext:value-type="float">
            <text:p>1658343</text:p>
          </table:table-cell>
          <table:table-cell office:value-type="float" office:value="1668813" calcext:value-type="float">
            <text:p>1668813</text:p>
          </table:table-cell>
          <table:table-cell office:value-type="float" office:value="1505126" calcext:value-type="float">
            <text:p>1505126</text:p>
          </table:table-cell>
          <table:table-cell office:value-type="float" office:value="1129299" calcext:value-type="float">
            <text:p>1129299</text:p>
          </table:table-cell>
          <table:table-cell office:value-type="float" office:value="1560433" calcext:value-type="float">
            <text:p>1560433</text:p>
          </table:table-cell>
          <table:table-cell office:value-type="float" office:value="1658722" calcext:value-type="float">
            <text:p>1658722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67884202943349" calcext:value-type="float">
            <text:p>3.67884202943349</text:p>
          </table:table-cell>
          <table:table-cell office:value-type="float" office:value="0.988449572139928" calcext:value-type="float">
            <text:p>0.988449572139928</text:p>
          </table:table-cell>
          <table:table-cell office:value-type="float" office:value="0.994690179191849" calcext:value-type="float">
            <text:p>0.994690179191849</text:p>
          </table:table-cell>
          <table:table-cell office:value-type="float" office:value="0.897125112667693" calcext:value-type="float">
            <text:p>0.897125112667693</text:p>
          </table:table-cell>
          <table:table-cell office:value-type="float" office:value="0.673114737643568" calcext:value-type="float">
            <text:p>0.673114737643568</text:p>
          </table:table-cell>
          <table:table-cell office:value-type="float" office:value="0.930090657483417" calcext:value-type="float">
            <text:p>0.930090657483417</text:p>
          </table:table-cell>
          <table:table-cell office:value-type="float" office:value="0.988675473770556" calcext:value-type="float">
            <text:p>0.9886754737705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0.5749774664614" calcext:value-type="float">
            <text:p>-70.5749774664614</text:p>
          </table:table-cell>
          <table:table-cell office:value-type="float" office:value="-115.377052471286" calcext:value-type="float">
            <text:p>-115.377052471286</text:p>
          </table:table-cell>
          <table:table-cell office:value-type="float" office:value="-63.9818685033165" calcext:value-type="float">
            <text:p>-63.98186850331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7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2630246685363" calcext:value-type="float">
            <text:p>72.2630246685363</text:p>
          </table:table-cell>
          <table:table-cell office:value-type="float" office:value="981.988064452285" calcext:value-type="float">
            <text:p>981.988064452285</text:p>
          </table:table-cell>
          <table:table-cell office:value-type="float" office:value="-1" calcext:value-type="float">
            <text:p>-1</text:p>
          </table:table-cell>
          <table:table-cell office:value-type="float" office:value="17438" calcext:value-type="float">
            <text:p>17438</text:p>
          </table:table-cell>
          <table:table-cell office:value-type="float" office:value="6180825" calcext:value-type="float">
            <text:p>6180825</text:p>
          </table:table-cell>
          <table:table-cell office:value-type="float" office:value="1659133" calcext:value-type="float">
            <text:p>1659133</text:p>
          </table:table-cell>
          <table:table-cell office:value-type="float" office:value="1670801" calcext:value-type="float">
            <text:p>1670801</text:p>
          </table:table-cell>
          <table:table-cell office:value-type="float" office:value="1510565" calcext:value-type="float">
            <text:p>1510565</text:p>
          </table:table-cell>
          <table:table-cell office:value-type="float" office:value="1130012" calcext:value-type="float">
            <text:p>1130012</text:p>
          </table:table-cell>
          <table:table-cell office:value-type="float" office:value="1439888" calcext:value-type="float">
            <text:p>1439888</text:p>
          </table:table-cell>
          <table:table-cell office:value-type="float" office:value="1659479" calcext:value-type="float">
            <text:p>1659479</text:p>
          </table:table-cell>
          <table:table-cell office:value-type="float" office:value="0.0103938591949772" calcext:value-type="float">
            <text:p>0.010393859194977</text:p>
          </table:table-cell>
          <table:table-cell office:value-type="float" office:value="3.68405922461262" calcext:value-type="float">
            <text:p>3.68405922461262</text:p>
          </table:table-cell>
          <table:table-cell office:value-type="float" office:value="0.988920448889786" calcext:value-type="float">
            <text:p>0.988920448889786</text:p>
          </table:table-cell>
          <table:table-cell office:value-type="float" office:value="0.99587511967124" calcext:value-type="float">
            <text:p>0.99587511967124</text:p>
          </table:table-cell>
          <table:table-cell office:value-type="float" office:value="0.900367009683491" calcext:value-type="float">
            <text:p>0.900367009683491</text:p>
          </table:table-cell>
          <table:table-cell office:value-type="float" office:value="0.673539718811478" calcext:value-type="float">
            <text:p>0.673539718811478</text:p>
          </table:table-cell>
          <table:table-cell office:value-type="float" office:value="0.858240229873685" calcext:value-type="float">
            <text:p>0.858240229873685</text:p>
          </table:table-cell>
          <table:table-cell office:value-type="float" office:value="0.989126680985294" calcext:value-type="float">
            <text:p>0.989126680985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9.9265980633018" calcext:value-type="float">
            <text:p>-69.9265980633018</text:p>
          </table:table-cell>
          <table:table-cell office:value-type="float" office:value="-115.292056237704" calcext:value-type="float">
            <text:p>-115.292056237704</text:p>
          </table:table-cell>
          <table:table-cell office:value-type="float" office:value="-78.3519540252631" calcext:value-type="float">
            <text:p>-78.35195402526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7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2.2894566381025" calcext:value-type="float">
            <text:p>72.2894566381025</text:p>
          </table:table-cell>
          <table:table-cell office:value-type="float" office:value="981.924468635915" calcext:value-type="float">
            <text:p>981.924468635915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180370" calcext:value-type="float">
            <text:p>6180370</text:p>
          </table:table-cell>
          <table:table-cell office:value-type="float" office:value="1659331" calcext:value-type="float">
            <text:p>1659331</text:p>
          </table:table-cell>
          <table:table-cell office:value-type="float" office:value="1668375" calcext:value-type="float">
            <text:p>1668375</text:p>
          </table:table-cell>
          <table:table-cell office:value-type="float" office:value="1511824" calcext:value-type="float">
            <text:p>1511824</text:p>
          </table:table-cell>
          <table:table-cell office:value-type="float" office:value="1129476" calcext:value-type="float">
            <text:p>1129476</text:p>
          </table:table-cell>
          <table:table-cell office:value-type="float" office:value="1542835" calcext:value-type="float">
            <text:p>1542835</text:p>
          </table:table-cell>
          <table:table-cell office:value-type="float" office:value="1657676" calcext:value-type="float">
            <text:p>1657676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68378802344656" calcext:value-type="float">
            <text:p>3.68378802344656</text:p>
          </table:table-cell>
          <table:table-cell office:value-type="float" office:value="0.98903846610051" calcext:value-type="float">
            <text:p>0.98903846610051</text:p>
          </table:table-cell>
          <table:table-cell office:value-type="float" office:value="0.994429110816611" calcext:value-type="float">
            <text:p>0.994429110816611</text:p>
          </table:table-cell>
          <table:table-cell office:value-type="float" office:value="0.90111743225067" calcext:value-type="float">
            <text:p>0.90111743225067</text:p>
          </table:table-cell>
          <table:table-cell office:value-type="float" office:value="0.673220237877397" calcext:value-type="float">
            <text:p>0.673220237877397</text:p>
          </table:table-cell>
          <table:table-cell office:value-type="float" office:value="0.919601430845431" calcext:value-type="float">
            <text:p>0.919601430845431</text:p>
          </table:table-cell>
          <table:table-cell office:value-type="float" office:value="0.988052009111882" calcext:value-type="float">
            <text:p>0.9880520091118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9.7765135498659" calcext:value-type="float">
            <text:p>-69.7765135498659</text:p>
          </table:table-cell>
          <table:table-cell office:value-type="float" office:value="-115.355952424521" calcext:value-type="float">
            <text:p>-115.355952424521</text:p>
          </table:table-cell>
          <table:table-cell office:value-type="float" office:value="-66.0797138309138" calcext:value-type="float">
            <text:p>-66.07971383091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7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2890734160363" calcext:value-type="float">
            <text:p>72.2890734160363</text:p>
          </table:table-cell>
          <table:table-cell office:value-type="float" office:value="981.915959496789" calcext:value-type="float">
            <text:p>981.915959496789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187087" calcext:value-type="float">
            <text:p>6187087</text:p>
          </table:table-cell>
          <table:table-cell office:value-type="float" office:value="1660987" calcext:value-type="float">
            <text:p>1660987</text:p>
          </table:table-cell>
          <table:table-cell office:value-type="float" office:value="1670022" calcext:value-type="float">
            <text:p>1670022</text:p>
          </table:table-cell>
          <table:table-cell office:value-type="float" office:value="1511548" calcext:value-type="float">
            <text:p>1511548</text:p>
          </table:table-cell>
          <table:table-cell office:value-type="float" office:value="1130778" calcext:value-type="float">
            <text:p>1130778</text:p>
          </table:table-cell>
          <table:table-cell office:value-type="float" office:value="1603178" calcext:value-type="float">
            <text:p>1603178</text:p>
          </table:table-cell>
          <table:table-cell office:value-type="float" office:value="1656429" calcext:value-type="float">
            <text:p>1656429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6877916679134" calcext:value-type="float">
            <text:p>3.6877916679134</text:p>
          </table:table-cell>
          <table:table-cell office:value-type="float" office:value="0.990025519135656" calcext:value-type="float">
            <text:p>0.990025519135656</text:p>
          </table:table-cell>
          <table:table-cell office:value-type="float" office:value="0.995410799433088" calcext:value-type="float">
            <text:p>0.995410799433088</text:p>
          </table:table-cell>
          <table:table-cell office:value-type="float" office:value="0.900952923411479" calcext:value-type="float">
            <text:p>0.900952923411479</text:p>
          </table:table-cell>
          <table:table-cell office:value-type="float" office:value="0.673996290444886" calcext:value-type="float">
            <text:p>0.673996290444886</text:p>
          </table:table-cell>
          <table:table-cell office:value-type="float" office:value="0.955568665929873" calcext:value-type="float">
            <text:p>0.955568665929873</text:p>
          </table:table-cell>
          <table:table-cell office:value-type="float" office:value="0.987308739102928" calcext:value-type="float">
            <text:p>0.9873087391029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9.8094153177041" calcext:value-type="float">
            <text:p>-69.8094153177041</text:p>
          </table:table-cell>
          <table:table-cell office:value-type="float" office:value="-115.200741911023" calcext:value-type="float">
            <text:p>-115.200741911023</text:p>
          </table:table-cell>
          <table:table-cell office:value-type="float" office:value="-58.8862668140253" calcext:value-type="float">
            <text:p>-58.88626681402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8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2844768313499" calcext:value-type="float">
            <text:p>72.2844768313499</text:p>
          </table:table-cell>
          <table:table-cell office:value-type="float" office:value="981.932977811147" calcext:value-type="float">
            <text:p>981.932977811147</text:p>
          </table:table-cell>
          <table:table-cell office:value-type="float" office:value="-1" calcext:value-type="float">
            <text:p>-1</text:p>
          </table:table-cell>
          <table:table-cell office:value-type="float" office:value="17428" calcext:value-type="float">
            <text:p>17428</text:p>
          </table:table-cell>
          <table:table-cell office:value-type="float" office:value="6199107" calcext:value-type="float">
            <text:p>6199107</text:p>
          </table:table-cell>
          <table:table-cell office:value-type="float" office:value="1659995" calcext:value-type="float">
            <text:p>1659995</text:p>
          </table:table-cell>
          <table:table-cell office:value-type="float" office:value="1669047" calcext:value-type="float">
            <text:p>1669047</text:p>
          </table:table-cell>
          <table:table-cell office:value-type="float" office:value="1511655" calcext:value-type="float">
            <text:p>1511655</text:p>
          </table:table-cell>
          <table:table-cell office:value-type="float" office:value="1132358" calcext:value-type="float">
            <text:p>1132358</text:p>
          </table:table-cell>
          <table:table-cell office:value-type="float" office:value="1607506" calcext:value-type="float">
            <text:p>1607506</text:p>
          </table:table-cell>
          <table:table-cell office:value-type="float" office:value="1658901" calcext:value-type="float">
            <text:p>1658901</text:p>
          </table:table-cell>
          <table:table-cell office:value-type="float" office:value="0.0103878987297891" calcext:value-type="float">
            <text:p>0.010387898729789</text:p>
          </table:table-cell>
          <table:table-cell office:value-type="float" office:value="3.69495614706947" calcext:value-type="float">
            <text:p>3.69495614706947</text:p>
          </table:table-cell>
          <table:table-cell office:value-type="float" office:value="0.989434240988999" calcext:value-type="float">
            <text:p>0.989434240988999</text:p>
          </table:table-cell>
          <table:table-cell office:value-type="float" office:value="0.99482965407725" calcext:value-type="float">
            <text:p>0.99482965407725</text:p>
          </table:table-cell>
          <table:table-cell office:value-type="float" office:value="0.901016700388992" calcext:value-type="float">
            <text:p>0.901016700388992</text:p>
          </table:table-cell>
          <table:table-cell office:value-type="float" office:value="0.674938043944602" calcext:value-type="float">
            <text:p>0.674938043944602</text:p>
          </table:table-cell>
          <table:table-cell office:value-type="float" office:value="0.958148355263276" calcext:value-type="float">
            <text:p>0.958148355263276</text:p>
          </table:table-cell>
          <table:table-cell office:value-type="float" office:value="0.988782166097422" calcext:value-type="float">
            <text:p>0.988782166097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9.7966599222016" calcext:value-type="float">
            <text:p>-69.7966599222016</text:p>
          </table:table-cell>
          <table:table-cell office:value-type="float" office:value="-115.01239121108" calcext:value-type="float">
            <text:p>-115.01239121108</text:p>
          </table:table-cell>
          <table:table-cell office:value-type="float" office:value="-58.3703289473449" calcext:value-type="float">
            <text:p>-58.37032894734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8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2794968866889" calcext:value-type="float">
            <text:p>72.2794968866889</text:p>
          </table:table-cell>
          <table:table-cell office:value-type="float" office:value="981.969030561129" calcext:value-type="float">
            <text:p>981.969030561129</text:p>
          </table:table-cell>
          <table:table-cell office:value-type="float" office:value="-1" calcext:value-type="float">
            <text:p>-1</text:p>
          </table:table-cell>
          <table:table-cell office:value-type="float" office:value="17427" calcext:value-type="float">
            <text:p>17427</text:p>
          </table:table-cell>
          <table:table-cell office:value-type="float" office:value="6202144" calcext:value-type="float">
            <text:p>6202144</text:p>
          </table:table-cell>
          <table:table-cell office:value-type="float" office:value="1658391" calcext:value-type="float">
            <text:p>1658391</text:p>
          </table:table-cell>
          <table:table-cell office:value-type="float" office:value="1670901" calcext:value-type="float">
            <text:p>1670901</text:p>
          </table:table-cell>
          <table:table-cell office:value-type="float" office:value="1517680" calcext:value-type="float">
            <text:p>1517680</text:p>
          </table:table-cell>
          <table:table-cell office:value-type="float" office:value="1132791" calcext:value-type="float">
            <text:p>1132791</text:p>
          </table:table-cell>
          <table:table-cell office:value-type="float" office:value="1532475" calcext:value-type="float">
            <text:p>1532475</text:p>
          </table:table-cell>
          <table:table-cell office:value-type="float" office:value="1658339" calcext:value-type="float">
            <text:p>1658339</text:p>
          </table:table-cell>
          <table:table-cell office:value-type="float" office:value="0.0103873026832703" calcext:value-type="float">
            <text:p>0.01038730268327</text:p>
          </table:table-cell>
          <table:table-cell office:value-type="float" office:value="3.69676634034709" calcext:value-type="float">
            <text:p>3.69676634034709</text:p>
          </table:table-cell>
          <table:table-cell office:value-type="float" office:value="0.98847818237283" calcext:value-type="float">
            <text:p>0.98847818237283</text:p>
          </table:table-cell>
          <table:table-cell office:value-type="float" office:value="0.995934724323121" calcext:value-type="float">
            <text:p>0.995934724323121</text:p>
          </table:table-cell>
          <table:table-cell office:value-type="float" office:value="0.904607880664811" calcext:value-type="float">
            <text:p>0.904607880664811</text:p>
          </table:table-cell>
          <table:table-cell office:value-type="float" office:value="0.675196132087246" calcext:value-type="float">
            <text:p>0.675196132087246</text:p>
          </table:table-cell>
          <table:table-cell office:value-type="float" office:value="0.913426388910578" calcext:value-type="float">
            <text:p>0.913426388910578</text:p>
          </table:table-cell>
          <table:table-cell office:value-type="float" office:value="0.988447187953852" calcext:value-type="float">
            <text:p>0.988447187953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9.0784238670378" calcext:value-type="float">
            <text:p>-69.0784238670378</text:p>
          </table:table-cell>
          <table:table-cell office:value-type="float" office:value="-114.960773582551" calcext:value-type="float">
            <text:p>-114.960773582551</text:p>
          </table:table-cell>
          <table:table-cell office:value-type="float" office:value="-67.3147222178843" calcext:value-type="float">
            <text:p>-67.31472221788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9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2794968866889" calcext:value-type="float">
            <text:p>72.2794968866889</text:p>
          </table:table-cell>
          <table:table-cell office:value-type="float" office:value="981.913943505671" calcext:value-type="float">
            <text:p>981.913943505671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225409" calcext:value-type="float">
            <text:p>6225409</text:p>
          </table:table-cell>
          <table:table-cell office:value-type="float" office:value="1660877" calcext:value-type="float">
            <text:p>1660877</text:p>
          </table:table-cell>
          <table:table-cell office:value-type="float" office:value="1669990" calcext:value-type="float">
            <text:p>1669990</text:p>
          </table:table-cell>
          <table:table-cell office:value-type="float" office:value="1517906" calcext:value-type="float">
            <text:p>1517906</text:p>
          </table:table-cell>
          <table:table-cell office:value-type="float" office:value="1133763" calcext:value-type="float">
            <text:p>1133763</text:p>
          </table:table-cell>
          <table:table-cell office:value-type="float" office:value="1590283" calcext:value-type="float">
            <text:p>1590283</text:p>
          </table:table-cell>
          <table:table-cell office:value-type="float" office:value="1656776" calcext:value-type="float">
            <text:p>1656776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71063336260717" calcext:value-type="float">
            <text:p>3.71063336260717</text:p>
          </table:table-cell>
          <table:table-cell office:value-type="float" office:value="0.989959954018587" calcext:value-type="float">
            <text:p>0.989959954018587</text:p>
          </table:table-cell>
          <table:table-cell office:value-type="float" office:value="0.995391725944486" calcext:value-type="float">
            <text:p>0.995391725944486</text:p>
          </table:table-cell>
          <table:table-cell office:value-type="float" office:value="0.904742587178062" calcext:value-type="float">
            <text:p>0.904742587178062</text:p>
          </table:table-cell>
          <table:table-cell office:value-type="float" office:value="0.675775489303528" calcext:value-type="float">
            <text:p>0.675775489303528</text:p>
          </table:table-cell>
          <table:table-cell office:value-type="float" office:value="0.947882646069842" calcext:value-type="float">
            <text:p>0.947882646069842</text:p>
          </table:table-cell>
          <table:table-cell office:value-type="float" office:value="0.987515567244955" calcext:value-type="float">
            <text:p>0.9875155672449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9.0514825643876" calcext:value-type="float">
            <text:p>-69.0514825643876</text:p>
          </table:table-cell>
          <table:table-cell office:value-type="float" office:value="-114.844902139294" calcext:value-type="float">
            <text:p>-114.844902139294</text:p>
          </table:table-cell>
          <table:table-cell office:value-type="float" office:value="-60.4234707860316" calcext:value-type="float">
            <text:p>-60.42347078603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29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2.2840936787334" calcext:value-type="float">
            <text:p>72.2840936787334</text:p>
          </table:table-cell>
          <table:table-cell office:value-type="float" office:value="981.924468635915" calcext:value-type="float">
            <text:p>981.924468635915</text:p>
          </table:table-cell>
          <table:table-cell office:value-type="float" office:value="-1" calcext:value-type="float">
            <text:p>-1</text:p>
          </table:table-cell>
          <table:table-cell office:value-type="float" office:value="168957" calcext:value-type="float">
            <text:p>168957</text:p>
          </table:table-cell>
          <table:table-cell office:value-type="float" office:value="6232027" calcext:value-type="float">
            <text:p>6232027</text:p>
          </table:table-cell>
          <table:table-cell office:value-type="float" office:value="1660486" calcext:value-type="float">
            <text:p>1660486</text:p>
          </table:table-cell>
          <table:table-cell office:value-type="float" office:value="1669441" calcext:value-type="float">
            <text:p>1669441</text:p>
          </table:table-cell>
          <table:table-cell office:value-type="float" office:value="1516522" calcext:value-type="float">
            <text:p>1516522</text:p>
          </table:table-cell>
          <table:table-cell office:value-type="float" office:value="1135411" calcext:value-type="float">
            <text:p>1135411</text:p>
          </table:table-cell>
          <table:table-cell office:value-type="float" office:value="1621386" calcext:value-type="float">
            <text:p>1621386</text:p>
          </table:table-cell>
          <table:table-cell office:value-type="float" office:value="1660253" calcext:value-type="float">
            <text:p>1660253</text:p>
          </table:table-cell>
          <table:table-cell office:value-type="float" office:value="0.100706231678275" calcext:value-type="float">
            <text:p>0.100706231678275</text:p>
          </table:table-cell>
          <table:table-cell office:value-type="float" office:value="3.71457799846864" calcext:value-type="float">
            <text:p>3.71457799846864</text:p>
          </table:table-cell>
          <table:table-cell office:value-type="float" office:value="0.989726899829733" calcext:value-type="float">
            <text:p>0.989726899829733</text:p>
          </table:table-cell>
          <table:table-cell office:value-type="float" office:value="0.99506449640566" calcext:value-type="float">
            <text:p>0.99506449640566</text:p>
          </table:table-cell>
          <table:table-cell office:value-type="float" office:value="0.903917658796031" calcext:value-type="float">
            <text:p>0.903917658796031</text:p>
          </table:table-cell>
          <table:table-cell office:value-type="float" office:value="0.676757773966524" calcext:value-type="float">
            <text:p>0.676757773966524</text:p>
          </table:table-cell>
          <table:table-cell office:value-type="float" office:value="0.966421480944333" calcext:value-type="float">
            <text:p>0.966421480944333</text:p>
          </table:table-cell>
          <table:table-cell office:value-type="float" office:value="0.989588020990851" calcext:value-type="float">
            <text:p>0.9895880209908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9.2164682407937" calcext:value-type="float">
            <text:p>-69.2164682407937</text:p>
          </table:table-cell>
          <table:table-cell office:value-type="float" office:value="-114.648445206695" calcext:value-type="float">
            <text:p>-114.648445206695</text:p>
          </table:table-cell>
          <table:table-cell office:value-type="float" office:value="-56.7157038111334" calcext:value-type="float">
            <text:p>-56.71570381113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0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2683877221156" calcext:value-type="float">
            <text:p>72.2683877221156</text:p>
          </table:table-cell>
          <table:table-cell office:value-type="float" office:value="981.960521120802" calcext:value-type="float">
            <text:p>981.960521120802</text:p>
          </table:table-cell>
          <table:table-cell office:value-type="float" office:value="-1" calcext:value-type="float">
            <text:p>-1</text:p>
          </table:table-cell>
          <table:table-cell office:value-type="float" office:value="17443" calcext:value-type="float">
            <text:p>17443</text:p>
          </table:table-cell>
          <table:table-cell office:value-type="float" office:value="6223095" calcext:value-type="float">
            <text:p>6223095</text:p>
          </table:table-cell>
          <table:table-cell office:value-type="float" office:value="1658634" calcext:value-type="float">
            <text:p>1658634</text:p>
          </table:table-cell>
          <table:table-cell office:value-type="float" office:value="1671026" calcext:value-type="float">
            <text:p>1671026</text:p>
          </table:table-cell>
          <table:table-cell office:value-type="float" office:value="1522836" calcext:value-type="float">
            <text:p>1522836</text:p>
          </table:table-cell>
          <table:table-cell office:value-type="float" office:value="1136407" calcext:value-type="float">
            <text:p>1136407</text:p>
          </table:table-cell>
          <table:table-cell office:value-type="float" office:value="1503735" calcext:value-type="float">
            <text:p>1503735</text:p>
          </table:table-cell>
          <table:table-cell office:value-type="float" office:value="1657659" calcext:value-type="float">
            <text:p>1657659</text:p>
          </table:table-cell>
          <table:table-cell office:value-type="float" office:value="0.0103968394275712" calcext:value-type="float">
            <text:p>0.010396839427571</text:p>
          </table:table-cell>
          <table:table-cell office:value-type="float" office:value="3.70925411096264" calcext:value-type="float">
            <text:p>3.70925411096264</text:p>
          </table:table-cell>
          <table:table-cell office:value-type="float" office:value="0.9886230216769" calcext:value-type="float">
            <text:p>0.9886230216769</text:p>
          </table:table-cell>
          <table:table-cell office:value-type="float" office:value="0.996009230137972" calcext:value-type="float">
            <text:p>0.996009230137972</text:p>
          </table:table-cell>
          <table:table-cell office:value-type="float" office:value="0.907681096515786" calcext:value-type="float">
            <text:p>0.907681096515786</text:p>
          </table:table-cell>
          <table:table-cell office:value-type="float" office:value="0.677351436299257" calcext:value-type="float">
            <text:p>0.677351436299257</text:p>
          </table:table-cell>
          <table:table-cell office:value-type="float" office:value="0.896296011960031" calcext:value-type="float">
            <text:p>0.896296011960031</text:p>
          </table:table-cell>
          <table:table-cell office:value-type="float" office:value="0.988041876321062" calcext:value-type="float">
            <text:p>0.9880418763210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4637806968428" calcext:value-type="float">
            <text:p>-68.4637806968428</text:p>
          </table:table-cell>
          <table:table-cell office:value-type="float" office:value="-114.529712740149" calcext:value-type="float">
            <text:p>-114.529712740149</text:p>
          </table:table-cell>
          <table:table-cell office:value-type="float" office:value="-70.7407976079938" calcext:value-type="float">
            <text:p>-70.74079760799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0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2844768313499" calcext:value-type="float">
            <text:p>72.2844768313499</text:p>
          </table:table-cell>
          <table:table-cell office:value-type="float" office:value="981.932977811147" calcext:value-type="float">
            <text:p>981.932977811147</text:p>
          </table:table-cell>
          <table:table-cell office:value-type="float" office:value="-1" calcext:value-type="float">
            <text:p>-1</text:p>
          </table:table-cell>
          <table:table-cell office:value-type="float" office:value="17395" calcext:value-type="float">
            <text:p>17395</text:p>
          </table:table-cell>
          <table:table-cell office:value-type="float" office:value="6340103" calcext:value-type="float">
            <text:p>6340103</text:p>
          </table:table-cell>
          <table:table-cell office:value-type="float" office:value="1660906" calcext:value-type="float">
            <text:p>1660906</text:p>
          </table:table-cell>
          <table:table-cell office:value-type="float" office:value="1671040" calcext:value-type="float">
            <text:p>1671040</text:p>
          </table:table-cell>
          <table:table-cell office:value-type="float" office:value="1522276" calcext:value-type="float">
            <text:p>1522276</text:p>
          </table:table-cell>
          <table:table-cell office:value-type="float" office:value="1136544" calcext:value-type="float">
            <text:p>1136544</text:p>
          </table:table-cell>
          <table:table-cell office:value-type="float" office:value="1588192" calcext:value-type="float">
            <text:p>1588192</text:p>
          </table:table-cell>
          <table:table-cell office:value-type="float" office:value="1656465" calcext:value-type="float">
            <text:p>1656465</text:p>
          </table:table-cell>
          <table:table-cell office:value-type="float" office:value="0.0103682291946684" calcext:value-type="float">
            <text:p>0.010368229194669</text:p>
          </table:table-cell>
          <table:table-cell office:value-type="float" office:value="3.77899632203535" calcext:value-type="float">
            <text:p>3.77899632203535</text:p>
          </table:table-cell>
          <table:table-cell office:value-type="float" office:value="0.989977239367633" calcext:value-type="float">
            <text:p>0.989977239367633</text:p>
          </table:table-cell>
          <table:table-cell office:value-type="float" office:value="0.996017574789235" calcext:value-type="float">
            <text:p>0.996017574789235</text:p>
          </table:table-cell>
          <table:table-cell office:value-type="float" office:value="0.907347310465254" calcext:value-type="float">
            <text:p>0.907347310465254</text:p>
          </table:table-cell>
          <table:table-cell office:value-type="float" office:value="0.677433094672334" calcext:value-type="float">
            <text:p>0.677433094672334</text:p>
          </table:table-cell>
          <table:table-cell office:value-type="float" office:value="0.946636312799014" calcext:value-type="float">
            <text:p>0.946636312799014</text:p>
          </table:table-cell>
          <table:table-cell office:value-type="float" office:value="0.987330196777605" calcext:value-type="float">
            <text:p>0.9873301967776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5305379069493" calcext:value-type="float">
            <text:p>-68.5305379069493</text:p>
          </table:table-cell>
          <table:table-cell office:value-type="float" office:value="-114.513381065533" calcext:value-type="float">
            <text:p>-114.513381065533</text:p>
          </table:table-cell>
          <table:table-cell office:value-type="float" office:value="-60.6727374401972" calcext:value-type="float">
            <text:p>-60.67273744019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0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2630246685363" calcext:value-type="float">
            <text:p>72.2630246685363</text:p>
          </table:table-cell>
          <table:table-cell office:value-type="float" office:value="981.905434523321" calcext:value-type="float">
            <text:p>981.905434523321</text:p>
          </table:table-cell>
          <table:table-cell office:value-type="float" office:value="-1" calcext:value-type="float">
            <text:p>-1</text:p>
          </table:table-cell>
          <table:table-cell office:value-type="float" office:value="116645" calcext:value-type="float">
            <text:p>116645</text:p>
          </table:table-cell>
          <table:table-cell office:value-type="float" office:value="6433081" calcext:value-type="float">
            <text:p>6433081</text:p>
          </table:table-cell>
          <table:table-cell office:value-type="float" office:value="1660590" calcext:value-type="float">
            <text:p>1660590</text:p>
          </table:table-cell>
          <table:table-cell office:value-type="float" office:value="1669358" calcext:value-type="float">
            <text:p>1669358</text:p>
          </table:table-cell>
          <table:table-cell office:value-type="float" office:value="1521723" calcext:value-type="float">
            <text:p>1521723</text:p>
          </table:table-cell>
          <table:table-cell office:value-type="float" office:value="1138872" calcext:value-type="float">
            <text:p>1138872</text:p>
          </table:table-cell>
          <table:table-cell office:value-type="float" office:value="1626193" calcext:value-type="float">
            <text:p>1626193</text:p>
          </table:table-cell>
          <table:table-cell office:value-type="float" office:value="1658198" calcext:value-type="float">
            <text:p>1658198</text:p>
          </table:table-cell>
          <table:table-cell office:value-type="float" office:value="0.0695258461863811" calcext:value-type="float">
            <text:p>0.069525846186381</text:p>
          </table:table-cell>
          <table:table-cell office:value-type="float" office:value="3.8344155352611" calcext:value-type="float">
            <text:p>3.8344155352611</text:p>
          </table:table-cell>
          <table:table-cell office:value-type="float" office:value="0.989788888667689" calcext:value-type="float">
            <text:p>0.989788888667689</text:p>
          </table:table-cell>
          <table:table-cell office:value-type="float" office:value="0.9950150245446" calcext:value-type="float">
            <text:p>0.9950150245446</text:p>
          </table:table-cell>
          <table:table-cell office:value-type="float" office:value="0.907017696740353" calcext:value-type="float">
            <text:p>0.907017696740353</text:p>
          </table:table-cell>
          <table:table-cell office:value-type="float" office:value="0.678820690968119" calcext:value-type="float">
            <text:p>0.678820690968119</text:p>
          </table:table-cell>
          <table:table-cell office:value-type="float" office:value="0.969286676560244" calcext:value-type="float">
            <text:p>0.969286676560244</text:p>
          </table:table-cell>
          <table:table-cell office:value-type="float" office:value="0.9883631453947" calcext:value-type="float">
            <text:p>0.9883631453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5964606519295" calcext:value-type="float">
            <text:p>-68.5964606519295</text:p>
          </table:table-cell>
          <table:table-cell office:value-type="float" office:value="-114.235861806376" calcext:value-type="float">
            <text:p>-114.235861806376</text:p>
          </table:table-cell>
          <table:table-cell office:value-type="float" office:value="-56.1426646879512" calcext:value-type="float">
            <text:p>-56.14266468795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1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2630246685363" calcext:value-type="float">
            <text:p>72.2630246685363</text:p>
          </table:table-cell>
          <table:table-cell office:value-type="float" office:value="981.960521120802" calcext:value-type="float">
            <text:p>981.960521120802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331905" calcext:value-type="float">
            <text:p>6331905</text:p>
          </table:table-cell>
          <table:table-cell office:value-type="float" office:value="1659878" calcext:value-type="float">
            <text:p>1659878</text:p>
          </table:table-cell>
          <table:table-cell office:value-type="float" office:value="1667615" calcext:value-type="float">
            <text:p>1667615</text:p>
          </table:table-cell>
          <table:table-cell office:value-type="float" office:value="1522735" calcext:value-type="float">
            <text:p>1522735</text:p>
          </table:table-cell>
          <table:table-cell office:value-type="float" office:value="1140080" calcext:value-type="float">
            <text:p>1140080</text:p>
          </table:table-cell>
          <table:table-cell office:value-type="float" office:value="1440861" calcext:value-type="float">
            <text:p>1440861</text:p>
          </table:table-cell>
          <table:table-cell office:value-type="float" office:value="1659318" calcext:value-type="float">
            <text:p>1659318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77410993267416" calcext:value-type="float">
            <text:p>3.77410993267416</text:p>
          </table:table-cell>
          <table:table-cell office:value-type="float" office:value="0.989364503546298" calcext:value-type="float">
            <text:p>0.989364503546298</text:p>
          </table:table-cell>
          <table:table-cell office:value-type="float" office:value="0.993976115462317" calcext:value-type="float">
            <text:p>0.993976115462317</text:p>
          </table:table-cell>
          <table:table-cell office:value-type="float" office:value="0.907620895817387" calcext:value-type="float">
            <text:p>0.907620895817387</text:p>
          </table:table-cell>
          <table:table-cell office:value-type="float" office:value="0.679540715162839" calcext:value-type="float">
            <text:p>0.679540715162839</text:p>
          </table:table-cell>
          <table:table-cell office:value-type="float" office:value="0.858820183136485" calcext:value-type="float">
            <text:p>0.858820183136485</text:p>
          </table:table-cell>
          <table:table-cell office:value-type="float" office:value="0.989030717495765" calcext:value-type="float">
            <text:p>0.9890307174957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4758208365227" calcext:value-type="float">
            <text:p>-68.4758208365227</text:p>
          </table:table-cell>
          <table:table-cell office:value-type="float" office:value="-114.091856967432" calcext:value-type="float">
            <text:p>-114.091856967432</text:p>
          </table:table-cell>
          <table:table-cell office:value-type="float" office:value="-78.235963372703" calcext:value-type="float">
            <text:p>-78.2359633727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1</text:p>
          </table:table-cell>
          <table:table-cell office:value-type="float" office:value="26.1913614684308" calcext:value-type="float">
            <text:p>26.1913614684308</text:p>
          </table:table-cell>
          <table:table-cell office:value-type="float" office:value="72.2515329393207" calcext:value-type="float">
            <text:p>72.2515329393207</text:p>
          </table:table-cell>
          <table:table-cell office:value-type="float" office:value="981.915959496789" calcext:value-type="float">
            <text:p>981.915959496789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499205" calcext:value-type="float">
            <text:p>6499205</text:p>
          </table:table-cell>
          <table:table-cell office:value-type="float" office:value="1659399" calcext:value-type="float">
            <text:p>1659399</text:p>
          </table:table-cell>
          <table:table-cell office:value-type="float" office:value="1671387" calcext:value-type="float">
            <text:p>1671387</text:p>
          </table:table-cell>
          <table:table-cell office:value-type="float" office:value="1528629" calcext:value-type="float">
            <text:p>1528629</text:p>
          </table:table-cell>
          <table:table-cell office:value-type="float" office:value="1141316" calcext:value-type="float">
            <text:p>1141316</text:p>
          </table:table-cell>
          <table:table-cell office:value-type="float" office:value="1460711" calcext:value-type="float">
            <text:p>1460711</text:p>
          </table:table-cell>
          <table:table-cell office:value-type="float" office:value="1659620" calcext:value-type="float">
            <text:p>1659620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87382851527077" calcext:value-type="float">
            <text:p>3.87382851527077</text:p>
          </table:table-cell>
          <table:table-cell office:value-type="float" office:value="0.989078997263789" calcext:value-type="float">
            <text:p>0.989078997263789</text:p>
          </table:table-cell>
          <table:table-cell office:value-type="float" office:value="0.996224402931261" calcext:value-type="float">
            <text:p>0.996224402931261</text:p>
          </table:table-cell>
          <table:table-cell office:value-type="float" office:value="0.911133993999242" calcext:value-type="float">
            <text:p>0.911133993999242</text:p>
          </table:table-cell>
          <table:table-cell office:value-type="float" office:value="0.680277428660086" calcext:value-type="float">
            <text:p>0.680277428660086</text:p>
          </table:table-cell>
          <table:table-cell office:value-type="float" office:value="0.870651706534827" calcext:value-type="float">
            <text:p>0.870651706534827</text:p>
          </table:table-cell>
          <table:table-cell office:value-type="float" office:value="0.989210723544446" calcext:value-type="float">
            <text:p>0.989210723544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7732012001516" calcext:value-type="float">
            <text:p>-67.7732012001516</text:p>
          </table:table-cell>
          <table:table-cell office:value-type="float" office:value="-113.944514267983" calcext:value-type="float">
            <text:p>-113.944514267983</text:p>
          </table:table-cell>
          <table:table-cell office:value-type="float" office:value="-75.8696586930345" calcext:value-type="float">
            <text:p>-75.86965869303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2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2419550324177" calcext:value-type="float">
            <text:p>72.2419550324177</text:p>
          </table:table-cell>
          <table:table-cell office:value-type="float" office:value="981.941487022485" calcext:value-type="float">
            <text:p>981.941487022485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25480" calcext:value-type="float">
            <text:p>6625480</text:p>
          </table:table-cell>
          <table:table-cell office:value-type="float" office:value="1660556" calcext:value-type="float">
            <text:p>1660556</text:p>
          </table:table-cell>
          <table:table-cell office:value-type="float" office:value="1670851" calcext:value-type="float">
            <text:p>1670851</text:p>
          </table:table-cell>
          <table:table-cell office:value-type="float" office:value="1529901" calcext:value-type="float">
            <text:p>1529901</text:p>
          </table:table-cell>
          <table:table-cell office:value-type="float" office:value="1141510" calcext:value-type="float">
            <text:p>1141510</text:p>
          </table:table-cell>
          <table:table-cell office:value-type="float" office:value="1554236" calcext:value-type="float">
            <text:p>1554236</text:p>
          </table:table-cell>
          <table:table-cell office:value-type="float" office:value="1658018" calcext:value-type="float">
            <text:p>1658018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4909428943328" calcext:value-type="float">
            <text:p>3.94909428943328</text:p>
          </table:table-cell>
          <table:table-cell office:value-type="float" office:value="0.98976862308605" calcext:value-type="float">
            <text:p>0.98976862308605</text:p>
          </table:table-cell>
          <table:table-cell office:value-type="float" office:value="0.99590492199718" calcext:value-type="float">
            <text:p>0.99590492199718</text:p>
          </table:table-cell>
          <table:table-cell office:value-type="float" office:value="0.911892165171166" calcext:value-type="float">
            <text:p>0.911892165171166</text:p>
          </table:table-cell>
          <table:table-cell office:value-type="float" office:value="0.680393061684735" calcext:value-type="float">
            <text:p>0.680393061684735</text:p>
          </table:table-cell>
          <table:table-cell office:value-type="float" office:value="0.926396957206363" calcext:value-type="float">
            <text:p>0.926396957206363</text:p>
          </table:table-cell>
          <table:table-cell office:value-type="float" office:value="0.988255857021315" calcext:value-type="float">
            <text:p>0.988255857021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6215669657668" calcext:value-type="float">
            <text:p>-67.6215669657668</text:p>
          </table:table-cell>
          <table:table-cell office:value-type="float" office:value="-113.921387663053" calcext:value-type="float">
            <text:p>-113.921387663053</text:p>
          </table:table-cell>
          <table:table-cell office:value-type="float" office:value="-64.7206085587273" calcext:value-type="float">
            <text:p>-64.72060855872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2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2526813194158" calcext:value-type="float">
            <text:p>72.2526813194158</text:p>
          </table:table-cell>
          <table:table-cell office:value-type="float" office:value="981.969030561129" calcext:value-type="float">
            <text:p>981.969030561129</text:p>
          </table:table-cell>
          <table:table-cell office:value-type="float" office:value="-1" calcext:value-type="float">
            <text:p>-1</text:p>
          </table:table-cell>
          <table:table-cell office:value-type="float" office:value="17452" calcext:value-type="float">
            <text:p>17452</text:p>
          </table:table-cell>
          <table:table-cell office:value-type="float" office:value="6576854" calcext:value-type="float">
            <text:p>6576854</text:p>
          </table:table-cell>
          <table:table-cell office:value-type="float" office:value="1659494" calcext:value-type="float">
            <text:p>1659494</text:p>
          </table:table-cell>
          <table:table-cell office:value-type="float" office:value="1670186" calcext:value-type="float">
            <text:p>1670186</text:p>
          </table:table-cell>
          <table:table-cell office:value-type="float" office:value="1526154" calcext:value-type="float">
            <text:p>1526154</text:p>
          </table:table-cell>
          <table:table-cell office:value-type="float" office:value="1144135" calcext:value-type="float">
            <text:p>1144135</text:p>
          </table:table-cell>
          <table:table-cell office:value-type="float" office:value="1599904" calcext:value-type="float">
            <text:p>1599904</text:p>
          </table:table-cell>
          <table:table-cell office:value-type="float" office:value="1658892" calcext:value-type="float">
            <text:p>1658892</text:p>
          </table:table-cell>
          <table:table-cell office:value-type="float" office:value="0.0104022038462405" calcext:value-type="float">
            <text:p>0.010402203846241</text:p>
          </table:table-cell>
          <table:table-cell office:value-type="float" office:value="3.92011093140971" calcext:value-type="float">
            <text:p>3.92011093140971</text:p>
          </table:table-cell>
          <table:table-cell office:value-type="float" office:value="0.989135621683075" calcext:value-type="float">
            <text:p>0.989135621683075</text:p>
          </table:table-cell>
          <table:table-cell office:value-type="float" office:value="0.995508551062173" calcext:value-type="float">
            <text:p>0.995508551062173</text:p>
          </table:table-cell>
          <table:table-cell office:value-type="float" office:value="0.909658778865192" calcext:value-type="float">
            <text:p>0.909658778865192</text:p>
          </table:table-cell>
          <table:table-cell office:value-type="float" office:value="0.681957683796606" calcext:value-type="float">
            <text:p>0.681957683796606</text:p>
          </table:table-cell>
          <table:table-cell office:value-type="float" office:value="0.953617209627295" calcext:value-type="float">
            <text:p>0.953617209627295</text:p>
          </table:table-cell>
          <table:table-cell office:value-type="float" office:value="0.988776801678753" calcext:value-type="float">
            <text:p>0.9887768016787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8.0682442269617" calcext:value-type="float">
            <text:p>-68.0682442269617</text:p>
          </table:table-cell>
          <table:table-cell office:value-type="float" office:value="-113.608463240679" calcext:value-type="float">
            <text:p>-113.608463240679</text:p>
          </table:table-cell>
          <table:table-cell office:value-type="float" office:value="-59.2765580745409" calcext:value-type="float">
            <text:p>-59.27655807454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3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2419550324177" calcext:value-type="float">
            <text:p>72.2419550324177</text:p>
          </table:table-cell>
          <table:table-cell office:value-type="float" office:value="981.996574121603" calcext:value-type="float">
            <text:p>981.996574121603</text:p>
          </table:table-cell>
          <table:table-cell office:value-type="float" office:value="-1" calcext:value-type="float">
            <text:p>-1</text:p>
          </table:table-cell>
          <table:table-cell office:value-type="float" office:value="17445" calcext:value-type="float">
            <text:p>17445</text:p>
          </table:table-cell>
          <table:table-cell office:value-type="float" office:value="6583988" calcext:value-type="float">
            <text:p>6583988</text:p>
          </table:table-cell>
          <table:table-cell office:value-type="float" office:value="1659367" calcext:value-type="float">
            <text:p>1659367</text:p>
          </table:table-cell>
          <table:table-cell office:value-type="float" office:value="1668856" calcext:value-type="float">
            <text:p>1668856</text:p>
          </table:table-cell>
          <table:table-cell office:value-type="float" office:value="1530913" calcext:value-type="float">
            <text:p>1530913</text:p>
          </table:table-cell>
          <table:table-cell office:value-type="float" office:value="1144969" calcext:value-type="float">
            <text:p>1144969</text:p>
          </table:table-cell>
          <table:table-cell office:value-type="float" office:value="1423874" calcext:value-type="float">
            <text:p>1423874</text:p>
          </table:table-cell>
          <table:table-cell office:value-type="float" office:value="1658808" calcext:value-type="float">
            <text:p>1658808</text:p>
          </table:table-cell>
          <table:table-cell office:value-type="float" office:value="0.0103980315206088" calcext:value-type="float">
            <text:p>0.010398031520609</text:p>
          </table:table-cell>
          <table:table-cell office:value-type="float" office:value="3.92436312727489" calcext:value-type="float">
            <text:p>3.92436312727489</text:p>
          </table:table-cell>
          <table:table-cell office:value-type="float" office:value="0.989059923775187" calcext:value-type="float">
            <text:p>0.989059923775187</text:p>
          </table:table-cell>
          <table:table-cell office:value-type="float" office:value="0.994715809192158" calcext:value-type="float">
            <text:p>0.994715809192158</text:p>
          </table:table-cell>
          <table:table-cell office:value-type="float" office:value="0.9124953642482" calcext:value-type="float">
            <text:p>0.9124953642482</text:p>
          </table:table-cell>
          <table:table-cell office:value-type="float" office:value="0.682454786593292" calcext:value-type="float">
            <text:p>0.682454786593292</text:p>
          </table:table-cell>
          <table:table-cell office:value-type="float" office:value="0.84869514092149" calcext:value-type="float">
            <text:p>0.84869514092149</text:p>
          </table:table-cell>
          <table:table-cell office:value-type="float" office:value="0.988726733771173" calcext:value-type="float">
            <text:p>0.988726733771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50092715036" calcext:value-type="float">
            <text:p>-67.50092715036</text:p>
          </table:table-cell>
          <table:table-cell office:value-type="float" office:value="-113.509042681342" calcext:value-type="float">
            <text:p>-113.509042681342</text:p>
          </table:table-cell>
          <table:table-cell office:value-type="float" office:value="-80.2609718157019" calcext:value-type="float">
            <text:p>-80.26097181570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3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2201199308808" calcext:value-type="float">
            <text:p>72.2201199308808</text:p>
          </table:table-cell>
          <table:table-cell office:value-type="float" office:value="981.905434523321" calcext:value-type="float">
            <text:p>981.905434523321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649172" calcext:value-type="float">
            <text:p>6649172</text:p>
          </table:table-cell>
          <table:table-cell office:value-type="float" office:value="1660090" calcext:value-type="float">
            <text:p>1660090</text:p>
          </table:table-cell>
          <table:table-cell office:value-type="float" office:value="1670976" calcext:value-type="float">
            <text:p>1670976</text:p>
          </table:table-cell>
          <table:table-cell office:value-type="float" office:value="1532798" calcext:value-type="float">
            <text:p>1532798</text:p>
          </table:table-cell>
          <table:table-cell office:value-type="float" office:value="1145349" calcext:value-type="float">
            <text:p>1145349</text:p>
          </table:table-cell>
          <table:table-cell office:value-type="float" office:value="1532498" calcext:value-type="float">
            <text:p>1532498</text:p>
          </table:table-cell>
          <table:table-cell office:value-type="float" office:value="1658962" calcext:value-type="float">
            <text:p>1658962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96321582355688" calcext:value-type="float">
            <text:p>3.96321582355688</text:p>
          </table:table-cell>
          <table:table-cell office:value-type="float" office:value="0.989490865408285" calcext:value-type="float">
            <text:p>0.989490865408285</text:p>
          </table:table-cell>
          <table:table-cell office:value-type="float" office:value="0.995979427812031" calcext:value-type="float">
            <text:p>0.995979427812031</text:p>
          </table:table-cell>
          <table:table-cell office:value-type="float" office:value="0.913618911936153" calcext:value-type="float">
            <text:p>0.913618911936153</text:p>
          </table:table-cell>
          <table:table-cell office:value-type="float" office:value="0.68268128427044" calcext:value-type="float">
            <text:p>0.68268128427044</text:p>
          </table:table-cell>
          <table:table-cell office:value-type="float" office:value="0.913440097980511" calcext:value-type="float">
            <text:p>0.913440097980511</text:p>
          </table:table-cell>
          <table:table-cell office:value-type="float" office:value="0.98881852493507" calcext:value-type="float">
            <text:p>0.988818524935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2762176127693" calcext:value-type="float">
            <text:p>-67.2762176127693</text:p>
          </table:table-cell>
          <table:table-cell office:value-type="float" office:value="-113.463743145912" calcext:value-type="float">
            <text:p>-113.463743145912</text:p>
          </table:table-cell>
          <table:table-cell office:value-type="float" office:value="-67.3119804038978" calcext:value-type="float">
            <text:p>-67.31198040389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4</text:p>
          </table:table-cell>
          <table:table-cell office:value-type="float" office:value="26.1964155435562" calcext:value-type="float">
            <text:p>26.1964155435562</text:p>
          </table:table-cell>
          <table:table-cell office:value-type="float" office:value="72.2411896947669" calcext:value-type="float">
            <text:p>72.2411896947669</text:p>
          </table:table-cell>
          <table:table-cell office:value-type="float" office:value="981.841839524889" calcext:value-type="float">
            <text:p>981.841839524889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46032" calcext:value-type="float">
            <text:p>6646032</text:p>
          </table:table-cell>
          <table:table-cell office:value-type="float" office:value="1661233" calcext:value-type="float">
            <text:p>1661233</text:p>
          </table:table-cell>
          <table:table-cell office:value-type="float" office:value="1670524" calcext:value-type="float">
            <text:p>1670524</text:p>
          </table:table-cell>
          <table:table-cell office:value-type="float" office:value="1531725" calcext:value-type="float">
            <text:p>1531725</text:p>
          </table:table-cell>
          <table:table-cell office:value-type="float" office:value="1146572" calcext:value-type="float">
            <text:p>1146572</text:p>
          </table:table-cell>
          <table:table-cell office:value-type="float" office:value="1596551" calcext:value-type="float">
            <text:p>1596551</text:p>
          </table:table-cell>
          <table:table-cell office:value-type="float" office:value="1656795" calcext:value-type="float">
            <text:p>1656795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134423748782" calcext:value-type="float">
            <text:p>3.96134423748782</text:p>
          </table:table-cell>
          <table:table-cell office:value-type="float" office:value="0.990172146579283" calcext:value-type="float">
            <text:p>0.990172146579283</text:p>
          </table:table-cell>
          <table:table-cell office:value-type="float" office:value="0.99571001478553" calcext:value-type="float">
            <text:p>0.99571001478553</text:p>
          </table:table-cell>
          <table:table-cell office:value-type="float" office:value="0.912979354021472" calcext:value-type="float">
            <text:p>0.912979354021472</text:p>
          </table:table-cell>
          <table:table-cell office:value-type="float" office:value="0.683410249162942" calcext:value-type="float">
            <text:p>0.683410249162942</text:p>
          </table:table-cell>
          <table:table-cell office:value-type="float" office:value="0.951618665649732" calcext:value-type="float">
            <text:p>0.951618665649732</text:p>
          </table:table-cell>
          <table:table-cell office:value-type="float" office:value="0.987526892128812" calcext:value-type="float">
            <text:p>0.987526892128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4041291957056" calcext:value-type="float">
            <text:p>-67.4041291957056</text:p>
          </table:table-cell>
          <table:table-cell office:value-type="float" office:value="-113.317950167412" calcext:value-type="float">
            <text:p>-113.317950167412</text:p>
          </table:table-cell>
          <table:table-cell office:value-type="float" office:value="-59.6762668700536" calcext:value-type="float">
            <text:p>-59.67626687005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4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2952028612531" calcext:value-type="float">
            <text:p>72.2952028612531</text:p>
          </table:table-cell>
          <table:table-cell office:value-type="float" office:value="981.932977811147" calcext:value-type="float">
            <text:p>981.932977811147</text:p>
          </table:table-cell>
          <table:table-cell office:value-type="float" office:value="-1" calcext:value-type="float">
            <text:p>-1</text:p>
          </table:table-cell>
          <table:table-cell office:value-type="float" office:value="17409" calcext:value-type="float">
            <text:p>17409</text:p>
          </table:table-cell>
          <table:table-cell office:value-type="float" office:value="6656937" calcext:value-type="float">
            <text:p>6656937</text:p>
          </table:table-cell>
          <table:table-cell office:value-type="float" office:value="1661047" calcext:value-type="float">
            <text:p>1661047</text:p>
          </table:table-cell>
          <table:table-cell office:value-type="float" office:value="1669740" calcext:value-type="float">
            <text:p>1669740</text:p>
          </table:table-cell>
          <table:table-cell office:value-type="float" office:value="1529704" calcext:value-type="float">
            <text:p>1529704</text:p>
          </table:table-cell>
          <table:table-cell office:value-type="float" office:value="1148555" calcext:value-type="float">
            <text:p>1148555</text:p>
          </table:table-cell>
          <table:table-cell office:value-type="float" office:value="1636639" calcext:value-type="float">
            <text:p>1636639</text:p>
          </table:table-cell>
          <table:table-cell office:value-type="float" office:value="1658248" calcext:value-type="float">
            <text:p>1658248</text:p>
          </table:table-cell>
          <table:table-cell office:value-type="float" office:value="0.0103765738459318" calcext:value-type="float">
            <text:p>0.010376573845932</text:p>
          </table:table-cell>
          <table:table-cell office:value-type="float" office:value="3.96784412477542" calcext:value-type="float">
            <text:p>3.96784412477542</text:p>
          </table:table-cell>
          <table:table-cell office:value-type="float" office:value="0.990061281926785" calcext:value-type="float">
            <text:p>0.990061281926785</text:p>
          </table:table-cell>
          <table:table-cell office:value-type="float" office:value="0.995242714314784" calcext:value-type="float">
            <text:p>0.995242714314784</text:p>
          </table:table-cell>
          <table:table-cell office:value-type="float" office:value="0.911774744006961" calcext:value-type="float">
            <text:p>0.911774744006961</text:p>
          </table:table-cell>
          <table:table-cell office:value-type="float" office:value="0.684592209409739" calcext:value-type="float">
            <text:p>0.684592209409739</text:p>
          </table:table-cell>
          <table:table-cell office:value-type="float" office:value="0.975512978495714" calcext:value-type="float">
            <text:p>0.975512978495714</text:p>
          </table:table-cell>
          <table:table-cell office:value-type="float" office:value="0.988392947720641" calcext:value-type="float">
            <text:p>0.988392947720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6450511986078" calcext:value-type="float">
            <text:p>-67.6450511986078</text:p>
          </table:table-cell>
          <table:table-cell office:value-type="float" office:value="-113.081558118052" calcext:value-type="float">
            <text:p>-113.081558118052</text:p>
          </table:table-cell>
          <table:table-cell office:value-type="float" office:value="-54.8974043008571" calcext:value-type="float">
            <text:p>-54.89740430085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4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3224013479517" calcext:value-type="float">
            <text:p>72.3224013479517</text:p>
          </table:table-cell>
          <table:table-cell office:value-type="float" office:value="981.85885653753" calcext:value-type="float">
            <text:p>981.85885653753</text:p>
          </table:table-cell>
          <table:table-cell office:value-type="float" office:value="-1" calcext:value-type="float">
            <text:p>-1</text:p>
          </table:table-cell>
          <table:table-cell office:value-type="float" office:value="160966" calcext:value-type="float">
            <text:p>160966</text:p>
          </table:table-cell>
          <table:table-cell office:value-type="float" office:value="6660836" calcext:value-type="float">
            <text:p>6660836</text:p>
          </table:table-cell>
          <table:table-cell office:value-type="float" office:value="1660594" calcext:value-type="float">
            <text:p>1660594</text:p>
          </table:table-cell>
          <table:table-cell office:value-type="float" office:value="1669242" calcext:value-type="float">
            <text:p>1669242</text:p>
          </table:table-cell>
          <table:table-cell office:value-type="float" office:value="1531232" calcext:value-type="float">
            <text:p>1531232</text:p>
          </table:table-cell>
          <table:table-cell office:value-type="float" office:value="1149957" calcext:value-type="float">
            <text:p>1149957</text:p>
          </table:table-cell>
          <table:table-cell office:value-type="float" office:value="1446405" calcext:value-type="float">
            <text:p>1446405</text:p>
          </table:table-cell>
          <table:table-cell office:value-type="float" office:value="1659326" calcext:value-type="float">
            <text:p>1659326</text:p>
          </table:table-cell>
          <table:table-cell office:value-type="float" office:value="0.0959432239464788" calcext:value-type="float">
            <text:p>0.095943223946479</text:p>
          </table:table-cell>
          <table:table-cell office:value-type="float" office:value="3.97016811015226" calcext:value-type="float">
            <text:p>3.97016811015226</text:p>
          </table:table-cell>
          <table:table-cell office:value-type="float" office:value="0.989791272853765" calcext:value-type="float">
            <text:p>0.989791272853765</text:p>
          </table:table-cell>
          <table:table-cell office:value-type="float" office:value="0.994945883148418" calcext:value-type="float">
            <text:p>0.994945883148418</text:p>
          </table:table-cell>
          <table:table-cell office:value-type="float" office:value="0.9126855030877" calcext:value-type="float">
            <text:p>0.9126855030877</text:p>
          </table:table-cell>
          <table:table-cell office:value-type="float" office:value="0.685427866629108" calcext:value-type="float">
            <text:p>0.685427866629108</text:p>
          </table:table-cell>
          <table:table-cell office:value-type="float" office:value="0.862124665036757" calcext:value-type="float">
            <text:p>0.862124665036757</text:p>
          </table:table-cell>
          <table:table-cell office:value-type="float" office:value="0.989035485867916" calcext:value-type="float">
            <text:p>0.9890354858679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46289938246" calcext:value-type="float">
            <text:p>-67.46289938246</text:p>
          </table:table-cell>
          <table:table-cell office:value-type="float" office:value="-112.914426674178" calcext:value-type="float">
            <text:p>-112.914426674178</text:p>
          </table:table-cell>
          <table:table-cell office:value-type="float" office:value="-77.5750669926485" calcext:value-type="float">
            <text:p>-77.57506699264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5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3331273774262" calcext:value-type="float">
            <text:p>72.3331273774262</text:p>
          </table:table-cell>
          <table:table-cell office:value-type="float" office:value="981.941487022485" calcext:value-type="float">
            <text:p>981.941487022485</text:p>
          </table:table-cell>
          <table:table-cell office:value-type="float" office:value="-1" calcext:value-type="float">
            <text:p>-1</text:p>
          </table:table-cell>
          <table:table-cell office:value-type="float" office:value="17445" calcext:value-type="float">
            <text:p>17445</text:p>
          </table:table-cell>
          <table:table-cell office:value-type="float" office:value="6659907" calcext:value-type="float">
            <text:p>6659907</text:p>
          </table:table-cell>
          <table:table-cell office:value-type="float" office:value="1659384" calcext:value-type="float">
            <text:p>1659384</text:p>
          </table:table-cell>
          <table:table-cell office:value-type="float" office:value="1671401" calcext:value-type="float">
            <text:p>1671401</text:p>
          </table:table-cell>
          <table:table-cell office:value-type="float" office:value="1535977" calcext:value-type="float">
            <text:p>1535977</text:p>
          </table:table-cell>
          <table:table-cell office:value-type="float" office:value="1150816" calcext:value-type="float">
            <text:p>1150816</text:p>
          </table:table-cell>
          <table:table-cell office:value-type="float" office:value="1510357" calcext:value-type="float">
            <text:p>1510357</text:p>
          </table:table-cell>
          <table:table-cell office:value-type="float" office:value="1658987" calcext:value-type="float">
            <text:p>1658987</text:p>
          </table:table-cell>
          <table:table-cell office:value-type="float" office:value="0.0103980315206088" calcext:value-type="float">
            <text:p>0.010398031520609</text:p>
          </table:table-cell>
          <table:table-cell office:value-type="float" office:value="3.96961438293629" calcext:value-type="float">
            <text:p>3.96961438293629</text:p>
          </table:table-cell>
          <table:table-cell office:value-type="float" office:value="0.989070056566007" calcext:value-type="float">
            <text:p>0.989070056566007</text:p>
          </table:table-cell>
          <table:table-cell office:value-type="float" office:value="0.996232747582525" calcext:value-type="float">
            <text:p>0.996232747582525</text:p>
          </table:table-cell>
          <table:table-cell office:value-type="float" office:value="0.915513743819445" calcext:value-type="float">
            <text:p>0.915513743819445</text:p>
          </table:table-cell>
          <table:table-cell office:value-type="float" office:value="0.685939870588764" calcext:value-type="float">
            <text:p>0.685939870588764</text:p>
          </table:table-cell>
          <table:table-cell office:value-type="float" office:value="0.900243032007579" calcext:value-type="float">
            <text:p>0.900243032007579</text:p>
          </table:table-cell>
          <table:table-cell office:value-type="float" office:value="0.98883342609804" calcext:value-type="float">
            <text:p>0.988833426098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8972512361111" calcext:value-type="float">
            <text:p>-66.8972512361111</text:p>
          </table:table-cell>
          <table:table-cell office:value-type="float" office:value="-112.812025882247" calcext:value-type="float">
            <text:p>-112.812025882247</text:p>
          </table:table-cell>
          <table:table-cell office:value-type="float" office:value="-69.9513935984842" calcext:value-type="float">
            <text:p>-69.95139359848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5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3331273774262" calcext:value-type="float">
            <text:p>72.3331273774262</text:p>
          </table:table-cell>
          <table:table-cell office:value-type="float" office:value="981.996574121603" calcext:value-type="float">
            <text:p>981.996574121603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60464" calcext:value-type="float">
            <text:p>6660464</text:p>
          </table:table-cell>
          <table:table-cell office:value-type="float" office:value="1661057" calcext:value-type="float">
            <text:p>1661057</text:p>
          </table:table-cell>
          <table:table-cell office:value-type="float" office:value="1670947" calcext:value-type="float">
            <text:p>1670947</text:p>
          </table:table-cell>
          <table:table-cell office:value-type="float" office:value="1535330" calcext:value-type="float">
            <text:p>1535330</text:p>
          </table:table-cell>
          <table:table-cell office:value-type="float" office:value="1151679" calcext:value-type="float">
            <text:p>1151679</text:p>
          </table:table-cell>
          <table:table-cell office:value-type="float" office:value="1566456" calcext:value-type="float">
            <text:p>1566456</text:p>
          </table:table-cell>
          <table:table-cell office:value-type="float" office:value="1655900" calcext:value-type="float">
            <text:p>1655900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6994638084726" calcext:value-type="float">
            <text:p>3.96994638084726</text:p>
          </table:table-cell>
          <table:table-cell office:value-type="float" office:value="0.990067242391973" calcext:value-type="float">
            <text:p>0.990067242391973</text:p>
          </table:table-cell>
          <table:table-cell office:value-type="float" office:value="0.995962142462986" calcext:value-type="float">
            <text:p>0.995962142462986</text:p>
          </table:table-cell>
          <table:table-cell office:value-type="float" office:value="0.915128101721776" calcext:value-type="float">
            <text:p>0.915128101721776</text:p>
          </table:table-cell>
          <table:table-cell office:value-type="float" office:value="0.686454258734496" calcext:value-type="float">
            <text:p>0.686454258734496</text:p>
          </table:table-cell>
          <table:table-cell office:value-type="float" office:value="0.933680645666199" calcext:value-type="float">
            <text:p>0.933680645666199</text:p>
          </table:table-cell>
          <table:table-cell office:value-type="float" office:value="0.986993430494479" calcext:value-type="float">
            <text:p>0.986993430494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9743796556449" calcext:value-type="float">
            <text:p>-66.9743796556449</text:p>
          </table:table-cell>
          <table:table-cell office:value-type="float" office:value="-112.709148253101" calcext:value-type="float">
            <text:p>-112.709148253101</text:p>
          </table:table-cell>
          <table:table-cell office:value-type="float" office:value="-63.2638708667601" calcext:value-type="float">
            <text:p>-63.26387086676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6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3224013479517" calcext:value-type="float">
            <text:p>72.3224013479517</text:p>
          </table:table-cell>
          <table:table-cell office:value-type="float" office:value="981.969030561129" calcext:value-type="float">
            <text:p>981.969030561129</text:p>
          </table:table-cell>
          <table:table-cell office:value-type="float" office:value="-1" calcext:value-type="float">
            <text:p>-1</text:p>
          </table:table-cell>
          <table:table-cell office:value-type="float" office:value="120484" calcext:value-type="float">
            <text:p>120484</text:p>
          </table:table-cell>
          <table:table-cell office:value-type="float" office:value="6660372" calcext:value-type="float">
            <text:p>6660372</text:p>
          </table:table-cell>
          <table:table-cell office:value-type="float" office:value="1661751" calcext:value-type="float">
            <text:p>1661751</text:p>
          </table:table-cell>
          <table:table-cell office:value-type="float" office:value="1668098" calcext:value-type="float">
            <text:p>1668098</text:p>
          </table:table-cell>
          <table:table-cell office:value-type="float" office:value="1532995" calcext:value-type="float">
            <text:p>1532995</text:p>
          </table:table-cell>
          <table:table-cell office:value-type="float" office:value="1153700" calcext:value-type="float">
            <text:p>1153700</text:p>
          </table:table-cell>
          <table:table-cell office:value-type="float" office:value="1627660" calcext:value-type="float">
            <text:p>1627660</text:p>
          </table:table-cell>
          <table:table-cell office:value-type="float" office:value="1657624" calcext:value-type="float">
            <text:p>1657624</text:p>
          </table:table-cell>
          <table:table-cell office:value-type="float" office:value="0.0718140687720858" calcext:value-type="float">
            <text:p>0.071814068772086</text:p>
          </table:table-cell>
          <table:table-cell office:value-type="float" office:value="3.96989154456753" calcext:value-type="float">
            <text:p>3.96989154456753</text:p>
          </table:table-cell>
          <table:table-cell office:value-type="float" office:value="0.990480898676026" calcext:value-type="float">
            <text:p>0.990480898676026</text:p>
          </table:table-cell>
          <table:table-cell office:value-type="float" office:value="0.994264005930901" calcext:value-type="float">
            <text:p>0.994264005930901</text:p>
          </table:table-cell>
          <table:table-cell office:value-type="float" office:value="0.913736333100359" calcext:value-type="float">
            <text:p>0.913736333100359</text:p>
          </table:table-cell>
          <table:table-cell office:value-type="float" office:value="0.687658868749007" calcext:value-type="float">
            <text:p>0.687658868749007</text:p>
          </table:table-cell>
          <table:table-cell office:value-type="float" office:value="0.970161076803336" calcext:value-type="float">
            <text:p>0.970161076803336</text:p>
          </table:table-cell>
          <table:table-cell office:value-type="float" office:value="0.988021014692904" calcext:value-type="float">
            <text:p>0.988021014692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2527333799283" calcext:value-type="float">
            <text:p>-67.2527333799283</text:p>
          </table:table-cell>
          <table:table-cell office:value-type="float" office:value="-112.468226250199" calcext:value-type="float">
            <text:p>-112.468226250199</text:p>
          </table:table-cell>
          <table:table-cell office:value-type="float" office:value="-55.9677846393329" calcext:value-type="float">
            <text:p>-55.96778463933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6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3059288568207" calcext:value-type="float">
            <text:p>72.3059288568207</text:p>
          </table:table-cell>
          <table:table-cell office:value-type="float" office:value="981.905434523321" calcext:value-type="float">
            <text:p>981.905434523321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60462" calcext:value-type="float">
            <text:p>6660462</text:p>
          </table:table-cell>
          <table:table-cell office:value-type="float" office:value="1660732" calcext:value-type="float">
            <text:p>1660732</text:p>
          </table:table-cell>
          <table:table-cell office:value-type="float" office:value="1669620" calcext:value-type="float">
            <text:p>1669620</text:p>
          </table:table-cell>
          <table:table-cell office:value-type="float" office:value="1531450" calcext:value-type="float">
            <text:p>1531450</text:p>
          </table:table-cell>
          <table:table-cell office:value-type="float" office:value="1155498" calcext:value-type="float">
            <text:p>1155498</text:p>
          </table:table-cell>
          <table:table-cell office:value-type="float" office:value="1573803" calcext:value-type="float">
            <text:p>1573803</text:p>
          </table:table-cell>
          <table:table-cell office:value-type="float" office:value="1658960" calcext:value-type="float">
            <text:p>1658960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6994518875422" calcext:value-type="float">
            <text:p>3.96994518875422</text:p>
          </table:table-cell>
          <table:table-cell office:value-type="float" office:value="0.98987352727336" calcext:value-type="float">
            <text:p>0.98987352727336</text:p>
          </table:table-cell>
          <table:table-cell office:value-type="float" office:value="0.995171188732527" calcext:value-type="float">
            <text:p>0.995171188732527</text:p>
          </table:table-cell>
          <table:table-cell office:value-type="float" office:value="0.9128154412288" calcext:value-type="float">
            <text:p>0.9128154412288</text:p>
          </table:table-cell>
          <table:table-cell office:value-type="float" office:value="0.688730560389824" calcext:value-type="float">
            <text:p>0.688730560389824</text:p>
          </table:table-cell>
          <table:table-cell office:value-type="float" office:value="0.938059799439883" calcext:value-type="float">
            <text:p>0.938059799439883</text:p>
          </table:table-cell>
          <table:table-cell office:value-type="float" office:value="0.988817332842032" calcext:value-type="float">
            <text:p>0.988817332842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43691175424" calcext:value-type="float">
            <text:p>-67.43691175424</text:p>
          </table:table-cell>
          <table:table-cell office:value-type="float" office:value="-112.253887922035" calcext:value-type="float">
            <text:p>-112.253887922035</text:p>
          </table:table-cell>
          <table:table-cell office:value-type="float" office:value="-62.3880401120234" calcext:value-type="float">
            <text:p>-62.38804011202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7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3009491859932" calcext:value-type="float">
            <text:p>72.3009491859932</text:p>
          </table:table-cell>
          <table:table-cell office:value-type="float" office:value="981.913943505671" calcext:value-type="float">
            <text:p>981.913943505671</text:p>
          </table:table-cell>
          <table:table-cell office:value-type="float" office:value="-1" calcext:value-type="float">
            <text:p>-1</text:p>
          </table:table-cell>
          <table:table-cell office:value-type="float" office:value="17435" calcext:value-type="float">
            <text:p>17435</text:p>
          </table:table-cell>
          <table:table-cell office:value-type="float" office:value="6662251" calcext:value-type="float">
            <text:p>6662251</text:p>
          </table:table-cell>
          <table:table-cell office:value-type="float" office:value="1660090" calcext:value-type="float">
            <text:p>1660090</text:p>
          </table:table-cell>
          <table:table-cell office:value-type="float" office:value="1670008" calcext:value-type="float">
            <text:p>1670008</text:p>
          </table:table-cell>
          <table:table-cell office:value-type="float" office:value="1533407" calcext:value-type="float">
            <text:p>1533407</text:p>
          </table:table-cell>
          <table:table-cell office:value-type="float" office:value="1156983" calcext:value-type="float">
            <text:p>1156983</text:p>
          </table:table-cell>
          <table:table-cell office:value-type="float" office:value="1430605" calcext:value-type="float">
            <text:p>1430605</text:p>
          </table:table-cell>
          <table:table-cell office:value-type="float" office:value="1658089" calcext:value-type="float">
            <text:p>1658089</text:p>
          </table:table-cell>
          <table:table-cell office:value-type="float" office:value="0.0103920710554208" calcext:value-type="float">
            <text:p>0.010392071055421</text:p>
          </table:table-cell>
          <table:table-cell office:value-type="float" office:value="3.97101151597637" calcext:value-type="float">
            <text:p>3.97101151597637</text:p>
          </table:table-cell>
          <table:table-cell office:value-type="float" office:value="0.989490865408285" calcext:value-type="float">
            <text:p>0.989490865408285</text:p>
          </table:table-cell>
          <table:table-cell office:value-type="float" office:value="0.995402454781825" calcext:value-type="float">
            <text:p>0.995402454781825</text:p>
          </table:table-cell>
          <table:table-cell office:value-type="float" office:value="0.913981904266108" calcext:value-type="float">
            <text:p>0.913981904266108</text:p>
          </table:table-cell>
          <table:table-cell office:value-type="float" office:value="0.689615689470254" calcext:value-type="float">
            <text:p>0.689615689470254</text:p>
          </table:table-cell>
          <table:table-cell office:value-type="float" office:value="0.852707130039588" calcext:value-type="float">
            <text:p>0.852707130039588</text:p>
          </table:table-cell>
          <table:table-cell office:value-type="float" office:value="0.98829817632415" calcext:value-type="float">
            <text:p>0.988298176324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2036191467785" calcext:value-type="float">
            <text:p>-67.2036191467785</text:p>
          </table:table-cell>
          <table:table-cell office:value-type="float" office:value="-112.076862105949" calcext:value-type="float">
            <text:p>-112.076862105949</text:p>
          </table:table-cell>
          <table:table-cell office:value-type="float" office:value="-79.4585739920824" calcext:value-type="float">
            <text:p>-79.45857399208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7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306312239359" calcext:value-type="float">
            <text:p>72.306312239359</text:p>
          </table:table-cell>
          <table:table-cell office:value-type="float" office:value="981.996574121603" calcext:value-type="float">
            <text:p>981.996574121603</text:p>
          </table:table-cell>
          <table:table-cell office:value-type="float" office:value="-1" calcext:value-type="float">
            <text:p>-1</text:p>
          </table:table-cell>
          <table:table-cell office:value-type="float" office:value="61228" calcext:value-type="float">
            <text:p>61228</text:p>
          </table:table-cell>
          <table:table-cell office:value-type="float" office:value="6666032" calcext:value-type="float">
            <text:p>6666032</text:p>
          </table:table-cell>
          <table:table-cell office:value-type="float" office:value="1659712" calcext:value-type="float">
            <text:p>1659712</text:p>
          </table:table-cell>
          <table:table-cell office:value-type="float" office:value="1671847" calcext:value-type="float">
            <text:p>1671847</text:p>
          </table:table-cell>
          <table:table-cell office:value-type="float" office:value="1537045" calcext:value-type="float">
            <text:p>1537045</text:p>
          </table:table-cell>
          <table:table-cell office:value-type="float" office:value="1157370" calcext:value-type="float">
            <text:p>1157370</text:p>
          </table:table-cell>
          <table:table-cell office:value-type="float" office:value="1461558" calcext:value-type="float">
            <text:p>1461558</text:p>
          </table:table-cell>
          <table:table-cell office:value-type="float" office:value="1658070" calcext:value-type="float">
            <text:p>1658070</text:p>
          </table:table-cell>
          <table:table-cell office:value-type="float" office:value="0.0364947362535878" calcext:value-type="float">
            <text:p>0.036494736253588</text:p>
          </table:table-cell>
          <table:table-cell office:value-type="float" office:value="3.97326516786398" calcext:value-type="float">
            <text:p>3.97326516786398</text:p>
          </table:table-cell>
          <table:table-cell office:value-type="float" office:value="0.989265559824176" calcext:value-type="float">
            <text:p>0.989265559824176</text:p>
          </table:table-cell>
          <table:table-cell office:value-type="float" office:value="0.996498584329913" calcext:value-type="float">
            <text:p>0.996498584329913</text:p>
          </table:table-cell>
          <table:table-cell office:value-type="float" office:value="0.916150321501532" calcext:value-type="float">
            <text:p>0.916150321501532</text:p>
          </table:table-cell>
          <table:table-cell office:value-type="float" office:value="0.689846359473033" calcext:value-type="float">
            <text:p>0.689846359473033</text:p>
          </table:table-cell>
          <table:table-cell office:value-type="float" office:value="0.871156557936258" calcext:value-type="float">
            <text:p>0.871156557936258</text:p>
          </table:table-cell>
          <table:table-cell office:value-type="float" office:value="0.988286851440293" calcext:value-type="float">
            <text:p>0.9882868514402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7699356996936" calcext:value-type="float">
            <text:p>-66.7699356996936</text:p>
          </table:table-cell>
          <table:table-cell office:value-type="float" office:value="-112.030728105393" calcext:value-type="float">
            <text:p>-112.030728105393</text:p>
          </table:table-cell>
          <table:table-cell office:value-type="float" office:value="-75.7686884127484" calcext:value-type="float">
            <text:p>-75.76868841274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7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2.2745168041188" calcext:value-type="float">
            <text:p>72.2745168041188</text:p>
          </table:table-cell>
          <table:table-cell office:value-type="float" office:value="981.922452524123" calcext:value-type="float">
            <text:p>981.922452524123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667954" calcext:value-type="float">
            <text:p>6667954</text:p>
          </table:table-cell>
          <table:table-cell office:value-type="float" office:value="1661826" calcext:value-type="float">
            <text:p>1661826</text:p>
          </table:table-cell>
          <table:table-cell office:value-type="float" office:value="1670938" calcext:value-type="float">
            <text:p>1670938</text:p>
          </table:table-cell>
          <table:table-cell office:value-type="float" office:value="1535445" calcext:value-type="float">
            <text:p>1535445</text:p>
          </table:table-cell>
          <table:table-cell office:value-type="float" office:value="1158051" calcext:value-type="float">
            <text:p>1158051</text:p>
          </table:table-cell>
          <table:table-cell office:value-type="float" office:value="1598950" calcext:value-type="float">
            <text:p>1598950</text:p>
          </table:table-cell>
          <table:table-cell office:value-type="float" office:value="1657054" calcext:value-type="float">
            <text:p>1657054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97441076927313" calcext:value-type="float">
            <text:p>3.97441076927313</text:p>
          </table:table-cell>
          <table:table-cell office:value-type="float" office:value="0.990525602164936" calcext:value-type="float">
            <text:p>0.990525602164936</text:p>
          </table:table-cell>
          <table:table-cell office:value-type="float" office:value="0.995956778044316" calcext:value-type="float">
            <text:p>0.995956778044316</text:p>
          </table:table-cell>
          <table:table-cell office:value-type="float" office:value="0.915196647071439" calcext:value-type="float">
            <text:p>0.915196647071439</text:p>
          </table:table-cell>
          <table:table-cell office:value-type="float" office:value="0.690252267152341" calcext:value-type="float">
            <text:p>0.690252267152341</text:p>
          </table:table-cell>
          <table:table-cell office:value-type="float" office:value="0.953048581248353" calcext:value-type="float">
            <text:p>0.953048581248353</text:p>
          </table:table-cell>
          <table:table-cell office:value-type="float" office:value="0.987681268177184" calcext:value-type="float">
            <text:p>0.987681268177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9606705857123" calcext:value-type="float">
            <text:p>-66.9606705857123</text:p>
          </table:table-cell>
          <table:table-cell office:value-type="float" office:value="-111.949546569532" calcext:value-type="float">
            <text:p>-111.949546569532</text:p>
          </table:table-cell>
          <table:table-cell office:value-type="float" office:value="-59.3902837503295" calcext:value-type="float">
            <text:p>-59.39028375032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8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2.2637904660432" calcext:value-type="float">
            <text:p>72.2637904660432</text:p>
          </table:table-cell>
          <table:table-cell office:value-type="float" office:value="981.977540037561" calcext:value-type="float">
            <text:p>981.977540037561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68150" calcext:value-type="float">
            <text:p>6668150</text:p>
          </table:table-cell>
          <table:table-cell office:value-type="float" office:value="1661523" calcext:value-type="float">
            <text:p>1661523</text:p>
          </table:table-cell>
          <table:table-cell office:value-type="float" office:value="1670147" calcext:value-type="float">
            <text:p>1670147</text:p>
          </table:table-cell>
          <table:table-cell office:value-type="float" office:value="1532603" calcext:value-type="float">
            <text:p>1532603</text:p>
          </table:table-cell>
          <table:table-cell office:value-type="float" office:value="1159818" calcext:value-type="float">
            <text:p>1159818</text:p>
          </table:table-cell>
          <table:table-cell office:value-type="float" office:value="1640226" calcext:value-type="float">
            <text:p>1640226</text:p>
          </table:table-cell>
          <table:table-cell office:value-type="float" office:value="1658319" calcext:value-type="float">
            <text:p>1658319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7452759439082" calcext:value-type="float">
            <text:p>3.97452759439082</text:p>
          </table:table-cell>
          <table:table-cell office:value-type="float" office:value="0.990345000069738" calcext:value-type="float">
            <text:p>0.990345000069738</text:p>
          </table:table-cell>
          <table:table-cell office:value-type="float" office:value="0.995485305247939" calcext:value-type="float">
            <text:p>0.995485305247939</text:p>
          </table:table-cell>
          <table:table-cell office:value-type="float" office:value="0.913502682864986" calcext:value-type="float">
            <text:p>0.913502682864986</text:p>
          </table:table-cell>
          <table:table-cell office:value-type="float" office:value="0.691305481351075" calcext:value-type="float">
            <text:p>0.691305481351075</text:p>
          </table:table-cell>
          <table:table-cell office:value-type="float" office:value="0.977650997358679" calcext:value-type="float">
            <text:p>0.977650997358679</text:p>
          </table:table-cell>
          <table:table-cell office:value-type="float" office:value="0.988435267023476" calcext:value-type="float">
            <text:p>0.988435267023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2994634270028" calcext:value-type="float">
            <text:p>-67.2994634270028</text:p>
          </table:table-cell>
          <table:table-cell office:value-type="float" office:value="-111.738903729785" calcext:value-type="float">
            <text:p>-111.738903729785</text:p>
          </table:table-cell>
          <table:table-cell office:value-type="float" office:value="-54.4698005282641" calcext:value-type="float">
            <text:p>-54.46980052826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8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2473181802088" calcext:value-type="float">
            <text:p>72.2473181802088</text:p>
          </table:table-cell>
          <table:table-cell office:value-type="float" office:value="981.941487022485" calcext:value-type="float">
            <text:p>981.941487022485</text:p>
          </table:table-cell>
          <table:table-cell office:value-type="float" office:value="-1" calcext:value-type="float">
            <text:p>-1</text:p>
          </table:table-cell>
          <table:table-cell office:value-type="float" office:value="170345" calcext:value-type="float">
            <text:p>170345</text:p>
          </table:table-cell>
          <table:table-cell office:value-type="float" office:value="6669889" calcext:value-type="float">
            <text:p>6669889</text:p>
          </table:table-cell>
          <table:table-cell office:value-type="float" office:value="1660174" calcext:value-type="float">
            <text:p>1660174</text:p>
          </table:table-cell>
          <table:table-cell office:value-type="float" office:value="1669855" calcext:value-type="float">
            <text:p>1669855</text:p>
          </table:table-cell>
          <table:table-cell office:value-type="float" office:value="1534700" calcext:value-type="float">
            <text:p>1534700</text:p>
          </table:table-cell>
          <table:table-cell office:value-type="float" office:value="1161012" calcext:value-type="float">
            <text:p>1161012</text:p>
          </table:table-cell>
          <table:table-cell office:value-type="float" office:value="1427133" calcext:value-type="float">
            <text:p>1427133</text:p>
          </table:table-cell>
          <table:table-cell office:value-type="float" office:value="1660368" calcext:value-type="float">
            <text:p>1660368</text:p>
          </table:table-cell>
          <table:table-cell office:value-type="float" office:value="0.101533544246381" calcext:value-type="float">
            <text:p>0.101533544246381</text:p>
          </table:table-cell>
          <table:table-cell office:value-type="float" office:value="3.97556411928703" calcext:value-type="float">
            <text:p>3.97556411928703</text:p>
          </table:table-cell>
          <table:table-cell office:value-type="float" office:value="0.989540933315865" calcext:value-type="float">
            <text:p>0.989540933315865</text:p>
          </table:table-cell>
          <table:table-cell office:value-type="float" office:value="0.995311259664447" calcext:value-type="float">
            <text:p>0.995311259664447</text:p>
          </table:table-cell>
          <table:table-cell office:value-type="float" office:value="0.914752592414927" calcext:value-type="float">
            <text:p>0.914752592414927</text:p>
          </table:table-cell>
          <table:table-cell office:value-type="float" office:value="0.692017160894532" calcext:value-type="float">
            <text:p>0.692017160894532</text:p>
          </table:table-cell>
          <table:table-cell office:value-type="float" office:value="0.850637656526286" calcext:value-type="float">
            <text:p>0.850637656526286</text:p>
          </table:table-cell>
          <table:table-cell office:value-type="float" office:value="0.989656566340514" calcext:value-type="float">
            <text:p>0.9896565663405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0494815170147" calcext:value-type="float">
            <text:p>-67.0494815170147</text:p>
          </table:table-cell>
          <table:table-cell office:value-type="float" office:value="-111.596567821094" calcext:value-type="float">
            <text:p>-111.596567821094</text:p>
          </table:table-cell>
          <table:table-cell office:value-type="float" office:value="-79.8724686947428" calcext:value-type="float">
            <text:p>-79.8724686947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9</text:p>
          </table:table-cell>
          <table:table-cell office:value-type="float" office:value="26.2014696189726" calcext:value-type="float">
            <text:p>26.2014696189726</text:p>
          </table:table-cell>
          <table:table-cell office:value-type="float" office:value="72.2469354562949" calcext:value-type="float">
            <text:p>72.2469354562949</text:p>
          </table:table-cell>
          <table:table-cell office:value-type="float" office:value="981.905434523321" calcext:value-type="float">
            <text:p>981.905434523321</text:p>
          </table:table-cell>
          <table:table-cell office:value-type="float" office:value="-1" calcext:value-type="float">
            <text:p>-1</text:p>
          </table:table-cell>
          <table:table-cell office:value-type="float" office:value="17394" calcext:value-type="float">
            <text:p>17394</text:p>
          </table:table-cell>
          <table:table-cell office:value-type="float" office:value="6669132" calcext:value-type="float">
            <text:p>6669132</text:p>
          </table:table-cell>
          <table:table-cell office:value-type="float" office:value="1660031" calcext:value-type="float">
            <text:p>1660031</text:p>
          </table:table-cell>
          <table:table-cell office:value-type="float" office:value="1671852" calcext:value-type="float">
            <text:p>1671852</text:p>
          </table:table-cell>
          <table:table-cell office:value-type="float" office:value="1537952" calcext:value-type="float">
            <text:p>1537952</text:p>
          </table:table-cell>
          <table:table-cell office:value-type="float" office:value="1162747" calcext:value-type="float">
            <text:p>1162747</text:p>
          </table:table-cell>
          <table:table-cell office:value-type="float" office:value="1451047" calcext:value-type="float">
            <text:p>1451047</text:p>
          </table:table-cell>
          <table:table-cell office:value-type="float" office:value="1658081" calcext:value-type="float">
            <text:p>1658081</text:p>
          </table:table-cell>
          <table:table-cell office:value-type="float" office:value="0.0103676331481496" calcext:value-type="float">
            <text:p>0.01036763314815</text:p>
          </table:table-cell>
          <table:table-cell office:value-type="float" office:value="3.97511291207229" calcext:value-type="float">
            <text:p>3.97511291207229</text:p>
          </table:table-cell>
          <table:table-cell office:value-type="float" office:value="0.989455698663675" calcext:value-type="float">
            <text:p>0.989455698663675</text:p>
          </table:table-cell>
          <table:table-cell office:value-type="float" office:value="0.996501564562507" calcext:value-type="float">
            <text:p>0.996501564562507</text:p>
          </table:table-cell>
          <table:table-cell office:value-type="float" office:value="0.916690935694091" calcext:value-type="float">
            <text:p>0.916690935694091</text:p>
          </table:table-cell>
          <table:table-cell office:value-type="float" office:value="0.693051301604664" calcext:value-type="float">
            <text:p>0.693051301604664</text:p>
          </table:table-cell>
          <table:table-cell office:value-type="float" office:value="0.864891512977065" calcext:value-type="float">
            <text:p>0.864891512977065</text:p>
          </table:table-cell>
          <table:table-cell office:value-type="float" office:value="0.988293407952" calcext:value-type="float">
            <text:p>0.9882934079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6618128611818" calcext:value-type="float">
            <text:p>-66.6618128611818</text:p>
          </table:table-cell>
          <table:table-cell office:value-type="float" office:value="-111.389739679067" calcext:value-type="float">
            <text:p>-111.389739679067</text:p>
          </table:table-cell>
          <table:table-cell office:value-type="float" office:value="-77.021697404587" calcext:value-type="float">
            <text:p>-77.0216974045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39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2258655375397" calcext:value-type="float">
            <text:p>72.2258655375397</text:p>
          </table:table-cell>
          <table:table-cell office:value-type="float" office:value="981.969030561129" calcext:value-type="float">
            <text:p>981.969030561129</text:p>
          </table:table-cell>
          <table:table-cell office:value-type="float" office:value="-1" calcext:value-type="float">
            <text:p>-1</text:p>
          </table:table-cell>
          <table:table-cell office:value-type="float" office:value="17444" calcext:value-type="float">
            <text:p>17444</text:p>
          </table:table-cell>
          <table:table-cell office:value-type="float" office:value="6669930" calcext:value-type="float">
            <text:p>6669930</text:p>
          </table:table-cell>
          <table:table-cell office:value-type="float" office:value="1662160" calcext:value-type="float">
            <text:p>1662160</text:p>
          </table:table-cell>
          <table:table-cell office:value-type="float" office:value="1671440" calcext:value-type="float">
            <text:p>1671440</text:p>
          </table:table-cell>
          <table:table-cell office:value-type="float" office:value="1537690" calcext:value-type="float">
            <text:p>1537690</text:p>
          </table:table-cell>
          <table:table-cell office:value-type="float" office:value="1162639" calcext:value-type="float">
            <text:p>1162639</text:p>
          </table:table-cell>
          <table:table-cell office:value-type="float" office:value="1581992" calcext:value-type="float">
            <text:p>1581992</text:p>
          </table:table-cell>
          <table:table-cell office:value-type="float" office:value="1657793" calcext:value-type="float">
            <text:p>1657793</text:p>
          </table:table-cell>
          <table:table-cell office:value-type="float" office:value="0.01039743547409" calcext:value-type="float">
            <text:p>0.01039743547409</text:p>
          </table:table-cell>
          <table:table-cell office:value-type="float" office:value="3.9755885571943" calcext:value-type="float">
            <text:p>3.9755885571943</text:p>
          </table:table-cell>
          <table:table-cell office:value-type="float" office:value="0.990724681702218" calcext:value-type="float">
            <text:p>0.990724681702218</text:p>
          </table:table-cell>
          <table:table-cell office:value-type="float" office:value="0.996255993396758" calcext:value-type="float">
            <text:p>0.996255993396758</text:p>
          </table:table-cell>
          <table:table-cell office:value-type="float" office:value="0.916534771506163" calcext:value-type="float">
            <text:p>0.916534771506163</text:p>
          </table:table-cell>
          <table:table-cell office:value-type="float" office:value="0.692986928580633" calcext:value-type="float">
            <text:p>0.692986928580633</text:p>
          </table:table-cell>
          <table:table-cell office:value-type="float" office:value="0.942940824382404" calcext:value-type="float">
            <text:p>0.942940824382404</text:p>
          </table:table-cell>
          <table:table-cell office:value-type="float" office:value="0.988121746554583" calcext:value-type="float">
            <text:p>0.9881217465545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6930456987674" calcext:value-type="float">
            <text:p>-66.6930456987674</text:p>
          </table:table-cell>
          <table:table-cell office:value-type="float" office:value="-111.402614283873" calcext:value-type="float">
            <text:p>-111.402614283873</text:p>
          </table:table-cell>
          <table:table-cell office:value-type="float" office:value="-61.4118351235193" calcext:value-type="float">
            <text:p>-61.41183512351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0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2312287110832" calcext:value-type="float">
            <text:p>72.2312287110832</text:p>
          </table:table-cell>
          <table:table-cell office:value-type="float" office:value="981.913943505671" calcext:value-type="float">
            <text:p>981.913943505671</text:p>
          </table:table-cell>
          <table:table-cell office:value-type="float" office:value="-1" calcext:value-type="float">
            <text:p>-1</text:p>
          </table:table-cell>
          <table:table-cell office:value-type="float" office:value="17446" calcext:value-type="float">
            <text:p>17446</text:p>
          </table:table-cell>
          <table:table-cell office:value-type="float" office:value="6661085" calcext:value-type="float">
            <text:p>6661085</text:p>
          </table:table-cell>
          <table:table-cell office:value-type="float" office:value="1661120" calcext:value-type="float">
            <text:p>1661120</text:p>
          </table:table-cell>
          <table:table-cell office:value-type="float" office:value="1668852" calcext:value-type="float">
            <text:p>1668852</text:p>
          </table:table-cell>
          <table:table-cell office:value-type="float" office:value="1537366" calcext:value-type="float">
            <text:p>1537366</text:p>
          </table:table-cell>
          <table:table-cell office:value-type="float" office:value="1164922" calcext:value-type="float">
            <text:p>1164922</text:p>
          </table:table-cell>
          <table:table-cell office:value-type="float" office:value="1418794" calcext:value-type="float">
            <text:p>1418794</text:p>
          </table:table-cell>
          <table:table-cell office:value-type="float" office:value="1660228" calcext:value-type="float">
            <text:p>1660228</text:p>
          </table:table-cell>
          <table:table-cell office:value-type="float" office:value="0.0103986275671277" calcext:value-type="float">
            <text:p>0.010398627567128</text:p>
          </table:table-cell>
          <table:table-cell office:value-type="float" office:value="3.97031652573544" calcext:value-type="float">
            <text:p>3.97031652573544</text:p>
          </table:table-cell>
          <table:table-cell office:value-type="float" office:value="0.990104793322658" calcext:value-type="float">
            <text:p>0.990104793322658</text:p>
          </table:table-cell>
          <table:table-cell office:value-type="float" office:value="0.994713425006083" calcext:value-type="float">
            <text:p>0.994713425006083</text:p>
          </table:table-cell>
          <table:table-cell office:value-type="float" office:value="0.916341652434069" calcext:value-type="float">
            <text:p>0.916341652434069</text:p>
          </table:table-cell>
          <table:table-cell office:value-type="float" office:value="0.694347702783072" calcext:value-type="float">
            <text:p>0.694347702783072</text:p>
          </table:table-cell>
          <table:table-cell office:value-type="float" office:value="0.845667224605945" calcext:value-type="float">
            <text:p>0.845667224605945</text:p>
          </table:table-cell>
          <table:table-cell office:value-type="float" office:value="0.989573119827881" calcext:value-type="float">
            <text:p>0.9895731198278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7316695131862" calcext:value-type="float">
            <text:p>-66.7316695131862</text:p>
          </table:table-cell>
          <table:table-cell office:value-type="float" office:value="-111.130459443386" calcext:value-type="float">
            <text:p>-111.130459443386</text:p>
          </table:table-cell>
          <table:table-cell office:value-type="float" office:value="-80.8665550788111" calcext:value-type="float">
            <text:p>-80.86655507881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0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2.1994317165074" calcext:value-type="float">
            <text:p>72.1994317165074</text:p>
          </table:table-cell>
          <table:table-cell office:value-type="float" office:value="981.894908800148" calcext:value-type="float">
            <text:p>981.894908800148</text:p>
          </table:table-cell>
          <table:table-cell office:value-type="float" office:value="-1" calcext:value-type="float">
            <text:p>-1</text:p>
          </table:table-cell>
          <table:table-cell office:value-type="float" office:value="17430" calcext:value-type="float">
            <text:p>17430</text:p>
          </table:table-cell>
          <table:table-cell office:value-type="float" office:value="6665098" calcext:value-type="float">
            <text:p>6665098</text:p>
          </table:table-cell>
          <table:table-cell office:value-type="float" office:value="1659365" calcext:value-type="float">
            <text:p>1659365</text:p>
          </table:table-cell>
          <table:table-cell office:value-type="float" office:value="1669622" calcext:value-type="float">
            <text:p>1669622</text:p>
          </table:table-cell>
          <table:table-cell office:value-type="float" office:value="1538942" calcext:value-type="float">
            <text:p>1538942</text:p>
          </table:table-cell>
          <table:table-cell office:value-type="float" office:value="1165335" calcext:value-type="float">
            <text:p>1165335</text:p>
          </table:table-cell>
          <table:table-cell office:value-type="float" office:value="1506206" calcext:value-type="float">
            <text:p>1506206</text:p>
          </table:table-cell>
          <table:table-cell office:value-type="float" office:value="1657644" calcext:value-type="float">
            <text:p>1657644</text:p>
          </table:table-cell>
          <table:table-cell office:value-type="float" office:value="0.0103890908228267" calcext:value-type="float">
            <text:p>0.010389090822827</text:p>
          </table:table-cell>
          <table:table-cell office:value-type="float" office:value="3.97270846041542" calcext:value-type="float">
            <text:p>3.97270846041542</text:p>
          </table:table-cell>
          <table:table-cell office:value-type="float" office:value="0.989058731682149" calcext:value-type="float">
            <text:p>0.989058731682149</text:p>
          </table:table-cell>
          <table:table-cell office:value-type="float" office:value="0.995172380825565" calcext:value-type="float">
            <text:p>0.995172380825565</text:p>
          </table:table-cell>
          <table:table-cell office:value-type="float" office:value="0.917281021747711" calcext:value-type="float">
            <text:p>0.917281021747711</text:p>
          </table:table-cell>
          <table:table-cell office:value-type="float" office:value="0.69459386999534" calcext:value-type="float">
            <text:p>0.69459386999534</text:p>
          </table:table-cell>
          <table:table-cell office:value-type="float" office:value="0.897768842908006" calcext:value-type="float">
            <text:p>0.897768842908006</text:p>
          </table:table-cell>
          <table:table-cell office:value-type="float" office:value="0.98803293562328" calcext:value-type="float">
            <text:p>0.98803293562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5437956504578" calcext:value-type="float">
            <text:p>-66.5437956504578</text:p>
          </table:table-cell>
          <table:table-cell office:value-type="float" office:value="-111.081226000932" calcext:value-type="float">
            <text:p>-111.081226000932</text:p>
          </table:table-cell>
          <table:table-cell office:value-type="float" office:value="-70.4462314183988" calcext:value-type="float">
            <text:p>-70.44623141839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1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2.1833418359764" calcext:value-type="float">
            <text:p>72.1833418359764</text:p>
          </table:table-cell>
          <table:table-cell office:value-type="float" office:value="981.922452524123" calcext:value-type="float">
            <text:p>981.922452524123</text:p>
          </table:table-cell>
          <table:table-cell office:value-type="float" office:value="-1" calcext:value-type="float">
            <text:p>-1</text:p>
          </table:table-cell>
          <table:table-cell office:value-type="float" office:value="17449" calcext:value-type="float">
            <text:p>17449</text:p>
          </table:table-cell>
          <table:table-cell office:value-type="float" office:value="6672865" calcext:value-type="float">
            <text:p>6672865</text:p>
          </table:table-cell>
          <table:table-cell office:value-type="float" office:value="1663892" calcext:value-type="float">
            <text:p>1663892</text:p>
          </table:table-cell>
          <table:table-cell office:value-type="float" office:value="1670986" calcext:value-type="float">
            <text:p>1670986</text:p>
          </table:table-cell>
          <table:table-cell office:value-type="float" office:value="1537506" calcext:value-type="float">
            <text:p>1537506</text:p>
          </table:table-cell>
          <table:table-cell office:value-type="float" office:value="1166319" calcext:value-type="float">
            <text:p>1166319</text:p>
          </table:table-cell>
          <table:table-cell office:value-type="float" office:value="1605889" calcext:value-type="float">
            <text:p>1605889</text:p>
          </table:table-cell>
          <table:table-cell office:value-type="float" office:value="1657270" calcext:value-type="float">
            <text:p>1657270</text:p>
          </table:table-cell>
          <table:table-cell office:value-type="float" office:value="0.0104004157066841" calcext:value-type="float">
            <text:p>0.010400415706684</text:p>
          </table:table-cell>
          <table:table-cell office:value-type="float" office:value="3.977337953727" calcext:value-type="float">
            <text:p>3.977337953727</text:p>
          </table:table-cell>
          <table:table-cell office:value-type="float" office:value="0.991757034272794" calcext:value-type="float">
            <text:p>0.991757034272794</text:p>
          </table:table-cell>
          <table:table-cell office:value-type="float" office:value="0.995985388277219" calcext:value-type="float">
            <text:p>0.995985388277219</text:p>
          </table:table-cell>
          <table:table-cell office:value-type="float" office:value="0.916425098946702" calcext:value-type="float">
            <text:p>0.916425098946702</text:p>
          </table:table-cell>
          <table:table-cell office:value-type="float" office:value="0.695180379769847" calcext:value-type="float">
            <text:p>0.695180379769847</text:p>
          </table:table-cell>
          <table:table-cell office:value-type="float" office:value="0.957184548042363" calcext:value-type="float">
            <text:p>0.957184548042363</text:p>
          </table:table-cell>
          <table:table-cell office:value-type="float" office:value="0.987810014225246" calcext:value-type="float">
            <text:p>0.987810014225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7149802106595" calcext:value-type="float">
            <text:p>-66.7149802106595</text:p>
          </table:table-cell>
          <table:table-cell office:value-type="float" office:value="-110.963924046031" calcext:value-type="float">
            <text:p>-110.963924046031</text:p>
          </table:table-cell>
          <table:table-cell office:value-type="float" office:value="-58.5630903915274" calcext:value-type="float">
            <text:p>-58.56309039152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1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1515434701017" calcext:value-type="float">
            <text:p>72.1515434701017</text:p>
          </table:table-cell>
          <table:table-cell office:value-type="float" office:value="981.903417625711" calcext:value-type="float">
            <text:p>981.903417625711</text:p>
          </table:table-cell>
          <table:table-cell office:value-type="float" office:value="-1" calcext:value-type="float">
            <text:p>-1</text:p>
          </table:table-cell>
          <table:table-cell office:value-type="float" office:value="17437" calcext:value-type="float">
            <text:p>17437</text:p>
          </table:table-cell>
          <table:table-cell office:value-type="float" office:value="6669363" calcext:value-type="float">
            <text:p>6669363</text:p>
          </table:table-cell>
          <table:table-cell office:value-type="float" office:value="1661055" calcext:value-type="float">
            <text:p>1661055</text:p>
          </table:table-cell>
          <table:table-cell office:value-type="float" office:value="1669070" calcext:value-type="float">
            <text:p>1669070</text:p>
          </table:table-cell>
          <table:table-cell office:value-type="float" office:value="1533996" calcext:value-type="float">
            <text:p>1533996</text:p>
          </table:table-cell>
          <table:table-cell office:value-type="float" office:value="1169011" calcext:value-type="float">
            <text:p>1169011</text:p>
          </table:table-cell>
          <table:table-cell office:value-type="float" office:value="1640944" calcext:value-type="float">
            <text:p>1640944</text:p>
          </table:table-cell>
          <table:table-cell office:value-type="float" office:value="1658785" calcext:value-type="float">
            <text:p>1658785</text:p>
          </table:table-cell>
          <table:table-cell office:value-type="float" office:value="0.0103932631484584" calcext:value-type="float">
            <text:p>0.010393263148458</text:p>
          </table:table-cell>
          <table:table-cell office:value-type="float" office:value="3.97525059881813" calcext:value-type="float">
            <text:p>3.97525059881813</text:p>
          </table:table-cell>
          <table:table-cell office:value-type="float" office:value="0.990066050298935" calcext:value-type="float">
            <text:p>0.990066050298935</text:p>
          </table:table-cell>
          <table:table-cell office:value-type="float" office:value="0.994843363147183" calcext:value-type="float">
            <text:p>0.994843363147183</text:p>
          </table:table-cell>
          <table:table-cell office:value-type="float" office:value="0.914332975665686" calcext:value-type="float">
            <text:p>0.914332975665686</text:p>
          </table:table-cell>
          <table:table-cell office:value-type="float" office:value="0.696784936998479" calcext:value-type="float">
            <text:p>0.696784936998479</text:p>
          </table:table-cell>
          <table:table-cell office:value-type="float" office:value="0.978078958759184" calcext:value-type="float">
            <text:p>0.978078958759184</text:p>
          </table:table-cell>
          <table:table-cell office:value-type="float" office:value="0.988713024701241" calcext:value-type="float">
            <text:p>0.988713024701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1334048668629" calcext:value-type="float">
            <text:p>-67.1334048668629</text:p>
          </table:table-cell>
          <table:table-cell office:value-type="float" office:value="-110.643012600304" calcext:value-type="float">
            <text:p>-110.643012600304</text:p>
          </table:table-cell>
          <table:table-cell office:value-type="float" office:value="-54.3842082481633" calcext:value-type="float">
            <text:p>-54.38420824816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1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1247262739345" calcext:value-type="float">
            <text:p>72.1247262739345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-1" calcext:value-type="float">
            <text:p>-1</text:p>
          </table:table-cell>
          <table:table-cell office:value-type="float" office:value="17412" calcext:value-type="float">
            <text:p>17412</text:p>
          </table:table-cell>
          <table:table-cell office:value-type="float" office:value="6669145" calcext:value-type="float">
            <text:p>6669145</text:p>
          </table:table-cell>
          <table:table-cell office:value-type="float" office:value="1660760" calcext:value-type="float">
            <text:p>1660760</text:p>
          </table:table-cell>
          <table:table-cell office:value-type="float" office:value="1670054" calcext:value-type="float">
            <text:p>1670054</text:p>
          </table:table-cell>
          <table:table-cell office:value-type="float" office:value="1535307" calcext:value-type="float">
            <text:p>1535307</text:p>
          </table:table-cell>
          <table:table-cell office:value-type="float" office:value="1170465" calcext:value-type="float">
            <text:p>1170465</text:p>
          </table:table-cell>
          <table:table-cell office:value-type="float" office:value="1475866" calcext:value-type="float">
            <text:p>1475866</text:p>
          </table:table-cell>
          <table:table-cell office:value-type="float" office:value="1659567" calcext:value-type="float">
            <text:p>1659567</text:p>
          </table:table-cell>
          <table:table-cell office:value-type="float" office:value="0.0103783619854882" calcext:value-type="float">
            <text:p>0.010378361985488</text:p>
          </table:table-cell>
          <table:table-cell office:value-type="float" office:value="3.97512066067704" calcext:value-type="float">
            <text:p>3.97512066067704</text:p>
          </table:table-cell>
          <table:table-cell office:value-type="float" office:value="0.989890216575887" calcext:value-type="float">
            <text:p>0.989890216575887</text:p>
          </table:table-cell>
          <table:table-cell office:value-type="float" office:value="0.99542987292169" calcext:value-type="float">
            <text:p>0.99542987292169</text:p>
          </table:table-cell>
          <table:table-cell office:value-type="float" office:value="0.915114392651843" calcext:value-type="float">
            <text:p>0.915114392651843</text:p>
          </table:table-cell>
          <table:table-cell office:value-type="float" office:value="0.697651588636826" calcext:value-type="float">
            <text:p>0.697651588636826</text:p>
          </table:table-cell>
          <table:table-cell office:value-type="float" office:value="0.879684791527366" calcext:value-type="float">
            <text:p>0.879684791527366</text:p>
          </table:table-cell>
          <table:table-cell office:value-type="float" office:value="0.989179133078949" calcext:value-type="float">
            <text:p>0.9891791330789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9771214696314" calcext:value-type="float">
            <text:p>-66.9771214696314</text:p>
          </table:table-cell>
          <table:table-cell office:value-type="float" office:value="-110.469682272635" calcext:value-type="float">
            <text:p>-110.469682272635</text:p>
          </table:table-cell>
          <table:table-cell office:value-type="float" office:value="-74.0630416945269" calcext:value-type="float">
            <text:p>-74.06304169452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2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1032723624797" calcext:value-type="float">
            <text:p>72.1032723624797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-1" calcext:value-type="float">
            <text:p>-1</text:p>
          </table:table-cell>
          <table:table-cell office:value-type="float" office:value="17415" calcext:value-type="float">
            <text:p>17415</text:p>
          </table:table-cell>
          <table:table-cell office:value-type="float" office:value="6666471" calcext:value-type="float">
            <text:p>6666471</text:p>
          </table:table-cell>
          <table:table-cell office:value-type="float" office:value="1661010" calcext:value-type="float">
            <text:p>1661010</text:p>
          </table:table-cell>
          <table:table-cell office:value-type="float" office:value="1671337" calcext:value-type="float">
            <text:p>1671337</text:p>
          </table:table-cell>
          <table:table-cell office:value-type="float" office:value="1538180" calcext:value-type="float">
            <text:p>1538180</text:p>
          </table:table-cell>
          <table:table-cell office:value-type="float" office:value="1171951" calcext:value-type="float">
            <text:p>1171951</text:p>
          </table:table-cell>
          <table:table-cell office:value-type="float" office:value="1425713" calcext:value-type="float">
            <text:p>1425713</text:p>
          </table:table-cell>
          <table:table-cell office:value-type="float" office:value="1660521" calcext:value-type="float">
            <text:p>1660521</text:p>
          </table:table-cell>
          <table:table-cell office:value-type="float" office:value="0.0103801501250446" calcext:value-type="float">
            <text:p>0.010380150125045</text:p>
          </table:table-cell>
          <table:table-cell office:value-type="float" office:value="3.97352683228574" calcext:value-type="float">
            <text:p>3.97352683228574</text:p>
          </table:table-cell>
          <table:table-cell office:value-type="float" office:value="0.990039228205589" calcext:value-type="float">
            <text:p>0.990039228205589</text:p>
          </table:table-cell>
          <table:table-cell office:value-type="float" office:value="0.996194600605321" calcext:value-type="float">
            <text:p>0.996194600605321</text:p>
          </table:table-cell>
          <table:table-cell office:value-type="float" office:value="0.916826834300379" calcext:value-type="float">
            <text:p>0.916826834300379</text:p>
          </table:table-cell>
          <table:table-cell office:value-type="float" office:value="0.698537313763775" calcext:value-type="float">
            <text:p>0.698537313763775</text:p>
          </table:table-cell>
          <table:table-cell office:value-type="float" office:value="0.849791270469579" calcext:value-type="float">
            <text:p>0.849791270469579</text:p>
          </table:table-cell>
          <table:table-cell office:value-type="float" office:value="0.989747761457891" calcext:value-type="float">
            <text:p>0.9897477614578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6346331399242" calcext:value-type="float">
            <text:p>-66.6346331399242</text:p>
          </table:table-cell>
          <table:table-cell office:value-type="float" office:value="-110.292537247245" calcext:value-type="float">
            <text:p>-110.292537247245</text:p>
          </table:table-cell>
          <table:table-cell office:value-type="float" office:value="-80.0417459060843" calcext:value-type="float">
            <text:p>-80.04174590608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2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2.1082547052988" calcext:value-type="float">
            <text:p>72.1082547052988</text:p>
          </table:table-cell>
          <table:table-cell office:value-type="float" office:value="981.894908800148" calcext:value-type="float">
            <text:p>981.894908800148</text:p>
          </table:table-cell>
          <table:table-cell office:value-type="float" office:value="-1" calcext:value-type="float">
            <text:p>-1</text:p>
          </table:table-cell>
          <table:table-cell office:value-type="float" office:value="17431" calcext:value-type="float">
            <text:p>17431</text:p>
          </table:table-cell>
          <table:table-cell office:value-type="float" office:value="6663782" calcext:value-type="float">
            <text:p>6663782</text:p>
          </table:table-cell>
          <table:table-cell office:value-type="float" office:value="1660554" calcext:value-type="float">
            <text:p>1660554</text:p>
          </table:table-cell>
          <table:table-cell office:value-type="float" office:value="1672394" calcext:value-type="float">
            <text:p>1672394</text:p>
          </table:table-cell>
          <table:table-cell office:value-type="float" office:value="1540124" calcext:value-type="float">
            <text:p>1540124</text:p>
          </table:table-cell>
          <table:table-cell office:value-type="float" office:value="1172906" calcext:value-type="float">
            <text:p>1172906</text:p>
          </table:table-cell>
          <table:table-cell office:value-type="float" office:value="1506327" calcext:value-type="float">
            <text:p>1506327</text:p>
          </table:table-cell>
          <table:table-cell office:value-type="float" office:value="1659977" calcext:value-type="float">
            <text:p>1659977</text:p>
          </table:table-cell>
          <table:table-cell office:value-type="float" office:value="0.0103896868693455" calcext:value-type="float">
            <text:p>0.010389686869346</text:p>
          </table:table-cell>
          <table:table-cell office:value-type="float" office:value="3.97192406319667" calcext:value-type="float">
            <text:p>3.97192406319667</text:p>
          </table:table-cell>
          <table:table-cell office:value-type="float" office:value="0.989767430993012" calcext:value-type="float">
            <text:p>0.989767430993012</text:p>
          </table:table-cell>
          <table:table-cell office:value-type="float" office:value="0.996824621775701" calcext:value-type="float">
            <text:p>0.996824621775701</text:p>
          </table:table-cell>
          <table:table-cell office:value-type="float" office:value="0.917985548732942" calcext:value-type="float">
            <text:p>0.917985548732942</text:p>
          </table:table-cell>
          <table:table-cell office:value-type="float" office:value="0.699106538189237" calcext:value-type="float">
            <text:p>0.699106538189237</text:p>
          </table:table-cell>
          <table:table-cell office:value-type="float" office:value="0.897840964536782" calcext:value-type="float">
            <text:p>0.897840964536782</text:p>
          </table:table-cell>
          <table:table-cell office:value-type="float" office:value="0.98942351215166" calcext:value-type="float">
            <text:p>0.989423512151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4028902534116" calcext:value-type="float">
            <text:p>-66.4028902534116</text:p>
          </table:table-cell>
          <table:table-cell office:value-type="float" office:value="-110.178692362153" calcext:value-type="float">
            <text:p>-110.178692362153</text:p>
          </table:table-cell>
          <table:table-cell office:value-type="float" office:value="-70.4318070926436" calcext:value-type="float">
            <text:p>-70.43180709264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3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0917834091153" calcext:value-type="float">
            <text:p>72.0917834091153</text:p>
          </table:table-cell>
          <table:table-cell office:value-type="float" office:value="981.85885653753" calcext:value-type="float">
            <text:p>981.85885653753</text:p>
          </table:table-cell>
          <table:table-cell office:value-type="float" office:value="-1" calcext:value-type="float">
            <text:p>-1</text:p>
          </table:table-cell>
          <table:table-cell office:value-type="float" office:value="17413" calcext:value-type="float">
            <text:p>17413</text:p>
          </table:table-cell>
          <table:table-cell office:value-type="float" office:value="6661326" calcext:value-type="float">
            <text:p>6661326</text:p>
          </table:table-cell>
          <table:table-cell office:value-type="float" office:value="1662733" calcext:value-type="float">
            <text:p>1662733</text:p>
          </table:table-cell>
          <table:table-cell office:value-type="float" office:value="1671312" calcext:value-type="float">
            <text:p>1671312</text:p>
          </table:table-cell>
          <table:table-cell office:value-type="float" office:value="1536991" calcext:value-type="float">
            <text:p>1536991</text:p>
          </table:table-cell>
          <table:table-cell office:value-type="float" office:value="1173983" calcext:value-type="float">
            <text:p>1173983</text:p>
          </table:table-cell>
          <table:table-cell office:value-type="float" office:value="1607672" calcext:value-type="float">
            <text:p>1607672</text:p>
          </table:table-cell>
          <table:table-cell office:value-type="float" office:value="1657550" calcext:value-type="float">
            <text:p>1657550</text:p>
          </table:table-cell>
          <table:table-cell office:value-type="float" office:value="0.010378958032007" calcext:value-type="float">
            <text:p>0.010378958032007</text:p>
          </table:table-cell>
          <table:table-cell office:value-type="float" office:value="3.97046017294647" calcext:value-type="float">
            <text:p>3.97046017294647</text:p>
          </table:table-cell>
          <table:table-cell office:value-type="float" office:value="0.991066216357495" calcext:value-type="float">
            <text:p>0.991066216357495</text:p>
          </table:table-cell>
          <table:table-cell office:value-type="float" office:value="0.996179699442351" calcext:value-type="float">
            <text:p>0.996179699442351</text:p>
          </table:table-cell>
          <table:table-cell office:value-type="float" office:value="0.916118134989516" calcext:value-type="float">
            <text:p>0.916118134989516</text:p>
          </table:table-cell>
          <table:table-cell office:value-type="float" office:value="0.699748480289993" calcext:value-type="float">
            <text:p>0.699748480289993</text:p>
          </table:table-cell>
          <table:table-cell office:value-type="float" office:value="0.958247298985398" calcext:value-type="float">
            <text:p>0.958247298985398</text:p>
          </table:table-cell>
          <table:table-cell office:value-type="float" office:value="0.987976907250512" calcext:value-type="float">
            <text:p>0.987976907250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7763730020968" calcext:value-type="float">
            <text:p>-66.7763730020968</text:p>
          </table:table-cell>
          <table:table-cell office:value-type="float" office:value="-110.050303942001" calcext:value-type="float">
            <text:p>-110.050303942001</text:p>
          </table:table-cell>
          <table:table-cell office:value-type="float" office:value="-58.3505402029205" calcext:value-type="float">
            <text:p>-58.35054020292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3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1032723624797" calcext:value-type="float">
            <text:p>72.1032723624797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-1" calcext:value-type="float">
            <text:p>-1</text:p>
          </table:table-cell>
          <table:table-cell office:value-type="float" office:value="17390" calcext:value-type="float">
            <text:p>17390</text:p>
          </table:table-cell>
          <table:table-cell office:value-type="float" office:value="6661326" calcext:value-type="float">
            <text:p>6661326</text:p>
          </table:table-cell>
          <table:table-cell office:value-type="float" office:value="1661553" calcext:value-type="float">
            <text:p>1661553</text:p>
          </table:table-cell>
          <table:table-cell office:value-type="float" office:value="1672483" calcext:value-type="float">
            <text:p>1672483</text:p>
          </table:table-cell>
          <table:table-cell office:value-type="float" office:value="1539724" calcext:value-type="float">
            <text:p>1539724</text:p>
          </table:table-cell>
          <table:table-cell office:value-type="float" office:value="1175063" calcext:value-type="float">
            <text:p>1175063</text:p>
          </table:table-cell>
          <table:table-cell office:value-type="float" office:value="1544612" calcext:value-type="float">
            <text:p>1544612</text:p>
          </table:table-cell>
          <table:table-cell office:value-type="float" office:value="1656433" calcext:value-type="float">
            <text:p>1656433</text:p>
          </table:table-cell>
          <table:table-cell office:value-type="float" office:value="0.0103652489620744" calcext:value-type="float">
            <text:p>0.010365248962074</text:p>
          </table:table-cell>
          <table:table-cell office:value-type="float" office:value="3.97046017294647" calcext:value-type="float">
            <text:p>3.97046017294647</text:p>
          </table:table-cell>
          <table:table-cell office:value-type="float" office:value="0.990362881465302" calcext:value-type="float">
            <text:p>0.990362881465302</text:p>
          </table:table-cell>
          <table:table-cell office:value-type="float" office:value="0.996877669915875" calcext:value-type="float">
            <text:p>0.996877669915875</text:p>
          </table:table-cell>
          <table:table-cell office:value-type="float" office:value="0.917747130125419" calcext:value-type="float">
            <text:p>0.917747130125419</text:p>
          </table:table-cell>
          <table:table-cell office:value-type="float" office:value="0.700392210530306" calcext:value-type="float">
            <text:p>0.700392210530306</text:p>
          </table:table-cell>
          <table:table-cell office:value-type="float" office:value="0.920660605509353" calcext:value-type="float">
            <text:p>0.920660605509353</text:p>
          </table:table-cell>
          <table:table-cell office:value-type="float" office:value="0.987311123289004" calcext:value-type="float">
            <text:p>0.9873111232890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4505739749162" calcext:value-type="float">
            <text:p>-66.4505739749162</text:p>
          </table:table-cell>
          <table:table-cell office:value-type="float" office:value="-109.921557893939" calcext:value-type="float">
            <text:p>-109.921557893939</text:p>
          </table:table-cell>
          <table:table-cell office:value-type="float" office:value="-65.8678788981293" calcext:value-type="float">
            <text:p>-65.86787889812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4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2.1028912744395" calcext:value-type="float">
            <text:p>72.1028912744395</text:p>
          </table:table-cell>
          <table:table-cell office:value-type="float" office:value="982.032627638319" calcext:value-type="float">
            <text:p>982.032627638319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660118" calcext:value-type="float">
            <text:p>6660118</text:p>
          </table:table-cell>
          <table:table-cell office:value-type="float" office:value="1662360" calcext:value-type="float">
            <text:p>1662360</text:p>
          </table:table-cell>
          <table:table-cell office:value-type="float" office:value="1671320" calcext:value-type="float">
            <text:p>1671320</text:p>
          </table:table-cell>
          <table:table-cell office:value-type="float" office:value="1537666" calcext:value-type="float">
            <text:p>1537666</text:p>
          </table:table-cell>
          <table:table-cell office:value-type="float" office:value="1176840" calcext:value-type="float">
            <text:p>1176840</text:p>
          </table:table-cell>
          <table:table-cell office:value-type="float" office:value="1600188" calcext:value-type="float">
            <text:p>1600188</text:p>
          </table:table-cell>
          <table:table-cell office:value-type="float" office:value="1657895" calcext:value-type="float">
            <text:p>1657895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96974014875175" calcext:value-type="float">
            <text:p>3.96974014875175</text:p>
          </table:table-cell>
          <table:table-cell office:value-type="float" office:value="0.99084389100598" calcext:value-type="float">
            <text:p>0.99084389100598</text:p>
          </table:table-cell>
          <table:table-cell office:value-type="float" office:value="0.996184467814501" calcext:value-type="float">
            <text:p>0.996184467814501</text:p>
          </table:table-cell>
          <table:table-cell office:value-type="float" office:value="0.916520466389712" calcext:value-type="float">
            <text:p>0.916520466389712</text:p>
          </table:table-cell>
          <table:table-cell office:value-type="float" office:value="0.701451385194228" calcext:value-type="float">
            <text:p>0.701451385194228</text:p>
          </table:table-cell>
          <table:table-cell office:value-type="float" office:value="0.953786486838637" calcext:value-type="float">
            <text:p>0.953786486838637</text:p>
          </table:table-cell>
          <table:table-cell office:value-type="float" office:value="0.988182543299501" calcext:value-type="float">
            <text:p>0.9881825432995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6959067220577" calcext:value-type="float">
            <text:p>-66.6959067220577</text:p>
          </table:table-cell>
          <table:table-cell office:value-type="float" office:value="-109.709722961154" calcext:value-type="float">
            <text:p>-109.709722961154</text:p>
          </table:table-cell>
          <table:table-cell office:value-type="float" office:value="-59.2427026322726" calcext:value-type="float">
            <text:p>-59.24270263227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4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2.0760739913783" calcext:value-type="float">
            <text:p>72.0760739913783</text:p>
          </table:table-cell>
          <table:table-cell office:value-type="float" office:value="981.977540037561" calcext:value-type="float">
            <text:p>981.977540037561</text:p>
          </table:table-cell>
          <table:table-cell office:value-type="float" office:value="-1" calcext:value-type="float">
            <text:p>-1</text:p>
          </table:table-cell>
          <table:table-cell office:value-type="float" office:value="17414" calcext:value-type="float">
            <text:p>17414</text:p>
          </table:table-cell>
          <table:table-cell office:value-type="float" office:value="6374328" calcext:value-type="float">
            <text:p>6374328</text:p>
          </table:table-cell>
          <table:table-cell office:value-type="float" office:value="1662345" calcext:value-type="float">
            <text:p>1662345</text:p>
          </table:table-cell>
          <table:table-cell office:value-type="float" office:value="1670743" calcext:value-type="float">
            <text:p>1670743</text:p>
          </table:table-cell>
          <table:table-cell office:value-type="float" office:value="1534657" calcext:value-type="float">
            <text:p>1534657</text:p>
          </table:table-cell>
          <table:table-cell office:value-type="float" office:value="1179784" calcext:value-type="float">
            <text:p>1179784</text:p>
          </table:table-cell>
          <table:table-cell office:value-type="float" office:value="1644785" calcext:value-type="float">
            <text:p>1644785</text:p>
          </table:table-cell>
          <table:table-cell office:value-type="float" office:value="1656643" calcext:value-type="float">
            <text:p>1656643</text:p>
          </table:table-cell>
          <table:table-cell office:value-type="float" office:value="0.0103795540785258" calcext:value-type="float">
            <text:p>0.010379554078526</text:p>
          </table:table-cell>
          <table:table-cell office:value-type="float" office:value="3.79939601414156" calcext:value-type="float">
            <text:p>3.79939601414156</text:p>
          </table:table-cell>
          <table:table-cell office:value-type="float" office:value="0.990834950308198" calcext:value-type="float">
            <text:p>0.990834950308198</text:p>
          </table:table-cell>
          <table:table-cell office:value-type="float" office:value="0.995840548973149" calcext:value-type="float">
            <text:p>0.995840548973149</text:p>
          </table:table-cell>
          <table:table-cell office:value-type="float" office:value="0.914726962414618" calcext:value-type="float">
            <text:p>0.914726962414618</text:p>
          </table:table-cell>
          <table:table-cell office:value-type="float" office:value="0.7032061461456" calcext:value-type="float">
            <text:p>0.7032061461456</text:p>
          </table:table-cell>
          <table:table-cell office:value-type="float" office:value="0.980368373437926" calcext:value-type="float">
            <text:p>0.980368373437926</text:p>
          </table:table-cell>
          <table:table-cell office:value-type="float" office:value="0.987436293057953" calcext:value-type="float">
            <text:p>0.987436293057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7.0546075170764" calcext:value-type="float">
            <text:p>-67.0546075170764</text:p>
          </table:table-cell>
          <table:table-cell office:value-type="float" office:value="-109.35877077088" calcext:value-type="float">
            <text:p>-109.35877077088</text:p>
          </table:table-cell>
          <table:table-cell office:value-type="float" office:value="-53.9263253124148" calcext:value-type="float">
            <text:p>-53.92632531241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4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2.0814374651591" calcext:value-type="float">
            <text:p>72.0814374651591</text:p>
          </table:table-cell>
          <table:table-cell office:value-type="float" office:value="981.949996269927" calcext:value-type="float">
            <text:p>981.949996269927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224712" calcext:value-type="float">
            <text:p>6224712</text:p>
          </table:table-cell>
          <table:table-cell office:value-type="float" office:value="1661589" calcext:value-type="float">
            <text:p>1661589</text:p>
          </table:table-cell>
          <table:table-cell office:value-type="float" office:value="1670060" calcext:value-type="float">
            <text:p>1670060</text:p>
          </table:table-cell>
          <table:table-cell office:value-type="float" office:value="1535589" calcext:value-type="float">
            <text:p>1535589</text:p>
          </table:table-cell>
          <table:table-cell office:value-type="float" office:value="1182013" calcext:value-type="float">
            <text:p>1182013</text:p>
          </table:table-cell>
          <table:table-cell office:value-type="float" office:value="1506154" calcext:value-type="float">
            <text:p>1506154</text:p>
          </table:table-cell>
          <table:table-cell office:value-type="float" office:value="1659061" calcext:value-type="float">
            <text:p>1659061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71021791818356" calcext:value-type="float">
            <text:p>3.71021791818356</text:p>
          </table:table-cell>
          <table:table-cell office:value-type="float" office:value="0.990384339139979" calcext:value-type="float">
            <text:p>0.990384339139979</text:p>
          </table:table-cell>
          <table:table-cell office:value-type="float" office:value="0.995433449200803" calcext:value-type="float">
            <text:p>0.995433449200803</text:p>
          </table:table-cell>
          <table:table-cell office:value-type="float" office:value="0.915282477770147" calcext:value-type="float">
            <text:p>0.915282477770147</text:p>
          </table:table-cell>
          <table:table-cell office:value-type="float" office:value="0.704534733836023" calcext:value-type="float">
            <text:p>0.704534733836023</text:p>
          </table:table-cell>
          <table:table-cell office:value-type="float" office:value="0.897737848489028" calcext:value-type="float">
            <text:p>0.897737848489028</text:p>
          </table:table-cell>
          <table:table-cell office:value-type="float" office:value="0.988877533540432" calcext:value-type="float">
            <text:p>0.988877533540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6.9435044459706" calcext:value-type="float">
            <text:p>-66.9435044459706</text:p>
          </table:table-cell>
          <table:table-cell office:value-type="float" office:value="-109.093053232795" calcext:value-type="float">
            <text:p>-109.093053232795</text:p>
          </table:table-cell>
          <table:table-cell office:value-type="float" office:value="-70.4524303021944" calcext:value-type="float">
            <text:p>-70.45243030219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5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0917834091153" calcext:value-type="float">
            <text:p>72.0917834091153</text:p>
          </table:table-cell>
          <table:table-cell office:value-type="float" office:value="981.913943505671" calcext:value-type="float">
            <text:p>981.913943505671</text:p>
          </table:table-cell>
          <table:table-cell office:value-type="float" office:value="-1" calcext:value-type="float">
            <text:p>-1</text:p>
          </table:table-cell>
          <table:table-cell office:value-type="float" office:value="17427" calcext:value-type="float">
            <text:p>17427</text:p>
          </table:table-cell>
          <table:table-cell office:value-type="float" office:value="6270055" calcext:value-type="float">
            <text:p>6270055</text:p>
          </table:table-cell>
          <table:table-cell office:value-type="float" office:value="1657743" calcext:value-type="float">
            <text:p>1657743</text:p>
          </table:table-cell>
          <table:table-cell office:value-type="float" office:value="1671733" calcext:value-type="float">
            <text:p>1671733</text:p>
          </table:table-cell>
          <table:table-cell office:value-type="float" office:value="1943427" calcext:value-type="float">
            <text:p>1943427</text:p>
          </table:table-cell>
          <table:table-cell office:value-type="float" office:value="1596053" calcext:value-type="float">
            <text:p>1596053</text:p>
          </table:table-cell>
          <table:table-cell office:value-type="float" office:value="1675873" calcext:value-type="float">
            <text:p>1675873</text:p>
          </table:table-cell>
          <table:table-cell office:value-type="float" office:value="1649569" calcext:value-type="float">
            <text:p>1649569</text:p>
          </table:table-cell>
          <table:table-cell office:value-type="float" office:value="0.0103873026832703" calcext:value-type="float">
            <text:p>0.01038730268327</text:p>
          </table:table-cell>
          <table:table-cell office:value-type="float" office:value="3.73724445548588" calcext:value-type="float">
            <text:p>3.73724445548588</text:p>
          </table:table-cell>
          <table:table-cell office:value-type="float" office:value="0.988091944228642" calcext:value-type="float">
            <text:p>0.988091944228642</text:p>
          </table:table-cell>
          <table:table-cell office:value-type="float" office:value="0.996430635026769" calcext:value-type="float">
            <text:p>0.996430635026769</text:p>
          </table:table-cell>
          <table:table-cell office:value-type="float" office:value="1.15837289790784" calcext:value-type="float">
            <text:p>1.15837289790784</text:p>
          </table:table-cell>
          <table:table-cell office:value-type="float" office:value="0.951321834483365" calcext:value-type="float">
            <text:p>0.951321834483365</text:p>
          </table:table-cell>
          <table:table-cell office:value-type="float" office:value="0.998898267614635" calcext:value-type="float">
            <text:p>0.998898267614635</text:p>
          </table:table-cell>
          <table:table-cell office:value-type="float" office:value="0.983219859983904" calcext:value-type="float">
            <text:p>0.983219859983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8.3254204184318" calcext:value-type="float">
            <text:p>-18.3254204184318</text:p>
          </table:table-cell>
          <table:table-cell office:value-type="float" office:value="-59.7356331033269" calcext:value-type="float">
            <text:p>-59.7356331033269</text:p>
          </table:table-cell>
          <table:table-cell office:value-type="float" office:value="-50.220346477073" calcext:value-type="float">
            <text:p>-50.2203464770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5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603641275137" calcext:value-type="float">
            <text:p>72.0603641275137</text:p>
          </table:table-cell>
          <table:table-cell office:value-type="float" office:value="981.903417625711" calcext:value-type="float">
            <text:p>981.903417625711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289870" calcext:value-type="float">
            <text:p>6289870</text:p>
          </table:table-cell>
          <table:table-cell office:value-type="float" office:value="1662534" calcext:value-type="float">
            <text:p>1662534</text:p>
          </table:table-cell>
          <table:table-cell office:value-type="float" office:value="1663157" calcext:value-type="float">
            <text:p>1663157</text:p>
          </table:table-cell>
          <table:table-cell office:value-type="float" office:value="1739386" calcext:value-type="float">
            <text:p>1739386</text:p>
          </table:table-cell>
          <table:table-cell office:value-type="float" office:value="1668540" calcext:value-type="float">
            <text:p>1668540</text:p>
          </table:table-cell>
          <table:table-cell office:value-type="float" office:value="1721215" calcext:value-type="float">
            <text:p>1721215</text:p>
          </table:table-cell>
          <table:table-cell office:value-type="float" office:value="1653043" calcext:value-type="float">
            <text:p>1653043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74905511725606" calcext:value-type="float">
            <text:p>3.74905511725606</text:p>
          </table:table-cell>
          <table:table-cell office:value-type="float" office:value="0.990947603100252" calcext:value-type="float">
            <text:p>0.990947603100252</text:p>
          </table:table-cell>
          <table:table-cell office:value-type="float" office:value="0.99131894008147" calcext:value-type="float">
            <text:p>0.99131894008147</text:p>
          </table:table-cell>
          <table:table-cell office:value-type="float" office:value="1.0367549701637" calcext:value-type="float">
            <text:p>1.0367549701637</text:p>
          </table:table-cell>
          <table:table-cell office:value-type="float" office:value="0.994527458492214" calcext:value-type="float">
            <text:p>0.994527458492214</text:p>
          </table:table-cell>
          <table:table-cell office:value-type="float" office:value="1.02592420887044" calcext:value-type="float">
            <text:p>1.02592420887044</text:p>
          </table:table-cell>
          <table:table-cell office:value-type="float" office:value="0.985290525590244" calcext:value-type="float">
            <text:p>0.985290525590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2.6490059672601" calcext:value-type="float">
            <text:p>-42.6490059672601</text:p>
          </table:table-cell>
          <table:table-cell office:value-type="float" office:value="-51.0945083015571" calcext:value-type="float">
            <text:p>-51.0945083015571</text:p>
          </table:table-cell>
          <table:table-cell office:value-type="float" office:value="-44.8151582259128" calcext:value-type="float">
            <text:p>-44.81515822591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6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710912377623" calcext:value-type="float">
            <text:p>72.0710912377623</text:p>
          </table:table-cell>
          <table:table-cell office:value-type="float" office:value="981.903417625711" calcext:value-type="float">
            <text:p>981.903417625711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285111" calcext:value-type="float">
            <text:p>6285111</text:p>
          </table:table-cell>
          <table:table-cell office:value-type="float" office:value="1656856" calcext:value-type="float">
            <text:p>1656856</text:p>
          </table:table-cell>
          <table:table-cell office:value-type="float" office:value="1659340" calcext:value-type="float">
            <text:p>1659340</text:p>
          </table:table-cell>
          <table:table-cell office:value-type="float" office:value="1774230" calcext:value-type="float">
            <text:p>1774230</text:p>
          </table:table-cell>
          <table:table-cell office:value-type="float" office:value="1717401" calcext:value-type="float">
            <text:p>1717401</text:p>
          </table:table-cell>
          <table:table-cell office:value-type="float" office:value="1568740" calcext:value-type="float">
            <text:p>1568740</text:p>
          </table:table-cell>
          <table:table-cell office:value-type="float" office:value="1653960" calcext:value-type="float">
            <text:p>1653960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74621853187305" calcext:value-type="float">
            <text:p>3.74621853187305</text:p>
          </table:table-cell>
          <table:table-cell office:value-type="float" office:value="0.987563250966459" calcext:value-type="float">
            <text:p>0.987563250966459</text:p>
          </table:table-cell>
          <table:table-cell office:value-type="float" office:value="0.989043830519179" calcext:value-type="float">
            <text:p>0.989043830519179</text:p>
          </table:table-cell>
          <table:table-cell office:value-type="float" office:value="1.05752361506505" calcext:value-type="float">
            <text:p>1.05752361506505</text:p>
          </table:table-cell>
          <table:table-cell office:value-type="float" office:value="1.0236508874477" calcext:value-type="float">
            <text:p>1.0236508874477</text:p>
          </table:table-cell>
          <table:table-cell office:value-type="float" office:value="0.935042015915157" calcext:value-type="float">
            <text:p>0.935042015915157</text:p>
          </table:table-cell>
          <table:table-cell office:value-type="float" office:value="0.985837100247991" calcext:value-type="float">
            <text:p>0.9858371002479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4952769869896" calcext:value-type="float">
            <text:p>-38.4952769869896</text:p>
          </table:table-cell>
          <table:table-cell office:value-type="float" office:value="-45.2698225104597" calcext:value-type="float">
            <text:p>-45.2698225104597</text:p>
          </table:table-cell>
          <table:table-cell office:value-type="float" office:value="-62.9915968169685" calcext:value-type="float">
            <text:p>-62.99159681696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6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162270288477" calcext:value-type="float">
            <text:p>72.162270288477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-1" calcext:value-type="float">
            <text:p>-1</text:p>
          </table:table-cell>
          <table:table-cell office:value-type="float" office:value="17429" calcext:value-type="float">
            <text:p>17429</text:p>
          </table:table-cell>
          <table:table-cell office:value-type="float" office:value="6272343" calcext:value-type="float">
            <text:p>6272343</text:p>
          </table:table-cell>
          <table:table-cell office:value-type="float" office:value="1648808" calcext:value-type="float">
            <text:p>1648808</text:p>
          </table:table-cell>
          <table:table-cell office:value-type="float" office:value="1659473" calcext:value-type="float">
            <text:p>1659473</text:p>
          </table:table-cell>
          <table:table-cell office:value-type="float" office:value="2208687" calcext:value-type="float">
            <text:p>2208687</text:p>
          </table:table-cell>
          <table:table-cell office:value-type="float" office:value="2336613" calcext:value-type="float">
            <text:p>2336613</text:p>
          </table:table-cell>
          <table:table-cell office:value-type="float" office:value="1520179" calcext:value-type="float">
            <text:p>1520179</text:p>
          </table:table-cell>
          <table:table-cell office:value-type="float" office:value="1648929" calcext:value-type="float">
            <text:p>1648929</text:p>
          </table:table-cell>
          <table:table-cell office:value-type="float" office:value="0.0103884947763079" calcext:value-type="float">
            <text:p>0.010388494776308</text:p>
          </table:table-cell>
          <table:table-cell office:value-type="float" office:value="3.73860820992091" calcext:value-type="float">
            <text:p>3.73860820992091</text:p>
          </table:table-cell>
          <table:table-cell office:value-type="float" office:value="0.982766268583091" calcext:value-type="float">
            <text:p>0.982766268583091</text:p>
          </table:table-cell>
          <table:table-cell office:value-type="float" office:value="0.989123104706181" calcext:value-type="float">
            <text:p>0.989123104706181</text:p>
          </table:table-cell>
          <table:table-cell office:value-type="float" office:value="1.3164801974869" calcext:value-type="float">
            <text:p>1.3164801974869</text:p>
          </table:table-cell>
          <table:table-cell office:value-type="float" office:value="1.39273004445196" calcext:value-type="float">
            <text:p>1.39273004445196</text:p>
          </table:table-cell>
          <table:table-cell office:value-type="float" office:value="0.906097400915313" calcext:value-type="float">
            <text:p>0.906097400915313</text:p>
          </table:table-cell>
          <table:table-cell office:value-type="float" office:value="0.982838390211867" calcext:value-type="float">
            <text:p>0.9828383902118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2960394973802" calcext:value-type="float">
            <text:p>13.2960394973802</text:p>
          </table:table-cell>
          <table:table-cell office:value-type="float" office:value="28.5460088903914" calcext:value-type="float">
            <text:p>28.5460088903914</text:p>
          </table:table-cell>
          <table:table-cell office:value-type="float" office:value="-68.7805198169374" calcext:value-type="float">
            <text:p>-68.78051981693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7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2205023554122" calcext:value-type="float">
            <text:p>72.2205023554122</text:p>
          </table:table-cell>
          <table:table-cell office:value-type="float" office:value="981.85885653753" calcext:value-type="float">
            <text:p>981.85885653753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287753" calcext:value-type="float">
            <text:p>6287753</text:p>
          </table:table-cell>
          <table:table-cell office:value-type="float" office:value="1641833" calcext:value-type="float">
            <text:p>1641833</text:p>
          </table:table-cell>
          <table:table-cell office:value-type="float" office:value="1666124" calcext:value-type="float">
            <text:p>1666124</text:p>
          </table:table-cell>
          <table:table-cell office:value-type="float" office:value="1887149" calcext:value-type="float">
            <text:p>1887149</text:p>
          </table:table-cell>
          <table:table-cell office:value-type="float" office:value="1642786" calcext:value-type="float">
            <text:p>1642786</text:p>
          </table:table-cell>
          <table:table-cell office:value-type="float" office:value="1421538" calcext:value-type="float">
            <text:p>1421538</text:p>
          </table:table-cell>
          <table:table-cell office:value-type="float" office:value="1658258" calcext:value-type="float">
            <text:p>1658258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74779328677574" calcext:value-type="float">
            <text:p>3.74779328677574</text:p>
          </table:table-cell>
          <table:table-cell office:value-type="float" office:value="0.978608844114404" calcext:value-type="float">
            <text:p>0.978608844114404</text:p>
          </table:table-cell>
          <table:table-cell office:value-type="float" office:value="0.993087410102774" calcext:value-type="float">
            <text:p>0.993087410102774</text:p>
          </table:table-cell>
          <table:table-cell office:value-type="float" office:value="1.12482859192235" calcext:value-type="float">
            <text:p>1.12482859192235</text:p>
          </table:table-cell>
          <table:table-cell office:value-type="float" office:value="0.979176876446828" calcext:value-type="float">
            <text:p>0.979176876446828</text:p>
          </table:table-cell>
          <table:table-cell office:value-type="float" office:value="0.847302776253554" calcext:value-type="float">
            <text:p>0.847302776253554</text:p>
          </table:table-cell>
          <table:table-cell office:value-type="float" office:value="0.988398908185829" calcext:value-type="float">
            <text:p>0.9883989081858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.0342816155293" calcext:value-type="float">
            <text:p>-25.0342816155293</text:p>
          </table:table-cell>
          <table:table-cell office:value-type="float" office:value="-54.1646247106343" calcext:value-type="float">
            <text:p>-54.1646247106343</text:p>
          </table:table-cell>
          <table:table-cell office:value-type="float" office:value="-80.5394447492891" calcext:value-type="float">
            <text:p>-80.53944474928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7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2.1779785252974" calcext:value-type="float">
            <text:p>72.1779785252974</text:p>
          </table:table-cell>
          <table:table-cell office:value-type="float" office:value="981.894908800148" calcext:value-type="float">
            <text:p>981.894908800148</text:p>
          </table:table-cell>
          <table:table-cell office:value-type="float" office:value="-1" calcext:value-type="float">
            <text:p>-1</text:p>
          </table:table-cell>
          <table:table-cell office:value-type="float" office:value="17413" calcext:value-type="float">
            <text:p>17413</text:p>
          </table:table-cell>
          <table:table-cell office:value-type="float" office:value="6274136" calcext:value-type="float">
            <text:p>6274136</text:p>
          </table:table-cell>
          <table:table-cell office:value-type="float" office:value="1662002" calcext:value-type="float">
            <text:p>1662002</text:p>
          </table:table-cell>
          <table:table-cell office:value-type="float" office:value="1669553" calcext:value-type="float">
            <text:p>1669553</text:p>
          </table:table-cell>
          <table:table-cell office:value-type="float" office:value="1999573" calcext:value-type="float">
            <text:p>1999573</text:p>
          </table:table-cell>
          <table:table-cell office:value-type="float" office:value="1558502" calcext:value-type="float">
            <text:p>1558502</text:p>
          </table:table-cell>
          <table:table-cell office:value-type="float" office:value="1462018" calcext:value-type="float">
            <text:p>1462018</text:p>
          </table:table-cell>
          <table:table-cell office:value-type="float" office:value="1654614" calcext:value-type="float">
            <text:p>1654614</text:p>
          </table:table-cell>
          <table:table-cell office:value-type="float" office:value="0.010378958032007" calcext:value-type="float">
            <text:p>0.010378958032007</text:p>
          </table:table-cell>
          <table:table-cell office:value-type="float" office:value="3.73967692132913" calcext:value-type="float">
            <text:p>3.73967692132913</text:p>
          </table:table-cell>
          <table:table-cell office:value-type="float" office:value="0.990630506352247" calcext:value-type="float">
            <text:p>0.990630506352247</text:p>
          </table:table-cell>
          <table:table-cell office:value-type="float" office:value="0.995131253615767" calcext:value-type="float">
            <text:p>0.995131253615767</text:p>
          </table:table-cell>
          <table:table-cell office:value-type="float" office:value="1.19183852575285" calcext:value-type="float">
            <text:p>1.19183852575285</text:p>
          </table:table-cell>
          <table:table-cell office:value-type="float" office:value="0.928939691655599" calcext:value-type="float">
            <text:p>0.928939691655599</text:p>
          </table:table-cell>
          <table:table-cell office:value-type="float" office:value="0.87143073933491" calcext:value-type="float">
            <text:p>0.87143073933491</text:p>
          </table:table-cell>
          <table:table-cell office:value-type="float" office:value="0.986226914671292" calcext:value-type="float">
            <text:p>0.9862269146712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1.6322948494309" calcext:value-type="float">
            <text:p>-11.6322948494309</text:p>
          </table:table-cell>
          <table:table-cell office:value-type="float" office:value="-64.2120616688802" calcext:value-type="float">
            <text:p>-64.2120616688802</text:p>
          </table:table-cell>
          <table:table-cell office:value-type="float" office:value="-75.713852133018" calcext:value-type="float">
            <text:p>-75.7138521330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8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1561435003202" calcext:value-type="float">
            <text:p>72.1561435003202</text:p>
          </table:table-cell>
          <table:table-cell office:value-type="float" office:value="981.913943505671" calcext:value-type="float">
            <text:p>981.913943505671</text:p>
          </table:table-cell>
          <table:table-cell office:value-type="float" office:value="-1" calcext:value-type="float">
            <text:p>-1</text:p>
          </table:table-cell>
          <table:table-cell office:value-type="float" office:value="17422" calcext:value-type="float">
            <text:p>17422</text:p>
          </table:table-cell>
          <table:table-cell office:value-type="float" office:value="6268052" calcext:value-type="float">
            <text:p>6268052</text:p>
          </table:table-cell>
          <table:table-cell office:value-type="float" office:value="1637608" calcext:value-type="float">
            <text:p>1637608</text:p>
          </table:table-cell>
          <table:table-cell office:value-type="float" office:value="1654339" calcext:value-type="float">
            <text:p>1654339</text:p>
          </table:table-cell>
          <table:table-cell office:value-type="float" office:value="1840403" calcext:value-type="float">
            <text:p>1840403</text:p>
          </table:table-cell>
          <table:table-cell office:value-type="float" office:value="1976761" calcext:value-type="float">
            <text:p>1976761</text:p>
          </table:table-cell>
          <table:table-cell office:value-type="float" office:value="1595892" calcext:value-type="float">
            <text:p>1595892</text:p>
          </table:table-cell>
          <table:table-cell office:value-type="float" office:value="1634842" calcext:value-type="float">
            <text:p>1634842</text:p>
          </table:table-cell>
          <table:table-cell office:value-type="float" office:value="0.0103843224506763" calcext:value-type="float">
            <text:p>0.010384322450676</text:p>
          </table:table-cell>
          <table:table-cell office:value-type="float" office:value="3.7360505743087" calcext:value-type="float">
            <text:p>3.7360505743087</text:p>
          </table:table-cell>
          <table:table-cell office:value-type="float" office:value="0.97609054757244" calcext:value-type="float">
            <text:p>0.97609054757244</text:p>
          </table:table-cell>
          <table:table-cell office:value-type="float" office:value="0.986063001878619" calcext:value-type="float">
            <text:p>0.986063001878619</text:p>
          </table:table-cell>
          <table:table-cell office:value-type="float" office:value="1.09696580135415" calcext:value-type="float">
            <text:p>1.09696580135415</text:p>
          </table:table-cell>
          <table:table-cell office:value-type="float" office:value="1.17824151256579" calcext:value-type="float">
            <text:p>1.17824151256579</text:p>
          </table:table-cell>
          <table:table-cell office:value-type="float" office:value="0.951225870993837" calcext:value-type="float">
            <text:p>0.951225870993837</text:p>
          </table:table-cell>
          <table:table-cell office:value-type="float" office:value="0.974441882901416" calcext:value-type="float">
            <text:p>0.974441882901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6068397291708" calcext:value-type="float">
            <text:p>-30.6068397291708</text:p>
          </table:table-cell>
          <table:table-cell office:value-type="float" office:value="-14.3516974868414" calcext:value-type="float">
            <text:p>-14.3516974868414</text:p>
          </table:table-cell>
          <table:table-cell office:value-type="float" office:value="-59.7548258012326" calcext:value-type="float">
            <text:p>-59.75482580123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8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1354531781549" calcext:value-type="float">
            <text:p>72.1354531781549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-1" calcext:value-type="float">
            <text:p>-1</text:p>
          </table:table-cell>
          <table:table-cell office:value-type="float" office:value="17423" calcext:value-type="float">
            <text:p>17423</text:p>
          </table:table-cell>
          <table:table-cell office:value-type="float" office:value="6263426" calcext:value-type="float">
            <text:p>6263426</text:p>
          </table:table-cell>
          <table:table-cell office:value-type="float" office:value="1651571" calcext:value-type="float">
            <text:p>1651571</text:p>
          </table:table-cell>
          <table:table-cell office:value-type="float" office:value="1643272" calcext:value-type="float">
            <text:p>1643272</text:p>
          </table:table-cell>
          <table:table-cell office:value-type="float" office:value="2172716" calcext:value-type="float">
            <text:p>2172716</text:p>
          </table:table-cell>
          <table:table-cell office:value-type="float" office:value="1707440" calcext:value-type="float">
            <text:p>1707440</text:p>
          </table:table-cell>
          <table:table-cell office:value-type="float" office:value="1531994" calcext:value-type="float">
            <text:p>1531994</text:p>
          </table:table-cell>
          <table:table-cell office:value-type="float" office:value="1651900" calcext:value-type="float">
            <text:p>1651900</text:p>
          </table:table-cell>
          <table:table-cell office:value-type="float" office:value="0.0103849184971951" calcext:value-type="float">
            <text:p>0.010384918497195</text:p>
          </table:table-cell>
          <table:table-cell office:value-type="float" office:value="3.7332932631127" calcext:value-type="float">
            <text:p>3.7332932631127</text:p>
          </table:table-cell>
          <table:table-cell office:value-type="float" office:value="0.984413145114558" calcext:value-type="float">
            <text:p>0.984413145114558</text:p>
          </table:table-cell>
          <table:table-cell office:value-type="float" office:value="0.979466555054969" calcext:value-type="float">
            <text:p>0.979466555054969</text:p>
          </table:table-cell>
          <table:table-cell office:value-type="float" office:value="1.29503980815885" calcext:value-type="float">
            <text:p>1.29503980815885</text:p>
          </table:table-cell>
          <table:table-cell office:value-type="float" office:value="1.01771366807385" calcext:value-type="float">
            <text:p>1.01771366807385</text:p>
          </table:table-cell>
          <table:table-cell office:value-type="float" office:value="0.913139690535032" calcext:value-type="float">
            <text:p>0.913139690535032</text:p>
          </table:table-cell>
          <table:table-cell office:value-type="float" office:value="0.984609244419246" calcext:value-type="float">
            <text:p>0.984609244419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00796163177033" calcext:value-type="float">
            <text:p>9.00796163177033</text:p>
          </table:table-cell>
          <table:table-cell office:value-type="float" office:value="-46.4572663852294" calcext:value-type="float">
            <text:p>-46.4572663852294</text:p>
          </table:table-cell>
          <table:table-cell office:value-type="float" office:value="-67.3720618929937" calcext:value-type="float">
            <text:p>-67.37206189299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8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1461800480372" calcext:value-type="float">
            <text:p>72.1461800480372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-1" calcext:value-type="float">
            <text:p>-1</text:p>
          </table:table-cell>
          <table:table-cell office:value-type="float" office:value="17416" calcext:value-type="float">
            <text:p>17416</text:p>
          </table:table-cell>
          <table:table-cell office:value-type="float" office:value="6254116" calcext:value-type="float">
            <text:p>6254116</text:p>
          </table:table-cell>
          <table:table-cell office:value-type="float" office:value="1656754" calcext:value-type="float">
            <text:p>1656754</text:p>
          </table:table-cell>
          <table:table-cell office:value-type="float" office:value="1667339" calcext:value-type="float">
            <text:p>1667339</text:p>
          </table:table-cell>
          <table:table-cell office:value-type="float" office:value="1811099" calcext:value-type="float">
            <text:p>1811099</text:p>
          </table:table-cell>
          <table:table-cell office:value-type="float" office:value="1704814" calcext:value-type="float">
            <text:p>1704814</text:p>
          </table:table-cell>
          <table:table-cell office:value-type="float" office:value="1582998" calcext:value-type="float">
            <text:p>1582998</text:p>
          </table:table-cell>
          <table:table-cell office:value-type="float" office:value="1662050" calcext:value-type="float">
            <text:p>1662050</text:p>
          </table:table-cell>
          <table:table-cell office:value-type="float" office:value="0.0103807461715634" calcext:value-type="float">
            <text:p>0.010380746171563</text:p>
          </table:table-cell>
          <table:table-cell office:value-type="float" office:value="3.72774407002259" calcext:value-type="float">
            <text:p>3.72774407002259</text:p>
          </table:table-cell>
          <table:table-cell office:value-type="float" office:value="0.987502454221541" calcext:value-type="float">
            <text:p>0.987502454221541</text:p>
          </table:table-cell>
          <table:table-cell office:value-type="float" office:value="0.993811606623126" calcext:value-type="float">
            <text:p>0.993811606623126</text:p>
          </table:table-cell>
          <table:table-cell office:value-type="float" office:value="1.07949925416699" calcext:value-type="float">
            <text:p>1.07949925416699</text:p>
          </table:table-cell>
          <table:table-cell office:value-type="float" office:value="1.01614844991546" calcext:value-type="float">
            <text:p>1.01614844991546</text:p>
          </table:table-cell>
          <table:table-cell office:value-type="float" office:value="0.943540447180324" calcext:value-type="float">
            <text:p>0.943540447180324</text:p>
          </table:table-cell>
          <table:table-cell office:value-type="float" office:value="0.990659116585149" calcext:value-type="float">
            <text:p>0.990659116585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1001491666018" calcext:value-type="float">
            <text:p>-34.1001491666018</text:p>
          </table:table-cell>
          <table:table-cell office:value-type="float" office:value="-46.7703100169075" calcext:value-type="float">
            <text:p>-46.7703100169075</text:p>
          </table:table-cell>
          <table:table-cell office:value-type="float" office:value="-61.2919105639351" calcext:value-type="float">
            <text:p>-61.29191056393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9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2.1297083428929" calcext:value-type="float">
            <text:p>72.1297083428929</text:p>
          </table:table-cell>
          <table:table-cell office:value-type="float" office:value="981.922452524123" calcext:value-type="float">
            <text:p>981.922452524123</text:p>
          </table:table-cell>
          <table:table-cell office:value-type="float" office:value="-1" calcext:value-type="float">
            <text:p>-1</text:p>
          </table:table-cell>
          <table:table-cell office:value-type="float" office:value="17414" calcext:value-type="float">
            <text:p>17414</text:p>
          </table:table-cell>
          <table:table-cell office:value-type="float" office:value="6236437" calcext:value-type="float">
            <text:p>6236437</text:p>
          </table:table-cell>
          <table:table-cell office:value-type="float" office:value="1647415" calcext:value-type="float">
            <text:p>1647415</text:p>
          </table:table-cell>
          <table:table-cell office:value-type="float" office:value="1674554" calcext:value-type="float">
            <text:p>1674554</text:p>
          </table:table-cell>
          <table:table-cell office:value-type="float" office:value="1920023" calcext:value-type="float">
            <text:p>1920023</text:p>
          </table:table-cell>
          <table:table-cell office:value-type="float" office:value="1558202" calcext:value-type="float">
            <text:p>1558202</text:p>
          </table:table-cell>
          <table:table-cell office:value-type="float" office:value="1568299" calcext:value-type="float">
            <text:p>1568299</text:p>
          </table:table-cell>
          <table:table-cell office:value-type="float" office:value="1654656" calcext:value-type="float">
            <text:p>1654656</text:p>
          </table:table-cell>
          <table:table-cell office:value-type="float" office:value="0.0103795540785258" calcext:value-type="float">
            <text:p>0.010379554078526</text:p>
          </table:table-cell>
          <table:table-cell office:value-type="float" office:value="3.71720656361658" calcext:value-type="float">
            <text:p>3.71720656361658</text:p>
          </table:table-cell>
          <table:table-cell office:value-type="float" office:value="0.981935975782391" calcext:value-type="float">
            <text:p>0.981935975782391</text:p>
          </table:table-cell>
          <table:table-cell office:value-type="float" office:value="0.998112082256327" calcext:value-type="float">
            <text:p>0.998112082256327</text:p>
          </table:table-cell>
          <table:table-cell office:value-type="float" office:value="1.14442302518165" calcext:value-type="float">
            <text:p>1.14442302518165</text:p>
          </table:table-cell>
          <table:table-cell office:value-type="float" office:value="0.928760877699957" calcext:value-type="float">
            <text:p>0.928760877699957</text:p>
          </table:table-cell>
          <table:table-cell office:value-type="float" office:value="0.934779159400363" calcext:value-type="float">
            <text:p>0.934779159400363</text:p>
          </table:table-cell>
          <table:table-cell office:value-type="float" office:value="0.986251948625081" calcext:value-type="float">
            <text:p>0.9862519486250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1.1153949636692" calcext:value-type="float">
            <text:p>-21.1153949636692</text:p>
          </table:table-cell>
          <table:table-cell office:value-type="float" office:value="-64.2478244600087" calcext:value-type="float">
            <text:p>-64.2478244600087</text:p>
          </table:table-cell>
          <table:table-cell office:value-type="float" office:value="-63.0441681199274" calcext:value-type="float">
            <text:p>-63.04416811992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49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1193628089475" calcext:value-type="float">
            <text:p>72.1193628089475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-1" calcext:value-type="float">
            <text:p>-1</text:p>
          </table:table-cell>
          <table:table-cell office:value-type="float" office:value="17416" calcext:value-type="float">
            <text:p>17416</text:p>
          </table:table-cell>
          <table:table-cell office:value-type="float" office:value="6247620" calcext:value-type="float">
            <text:p>6247620</text:p>
          </table:table-cell>
          <table:table-cell office:value-type="float" office:value="1649088" calcext:value-type="float">
            <text:p>1649088</text:p>
          </table:table-cell>
          <table:table-cell office:value-type="float" office:value="1653819" calcext:value-type="float">
            <text:p>1653819</text:p>
          </table:table-cell>
          <table:table-cell office:value-type="float" office:value="1846450" calcext:value-type="float">
            <text:p>1846450</text:p>
          </table:table-cell>
          <table:table-cell office:value-type="float" office:value="1715828" calcext:value-type="float">
            <text:p>1715828</text:p>
          </table:table-cell>
          <table:table-cell office:value-type="float" office:value="1539875" calcext:value-type="float">
            <text:p>1539875</text:p>
          </table:table-cell>
          <table:table-cell office:value-type="float" office:value="1637709" calcext:value-type="float">
            <text:p>1637709</text:p>
          </table:table-cell>
          <table:table-cell office:value-type="float" office:value="0.0103807461715634" calcext:value-type="float">
            <text:p>0.010380746171563</text:p>
          </table:table-cell>
          <table:table-cell office:value-type="float" office:value="3.72387215183641" calcext:value-type="float">
            <text:p>3.72387215183641</text:p>
          </table:table-cell>
          <table:table-cell office:value-type="float" office:value="0.982933161608358" calcext:value-type="float">
            <text:p>0.982933161608358</text:p>
          </table:table-cell>
          <table:table-cell office:value-type="float" office:value="0.985753057688839" calcext:value-type="float">
            <text:p>0.985753057688839</text:p>
          </table:table-cell>
          <table:table-cell office:value-type="float" office:value="1.10057009465338" calcext:value-type="float">
            <text:p>1.10057009465338</text:p>
          </table:table-cell>
          <table:table-cell office:value-type="float" office:value="1.02271330627362" calcext:value-type="float">
            <text:p>1.02271330627362</text:p>
          </table:table-cell>
          <table:table-cell office:value-type="float" office:value="0.917837133149759" calcext:value-type="float">
            <text:p>0.917837133149759</text:p>
          </table:table-cell>
          <table:table-cell office:value-type="float" office:value="0.976150748270839" calcext:value-type="float">
            <text:p>0.9761507482708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9.8859810693242" calcext:value-type="float">
            <text:p>-29.8859810693242</text:p>
          </table:table-cell>
          <table:table-cell office:value-type="float" office:value="-45.4573387452768" calcext:value-type="float">
            <text:p>-45.4573387452768</text:p>
          </table:table-cell>
          <table:table-cell office:value-type="float" office:value="-66.4325733700482" calcext:value-type="float">
            <text:p>-66.43257337004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0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1139993353761" calcext:value-type="float">
            <text:p>72.1139993353761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-1" calcext:value-type="float">
            <text:p>-1</text:p>
          </table:table-cell>
          <table:table-cell office:value-type="float" office:value="17419" calcext:value-type="float">
            <text:p>17419</text:p>
          </table:table-cell>
          <table:table-cell office:value-type="float" office:value="6258053" calcext:value-type="float">
            <text:p>6258053</text:p>
          </table:table-cell>
          <table:table-cell office:value-type="float" office:value="1633147" calcext:value-type="float">
            <text:p>1633147</text:p>
          </table:table-cell>
          <table:table-cell office:value-type="float" office:value="1650547" calcext:value-type="float">
            <text:p>1650547</text:p>
          </table:table-cell>
          <table:table-cell office:value-type="float" office:value="1926726" calcext:value-type="float">
            <text:p>1926726</text:p>
          </table:table-cell>
          <table:table-cell office:value-type="float" office:value="1653362" calcext:value-type="float">
            <text:p>1653362</text:p>
          </table:table-cell>
          <table:table-cell office:value-type="float" office:value="1506196" calcext:value-type="float">
            <text:p>1506196</text:p>
          </table:table-cell>
          <table:table-cell office:value-type="float" office:value="1637931" calcext:value-type="float">
            <text:p>1637931</text:p>
          </table:table-cell>
          <table:table-cell office:value-type="float" office:value="0.0103825343111198" calcext:value-type="float">
            <text:p>0.01038253431112</text:p>
          </table:table-cell>
          <table:table-cell office:value-type="float" office:value="3.73009070516714" calcext:value-type="float">
            <text:p>3.73009070516714</text:p>
          </table:table-cell>
          <table:table-cell office:value-type="float" office:value="0.973431584052036" calcext:value-type="float">
            <text:p>0.973431584052036</text:p>
          </table:table-cell>
          <table:table-cell office:value-type="float" office:value="0.983802793479299" calcext:value-type="float">
            <text:p>0.983802793479299</text:p>
          </table:table-cell>
          <table:table-cell office:value-type="float" office:value="1.14841832499723" calcext:value-type="float">
            <text:p>1.14841832499723</text:p>
          </table:table-cell>
          <table:table-cell office:value-type="float" office:value="0.985480664429744" calcext:value-type="float">
            <text:p>0.985480664429744</text:p>
          </table:table-cell>
          <table:table-cell office:value-type="float" office:value="0.897762882442818" calcext:value-type="float">
            <text:p>0.897762882442818</text:p>
          </table:table-cell>
          <table:table-cell office:value-type="float" office:value="0.976283070598015" calcext:value-type="float">
            <text:p>0.976283070598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.3163350005549" calcext:value-type="float">
            <text:p>-20.3163350005549</text:p>
          </table:table-cell>
          <table:table-cell office:value-type="float" office:value="-52.9038671140512" calcext:value-type="float">
            <text:p>-52.9038671140512</text:p>
          </table:table-cell>
          <table:table-cell office:value-type="float" office:value="-70.4474235114364" calcext:value-type="float">
            <text:p>-70.44742351143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0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1193628089475" calcext:value-type="float">
            <text:p>72.1193628089475</text:p>
          </table:table-cell>
          <table:table-cell office:value-type="float" office:value="981.903417625711" calcext:value-type="float">
            <text:p>981.903417625711</text:p>
          </table:table-cell>
          <table:table-cell office:value-type="float" office:value="-1" calcext:value-type="float">
            <text:p>-1</text:p>
          </table:table-cell>
          <table:table-cell office:value-type="float" office:value="17415" calcext:value-type="float">
            <text:p>17415</text:p>
          </table:table-cell>
          <table:table-cell office:value-type="float" office:value="6254626" calcext:value-type="float">
            <text:p>6254626</text:p>
          </table:table-cell>
          <table:table-cell office:value-type="float" office:value="1640150" calcext:value-type="float">
            <text:p>1640150</text:p>
          </table:table-cell>
          <table:table-cell office:value-type="float" office:value="1646358" calcext:value-type="float">
            <text:p>1646358</text:p>
          </table:table-cell>
          <table:table-cell office:value-type="float" office:value="1902877" calcext:value-type="float">
            <text:p>1902877</text:p>
          </table:table-cell>
          <table:table-cell office:value-type="float" office:value="1653200" calcext:value-type="float">
            <text:p>1653200</text:p>
          </table:table-cell>
          <table:table-cell office:value-type="float" office:value="1599421" calcext:value-type="float">
            <text:p>1599421</text:p>
          </table:table-cell>
          <table:table-cell office:value-type="float" office:value="1635602" calcext:value-type="float">
            <text:p>1635602</text:p>
          </table:table-cell>
          <table:table-cell office:value-type="float" office:value="0.0103801501250446" calcext:value-type="float">
            <text:p>0.010380150125045</text:p>
          </table:table-cell>
          <table:table-cell office:value-type="float" office:value="3.72804805374718" calcext:value-type="float">
            <text:p>3.72804805374718</text:p>
          </table:table-cell>
          <table:table-cell office:value-type="float" office:value="0.97760569782325" calcext:value-type="float">
            <text:p>0.97760569782325</text:p>
          </table:table-cell>
          <table:table-cell office:value-type="float" office:value="0.981305954612011" calcext:value-type="float">
            <text:p>0.981305954612011</text:p>
          </table:table-cell>
          <table:table-cell office:value-type="float" office:value="1.13420321157017" calcext:value-type="float">
            <text:p>1.13420321157017</text:p>
          </table:table-cell>
          <table:table-cell office:value-type="float" office:value="0.985384104893697" calcext:value-type="float">
            <text:p>0.985384104893697</text:p>
          </table:table-cell>
          <table:table-cell office:value-type="float" office:value="0.953329319158711" calcext:value-type="float">
            <text:p>0.953329319158711</text:p>
          </table:table-cell>
          <table:table-cell office:value-type="float" office:value="0.97489487825571" calcext:value-type="float">
            <text:p>0.974894878255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1593576859662" calcext:value-type="float">
            <text:p>-23.1593576859662</text:p>
          </table:table-cell>
          <table:table-cell office:value-type="float" office:value="-52.9231790212606" calcext:value-type="float">
            <text:p>-52.9231790212606</text:p>
          </table:table-cell>
          <table:table-cell office:value-type="float" office:value="-59.3341361682577" calcext:value-type="float">
            <text:p>-59.33413616825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1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871818387512" calcext:value-type="float">
            <text:p>72.0871818387512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-1" calcext:value-type="float">
            <text:p>-1</text:p>
          </table:table-cell>
          <table:table-cell office:value-type="float" office:value="17400" calcext:value-type="float">
            <text:p>17400</text:p>
          </table:table-cell>
          <table:table-cell office:value-type="float" office:value="6250264" calcext:value-type="float">
            <text:p>6250264</text:p>
          </table:table-cell>
          <table:table-cell office:value-type="float" office:value="1635050" calcext:value-type="float">
            <text:p>1635050</text:p>
          </table:table-cell>
          <table:table-cell office:value-type="float" office:value="1644738" calcext:value-type="float">
            <text:p>1644738</text:p>
          </table:table-cell>
          <table:table-cell office:value-type="float" office:value="1829810" calcext:value-type="float">
            <text:p>1829810</text:p>
          </table:table-cell>
          <table:table-cell office:value-type="float" office:value="1765103" calcext:value-type="float">
            <text:p>1765103</text:p>
          </table:table-cell>
          <table:table-cell office:value-type="float" office:value="1456010" calcext:value-type="float">
            <text:p>1456010</text:p>
          </table:table-cell>
          <table:table-cell office:value-type="float" office:value="1639849" calcext:value-type="float">
            <text:p>1639849</text:p>
          </table:table-cell>
          <table:table-cell office:value-type="float" office:value="0.0103712094272625" calcext:value-type="float">
            <text:p>0.010371209427263</text:p>
          </table:table-cell>
          <table:table-cell office:value-type="float" office:value="3.72544809883214" calcext:value-type="float">
            <text:p>3.72544809883214</text:p>
          </table:table-cell>
          <table:table-cell office:value-type="float" office:value="0.974565860577328" calcext:value-type="float">
            <text:p>0.974565860577328</text:p>
          </table:table-cell>
          <table:table-cell office:value-type="float" office:value="0.980340359251542" calcext:value-type="float">
            <text:p>0.980340359251542</text:p>
          </table:table-cell>
          <table:table-cell office:value-type="float" office:value="1.09065188058041" calcext:value-type="float">
            <text:p>1.09065188058041</text:p>
          </table:table-cell>
          <table:table-cell office:value-type="float" office:value="1.05208349848789" calcext:value-type="float">
            <text:p>1.05208349848789</text:p>
          </table:table-cell>
          <table:table-cell office:value-type="float" office:value="0.86784969184991" calcext:value-type="float">
            <text:p>0.86784969184991</text:p>
          </table:table-cell>
          <table:table-cell office:value-type="float" office:value="0.977426287821089" calcext:value-type="float">
            <text:p>0.9774262878210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.8696238839178" calcext:value-type="float">
            <text:p>-31.8696238839178</text:p>
          </table:table-cell>
          <table:table-cell office:value-type="float" office:value="-39.5833003024221" calcext:value-type="float">
            <text:p>-39.5833003024221</text:p>
          </table:table-cell>
          <table:table-cell office:value-type="float" office:value="-76.430061630018" calcext:value-type="float">
            <text:p>-76.4300616300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1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603641275137" calcext:value-type="float">
            <text:p>72.0603641275137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-1" calcext:value-type="float">
            <text:p>-1</text:p>
          </table:table-cell>
          <table:table-cell office:value-type="float" office:value="17444" calcext:value-type="float">
            <text:p>17444</text:p>
          </table:table-cell>
          <table:table-cell office:value-type="float" office:value="6262557" calcext:value-type="float">
            <text:p>6262557</text:p>
          </table:table-cell>
          <table:table-cell office:value-type="float" office:value="1633118" calcext:value-type="float">
            <text:p>1633118</text:p>
          </table:table-cell>
          <table:table-cell office:value-type="float" office:value="1650273" calcext:value-type="float">
            <text:p>1650273</text:p>
          </table:table-cell>
          <table:table-cell office:value-type="float" office:value="1898389" calcext:value-type="float">
            <text:p>1898389</text:p>
          </table:table-cell>
          <table:table-cell office:value-type="float" office:value="1681398" calcext:value-type="float">
            <text:p>1681398</text:p>
          </table:table-cell>
          <table:table-cell office:value-type="float" office:value="1521827" calcext:value-type="float">
            <text:p>1521827</text:p>
          </table:table-cell>
          <table:table-cell office:value-type="float" office:value="1637048" calcext:value-type="float">
            <text:p>1637048</text:p>
          </table:table-cell>
          <table:table-cell office:value-type="float" office:value="0.01039743547409" calcext:value-type="float">
            <text:p>0.01039743547409</text:p>
          </table:table-cell>
          <table:table-cell office:value-type="float" office:value="3.73277529868785" calcext:value-type="float">
            <text:p>3.73277529868785</text:p>
          </table:table-cell>
          <table:table-cell office:value-type="float" office:value="0.973414298702991" calcext:value-type="float">
            <text:p>0.973414298702991</text:p>
          </table:table-cell>
          <table:table-cell office:value-type="float" office:value="0.983639476733145" calcext:value-type="float">
            <text:p>0.983639476733145</text:p>
          </table:table-cell>
          <table:table-cell office:value-type="float" office:value="1.13152815479376" calcext:value-type="float">
            <text:p>1.13152815479376</text:p>
          </table:table-cell>
          <table:table-cell office:value-type="float" office:value="1.00219142463105" calcext:value-type="float">
            <text:p>1.00219142463105</text:p>
          </table:table-cell>
          <table:table-cell office:value-type="float" office:value="0.907079685578309" calcext:value-type="float">
            <text:p>0.907079685578309</text:p>
          </table:table-cell>
          <table:table-cell office:value-type="float" office:value="0.975756761521907" calcext:value-type="float">
            <text:p>0.9757567615219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.6943690412485" calcext:value-type="float">
            <text:p>-23.6943690412485</text:p>
          </table:table-cell>
          <table:table-cell office:value-type="float" office:value="-49.56171507379" calcext:value-type="float">
            <text:p>-49.56171507379</text:p>
          </table:table-cell>
          <table:table-cell office:value-type="float" office:value="-68.5840628843383" calcext:value-type="float">
            <text:p>-68.58406288433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2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818183136727" calcext:value-type="float">
            <text:p>72.0818183136727</text:p>
          </table:table-cell>
          <table:table-cell office:value-type="float" office:value="981.903417625711" calcext:value-type="float">
            <text:p>981.903417625711</text:p>
          </table:table-cell>
          <table:table-cell office:value-type="float" office:value="-1" calcext:value-type="float">
            <text:p>-1</text:p>
          </table:table-cell>
          <table:table-cell office:value-type="float" office:value="17444" calcext:value-type="float">
            <text:p>17444</text:p>
          </table:table-cell>
          <table:table-cell office:value-type="float" office:value="6262841" calcext:value-type="float">
            <text:p>6262841</text:p>
          </table:table-cell>
          <table:table-cell office:value-type="float" office:value="1638411" calcext:value-type="float">
            <text:p>1638411</text:p>
          </table:table-cell>
          <table:table-cell office:value-type="float" office:value="1646867" calcext:value-type="float">
            <text:p>1646867</text:p>
          </table:table-cell>
          <table:table-cell office:value-type="float" office:value="1937195" calcext:value-type="float">
            <text:p>1937195</text:p>
          </table:table-cell>
          <table:table-cell office:value-type="float" office:value="1520375" calcext:value-type="float">
            <text:p>1520375</text:p>
          </table:table-cell>
          <table:table-cell office:value-type="float" office:value="1513413" calcext:value-type="float">
            <text:p>1513413</text:p>
          </table:table-cell>
          <table:table-cell office:value-type="float" office:value="1638561" calcext:value-type="float">
            <text:p>1638561</text:p>
          </table:table-cell>
          <table:table-cell office:value-type="float" office:value="0.01039743547409" calcext:value-type="float">
            <text:p>0.01039743547409</text:p>
          </table:table-cell>
          <table:table-cell office:value-type="float" office:value="3.73294457589919" calcext:value-type="float">
            <text:p>3.73294457589919</text:p>
          </table:table-cell>
          <table:table-cell office:value-type="float" office:value="0.976569172927043" calcext:value-type="float">
            <text:p>0.976569172927043</text:p>
          </table:table-cell>
          <table:table-cell office:value-type="float" office:value="0.981609342290085" calcext:value-type="float">
            <text:p>0.981609342290085</text:p>
          </table:table-cell>
          <table:table-cell office:value-type="float" office:value="1.15465833600263" calcext:value-type="float">
            <text:p>1.15465833600263</text:p>
          </table:table-cell>
          <table:table-cell office:value-type="float" office:value="0.906214226032999" calcext:value-type="float">
            <text:p>0.906214226032999</text:p>
          </table:table-cell>
          <table:table-cell office:value-type="float" office:value="0.902064550169057" calcext:value-type="float">
            <text:p>0.902064550169057</text:p>
          </table:table-cell>
          <table:table-cell office:value-type="float" office:value="0.976658579904864" calcext:value-type="float">
            <text:p>0.976658579904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9.0683327994743" calcext:value-type="float">
            <text:p>-19.0683327994743</text:p>
          </table:table-cell>
          <table:table-cell office:value-type="float" office:value="-68.7571547934001" calcext:value-type="float">
            <text:p>-68.7571547934001</text:p>
          </table:table-cell>
          <table:table-cell office:value-type="float" office:value="-69.5870899661887" calcext:value-type="float">
            <text:p>-69.58708996618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2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764547800097" calcext:value-type="float">
            <text:p>72.0764547800097</text:p>
          </table:table-cell>
          <table:table-cell office:value-type="float" office:value="981.986049550095" calcext:value-type="float">
            <text:p>981.986049550095</text:p>
          </table:table-cell>
          <table:table-cell office:value-type="float" office:value="-1" calcext:value-type="float">
            <text:p>-1</text:p>
          </table:table-cell>
          <table:table-cell office:value-type="float" office:value="17421" calcext:value-type="float">
            <text:p>17421</text:p>
          </table:table-cell>
          <table:table-cell office:value-type="float" office:value="6258170" calcext:value-type="float">
            <text:p>6258170</text:p>
          </table:table-cell>
          <table:table-cell office:value-type="float" office:value="1657243" calcext:value-type="float">
            <text:p>1657243</text:p>
          </table:table-cell>
          <table:table-cell office:value-type="float" office:value="1657205" calcext:value-type="float">
            <text:p>1657205</text:p>
          </table:table-cell>
          <table:table-cell office:value-type="float" office:value="1826565" calcext:value-type="float">
            <text:p>1826565</text:p>
          </table:table-cell>
          <table:table-cell office:value-type="float" office:value="1630007" calcext:value-type="float">
            <text:p>1630007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1634728" calcext:value-type="float">
            <text:p>1634728</text:p>
          </table:table-cell>
          <table:table-cell office:value-type="float" office:value="0.0103837264041574" calcext:value-type="float">
            <text:p>0.010383726404158</text:p>
          </table:table-cell>
          <table:table-cell office:value-type="float" office:value="3.73016044260984" calcext:value-type="float">
            <text:p>3.73016044260984</text:p>
          </table:table-cell>
          <table:table-cell office:value-type="float" office:value="0.987793920969238" calcext:value-type="float">
            <text:p>0.987793920969238</text:p>
          </table:table-cell>
          <table:table-cell office:value-type="float" office:value="0.987771271201524" calcext:value-type="float">
            <text:p>0.987771271201524</text:p>
          </table:table-cell>
          <table:table-cell office:value-type="float" office:value="1.08871770962688" calcext:value-type="float">
            <text:p>1.08871770962688</text:p>
          </table:table-cell>
          <table:table-cell office:value-type="float" office:value="0.971559997982978" calcext:value-type="float">
            <text:p>0.971559997982978</text:p>
          </table:table-cell>
          <table:table-cell office:value-type="float" office:value="0.973226544049566" calcext:value-type="float">
            <text:p>0.973226544049566</text:p>
          </table:table-cell>
          <table:table-cell office:value-type="float" office:value="0.974373933598272" calcext:value-type="float">
            <text:p>0.974373933598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.2564580746243" calcext:value-type="float">
            <text:p>-32.2564580746243</text:p>
          </table:table-cell>
          <table:table-cell office:value-type="float" office:value="-55.6880004034043" calcext:value-type="float">
            <text:p>-55.6880004034043</text:p>
          </table:table-cell>
          <table:table-cell office:value-type="float" office:value="-55.3546911900867" calcext:value-type="float">
            <text:p>-55.3546911900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2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818183136727" calcext:value-type="float">
            <text:p>72.0818183136727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267741" calcext:value-type="float">
            <text:p>6267741</text:p>
          </table:table-cell>
          <table:table-cell office:value-type="float" office:value="1662886" calcext:value-type="float">
            <text:p>1662886</text:p>
          </table:table-cell>
          <table:table-cell office:value-type="float" office:value="1671699" calcext:value-type="float">
            <text:p>1671699</text:p>
          </table:table-cell>
          <table:table-cell office:value-type="float" office:value="1810509" calcext:value-type="float">
            <text:p>1810509</text:p>
          </table:table-cell>
          <table:table-cell office:value-type="float" office:value="1695765" calcext:value-type="float">
            <text:p>1695765</text:p>
          </table:table-cell>
          <table:table-cell office:value-type="float" office:value="1473047" calcext:value-type="float">
            <text:p>1473047</text:p>
          </table:table-cell>
          <table:table-cell office:value-type="float" office:value="1658042" calcext:value-type="float">
            <text:p>1658042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73586520384135" calcext:value-type="float">
            <text:p>3.73586520384135</text:p>
          </table:table-cell>
          <table:table-cell office:value-type="float" office:value="0.991157411474873" calcext:value-type="float">
            <text:p>0.991157411474873</text:p>
          </table:table-cell>
          <table:table-cell office:value-type="float" office:value="0.99641036944513" calcext:value-type="float">
            <text:p>0.99641036944513</text:p>
          </table:table-cell>
          <table:table-cell office:value-type="float" office:value="1.07914758672089" calcext:value-type="float">
            <text:p>1.07914758672089</text:p>
          </table:table-cell>
          <table:table-cell office:value-type="float" office:value="1.01075482496677" calcext:value-type="float">
            <text:p>1.01075482496677</text:p>
          </table:table-cell>
          <table:table-cell office:value-type="float" office:value="0.878004536390845" calcext:value-type="float">
            <text:p>0.878004536390845</text:p>
          </table:table-cell>
          <table:table-cell office:value-type="float" office:value="0.988270162137766" calcext:value-type="float">
            <text:p>0.9882701621377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1704826558212" calcext:value-type="float">
            <text:p>-34.1704826558212</text:p>
          </table:table-cell>
          <table:table-cell office:value-type="float" office:value="-47.8490350066465" calcext:value-type="float">
            <text:p>-47.8490350066465</text:p>
          </table:table-cell>
          <table:table-cell office:value-type="float" office:value="-74.3990927218309" calcext:value-type="float">
            <text:p>-74.39909272183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3</text:p>
          </table:table-cell>
          <table:table-cell office:value-type="float" office:value="26.2115777706786" calcext:value-type="float">
            <text:p>26.2115777706786</text:p>
          </table:table-cell>
          <table:table-cell office:value-type="float" office:value="72.0868009303557" calcext:value-type="float">
            <text:p>72.0868009303557</text:p>
          </table:table-cell>
          <table:table-cell office:value-type="float" office:value="981.977540037561" calcext:value-type="float">
            <text:p>981.977540037561</text:p>
          </table:table-cell>
          <table:table-cell office:value-type="float" office:value="-1" calcext:value-type="float">
            <text:p>-1</text:p>
          </table:table-cell>
          <table:table-cell office:value-type="float" office:value="17436" calcext:value-type="float">
            <text:p>17436</text:p>
          </table:table-cell>
          <table:table-cell office:value-type="float" office:value="6274436" calcext:value-type="float">
            <text:p>6274436</text:p>
          </table:table-cell>
          <table:table-cell office:value-type="float" office:value="1657729" calcext:value-type="float">
            <text:p>1657729</text:p>
          </table:table-cell>
          <table:table-cell office:value-type="float" office:value="1654533" calcext:value-type="float">
            <text:p>1654533</text:p>
          </table:table-cell>
          <table:table-cell office:value-type="float" office:value="1980335" calcext:value-type="float">
            <text:p>1980335</text:p>
          </table:table-cell>
          <table:table-cell office:value-type="float" office:value="1767079" calcext:value-type="float">
            <text:p>1767079</text:p>
          </table:table-cell>
          <table:table-cell office:value-type="float" office:value="1491575" calcext:value-type="float">
            <text:p>1491575</text:p>
          </table:table-cell>
          <table:table-cell office:value-type="float" office:value="1648311" calcext:value-type="float">
            <text:p>1648311</text:p>
          </table:table-cell>
          <table:table-cell office:value-type="float" office:value="0.0103926671019396" calcext:value-type="float">
            <text:p>0.01039266710194</text:p>
          </table:table-cell>
          <table:table-cell office:value-type="float" office:value="3.73985573528477" calcext:value-type="float">
            <text:p>3.73985573528477</text:p>
          </table:table-cell>
          <table:table-cell office:value-type="float" office:value="0.988083599577379" calcext:value-type="float">
            <text:p>0.988083599577379</text:p>
          </table:table-cell>
          <table:table-cell office:value-type="float" office:value="0.986178634903268" calcext:value-type="float">
            <text:p>0.986178634903268</text:p>
          </table:table-cell>
          <table:table-cell office:value-type="float" office:value="1.18037178282401" calcext:value-type="float">
            <text:p>1.18037178282401</text:p>
          </table:table-cell>
          <table:table-cell office:value-type="float" office:value="1.05326128640905" calcext:value-type="float">
            <text:p>1.05326128640905</text:p>
          </table:table-cell>
          <table:table-cell office:value-type="float" office:value="0.889048086291323" calcext:value-type="float">
            <text:p>0.889048086291323</text:p>
          </table:table-cell>
          <table:table-cell office:value-type="float" office:value="0.982470033463244" calcext:value-type="float">
            <text:p>0.9824700334632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3.9256434351973" calcext:value-type="float">
            <text:p>-13.9256434351973</text:p>
          </table:table-cell>
          <table:table-cell office:value-type="float" office:value="-39.3477427181891" calcext:value-type="float">
            <text:p>-39.3477427181891</text:p>
          </table:table-cell>
          <table:table-cell office:value-type="float" office:value="-72.1903827417353" calcext:value-type="float">
            <text:p>-72.19038274173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3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1032723624797" calcext:value-type="float">
            <text:p>72.1032723624797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-1" calcext:value-type="float">
            <text:p>-1</text:p>
          </table:table-cell>
          <table:table-cell office:value-type="float" office:value="17433" calcext:value-type="float">
            <text:p>17433</text:p>
          </table:table-cell>
          <table:table-cell office:value-type="float" office:value="6267914" calcext:value-type="float">
            <text:p>6267914</text:p>
          </table:table-cell>
          <table:table-cell office:value-type="float" office:value="1645726" calcext:value-type="float">
            <text:p>1645726</text:p>
          </table:table-cell>
          <table:table-cell office:value-type="float" office:value="1660832" calcext:value-type="float">
            <text:p>1660832</text:p>
          </table:table-cell>
          <table:table-cell office:value-type="float" office:value="2166072" calcext:value-type="float">
            <text:p>2166072</text:p>
          </table:table-cell>
          <table:table-cell office:value-type="float" office:value="1815394" calcext:value-type="float">
            <text:p>1815394</text:p>
          </table:table-cell>
          <table:table-cell office:value-type="float" office:value="1575434" calcext:value-type="float">
            <text:p>1575434</text:p>
          </table:table-cell>
          <table:table-cell office:value-type="float" office:value="1655614" calcext:value-type="float">
            <text:p>1655614</text:p>
          </table:table-cell>
          <table:table-cell office:value-type="float" office:value="0.0103908789623831" calcext:value-type="float">
            <text:p>0.010390878962383</text:p>
          </table:table-cell>
          <table:table-cell office:value-type="float" office:value="3.73596831988911" calcext:value-type="float">
            <text:p>3.73596831988911</text:p>
          </table:table-cell>
          <table:table-cell office:value-type="float" office:value="0.980929253212124" calcext:value-type="float">
            <text:p>0.980929253212124</text:p>
          </table:table-cell>
          <table:table-cell office:value-type="float" office:value="0.989933131925241" calcext:value-type="float">
            <text:p>0.989933131925241</text:p>
          </table:table-cell>
          <table:table-cell office:value-type="float" office:value="1.29107967508789" calcext:value-type="float">
            <text:p>1.29107967508789</text:p>
          </table:table-cell>
          <table:table-cell office:value-type="float" office:value="1.08205927396527" calcext:value-type="float">
            <text:p>1.08205927396527</text:p>
          </table:table-cell>
          <table:table-cell office:value-type="float" office:value="0.939031951312059" calcext:value-type="float">
            <text:p>0.939031951312059</text:p>
          </table:table-cell>
          <table:table-cell office:value-type="float" office:value="0.9868229611901" calcext:value-type="float">
            <text:p>0.98682296119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21593501757802" calcext:value-type="float">
            <text:p>8.21593501757802</text:p>
          </table:table-cell>
          <table:table-cell office:value-type="float" office:value="-33.5881452069456" calcext:value-type="float">
            <text:p>-33.5881452069456</text:p>
          </table:table-cell>
          <table:table-cell office:value-type="float" office:value="-62.1936097375881" calcext:value-type="float">
            <text:p>-62.19360973758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4</text:p>
          </table:table-cell>
          <table:table-cell office:value-type="float" office:value="26.2065236946801" calcext:value-type="float">
            <text:p>26.2065236946801</text:p>
          </table:table-cell>
          <table:table-cell office:value-type="float" office:value="72.0917834091153" calcext:value-type="float">
            <text:p>72.0917834091153</text:p>
          </table:table-cell>
          <table:table-cell office:value-type="float" office:value="981.913943505671" calcext:value-type="float">
            <text:p>981.913943505671</text:p>
          </table:table-cell>
          <table:table-cell office:value-type="float" office:value="-1" calcext:value-type="float">
            <text:p>-1</text:p>
          </table:table-cell>
          <table:table-cell office:value-type="float" office:value="17426" calcext:value-type="float">
            <text:p>17426</text:p>
          </table:table-cell>
          <table:table-cell office:value-type="float" office:value="6263027" calcext:value-type="float">
            <text:p>6263027</text:p>
          </table:table-cell>
          <table:table-cell office:value-type="float" office:value="1639938" calcext:value-type="float">
            <text:p>1639938</text:p>
          </table:table-cell>
          <table:table-cell office:value-type="float" office:value="1657637" calcext:value-type="float">
            <text:p>1657637</text:p>
          </table:table-cell>
          <table:table-cell office:value-type="float" office:value="2333670" calcext:value-type="float">
            <text:p>2333670</text:p>
          </table:table-cell>
          <table:table-cell office:value-type="float" office:value="2378629" calcext:value-type="float">
            <text:p>2378629</text:p>
          </table:table-cell>
          <table:table-cell office:value-type="float" office:value="1679088" calcext:value-type="float">
            <text:p>1679088</text:p>
          </table:table-cell>
          <table:table-cell office:value-type="float" office:value="1647264" calcext:value-type="float">
            <text:p>1647264</text:p>
          </table:table-cell>
          <table:table-cell office:value-type="float" office:value="0.0103867066367515" calcext:value-type="float">
            <text:p>0.010386706636752</text:p>
          </table:table-cell>
          <table:table-cell office:value-type="float" office:value="3.73305544055169" calcext:value-type="float">
            <text:p>3.73305544055169</text:p>
          </table:table-cell>
          <table:table-cell office:value-type="float" office:value="0.977479335961263" calcext:value-type="float">
            <text:p>0.977479335961263</text:p>
          </table:table-cell>
          <table:table-cell office:value-type="float" office:value="0.988028763297649" calcext:value-type="float">
            <text:p>0.988028763297649</text:p>
          </table:table-cell>
          <table:table-cell office:value-type="float" office:value="1.3909758795471" calcext:value-type="float">
            <text:p>1.3909758795471</text:p>
          </table:table-cell>
          <table:table-cell office:value-type="float" office:value="1.4177735349862" calcext:value-type="float">
            <text:p>1.4177735349862</text:p>
          </table:table-cell>
          <table:table-cell office:value-type="float" office:value="1.0008145571726" calcext:value-type="float">
            <text:p>1.0008145571726</text:p>
          </table:table-cell>
          <table:table-cell office:value-type="float" office:value="0.981845972758052" calcext:value-type="float">
            <text:p>0.981845972758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195175909421" calcext:value-type="float">
            <text:p>28.195175909421</text:p>
          </table:table-cell>
          <table:table-cell office:value-type="float" office:value="33.5547069972404" calcext:value-type="float">
            <text:p>33.5547069972404</text:p>
          </table:table-cell>
          <table:table-cell office:value-type="float" office:value="-49.8370885654794" calcext:value-type="float">
            <text:p>-49.83708856547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4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2.082199152611" calcext:value-type="float">
            <text:p>72.082199152611</text:p>
          </table:table-cell>
          <table:table-cell office:value-type="float" office:value="981.939470669327" calcext:value-type="float">
            <text:p>981.939470669327</text:p>
          </table:table-cell>
          <table:table-cell office:value-type="float" office:value="-1" calcext:value-type="float">
            <text:p>-1</text:p>
          </table:table-cell>
          <table:table-cell office:value-type="float" office:value="17390" calcext:value-type="float">
            <text:p>17390</text:p>
          </table:table-cell>
          <table:table-cell office:value-type="float" office:value="6266999" calcext:value-type="float">
            <text:p>6266999</text:p>
          </table:table-cell>
          <table:table-cell office:value-type="float" office:value="1640889" calcext:value-type="float">
            <text:p>1640889</text:p>
          </table:table-cell>
          <table:table-cell office:value-type="float" office:value="1659052" calcext:value-type="float">
            <text:p>1659052</text:p>
          </table:table-cell>
          <table:table-cell office:value-type="float" office:value="1909588" calcext:value-type="float">
            <text:p>1909588</text:p>
          </table:table-cell>
          <table:table-cell office:value-type="float" office:value="1709551" calcext:value-type="float">
            <text:p>1709551</text:p>
          </table:table-cell>
          <table:table-cell office:value-type="float" office:value="1630640" calcext:value-type="float">
            <text:p>1630640</text:p>
          </table:table-cell>
          <table:table-cell office:value-type="float" office:value="1642849" calcext:value-type="float">
            <text:p>1642849</text:p>
          </table:table-cell>
          <table:table-cell office:value-type="float" office:value="0.0103652489620744" calcext:value-type="float">
            <text:p>0.010365248962074</text:p>
          </table:table-cell>
          <table:table-cell office:value-type="float" office:value="3.7354229373244" calcext:value-type="float">
            <text:p>3.7354229373244</text:p>
          </table:table-cell>
          <table:table-cell office:value-type="float" office:value="0.978046176200649" calcext:value-type="float">
            <text:p>0.978046176200649</text:p>
          </table:table-cell>
          <table:table-cell office:value-type="float" office:value="0.988872169121762" calcext:value-type="float">
            <text:p>0.988872169121762</text:p>
          </table:table-cell>
          <table:table-cell office:value-type="float" office:value="1.13820327975789" calcext:value-type="float">
            <text:p>1.13820327975789</text:p>
          </table:table-cell>
          <table:table-cell office:value-type="float" office:value="1.01897192227506" calcext:value-type="float">
            <text:p>1.01897192227506</text:p>
          </table:table-cell>
          <table:table-cell office:value-type="float" office:value="0.971937295429384" calcext:value-type="float">
            <text:p>0.971937295429384</text:p>
          </table:table-cell>
          <table:table-cell office:value-type="float" office:value="0.979214427377513" calcext:value-type="float">
            <text:p>0.9792144273775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.3593440484219" calcext:value-type="float">
            <text:p>-22.3593440484219</text:p>
          </table:table-cell>
          <table:table-cell office:value-type="float" office:value="-46.2056155449886" calcext:value-type="float">
            <text:p>-46.2056155449886</text:p>
          </table:table-cell>
          <table:table-cell office:value-type="float" office:value="-55.6125409141232" calcext:value-type="float">
            <text:p>-55.61254091412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5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710912377623" calcext:value-type="float">
            <text:p>72.0710912377623</text:p>
          </table:table-cell>
          <table:table-cell office:value-type="float" office:value="981.986049550095" calcext:value-type="float">
            <text:p>981.986049550095</text:p>
          </table:table-cell>
          <table:table-cell office:value-type="float" office:value="-1" calcext:value-type="float">
            <text:p>-1</text:p>
          </table:table-cell>
          <table:table-cell office:value-type="float" office:value="17432" calcext:value-type="float">
            <text:p>17432</text:p>
          </table:table-cell>
          <table:table-cell office:value-type="float" office:value="6269050" calcext:value-type="float">
            <text:p>6269050</text:p>
          </table:table-cell>
          <table:table-cell office:value-type="float" office:value="1669170" calcext:value-type="float">
            <text:p>1669170</text:p>
          </table:table-cell>
          <table:table-cell office:value-type="float" office:value="1670581" calcext:value-type="float">
            <text:p>1670581</text:p>
          </table:table-cell>
          <table:table-cell office:value-type="float" office:value="1804247" calcext:value-type="float">
            <text:p>1804247</text:p>
          </table:table-cell>
          <table:table-cell office:value-type="float" office:value="1646235" calcext:value-type="float">
            <text:p>1646235</text:p>
          </table:table-cell>
          <table:table-cell office:value-type="float" office:value="1760572" calcext:value-type="float">
            <text:p>1760572</text:p>
          </table:table-cell>
          <table:table-cell office:value-type="float" office:value="1656730" calcext:value-type="float">
            <text:p>1656730</text:p>
          </table:table-cell>
          <table:table-cell office:value-type="float" office:value="0.0103902829158643" calcext:value-type="float">
            <text:p>0.010390282915864</text:p>
          </table:table-cell>
          <table:table-cell office:value-type="float" office:value="3.73664542873447" calcext:value-type="float">
            <text:p>3.73664542873447</text:p>
          </table:table-cell>
          <table:table-cell office:value-type="float" office:value="0.994902967799064" calcext:value-type="float">
            <text:p>0.994902967799064</text:p>
          </table:table-cell>
          <table:table-cell office:value-type="float" office:value="0.995743989437102" calcext:value-type="float">
            <text:p>0.995743989437102</text:p>
          </table:table-cell>
          <table:table-cell office:value-type="float" office:value="1.07541514342012" calcext:value-type="float">
            <text:p>1.07541514342012</text:p>
          </table:table-cell>
          <table:table-cell office:value-type="float" office:value="0.981232640890198" calcext:value-type="float">
            <text:p>0.981232640890198</text:p>
          </table:table-cell>
          <table:table-cell office:value-type="float" office:value="1.04938281171117" calcext:value-type="float">
            <text:p>1.04938281171117</text:p>
          </table:table-cell>
          <table:table-cell office:value-type="float" office:value="0.98748814910509" calcext:value-type="float">
            <text:p>0.987488149105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4.9169713159765" calcext:value-type="float">
            <text:p>-34.9169713159765</text:p>
          </table:table-cell>
          <table:table-cell office:value-type="float" office:value="-53.7534718219604" calcext:value-type="float">
            <text:p>-53.7534718219604</text:p>
          </table:table-cell>
          <table:table-cell office:value-type="float" office:value="-40.1234376577661" calcext:value-type="float">
            <text:p>-40.12343765776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5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550005595127" calcext:value-type="float">
            <text:p>72.0550005595127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-1" calcext:value-type="float">
            <text:p>-1</text:p>
          </table:table-cell>
          <table:table-cell office:value-type="float" office:value="17440" calcext:value-type="float">
            <text:p>17440</text:p>
          </table:table-cell>
          <table:table-cell office:value-type="float" office:value="6269551" calcext:value-type="float">
            <text:p>6269551</text:p>
          </table:table-cell>
          <table:table-cell office:value-type="float" office:value="1658970" calcext:value-type="float">
            <text:p>1658970</text:p>
          </table:table-cell>
          <table:table-cell office:value-type="float" office:value="1663861" calcext:value-type="float">
            <text:p>1663861</text:p>
          </table:table-cell>
          <table:table-cell office:value-type="float" office:value="1876523" calcext:value-type="float">
            <text:p>1876523</text:p>
          </table:table-cell>
          <table:table-cell office:value-type="float" office:value="1715830" calcext:value-type="float">
            <text:p>1715830</text:p>
          </table:table-cell>
          <table:table-cell office:value-type="float" office:value="1420561" calcext:value-type="float">
            <text:p>1420561</text:p>
          </table:table-cell>
          <table:table-cell office:value-type="float" office:value="1652489" calcext:value-type="float">
            <text:p>1652489</text:p>
          </table:table-cell>
          <table:table-cell office:value-type="float" office:value="0.0103950512880148" calcext:value-type="float">
            <text:p>0.010395051288015</text:p>
          </table:table-cell>
          <table:table-cell office:value-type="float" office:value="3.7369440480404" calcext:value-type="float">
            <text:p>3.7369440480404</text:p>
          </table:table-cell>
          <table:table-cell office:value-type="float" office:value="0.98882329330722" calcext:value-type="float">
            <text:p>0.98882329330722</text:p>
          </table:table-cell>
          <table:table-cell office:value-type="float" office:value="0.991738556830711" calcext:value-type="float">
            <text:p>0.991738556830711</text:p>
          </table:table-cell>
          <table:table-cell office:value-type="float" office:value="1.1184950016135" calcext:value-type="float">
            <text:p>1.1184950016135</text:p>
          </table:table-cell>
          <table:table-cell office:value-type="float" office:value="1.02271449836665" calcext:value-type="float">
            <text:p>1.02271449836665</text:p>
          </table:table-cell>
          <table:table-cell office:value-type="float" office:value="0.846720438804679" calcext:value-type="float">
            <text:p>0.846720438804679</text:p>
          </table:table-cell>
          <table:table-cell office:value-type="float" office:value="0.984960315818824" calcext:value-type="float">
            <text:p>0.984960315818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6.3009996773004" calcext:value-type="float">
            <text:p>-26.3009996773004</text:p>
          </table:table-cell>
          <table:table-cell office:value-type="float" office:value="-45.4571003266693" calcext:value-type="float">
            <text:p>-45.4571003266693</text:p>
          </table:table-cell>
          <table:table-cell office:value-type="float" office:value="-80.6559122390643" calcext:value-type="float">
            <text:p>-80.65591223906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5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2.0553810990384" calcext:value-type="float">
            <text:p>72.0553810990384</text:p>
          </table:table-cell>
          <table:table-cell office:value-type="float" office:value="981.967014873113" calcext:value-type="float">
            <text:p>981.967014873113</text:p>
          </table:table-cell>
          <table:table-cell office:value-type="float" office:value="-1" calcext:value-type="float">
            <text:p>-1</text:p>
          </table:table-cell>
          <table:table-cell office:value-type="float" office:value="17452" calcext:value-type="float">
            <text:p>17452</text:p>
          </table:table-cell>
          <table:table-cell office:value-type="float" office:value="6278562" calcext:value-type="float">
            <text:p>6278562</text:p>
          </table:table-cell>
          <table:table-cell office:value-type="float" office:value="1660666" calcext:value-type="float">
            <text:p>1660666</text:p>
          </table:table-cell>
          <table:table-cell office:value-type="float" office:value="1672451" calcext:value-type="float">
            <text:p>1672451</text:p>
          </table:table-cell>
          <table:table-cell office:value-type="float" office:value="2064967" calcext:value-type="float">
            <text:p>2064967</text:p>
          </table:table-cell>
          <table:table-cell office:value-type="float" office:value="1585360" calcext:value-type="float">
            <text:p>1585360</text:p>
          </table:table-cell>
          <table:table-cell office:value-type="float" office:value="1510581" calcext:value-type="float">
            <text:p>1510581</text:p>
          </table:table-cell>
          <table:table-cell office:value-type="float" office:value="1656799" calcext:value-type="float">
            <text:p>1656799</text:p>
          </table:table-cell>
          <table:table-cell office:value-type="float" office:value="0.0104022038462405" calcext:value-type="float">
            <text:p>0.010402203846241</text:p>
          </table:table-cell>
          <table:table-cell office:value-type="float" office:value="3.74231502322138" calcext:value-type="float">
            <text:p>3.74231502322138</text:p>
          </table:table-cell>
          <table:table-cell office:value-type="float" office:value="0.989834188203119" calcext:value-type="float">
            <text:p>0.989834188203119</text:p>
          </table:table-cell>
          <table:table-cell office:value-type="float" office:value="0.996858596427273" calcext:value-type="float">
            <text:p>0.996858596427273</text:p>
          </table:table-cell>
          <table:table-cell office:value-type="float" office:value="1.23081639180379" calcext:value-type="float">
            <text:p>1.23081639180379</text:p>
          </table:table-cell>
          <table:table-cell office:value-type="float" office:value="0.944948309057749" calcext:value-type="float">
            <text:p>0.944948309057749</text:p>
          </table:table-cell>
          <table:table-cell office:value-type="float" office:value="0.900376546427792" calcext:value-type="float">
            <text:p>0.900376546427792</text:p>
          </table:table-cell>
          <table:table-cell office:value-type="float" office:value="0.987529276314888" calcext:value-type="float">
            <text:p>0.9875292763148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3672163924236" calcext:value-type="float">
            <text:p>-3.83672163924236</text:p>
          </table:table-cell>
          <table:table-cell office:value-type="float" office:value="-61.0103381884501" calcext:value-type="float">
            <text:p>-61.0103381884501</text:p>
          </table:table-cell>
          <table:table-cell office:value-type="float" office:value="-69.9246907144416" calcext:value-type="float">
            <text:p>-69.92469071444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6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603641275137" calcext:value-type="float">
            <text:p>72.0603641275137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-1" calcext:value-type="float">
            <text:p>-1</text:p>
          </table:table-cell>
          <table:table-cell office:value-type="float" office:value="120224" calcext:value-type="float">
            <text:p>120224</text:p>
          </table:table-cell>
          <table:table-cell office:value-type="float" office:value="6266477" calcext:value-type="float">
            <text:p>6266477</text:p>
          </table:table-cell>
          <table:table-cell office:value-type="float" office:value="1663129" calcext:value-type="float">
            <text:p>1663129</text:p>
          </table:table-cell>
          <table:table-cell office:value-type="float" office:value="1671744" calcext:value-type="float">
            <text:p>1671744</text:p>
          </table:table-cell>
          <table:table-cell office:value-type="float" office:value="1862517" calcext:value-type="float">
            <text:p>1862517</text:p>
          </table:table-cell>
          <table:table-cell office:value-type="float" office:value="1669531" calcext:value-type="float">
            <text:p>1669531</text:p>
          </table:table-cell>
          <table:table-cell office:value-type="float" office:value="1536417" calcext:value-type="float">
            <text:p>1536417</text:p>
          </table:table-cell>
          <table:table-cell office:value-type="float" office:value="1655415" calcext:value-type="float">
            <text:p>1655415</text:p>
          </table:table-cell>
          <table:table-cell office:value-type="float" office:value="0.0716590966771956" calcext:value-type="float">
            <text:p>0.071659096677196</text:p>
          </table:table-cell>
          <table:table-cell office:value-type="float" office:value="3.73511180104158" calcext:value-type="float">
            <text:p>3.73511180104158</text:p>
          </table:table-cell>
          <table:table-cell office:value-type="float" office:value="0.991302250778943" calcext:value-type="float">
            <text:p>0.991302250778943</text:p>
          </table:table-cell>
          <table:table-cell office:value-type="float" office:value="0.996437191538476" calcext:value-type="float">
            <text:p>0.996437191538476</text:p>
          </table:table-cell>
          <table:table-cell office:value-type="float" office:value="1.11014677407107" calcext:value-type="float">
            <text:p>1.11014677407107</text:p>
          </table:table-cell>
          <table:table-cell office:value-type="float" office:value="0.995118140592353" calcext:value-type="float">
            <text:p>0.995118140592353</text:p>
          </table:table-cell>
          <table:table-cell office:value-type="float" office:value="0.91577600428772" calcext:value-type="float">
            <text:p>0.91577600428772</text:p>
          </table:table-cell>
          <table:table-cell office:value-type="float" office:value="0.986704347932857" calcext:value-type="float">
            <text:p>0.98670434793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.9706451857859" calcext:value-type="float">
            <text:p>-27.9706451857859</text:p>
          </table:table-cell>
          <table:table-cell office:value-type="float" office:value="-50.9763718815293" calcext:value-type="float">
            <text:p>-50.9763718815293</text:p>
          </table:table-cell>
          <table:table-cell office:value-type="float" office:value="-66.844799142456" calcext:value-type="float">
            <text:p>-66.8447991424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6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2.0446538175165" calcext:value-type="float">
            <text:p>72.0446538175165</text:p>
          </table:table-cell>
          <table:table-cell office:value-type="float" office:value="981.994559098728" calcext:value-type="float">
            <text:p>981.994559098728</text:p>
          </table:table-cell>
          <table:table-cell office:value-type="float" office:value="-1" calcext:value-type="float">
            <text:p>-1</text:p>
          </table:table-cell>
          <table:table-cell office:value-type="float" office:value="17390" calcext:value-type="float">
            <text:p>17390</text:p>
          </table:table-cell>
          <table:table-cell office:value-type="float" office:value="6289612" calcext:value-type="float">
            <text:p>6289612</text:p>
          </table:table-cell>
          <table:table-cell office:value-type="float" office:value="1665451" calcext:value-type="float">
            <text:p>1665451</text:p>
          </table:table-cell>
          <table:table-cell office:value-type="float" office:value="1665284" calcext:value-type="float">
            <text:p>1665284</text:p>
          </table:table-cell>
          <table:table-cell office:value-type="float" office:value="1770333" calcext:value-type="float">
            <text:p>1770333</text:p>
          </table:table-cell>
          <table:table-cell office:value-type="float" office:value="1693035" calcext:value-type="float">
            <text:p>1693035</text:p>
          </table:table-cell>
          <table:table-cell office:value-type="float" office:value="1684236" calcext:value-type="float">
            <text:p>1684236</text:p>
          </table:table-cell>
          <table:table-cell office:value-type="float" office:value="1653235" calcext:value-type="float">
            <text:p>1653235</text:p>
          </table:table-cell>
          <table:table-cell office:value-type="float" office:value="0.0103652489620744" calcext:value-type="float">
            <text:p>0.010365248962074</text:p>
          </table:table-cell>
          <table:table-cell office:value-type="float" office:value="3.74890133725421" calcext:value-type="float">
            <text:p>3.74890133725421</text:p>
          </table:table-cell>
          <table:table-cell office:value-type="float" office:value="0.992686270795616" calcext:value-type="float">
            <text:p>0.992686270795616</text:p>
          </table:table-cell>
          <table:table-cell office:value-type="float" office:value="0.992586731026975" calcext:value-type="float">
            <text:p>0.992586731026975</text:p>
          </table:table-cell>
          <table:table-cell office:value-type="float" office:value="1.05520082178126" calcext:value-type="float">
            <text:p>1.05520082178126</text:p>
          </table:table-cell>
          <table:table-cell office:value-type="float" office:value="1.00912761797042" calcext:value-type="float">
            <text:p>1.00912761797042</text:p>
          </table:table-cell>
          <table:table-cell office:value-type="float" office:value="1.00388300465143" calcext:value-type="float">
            <text:p>1.00388300465143</text:p>
          </table:table-cell>
          <table:table-cell office:value-type="float" office:value="0.985404966521855" calcext:value-type="float">
            <text:p>0.9854049665218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8.9598356437487" calcext:value-type="float">
            <text:p>-38.9598356437487</text:p>
          </table:table-cell>
          <table:table-cell office:value-type="float" office:value="-48.1744764059158" calcext:value-type="float">
            <text:p>-48.1744764059158</text:p>
          </table:table-cell>
          <table:table-cell office:value-type="float" office:value="-49.2233990697144" calcext:value-type="float">
            <text:p>-49.22339906971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7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281825907401" calcext:value-type="float">
            <text:p>72.0281825907401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-1" calcext:value-type="float">
            <text:p>-1</text:p>
          </table:table-cell>
          <table:table-cell office:value-type="float" office:value="17488" calcext:value-type="float">
            <text:p>17488</text:p>
          </table:table-cell>
          <table:table-cell office:value-type="float" office:value="6290749" calcext:value-type="float">
            <text:p>6290749</text:p>
          </table:table-cell>
          <table:table-cell office:value-type="float" office:value="1665647" calcext:value-type="float">
            <text:p>1665647</text:p>
          </table:table-cell>
          <table:table-cell office:value-type="float" office:value="1671589" calcext:value-type="float">
            <text:p>1671589</text:p>
          </table:table-cell>
          <table:table-cell office:value-type="float" office:value="1816201" calcext:value-type="float">
            <text:p>1816201</text:p>
          </table:table-cell>
          <table:table-cell office:value-type="float" office:value="1682663" calcext:value-type="float">
            <text:p>1682663</text:p>
          </table:table-cell>
          <table:table-cell office:value-type="float" office:value="1637528" calcext:value-type="float">
            <text:p>1637528</text:p>
          </table:table-cell>
          <table:table-cell office:value-type="float" office:value="1659050" calcext:value-type="float">
            <text:p>1659050</text:p>
          </table:table-cell>
          <table:table-cell office:value-type="float" office:value="0.0104236615209176" calcext:value-type="float">
            <text:p>0.010423661520918</text:p>
          </table:table-cell>
          <table:table-cell office:value-type="float" office:value="3.74957904214609" calcext:value-type="float">
            <text:p>3.74957904214609</text:p>
          </table:table-cell>
          <table:table-cell office:value-type="float" office:value="0.992803095913302" calcext:value-type="float">
            <text:p>0.992803095913302</text:p>
          </table:table-cell>
          <table:table-cell office:value-type="float" office:value="0.996344804328061" calcext:value-type="float">
            <text:p>0.996344804328061</text:p>
          </table:table-cell>
          <table:table-cell office:value-type="float" office:value="1.08254028350595" calcext:value-type="float">
            <text:p>1.08254028350595</text:p>
          </table:table-cell>
          <table:table-cell office:value-type="float" office:value="1.00294542347734" calcext:value-type="float">
            <text:p>1.00294542347734</text:p>
          </table:table-cell>
          <table:table-cell office:value-type="float" office:value="0.976042863850935" calcext:value-type="float">
            <text:p>0.976042863850935</text:p>
          </table:table-cell>
          <table:table-cell office:value-type="float" office:value="0.988870977028725" calcext:value-type="float">
            <text:p>0.9888709770287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.4919432988099" calcext:value-type="float">
            <text:p>-33.4919432988099</text:p>
          </table:table-cell>
          <table:table-cell office:value-type="float" office:value="-49.4109153045315" calcext:value-type="float">
            <text:p>-49.4109153045315</text:p>
          </table:table-cell>
          <table:table-cell office:value-type="float" office:value="-54.791427229813" calcext:value-type="float">
            <text:p>-54.7914272298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7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335462016636" calcext:value-type="float">
            <text:p>72.0335462016636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-1" calcext:value-type="float">
            <text:p>-1</text:p>
          </table:table-cell>
          <table:table-cell office:value-type="float" office:value="17488" calcext:value-type="float">
            <text:p>17488</text:p>
          </table:table-cell>
          <table:table-cell office:value-type="float" office:value="6322246" calcext:value-type="float">
            <text:p>6322246</text:p>
          </table:table-cell>
          <table:table-cell office:value-type="float" office:value="1662312" calcext:value-type="float">
            <text:p>1662312</text:p>
          </table:table-cell>
          <table:table-cell office:value-type="float" office:value="1662551" calcext:value-type="float">
            <text:p>1662551</text:p>
          </table:table-cell>
          <table:table-cell office:value-type="float" office:value="1717179" calcext:value-type="float">
            <text:p>1717179</text:p>
          </table:table-cell>
          <table:table-cell office:value-type="float" office:value="1653761" calcext:value-type="float">
            <text:p>1653761</text:p>
          </table:table-cell>
          <table:table-cell office:value-type="float" office:value="1812224" calcext:value-type="float">
            <text:p>1812224</text:p>
          </table:table-cell>
          <table:table-cell office:value-type="float" office:value="1658504" calcext:value-type="float">
            <text:p>1658504</text:p>
          </table:table-cell>
          <table:table-cell office:value-type="float" office:value="0.0104236615209176" calcext:value-type="float">
            <text:p>0.010423661520918</text:p>
          </table:table-cell>
          <table:table-cell office:value-type="float" office:value="3.76835271934899" calcext:value-type="float">
            <text:p>3.76835271934899</text:p>
          </table:table-cell>
          <table:table-cell office:value-type="float" office:value="0.990815280773077" calcext:value-type="float">
            <text:p>0.990815280773077</text:p>
          </table:table-cell>
          <table:table-cell office:value-type="float" office:value="0.990957735891072" calcext:value-type="float">
            <text:p>0.990957735891072</text:p>
          </table:table-cell>
          <table:table-cell office:value-type="float" office:value="1.02351856512053" calcext:value-type="float">
            <text:p>1.02351856512053</text:p>
          </table:table-cell>
          <table:table-cell office:value-type="float" office:value="0.985718486990748" calcext:value-type="float">
            <text:p>0.985718486990748</text:p>
          </table:table-cell>
          <table:table-cell office:value-type="float" office:value="1.08016980650065" calcext:value-type="float">
            <text:p>1.08016980650065</text:p>
          </table:table-cell>
          <table:table-cell office:value-type="float" office:value="0.988545535629456" calcext:value-type="float">
            <text:p>0.988545535629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5.2962869758948" calcext:value-type="float">
            <text:p>-45.2962869758948</text:p>
          </table:table-cell>
          <table:table-cell office:value-type="float" office:value="-52.8563026018504" calcext:value-type="float">
            <text:p>-52.8563026018504</text:p>
          </table:table-cell>
          <table:table-cell office:value-type="float" office:value="-33.96603869987" calcext:value-type="float">
            <text:p>-33.966038699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8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2.0178354634794" calcext:value-type="float">
            <text:p>72.0178354634794</text:p>
          </table:table-cell>
          <table:table-cell office:value-type="float" office:value="981.911926487372" calcext:value-type="float">
            <text:p>981.911926487372</text:p>
          </table:table-cell>
          <table:table-cell office:value-type="float" office:value="-1" calcext:value-type="float">
            <text:p>-1</text:p>
          </table:table-cell>
          <table:table-cell office:value-type="float" office:value="17490" calcext:value-type="float">
            <text:p>17490</text:p>
          </table:table-cell>
          <table:table-cell office:value-type="float" office:value="6328814" calcext:value-type="float">
            <text:p>6328814</text:p>
          </table:table-cell>
          <table:table-cell office:value-type="float" office:value="1664617" calcext:value-type="float">
            <text:p>1664617</text:p>
          </table:table-cell>
          <table:table-cell office:value-type="float" office:value="1673896" calcext:value-type="float">
            <text:p>1673896</text:p>
          </table:table-cell>
          <table:table-cell office:value-type="float" office:value="1550175" calcext:value-type="float">
            <text:p>1550175</text:p>
          </table:table-cell>
          <table:table-cell office:value-type="float" office:value="1227277" calcext:value-type="float">
            <text:p>1227277</text:p>
          </table:table-cell>
          <table:table-cell office:value-type="float" office:value="1560142" calcext:value-type="float">
            <text:p>1560142</text:p>
          </table:table-cell>
          <table:table-cell office:value-type="float" office:value="1663690" calcext:value-type="float">
            <text:p>1663690</text:p>
          </table:table-cell>
          <table:table-cell office:value-type="float" office:value="0.0104248536139552" calcext:value-type="float">
            <text:p>0.010424853613955</text:p>
          </table:table-cell>
          <table:table-cell office:value-type="float" office:value="3.77226755288453" calcext:value-type="float">
            <text:p>3.77226755288453</text:p>
          </table:table-cell>
          <table:table-cell office:value-type="float" office:value="0.99218916799893" calcext:value-type="float">
            <text:p>0.99218916799893</text:p>
          </table:table-cell>
          <table:table-cell office:value-type="float" office:value="0.997719883646951" calcext:value-type="float">
            <text:p>0.997719883646951</text:p>
          </table:table-cell>
          <table:table-cell office:value-type="float" office:value="0.923976412293483" calcext:value-type="float">
            <text:p>0.923976412293483</text:p>
          </table:table-cell>
          <table:table-cell office:value-type="float" office:value="0.731514183463357" calcext:value-type="float">
            <text:p>0.731514183463357</text:p>
          </table:table-cell>
          <table:table-cell office:value-type="float" office:value="0.929917207946444" calcext:value-type="float">
            <text:p>0.929917207946444</text:p>
          </table:table-cell>
          <table:table-cell office:value-type="float" office:value="0.991636632875995" calcext:value-type="float">
            <text:p>0.991636632875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5.2047175413034" calcext:value-type="float">
            <text:p>-65.2047175413034</text:p>
          </table:table-cell>
          <table:table-cell office:value-type="float" office:value="-103.697163307329" calcext:value-type="float">
            <text:p>-103.697163307329</text:p>
          </table:table-cell>
          <table:table-cell office:value-type="float" office:value="-64.0165584107111" calcext:value-type="float">
            <text:p>-64.01655841071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8</text:p>
          </table:table-cell>
          <table:table-cell office:value-type="float" office:value="26.2317940775829" calcext:value-type="float">
            <text:p>26.2317940775829</text:p>
          </table:table-cell>
          <table:table-cell office:value-type="float" office:value="72.0293232823385" calcext:value-type="float">
            <text:p>72.0293232823385</text:p>
          </table:table-cell>
          <table:table-cell office:value-type="float" office:value="981.984033620688" calcext:value-type="float">
            <text:p>981.984033620688</text:p>
          </table:table-cell>
          <table:table-cell office:value-type="float" office:value="-1" calcext:value-type="float">
            <text:p>-1</text:p>
          </table:table-cell>
          <table:table-cell office:value-type="float" office:value="17486" calcext:value-type="float">
            <text:p>17486</text:p>
          </table:table-cell>
          <table:table-cell office:value-type="float" office:value="6330827" calcext:value-type="float">
            <text:p>6330827</text:p>
          </table:table-cell>
          <table:table-cell office:value-type="float" office:value="1672340" calcext:value-type="float">
            <text:p>1672340</text:p>
          </table:table-cell>
          <table:table-cell office:value-type="float" office:value="1663804" calcext:value-type="float">
            <text:p>1663804</text:p>
          </table:table-cell>
          <table:table-cell office:value-type="float" office:value="1766344" calcext:value-type="float">
            <text:p>1766344</text:p>
          </table:table-cell>
          <table:table-cell office:value-type="float" office:value="1731066" calcext:value-type="float">
            <text:p>1731066</text:p>
          </table:table-cell>
          <table:table-cell office:value-type="float" office:value="1668828" calcext:value-type="float">
            <text:p>1668828</text:p>
          </table:table-cell>
          <table:table-cell office:value-type="float" office:value="1654106" calcext:value-type="float">
            <text:p>1654106</text:p>
          </table:table-cell>
          <table:table-cell office:value-type="float" office:value="0.01042246942788" calcext:value-type="float">
            <text:p>0.01042246942788</text:p>
          </table:table-cell>
          <table:table-cell office:value-type="float" office:value="3.77346739452689" calcext:value-type="float">
            <text:p>3.77346739452689</text:p>
          </table:table-cell>
          <table:table-cell office:value-type="float" office:value="0.996792435263686" calcext:value-type="float">
            <text:p>0.996792435263686</text:p>
          </table:table-cell>
          <table:table-cell office:value-type="float" office:value="0.991704582179139" calcext:value-type="float">
            <text:p>0.991704582179139</text:p>
          </table:table-cell>
          <table:table-cell office:value-type="float" office:value="1.05282319221773" calcext:value-type="float">
            <text:p>1.05282319221773</text:p>
          </table:table-cell>
          <table:table-cell office:value-type="float" office:value="1.03179586312722" calcext:value-type="float">
            <text:p>1.03179586312722</text:p>
          </table:table-cell>
          <table:table-cell office:value-type="float" office:value="0.994699119889631" calcext:value-type="float">
            <text:p>0.994699119889631</text:p>
          </table:table-cell>
          <table:table-cell office:value-type="float" office:value="0.985924123039737" calcext:value-type="float">
            <text:p>0.9859241230397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9.4353615564539" calcext:value-type="float">
            <text:p>-39.4353615564539</text:p>
          </table:table-cell>
          <table:table-cell office:value-type="float" office:value="-43.6408273745569" calcext:value-type="float">
            <text:p>-43.6408273745569</text:p>
          </table:table-cell>
          <table:table-cell office:value-type="float" office:value="-51.0601760220738" calcext:value-type="float">
            <text:p>-51.06017602207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8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2.0339265016557" calcext:value-type="float">
            <text:p>72.0339265016557</text:p>
          </table:table-cell>
          <table:table-cell office:value-type="float" office:value="981.911926487372" calcext:value-type="float">
            <text:p>981.911926487372</text:p>
          </table:table-cell>
          <table:table-cell office:value-type="float" office:value="-1" calcext:value-type="float">
            <text:p>-1</text:p>
          </table:table-cell>
          <table:table-cell office:value-type="float" office:value="17484" calcext:value-type="float">
            <text:p>17484</text:p>
          </table:table-cell>
          <table:table-cell office:value-type="float" office:value="6311635" calcext:value-type="float">
            <text:p>6311635</text:p>
          </table:table-cell>
          <table:table-cell office:value-type="float" office:value="1664532" calcext:value-type="float">
            <text:p>1664532</text:p>
          </table:table-cell>
          <table:table-cell office:value-type="float" office:value="1673626" calcext:value-type="float">
            <text:p>1673626</text:p>
          </table:table-cell>
          <table:table-cell office:value-type="float" office:value="1550707" calcext:value-type="float">
            <text:p>1550707</text:p>
          </table:table-cell>
          <table:table-cell office:value-type="float" office:value="1230087" calcext:value-type="float">
            <text:p>1230087</text:p>
          </table:table-cell>
          <table:table-cell office:value-type="float" office:value="1478826" calcext:value-type="float">
            <text:p>1478826</text:p>
          </table:table-cell>
          <table:table-cell office:value-type="float" office:value="1662991" calcext:value-type="float">
            <text:p>1662991</text:p>
          </table:table-cell>
          <table:table-cell office:value-type="float" office:value="0.0104212773348424" calcext:value-type="float">
            <text:p>0.010421277334842</text:p>
          </table:table-cell>
          <table:table-cell office:value-type="float" office:value="3.76202806973792" calcext:value-type="float">
            <text:p>3.76202806973792</text:p>
          </table:table-cell>
          <table:table-cell office:value-type="float" office:value="0.992138504044831" calcext:value-type="float">
            <text:p>0.992138504044831</text:p>
          </table:table-cell>
          <table:table-cell office:value-type="float" office:value="0.997558951086873" calcext:value-type="float">
            <text:p>0.997558951086873</text:p>
          </table:table-cell>
          <table:table-cell office:value-type="float" office:value="0.924293509041489" calcext:value-type="float">
            <text:p>0.924293509041489</text:p>
          </table:table-cell>
          <table:table-cell office:value-type="float" office:value="0.733189074181208" calcext:value-type="float">
            <text:p>0.733189074181208</text:p>
          </table:table-cell>
          <table:table-cell office:value-type="float" office:value="0.881449089223038" calcext:value-type="float">
            <text:p>0.881449089223038</text:p>
          </table:table-cell>
          <table:table-cell office:value-type="float" office:value="0.991219996359348" calcext:value-type="float">
            <text:p>0.9912199963593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5.1412981917022" calcext:value-type="float">
            <text:p>-65.1412981917022</text:p>
          </table:table-cell>
          <table:table-cell office:value-type="float" office:value="-103.362185163758" calcext:value-type="float">
            <text:p>-103.362185163758</text:p>
          </table:table-cell>
          <table:table-cell office:value-type="float" office:value="-73.7101821553924" calcext:value-type="float">
            <text:p>-73.71018215539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9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2.0500174625698" calcext:value-type="float">
            <text:p>72.0500174625698</text:p>
          </table:table-cell>
          <table:table-cell office:value-type="float" office:value="981.884382327248" calcext:value-type="float">
            <text:p>981.884382327248</text:p>
          </table:table-cell>
          <table:table-cell office:value-type="float" office:value="-1" calcext:value-type="float">
            <text:p>-1</text:p>
          </table:table-cell>
          <table:table-cell office:value-type="float" office:value="17483" calcext:value-type="float">
            <text:p>17483</text:p>
          </table:table-cell>
          <table:table-cell office:value-type="float" office:value="6299738" calcext:value-type="float">
            <text:p>6299738</text:p>
          </table:table-cell>
          <table:table-cell office:value-type="float" office:value="1667868" calcext:value-type="float">
            <text:p>1667868</text:p>
          </table:table-cell>
          <table:table-cell office:value-type="float" office:value="1675520" calcext:value-type="float">
            <text:p>1675520</text:p>
          </table:table-cell>
          <table:table-cell office:value-type="float" office:value="1551968" calcext:value-type="float">
            <text:p>1551968</text:p>
          </table:table-cell>
          <table:table-cell office:value-type="float" office:value="1232378" calcext:value-type="float">
            <text:p>1232378</text:p>
          </table:table-cell>
          <table:table-cell office:value-type="float" office:value="1450582" calcext:value-type="float">
            <text:p>1450582</text:p>
          </table:table-cell>
          <table:table-cell office:value-type="float" office:value="1640114" calcext:value-type="float">
            <text:p>1640114</text:p>
          </table:table-cell>
          <table:table-cell office:value-type="float" office:value="0.0104206812883236" calcext:value-type="float">
            <text:p>0.010420681288324</text:p>
          </table:table-cell>
          <table:table-cell office:value-type="float" office:value="3.75493690430366" calcext:value-type="float">
            <text:p>3.75493690430366</text:p>
          </table:table-cell>
          <table:table-cell office:value-type="float" office:value="0.994126915231575" calcext:value-type="float">
            <text:p>0.994126915231575</text:p>
          </table:table-cell>
          <table:table-cell office:value-type="float" office:value="0.998687863193496" calcext:value-type="float">
            <text:p>0.998687863193496</text:p>
          </table:table-cell>
          <table:table-cell office:value-type="float" office:value="0.925045123701706" calcext:value-type="float">
            <text:p>0.925045123701706</text:p>
          </table:table-cell>
          <table:table-cell office:value-type="float" office:value="0.734554616755797" calcext:value-type="float">
            <text:p>0.734554616755797</text:p>
          </table:table-cell>
          <table:table-cell office:value-type="float" office:value="0.864614351345819" calcext:value-type="float">
            <text:p>0.864614351345819</text:p>
          </table:table-cell>
          <table:table-cell office:value-type="float" office:value="0.977584240148573" calcext:value-type="float">
            <text:p>0.9775842401485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4.9909752596587" calcext:value-type="float">
            <text:p>-64.9909752596587</text:p>
          </table:table-cell>
          <table:table-cell office:value-type="float" office:value="-103.089076648841" calcext:value-type="float">
            <text:p>-103.089076648841</text:p>
          </table:table-cell>
          <table:table-cell office:value-type="float" office:value="-77.0771297308361" calcext:value-type="float">
            <text:p>-77.07712973083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5:59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2.0389098040026" calcext:value-type="float">
            <text:p>72.0389098040026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-1" calcext:value-type="float">
            <text:p>-1</text:p>
          </table:table-cell>
          <table:table-cell office:value-type="float" office:value="17489" calcext:value-type="float">
            <text:p>17489</text:p>
          </table:table-cell>
          <table:table-cell office:value-type="float" office:value="6296503" calcext:value-type="float">
            <text:p>6296503</text:p>
          </table:table-cell>
          <table:table-cell office:value-type="float" office:value="1664139" calcext:value-type="float">
            <text:p>1664139</text:p>
          </table:table-cell>
          <table:table-cell office:value-type="float" office:value="1676201" calcext:value-type="float">
            <text:p>1676201</text:p>
          </table:table-cell>
          <table:table-cell office:value-type="float" office:value="1556661" calcext:value-type="float">
            <text:p>1556661</text:p>
          </table:table-cell>
          <table:table-cell office:value-type="float" office:value="1233318" calcext:value-type="float">
            <text:p>1233318</text:p>
          </table:table-cell>
          <table:table-cell office:value-type="float" office:value="1454063" calcext:value-type="float">
            <text:p>1454063</text:p>
          </table:table-cell>
          <table:table-cell office:value-type="float" office:value="1664084" calcext:value-type="float">
            <text:p>1664084</text:p>
          </table:table-cell>
          <table:table-cell office:value-type="float" office:value="0.0104242575674364" calcext:value-type="float">
            <text:p>0.010424257567436</text:p>
          </table:table-cell>
          <table:table-cell office:value-type="float" office:value="3.75300869381531" calcext:value-type="float">
            <text:p>3.75300869381531</text:p>
          </table:table-cell>
          <table:table-cell office:value-type="float" office:value="0.991904257762939" calcext:value-type="float">
            <text:p>0.991904257762939</text:p>
          </table:table-cell>
          <table:table-cell office:value-type="float" office:value="0.999093770872804" calcext:value-type="float">
            <text:p>0.999093770872804</text:p>
          </table:table-cell>
          <table:table-cell office:value-type="float" office:value="0.927842370014473" calcext:value-type="float">
            <text:p>0.927842370014473</text:p>
          </table:table-cell>
          <table:table-cell office:value-type="float" office:value="0.735114900483477" calcext:value-type="float">
            <text:p>0.735114900483477</text:p>
          </table:table-cell>
          <table:table-cell office:value-type="float" office:value="0.866689189277791" calcext:value-type="float">
            <text:p>0.866689189277791</text:p>
          </table:table-cell>
          <table:table-cell office:value-type="float" office:value="0.991871475204405" calcext:value-type="float">
            <text:p>0.9918714752044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4.4315259971054" calcext:value-type="float">
            <text:p>-64.4315259971054</text:p>
          </table:table-cell>
          <table:table-cell office:value-type="float" office:value="-102.977019903305" calcext:value-type="float">
            <text:p>-102.977019903305</text:p>
          </table:table-cell>
          <table:table-cell office:value-type="float" office:value="-76.6621621444419" calcext:value-type="float">
            <text:p>-76.66216214444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6:00</text:p>
          </table:table-cell>
          <table:table-cell office:value-type="float" office:value="26.2267400004202" calcext:value-type="float">
            <text:p>26.2267400004202</text:p>
          </table:table-cell>
          <table:table-cell office:value-type="float" office:value="72.0396705141788" calcext:value-type="float">
            <text:p>72.0396705141788</text:p>
          </table:table-cell>
          <table:table-cell office:value-type="float" office:value="981.892890996014" calcext:value-type="float">
            <text:p>981.892890996014</text:p>
          </table:table-cell>
          <table:table-cell office:value-type="float" office:value="-1" calcext:value-type="float">
            <text:p>-1</text:p>
          </table:table-cell>
          <table:table-cell office:value-type="float" office:value="17482" calcext:value-type="float">
            <text:p>17482</text:p>
          </table:table-cell>
          <table:table-cell office:value-type="float" office:value="6302161" calcext:value-type="float">
            <text:p>6302161</text:p>
          </table:table-cell>
          <table:table-cell office:value-type="float" office:value="1663988" calcext:value-type="float">
            <text:p>1663988</text:p>
          </table:table-cell>
          <table:table-cell office:value-type="float" office:value="1675865" calcext:value-type="float">
            <text:p>1675865</text:p>
          </table:table-cell>
          <table:table-cell office:value-type="float" office:value="1555683" calcext:value-type="float">
            <text:p>1555683</text:p>
          </table:table-cell>
          <table:table-cell office:value-type="float" office:value="1234607" calcext:value-type="float">
            <text:p>1234607</text:p>
          </table:table-cell>
          <table:table-cell office:value-type="float" office:value="1465838" calcext:value-type="float">
            <text:p>1465838</text:p>
          </table:table-cell>
          <table:table-cell office:value-type="float" office:value="1664023" calcext:value-type="float">
            <text:p>1664023</text:p>
          </table:table-cell>
          <table:table-cell office:value-type="float" office:value="0.0104200852418047" calcext:value-type="float">
            <text:p>0.010420085241805</text:p>
          </table:table-cell>
          <table:table-cell office:value-type="float" office:value="3.75638112501873" calcext:value-type="float">
            <text:p>3.75638112501873</text:p>
          </table:table-cell>
          <table:table-cell office:value-type="float" office:value="0.9918142547386" calcext:value-type="float">
            <text:p>0.9918142547386</text:p>
          </table:table-cell>
          <table:table-cell office:value-type="float" office:value="0.998893499242484" calcext:value-type="float">
            <text:p>0.998893499242484</text:p>
          </table:table-cell>
          <table:table-cell office:value-type="float" office:value="0.927259436519079" calcext:value-type="float">
            <text:p>0.927259436519079</text:p>
          </table:table-cell>
          <table:table-cell office:value-type="float" office:value="0.735883204446221" calcext:value-type="float">
            <text:p>0.735883204446221</text:p>
          </table:table-cell>
          <table:table-cell office:value-type="float" office:value="0.873707637036757" calcext:value-type="float">
            <text:p>0.873707637036757</text:p>
          </table:table-cell>
          <table:table-cell office:value-type="float" office:value="0.991835116366758" calcext:value-type="float">
            <text:p>0.9918351163667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4.5481126961842" calcext:value-type="float">
            <text:p>-64.5481126961842</text:p>
          </table:table-cell>
          <table:table-cell office:value-type="float" office:value="-102.823359110756" calcext:value-type="float">
            <text:p>-102.823359110756</text:p>
          </table:table-cell>
          <table:table-cell office:value-type="float" office:value="-75.2584725926486" calcext:value-type="float">
            <text:p>-75.25847259264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6:00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2.0285628308483" calcext:value-type="float">
            <text:p>72.0285628308483</text:p>
          </table:table-cell>
          <table:table-cell office:value-type="float" office:value="981.939470669327" calcext:value-type="float">
            <text:p>981.939470669327</text:p>
          </table:table-cell>
          <table:table-cell office:value-type="float" office:value="-1" calcext:value-type="float">
            <text:p>-1</text:p>
          </table:table-cell>
          <table:table-cell office:value-type="float" office:value="17489" calcext:value-type="float">
            <text:p>17489</text:p>
          </table:table-cell>
          <table:table-cell office:value-type="float" office:value="6300795" calcext:value-type="float">
            <text:p>6300795</text:p>
          </table:table-cell>
          <table:table-cell office:value-type="float" office:value="1664107" calcext:value-type="float">
            <text:p>1664107</text:p>
          </table:table-cell>
          <table:table-cell office:value-type="float" office:value="1675864" calcext:value-type="float">
            <text:p>1675864</text:p>
          </table:table-cell>
          <table:table-cell office:value-type="float" office:value="1639256" calcext:value-type="float">
            <text:p>1639256</text:p>
          </table:table-cell>
          <table:table-cell office:value-type="float" office:value="1751050" calcext:value-type="float">
            <text:p>1751050</text:p>
          </table:table-cell>
          <table:table-cell office:value-type="float" office:value="1568235" calcext:value-type="float">
            <text:p>1568235</text:p>
          </table:table-cell>
          <table:table-cell office:value-type="float" office:value="1644358" calcext:value-type="float">
            <text:p>1644358</text:p>
          </table:table-cell>
          <table:table-cell office:value-type="float" office:value="0.0104242575674364" calcext:value-type="float">
            <text:p>0.010424257567436</text:p>
          </table:table-cell>
          <table:table-cell office:value-type="float" office:value="3.75556692547404" calcext:value-type="float">
            <text:p>3.75556692547404</text:p>
          </table:table-cell>
          <table:table-cell office:value-type="float" office:value="0.991885184274338" calcext:value-type="float">
            <text:p>0.991885184274338</text:p>
          </table:table-cell>
          <table:table-cell office:value-type="float" office:value="0.998892903195966" calcext:value-type="float">
            <text:p>0.998892903195966</text:p>
          </table:table-cell>
          <table:table-cell office:value-type="float" office:value="0.977072832235436" calcext:value-type="float">
            <text:p>0.977072832235436</text:p>
          </table:table-cell>
          <table:table-cell office:value-type="float" office:value="1.04370725675908" calcext:value-type="float">
            <text:p>1.04370725675908</text:p>
          </table:table-cell>
          <table:table-cell office:value-type="float" office:value="0.934741012423159" calcext:value-type="float">
            <text:p>0.934741012423159</text:p>
          </table:table-cell>
          <table:table-cell office:value-type="float" office:value="0.980113861574395" calcext:value-type="float">
            <text:p>0.980113861574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54335529129" calcext:value-type="float">
            <text:p>-54.5854335529129</text:p>
          </table:table-cell>
          <table:table-cell office:value-type="float" office:value="-41.2585486481844" calcext:value-type="float">
            <text:p>-41.2585486481844</text:p>
          </table:table-cell>
          <table:table-cell office:value-type="float" office:value="-63.0517975153682" calcext:value-type="float">
            <text:p>-63.05179751536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6:01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2.0178354634794" calcext:value-type="float">
            <text:p>72.0178354634794</text:p>
          </table:table-cell>
          <table:table-cell office:value-type="float" office:value="981.911926487372" calcext:value-type="float">
            <text:p>981.911926487372</text:p>
          </table:table-cell>
          <table:table-cell office:value-type="float" office:value="-1" calcext:value-type="float">
            <text:p>-1</text:p>
          </table:table-cell>
          <table:table-cell office:value-type="float" office:value="17487" calcext:value-type="float">
            <text:p>17487</text:p>
          </table:table-cell>
          <table:table-cell office:value-type="float" office:value="6301174" calcext:value-type="float">
            <text:p>6301174</text:p>
          </table:table-cell>
          <table:table-cell office:value-type="float" office:value="1663904" calcext:value-type="float">
            <text:p>1663904</text:p>
          </table:table-cell>
          <table:table-cell office:value-type="float" office:value="1675243" calcext:value-type="float">
            <text:p>1675243</text:p>
          </table:table-cell>
          <table:table-cell office:value-type="float" office:value="1553428" calcext:value-type="float">
            <text:p>1553428</text:p>
          </table:table-cell>
          <table:table-cell office:value-type="float" office:value="1237890" calcext:value-type="float">
            <text:p>1237890</text:p>
          </table:table-cell>
          <table:table-cell office:value-type="float" office:value="1493177" calcext:value-type="float">
            <text:p>1493177</text:p>
          </table:table-cell>
          <table:table-cell office:value-type="float" office:value="1646757" calcext:value-type="float">
            <text:p>1646757</text:p>
          </table:table-cell>
          <table:table-cell office:value-type="float" office:value="0.0104230654743988" calcext:value-type="float">
            <text:p>0.010423065474399</text:p>
          </table:table-cell>
          <table:table-cell office:value-type="float" office:value="3.75579282710467" calcext:value-type="float">
            <text:p>3.75579282710467</text:p>
          </table:table-cell>
          <table:table-cell office:value-type="float" office:value="0.99176418683102" calcext:value-type="float">
            <text:p>0.99176418683102</text:p>
          </table:table-cell>
          <table:table-cell office:value-type="float" office:value="0.998522758307786" calcext:value-type="float">
            <text:p>0.998522758307786</text:p>
          </table:table-cell>
          <table:table-cell office:value-type="float" office:value="0.925915351619166" calcext:value-type="float">
            <text:p>0.925915351619166</text:p>
          </table:table-cell>
          <table:table-cell office:value-type="float" office:value="0.737840025167468" calcext:value-type="float">
            <text:p>0.737840025167468</text:p>
          </table:table-cell>
          <table:table-cell office:value-type="float" office:value="0.890002952814454" calcext:value-type="float">
            <text:p>0.890002952814454</text:p>
          </table:table-cell>
          <table:table-cell office:value-type="float" office:value="0.981543777173016" calcext:value-type="float">
            <text:p>0.981543777173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4.8169296761667" calcext:value-type="float">
            <text:p>-64.8169296761667</text:p>
          </table:table-cell>
          <table:table-cell office:value-type="float" office:value="-102.431994966506" calcext:value-type="float">
            <text:p>-102.431994966506</text:p>
          </table:table-cell>
          <table:table-cell office:value-type="float" office:value="-71.9994094371092" calcext:value-type="float">
            <text:p>-71.99940943710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6:01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9745460093569" calcext:value-type="float">
            <text:p>71.9745460093569</text:p>
          </table:table-cell>
          <table:table-cell office:value-type="float" office:value="981.930961578676" calcext:value-type="float">
            <text:p>981.930961578676</text:p>
          </table:table-cell>
          <table:table-cell office:value-type="float" office:value="-1" calcext:value-type="float">
            <text:p>-1</text:p>
          </table:table-cell>
          <table:table-cell office:value-type="float" office:value="17486" calcext:value-type="float">
            <text:p>17486</text:p>
          </table:table-cell>
          <table:table-cell office:value-type="float" office:value="6308784" calcext:value-type="float">
            <text:p>6308784</text:p>
          </table:table-cell>
          <table:table-cell office:value-type="float" office:value="1669827" calcext:value-type="float">
            <text:p>1669827</text:p>
          </table:table-cell>
          <table:table-cell office:value-type="float" office:value="1683157" calcext:value-type="float">
            <text:p>1683157</text:p>
          </table:table-cell>
          <table:table-cell office:value-type="float" office:value="1559387" calcext:value-type="float">
            <text:p>1559387</text:p>
          </table:table-cell>
          <table:table-cell office:value-type="float" office:value="1240918" calcext:value-type="float">
            <text:p>1240918</text:p>
          </table:table-cell>
          <table:table-cell office:value-type="float" office:value="1164547" calcext:value-type="float">
            <text:p>1164547</text:p>
          </table:table-cell>
          <table:table-cell office:value-type="float" office:value="1680444" calcext:value-type="float">
            <text:p>1680444</text:p>
          </table:table-cell>
          <table:table-cell office:value-type="float" office:value="0.01042246942788" calcext:value-type="float">
            <text:p>0.01042246942788</text:p>
          </table:table-cell>
          <table:table-cell office:value-type="float" office:value="3.7603287411128" calcext:value-type="float">
            <text:p>3.7603287411128</text:p>
          </table:table-cell>
          <table:table-cell office:value-type="float" office:value="0.995294570361921" calcext:value-type="float">
            <text:p>0.995294570361921</text:p>
          </table:table-cell>
          <table:table-cell office:value-type="float" office:value="1.00323987045763" calcext:value-type="float">
            <text:p>1.00323987045763</text:p>
          </table:table-cell>
          <table:table-cell office:value-type="float" office:value="0.929467192824744" calcext:value-type="float">
            <text:p>0.929467192824744</text:p>
          </table:table-cell>
          <table:table-cell office:value-type="float" office:value="0.739644854026419" calcext:value-type="float">
            <text:p>0.739644854026419</text:p>
          </table:table-cell>
          <table:table-cell office:value-type="float" office:value="0.694124185338519" calcext:value-type="float">
            <text:p>0.694124185338519</text:p>
          </table:table-cell>
          <table:table-cell office:value-type="float" office:value="1.00162279625211" calcext:value-type="float">
            <text:p>1.00162279625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4.1065614350511" calcext:value-type="float">
            <text:p>-64.1065614350511</text:p>
          </table:table-cell>
          <table:table-cell office:value-type="float" office:value="-102.071029194716" calcext:value-type="float">
            <text:p>-102.071029194716</text:p>
          </table:table-cell>
          <table:table-cell office:value-type="float" office:value="-111.175162932296" calcext:value-type="float">
            <text:p>-111.1751629322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6:02</text:p>
          </table:table-cell>
          <table:table-cell office:value-type="float" office:value="26.2267400004202" calcext:value-type="float">
            <text:p>26.2267400004202</text:p>
          </table:table-cell>
          <table:table-cell office:value-type="float" office:value="71.9323944409213" calcext:value-type="float">
            <text:p>71.9323944409213</text:p>
          </table:table-cell>
          <table:table-cell office:value-type="float" office:value="981.975524228852" calcext:value-type="float">
            <text:p>981.975524228852</text:p>
          </table:table-cell>
          <table:table-cell office:value-type="float" office:value="-1" calcext:value-type="float">
            <text:p>-1</text:p>
          </table:table-cell>
          <table:table-cell office:value-type="float" office:value="17499" calcext:value-type="float">
            <text:p>17499</text:p>
          </table:table-cell>
          <table:table-cell office:value-type="float" office:value="6316544" calcext:value-type="float">
            <text:p>6316544</text:p>
          </table:table-cell>
          <table:table-cell office:value-type="float" office:value="1670560" calcext:value-type="float">
            <text:p>1670560</text:p>
          </table:table-cell>
          <table:table-cell office:value-type="float" office:value="1681020" calcext:value-type="float">
            <text:p>1681020</text:p>
          </table:table-cell>
          <table:table-cell office:value-type="float" office:value="1561203" calcext:value-type="float">
            <text:p>1561203</text:p>
          </table:table-cell>
          <table:table-cell office:value-type="float" office:value="1244661" calcext:value-type="float">
            <text:p>1244661</text:p>
          </table:table-cell>
          <table:table-cell office:value-type="float" office:value="1113599" calcext:value-type="float">
            <text:p>1113599</text:p>
          </table:table-cell>
          <table:table-cell office:value-type="float" office:value="1663455" calcext:value-type="float">
            <text:p>1663455</text:p>
          </table:table-cell>
          <table:table-cell office:value-type="float" office:value="0.0104302180326245" calcext:value-type="float">
            <text:p>0.010430218032625</text:p>
          </table:table-cell>
          <table:table-cell office:value-type="float" office:value="3.76495406209875" calcext:value-type="float">
            <text:p>3.76495406209875</text:p>
          </table:table-cell>
          <table:table-cell office:value-type="float" office:value="0.995731472460207" calcext:value-type="float">
            <text:p>0.995731472460207</text:p>
          </table:table-cell>
          <table:table-cell office:value-type="float" office:value="1.00196611904694" calcext:value-type="float">
            <text:p>1.00196611904694</text:p>
          </table:table-cell>
          <table:table-cell office:value-type="float" office:value="0.9305496133029" calcext:value-type="float">
            <text:p>0.9305496133029</text:p>
          </table:table-cell>
          <table:table-cell office:value-type="float" office:value="0.741875856146318" calcext:value-type="float">
            <text:p>0.741875856146318</text:p>
          </table:table-cell>
          <table:table-cell office:value-type="float" office:value="0.66375680729828" calcext:value-type="float">
            <text:p>0.66375680729828</text:p>
          </table:table-cell>
          <table:table-cell office:value-type="float" office:value="0.991496561944075" calcext:value-type="float">
            <text:p>0.991496561944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3.89007733942" calcext:value-type="float">
            <text:p>-63.89007733942</text:p>
          </table:table-cell>
          <table:table-cell office:value-type="float" office:value="-101.624828770736" calcext:value-type="float">
            <text:p>-101.624828770736</text:p>
          </table:table-cell>
          <table:table-cell office:value-type="float" office:value="-117.248638540344" calcext:value-type="float">
            <text:p>-117.2486385403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6:02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1.883740474032" calcext:value-type="float">
            <text:p>71.883740474032</text:p>
          </table:table-cell>
          <table:table-cell office:value-type="float" office:value="981.939470669327" calcext:value-type="float">
            <text:p>981.939470669327</text:p>
          </table:table-cell>
          <table:table-cell office:value-type="float" office:value="-1" calcext:value-type="float">
            <text:p>-1</text:p>
          </table:table-cell>
          <table:table-cell office:value-type="float" office:value="17490" calcext:value-type="float">
            <text:p>17490</text:p>
          </table:table-cell>
          <table:table-cell office:value-type="float" office:value="6315115" calcext:value-type="float">
            <text:p>6315115</text:p>
          </table:table-cell>
          <table:table-cell office:value-type="float" office:value="1670573" calcext:value-type="float">
            <text:p>1670573</text:p>
          </table:table-cell>
          <table:table-cell office:value-type="float" office:value="1681328" calcext:value-type="float">
            <text:p>1681328</text:p>
          </table:table-cell>
          <table:table-cell office:value-type="float" office:value="1562136" calcext:value-type="float">
            <text:p>1562136</text:p>
          </table:table-cell>
          <table:table-cell office:value-type="float" office:value="1247098" calcext:value-type="float">
            <text:p>1247098</text:p>
          </table:table-cell>
          <table:table-cell office:value-type="float" office:value="1101255" calcext:value-type="float">
            <text:p>1101255</text:p>
          </table:table-cell>
          <table:table-cell office:value-type="float" office:value="1666654" calcext:value-type="float">
            <text:p>1666654</text:p>
          </table:table-cell>
          <table:table-cell office:value-type="float" office:value="0.0104248536139552" calcext:value-type="float">
            <text:p>0.010424853613955</text:p>
          </table:table-cell>
          <table:table-cell office:value-type="float" office:value="3.76410231162337" calcext:value-type="float">
            <text:p>3.76410231162337</text:p>
          </table:table-cell>
          <table:table-cell office:value-type="float" office:value="0.995739221064952" calcext:value-type="float">
            <text:p>0.995739221064952</text:p>
          </table:table-cell>
          <table:table-cell office:value-type="float" office:value="1.00214970137473" calcext:value-type="float">
            <text:p>1.00214970137473</text:p>
          </table:table-cell>
          <table:table-cell office:value-type="float" office:value="0.931105724704948" calcext:value-type="float">
            <text:p>0.931105724704948</text:p>
          </table:table-cell>
          <table:table-cell office:value-type="float" office:value="0.743328421512654" calcext:value-type="float">
            <text:p>0.743328421512654</text:p>
          </table:table-cell>
          <table:table-cell office:value-type="float" office:value="0.656399209070111" calcext:value-type="float">
            <text:p>0.656399209070111</text:p>
          </table:table-cell>
          <table:table-cell office:value-type="float" office:value="0.993403314757742" calcext:value-type="float">
            <text:p>0.9934033147577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3.7788550590104" calcext:value-type="float">
            <text:p>-63.7788550590104</text:p>
          </table:table-cell>
          <table:table-cell office:value-type="float" office:value="-101.334315697469" calcext:value-type="float">
            <text:p>-101.334315697469</text:p>
          </table:table-cell>
          <table:table-cell office:value-type="float" office:value="-118.720158185978" calcext:value-type="float">
            <text:p>-118.7201581859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6:02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1.8461929155005" calcext:value-type="float">
            <text:p>71.8461929155005</text:p>
          </table:table-cell>
          <table:table-cell office:value-type="float" office:value="981.939470669327" calcext:value-type="float">
            <text:p>981.939470669327</text:p>
          </table:table-cell>
          <table:table-cell office:value-type="float" office:value="-1" calcext:value-type="float">
            <text:p>-1</text:p>
          </table:table-cell>
          <table:table-cell office:value-type="float" office:value="17487" calcext:value-type="float">
            <text:p>17487</text:p>
          </table:table-cell>
          <table:table-cell office:value-type="float" office:value="6328440" calcext:value-type="float">
            <text:p>6328440</text:p>
          </table:table-cell>
          <table:table-cell office:value-type="float" office:value="1670498" calcext:value-type="float">
            <text:p>1670498</text:p>
          </table:table-cell>
          <table:table-cell office:value-type="float" office:value="1681485" calcext:value-type="float">
            <text:p>1681485</text:p>
          </table:table-cell>
          <table:table-cell office:value-type="float" office:value="1564175" calcext:value-type="float">
            <text:p>1564175</text:p>
          </table:table-cell>
          <table:table-cell office:value-type="float" office:value="1248606" calcext:value-type="float">
            <text:p>1248606</text:p>
          </table:table-cell>
          <table:table-cell office:value-type="float" office:value="1102138" calcext:value-type="float">
            <text:p>1102138</text:p>
          </table:table-cell>
          <table:table-cell office:value-type="float" office:value="1667055" calcext:value-type="float">
            <text:p>1667055</text:p>
          </table:table-cell>
          <table:table-cell office:value-type="float" office:value="0.0104230654743988" calcext:value-type="float">
            <text:p>0.010423065474399</text:p>
          </table:table-cell>
          <table:table-cell office:value-type="float" office:value="3.77204463148649" calcext:value-type="float">
            <text:p>3.77204463148649</text:p>
          </table:table-cell>
          <table:table-cell office:value-type="float" office:value="0.995694517576041" calcext:value-type="float">
            <text:p>0.995694517576041</text:p>
          </table:table-cell>
          <table:table-cell office:value-type="float" office:value="1.00224328067819" calcext:value-type="float">
            <text:p>1.00224328067819</text:p>
          </table:table-cell>
          <table:table-cell office:value-type="float" office:value="0.932321063556798" calcext:value-type="float">
            <text:p>0.932321063556798</text:p>
          </table:table-cell>
          <table:table-cell office:value-type="float" office:value="0.744227259663017" calcext:value-type="float">
            <text:p>0.744227259663017</text:p>
          </table:table-cell>
          <table:table-cell office:value-type="float" office:value="0.656925518146219" calcext:value-type="float">
            <text:p>0.656925518146219</text:p>
          </table:table-cell>
          <table:table-cell office:value-type="float" office:value="0.993642329411784" calcext:value-type="float">
            <text:p>0.993642329411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3.5357872886404" calcext:value-type="float">
            <text:p>-63.5357872886404</text:p>
          </table:table-cell>
          <table:table-cell office:value-type="float" office:value="-101.154548067397" calcext:value-type="float">
            <text:p>-101.154548067397</text:p>
          </table:table-cell>
          <table:table-cell office:value-type="float" office:value="-118.614896370756" calcext:value-type="float">
            <text:p>-118.6148963707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6:03</text:p>
          </table:table-cell>
          <table:table-cell office:value-type="float" office:value="26.2216859235486" calcext:value-type="float">
            <text:p>26.2216859235486</text:p>
          </table:table-cell>
          <table:table-cell office:value-type="float" office:value="71.8408289442286" calcext:value-type="float">
            <text:p>71.8408289442286</text:p>
          </table:table-cell>
          <table:table-cell office:value-type="float" office:value="981.939470669327" calcext:value-type="float">
            <text:p>981.939470669327</text:p>
          </table:table-cell>
          <table:table-cell office:value-type="float" office:value="-1" calcext:value-type="float">
            <text:p>-1</text:p>
          </table:table-cell>
          <table:table-cell office:value-type="float" office:value="17489" calcext:value-type="float">
            <text:p>17489</text:p>
          </table:table-cell>
          <table:table-cell office:value-type="float" office:value="6340962" calcext:value-type="float">
            <text:p>6340962</text:p>
          </table:table-cell>
          <table:table-cell office:value-type="float" office:value="1670275" calcext:value-type="float">
            <text:p>1670275</text:p>
          </table:table-cell>
          <table:table-cell office:value-type="float" office:value="1681650" calcext:value-type="float">
            <text:p>1681650</text:p>
          </table:table-cell>
          <table:table-cell office:value-type="float" office:value="1567653" calcext:value-type="float">
            <text:p>1567653</text:p>
          </table:table-cell>
          <table:table-cell office:value-type="float" office:value="1251526" calcext:value-type="float">
            <text:p>1251526</text:p>
          </table:table-cell>
          <table:table-cell office:value-type="float" office:value="1103074" calcext:value-type="float">
            <text:p>1103074</text:p>
          </table:table-cell>
          <table:table-cell office:value-type="float" office:value="1668211" calcext:value-type="float">
            <text:p>1668211</text:p>
          </table:table-cell>
          <table:table-cell office:value-type="float" office:value="0.0104242575674364" calcext:value-type="float">
            <text:p>0.010424257567436</text:p>
          </table:table-cell>
          <table:table-cell office:value-type="float" office:value="3.77950832599501" calcext:value-type="float">
            <text:p>3.77950832599501</text:p>
          </table:table-cell>
          <table:table-cell office:value-type="float" office:value="0.995561599202347" calcext:value-type="float">
            <text:p>0.995561599202347</text:p>
          </table:table-cell>
          <table:table-cell office:value-type="float" office:value="1.00234162835379" calcext:value-type="float">
            <text:p>1.00234162835379</text:p>
          </table:table-cell>
          <table:table-cell office:value-type="float" office:value="0.934394113349213" calcext:value-type="float">
            <text:p>0.934394113349213</text:p>
          </table:table-cell>
          <table:table-cell office:value-type="float" office:value="0.745967715497937" calcext:value-type="float">
            <text:p>0.745967715497937</text:p>
          </table:table-cell>
          <table:table-cell office:value-type="float" office:value="0.657483417687824" calcext:value-type="float">
            <text:p>0.657483417687824</text:p>
          </table:table-cell>
          <table:table-cell office:value-type="float" office:value="0.994331359187527" calcext:value-type="float">
            <text:p>0.9943313591875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3.1211773301574" calcext:value-type="float">
            <text:p>-63.1211773301574</text:p>
          </table:table-cell>
          <table:table-cell office:value-type="float" office:value="-100.806456900413" calcext:value-type="float">
            <text:p>-100.806456900413</text:p>
          </table:table-cell>
          <table:table-cell office:value-type="float" office:value="-118.503316462435" calcext:value-type="float">
            <text:p>-118.5033164624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11-13 21:46:03</text:p>
          </table:table-cell>
          <table:table-cell office:value-type="float" office:value="26.2166318469681" calcext:value-type="float">
            <text:p>26.2166318469681</text:p>
          </table:table-cell>
          <table:table-cell office:value-type="float" office:value="71.8243590145271" calcext:value-type="float">
            <text:p>71.8243590145271</text:p>
          </table:table-cell>
          <table:table-cell office:value-type="float" office:value="981.95850555347" calcext:value-type="float">
            <text:p>981.95850555347</text:p>
          </table:table-cell>
          <table:table-cell office:value-type="float" office:value="-1" calcext:value-type="float">
            <text:p>-1</text:p>
          </table:table-cell>
          <table:table-cell office:value-type="float" office:value="17500" calcext:value-type="float">
            <text:p>17500</text:p>
          </table:table-cell>
          <table:table-cell office:value-type="float" office:value="6348746" calcext:value-type="float">
            <text:p>6348746</text:p>
          </table:table-cell>
          <table:table-cell office:value-type="float" office:value="1676617" calcext:value-type="float">
            <text:p>1676617</text:p>
          </table:table-cell>
          <table:table-cell office:value-type="float" office:value="1686474" calcext:value-type="float">
            <text:p>1686474</text:p>
          </table:table-cell>
          <table:table-cell office:value-type="float" office:value="1557686" calcext:value-type="float">
            <text:p>1557686</text:p>
          </table:table-cell>
          <table:table-cell office:value-type="float" office:value="1261067" calcext:value-type="float">
            <text:p>1261067</text:p>
          </table:table-cell>
          <table:table-cell office:value-type="float" office:value="2545512" calcext:value-type="float">
            <text:p>2545512</text:p>
          </table:table-cell>
          <table:table-cell office:value-type="float" office:value="1657074" calcext:value-type="float">
            <text:p>1657074</text:p>
          </table:table-cell>
          <table:table-cell office:value-type="float" office:value="0.0104308140791433" calcext:value-type="float">
            <text:p>0.010430814079143</text:p>
          </table:table-cell>
          <table:table-cell office:value-type="float" office:value="3.78414795209741" calcext:value-type="float">
            <text:p>3.78414795209741</text:p>
          </table:table-cell>
          <table:table-cell office:value-type="float" office:value="0.999341726224628" calcext:value-type="float">
            <text:p>0.999341726224628</text:p>
          </table:table-cell>
          <table:table-cell office:value-type="float" office:value="1.00521695676052" calcext:value-type="float">
            <text:p>1.00521695676052</text:p>
          </table:table-cell>
          <table:table-cell office:value-type="float" office:value="0.928453317696252" calcext:value-type="float">
            <text:p>0.928453317696252</text:p>
          </table:table-cell>
          <table:table-cell office:value-type="float" office:value="0.751654595333886" calcext:value-type="float">
            <text:p>0.751654595333886</text:p>
          </table:table-cell>
          <table:table-cell office:value-type="float" office:value="1.51724356618447" calcext:value-type="float">
            <text:p>1.51724356618447</text:p>
          </table:table-cell>
          <table:table-cell office:value-type="float" office:value="0.98769318910756" calcext:value-type="float">
            <text:p>0.987693189107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4.3093364607497" calcext:value-type="float">
            <text:p>-64.3093364607497</text:p>
          </table:table-cell>
          <table:table-cell office:value-type="float" office:value="-99.6690809332229" calcext:value-type="float">
            <text:p>-99.6690809332229</text:p>
          </table:table-cell>
          <table:table-cell office:value-type="float" office:value="53.4487132368938" calcext:value-type="float">
            <text:p>53.44871323689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719" meta:object-count="0"/>
    <meta:generator>LibreOffice/5.2.7.2$Linux_ARM_EABI LibreOffice_project/20m0$Build-2</meta:generator>
  </office:meta>
</office:document-meta>
</file>